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pca_x</text:p>
          </table:table-cell>
          <table:table-cell office:value-type="string" calcext:value-type="string">
            <text:p>pca_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1.jpg</text:p>
          </table:table-cell>
          <table:table-cell office:value-type="string" calcext:value-type="string">
            <text:p>Pattern 6</text:p>
          </table:table-cell>
          <table:table-cell office:value-type="float" office:value="28.419855026208" calcext:value-type="float">
            <text:p>28.419855026208</text:p>
          </table:table-cell>
          <table:table-cell office:value-type="float" office:value="0.543047686364931" calcext:value-type="float">
            <text:p>0.543047686364931</text:p>
          </table:table-cell>
          <table:table-cell office:value-type="float" office:value="0.48863199039264" calcext:value-type="float">
            <text:p>0.48863199039264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2.jpg</text:p>
          </table:table-cell>
          <table:table-cell office:value-type="string" calcext:value-type="string">
            <text:p>Pattern 8</text:p>
          </table:table-cell>
          <table:table-cell office:value-type="float" office:value="32.7384247906997" calcext:value-type="float">
            <text:p>32.7384247906997</text:p>
          </table:table-cell>
          <table:table-cell office:value-type="float" office:value="0.534483488547898" calcext:value-type="float">
            <text:p>0.534483488547898</text:p>
          </table:table-cell>
          <table:table-cell office:value-type="float" office:value="0.537290043856714" calcext:value-type="float">
            <text:p>0.537290043856714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3.jpg</text:p>
          </table:table-cell>
          <table:table-cell office:value-type="string" calcext:value-type="string">
            <text:p>Pattern 3</text:p>
          </table:table-cell>
          <table:table-cell office:value-type="float" office:value="27.9132701606124" calcext:value-type="float">
            <text:p>27.9132701606124</text:p>
          </table:table-cell>
          <table:table-cell office:value-type="float" office:value="0.580672723101256" calcext:value-type="float">
            <text:p>0.580672723101256</text:p>
          </table:table-cell>
          <table:table-cell office:value-type="float" office:value="0.736668396689432" calcext:value-type="float">
            <text:p>0.736668396689432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1A1Studios_20230126T091227/0.jpg</text:p>
          </table:table-cell>
          <table:table-cell office:value-type="string" calcext:value-type="string">
            <text:p>Pattern 2</text:p>
          </table:table-cell>
          <table:table-cell office:value-type="float" office:value="26.1744295025663" calcext:value-type="float">
            <text:p>26.1744295025663</text:p>
          </table:table-cell>
          <table:table-cell office:value-type="float" office:value="0.233019646491117" calcext:value-type="float">
            <text:p>0.233019646491117</text:p>
          </table:table-cell>
          <table:table-cell office:value-type="float" office:value="0.644858056432273" calcext:value-type="float">
            <text:p>0.644858056432273</text:p>
          </table:table-cell>
          <table:table-cell office:value-type="string" calcext:value-type="string">
            <text:p>https://twitter.com/1A1Studios/status/1618537339646783493</text:p>
          </table:table-cell>
        </table:table-row>
        <table:table-row table:style-name="ro1">
          <table:table-cell office:value-type="string" calcext:value-type="string">
            <text:p>input/data_formal_20240530-1342/meme/1goonrich_20230206T142342/0.jpg</text:p>
          </table:table-cell>
          <table:table-cell office:value-type="string" calcext:value-type="string">
            <text:p>Pattern 3</text:p>
          </table:table-cell>
          <table:table-cell office:value-type="float" office:value="32.3886553556933" calcext:value-type="float">
            <text:p>32.3886553556933</text:p>
          </table:table-cell>
          <table:table-cell office:value-type="float" office:value="0.320057321893047" calcext:value-type="float">
            <text:p>0.320057321893047</text:p>
          </table:table-cell>
          <table:table-cell office:value-type="float" office:value="0.639791231297727" calcext:value-type="float">
            <text:p>0.639791231297727</text:p>
          </table:table-cell>
          <table:table-cell office:value-type="string" calcext:value-type="string">
            <text:p>https://twitter.com/hiwakurdstani/status/1622601936749965316</text:p>
          </table:table-cell>
        </table:table-row>
        <table:table-row table:style-name="ro1">
          <table:table-cell office:value-type="string" calcext:value-type="string">
            <text:p>input/data_formal_20240530-1342/meme/2023CatsGang_20221217T080001/0.jpg</text:p>
          </table:table-cell>
          <table:table-cell office:value-type="string" calcext:value-type="string">
            <text:p>Pattern 2</text:p>
          </table:table-cell>
          <table:table-cell office:value-type="float" office:value="28.9898384623199" calcext:value-type="float">
            <text:p>28.9898384623199</text:p>
          </table:table-cell>
          <table:table-cell office:value-type="float" office:value="0.148334231920152" calcext:value-type="float">
            <text:p>0.148334231920152</text:p>
          </table:table-cell>
          <table:table-cell office:value-type="float" office:value="0.673643432958821" calcext:value-type="float">
            <text:p>0.673643432958821</text:p>
          </table:table-cell>
          <table:table-cell office:value-type="string" calcext:value-type="string">
            <text:p>https://twitter.com/ujorismatiiq/status/1607954993318961152</text:p>
          </table:table-cell>
        </table:table-row>
        <table:table-row table:style-name="ro1">
          <table:table-cell office:value-type="string" calcext:value-type="string">
            <text:p>input/data_formal_20240530-1342/meme/2023CatsGang_20221219T080001/0.jpg</text:p>
          </table:table-cell>
          <table:table-cell office:value-type="string" calcext:value-type="string">
            <text:p>Pattern 3</text:p>
          </table:table-cell>
          <table:table-cell office:value-type="float" office:value="25.1558870968905" calcext:value-type="float">
            <text:p>25.1558870968905</text:p>
          </table:table-cell>
          <table:table-cell office:value-type="float" office:value="0.329395169874352" calcext:value-type="float">
            <text:p>0.329395169874352</text:p>
          </table:table-cell>
          <table:table-cell office:value-type="float" office:value="0.874516563214101" calcext:value-type="float">
            <text:p>0.874516563214101</text:p>
          </table:table-cell>
          <table:table-cell office:value-type="string" calcext:value-type="string">
            <text:p>https://twitter.com/ujorismatiiq/status/1607954925488594944</text:p>
          </table:table-cell>
        </table:table-row>
        <table:table-row table:style-name="ro1">
          <table:table-cell office:value-type="string" calcext:value-type="string">
            <text:p>input/data_formal_20240530-1342/meme/2023CatsGang_20221222T100001/0.jpg</text:p>
          </table:table-cell>
          <table:table-cell office:value-type="string" calcext:value-type="string">
            <text:p>Pattern 3</text:p>
          </table:table-cell>
          <table:table-cell office:value-type="float" office:value="30.8442169644256" calcext:value-type="float">
            <text:p>30.8442169644256</text:p>
          </table:table-cell>
          <table:table-cell office:value-type="float" office:value="0.526118635447473" calcext:value-type="float">
            <text:p>0.526118635447473</text:p>
          </table:table-cell>
          <table:table-cell office:value-type="float" office:value="0.646194186020193" calcext:value-type="float">
            <text:p>0.646194186020193</text:p>
          </table:table-cell>
          <table:table-cell office:value-type="string" calcext:value-type="string">
            <text:p>https://twitter.com/ujorismatiiq/status/1607954725886103552</text:p>
          </table:table-cell>
        </table:table-row>
        <table:table-row table:style-name="ro1">
          <table:table-cell office:value-type="string" calcext:value-type="string">
            <text:p>input/data_formal_20240530-1342/meme/20ruiz00_20230129T010617/0.jpg</text:p>
          </table:table-cell>
          <table:table-cell office:value-type="string" calcext:value-type="string">
            <text:p>Pattern 6</text:p>
          </table:table-cell>
          <table:table-cell office:value-type="float" office:value="26.6653474488409" calcext:value-type="float">
            <text:p>26.6653474488409</text:p>
          </table:table-cell>
          <table:table-cell office:value-type="float" office:value="0.555236694412451" calcext:value-type="float">
            <text:p>0.555236694412451</text:p>
          </table:table-cell>
          <table:table-cell office:value-type="float" office:value="0.518039205619061" calcext:value-type="float">
            <text:p>0.518039205619061</text:p>
          </table:table-cell>
          <table:table-cell office:value-type="string" calcext:value-type="string">
            <text:p>https://twitter.com/20ruiz00/status/1619502155249090560</text:p>
          </table:table-cell>
        </table:table-row>
        <table:table-row table:style-name="ro1">
          <table:table-cell office:value-type="string" calcext:value-type="string">
            <text:p>input/data_formal_20240530-1342/meme/20thseeker_20230202T025416/0.jpg</text:p>
          </table:table-cell>
          <table:table-cell office:value-type="string" calcext:value-type="string">
            <text:p>Pattern 7</text:p>
          </table:table-cell>
          <table:table-cell office:value-type="float" office:value="28.951418911321" calcext:value-type="float">
            <text:p>28.951418911321</text:p>
          </table:table-cell>
          <table:table-cell office:value-type="float" office:value="0.234599266596712" calcext:value-type="float">
            <text:p>0.234599266596712</text:p>
          </table:table-cell>
          <table:table-cell office:value-type="float" office:value="0.486116213864182" calcext:value-type="float">
            <text:p>0.486116213864182</text:p>
          </table:table-cell>
          <table:table-cell office:value-type="string" calcext:value-type="string">
            <text:p>https://twitter.com/20thseeker/status/1620978883377115137</text:p>
          </table:table-cell>
        </table:table-row>
        <table:table-row table:style-name="ro1">
          <table:table-cell office:value-type="string" calcext:value-type="string">
            <text:p>input/data_formal_20240530-1342/meme/4funOnly4fun_20230205T182205/0.jpg</text:p>
          </table:table-cell>
          <table:table-cell office:value-type="string" calcext:value-type="string">
            <text:p>Pattern 1</text:p>
          </table:table-cell>
          <table:table-cell office:value-type="float" office:value="35.9381714442103" calcext:value-type="float">
            <text:p>35.9381714442103</text:p>
          </table:table-cell>
          <table:table-cell office:value-type="float" office:value="0.263264131477179" calcext:value-type="float">
            <text:p>0.263264131477179</text:p>
          </table:table-cell>
          <table:table-cell office:value-type="float" office:value="0.334226595352351" calcext:value-type="float">
            <text:p>0.334226595352351</text:p>
          </table:table-cell>
          <table:table-cell office:value-type="string" calcext:value-type="string">
            <text:p>https://twitter.com/CatreenaCrypto/status/1622619615091396615</text:p>
          </table:table-cell>
        </table:table-row>
        <table:table-row table:style-name="ro1">
          <table:table-cell office:value-type="string" calcext:value-type="string">
            <text:p>input/data_formal_20240530-1342/meme/6529complaints_20230111T232027/0.jpg</text:p>
          </table:table-cell>
          <table:table-cell office:value-type="string" calcext:value-type="string">
            <text:p>Pattern 2</text:p>
          </table:table-cell>
          <table:table-cell office:value-type="float" office:value="26.016636056984" calcext:value-type="float">
            <text:p>26.016636056984</text:p>
          </table:table-cell>
          <table:table-cell office:value-type="float" office:value="0.279881306747401" calcext:value-type="float">
            <text:p>0.279881306747401</text:p>
          </table:table-cell>
          <table:table-cell office:value-type="float" office:value="0.78725291437868" calcext:value-type="float">
            <text:p>0.78725291437868</text:p>
          </table:table-cell>
          <table:table-cell office:value-type="string" calcext:value-type="string">
            <text:p>https://twitter.com/Samina_Eth/status/1613314929238634496</text:p>
          </table:table-cell>
        </table:table-row>
        <table:table-row table:style-name="ro1">
          <table:table-cell office:value-type="string" calcext:value-type="string">
            <text:p>input/data_formal_20240530-1342/meme/73unamm3_20230111T224942/0.jpg</text:p>
          </table:table-cell>
          <table:table-cell office:value-type="string" calcext:value-type="string">
            <text:p>Pattern 3</text:p>
          </table:table-cell>
          <table:table-cell office:value-type="float" office:value="22.1110467391632" calcext:value-type="float">
            <text:p>22.1110467391632</text:p>
          </table:table-cell>
          <table:table-cell office:value-type="float" office:value="0.339719352957645" calcext:value-type="float">
            <text:p>0.339719352957645</text:p>
          </table:table-cell>
          <table:table-cell office:value-type="float" office:value="0.854049513574857" calcext:value-type="float">
            <text:p>0.854049513574857</text:p>
          </table:table-cell>
          <table:table-cell office:value-type="string" calcext:value-type="string">
            <text:p>https://twitter.com/73unamm3/status/1613307190290567168</text:p>
          </table:table-cell>
        </table:table-row>
        <table:table-row table:style-name="ro1">
          <table:table-cell office:value-type="string" calcext:value-type="string">
            <text:p>input/data_formal_20240530-1342/meme/7ozombol3_20230201T220942/0.jpg</text:p>
          </table:table-cell>
          <table:table-cell office:value-type="string" calcext:value-type="string">
            <text:p>Pattern 2</text:p>
          </table:table-cell>
          <table:table-cell office:value-type="float" office:value="29.2564157345615" calcext:value-type="float">
            <text:p>29.2564157345615</text:p>
          </table:table-cell>
          <table:table-cell office:value-type="float" office:value="0.266452560903966" calcext:value-type="float">
            <text:p>0.266452560903966</text:p>
          </table:table-cell>
          <table:table-cell office:value-type="float" office:value="0.706757601064165" calcext:value-type="float">
            <text:p>0.706757601064165</text:p>
          </table:table-cell>
          <table:table-cell office:value-type="string" calcext:value-type="string">
            <text:p>https://twitter.com/7ozombol3/status/1620907269054664705</text:p>
          </table:table-cell>
        </table:table-row>
        <table:table-row table:style-name="ro1">
          <table:table-cell office:value-type="string" calcext:value-type="string">
            <text:p>input/data_formal_20240530-1342/meme/8ster__20230104T064112/0.jpg</text:p>
          </table:table-cell>
          <table:table-cell office:value-type="string" calcext:value-type="string">
            <text:p>Pattern 2</text:p>
          </table:table-cell>
          <table:table-cell office:value-type="float" office:value="26.9925155405589" calcext:value-type="float">
            <text:p>26.9925155405589</text:p>
          </table:table-cell>
          <table:table-cell office:value-type="float" office:value="0.541642603262867" calcext:value-type="float">
            <text:p>0.541642603262867</text:p>
          </table:table-cell>
          <table:table-cell office:value-type="float" office:value="0.785756588487141" calcext:value-type="float">
            <text:p>0.785756588487141</text:p>
          </table:table-cell>
          <table:table-cell office:value-type="string" calcext:value-type="string">
            <text:p>https://twitter.com/8ster_/status/1610526742526976002</text:p>
          </table:table-cell>
        </table:table-row>
        <table:table-row table:style-name="ro1">
          <table:table-cell office:value-type="string" calcext:value-type="string">
            <text:p>input/data_formal_20240530-1342/meme/91Trucks_20230106T055152/0.jpg</text:p>
          </table:table-cell>
          <table:table-cell office:value-type="string" calcext:value-type="string">
            <text:p>Pattern 9</text:p>
          </table:table-cell>
          <table:table-cell office:value-type="float" office:value="10.5830585304357" calcext:value-type="float">
            <text:p>10.5830585304357</text:p>
          </table:table-cell>
          <table:table-cell office:value-type="float" office:value="0.142963452451131" calcext:value-type="float">
            <text:p>0.142963452451131</text:p>
          </table:table-cell>
          <table:table-cell office:value-type="float" office:value="0.0438132336698879" calcext:value-type="float">
            <text:p>0.0438132336698879</text:p>
          </table:table-cell>
          <table:table-cell office:value-type="string" calcext:value-type="string">
            <text:p>https://twitter.com/nikp_05/status/1611239352788742145</text:p>
          </table:table-cell>
        </table:table-row>
        <table:table-row table:style-name="ro1">
          <table:table-cell office:value-type="string" calcext:value-type="string">
            <text:p>input/data_formal_20240530-1342/meme/91wheels_20230106T052635/0.jpg</text:p>
          </table:table-cell>
          <table:table-cell office:value-type="string" calcext:value-type="string">
            <text:p>Pattern 9</text:p>
          </table:table-cell>
          <table:table-cell office:value-type="float" office:value="11.6895900916457" calcext:value-type="float">
            <text:p>11.6895900916457</text:p>
          </table:table-cell>
          <table:table-cell office:value-type="float" office:value="0.146219539141737" calcext:value-type="float">
            <text:p>0.146219539141737</text:p>
          </table:table-cell>
          <table:table-cell office:value-type="float" office:value="0.0655975917165167" calcext:value-type="float">
            <text:p>0.0655975917165167</text:p>
          </table:table-cell>
          <table:table-cell office:value-type="string" calcext:value-type="string">
            <text:p>https://twitter.com/91wheels/status/161123274328706662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21236/0.jpg</text:p>
          </table:table-cell>
          <table:table-cell office:value-type="string" calcext:value-type="string">
            <text:p>Pattern 6</text:p>
          </table:table-cell>
          <table:table-cell office:value-type="float" office:value="28.3009168231238" calcext:value-type="float">
            <text:p>28.3009168231238</text:p>
          </table:table-cell>
          <table:table-cell office:value-type="float" office:value="0.555755650070859" calcext:value-type="float">
            <text:p>0.555755650070859</text:p>
          </table:table-cell>
          <table:table-cell office:value-type="float" office:value="0.503163278661898" calcext:value-type="float">
            <text:p>0.503163278661898</text:p>
          </table:table-cell>
          <table:table-cell office:value-type="string" calcext:value-type="string">
            <text:p>https://twitter.com/_auntysocial/status/160792243269363302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4/0.jpg</text:p>
          </table:table-cell>
          <table:table-cell office:value-type="string" calcext:value-type="string">
            <text:p>Pattern 7</text:p>
          </table:table-cell>
          <table:table-cell office:value-type="float" office:value="29.2732811389728" calcext:value-type="float">
            <text:p>29.2732811389728</text:p>
          </table:table-cell>
          <table:table-cell office:value-type="float" office:value="0.423986916642083" calcext:value-type="float">
            <text:p>0.423986916642083</text:p>
          </table:table-cell>
          <table:table-cell office:value-type="float" office:value="0.41391380747077" calcext:value-type="float">
            <text:p>0.41391380747077</text:p>
          </table:table-cell>
          <table:table-cell office:value-type="string" calcext:value-type="string">
            <text:p>https://twitter.com/_auntysocial/status/1607945536924950529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6/0.jpg</text:p>
          </table:table-cell>
          <table:table-cell office:value-type="string" calcext:value-type="string">
            <text:p>Pattern 2</text:p>
          </table:table-cell>
          <table:table-cell office:value-type="float" office:value="26.906114716416" calcext:value-type="float">
            <text:p>26.906114716416</text:p>
          </table:table-cell>
          <table:table-cell office:value-type="float" office:value="0.207944006645016" calcext:value-type="float">
            <text:p>0.207944006645016</text:p>
          </table:table-cell>
          <table:table-cell office:value-type="float" office:value="0.696210682611536" calcext:value-type="float">
            <text:p>0.696210682611536</text:p>
          </table:table-cell>
          <table:table-cell office:value-type="string" calcext:value-type="string">
            <text:p>https://twitter.com/_auntysocial/status/160794554323747635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7/0.jpg</text:p>
          </table:table-cell>
          <table:table-cell office:value-type="string" calcext:value-type="string">
            <text:p>Pattern 2</text:p>
          </table:table-cell>
          <table:table-cell office:value-type="float" office:value="27.9080016112418" calcext:value-type="float">
            <text:p>27.9080016112418</text:p>
          </table:table-cell>
          <table:table-cell office:value-type="float" office:value="0.289183038562837" calcext:value-type="float">
            <text:p>0.289183038562837</text:p>
          </table:table-cell>
          <table:table-cell office:value-type="float" office:value="0.547756080513327" calcext:value-type="float">
            <text:p>0.547756080513327</text:p>
          </table:table-cell>
          <table:table-cell office:value-type="string" calcext:value-type="string">
            <text:p>https://twitter.com/_auntysocial/status/1607945547515674624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01313/0.jpg</text:p>
          </table:table-cell>
          <table:table-cell office:value-type="string" calcext:value-type="string">
            <text:p>Pattern 7</text:p>
          </table:table-cell>
          <table:table-cell office:value-type="float" office:value="26.3228186111736" calcext:value-type="float">
            <text:p>26.3228186111736</text:p>
          </table:table-cell>
          <table:table-cell office:value-type="float" office:value="0.482331646245995" calcext:value-type="float">
            <text:p>0.482331646245995</text:p>
          </table:table-cell>
          <table:table-cell office:value-type="float" office:value="0.515710695280236" calcext:value-type="float">
            <text:p>0.515710695280236</text:p>
          </table:table-cell>
          <table:table-cell office:value-type="string" calcext:value-type="string">
            <text:p>https://twitter.com/_auntysocial/status/1620938354190606339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04509/0.jpg</text:p>
          </table:table-cell>
          <table:table-cell office:value-type="string" calcext:value-type="string">
            <text:p>Pattern 5</text:p>
          </table:table-cell>
          <table:table-cell office:value-type="float" office:value="28.9983134828064" calcext:value-type="float">
            <text:p>28.9983134828064</text:p>
          </table:table-cell>
          <table:table-cell office:value-type="float" office:value="0.152219282757938" calcext:value-type="float">
            <text:p>0.152219282757938</text:p>
          </table:table-cell>
          <table:table-cell office:value-type="float" office:value="0.398647166686468" calcext:value-type="float">
            <text:p>0.398647166686468</text:p>
          </table:table-cell>
          <table:table-cell office:value-type="string" calcext:value-type="string">
            <text:p>https://twitter.com/_auntysocial/status/1620946389969604619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11244/0.jpg</text:p>
          </table:table-cell>
          <table:table-cell office:value-type="string" calcext:value-type="string">
            <text:p>Pattern 7</text:p>
          </table:table-cell>
          <table:table-cell office:value-type="float" office:value="31.5263716333155" calcext:value-type="float">
            <text:p>31.5263716333155</text:p>
          </table:table-cell>
          <table:table-cell office:value-type="float" office:value="0.223720848271584" calcext:value-type="float">
            <text:p>0.223720848271584</text:p>
          </table:table-cell>
          <table:table-cell office:value-type="float" office:value="0.473912301782729" calcext:value-type="float">
            <text:p>0.473912301782729</text:p>
          </table:table-cell>
          <table:table-cell office:value-type="string" calcext:value-type="string">
            <text:p>https://twitter.com/_auntysocial/status/1620953328464060421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24528/0.jpg</text:p>
          </table:table-cell>
          <table:table-cell office:value-type="string" calcext:value-type="string">
            <text:p>Pattern 8</text:p>
          </table:table-cell>
          <table:table-cell office:value-type="float" office:value="26.0314007535082" calcext:value-type="float">
            <text:p>26.0314007535082</text:p>
          </table:table-cell>
          <table:table-cell office:value-type="float" office:value="0.676849944756574" calcext:value-type="float">
            <text:p>0.676849944756574</text:p>
          </table:table-cell>
          <table:table-cell office:value-type="float" office:value="0.351740842961117" calcext:value-type="float">
            <text:p>0.351740842961117</text:p>
          </table:table-cell>
          <table:table-cell office:value-type="string" calcext:value-type="string">
            <text:p>https://twitter.com/_auntysocial/status/1620976666016088067</text:p>
          </table:table-cell>
        </table:table-row>
        <table:table-row table:style-name="ro1">
          <table:table-cell office:value-type="string" calcext:value-type="string">
            <text:p>input/data_formal_20240530-1342/meme/_auntysocial_20230316T021233/0.jpg</text:p>
          </table:table-cell>
          <table:table-cell office:value-type="string" calcext:value-type="string">
            <text:p>Pattern 2</text:p>
          </table:table-cell>
          <table:table-cell office:value-type="float" office:value="27.0621030644546" calcext:value-type="float">
            <text:p>27.0621030644546</text:p>
          </table:table-cell>
          <table:table-cell office:value-type="float" office:value="0.169071070487389" calcext:value-type="float">
            <text:p>0.169071070487389</text:p>
          </table:table-cell>
          <table:table-cell office:value-type="float" office:value="0.791814929653686" calcext:value-type="float">
            <text:p>0.791814929653686</text:p>
          </table:table-cell>
          <table:table-cell office:value-type="string" calcext:value-type="string">
            <text:p>https://twitter.com/_auntysocial/status/1636188676228108288</text:p>
          </table:table-cell>
        </table:table-row>
        <table:table-row table:style-name="ro1">
          <table:table-cell office:value-type="string" calcext:value-type="string">
            <text:p>input/data_formal_20240530-1342/meme/_Bubo__20230315T215620/0.jpg</text:p>
          </table:table-cell>
          <table:table-cell office:value-type="string" calcext:value-type="string">
            <text:p>Pattern 3</text:p>
          </table:table-cell>
          <table:table-cell office:value-type="float" office:value="26.6630175773974" calcext:value-type="float">
            <text:p>26.6630175773974</text:p>
          </table:table-cell>
          <table:table-cell office:value-type="float" office:value="0.188075580778346" calcext:value-type="float">
            <text:p>0.188075580778346</text:p>
          </table:table-cell>
          <table:table-cell office:value-type="float" office:value="0.768091681216077" calcext:value-type="float">
            <text:p>0.768091681216077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_formal_20240530-1342/meme/_iamjabir__20230409T222356/0.jpg</text:p>
          </table:table-cell>
          <table:table-cell office:value-type="string" calcext:value-type="string">
            <text:p>Pattern 1</text:p>
          </table:table-cell>
          <table:table-cell office:value-type="float" office:value="33.7506379756235" calcext:value-type="float">
            <text:p>33.7506379756235</text:p>
          </table:table-cell>
          <table:table-cell office:value-type="float" office:value="0.278322141421431" calcext:value-type="float">
            <text:p>0.278322141421431</text:p>
          </table:table-cell>
          <table:table-cell office:value-type="float" office:value="0.265521242591389" calcext:value-type="float">
            <text:p>0.265521242591389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_formal_20240530-1342/meme/_joonpiter__20200330T013009/0.jpg</text:p>
          </table:table-cell>
          <table:table-cell office:value-type="string" calcext:value-type="string">
            <text:p>Pattern 3</text:p>
          </table:table-cell>
          <table:table-cell office:value-type="float" office:value="26.5563821576613" calcext:value-type="float">
            <text:p>26.5563821576613</text:p>
          </table:table-cell>
          <table:table-cell office:value-type="float" office:value="0.496724264071635" calcext:value-type="float">
            <text:p>0.496724264071635</text:p>
          </table:table-cell>
          <table:table-cell office:value-type="float" office:value="0.792287740297548" calcext:value-type="float">
            <text:p>0.792287740297548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formal_20240530-1342/meme/_joonpiter__20200330T013009/1.jpg</text:p>
          </table:table-cell>
          <table:table-cell office:value-type="string" calcext:value-type="string">
            <text:p>Pattern 2</text:p>
          </table:table-cell>
          <table:table-cell office:value-type="float" office:value="28.9428546917446" calcext:value-type="float">
            <text:p>28.9428546917446</text:p>
          </table:table-cell>
          <table:table-cell office:value-type="float" office:value="0.229808138112877" calcext:value-type="float">
            <text:p>0.229808138112877</text:p>
          </table:table-cell>
          <table:table-cell office:value-type="float" office:value="0.839812212925549" calcext:value-type="float">
            <text:p>0.839812212925549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formal_20240530-1342/meme/_LINEFRIENDS_20230323T030130/0.jpg</text:p>
          </table:table-cell>
          <table:table-cell office:value-type="string" calcext:value-type="string">
            <text:p>Pattern 2</text:p>
          </table:table-cell>
          <table:table-cell office:value-type="float" office:value="24.9457747009513" calcext:value-type="float">
            <text:p>24.9457747009513</text:p>
          </table:table-cell>
          <table:table-cell office:value-type="float" office:value="0.0943212171391733" calcext:value-type="float">
            <text:p>0.0943212171391733</text:p>
          </table:table-cell>
          <table:table-cell office:value-type="float" office:value="0.849485901640756" calcext:value-type="float">
            <text:p>0.849485901640756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_formal_20240530-1342/meme/_SHABIL_AHMED__20230307T071354/0.jpg</text:p>
          </table:table-cell>
          <table:table-cell office:value-type="string" calcext:value-type="string">
            <text:p>Pattern 1</text:p>
          </table:table-cell>
          <table:table-cell office:value-type="float" office:value="32.8422670706844" calcext:value-type="float">
            <text:p>32.8422670706844</text:p>
          </table:table-cell>
          <table:table-cell office:value-type="float" office:value="0.224393843449246" calcext:value-type="float">
            <text:p>0.224393843449246</text:p>
          </table:table-cell>
          <table:table-cell office:value-type="float" office:value="0.526266106263949" calcext:value-type="float">
            <text:p>0.526266106263949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_formal_20240530-1342/meme/_showflicks_20230103T213005/0.jpg</text:p>
          </table:table-cell>
          <table:table-cell office:value-type="string" calcext:value-type="string">
            <text:p>Pattern 6</text:p>
          </table:table-cell>
          <table:table-cell office:value-type="float" office:value="22.7973712323484" calcext:value-type="float">
            <text:p>22.7973712323484</text:p>
          </table:table-cell>
          <table:table-cell office:value-type="float" office:value="0.767414637324123" calcext:value-type="float">
            <text:p>0.767414637324123</text:p>
          </table:table-cell>
          <table:table-cell office:value-type="float" office:value="0.552638862197894" calcext:value-type="float">
            <text:p>0.552638862197894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_formal_20240530-1342/meme/_Tokenomeme_20230105T103501/0.jpg</text:p>
          </table:table-cell>
          <table:table-cell office:value-type="string" calcext:value-type="string">
            <text:p>Pattern 5</text:p>
          </table:table-cell>
          <table:table-cell office:value-type="float" office:value="27.4042673748968" calcext:value-type="float">
            <text:p>27.4042673748968</text:p>
          </table:table-cell>
          <table:table-cell office:value-type="float" office:value="0.123987035379611" calcext:value-type="float">
            <text:p>0.123987035379611</text:p>
          </table:table-cell>
          <table:table-cell office:value-type="float" office:value="0.256717624391049" calcext:value-type="float">
            <text:p>0.256717624391049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_formal_20240530-1342/meme/_Tokenomeme_20230206T103501/0.jpg</text:p>
          </table:table-cell>
          <table:table-cell office:value-type="string" calcext:value-type="string">
            <text:p>Pattern 5</text:p>
          </table:table-cell>
          <table:table-cell office:value-type="float" office:value="22.2403519014226" calcext:value-type="float">
            <text:p>22.2403519014226</text:p>
          </table:table-cell>
          <table:table-cell office:value-type="float" office:value="0.12456838178275" calcext:value-type="float">
            <text:p>0.12456838178275</text:p>
          </table:table-cell>
          <table:table-cell office:value-type="float" office:value="0.323244840020501" calcext:value-type="float">
            <text:p>0.323244840020501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_formal_20240530-1342/meme/_Tokenomeme_20230212T150915/0.jpg</text:p>
          </table:table-cell>
          <table:table-cell office:value-type="string" calcext:value-type="string">
            <text:p>Pattern 5</text:p>
          </table:table-cell>
          <table:table-cell office:value-type="float" office:value="23.3796227056579" calcext:value-type="float">
            <text:p>23.3796227056579</text:p>
          </table:table-cell>
          <table:table-cell office:value-type="float" office:value="0.0656848250438729" calcext:value-type="float">
            <text:p>0.0656848250438729</text:p>
          </table:table-cell>
          <table:table-cell office:value-type="float" office:value="0.237540379495235" calcext:value-type="float">
            <text:p>0.237540379495235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_formal_20240530-1342/meme/_Tokenomeme_20230305T140124/0.jpg</text:p>
          </table:table-cell>
          <table:table-cell office:value-type="string" calcext:value-type="string">
            <text:p>Pattern 1</text:p>
          </table:table-cell>
          <table:table-cell office:value-type="float" office:value="33.9158140882128" calcext:value-type="float">
            <text:p>33.9158140882128</text:p>
          </table:table-cell>
          <table:table-cell office:value-type="float" office:value="0.228304419399187" calcext:value-type="float">
            <text:p>0.228304419399187</text:p>
          </table:table-cell>
          <table:table-cell office:value-type="float" office:value="0.332817486980547" calcext:value-type="float">
            <text:p>0.332817486980547</text:p>
          </table:table-cell>
          <table:table-cell office:value-type="string" calcext:value-type="string">
            <text:p>https://twitter.com/salkar21/status/1638711493750390785</text:p>
          </table:table-cell>
        </table:table-row>
        <table:table-row table:style-name="ro1">
          <table:table-cell office:value-type="string" calcext:value-type="string">
            <text:p>input/data_formal_20240530-1342/meme/a_dumb_id1ot_20230112T001052/0.jpg</text:p>
          </table:table-cell>
          <table:table-cell office:value-type="string" calcext:value-type="string">
            <text:p>Pattern 3</text:p>
          </table:table-cell>
          <table:table-cell office:value-type="float" office:value="29.1192654443916" calcext:value-type="float">
            <text:p>29.1192654443916</text:p>
          </table:table-cell>
          <table:table-cell office:value-type="float" office:value="0.195798947100867" calcext:value-type="float">
            <text:p>0.195798947100867</text:p>
          </table:table-cell>
          <table:table-cell office:value-type="float" office:value="0.703634933207576" calcext:value-type="float">
            <text:p>0.703634933207576</text:p>
          </table:table-cell>
          <table:table-cell office:value-type="string" calcext:value-type="string">
            <text:p>https://twitter.com/a_dumb_id1ot/status/1613327616433438728</text:p>
          </table:table-cell>
        </table:table-row>
        <table:table-row table:style-name="ro1">
          <table:table-cell office:value-type="string" calcext:value-type="string">
            <text:p>input/data_formal_20240530-1342/meme/a_kayflex_20230104T125752/0.jpg</text:p>
          </table:table-cell>
          <table:table-cell office:value-type="string" calcext:value-type="string">
            <text:p>Pattern 8</text:p>
          </table:table-cell>
          <table:table-cell office:value-type="float" office:value="30.4005411881953" calcext:value-type="float">
            <text:p>30.4005411881953</text:p>
          </table:table-cell>
          <table:table-cell office:value-type="float" office:value="0.607544064186215" calcext:value-type="float">
            <text:p>0.607544064186215</text:p>
          </table:table-cell>
          <table:table-cell office:value-type="float" office:value="0.508469842469836" calcext:value-type="float">
            <text:p>0.508469842469836</text:p>
          </table:table-cell>
          <table:table-cell office:value-type="string" calcext:value-type="string">
            <text:p>https://twitter.com/a_kayflex/status/1610621535253069825</text:p>
          </table:table-cell>
        </table:table-row>
        <table:table-row table:style-name="ro1">
          <table:table-cell office:value-type="string" calcext:value-type="string">
            <text:p>input/data_formal_20240530-1342/meme/a_kayflex_20230104T125752/1.jpg</text:p>
          </table:table-cell>
          <table:table-cell office:value-type="string" calcext:value-type="string">
            <text:p>Pattern 8</text:p>
          </table:table-cell>
          <table:table-cell office:value-type="float" office:value="28.8031380231848" calcext:value-type="float">
            <text:p>28.8031380231848</text:p>
          </table:table-cell>
          <table:table-cell office:value-type="float" office:value="0.665419502864394" calcext:value-type="float">
            <text:p>0.665419502864394</text:p>
          </table:table-cell>
          <table:table-cell office:value-type="float" office:value="0.365335386278544" calcext:value-type="float">
            <text:p>0.365335386278544</text:p>
          </table:table-cell>
          <table:table-cell office:value-type="string" calcext:value-type="string">
            <text:p>https://twitter.com/a_kayflex/status/1610621535253069825</text:p>
          </table:table-cell>
        </table:table-row>
        <table:table-row table:style-name="ro1">
          <table:table-cell office:value-type="string" calcext:value-type="string">
            <text:p>input/data_formal_20240530-1342/meme/AAcademiaLeague_20230204T064515/0.jpg</text:p>
          </table:table-cell>
          <table:table-cell office:value-type="string" calcext:value-type="string">
            <text:p>Pattern 5</text:p>
          </table:table-cell>
          <table:table-cell office:value-type="float" office:value="26.3184861746703" calcext:value-type="float">
            <text:p>26.3184861746703</text:p>
          </table:table-cell>
          <table:table-cell office:value-type="float" office:value="0.245817614095543" calcext:value-type="float">
            <text:p>0.245817614095543</text:p>
          </table:table-cell>
          <table:table-cell office:value-type="float" office:value="0.357623018921625" calcext:value-type="float">
            <text:p>0.357623018921625</text:p>
          </table:table-cell>
          <table:table-cell office:value-type="string" calcext:value-type="string">
            <text:p>https://twitter.com/KellyBu44985971/status/1622565013205442560</text:p>
          </table:table-cell>
        </table:table-row>
        <table:table-row table:style-name="ro1">
          <table:table-cell office:value-type="string" calcext:value-type="string">
            <text:p>input/data_formal_20240530-1342/meme/AafmIndia_20230106T051016/0.jpg</text:p>
          </table:table-cell>
          <table:table-cell office:value-type="string" calcext:value-type="string">
            <text:p>Pattern 1</text:p>
          </table:table-cell>
          <table:table-cell office:value-type="float" office:value="30.0002201062011" calcext:value-type="float">
            <text:p>30.0002201062011</text:p>
          </table:table-cell>
          <table:table-cell office:value-type="float" office:value="0.250836330277669" calcext:value-type="float">
            <text:p>0.250836330277669</text:p>
          </table:table-cell>
          <table:table-cell office:value-type="float" office:value="0.302633782128244" calcext:value-type="float">
            <text:p>0.302633782128244</text:p>
          </table:table-cell>
          <table:table-cell office:value-type="string" calcext:value-type="string">
            <text:p>https://twitter.com/Yamnishaafm/status/1611234396518109184</text:p>
          </table:table-cell>
        </table:table-row>
        <table:table-row table:style-name="ro1">
          <table:table-cell office:value-type="string" calcext:value-type="string">
            <text:p>input/data_formal_20240530-1342/meme/AaliArp_20230202T004328/0.jpg</text:p>
          </table:table-cell>
          <table:table-cell office:value-type="string" calcext:value-type="string">
            <text:p>Pattern 2</text:p>
          </table:table-cell>
          <table:table-cell office:value-type="float" office:value="25.1812721106722" calcext:value-type="float">
            <text:p>25.1812721106722</text:p>
          </table:table-cell>
          <table:table-cell office:value-type="float" office:value="0.400528045597071" calcext:value-type="float">
            <text:p>0.400528045597071</text:p>
          </table:table-cell>
          <table:table-cell office:value-type="float" office:value="0.847324796633539" calcext:value-type="float">
            <text:p>0.847324796633539</text:p>
          </table:table-cell>
          <table:table-cell office:value-type="string" calcext:value-type="string">
            <text:p>https://twitter.com/AaliArp/status/1620945964709318657</text:p>
          </table:table-cell>
        </table:table-row>
        <table:table-row table:style-name="ro1">
          <table:table-cell office:value-type="string" calcext:value-type="string">
            <text:p>input/data_formal_20240530-1342/meme/AaliArp_20230202T004524/0.jpg</text:p>
          </table:table-cell>
          <table:table-cell office:value-type="string" calcext:value-type="string">
            <text:p>Pattern 1</text:p>
          </table:table-cell>
          <table:table-cell office:value-type="float" office:value="32.3438397569328" calcext:value-type="float">
            <text:p>32.3438397569328</text:p>
          </table:table-cell>
          <table:table-cell office:value-type="float" office:value="0.264188711631604" calcext:value-type="float">
            <text:p>0.264188711631604</text:p>
          </table:table-cell>
          <table:table-cell office:value-type="float" office:value="0.354844759174139" calcext:value-type="float">
            <text:p>0.354844759174139</text:p>
          </table:table-cell>
          <table:table-cell office:value-type="string" calcext:value-type="string">
            <text:p>https://twitter.com/AaliArp/status/1620946450783043587</text:p>
          </table:table-cell>
        </table:table-row>
        <table:table-row table:style-name="ro1">
          <table:table-cell office:value-type="string" calcext:value-type="string">
            <text:p>input/data_formal_20240530-1342/meme/abdullaha37_20230403T193739/0.jpg</text:p>
          </table:table-cell>
          <table:table-cell office:value-type="string" calcext:value-type="string">
            <text:p>Pattern 3</text:p>
          </table:table-cell>
          <table:table-cell office:value-type="float" office:value="31.7514052755101" calcext:value-type="float">
            <text:p>31.7514052755101</text:p>
          </table:table-cell>
          <table:table-cell office:value-type="float" office:value="0.340421304990573" calcext:value-type="float">
            <text:p>0.340421304990573</text:p>
          </table:table-cell>
          <table:table-cell office:value-type="float" office:value="0.646638270421066" calcext:value-type="float">
            <text:p>0.646638270421066</text:p>
          </table:table-cell>
          <table:table-cell office:value-type="string" calcext:value-type="string">
            <text:p>https://twitter.com/abdullaha37/status/1642974664019288064</text:p>
          </table:table-cell>
        </table:table-row>
        <table:table-row table:style-name="ro1">
          <table:table-cell office:value-type="string" calcext:value-type="string">
            <text:p>input/data_formal_20240530-1342/meme/abdullahiKDP_20230112T102827/0.jpg</text:p>
          </table:table-cell>
          <table:table-cell office:value-type="string" calcext:value-type="string">
            <text:p>Pattern 1</text:p>
          </table:table-cell>
          <table:table-cell office:value-type="float" office:value="30.3546155172654" calcext:value-type="float">
            <text:p>30.3546155172654</text:p>
          </table:table-cell>
          <table:table-cell office:value-type="float" office:value="0.416826236098614" calcext:value-type="float">
            <text:p>0.416826236098614</text:p>
          </table:table-cell>
          <table:table-cell office:value-type="float" office:value="0.343919730140526" calcext:value-type="float">
            <text:p>0.343919730140526</text:p>
          </table:table-cell>
          <table:table-cell office:value-type="string" calcext:value-type="string">
            <text:p>https://twitter.com/abdullahiKDP/status/1613483034703007744</text:p>
          </table:table-cell>
        </table:table-row>
        <table:table-row table:style-name="ro1">
          <table:table-cell office:value-type="string" calcext:value-type="string">
            <text:p>input/data_formal_20240530-1342/meme/AbhijithAG28_20230105T153213/0.jpg</text:p>
          </table:table-cell>
          <table:table-cell office:value-type="string" calcext:value-type="string">
            <text:p>Pattern 6</text:p>
          </table:table-cell>
          <table:table-cell office:value-type="float" office:value="26.3353554281158" calcext:value-type="float">
            <text:p>26.3353554281158</text:p>
          </table:table-cell>
          <table:table-cell office:value-type="float" office:value="0.724942758748022" calcext:value-type="float">
            <text:p>0.724942758748022</text:p>
          </table:table-cell>
          <table:table-cell office:value-type="float" office:value="0.339760444617715" calcext:value-type="float">
            <text:p>0.339760444617715</text:p>
          </table:table-cell>
          <table:table-cell office:value-type="string" calcext:value-type="string">
            <text:p>https://twitter.com/AbhijithAG28/status/1611022765817204737</text:p>
          </table:table-cell>
        </table:table-row>
        <table:table-row table:style-name="ro1">
          <table:table-cell office:value-type="string" calcext:value-type="string">
            <text:p>input/data_formal_20240530-1342/meme/AbitCartoonish_20230322T220717/0.jpg</text:p>
          </table:table-cell>
          <table:table-cell office:value-type="string" calcext:value-type="string">
            <text:p>Pattern 2</text:p>
          </table:table-cell>
          <table:table-cell office:value-type="float" office:value="31.5244123934546" calcext:value-type="float">
            <text:p>31.5244123934546</text:p>
          </table:table-cell>
          <table:table-cell office:value-type="float" office:value="0.286011357580289" calcext:value-type="float">
            <text:p>0.286011357580289</text:p>
          </table:table-cell>
          <table:table-cell office:value-type="float" office:value="0.587905650513102" calcext:value-type="float">
            <text:p>0.587905650513102</text:p>
          </table:table-cell>
          <table:table-cell office:value-type="string" calcext:value-type="string">
            <text:p>https://twitter.com/AbitCartoonish/status/1638663666701860864</text:p>
          </table:table-cell>
        </table:table-row>
        <table:table-row table:style-name="ro1">
          <table:table-cell office:value-type="string" calcext:value-type="string">
            <text:p>input/data_formal_20240530-1342/meme/AbruptCanine4_20230105T124028/0.jpg</text:p>
          </table:table-cell>
          <table:table-cell office:value-type="string" calcext:value-type="string">
            <text:p>Pattern 6</text:p>
          </table:table-cell>
          <table:table-cell office:value-type="float" office:value="30.3930038998362" calcext:value-type="float">
            <text:p>30.3930038998362</text:p>
          </table:table-cell>
          <table:table-cell office:value-type="float" office:value="0.591621593744145" calcext:value-type="float">
            <text:p>0.591621593744145</text:p>
          </table:table-cell>
          <table:table-cell office:value-type="float" office:value="0.330928522253455" calcext:value-type="float">
            <text:p>0.330928522253455</text:p>
          </table:table-cell>
          <table:table-cell office:value-type="string" calcext:value-type="string">
            <text:p>https://twitter.com/AbruptCanine4/status/1610979541937258497</text:p>
          </table:table-cell>
        </table:table-row>
        <table:table-row table:style-name="ro1">
          <table:table-cell office:value-type="string" calcext:value-type="string">
            <text:p>input/data_formal_20240530-1342/meme/abspos1_20230206T150028/0.jpg</text:p>
          </table:table-cell>
          <table:table-cell office:value-type="string" calcext:value-type="string">
            <text:p>Pattern 6</text:p>
          </table:table-cell>
          <table:table-cell office:value-type="float" office:value="27.4760420855864" calcext:value-type="float">
            <text:p>27.4760420855864</text:p>
          </table:table-cell>
          <table:table-cell office:value-type="float" office:value="0.684328843377805" calcext:value-type="float">
            <text:p>0.684328843377805</text:p>
          </table:table-cell>
          <table:table-cell office:value-type="float" office:value="0.255784358338972" calcext:value-type="float">
            <text:p>0.255784358338972</text:p>
          </table:table-cell>
          <table:table-cell office:value-type="string" calcext:value-type="string">
            <text:p>https://twitter.com/abspos1/status/1622611186339528704</text:p>
          </table:table-cell>
        </table:table-row>
        <table:table-row table:style-name="ro1">
          <table:table-cell office:value-type="string" calcext:value-type="string">
            <text:p>input/data_formal_20240530-1342/meme/acupofgrace_20230403T174340/0.jpg</text:p>
          </table:table-cell>
          <table:table-cell office:value-type="string" calcext:value-type="string">
            <text:p>Pattern 7</text:p>
          </table:table-cell>
          <table:table-cell office:value-type="float" office:value="26.5876129838813" calcext:value-type="float">
            <text:p>26.5876129838813</text:p>
          </table:table-cell>
          <table:table-cell office:value-type="float" office:value="0.40637879890742" calcext:value-type="float">
            <text:p>0.40637879890742</text:p>
          </table:table-cell>
          <table:table-cell office:value-type="float" office:value="0.523152974029302" calcext:value-type="float">
            <text:p>0.523152974029302</text:p>
          </table:table-cell>
          <table:table-cell office:value-type="string" calcext:value-type="string">
            <text:p>https://twitter.com/acupofgrace/status/1642945978268528640</text:p>
          </table:table-cell>
        </table:table-row>
        <table:table-row table:style-name="ro1">
          <table:table-cell office:value-type="string" calcext:value-type="string">
            <text:p>input/data_formal_20240530-1342/meme/Adani_One_20230106T043745/0.jpg</text:p>
          </table:table-cell>
          <table:table-cell office:value-type="string" calcext:value-type="string">
            <text:p>Pattern 9</text:p>
          </table:table-cell>
          <table:table-cell office:value-type="float" office:value="9.83799514300988" calcext:value-type="float">
            <text:p>9.83799514300988</text:p>
          </table:table-cell>
          <table:table-cell office:value-type="float" office:value="0.142960933567591" calcext:value-type="float">
            <text:p>0.142960933567591</text:p>
          </table:table-cell>
          <table:table-cell office:value-type="float" office:value="0.0524386231633345" calcext:value-type="float">
            <text:p>0.0524386231633345</text:p>
          </table:table-cell>
          <table:table-cell office:value-type="string" calcext:value-type="string">
            <text:p>https://twitter.com/Adani_One/status/1611220452684484609</text:p>
          </table:table-cell>
        </table:table-row>
        <table:table-row table:style-name="ro1">
          <table:table-cell office:value-type="string" calcext:value-type="string">
            <text:p>input/data_formal_20240530-1342/meme/AdarshArya2182_20230105T105428/0.jpg</text:p>
          </table:table-cell>
          <table:table-cell office:value-type="string" calcext:value-type="string">
            <text:p>Pattern 7</text:p>
          </table:table-cell>
          <table:table-cell office:value-type="float" office:value="29.2328502677991" calcext:value-type="float">
            <text:p>29.2328502677991</text:p>
          </table:table-cell>
          <table:table-cell office:value-type="float" office:value="0.45578631649816" calcext:value-type="float">
            <text:p>0.45578631649816</text:p>
          </table:table-cell>
          <table:table-cell office:value-type="float" office:value="0.636682198496111" calcext:value-type="float">
            <text:p>0.636682198496111</text:p>
          </table:table-cell>
          <table:table-cell office:value-type="string" calcext:value-type="string">
            <text:p>https://twitter.com/AdarshArya2182/status/1610952868659630081</text:p>
          </table:table-cell>
        </table:table-row>
        <table:table-row table:style-name="ro1">
          <table:table-cell office:value-type="string" calcext:value-type="string">
            <text:p>input/data_formal_20240530-1342/meme/AditiPvt_20230112T083157/0.jpg</text:p>
          </table:table-cell>
          <table:table-cell office:value-type="string" calcext:value-type="string">
            <text:p>Pattern 7</text:p>
          </table:table-cell>
          <table:table-cell office:value-type="float" office:value="27.8261636828642" calcext:value-type="float">
            <text:p>27.8261636828642</text:p>
          </table:table-cell>
          <table:table-cell office:value-type="float" office:value="0.362486431286258" calcext:value-type="float">
            <text:p>0.362486431286258</text:p>
          </table:table-cell>
          <table:table-cell office:value-type="float" office:value="0.590175998938573" calcext:value-type="float">
            <text:p>0.590175998938573</text:p>
          </table:table-cell>
          <table:table-cell office:value-type="string" calcext:value-type="string">
            <text:p>https://twitter.com/AditiPvt/status/1613453716409184257</text:p>
          </table:table-cell>
        </table:table-row>
        <table:table-row table:style-name="ro1">
          <table:table-cell office:value-type="string" calcext:value-type="string">
            <text:p>input/data_formal_20240530-1342/meme/Adnanshaikhx1_20230105T115403/0.jpg</text:p>
          </table:table-cell>
          <table:table-cell office:value-type="string" calcext:value-type="string">
            <text:p>Pattern 1</text:p>
          </table:table-cell>
          <table:table-cell office:value-type="float" office:value="28.6839793066629" calcext:value-type="float">
            <text:p>28.6839793066629</text:p>
          </table:table-cell>
          <table:table-cell office:value-type="float" office:value="0.241998538460468" calcext:value-type="float">
            <text:p>0.241998538460468</text:p>
          </table:table-cell>
          <table:table-cell office:value-type="float" office:value="0.261057604330627" calcext:value-type="float">
            <text:p>0.261057604330627</text:p>
          </table:table-cell>
          <table:table-cell office:value-type="string" calcext:value-type="string">
            <text:p>https://twitter.com/Adnanshaikhx1/status/1610967863988482050</text:p>
          </table:table-cell>
        </table:table-row>
        <table:table-row table:style-name="ro1">
          <table:table-cell office:value-type="string" calcext:value-type="string">
            <text:p>input/data_formal_20240530-1342/meme/Adnanshaikhx1_20230111T220038/0.jpg</text:p>
          </table:table-cell>
          <table:table-cell office:value-type="string" calcext:value-type="string">
            <text:p>Pattern 1</text:p>
          </table:table-cell>
          <table:table-cell office:value-type="float" office:value="33.9429555242195" calcext:value-type="float">
            <text:p>33.9429555242195</text:p>
          </table:table-cell>
          <table:table-cell office:value-type="float" office:value="0.30035894112223" calcext:value-type="float">
            <text:p>0.30035894112223</text:p>
          </table:table-cell>
          <table:table-cell office:value-type="float" office:value="0.433880424919052" calcext:value-type="float">
            <text:p>0.433880424919052</text:p>
          </table:table-cell>
          <table:table-cell office:value-type="string" calcext:value-type="string">
            <text:p>https://twitter.com/Adnanshaikhx1/status/1613294841747869698</text:p>
          </table:table-cell>
        </table:table-row>
        <table:table-row table:style-name="ro1">
          <table:table-cell office:value-type="string" calcext:value-type="string">
            <text:p>input/data_formal_20240530-1342/meme/Adnanshaikhx1_20230201T222549/0.jpg</text:p>
          </table:table-cell>
          <table:table-cell office:value-type="string" calcext:value-type="string">
            <text:p>Pattern 6</text:p>
          </table:table-cell>
          <table:table-cell office:value-type="float" office:value="33.1082718874258" calcext:value-type="float">
            <text:p>33.1082718874258</text:p>
          </table:table-cell>
          <table:table-cell office:value-type="float" office:value="0.590635669709007" calcext:value-type="float">
            <text:p>0.590635669709007</text:p>
          </table:table-cell>
          <table:table-cell office:value-type="float" office:value="0.450138282937416" calcext:value-type="float">
            <text:p>0.450138282937416</text:p>
          </table:table-cell>
          <table:table-cell office:value-type="string" calcext:value-type="string">
            <text:p>https://twitter.com/Adnanshaikhx1/status/1620911324602712078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0.jpg</text:p>
          </table:table-cell>
          <table:table-cell office:value-type="string" calcext:value-type="string">
            <text:p>Pattern 1</text:p>
          </table:table-cell>
          <table:table-cell office:value-type="float" office:value="31.8462890792002" calcext:value-type="float">
            <text:p>31.8462890792002</text:p>
          </table:table-cell>
          <table:table-cell office:value-type="float" office:value="0.199950631582001" calcext:value-type="float">
            <text:p>0.199950631582001</text:p>
          </table:table-cell>
          <table:table-cell office:value-type="float" office:value="0.240599564034249" calcext:value-type="float">
            <text:p>0.240599564034249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1.jpg</text:p>
          </table:table-cell>
          <table:table-cell office:value-type="string" calcext:value-type="string">
            <text:p>Pattern 8</text:p>
          </table:table-cell>
          <table:table-cell office:value-type="float" office:value="29.3884195571727" calcext:value-type="float">
            <text:p>29.3884195571727</text:p>
          </table:table-cell>
          <table:table-cell office:value-type="float" office:value="0.760892041428939" calcext:value-type="float">
            <text:p>0.760892041428939</text:p>
          </table:table-cell>
          <table:table-cell office:value-type="float" office:value="0.370113052853539" calcext:value-type="float">
            <text:p>0.370113052853539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2.jpg</text:p>
          </table:table-cell>
          <table:table-cell office:value-type="string" calcext:value-type="string">
            <text:p>Pattern 8</text:p>
          </table:table-cell>
          <table:table-cell office:value-type="float" office:value="29.679722190061" calcext:value-type="float">
            <text:p>29.679722190061</text:p>
          </table:table-cell>
          <table:table-cell office:value-type="float" office:value="0.754584653398019" calcext:value-type="float">
            <text:p>0.754584653398019</text:p>
          </table:table-cell>
          <table:table-cell office:value-type="float" office:value="0.363067187326275" calcext:value-type="float">
            <text:p>0.363067187326275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nmoInc_20221228T043016/0.jpg</text:p>
          </table:table-cell>
          <table:table-cell office:value-type="string" calcext:value-type="string">
            <text:p>Pattern 5</text:p>
          </table:table-cell>
          <table:table-cell office:value-type="float" office:value="24.8050233563367" calcext:value-type="float">
            <text:p>24.8050233563367</text:p>
          </table:table-cell>
          <table:table-cell office:value-type="float" office:value="0.0863887550168591" calcext:value-type="float">
            <text:p>0.0863887550168591</text:p>
          </table:table-cell>
          <table:table-cell office:value-type="float" office:value="0.495162877854023" calcext:value-type="float">
            <text:p>0.495162877854023</text:p>
          </table:table-cell>
          <table:table-cell office:value-type="string" calcext:value-type="string">
            <text:p>https://twitter.com/AdonmoInc/status/1607957078525575168</text:p>
          </table:table-cell>
        </table:table-row>
        <table:table-row table:style-name="ro1">
          <table:table-cell office:value-type="string" calcext:value-type="string">
            <text:p>input/data_formal_20240530-1342/meme/AdunniCity_20230106T082357/0.jpg</text:p>
          </table:table-cell>
          <table:table-cell office:value-type="string" calcext:value-type="string">
            <text:p>Pattern 7</text:p>
          </table:table-cell>
          <table:table-cell office:value-type="float" office:value="30.3431755747633" calcext:value-type="float">
            <text:p>30.3431755747633</text:p>
          </table:table-cell>
          <table:table-cell office:value-type="float" office:value="0.225467829183943" calcext:value-type="float">
            <text:p>0.225467829183943</text:p>
          </table:table-cell>
          <table:table-cell office:value-type="float" office:value="0.574441806734176" calcext:value-type="float">
            <text:p>0.574441806734176</text:p>
          </table:table-cell>
          <table:table-cell office:value-type="string" calcext:value-type="string">
            <text:p>https://twitter.com/AdunniCity/status/1611277378465955841</text:p>
          </table:table-cell>
        </table:table-row>
        <table:table-row table:style-name="ro1">
          <table:table-cell office:value-type="string" calcext:value-type="string">
            <text:p>input/data_formal_20240530-1342/meme/aelooath_20230106T054931/0.jpg</text:p>
          </table:table-cell>
          <table:table-cell office:value-type="string" calcext:value-type="string">
            <text:p>Pattern 7</text:p>
          </table:table-cell>
          <table:table-cell office:value-type="float" office:value="29.5633368761839" calcext:value-type="float">
            <text:p>29.5633368761839</text:p>
          </table:table-cell>
          <table:table-cell office:value-type="float" office:value="0.454980910180567" calcext:value-type="float">
            <text:p>0.454980910180567</text:p>
          </table:table-cell>
          <table:table-cell office:value-type="float" office:value="0.552422550200791" calcext:value-type="float">
            <text:p>0.552422550200791</text:p>
          </table:table-cell>
          <table:table-cell office:value-type="string" calcext:value-type="string">
            <text:p>https://twitter.com/aelooath/status/1611238511507804161</text:p>
          </table:table-cell>
        </table:table-row>
        <table:table-row table:style-name="ro1">
          <table:table-cell office:value-type="string" calcext:value-type="string">
            <text:p>input/data_formal_20240530-1342/meme/aflahtv_20230105T124659/0.jpg</text:p>
          </table:table-cell>
          <table:table-cell office:value-type="string" calcext:value-type="string">
            <text:p>Pattern 2</text:p>
          </table:table-cell>
          <table:table-cell office:value-type="float" office:value="27.7472843261556" calcext:value-type="float">
            <text:p>27.7472843261556</text:p>
          </table:table-cell>
          <table:table-cell office:value-type="float" office:value="0.185288607866913" calcext:value-type="float">
            <text:p>0.185288607866913</text:p>
          </table:table-cell>
          <table:table-cell office:value-type="float" office:value="0.630227104479393" calcext:value-type="float">
            <text:p>0.630227104479393</text:p>
          </table:table-cell>
          <table:table-cell office:value-type="string" calcext:value-type="string">
            <text:p>https://twitter.com/aflahtv/status/1610981184225378304</text:p>
          </table:table-cell>
        </table:table-row>
        <table:table-row table:style-name="ro1">
          <table:table-cell office:value-type="string" calcext:value-type="string">
            <text:p>input/data_formal_20240530-1342/meme/AfnanAdi7_20221228T062355/0.jpg</text:p>
          </table:table-cell>
          <table:table-cell office:value-type="string" calcext:value-type="string">
            <text:p>Pattern 3</text:p>
          </table:table-cell>
          <table:table-cell office:value-type="float" office:value="28.0314087977051" calcext:value-type="float">
            <text:p>28.0314087977051</text:p>
          </table:table-cell>
          <table:table-cell office:value-type="float" office:value="0.248829879571905" calcext:value-type="float">
            <text:p>0.248829879571905</text:p>
          </table:table-cell>
          <table:table-cell office:value-type="float" office:value="0.669576464081528" calcext:value-type="float">
            <text:p>0.669576464081528</text:p>
          </table:table-cell>
          <table:table-cell office:value-type="string" calcext:value-type="string">
            <text:p>https://twitter.com/AfnanAdi7/status/160798568112052633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07/0.jpg</text:p>
          </table:table-cell>
          <table:table-cell office:value-type="string" calcext:value-type="string">
            <text:p>Pattern 2</text:p>
          </table:table-cell>
          <table:table-cell office:value-type="float" office:value="27.794607206687" calcext:value-type="float">
            <text:p>27.794607206687</text:p>
          </table:table-cell>
          <table:table-cell office:value-type="float" office:value="0.33314732954223" calcext:value-type="float">
            <text:p>0.33314732954223</text:p>
          </table:table-cell>
          <table:table-cell office:value-type="float" office:value="0.783749464850466" calcext:value-type="float">
            <text:p>0.783749464850466</text:p>
          </table:table-cell>
          <table:table-cell office:value-type="string" calcext:value-type="string">
            <text:p>https://twitter.com/AfnanAdi7/status/160798572925854105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21/0.jpg</text:p>
          </table:table-cell>
          <table:table-cell office:value-type="string" calcext:value-type="string">
            <text:p>Pattern 7</text:p>
          </table:table-cell>
          <table:table-cell office:value-type="float" office:value="28.9646005535622" calcext:value-type="float">
            <text:p>28.9646005535622</text:p>
          </table:table-cell>
          <table:table-cell office:value-type="float" office:value="0.428322980367159" calcext:value-type="float">
            <text:p>0.428322980367159</text:p>
          </table:table-cell>
          <table:table-cell office:value-type="float" office:value="0.572924726621387" calcext:value-type="float">
            <text:p>0.572924726621387</text:p>
          </table:table-cell>
          <table:table-cell office:value-type="string" calcext:value-type="string">
            <text:p>https://twitter.com/AfnanAdi7/status/1607985787999752193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33/0.jpg</text:p>
          </table:table-cell>
          <table:table-cell office:value-type="string" calcext:value-type="string">
            <text:p>Pattern 3</text:p>
          </table:table-cell>
          <table:table-cell office:value-type="float" office:value="26.7827987862727" calcext:value-type="float">
            <text:p>26.7827987862727</text:p>
          </table:table-cell>
          <table:table-cell office:value-type="float" office:value="0.518064675496801" calcext:value-type="float">
            <text:p>0.518064675496801</text:p>
          </table:table-cell>
          <table:table-cell office:value-type="float" office:value="0.7296089296996" calcext:value-type="float">
            <text:p>0.7296089296996</text:p>
          </table:table-cell>
          <table:table-cell office:value-type="string" calcext:value-type="string">
            <text:p>https://twitter.com/AfnanAdi7/status/1607985837249269761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44/0.jpg</text:p>
          </table:table-cell>
          <table:table-cell office:value-type="string" calcext:value-type="string">
            <text:p>Pattern 8</text:p>
          </table:table-cell>
          <table:table-cell office:value-type="float" office:value="24.4377775009792" calcext:value-type="float">
            <text:p>24.4377775009792</text:p>
          </table:table-cell>
          <table:table-cell office:value-type="float" office:value="0.905205744436072" calcext:value-type="float">
            <text:p>0.905205744436072</text:p>
          </table:table-cell>
          <table:table-cell office:value-type="float" office:value="0.344094219804836" calcext:value-type="float">
            <text:p>0.344094219804836</text:p>
          </table:table-cell>
          <table:table-cell office:value-type="string" calcext:value-type="string">
            <text:p>https://twitter.com/AfnanAdi7/status/160798588536215142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56/0.jpg</text:p>
          </table:table-cell>
          <table:table-cell office:value-type="string" calcext:value-type="string">
            <text:p>Pattern 3</text:p>
          </table:table-cell>
          <table:table-cell office:value-type="float" office:value="26.9317136306105" calcext:value-type="float">
            <text:p>26.9317136306105</text:p>
          </table:table-cell>
          <table:table-cell office:value-type="float" office:value="0.173703355643768" calcext:value-type="float">
            <text:p>0.173703355643768</text:p>
          </table:table-cell>
          <table:table-cell office:value-type="float" office:value="0.775332945717589" calcext:value-type="float">
            <text:p>0.775332945717589</text:p>
          </table:table-cell>
          <table:table-cell office:value-type="string" calcext:value-type="string">
            <text:p>https://twitter.com/AfnanAdi7/status/1607985935366631425</text:p>
          </table:table-cell>
        </table:table-row>
        <table:table-row table:style-name="ro1">
          <table:table-cell office:value-type="string" calcext:value-type="string">
            <text:p>input/data_formal_20240530-1342/meme/AfnanAdi7_20221228T062507/0.jpg</text:p>
          </table:table-cell>
          <table:table-cell office:value-type="string" calcext:value-type="string">
            <text:p>Pattern 3</text:p>
          </table:table-cell>
          <table:table-cell office:value-type="float" office:value="28.0349080489849" calcext:value-type="float">
            <text:p>28.0349080489849</text:p>
          </table:table-cell>
          <table:table-cell office:value-type="float" office:value="0.505439438503504" calcext:value-type="float">
            <text:p>0.505439438503504</text:p>
          </table:table-cell>
          <table:table-cell office:value-type="float" office:value="0.650061686498333" calcext:value-type="float">
            <text:p>0.650061686498333</text:p>
          </table:table-cell>
          <table:table-cell office:value-type="string" calcext:value-type="string">
            <text:p>https://twitter.com/AfnanAdi7/status/1607985979813691393</text:p>
          </table:table-cell>
        </table:table-row>
        <table:table-row table:style-name="ro1">
          <table:table-cell office:value-type="string" calcext:value-type="string">
            <text:p>input/data_formal_20240530-1342/meme/AghaShahzaibAli_20230202T033948/0.jpg</text:p>
          </table:table-cell>
          <table:table-cell office:value-type="string" calcext:value-type="string">
            <text:p>Pattern 8</text:p>
          </table:table-cell>
          <table:table-cell office:value-type="float" office:value="28.29483624185" calcext:value-type="float">
            <text:p>28.29483624185</text:p>
          </table:table-cell>
          <table:table-cell office:value-type="float" office:value="0.673247621334227" calcext:value-type="float">
            <text:p>0.673247621334227</text:p>
          </table:table-cell>
          <table:table-cell office:value-type="float" office:value="0.303642186658382" calcext:value-type="float">
            <text:p>0.303642186658382</text:p>
          </table:table-cell>
          <table:table-cell office:value-type="string" calcext:value-type="string">
            <text:p>https://twitter.com/AghaShahzaibAli/status/1620990341662007297</text:p>
          </table:table-cell>
        </table:table-row>
        <table:table-row table:style-name="ro1">
          <table:table-cell office:value-type="string" calcext:value-type="string">
            <text:p>input/data_formal_20240530-1342/meme/Agnese_creators_20230106T060148/0.jpg</text:p>
          </table:table-cell>
          <table:table-cell office:value-type="string" calcext:value-type="string">
            <text:p>Pattern 3</text:p>
          </table:table-cell>
          <table:table-cell office:value-type="float" office:value="27.5446791813484" calcext:value-type="float">
            <text:p>27.5446791813484</text:p>
          </table:table-cell>
          <table:table-cell office:value-type="float" office:value="0.376068653173822" calcext:value-type="float">
            <text:p>0.376068653173822</text:p>
          </table:table-cell>
          <table:table-cell office:value-type="float" office:value="0.779349436439211" calcext:value-type="float">
            <text:p>0.779349436439211</text:p>
          </table:table-cell>
          <table:table-cell office:value-type="string" calcext:value-type="string">
            <text:p>https://twitter.com/Agnese_creators/status/1611241602739060736</text:p>
          </table:table-cell>
        </table:table-row>
        <table:table-row table:style-name="ro1">
          <table:table-cell office:value-type="string" calcext:value-type="string">
            <text:p>input/data_formal_20240530-1342/meme/Agnese_creators_20230124T081833/0.jpg</text:p>
          </table:table-cell>
          <table:table-cell office:value-type="string" calcext:value-type="string">
            <text:p>Pattern 3</text:p>
          </table:table-cell>
          <table:table-cell office:value-type="float" office:value="23.8844342481213" calcext:value-type="float">
            <text:p>23.8844342481213</text:p>
          </table:table-cell>
          <table:table-cell office:value-type="float" office:value="0.422439013407843" calcext:value-type="float">
            <text:p>0.422439013407843</text:p>
          </table:table-cell>
          <table:table-cell office:value-type="float" office:value="0.729671192471604" calcext:value-type="float">
            <text:p>0.729671192471604</text:p>
          </table:table-cell>
          <table:table-cell office:value-type="string" calcext:value-type="string">
            <text:p>https://twitter.com/GDAutoArt/status/1617866011658575874</text:p>
          </table:table-cell>
        </table:table-row>
        <table:table-row table:style-name="ro1">
          <table:table-cell office:value-type="string" calcext:value-type="string">
            <text:p>input/data_formal_20240530-1342/meme/Agnese_creators_20230127T075054/0.jpg</text:p>
          </table:table-cell>
          <table:table-cell office:value-type="string" calcext:value-type="string">
            <text:p>Pattern 6</text:p>
          </table:table-cell>
          <table:table-cell office:value-type="float" office:value="29.3101435496524" calcext:value-type="float">
            <text:p>29.3101435496524</text:p>
          </table:table-cell>
          <table:table-cell office:value-type="float" office:value="0.524049941905244" calcext:value-type="float">
            <text:p>0.524049941905244</text:p>
          </table:table-cell>
          <table:table-cell office:value-type="float" office:value="0.497289713492725" calcext:value-type="float">
            <text:p>0.497289713492725</text:p>
          </table:table-cell>
          <table:table-cell office:value-type="string" calcext:value-type="string">
            <text:p>https://twitter.com/AngelicUniverse/status/1619557404420763650</text:p>
          </table:table-cell>
        </table:table-row>
        <table:table-row table:style-name="ro1">
          <table:table-cell office:value-type="string" calcext:value-type="string">
            <text:p>input/data_formal_20240530-1342/meme/Agnese_creators_20230201T044752/0.jpg</text:p>
          </table:table-cell>
          <table:table-cell office:value-type="string" calcext:value-type="string">
            <text:p>Pattern 1</text:p>
          </table:table-cell>
          <table:table-cell office:value-type="float" office:value="29.8641439597453" calcext:value-type="float">
            <text:p>29.8641439597453</text:p>
          </table:table-cell>
          <table:table-cell office:value-type="float" office:value="0.393180272857871" calcext:value-type="float">
            <text:p>0.393180272857871</text:p>
          </table:table-cell>
          <table:table-cell office:value-type="float" office:value="0.509790982378173" calcext:value-type="float">
            <text:p>0.509790982378173</text:p>
          </table:table-cell>
          <table:table-cell office:value-type="string" calcext:value-type="string">
            <text:p>https://twitter.com/Agnese_creators/status/1620645083493302272</text:p>
          </table:table-cell>
        </table:table-row>
        <table:table-row table:style-name="ro1">
          <table:table-cell office:value-type="string" calcext:value-type="string">
            <text:p>input/data_formal_20240530-1342/meme/Airdrop_parvazz_20230201T223007/0.jpg</text:p>
          </table:table-cell>
          <table:table-cell office:value-type="string" calcext:value-type="string">
            <text:p>Pattern 8</text:p>
          </table:table-cell>
          <table:table-cell office:value-type="float" office:value="22.9130125160983" calcext:value-type="float">
            <text:p>22.9130125160983</text:p>
          </table:table-cell>
          <table:table-cell office:value-type="float" office:value="0.906318041213013" calcext:value-type="float">
            <text:p>0.906318041213013</text:p>
          </table:table-cell>
          <table:table-cell office:value-type="float" office:value="0.279140191760673" calcext:value-type="float">
            <text:p>0.279140191760673</text:p>
          </table:table-cell>
          <table:table-cell office:value-type="string" calcext:value-type="string">
            <text:p>https://twitter.com/AmirAbaspour/status/1620925927650729989</text:p>
          </table:table-cell>
        </table:table-row>
        <table:table-row table:style-name="ro1">
          <table:table-cell office:value-type="string" calcext:value-type="string">
            <text:p>input/data_formal_20240530-1342/meme/AirheadHazelnut_20221228T023456/0.jpg</text:p>
          </table:table-cell>
          <table:table-cell office:value-type="string" calcext:value-type="string">
            <text:p>Pattern 7</text:p>
          </table:table-cell>
          <table:table-cell office:value-type="float" office:value="25.4106089267099" calcext:value-type="float">
            <text:p>25.4106089267099</text:p>
          </table:table-cell>
          <table:table-cell office:value-type="float" office:value="0.529999713081993" calcext:value-type="float">
            <text:p>0.529999713081993</text:p>
          </table:table-cell>
          <table:table-cell office:value-type="float" office:value="0.515874225214416" calcext:value-type="float">
            <text:p>0.515874225214416</text:p>
          </table:table-cell>
          <table:table-cell office:value-type="string" calcext:value-type="string">
            <text:p>https://twitter.com/AirheadHazelnut/status/1607928052641579010</text:p>
          </table:table-cell>
        </table:table-row>
        <table:table-row table:style-name="ro1">
          <table:table-cell office:value-type="string" calcext:value-type="string">
            <text:p>input/data_formal_20240530-1342/meme/AJDean555_20230404T015347/0.jpg</text:p>
          </table:table-cell>
          <table:table-cell office:value-type="string" calcext:value-type="string">
            <text:p>Pattern 8</text:p>
          </table:table-cell>
          <table:table-cell office:value-type="float" office:value="24.8242551945887" calcext:value-type="float">
            <text:p>24.8242551945887</text:p>
          </table:table-cell>
          <table:table-cell office:value-type="float" office:value="0.828828375688548" calcext:value-type="float">
            <text:p>0.828828375688548</text:p>
          </table:table-cell>
          <table:table-cell office:value-type="float" office:value="0.396884946764596" calcext:value-type="float">
            <text:p>0.396884946764596</text:p>
          </table:table-cell>
          <table:table-cell office:value-type="string" calcext:value-type="string">
            <text:p>https://twitter.com/SMM_News_Feed/status/1643075793982205954</text:p>
          </table:table-cell>
        </table:table-row>
        <table:table-row table:style-name="ro1">
          <table:table-cell office:value-type="string" calcext:value-type="string">
            <text:p>input/data_formal_20240530-1342/meme/ajeetjoshiastro_20230410T053629/0.jpg</text:p>
          </table:table-cell>
          <table:table-cell office:value-type="string" calcext:value-type="string">
            <text:p>Pattern 8</text:p>
          </table:table-cell>
          <table:table-cell office:value-type="float" office:value="28.7694086902544" calcext:value-type="float">
            <text:p>28.7694086902544</text:p>
          </table:table-cell>
          <table:table-cell office:value-type="float" office:value="0.69054218972485" calcext:value-type="float">
            <text:p>0.69054218972485</text:p>
          </table:table-cell>
          <table:table-cell office:value-type="float" office:value="0.32002967601082" calcext:value-type="float">
            <text:p>0.32002967601082</text:p>
          </table:table-cell>
          <table:table-cell office:value-type="string" calcext:value-type="string">
            <text:p>https://twitter.com/SMM_News_Feed/status/1645305105380683779</text:p>
          </table:table-cell>
        </table:table-row>
        <table:table-row table:style-name="ro1">
          <table:table-cell office:value-type="string" calcext:value-type="string">
            <text:p>input/data_formal_20240530-1342/meme/AkshayV97306351_20230109T074940/0.jpg</text:p>
          </table:table-cell>
          <table:table-cell office:value-type="string" calcext:value-type="string">
            <text:p>Pattern 1</text:p>
          </table:table-cell>
          <table:table-cell office:value-type="float" office:value="32.5037943605708" calcext:value-type="float">
            <text:p>32.5037943605708</text:p>
          </table:table-cell>
          <table:table-cell office:value-type="float" office:value="0.372080069396771" calcext:value-type="float">
            <text:p>0.372080069396771</text:p>
          </table:table-cell>
          <table:table-cell office:value-type="float" office:value="0.332350086051741" calcext:value-type="float">
            <text:p>0.332350086051741</text:p>
          </table:table-cell>
          <table:table-cell office:value-type="string" calcext:value-type="string">
            <text:p>https://twitter.com/AkshayV97306351/status/1612355914346172416</text:p>
          </table:table-cell>
        </table:table-row>
        <table:table-row table:style-name="ro1">
          <table:table-cell office:value-type="string" calcext:value-type="string">
            <text:p>input/data_formal_20240530-1342/meme/al_maqta_20230105T123249/0.jpg</text:p>
          </table:table-cell>
          <table:table-cell office:value-type="string" calcext:value-type="string">
            <text:p>Pattern 1</text:p>
          </table:table-cell>
          <table:table-cell office:value-type="float" office:value="29.9458557223471" calcext:value-type="float">
            <text:p>29.9458557223471</text:p>
          </table:table-cell>
          <table:table-cell office:value-type="float" office:value="0.149212371153302" calcext:value-type="float">
            <text:p>0.149212371153302</text:p>
          </table:table-cell>
          <table:table-cell office:value-type="float" office:value="0.456556236129989" calcext:value-type="float">
            <text:p>0.456556236129989</text:p>
          </table:table-cell>
          <table:table-cell office:value-type="string" calcext:value-type="string">
            <text:p>https://twitter.com/al_maqta/status/1610977620258324481</text:p>
          </table:table-cell>
        </table:table-row>
        <table:table-row table:style-name="ro1">
          <table:table-cell office:value-type="string" calcext:value-type="string">
            <text:p>input/data_formal_20240530-1342/meme/AlbertoMaldoQC_20211218T002038/0.jpg</text:p>
          </table:table-cell>
          <table:table-cell office:value-type="string" calcext:value-type="string">
            <text:p>Pattern 6</text:p>
          </table:table-cell>
          <table:table-cell office:value-type="float" office:value="27.2008098511293" calcext:value-type="float">
            <text:p>27.2008098511293</text:p>
          </table:table-cell>
          <table:table-cell office:value-type="float" office:value="0.821626656263715" calcext:value-type="float">
            <text:p>0.821626656263715</text:p>
          </table:table-cell>
          <table:table-cell office:value-type="float" office:value="0.438142785162804" calcext:value-type="float">
            <text:p>0.438142785162804</text:p>
          </table:table-cell>
          <table:table-cell office:value-type="string" calcext:value-type="string">
            <text:p>https://twitter.com/AlbertoMaldoQC/status/1613324195051585536</text:p>
          </table:table-cell>
        </table:table-row>
        <table:table-row table:style-name="ro1">
          <table:table-cell office:value-type="string" calcext:value-type="string">
            <text:p>input/data_formal_20240530-1342/meme/Alcivor09_20230111T163551/0.jpg</text:p>
          </table:table-cell>
          <table:table-cell office:value-type="string" calcext:value-type="string">
            <text:p>Pattern 3</text:p>
          </table:table-cell>
          <table:table-cell office:value-type="float" office:value="28.4825602677074" calcext:value-type="float">
            <text:p>28.4825602677074</text:p>
          </table:table-cell>
          <table:table-cell office:value-type="float" office:value="0.445615081280914" calcext:value-type="float">
            <text:p>0.445615081280914</text:p>
          </table:table-cell>
          <table:table-cell office:value-type="float" office:value="0.68470661659874" calcext:value-type="float">
            <text:p>0.68470661659874</text:p>
          </table:table-cell>
          <table:table-cell office:value-type="string" calcext:value-type="string">
            <text:p>https://twitter.com/Alcivor09/status/1613408430370455552</text:p>
          </table:table-cell>
        </table:table-row>
        <table:table-row table:style-name="ro1">
          <table:table-cell office:value-type="string" calcext:value-type="string">
            <text:p>input/data_formal_20240530-1342/meme/Alejand36028223_20230111T230537/0.jpg</text:p>
          </table:table-cell>
          <table:table-cell office:value-type="string" calcext:value-type="string">
            <text:p>Pattern 8</text:p>
          </table:table-cell>
          <table:table-cell office:value-type="float" office:value="22.2562299727725" calcext:value-type="float">
            <text:p>22.2562299727725</text:p>
          </table:table-cell>
          <table:table-cell office:value-type="float" office:value="0.914576523860947" calcext:value-type="float">
            <text:p>0.914576523860947</text:p>
          </table:table-cell>
          <table:table-cell office:value-type="float" office:value="0.462669582526876" calcext:value-type="float">
            <text:p>0.462669582526876</text:p>
          </table:table-cell>
          <table:table-cell office:value-type="string" calcext:value-type="string">
            <text:p>https://twitter.com/Alejand36028223/status/1613311196899180545</text:p>
          </table:table-cell>
        </table:table-row>
        <table:table-row table:style-name="ro1">
          <table:table-cell office:value-type="string" calcext:value-type="string">
            <text:p>input/data_formal_20240530-1342/meme/alexa44luna44_20230201T031938/0.jpg</text:p>
          </table:table-cell>
          <table:table-cell office:value-type="string" calcext:value-type="string">
            <text:p>Pattern 1</text:p>
          </table:table-cell>
          <table:table-cell office:value-type="float" office:value="30.9321033538543" calcext:value-type="float">
            <text:p>30.9321033538543</text:p>
          </table:table-cell>
          <table:table-cell office:value-type="float" office:value="0.315046901186968" calcext:value-type="float">
            <text:p>0.315046901186968</text:p>
          </table:table-cell>
          <table:table-cell office:value-type="float" office:value="0.308013111085744" calcext:value-type="float">
            <text:p>0.308013111085744</text:p>
          </table:table-cell>
          <table:table-cell office:value-type="string" calcext:value-type="string">
            <text:p>https://twitter.com/alexa44luna44/status/1620622879569383424</text:p>
          </table:table-cell>
        </table:table-row>
        <table:table-row table:style-name="ro1">
          <table:table-cell office:value-type="string" calcext:value-type="string">
            <text:p>input/data_formal_20240530-1342/meme/AlexaMe2022_20230106T062636/0.jpg</text:p>
          </table:table-cell>
          <table:table-cell office:value-type="string" calcext:value-type="string">
            <text:p>Pattern 3</text:p>
          </table:table-cell>
          <table:table-cell office:value-type="float" office:value="26.7571353869804" calcext:value-type="float">
            <text:p>26.7571353869804</text:p>
          </table:table-cell>
          <table:table-cell office:value-type="float" office:value="0.363252279282796" calcext:value-type="float">
            <text:p>0.363252279282796</text:p>
          </table:table-cell>
          <table:table-cell office:value-type="float" office:value="0.826567924978801" calcext:value-type="float">
            <text:p>0.826567924978801</text:p>
          </table:table-cell>
          <table:table-cell office:value-type="string" calcext:value-type="string">
            <text:p>https://twitter.com/AlexaMe2022/status/1611247846300487681</text:p>
          </table:table-cell>
        </table:table-row>
        <table:table-row table:style-name="ro1">
          <table:table-cell office:value-type="string" calcext:value-type="string">
            <text:p>input/data_formal_20240530-1342/meme/AlexdeSuys_20230307T071341/0.jpg</text:p>
          </table:table-cell>
          <table:table-cell office:value-type="string" calcext:value-type="string">
            <text:p>Pattern 6</text:p>
          </table:table-cell>
          <table:table-cell office:value-type="float" office:value="22.6639227756629" calcext:value-type="float">
            <text:p>22.6639227756629</text:p>
          </table:table-cell>
          <table:table-cell office:value-type="float" office:value="0.838176251941277" calcext:value-type="float">
            <text:p>0.838176251941277</text:p>
          </table:table-cell>
          <table:table-cell office:value-type="float" office:value="0.329746390637793" calcext:value-type="float">
            <text:p>0.329746390637793</text:p>
          </table:table-cell>
          <table:table-cell office:value-type="string" calcext:value-type="string">
            <text:p>https://twitter.com/AlexdeSuys/status/1633002965056249858</text:p>
          </table:table-cell>
        </table:table-row>
        <table:table-row table:style-name="ro1">
          <table:table-cell office:value-type="string" calcext:value-type="string">
            <text:p>input/data_formal_20240530-1342/meme/AlexdeSuys_20230323T005920/0.jpg</text:p>
          </table:table-cell>
          <table:table-cell office:value-type="string" calcext:value-type="string">
            <text:p>Pattern 3</text:p>
          </table:table-cell>
          <table:table-cell office:value-type="float" office:value="33.4687669282264" calcext:value-type="float">
            <text:p>33.4687669282264</text:p>
          </table:table-cell>
          <table:table-cell office:value-type="float" office:value="0.398407136390401" calcext:value-type="float">
            <text:p>0.398407136390401</text:p>
          </table:table-cell>
          <table:table-cell office:value-type="float" office:value="0.586171844381398" calcext:value-type="float">
            <text:p>0.586171844381398</text:p>
          </table:table-cell>
          <table:table-cell office:value-type="string" calcext:value-type="string">
            <text:p>https://twitter.com/AlexdeSuys/status/1638706965764521984</text:p>
          </table:table-cell>
        </table:table-row>
        <table:table-row table:style-name="ro1">
          <table:table-cell office:value-type="string" calcext:value-type="string">
            <text:p>input/data_formal_20240530-1342/meme/alexite_arts_20221215T230757/0.jpg</text:p>
          </table:table-cell>
          <table:table-cell office:value-type="string" calcext:value-type="string">
            <text:p>Pattern 3</text:p>
          </table:table-cell>
          <table:table-cell office:value-type="float" office:value="24.0406601413774" calcext:value-type="float">
            <text:p>24.0406601413774</text:p>
          </table:table-cell>
          <table:table-cell office:value-type="float" office:value="0.598336239823423" calcext:value-type="float">
            <text:p>0.598336239823423</text:p>
          </table:table-cell>
          <table:table-cell office:value-type="float" office:value="0.852797084107691" calcext:value-type="float">
            <text:p>0.852797084107691</text:p>
          </table:table-cell>
          <table:table-cell office:value-type="string" calcext:value-type="string">
            <text:p>https://twitter.com/inoru_rgg/status/1606182592931192834</text:p>
          </table:table-cell>
        </table:table-row>
        <table:table-row table:style-name="ro1">
          <table:table-cell office:value-type="string" calcext:value-type="string">
            <text:p>input/data_formal_20240530-1342/meme/alexxgaming589_20230105T103033/0.jpg</text:p>
          </table:table-cell>
          <table:table-cell office:value-type="string" calcext:value-type="string">
            <text:p>Pattern 7</text:p>
          </table:table-cell>
          <table:table-cell office:value-type="float" office:value="26.0312293504947" calcext:value-type="float">
            <text:p>26.0312293504947</text:p>
          </table:table-cell>
          <table:table-cell office:value-type="float" office:value="0.412257457229432" calcext:value-type="float">
            <text:p>0.412257457229432</text:p>
          </table:table-cell>
          <table:table-cell office:value-type="float" office:value="0.515775933726347" calcext:value-type="float">
            <text:p>0.515775933726347</text:p>
          </table:table-cell>
          <table:table-cell office:value-type="string" calcext:value-type="string">
            <text:p>https://twitter.com/alexxgaming589/status/1611250567455670273</text:p>
          </table:table-cell>
        </table:table-row>
        <table:table-row table:style-name="ro1">
          <table:table-cell office:value-type="string" calcext:value-type="string">
            <text:p>input/data_formal_20240530-1342/meme/Alien_Styx_20221228T020555/0.jpg</text:p>
          </table:table-cell>
          <table:table-cell office:value-type="string" calcext:value-type="string">
            <text:p>Pattern 2</text:p>
          </table:table-cell>
          <table:table-cell office:value-type="float" office:value="27.9663833410951" calcext:value-type="float">
            <text:p>27.9663833410951</text:p>
          </table:table-cell>
          <table:table-cell office:value-type="float" office:value="0.23075897806527" calcext:value-type="float">
            <text:p>0.23075897806527</text:p>
          </table:table-cell>
          <table:table-cell office:value-type="float" office:value="0.725937192723933" calcext:value-type="float">
            <text:p>0.725937192723933</text:p>
          </table:table-cell>
          <table:table-cell office:value-type="string" calcext:value-type="string">
            <text:p>https://twitter.com/KatyaArmong/status/1607937400000614402</text:p>
          </table:table-cell>
        </table:table-row>
        <table:table-row table:style-name="ro1">
          <table:table-cell office:value-type="string" calcext:value-type="string">
            <text:p>input/data_formal_20240530-1342/meme/Alien_Styx_20230206T143328/0.jpg</text:p>
          </table:table-cell>
          <table:table-cell office:value-type="string" calcext:value-type="string">
            <text:p>Pattern 3</text:p>
          </table:table-cell>
          <table:table-cell office:value-type="float" office:value="26.27232451939" calcext:value-type="float">
            <text:p>26.27232451939</text:p>
          </table:table-cell>
          <table:table-cell office:value-type="float" office:value="0.141141234082804" calcext:value-type="float">
            <text:p>0.141141234082804</text:p>
          </table:table-cell>
          <table:table-cell office:value-type="float" office:value="0.640233331001321" calcext:value-type="float">
            <text:p>0.640233331001321</text:p>
          </table:table-cell>
          <table:table-cell office:value-type="string" calcext:value-type="string">
            <text:p>https://twitter.com/Alien_Styx/status/1622604392573681666</text:p>
          </table:table-cell>
        </table:table-row>
        <table:table-row table:style-name="ro1">
          <table:table-cell office:value-type="string" calcext:value-type="string">
            <text:p>input/data_formal_20240530-1342/meme/Alishirts1_20221228T021627/0.jpg</text:p>
          </table:table-cell>
          <table:table-cell office:value-type="string" calcext:value-type="string">
            <text:p>Pattern 1</text:p>
          </table:table-cell>
          <table:table-cell office:value-type="float" office:value="30.638762011264" calcext:value-type="float">
            <text:p>30.638762011264</text:p>
          </table:table-cell>
          <table:table-cell office:value-type="float" office:value="0.340220524530961" calcext:value-type="float">
            <text:p>0.340220524530961</text:p>
          </table:table-cell>
          <table:table-cell office:value-type="float" office:value="0.435484908678776" calcext:value-type="float">
            <text:p>0.435484908678776</text:p>
          </table:table-cell>
          <table:table-cell office:value-type="string" calcext:value-type="string">
            <text:p>https://twitter.com/Alishirts1/status/1607923401309696002</text:p>
          </table:table-cell>
        </table:table-row>
        <table:table-row table:style-name="ro1">
          <table:table-cell office:value-type="string" calcext:value-type="string">
            <text:p>input/data_formal_20240530-1342/meme/Alishirts1_20221228T022618/0.jpg</text:p>
          </table:table-cell>
          <table:table-cell office:value-type="string" calcext:value-type="string">
            <text:p>Pattern 1</text:p>
          </table:table-cell>
          <table:table-cell office:value-type="float" office:value="27.1237501150872" calcext:value-type="float">
            <text:p>27.1237501150872</text:p>
          </table:table-cell>
          <table:table-cell office:value-type="float" office:value="0.298291296774062" calcext:value-type="float">
            <text:p>0.298291296774062</text:p>
          </table:table-cell>
          <table:table-cell office:value-type="float" office:value="0.438328969589854" calcext:value-type="float">
            <text:p>0.438328969589854</text:p>
          </table:table-cell>
          <table:table-cell office:value-type="string" calcext:value-type="string">
            <text:p>https://twitter.com/Alishirts1/status/1607925880365670400</text:p>
          </table:table-cell>
        </table:table-row>
        <table:table-row table:style-name="ro1">
          <table:table-cell office:value-type="string" calcext:value-type="string">
            <text:p>input/data_formal_20240530-1342/meme/Alishirts1_20230106T080317/0.jpg</text:p>
          </table:table-cell>
          <table:table-cell office:value-type="string" calcext:value-type="string">
            <text:p>Pattern 1</text:p>
          </table:table-cell>
          <table:table-cell office:value-type="float" office:value="27.3695945381262" calcext:value-type="float">
            <text:p>27.3695945381262</text:p>
          </table:table-cell>
          <table:table-cell office:value-type="float" office:value="0.306409172737979" calcext:value-type="float">
            <text:p>0.306409172737979</text:p>
          </table:table-cell>
          <table:table-cell office:value-type="float" office:value="0.376872726297758" calcext:value-type="float">
            <text:p>0.376872726297758</text:p>
          </table:table-cell>
          <table:table-cell office:value-type="string" calcext:value-type="string">
            <text:p>https://twitter.com/Alishirts1/status/1611272177315360771</text:p>
          </table:table-cell>
        </table:table-row>
        <table:table-row table:style-name="ro1">
          <table:table-cell office:value-type="string" calcext:value-type="string">
            <text:p>input/data_formal_20240530-1342/meme/AllDayShitpost_20221228T000309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07889856646025217</text:p>
          </table:table-cell>
        </table:table-row>
        <table:table-row table:style-name="ro1">
          <table:table-cell office:value-type="string" calcext:value-type="string">
            <text:p>input/data_formal_20240530-1342/meme/AllDayShitpost_20221228T010224/0.jpg</text:p>
          </table:table-cell>
          <table:table-cell office:value-type="string" calcext:value-type="string">
            <text:p>Pattern 8</text:p>
          </table:table-cell>
          <table:table-cell office:value-type="float" office:value="26.6390486348109" calcext:value-type="float">
            <text:p>26.6390486348109</text:p>
          </table:table-cell>
          <table:table-cell office:value-type="float" office:value="0.766779557610391" calcext:value-type="float">
            <text:p>0.766779557610391</text:p>
          </table:table-cell>
          <table:table-cell office:value-type="float" office:value="0.417890572840052" calcext:value-type="float">
            <text:p>0.417890572840052</text:p>
          </table:table-cell>
          <table:table-cell office:value-type="string" calcext:value-type="string">
            <text:p>https://twitter.com/AllDayShitpost/status/1607904766880776192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10310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10955057758871552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10311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10955063022821377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20432/0.jpg</text:p>
          </table:table-cell>
          <table:table-cell office:value-type="string" calcext:value-type="string">
            <text:p>Pattern 2</text:p>
          </table:table-cell>
          <table:table-cell office:value-type="float" office:value="33.0078767367365" calcext:value-type="float">
            <text:p>33.0078767367365</text:p>
          </table:table-cell>
          <table:table-cell office:value-type="float" office:value="0.220388567148819" calcext:value-type="float">
            <text:p>0.220388567148819</text:p>
          </table:table-cell>
          <table:table-cell office:value-type="float" office:value="0.458661753842857" calcext:value-type="float">
            <text:p>0.458661753842857</text:p>
          </table:table-cell>
          <table:table-cell office:value-type="string" calcext:value-type="string">
            <text:p>https://twitter.com/AllDayShitpost/status/1610970500326457348</text:p>
          </table:table-cell>
        </table:table-row>
        <table:table-row table:style-name="ro1">
          <table:table-cell office:value-type="string" calcext:value-type="string">
            <text:p>input/data_formal_20240530-1342/meme/AllDayShitpost_20230111T230309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13310574229594113</text:p>
          </table:table-cell>
        </table:table-row>
        <table:table-row table:style-name="ro1">
          <table:table-cell office:value-type="string" calcext:value-type="string">
            <text:p>input/data_formal_20240530-1342/meme/AllDayShitpost_20230111T230310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1331058072243814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1T230330/0.jpg</text:p>
          </table:table-cell>
          <table:table-cell office:value-type="string" calcext:value-type="string">
            <text:p>Pattern 2</text:p>
          </table:table-cell>
          <table:table-cell office:value-type="float" office:value="30.8988049821354" calcext:value-type="float">
            <text:p>30.8988049821354</text:p>
          </table:table-cell>
          <table:table-cell office:value-type="float" office:value="0.31263272402195" calcext:value-type="float">
            <text:p>0.31263272402195</text:p>
          </table:table-cell>
          <table:table-cell office:value-type="float" office:value="0.622230940418112" calcext:value-type="float">
            <text:p>0.622230940418112</text:p>
          </table:table-cell>
          <table:table-cell office:value-type="string" calcext:value-type="string">
            <text:p>https://twitter.com/AllDayShitpost/status/1620920806749396992</text:p>
          </table:table-cell>
        </table:table-row>
        <table:table-row table:style-name="ro1">
          <table:table-cell office:value-type="string" calcext:value-type="string">
            <text:p>input/data_formal_20240530-1342/meme/AllDayShitpost_20230201T230331/0.jpg</text:p>
          </table:table-cell>
          <table:table-cell office:value-type="string" calcext:value-type="string">
            <text:p>Pattern 6</text:p>
          </table:table-cell>
          <table:table-cell office:value-type="float" office:value="24.3831803077453" calcext:value-type="float">
            <text:p>24.3831803077453</text:p>
          </table:table-cell>
          <table:table-cell office:value-type="float" office:value="0.7629429264177" calcext:value-type="float">
            <text:p>0.7629429264177</text:p>
          </table:table-cell>
          <table:table-cell office:value-type="float" office:value="0.38337725457341" calcext:value-type="float">
            <text:p>0.38337725457341</text:p>
          </table:table-cell>
          <table:table-cell office:value-type="string" calcext:value-type="string">
            <text:p>https://twitter.com/AllDayShitpost/status/1620920811568734208</text:p>
          </table:table-cell>
        </table:table-row>
        <table:table-row table:style-name="ro1">
          <table:table-cell office:value-type="string" calcext:value-type="string">
            <text:p>input/data_formal_20240530-1342/meme/AllDayShitpost_20230202T000407/0.jpg</text:p>
          </table:table-cell>
          <table:table-cell office:value-type="string" calcext:value-type="string">
            <text:p>Pattern 7</text:p>
          </table:table-cell>
          <table:table-cell office:value-type="float" office:value="29.5043039237911" calcext:value-type="float">
            <text:p>29.5043039237911</text:p>
          </table:table-cell>
          <table:table-cell office:value-type="float" office:value="0.222823015510284" calcext:value-type="float">
            <text:p>0.222823015510284</text:p>
          </table:table-cell>
          <table:table-cell office:value-type="float" office:value="0.359598434964266" calcext:value-type="float">
            <text:p>0.359598434964266</text:p>
          </table:table-cell>
          <table:table-cell office:value-type="string" calcext:value-type="string">
            <text:p>https://twitter.com/AllDayShitpost/status/1620936061152018433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20358/0.jpg</text:p>
          </table:table-cell>
          <table:table-cell office:value-type="string" calcext:value-type="string">
            <text:p>Pattern 8</text:p>
          </table:table-cell>
          <table:table-cell office:value-type="float" office:value="24.738038679674" calcext:value-type="float">
            <text:p>24.738038679674</text:p>
          </table:table-cell>
          <table:table-cell office:value-type="float" office:value="0.775648624194694" calcext:value-type="float">
            <text:p>0.775648624194694</text:p>
          </table:table-cell>
          <table:table-cell office:value-type="float" office:value="0.541306767257994" calcext:value-type="float">
            <text:p>0.541306767257994</text:p>
          </table:table-cell>
          <table:table-cell office:value-type="string" calcext:value-type="string">
            <text:p>https://twitter.com/AllDayShitpost/status/1622566770870521856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20400/0.jpg</text:p>
          </table:table-cell>
          <table:table-cell office:value-type="string" calcext:value-type="string">
            <text:p>Pattern 7</text:p>
          </table:table-cell>
          <table:table-cell office:value-type="float" office:value="27.5164459826082" calcext:value-type="float">
            <text:p>27.5164459826082</text:p>
          </table:table-cell>
          <table:table-cell office:value-type="float" office:value="0.375536480314708" calcext:value-type="float">
            <text:p>0.375536480314708</text:p>
          </table:table-cell>
          <table:table-cell office:value-type="float" office:value="0.425898960502282" calcext:value-type="float">
            <text:p>0.425898960502282</text:p>
          </table:table-cell>
          <table:table-cell office:value-type="string" calcext:value-type="string">
            <text:p>https://twitter.com/AllDayShitpost/status/1622566777677836289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30323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22581721307791360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40302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22596735292907520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50213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22611629362774018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5/0.jpg</text:p>
          </table:table-cell>
          <table:table-cell office:value-type="string" calcext:value-type="string">
            <text:p>Pattern 7</text:p>
          </table:table-cell>
          <table:table-cell office:value-type="float" office:value="28.6983382042682" calcext:value-type="float">
            <text:p>28.6983382042682</text:p>
          </table:table-cell>
          <table:table-cell office:value-type="float" office:value="0.583166794953596" calcext:value-type="float">
            <text:p>0.583166794953596</text:p>
          </table:table-cell>
          <table:table-cell office:value-type="float" office:value="0.640855650410494" calcext:value-type="float">
            <text:p>0.640855650410494</text:p>
          </table:table-cell>
          <table:table-cell office:value-type="string" calcext:value-type="string">
            <text:p>https://twitter.com/AllDayShitpost/status/162262732460784435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8/0.jpg</text:p>
          </table:table-cell>
          <table:table-cell office:value-type="string" calcext:value-type="string">
            <text:p>Pattern 3</text:p>
          </table:table-cell>
          <table:table-cell office:value-type="float" office:value="21.1224581052582" calcext:value-type="float">
            <text:p>21.1224581052582</text:p>
          </table:table-cell>
          <table:table-cell office:value-type="float" office:value="0.366691737185662" calcext:value-type="float">
            <text:p>0.366691737185662</text:p>
          </table:table-cell>
          <table:table-cell office:value-type="float" office:value="0.846200905391101" calcext:value-type="float">
            <text:p>0.846200905391101</text:p>
          </table:table-cell>
          <table:table-cell office:value-type="string" calcext:value-type="string">
            <text:p>https://twitter.com/AllDayShitpost/status/162262733535782502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9/0.jpg</text:p>
          </table:table-cell>
          <table:table-cell office:value-type="string" calcext:value-type="string">
            <text:p>Pattern 5</text:p>
          </table:table-cell>
          <table:table-cell office:value-type="float" office:value="27.5337377976791" calcext:value-type="float">
            <text:p>27.5337377976791</text:p>
          </table:table-cell>
          <table:table-cell office:value-type="float" office:value="0.227601834788763" calcext:value-type="float">
            <text:p>0.227601834788763</text:p>
          </table:table-cell>
          <table:table-cell office:value-type="float" office:value="0.215813768568094" calcext:value-type="float">
            <text:p>0.215813768568094</text:p>
          </table:table-cell>
          <table:table-cell office:value-type="string" calcext:value-type="string">
            <text:p>https://twitter.com/AllDayShitpost/status/1622627342190354435</text:p>
          </table:table-cell>
        </table:table-row>
        <table:table-row table:style-name="ro1">
          <table:table-cell office:value-type="string" calcext:value-type="string">
            <text:p>input/data_formal_20240530-1342/meme/AllDayShitpost_20230212T150207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llDayShitpost/status/1624785931587706880</text:p>
          </table:table-cell>
        </table:table-row>
        <table:table-row table:style-name="ro1">
          <table:table-cell office:value-type="string" calcext:value-type="string">
            <text:p>input/data_formal_20240530-1342/meme/AllDayShitpost_20230322T220247/0.jpg</text:p>
          </table:table-cell>
          <table:table-cell office:value-type="string" calcext:value-type="string">
            <text:p>Pattern 8</text:p>
          </table:table-cell>
          <table:table-cell office:value-type="float" office:value="29.8127148642013" calcext:value-type="float">
            <text:p>29.8127148642013</text:p>
          </table:table-cell>
          <table:table-cell office:value-type="float" office:value="0.71959767834096" calcext:value-type="float">
            <text:p>0.71959767834096</text:p>
          </table:table-cell>
          <table:table-cell office:value-type="float" office:value="0.291990256736158" calcext:value-type="float">
            <text:p>0.291990256736158</text:p>
          </table:table-cell>
          <table:table-cell office:value-type="string" calcext:value-type="string">
            <text:p>https://twitter.com/AllDayShitpost/status/1638662531920302080</text:p>
          </table:table-cell>
        </table:table-row>
        <table:table-row table:style-name="ro1">
          <table:table-cell office:value-type="string" calcext:value-type="string">
            <text:p>input/data_formal_20240530-1342/meme/Allibxbyy_20230106T203438/0.jpg</text:p>
          </table:table-cell>
          <table:table-cell office:value-type="string" calcext:value-type="string">
            <text:p>Pattern 6</text:p>
          </table:table-cell>
          <table:table-cell office:value-type="float" office:value="32.8482292054871" calcext:value-type="float">
            <text:p>32.8482292054871</text:p>
          </table:table-cell>
          <table:table-cell office:value-type="float" office:value="0.486084741734837" calcext:value-type="float">
            <text:p>0.486084741734837</text:p>
          </table:table-cell>
          <table:table-cell office:value-type="float" office:value="0.487903245968967" calcext:value-type="float">
            <text:p>0.487903245968967</text:p>
          </table:table-cell>
          <table:table-cell office:value-type="string" calcext:value-type="string">
            <text:p>https://twitter.com/Allibxbyy/status/1611461261664964608</text:p>
          </table:table-cell>
        </table:table-row>
        <table:table-row table:style-name="ro1">
          <table:table-cell office:value-type="string" calcext:value-type="string">
            <text:p>input/data_formal_20240530-1342/meme/Allibxbyy_20230107T040811/0.jpg</text:p>
          </table:table-cell>
          <table:table-cell office:value-type="string" calcext:value-type="string">
            <text:p>Pattern 1</text:p>
          </table:table-cell>
          <table:table-cell office:value-type="float" office:value="32.6183946550036" calcext:value-type="float">
            <text:p>32.6183946550036</text:p>
          </table:table-cell>
          <table:table-cell office:value-type="float" office:value="0.329543553643455" calcext:value-type="float">
            <text:p>0.329543553643455</text:p>
          </table:table-cell>
          <table:table-cell office:value-type="float" office:value="0.327768700746622" calcext:value-type="float">
            <text:p>0.327768700746622</text:p>
          </table:table-cell>
          <table:table-cell office:value-type="string" calcext:value-type="string">
            <text:p>https://twitter.com/Allibxbyy/status/1611575399669956608</text:p>
          </table:table-cell>
        </table:table-row>
        <table:table-row table:style-name="ro1">
          <table:table-cell office:value-type="string" calcext:value-type="string">
            <text:p>input/data_formal_20240530-1342/meme/Allscouserhere_20230202T005235/0.jpg</text:p>
          </table:table-cell>
          <table:table-cell office:value-type="string" calcext:value-type="string">
            <text:p>Pattern 1</text:p>
          </table:table-cell>
          <table:table-cell office:value-type="float" office:value="30.3263163076151" calcext:value-type="float">
            <text:p>30.3263163076151</text:p>
          </table:table-cell>
          <table:table-cell office:value-type="float" office:value="0.185689537069885" calcext:value-type="float">
            <text:p>0.185689537069885</text:p>
          </table:table-cell>
          <table:table-cell office:value-type="float" office:value="0.186265606749402" calcext:value-type="float">
            <text:p>0.186265606749402</text:p>
          </table:table-cell>
          <table:table-cell office:value-type="string" calcext:value-type="string">
            <text:p>https://twitter.com/Allscouserhere/status/1620948295085600768</text:p>
          </table:table-cell>
        </table:table-row>
        <table:table-row table:style-name="ro1">
          <table:table-cell office:value-type="string" calcext:value-type="string">
            <text:p>input/data_formal_20240530-1342/meme/Allscouserhere_20230202T005235/1.jpg</text:p>
          </table:table-cell>
          <table:table-cell office:value-type="string" calcext:value-type="string">
            <text:p>Pattern 1</text:p>
          </table:table-cell>
          <table:table-cell office:value-type="float" office:value="29.2449583571607" calcext:value-type="float">
            <text:p>29.2449583571607</text:p>
          </table:table-cell>
          <table:table-cell office:value-type="float" office:value="0.245897173155373" calcext:value-type="float">
            <text:p>0.245897173155373</text:p>
          </table:table-cell>
          <table:table-cell office:value-type="float" office:value="0.25901569348708" calcext:value-type="float">
            <text:p>0.25901569348708</text:p>
          </table:table-cell>
          <table:table-cell office:value-type="string" calcext:value-type="string">
            <text:p>https://twitter.com/Allscouserhere/status/1620948295085600768</text:p>
          </table:table-cell>
        </table:table-row>
        <table:table-row table:style-name="ro1">
          <table:table-cell office:value-type="string" calcext:value-type="string">
            <text:p>input/data_formal_20240530-1342/meme/AlmondSolns_20230106T054824/0.jpg</text:p>
          </table:table-cell>
          <table:table-cell office:value-type="string" calcext:value-type="string">
            <text:p>Pattern 9</text:p>
          </table:table-cell>
          <table:table-cell office:value-type="float" office:value="13.9045449868552" calcext:value-type="float">
            <text:p>13.9045449868552</text:p>
          </table:table-cell>
          <table:table-cell office:value-type="float" office:value="0.124872187762377" calcext:value-type="float">
            <text:p>0.124872187762377</text:p>
          </table:table-cell>
          <table:table-cell office:value-type="float" office:value="0.134562203941205" calcext:value-type="float">
            <text:p>0.134562203941205</text:p>
          </table:table-cell>
          <table:table-cell office:value-type="string" calcext:value-type="string">
            <text:p>https://twitter.com/AlmondSolns/status/1611238231521230848</text:p>
          </table:table-cell>
        </table:table-row>
        <table:table-row table:style-name="ro1">
          <table:table-cell office:value-type="string" calcext:value-type="string">
            <text:p>input/data_formal_20240530-1342/meme/Alpinestar505_20230103T095841/0.jpg</text:p>
          </table:table-cell>
          <table:table-cell office:value-type="string" calcext:value-type="string">
            <text:p>Pattern 3</text:p>
          </table:table-cell>
          <table:table-cell office:value-type="float" office:value="25.3977198428865" calcext:value-type="float">
            <text:p>25.3977198428865</text:p>
          </table:table-cell>
          <table:table-cell office:value-type="float" office:value="0.22378708350388" calcext:value-type="float">
            <text:p>0.22378708350388</text:p>
          </table:table-cell>
          <table:table-cell office:value-type="float" office:value="0.842244537041619" calcext:value-type="float">
            <text:p>0.842244537041619</text:p>
          </table:table-cell>
          <table:table-cell office:value-type="string" calcext:value-type="string">
            <text:p>https://twitter.com/0x27WilanTaraaa/status/1611265833938059264</text:p>
          </table:table-cell>
        </table:table-row>
        <table:table-row table:style-name="ro1">
          <table:table-cell office:value-type="string" calcext:value-type="string">
            <text:p>input/data_formal_20240530-1342/meme/AlveyChain_20230111T162839/0.jpg</text:p>
          </table:table-cell>
          <table:table-cell office:value-type="string" calcext:value-type="string">
            <text:p>Pattern 5</text:p>
          </table:table-cell>
          <table:table-cell office:value-type="float" office:value="33.8620807101779" calcext:value-type="float">
            <text:p>33.8620807101779</text:p>
          </table:table-cell>
          <table:table-cell office:value-type="float" office:value="0.182038403218335" calcext:value-type="float">
            <text:p>0.182038403218335</text:p>
          </table:table-cell>
          <table:table-cell office:value-type="float" office:value="0.529789074118655" calcext:value-type="float">
            <text:p>0.529789074118655</text:p>
          </table:table-cell>
          <table:table-cell office:value-type="string" calcext:value-type="string">
            <text:p>https://twitter.com/maxlarsenjr/status/1613327116313194496</text:p>
          </table:table-cell>
        </table:table-row>
        <table:table-row table:style-name="ro1">
          <table:table-cell office:value-type="string" calcext:value-type="string">
            <text:p>input/data_formal_20240530-1342/meme/alvinvin411_20221228T033211/0.jpg</text:p>
          </table:table-cell>
          <table:table-cell office:value-type="string" calcext:value-type="string">
            <text:p>Pattern 3</text:p>
          </table:table-cell>
          <table:table-cell office:value-type="float" office:value="25.4355991796491" calcext:value-type="float">
            <text:p>25.4355991796491</text:p>
          </table:table-cell>
          <table:table-cell office:value-type="float" office:value="0.236488550502869" calcext:value-type="float">
            <text:p>0.236488550502869</text:p>
          </table:table-cell>
          <table:table-cell office:value-type="float" office:value="0.827841326089299" calcext:value-type="float">
            <text:p>0.827841326089299</text:p>
          </table:table-cell>
          <table:table-cell office:value-type="string" calcext:value-type="string">
            <text:p>https://twitter.com/alvinvin411/status/1607942461565042688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13429/0.jpg</text:p>
          </table:table-cell>
          <table:table-cell office:value-type="string" calcext:value-type="string">
            <text:p>Pattern 8</text:p>
          </table:table-cell>
          <table:table-cell office:value-type="float" office:value="29.3675234938041" calcext:value-type="float">
            <text:p>29.3675234938041</text:p>
          </table:table-cell>
          <table:table-cell office:value-type="float" office:value="0.771190378482819" calcext:value-type="float">
            <text:p>0.771190378482819</text:p>
          </table:table-cell>
          <table:table-cell office:value-type="float" office:value="0.271374281329525" calcext:value-type="float">
            <text:p>0.271374281329525</text:p>
          </table:table-cell>
          <table:table-cell office:value-type="string" calcext:value-type="string">
            <text:p>https://twitter.com/AlwaysFlankLeft/status/1607912840416952320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22528/0.jpg</text:p>
          </table:table-cell>
          <table:table-cell office:value-type="string" calcext:value-type="string">
            <text:p>Pattern 8</text:p>
          </table:table-cell>
          <table:table-cell office:value-type="float" office:value="22.5386246426638" calcext:value-type="float">
            <text:p>22.5386246426638</text:p>
          </table:table-cell>
          <table:table-cell office:value-type="float" office:value="0.852417067376362" calcext:value-type="float">
            <text:p>0.852417067376362</text:p>
          </table:table-cell>
          <table:table-cell office:value-type="float" office:value="0.547719665225167" calcext:value-type="float">
            <text:p>0.547719665225167</text:p>
          </table:table-cell>
          <table:table-cell office:value-type="string" calcext:value-type="string">
            <text:p>https://twitter.com/AlwaysFlankLeft/status/1607925672512524299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22822/0.jpg</text:p>
          </table:table-cell>
          <table:table-cell office:value-type="string" calcext:value-type="string">
            <text:p>Pattern 1</text:p>
          </table:table-cell>
          <table:table-cell office:value-type="float" office:value="31.0924902960016" calcext:value-type="float">
            <text:p>31.0924902960016</text:p>
          </table:table-cell>
          <table:table-cell office:value-type="float" office:value="0.220707131567059" calcext:value-type="float">
            <text:p>0.220707131567059</text:p>
          </table:table-cell>
          <table:table-cell office:value-type="float" office:value="0.252815885471638" calcext:value-type="float">
            <text:p>0.252815885471638</text:p>
          </table:table-cell>
          <table:table-cell office:value-type="string" calcext:value-type="string">
            <text:p>https://twitter.com/AlwaysFlankLeft/status/1607926399288983552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32327/0.jpg</text:p>
          </table:table-cell>
          <table:table-cell office:value-type="string" calcext:value-type="string">
            <text:p>Pattern 1</text:p>
          </table:table-cell>
          <table:table-cell office:value-type="float" office:value="34.5810838528064" calcext:value-type="float">
            <text:p>34.5810838528064</text:p>
          </table:table-cell>
          <table:table-cell office:value-type="float" office:value="0.222502671018169" calcext:value-type="float">
            <text:p>0.222502671018169</text:p>
          </table:table-cell>
          <table:table-cell office:value-type="float" office:value="0.313660882814328" calcext:value-type="float">
            <text:p>0.313660882814328</text:p>
          </table:table-cell>
          <table:table-cell office:value-type="string" calcext:value-type="string">
            <text:p>https://twitter.com/AlwaysFlankLeft/status/1607940261379710980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32547/0.jpg</text:p>
          </table:table-cell>
          <table:table-cell office:value-type="string" calcext:value-type="string">
            <text:p>Pattern 2</text:p>
          </table:table-cell>
          <table:table-cell office:value-type="float" office:value="26.3032029386668" calcext:value-type="float">
            <text:p>26.3032029386668</text:p>
          </table:table-cell>
          <table:table-cell office:value-type="float" office:value="0.136338815521923" calcext:value-type="float">
            <text:p>0.136338815521923</text:p>
          </table:table-cell>
          <table:table-cell office:value-type="float" office:value="0.711926473632456" calcext:value-type="float">
            <text:p>0.711926473632456</text:p>
          </table:table-cell>
          <table:table-cell office:value-type="string" calcext:value-type="string">
            <text:p>https://twitter.com/AlwaysFlankLeft/status/1607940851862323201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4T131310/0.jpg</text:p>
          </table:table-cell>
          <table:table-cell office:value-type="string" calcext:value-type="string">
            <text:p>Pattern 1</text:p>
          </table:table-cell>
          <table:table-cell office:value-type="float" office:value="32.1513870319814" calcext:value-type="float">
            <text:p>32.1513870319814</text:p>
          </table:table-cell>
          <table:table-cell office:value-type="float" office:value="0.190535460189107" calcext:value-type="float">
            <text:p>0.190535460189107</text:p>
          </table:table-cell>
          <table:table-cell office:value-type="float" office:value="0.283093507396745" calcext:value-type="float">
            <text:p>0.283093507396745</text:p>
          </table:table-cell>
          <table:table-cell office:value-type="string" calcext:value-type="string">
            <text:p>https://twitter.com/FolksDigital/status/1610973669924438016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5T101511/0.jpg</text:p>
          </table:table-cell>
          <table:table-cell office:value-type="string" calcext:value-type="string">
            <text:p>Pattern 2</text:p>
          </table:table-cell>
          <table:table-cell office:value-type="float" office:value="28.9493936514337" calcext:value-type="float">
            <text:p>28.9493936514337</text:p>
          </table:table-cell>
          <table:table-cell office:value-type="float" office:value="0.309596602794268" calcext:value-type="float">
            <text:p>0.309596602794268</text:p>
          </table:table-cell>
          <table:table-cell office:value-type="float" office:value="0.776213980805604" calcext:value-type="float">
            <text:p>0.776213980805604</text:p>
          </table:table-cell>
          <table:table-cell office:value-type="string" calcext:value-type="string">
            <text:p>https://twitter.com/rahul05ranjan/status/1610943007838334981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5T111047/0.jpg</text:p>
          </table:table-cell>
          <table:table-cell office:value-type="string" calcext:value-type="string">
            <text:p>Pattern 6</text:p>
          </table:table-cell>
          <table:table-cell office:value-type="float" office:value="26.2578371941685" calcext:value-type="float">
            <text:p>26.2578371941685</text:p>
          </table:table-cell>
          <table:table-cell office:value-type="float" office:value="0.737452274006164" calcext:value-type="float">
            <text:p>0.737452274006164</text:p>
          </table:table-cell>
          <table:table-cell office:value-type="float" office:value="0.25753010650493" calcext:value-type="float">
            <text:p>0.25753010650493</text:p>
          </table:table-cell>
          <table:table-cell office:value-type="string" calcext:value-type="string">
            <text:p>https://twitter.com/AlwaysFlankLeft/status/1610956974685917185</text:p>
          </table:table-cell>
        </table:table-row>
        <table:table-row table:style-name="ro1">
          <table:table-cell office:value-type="string" calcext:value-type="string">
            <text:p>input/data_formal_20240530-1342/meme/AlwaysFlankLeft_20230111T222832/0.jpg</text:p>
          </table:table-cell>
          <table:table-cell office:value-type="string" calcext:value-type="string">
            <text:p>Pattern 5</text:p>
          </table:table-cell>
          <table:table-cell office:value-type="float" office:value="31.5482265867459" calcext:value-type="float">
            <text:p>31.5482265867459</text:p>
          </table:table-cell>
          <table:table-cell office:value-type="float" office:value="0.0991115906200124" calcext:value-type="float">
            <text:p>0.0991115906200124</text:p>
          </table:table-cell>
          <table:table-cell office:value-type="float" office:value="0.255730930477095" calcext:value-type="float">
            <text:p>0.255730930477095</text:p>
          </table:table-cell>
          <table:table-cell office:value-type="string" calcext:value-type="string">
            <text:p>https://twitter.com/AlwaysFlankLeft/status/1613301864711290880</text:p>
          </table:table-cell>
        </table:table-row>
        <table:table-row table:style-name="ro1">
          <table:table-cell office:value-type="string" calcext:value-type="string">
            <text:p>input/data_formal_20240530-1342/meme/AlwaysFlankLeft_20230111T223032/0.jpg</text:p>
          </table:table-cell>
          <table:table-cell office:value-type="string" calcext:value-type="string">
            <text:p>Pattern 2</text:p>
          </table:table-cell>
          <table:table-cell office:value-type="float" office:value="26.5126596288059" calcext:value-type="float">
            <text:p>26.5126596288059</text:p>
          </table:table-cell>
          <table:table-cell office:value-type="float" office:value="0.118765715319147" calcext:value-type="float">
            <text:p>0.118765715319147</text:p>
          </table:table-cell>
          <table:table-cell office:value-type="float" office:value="0.771696684701391" calcext:value-type="float">
            <text:p>0.771696684701391</text:p>
          </table:table-cell>
          <table:table-cell office:value-type="string" calcext:value-type="string">
            <text:p>https://twitter.com/AlwaysFlankLeft/status/1613302367004364801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21806/0.jpg</text:p>
          </table:table-cell>
          <table:table-cell office:value-type="string" calcext:value-type="string">
            <text:p>Pattern 1</text:p>
          </table:table-cell>
          <table:table-cell office:value-type="float" office:value="35.2132244985033" calcext:value-type="float">
            <text:p>35.2132244985033</text:p>
          </table:table-cell>
          <table:table-cell office:value-type="float" office:value="0.315168273215547" calcext:value-type="float">
            <text:p>0.315168273215547</text:p>
          </table:table-cell>
          <table:table-cell office:value-type="float" office:value="0.372836132281868" calcext:value-type="float">
            <text:p>0.372836132281868</text:p>
          </table:table-cell>
          <table:table-cell office:value-type="string" calcext:value-type="string">
            <text:p>https://twitter.com/AlwaysFlankLeft/status/1620909384086822912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21816/0.jpg</text:p>
          </table:table-cell>
          <table:table-cell office:value-type="string" calcext:value-type="string">
            <text:p>Pattern 5</text:p>
          </table:table-cell>
          <table:table-cell office:value-type="float" office:value="28.2450497696547" calcext:value-type="float">
            <text:p>28.2450497696547</text:p>
          </table:table-cell>
          <table:table-cell office:value-type="float" office:value="0.127429790586177" calcext:value-type="float">
            <text:p>0.127429790586177</text:p>
          </table:table-cell>
          <table:table-cell office:value-type="float" office:value="0.23386822626345" calcext:value-type="float">
            <text:p>0.23386822626345</text:p>
          </table:table-cell>
          <table:table-cell office:value-type="string" calcext:value-type="string">
            <text:p>https://twitter.com/AlwaysFlankLeft/status/162090942469607424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30908/0.jpg</text:p>
          </table:table-cell>
          <table:table-cell office:value-type="string" calcext:value-type="string">
            <text:p>Pattern 1</text:p>
          </table:table-cell>
          <table:table-cell office:value-type="float" office:value="33.9194840869644" calcext:value-type="float">
            <text:p>33.9194840869644</text:p>
          </table:table-cell>
          <table:table-cell office:value-type="float" office:value="0.228814111094792" calcext:value-type="float">
            <text:p>0.228814111094792</text:p>
          </table:table-cell>
          <table:table-cell office:value-type="float" office:value="0.320905278885641" calcext:value-type="float">
            <text:p>0.320905278885641</text:p>
          </table:table-cell>
          <table:table-cell office:value-type="string" calcext:value-type="string">
            <text:p>https://twitter.com/AlwaysFlankLeft/status/162092222404673536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13138/0.jpg</text:p>
          </table:table-cell>
          <table:table-cell office:value-type="string" calcext:value-type="string">
            <text:p>Pattern 5</text:p>
          </table:table-cell>
          <table:table-cell office:value-type="float" office:value="31.3698851672785" calcext:value-type="float">
            <text:p>31.3698851672785</text:p>
          </table:table-cell>
          <table:table-cell office:value-type="float" office:value="0.265568273423669" calcext:value-type="float">
            <text:p>0.265568273423669</text:p>
          </table:table-cell>
          <table:table-cell office:value-type="float" office:value="0.341907936414443" calcext:value-type="float">
            <text:p>0.341907936414443</text:p>
          </table:table-cell>
          <table:table-cell office:value-type="string" calcext:value-type="string">
            <text:p>https://twitter.com/AlwaysFlankLeft/status/162095808706980249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32344/0.jpg</text:p>
          </table:table-cell>
          <table:table-cell office:value-type="string" calcext:value-type="string">
            <text:p>Pattern 2</text:p>
          </table:table-cell>
          <table:table-cell office:value-type="float" office:value="28.7736352786886" calcext:value-type="float">
            <text:p>28.7736352786886</text:p>
          </table:table-cell>
          <table:table-cell office:value-type="float" office:value="0.159711038676867" calcext:value-type="float">
            <text:p>0.159711038676867</text:p>
          </table:table-cell>
          <table:table-cell office:value-type="float" office:value="0.734565795175461" calcext:value-type="float">
            <text:p>0.734565795175461</text:p>
          </table:table-cell>
          <table:table-cell office:value-type="string" calcext:value-type="string">
            <text:p>https://twitter.com/AlwaysFlankLeft/status/1620986296335228928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41624/0.jpg</text:p>
          </table:table-cell>
          <table:table-cell office:value-type="string" calcext:value-type="string">
            <text:p>Pattern 5</text:p>
          </table:table-cell>
          <table:table-cell office:value-type="float" office:value="28.9926499613257" calcext:value-type="float">
            <text:p>28.9926499613257</text:p>
          </table:table-cell>
          <table:table-cell office:value-type="float" office:value="0.232893669360523" calcext:value-type="float">
            <text:p>0.232893669360523</text:p>
          </table:table-cell>
          <table:table-cell office:value-type="float" office:value="0.50208241689841" calcext:value-type="float">
            <text:p>0.50208241689841</text:p>
          </table:table-cell>
          <table:table-cell office:value-type="string" calcext:value-type="string">
            <text:p>https://twitter.com/rahul05ranjan/status/162099958091259904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51536/0.jpg</text:p>
          </table:table-cell>
          <table:table-cell office:value-type="string" calcext:value-type="string">
            <text:p>Pattern 5</text:p>
          </table:table-cell>
          <table:table-cell office:value-type="float" office:value="28.8640753294001" calcext:value-type="float">
            <text:p>28.8640753294001</text:p>
          </table:table-cell>
          <table:table-cell office:value-type="float" office:value="0.166658060207908" calcext:value-type="float">
            <text:p>0.166658060207908</text:p>
          </table:table-cell>
          <table:table-cell office:value-type="float" office:value="0.250185569858342" calcext:value-type="float">
            <text:p>0.250185569858342</text:p>
          </table:table-cell>
          <table:table-cell office:value-type="string" calcext:value-type="string">
            <text:p>https://twitter.com/AlwaysFlankLeft/status/1621014451251040257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051743/0.jpg</text:p>
          </table:table-cell>
          <table:table-cell office:value-type="string" calcext:value-type="string">
            <text:p>Pattern 8</text:p>
          </table:table-cell>
          <table:table-cell office:value-type="float" office:value="26.3423195664435" calcext:value-type="float">
            <text:p>26.3423195664435</text:p>
          </table:table-cell>
          <table:table-cell office:value-type="float" office:value="0.73110376554249" calcext:value-type="float">
            <text:p>0.73110376554249</text:p>
          </table:table-cell>
          <table:table-cell office:value-type="float" office:value="0.499858970230775" calcext:value-type="float">
            <text:p>0.499858970230775</text:p>
          </table:table-cell>
          <table:table-cell office:value-type="string" calcext:value-type="string">
            <text:p>https://twitter.com/of_programming/status/1622575965112250371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02401/0.jpg</text:p>
          </table:table-cell>
          <table:table-cell office:value-type="string" calcext:value-type="string">
            <text:p>Pattern 2</text:p>
          </table:table-cell>
          <table:table-cell office:value-type="float" office:value="26.6860943214966" calcext:value-type="float">
            <text:p>26.6860943214966</text:p>
          </table:table-cell>
          <table:table-cell office:value-type="float" office:value="0.252308530316768" calcext:value-type="float">
            <text:p>0.252308530316768</text:p>
          </table:table-cell>
          <table:table-cell office:value-type="float" office:value="0.783997259259556" calcext:value-type="float">
            <text:p>0.783997259259556</text:p>
          </table:table-cell>
          <table:table-cell office:value-type="string" calcext:value-type="string">
            <text:p>https://twitter.com/AlwaysFlankLeft/status/162254161537285325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644/0.jpg</text:p>
          </table:table-cell>
          <table:table-cell office:value-type="string" calcext:value-type="string">
            <text:p>Pattern 5</text:p>
          </table:table-cell>
          <table:table-cell office:value-type="float" office:value="27.3971644364754" calcext:value-type="float">
            <text:p>27.3971644364754</text:p>
          </table:table-cell>
          <table:table-cell office:value-type="float" office:value="0.196772847521333" calcext:value-type="float">
            <text:p>0.196772847521333</text:p>
          </table:table-cell>
          <table:table-cell office:value-type="float" office:value="0.285921038484628" calcext:value-type="float">
            <text:p>0.285921038484628</text:p>
          </table:table-cell>
          <table:table-cell office:value-type="string" calcext:value-type="string">
            <text:p>https://twitter.com/rahul05ranjan/status/162255490961389158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653/0.jpg</text:p>
          </table:table-cell>
          <table:table-cell office:value-type="string" calcext:value-type="string">
            <text:p>Pattern 5</text:p>
          </table:table-cell>
          <table:table-cell office:value-type="float" office:value="28.2661478327251" calcext:value-type="float">
            <text:p>28.2661478327251</text:p>
          </table:table-cell>
          <table:table-cell office:value-type="float" office:value="0.216877587606826" calcext:value-type="float">
            <text:p>0.216877587606826</text:p>
          </table:table-cell>
          <table:table-cell office:value-type="float" office:value="0.343660379159211" calcext:value-type="float">
            <text:p>0.343660379159211</text:p>
          </table:table-cell>
          <table:table-cell office:value-type="string" calcext:value-type="string">
            <text:p>https://twitter.com/rahul05ranjan/status/1622554986289967105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18/0.jpg</text:p>
          </table:table-cell>
          <table:table-cell office:value-type="string" calcext:value-type="string">
            <text:p>Pattern 1</text:p>
          </table:table-cell>
          <table:table-cell office:value-type="float" office:value="33.385648846761" calcext:value-type="float">
            <text:p>33.385648846761</text:p>
          </table:table-cell>
          <table:table-cell office:value-type="float" office:value="0.276306469204803" calcext:value-type="float">
            <text:p>0.276306469204803</text:p>
          </table:table-cell>
          <table:table-cell office:value-type="float" office:value="0.266022431092253" calcext:value-type="float">
            <text:p>0.266022431092253</text:p>
          </table:table-cell>
          <table:table-cell office:value-type="string" calcext:value-type="string">
            <text:p>https://twitter.com/AlwaysFlankLeft/status/162255552937236889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27/0.jpg</text:p>
          </table:table-cell>
          <table:table-cell office:value-type="string" calcext:value-type="string">
            <text:p>Pattern 1</text:p>
          </table:table-cell>
          <table:table-cell office:value-type="float" office:value="31.6644831853782" calcext:value-type="float">
            <text:p>31.6644831853782</text:p>
          </table:table-cell>
          <table:table-cell office:value-type="float" office:value="0.202942715182495" calcext:value-type="float">
            <text:p>0.202942715182495</text:p>
          </table:table-cell>
          <table:table-cell office:value-type="float" office:value="0.278215206270504" calcext:value-type="float">
            <text:p>0.278215206270504</text:p>
          </table:table-cell>
          <table:table-cell office:value-type="string" calcext:value-type="string">
            <text:p>https://twitter.com/AlwaysFlankLeft/status/1622555565846151168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35/0.jpg</text:p>
          </table:table-cell>
          <table:table-cell office:value-type="string" calcext:value-type="string">
            <text:p>Pattern 1</text:p>
          </table:table-cell>
          <table:table-cell office:value-type="float" office:value="27.1010379946892" calcext:value-type="float">
            <text:p>27.1010379946892</text:p>
          </table:table-cell>
          <table:table-cell office:value-type="float" office:value="0.213925541184293" calcext:value-type="float">
            <text:p>0.213925541184293</text:p>
          </table:table-cell>
          <table:table-cell office:value-type="float" office:value="0.260822086215238" calcext:value-type="float">
            <text:p>0.260822086215238</text:p>
          </table:table-cell>
          <table:table-cell office:value-type="string" calcext:value-type="string">
            <text:p>https://twitter.com/AlwaysFlankLeft/status/1622555598989434882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43/0.jpg</text:p>
          </table:table-cell>
          <table:table-cell office:value-type="string" calcext:value-type="string">
            <text:p>Pattern 7</text:p>
          </table:table-cell>
          <table:table-cell office:value-type="float" office:value="31.9673875322242" calcext:value-type="float">
            <text:p>31.9673875322242</text:p>
          </table:table-cell>
          <table:table-cell office:value-type="float" office:value="0.165163104654511" calcext:value-type="float">
            <text:p>0.165163104654511</text:p>
          </table:table-cell>
          <table:table-cell office:value-type="float" office:value="0.548190166795857" calcext:value-type="float">
            <text:p>0.548190166795857</text:p>
          </table:table-cell>
          <table:table-cell office:value-type="string" calcext:value-type="string">
            <text:p>https://twitter.com/AlwaysFlankLeft/status/1622555632552361984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21426/0.jpg</text:p>
          </table:table-cell>
          <table:table-cell office:value-type="string" calcext:value-type="string">
            <text:p>Pattern 7</text:p>
          </table:table-cell>
          <table:table-cell office:value-type="float" office:value="25.7919651656647" calcext:value-type="float">
            <text:p>25.7919651656647</text:p>
          </table:table-cell>
          <table:table-cell office:value-type="float" office:value="0.436690114009755" calcext:value-type="float">
            <text:p>0.436690114009755</text:p>
          </table:table-cell>
          <table:table-cell office:value-type="float" office:value="0.439581409251958" calcext:value-type="float">
            <text:p>0.439581409251958</text:p>
          </table:table-cell>
          <table:table-cell office:value-type="string" calcext:value-type="string">
            <text:p>https://twitter.com/AlwaysFlankLeft/status/1622569402154483714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21621/0.jpg</text:p>
          </table:table-cell>
          <table:table-cell office:value-type="string" calcext:value-type="string">
            <text:p>Pattern 2</text:p>
          </table:table-cell>
          <table:table-cell office:value-type="float" office:value="26.7267908373317" calcext:value-type="float">
            <text:p>26.7267908373317</text:p>
          </table:table-cell>
          <table:table-cell office:value-type="float" office:value="0.178708701329835" calcext:value-type="float">
            <text:p>0.178708701329835</text:p>
          </table:table-cell>
          <table:table-cell office:value-type="float" office:value="0.805962787498269" calcext:value-type="float">
            <text:p>0.805962787498269</text:p>
          </table:table-cell>
          <table:table-cell office:value-type="string" calcext:value-type="string">
            <text:p>https://twitter.com/FolksDigital/status/1622578452770721793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43553/0.jpg</text:p>
          </table:table-cell>
          <table:table-cell office:value-type="string" calcext:value-type="string">
            <text:p>Pattern 1</text:p>
          </table:table-cell>
          <table:table-cell office:value-type="float" office:value="32.8469995411843" calcext:value-type="float">
            <text:p>32.8469995411843</text:p>
          </table:table-cell>
          <table:table-cell office:value-type="float" office:value="0.151674584254218" calcext:value-type="float">
            <text:p>0.151674584254218</text:p>
          </table:table-cell>
          <table:table-cell office:value-type="float" office:value="0.279617998070997" calcext:value-type="float">
            <text:p>0.279617998070997</text:p>
          </table:table-cell>
          <table:table-cell office:value-type="string" calcext:value-type="string">
            <text:p>https://twitter.com/AlwaysFlankLeft/status/1622605002622529536</text:p>
          </table:table-cell>
        </table:table-row>
        <table:table-row table:style-name="ro1">
          <table:table-cell office:value-type="string" calcext:value-type="string">
            <text:p>input/data_formal_20240530-1342/meme/amagiccreations_20230315T203100/0.jpg</text:p>
          </table:table-cell>
          <table:table-cell office:value-type="string" calcext:value-type="string">
            <text:p>Pattern 3</text:p>
          </table:table-cell>
          <table:table-cell office:value-type="float" office:value="28.2254548161205" calcext:value-type="float">
            <text:p>28.2254548161205</text:p>
          </table:table-cell>
          <table:table-cell office:value-type="float" office:value="0.274499315636486" calcext:value-type="float">
            <text:p>0.274499315636486</text:p>
          </table:table-cell>
          <table:table-cell office:value-type="float" office:value="0.813429661401886" calcext:value-type="float">
            <text:p>0.813429661401886</text:p>
          </table:table-cell>
          <table:table-cell office:value-type="string" calcext:value-type="string">
            <text:p>https://twitter.com/amagiccreations/status/1636102719965478913</text:p>
          </table:table-cell>
        </table:table-row>
        <table:table-row table:style-name="ro1">
          <table:table-cell office:value-type="string" calcext:value-type="string">
            <text:p>input/data_formal_20240530-1342/meme/AmanKhan0909_20230106T081528/0.jpg</text:p>
          </table:table-cell>
          <table:table-cell office:value-type="string" calcext:value-type="string">
            <text:p>Pattern 2</text:p>
          </table:table-cell>
          <table:table-cell office:value-type="float" office:value="28.9360819098696" calcext:value-type="float">
            <text:p>28.9360819098696</text:p>
          </table:table-cell>
          <table:table-cell office:value-type="float" office:value="0.212443661491832" calcext:value-type="float">
            <text:p>0.212443661491832</text:p>
          </table:table-cell>
          <table:table-cell office:value-type="float" office:value="0.675903082133804" calcext:value-type="float">
            <text:p>0.675903082133804</text:p>
          </table:table-cell>
          <table:table-cell office:value-type="string" calcext:value-type="string">
            <text:p>https://twitter.com/AmanKhan0909/status/1611275242198175744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0.jpg</text:p>
          </table:table-cell>
          <table:table-cell office:value-type="string" calcext:value-type="string">
            <text:p>Pattern 6</text:p>
          </table:table-cell>
          <table:table-cell office:value-type="float" office:value="27.2316394978402" calcext:value-type="float">
            <text:p>27.2316394978402</text:p>
          </table:table-cell>
          <table:table-cell office:value-type="float" office:value="0.768451062592869" calcext:value-type="float">
            <text:p>0.768451062592869</text:p>
          </table:table-cell>
          <table:table-cell office:value-type="float" office:value="0.415163824500106" calcext:value-type="float">
            <text:p>0.415163824500106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1.jpg</text:p>
          </table:table-cell>
          <table:table-cell office:value-type="string" calcext:value-type="string">
            <text:p>Pattern 7</text:p>
          </table:table-cell>
          <table:table-cell office:value-type="float" office:value="24.8092978052525" calcext:value-type="float">
            <text:p>24.8092978052525</text:p>
          </table:table-cell>
          <table:table-cell office:value-type="float" office:value="0.420954239953577" calcext:value-type="float">
            <text:p>0.420954239953577</text:p>
          </table:table-cell>
          <table:table-cell office:value-type="float" office:value="0.420563349603691" calcext:value-type="float">
            <text:p>0.420563349603691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2.jpg</text:p>
          </table:table-cell>
          <table:table-cell office:value-type="string" calcext:value-type="string">
            <text:p>Pattern 7</text:p>
          </table:table-cell>
          <table:table-cell office:value-type="float" office:value="33.9592816322559" calcext:value-type="float">
            <text:p>33.9592816322559</text:p>
          </table:table-cell>
          <table:table-cell office:value-type="float" office:value="0.233378052766587" calcext:value-type="float">
            <text:p>0.233378052766587</text:p>
          </table:table-cell>
          <table:table-cell office:value-type="float" office:value="0.374778466028991" calcext:value-type="float">
            <text:p>0.374778466028991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irKahory_20230105T183739/0.jpg</text:p>
          </table:table-cell>
          <table:table-cell office:value-type="string" calcext:value-type="string">
            <text:p>Pattern 5</text:p>
          </table:table-cell>
          <table:table-cell office:value-type="float" office:value="33.8019671216584" calcext:value-type="float">
            <text:p>33.8019671216584</text:p>
          </table:table-cell>
          <table:table-cell office:value-type="float" office:value="0.153617311106132" calcext:value-type="float">
            <text:p>0.153617311106132</text:p>
          </table:table-cell>
          <table:table-cell office:value-type="float" office:value="0.34538532937907" calcext:value-type="float">
            <text:p>0.34538532937907</text:p>
          </table:table-cell>
          <table:table-cell office:value-type="string" calcext:value-type="string">
            <text:p>https://twitter.com/Afraid_of_Four/status/1611278252244336640</text:p>
          </table:table-cell>
        </table:table-row>
        <table:table-row table:style-name="ro1">
          <table:table-cell office:value-type="string" calcext:value-type="string">
            <text:p>input/data_formal_20240530-1342/meme/AmitRathoredu_20230106T074728/0.jpg</text:p>
          </table:table-cell>
          <table:table-cell office:value-type="string" calcext:value-type="string">
            <text:p>Pattern 9</text:p>
          </table:table-cell>
          <table:table-cell office:value-type="float" office:value="11.7285372083562" calcext:value-type="float">
            <text:p>11.7285372083562</text:p>
          </table:table-cell>
          <table:table-cell office:value-type="float" office:value="0.17044336058474" calcext:value-type="float">
            <text:p>0.17044336058474</text:p>
          </table:table-cell>
          <table:table-cell office:value-type="float" office:value="0.0228065282784468" calcext:value-type="float">
            <text:p>0.0228065282784468</text:p>
          </table:table-cell>
          <table:table-cell office:value-type="string" calcext:value-type="string">
            <text:p>https://twitter.com/AmitRathoredu/status/1611268197621334017</text:p>
          </table:table-cell>
        </table:table-row>
        <table:table-row table:style-name="ro1">
          <table:table-cell office:value-type="string" calcext:value-type="string">
            <text:p>input/data_formal_20240530-1342/meme/ampmob_20230403T221259/0.jpg</text:p>
          </table:table-cell>
          <table:table-cell office:value-type="string" calcext:value-type="string">
            <text:p>Pattern 5</text:p>
          </table:table-cell>
          <table:table-cell office:value-type="float" office:value="31.7002586148375" calcext:value-type="float">
            <text:p>31.7002586148375</text:p>
          </table:table-cell>
          <table:table-cell office:value-type="float" office:value="0.296166670146974" calcext:value-type="float">
            <text:p>0.296166670146974</text:p>
          </table:table-cell>
          <table:table-cell office:value-type="float" office:value="0.369015861230177" calcext:value-type="float">
            <text:p>0.369015861230177</text:p>
          </table:table-cell>
          <table:table-cell office:value-type="string" calcext:value-type="string">
            <text:p>https://twitter.com/ampmob/status/1643013753418514433</text:p>
          </table:table-cell>
        </table:table-row>
        <table:table-row table:style-name="ro1">
          <table:table-cell office:value-type="string" calcext:value-type="string">
            <text:p>input/data_formal_20240530-1342/meme/AndrejsHmelovs_20230321T165306/0.jpg</text:p>
          </table:table-cell>
          <table:table-cell office:value-type="string" calcext:value-type="string">
            <text:p>Pattern 1</text:p>
          </table:table-cell>
          <table:table-cell office:value-type="float" office:value="32.4310614308495" calcext:value-type="float">
            <text:p>32.4310614308495</text:p>
          </table:table-cell>
          <table:table-cell office:value-type="float" office:value="0.488594299308278" calcext:value-type="float">
            <text:p>0.488594299308278</text:p>
          </table:table-cell>
          <table:table-cell office:value-type="float" office:value="0.355981476322609" calcext:value-type="float">
            <text:p>0.355981476322609</text:p>
          </table:table-cell>
          <table:table-cell office:value-type="string" calcext:value-type="string">
            <text:p>https://twitter.com/CummingLegend/status/1638597015067131916</text:p>
          </table:table-cell>
        </table:table-row>
        <table:table-row table:style-name="ro1">
          <table:table-cell office:value-type="string" calcext:value-type="string">
            <text:p>input/data_formal_20240530-1342/meme/AndreyMitchell__20230107T221154/0.jpg</text:p>
          </table:table-cell>
          <table:table-cell office:value-type="string" calcext:value-type="string">
            <text:p>Pattern 6</text:p>
          </table:table-cell>
          <table:table-cell office:value-type="float" office:value="31.9273740273748" calcext:value-type="float">
            <text:p>31.9273740273748</text:p>
          </table:table-cell>
          <table:table-cell office:value-type="float" office:value="0.56482991294674" calcext:value-type="float">
            <text:p>0.56482991294674</text:p>
          </table:table-cell>
          <table:table-cell office:value-type="float" office:value="0.398548104108275" calcext:value-type="float">
            <text:p>0.398548104108275</text:p>
          </table:table-cell>
          <table:table-cell office:value-type="string" calcext:value-type="string">
            <text:p>https://twitter.com/AndreyMitchell_/status/1611848124946849792</text:p>
          </table:table-cell>
        </table:table-row>
        <table:table-row table:style-name="ro1">
          <table:table-cell office:value-type="string" calcext:value-type="string">
            <text:p>input/data_formal_20240530-1342/meme/androidcats_20230106T044019/0.jpg</text:p>
          </table:table-cell>
          <table:table-cell office:value-type="string" calcext:value-type="string">
            <text:p>Pattern 1</text:p>
          </table:table-cell>
          <table:table-cell office:value-type="float" office:value="32.3514141654044" calcext:value-type="float">
            <text:p>32.3514141654044</text:p>
          </table:table-cell>
          <table:table-cell office:value-type="float" office:value="0.496828247907846" calcext:value-type="float">
            <text:p>0.496828247907846</text:p>
          </table:table-cell>
          <table:table-cell office:value-type="float" office:value="0.546737190354704" calcext:value-type="float">
            <text:p>0.546737190354704</text:p>
          </table:table-cell>
          <table:table-cell office:value-type="string" calcext:value-type="string">
            <text:p>https://twitter.com/1blogjp/status/1611248885787398146</text:p>
          </table:table-cell>
        </table:table-row>
        <table:table-row table:style-name="ro1">
          <table:table-cell office:value-type="string" calcext:value-type="string">
            <text:p>input/data_formal_20240530-1342/meme/Andweart_20230206T151937/0.jpg</text:p>
          </table:table-cell>
          <table:table-cell office:value-type="string" calcext:value-type="string">
            <text:p>Pattern 3</text:p>
          </table:table-cell>
          <table:table-cell office:value-type="float" office:value="25.5235652585709" calcext:value-type="float">
            <text:p>25.5235652585709</text:p>
          </table:table-cell>
          <table:table-cell office:value-type="float" office:value="0.203088538059909" calcext:value-type="float">
            <text:p>0.203088538059909</text:p>
          </table:table-cell>
          <table:table-cell office:value-type="float" office:value="0.769481325122783" calcext:value-type="float">
            <text:p>0.769481325122783</text:p>
          </table:table-cell>
          <table:table-cell office:value-type="string" calcext:value-type="string">
            <text:p>https://twitter.com/Andweart/status/1622616008224829441</text:p>
          </table:table-cell>
        </table:table-row>
        <table:table-row table:style-name="ro1">
          <table:table-cell office:value-type="string" calcext:value-type="string">
            <text:p>input/data_formal_20240530-1342/meme/Anhedonia616_20230123T155924/0.jpg</text:p>
          </table:table-cell>
          <table:table-cell office:value-type="string" calcext:value-type="string">
            <text:p>Pattern 1</text:p>
          </table:table-cell>
          <table:table-cell office:value-type="float" office:value="33.8303144203379" calcext:value-type="float">
            <text:p>33.8303144203379</text:p>
          </table:table-cell>
          <table:table-cell office:value-type="float" office:value="0.48389574801982" calcext:value-type="float">
            <text:p>0.48389574801982</text:p>
          </table:table-cell>
          <table:table-cell office:value-type="float" office:value="0.373702025100754" calcext:value-type="float">
            <text:p>0.373702025100754</text:p>
          </table:table-cell>
          <table:table-cell office:value-type="string" calcext:value-type="string">
            <text:p>https://twitter.com/Anhedonia616/status/1617552588655808513</text:p>
          </table:table-cell>
        </table:table-row>
        <table:table-row table:style-name="ro1">
          <table:table-cell office:value-type="string" calcext:value-type="string">
            <text:p>input/data_formal_20240530-1342/meme/Animemes_san_20221227T235124/0.jpg</text:p>
          </table:table-cell>
          <table:table-cell office:value-type="string" calcext:value-type="string">
            <text:p>Pattern 3</text:p>
          </table:table-cell>
          <table:table-cell office:value-type="float" office:value="32.0520376292339" calcext:value-type="float">
            <text:p>32.0520376292339</text:p>
          </table:table-cell>
          <table:table-cell office:value-type="float" office:value="0.334977128110184" calcext:value-type="float">
            <text:p>0.334977128110184</text:p>
          </table:table-cell>
          <table:table-cell office:value-type="float" office:value="0.679159081253523" calcext:value-type="float">
            <text:p>0.679159081253523</text:p>
          </table:table-cell>
          <table:table-cell office:value-type="string" calcext:value-type="string">
            <text:p>https://twitter.com/Animemes_san/status/1607886899129065472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25151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Animemes_san/status/1607932310619299843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55149/0.jpg</text:p>
          </table:table-cell>
          <table:table-cell office:value-type="string" calcext:value-type="string">
            <text:p>Pattern 3</text:p>
          </table:table-cell>
          <table:table-cell office:value-type="float" office:value="26.6328511599154" calcext:value-type="float">
            <text:p>26.6328511599154</text:p>
          </table:table-cell>
          <table:table-cell office:value-type="float" office:value="0.354379444860435" calcext:value-type="float">
            <text:p>0.354379444860435</text:p>
          </table:table-cell>
          <table:table-cell office:value-type="float" office:value="0.801607628889198" calcext:value-type="float">
            <text:p>0.801607628889198</text:p>
          </table:table-cell>
          <table:table-cell office:value-type="string" calcext:value-type="string">
            <text:p>https://twitter.com/Animemes_san/status/1607977601695375360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65134/0.jpg</text:p>
          </table:table-cell>
          <table:table-cell office:value-type="string" calcext:value-type="string">
            <text:p>Pattern 3</text:p>
          </table:table-cell>
          <table:table-cell office:value-type="float" office:value="27.8038793197286" calcext:value-type="float">
            <text:p>27.8038793197286</text:p>
          </table:table-cell>
          <table:table-cell office:value-type="float" office:value="0.420951972282603" calcext:value-type="float">
            <text:p>0.420951972282603</text:p>
          </table:table-cell>
          <table:table-cell office:value-type="float" office:value="0.860419371604888" calcext:value-type="float">
            <text:p>0.860419371604888</text:p>
          </table:table-cell>
          <table:table-cell office:value-type="string" calcext:value-type="string">
            <text:p>https://twitter.com/Animemes_san/status/1607992636463251456</text:p>
          </table:table-cell>
        </table:table-row>
        <table:table-row table:style-name="ro1">
          <table:table-cell office:value-type="string" calcext:value-type="string">
            <text:p>input/data_formal_20240530-1342/meme/Animemes_san_20230105T115154/0.jpg</text:p>
          </table:table-cell>
          <table:table-cell office:value-type="string" calcext:value-type="string">
            <text:p>Pattern 3</text:p>
          </table:table-cell>
          <table:table-cell office:value-type="float" office:value="24.0354833202308" calcext:value-type="float">
            <text:p>24.0354833202308</text:p>
          </table:table-cell>
          <table:table-cell office:value-type="float" office:value="0.433899693133582" calcext:value-type="float">
            <text:p>0.433899693133582</text:p>
          </table:table-cell>
          <table:table-cell office:value-type="float" office:value="0.846481310535195" calcext:value-type="float">
            <text:p>0.846481310535195</text:p>
          </table:table-cell>
          <table:table-cell office:value-type="string" calcext:value-type="string">
            <text:p>https://twitter.com/Animemes_san/status/1610967321144614913</text:p>
          </table:table-cell>
        </table:table-row>
        <table:table-row table:style-name="ro1">
          <table:table-cell office:value-type="string" calcext:value-type="string">
            <text:p>input/data_formal_20240530-1342/meme/Animemes_san_20230105T115157/0.jpg</text:p>
          </table:table-cell>
          <table:table-cell office:value-type="string" calcext:value-type="string">
            <text:p>Pattern 3</text:p>
          </table:table-cell>
          <table:table-cell office:value-type="float" office:value="24.9159944643273" calcext:value-type="float">
            <text:p>24.9159944643273</text:p>
          </table:table-cell>
          <table:table-cell office:value-type="float" office:value="0.279310825728957" calcext:value-type="float">
            <text:p>0.279310825728957</text:p>
          </table:table-cell>
          <table:table-cell office:value-type="float" office:value="0.866603829973618" calcext:value-type="float">
            <text:p>0.866603829973618</text:p>
          </table:table-cell>
          <table:table-cell office:value-type="string" calcext:value-type="string">
            <text:p>https://twitter.com/Animemes_san/status/1610967332645371904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45143/0.jpg</text:p>
          </table:table-cell>
          <table:table-cell office:value-type="string" calcext:value-type="string">
            <text:p>Pattern 3</text:p>
          </table:table-cell>
          <table:table-cell office:value-type="float" office:value="25.2173559797978" calcext:value-type="float">
            <text:p>25.2173559797978</text:p>
          </table:table-cell>
          <table:table-cell office:value-type="float" office:value="0.425528614319839" calcext:value-type="float">
            <text:p>0.425528614319839</text:p>
          </table:table-cell>
          <table:table-cell office:value-type="float" office:value="0.852155266512833" calcext:value-type="float">
            <text:p>0.852155266512833</text:p>
          </table:table-cell>
          <table:table-cell office:value-type="string" calcext:value-type="string">
            <text:p>https://twitter.com/Animemes_san/status/1611223967695527936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45146/0.jpg</text:p>
          </table:table-cell>
          <table:table-cell office:value-type="string" calcext:value-type="string">
            <text:p>Pattern 3</text:p>
          </table:table-cell>
          <table:table-cell office:value-type="float" office:value="28.672597885728" calcext:value-type="float">
            <text:p>28.672597885728</text:p>
          </table:table-cell>
          <table:table-cell office:value-type="float" office:value="0.503576518940785" calcext:value-type="float">
            <text:p>0.503576518940785</text:p>
          </table:table-cell>
          <table:table-cell office:value-type="float" office:value="0.73216605206831" calcext:value-type="float">
            <text:p>0.73216605206831</text:p>
          </table:table-cell>
          <table:table-cell office:value-type="string" calcext:value-type="string">
            <text:p>https://twitter.com/Animemes_san/status/1611223977942290433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65126/0.jpg</text:p>
          </table:table-cell>
          <table:table-cell office:value-type="string" calcext:value-type="string">
            <text:p>Pattern 3</text:p>
          </table:table-cell>
          <table:table-cell office:value-type="float" office:value="31.1995512194813" calcext:value-type="float">
            <text:p>31.1995512194813</text:p>
          </table:table-cell>
          <table:table-cell office:value-type="float" office:value="0.147516503093172" calcext:value-type="float">
            <text:p>0.147516503093172</text:p>
          </table:table-cell>
          <table:table-cell office:value-type="float" office:value="0.66316722284713" calcext:value-type="float">
            <text:p>0.66316722284713</text:p>
          </table:table-cell>
          <table:table-cell office:value-type="string" calcext:value-type="string">
            <text:p>https://twitter.com/Animemes_san/status/1611254092914982915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85141/0.jpg</text:p>
          </table:table-cell>
          <table:table-cell office:value-type="string" calcext:value-type="string">
            <text:p>Pattern 3</text:p>
          </table:table-cell>
          <table:table-cell office:value-type="float" office:value="30.7428565241756" calcext:value-type="float">
            <text:p>30.7428565241756</text:p>
          </table:table-cell>
          <table:table-cell office:value-type="float" office:value="0.425824471154961" calcext:value-type="float">
            <text:p>0.425824471154961</text:p>
          </table:table-cell>
          <table:table-cell office:value-type="float" office:value="0.669307177701935" calcext:value-type="float">
            <text:p>0.669307177701935</text:p>
          </table:table-cell>
          <table:table-cell office:value-type="string" calcext:value-type="string">
            <text:p>https://twitter.com/Animemes_san/status/1611284356781293569</text:p>
          </table:table-cell>
        </table:table-row>
        <table:table-row table:style-name="ro1">
          <table:table-cell office:value-type="string" calcext:value-type="string">
            <text:p>input/data_formal_20240530-1342/meme/Animemes_san_20230111T195155/0.jpg</text:p>
          </table:table-cell>
          <table:table-cell office:value-type="string" calcext:value-type="string">
            <text:p>Pattern 3</text:p>
          </table:table-cell>
          <table:table-cell office:value-type="float" office:value="25.573983980625" calcext:value-type="float">
            <text:p>25.573983980625</text:p>
          </table:table-cell>
          <table:table-cell office:value-type="float" office:value="0.424505837506738" calcext:value-type="float">
            <text:p>0.424505837506738</text:p>
          </table:table-cell>
          <table:table-cell office:value-type="float" office:value="0.810978937273039" calcext:value-type="float">
            <text:p>0.810978937273039</text:p>
          </table:table-cell>
          <table:table-cell office:value-type="string" calcext:value-type="string">
            <text:p>https://twitter.com/firebrantt/status/1613296706044542977</text:p>
          </table:table-cell>
        </table:table-row>
        <table:table-row table:style-name="ro1">
          <table:table-cell office:value-type="string" calcext:value-type="string">
            <text:p>input/data_formal_20240530-1342/meme/Animemes_san_20230201T225228/0.jpg</text:p>
          </table:table-cell>
          <table:table-cell office:value-type="string" calcext:value-type="string">
            <text:p>Pattern 3</text:p>
          </table:table-cell>
          <table:table-cell office:value-type="float" office:value="27.7087033591602" calcext:value-type="float">
            <text:p>27.7087033591602</text:p>
          </table:table-cell>
          <table:table-cell office:value-type="float" office:value="0.399447195987284" calcext:value-type="float">
            <text:p>0.399447195987284</text:p>
          </table:table-cell>
          <table:table-cell office:value-type="float" office:value="0.843806797475751" calcext:value-type="float">
            <text:p>0.843806797475751</text:p>
          </table:table-cell>
          <table:table-cell office:value-type="string" calcext:value-type="string">
            <text:p>https://twitter.com/Animemes_san/status/1620918029293854721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25137/0.jpg</text:p>
          </table:table-cell>
          <table:table-cell office:value-type="string" calcext:value-type="string">
            <text:p>Pattern 5</text:p>
          </table:table-cell>
          <table:table-cell office:value-type="float" office:value="21.8318763402042" calcext:value-type="float">
            <text:p>21.8318763402042</text:p>
          </table:table-cell>
          <table:table-cell office:value-type="float" office:value="0.0785301255766157" calcext:value-type="float">
            <text:p>0.0785301255766157</text:p>
          </table:table-cell>
          <table:table-cell office:value-type="float" office:value="0.448501006077682" calcext:value-type="float">
            <text:p>0.448501006077682</text:p>
          </table:table-cell>
          <table:table-cell office:value-type="string" calcext:value-type="string">
            <text:p>https://twitter.com/Animemes_san/status/1620978214389653504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45204/0.jpg</text:p>
          </table:table-cell>
          <table:table-cell office:value-type="string" calcext:value-type="string">
            <text:p>Pattern 3</text:p>
          </table:table-cell>
          <table:table-cell office:value-type="float" office:value="25.0660495537993" calcext:value-type="float">
            <text:p>25.0660495537993</text:p>
          </table:table-cell>
          <table:table-cell office:value-type="float" office:value="0.544357475475541" calcext:value-type="float">
            <text:p>0.544357475475541</text:p>
          </table:table-cell>
          <table:table-cell office:value-type="float" office:value="0.705889008986038" calcext:value-type="float">
            <text:p>0.705889008986038</text:p>
          </table:table-cell>
          <table:table-cell office:value-type="string" calcext:value-type="string">
            <text:p>https://twitter.com/Animemes_san/status/1621008527274680327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45213/0.jpg</text:p>
          </table:table-cell>
          <table:table-cell office:value-type="string" calcext:value-type="string">
            <text:p>Pattern 3</text:p>
          </table:table-cell>
          <table:table-cell office:value-type="float" office:value="23.3676191924717" calcext:value-type="float">
            <text:p>23.3676191924717</text:p>
          </table:table-cell>
          <table:table-cell office:value-type="float" office:value="0.482236897238572" calcext:value-type="float">
            <text:p>0.482236897238572</text:p>
          </table:table-cell>
          <table:table-cell office:value-type="float" office:value="0.823327404320888" calcext:value-type="float">
            <text:p>0.823327404320888</text:p>
          </table:table-cell>
          <table:table-cell office:value-type="string" calcext:value-type="string">
            <text:p>https://twitter.com/Animemes_san/status/1621008566705324032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05155/0.jpg</text:p>
          </table:table-cell>
          <table:table-cell office:value-type="string" calcext:value-type="string">
            <text:p>Pattern 2</text:p>
          </table:table-cell>
          <table:table-cell office:value-type="float" office:value="23.6874049595689" calcext:value-type="float">
            <text:p>23.6874049595689</text:p>
          </table:table-cell>
          <table:table-cell office:value-type="float" office:value="0.214988938915603" calcext:value-type="float">
            <text:p>0.214988938915603</text:p>
          </table:table-cell>
          <table:table-cell office:value-type="float" office:value="0.924076917885614" calcext:value-type="float">
            <text:p>0.924076917885614</text:p>
          </table:table-cell>
          <table:table-cell office:value-type="string" calcext:value-type="string">
            <text:p>https://twitter.com/Animemes_san/status/1622548636759359489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25159/0.jpg</text:p>
          </table:table-cell>
          <table:table-cell office:value-type="string" calcext:value-type="string">
            <text:p>Pattern 3</text:p>
          </table:table-cell>
          <table:table-cell office:value-type="float" office:value="26.7568283079157" calcext:value-type="float">
            <text:p>26.7568283079157</text:p>
          </table:table-cell>
          <table:table-cell office:value-type="float" office:value="0.225132930621741" calcext:value-type="float">
            <text:p>0.225132930621741</text:p>
          </table:table-cell>
          <table:table-cell office:value-type="float" office:value="0.761623885093226" calcext:value-type="float">
            <text:p>0.761623885093226</text:p>
          </table:table-cell>
          <table:table-cell office:value-type="string" calcext:value-type="string">
            <text:p>https://twitter.com/Animemes_san/status/1622578856002523136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35145/0.jpg</text:p>
          </table:table-cell>
          <table:table-cell office:value-type="string" calcext:value-type="string">
            <text:p>Pattern 3</text:p>
          </table:table-cell>
          <table:table-cell office:value-type="float" office:value="26.2433272133379" calcext:value-type="float">
            <text:p>26.2433272133379</text:p>
          </table:table-cell>
          <table:table-cell office:value-type="float" office:value="0.451411731047302" calcext:value-type="float">
            <text:p>0.451411731047302</text:p>
          </table:table-cell>
          <table:table-cell office:value-type="float" office:value="0.801674024737821" calcext:value-type="float">
            <text:p>0.801674024737821</text:p>
          </table:table-cell>
          <table:table-cell office:value-type="string" calcext:value-type="string">
            <text:p>https://twitter.com/Animemes_san/status/1622593896227151878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55148/0.jpg</text:p>
          </table:table-cell>
          <table:table-cell office:value-type="string" calcext:value-type="string">
            <text:p>Pattern 3</text:p>
          </table:table-cell>
          <table:table-cell office:value-type="float" office:value="30.4868732013217" calcext:value-type="float">
            <text:p>30.4868732013217</text:p>
          </table:table-cell>
          <table:table-cell office:value-type="float" office:value="0.279352397079055" calcext:value-type="float">
            <text:p>0.279352397079055</text:p>
          </table:table-cell>
          <table:table-cell office:value-type="float" office:value="0.648477389096675" calcext:value-type="float">
            <text:p>0.648477389096675</text:p>
          </table:table-cell>
          <table:table-cell office:value-type="string" calcext:value-type="string">
            <text:p>https://twitter.com/Animemes_san/status/1622624104519028738</text:p>
          </table:table-cell>
        </table:table-row>
        <table:table-row table:style-name="ro1">
          <table:table-cell office:value-type="string" calcext:value-type="string">
            <text:p>input/data_formal_20240530-1342/meme/Animemes_san_20230323T035130/0.jpg</text:p>
          </table:table-cell>
          <table:table-cell office:value-type="string" calcext:value-type="string">
            <text:p>Pattern 8</text:p>
          </table:table-cell>
          <table:table-cell office:value-type="float" office:value="27.2712348899327" calcext:value-type="float">
            <text:p>27.2712348899327</text:p>
          </table:table-cell>
          <table:table-cell office:value-type="float" office:value="0.718034075308632" calcext:value-type="float">
            <text:p>0.718034075308632</text:p>
          </table:table-cell>
          <table:table-cell office:value-type="float" office:value="0.467199608368683" calcext:value-type="float">
            <text:p>0.467199608368683</text:p>
          </table:table-cell>
          <table:table-cell office:value-type="string" calcext:value-type="string">
            <text:p>https://twitter.com/Animemes_san/status/1638750292358631426</text:p>
          </table:table-cell>
        </table:table-row>
        <table:table-row table:style-name="ro1">
          <table:table-cell office:value-type="string" calcext:value-type="string">
            <text:p>input/data_formal_20240530-1342/meme/animepowers123_20230206T145453/0.jpg</text:p>
          </table:table-cell>
          <table:table-cell office:value-type="string" calcext:value-type="string">
            <text:p>Pattern 2</text:p>
          </table:table-cell>
          <table:table-cell office:value-type="float" office:value="28.7890481349092" calcext:value-type="float">
            <text:p>28.7890481349092</text:p>
          </table:table-cell>
          <table:table-cell office:value-type="float" office:value="0.261081380140437" calcext:value-type="float">
            <text:p>0.261081380140437</text:p>
          </table:table-cell>
          <table:table-cell office:value-type="float" office:value="0.651571579446423" calcext:value-type="float">
            <text:p>0.651571579446423</text:p>
          </table:table-cell>
          <table:table-cell office:value-type="string" calcext:value-type="string">
            <text:p>https://twitter.com/animepowers123/status/1622609782959124480</text:p>
          </table:table-cell>
        </table:table-row>
        <table:table-row table:style-name="ro1">
          <table:table-cell office:value-type="string" calcext:value-type="string">
            <text:p>input/data_formal_20240530-1342/meme/animes_666_20230126T165238/0.jpg</text:p>
          </table:table-cell>
          <table:table-cell office:value-type="string" calcext:value-type="string">
            <text:p>Pattern 3</text:p>
          </table:table-cell>
          <table:table-cell office:value-type="float" office:value="19.7298507922694" calcext:value-type="float">
            <text:p>19.7298507922694</text:p>
          </table:table-cell>
          <table:table-cell office:value-type="float" office:value="0.299357222974806" calcext:value-type="float">
            <text:p>0.299357222974806</text:p>
          </table:table-cell>
          <table:table-cell office:value-type="float" office:value="0.859851419991566" calcext:value-type="float">
            <text:p>0.859851419991566</text:p>
          </table:table-cell>
          <table:table-cell office:value-type="string" calcext:value-type="string">
            <text:p>https://twitter.com/animes_666/status/1618653148595523585</text:p>
          </table:table-cell>
        </table:table-row>
        <table:table-row table:style-name="ro1">
          <table:table-cell office:value-type="string" calcext:value-type="string">
            <text:p>input/data_formal_20240530-1342/meme/animes_666_20230126T165616/0.jpg</text:p>
          </table:table-cell>
          <table:table-cell office:value-type="string" calcext:value-type="string">
            <text:p>Pattern 3</text:p>
          </table:table-cell>
          <table:table-cell office:value-type="float" office:value="22.1657709331583" calcext:value-type="float">
            <text:p>22.1657709331583</text:p>
          </table:table-cell>
          <table:table-cell office:value-type="float" office:value="0.375475720846466" calcext:value-type="float">
            <text:p>0.375475720846466</text:p>
          </table:table-cell>
          <table:table-cell office:value-type="float" office:value="0.817562423144955" calcext:value-type="float">
            <text:p>0.817562423144955</text:p>
          </table:table-cell>
          <table:table-cell office:value-type="string" calcext:value-type="string">
            <text:p>https://twitter.com/animes_666/status/1618654061473202181</text:p>
          </table:table-cell>
        </table:table-row>
        <table:table-row table:style-name="ro1">
          <table:table-cell office:value-type="string" calcext:value-type="string">
            <text:p>input/data_formal_20240530-1342/meme/animes_666_20230126T170228/0.jpg</text:p>
          </table:table-cell>
          <table:table-cell office:value-type="string" calcext:value-type="string">
            <text:p>Pattern 6</text:p>
          </table:table-cell>
          <table:table-cell office:value-type="float" office:value="27.9593346639124" calcext:value-type="float">
            <text:p>27.9593346639124</text:p>
          </table:table-cell>
          <table:table-cell office:value-type="float" office:value="0.573129959947979" calcext:value-type="float">
            <text:p>0.573129959947979</text:p>
          </table:table-cell>
          <table:table-cell office:value-type="float" office:value="0.533904975497399" calcext:value-type="float">
            <text:p>0.533904975497399</text:p>
          </table:table-cell>
          <table:table-cell office:value-type="string" calcext:value-type="string">
            <text:p>https://twitter.com/animes_666/status/1618655624237305856</text:p>
          </table:table-cell>
        </table:table-row>
        <table:table-row table:style-name="ro1">
          <table:table-cell office:value-type="string" calcext:value-type="string">
            <text:p>input/data_formal_20240530-1342/meme/animes_666_20230126T170501/0.jpg</text:p>
          </table:table-cell>
          <table:table-cell office:value-type="string" calcext:value-type="string">
            <text:p>Pattern 3</text:p>
          </table:table-cell>
          <table:table-cell office:value-type="float" office:value="22.5857098997934" calcext:value-type="float">
            <text:p>22.5857098997934</text:p>
          </table:table-cell>
          <table:table-cell office:value-type="float" office:value="0.383071740804877" calcext:value-type="float">
            <text:p>0.383071740804877</text:p>
          </table:table-cell>
          <table:table-cell office:value-type="float" office:value="0.793637267927029" calcext:value-type="float">
            <text:p>0.793637267927029</text:p>
          </table:table-cell>
          <table:table-cell office:value-type="string" calcext:value-type="string">
            <text:p>https://twitter.com/animes_666/status/1618656264736903169</text:p>
          </table:table-cell>
        </table:table-row>
        <table:table-row table:style-name="ro1">
          <table:table-cell office:value-type="string" calcext:value-type="string">
            <text:p>input/data_formal_20240530-1342/meme/AnimIllus_20230315T215834/0.jpg</text:p>
          </table:table-cell>
          <table:table-cell office:value-type="string" calcext:value-type="string">
            <text:p>Pattern 2</text:p>
          </table:table-cell>
          <table:table-cell office:value-type="float" office:value="31.010533684183" calcext:value-type="float">
            <text:p>31.010533684183</text:p>
          </table:table-cell>
          <table:table-cell office:value-type="float" office:value="0.34468929635015" calcext:value-type="float">
            <text:p>0.34468929635015</text:p>
          </table:table-cell>
          <table:table-cell office:value-type="float" office:value="0.771249454588353" calcext:value-type="float">
            <text:p>0.771249454588353</text:p>
          </table:table-cell>
          <table:table-cell office:value-type="string" calcext:value-type="string">
            <text:p>https://twitter.com/AnimIllus/status/1636124755647516673</text:p>
          </table:table-cell>
        </table:table-row>
        <table:table-row table:style-name="ro1">
          <table:table-cell office:value-type="string" calcext:value-type="string">
            <text:p>input/data_formal_20240530-1342/meme/ankit7138_20230106T070849/0.jpg</text:p>
          </table:table-cell>
          <table:table-cell office:value-type="string" calcext:value-type="string">
            <text:p>Pattern 6</text:p>
          </table:table-cell>
          <table:table-cell office:value-type="float" office:value="26.9020501663636" calcext:value-type="float">
            <text:p>26.9020501663636</text:p>
          </table:table-cell>
          <table:table-cell office:value-type="float" office:value="0.804178941479041" calcext:value-type="float">
            <text:p>0.804178941479041</text:p>
          </table:table-cell>
          <table:table-cell office:value-type="float" office:value="0.371407584639613" calcext:value-type="float">
            <text:p>0.371407584639613</text:p>
          </table:table-cell>
          <table:table-cell office:value-type="string" calcext:value-type="string">
            <text:p>https://twitter.com/ankit7138/status/1611258468823859205</text:p>
          </table:table-cell>
        </table:table-row>
        <table:table-row table:style-name="ro1">
          <table:table-cell office:value-type="string" calcext:value-type="string">
            <text:p>input/data_formal_20240530-1342/meme/ankitkomarr_20230206T133608/0.jpg</text:p>
          </table:table-cell>
          <table:table-cell office:value-type="string" calcext:value-type="string">
            <text:p>Pattern 8</text:p>
          </table:table-cell>
          <table:table-cell office:value-type="float" office:value="24.7411547089023" calcext:value-type="float">
            <text:p>24.7411547089023</text:p>
          </table:table-cell>
          <table:table-cell office:value-type="float" office:value="0.611125906628886" calcext:value-type="float">
            <text:p>0.611125906628886</text:p>
          </table:table-cell>
          <table:table-cell office:value-type="float" office:value="0.347122985950735" calcext:value-type="float">
            <text:p>0.347122985950735</text:p>
          </table:table-cell>
          <table:table-cell office:value-type="string" calcext:value-type="string">
            <text:p>https://twitter.com/ankitkomarr/status/162258996405064908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1815/0.jpg</text:p>
          </table:table-cell>
          <table:table-cell office:value-type="string" calcext:value-type="string">
            <text:p>Pattern 2</text:p>
          </table:table-cell>
          <table:table-cell office:value-type="float" office:value="30.8285576847851" calcext:value-type="float">
            <text:p>30.8285576847851</text:p>
          </table:table-cell>
          <table:table-cell office:value-type="float" office:value="0.171782506557543" calcext:value-type="float">
            <text:p>0.171782506557543</text:p>
          </table:table-cell>
          <table:table-cell office:value-type="float" office:value="0.5783953002914" calcext:value-type="float">
            <text:p>0.5783953002914</text:p>
          </table:table-cell>
          <table:table-cell office:value-type="string" calcext:value-type="string">
            <text:p>https://twitter.com/AnnaYod89596386/status/1607954055325786112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1908/0.jpg</text:p>
          </table:table-cell>
          <table:table-cell office:value-type="string" calcext:value-type="string">
            <text:p>Pattern 1</text:p>
          </table:table-cell>
          <table:table-cell office:value-type="float" office:value="34.9469496328796" calcext:value-type="float">
            <text:p>34.9469496328796</text:p>
          </table:table-cell>
          <table:table-cell office:value-type="float" office:value="0.259352370845686" calcext:value-type="float">
            <text:p>0.259352370845686</text:p>
          </table:table-cell>
          <table:table-cell office:value-type="float" office:value="0.435517984360515" calcext:value-type="float">
            <text:p>0.435517984360515</text:p>
          </table:table-cell>
          <table:table-cell office:value-type="string" calcext:value-type="string">
            <text:p>https://twitter.com/AnnaYod89596386/status/1607954275761627137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013/0.jpg</text:p>
          </table:table-cell>
          <table:table-cell office:value-type="string" calcext:value-type="string">
            <text:p>Pattern 2</text:p>
          </table:table-cell>
          <table:table-cell office:value-type="float" office:value="33.4596137464038" calcext:value-type="float">
            <text:p>33.4596137464038</text:p>
          </table:table-cell>
          <table:table-cell office:value-type="float" office:value="0.22866807490576" calcext:value-type="float">
            <text:p>0.22866807490576</text:p>
          </table:table-cell>
          <table:table-cell office:value-type="float" office:value="0.546110003135056" calcext:value-type="float">
            <text:p>0.546110003135056</text:p>
          </table:table-cell>
          <table:table-cell office:value-type="string" calcext:value-type="string">
            <text:p>https://twitter.com/AnnaYod89596386/status/160795454727985971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146/0.jpg</text:p>
          </table:table-cell>
          <table:table-cell office:value-type="string" calcext:value-type="string">
            <text:p>Pattern 2</text:p>
          </table:table-cell>
          <table:table-cell office:value-type="float" office:value="35.3603197929465" calcext:value-type="float">
            <text:p>35.3603197929465</text:p>
          </table:table-cell>
          <table:table-cell office:value-type="float" office:value="0.285967610468146" calcext:value-type="float">
            <text:p>0.285967610468146</text:p>
          </table:table-cell>
          <table:table-cell office:value-type="float" office:value="0.554124090243675" calcext:value-type="float">
            <text:p>0.554124090243675</text:p>
          </table:table-cell>
          <table:table-cell office:value-type="string" calcext:value-type="string">
            <text:p>https://twitter.com/AnnaYod89596386/status/160795493745521049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232/0.jpg</text:p>
          </table:table-cell>
          <table:table-cell office:value-type="string" calcext:value-type="string">
            <text:p>Pattern 5</text:p>
          </table:table-cell>
          <table:table-cell office:value-type="float" office:value="35.2246738686773" calcext:value-type="float">
            <text:p>35.2246738686773</text:p>
          </table:table-cell>
          <table:table-cell office:value-type="float" office:value="0.183764329000045" calcext:value-type="float">
            <text:p>0.183764329000045</text:p>
          </table:table-cell>
          <table:table-cell office:value-type="float" office:value="0.374795079790953" calcext:value-type="float">
            <text:p>0.374795079790953</text:p>
          </table:table-cell>
          <table:table-cell office:value-type="string" calcext:value-type="string">
            <text:p>https://twitter.com/AnnaYod89596386/status/1607955130585841665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308/0.jpg</text:p>
          </table:table-cell>
          <table:table-cell office:value-type="string" calcext:value-type="string">
            <text:p>Pattern 5</text:p>
          </table:table-cell>
          <table:table-cell office:value-type="float" office:value="33.0853317633886" calcext:value-type="float">
            <text:p>33.0853317633886</text:p>
          </table:table-cell>
          <table:table-cell office:value-type="float" office:value="0.216815736696958" calcext:value-type="float">
            <text:p>0.216815736696958</text:p>
          </table:table-cell>
          <table:table-cell office:value-type="float" office:value="0.326730253286305" calcext:value-type="float">
            <text:p>0.326730253286305</text:p>
          </table:table-cell>
          <table:table-cell office:value-type="string" calcext:value-type="string">
            <text:p>https://twitter.com/AnnaYod89596386/status/160795528410576486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345/0.jpg</text:p>
          </table:table-cell>
          <table:table-cell office:value-type="string" calcext:value-type="string">
            <text:p>Pattern 2</text:p>
          </table:table-cell>
          <table:table-cell office:value-type="float" office:value="30.9291731981967" calcext:value-type="float">
            <text:p>30.9291731981967</text:p>
          </table:table-cell>
          <table:table-cell office:value-type="float" office:value="0.192439040360717" calcext:value-type="float">
            <text:p>0.192439040360717</text:p>
          </table:table-cell>
          <table:table-cell office:value-type="float" office:value="0.618966811924454" calcext:value-type="float">
            <text:p>0.618966811924454</text:p>
          </table:table-cell>
          <table:table-cell office:value-type="string" calcext:value-type="string">
            <text:p>https://twitter.com/AnnaYod89596386/status/160795543951312486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503/0.jpg</text:p>
          </table:table-cell>
          <table:table-cell office:value-type="string" calcext:value-type="string">
            <text:p>Pattern 2</text:p>
          </table:table-cell>
          <table:table-cell office:value-type="float" office:value="29.1056354694905" calcext:value-type="float">
            <text:p>29.1056354694905</text:p>
          </table:table-cell>
          <table:table-cell office:value-type="float" office:value="0.386569090466818" calcext:value-type="float">
            <text:p>0.386569090466818</text:p>
          </table:table-cell>
          <table:table-cell office:value-type="float" office:value="0.666350450008295" calcext:value-type="float">
            <text:p>0.666350450008295</text:p>
          </table:table-cell>
          <table:table-cell office:value-type="string" calcext:value-type="string">
            <text:p>https://twitter.com/AnnaYod89596386/status/160795576607324569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532/0.jpg</text:p>
          </table:table-cell>
          <table:table-cell office:value-type="string" calcext:value-type="string">
            <text:p>Pattern 1</text:p>
          </table:table-cell>
          <table:table-cell office:value-type="float" office:value="31.6069009794317" calcext:value-type="float">
            <text:p>31.6069009794317</text:p>
          </table:table-cell>
          <table:table-cell office:value-type="float" office:value="0.218753349425047" calcext:value-type="float">
            <text:p>0.218753349425047</text:p>
          </table:table-cell>
          <table:table-cell office:value-type="float" office:value="0.466758237828036" calcext:value-type="float">
            <text:p>0.466758237828036</text:p>
          </table:table-cell>
          <table:table-cell office:value-type="string" calcext:value-type="string">
            <text:p>https://twitter.com/AnnaYod89596386/status/1607955888131678208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624/0.jpg</text:p>
          </table:table-cell>
          <table:table-cell office:value-type="string" calcext:value-type="string">
            <text:p>Pattern 2</text:p>
          </table:table-cell>
          <table:table-cell office:value-type="float" office:value="30.6713523188268" calcext:value-type="float">
            <text:p>30.6713523188268</text:p>
          </table:table-cell>
          <table:table-cell office:value-type="float" office:value="0.19022419864332" calcext:value-type="float">
            <text:p>0.19022419864332</text:p>
          </table:table-cell>
          <table:table-cell office:value-type="float" office:value="0.591287259128044" calcext:value-type="float">
            <text:p>0.591287259128044</text:p>
          </table:table-cell>
          <table:table-cell office:value-type="string" calcext:value-type="string">
            <text:p>https://twitter.com/AnnaYod89596386/status/160795610631937228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747/0.jpg</text:p>
          </table:table-cell>
          <table:table-cell office:value-type="string" calcext:value-type="string">
            <text:p>Pattern 2</text:p>
          </table:table-cell>
          <table:table-cell office:value-type="float" office:value="32.0851918660641" calcext:value-type="float">
            <text:p>32.0851918660641</text:p>
          </table:table-cell>
          <table:table-cell office:value-type="float" office:value="0.211495596781412" calcext:value-type="float">
            <text:p>0.211495596781412</text:p>
          </table:table-cell>
          <table:table-cell office:value-type="float" office:value="0.558863429665233" calcext:value-type="float">
            <text:p>0.558863429665233</text:p>
          </table:table-cell>
          <table:table-cell office:value-type="string" calcext:value-type="string">
            <text:p>https://twitter.com/AnnaYod89596386/status/1607956455105208322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834/0.jpg</text:p>
          </table:table-cell>
          <table:table-cell office:value-type="string" calcext:value-type="string">
            <text:p>Pattern 2</text:p>
          </table:table-cell>
          <table:table-cell office:value-type="float" office:value="30.1014795746968" calcext:value-type="float">
            <text:p>30.1014795746968</text:p>
          </table:table-cell>
          <table:table-cell office:value-type="float" office:value="0.422882281102473" calcext:value-type="float">
            <text:p>0.422882281102473</text:p>
          </table:table-cell>
          <table:table-cell office:value-type="float" office:value="0.746083786614494" calcext:value-type="float">
            <text:p>0.746083786614494</text:p>
          </table:table-cell>
          <table:table-cell office:value-type="string" calcext:value-type="string">
            <text:p>https://twitter.com/AnnaYod89596386/status/160795665233805312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915/0.jpg</text:p>
          </table:table-cell>
          <table:table-cell office:value-type="string" calcext:value-type="string">
            <text:p>Pattern 1</text:p>
          </table:table-cell>
          <table:table-cell office:value-type="float" office:value="32.6310358846942" calcext:value-type="float">
            <text:p>32.6310358846942</text:p>
          </table:table-cell>
          <table:table-cell office:value-type="float" office:value="0.225483741368614" calcext:value-type="float">
            <text:p>0.225483741368614</text:p>
          </table:table-cell>
          <table:table-cell office:value-type="float" office:value="0.4912472096587" calcext:value-type="float">
            <text:p>0.4912472096587</text:p>
          </table:table-cell>
          <table:table-cell office:value-type="string" calcext:value-type="string">
            <text:p>https://twitter.com/AnnaYod89596386/status/160795682274434252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957/0.jpg</text:p>
          </table:table-cell>
          <table:table-cell office:value-type="string" calcext:value-type="string">
            <text:p>Pattern 1</text:p>
          </table:table-cell>
          <table:table-cell office:value-type="float" office:value="32.9338731781363" calcext:value-type="float">
            <text:p>32.9338731781363</text:p>
          </table:table-cell>
          <table:table-cell office:value-type="float" office:value="0.262798891613057" calcext:value-type="float">
            <text:p>0.262798891613057</text:p>
          </table:table-cell>
          <table:table-cell office:value-type="float" office:value="0.494045837584844" calcext:value-type="float">
            <text:p>0.494045837584844</text:p>
          </table:table-cell>
          <table:table-cell office:value-type="string" calcext:value-type="string">
            <text:p>https://twitter.com/AnnaYod89596386/status/160795699649758003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037/0.jpg</text:p>
          </table:table-cell>
          <table:table-cell office:value-type="string" calcext:value-type="string">
            <text:p>Pattern 1</text:p>
          </table:table-cell>
          <table:table-cell office:value-type="float" office:value="32.3096318852935" calcext:value-type="float">
            <text:p>32.3096318852935</text:p>
          </table:table-cell>
          <table:table-cell office:value-type="float" office:value="0.397754877621431" calcext:value-type="float">
            <text:p>0.397754877621431</text:p>
          </table:table-cell>
          <table:table-cell office:value-type="float" office:value="0.399399140068356" calcext:value-type="float">
            <text:p>0.399399140068356</text:p>
          </table:table-cell>
          <table:table-cell office:value-type="string" calcext:value-type="string">
            <text:p>https://twitter.com/AnnaYod89596386/status/1607957167780290561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127/0.jpg</text:p>
          </table:table-cell>
          <table:table-cell office:value-type="string" calcext:value-type="string">
            <text:p>Pattern 2</text:p>
          </table:table-cell>
          <table:table-cell office:value-type="float" office:value="31.4595368423929" calcext:value-type="float">
            <text:p>31.4595368423929</text:p>
          </table:table-cell>
          <table:table-cell office:value-type="float" office:value="0.274631818124886" calcext:value-type="float">
            <text:p>0.274631818124886</text:p>
          </table:table-cell>
          <table:table-cell office:value-type="float" office:value="0.593850512564233" calcext:value-type="float">
            <text:p>0.593850512564233</text:p>
          </table:table-cell>
          <table:table-cell office:value-type="string" calcext:value-type="string">
            <text:p>https://twitter.com/AnnaYod89596386/status/160795737503352422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156/0.jpg</text:p>
          </table:table-cell>
          <table:table-cell office:value-type="string" calcext:value-type="string">
            <text:p>Pattern 5</text:p>
          </table:table-cell>
          <table:table-cell office:value-type="float" office:value="30.0256873361398" calcext:value-type="float">
            <text:p>30.0256873361398</text:p>
          </table:table-cell>
          <table:table-cell office:value-type="float" office:value="0.200342910063059" calcext:value-type="float">
            <text:p>0.200342910063059</text:p>
          </table:table-cell>
          <table:table-cell office:value-type="float" office:value="0.296897332933689" calcext:value-type="float">
            <text:p>0.296897332933689</text:p>
          </table:table-cell>
          <table:table-cell office:value-type="string" calcext:value-type="string">
            <text:p>https://twitter.com/AnnaYod89596386/status/1607957498534690817</text:p>
          </table:table-cell>
        </table:table-row>
        <table:table-row table:style-name="ro1">
          <table:table-cell office:value-type="string" calcext:value-type="string">
            <text:p>input/data_formal_20240530-1342/meme/antisocialera_20230409T140956/0.jpg</text:p>
          </table:table-cell>
          <table:table-cell office:value-type="string" calcext:value-type="string">
            <text:p>Pattern 7</text:p>
          </table:table-cell>
          <table:table-cell office:value-type="float" office:value="26.0828220483155" calcext:value-type="float">
            <text:p>26.0828220483155</text:p>
          </table:table-cell>
          <table:table-cell office:value-type="float" office:value="0.478413166465714" calcext:value-type="float">
            <text:p>0.478413166465714</text:p>
          </table:table-cell>
          <table:table-cell office:value-type="float" office:value="0.564363768556453" calcext:value-type="float">
            <text:p>0.564363768556453</text:p>
          </table:table-cell>
          <table:table-cell office:value-type="string" calcext:value-type="string">
            <text:p>https://twitter.com/antisocialera/status/1645075199681806339</text:p>
          </table:table-cell>
        </table:table-row>
        <table:table-row table:style-name="ro1">
          <table:table-cell office:value-type="string" calcext:value-type="string">
            <text:p>input/data_formal_20240530-1342/meme/AnujChaudhary25_20230104T120504/0.jpg</text:p>
          </table:table-cell>
          <table:table-cell office:value-type="string" calcext:value-type="string">
            <text:p>Pattern 1</text:p>
          </table:table-cell>
          <table:table-cell office:value-type="float" office:value="33.559440646802" calcext:value-type="float">
            <text:p>33.559440646802</text:p>
          </table:table-cell>
          <table:table-cell office:value-type="float" office:value="0.314682263598546" calcext:value-type="float">
            <text:p>0.314682263598546</text:p>
          </table:table-cell>
          <table:table-cell office:value-type="float" office:value="0.542714141998805" calcext:value-type="float">
            <text:p>0.542714141998805</text:p>
          </table:table-cell>
          <table:table-cell office:value-type="string" calcext:value-type="string">
            <text:p>https://twitter.com/Vikas15656594/status/1610955792634503169</text:p>
          </table:table-cell>
        </table:table-row>
        <table:table-row table:style-name="ro1">
          <table:table-cell office:value-type="string" calcext:value-type="string">
            <text:p>input/data_formal_20240530-1342/meme/anxmvly_20230111T220124/0.jpg</text:p>
          </table:table-cell>
          <table:table-cell office:value-type="string" calcext:value-type="string">
            <text:p>Pattern 3</text:p>
          </table:table-cell>
          <table:table-cell office:value-type="float" office:value="30.0180603703353" calcext:value-type="float">
            <text:p>30.0180603703353</text:p>
          </table:table-cell>
          <table:table-cell office:value-type="float" office:value="0.225512477720086" calcext:value-type="float">
            <text:p>0.225512477720086</text:p>
          </table:table-cell>
          <table:table-cell office:value-type="float" office:value="0.765674153692513" calcext:value-type="float">
            <text:p>0.765674153692513</text:p>
          </table:table-cell>
          <table:table-cell office:value-type="string" calcext:value-type="string">
            <text:p>https://twitter.com/StayMaf/status/1613316939656593409</text:p>
          </table:table-cell>
        </table:table-row>
        <table:table-row table:style-name="ro1">
          <table:table-cell office:value-type="string" calcext:value-type="string">
            <text:p>input/data_formal_20240530-1342/meme/anyidea_20220526T000101/0.jpg</text:p>
          </table:table-cell>
          <table:table-cell office:value-type="string" calcext:value-type="string">
            <text:p>Pattern 3</text:p>
          </table:table-cell>
          <table:table-cell office:value-type="float" office:value="28.3231916296189" calcext:value-type="float">
            <text:p>28.3231916296189</text:p>
          </table:table-cell>
          <table:table-cell office:value-type="float" office:value="0.508650903920748" calcext:value-type="float">
            <text:p>0.508650903920748</text:p>
          </table:table-cell>
          <table:table-cell office:value-type="float" office:value="0.6396888835521" calcext:value-type="float">
            <text:p>0.6396888835521</text:p>
          </table:table-cell>
          <table:table-cell office:value-type="string" calcext:value-type="string">
            <text:p>https://twitter.com/anyidea/status/1611276754114719744</text:p>
          </table:table-cell>
        </table:table-row>
        <table:table-row table:style-name="ro1">
          <table:table-cell office:value-type="string" calcext:value-type="string">
            <text:p>input/data_formal_20240530-1342/meme/AR15COM_20230111T192912/0.jpg</text:p>
          </table:table-cell>
          <table:table-cell office:value-type="string" calcext:value-type="string">
            <text:p>Pattern 7</text:p>
          </table:table-cell>
          <table:table-cell office:value-type="float" office:value="27.3992456246217" calcext:value-type="float">
            <text:p>27.3992456246217</text:p>
          </table:table-cell>
          <table:table-cell office:value-type="float" office:value="0.48611970278979" calcext:value-type="float">
            <text:p>0.48611970278979</text:p>
          </table:table-cell>
          <table:table-cell office:value-type="float" office:value="0.554410371774065" calcext:value-type="float">
            <text:p>0.554410371774065</text:p>
          </table:table-cell>
          <table:table-cell office:value-type="string" calcext:value-type="string">
            <text:p>https://twitter.com/LegalLatino2022/status/1620962566049796099</text:p>
          </table:table-cell>
        </table:table-row>
        <table:table-row table:style-name="ro1">
          <table:table-cell office:value-type="string" calcext:value-type="string">
            <text:p>input/data_formal_20240530-1342/meme/AR15COM_20230201T231520/0.jpg</text:p>
          </table:table-cell>
          <table:table-cell office:value-type="string" calcext:value-type="string">
            <text:p>Pattern 8</text:p>
          </table:table-cell>
          <table:table-cell office:value-type="float" office:value="24.1640824037662" calcext:value-type="float">
            <text:p>24.1640824037662</text:p>
          </table:table-cell>
          <table:table-cell office:value-type="float" office:value="0.763872261978263" calcext:value-type="float">
            <text:p>0.763872261978263</text:p>
          </table:table-cell>
          <table:table-cell office:value-type="float" office:value="0.508045569989056" calcext:value-type="float">
            <text:p>0.508045569989056</text:p>
          </table:table-cell>
          <table:table-cell office:value-type="string" calcext:value-type="string">
            <text:p>https://twitter.com/No_step2A/status/1621002115639545856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0.jpg</text:p>
          </table:table-cell>
          <table:table-cell office:value-type="string" calcext:value-type="string">
            <text:p>Pattern 5</text:p>
          </table:table-cell>
          <table:table-cell office:value-type="float" office:value="21.8086937424812" calcext:value-type="float">
            <text:p>21.8086937424812</text:p>
          </table:table-cell>
          <table:table-cell office:value-type="float" office:value="0.128823965944371" calcext:value-type="float">
            <text:p>0.128823965944371</text:p>
          </table:table-cell>
          <table:table-cell office:value-type="float" office:value="0.288089716645429" calcext:value-type="float">
            <text:p>0.288089716645429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1.jpg</text:p>
          </table:table-cell>
          <table:table-cell office:value-type="string" calcext:value-type="string">
            <text:p>Pattern 7</text:p>
          </table:table-cell>
          <table:table-cell office:value-type="float" office:value="27.9995933882101" calcext:value-type="float">
            <text:p>27.9995933882101</text:p>
          </table:table-cell>
          <table:table-cell office:value-type="float" office:value="0.393365616781816" calcext:value-type="float">
            <text:p>0.393365616781816</text:p>
          </table:table-cell>
          <table:table-cell office:value-type="float" office:value="0.474330325650941" calcext:value-type="float">
            <text:p>0.474330325650941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2.jpg</text:p>
          </table:table-cell>
          <table:table-cell office:value-type="string" calcext:value-type="string">
            <text:p>Pattern 5</text:p>
          </table:table-cell>
          <table:table-cell office:value-type="float" office:value="27.8297700402976" calcext:value-type="float">
            <text:p>27.8297700402976</text:p>
          </table:table-cell>
          <table:table-cell office:value-type="float" office:value="0.117541494319577" calcext:value-type="float">
            <text:p>0.117541494319577</text:p>
          </table:table-cell>
          <table:table-cell office:value-type="float" office:value="0.254481998466813" calcext:value-type="float">
            <text:p>0.254481998466813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3.jpg</text:p>
          </table:table-cell>
          <table:table-cell office:value-type="string" calcext:value-type="string">
            <text:p>Pattern 5</text:p>
          </table:table-cell>
          <table:table-cell office:value-type="float" office:value="24.2547875145028" calcext:value-type="float">
            <text:p>24.2547875145028</text:p>
          </table:table-cell>
          <table:table-cell office:value-type="float" office:value="0.152328151144455" calcext:value-type="float">
            <text:p>0.152328151144455</text:p>
          </table:table-cell>
          <table:table-cell office:value-type="float" office:value="0.241179680110339" calcext:value-type="float">
            <text:p>0.241179680110339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ifahSultan_20230106T054715/0.jpg</text:p>
          </table:table-cell>
          <table:table-cell office:value-type="string" calcext:value-type="string">
            <text:p>Pattern 1</text:p>
          </table:table-cell>
          <table:table-cell office:value-type="float" office:value="13.3628532461871" calcext:value-type="float">
            <text:p>13.3628532461871</text:p>
          </table:table-cell>
          <table:table-cell office:value-type="float" office:value="0.242927948609979" calcext:value-type="float">
            <text:p>0.242927948609979</text:p>
          </table:table-cell>
          <table:table-cell office:value-type="float" office:value="0.286552180381639" calcext:value-type="float">
            <text:p>0.286552180381639</text:p>
          </table:table-cell>
          <table:table-cell office:value-type="string" calcext:value-type="string">
            <text:p>https://twitter.com/ArifahSultan/status/1611237943674535937</text:p>
          </table:table-cell>
        </table:table-row>
        <table:table-row table:style-name="ro1">
          <table:table-cell office:value-type="string" calcext:value-type="string">
            <text:p>input/data_formal_20240530-1342/meme/ArkadeGroup_20230105T112353/0.jpg</text:p>
          </table:table-cell>
          <table:table-cell office:value-type="string" calcext:value-type="string">
            <text:p>Pattern 9</text:p>
          </table:table-cell>
          <table:table-cell office:value-type="float" office:value="28.0341750071237" calcext:value-type="float">
            <text:p>28.0341750071237</text:p>
          </table:table-cell>
          <table:table-cell office:value-type="float" office:value="0.108638454444717" calcext:value-type="float">
            <text:p>0.108638454444717</text:p>
          </table:table-cell>
          <table:table-cell office:value-type="float" office:value="0.271925652015883" calcext:value-type="float">
            <text:p>0.271925652015883</text:p>
          </table:table-cell>
          <table:table-cell office:value-type="string" calcext:value-type="string">
            <text:p>https://twitter.com/ArkadeGroup/status/1610960270373040130</text:p>
          </table:table-cell>
        </table:table-row>
        <table:table-row table:style-name="ro1">
          <table:table-cell office:value-type="string" calcext:value-type="string">
            <text:p>input/data_formal_20240530-1342/meme/arrowsedu_20230409T182710/0.jpg</text:p>
          </table:table-cell>
          <table:table-cell office:value-type="string" calcext:value-type="string">
            <text:p>Pattern 1</text:p>
          </table:table-cell>
          <table:table-cell office:value-type="float" office:value="30.2438362927438" calcext:value-type="float">
            <text:p>30.2438362927438</text:p>
          </table:table-cell>
          <table:table-cell office:value-type="float" office:value="0.229858938029932" calcext:value-type="float">
            <text:p>0.229858938029932</text:p>
          </table:table-cell>
          <table:table-cell office:value-type="float" office:value="0.284510737118229" calcext:value-type="float">
            <text:p>0.284510737118229</text:p>
          </table:table-cell>
          <table:table-cell office:value-type="string" calcext:value-type="string">
            <text:p>https://twitter.com/arrowsedu/status/1645131251492220928</text:p>
          </table:table-cell>
        </table:table-row>
        <table:table-row table:style-name="ro1">
          <table:table-cell office:value-type="string" calcext:value-type="string">
            <text:p>input/data_formal_20240530-1342/meme/artmiker_20230206T140001/0.jpg</text:p>
          </table:table-cell>
          <table:table-cell office:value-type="string" calcext:value-type="string">
            <text:p>Pattern 2</text:p>
          </table:table-cell>
          <table:table-cell office:value-type="float" office:value="34.5046396626434" calcext:value-type="float">
            <text:p>34.5046396626434</text:p>
          </table:table-cell>
          <table:table-cell office:value-type="float" office:value="0.213996643318443" calcext:value-type="float">
            <text:p>0.213996643318443</text:p>
          </table:table-cell>
          <table:table-cell office:value-type="float" office:value="0.495105319604057" calcext:value-type="float">
            <text:p>0.495105319604057</text:p>
          </table:table-cell>
          <table:table-cell office:value-type="string" calcext:value-type="string">
            <text:p>https://twitter.com/artmiker/status/1622595975557832704</text:p>
          </table:table-cell>
        </table:table-row>
        <table:table-row table:style-name="ro1">
          <table:table-cell office:value-type="string" calcext:value-type="string">
            <text:p>input/data_formal_20240530-1342/meme/ArtofNickTaylor_20230206T143225/0.jpg</text:p>
          </table:table-cell>
          <table:table-cell office:value-type="string" calcext:value-type="string">
            <text:p>Pattern 3</text:p>
          </table:table-cell>
          <table:table-cell office:value-type="float" office:value="30.2449389318376" calcext:value-type="float">
            <text:p>30.2449389318376</text:p>
          </table:table-cell>
          <table:table-cell office:value-type="float" office:value="0.543162459865763" calcext:value-type="float">
            <text:p>0.543162459865763</text:p>
          </table:table-cell>
          <table:table-cell office:value-type="float" office:value="0.646381714150351" calcext:value-type="float">
            <text:p>0.646381714150351</text:p>
          </table:table-cell>
          <table:table-cell office:value-type="string" calcext:value-type="string">
            <text:p>https://twitter.com/ArtofNickTaylor/status/1622604130253434881</text:p>
          </table:table-cell>
        </table:table-row>
        <table:table-row table:style-name="ro1">
          <table:table-cell office:value-type="string" calcext:value-type="string">
            <text:p>input/data_formal_20240530-1342/meme/As1997Sharma_20221228T005428/0.jpg</text:p>
          </table:table-cell>
          <table:table-cell office:value-type="string" calcext:value-type="string">
            <text:p>Pattern 3</text:p>
          </table:table-cell>
          <table:table-cell office:value-type="float" office:value="24.43232945371" calcext:value-type="float">
            <text:p>24.43232945371</text:p>
          </table:table-cell>
          <table:table-cell office:value-type="float" office:value="0.395971665955625" calcext:value-type="float">
            <text:p>0.395971665955625</text:p>
          </table:table-cell>
          <table:table-cell office:value-type="float" office:value="0.854640954234211" calcext:value-type="float">
            <text:p>0.854640954234211</text:p>
          </table:table-cell>
          <table:table-cell office:value-type="string" calcext:value-type="string">
            <text:p>https://twitter.com/As1997Sharma/status/1607902770048434176</text:p>
          </table:table-cell>
        </table:table-row>
        <table:table-row table:style-name="ro1">
          <table:table-cell office:value-type="string" calcext:value-type="string">
            <text:p>input/data_formal_20240530-1342/meme/Asap_SR20_20230202T032133/0.jpg</text:p>
          </table:table-cell>
          <table:table-cell office:value-type="string" calcext:value-type="string">
            <text:p>Pattern 7</text:p>
          </table:table-cell>
          <table:table-cell office:value-type="float" office:value="29.64864690134" calcext:value-type="float">
            <text:p>29.64864690134</text:p>
          </table:table-cell>
          <table:table-cell office:value-type="float" office:value="0.568763205147659" calcext:value-type="float">
            <text:p>0.568763205147659</text:p>
          </table:table-cell>
          <table:table-cell office:value-type="float" office:value="0.5731377474177" calcext:value-type="float">
            <text:p>0.5731377474177</text:p>
          </table:table-cell>
          <table:table-cell office:value-type="string" calcext:value-type="string">
            <text:p>https://twitter.com/Asap_SR20/status/1620985748823613441</text:p>
          </table:table-cell>
        </table:table-row>
        <table:table-row table:style-name="ro1">
          <table:table-cell office:value-type="string" calcext:value-type="string">
            <text:p>input/data_formal_20240530-1342/meme/Asherch7_20230206T121934/0.jpg</text:p>
          </table:table-cell>
          <table:table-cell office:value-type="string" calcext:value-type="string">
            <text:p>Pattern 1</text:p>
          </table:table-cell>
          <table:table-cell office:value-type="float" office:value="32.1128477940421" calcext:value-type="float">
            <text:p>32.1128477940421</text:p>
          </table:table-cell>
          <table:table-cell office:value-type="float" office:value="0.310690065993324" calcext:value-type="float">
            <text:p>0.310690065993324</text:p>
          </table:table-cell>
          <table:table-cell office:value-type="float" office:value="0.296220247970978" calcext:value-type="float">
            <text:p>0.296220247970978</text:p>
          </table:table-cell>
          <table:table-cell office:value-type="string" calcext:value-type="string">
            <text:p>https://twitter.com/Asherch7/status/1622570695359139845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0.jpg</text:p>
          </table:table-cell>
          <table:table-cell office:value-type="string" calcext:value-type="string">
            <text:p>Pattern 2</text:p>
          </table:table-cell>
          <table:table-cell office:value-type="float" office:value="27.8732977208472" calcext:value-type="float">
            <text:p>27.8732977208472</text:p>
          </table:table-cell>
          <table:table-cell office:value-type="float" office:value="0.205348227259224" calcext:value-type="float">
            <text:p>0.205348227259224</text:p>
          </table:table-cell>
          <table:table-cell office:value-type="float" office:value="0.8349389523844" calcext:value-type="float">
            <text:p>0.8349389523844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1.jpg</text:p>
          </table:table-cell>
          <table:table-cell office:value-type="string" calcext:value-type="string">
            <text:p>Pattern 3</text:p>
          </table:table-cell>
          <table:table-cell office:value-type="float" office:value="28.9126820857687" calcext:value-type="float">
            <text:p>28.9126820857687</text:p>
          </table:table-cell>
          <table:table-cell office:value-type="float" office:value="0.393584239904618" calcext:value-type="float">
            <text:p>0.393584239904618</text:p>
          </table:table-cell>
          <table:table-cell office:value-type="float" office:value="0.931094187289729" calcext:value-type="float">
            <text:p>0.931094187289729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2.jpg</text:p>
          </table:table-cell>
          <table:table-cell office:value-type="string" calcext:value-type="string">
            <text:p>Pattern 2</text:p>
          </table:table-cell>
          <table:table-cell office:value-type="float" office:value="30.3817357562468" calcext:value-type="float">
            <text:p>30.3817357562468</text:p>
          </table:table-cell>
          <table:table-cell office:value-type="float" office:value="0.412381246849026" calcext:value-type="float">
            <text:p>0.412381246849026</text:p>
          </table:table-cell>
          <table:table-cell office:value-type="float" office:value="0.825339551187409" calcext:value-type="float">
            <text:p>0.825339551187409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u87482200_20230202T053927/0.jpg</text:p>
          </table:table-cell>
          <table:table-cell office:value-type="string" calcext:value-type="string">
            <text:p>Pattern 3</text:p>
          </table:table-cell>
          <table:table-cell office:value-type="float" office:value="32.8446228494833" calcext:value-type="float">
            <text:p>32.8446228494833</text:p>
          </table:table-cell>
          <table:table-cell office:value-type="float" office:value="0.18312966008472" calcext:value-type="float">
            <text:p>0.18312966008472</text:p>
          </table:table-cell>
          <table:table-cell office:value-type="float" office:value="0.567842222624329" calcext:value-type="float">
            <text:p>0.567842222624329</text:p>
          </table:table-cell>
          <table:table-cell office:value-type="string" calcext:value-type="string">
            <text:p>https://twitter.com/Ashu87482200/status/1621020452763373570</text:p>
          </table:table-cell>
        </table:table-row>
        <table:table-row table:style-name="ro1">
          <table:table-cell office:value-type="string" calcext:value-type="string">
            <text:p>input/data_formal_20240530-1342/meme/asligkm_20230123T122245/0.jpg</text:p>
          </table:table-cell>
          <table:table-cell office:value-type="string" calcext:value-type="string">
            <text:p>Pattern 7</text:p>
          </table:table-cell>
          <table:table-cell office:value-type="float" office:value="33.8326993068228" calcext:value-type="float">
            <text:p>33.8326993068228</text:p>
          </table:table-cell>
          <table:table-cell office:value-type="float" office:value="0.480995830363026" calcext:value-type="float">
            <text:p>0.480995830363026</text:p>
          </table:table-cell>
          <table:table-cell office:value-type="float" office:value="0.385396136088435" calcext:value-type="float">
            <text:p>0.385396136088435</text:p>
          </table:table-cell>
          <table:table-cell office:value-type="string" calcext:value-type="string">
            <text:p>https://twitter.com/asligkm/status/1617498066042646529</text:p>
          </table:table-cell>
        </table:table-row>
        <table:table-row table:style-name="ro1">
          <table:table-cell office:value-type="string" calcext:value-type="string">
            <text:p>input/data_formal_20240530-1342/meme/AssCoinASA_20230212T112830/0.jpg</text:p>
          </table:table-cell>
          <table:table-cell office:value-type="string" calcext:value-type="string">
            <text:p>Pattern 5</text:p>
          </table:table-cell>
          <table:table-cell office:value-type="float" office:value="28.7152354691784" calcext:value-type="float">
            <text:p>28.7152354691784</text:p>
          </table:table-cell>
          <table:table-cell office:value-type="float" office:value="0.144251210877595" calcext:value-type="float">
            <text:p>0.144251210877595</text:p>
          </table:table-cell>
          <table:table-cell office:value-type="float" office:value="0.325565041085913" calcext:value-type="float">
            <text:p>0.325565041085913</text:p>
          </table:table-cell>
          <table:table-cell office:value-type="string" calcext:value-type="string">
            <text:p>https://twitter.com/ayiokofi/status/1624810162350350337</text:p>
          </table:table-cell>
        </table:table-row>
        <table:table-row table:style-name="ro1">
          <table:table-cell office:value-type="string" calcext:value-type="string">
            <text:p>input/data_formal_20240530-1342/meme/associatte_20221228T035443/0.jpg</text:p>
          </table:table-cell>
          <table:table-cell office:value-type="string" calcext:value-type="string">
            <text:p>Pattern 5</text:p>
          </table:table-cell>
          <table:table-cell office:value-type="float" office:value="28.7777885121005" calcext:value-type="float">
            <text:p>28.7777885121005</text:p>
          </table:table-cell>
          <table:table-cell office:value-type="float" office:value="0.0188202455744195" calcext:value-type="float">
            <text:p>0.0188202455744195</text:p>
          </table:table-cell>
          <table:table-cell office:value-type="float" office:value="0.349391193451192" calcext:value-type="float">
            <text:p>0.349391193451192</text:p>
          </table:table-cell>
          <table:table-cell office:value-type="string" calcext:value-type="string">
            <text:p>https://twitter.com/associatte/status/1607948132075327491</text:p>
          </table:table-cell>
        </table:table-row>
        <table:table-row table:style-name="ro1">
          <table:table-cell office:value-type="string" calcext:value-type="string">
            <text:p>input/data_formal_20240530-1342/meme/Asui51251296_20230315T215746/0.jpg</text:p>
          </table:table-cell>
          <table:table-cell office:value-type="string" calcext:value-type="string">
            <text:p>Pattern 3</text:p>
          </table:table-cell>
          <table:table-cell office:value-type="float" office:value="21.6933286071489" calcext:value-type="float">
            <text:p>21.6933286071489</text:p>
          </table:table-cell>
          <table:table-cell office:value-type="float" office:value="0.343178789657021" calcext:value-type="float">
            <text:p>0.343178789657021</text:p>
          </table:table-cell>
          <table:table-cell office:value-type="float" office:value="0.839474286748677" calcext:value-type="float">
            <text:p>0.839474286748677</text:p>
          </table:table-cell>
          <table:table-cell office:value-type="string" calcext:value-type="string">
            <text:p>https://twitter.com/Asui51251296/status/1636124557731037186</text:p>
          </table:table-cell>
        </table:table-row>
        <table:table-row table:style-name="ro1">
          <table:table-cell office:value-type="string" calcext:value-type="string">
            <text:p>input/data_formal_20240530-1342/meme/AsuzuReincarnat_20230315T121023/0.jpg</text:p>
          </table:table-cell>
          <table:table-cell office:value-type="string" calcext:value-type="string">
            <text:p>Pattern 2</text:p>
          </table:table-cell>
          <table:table-cell office:value-type="float" office:value="25.4011249621179" calcext:value-type="float">
            <text:p>25.4011249621179</text:p>
          </table:table-cell>
          <table:table-cell office:value-type="float" office:value="0.220870724195014" calcext:value-type="float">
            <text:p>0.220870724195014</text:p>
          </table:table-cell>
          <table:table-cell office:value-type="float" office:value="0.775803699331496" calcext:value-type="float">
            <text:p>0.775803699331496</text:p>
          </table:table-cell>
          <table:table-cell office:value-type="string" calcext:value-type="string">
            <text:p>https://twitter.com/AliaNabalu/status/1636153824141512704</text:p>
          </table:table-cell>
        </table:table-row>
        <table:table-row table:style-name="ro1">
          <table:table-cell office:value-type="string" calcext:value-type="string">
            <text:p>input/data_formal_20240530-1342/meme/ATruefarm_20230105T114508/0.jpg</text:p>
          </table:table-cell>
          <table:table-cell office:value-type="string" calcext:value-type="string">
            <text:p>Pattern 5</text:p>
          </table:table-cell>
          <table:table-cell office:value-type="float" office:value="30.0524276308672" calcext:value-type="float">
            <text:p>30.0524276308672</text:p>
          </table:table-cell>
          <table:table-cell office:value-type="float" office:value="0.185078876204235" calcext:value-type="float">
            <text:p>0.185078876204235</text:p>
          </table:table-cell>
          <table:table-cell office:value-type="float" office:value="0.441184439119702" calcext:value-type="float">
            <text:p>0.441184439119702</text:p>
          </table:table-cell>
          <table:table-cell office:value-type="string" calcext:value-type="string">
            <text:p>https://twitter.com/ATruefarm/status/1610965620954378240</text:p>
          </table:table-cell>
        </table:table-row>
        <table:table-row table:style-name="ro1">
          <table:table-cell office:value-type="string" calcext:value-type="string">
            <text:p>input/data_formal_20240530-1342/meme/AtteroIndia_20230105T102534/0.jpg</text:p>
          </table:table-cell>
          <table:table-cell office:value-type="string" calcext:value-type="string">
            <text:p>Pattern 9</text:p>
          </table:table-cell>
          <table:table-cell office:value-type="float" office:value="10.1282579594678" calcext:value-type="float">
            <text:p>10.1282579594678</text:p>
          </table:table-cell>
          <table:table-cell office:value-type="float" office:value="0.147869210552005" calcext:value-type="float">
            <text:p>0.147869210552005</text:p>
          </table:table-cell>
          <table:table-cell office:value-type="float" office:value="0.0592226704302148" calcext:value-type="float">
            <text:p>0.0592226704302148</text:p>
          </table:table-cell>
          <table:table-cell office:value-type="string" calcext:value-type="string">
            <text:p>https://twitter.com/hjtweetz/status/1610956986228539393</text:p>
          </table:table-cell>
        </table:table-row>
        <table:table-row table:style-name="ro1">
          <table:table-cell office:value-type="string" calcext:value-type="string">
            <text:p>input/data_formal_20240530-1342/meme/AUThorAndJazz_20230111T220130/0.jpg</text:p>
          </table:table-cell>
          <table:table-cell office:value-type="string" calcext:value-type="string">
            <text:p>Pattern 5</text:p>
          </table:table-cell>
          <table:table-cell office:value-type="float" office:value="28.2854153034461" calcext:value-type="float">
            <text:p>28.2854153034461</text:p>
          </table:table-cell>
          <table:table-cell office:value-type="float" office:value="0.195057286475027" calcext:value-type="float">
            <text:p>0.195057286475027</text:p>
          </table:table-cell>
          <table:table-cell office:value-type="float" office:value="0.180357054366832" calcext:value-type="float">
            <text:p>0.180357054366832</text:p>
          </table:table-cell>
          <table:table-cell office:value-type="string" calcext:value-type="string">
            <text:p>https://twitter.com/AUThorAndJazz/status/1613295058991603715</text:p>
          </table:table-cell>
        </table:table-row>
        <table:table-row table:style-name="ro1">
          <table:table-cell office:value-type="string" calcext:value-type="string">
            <text:p>input/data_formal_20240530-1342/meme/Avavrs_20230106T042211/0.jpg</text:p>
          </table:table-cell>
          <table:table-cell office:value-type="string" calcext:value-type="string">
            <text:p>Pattern 6</text:p>
          </table:table-cell>
          <table:table-cell office:value-type="float" office:value="32.500161171481" calcext:value-type="float">
            <text:p>32.500161171481</text:p>
          </table:table-cell>
          <table:table-cell office:value-type="float" office:value="0.527486015178285" calcext:value-type="float">
            <text:p>0.527486015178285</text:p>
          </table:table-cell>
          <table:table-cell office:value-type="float" office:value="0.596258866241437" calcext:value-type="float">
            <text:p>0.596258866241437</text:p>
          </table:table-cell>
          <table:table-cell office:value-type="string" calcext:value-type="string">
            <text:p>https://twitter.com/SheguchiKazuya/status/1611273962042044418</text:p>
          </table:table-cell>
        </table:table-row>
        <table:table-row table:style-name="ro1">
          <table:table-cell office:value-type="string" calcext:value-type="string">
            <text:p>input/data_formal_20240530-1342/meme/aveaiofficial_20230205T080154/0.jpg</text:p>
          </table:table-cell>
          <table:table-cell office:value-type="string" calcext:value-type="string">
            <text:p>Pattern 2</text:p>
          </table:table-cell>
          <table:table-cell office:value-type="float" office:value="27.9714209913198" calcext:value-type="float">
            <text:p>27.9714209913198</text:p>
          </table:table-cell>
          <table:table-cell office:value-type="float" office:value="0.0336056333750559" calcext:value-type="float">
            <text:p>0.0336056333750559</text:p>
          </table:table-cell>
          <table:table-cell office:value-type="float" office:value="0.598681945190644" calcext:value-type="float">
            <text:p>0.598681945190644</text:p>
          </table:table-cell>
          <table:table-cell office:value-type="string" calcext:value-type="string">
            <text:p>https://twitter.com/Kafanariskiobbi/status/1622622662832037889</text:p>
          </table:table-cell>
        </table:table-row>
        <table:table-row table:style-name="ro1">
          <table:table-cell office:value-type="string" calcext:value-type="string">
            <text:p>input/data_formal_20240530-1342/meme/aveaiofficial_20230206T111704/0.jpg</text:p>
          </table:table-cell>
          <table:table-cell office:value-type="string" calcext:value-type="string">
            <text:p>Pattern 7</text:p>
          </table:table-cell>
          <table:table-cell office:value-type="float" office:value="32.1718312296588" calcext:value-type="float">
            <text:p>32.1718312296588</text:p>
          </table:table-cell>
          <table:table-cell office:value-type="float" office:value="0.252097163908417" calcext:value-type="float">
            <text:p>0.252097163908417</text:p>
          </table:table-cell>
          <table:table-cell office:value-type="float" office:value="0.389431392983266" calcext:value-type="float">
            <text:p>0.389431392983266</text:p>
          </table:table-cell>
          <table:table-cell office:value-type="string" calcext:value-type="string">
            <text:p>https://twitter.com/SurajSatwal2/status/1622554967595966469</text:p>
          </table:table-cell>
        </table:table-row>
        <table:table-row table:style-name="ro1">
          <table:table-cell office:value-type="string" calcext:value-type="string">
            <text:p>input/data_formal_20240530-1342/meme/awais_ki_memees_20230206T140358/0.jpg</text:p>
          </table:table-cell>
          <table:table-cell office:value-type="string" calcext:value-type="string">
            <text:p>Pattern 7</text:p>
          </table:table-cell>
          <table:table-cell office:value-type="float" office:value="29.7132902909613" calcext:value-type="float">
            <text:p>29.7132902909613</text:p>
          </table:table-cell>
          <table:table-cell office:value-type="float" office:value="0.399681785221979" calcext:value-type="float">
            <text:p>0.399681785221979</text:p>
          </table:table-cell>
          <table:table-cell office:value-type="float" office:value="0.644781534843355" calcext:value-type="float">
            <text:p>0.644781534843355</text:p>
          </table:table-cell>
          <table:table-cell office:value-type="string" calcext:value-type="string">
            <text:p>https://twitter.com/awais_ki_memees/status/1622596967455985665</text:p>
          </table:table-cell>
        </table:table-row>
        <table:table-row table:style-name="ro1">
          <table:table-cell office:value-type="string" calcext:value-type="string">
            <text:p>input/data_formal_20240530-1342/meme/AwakeNotWoke_UK_20230112T204249/0.jpg</text:p>
          </table:table-cell>
          <table:table-cell office:value-type="string" calcext:value-type="string">
            <text:p>Pattern 8</text:p>
          </table:table-cell>
          <table:table-cell office:value-type="float" office:value="19.2058282584151" calcext:value-type="float">
            <text:p>19.2058282584151</text:p>
          </table:table-cell>
          <table:table-cell office:value-type="float" office:value="0.902541809604902" calcext:value-type="float">
            <text:p>0.902541809604902</text:p>
          </table:table-cell>
          <table:table-cell office:value-type="float" office:value="0.361862477476426" calcext:value-type="float">
            <text:p>0.361862477476426</text:p>
          </table:table-cell>
          <table:table-cell office:value-type="string" calcext:value-type="string">
            <text:p>https://twitter.com/AwakeNotWoke_UK/status/1613637646479237135</text:p>
          </table:table-cell>
        </table:table-row>
        <table:table-row table:style-name="ro1">
          <table:table-cell office:value-type="string" calcext:value-type="string">
            <text:p>input/data_formal_20240530-1342/meme/aXQuince_20230129T185107/0.jpg</text:p>
          </table:table-cell>
          <table:table-cell office:value-type="string" calcext:value-type="string">
            <text:p>Pattern 5</text:p>
          </table:table-cell>
          <table:table-cell office:value-type="float" office:value="31.7924389187572" calcext:value-type="float">
            <text:p>31.7924389187572</text:p>
          </table:table-cell>
          <table:table-cell office:value-type="float" office:value="0.360538128112685" calcext:value-type="float">
            <text:p>0.360538128112685</text:p>
          </table:table-cell>
          <table:table-cell office:value-type="float" office:value="0.468488705781873" calcext:value-type="float">
            <text:p>0.468488705781873</text:p>
          </table:table-cell>
          <table:table-cell office:value-type="string" calcext:value-type="string">
            <text:p>https://twitter.com/Johanshashith02/status/1622590099912536071</text:p>
          </table:table-cell>
        </table:table-row>
        <table:table-row table:style-name="ro1">
          <table:table-cell office:value-type="string" calcext:value-type="string">
            <text:p>input/data_formal_20240530-1342/meme/ayursesha_20230106T052534/0.jpg</text:p>
          </table:table-cell>
          <table:table-cell office:value-type="string" calcext:value-type="string">
            <text:p>Pattern 7</text:p>
          </table:table-cell>
          <table:table-cell office:value-type="float" office:value="27.9453660681528" calcext:value-type="float">
            <text:p>27.9453660681528</text:p>
          </table:table-cell>
          <table:table-cell office:value-type="float" office:value="0.287193334553519" calcext:value-type="float">
            <text:p>0.287193334553519</text:p>
          </table:table-cell>
          <table:table-cell office:value-type="float" office:value="0.573677281517008" calcext:value-type="float">
            <text:p>0.573677281517008</text:p>
          </table:table-cell>
          <table:table-cell office:value-type="string" calcext:value-type="string">
            <text:p>https://twitter.com/ayursesha/status/1611232483626057728</text:p>
          </table:table-cell>
        </table:table-row>
        <table:table-row table:style-name="ro1">
          <table:table-cell office:value-type="string" calcext:value-type="string">
            <text:p>input/data_formal_20240530-1342/meme/ayursesha_20230106T052534/1.jpg</text:p>
          </table:table-cell>
          <table:table-cell office:value-type="string" calcext:value-type="string">
            <text:p>Pattern 8</text:p>
          </table:table-cell>
          <table:table-cell office:value-type="float" office:value="26.252839188644" calcext:value-type="float">
            <text:p>26.252839188644</text:p>
          </table:table-cell>
          <table:table-cell office:value-type="float" office:value="0.730459206887004" calcext:value-type="float">
            <text:p>0.730459206887004</text:p>
          </table:table-cell>
          <table:table-cell office:value-type="float" office:value="0.317694227208598" calcext:value-type="float">
            <text:p>0.317694227208598</text:p>
          </table:table-cell>
          <table:table-cell office:value-type="string" calcext:value-type="string">
            <text:p>https://twitter.com/ayursesha/status/1611232483626057728</text:p>
          </table:table-cell>
        </table:table-row>
        <table:table-row table:style-name="ro1">
          <table:table-cell office:value-type="string" calcext:value-type="string">
            <text:p>input/data_formal_20240530-1342/meme/azmeryapat_20230201T034413/0.jpg</text:p>
          </table:table-cell>
          <table:table-cell office:value-type="string" calcext:value-type="string">
            <text:p>Pattern 3</text:p>
          </table:table-cell>
          <table:table-cell office:value-type="float" office:value="28.0444311999571" calcext:value-type="float">
            <text:p>28.0444311999571</text:p>
          </table:table-cell>
          <table:table-cell office:value-type="float" office:value="0.194392634094425" calcext:value-type="float">
            <text:p>0.194392634094425</text:p>
          </table:table-cell>
          <table:table-cell office:value-type="float" office:value="0.784101306680279" calcext:value-type="float">
            <text:p>0.784101306680279</text:p>
          </table:table-cell>
          <table:table-cell office:value-type="string" calcext:value-type="string">
            <text:p>https://twitter.com/ren_itsumi/status/1620933884576780288</text:p>
          </table:table-cell>
        </table:table-row>
        <table:table-row table:style-name="ro1">
          <table:table-cell office:value-type="string" calcext:value-type="string">
            <text:p>input/data_formal_20240530-1342/meme/azmeryapat_20230202T023503/0.jpg</text:p>
          </table:table-cell>
          <table:table-cell office:value-type="string" calcext:value-type="string">
            <text:p>Pattern 1</text:p>
          </table:table-cell>
          <table:table-cell office:value-type="float" office:value="34.6398090853431" calcext:value-type="float">
            <text:p>34.6398090853431</text:p>
          </table:table-cell>
          <table:table-cell office:value-type="float" office:value="0.502787372901025" calcext:value-type="float">
            <text:p>0.502787372901025</text:p>
          </table:table-cell>
          <table:table-cell office:value-type="float" office:value="0.337595458863113" calcext:value-type="float">
            <text:p>0.337595458863113</text:p>
          </table:table-cell>
          <table:table-cell office:value-type="string" calcext:value-type="string">
            <text:p>https://twitter.com/McmillonBrenlee/status/1620976079006760960</text:p>
          </table:table-cell>
        </table:table-row>
        <table:table-row table:style-name="ro1">
          <table:table-cell office:value-type="string" calcext:value-type="string">
            <text:p>input/data_formal_20240530-1342/meme/azmeryapat_20230315T063101/0.jpg</text:p>
          </table:table-cell>
          <table:table-cell office:value-type="string" calcext:value-type="string">
            <text:p>Pattern 3</text:p>
          </table:table-cell>
          <table:table-cell office:value-type="float" office:value="25.8414755563659" calcext:value-type="float">
            <text:p>25.8414755563659</text:p>
          </table:table-cell>
          <table:table-cell office:value-type="float" office:value="0.287535823533178" calcext:value-type="float">
            <text:p>0.287535823533178</text:p>
          </table:table-cell>
          <table:table-cell office:value-type="float" office:value="0.838534405333121" calcext:value-type="float">
            <text:p>0.838534405333121</text:p>
          </table:table-cell>
          <table:table-cell office:value-type="string" calcext:value-type="string">
            <text:p>https://twitter.com/Jasmine73755071/status/1636102041071132672</text:p>
          </table:table-cell>
        </table:table-row>
        <table:table-row table:style-name="ro1">
          <table:table-cell office:value-type="string" calcext:value-type="string">
            <text:p>input/data_formal_20240530-1342/meme/azzyhomebrew_20230106T041225/0.jpg</text:p>
          </table:table-cell>
          <table:table-cell office:value-type="string" calcext:value-type="string">
            <text:p>Pattern 1</text:p>
          </table:table-cell>
          <table:table-cell office:value-type="float" office:value="32.7303244676388" calcext:value-type="float">
            <text:p>32.7303244676388</text:p>
          </table:table-cell>
          <table:table-cell office:value-type="float" office:value="0.301821160850541" calcext:value-type="float">
            <text:p>0.301821160850541</text:p>
          </table:table-cell>
          <table:table-cell office:value-type="float" office:value="0.538263681688067" calcext:value-type="float">
            <text:p>0.538263681688067</text:p>
          </table:table-cell>
          <table:table-cell office:value-type="string" calcext:value-type="string">
            <text:p>https://twitter.com/DnDGoblin/status/1611278502212390914</text:p>
          </table:table-cell>
        </table:table-row>
        <table:table-row table:style-name="ro1">
          <table:table-cell office:value-type="string" calcext:value-type="string">
            <text:p>input/data_formal_20240530-1342/meme/azzyhomebrew_20230201T042009/0.jpg</text:p>
          </table:table-cell>
          <table:table-cell office:value-type="string" calcext:value-type="string">
            <text:p>Pattern 7</text:p>
          </table:table-cell>
          <table:table-cell office:value-type="float" office:value="28.96858905301" calcext:value-type="float">
            <text:p>28.96858905301</text:p>
          </table:table-cell>
          <table:table-cell office:value-type="float" office:value="0.282090099586329" calcext:value-type="float">
            <text:p>0.282090099586329</text:p>
          </table:table-cell>
          <table:table-cell office:value-type="float" office:value="0.558487011210976" calcext:value-type="float">
            <text:p>0.558487011210976</text:p>
          </table:table-cell>
          <table:table-cell office:value-type="string" calcext:value-type="string">
            <text:p>https://twitter.com/UllarWarlord/status/1620989787497693184</text:p>
          </table:table-cell>
        </table:table-row>
        <table:table-row table:style-name="ro1">
          <table:table-cell office:value-type="string" calcext:value-type="string">
            <text:p>input/data_formal_20240530-1342/meme/azzyhomebrew_20230206T125718/0.jpg</text:p>
          </table:table-cell>
          <table:table-cell office:value-type="string" calcext:value-type="string">
            <text:p>Pattern 8</text:p>
          </table:table-cell>
          <table:table-cell office:value-type="float" office:value="22.5338992139447" calcext:value-type="float">
            <text:p>22.5338992139447</text:p>
          </table:table-cell>
          <table:table-cell office:value-type="float" office:value="0.764721794398283" calcext:value-type="float">
            <text:p>0.764721794398283</text:p>
          </table:table-cell>
          <table:table-cell office:value-type="float" office:value="0.348446662271206" calcext:value-type="float">
            <text:p>0.348446662271206</text:p>
          </table:table-cell>
          <table:table-cell office:value-type="string" calcext:value-type="string">
            <text:p>https://twitter.com/azzyhomebrew/status/1622580193826070530</text:p>
          </table:table-cell>
        </table:table-row>
        <table:table-row table:style-name="ro1">
          <table:table-cell office:value-type="string" calcext:value-type="string">
            <text:p>input/data_formal_20240530-1342/meme/BaBlahComics_20230105T113049/0.jpg</text:p>
          </table:table-cell>
          <table:table-cell office:value-type="string" calcext:value-type="string">
            <text:p>Pattern 2</text:p>
          </table:table-cell>
          <table:table-cell office:value-type="float" office:value="28.5596988575904" calcext:value-type="float">
            <text:p>28.5596988575904</text:p>
          </table:table-cell>
          <table:table-cell office:value-type="float" office:value="0.233114193006756" calcext:value-type="float">
            <text:p>0.233114193006756</text:p>
          </table:table-cell>
          <table:table-cell office:value-type="float" office:value="0.661958883636623" calcext:value-type="float">
            <text:p>0.661958883636623</text:p>
          </table:table-cell>
          <table:table-cell office:value-type="string" calcext:value-type="string">
            <text:p>https://twitter.com/BaBlahComics/status/1610962016927379457</text:p>
          </table:table-cell>
        </table:table-row>
        <table:table-row table:style-name="ro1">
          <table:table-cell office:value-type="string" calcext:value-type="string">
            <text:p>input/data_formal_20240530-1342/meme/BaBlahComics_20230105T113049/1.jpg</text:p>
          </table:table-cell>
          <table:table-cell office:value-type="string" calcext:value-type="string">
            <text:p>Pattern 5</text:p>
          </table:table-cell>
          <table:table-cell office:value-type="float" office:value="24.3001305598213" calcext:value-type="float">
            <text:p>24.3001305598213</text:p>
          </table:table-cell>
          <table:table-cell office:value-type="float" office:value="0.156820350499394" calcext:value-type="float">
            <text:p>0.156820350499394</text:p>
          </table:table-cell>
          <table:table-cell office:value-type="float" office:value="0.228440008156291" calcext:value-type="float">
            <text:p>0.228440008156291</text:p>
          </table:table-cell>
          <table:table-cell office:value-type="string" calcext:value-type="string">
            <text:p>https://twitter.com/BaBlahComics/status/1610962016927379457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0.jpg</text:p>
          </table:table-cell>
          <table:table-cell office:value-type="string" calcext:value-type="string">
            <text:p>Pattern 2</text:p>
          </table:table-cell>
          <table:table-cell office:value-type="float" office:value="31.1960660622685" calcext:value-type="float">
            <text:p>31.1960660622685</text:p>
          </table:table-cell>
          <table:table-cell office:value-type="float" office:value="0.402624488054955" calcext:value-type="float">
            <text:p>0.402624488054955</text:p>
          </table:table-cell>
          <table:table-cell office:value-type="float" office:value="0.741619085240222" calcext:value-type="float">
            <text:p>0.741619085240222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1.jpg</text:p>
          </table:table-cell>
          <table:table-cell office:value-type="string" calcext:value-type="string">
            <text:p>Pattern 1</text:p>
          </table:table-cell>
          <table:table-cell office:value-type="float" office:value="25.5635565143603" calcext:value-type="float">
            <text:p>25.5635565143603</text:p>
          </table:table-cell>
          <table:table-cell office:value-type="float" office:value="0.268967479615421" calcext:value-type="float">
            <text:p>0.268967479615421</text:p>
          </table:table-cell>
          <table:table-cell office:value-type="float" office:value="0.362262353565722" calcext:value-type="float">
            <text:p>0.362262353565722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2.jpg</text:p>
          </table:table-cell>
          <table:table-cell office:value-type="string" calcext:value-type="string">
            <text:p>Pattern 5</text:p>
          </table:table-cell>
          <table:table-cell office:value-type="float" office:value="31.8063160372659" calcext:value-type="float">
            <text:p>31.8063160372659</text:p>
          </table:table-cell>
          <table:table-cell office:value-type="float" office:value="0.18082516487544" calcext:value-type="float">
            <text:p>0.18082516487544</text:p>
          </table:table-cell>
          <table:table-cell office:value-type="float" office:value="0.262512634654808" calcext:value-type="float">
            <text:p>0.262512634654808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0.jpg</text:p>
          </table:table-cell>
          <table:table-cell office:value-type="string" calcext:value-type="string">
            <text:p>Pattern 2</text:p>
          </table:table-cell>
          <table:table-cell office:value-type="float" office:value="27.1483350640238" calcext:value-type="float">
            <text:p>27.1483350640238</text:p>
          </table:table-cell>
          <table:table-cell office:value-type="float" office:value="0.247688223222496" calcext:value-type="float">
            <text:p>0.247688223222496</text:p>
          </table:table-cell>
          <table:table-cell office:value-type="float" office:value="0.814971322204262" calcext:value-type="float">
            <text:p>0.814971322204262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1.jpg</text:p>
          </table:table-cell>
          <table:table-cell office:value-type="string" calcext:value-type="string">
            <text:p>Pattern 1</text:p>
          </table:table-cell>
          <table:table-cell office:value-type="float" office:value="28.7973767709625" calcext:value-type="float">
            <text:p>28.7973767709625</text:p>
          </table:table-cell>
          <table:table-cell office:value-type="float" office:value="0.268288266560853" calcext:value-type="float">
            <text:p>0.268288266560853</text:p>
          </table:table-cell>
          <table:table-cell office:value-type="float" office:value="0.312405495825326" calcext:value-type="float">
            <text:p>0.312405495825326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2.jpg</text:p>
          </table:table-cell>
          <table:table-cell office:value-type="string" calcext:value-type="string">
            <text:p>Pattern 2</text:p>
          </table:table-cell>
          <table:table-cell office:value-type="float" office:value="31.5779775863543" calcext:value-type="float">
            <text:p>31.5779775863543</text:p>
          </table:table-cell>
          <table:table-cell office:value-type="float" office:value="0.245562389398908" calcext:value-type="float">
            <text:p>0.245562389398908</text:p>
          </table:table-cell>
          <table:table-cell office:value-type="float" office:value="0.741798515371885" calcext:value-type="float">
            <text:p>0.741798515371885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3.jpg</text:p>
          </table:table-cell>
          <table:table-cell office:value-type="string" calcext:value-type="string">
            <text:p>Pattern 1</text:p>
          </table:table-cell>
          <table:table-cell office:value-type="float" office:value="29.1798799669748" calcext:value-type="float">
            <text:p>29.1798799669748</text:p>
          </table:table-cell>
          <table:table-cell office:value-type="float" office:value="0.25621505818875" calcext:value-type="float">
            <text:p>0.25621505818875</text:p>
          </table:table-cell>
          <table:table-cell office:value-type="float" office:value="0.30114722044085" calcext:value-type="float">
            <text:p>0.30114722044085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657/0.jpg</text:p>
          </table:table-cell>
          <table:table-cell office:value-type="string" calcext:value-type="string">
            <text:p>Pattern 3</text:p>
          </table:table-cell>
          <table:table-cell office:value-type="float" office:value="25.5015677691081" calcext:value-type="float">
            <text:p>25.5015677691081</text:p>
          </table:table-cell>
          <table:table-cell office:value-type="float" office:value="0.384969939135999" calcext:value-type="float">
            <text:p>0.384969939135999</text:p>
          </table:table-cell>
          <table:table-cell office:value-type="float" office:value="0.743666417756664" calcext:value-type="float">
            <text:p>0.743666417756664</text:p>
          </table:table-cell>
          <table:table-cell office:value-type="string" calcext:value-type="string">
            <text:p>https://twitter.com/Nurul2530715579/status/1622572552441970688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18/0.jpg</text:p>
          </table:table-cell>
          <table:table-cell office:value-type="string" calcext:value-type="string">
            <text:p>Pattern 3</text:p>
          </table:table-cell>
          <table:table-cell office:value-type="float" office:value="26.8413131822085" calcext:value-type="float">
            <text:p>26.8413131822085</text:p>
          </table:table-cell>
          <table:table-cell office:value-type="float" office:value="0.36301317182533" calcext:value-type="float">
            <text:p>0.36301317182533</text:p>
          </table:table-cell>
          <table:table-cell office:value-type="float" office:value="0.793522480555079" calcext:value-type="float">
            <text:p>0.793522480555079</text:p>
          </table:table-cell>
          <table:table-cell office:value-type="string" calcext:value-type="string">
            <text:p>https://twitter.com/Nurul2530715579/status/1622572642200080386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27/0.jpg</text:p>
          </table:table-cell>
          <table:table-cell office:value-type="string" calcext:value-type="string">
            <text:p>Pattern 2</text:p>
          </table:table-cell>
          <table:table-cell office:value-type="float" office:value="26.7417457844703" calcext:value-type="float">
            <text:p>26.7417457844703</text:p>
          </table:table-cell>
          <table:table-cell office:value-type="float" office:value="0.354588549984218" calcext:value-type="float">
            <text:p>0.354588549984218</text:p>
          </table:table-cell>
          <table:table-cell office:value-type="float" office:value="0.594977273020359" calcext:value-type="float">
            <text:p>0.594977273020359</text:p>
          </table:table-cell>
          <table:table-cell office:value-type="string" calcext:value-type="string">
            <text:p>https://twitter.com/Nurul2530715579/status/1622572677994283009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33/0.jpg</text:p>
          </table:table-cell>
          <table:table-cell office:value-type="string" calcext:value-type="string">
            <text:p>Pattern 8</text:p>
          </table:table-cell>
          <table:table-cell office:value-type="float" office:value="21.7789541253354" calcext:value-type="float">
            <text:p>21.7789541253354</text:p>
          </table:table-cell>
          <table:table-cell office:value-type="float" office:value="0.907147869060999" calcext:value-type="float">
            <text:p>0.907147869060999</text:p>
          </table:table-cell>
          <table:table-cell office:value-type="float" office:value="0.447820525035357" calcext:value-type="float">
            <text:p>0.447820525035357</text:p>
          </table:table-cell>
          <table:table-cell office:value-type="string" calcext:value-type="string">
            <text:p>https://twitter.com/Nurul2530715579/status/1622572705450184704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42/0.jpg</text:p>
          </table:table-cell>
          <table:table-cell office:value-type="string" calcext:value-type="string">
            <text:p>Pattern 2</text:p>
          </table:table-cell>
          <table:table-cell office:value-type="float" office:value="29.0266804207733" calcext:value-type="float">
            <text:p>29.0266804207733</text:p>
          </table:table-cell>
          <table:table-cell office:value-type="float" office:value="0.143171498864403" calcext:value-type="float">
            <text:p>0.143171498864403</text:p>
          </table:table-cell>
          <table:table-cell office:value-type="float" office:value="0.737901661696054" calcext:value-type="float">
            <text:p>0.737901661696054</text:p>
          </table:table-cell>
          <table:table-cell office:value-type="string" calcext:value-type="string">
            <text:p>https://twitter.com/Nurul2530715579/status/1622572743677087748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817/0.jpg</text:p>
          </table:table-cell>
          <table:table-cell office:value-type="string" calcext:value-type="string">
            <text:p>Pattern 2</text:p>
          </table:table-cell>
          <table:table-cell office:value-type="float" office:value="30.6753138936544" calcext:value-type="float">
            <text:p>30.6753138936544</text:p>
          </table:table-cell>
          <table:table-cell office:value-type="float" office:value="0.280008069850464" calcext:value-type="float">
            <text:p>0.280008069850464</text:p>
          </table:table-cell>
          <table:table-cell office:value-type="float" office:value="0.610331471218121" calcext:value-type="float">
            <text:p>0.610331471218121</text:p>
          </table:table-cell>
          <table:table-cell office:value-type="string" calcext:value-type="string">
            <text:p>https://twitter.com/Nurul2530715579/status/1622572890226061313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821/0.jpg</text:p>
          </table:table-cell>
          <table:table-cell office:value-type="string" calcext:value-type="string">
            <text:p>Pattern 7</text:p>
          </table:table-cell>
          <table:table-cell office:value-type="float" office:value="30.0537299859774" calcext:value-type="float">
            <text:p>30.0537299859774</text:p>
          </table:table-cell>
          <table:table-cell office:value-type="float" office:value="0.424505177988128" calcext:value-type="float">
            <text:p>0.424505177988128</text:p>
          </table:table-cell>
          <table:table-cell office:value-type="float" office:value="0.390820397361898" calcext:value-type="float">
            <text:p>0.390820397361898</text:p>
          </table:table-cell>
          <table:table-cell office:value-type="string" calcext:value-type="string">
            <text:p>https://twitter.com/Nurul2530715579/status/1622572907284283395</text:p>
          </table:table-cell>
        </table:table-row>
        <table:table-row table:style-name="ro1">
          <table:table-cell office:value-type="string" calcext:value-type="string">
            <text:p>input/data_formal_20240530-1342/meme/badhan5_fiverr_20230112T212458/0.jpg</text:p>
          </table:table-cell>
          <table:table-cell office:value-type="string" calcext:value-type="string">
            <text:p>Pattern 5</text:p>
          </table:table-cell>
          <table:table-cell office:value-type="float" office:value="29.0202523840983" calcext:value-type="float">
            <text:p>29.0202523840983</text:p>
          </table:table-cell>
          <table:table-cell office:value-type="float" office:value="0.234509745190485" calcext:value-type="float">
            <text:p>0.234509745190485</text:p>
          </table:table-cell>
          <table:table-cell office:value-type="float" office:value="0.368585765204469" calcext:value-type="float">
            <text:p>0.368585765204469</text:p>
          </table:table-cell>
          <table:table-cell office:value-type="string" calcext:value-type="string">
            <text:p>https://twitter.com/badhan5_fiverr/status/1613648251894497281</text:p>
          </table:table-cell>
        </table:table-row>
        <table:table-row table:style-name="ro1">
          <table:table-cell office:value-type="string" calcext:value-type="string">
            <text:p>input/data_formal_20240530-1342/meme/badhan5_fiverr_20230113T043254/0.jpg</text:p>
          </table:table-cell>
          <table:table-cell office:value-type="string" calcext:value-type="string">
            <text:p>Pattern 5</text:p>
          </table:table-cell>
          <table:table-cell office:value-type="float" office:value="28.077519783403" calcext:value-type="float">
            <text:p>28.077519783403</text:p>
          </table:table-cell>
          <table:table-cell office:value-type="float" office:value="0.10211119621444" calcext:value-type="float">
            <text:p>0.10211119621444</text:p>
          </table:table-cell>
          <table:table-cell office:value-type="float" office:value="0.347719978016281" calcext:value-type="float">
            <text:p>0.347719978016281</text:p>
          </table:table-cell>
          <table:table-cell office:value-type="string" calcext:value-type="string">
            <text:p>https://twitter.com/badhan5_fiverr/status/1613755947582902273</text:p>
          </table:table-cell>
        </table:table-row>
        <table:table-row table:style-name="ro1">
          <table:table-cell office:value-type="string" calcext:value-type="string">
            <text:p>input/data_formal_20240530-1342/meme/badhan5_fiverr_20230113T093949/0.jpg</text:p>
          </table:table-cell>
          <table:table-cell office:value-type="string" calcext:value-type="string">
            <text:p>Pattern 5</text:p>
          </table:table-cell>
          <table:table-cell office:value-type="float" office:value="30.3592785242533" calcext:value-type="float">
            <text:p>30.3592785242533</text:p>
          </table:table-cell>
          <table:table-cell office:value-type="float" office:value="0.105703043708634" calcext:value-type="float">
            <text:p>0.105703043708634</text:p>
          </table:table-cell>
          <table:table-cell office:value-type="float" office:value="0.366481760636002" calcext:value-type="float">
            <text:p>0.366481760636002</text:p>
          </table:table-cell>
          <table:table-cell office:value-type="string" calcext:value-type="string">
            <text:p>https://twitter.com/badhan5_fiverr/status/1613833182985740288</text:p>
          </table:table-cell>
        </table:table-row>
        <table:table-row table:style-name="ro1">
          <table:table-cell office:value-type="string" calcext:value-type="string">
            <text:p>input/data_formal_20240530-1342/meme/Baidu_Inc_20230206T140400/0.jpg</text:p>
          </table:table-cell>
          <table:table-cell office:value-type="string" calcext:value-type="string">
            <text:p>Pattern 7</text:p>
          </table:table-cell>
          <table:table-cell office:value-type="float" office:value="29.6858310130203" calcext:value-type="float">
            <text:p>29.6858310130203</text:p>
          </table:table-cell>
          <table:table-cell office:value-type="float" office:value="0.56223080334003" calcext:value-type="float">
            <text:p>0.56223080334003</text:p>
          </table:table-cell>
          <table:table-cell office:value-type="float" office:value="0.503101921632876" calcext:value-type="float">
            <text:p>0.503101921632876</text:p>
          </table:table-cell>
          <table:table-cell office:value-type="string" calcext:value-type="string">
            <text:p>https://twitter.com/Aloysiuskayita/status/1622614264493092865</text:p>
          </table:table-cell>
        </table:table-row>
        <table:table-row table:style-name="ro1">
          <table:table-cell office:value-type="string" calcext:value-type="string">
            <text:p>input/data_formal_20240530-1342/meme/bakchod_peoples_20230128T094850/0.jpg</text:p>
          </table:table-cell>
          <table:table-cell office:value-type="string" calcext:value-type="string">
            <text:p>Pattern 8</text:p>
          </table:table-cell>
          <table:table-cell office:value-type="float" office:value="25.8214512987973" calcext:value-type="float">
            <text:p>25.8214512987973</text:p>
          </table:table-cell>
          <table:table-cell office:value-type="float" office:value="0.807313258247144" calcext:value-type="float">
            <text:p>0.807313258247144</text:p>
          </table:table-cell>
          <table:table-cell office:value-type="float" office:value="0.430757814021339" calcext:value-type="float">
            <text:p>0.430757814021339</text:p>
          </table:table-cell>
          <table:table-cell office:value-type="string" calcext:value-type="string">
            <text:p>https://twitter.com/JadeKatBond/status/1619271503836770306</text:p>
          </table:table-cell>
        </table:table-row>
        <table:table-row table:style-name="ro1">
          <table:table-cell office:value-type="string" calcext:value-type="string">
            <text:p>input/data_formal_20240530-1342/meme/bakuwithaBD_20230202T051319/0.jpg</text:p>
          </table:table-cell>
          <table:table-cell office:value-type="string" calcext:value-type="string">
            <text:p>Pattern 2</text:p>
          </table:table-cell>
          <table:table-cell office:value-type="float" office:value="30.1722274536181" calcext:value-type="float">
            <text:p>30.1722274536181</text:p>
          </table:table-cell>
          <table:table-cell office:value-type="float" office:value="0.155449165483173" calcext:value-type="float">
            <text:p>0.155449165483173</text:p>
          </table:table-cell>
          <table:table-cell office:value-type="float" office:value="0.744776483620726" calcext:value-type="float">
            <text:p>0.744776483620726</text:p>
          </table:table-cell>
          <table:table-cell office:value-type="string" calcext:value-type="string">
            <text:p>https://twitter.com/bakuwithaBD/status/1621013875184513024</text:p>
          </table:table-cell>
        </table:table-row>
        <table:table-row table:style-name="ro1">
          <table:table-cell office:value-type="string" calcext:value-type="string">
            <text:p>input/data_formal_20240530-1342/meme/BanditMfer_20230106T064031/0.jpg</text:p>
          </table:table-cell>
          <table:table-cell office:value-type="string" calcext:value-type="string">
            <text:p>Pattern 5</text:p>
          </table:table-cell>
          <table:table-cell office:value-type="float" office:value="29.0535976611233" calcext:value-type="float">
            <text:p>29.0535976611233</text:p>
          </table:table-cell>
          <table:table-cell office:value-type="float" office:value="0.129936218366455" calcext:value-type="float">
            <text:p>0.129936218366455</text:p>
          </table:table-cell>
          <table:table-cell office:value-type="float" office:value="0.346969790667533" calcext:value-type="float">
            <text:p>0.346969790667533</text:p>
          </table:table-cell>
          <table:table-cell office:value-type="string" calcext:value-type="string">
            <text:p>https://twitter.com/ceotim/status/1611251346614747137</text:p>
          </table:table-cell>
        </table:table-row>
        <table:table-row table:style-name="ro1">
          <table:table-cell office:value-type="string" calcext:value-type="string">
            <text:p>input/data_formal_20240530-1342/meme/BardAquatic_20230206T151807/0.jpg</text:p>
          </table:table-cell>
          <table:table-cell office:value-type="string" calcext:value-type="string">
            <text:p>Pattern 3</text:p>
          </table:table-cell>
          <table:table-cell office:value-type="float" office:value="27.7852552381695" calcext:value-type="float">
            <text:p>27.7852552381695</text:p>
          </table:table-cell>
          <table:table-cell office:value-type="float" office:value="0.357023943314412" calcext:value-type="float">
            <text:p>0.357023943314412</text:p>
          </table:table-cell>
          <table:table-cell office:value-type="float" office:value="0.792738799532259" calcext:value-type="float">
            <text:p>0.792738799532259</text:p>
          </table:table-cell>
          <table:table-cell office:value-type="string" calcext:value-type="string">
            <text:p>https://twitter.com/BardAquatic/status/1622615628308676608</text:p>
          </table:table-cell>
        </table:table-row>
        <table:table-row table:style-name="ro1">
          <table:table-cell office:value-type="string" calcext:value-type="string">
            <text:p>input/data_formal_20240530-1342/meme/barin_kevin_20230103T182547/0.jpg</text:p>
          </table:table-cell>
          <table:table-cell office:value-type="string" calcext:value-type="string">
            <text:p>Pattern 1</text:p>
          </table:table-cell>
          <table:table-cell office:value-type="float" office:value="34.1837960506046" calcext:value-type="float">
            <text:p>34.1837960506046</text:p>
          </table:table-cell>
          <table:table-cell office:value-type="float" office:value="0.329030944787736" calcext:value-type="float">
            <text:p>0.329030944787736</text:p>
          </table:table-cell>
          <table:table-cell office:value-type="float" office:value="0.382842259685015" calcext:value-type="float">
            <text:p>0.382842259685015</text:p>
          </table:table-cell>
          <table:table-cell office:value-type="string" calcext:value-type="string">
            <text:p>https://twitter.com/barin_kevin/status/1610341670352044032</text:p>
          </table:table-cell>
        </table:table-row>
        <table:table-row table:style-name="ro1">
          <table:table-cell office:value-type="string" calcext:value-type="string">
            <text:p>input/data_formal_20240530-1342/meme/Basavaraj9518_20230110T142101/0.jpg</text:p>
          </table:table-cell>
          <table:table-cell office:value-type="string" calcext:value-type="string">
            <text:p>Pattern 1</text:p>
          </table:table-cell>
          <table:table-cell office:value-type="float" office:value="32.4040221420221" calcext:value-type="float">
            <text:p>32.4040221420221</text:p>
          </table:table-cell>
          <table:table-cell office:value-type="float" office:value="0.232682853471389" calcext:value-type="float">
            <text:p>0.232682853471389</text:p>
          </table:table-cell>
          <table:table-cell office:value-type="float" office:value="0.355598612881494" calcext:value-type="float">
            <text:p>0.355598612881494</text:p>
          </table:table-cell>
          <table:table-cell office:value-type="string" calcext:value-type="string">
            <text:p>https://twitter.com/Basavaraj9518/status/1612816786818228230</text:p>
          </table:table-cell>
        </table:table-row>
        <table:table-row table:style-name="ro1">
          <table:table-cell office:value-type="string" calcext:value-type="string">
            <text:p>input/data_formal_20240530-1342/meme/baung_20230202T043628/0.jpg</text:p>
          </table:table-cell>
          <table:table-cell office:value-type="string" calcext:value-type="string">
            <text:p>Pattern 8</text:p>
          </table:table-cell>
          <table:table-cell office:value-type="float" office:value="26.4871380528226" calcext:value-type="float">
            <text:p>26.4871380528226</text:p>
          </table:table-cell>
          <table:table-cell office:value-type="float" office:value="0.888256653843085" calcext:value-type="float">
            <text:p>0.888256653843085</text:p>
          </table:table-cell>
          <table:table-cell office:value-type="float" office:value="0.302585188677881" calcext:value-type="float">
            <text:p>0.302585188677881</text:p>
          </table:table-cell>
          <table:table-cell office:value-type="string" calcext:value-type="string">
            <text:p>https://twitter.com/baung/status/1621004603432275968</text:p>
          </table:table-cell>
        </table:table-row>
        <table:table-row table:style-name="ro1">
          <table:table-cell office:value-type="string" calcext:value-type="string">
            <text:p>input/data_formal_20240530-1342/meme/baung_20230316T020516/0.jpg</text:p>
          </table:table-cell>
          <table:table-cell office:value-type="string" calcext:value-type="string">
            <text:p>Pattern 8</text:p>
          </table:table-cell>
          <table:table-cell office:value-type="float" office:value="23.8256806683522" calcext:value-type="float">
            <text:p>23.8256806683522</text:p>
          </table:table-cell>
          <table:table-cell office:value-type="float" office:value="0.800393695189312" calcext:value-type="float">
            <text:p>0.800393695189312</text:p>
          </table:table-cell>
          <table:table-cell office:value-type="float" office:value="0.388176248541796" calcext:value-type="float">
            <text:p>0.388176248541796</text:p>
          </table:table-cell>
          <table:table-cell office:value-type="string" calcext:value-type="string">
            <text:p>https://twitter.com/baung/status/1636186842809917442</text:p>
          </table:table-cell>
        </table:table-row>
        <table:table-row table:style-name="ro1">
          <table:table-cell office:value-type="string" calcext:value-type="string">
            <text:p>input/data_formal_20240530-1342/meme/BDC_Archive_20230129T055335/0.jpg</text:p>
          </table:table-cell>
          <table:table-cell office:value-type="string" calcext:value-type="string">
            <text:p>Pattern 5</text:p>
          </table:table-cell>
          <table:table-cell office:value-type="float" office:value="22.3213729227596" calcext:value-type="float">
            <text:p>22.3213729227596</text:p>
          </table:table-cell>
          <table:table-cell office:value-type="float" office:value="0.156206249754021" calcext:value-type="float">
            <text:p>0.156206249754021</text:p>
          </table:table-cell>
          <table:table-cell office:value-type="float" office:value="0.427625044595986" calcext:value-type="float">
            <text:p>0.427625044595986</text:p>
          </table:table-cell>
          <table:table-cell office:value-type="string" calcext:value-type="string">
            <text:p>https://twitter.com/Oscar299626652/status/1620967752654815236</text:p>
          </table:table-cell>
        </table:table-row>
        <table:table-row table:style-name="ro1">
          <table:table-cell office:value-type="string" calcext:value-type="string">
            <text:p>input/data_formal_20240530-1342/meme/befikraa8_20230206T114333/0.jpg</text:p>
          </table:table-cell>
          <table:table-cell office:value-type="string" calcext:value-type="string">
            <text:p>Pattern 5</text:p>
          </table:table-cell>
          <table:table-cell office:value-type="float" office:value="17.9052497041211" calcext:value-type="float">
            <text:p>17.9052497041211</text:p>
          </table:table-cell>
          <table:table-cell office:value-type="float" office:value="0.159534792568738" calcext:value-type="float">
            <text:p>0.159534792568738</text:p>
          </table:table-cell>
          <table:table-cell office:value-type="float" office:value="0.25921951755798" calcext:value-type="float">
            <text:p>0.25921951755798</text:p>
          </table:table-cell>
          <table:table-cell office:value-type="string" calcext:value-type="string">
            <text:p>https://twitter.com/befikraa8/status/1622561632093356032</text:p>
          </table:table-cell>
        </table:table-row>
        <table:table-row table:style-name="ro1">
          <table:table-cell office:value-type="string" calcext:value-type="string">
            <text:p>input/data_formal_20240530-1342/meme/bellacoffee41_20230315T163712/0.jpg</text:p>
          </table:table-cell>
          <table:table-cell office:value-type="string" calcext:value-type="string">
            <text:p>Pattern 2</text:p>
          </table:table-cell>
          <table:table-cell office:value-type="float" office:value="29.989146590738" calcext:value-type="float">
            <text:p>29.989146590738</text:p>
          </table:table-cell>
          <table:table-cell office:value-type="float" office:value="0.119289346033992" calcext:value-type="float">
            <text:p>0.119289346033992</text:p>
          </table:table-cell>
          <table:table-cell office:value-type="float" office:value="0.618554425478093" calcext:value-type="float">
            <text:p>0.618554425478093</text:p>
          </table:table-cell>
          <table:table-cell office:value-type="string" calcext:value-type="string">
            <text:p>https://twitter.com/LaurenBlyth20/status/1636103439271772168</text:p>
          </table:table-cell>
        </table:table-row>
        <table:table-row table:style-name="ro1">
          <table:table-cell office:value-type="string" calcext:value-type="string">
            <text:p>input/data_formal_20240530-1342/meme/bensoni000_20230106T060106/0.jpg</text:p>
          </table:table-cell>
          <table:table-cell office:value-type="string" calcext:value-type="string">
            <text:p>Pattern 1</text:p>
          </table:table-cell>
          <table:table-cell office:value-type="float" office:value="32.9413937902921" calcext:value-type="float">
            <text:p>32.9413937902921</text:p>
          </table:table-cell>
          <table:table-cell office:value-type="float" office:value="0.279416829841797" calcext:value-type="float">
            <text:p>0.279416829841797</text:p>
          </table:table-cell>
          <table:table-cell office:value-type="float" office:value="0.359575983083289" calcext:value-type="float">
            <text:p>0.359575983083289</text:p>
          </table:table-cell>
          <table:table-cell office:value-type="string" calcext:value-type="string">
            <text:p>https://twitter.com/bensoni000/status/1611241429287981056</text:p>
          </table:table-cell>
        </table:table-row>
        <table:table-row table:style-name="ro1">
          <table:table-cell office:value-type="string" calcext:value-type="string">
            <text:p>input/data_formal_20240530-1342/meme/BerriStardust_20230106T054725/0.jpg</text:p>
          </table:table-cell>
          <table:table-cell office:value-type="string" calcext:value-type="string">
            <text:p>Pattern 5</text:p>
          </table:table-cell>
          <table:table-cell office:value-type="float" office:value="27.4101114451226" calcext:value-type="float">
            <text:p>27.4101114451226</text:p>
          </table:table-cell>
          <table:table-cell office:value-type="float" office:value="0.106125579453978" calcext:value-type="float">
            <text:p>0.106125579453978</text:p>
          </table:table-cell>
          <table:table-cell office:value-type="float" office:value="0.631513268382662" calcext:value-type="float">
            <text:p>0.631513268382662</text:p>
          </table:table-cell>
          <table:table-cell office:value-type="string" calcext:value-type="string">
            <text:p>https://twitter.com/BerriStardust/status/1611237985760210944</text:p>
          </table:table-cell>
        </table:table-row>
        <table:table-row table:style-name="ro1">
          <table:table-cell office:value-type="string" calcext:value-type="string">
            <text:p>input/data_formal_20240530-1342/meme/BetFury_Sport_20230112T000728/0.jpg</text:p>
          </table:table-cell>
          <table:table-cell office:value-type="string" calcext:value-type="string">
            <text:p>Pattern 1</text:p>
          </table:table-cell>
          <table:table-cell office:value-type="float" office:value="32.8247946550718" calcext:value-type="float">
            <text:p>32.8247946550718</text:p>
          </table:table-cell>
          <table:table-cell office:value-type="float" office:value="0.218467461266107" calcext:value-type="float">
            <text:p>0.218467461266107</text:p>
          </table:table-cell>
          <table:table-cell office:value-type="float" office:value="0.471049656096099" calcext:value-type="float">
            <text:p>0.471049656096099</text:p>
          </table:table-cell>
          <table:table-cell office:value-type="string" calcext:value-type="string">
            <text:p>https://twitter.com/BetFury_Sport/status/1613326761676181506</text:p>
          </table:table-cell>
        </table:table-row>
        <table:table-row table:style-name="ro1">
          <table:table-cell office:value-type="string" calcext:value-type="string">
            <text:p>input/data_formal_20240530-1342/meme/Betswaps_20221228T053006/0.jpg</text:p>
          </table:table-cell>
          <table:table-cell office:value-type="string" calcext:value-type="string">
            <text:p>Pattern 5</text:p>
          </table:table-cell>
          <table:table-cell office:value-type="float" office:value="23.1203766229104" calcext:value-type="float">
            <text:p>23.1203766229104</text:p>
          </table:table-cell>
          <table:table-cell office:value-type="float" office:value="0.220175521615724" calcext:value-type="float">
            <text:p>0.220175521615724</text:p>
          </table:table-cell>
          <table:table-cell office:value-type="float" office:value="0.305683302604284" calcext:value-type="float">
            <text:p>0.305683302604284</text:p>
          </table:table-cell>
          <table:table-cell office:value-type="string" calcext:value-type="string">
            <text:p>https://twitter.com/Betswaps/status/1607972135057629184</text:p>
          </table:table-cell>
        </table:table-row>
        <table:table-row table:style-name="ro1">
          <table:table-cell office:value-type="string" calcext:value-type="string">
            <text:p>input/data_formal_20240530-1342/meme/BhardwajAcademy_20200701T095934/0.jpg</text:p>
          </table:table-cell>
          <table:table-cell office:value-type="string" calcext:value-type="string">
            <text:p>Pattern 7</text:p>
          </table:table-cell>
          <table:table-cell office:value-type="float" office:value="23.1329641376736" calcext:value-type="float">
            <text:p>23.1329641376736</text:p>
          </table:table-cell>
          <table:table-cell office:value-type="float" office:value="0.706383101852304" calcext:value-type="float">
            <text:p>0.706383101852304</text:p>
          </table:table-cell>
          <table:table-cell office:value-type="float" office:value="0.416522053807902" calcext:value-type="float">
            <text:p>0.416522053807902</text:p>
          </table:table-cell>
          <table:table-cell office:value-type="string" calcext:value-type="string">
            <text:p>https://twitter.com/hyperconvexity/status/1638708559310635012</text:p>
          </table:table-cell>
        </table:table-row>
        <table:table-row table:style-name="ro1">
          <table:table-cell office:value-type="string" calcext:value-type="string">
            <text:p>input/data_formal_20240530-1342/meme/bhaskarepaper_20230105T101236/0.jpg</text:p>
          </table:table-cell>
          <table:table-cell office:value-type="string" calcext:value-type="string">
            <text:p>Pattern 3</text:p>
          </table:table-cell>
          <table:table-cell office:value-type="float" office:value="23.564935531134" calcext:value-type="float">
            <text:p>23.564935531134</text:p>
          </table:table-cell>
          <table:table-cell office:value-type="float" office:value="0.240191793366229" calcext:value-type="float">
            <text:p>0.240191793366229</text:p>
          </table:table-cell>
          <table:table-cell office:value-type="float" office:value="0.937666066221321" calcext:value-type="float">
            <text:p>0.937666066221321</text:p>
          </table:table-cell>
          <table:table-cell office:value-type="string" calcext:value-type="string">
            <text:p>https://twitter.com/AnnaduraiAma/status/1610959830721908738</text:p>
          </table:table-cell>
        </table:table-row>
        <table:table-row table:style-name="ro1">
          <table:table-cell office:value-type="string" calcext:value-type="string">
            <text:p>input/data_formal_20240530-1342/meme/BhoomikaP18_20221228T033825/0.jpg</text:p>
          </table:table-cell>
          <table:table-cell office:value-type="string" calcext:value-type="string">
            <text:p>Pattern 3</text:p>
          </table:table-cell>
          <table:table-cell office:value-type="float" office:value="20.7466762485481" calcext:value-type="float">
            <text:p>20.7466762485481</text:p>
          </table:table-cell>
          <table:table-cell office:value-type="float" office:value="0.389264534512703" calcext:value-type="float">
            <text:p>0.389264534512703</text:p>
          </table:table-cell>
          <table:table-cell office:value-type="float" office:value="0.852507810065873" calcext:value-type="float">
            <text:p>0.852507810065873</text:p>
          </table:table-cell>
          <table:table-cell office:value-type="string" calcext:value-type="string">
            <text:p>https://twitter.com/BhoomikaP18/status/1607944027764326401</text:p>
          </table:table-cell>
        </table:table-row>
        <table:table-row table:style-name="ro1">
          <table:table-cell office:value-type="string" calcext:value-type="string">
            <text:p>input/data_formal_20240530-1342/meme/BigEmoPanda_20230202T005738/0.jpg</text:p>
          </table:table-cell>
          <table:table-cell office:value-type="string" calcext:value-type="string">
            <text:p>Pattern 2</text:p>
          </table:table-cell>
          <table:table-cell office:value-type="float" office:value="27.4334049440767" calcext:value-type="float">
            <text:p>27.4334049440767</text:p>
          </table:table-cell>
          <table:table-cell office:value-type="float" office:value="0.306949131401735" calcext:value-type="float">
            <text:p>0.306949131401735</text:p>
          </table:table-cell>
          <table:table-cell office:value-type="float" office:value="0.751574895241627" calcext:value-type="float">
            <text:p>0.751574895241627</text:p>
          </table:table-cell>
          <table:table-cell office:value-type="string" calcext:value-type="string">
            <text:p>https://twitter.com/BigEmoPanda/status/1620949528768552961</text:p>
          </table:table-cell>
        </table:table-row>
        <table:table-row table:style-name="ro1">
          <table:table-cell office:value-type="string" calcext:value-type="string">
            <text:p>input/data_formal_20240530-1342/meme/BigEyesCoin_20221224T153000/0.jpg</text:p>
          </table:table-cell>
          <table:table-cell office:value-type="string" calcext:value-type="string">
            <text:p>Pattern 2</text:p>
          </table:table-cell>
          <table:table-cell office:value-type="float" office:value="24.9601633323342" calcext:value-type="float">
            <text:p>24.9601633323342</text:p>
          </table:table-cell>
          <table:table-cell office:value-type="float" office:value="0.286479896958424" calcext:value-type="float">
            <text:p>0.286479896958424</text:p>
          </table:table-cell>
          <table:table-cell office:value-type="float" office:value="0.779424803512625" calcext:value-type="float">
            <text:p>0.779424803512625</text:p>
          </table:table-cell>
          <table:table-cell office:value-type="string" calcext:value-type="string">
            <text:p>https://twitter.com/JlodaPlatform/status/1607932560499408896</text:p>
          </table:table-cell>
        </table:table-row>
        <table:table-row table:style-name="ro1">
          <table:table-cell office:value-type="string" calcext:value-type="string">
            <text:p>input/data_formal_20240530-1342/meme/Bihar_se_hai_20230105T174539/0.jpg</text:p>
          </table:table-cell>
          <table:table-cell office:value-type="string" calcext:value-type="string">
            <text:p>Pattern 9</text:p>
          </table:table-cell>
          <table:table-cell office:value-type="float" office:value="12.8863131051879" calcext:value-type="float">
            <text:p>12.8863131051879</text:p>
          </table:table-cell>
          <table:table-cell office:value-type="float" office:value="0.136974372992797" calcext:value-type="float">
            <text:p>0.136974372992797</text:p>
          </table:table-cell>
          <table:table-cell office:value-type="float" office:value="0.0627998452184194" calcext:value-type="float">
            <text:p>0.0627998452184194</text:p>
          </table:table-cell>
          <table:table-cell office:value-type="string" calcext:value-type="string">
            <text:p>https://twitter.com/presidentarun/status/1611246104343105539</text:p>
          </table:table-cell>
        </table:table-row>
        <table:table-row table:style-name="ro1">
          <table:table-cell office:value-type="string" calcext:value-type="string">
            <text:p>input/data_formal_20240530-1342/meme/bitboy691_20221224T145101/0.jpg</text:p>
          </table:table-cell>
          <table:table-cell office:value-type="string" calcext:value-type="string">
            <text:p>Pattern 8</text:p>
          </table:table-cell>
          <table:table-cell office:value-type="float" office:value="24.9414932468254" calcext:value-type="float">
            <text:p>24.9414932468254</text:p>
          </table:table-cell>
          <table:table-cell office:value-type="float" office:value="0.723567045777601" calcext:value-type="float">
            <text:p>0.723567045777601</text:p>
          </table:table-cell>
          <table:table-cell office:value-type="float" office:value="0.46391771304603" calcext:value-type="float">
            <text:p>0.46391771304603</text:p>
          </table:table-cell>
          <table:table-cell office:value-type="string" calcext:value-type="string">
            <text:p>https://twitter.com/DigitalKhanbaz/status/1607991588713803776</text:p>
          </table:table-cell>
        </table:table-row>
        <table:table-row table:style-name="ro1">
          <table:table-cell office:value-type="string" calcext:value-type="string">
            <text:p>input/data_formal_20240530-1342/meme/BitMartExchange_20230201T074905/0.jpg</text:p>
          </table:table-cell>
          <table:table-cell office:value-type="string" calcext:value-type="string">
            <text:p>Pattern 2</text:p>
          </table:table-cell>
          <table:table-cell office:value-type="float" office:value="28.3951683914354" calcext:value-type="float">
            <text:p>28.3951683914354</text:p>
          </table:table-cell>
          <table:table-cell office:value-type="float" office:value="0.059223148823295" calcext:value-type="float">
            <text:p>0.059223148823295</text:p>
          </table:table-cell>
          <table:table-cell office:value-type="float" office:value="0.498056761301831" calcext:value-type="float">
            <text:p>0.498056761301831</text:p>
          </table:table-cell>
          <table:table-cell office:value-type="string" calcext:value-type="string">
            <text:p>https://twitter.com/Lilnsxcorbin/status/1620957580117024769</text:p>
          </table:table-cell>
        </table:table-row>
        <table:table-row table:style-name="ro1">
          <table:table-cell office:value-type="string" calcext:value-type="string">
            <text:p>input/data_formal_20240530-1342/meme/BIumeL_20230201T221639/0.jpg</text:p>
          </table:table-cell>
          <table:table-cell office:value-type="string" calcext:value-type="string">
            <text:p>Pattern 3</text:p>
          </table:table-cell>
          <table:table-cell office:value-type="float" office:value="28.3937939061108" calcext:value-type="float">
            <text:p>28.3937939061108</text:p>
          </table:table-cell>
          <table:table-cell office:value-type="float" office:value="0.672305822990921" calcext:value-type="float">
            <text:p>0.672305822990921</text:p>
          </table:table-cell>
          <table:table-cell office:value-type="float" office:value="0.723466890158518" calcext:value-type="float">
            <text:p>0.723466890158518</text:p>
          </table:table-cell>
          <table:table-cell office:value-type="string" calcext:value-type="string">
            <text:p>https://twitter.com/BIumeL/status/1620909016254922755</text:p>
          </table:table-cell>
        </table:table-row>
        <table:table-row table:style-name="ro1">
          <table:table-cell office:value-type="string" calcext:value-type="string">
            <text:p>input/data_formal_20240530-1342/meme/bizzfit__20230202T050000/0.jpg</text:p>
          </table:table-cell>
          <table:table-cell office:value-type="string" calcext:value-type="string">
            <text:p>Pattern 5</text:p>
          </table:table-cell>
          <table:table-cell office:value-type="float" office:value="24.2543180545598" calcext:value-type="float">
            <text:p>24.2543180545598</text:p>
          </table:table-cell>
          <table:table-cell office:value-type="float" office:value="0.0848786554196911" calcext:value-type="float">
            <text:p>0.0848786554196911</text:p>
          </table:table-cell>
          <table:table-cell office:value-type="float" office:value="0.282989135519514" calcext:value-type="float">
            <text:p>0.282989135519514</text:p>
          </table:table-cell>
          <table:table-cell office:value-type="string" calcext:value-type="string">
            <text:p>https://twitter.com/_Post_Your_Ads/status/1621018127344476161</text:p>
          </table:table-cell>
        </table:table-row>
        <table:table-row table:style-name="ro1">
          <table:table-cell office:value-type="string" calcext:value-type="string">
            <text:p>input/data_formal_20240530-1342/meme/BlackVegetable0_20230201T185303/0.jpg</text:p>
          </table:table-cell>
          <table:table-cell office:value-type="string" calcext:value-type="string">
            <text:p>Pattern 3</text:p>
          </table:table-cell>
          <table:table-cell office:value-type="float" office:value="33.336841091566" calcext:value-type="float">
            <text:p>33.336841091566</text:p>
          </table:table-cell>
          <table:table-cell office:value-type="float" office:value="0.386332785310319" calcext:value-type="float">
            <text:p>0.386332785310319</text:p>
          </table:table-cell>
          <table:table-cell office:value-type="float" office:value="0.659505796991895" calcext:value-type="float">
            <text:p>0.659505796991895</text:p>
          </table:table-cell>
          <table:table-cell office:value-type="string" calcext:value-type="string">
            <text:p>https://twitter.com/sadamge_J/status/1621006879550840832</text:p>
          </table:table-cell>
        </table:table-row>
        <table:table-row table:style-name="ro1">
          <table:table-cell office:value-type="string" calcext:value-type="string">
            <text:p>input/data_formal_20240530-1342/meme/blocksquare_io_20230130T150018/0.jpg</text:p>
          </table:table-cell>
          <table:table-cell office:value-type="string" calcext:value-type="string">
            <text:p>Pattern 8</text:p>
          </table:table-cell>
          <table:table-cell office:value-type="float" office:value="27.7600239549419" calcext:value-type="float">
            <text:p>27.7600239549419</text:p>
          </table:table-cell>
          <table:table-cell office:value-type="float" office:value="0.776205818745675" calcext:value-type="float">
            <text:p>0.776205818745675</text:p>
          </table:table-cell>
          <table:table-cell office:value-type="float" office:value="0.476705992383401" calcext:value-type="float">
            <text:p>0.476705992383401</text:p>
          </table:table-cell>
          <table:table-cell office:value-type="string" calcext:value-type="string">
            <text:p>https://twitter.com/AbahAbyan/status/1620990312402546689</text:p>
          </table:table-cell>
        </table:table-row>
        <table:table-row table:style-name="ro1">
          <table:table-cell office:value-type="string" calcext:value-type="string">
            <text:p>input/data_formal_20240530-1342/meme/blocksquare_io_20230130T152020/0.jpg</text:p>
          </table:table-cell>
          <table:table-cell office:value-type="string" calcext:value-type="string">
            <text:p>Pattern 7</text:p>
          </table:table-cell>
          <table:table-cell office:value-type="float" office:value="25.826232132852" calcext:value-type="float">
            <text:p>25.826232132852</text:p>
          </table:table-cell>
          <table:table-cell office:value-type="float" office:value="0.400232424319996" calcext:value-type="float">
            <text:p>0.400232424319996</text:p>
          </table:table-cell>
          <table:table-cell office:value-type="float" office:value="0.657422798950667" calcext:value-type="float">
            <text:p>0.657422798950667</text:p>
          </table:table-cell>
          <table:table-cell office:value-type="string" calcext:value-type="string">
            <text:p>https://twitter.com/AbahAbyan/status/1620992836220129280</text:p>
          </table:table-cell>
        </table:table-row>
        <table:table-row table:style-name="ro1">
          <table:table-cell office:value-type="string" calcext:value-type="string">
            <text:p>input/data_formal_20240530-1342/meme/blocksquare_io_20230212T163113/0.jpg</text:p>
          </table:table-cell>
          <table:table-cell office:value-type="string" calcext:value-type="string">
            <text:p>Pattern 5</text:p>
          </table:table-cell>
          <table:table-cell office:value-type="float" office:value="31.5828791964805" calcext:value-type="float">
            <text:p>31.5828791964805</text:p>
          </table:table-cell>
          <table:table-cell office:value-type="float" office:value="0.280217810848517" calcext:value-type="float">
            <text:p>0.280217810848517</text:p>
          </table:table-cell>
          <table:table-cell office:value-type="float" office:value="0.410467854143413" calcext:value-type="float">
            <text:p>0.410467854143413</text:p>
          </table:table-cell>
          <table:table-cell office:value-type="string" calcext:value-type="string">
            <text:p>https://twitter.com/TomSawy75800630/status/1624810819350413313</text:p>
          </table:table-cell>
        </table:table-row>
        <table:table-row table:style-name="ro1">
          <table:table-cell office:value-type="string" calcext:value-type="string">
            <text:p>input/data_formal_20240530-1342/meme/blowzetissues_20230106T065522/0.jpg</text:p>
          </table:table-cell>
          <table:table-cell office:value-type="string" calcext:value-type="string">
            <text:p>Pattern 5</text:p>
          </table:table-cell>
          <table:table-cell office:value-type="float" office:value="26.4403948905203" calcext:value-type="float">
            <text:p>26.4403948905203</text:p>
          </table:table-cell>
          <table:table-cell office:value-type="float" office:value="0.0444483416383818" calcext:value-type="float">
            <text:p>0.0444483416383818</text:p>
          </table:table-cell>
          <table:table-cell office:value-type="float" office:value="0.403510664771598" calcext:value-type="float">
            <text:p>0.403510664771598</text:p>
          </table:table-cell>
          <table:table-cell office:value-type="string" calcext:value-type="string">
            <text:p>https://twitter.com/blowzetissues/status/1611255082619920384</text:p>
          </table:table-cell>
        </table:table-row>
        <table:table-row table:style-name="ro1">
          <table:table-cell office:value-type="string" calcext:value-type="string">
            <text:p>input/data_formal_20240530-1342/meme/BluebirdSolarIN_20230106T064352/0.jpg</text:p>
          </table:table-cell>
          <table:table-cell office:value-type="string" calcext:value-type="string">
            <text:p>Pattern 9</text:p>
          </table:table-cell>
          <table:table-cell office:value-type="float" office:value="14.587042316001" calcext:value-type="float">
            <text:p>14.587042316001</text:p>
          </table:table-cell>
          <table:table-cell office:value-type="float" office:value="0.12528762670938" calcext:value-type="float">
            <text:p>0.12528762670938</text:p>
          </table:table-cell>
          <table:table-cell office:value-type="float" office:value="0.10216639599626" calcext:value-type="float">
            <text:p>0.10216639599626</text:p>
          </table:table-cell>
          <table:table-cell office:value-type="string" calcext:value-type="string">
            <text:p>https://twitter.com/itssuman2022/status/1611262294033563657</text:p>
          </table:table-cell>
        </table:table-row>
        <table:table-row table:style-name="ro1">
          <table:table-cell office:value-type="string" calcext:value-type="string">
            <text:p>input/data_formal_20240530-1342/meme/bluezeindia_20230106T083445/0.jpg</text:p>
          </table:table-cell>
          <table:table-cell office:value-type="string" calcext:value-type="string">
            <text:p>Pattern 7</text:p>
          </table:table-cell>
          <table:table-cell office:value-type="float" office:value="28.0875371739116" calcext:value-type="float">
            <text:p>28.0875371739116</text:p>
          </table:table-cell>
          <table:table-cell office:value-type="float" office:value="0.510808807650893" calcext:value-type="float">
            <text:p>0.510808807650893</text:p>
          </table:table-cell>
          <table:table-cell office:value-type="float" office:value="0.357842273950273" calcext:value-type="float">
            <text:p>0.357842273950273</text:p>
          </table:table-cell>
          <table:table-cell office:value-type="string" calcext:value-type="string">
            <text:p>https://twitter.com/yourrahullath/status/1611280693186924545</text:p>
          </table:table-cell>
        </table:table-row>
        <table:table-row table:style-name="ro1">
          <table:table-cell office:value-type="string" calcext:value-type="string">
            <text:p>input/data_formal_20240530-1342/meme/blvck_benji_20230202T001758/0.jpg</text:p>
          </table:table-cell>
          <table:table-cell office:value-type="string" calcext:value-type="string">
            <text:p>Pattern 7</text:p>
          </table:table-cell>
          <table:table-cell office:value-type="float" office:value="28.0128521202821" calcext:value-type="float">
            <text:p>28.0128521202821</text:p>
          </table:table-cell>
          <table:table-cell office:value-type="float" office:value="0.616578975977102" calcext:value-type="float">
            <text:p>0.616578975977102</text:p>
          </table:table-cell>
          <table:table-cell office:value-type="float" office:value="0.452574123891984" calcext:value-type="float">
            <text:p>0.452574123891984</text:p>
          </table:table-cell>
          <table:table-cell office:value-type="string" calcext:value-type="string">
            <text:p>https://twitter.com/blvck_benji/status/1620939548539641856</text:p>
          </table:table-cell>
        </table:table-row>
        <table:table-row table:style-name="ro1">
          <table:table-cell office:value-type="string" calcext:value-type="string">
            <text:p>input/data_formal_20240530-1342/meme/bm_reporter_20230106T073629/0.jpg</text:p>
          </table:table-cell>
          <table:table-cell office:value-type="string" calcext:value-type="string">
            <text:p>Pattern 9</text:p>
          </table:table-cell>
          <table:table-cell office:value-type="float" office:value="17.9909643977496" calcext:value-type="float">
            <text:p>17.9909643977496</text:p>
          </table:table-cell>
          <table:table-cell office:value-type="float" office:value="0.105883222595036" calcext:value-type="float">
            <text:p>0.105883222595036</text:p>
          </table:table-cell>
          <table:table-cell office:value-type="float" office:value="0.156994723598527" calcext:value-type="float">
            <text:p>0.156994723598527</text:p>
          </table:table-cell>
          <table:table-cell office:value-type="string" calcext:value-type="string">
            <text:p>https://twitter.com/bm_reporter/status/1611265431737896961</text:p>
          </table:table-cell>
        </table:table-row>
        <table:table-row table:style-name="ro1">
          <table:table-cell office:value-type="string" calcext:value-type="string">
            <text:p>input/data_formal_20240530-1342/meme/bobatr16_20230111T164945/0.jpg</text:p>
          </table:table-cell>
          <table:table-cell office:value-type="string" calcext:value-type="string">
            <text:p>Pattern 5</text:p>
          </table:table-cell>
          <table:table-cell office:value-type="float" office:value="27.5832273115363" calcext:value-type="float">
            <text:p>27.5832273115363</text:p>
          </table:table-cell>
          <table:table-cell office:value-type="float" office:value="0.130782299731559" calcext:value-type="float">
            <text:p>0.130782299731559</text:p>
          </table:table-cell>
          <table:table-cell office:value-type="float" office:value="0.473709618176405" calcext:value-type="float">
            <text:p>0.473709618176405</text:p>
          </table:table-cell>
          <table:table-cell office:value-type="string" calcext:value-type="string">
            <text:p>https://twitter.com/bobarsu/status/1613324552855224321</text:p>
          </table:table-cell>
        </table:table-row>
        <table:table-row table:style-name="ro1">
          <table:table-cell office:value-type="string" calcext:value-type="string">
            <text:p>input/data_formal_20240530-1342/meme/BodyFirstWellne_20230105T161826/0.jpg</text:p>
          </table:table-cell>
          <table:table-cell office:value-type="string" calcext:value-type="string">
            <text:p>Pattern 9</text:p>
          </table:table-cell>
          <table:table-cell office:value-type="float" office:value="15.5974635754624" calcext:value-type="float">
            <text:p>15.5974635754624</text:p>
          </table:table-cell>
          <table:table-cell office:value-type="float" office:value="0.136106523148666" calcext:value-type="float">
            <text:p>0.136106523148666</text:p>
          </table:table-cell>
          <table:table-cell office:value-type="float" office:value="0.146521956455523" calcext:value-type="float">
            <text:p>0.146521956455523</text:p>
          </table:table-cell>
          <table:table-cell office:value-type="string" calcext:value-type="string">
            <text:p>https://twitter.com/RAHULYA13854449/status/1611275199638372354</text:p>
          </table:table-cell>
        </table:table-row>
        <table:table-row table:style-name="ro1">
          <table:table-cell office:value-type="string" calcext:value-type="string">
            <text:p>input/data_formal_20240530-1342/meme/boi_services_20230106T073002/0.jpg</text:p>
          </table:table-cell>
          <table:table-cell office:value-type="string" calcext:value-type="string">
            <text:p>Pattern 7</text:p>
          </table:table-cell>
          <table:table-cell office:value-type="float" office:value="27.0571734474651" calcext:value-type="float">
            <text:p>27.0571734474651</text:p>
          </table:table-cell>
          <table:table-cell office:value-type="float" office:value="0.411848785260032" calcext:value-type="float">
            <text:p>0.411848785260032</text:p>
          </table:table-cell>
          <table:table-cell office:value-type="float" office:value="0.565251348283049" calcext:value-type="float">
            <text:p>0.565251348283049</text:p>
          </table:table-cell>
          <table:table-cell office:value-type="string" calcext:value-type="string">
            <text:p>https://twitter.com/boi_services/status/1611263809712459776</text:p>
          </table:table-cell>
        </table:table-row>
        <table:table-row table:style-name="ro1">
          <table:table-cell office:value-type="string" calcext:value-type="string">
            <text:p>input/data_formal_20240530-1342/meme/BoizThat_20230131T010001/0.jpg</text:p>
          </table:table-cell>
          <table:table-cell office:value-type="string" calcext:value-type="string">
            <text:p>Pattern 8</text:p>
          </table:table-cell>
          <table:table-cell office:value-type="float" office:value="25.5649056609105" calcext:value-type="float">
            <text:p>25.5649056609105</text:p>
          </table:table-cell>
          <table:table-cell office:value-type="float" office:value="0.689855808327061" calcext:value-type="float">
            <text:p>0.689855808327061</text:p>
          </table:table-cell>
          <table:table-cell office:value-type="float" office:value="0.360760444700491" calcext:value-type="float">
            <text:p>0.360760444700491</text:p>
          </table:table-cell>
          <table:table-cell office:value-type="string" calcext:value-type="string">
            <text:p>https://twitter.com/JamesMi83678952/status/1620970192741474304</text:p>
          </table:table-cell>
        </table:table-row>
        <table:table-row table:style-name="ro1">
          <table:table-cell office:value-type="string" calcext:value-type="string">
            <text:p>input/data_formal_20240530-1342/meme/BoizThat_20230202T010000/0.jpg</text:p>
          </table:table-cell>
          <table:table-cell office:value-type="string" calcext:value-type="string">
            <text:p>Pattern 1</text:p>
          </table:table-cell>
          <table:table-cell office:value-type="float" office:value="31.1059073644022" calcext:value-type="float">
            <text:p>31.1059073644022</text:p>
          </table:table-cell>
          <table:table-cell office:value-type="float" office:value="0.355484627507391" calcext:value-type="float">
            <text:p>0.355484627507391</text:p>
          </table:table-cell>
          <table:table-cell office:value-type="float" office:value="0.228077111204851" calcext:value-type="float">
            <text:p>0.228077111204851</text:p>
          </table:table-cell>
          <table:table-cell office:value-type="string" calcext:value-type="string">
            <text:p>https://twitter.com/BoizThat/status/1620950125349593088</text:p>
          </table:table-cell>
        </table:table-row>
        <table:table-row table:style-name="ro1">
          <table:table-cell office:value-type="string" calcext:value-type="string">
            <text:p>input/data_formal_20240530-1342/meme/BoizThat_20230206T130002/0.jpg</text:p>
          </table:table-cell>
          <table:table-cell office:value-type="string" calcext:value-type="string">
            <text:p>Pattern 8</text:p>
          </table:table-cell>
          <table:table-cell office:value-type="float" office:value="28.9155586731925" calcext:value-type="float">
            <text:p>28.9155586731925</text:p>
          </table:table-cell>
          <table:table-cell office:value-type="float" office:value="0.716439273064383" calcext:value-type="float">
            <text:p>0.716439273064383</text:p>
          </table:table-cell>
          <table:table-cell office:value-type="float" office:value="0.385374423024596" calcext:value-type="float">
            <text:p>0.385374423024596</text:p>
          </table:table-cell>
          <table:table-cell office:value-type="string" calcext:value-type="string">
            <text:p>https://twitter.com/BoizThat/status/1622580880379355137</text:p>
          </table:table-cell>
        </table:table-row>
        <table:table-row table:style-name="ro1">
          <table:table-cell office:value-type="string" calcext:value-type="string">
            <text:p>input/data_formal_20240530-1342/meme/bombay_bees_20221228T053000/0.jpg</text:p>
          </table:table-cell>
          <table:table-cell office:value-type="string" calcext:value-type="string">
            <text:p>Pattern 7</text:p>
          </table:table-cell>
          <table:table-cell office:value-type="float" office:value="29.1048702775468" calcext:value-type="float">
            <text:p>29.1048702775468</text:p>
          </table:table-cell>
          <table:table-cell office:value-type="float" office:value="0.294558292936333" calcext:value-type="float">
            <text:p>0.294558292936333</text:p>
          </table:table-cell>
          <table:table-cell office:value-type="float" office:value="0.432129919271279" calcext:value-type="float">
            <text:p>0.432129919271279</text:p>
          </table:table-cell>
          <table:table-cell office:value-type="string" calcext:value-type="string">
            <text:p>https://twitter.com/bombay_bees/status/1607972110638485506</text:p>
          </table:table-cell>
        </table:table-row>
        <table:table-row table:style-name="ro1">
          <table:table-cell office:value-type="string" calcext:value-type="string">
            <text:p>input/data_formal_20240530-1342/meme/Bonuskoder_net_20220718T093600/0.jpg</text:p>
          </table:table-cell>
          <table:table-cell office:value-type="string" calcext:value-type="string">
            <text:p>Pattern 8</text:p>
          </table:table-cell>
          <table:table-cell office:value-type="float" office:value="23.0721813245888" calcext:value-type="float">
            <text:p>23.0721813245888</text:p>
          </table:table-cell>
          <table:table-cell office:value-type="float" office:value="0.8922308353191" calcext:value-type="float">
            <text:p>0.8922308353191</text:p>
          </table:table-cell>
          <table:table-cell office:value-type="float" office:value="0.420514834142228" calcext:value-type="float">
            <text:p>0.420514834142228</text:p>
          </table:table-cell>
          <table:table-cell office:value-type="string" calcext:value-type="string">
            <text:p>https://twitter.com/ronnyro91579188/status/1620943387355660289</text:p>
          </table:table-cell>
        </table:table-row>
        <table:table-row table:style-name="ro1">
          <table:table-cell office:value-type="string" calcext:value-type="string">
            <text:p>input/data_formal_20240530-1342/meme/bonuszkodok_20220718T102400/0.jpg</text:p>
          </table:table-cell>
          <table:table-cell office:value-type="string" calcext:value-type="string">
            <text:p>Pattern 8</text:p>
          </table:table-cell>
          <table:table-cell office:value-type="float" office:value="29.7002787876853" calcext:value-type="float">
            <text:p>29.7002787876853</text:p>
          </table:table-cell>
          <table:table-cell office:value-type="float" office:value="0.75961816270437" calcext:value-type="float">
            <text:p>0.75961816270437</text:p>
          </table:table-cell>
          <table:table-cell office:value-type="float" office:value="0.456433947568948" calcext:value-type="float">
            <text:p>0.456433947568948</text:p>
          </table:table-cell>
          <table:table-cell office:value-type="string" calcext:value-type="string">
            <text:p>https://twitter.com/Hassan02701184/status/1624808320505729025</text:p>
          </table:table-cell>
        </table:table-row>
        <table:table-row table:style-name="ro1">
          <table:table-cell office:value-type="string" calcext:value-type="string">
            <text:p>input/data_formal_20240530-1342/meme/BooliToken_20230105T103015/0.jpg</text:p>
          </table:table-cell>
          <table:table-cell office:value-type="string" calcext:value-type="string">
            <text:p>Pattern 9</text:p>
          </table:table-cell>
          <table:table-cell office:value-type="float" office:value="11.44237249744" calcext:value-type="float">
            <text:p>11.44237249744</text:p>
          </table:table-cell>
          <table:table-cell office:value-type="float" office:value="0.170463273522124" calcext:value-type="float">
            <text:p>0.170463273522124</text:p>
          </table:table-cell>
          <table:table-cell office:value-type="float" office:value="0.0428992490634356" calcext:value-type="float">
            <text:p>0.0428992490634356</text:p>
          </table:table-cell>
          <table:table-cell office:value-type="string" calcext:value-type="string">
            <text:p>https://twitter.com/BooliToken/status/1610946775858413575</text:p>
          </table:table-cell>
        </table:table-row>
        <table:table-row table:style-name="ro1">
          <table:table-cell office:value-type="string" calcext:value-type="string">
            <text:p>input/data_formal_20240530-1342/meme/Bosstravelclub_20230127T195145/0.jpg</text:p>
          </table:table-cell>
          <table:table-cell office:value-type="string" calcext:value-type="string">
            <text:p>Pattern 1</text:p>
          </table:table-cell>
          <table:table-cell office:value-type="float" office:value="33.1742519376957" calcext:value-type="float">
            <text:p>33.1742519376957</text:p>
          </table:table-cell>
          <table:table-cell office:value-type="float" office:value="0.249878996923461" calcext:value-type="float">
            <text:p>0.249878996923461</text:p>
          </table:table-cell>
          <table:table-cell office:value-type="float" office:value="0.38472610520824" calcext:value-type="float">
            <text:p>0.38472610520824</text:p>
          </table:table-cell>
          <table:table-cell office:value-type="string" calcext:value-type="string">
            <text:p>https://twitter.com/Bosstravelclub/status/1619060614869159936</text:p>
          </table:table-cell>
        </table:table-row>
        <table:table-row table:style-name="ro1">
          <table:table-cell office:value-type="string" calcext:value-type="string">
            <text:p>input/data_formal_20240530-1342/meme/BotfoLaugh_20230202T011252/0.jpg</text:p>
          </table:table-cell>
          <table:table-cell office:value-type="string" calcext:value-type="string">
            <text:p>Pattern 1</text:p>
          </table:table-cell>
          <table:table-cell office:value-type="float" office:value="31.7483455760055" calcext:value-type="float">
            <text:p>31.7483455760055</text:p>
          </table:table-cell>
          <table:table-cell office:value-type="float" office:value="0.351229244240855" calcext:value-type="float">
            <text:p>0.351229244240855</text:p>
          </table:table-cell>
          <table:table-cell office:value-type="float" office:value="0.205808987720045" calcext:value-type="float">
            <text:p>0.205808987720045</text:p>
          </table:table-cell>
          <table:table-cell office:value-type="string" calcext:value-type="string">
            <text:p>https://twitter.com/BotfoLaugh/status/1620953365533396997</text:p>
          </table:table-cell>
        </table:table-row>
        <table:table-row table:style-name="ro1">
          <table:table-cell office:value-type="string" calcext:value-type="string">
            <text:p>input/data_formal_20240530-1342/meme/BowlChef_20221227T182833/0.jpg</text:p>
          </table:table-cell>
          <table:table-cell office:value-type="string" calcext:value-type="string">
            <text:p>Pattern 1</text:p>
          </table:table-cell>
          <table:table-cell office:value-type="float" office:value="34.5365294705705" calcext:value-type="float">
            <text:p>34.5365294705705</text:p>
          </table:table-cell>
          <table:table-cell office:value-type="float" office:value="0.2708873657826" calcext:value-type="float">
            <text:p>0.2708873657826</text:p>
          </table:table-cell>
          <table:table-cell office:value-type="float" office:value="0.350087496580682" calcext:value-type="float">
            <text:p>0.350087496580682</text:p>
          </table:table-cell>
          <table:table-cell office:value-type="string" calcext:value-type="string">
            <text:p>https://twitter.com/right_turnsonly/status/1607942677294714880</text:p>
          </table:table-cell>
        </table:table-row>
        <table:table-row table:style-name="ro1">
          <table:table-cell office:value-type="string" calcext:value-type="string">
            <text:p>input/data_formal_20240530-1342/meme/BowlChef_20230201T183536/0.jpg</text:p>
          </table:table-cell>
          <table:table-cell office:value-type="string" calcext:value-type="string">
            <text:p>Pattern 1</text:p>
          </table:table-cell>
          <table:table-cell office:value-type="float" office:value="34.9822882234999" calcext:value-type="float">
            <text:p>34.9822882234999</text:p>
          </table:table-cell>
          <table:table-cell office:value-type="float" office:value="0.248069085162899" calcext:value-type="float">
            <text:p>0.248069085162899</text:p>
          </table:table-cell>
          <table:table-cell office:value-type="float" office:value="0.335742764553305" calcext:value-type="float">
            <text:p>0.335742764553305</text:p>
          </table:table-cell>
          <table:table-cell office:value-type="string" calcext:value-type="string">
            <text:p>https://twitter.com/MtzS101/status/1622556673926635520</text:p>
          </table:table-cell>
        </table:table-row>
        <table:table-row table:style-name="ro1">
          <table:table-cell office:value-type="string" calcext:value-type="string">
            <text:p>input/data_formal_20240530-1342/meme/BowlChef_20230206T112006/0.jpg</text:p>
          </table:table-cell>
          <table:table-cell office:value-type="string" calcext:value-type="string">
            <text:p>Pattern 1</text:p>
          </table:table-cell>
          <table:table-cell office:value-type="float" office:value="35.9938905184594" calcext:value-type="float">
            <text:p>35.9938905184594</text:p>
          </table:table-cell>
          <table:table-cell office:value-type="float" office:value="0.207133436587833" calcext:value-type="float">
            <text:p>0.207133436587833</text:p>
          </table:table-cell>
          <table:table-cell office:value-type="float" office:value="0.522664691887024" calcext:value-type="float">
            <text:p>0.522664691887024</text:p>
          </table:table-cell>
          <table:table-cell office:value-type="string" calcext:value-type="string">
            <text:p>https://twitter.com/BowlChef/status/1622555729638096897</text:p>
          </table:table-cell>
        </table:table-row>
        <table:table-row table:style-name="ro1">
          <table:table-cell office:value-type="string" calcext:value-type="string">
            <text:p>input/data_formal_20240530-1342/meme/bowlingnols_20220528T120212/0.jpg</text:p>
          </table:table-cell>
          <table:table-cell office:value-type="string" calcext:value-type="string">
            <text:p>Pattern 1</text:p>
          </table:table-cell>
          <table:table-cell office:value-type="float" office:value="25.5384656952997" calcext:value-type="float">
            <text:p>25.5384656952997</text:p>
          </table:table-cell>
          <table:table-cell office:value-type="float" office:value="0.290294603194416" calcext:value-type="float">
            <text:p>0.290294603194416</text:p>
          </table:table-cell>
          <table:table-cell office:value-type="float" office:value="0.560265792205909" calcext:value-type="float">
            <text:p>0.560265792205909</text:p>
          </table:table-cell>
          <table:table-cell office:value-type="string" calcext:value-type="string">
            <text:p>https://twitter.com/kkmax09/status/1607896773510692865</text:p>
          </table:table-cell>
        </table:table-row>
        <table:table-row table:style-name="ro1">
          <table:table-cell office:value-type="string" calcext:value-type="string">
            <text:p>input/data_formal_20240530-1342/meme/Brainalystindia_20230202T042939/0.jpg</text:p>
          </table:table-cell>
          <table:table-cell office:value-type="string" calcext:value-type="string">
            <text:p>Pattern 5</text:p>
          </table:table-cell>
          <table:table-cell office:value-type="float" office:value="27.3557303486798" calcext:value-type="float">
            <text:p>27.3557303486798</text:p>
          </table:table-cell>
          <table:table-cell office:value-type="float" office:value="0.0758853973447519" calcext:value-type="float">
            <text:p>0.0758853973447519</text:p>
          </table:table-cell>
          <table:table-cell office:value-type="float" office:value="0.274266745522575" calcext:value-type="float">
            <text:p>0.274266745522575</text:p>
          </table:table-cell>
          <table:table-cell office:value-type="string" calcext:value-type="string">
            <text:p>https://twitter.com/Brainalystindia/status/1621002886699425792</text:p>
          </table:table-cell>
        </table:table-row>
        <table:table-row table:style-name="ro1">
          <table:table-cell office:value-type="string" calcext:value-type="string">
            <text:p>input/data_formal_20240530-1342/meme/BREATHEConLV_20230105T120055/0.jpg</text:p>
          </table:table-cell>
          <table:table-cell office:value-type="string" calcext:value-type="string">
            <text:p>Pattern 8</text:p>
          </table:table-cell>
          <table:table-cell office:value-type="float" office:value="27.4765959637067" calcext:value-type="float">
            <text:p>27.4765959637067</text:p>
          </table:table-cell>
          <table:table-cell office:value-type="float" office:value="0.693011187235129" calcext:value-type="float">
            <text:p>0.693011187235129</text:p>
          </table:table-cell>
          <table:table-cell office:value-type="float" office:value="0.489771731623397" calcext:value-type="float">
            <text:p>0.489771731623397</text:p>
          </table:table-cell>
          <table:table-cell office:value-type="string" calcext:value-type="string">
            <text:p>https://twitter.com/BREATHEConLV/status/1610969591571791877</text:p>
          </table:table-cell>
        </table:table-row>
        <table:table-row table:style-name="ro1">
          <table:table-cell office:value-type="string" calcext:value-type="string">
            <text:p>input/data_formal_20240530-1342/meme/BrettDeister_20200715T220010/0.jpg</text:p>
          </table:table-cell>
          <table:table-cell office:value-type="string" calcext:value-type="string">
            <text:p>Pattern 5</text:p>
          </table:table-cell>
          <table:table-cell office:value-type="float" office:value="27.6435779038887" calcext:value-type="float">
            <text:p>27.6435779038887</text:p>
          </table:table-cell>
          <table:table-cell office:value-type="float" office:value="0.279427431370306" calcext:value-type="float">
            <text:p>0.279427431370306</text:p>
          </table:table-cell>
          <table:table-cell office:value-type="float" office:value="0.316141852288846" calcext:value-type="float">
            <text:p>0.316141852288846</text:p>
          </table:table-cell>
          <table:table-cell office:value-type="string" calcext:value-type="string">
            <text:p>https://twitter.com/BrettDeister/status/1620912129523191808</text:p>
          </table:table-cell>
        </table:table-row>
        <table:table-row table:style-name="ro1">
          <table:table-cell office:value-type="string" calcext:value-type="string">
            <text:p>input/data_formal_20240530-1342/meme/brewitsimple_20230203T051330/0.jpg</text:p>
          </table:table-cell>
          <table:table-cell office:value-type="string" calcext:value-type="string">
            <text:p>Pattern 6</text:p>
          </table:table-cell>
          <table:table-cell office:value-type="float" office:value="29.8656276353068" calcext:value-type="float">
            <text:p>29.8656276353068</text:p>
          </table:table-cell>
          <table:table-cell office:value-type="float" office:value="0.641628741414395" calcext:value-type="float">
            <text:p>0.641628741414395</text:p>
          </table:table-cell>
          <table:table-cell office:value-type="float" office:value="0.330881763156911" calcext:value-type="float">
            <text:p>0.330881763156911</text:p>
          </table:table-cell>
          <table:table-cell office:value-type="string" calcext:value-type="string">
            <text:p>https://twitter.com/brewitsimple/status/1622589203380076544</text:p>
          </table:table-cell>
        </table:table-row>
        <table:table-row table:style-name="ro1">
          <table:table-cell office:value-type="string" calcext:value-type="string">
            <text:p>input/data_formal_20240530-1342/meme/BrianRoemmele_20221228T050904/0.jpg</text:p>
          </table:table-cell>
          <table:table-cell office:value-type="string" calcext:value-type="string">
            <text:p>Pattern 7</text:p>
          </table:table-cell>
          <table:table-cell office:value-type="float" office:value="29.810061763957" calcext:value-type="float">
            <text:p>29.810061763957</text:p>
          </table:table-cell>
          <table:table-cell office:value-type="float" office:value="0.32334196981662" calcext:value-type="float">
            <text:p>0.32334196981662</text:p>
          </table:table-cell>
          <table:table-cell office:value-type="float" office:value="0.514203165661" calcext:value-type="float">
            <text:p>0.514203165661</text:p>
          </table:table-cell>
          <table:table-cell office:value-type="string" calcext:value-type="string">
            <text:p>https://twitter.com/Justinxpenguin/status/1607966841602727936</text:p>
          </table:table-cell>
        </table:table-row>
        <table:table-row table:style-name="ro1">
          <table:table-cell office:value-type="string" calcext:value-type="string">
            <text:p>input/data_formal_20240530-1342/meme/BrochMike_20230121T161707/0.jpg</text:p>
          </table:table-cell>
          <table:table-cell office:value-type="string" calcext:value-type="string">
            <text:p>Pattern 5</text:p>
          </table:table-cell>
          <table:table-cell office:value-type="float" office:value="24.8097964630381" calcext:value-type="float">
            <text:p>24.8097964630381</text:p>
          </table:table-cell>
          <table:table-cell office:value-type="float" office:value="0.150880486861668" calcext:value-type="float">
            <text:p>0.150880486861668</text:p>
          </table:table-cell>
          <table:table-cell office:value-type="float" office:value="0.472176711406952" calcext:value-type="float">
            <text:p>0.472176711406952</text:p>
          </table:table-cell>
          <table:table-cell office:value-type="string" calcext:value-type="string">
            <text:p>https://twitter.com/BrochMike/status/1616832269926428672</text:p>
          </table:table-cell>
        </table:table-row>
        <table:table-row table:style-name="ro1">
          <table:table-cell office:value-type="string" calcext:value-type="string">
            <text:p>input/data_formal_20240530-1342/meme/Brtecine771_20230111T164625/0.jpg</text:p>
          </table:table-cell>
          <table:table-cell office:value-type="string" calcext:value-type="string">
            <text:p>Pattern 5</text:p>
          </table:table-cell>
          <table:table-cell office:value-type="float" office:value="27.1816916877177" calcext:value-type="float">
            <text:p>27.1816916877177</text:p>
          </table:table-cell>
          <table:table-cell office:value-type="float" office:value="0.102487784308066" calcext:value-type="float">
            <text:p>0.102487784308066</text:p>
          </table:table-cell>
          <table:table-cell office:value-type="float" office:value="0.443246928821737" calcext:value-type="float">
            <text:p>0.443246928821737</text:p>
          </table:table-cell>
          <table:table-cell office:value-type="string" calcext:value-type="string">
            <text:p>https://twitter.com/bobarsu/status/1613324616126312450</text:p>
          </table:table-cell>
        </table:table-row>
        <table:table-row table:style-name="ro1">
          <table:table-cell office:value-type="string" calcext:value-type="string">
            <text:p>input/data_formal_20240530-1342/meme/bsdjoke_20230322T191732/0.jpg</text:p>
          </table:table-cell>
          <table:table-cell office:value-type="string" calcext:value-type="string">
            <text:p>Pattern 7</text:p>
          </table:table-cell>
          <table:table-cell office:value-type="float" office:value="25.0293839940151" calcext:value-type="float">
            <text:p>25.0293839940151</text:p>
          </table:table-cell>
          <table:table-cell office:value-type="float" office:value="0.445578768072663" calcext:value-type="float">
            <text:p>0.445578768072663</text:p>
          </table:table-cell>
          <table:table-cell office:value-type="float" office:value="0.675150818009121" calcext:value-type="float">
            <text:p>0.675150818009121</text:p>
          </table:table-cell>
          <table:table-cell office:value-type="string" calcext:value-type="string">
            <text:p>https://twitter.com/bsdjoke/status/1638620946838724620</text:p>
          </table:table-cell>
        </table:table-row>
        <table:table-row table:style-name="ro1">
          <table:table-cell office:value-type="string" calcext:value-type="string">
            <text:p>input/data_formal_20240530-1342/meme/BT21__20221214T090041/0.jpg</text:p>
          </table:table-cell>
          <table:table-cell office:value-type="string" calcext:value-type="string">
            <text:p>Pattern 2</text:p>
          </table:table-cell>
          <table:table-cell office:value-type="float" office:value="28.8770693787194" calcext:value-type="float">
            <text:p>28.8770693787194</text:p>
          </table:table-cell>
          <table:table-cell office:value-type="float" office:value="0.0969661419738421" calcext:value-type="float">
            <text:p>0.0969661419738421</text:p>
          </table:table-cell>
          <table:table-cell office:value-type="float" office:value="0.725816168873347" calcext:value-type="float">
            <text:p>0.725816168873347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T21__20221214T090041/1.jpg</text:p>
          </table:table-cell>
          <table:table-cell office:value-type="string" calcext:value-type="string">
            <text:p>Pattern 2</text:p>
          </table:table-cell>
          <table:table-cell office:value-type="float" office:value="27.3247184699108" calcext:value-type="float">
            <text:p>27.3247184699108</text:p>
          </table:table-cell>
          <table:table-cell office:value-type="float" office:value="0" calcext:value-type="float">
            <text:p>0</text:p>
          </table:table-cell>
          <table:table-cell office:value-type="float" office:value="0.69264480718357" calcext:value-type="float">
            <text:p>0.69264480718357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T21__20221214T090041/2.jpg</text:p>
          </table:table-cell>
          <table:table-cell office:value-type="string" calcext:value-type="string">
            <text:p>Pattern 2</text:p>
          </table:table-cell>
          <table:table-cell office:value-type="float" office:value="28.8026905076967" calcext:value-type="float">
            <text:p>28.8026905076967</text:p>
          </table:table-cell>
          <table:table-cell office:value-type="float" office:value="0.138473126730145" calcext:value-type="float">
            <text:p>0.138473126730145</text:p>
          </table:table-cell>
          <table:table-cell office:value-type="float" office:value="0.644657344979955" calcext:value-type="float">
            <text:p>0.644657344979955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ullRunDao_20230225T180325/0.jpg</text:p>
          </table:table-cell>
          <table:table-cell office:value-type="string" calcext:value-type="string">
            <text:p>Pattern 2</text:p>
          </table:table-cell>
          <table:table-cell office:value-type="float" office:value="30.0565698873897" calcext:value-type="float">
            <text:p>30.0565698873897</text:p>
          </table:table-cell>
          <table:table-cell office:value-type="float" office:value="0.280083986572797" calcext:value-type="float">
            <text:p>0.280083986572797</text:p>
          </table:table-cell>
          <table:table-cell office:value-type="float" office:value="0.601590599000962" calcext:value-type="float">
            <text:p>0.601590599000962</text:p>
          </table:table-cell>
          <table:table-cell office:value-type="string" calcext:value-type="string">
            <text:p>https://twitter.com/jxcial/status/1629745977098919936</text:p>
          </table:table-cell>
        </table:table-row>
        <table:table-row table:style-name="ro1">
          <table:table-cell office:value-type="string" calcext:value-type="string">
            <text:p>input/data_formal_20240530-1342/meme/bullymake_20230105T120019/0.jpg</text:p>
          </table:table-cell>
          <table:table-cell office:value-type="string" calcext:value-type="string">
            <text:p>Pattern 1</text:p>
          </table:table-cell>
          <table:table-cell office:value-type="float" office:value="33.1094626293762" calcext:value-type="float">
            <text:p>33.1094626293762</text:p>
          </table:table-cell>
          <table:table-cell office:value-type="float" office:value="0.355879800807013" calcext:value-type="float">
            <text:p>0.355879800807013</text:p>
          </table:table-cell>
          <table:table-cell office:value-type="float" office:value="0.318389377350399" calcext:value-type="float">
            <text:p>0.318389377350399</text:p>
          </table:table-cell>
          <table:table-cell office:value-type="string" calcext:value-type="string">
            <text:p>https://twitter.com/bullymake/status/1610969439943499776</text:p>
          </table:table-cell>
        </table:table-row>
        <table:table-row table:style-name="ro1">
          <table:table-cell office:value-type="string" calcext:value-type="string">
            <text:p>input/data_formal_20240530-1342/meme/bullymake_20230206T120033/0.jpg</text:p>
          </table:table-cell>
          <table:table-cell office:value-type="string" calcext:value-type="string">
            <text:p>Pattern 1</text:p>
          </table:table-cell>
          <table:table-cell office:value-type="float" office:value="33.3032564818392" calcext:value-type="float">
            <text:p>33.3032564818392</text:p>
          </table:table-cell>
          <table:table-cell office:value-type="float" office:value="0.206859838228668" calcext:value-type="float">
            <text:p>0.206859838228668</text:p>
          </table:table-cell>
          <table:table-cell office:value-type="float" office:value="0.35834282048172" calcext:value-type="float">
            <text:p>0.35834282048172</text:p>
          </table:table-cell>
          <table:table-cell office:value-type="string" calcext:value-type="string">
            <text:p>https://twitter.com/bullymake/status/1622565910811754496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0.jpg</text:p>
          </table:table-cell>
          <table:table-cell office:value-type="string" calcext:value-type="string">
            <text:p>Pattern 5</text:p>
          </table:table-cell>
          <table:table-cell office:value-type="float" office:value="31.5108246787583" calcext:value-type="float">
            <text:p>31.5108246787583</text:p>
          </table:table-cell>
          <table:table-cell office:value-type="float" office:value="0.212524198097437" calcext:value-type="float">
            <text:p>0.212524198097437</text:p>
          </table:table-cell>
          <table:table-cell office:value-type="float" office:value="0.303916337559113" calcext:value-type="float">
            <text:p>0.303916337559113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1.jpg</text:p>
          </table:table-cell>
          <table:table-cell office:value-type="string" calcext:value-type="string">
            <text:p>Pattern 5</text:p>
          </table:table-cell>
          <table:table-cell office:value-type="float" office:value="29.5152062173638" calcext:value-type="float">
            <text:p>29.5152062173638</text:p>
          </table:table-cell>
          <table:table-cell office:value-type="float" office:value="0.257265586746465" calcext:value-type="float">
            <text:p>0.257265586746465</text:p>
          </table:table-cell>
          <table:table-cell office:value-type="float" office:value="0.355533775665803" calcext:value-type="float">
            <text:p>0.355533775665803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2.jpg</text:p>
          </table:table-cell>
          <table:table-cell office:value-type="string" calcext:value-type="string">
            <text:p>Pattern 2</text:p>
          </table:table-cell>
          <table:table-cell office:value-type="float" office:value="31.6071647620026" calcext:value-type="float">
            <text:p>31.6071647620026</text:p>
          </table:table-cell>
          <table:table-cell office:value-type="float" office:value="0.262758845396396" calcext:value-type="float">
            <text:p>0.262758845396396</text:p>
          </table:table-cell>
          <table:table-cell office:value-type="float" office:value="0.606462145271273" calcext:value-type="float">
            <text:p>0.606462145271273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tosRealty_20230111T223002/0.jpg</text:p>
          </table:table-cell>
          <table:table-cell office:value-type="string" calcext:value-type="string">
            <text:p>Pattern 8</text:p>
          </table:table-cell>
          <table:table-cell office:value-type="float" office:value="29.5127507752716" calcext:value-type="float">
            <text:p>29.5127507752716</text:p>
          </table:table-cell>
          <table:table-cell office:value-type="float" office:value="0.5890075473919" calcext:value-type="float">
            <text:p>0.5890075473919</text:p>
          </table:table-cell>
          <table:table-cell office:value-type="float" office:value="0.365780412524357" calcext:value-type="float">
            <text:p>0.365780412524357</text:p>
          </table:table-cell>
          <table:table-cell office:value-type="string" calcext:value-type="string">
            <text:p>https://twitter.com/BustosRealty/status/1613302240097304576</text:p>
          </table:table-cell>
        </table:table-row>
        <table:table-row table:style-name="ro1">
          <table:table-cell office:value-type="string" calcext:value-type="string">
            <text:p>input/data_formal_20240530-1342/meme/BustosRealty_20230202T000701/0.jpg</text:p>
          </table:table-cell>
          <table:table-cell office:value-type="string" calcext:value-type="string">
            <text:p>Pattern 5</text:p>
          </table:table-cell>
          <table:table-cell office:value-type="float" office:value="31.8711819831036" calcext:value-type="float">
            <text:p>31.8711819831036</text:p>
          </table:table-cell>
          <table:table-cell office:value-type="float" office:value="0.370535927937096" calcext:value-type="float">
            <text:p>0.370535927937096</text:p>
          </table:table-cell>
          <table:table-cell office:value-type="float" office:value="0.356624023886912" calcext:value-type="float">
            <text:p>0.356624023886912</text:p>
          </table:table-cell>
          <table:table-cell office:value-type="string" calcext:value-type="string">
            <text:p>https://twitter.com/BustosRealty/status/1620936793632686080</text:p>
          </table:table-cell>
        </table:table-row>
        <table:table-row table:style-name="ro1">
          <table:table-cell office:value-type="string" calcext:value-type="string">
            <text:p>input/data_formal_20240530-1342/meme/bxanalystlife_20230206T154359/0.jpg</text:p>
          </table:table-cell>
          <table:table-cell office:value-type="string" calcext:value-type="string">
            <text:p>Pattern 8</text:p>
          </table:table-cell>
          <table:table-cell office:value-type="float" office:value="24.1603236528935" calcext:value-type="float">
            <text:p>24.1603236528935</text:p>
          </table:table-cell>
          <table:table-cell office:value-type="float" office:value="0.915006290992362" calcext:value-type="float">
            <text:p>0.915006290992362</text:p>
          </table:table-cell>
          <table:table-cell office:value-type="float" office:value="0.419943503179739" calcext:value-type="float">
            <text:p>0.419943503179739</text:p>
          </table:table-cell>
          <table:table-cell office:value-type="string" calcext:value-type="string">
            <text:p>https://twitter.com/bxanalystlife/status/1622622138745192450</text:p>
          </table:table-cell>
        </table:table-row>
        <table:table-row table:style-name="ro1">
          <table:table-cell office:value-type="string" calcext:value-type="string">
            <text:p>input/data_formal_20240530-1342/meme/CabiMangaka_20221228T031407/0.jpg</text:p>
          </table:table-cell>
          <table:table-cell office:value-type="string" calcext:value-type="string">
            <text:p>Pattern 2</text:p>
          </table:table-cell>
          <table:table-cell office:value-type="float" office:value="30.3831730787375" calcext:value-type="float">
            <text:p>30.3831730787375</text:p>
          </table:table-cell>
          <table:table-cell office:value-type="float" office:value="0.259878667847043" calcext:value-type="float">
            <text:p>0.259878667847043</text:p>
          </table:table-cell>
          <table:table-cell office:value-type="float" office:value="0.675207533318286" calcext:value-type="float">
            <text:p>0.675207533318286</text:p>
          </table:table-cell>
          <table:table-cell office:value-type="string" calcext:value-type="string">
            <text:p>https://twitter.com/CabiMangaka/status/1607937913446170627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0.jpg</text:p>
          </table:table-cell>
          <table:table-cell office:value-type="string" calcext:value-type="string">
            <text:p>Pattern 7</text:p>
          </table:table-cell>
          <table:table-cell office:value-type="float" office:value="30.4824528896015" calcext:value-type="float">
            <text:p>30.4824528896015</text:p>
          </table:table-cell>
          <table:table-cell office:value-type="float" office:value="0.212372293452943" calcext:value-type="float">
            <text:p>0.212372293452943</text:p>
          </table:table-cell>
          <table:table-cell office:value-type="float" office:value="0.584023161588022" calcext:value-type="float">
            <text:p>0.584023161588022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1.jpg</text:p>
          </table:table-cell>
          <table:table-cell office:value-type="string" calcext:value-type="string">
            <text:p>Pattern 5</text:p>
          </table:table-cell>
          <table:table-cell office:value-type="float" office:value="32.0153362874982" calcext:value-type="float">
            <text:p>32.0153362874982</text:p>
          </table:table-cell>
          <table:table-cell office:value-type="float" office:value="0.082906067520862" calcext:value-type="float">
            <text:p>0.082906067520862</text:p>
          </table:table-cell>
          <table:table-cell office:value-type="float" office:value="0.374548542966903" calcext:value-type="float">
            <text:p>0.374548542966903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2.jpg</text:p>
          </table:table-cell>
          <table:table-cell office:value-type="string" calcext:value-type="string">
            <text:p>Pattern 2</text:p>
          </table:table-cell>
          <table:table-cell office:value-type="float" office:value="28.0548485695898" calcext:value-type="float">
            <text:p>28.0548485695898</text:p>
          </table:table-cell>
          <table:table-cell office:value-type="float" office:value="0.0948242885759248" calcext:value-type="float">
            <text:p>0.0948242885759248</text:p>
          </table:table-cell>
          <table:table-cell office:value-type="float" office:value="0.724864732441526" calcext:value-type="float">
            <text:p>0.724864732441526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3.jpg</text:p>
          </table:table-cell>
          <table:table-cell office:value-type="string" calcext:value-type="string">
            <text:p>Pattern 3</text:p>
          </table:table-cell>
          <table:table-cell office:value-type="float" office:value="23.1869329279695" calcext:value-type="float">
            <text:p>23.1869329279695</text:p>
          </table:table-cell>
          <table:table-cell office:value-type="float" office:value="0.267252285073787" calcext:value-type="float">
            <text:p>0.267252285073787</text:p>
          </table:table-cell>
          <table:table-cell office:value-type="float" office:value="0.801362783837651" calcext:value-type="float">
            <text:p>0.801362783837651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llMe_Zyro_20230104T081159/0.jpg</text:p>
          </table:table-cell>
          <table:table-cell office:value-type="string" calcext:value-type="string">
            <text:p>Pattern 3</text:p>
          </table:table-cell>
          <table:table-cell office:value-type="float" office:value="24.5991034649648" calcext:value-type="float">
            <text:p>24.5991034649648</text:p>
          </table:table-cell>
          <table:table-cell office:value-type="float" office:value="0.429295092502468" calcext:value-type="float">
            <text:p>0.429295092502468</text:p>
          </table:table-cell>
          <table:table-cell office:value-type="float" office:value="0.902125943778492" calcext:value-type="float">
            <text:p>0.902125943778492</text:p>
          </table:table-cell>
          <table:table-cell office:value-type="string" calcext:value-type="string">
            <text:p>https://twitter.com/Ukleon1/status/1610951745886380032</text:p>
          </table:table-cell>
        </table:table-row>
        <table:table-row table:style-name="ro1">
          <table:table-cell office:value-type="string" calcext:value-type="string">
            <text:p>input/data_formal_20240530-1342/meme/CamilaG03873342_20230105T114748/0.jpg</text:p>
          </table:table-cell>
          <table:table-cell office:value-type="string" calcext:value-type="string">
            <text:p>Pattern 3</text:p>
          </table:table-cell>
          <table:table-cell office:value-type="float" office:value="23.5414924743157" calcext:value-type="float">
            <text:p>23.5414924743157</text:p>
          </table:table-cell>
          <table:table-cell office:value-type="float" office:value="0.490653927906376" calcext:value-type="float">
            <text:p>0.490653927906376</text:p>
          </table:table-cell>
          <table:table-cell office:value-type="float" office:value="0.862591072862878" calcext:value-type="float">
            <text:p>0.862591072862878</text:p>
          </table:table-cell>
          <table:table-cell office:value-type="string" calcext:value-type="string">
            <text:p>https://twitter.com/CamilaG03873342/status/1610966289048129538</text:p>
          </table:table-cell>
        </table:table-row>
        <table:table-row table:style-name="ro1">
          <table:table-cell office:value-type="string" calcext:value-type="string">
            <text:p>input/data_formal_20240530-1342/meme/CantRefuseOffer_20230131T100356/0.jpg</text:p>
          </table:table-cell>
          <table:table-cell office:value-type="string" calcext:value-type="string">
            <text:p>Pattern 7</text:p>
          </table:table-cell>
          <table:table-cell office:value-type="float" office:value="31.20290268172" calcext:value-type="float">
            <text:p>31.20290268172</text:p>
          </table:table-cell>
          <table:table-cell office:value-type="float" office:value="0.258338033746739" calcext:value-type="float">
            <text:p>0.258338033746739</text:p>
          </table:table-cell>
          <table:table-cell office:value-type="float" office:value="0.422913960425868" calcext:value-type="float">
            <text:p>0.422913960425868</text:p>
          </table:table-cell>
          <table:table-cell office:value-type="string" calcext:value-type="string">
            <text:p>https://twitter.com/EricaMo21260791/status/1620975226111791105</text:p>
          </table:table-cell>
        </table:table-row>
        <table:table-row table:style-name="ro1">
          <table:table-cell office:value-type="string" calcext:value-type="string">
            <text:p>input/data_formal_20240530-1342/meme/CantRefuseOffer_20230131T130423/0.jpg</text:p>
          </table:table-cell>
          <table:table-cell office:value-type="string" calcext:value-type="string">
            <text:p>Pattern 1</text:p>
          </table:table-cell>
          <table:table-cell office:value-type="float" office:value="33.2736048760753" calcext:value-type="float">
            <text:p>33.2736048760753</text:p>
          </table:table-cell>
          <table:table-cell office:value-type="float" office:value="0.187102086211444" calcext:value-type="float">
            <text:p>0.187102086211444</text:p>
          </table:table-cell>
          <table:table-cell office:value-type="float" office:value="0.297449622846257" calcext:value-type="float">
            <text:p>0.297449622846257</text:p>
          </table:table-cell>
          <table:table-cell office:value-type="string" calcext:value-type="string">
            <text:p>https://twitter.com/ShoulderMedia/status/162093054264777523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1T140415/0.jpg</text:p>
          </table:table-cell>
          <table:table-cell office:value-type="string" calcext:value-type="string">
            <text:p>Pattern 5</text:p>
          </table:table-cell>
          <table:table-cell office:value-type="float" office:value="26.1291698838013" calcext:value-type="float">
            <text:p>26.1291698838013</text:p>
          </table:table-cell>
          <table:table-cell office:value-type="float" office:value="0.0853892777735475" calcext:value-type="float">
            <text:p>0.0853892777735475</text:p>
          </table:table-cell>
          <table:table-cell office:value-type="float" office:value="0.556974363274914" calcext:value-type="float">
            <text:p>0.556974363274914</text:p>
          </table:table-cell>
          <table:table-cell office:value-type="string" calcext:value-type="string">
            <text:p>https://twitter.com/Victori54063632/status/162097999778674279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1T230533/0.jpg</text:p>
          </table:table-cell>
          <table:table-cell office:value-type="string" calcext:value-type="string">
            <text:p>Pattern 1</text:p>
          </table:table-cell>
          <table:table-cell office:value-type="float" office:value="33.6018907100906" calcext:value-type="float">
            <text:p>33.6018907100906</text:p>
          </table:table-cell>
          <table:table-cell office:value-type="float" office:value="0.243042209602585" calcext:value-type="float">
            <text:p>0.243042209602585</text:p>
          </table:table-cell>
          <table:table-cell office:value-type="float" office:value="0.463460773839672" calcext:value-type="float">
            <text:p>0.463460773839672</text:p>
          </table:table-cell>
          <table:table-cell office:value-type="string" calcext:value-type="string">
            <text:p>https://twitter.com/CantRefuseOffer/status/1620921324628545536</text:p>
          </table:table-cell>
        </table:table-row>
        <table:table-row table:style-name="ro1">
          <table:table-cell office:value-type="string" calcext:value-type="string">
            <text:p>input/data_formal_20240530-1342/meme/Carmelides_20221227T193901/0.jpg</text:p>
          </table:table-cell>
          <table:table-cell office:value-type="string" calcext:value-type="string">
            <text:p>Pattern 3</text:p>
          </table:table-cell>
          <table:table-cell office:value-type="float" office:value="28.1115117451109" calcext:value-type="float">
            <text:p>28.1115117451109</text:p>
          </table:table-cell>
          <table:table-cell office:value-type="float" office:value="0.28231402036317" calcext:value-type="float">
            <text:p>0.28231402036317</text:p>
          </table:table-cell>
          <table:table-cell office:value-type="float" office:value="0.876026794993557" calcext:value-type="float">
            <text:p>0.876026794993557</text:p>
          </table:table-cell>
          <table:table-cell office:value-type="string" calcext:value-type="string">
            <text:p>https://twitter.com/DeborahKBurns1/status/1607978408553717761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00517/0.jpg</text:p>
          </table:table-cell>
          <table:table-cell office:value-type="string" calcext:value-type="string">
            <text:p>Pattern 5</text:p>
          </table:table-cell>
          <table:table-cell office:value-type="float" office:value="29.7585646487505" calcext:value-type="float">
            <text:p>29.7585646487505</text:p>
          </table:table-cell>
          <table:table-cell office:value-type="float" office:value="0.179021201206398" calcext:value-type="float">
            <text:p>0.179021201206398</text:p>
          </table:table-cell>
          <table:table-cell office:value-type="float" office:value="0.291835376762359" calcext:value-type="float">
            <text:p>0.291835376762359</text:p>
          </table:table-cell>
          <table:table-cell office:value-type="string" calcext:value-type="string">
            <text:p>https://twitter.com/CantRefuseOffer/status/1620936357034991617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10426/0.jpg</text:p>
          </table:table-cell>
          <table:table-cell office:value-type="string" calcext:value-type="string">
            <text:p>Pattern 5</text:p>
          </table:table-cell>
          <table:table-cell office:value-type="float" office:value="28.1796450769505" calcext:value-type="float">
            <text:p>28.1796450769505</text:p>
          </table:table-cell>
          <table:table-cell office:value-type="float" office:value="0.13809036009652" calcext:value-type="float">
            <text:p>0.13809036009652</text:p>
          </table:table-cell>
          <table:table-cell office:value-type="float" office:value="0.403579726562966" calcext:value-type="float">
            <text:p>0.403579726562966</text:p>
          </table:table-cell>
          <table:table-cell office:value-type="string" calcext:value-type="string">
            <text:p>https://twitter.com/CantRefuseOffer/status/1620951242712256514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20417/0.jpg</text:p>
          </table:table-cell>
          <table:table-cell office:value-type="string" calcext:value-type="string">
            <text:p>Pattern 3</text:p>
          </table:table-cell>
          <table:table-cell office:value-type="float" office:value="32.3541530471977" calcext:value-type="float">
            <text:p>32.3541530471977</text:p>
          </table:table-cell>
          <table:table-cell office:value-type="float" office:value="0.306772684125283" calcext:value-type="float">
            <text:p>0.306772684125283</text:p>
          </table:table-cell>
          <table:table-cell office:value-type="float" office:value="0.637607090920412" calcext:value-type="float">
            <text:p>0.637607090920412</text:p>
          </table:table-cell>
          <table:table-cell office:value-type="string" calcext:value-type="string">
            <text:p>https://twitter.com/CantRefuseOffer/status/162096630475573248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30432/0.jpg</text:p>
          </table:table-cell>
          <table:table-cell office:value-type="string" calcext:value-type="string">
            <text:p>Pattern 1</text:p>
          </table:table-cell>
          <table:table-cell office:value-type="float" office:value="32.7249230715867" calcext:value-type="float">
            <text:p>32.7249230715867</text:p>
          </table:table-cell>
          <table:table-cell office:value-type="float" office:value="0.261889052231566" calcext:value-type="float">
            <text:p>0.261889052231566</text:p>
          </table:table-cell>
          <table:table-cell office:value-type="float" office:value="0.293354924893508" calcext:value-type="float">
            <text:p>0.293354924893508</text:p>
          </table:table-cell>
          <table:table-cell office:value-type="string" calcext:value-type="string">
            <text:p>https://twitter.com/CantRefuseOffer/status/1620981467085000707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4T080523/0.jpg</text:p>
          </table:table-cell>
          <table:table-cell office:value-type="string" calcext:value-type="string">
            <text:p>Pattern 1</text:p>
          </table:table-cell>
          <table:table-cell office:value-type="float" office:value="32.3867231485386" calcext:value-type="float">
            <text:p>32.3867231485386</text:p>
          </table:table-cell>
          <table:table-cell office:value-type="float" office:value="0.354764208732653" calcext:value-type="float">
            <text:p>0.354764208732653</text:p>
          </table:table-cell>
          <table:table-cell office:value-type="float" office:value="0.357951539710003" calcext:value-type="float">
            <text:p>0.357951539710003</text:p>
          </table:table-cell>
          <table:table-cell office:value-type="string" calcext:value-type="string">
            <text:p>https://twitter.com/MarkSil31006242/status/162262246088034304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5T000527/0.jpg</text:p>
          </table:table-cell>
          <table:table-cell office:value-type="string" calcext:value-type="string">
            <text:p>Pattern 7</text:p>
          </table:table-cell>
          <table:table-cell office:value-type="float" office:value="27.7663972146953" calcext:value-type="float">
            <text:p>27.7663972146953</text:p>
          </table:table-cell>
          <table:table-cell office:value-type="float" office:value="0.517805094154727" calcext:value-type="float">
            <text:p>0.517805094154727</text:p>
          </table:table-cell>
          <table:table-cell office:value-type="float" office:value="0.320327118229762" calcext:value-type="float">
            <text:p>0.320327118229762</text:p>
          </table:table-cell>
          <table:table-cell office:value-type="string" calcext:value-type="string">
            <text:p>https://twitter.com/JohnnyJ25191001/status/162255142961648435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5T230536/0.jpg</text:p>
          </table:table-cell>
          <table:table-cell office:value-type="string" calcext:value-type="string">
            <text:p>Pattern 5</text:p>
          </table:table-cell>
          <table:table-cell office:value-type="float" office:value="27.4791417944314" calcext:value-type="float">
            <text:p>27.4791417944314</text:p>
          </table:table-cell>
          <table:table-cell office:value-type="float" office:value="0.181392422223328" calcext:value-type="float">
            <text:p>0.181392422223328</text:p>
          </table:table-cell>
          <table:table-cell office:value-type="float" office:value="0.352831754638546" calcext:value-type="float">
            <text:p>0.352831754638546</text:p>
          </table:table-cell>
          <table:table-cell office:value-type="string" calcext:value-type="string">
            <text:p>https://twitter.com/DubstepProvoke/status/162260624862441472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000646/0.jpg</text:p>
          </table:table-cell>
          <table:table-cell office:value-type="string" calcext:value-type="string">
            <text:p>Pattern 7</text:p>
          </table:table-cell>
          <table:table-cell office:value-type="float" office:value="31.9054126553687" calcext:value-type="float">
            <text:p>31.9054126553687</text:p>
          </table:table-cell>
          <table:table-cell office:value-type="float" office:value="0.294002958029144" calcext:value-type="float">
            <text:p>0.294002958029144</text:p>
          </table:table-cell>
          <table:table-cell office:value-type="float" office:value="0.363094577978652" calcext:value-type="float">
            <text:p>0.363094577978652</text:p>
          </table:table-cell>
          <table:table-cell office:value-type="string" calcext:value-type="string">
            <text:p>https://twitter.com/Christi12608234/status/1622615633421631488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10424/0.jpg</text:p>
          </table:table-cell>
          <table:table-cell office:value-type="string" calcext:value-type="string">
            <text:p>Pattern 8</text:p>
          </table:table-cell>
          <table:table-cell office:value-type="float" office:value="31.5453927574438" calcext:value-type="float">
            <text:p>31.5453927574438</text:p>
          </table:table-cell>
          <table:table-cell office:value-type="float" office:value="0.634270917601546" calcext:value-type="float">
            <text:p>0.634270917601546</text:p>
          </table:table-cell>
          <table:table-cell office:value-type="float" office:value="0.397798023704522" calcext:value-type="float">
            <text:p>0.397798023704522</text:p>
          </table:table-cell>
          <table:table-cell office:value-type="string" calcext:value-type="string">
            <text:p>https://twitter.com/CantRefuseOffer/status/1622551778448273409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50431/0.jpg</text:p>
          </table:table-cell>
          <table:table-cell office:value-type="string" calcext:value-type="string">
            <text:p>Pattern 1</text:p>
          </table:table-cell>
          <table:table-cell office:value-type="float" office:value="31.1359017623584" calcext:value-type="float">
            <text:p>31.1359017623584</text:p>
          </table:table-cell>
          <table:table-cell office:value-type="float" office:value="0.221469281641417" calcext:value-type="float">
            <text:p>0.221469281641417</text:p>
          </table:table-cell>
          <table:table-cell office:value-type="float" office:value="0.510030338189486" calcext:value-type="float">
            <text:p>0.510030338189486</text:p>
          </table:table-cell>
          <table:table-cell office:value-type="string" calcext:value-type="string">
            <text:p>https://twitter.com/CantRefuseOffer/status/162261220621381632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60418/0.jpg</text:p>
          </table:table-cell>
          <table:table-cell office:value-type="string" calcext:value-type="string">
            <text:p>Pattern 5</text:p>
          </table:table-cell>
          <table:table-cell office:value-type="float" office:value="27.9565809651089" calcext:value-type="float">
            <text:p>27.9565809651089</text:p>
          </table:table-cell>
          <table:table-cell office:value-type="float" office:value="0.0791938348534443" calcext:value-type="float">
            <text:p>0.0791938348534443</text:p>
          </table:table-cell>
          <table:table-cell office:value-type="float" office:value="0.354643897463649" calcext:value-type="float">
            <text:p>0.354643897463649</text:p>
          </table:table-cell>
          <table:table-cell office:value-type="string" calcext:value-type="string">
            <text:p>https://twitter.com/CantRefuseOffer/status/1622627251245273093</text:p>
          </table:table-cell>
        </table:table-row>
        <table:table-row table:style-name="ro1">
          <table:table-cell office:value-type="string" calcext:value-type="string">
            <text:p>input/data_formal_20240530-1342/meme/CantRefuseOffer_20230212T150455/0.jpg</text:p>
          </table:table-cell>
          <table:table-cell office:value-type="string" calcext:value-type="string">
            <text:p>Pattern 3</text:p>
          </table:table-cell>
          <table:table-cell office:value-type="float" office:value="26.3484390314682" calcext:value-type="float">
            <text:p>26.3484390314682</text:p>
          </table:table-cell>
          <table:table-cell office:value-type="float" office:value="0.344818877762079" calcext:value-type="float">
            <text:p>0.344818877762079</text:p>
          </table:table-cell>
          <table:table-cell office:value-type="float" office:value="0.740042204037084" calcext:value-type="float">
            <text:p>0.740042204037084</text:p>
          </table:table-cell>
          <table:table-cell office:value-type="string" calcext:value-type="string">
            <text:p>https://twitter.com/CantRefuseOffer/status/1624786635899473921</text:p>
          </table:table-cell>
        </table:table-row>
        <table:table-row table:style-name="ro1">
          <table:table-cell office:value-type="string" calcext:value-type="string">
            <text:p>input/data_formal_20240530-1342/meme/CantRefuseOffer_20230313T080425/0.jpg</text:p>
          </table:table-cell>
          <table:table-cell office:value-type="string" calcext:value-type="string">
            <text:p>Pattern 1</text:p>
          </table:table-cell>
          <table:table-cell office:value-type="float" office:value="33.7741144891683" calcext:value-type="float">
            <text:p>33.7741144891683</text:p>
          </table:table-cell>
          <table:table-cell office:value-type="float" office:value="0.214137880791033" calcext:value-type="float">
            <text:p>0.214137880791033</text:p>
          </table:table-cell>
          <table:table-cell office:value-type="float" office:value="0.367122969574428" calcext:value-type="float">
            <text:p>0.367122969574428</text:p>
          </table:table-cell>
          <table:table-cell office:value-type="string" calcext:value-type="string">
            <text:p>https://twitter.com/LynnTor85039593/status/1636155293665992706</text:p>
          </table:table-cell>
        </table:table-row>
        <table:table-row table:style-name="ro1">
          <table:table-cell office:value-type="string" calcext:value-type="string">
            <text:p>input/data_formal_20240530-1342/meme/CantRefuseOffer_20230315T220320/0.jpg</text:p>
          </table:table-cell>
          <table:table-cell office:value-type="string" calcext:value-type="string">
            <text:p>Pattern 1</text:p>
          </table:table-cell>
          <table:table-cell office:value-type="float" office:value="31.7352904230216" calcext:value-type="float">
            <text:p>31.7352904230216</text:p>
          </table:table-cell>
          <table:table-cell office:value-type="float" office:value="0.239263543904468" calcext:value-type="float">
            <text:p>0.239263543904468</text:p>
          </table:table-cell>
          <table:table-cell office:value-type="float" office:value="0.292735572681754" calcext:value-type="float">
            <text:p>0.292735572681754</text:p>
          </table:table-cell>
          <table:table-cell office:value-type="string" calcext:value-type="string">
            <text:p>https://twitter.com/CantRefuseOffer/status/1636125957412069377</text:p>
          </table:table-cell>
        </table:table-row>
        <table:table-row table:style-name="ro1">
          <table:table-cell office:value-type="string" calcext:value-type="string">
            <text:p>input/data_formal_20240530-1342/meme/carencuregroup_20230206T160700/0.jpg</text:p>
          </table:table-cell>
          <table:table-cell office:value-type="string" calcext:value-type="string">
            <text:p>Pattern 7</text:p>
          </table:table-cell>
          <table:table-cell office:value-type="float" office:value="26.4685883517521" calcext:value-type="float">
            <text:p>26.4685883517521</text:p>
          </table:table-cell>
          <table:table-cell office:value-type="float" office:value="0.414450255169577" calcext:value-type="float">
            <text:p>0.414450255169577</text:p>
          </table:table-cell>
          <table:table-cell office:value-type="float" office:value="0.318055458909257" calcext:value-type="float">
            <text:p>0.318055458909257</text:p>
          </table:table-cell>
          <table:table-cell office:value-type="string" calcext:value-type="string">
            <text:p>https://twitter.com/carencuregroup/status/1622627930135474177</text:p>
          </table:table-cell>
        </table:table-row>
        <table:table-row table:style-name="ro1">
          <table:table-cell office:value-type="string" calcext:value-type="string">
            <text:p>input/data_formal_20240530-1342/meme/CARishabhMehta1_20230206T120018/0.jpg</text:p>
          </table:table-cell>
          <table:table-cell office:value-type="string" calcext:value-type="string">
            <text:p>Pattern 8</text:p>
          </table:table-cell>
          <table:table-cell office:value-type="float" office:value="26.5824234958855" calcext:value-type="float">
            <text:p>26.5824234958855</text:p>
          </table:table-cell>
          <table:table-cell office:value-type="float" office:value="0.793821899381681" calcext:value-type="float">
            <text:p>0.793821899381681</text:p>
          </table:table-cell>
          <table:table-cell office:value-type="float" office:value="0.344729198492509" calcext:value-type="float">
            <text:p>0.344729198492509</text:p>
          </table:table-cell>
          <table:table-cell office:value-type="string" calcext:value-type="string">
            <text:p>https://twitter.com/darshanjain0144/status/1622597046523002881</text:p>
          </table:table-cell>
        </table:table-row>
        <table:table-row table:style-name="ro1">
          <table:table-cell office:value-type="string" calcext:value-type="string">
            <text:p>input/data_formal_20240530-1342/meme/CARishabhMehta1_20230206T120018/1.jpg</text:p>
          </table:table-cell>
          <table:table-cell office:value-type="string" calcext:value-type="string">
            <text:p>Pattern 8</text:p>
          </table:table-cell>
          <table:table-cell office:value-type="float" office:value="31.5319180242024" calcext:value-type="float">
            <text:p>31.5319180242024</text:p>
          </table:table-cell>
          <table:table-cell office:value-type="float" office:value="0.637770520634764" calcext:value-type="float">
            <text:p>0.637770520634764</text:p>
          </table:table-cell>
          <table:table-cell office:value-type="float" office:value="0.368073749142272" calcext:value-type="float">
            <text:p>0.368073749142272</text:p>
          </table:table-cell>
          <table:table-cell office:value-type="string" calcext:value-type="string">
            <text:p>https://twitter.com/darshanjain0144/status/1622597046523002881</text:p>
          </table:table-cell>
        </table:table-row>
        <table:table-row table:style-name="ro1">
          <table:table-cell office:value-type="string" calcext:value-type="string">
            <text:p>input/data_formal_20240530-1342/meme/caron_allan_20230125T200901/0.jpg</text:p>
          </table:table-cell>
          <table:table-cell office:value-type="string" calcext:value-type="string">
            <text:p>Pattern 5</text:p>
          </table:table-cell>
          <table:table-cell office:value-type="float" office:value="31.6428003403488" calcext:value-type="float">
            <text:p>31.6428003403488</text:p>
          </table:table-cell>
          <table:table-cell office:value-type="float" office:value="0.165372399289909" calcext:value-type="float">
            <text:p>0.165372399289909</text:p>
          </table:table-cell>
          <table:table-cell office:value-type="float" office:value="0.250843211363417" calcext:value-type="float">
            <text:p>0.250843211363417</text:p>
          </table:table-cell>
          <table:table-cell office:value-type="string" calcext:value-type="string">
            <text:p>https://twitter.com/PontiMiras/status/1621021460025196545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0.jpg</text:p>
          </table:table-cell>
          <table:table-cell office:value-type="string" calcext:value-type="string">
            <text:p>Pattern 2</text:p>
          </table:table-cell>
          <table:table-cell office:value-type="float" office:value="30.6508390088909" calcext:value-type="float">
            <text:p>30.6508390088909</text:p>
          </table:table-cell>
          <table:table-cell office:value-type="float" office:value="0.294042021866364" calcext:value-type="float">
            <text:p>0.294042021866364</text:p>
          </table:table-cell>
          <table:table-cell office:value-type="float" office:value="0.647929366729793" calcext:value-type="float">
            <text:p>0.647929366729793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1.jpg</text:p>
          </table:table-cell>
          <table:table-cell office:value-type="string" calcext:value-type="string">
            <text:p>Pattern 2</text:p>
          </table:table-cell>
          <table:table-cell office:value-type="float" office:value="30.2734372258135" calcext:value-type="float">
            <text:p>30.2734372258135</text:p>
          </table:table-cell>
          <table:table-cell office:value-type="float" office:value="0.281826499712994" calcext:value-type="float">
            <text:p>0.281826499712994</text:p>
          </table:table-cell>
          <table:table-cell office:value-type="float" office:value="0.60917102102067" calcext:value-type="float">
            <text:p>0.60917102102067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2.jpg</text:p>
          </table:table-cell>
          <table:table-cell office:value-type="string" calcext:value-type="string">
            <text:p>Pattern 2</text:p>
          </table:table-cell>
          <table:table-cell office:value-type="float" office:value="30.6721398991232" calcext:value-type="float">
            <text:p>30.6721398991232</text:p>
          </table:table-cell>
          <table:table-cell office:value-type="float" office:value="0.280979685628824" calcext:value-type="float">
            <text:p>0.280979685628824</text:p>
          </table:table-cell>
          <table:table-cell office:value-type="float" office:value="0.611276523807035" calcext:value-type="float">
            <text:p>0.611276523807035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3.jpg</text:p>
          </table:table-cell>
          <table:table-cell office:value-type="string" calcext:value-type="string">
            <text:p>Pattern 2</text:p>
          </table:table-cell>
          <table:table-cell office:value-type="float" office:value="30.4947101582579" calcext:value-type="float">
            <text:p>30.4947101582579</text:p>
          </table:table-cell>
          <table:table-cell office:value-type="float" office:value="0.280572439914242" calcext:value-type="float">
            <text:p>0.280572439914242</text:p>
          </table:table-cell>
          <table:table-cell office:value-type="float" office:value="0.624558054858604" calcext:value-type="float">
            <text:p>0.624558054858604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seyCaln_20230226T011047/0.jpg</text:p>
          </table:table-cell>
          <table:table-cell office:value-type="string" calcext:value-type="string">
            <text:p>Pattern 2</text:p>
          </table:table-cell>
          <table:table-cell office:value-type="float" office:value="22.9329188238995" calcext:value-type="float">
            <text:p>22.9329188238995</text:p>
          </table:table-cell>
          <table:table-cell office:value-type="float" office:value="0.221693042038696" calcext:value-type="float">
            <text:p>0.221693042038696</text:p>
          </table:table-cell>
          <table:table-cell office:value-type="float" office:value="0.856740329734429" calcext:value-type="float">
            <text:p>0.856740329734429</text:p>
          </table:table-cell>
          <table:table-cell office:value-type="string" calcext:value-type="string">
            <text:p>https://twitter.com/lamhildaboo/status/1629697989324476422</text:p>
          </table:table-cell>
        </table:table-row>
        <table:table-row table:style-name="ro1">
          <table:table-cell office:value-type="string" calcext:value-type="string">
            <text:p>input/data_formal_20240530-1342/meme/cashtonhends1_20221228T024417/0.jpg</text:p>
          </table:table-cell>
          <table:table-cell office:value-type="string" calcext:value-type="string">
            <text:p>Pattern 2</text:p>
          </table:table-cell>
          <table:table-cell office:value-type="float" office:value="28.8848666311517" calcext:value-type="float">
            <text:p>28.8848666311517</text:p>
          </table:table-cell>
          <table:table-cell office:value-type="float" office:value="0.305680590065609" calcext:value-type="float">
            <text:p>0.305680590065609</text:p>
          </table:table-cell>
          <table:table-cell office:value-type="float" office:value="0.753118437335414" calcext:value-type="float">
            <text:p>0.753118437335414</text:p>
          </table:table-cell>
          <table:table-cell office:value-type="string" calcext:value-type="string">
            <text:p>https://twitter.com/cashtonhends1/status/1607930407613534208</text:p>
          </table:table-cell>
        </table:table-row>
        <table:table-row table:style-name="ro1">
          <table:table-cell office:value-type="string" calcext:value-type="string">
            <text:p>input/data_formal_20240530-1342/meme/CasilJohnny_20221228T060729/0.jpg</text:p>
          </table:table-cell>
          <table:table-cell office:value-type="string" calcext:value-type="string">
            <text:p>Pattern 3</text:p>
          </table:table-cell>
          <table:table-cell office:value-type="float" office:value="30.9528843616773" calcext:value-type="float">
            <text:p>30.9528843616773</text:p>
          </table:table-cell>
          <table:table-cell office:value-type="float" office:value="0.334962883447368" calcext:value-type="float">
            <text:p>0.334962883447368</text:p>
          </table:table-cell>
          <table:table-cell office:value-type="float" office:value="0.629166229505252" calcext:value-type="float">
            <text:p>0.629166229505252</text:p>
          </table:table-cell>
          <table:table-cell office:value-type="string" calcext:value-type="string">
            <text:p>https://twitter.com/CasilJohnny/status/1607981544161046528</text:p>
          </table:table-cell>
        </table:table-row>
        <table:table-row table:style-name="ro1">
          <table:table-cell office:value-type="string" calcext:value-type="string">
            <text:p>input/data_formal_20240530-1342/meme/castlemegastore_20230206T160701/0.jpg</text:p>
          </table:table-cell>
          <table:table-cell office:value-type="string" calcext:value-type="string">
            <text:p>Pattern 1</text:p>
          </table:table-cell>
          <table:table-cell office:value-type="float" office:value="33.1971666336346" calcext:value-type="float">
            <text:p>33.1971666336346</text:p>
          </table:table-cell>
          <table:table-cell office:value-type="float" office:value="0.286685674962944" calcext:value-type="float">
            <text:p>0.286685674962944</text:p>
          </table:table-cell>
          <table:table-cell office:value-type="float" office:value="0.300966062563853" calcext:value-type="float">
            <text:p>0.300966062563853</text:p>
          </table:table-cell>
          <table:table-cell office:value-type="string" calcext:value-type="string">
            <text:p>https://twitter.com/castlemegastore/status/1622627934627323907</text:p>
          </table:table-cell>
        </table:table-row>
        <table:table-row table:style-name="ro1">
          <table:table-cell office:value-type="string" calcext:value-type="string">
            <text:p>input/data_formal_20240530-1342/meme/catecoin_20230125T002848/0.jpg</text:p>
          </table:table-cell>
          <table:table-cell office:value-type="string" calcext:value-type="string">
            <text:p>Pattern 5</text:p>
          </table:table-cell>
          <table:table-cell office:value-type="float" office:value="24.3879880831896" calcext:value-type="float">
            <text:p>24.3879880831896</text:p>
          </table:table-cell>
          <table:table-cell office:value-type="float" office:value="0.164452405427724" calcext:value-type="float">
            <text:p>0.164452405427724</text:p>
          </table:table-cell>
          <table:table-cell office:value-type="float" office:value="0.322287557571064" calcext:value-type="float">
            <text:p>0.322287557571064</text:p>
          </table:table-cell>
          <table:table-cell office:value-type="string" calcext:value-type="string">
            <text:p>https://twitter.com/CyptoShinobi/status/1620968663867346945</text:p>
          </table:table-cell>
        </table:table-row>
        <table:table-row table:style-name="ro1">
          <table:table-cell office:value-type="string" calcext:value-type="string">
            <text:p>input/data_formal_20240530-1342/meme/catecoin_20230126T131606/0.jpg</text:p>
          </table:table-cell>
          <table:table-cell office:value-type="string" calcext:value-type="string">
            <text:p>Pattern 2</text:p>
          </table:table-cell>
          <table:table-cell office:value-type="float" office:value="26.4453304017939" calcext:value-type="float">
            <text:p>26.4453304017939</text:p>
          </table:table-cell>
          <table:table-cell office:value-type="float" office:value="0.194491340388723" calcext:value-type="float">
            <text:p>0.194491340388723</text:p>
          </table:table-cell>
          <table:table-cell office:value-type="float" office:value="0.798121632270877" calcext:value-type="float">
            <text:p>0.798121632270877</text:p>
          </table:table-cell>
          <table:table-cell office:value-type="string" calcext:value-type="string">
            <text:p>https://twitter.com/CyptoShinobi/status/1620968353140727809</text:p>
          </table:table-cell>
        </table:table-row>
        <table:table-row table:style-name="ro1">
          <table:table-cell office:value-type="string" calcext:value-type="string">
            <text:p>input/data_formal_20240530-1342/meme/Catmeme_V_20230305T130100/0.jpg</text:p>
          </table:table-cell>
          <table:table-cell office:value-type="string" calcext:value-type="string">
            <text:p>Pattern 5</text:p>
          </table:table-cell>
          <table:table-cell office:value-type="float" office:value="29.7633370591065" calcext:value-type="float">
            <text:p>29.7633370591065</text:p>
          </table:table-cell>
          <table:table-cell office:value-type="float" office:value="0.130709863687724" calcext:value-type="float">
            <text:p>0.130709863687724</text:p>
          </table:table-cell>
          <table:table-cell office:value-type="float" office:value="0.377524913723025" calcext:value-type="float">
            <text:p>0.377524913723025</text:p>
          </table:table-cell>
          <table:table-cell office:value-type="string" calcext:value-type="string">
            <text:p>https://twitter.com/xiaoaihehe/status/1633061957027655680</text:p>
          </table:table-cell>
        </table:table-row>
        <table:table-row table:style-name="ro1">
          <table:table-cell office:value-type="string" calcext:value-type="string">
            <text:p>input/data_formal_20240530-1342/meme/cctip_com_20230210T085234/0.jpg</text:p>
          </table:table-cell>
          <table:table-cell office:value-type="string" calcext:value-type="string">
            <text:p>Pattern 5</text:p>
          </table:table-cell>
          <table:table-cell office:value-type="float" office:value="32.8086971940179" calcext:value-type="float">
            <text:p>32.8086971940179</text:p>
          </table:table-cell>
          <table:table-cell office:value-type="float" office:value="0.0950188270232121" calcext:value-type="float">
            <text:p>0.0950188270232121</text:p>
          </table:table-cell>
          <table:table-cell office:value-type="float" office:value="0.459049408849314" calcext:value-type="float">
            <text:p>0.459049408849314</text:p>
          </table:table-cell>
          <table:table-cell office:value-type="string" calcext:value-type="string">
            <text:p>https://twitter.com/RiwanFox/status/1624786778883502080</text:p>
          </table:table-cell>
        </table:table-row>
        <table:table-row table:style-name="ro1">
          <table:table-cell office:value-type="string" calcext:value-type="string">
            <text:p>input/data_formal_20240530-1342/meme/CedKim4_20230202T010235/0.jpg</text:p>
          </table:table-cell>
          <table:table-cell office:value-type="string" calcext:value-type="string">
            <text:p>Pattern 2</text:p>
          </table:table-cell>
          <table:table-cell office:value-type="float" office:value="31.3381356785886" calcext:value-type="float">
            <text:p>31.3381356785886</text:p>
          </table:table-cell>
          <table:table-cell office:value-type="float" office:value="0.140426934983738" calcext:value-type="float">
            <text:p>0.140426934983738</text:p>
          </table:table-cell>
          <table:table-cell office:value-type="float" office:value="0.705640014534425" calcext:value-type="float">
            <text:p>0.705640014534425</text:p>
          </table:table-cell>
          <table:table-cell office:value-type="string" calcext:value-type="string">
            <text:p>https://twitter.com/CedKim4/status/1620950775487946754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0.jpg</text:p>
          </table:table-cell>
          <table:table-cell office:value-type="string" calcext:value-type="string">
            <text:p>Pattern 2</text:p>
          </table:table-cell>
          <table:table-cell office:value-type="float" office:value="24.0075215259388" calcext:value-type="float">
            <text:p>24.0075215259388</text:p>
          </table:table-cell>
          <table:table-cell office:value-type="float" office:value="0.231792259877854" calcext:value-type="float">
            <text:p>0.231792259877854</text:p>
          </table:table-cell>
          <table:table-cell office:value-type="float" office:value="0.665602285975875" calcext:value-type="float">
            <text:p>0.665602285975875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1.jpg</text:p>
          </table:table-cell>
          <table:table-cell office:value-type="string" calcext:value-type="string">
            <text:p>Pattern 5</text:p>
          </table:table-cell>
          <table:table-cell office:value-type="float" office:value="28.4175599559876" calcext:value-type="float">
            <text:p>28.4175599559876</text:p>
          </table:table-cell>
          <table:table-cell office:value-type="float" office:value="0.307570143614025" calcext:value-type="float">
            <text:p>0.307570143614025</text:p>
          </table:table-cell>
          <table:table-cell office:value-type="float" office:value="0.445277404861109" calcext:value-type="float">
            <text:p>0.445277404861109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2.jpg</text:p>
          </table:table-cell>
          <table:table-cell office:value-type="string" calcext:value-type="string">
            <text:p>Pattern 2</text:p>
          </table:table-cell>
          <table:table-cell office:value-type="float" office:value="28.6253994953212" calcext:value-type="float">
            <text:p>28.6253994953212</text:p>
          </table:table-cell>
          <table:table-cell office:value-type="float" office:value="0.243207618432437" calcext:value-type="float">
            <text:p>0.243207618432437</text:p>
          </table:table-cell>
          <table:table-cell office:value-type="float" office:value="0.804485470324304" calcext:value-type="float">
            <text:p>0.804485470324304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3.jpg</text:p>
          </table:table-cell>
          <table:table-cell office:value-type="string" calcext:value-type="string">
            <text:p>Pattern 3</text:p>
          </table:table-cell>
          <table:table-cell office:value-type="float" office:value="29.7395625627215" calcext:value-type="float">
            <text:p>29.7395625627215</text:p>
          </table:table-cell>
          <table:table-cell office:value-type="float" office:value="0.51844948538488" calcext:value-type="float">
            <text:p>0.51844948538488</text:p>
          </table:table-cell>
          <table:table-cell office:value-type="float" office:value="0.714851801165594" calcext:value-type="float">
            <text:p>0.714851801165594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30206T075819/0.jpg</text:p>
          </table:table-cell>
          <table:table-cell office:value-type="string" calcext:value-type="string">
            <text:p>Pattern 1</text:p>
          </table:table-cell>
          <table:table-cell office:value-type="float" office:value="31.4705518291662" calcext:value-type="float">
            <text:p>31.4705518291662</text:p>
          </table:table-cell>
          <table:table-cell office:value-type="float" office:value="0.376511133067243" calcext:value-type="float">
            <text:p>0.376511133067243</text:p>
          </table:table-cell>
          <table:table-cell office:value-type="float" office:value="0.549386817706073" calcext:value-type="float">
            <text:p>0.549386817706073</text:p>
          </table:table-cell>
          <table:table-cell office:value-type="string" calcext:value-type="string">
            <text:p>https://twitter.com/MaskNFTT/status/1622568267045822465</text:p>
          </table:table-cell>
        </table:table-row>
        <table:table-row table:style-name="ro1">
          <table:table-cell office:value-type="string" calcext:value-type="string">
            <text:p>input/data_formal_20240530-1342/meme/ceotim_20230206T075819/1.jpg</text:p>
          </table:table-cell>
          <table:table-cell office:value-type="string" calcext:value-type="string">
            <text:p>Pattern 5</text:p>
          </table:table-cell>
          <table:table-cell office:value-type="float" office:value="26.6113408978545" calcext:value-type="float">
            <text:p>26.6113408978545</text:p>
          </table:table-cell>
          <table:table-cell office:value-type="float" office:value="0.152822916092894" calcext:value-type="float">
            <text:p>0.152822916092894</text:p>
          </table:table-cell>
          <table:table-cell office:value-type="float" office:value="0.35573054940319" calcext:value-type="float">
            <text:p>0.35573054940319</text:p>
          </table:table-cell>
          <table:table-cell office:value-type="string" calcext:value-type="string">
            <text:p>https://twitter.com/MaskNFTT/status/1622568267045822465</text:p>
          </table:table-cell>
        </table:table-row>
        <table:table-row table:style-name="ro1">
          <table:table-cell office:value-type="string" calcext:value-type="string">
            <text:p>input/data_formal_20240530-1342/meme/cetxntv_20230307T112520/0.jpg</text:p>
          </table:table-cell>
          <table:table-cell office:value-type="string" calcext:value-type="string">
            <text:p>Pattern 7</text:p>
          </table:table-cell>
          <table:table-cell office:value-type="float" office:value="31.1762087082607" calcext:value-type="float">
            <text:p>31.1762087082607</text:p>
          </table:table-cell>
          <table:table-cell office:value-type="float" office:value="0.546337171135891" calcext:value-type="float">
            <text:p>0.546337171135891</text:p>
          </table:table-cell>
          <table:table-cell office:value-type="float" office:value="0.303264344153941" calcext:value-type="float">
            <text:p>0.303264344153941</text:p>
          </table:table-cell>
          <table:table-cell office:value-type="string" calcext:value-type="string">
            <text:p>https://twitter.com/cetxntv/status/1633066296341327873</text:p>
          </table:table-cell>
        </table:table-row>
        <table:table-row table:style-name="ro1">
          <table:table-cell office:value-type="string" calcext:value-type="string">
            <text:p>input/data_formal_20240530-1342/meme/CGasparino_20230206T122709/0.jpg</text:p>
          </table:table-cell>
          <table:table-cell office:value-type="string" calcext:value-type="string">
            <text:p>Pattern 1</text:p>
          </table:table-cell>
          <table:table-cell office:value-type="float" office:value="30.5439011872753" calcext:value-type="float">
            <text:p>30.5439011872753</text:p>
          </table:table-cell>
          <table:table-cell office:value-type="float" office:value="0.38436164828711" calcext:value-type="float">
            <text:p>0.38436164828711</text:p>
          </table:table-cell>
          <table:table-cell office:value-type="float" office:value="0.390381767174993" calcext:value-type="float">
            <text:p>0.390381767174993</text:p>
          </table:table-cell>
          <table:table-cell office:value-type="string" calcext:value-type="string">
            <text:p>https://twitter.com/LFDY88/status/1622572603826380800</text:p>
          </table:table-cell>
        </table:table-row>
        <table:table-row table:style-name="ro1">
          <table:table-cell office:value-type="string" calcext:value-type="string">
            <text:p>input/data_formal_20240530-1342/meme/CH_LA05_20230106T045440/0.jpg</text:p>
          </table:table-cell>
          <table:table-cell office:value-type="string" calcext:value-type="string">
            <text:p>Pattern 7</text:p>
          </table:table-cell>
          <table:table-cell office:value-type="float" office:value="30.8718812694992" calcext:value-type="float">
            <text:p>30.8718812694992</text:p>
          </table:table-cell>
          <table:table-cell office:value-type="float" office:value="0.336661278800254" calcext:value-type="float">
            <text:p>0.336661278800254</text:p>
          </table:table-cell>
          <table:table-cell office:value-type="float" office:value="0.313327857666526" calcext:value-type="float">
            <text:p>0.313327857666526</text:p>
          </table:table-cell>
          <table:table-cell office:value-type="string" calcext:value-type="string">
            <text:p>https://twitter.com/CH_LA05/status/1611224708023738370</text:p>
          </table:table-cell>
        </table:table-row>
        <table:table-row table:style-name="ro1">
          <table:table-cell office:value-type="string" calcext:value-type="string">
            <text:p>input/data_formal_20240530-1342/meme/chaincritical1_20230212T091655/0.jpg</text:p>
          </table:table-cell>
          <table:table-cell office:value-type="string" calcext:value-type="string">
            <text:p>Pattern 2</text:p>
          </table:table-cell>
          <table:table-cell office:value-type="float" office:value="29.6531887362804" calcext:value-type="float">
            <text:p>29.6531887362804</text:p>
          </table:table-cell>
          <table:table-cell office:value-type="float" office:value="0.277449658008224" calcext:value-type="float">
            <text:p>0.277449658008224</text:p>
          </table:table-cell>
          <table:table-cell office:value-type="float" office:value="0.703238301560777" calcext:value-type="float">
            <text:p>0.703238301560777</text:p>
          </table:table-cell>
          <table:table-cell office:value-type="string" calcext:value-type="string">
            <text:p>https://twitter.com/chaincritical1/status/1624763107695382535</text:p>
          </table:table-cell>
        </table:table-row>
        <table:table-row table:style-name="ro1">
          <table:table-cell office:value-type="string" calcext:value-type="string">
            <text:p>input/data_formal_20240530-1342/meme/ChainsAtlas_20230218T043000/0.jpg</text:p>
          </table:table-cell>
          <table:table-cell office:value-type="string" calcext:value-type="string">
            <text:p>Pattern 2</text:p>
          </table:table-cell>
          <table:table-cell office:value-type="float" office:value="25.7930599961505" calcext:value-type="float">
            <text:p>25.7930599961505</text:p>
          </table:table-cell>
          <table:table-cell office:value-type="float" office:value="0.209670332991801" calcext:value-type="float">
            <text:p>0.209670332991801</text:p>
          </table:table-cell>
          <table:table-cell office:value-type="float" office:value="0.781411424637398" calcext:value-type="float">
            <text:p>0.781411424637398</text:p>
          </table:table-cell>
          <table:table-cell office:value-type="string" calcext:value-type="string">
            <text:p>https://twitter.com/LewisEdee/status/1633035457499115520</text:p>
          </table:table-cell>
        </table:table-row>
        <table:table-row table:style-name="ro1">
          <table:table-cell office:value-type="string" calcext:value-type="string">
            <text:p>input/data_formal_20240530-1342/meme/ChainsAtlas_20230301T103000/0.jpg</text:p>
          </table:table-cell>
          <table:table-cell office:value-type="string" calcext:value-type="string">
            <text:p>Pattern 8</text:p>
          </table:table-cell>
          <table:table-cell office:value-type="float" office:value="25.9475650211357" calcext:value-type="float">
            <text:p>25.9475650211357</text:p>
          </table:table-cell>
          <table:table-cell office:value-type="float" office:value="0.840057729185657" calcext:value-type="float">
            <text:p>0.840057729185657</text:p>
          </table:table-cell>
          <table:table-cell office:value-type="float" office:value="0.373380243512788" calcext:value-type="float">
            <text:p>0.373380243512788</text:p>
          </table:table-cell>
          <table:table-cell office:value-type="string" calcext:value-type="string">
            <text:p>https://twitter.com/LewisEdee/status/1633034697138921472</text:p>
          </table:table-cell>
        </table:table-row>
        <table:table-row table:style-name="ro1">
          <table:table-cell office:value-type="string" calcext:value-type="string">
            <text:p>input/data_formal_20240530-1342/meme/challe_jack_20221228T052920/0.jpg</text:p>
          </table:table-cell>
          <table:table-cell office:value-type="string" calcext:value-type="string">
            <text:p>Pattern 2</text:p>
          </table:table-cell>
          <table:table-cell office:value-type="float" office:value="33.3918933255173" calcext:value-type="float">
            <text:p>33.3918933255173</text:p>
          </table:table-cell>
          <table:table-cell office:value-type="float" office:value="0.352133205169259" calcext:value-type="float">
            <text:p>0.352133205169259</text:p>
          </table:table-cell>
          <table:table-cell office:value-type="float" office:value="0.5985068458146" calcext:value-type="float">
            <text:p>0.5985068458146</text:p>
          </table:table-cell>
          <table:table-cell office:value-type="string" calcext:value-type="string">
            <text:p>https://twitter.com/challe_jack/status/1607971943965413376</text:p>
          </table:table-cell>
        </table:table-row>
        <table:table-row table:style-name="ro1">
          <table:table-cell office:value-type="string" calcext:value-type="string">
            <text:p>input/data_formal_20240530-1342/meme/Champ_Hunt_20230105T123000/0.jpg</text:p>
          </table:table-cell>
          <table:table-cell office:value-type="string" calcext:value-type="string">
            <text:p>Pattern 7</text:p>
          </table:table-cell>
          <table:table-cell office:value-type="float" office:value="27.551494053298" calcext:value-type="float">
            <text:p>27.551494053298</text:p>
          </table:table-cell>
          <table:table-cell office:value-type="float" office:value="0.418316235914394" calcext:value-type="float">
            <text:p>0.418316235914394</text:p>
          </table:table-cell>
          <table:table-cell office:value-type="float" office:value="0.373306022025873" calcext:value-type="float">
            <text:p>0.373306022025873</text:p>
          </table:table-cell>
          <table:table-cell office:value-type="string" calcext:value-type="string">
            <text:p>https://twitter.com/Champ_Hunt/status/1610976909516480513</text:p>
          </table:table-cell>
        </table:table-row>
        <table:table-row table:style-name="ro1">
          <table:table-cell office:value-type="string" calcext:value-type="string">
            <text:p>input/data_formal_20240530-1342/meme/chandu_editz143_20230104T160828/0.jpg</text:p>
          </table:table-cell>
          <table:table-cell office:value-type="string" calcext:value-type="string">
            <text:p>Pattern 6</text:p>
          </table:table-cell>
          <table:table-cell office:value-type="float" office:value="30.2863560756688" calcext:value-type="float">
            <text:p>30.2863560756688</text:p>
          </table:table-cell>
          <table:table-cell office:value-type="float" office:value="0.586307675098998" calcext:value-type="float">
            <text:p>0.586307675098998</text:p>
          </table:table-cell>
          <table:table-cell office:value-type="float" office:value="0.343340980733921" calcext:value-type="float">
            <text:p>0.343340980733921</text:p>
          </table:table-cell>
          <table:table-cell office:value-type="string" calcext:value-type="string">
            <text:p>https://twitter.com/chandu_editz143/status/1610669501405876225</text:p>
          </table:table-cell>
        </table:table-row>
        <table:table-row table:style-name="ro1">
          <table:table-cell office:value-type="string" calcext:value-type="string">
            <text:p>input/data_formal_20240530-1342/meme/Charon8055_20230106T055944/0.jpg</text:p>
          </table:table-cell>
          <table:table-cell office:value-type="string" calcext:value-type="string">
            <text:p>Pattern 8</text:p>
          </table:table-cell>
          <table:table-cell office:value-type="float" office:value="21.2232943708133" calcext:value-type="float">
            <text:p>21.2232943708133</text:p>
          </table:table-cell>
          <table:table-cell office:value-type="float" office:value="0.855124963253015" calcext:value-type="float">
            <text:p>0.855124963253015</text:p>
          </table:table-cell>
          <table:table-cell office:value-type="float" office:value="0.298230632183247" calcext:value-type="float">
            <text:p>0.298230632183247</text:p>
          </table:table-cell>
          <table:table-cell office:value-type="string" calcext:value-type="string">
            <text:p>https://twitter.com/Charon8055/status/1611241082158977025</text:p>
          </table:table-cell>
        </table:table-row>
        <table:table-row table:style-name="ro1">
          <table:table-cell office:value-type="string" calcext:value-type="string">
            <text:p>input/data_formal_20240530-1342/meme/CherylParonda_20230212T163026/0.jpg</text:p>
          </table:table-cell>
          <table:table-cell office:value-type="string" calcext:value-type="string">
            <text:p>Pattern 3</text:p>
          </table:table-cell>
          <table:table-cell office:value-type="float" office:value="23.1385751615488" calcext:value-type="float">
            <text:p>23.1385751615488</text:p>
          </table:table-cell>
          <table:table-cell office:value-type="float" office:value="0.295255659056627" calcext:value-type="float">
            <text:p>0.295255659056627</text:p>
          </table:table-cell>
          <table:table-cell office:value-type="float" office:value="0.910707825614266" calcext:value-type="float">
            <text:p>0.910707825614266</text:p>
          </table:table-cell>
          <table:table-cell office:value-type="string" calcext:value-type="string">
            <text:p>https://twitter.com/CherylParonda/status/1624808155971551232</text:p>
          </table:table-cell>
        </table:table-row>
        <table:table-row table:style-name="ro1">
          <table:table-cell office:value-type="string" calcext:value-type="string">
            <text:p>input/data_formal_20240530-1342/meme/chickens_now_20221228T000032/0.jpg</text:p>
          </table:table-cell>
          <table:table-cell office:value-type="string" calcext:value-type="string">
            <text:p>Pattern 7</text:p>
          </table:table-cell>
          <table:table-cell office:value-type="float" office:value="27.8244806569283" calcext:value-type="float">
            <text:p>27.8244806569283</text:p>
          </table:table-cell>
          <table:table-cell office:value-type="float" office:value="0.576792768477806" calcext:value-type="float">
            <text:p>0.576792768477806</text:p>
          </table:table-cell>
          <table:table-cell office:value-type="float" office:value="0.541957998978147" calcext:value-type="float">
            <text:p>0.541957998978147</text:p>
          </table:table-cell>
          <table:table-cell office:value-type="string" calcext:value-type="string">
            <text:p>https://twitter.com/chickens_now/status/1607889195967594499</text:p>
          </table:table-cell>
        </table:table-row>
        <table:table-row table:style-name="ro1">
          <table:table-cell office:value-type="string" calcext:value-type="string">
            <text:p>input/data_formal_20240530-1342/meme/chickens_now_20230112T000000/0.jpg</text:p>
          </table:table-cell>
          <table:table-cell office:value-type="string" calcext:value-type="string">
            <text:p>Pattern 3</text:p>
          </table:table-cell>
          <table:table-cell office:value-type="float" office:value="28.6331540913887" calcext:value-type="float">
            <text:p>28.6331540913887</text:p>
          </table:table-cell>
          <table:table-cell office:value-type="float" office:value="0.219302436210098" calcext:value-type="float">
            <text:p>0.219302436210098</text:p>
          </table:table-cell>
          <table:table-cell office:value-type="float" office:value="0.615636514511877" calcext:value-type="float">
            <text:p>0.615636514511877</text:p>
          </table:table-cell>
          <table:table-cell office:value-type="string" calcext:value-type="string">
            <text:p>https://twitter.com/chickens_now/status/1613324880161787907</text:p>
          </table:table-cell>
        </table:table-row>
        <table:table-row table:style-name="ro1">
          <table:table-cell office:value-type="string" calcext:value-type="string">
            <text:p>input/data_formal_20240530-1342/meme/chickens_now_20230202T000002/0.jpg</text:p>
          </table:table-cell>
          <table:table-cell office:value-type="string" calcext:value-type="string">
            <text:p>Pattern 8</text:p>
          </table:table-cell>
          <table:table-cell office:value-type="float" office:value="22.2850245781419" calcext:value-type="float">
            <text:p>22.2850245781419</text:p>
          </table:table-cell>
          <table:table-cell office:value-type="float" office:value="0.899627218764992" calcext:value-type="float">
            <text:p>0.899627218764992</text:p>
          </table:table-cell>
          <table:table-cell office:value-type="float" office:value="0.402709431015777" calcext:value-type="float">
            <text:p>0.402709431015777</text:p>
          </table:table-cell>
          <table:table-cell office:value-type="string" calcext:value-type="string">
            <text:p>https://twitter.com/chickens_now/status/1620935033468104704</text:p>
          </table:table-cell>
        </table:table-row>
        <table:table-row table:style-name="ro1">
          <table:table-cell office:value-type="string" calcext:value-type="string">
            <text:p>input/data_formal_20240530-1342/meme/chickens_now_20230316T000000/0.jpg</text:p>
          </table:table-cell>
          <table:table-cell office:value-type="string" calcext:value-type="string">
            <text:p>Pattern 8</text:p>
          </table:table-cell>
          <table:table-cell office:value-type="float" office:value="29.4236021246898" calcext:value-type="float">
            <text:p>29.4236021246898</text:p>
          </table:table-cell>
          <table:table-cell office:value-type="float" office:value="0.664846774116503" calcext:value-type="float">
            <text:p>0.664846774116503</text:p>
          </table:table-cell>
          <table:table-cell office:value-type="float" office:value="0.470003599920459" calcext:value-type="float">
            <text:p>0.470003599920459</text:p>
          </table:table-cell>
          <table:table-cell office:value-type="string" calcext:value-type="string">
            <text:p>https://twitter.com/chickens_now/status/1636155315816112128</text:p>
          </table:table-cell>
        </table:table-row>
        <table:table-row table:style-name="ro1">
          <table:table-cell office:value-type="string" calcext:value-type="string">
            <text:p>input/data_formal_20240530-1342/meme/Chicknfeetstore_20230206T120001/0.jpg</text:p>
          </table:table-cell>
          <table:table-cell office:value-type="string" calcext:value-type="string">
            <text:p>Pattern 7</text:p>
          </table:table-cell>
          <table:table-cell office:value-type="float" office:value="31.7292751639774" calcext:value-type="float">
            <text:p>31.7292751639774</text:p>
          </table:table-cell>
          <table:table-cell office:value-type="float" office:value="0.227663334100103" calcext:value-type="float">
            <text:p>0.227663334100103</text:p>
          </table:table-cell>
          <table:table-cell office:value-type="float" office:value="0.513030017981584" calcext:value-type="float">
            <text:p>0.513030017981584</text:p>
          </table:table-cell>
          <table:table-cell office:value-type="string" calcext:value-type="string">
            <text:p>https://twitter.com/Chicknfeetstore/status/1622565778141679616</text:p>
          </table:table-cell>
        </table:table-row>
        <table:table-row table:style-name="ro1">
          <table:table-cell office:value-type="string" calcext:value-type="string">
            <text:p>input/data_formal_20240530-1342/meme/chiefbowls123_20230103T070224/0.jpg</text:p>
          </table:table-cell>
          <table:table-cell office:value-type="string" calcext:value-type="string">
            <text:p>Pattern 1</text:p>
          </table:table-cell>
          <table:table-cell office:value-type="float" office:value="35.194385037344" calcext:value-type="float">
            <text:p>35.194385037344</text:p>
          </table:table-cell>
          <table:table-cell office:value-type="float" office:value="0.240461167381318" calcext:value-type="float">
            <text:p>0.240461167381318</text:p>
          </table:table-cell>
          <table:table-cell office:value-type="float" office:value="0.351920117800701" calcext:value-type="float">
            <text:p>0.351920117800701</text:p>
          </table:table-cell>
          <table:table-cell office:value-type="string" calcext:value-type="string">
            <text:p>https://twitter.com/Leno_teca/status/1610236353471733760</text:p>
          </table:table-cell>
        </table:table-row>
        <table:table-row table:style-name="ro1">
          <table:table-cell office:value-type="string" calcext:value-type="string">
            <text:p>input/data_formal_20240530-1342/meme/chiefbowls123_20230103T151652/0.jpg</text:p>
          </table:table-cell>
          <table:table-cell office:value-type="string" calcext:value-type="string">
            <text:p>Pattern 1</text:p>
          </table:table-cell>
          <table:table-cell office:value-type="float" office:value="29.0836058016057" calcext:value-type="float">
            <text:p>29.0836058016057</text:p>
          </table:table-cell>
          <table:table-cell office:value-type="float" office:value="0.311910394479397" calcext:value-type="float">
            <text:p>0.311910394479397</text:p>
          </table:table-cell>
          <table:table-cell office:value-type="float" office:value="0.329971323604842" calcext:value-type="float">
            <text:p>0.329971323604842</text:p>
          </table:table-cell>
          <table:table-cell office:value-type="string" calcext:value-type="string">
            <text:p>https://twitter.com/NightMare108801/status/1610332721074536452</text:p>
          </table:table-cell>
        </table:table-row>
        <table:table-row table:style-name="ro1">
          <table:table-cell office:value-type="string" calcext:value-type="string">
            <text:p>input/data_formal_20240530-1342/meme/chiefbowls123_20230105T042652/0.jpg</text:p>
          </table:table-cell>
          <table:table-cell office:value-type="string" calcext:value-type="string">
            <text:p>Pattern 1</text:p>
          </table:table-cell>
          <table:table-cell office:value-type="float" office:value="34.0747067422055" calcext:value-type="float">
            <text:p>34.0747067422055</text:p>
          </table:table-cell>
          <table:table-cell office:value-type="float" office:value="0.175300819169954" calcext:value-type="float">
            <text:p>0.175300819169954</text:p>
          </table:table-cell>
          <table:table-cell office:value-type="float" office:value="0.429330319400225" calcext:value-type="float">
            <text:p>0.429330319400225</text:p>
          </table:table-cell>
          <table:table-cell office:value-type="string" calcext:value-type="string">
            <text:p>https://twitter.com/NightMare108801/status/1610904128351248384</text:p>
          </table:table-cell>
        </table:table-row>
        <table:table-row table:style-name="ro1">
          <table:table-cell office:value-type="string" calcext:value-type="string">
            <text:p>input/data_formal_20240530-1342/meme/ChihuahuaCBsc_20230126T114630/0.jpg</text:p>
          </table:table-cell>
          <table:table-cell office:value-type="string" calcext:value-type="string">
            <text:p>Pattern 1</text:p>
          </table:table-cell>
          <table:table-cell office:value-type="float" office:value="32.4937136348754" calcext:value-type="float">
            <text:p>32.4937136348754</text:p>
          </table:table-cell>
          <table:table-cell office:value-type="float" office:value="0.302921696344072" calcext:value-type="float">
            <text:p>0.302921696344072</text:p>
          </table:table-cell>
          <table:table-cell office:value-type="float" office:value="0.320311112696984" calcext:value-type="float">
            <text:p>0.320311112696984</text:p>
          </table:table-cell>
          <table:table-cell office:value-type="string" calcext:value-type="string">
            <text:p>https://twitter.com/ChihuahuaCBsc/status/1618576108345233414</text:p>
          </table:table-cell>
        </table:table-row>
        <table:table-row table:style-name="ro1">
          <table:table-cell office:value-type="string" calcext:value-type="string">
            <text:p>input/data_formal_20240530-1342/meme/Chilllltrades_20221228T034133/0.jpg</text:p>
          </table:table-cell>
          <table:table-cell office:value-type="string" calcext:value-type="string">
            <text:p>Pattern 2</text:p>
          </table:table-cell>
          <table:table-cell office:value-type="float" office:value="29.3431763822806" calcext:value-type="float">
            <text:p>29.3431763822806</text:p>
          </table:table-cell>
          <table:table-cell office:value-type="float" office:value="0.153524132605981" calcext:value-type="float">
            <text:p>0.153524132605981</text:p>
          </table:table-cell>
          <table:table-cell office:value-type="float" office:value="0.51082161140686" calcext:value-type="float">
            <text:p>0.51082161140686</text:p>
          </table:table-cell>
          <table:table-cell office:value-type="string" calcext:value-type="string">
            <text:p>https://twitter.com/AceOfWeb3/status/1607956232408530944</text:p>
          </table:table-cell>
        </table:table-row>
        <table:table-row table:style-name="ro1">
          <table:table-cell office:value-type="string" calcext:value-type="string">
            <text:p>input/data_formal_20240530-1342/meme/Chilllltrades_20221228T040150/0.jpg</text:p>
          </table:table-cell>
          <table:table-cell office:value-type="string" calcext:value-type="string">
            <text:p>Pattern 5</text:p>
          </table:table-cell>
          <table:table-cell office:value-type="float" office:value="26.8360860358592" calcext:value-type="float">
            <text:p>26.8360860358592</text:p>
          </table:table-cell>
          <table:table-cell office:value-type="float" office:value="0.0956830756892133" calcext:value-type="float">
            <text:p>0.0956830756892133</text:p>
          </table:table-cell>
          <table:table-cell office:value-type="float" office:value="0.245961706529158" calcext:value-type="float">
            <text:p>0.245961706529158</text:p>
          </table:table-cell>
          <table:table-cell office:value-type="string" calcext:value-type="string">
            <text:p>https://twitter.com/Beckzilla87/status/1607958834018152449</text:p>
          </table:table-cell>
        </table:table-row>
        <table:table-row table:style-name="ro1">
          <table:table-cell office:value-type="string" calcext:value-type="string">
            <text:p>input/data_formal_20240530-1342/meme/ChipDrewry_20221228T033611/0.jpg</text:p>
          </table:table-cell>
          <table:table-cell office:value-type="string" calcext:value-type="string">
            <text:p>Pattern 7</text:p>
          </table:table-cell>
          <table:table-cell office:value-type="float" office:value="29.8345906725273" calcext:value-type="float">
            <text:p>29.8345906725273</text:p>
          </table:table-cell>
          <table:table-cell office:value-type="float" office:value="0.302430832410266" calcext:value-type="float">
            <text:p>0.302430832410266</text:p>
          </table:table-cell>
          <table:table-cell office:value-type="float" office:value="0.326761355804388" calcext:value-type="float">
            <text:p>0.326761355804388</text:p>
          </table:table-cell>
          <table:table-cell office:value-type="string" calcext:value-type="string">
            <text:p>https://twitter.com/ChipDrewry/status/1607943465748533249</text:p>
          </table:table-cell>
        </table:table-row>
        <table:table-row table:style-name="ro1">
          <table:table-cell office:value-type="string" calcext:value-type="string">
            <text:p>input/data_formal_20240530-1342/meme/chuckinroast_20230201T230718/0.jpg</text:p>
          </table:table-cell>
          <table:table-cell office:value-type="string" calcext:value-type="string">
            <text:p>Pattern 1</text:p>
          </table:table-cell>
          <table:table-cell office:value-type="float" office:value="33.4392223393849" calcext:value-type="float">
            <text:p>33.4392223393849</text:p>
          </table:table-cell>
          <table:table-cell office:value-type="float" office:value="0.210759728378376" calcext:value-type="float">
            <text:p>0.210759728378376</text:p>
          </table:table-cell>
          <table:table-cell office:value-type="float" office:value="0.587984046448367" calcext:value-type="float">
            <text:p>0.587984046448367</text:p>
          </table:table-cell>
          <table:table-cell office:value-type="string" calcext:value-type="string">
            <text:p>https://twitter.com/chuckinroast/status/1620921763160027136</text:p>
          </table:table-cell>
        </table:table-row>
        <table:table-row table:style-name="ro1">
          <table:table-cell office:value-type="string" calcext:value-type="string">
            <text:p>input/data_formal_20240530-1342/meme/ChuckleFrenzy_20221227T233050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ChuckleFrenzy/status/1607881723961917440</text:p>
          </table:table-cell>
        </table:table-row>
        <table:table-row table:style-name="ro1">
          <table:table-cell office:value-type="string" calcext:value-type="string">
            <text:p>input/data_formal_20240530-1342/meme/ChuckleFrenzy_20221227T235222/0.jpg</text:p>
          </table:table-cell>
          <table:table-cell office:value-type="string" calcext:value-type="string">
            <text:p>Pattern 2</text:p>
          </table:table-cell>
          <table:table-cell office:value-type="float" office:value="29.4346170082844" calcext:value-type="float">
            <text:p>29.4346170082844</text:p>
          </table:table-cell>
          <table:table-cell office:value-type="float" office:value="0.23128215518552" calcext:value-type="float">
            <text:p>0.23128215518552</text:p>
          </table:table-cell>
          <table:table-cell office:value-type="float" office:value="0.559919343099815" calcext:value-type="float">
            <text:p>0.559919343099815</text:p>
          </table:table-cell>
          <table:table-cell office:value-type="string" calcext:value-type="string">
            <text:p>https://twitter.com/ChuckleFrenzy/status/1607887143774322695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03015/0.jpg</text:p>
          </table:table-cell>
          <table:table-cell office:value-type="string" calcext:value-type="string">
            <text:p>Pattern 6</text:p>
          </table:table-cell>
          <table:table-cell office:value-type="float" office:value="23.0853000382062" calcext:value-type="float">
            <text:p>23.0853000382062</text:p>
          </table:table-cell>
          <table:table-cell office:value-type="float" office:value="0.749513122615964" calcext:value-type="float">
            <text:p>0.749513122615964</text:p>
          </table:table-cell>
          <table:table-cell office:value-type="float" office:value="0.388213510079781" calcext:value-type="float">
            <text:p>0.388213510079781</text:p>
          </table:table-cell>
          <table:table-cell office:value-type="string" calcext:value-type="string">
            <text:p>https://twitter.com/ChuckleFrenzy/status/1607896677163089921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12233/0.jpg</text:p>
          </table:table-cell>
          <table:table-cell office:value-type="string" calcext:value-type="string">
            <text:p>Pattern 2</text:p>
          </table:table-cell>
          <table:table-cell office:value-type="float" office:value="30.252840492694" calcext:value-type="float">
            <text:p>30.252840492694</text:p>
          </table:table-cell>
          <table:table-cell office:value-type="float" office:value="0.193207006633344" calcext:value-type="float">
            <text:p>0.193207006633344</text:p>
          </table:table-cell>
          <table:table-cell office:value-type="float" office:value="0.521765236899645" calcext:value-type="float">
            <text:p>0.521765236899645</text:p>
          </table:table-cell>
          <table:table-cell office:value-type="string" calcext:value-type="string">
            <text:p>https://twitter.com/ChuckleFrenzy/status/1607909835764383749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14750/0.jpg</text:p>
          </table:table-cell>
          <table:table-cell office:value-type="string" calcext:value-type="string">
            <text:p>Pattern 1</text:p>
          </table:table-cell>
          <table:table-cell office:value-type="float" office:value="29.6047630835947" calcext:value-type="float">
            <text:p>29.6047630835947</text:p>
          </table:table-cell>
          <table:table-cell office:value-type="float" office:value="0.291191821029992" calcext:value-type="float">
            <text:p>0.291191821029992</text:p>
          </table:table-cell>
          <table:table-cell office:value-type="float" office:value="0.379922911384207" calcext:value-type="float">
            <text:p>0.379922911384207</text:p>
          </table:table-cell>
          <table:table-cell office:value-type="string" calcext:value-type="string">
            <text:p>https://twitter.com/ChuckleFrenzy/status/1607916200058658817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21536/0.jpg</text:p>
          </table:table-cell>
          <table:table-cell office:value-type="string" calcext:value-type="string">
            <text:p>Pattern 8</text:p>
          </table:table-cell>
          <table:table-cell office:value-type="float" office:value="22.3452576786314" calcext:value-type="float">
            <text:p>22.3452576786314</text:p>
          </table:table-cell>
          <table:table-cell office:value-type="float" office:value="0.752517286618807" calcext:value-type="float">
            <text:p>0.752517286618807</text:p>
          </table:table-cell>
          <table:table-cell office:value-type="float" office:value="0.524016718012251" calcext:value-type="float">
            <text:p>0.524016718012251</text:p>
          </table:table-cell>
          <table:table-cell office:value-type="string" calcext:value-type="string">
            <text:p>https://twitter.com/ChuckleFrenzy/status/1607923186615607296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24014/0.jpg</text:p>
          </table:table-cell>
          <table:table-cell office:value-type="string" calcext:value-type="string">
            <text:p>Pattern 8</text:p>
          </table:table-cell>
          <table:table-cell office:value-type="float" office:value="21.0083448957739" calcext:value-type="float">
            <text:p>21.0083448957739</text:p>
          </table:table-cell>
          <table:table-cell office:value-type="float" office:value="0.87403050968717" calcext:value-type="float">
            <text:p>0.87403050968717</text:p>
          </table:table-cell>
          <table:table-cell office:value-type="float" office:value="0.438158418568174" calcext:value-type="float">
            <text:p>0.438158418568174</text:p>
          </table:table-cell>
          <table:table-cell office:value-type="string" calcext:value-type="string">
            <text:p>https://twitter.com/ChuckleFrenzy/status/1607929387357192201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1008/0.jpg</text:p>
          </table:table-cell>
          <table:table-cell office:value-type="string" calcext:value-type="string">
            <text:p>Pattern 7</text:p>
          </table:table-cell>
          <table:table-cell office:value-type="float" office:value="31.3243533950555" calcext:value-type="float">
            <text:p>31.3243533950555</text:p>
          </table:table-cell>
          <table:table-cell office:value-type="float" office:value="0.494762336946175" calcext:value-type="float">
            <text:p>0.494762336946175</text:p>
          </table:table-cell>
          <table:table-cell office:value-type="float" office:value="0.32008435565415" calcext:value-type="float">
            <text:p>0.32008435565415</text:p>
          </table:table-cell>
          <table:table-cell office:value-type="string" calcext:value-type="string">
            <text:p>https://twitter.com/ChuckleFrenzy/status/1607936913683382273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1225/0.jpg</text:p>
          </table:table-cell>
          <table:table-cell office:value-type="string" calcext:value-type="string">
            <text:p>Pattern 1</text:p>
          </table:table-cell>
          <table:table-cell office:value-type="float" office:value="29.9136274384127" calcext:value-type="float">
            <text:p>29.9136274384127</text:p>
          </table:table-cell>
          <table:table-cell office:value-type="float" office:value="0.291918439089" calcext:value-type="float">
            <text:p>0.291918439089</text:p>
          </table:table-cell>
          <table:table-cell office:value-type="float" office:value="0.361825266867233" calcext:value-type="float">
            <text:p>0.361825266867233</text:p>
          </table:table-cell>
          <table:table-cell office:value-type="string" calcext:value-type="string">
            <text:p>https://twitter.com/ChuckleFrenzy/status/1607937486503792648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3704/0.jpg</text:p>
          </table:table-cell>
          <table:table-cell office:value-type="string" calcext:value-type="string">
            <text:p>Pattern 2</text:p>
          </table:table-cell>
          <table:table-cell office:value-type="float" office:value="28.0818892208694" calcext:value-type="float">
            <text:p>28.0818892208694</text:p>
          </table:table-cell>
          <table:table-cell office:value-type="float" office:value="0.287137131072527" calcext:value-type="float">
            <text:p>0.287137131072527</text:p>
          </table:table-cell>
          <table:table-cell office:value-type="float" office:value="0.69536596037763" calcext:value-type="float">
            <text:p>0.69536596037763</text:p>
          </table:table-cell>
          <table:table-cell office:value-type="string" calcext:value-type="string">
            <text:p>https://twitter.com/ChuckleFrenzy/status/160794368997586534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236/0.jpg</text:p>
          </table:table-cell>
          <table:table-cell office:value-type="string" calcext:value-type="string">
            <text:p>Pattern 5</text:p>
          </table:table-cell>
          <table:table-cell office:value-type="float" office:value="25.7456648905816" calcext:value-type="float">
            <text:p>25.7456648905816</text:p>
          </table:table-cell>
          <table:table-cell office:value-type="float" office:value="0.227523504368297" calcext:value-type="float">
            <text:p>0.227523504368297</text:p>
          </table:table-cell>
          <table:table-cell office:value-type="float" office:value="0.280163355323898" calcext:value-type="float">
            <text:p>0.280163355323898</text:p>
          </table:table-cell>
          <table:table-cell office:value-type="string" calcext:value-type="string">
            <text:p>https://twitter.com/ChuckleFrenzy/status/160795766410913382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4/0.jpg</text:p>
          </table:table-cell>
          <table:table-cell office:value-type="string" calcext:value-type="string">
            <text:p>Pattern 8</text:p>
          </table:table-cell>
          <table:table-cell office:value-type="float" office:value="21.4788021231218" calcext:value-type="float">
            <text:p>21.4788021231218</text:p>
          </table:table-cell>
          <table:table-cell office:value-type="float" office:value="0.910956219724864" calcext:value-type="float">
            <text:p>0.910956219724864</text:p>
          </table:table-cell>
          <table:table-cell office:value-type="float" office:value="0.328939011971467" calcext:value-type="float">
            <text:p>0.328939011971467</text:p>
          </table:table-cell>
          <table:table-cell office:value-type="string" calcext:value-type="string">
            <text:p>https://twitter.com/ChuckleFrenzy/status/1607958495017451520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5/0.jpg</text:p>
          </table:table-cell>
          <table:table-cell office:value-type="string" calcext:value-type="string">
            <text:p>Pattern 8</text:p>
          </table:table-cell>
          <table:table-cell office:value-type="float" office:value="23.0444497669178" calcext:value-type="float">
            <text:p>23.0444497669178</text:p>
          </table:table-cell>
          <table:table-cell office:value-type="float" office:value="0.863173197068931" calcext:value-type="float">
            <text:p>0.863173197068931</text:p>
          </table:table-cell>
          <table:table-cell office:value-type="float" office:value="0.36351163224936" calcext:value-type="float">
            <text:p>0.36351163224936</text:p>
          </table:table-cell>
          <table:table-cell office:value-type="string" calcext:value-type="string">
            <text:p>https://twitter.com/ChuckleFrenzy/status/160795850075944550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6/0.jpg</text:p>
          </table:table-cell>
          <table:table-cell office:value-type="string" calcext:value-type="string">
            <text:p>Pattern 7</text:p>
          </table:table-cell>
          <table:table-cell office:value-type="float" office:value="30.3654857744111" calcext:value-type="float">
            <text:p>30.3654857744111</text:p>
          </table:table-cell>
          <table:table-cell office:value-type="float" office:value="0.48930344432885" calcext:value-type="float">
            <text:p>0.48930344432885</text:p>
          </table:table-cell>
          <table:table-cell office:value-type="float" office:value="0.62576754091489" calcext:value-type="float">
            <text:p>0.62576754091489</text:p>
          </table:table-cell>
          <table:table-cell office:value-type="string" calcext:value-type="string">
            <text:p>https://twitter.com/ChuckleFrenzy/status/1607958505700397059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50551/0.jpg</text:p>
          </table:table-cell>
          <table:table-cell office:value-type="string" calcext:value-type="string">
            <text:p>Pattern 3</text:p>
          </table:table-cell>
          <table:table-cell office:value-type="float" office:value="22.9859006747514" calcext:value-type="float">
            <text:p>22.9859006747514</text:p>
          </table:table-cell>
          <table:table-cell office:value-type="float" office:value="0.311494856881467" calcext:value-type="float">
            <text:p>0.311494856881467</text:p>
          </table:table-cell>
          <table:table-cell office:value-type="float" office:value="0.836235951932134" calcext:value-type="float">
            <text:p>0.836235951932134</text:p>
          </table:table-cell>
          <table:table-cell office:value-type="string" calcext:value-type="string">
            <text:p>https://twitter.com/ChuckleFrenzy/status/1607966032592879616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53227/0.jpg</text:p>
          </table:table-cell>
          <table:table-cell office:value-type="string" calcext:value-type="string">
            <text:p>Pattern 3</text:p>
          </table:table-cell>
          <table:table-cell office:value-type="float" office:value="25.8451254994431" calcext:value-type="float">
            <text:p>25.8451254994431</text:p>
          </table:table-cell>
          <table:table-cell office:value-type="float" office:value="0.345641960262709" calcext:value-type="float">
            <text:p>0.345641960262709</text:p>
          </table:table-cell>
          <table:table-cell office:value-type="float" office:value="0.588604596999669" calcext:value-type="float">
            <text:p>0.588604596999669</text:p>
          </table:table-cell>
          <table:table-cell office:value-type="string" calcext:value-type="string">
            <text:p>https://twitter.com/ChuckleFrenzy/status/1607972725292781568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60244/0.jpg</text:p>
          </table:table-cell>
          <table:table-cell office:value-type="string" calcext:value-type="string">
            <text:p>Pattern 7</text:p>
          </table:table-cell>
          <table:table-cell office:value-type="float" office:value="25.4932588632676" calcext:value-type="float">
            <text:p>25.4932588632676</text:p>
          </table:table-cell>
          <table:table-cell office:value-type="float" office:value="0.636292255906878" calcext:value-type="float">
            <text:p>0.636292255906878</text:p>
          </table:table-cell>
          <table:table-cell office:value-type="float" office:value="0.470939196893062" calcext:value-type="float">
            <text:p>0.470939196893062</text:p>
          </table:table-cell>
          <table:table-cell office:value-type="string" calcext:value-type="string">
            <text:p>https://twitter.com/ChuckleFrenzy/status/1607980346523394049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02056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ChuckleFrenzy/status/1610944427362586624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1733/0.jpg</text:p>
          </table:table-cell>
          <table:table-cell office:value-type="string" calcext:value-type="string">
            <text:p>Pattern 2</text:p>
          </table:table-cell>
          <table:table-cell office:value-type="float" office:value="31.8858482996324" calcext:value-type="float">
            <text:p>31.8858482996324</text:p>
          </table:table-cell>
          <table:table-cell office:value-type="float" office:value="0.314033836314658" calcext:value-type="float">
            <text:p>0.314033836314658</text:p>
          </table:table-cell>
          <table:table-cell office:value-type="float" office:value="0.558514028982619" calcext:value-type="float">
            <text:p>0.558514028982619</text:p>
          </table:table-cell>
          <table:table-cell office:value-type="string" calcext:value-type="string">
            <text:p>https://twitter.com/ChuckleFrenzy/status/1610958677099290624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4534/0.jpg</text:p>
          </table:table-cell>
          <table:table-cell office:value-type="string" calcext:value-type="string">
            <text:p>Pattern 7</text:p>
          </table:table-cell>
          <table:table-cell office:value-type="float" office:value="25.2184842282154" calcext:value-type="float">
            <text:p>25.2184842282154</text:p>
          </table:table-cell>
          <table:table-cell office:value-type="float" office:value="0.433116997798229" calcext:value-type="float">
            <text:p>0.433116997798229</text:p>
          </table:table-cell>
          <table:table-cell office:value-type="float" office:value="0.520505251638893" calcext:value-type="float">
            <text:p>0.520505251638893</text:p>
          </table:table-cell>
          <table:table-cell office:value-type="string" calcext:value-type="string">
            <text:p>https://twitter.com/ChuckleFrenzy/status/1610965726898036739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4535/0.jpg</text:p>
          </table:table-cell>
          <table:table-cell office:value-type="string" calcext:value-type="string">
            <text:p>Pattern 7</text:p>
          </table:table-cell>
          <table:table-cell office:value-type="float" office:value="25.3562182712652" calcext:value-type="float">
            <text:p>25.3562182712652</text:p>
          </table:table-cell>
          <table:table-cell office:value-type="float" office:value="0.412955592656792" calcext:value-type="float">
            <text:p>0.412955592656792</text:p>
          </table:table-cell>
          <table:table-cell office:value-type="float" office:value="0.688418079124656" calcext:value-type="float">
            <text:p>0.688418079124656</text:p>
          </table:table-cell>
          <table:table-cell office:value-type="string" calcext:value-type="string">
            <text:p>https://twitter.com/ChuckleFrenzy/status/1610965732027760640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1437/0.jpg</text:p>
          </table:table-cell>
          <table:table-cell office:value-type="string" calcext:value-type="string">
            <text:p>Pattern 5</text:p>
          </table:table-cell>
          <table:table-cell office:value-type="float" office:value="24.2198631820321" calcext:value-type="float">
            <text:p>24.2198631820321</text:p>
          </table:table-cell>
          <table:table-cell office:value-type="float" office:value="0.186527341683096" calcext:value-type="float">
            <text:p>0.186527341683096</text:p>
          </table:table-cell>
          <table:table-cell office:value-type="float" office:value="0.347186446264995" calcext:value-type="float">
            <text:p>0.347186446264995</text:p>
          </table:table-cell>
          <table:table-cell office:value-type="string" calcext:value-type="string">
            <text:p>https://twitter.com/ChuckleFrenzy/status/1610973039927123971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3733/0.jpg</text:p>
          </table:table-cell>
          <table:table-cell office:value-type="string" calcext:value-type="string">
            <text:p>Pattern 5</text:p>
          </table:table-cell>
          <table:table-cell office:value-type="float" office:value="15.4689416907963" calcext:value-type="float">
            <text:p>15.4689416907963</text:p>
          </table:table-cell>
          <table:table-cell office:value-type="float" office:value="0.190248662694447" calcext:value-type="float">
            <text:p>0.190248662694447</text:p>
          </table:table-cell>
          <table:table-cell office:value-type="float" office:value="0.263899279619541" calcext:value-type="float">
            <text:p>0.263899279619541</text:p>
          </table:table-cell>
          <table:table-cell office:value-type="string" calcext:value-type="string">
            <text:p>https://twitter.com/ChuckleFrenzy/status/1610978811641839616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36/0.jpg</text:p>
          </table:table-cell>
          <table:table-cell office:value-type="string" calcext:value-type="string">
            <text:p>Pattern 2</text:p>
          </table:table-cell>
          <table:table-cell office:value-type="float" office:value="25.8144650029289" calcext:value-type="float">
            <text:p>25.8144650029289</text:p>
          </table:table-cell>
          <table:table-cell office:value-type="float" office:value="0.151143056442311" calcext:value-type="float">
            <text:p>0.151143056442311</text:p>
          </table:table-cell>
          <table:table-cell office:value-type="float" office:value="0.72702928839315" calcext:value-type="float">
            <text:p>0.72702928839315</text:p>
          </table:table-cell>
          <table:table-cell office:value-type="string" calcext:value-type="string">
            <text:p>https://twitter.com/ChuckleFrenzy/status/1610979578830266368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48/0.jpg</text:p>
          </table:table-cell>
          <table:table-cell office:value-type="string" calcext:value-type="string">
            <text:p>Pattern 5</text:p>
          </table:table-cell>
          <table:table-cell office:value-type="float" office:value="15.4689416907963" calcext:value-type="float">
            <text:p>15.4689416907963</text:p>
          </table:table-cell>
          <table:table-cell office:value-type="float" office:value="0.190248662694447" calcext:value-type="float">
            <text:p>0.190248662694447</text:p>
          </table:table-cell>
          <table:table-cell office:value-type="float" office:value="0.263899279619541" calcext:value-type="float">
            <text:p>0.263899279619541</text:p>
          </table:table-cell>
          <table:table-cell office:value-type="string" calcext:value-type="string">
            <text:p>https://twitter.com/ChuckleFrenzy/status/1610979629094916098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51/0.jpg</text:p>
          </table:table-cell>
          <table:table-cell office:value-type="string" calcext:value-type="string">
            <text:p>Pattern 1</text:p>
          </table:table-cell>
          <table:table-cell office:value-type="float" office:value="26.2490605465646" calcext:value-type="float">
            <text:p>26.2490605465646</text:p>
          </table:table-cell>
          <table:table-cell office:value-type="float" office:value="0.520384121771286" calcext:value-type="float">
            <text:p>0.520384121771286</text:p>
          </table:table-cell>
          <table:table-cell office:value-type="float" office:value="0.380922241517884" calcext:value-type="float">
            <text:p>0.380922241517884</text:p>
          </table:table-cell>
          <table:table-cell office:value-type="string" calcext:value-type="string">
            <text:p>https://twitter.com/ChuckleFrenzy/status/1610979639354183680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45546/0.jpg</text:p>
          </table:table-cell>
          <table:table-cell office:value-type="string" calcext:value-type="string">
            <text:p>Pattern 1</text:p>
          </table:table-cell>
          <table:table-cell office:value-type="float" office:value="28.3209191386988" calcext:value-type="float">
            <text:p>28.3209191386988</text:p>
          </table:table-cell>
          <table:table-cell office:value-type="float" office:value="0.273104698184882" calcext:value-type="float">
            <text:p>0.273104698184882</text:p>
          </table:table-cell>
          <table:table-cell office:value-type="float" office:value="0.315783120239723" calcext:value-type="float">
            <text:p>0.315783120239723</text:p>
          </table:table-cell>
          <table:table-cell office:value-type="string" calcext:value-type="string">
            <text:p>https://twitter.com/ChuckleFrenzy/status/1611224987557298176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52137/0.jpg</text:p>
          </table:table-cell>
          <table:table-cell office:value-type="string" calcext:value-type="string">
            <text:p>Pattern 6</text:p>
          </table:table-cell>
          <table:table-cell office:value-type="float" office:value="23.6686312630535" calcext:value-type="float">
            <text:p>23.6686312630535</text:p>
          </table:table-cell>
          <table:table-cell office:value-type="float" office:value="0.826321949558129" calcext:value-type="float">
            <text:p>0.826321949558129</text:p>
          </table:table-cell>
          <table:table-cell office:value-type="float" office:value="0.42529847503965" calcext:value-type="float">
            <text:p>0.42529847503965</text:p>
          </table:table-cell>
          <table:table-cell office:value-type="string" calcext:value-type="string">
            <text:p>https://twitter.com/ChuckleFrenzy/status/1611231492847321090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1615/0.jpg</text:p>
          </table:table-cell>
          <table:table-cell office:value-type="string" calcext:value-type="string">
            <text:p>Pattern 8</text:p>
          </table:table-cell>
          <table:table-cell office:value-type="float" office:value="22.9473125768505" calcext:value-type="float">
            <text:p>22.9473125768505</text:p>
          </table:table-cell>
          <table:table-cell office:value-type="float" office:value="0.838115334004119" calcext:value-type="float">
            <text:p>0.838115334004119</text:p>
          </table:table-cell>
          <table:table-cell office:value-type="float" office:value="0.336928153716005" calcext:value-type="float">
            <text:p>0.336928153716005</text:p>
          </table:table-cell>
          <table:table-cell office:value-type="string" calcext:value-type="string">
            <text:p>https://twitter.com/ChuckleFrenzy/status/1611260340938891264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4216/0.jpg</text:p>
          </table:table-cell>
          <table:table-cell office:value-type="string" calcext:value-type="string">
            <text:p>Pattern 6</text:p>
          </table:table-cell>
          <table:table-cell office:value-type="float" office:value="25.3363634301402" calcext:value-type="float">
            <text:p>25.3363634301402</text:p>
          </table:table-cell>
          <table:table-cell office:value-type="float" office:value="0.783532680817892" calcext:value-type="float">
            <text:p>0.783532680817892</text:p>
          </table:table-cell>
          <table:table-cell office:value-type="float" office:value="0.275548546603476" calcext:value-type="float">
            <text:p>0.275548546603476</text:p>
          </table:table-cell>
          <table:table-cell office:value-type="string" calcext:value-type="string">
            <text:p>https://twitter.com/ChuckleFrenzy/status/1611266888973139968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4525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ChuckleFrenzy/status/1611267679901335553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81005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ChuckleFrenzy/status/1611273886313611264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21123/0.jpg</text:p>
          </table:table-cell>
          <table:table-cell office:value-type="string" calcext:value-type="string">
            <text:p>Pattern 3</text:p>
          </table:table-cell>
          <table:table-cell office:value-type="float" office:value="30.6459340025577" calcext:value-type="float">
            <text:p>30.6459340025577</text:p>
          </table:table-cell>
          <table:table-cell office:value-type="float" office:value="0.487168835326918" calcext:value-type="float">
            <text:p>0.487168835326918</text:p>
          </table:table-cell>
          <table:table-cell office:value-type="float" office:value="0.558370700799351" calcext:value-type="float">
            <text:p>0.558370700799351</text:p>
          </table:table-cell>
          <table:table-cell office:value-type="string" calcext:value-type="string">
            <text:p>https://twitter.com/ChuckleFrenzy/status/1613297547841310726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23814/0.jpg</text:p>
          </table:table-cell>
          <table:table-cell office:value-type="string" calcext:value-type="string">
            <text:p>Pattern 1</text:p>
          </table:table-cell>
          <table:table-cell office:value-type="float" office:value="31.3528650816046" calcext:value-type="float">
            <text:p>31.3528650816046</text:p>
          </table:table-cell>
          <table:table-cell office:value-type="float" office:value="0.265145584300906" calcext:value-type="float">
            <text:p>0.265145584300906</text:p>
          </table:table-cell>
          <table:table-cell office:value-type="float" office:value="0.366317433670598" calcext:value-type="float">
            <text:p>0.366317433670598</text:p>
          </table:table-cell>
          <table:table-cell office:value-type="string" calcext:value-type="string">
            <text:p>https://twitter.com/ChuckleFrenzy/status/1613304304001077248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30538/0.jpg</text:p>
          </table:table-cell>
          <table:table-cell office:value-type="string" calcext:value-type="string">
            <text:p>Pattern 2</text:p>
          </table:table-cell>
          <table:table-cell office:value-type="float" office:value="29.0348763199094" calcext:value-type="float">
            <text:p>29.0348763199094</text:p>
          </table:table-cell>
          <table:table-cell office:value-type="float" office:value="0.246008432310543" calcext:value-type="float">
            <text:p>0.246008432310543</text:p>
          </table:table-cell>
          <table:table-cell office:value-type="float" office:value="0.488223428137921" calcext:value-type="float">
            <text:p>0.488223428137921</text:p>
          </table:table-cell>
          <table:table-cell office:value-type="string" calcext:value-type="string">
            <text:p>https://twitter.com/ChuckleFrenzy/status/1613311197905838082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33626/0.jpg</text:p>
          </table:table-cell>
          <table:table-cell office:value-type="string" calcext:value-type="string">
            <text:p>Pattern 8</text:p>
          </table:table-cell>
          <table:table-cell office:value-type="float" office:value="24.6260325002025" calcext:value-type="float">
            <text:p>24.6260325002025</text:p>
          </table:table-cell>
          <table:table-cell office:value-type="float" office:value="0.773018317984249" calcext:value-type="float">
            <text:p>0.773018317984249</text:p>
          </table:table-cell>
          <table:table-cell office:value-type="float" office:value="0.392120679982035" calcext:value-type="float">
            <text:p>0.392120679982035</text:p>
          </table:table-cell>
          <table:table-cell office:value-type="string" calcext:value-type="string">
            <text:p>https://twitter.com/ChuckleFrenzy/status/1613318949227188224</text:p>
          </table:table-cell>
        </table:table-row>
        <table:table-row table:style-name="ro1">
          <table:table-cell office:value-type="string" calcext:value-type="string">
            <text:p>input/data_formal_20240530-1342/meme/ChuckleFrenzy_20230112T000104/0.jpg</text:p>
          </table:table-cell>
          <table:table-cell office:value-type="string" calcext:value-type="string">
            <text:p>Pattern 2</text:p>
          </table:table-cell>
          <table:table-cell office:value-type="float" office:value="31.2016448340139" calcext:value-type="float">
            <text:p>31.2016448340139</text:p>
          </table:table-cell>
          <table:table-cell office:value-type="float" office:value="0.163303326280503" calcext:value-type="float">
            <text:p>0.163303326280503</text:p>
          </table:table-cell>
          <table:table-cell office:value-type="float" office:value="0.57511979369833" calcext:value-type="float">
            <text:p>0.57511979369833</text:p>
          </table:table-cell>
          <table:table-cell office:value-type="string" calcext:value-type="string">
            <text:p>https://twitter.com/ChuckleFrenzy/status/1613325150044278787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1717/0.jpg</text:p>
          </table:table-cell>
          <table:table-cell office:value-type="string" calcext:value-type="string">
            <text:p>Pattern 1</text:p>
          </table:table-cell>
          <table:table-cell office:value-type="float" office:value="31.9536568323257" calcext:value-type="float">
            <text:p>31.9536568323257</text:p>
          </table:table-cell>
          <table:table-cell office:value-type="float" office:value="0.272588077585328" calcext:value-type="float">
            <text:p>0.272588077585328</text:p>
          </table:table-cell>
          <table:table-cell office:value-type="float" office:value="0.281448827576592" calcext:value-type="float">
            <text:p>0.281448827576592</text:p>
          </table:table-cell>
          <table:table-cell office:value-type="string" calcext:value-type="string">
            <text:p>https://twitter.com/ChuckleFrenzy/status/1620909178855297025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2015/0.jpg</text:p>
          </table:table-cell>
          <table:table-cell office:value-type="string" calcext:value-type="string">
            <text:p>Pattern 7</text:p>
          </table:table-cell>
          <table:table-cell office:value-type="float" office:value="26.3228186111736" calcext:value-type="float">
            <text:p>26.3228186111736</text:p>
          </table:table-cell>
          <table:table-cell office:value-type="float" office:value="0.482331646245995" calcext:value-type="float">
            <text:p>0.482331646245995</text:p>
          </table:table-cell>
          <table:table-cell office:value-type="float" office:value="0.515710695280236" calcext:value-type="float">
            <text:p>0.515710695280236</text:p>
          </table:table-cell>
          <table:table-cell office:value-type="string" calcext:value-type="string">
            <text:p>https://twitter.com/ChuckleFrenzy/status/1620909922346045440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2017/0.jpg</text:p>
          </table:table-cell>
          <table:table-cell office:value-type="string" calcext:value-type="string">
            <text:p>Pattern 1</text:p>
          </table:table-cell>
          <table:table-cell office:value-type="float" office:value="31.7458546530477" calcext:value-type="float">
            <text:p>31.7458546530477</text:p>
          </table:table-cell>
          <table:table-cell office:value-type="float" office:value="0.235231964268108" calcext:value-type="float">
            <text:p>0.235231964268108</text:p>
          </table:table-cell>
          <table:table-cell office:value-type="float" office:value="0.262155568425553" calcext:value-type="float">
            <text:p>0.262155568425553</text:p>
          </table:table-cell>
          <table:table-cell office:value-type="string" calcext:value-type="string">
            <text:p>https://twitter.com/ChuckleFrenzy/status/1620909930776494081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5/0.jpg</text:p>
          </table:table-cell>
          <table:table-cell office:value-type="string" calcext:value-type="string">
            <text:p>Pattern 7</text:p>
          </table:table-cell>
          <table:table-cell office:value-type="float" office:value="25.0462674268042" calcext:value-type="float">
            <text:p>25.0462674268042</text:p>
          </table:table-cell>
          <table:table-cell office:value-type="float" office:value="0.429220188772123" calcext:value-type="float">
            <text:p>0.429220188772123</text:p>
          </table:table-cell>
          <table:table-cell office:value-type="float" office:value="0.508515762582892" calcext:value-type="float">
            <text:p>0.508515762582892</text:p>
          </table:table-cell>
          <table:table-cell office:value-type="string" calcext:value-type="string">
            <text:p>https://twitter.com/ChuckleFrenzy/status/1620917138151165953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7/0.jpg</text:p>
          </table:table-cell>
          <table:table-cell office:value-type="string" calcext:value-type="string">
            <text:p>Pattern 2</text:p>
          </table:table-cell>
          <table:table-cell office:value-type="float" office:value="29.0933229189467" calcext:value-type="float">
            <text:p>29.0933229189467</text:p>
          </table:table-cell>
          <table:table-cell office:value-type="float" office:value="0.0781812706722129" calcext:value-type="float">
            <text:p>0.0781812706722129</text:p>
          </table:table-cell>
          <table:table-cell office:value-type="float" office:value="0.80728144174929" calcext:value-type="float">
            <text:p>0.80728144174929</text:p>
          </table:table-cell>
          <table:table-cell office:value-type="string" calcext:value-type="string">
            <text:p>https://twitter.com/ChuckleFrenzy/status/1620917147399557129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8/0.jpg</text:p>
          </table:table-cell>
          <table:table-cell office:value-type="string" calcext:value-type="string">
            <text:p>Pattern 7</text:p>
          </table:table-cell>
          <table:table-cell office:value-type="float" office:value="27.5688497952964" calcext:value-type="float">
            <text:p>27.5688497952964</text:p>
          </table:table-cell>
          <table:table-cell office:value-type="float" office:value="0.691419233537887" calcext:value-type="float">
            <text:p>0.691419233537887</text:p>
          </table:table-cell>
          <table:table-cell office:value-type="float" office:value="0.424152221580372" calcext:value-type="float">
            <text:p>0.424152221580372</text:p>
          </table:table-cell>
          <table:table-cell office:value-type="string" calcext:value-type="string">
            <text:p>https://twitter.com/ChuckleFrenzy/status/1620917152344690694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5132/0.jpg</text:p>
          </table:table-cell>
          <table:table-cell office:value-type="string" calcext:value-type="string">
            <text:p>Pattern 7</text:p>
          </table:table-cell>
          <table:table-cell office:value-type="float" office:value="25.6560053539869" calcext:value-type="float">
            <text:p>25.6560053539869</text:p>
          </table:table-cell>
          <table:table-cell office:value-type="float" office:value="0.475907807837452" calcext:value-type="float">
            <text:p>0.475907807837452</text:p>
          </table:table-cell>
          <table:table-cell office:value-type="float" office:value="0.488853089774446" calcext:value-type="float">
            <text:p>0.488853089774446</text:p>
          </table:table-cell>
          <table:table-cell office:value-type="string" calcext:value-type="string">
            <text:p>https://twitter.com/ChuckleFrenzy/status/1620917796807872513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34221/0.jpg</text:p>
          </table:table-cell>
          <table:table-cell office:value-type="string" calcext:value-type="string">
            <text:p>Pattern 2</text:p>
          </table:table-cell>
          <table:table-cell office:value-type="float" office:value="33.2103344449288" calcext:value-type="float">
            <text:p>33.2103344449288</text:p>
          </table:table-cell>
          <table:table-cell office:value-type="float" office:value="0.170199194511329" calcext:value-type="float">
            <text:p>0.170199194511329</text:p>
          </table:table-cell>
          <table:table-cell office:value-type="float" office:value="0.590450281269495" calcext:value-type="float">
            <text:p>0.590450281269495</text:p>
          </table:table-cell>
          <table:table-cell office:value-type="string" calcext:value-type="string">
            <text:p>https://twitter.com/ChuckleFrenzy/status/1620930583906877443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03744/0.jpg</text:p>
          </table:table-cell>
          <table:table-cell office:value-type="string" calcext:value-type="string">
            <text:p>Pattern 5</text:p>
          </table:table-cell>
          <table:table-cell office:value-type="float" office:value="21.2717360251318" calcext:value-type="float">
            <text:p>21.2717360251318</text:p>
          </table:table-cell>
          <table:table-cell office:value-type="float" office:value="0.0446788232613424" calcext:value-type="float">
            <text:p>0.0446788232613424</text:p>
          </table:table-cell>
          <table:table-cell office:value-type="float" office:value="0.221286626750619" calcext:value-type="float">
            <text:p>0.221286626750619</text:p>
          </table:table-cell>
          <table:table-cell office:value-type="string" calcext:value-type="string">
            <text:p>https://twitter.com/ChuckleFrenzy/status/162094452234254745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04137/0.jpg</text:p>
          </table:table-cell>
          <table:table-cell office:value-type="string" calcext:value-type="string">
            <text:p>Pattern 1</text:p>
          </table:table-cell>
          <table:table-cell office:value-type="float" office:value="32.267632233737" calcext:value-type="float">
            <text:p>32.267632233737</text:p>
          </table:table-cell>
          <table:table-cell office:value-type="float" office:value="0.32326575124838" calcext:value-type="float">
            <text:p>0.32326575124838</text:p>
          </table:table-cell>
          <table:table-cell office:value-type="float" office:value="0.314033380755217" calcext:value-type="float">
            <text:p>0.314033380755217</text:p>
          </table:table-cell>
          <table:table-cell office:value-type="string" calcext:value-type="string">
            <text:p>https://twitter.com/ChuckleFrenzy/status/1620945498000465920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10548/0.jpg</text:p>
          </table:table-cell>
          <table:table-cell office:value-type="string" calcext:value-type="string">
            <text:p>Pattern 2</text:p>
          </table:table-cell>
          <table:table-cell office:value-type="float" office:value="26.0789971218762" calcext:value-type="float">
            <text:p>26.0789971218762</text:p>
          </table:table-cell>
          <table:table-cell office:value-type="float" office:value="0.443542681829745" calcext:value-type="float">
            <text:p>0.443542681829745</text:p>
          </table:table-cell>
          <table:table-cell office:value-type="float" office:value="0.925502458284519" calcext:value-type="float">
            <text:p>0.925502458284519</text:p>
          </table:table-cell>
          <table:table-cell office:value-type="string" calcext:value-type="string">
            <text:p>https://twitter.com/ChuckleFrenzy/status/162095158549594521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13349/0.jpg</text:p>
          </table:table-cell>
          <table:table-cell office:value-type="string" calcext:value-type="string">
            <text:p>Pattern 1</text:p>
          </table:table-cell>
          <table:table-cell office:value-type="float" office:value="33.066750496185" calcext:value-type="float">
            <text:p>33.066750496185</text:p>
          </table:table-cell>
          <table:table-cell office:value-type="float" office:value="0.228870028847946" calcext:value-type="float">
            <text:p>0.228870028847946</text:p>
          </table:table-cell>
          <table:table-cell office:value-type="float" office:value="0.260457167287937" calcext:value-type="float">
            <text:p>0.260457167287937</text:p>
          </table:table-cell>
          <table:table-cell office:value-type="string" calcext:value-type="string">
            <text:p>https://twitter.com/ChuckleFrenzy/status/16209586357937807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20115/0.jpg</text:p>
          </table:table-cell>
          <table:table-cell office:value-type="string" calcext:value-type="string">
            <text:p>Pattern 6</text:p>
          </table:table-cell>
          <table:table-cell office:value-type="float" office:value="23.8781616417406" calcext:value-type="float">
            <text:p>23.8781616417406</text:p>
          </table:table-cell>
          <table:table-cell office:value-type="float" office:value="0.66055816550111" calcext:value-type="float">
            <text:p>0.66055816550111</text:p>
          </table:table-cell>
          <table:table-cell office:value-type="float" office:value="0.719925476364916" calcext:value-type="float">
            <text:p>0.719925476364916</text:p>
          </table:table-cell>
          <table:table-cell office:value-type="string" calcext:value-type="string">
            <text:p>https://twitter.com/ChuckleFrenzy/status/1620965538905079809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2747/0.jpg</text:p>
          </table:table-cell>
          <table:table-cell office:value-type="string" calcext:value-type="string">
            <text:p>Pattern 1</text:p>
          </table:table-cell>
          <table:table-cell office:value-type="float" office:value="32.1987538747804" calcext:value-type="float">
            <text:p>32.1987538747804</text:p>
          </table:table-cell>
          <table:table-cell office:value-type="float" office:value="0.44802948122487" calcext:value-type="float">
            <text:p>0.44802948122487</text:p>
          </table:table-cell>
          <table:table-cell office:value-type="float" office:value="0.383186054082194" calcext:value-type="float">
            <text:p>0.383186054082194</text:p>
          </table:table-cell>
          <table:table-cell office:value-type="string" calcext:value-type="string">
            <text:p>https://twitter.com/ChuckleFrenzy/status/1620987315773493248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5109/0.jpg</text:p>
          </table:table-cell>
          <table:table-cell office:value-type="string" calcext:value-type="string">
            <text:p>Pattern 7</text:p>
          </table:table-cell>
          <table:table-cell office:value-type="float" office:value="25.1750858346641" calcext:value-type="float">
            <text:p>25.1750858346641</text:p>
          </table:table-cell>
          <table:table-cell office:value-type="float" office:value="0.47527871944319" calcext:value-type="float">
            <text:p>0.47527871944319</text:p>
          </table:table-cell>
          <table:table-cell office:value-type="float" office:value="0.4807732644803" calcext:value-type="float">
            <text:p>0.4807732644803</text:p>
          </table:table-cell>
          <table:table-cell office:value-type="string" calcext:value-type="string">
            <text:p>https://twitter.com/ChuckleFrenzy/status/1620993199194914820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5112/0.jpg</text:p>
          </table:table-cell>
          <table:table-cell office:value-type="string" calcext:value-type="string">
            <text:p>Pattern 2</text:p>
          </table:table-cell>
          <table:table-cell office:value-type="float" office:value="28.2644137713531" calcext:value-type="float">
            <text:p>28.2644137713531</text:p>
          </table:table-cell>
          <table:table-cell office:value-type="float" office:value="0.272680872585416" calcext:value-type="float">
            <text:p>0.272680872585416</text:p>
          </table:table-cell>
          <table:table-cell office:value-type="float" office:value="0.81047552133248" calcext:value-type="float">
            <text:p>0.81047552133248</text:p>
          </table:table-cell>
          <table:table-cell office:value-type="string" calcext:value-type="string">
            <text:p>https://twitter.com/ChuckleFrenzy/status/1620993208296538112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2247/0.jpg</text:p>
          </table:table-cell>
          <table:table-cell office:value-type="string" calcext:value-type="string">
            <text:p>Pattern 5</text:p>
          </table:table-cell>
          <table:table-cell office:value-type="float" office:value="26.0803454981798" calcext:value-type="float">
            <text:p>26.0803454981798</text:p>
          </table:table-cell>
          <table:table-cell office:value-type="float" office:value="0.173774762722758" calcext:value-type="float">
            <text:p>0.173774762722758</text:p>
          </table:table-cell>
          <table:table-cell office:value-type="float" office:value="0.356061999221294" calcext:value-type="float">
            <text:p>0.356061999221294</text:p>
          </table:table-cell>
          <table:table-cell office:value-type="string" calcext:value-type="string">
            <text:p>https://twitter.com/ChuckleFrenzy/status/162100115757635993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4746/0.jpg</text:p>
          </table:table-cell>
          <table:table-cell office:value-type="string" calcext:value-type="string">
            <text:p>Pattern 2</text:p>
          </table:table-cell>
          <table:table-cell office:value-type="float" office:value="31.0680369579081" calcext:value-type="float">
            <text:p>31.0680369579081</text:p>
          </table:table-cell>
          <table:table-cell office:value-type="float" office:value="0.152291846251046" calcext:value-type="float">
            <text:p>0.152291846251046</text:p>
          </table:table-cell>
          <table:table-cell office:value-type="float" office:value="0.514146035506678" calcext:value-type="float">
            <text:p>0.514146035506678</text:p>
          </table:table-cell>
          <table:table-cell office:value-type="string" calcext:value-type="string">
            <text:p>https://twitter.com/ChuckleFrenzy/status/1621007445723156481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5111/0.jpg</text:p>
          </table:table-cell>
          <table:table-cell office:value-type="string" calcext:value-type="string">
            <text:p>Pattern 7</text:p>
          </table:table-cell>
          <table:table-cell office:value-type="float" office:value="30.2836121813996" calcext:value-type="float">
            <text:p>30.2836121813996</text:p>
          </table:table-cell>
          <table:table-cell office:value-type="float" office:value="0.514330122128492" calcext:value-type="float">
            <text:p>0.514330122128492</text:p>
          </table:table-cell>
          <table:table-cell office:value-type="float" office:value="0.571277052889176" calcext:value-type="float">
            <text:p>0.571277052889176</text:p>
          </table:table-cell>
          <table:table-cell office:value-type="string" calcext:value-type="string">
            <text:p>https://twitter.com/ChuckleFrenzy/status/1621008305001734144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52219/0.jpg</text:p>
          </table:table-cell>
          <table:table-cell office:value-type="string" calcext:value-type="string">
            <text:p>Pattern 2</text:p>
          </table:table-cell>
          <table:table-cell office:value-type="float" office:value="28.7697582151807" calcext:value-type="float">
            <text:p>28.7697582151807</text:p>
          </table:table-cell>
          <table:table-cell office:value-type="float" office:value="0.374047782801321" calcext:value-type="float">
            <text:p>0.374047782801321</text:p>
          </table:table-cell>
          <table:table-cell office:value-type="float" office:value="0.614686621401659" calcext:value-type="float">
            <text:p>0.614686621401659</text:p>
          </table:table-cell>
          <table:table-cell office:value-type="string" calcext:value-type="string">
            <text:p>https://twitter.com/ChuckleFrenzy/status/1621016140448161793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54651/0.jpg</text:p>
          </table:table-cell>
          <table:table-cell office:value-type="string" calcext:value-type="string">
            <text:p>Pattern 1</text:p>
          </table:table-cell>
          <table:table-cell office:value-type="float" office:value="31.3474666989952" calcext:value-type="float">
            <text:p>31.3474666989952</text:p>
          </table:table-cell>
          <table:table-cell office:value-type="float" office:value="0.316135976782752" calcext:value-type="float">
            <text:p>0.316135976782752</text:p>
          </table:table-cell>
          <table:table-cell office:value-type="float" office:value="0.30766614384227" calcext:value-type="float">
            <text:p>0.30766614384227</text:p>
          </table:table-cell>
          <table:table-cell office:value-type="string" calcext:value-type="string">
            <text:p>https://twitter.com/ChuckleFrenzy/status/162102231575968972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03224/0.jpg</text:p>
          </table:table-cell>
          <table:table-cell office:value-type="string" calcext:value-type="string">
            <text:p>Pattern 5</text:p>
          </table:table-cell>
          <table:table-cell office:value-type="float" office:value="26.8018345156855" calcext:value-type="float">
            <text:p>26.8018345156855</text:p>
          </table:table-cell>
          <table:table-cell office:value-type="float" office:value="0.129772643100063" calcext:value-type="float">
            <text:p>0.129772643100063</text:p>
          </table:table-cell>
          <table:table-cell office:value-type="float" office:value="0.261023170521669" calcext:value-type="float">
            <text:p>0.261023170521669</text:p>
          </table:table-cell>
          <table:table-cell office:value-type="string" calcext:value-type="string">
            <text:p>https://twitter.com/ChuckleFrenzy/status/1622543726739341312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03548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ChuckleFrenzy/status/16225445806032486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0149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ChuckleFrenzy/status/162255112974052556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0326/0.jpg</text:p>
          </table:table-cell>
          <table:table-cell office:value-type="string" calcext:value-type="string">
            <text:p>Pattern 2</text:p>
          </table:table-cell>
          <table:table-cell office:value-type="float" office:value="27.0995314677694" calcext:value-type="float">
            <text:p>27.0995314677694</text:p>
          </table:table-cell>
          <table:table-cell office:value-type="float" office:value="0.304308400918388" calcext:value-type="float">
            <text:p>0.304308400918388</text:p>
          </table:table-cell>
          <table:table-cell office:value-type="float" office:value="0.619044145337094" calcext:value-type="float">
            <text:p>0.619044145337094</text:p>
          </table:table-cell>
          <table:table-cell office:value-type="string" calcext:value-type="string">
            <text:p>https://twitter.com/ChuckleFrenzy/status/162255153573647974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3756/0.jpg</text:p>
          </table:table-cell>
          <table:table-cell office:value-type="string" calcext:value-type="string">
            <text:p>Pattern 1</text:p>
          </table:table-cell>
          <table:table-cell office:value-type="float" office:value="24.3839782248815" calcext:value-type="float">
            <text:p>24.3839782248815</text:p>
          </table:table-cell>
          <table:table-cell office:value-type="float" office:value="0.264458634601519" calcext:value-type="float">
            <text:p>0.264458634601519</text:p>
          </table:table-cell>
          <table:table-cell office:value-type="float" office:value="0.367882993230879" calcext:value-type="float">
            <text:p>0.367882993230879</text:p>
          </table:table-cell>
          <table:table-cell office:value-type="string" calcext:value-type="string">
            <text:p>https://twitter.com/ChuckleFrenzy/status/1622560217081823233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5556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ChuckleFrenzy/status/1622564747613798400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25135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ChuckleFrenzy/status/162257875487370035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2309/0.jpg</text:p>
          </table:table-cell>
          <table:table-cell office:value-type="string" calcext:value-type="string">
            <text:p>Pattern 2</text:p>
          </table:table-cell>
          <table:table-cell office:value-type="float" office:value="34.5106755868177" calcext:value-type="float">
            <text:p>34.5106755868177</text:p>
          </table:table-cell>
          <table:table-cell office:value-type="float" office:value="0.215623334679092" calcext:value-type="float">
            <text:p>0.215623334679092</text:p>
          </table:table-cell>
          <table:table-cell office:value-type="float" office:value="0.441175652965884" calcext:value-type="float">
            <text:p>0.441175652965884</text:p>
          </table:table-cell>
          <table:table-cell office:value-type="string" calcext:value-type="string">
            <text:p>https://twitter.com/ChuckleFrenzy/status/1622586698654707713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2311/0.jpg</text:p>
          </table:table-cell>
          <table:table-cell office:value-type="string" calcext:value-type="string">
            <text:p>Pattern 2</text:p>
          </table:table-cell>
          <table:table-cell office:value-type="float" office:value="28.0921396776961" calcext:value-type="float">
            <text:p>28.0921396776961</text:p>
          </table:table-cell>
          <table:table-cell office:value-type="float" office:value="0.323918772689671" calcext:value-type="float">
            <text:p>0.323918772689671</text:p>
          </table:table-cell>
          <table:table-cell office:value-type="float" office:value="0.726742073100798" calcext:value-type="float">
            <text:p>0.726742073100798</text:p>
          </table:table-cell>
          <table:table-cell office:value-type="string" calcext:value-type="string">
            <text:p>https://twitter.com/ChuckleFrenzy/status/162258670641836032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5043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ChuckleFrenzy/status/1622593634649485314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5045/0.jpg</text:p>
          </table:table-cell>
          <table:table-cell office:value-type="string" calcext:value-type="string">
            <text:p>Pattern 2</text:p>
          </table:table-cell>
          <table:table-cell office:value-type="float" office:value="27.6794432734575" calcext:value-type="float">
            <text:p>27.6794432734575</text:p>
          </table:table-cell>
          <table:table-cell office:value-type="float" office:value="0.152683338512344" calcext:value-type="float">
            <text:p>0.152683338512344</text:p>
          </table:table-cell>
          <table:table-cell office:value-type="float" office:value="0.694758372552391" calcext:value-type="float">
            <text:p>0.694758372552391</text:p>
          </table:table-cell>
          <table:table-cell office:value-type="string" calcext:value-type="string">
            <text:p>https://twitter.com/ChuckleFrenzy/status/1622593643327504384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2201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ChuckleFrenzy/status/1622601513326505985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2203/0.jpg</text:p>
          </table:table-cell>
          <table:table-cell office:value-type="string" calcext:value-type="string">
            <text:p>Pattern 1</text:p>
          </table:table-cell>
          <table:table-cell office:value-type="float" office:value="33.0648029861383" calcext:value-type="float">
            <text:p>33.0648029861383</text:p>
          </table:table-cell>
          <table:table-cell office:value-type="float" office:value="0.420204266327241" calcext:value-type="float">
            <text:p>0.420204266327241</text:p>
          </table:table-cell>
          <table:table-cell office:value-type="float" office:value="0.491467886319034" calcext:value-type="float">
            <text:p>0.491467886319034</text:p>
          </table:table-cell>
          <table:table-cell office:value-type="string" calcext:value-type="string">
            <text:p>https://twitter.com/ChuckleFrenzy/status/162260152160629964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4656/0.jpg</text:p>
          </table:table-cell>
          <table:table-cell office:value-type="string" calcext:value-type="string">
            <text:p>Pattern 6</text:p>
          </table:table-cell>
          <table:table-cell office:value-type="float" office:value="24.549333835103" calcext:value-type="float">
            <text:p>24.549333835103</text:p>
          </table:table-cell>
          <table:table-cell office:value-type="float" office:value="0.685218850985613" calcext:value-type="float">
            <text:p>0.685218850985613</text:p>
          </table:table-cell>
          <table:table-cell office:value-type="float" office:value="0.40465576255527" calcext:value-type="float">
            <text:p>0.40465576255527</text:p>
          </table:table-cell>
          <table:table-cell office:value-type="string" calcext:value-type="string">
            <text:p>https://twitter.com/ChuckleFrenzy/status/16226077814412902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1636/0.jpg</text:p>
          </table:table-cell>
          <table:table-cell office:value-type="string" calcext:value-type="string">
            <text:p>Pattern 5</text:p>
          </table:table-cell>
          <table:table-cell office:value-type="float" office:value="16.3764725270778" calcext:value-type="float">
            <text:p>16.3764725270778</text:p>
          </table:table-cell>
          <table:table-cell office:value-type="float" office:value="0.167827673586301" calcext:value-type="float">
            <text:p>0.167827673586301</text:p>
          </table:table-cell>
          <table:table-cell office:value-type="float" office:value="0.287971641120445" calcext:value-type="float">
            <text:p>0.287971641120445</text:p>
          </table:table-cell>
          <table:table-cell office:value-type="string" calcext:value-type="string">
            <text:p>https://twitter.com/ChuckleFrenzy/status/162261524789380710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1811/0.jpg</text:p>
          </table:table-cell>
          <table:table-cell office:value-type="string" calcext:value-type="string">
            <text:p>Pattern 1</text:p>
          </table:table-cell>
          <table:table-cell office:value-type="float" office:value="13.138412404988" calcext:value-type="float">
            <text:p>13.138412404988</text:p>
          </table:table-cell>
          <table:table-cell office:value-type="float" office:value="0.249413488291421" calcext:value-type="float">
            <text:p>0.249413488291421</text:p>
          </table:table-cell>
          <table:table-cell office:value-type="float" office:value="0.303919852097557" calcext:value-type="float">
            <text:p>0.303919852097557</text:p>
          </table:table-cell>
          <table:table-cell office:value-type="string" calcext:value-type="string">
            <text:p>https://twitter.com/ChuckleFrenzy/status/162261564537121996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4031/0.jpg</text:p>
          </table:table-cell>
          <table:table-cell office:value-type="string" calcext:value-type="string">
            <text:p>Pattern 2</text:p>
          </table:table-cell>
          <table:table-cell office:value-type="float" office:value="32.0562191781602" calcext:value-type="float">
            <text:p>32.0562191781602</text:p>
          </table:table-cell>
          <table:table-cell office:value-type="float" office:value="0.130494618884813" calcext:value-type="float">
            <text:p>0.130494618884813</text:p>
          </table:table-cell>
          <table:table-cell office:value-type="float" office:value="0.486503791739181" calcext:value-type="float">
            <text:p>0.486503791739181</text:p>
          </table:table-cell>
          <table:table-cell office:value-type="string" calcext:value-type="string">
            <text:p>https://twitter.com/ChuckleFrenzy/status/162262126675779174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2/0.jpg</text:p>
          </table:table-cell>
          <table:table-cell office:value-type="string" calcext:value-type="string">
            <text:p>Pattern 5</text:p>
          </table:table-cell>
          <table:table-cell office:value-type="float" office:value="28.1020469214156" calcext:value-type="float">
            <text:p>28.1020469214156</text:p>
          </table:table-cell>
          <table:table-cell office:value-type="float" office:value="0.135943034294346" calcext:value-type="float">
            <text:p>0.135943034294346</text:p>
          </table:table-cell>
          <table:table-cell office:value-type="float" office:value="0.338292139109168" calcext:value-type="float">
            <text:p>0.338292139109168</text:p>
          </table:table-cell>
          <table:table-cell office:value-type="string" calcext:value-type="string">
            <text:p>https://twitter.com/ChuckleFrenzy/status/162262928172452249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5/0.jpg</text:p>
          </table:table-cell>
          <table:table-cell office:value-type="string" calcext:value-type="string">
            <text:p>Pattern 8</text:p>
          </table:table-cell>
          <table:table-cell office:value-type="float" office:value="29.7690441844242" calcext:value-type="float">
            <text:p>29.7690441844242</text:p>
          </table:table-cell>
          <table:table-cell office:value-type="float" office:value="0.718805387480436" calcext:value-type="float">
            <text:p>0.718805387480436</text:p>
          </table:table-cell>
          <table:table-cell office:value-type="float" office:value="0.267950351491275" calcext:value-type="float">
            <text:p>0.267950351491275</text:p>
          </table:table-cell>
          <table:table-cell office:value-type="string" calcext:value-type="string">
            <text:p>https://twitter.com/ChuckleFrenzy/status/162262929642979737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7/0.jpg</text:p>
          </table:table-cell>
          <table:table-cell office:value-type="string" calcext:value-type="string">
            <text:p>Pattern 1</text:p>
          </table:table-cell>
          <table:table-cell office:value-type="float" office:value="26.7733061905985" calcext:value-type="float">
            <text:p>26.7733061905985</text:p>
          </table:table-cell>
          <table:table-cell office:value-type="float" office:value="0.194641442155048" calcext:value-type="float">
            <text:p>0.194641442155048</text:p>
          </table:table-cell>
          <table:table-cell office:value-type="float" office:value="0.415688417743112" calcext:value-type="float">
            <text:p>0.415688417743112</text:p>
          </table:table-cell>
          <table:table-cell office:value-type="string" calcext:value-type="string">
            <text:p>https://twitter.com/ChuckleFrenzy/status/162262930315331584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405/0.jpg</text:p>
          </table:table-cell>
          <table:table-cell office:value-type="string" calcext:value-type="string">
            <text:p>Pattern 6</text:p>
          </table:table-cell>
          <table:table-cell office:value-type="float" office:value="32.9024084956186" calcext:value-type="float">
            <text:p>32.9024084956186</text:p>
          </table:table-cell>
          <table:table-cell office:value-type="float" office:value="0.6982117879167" calcext:value-type="float">
            <text:p>0.6982117879167</text:p>
          </table:table-cell>
          <table:table-cell office:value-type="float" office:value="0.513582546027953" calcext:value-type="float">
            <text:p>0.513582546027953</text:p>
          </table:table-cell>
          <table:table-cell office:value-type="string" calcext:value-type="string">
            <text:p>https://twitter.com/ChuckleFrenzy/status/1622629712534142976</text:p>
          </table:table-cell>
        </table:table-row>
        <table:table-row table:style-name="ro1">
          <table:table-cell office:value-type="string" calcext:value-type="string">
            <text:p>input/data_formal_20240530-1342/meme/ChuckleFrenzy_20230212T133037/0.jpg</text:p>
          </table:table-cell>
          <table:table-cell office:value-type="string" calcext:value-type="string">
            <text:p>Pattern 2</text:p>
          </table:table-cell>
          <table:table-cell office:value-type="float" office:value="33.1761907532675" calcext:value-type="float">
            <text:p>33.1761907532675</text:p>
          </table:table-cell>
          <table:table-cell office:value-type="float" office:value="0.159593437551804" calcext:value-type="float">
            <text:p>0.159593437551804</text:p>
          </table:table-cell>
          <table:table-cell office:value-type="float" office:value="0.446000567499765" calcext:value-type="float">
            <text:p>0.446000567499765</text:p>
          </table:table-cell>
          <table:table-cell office:value-type="string" calcext:value-type="string">
            <text:p>https://twitter.com/ChuckleFrenzy/status/1624762903126585344</text:p>
          </table:table-cell>
        </table:table-row>
        <table:table-row table:style-name="ro1">
          <table:table-cell office:value-type="string" calcext:value-type="string">
            <text:p>input/data_formal_20240530-1342/meme/ChuckleFrenzy_20230226T063229/0.jpg</text:p>
          </table:table-cell>
          <table:table-cell office:value-type="string" calcext:value-type="string">
            <text:p>Pattern 7</text:p>
          </table:table-cell>
          <table:table-cell office:value-type="float" office:value="31.7200757743799" calcext:value-type="float">
            <text:p>31.7200757743799</text:p>
          </table:table-cell>
          <table:table-cell office:value-type="float" office:value="0.604921422338373" calcext:value-type="float">
            <text:p>0.604921422338373</text:p>
          </table:table-cell>
          <table:table-cell office:value-type="float" office:value="0.422313433265015" calcext:value-type="float">
            <text:p>0.422313433265015</text:p>
          </table:table-cell>
          <table:table-cell office:value-type="string" calcext:value-type="string">
            <text:p>https://twitter.com/ChuckleFrenzy/status/1629731105753505795</text:p>
          </table:table-cell>
        </table:table-row>
        <table:table-row table:style-name="ro1">
          <table:table-cell office:value-type="string" calcext:value-type="string">
            <text:p>input/data_formal_20240530-1342/meme/ChuckleFrenzy_20230307T091013/0.jpg</text:p>
          </table:table-cell>
          <table:table-cell office:value-type="string" calcext:value-type="string">
            <text:p>Pattern 2</text:p>
          </table:table-cell>
          <table:table-cell office:value-type="float" office:value="26.4375069976111" calcext:value-type="float">
            <text:p>26.4375069976111</text:p>
          </table:table-cell>
          <table:table-cell office:value-type="float" office:value="0.146905413866446" calcext:value-type="float">
            <text:p>0.146905413866446</text:p>
          </table:table-cell>
          <table:table-cell office:value-type="float" office:value="0.808561320572138" calcext:value-type="float">
            <text:p>0.808561320572138</text:p>
          </table:table-cell>
          <table:table-cell office:value-type="string" calcext:value-type="string">
            <text:p>https://twitter.com/ChuckleFrenzy/status/1633032294687490050</text:p>
          </table:table-cell>
        </table:table-row>
        <table:table-row table:style-name="ro1">
          <table:table-cell office:value-type="string" calcext:value-type="string">
            <text:p>input/data_formal_20240530-1342/meme/ChuckleFrenzy_20230315T203219/0.jpg</text:p>
          </table:table-cell>
          <table:table-cell office:value-type="string" calcext:value-type="string">
            <text:p>Pattern 5</text:p>
          </table:table-cell>
          <table:table-cell office:value-type="float" office:value="24.5237192282354" calcext:value-type="float">
            <text:p>24.5237192282354</text:p>
          </table:table-cell>
          <table:table-cell office:value-type="float" office:value="0.163727536139203" calcext:value-type="float">
            <text:p>0.163727536139203</text:p>
          </table:table-cell>
          <table:table-cell office:value-type="float" office:value="0.292350783745371" calcext:value-type="float">
            <text:p>0.292350783745371</text:p>
          </table:table-cell>
          <table:table-cell office:value-type="string" calcext:value-type="string">
            <text:p>https://twitter.com/ChuckleFrenzy/status/1636103050606567427</text:p>
          </table:table-cell>
        </table:table-row>
        <table:table-row table:style-name="ro1">
          <table:table-cell office:value-type="string" calcext:value-type="string">
            <text:p>input/data_formal_20240530-1342/meme/ChuckleFrenzy_20230316T020521/0.jpg</text:p>
          </table:table-cell>
          <table:table-cell office:value-type="string" calcext:value-type="string">
            <text:p>Pattern 7</text:p>
          </table:table-cell>
          <table:table-cell office:value-type="float" office:value="30.3608147340122" calcext:value-type="float">
            <text:p>30.3608147340122</text:p>
          </table:table-cell>
          <table:table-cell office:value-type="float" office:value="0.254163360433511" calcext:value-type="float">
            <text:p>0.254163360433511</text:p>
          </table:table-cell>
          <table:table-cell office:value-type="float" office:value="0.324374054748902" calcext:value-type="float">
            <text:p>0.324374054748902</text:p>
          </table:table-cell>
          <table:table-cell office:value-type="string" calcext:value-type="string">
            <text:p>https://twitter.com/ChuckleFrenzy/status/1636186863747694592</text:p>
          </table:table-cell>
        </table:table-row>
        <table:table-row table:style-name="ro1">
          <table:table-cell office:value-type="string" calcext:value-type="string">
            <text:p>input/data_formal_20240530-1342/meme/ChuckleFrenzy_20230316T020745/0.jpg</text:p>
          </table:table-cell>
          <table:table-cell office:value-type="string" calcext:value-type="string">
            <text:p>Pattern 7</text:p>
          </table:table-cell>
          <table:table-cell office:value-type="float" office:value="31.9957184551215" calcext:value-type="float">
            <text:p>31.9957184551215</text:p>
          </table:table-cell>
          <table:table-cell office:value-type="float" office:value="0.521246660183885" calcext:value-type="float">
            <text:p>0.521246660183885</text:p>
          </table:table-cell>
          <table:table-cell office:value-type="float" office:value="0.310828573598835" calcext:value-type="float">
            <text:p>0.310828573598835</text:p>
          </table:table-cell>
          <table:table-cell office:value-type="string" calcext:value-type="string">
            <text:p>https://twitter.com/ChuckleFrenzy/status/1636187465055719424</text:p>
          </table:table-cell>
        </table:table-row>
        <table:table-row table:style-name="ro1">
          <table:table-cell office:value-type="string" calcext:value-type="string">
            <text:p>input/data_formal_20240530-1342/meme/ChuckleFrenzy_20230322T220103/0.jpg</text:p>
          </table:table-cell>
          <table:table-cell office:value-type="string" calcext:value-type="string">
            <text:p>Pattern 3</text:p>
          </table:table-cell>
          <table:table-cell office:value-type="float" office:value="31.8984553965661" calcext:value-type="float">
            <text:p>31.8984553965661</text:p>
          </table:table-cell>
          <table:table-cell office:value-type="float" office:value="0.348621634539402" calcext:value-type="float">
            <text:p>0.348621634539402</text:p>
          </table:table-cell>
          <table:table-cell office:value-type="float" office:value="0.624978701505717" calcext:value-type="float">
            <text:p>0.624978701505717</text:p>
          </table:table-cell>
          <table:table-cell office:value-type="string" calcext:value-type="string">
            <text:p>https://twitter.com/ChuckleFrenzy/status/1638662098418020352</text:p>
          </table:table-cell>
        </table:table-row>
        <table:table-row table:style-name="ro1">
          <table:table-cell office:value-type="string" calcext:value-type="string">
            <text:p>input/data_formal_20240530-1342/meme/chumpsland_20211122T035139/0.jpg</text:p>
          </table:table-cell>
          <table:table-cell office:value-type="string" calcext:value-type="string">
            <text:p>Pattern 2</text:p>
          </table:table-cell>
          <table:table-cell office:value-type="float" office:value="30.9638541630237" calcext:value-type="float">
            <text:p>30.9638541630237</text:p>
          </table:table-cell>
          <table:table-cell office:value-type="float" office:value="0.113275974655034" calcext:value-type="float">
            <text:p>0.113275974655034</text:p>
          </table:table-cell>
          <table:table-cell office:value-type="float" office:value="0.592273275275412" calcext:value-type="float">
            <text:p>0.592273275275412</text:p>
          </table:table-cell>
          <table:table-cell office:value-type="string" calcext:value-type="string">
            <text:p>https://twitter.com/PotooPotoo/status/1617743273115922434</text:p>
          </table:table-cell>
        </table:table-row>
        <table:table-row table:style-name="ro1">
          <table:table-cell office:value-type="string" calcext:value-type="string">
            <text:p>input/data_formal_20240530-1342/meme/chycho_20230104T142454/0.jpg</text:p>
          </table:table-cell>
          <table:table-cell office:value-type="string" calcext:value-type="string">
            <text:p>Pattern 6</text:p>
          </table:table-cell>
          <table:table-cell office:value-type="float" office:value="26.3613247358816" calcext:value-type="float">
            <text:p>26.3613247358816</text:p>
          </table:table-cell>
          <table:table-cell office:value-type="float" office:value="0.734510725976919" calcext:value-type="float">
            <text:p>0.734510725976919</text:p>
          </table:table-cell>
          <table:table-cell office:value-type="float" office:value="0.426778594593451" calcext:value-type="float">
            <text:p>0.426778594593451</text:p>
          </table:table-cell>
          <table:table-cell office:value-type="string" calcext:value-type="string">
            <text:p>https://twitter.com/chycho/status/1610643436482486272</text:p>
          </table:table-cell>
        </table:table-row>
        <table:table-row table:style-name="ro1">
          <table:table-cell office:value-type="string" calcext:value-type="string">
            <text:p>input/data_formal_20240530-1342/meme/CJ_Kirk1979_20230111T224841/0.jpg</text:p>
          </table:table-cell>
          <table:table-cell office:value-type="string" calcext:value-type="string">
            <text:p>Pattern 8</text:p>
          </table:table-cell>
          <table:table-cell office:value-type="float" office:value="21.3277298426144" calcext:value-type="float">
            <text:p>21.3277298426144</text:p>
          </table:table-cell>
          <table:table-cell office:value-type="float" office:value="0.938151819061116" calcext:value-type="float">
            <text:p>0.938151819061116</text:p>
          </table:table-cell>
          <table:table-cell office:value-type="float" office:value="0.410952575363968" calcext:value-type="float">
            <text:p>0.410952575363968</text:p>
          </table:table-cell>
          <table:table-cell office:value-type="string" calcext:value-type="string">
            <text:p>https://twitter.com/KidComet2/status/1613310222172307456</text:p>
          </table:table-cell>
        </table:table-row>
        <table:table-row table:style-name="ro1">
          <table:table-cell office:value-type="string" calcext:value-type="string">
            <text:p>input/data_formal_20240530-1342/meme/ClasicoYa_20230206T123425/0.jpg</text:p>
          </table:table-cell>
          <table:table-cell office:value-type="string" calcext:value-type="string">
            <text:p>Pattern 2</text:p>
          </table:table-cell>
          <table:table-cell office:value-type="float" office:value="30.607342970532" calcext:value-type="float">
            <text:p>30.607342970532</text:p>
          </table:table-cell>
          <table:table-cell office:value-type="float" office:value="0.163223402824342" calcext:value-type="float">
            <text:p>0.163223402824342</text:p>
          </table:table-cell>
          <table:table-cell office:value-type="float" office:value="0.567246856254643" calcext:value-type="float">
            <text:p>0.567246856254643</text:p>
          </table:table-cell>
          <table:table-cell office:value-type="string" calcext:value-type="string">
            <text:p>https://twitter.com/ClasicoYa/status/1622574432144224256</text:p>
          </table:table-cell>
        </table:table-row>
        <table:table-row table:style-name="ro1">
          <table:table-cell office:value-type="string" calcext:value-type="string">
            <text:p>input/data_formal_20240530-1342/meme/classboxes_20230206T161103/0.jpg</text:p>
          </table:table-cell>
          <table:table-cell office:value-type="string" calcext:value-type="string">
            <text:p>Pattern 5</text:p>
          </table:table-cell>
          <table:table-cell office:value-type="float" office:value="31.7968693125748" calcext:value-type="float">
            <text:p>31.7968693125748</text:p>
          </table:table-cell>
          <table:table-cell office:value-type="float" office:value="0.199165421946189" calcext:value-type="float">
            <text:p>0.199165421946189</text:p>
          </table:table-cell>
          <table:table-cell office:value-type="float" office:value="0.378431924992013" calcext:value-type="float">
            <text:p>0.378431924992013</text:p>
          </table:table-cell>
          <table:table-cell office:value-type="string" calcext:value-type="string">
            <text:p>https://twitter.com/classboxes/status/1622628950638993410</text:p>
          </table:table-cell>
        </table:table-row>
        <table:table-row table:style-name="ro1">
          <table:table-cell office:value-type="string" calcext:value-type="string">
            <text:p>input/data_formal_20240530-1342/meme/ClassyXoge_20221227T185958/0.jpg</text:p>
          </table:table-cell>
          <table:table-cell office:value-type="string" calcext:value-type="string">
            <text:p>Pattern 2</text:p>
          </table:table-cell>
          <table:table-cell office:value-type="float" office:value="29.4318098853456" calcext:value-type="float">
            <text:p>29.4318098853456</text:p>
          </table:table-cell>
          <table:table-cell office:value-type="float" office:value="0.196247628069807" calcext:value-type="float">
            <text:p>0.196247628069807</text:p>
          </table:table-cell>
          <table:table-cell office:value-type="float" office:value="0.599463644509653" calcext:value-type="float">
            <text:p>0.599463644509653</text:p>
          </table:table-cell>
          <table:table-cell office:value-type="string" calcext:value-type="string">
            <text:p>https://twitter.com/keon1616/status/1607949229171019778</text:p>
          </table:table-cell>
        </table:table-row>
        <table:table-row table:style-name="ro1">
          <table:table-cell office:value-type="string" calcext:value-type="string">
            <text:p>input/data_formal_20240530-1342/meme/Clothina1_20230126T072911/0.jpg</text:p>
          </table:table-cell>
          <table:table-cell office:value-type="string" calcext:value-type="string">
            <text:p>Pattern 2</text:p>
          </table:table-cell>
          <table:table-cell office:value-type="float" office:value="32.3912625551575" calcext:value-type="float">
            <text:p>32.3912625551575</text:p>
          </table:table-cell>
          <table:table-cell office:value-type="float" office:value="0.282113362205816" calcext:value-type="float">
            <text:p>0.282113362205816</text:p>
          </table:table-cell>
          <table:table-cell office:value-type="float" office:value="0.563845720761032" calcext:value-type="float">
            <text:p>0.563845720761032</text:p>
          </table:table-cell>
          <table:table-cell office:value-type="string" calcext:value-type="string">
            <text:p>https://twitter.com/PadmiSinaga/status/1618646125942276096</text:p>
          </table:table-cell>
        </table:table-row>
        <table:table-row table:style-name="ro1">
          <table:table-cell office:value-type="string" calcext:value-type="string">
            <text:p>input/data_formal_20240530-1342/meme/ClumsyRush_20210402T142000/0.jpg</text:p>
          </table:table-cell>
          <table:table-cell office:value-type="string" calcext:value-type="string">
            <text:p>Pattern 7</text:p>
          </table:table-cell>
          <table:table-cell office:value-type="float" office:value="28.934807507352" calcext:value-type="float">
            <text:p>28.934807507352</text:p>
          </table:table-cell>
          <table:table-cell office:value-type="float" office:value="0.452004843671583" calcext:value-type="float">
            <text:p>0.452004843671583</text:p>
          </table:table-cell>
          <table:table-cell office:value-type="float" office:value="0.392301186916678" calcext:value-type="float">
            <text:p>0.392301186916678</text:p>
          </table:table-cell>
          <table:table-cell office:value-type="string" calcext:value-type="string">
            <text:p>https://twitter.com/ZdenekDolezal/status/1607938495821094912</text:p>
          </table:table-cell>
        </table:table-row>
        <table:table-row table:style-name="ro1">
          <table:table-cell office:value-type="string" calcext:value-type="string">
            <text:p>input/data_formal_20240530-1342/meme/ClutchLux_20230103T132246/0.jpg</text:p>
          </table:table-cell>
          <table:table-cell office:value-type="string" calcext:value-type="string">
            <text:p>Pattern 8</text:p>
          </table:table-cell>
          <table:table-cell office:value-type="float" office:value="23.2366782941628" calcext:value-type="float">
            <text:p>23.2366782941628</text:p>
          </table:table-cell>
          <table:table-cell office:value-type="float" office:value="0.674220826698887" calcext:value-type="float">
            <text:p>0.674220826698887</text:p>
          </table:table-cell>
          <table:table-cell office:value-type="float" office:value="0.381373889100777" calcext:value-type="float">
            <text:p>0.381373889100777</text:p>
          </table:table-cell>
          <table:table-cell office:value-type="string" calcext:value-type="string">
            <text:p>https://twitter.com/GamerGirlSAO/status/1610972682048229382</text:p>
          </table:table-cell>
        </table:table-row>
        <table:table-row table:style-name="ro1">
          <table:table-cell office:value-type="string" calcext:value-type="string">
            <text:p>input/data_formal_20240530-1342/meme/CMMofAmerica_20221228T034547/0.jpg</text:p>
          </table:table-cell>
          <table:table-cell office:value-type="string" calcext:value-type="string">
            <text:p>Pattern 8</text:p>
          </table:table-cell>
          <table:table-cell office:value-type="float" office:value="30.3997551548163" calcext:value-type="float">
            <text:p>30.3997551548163</text:p>
          </table:table-cell>
          <table:table-cell office:value-type="float" office:value="0.615516569773081" calcext:value-type="float">
            <text:p>0.615516569773081</text:p>
          </table:table-cell>
          <table:table-cell office:value-type="float" office:value="0.318617874149875" calcext:value-type="float">
            <text:p>0.318617874149875</text:p>
          </table:table-cell>
          <table:table-cell office:value-type="string" calcext:value-type="string">
            <text:p>https://twitter.com/CMMofAmerica/status/1607945882556850176</text:p>
          </table:table-cell>
        </table:table-row>
        <table:table-row table:style-name="ro1">
          <table:table-cell office:value-type="string" calcext:value-type="string">
            <text:p>input/data_formal_20240530-1342/meme/coachneok_20230109T115534/0.jpg</text:p>
          </table:table-cell>
          <table:table-cell office:value-type="string" calcext:value-type="string">
            <text:p>Pattern 6</text:p>
          </table:table-cell>
          <table:table-cell office:value-type="float" office:value="25.426711276512" calcext:value-type="float">
            <text:p>25.426711276512</text:p>
          </table:table-cell>
          <table:table-cell office:value-type="float" office:value="0.766803800310607" calcext:value-type="float">
            <text:p>0.766803800310607</text:p>
          </table:table-cell>
          <table:table-cell office:value-type="float" office:value="0.447905721457604" calcext:value-type="float">
            <text:p>0.447905721457604</text:p>
          </table:table-cell>
          <table:table-cell office:value-type="string" calcext:value-type="string">
            <text:p>https://twitter.com/frogswithshoes1/status/1613302931029196801</text:p>
          </table:table-cell>
        </table:table-row>
        <table:table-row table:style-name="ro1">
          <table:table-cell office:value-type="string" calcext:value-type="string">
            <text:p>input/data_formal_20240530-1342/meme/CobrettiBoss_20221228T175303/0.jpg</text:p>
          </table:table-cell>
          <table:table-cell office:value-type="string" calcext:value-type="string">
            <text:p>Pattern 7</text:p>
          </table:table-cell>
          <table:table-cell office:value-type="float" office:value="26.1700661285626" calcext:value-type="float">
            <text:p>26.1700661285626</text:p>
          </table:table-cell>
          <table:table-cell office:value-type="float" office:value="0.331677205805373" calcext:value-type="float">
            <text:p>0.331677205805373</text:p>
          </table:table-cell>
          <table:table-cell office:value-type="float" office:value="0.416244457038197" calcext:value-type="float">
            <text:p>0.416244457038197</text:p>
          </table:table-cell>
          <table:table-cell office:value-type="string" calcext:value-type="string">
            <text:p>https://twitter.com/CobrettiBoss/status/1608159104349896706</text:p>
          </table:table-cell>
        </table:table-row>
        <table:table-row table:style-name="ro1">
          <table:table-cell office:value-type="string" calcext:value-type="string">
            <text:p>input/data_formal_20240530-1342/meme/CobrettiBoss_20221228T175508/0.jpg</text:p>
          </table:table-cell>
          <table:table-cell office:value-type="string" calcext:value-type="string">
            <text:p>Pattern 7</text:p>
          </table:table-cell>
          <table:table-cell office:value-type="float" office:value="25.9680868697514" calcext:value-type="float">
            <text:p>25.9680868697514</text:p>
          </table:table-cell>
          <table:table-cell office:value-type="float" office:value="0.398230125575362" calcext:value-type="float">
            <text:p>0.398230125575362</text:p>
          </table:table-cell>
          <table:table-cell office:value-type="float" office:value="0.371948642131232" calcext:value-type="float">
            <text:p>0.371948642131232</text:p>
          </table:table-cell>
          <table:table-cell office:value-type="string" calcext:value-type="string">
            <text:p>https://twitter.com/CobrettiBoss/status/1608159631578218496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0.jpg</text:p>
          </table:table-cell>
          <table:table-cell office:value-type="string" calcext:value-type="string">
            <text:p>Pattern 1</text:p>
          </table:table-cell>
          <table:table-cell office:value-type="float" office:value="34.2066511701124" calcext:value-type="float">
            <text:p>34.2066511701124</text:p>
          </table:table-cell>
          <table:table-cell office:value-type="float" office:value="0.27794986006463" calcext:value-type="float">
            <text:p>0.27794986006463</text:p>
          </table:table-cell>
          <table:table-cell office:value-type="float" office:value="0.487638943303963" calcext:value-type="float">
            <text:p>0.487638943303963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1.jpg</text:p>
          </table:table-cell>
          <table:table-cell office:value-type="string" calcext:value-type="string">
            <text:p>Pattern 1</text:p>
          </table:table-cell>
          <table:table-cell office:value-type="float" office:value="28.7905520594584" calcext:value-type="float">
            <text:p>28.7905520594584</text:p>
          </table:table-cell>
          <table:table-cell office:value-type="float" office:value="0.350433046040744" calcext:value-type="float">
            <text:p>0.350433046040744</text:p>
          </table:table-cell>
          <table:table-cell office:value-type="float" office:value="0.391655241722438" calcext:value-type="float">
            <text:p>0.391655241722438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2.jpg</text:p>
          </table:table-cell>
          <table:table-cell office:value-type="string" calcext:value-type="string">
            <text:p>Pattern 7</text:p>
          </table:table-cell>
          <table:table-cell office:value-type="float" office:value="31.4725209546229" calcext:value-type="float">
            <text:p>31.4725209546229</text:p>
          </table:table-cell>
          <table:table-cell office:value-type="float" office:value="0.514704304227557" calcext:value-type="float">
            <text:p>0.514704304227557</text:p>
          </table:table-cell>
          <table:table-cell office:value-type="float" office:value="0.404987115125452" calcext:value-type="float">
            <text:p>0.404987115125452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dekingind_20230226T043000/0.jpg</text:p>
          </table:table-cell>
          <table:table-cell office:value-type="string" calcext:value-type="string">
            <text:p>Pattern 5</text:p>
          </table:table-cell>
          <table:table-cell office:value-type="float" office:value="28.963082563669" calcext:value-type="float">
            <text:p>28.963082563669</text:p>
          </table:table-cell>
          <table:table-cell office:value-type="float" office:value="0.0922596101378611" calcext:value-type="float">
            <text:p>0.0922596101378611</text:p>
          </table:table-cell>
          <table:table-cell office:value-type="float" office:value="0.308782188306086" calcext:value-type="float">
            <text:p>0.308782188306086</text:p>
          </table:table-cell>
          <table:table-cell office:value-type="string" calcext:value-type="string">
            <text:p>https://twitter.com/codekingind/status/1629700282501459969</text:p>
          </table:table-cell>
        </table:table-row>
        <table:table-row table:style-name="ro1">
          <table:table-cell office:value-type="string" calcext:value-type="string">
            <text:p>input/data_formal_20240530-1342/meme/CodenameItalian_20230202T015025/0.jpg</text:p>
          </table:table-cell>
          <table:table-cell office:value-type="string" calcext:value-type="string">
            <text:p>Pattern 8</text:p>
          </table:table-cell>
          <table:table-cell office:value-type="float" office:value="29.5902885292236" calcext:value-type="float">
            <text:p>29.5902885292236</text:p>
          </table:table-cell>
          <table:table-cell office:value-type="float" office:value="0.698355509426439" calcext:value-type="float">
            <text:p>0.698355509426439</text:p>
          </table:table-cell>
          <table:table-cell office:value-type="float" office:value="0.393551918805207" calcext:value-type="float">
            <text:p>0.393551918805207</text:p>
          </table:table-cell>
          <table:table-cell office:value-type="string" calcext:value-type="string">
            <text:p>https://twitter.com/CodenameItalian/status/1620962813744418818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0.jpg</text:p>
          </table:table-cell>
          <table:table-cell office:value-type="string" calcext:value-type="string">
            <text:p>Pattern 2</text:p>
          </table:table-cell>
          <table:table-cell office:value-type="float" office:value="28.7776987078543" calcext:value-type="float">
            <text:p>28.7776987078543</text:p>
          </table:table-cell>
          <table:table-cell office:value-type="float" office:value="0.0318451992414479" calcext:value-type="float">
            <text:p>0.0318451992414479</text:p>
          </table:table-cell>
          <table:table-cell office:value-type="float" office:value="0.534895658616159" calcext:value-type="float">
            <text:p>0.534895658616159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1.jpg</text:p>
          </table:table-cell>
          <table:table-cell office:value-type="string" calcext:value-type="string">
            <text:p>Pattern 2</text:p>
          </table:table-cell>
          <table:table-cell office:value-type="float" office:value="30.7780705552772" calcext:value-type="float">
            <text:p>30.7780705552772</text:p>
          </table:table-cell>
          <table:table-cell office:value-type="float" office:value="0.112931254384553" calcext:value-type="float">
            <text:p>0.112931254384553</text:p>
          </table:table-cell>
          <table:table-cell office:value-type="float" office:value="0.52129543329091" calcext:value-type="float">
            <text:p>0.52129543329091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2.jpg</text:p>
          </table:table-cell>
          <table:table-cell office:value-type="string" calcext:value-type="string">
            <text:p>Pattern 2</text:p>
          </table:table-cell>
          <table:table-cell office:value-type="float" office:value="28.2354022445597" calcext:value-type="float">
            <text:p>28.2354022445597</text:p>
          </table:table-cell>
          <table:table-cell office:value-type="float" office:value="0.103203884373801" calcext:value-type="float">
            <text:p>0.103203884373801</text:p>
          </table:table-cell>
          <table:table-cell office:value-type="float" office:value="0.620471023665974" calcext:value-type="float">
            <text:p>0.620471023665974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3.jpg</text:p>
          </table:table-cell>
          <table:table-cell office:value-type="string" calcext:value-type="string">
            <text:p>Pattern 2</text:p>
          </table:table-cell>
          <table:table-cell office:value-type="float" office:value="27.9207783849055" calcext:value-type="float">
            <text:p>27.9207783849055</text:p>
          </table:table-cell>
          <table:table-cell office:value-type="float" office:value="0.0842091188715072" calcext:value-type="float">
            <text:p>0.0842091188715072</text:p>
          </table:table-cell>
          <table:table-cell office:value-type="float" office:value="0.685053215843223" calcext:value-type="float">
            <text:p>0.685053215843223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in_gabbar_20230104T130508/0.jpg</text:p>
          </table:table-cell>
          <table:table-cell office:value-type="string" calcext:value-type="string">
            <text:p>Pattern 2</text:p>
          </table:table-cell>
          <table:table-cell office:value-type="float" office:value="26.6841783106536" calcext:value-type="float">
            <text:p>26.6841783106536</text:p>
          </table:table-cell>
          <table:table-cell office:value-type="float" office:value="0.252739426355112" calcext:value-type="float">
            <text:p>0.252739426355112</text:p>
          </table:table-cell>
          <table:table-cell office:value-type="float" office:value="0.755964239584084" calcext:value-type="float">
            <text:p>0.755964239584084</text:p>
          </table:table-cell>
          <table:table-cell office:value-type="string" calcext:value-type="string">
            <text:p>https://twitter.com/ozielogde21/status/1610949281862524928</text:p>
          </table:table-cell>
        </table:table-row>
        <table:table-row table:style-name="ro1">
          <table:table-cell office:value-type="string" calcext:value-type="string">
            <text:p>input/data_formal_20240530-1342/meme/coin_gabbar_20230105T173030/0.jpg</text:p>
          </table:table-cell>
          <table:table-cell office:value-type="string" calcext:value-type="string">
            <text:p>Pattern 5</text:p>
          </table:table-cell>
          <table:table-cell office:value-type="float" office:value="25.2155921614589" calcext:value-type="float">
            <text:p>25.2155921614589</text:p>
          </table:table-cell>
          <table:table-cell office:value-type="float" office:value="0.239154044273683" calcext:value-type="float">
            <text:p>0.239154044273683</text:p>
          </table:table-cell>
          <table:table-cell office:value-type="float" office:value="0.419412268099517" calcext:value-type="float">
            <text:p>0.419412268099517</text:p>
          </table:table-cell>
          <table:table-cell office:value-type="string" calcext:value-type="string">
            <text:p>https://twitter.com/AirdropTakeover/status/1611224058133094400</text:p>
          </table:table-cell>
        </table:table-row>
        <table:table-row table:style-name="ro1">
          <table:table-cell office:value-type="string" calcext:value-type="string">
            <text:p>input/data_formal_20240530-1342/meme/coin_gabbar_20230130T163000/0.jpg</text:p>
          </table:table-cell>
          <table:table-cell office:value-type="string" calcext:value-type="string">
            <text:p>Pattern 3</text:p>
          </table:table-cell>
          <table:table-cell office:value-type="float" office:value="30.8256920318921" calcext:value-type="float">
            <text:p>30.8256920318921</text:p>
          </table:table-cell>
          <table:table-cell office:value-type="float" office:value="0.267756459198139" calcext:value-type="float">
            <text:p>0.267756459198139</text:p>
          </table:table-cell>
          <table:table-cell office:value-type="float" office:value="0.692496963818604" calcext:value-type="float">
            <text:p>0.692496963818604</text:p>
          </table:table-cell>
          <table:table-cell office:value-type="string" calcext:value-type="string">
            <text:p>https://twitter.com/sanskar_ranka/status/1621017912642531330</text:p>
          </table:table-cell>
        </table:table-row>
        <table:table-row table:style-name="ro1">
          <table:table-cell office:value-type="string" calcext:value-type="string">
            <text:p>input/data_formal_20240530-1342/meme/coin_gabbar_20230131T163800/0.jpg</text:p>
          </table:table-cell>
          <table:table-cell office:value-type="string" calcext:value-type="string">
            <text:p>Pattern 1</text:p>
          </table:table-cell>
          <table:table-cell office:value-type="float" office:value="32.2431755476241" calcext:value-type="float">
            <text:p>32.2431755476241</text:p>
          </table:table-cell>
          <table:table-cell office:value-type="float" office:value="0.23763817678251" calcext:value-type="float">
            <text:p>0.23763817678251</text:p>
          </table:table-cell>
          <table:table-cell office:value-type="float" office:value="0.48602858211345" calcext:value-type="float">
            <text:p>0.48602858211345</text:p>
          </table:table-cell>
          <table:table-cell office:value-type="string" calcext:value-type="string">
            <text:p>https://twitter.com/sanskar_ranka/status/1621017494386536448</text:p>
          </table:table-cell>
        </table:table-row>
        <table:table-row table:style-name="ro1">
          <table:table-cell office:value-type="string" calcext:value-type="string">
            <text:p>input/data_formal_20240530-1342/meme/Coinexmemes_20230204T132305/0.jpg</text:p>
          </table:table-cell>
          <table:table-cell office:value-type="string" calcext:value-type="string">
            <text:p>Pattern 7</text:p>
          </table:table-cell>
          <table:table-cell office:value-type="float" office:value="30.8236533779038" calcext:value-type="float">
            <text:p>30.8236533779038</text:p>
          </table:table-cell>
          <table:table-cell office:value-type="float" office:value="0.358702896532127" calcext:value-type="float">
            <text:p>0.358702896532127</text:p>
          </table:table-cell>
          <table:table-cell office:value-type="float" office:value="0.367968398563639" calcext:value-type="float">
            <text:p>0.367968398563639</text:p>
          </table:table-cell>
          <table:table-cell office:value-type="string" calcext:value-type="string">
            <text:p>https://twitter.com/nftmemesdaily/status/1622628222839005184</text:p>
          </table:table-cell>
        </table:table-row>
        <table:table-row table:style-name="ro1">
          <table:table-cell office:value-type="string" calcext:value-type="string">
            <text:p>input/data_formal_20240530-1342/meme/CoinstoreExc_20230323T035928/0.jpg</text:p>
          </table:table-cell>
          <table:table-cell office:value-type="string" calcext:value-type="string">
            <text:p>Pattern 7</text:p>
          </table:table-cell>
          <table:table-cell office:value-type="float" office:value="26.4392348821022" calcext:value-type="float">
            <text:p>26.4392348821022</text:p>
          </table:table-cell>
          <table:table-cell office:value-type="float" office:value="0.65632473363915" calcext:value-type="float">
            <text:p>0.65632473363915</text:p>
          </table:table-cell>
          <table:table-cell office:value-type="float" office:value="0.381889968857384" calcext:value-type="float">
            <text:p>0.381889968857384</text:p>
          </table:table-cell>
          <table:table-cell office:value-type="string" calcext:value-type="string">
            <text:p>https://twitter.com/CoinstoreExc/status/1638752294165684227</text:p>
          </table:table-cell>
        </table:table-row>
        <table:table-row table:style-name="ro1">
          <table:table-cell office:value-type="string" calcext:value-type="string">
            <text:p>input/data_formal_20240530-1342/meme/ComearthHQ_20230206T123237/0.jpg</text:p>
          </table:table-cell>
          <table:table-cell office:value-type="string" calcext:value-type="string">
            <text:p>Pattern 7</text:p>
          </table:table-cell>
          <table:table-cell office:value-type="float" office:value="26.4868721982483" calcext:value-type="float">
            <text:p>26.4868721982483</text:p>
          </table:table-cell>
          <table:table-cell office:value-type="float" office:value="0.353652969652941" calcext:value-type="float">
            <text:p>0.353652969652941</text:p>
          </table:table-cell>
          <table:table-cell office:value-type="float" office:value="0.574154011202303" calcext:value-type="float">
            <text:p>0.574154011202303</text:p>
          </table:table-cell>
          <table:table-cell office:value-type="string" calcext:value-type="string">
            <text:p>https://twitter.com/RendCadarn/status/1622590523348320257</text:p>
          </table:table-cell>
        </table:table-row>
        <table:table-row table:style-name="ro1">
          <table:table-cell office:value-type="string" calcext:value-type="string">
            <text:p>input/data_formal_20240530-1342/meme/comedycrypto1_20230105T103033/0.jpg</text:p>
          </table:table-cell>
          <table:table-cell office:value-type="string" calcext:value-type="string">
            <text:p>Pattern 7</text:p>
          </table:table-cell>
          <table:table-cell office:value-type="float" office:value="26.0312293504947" calcext:value-type="float">
            <text:p>26.0312293504947</text:p>
          </table:table-cell>
          <table:table-cell office:value-type="float" office:value="0.412257457229432" calcext:value-type="float">
            <text:p>0.412257457229432</text:p>
          </table:table-cell>
          <table:table-cell office:value-type="float" office:value="0.515775933726347" calcext:value-type="float">
            <text:p>0.515775933726347</text:p>
          </table:table-cell>
          <table:table-cell office:value-type="string" calcext:value-type="string">
            <text:p>https://twitter.com/comedycrypto1/status/1611244967959183362</text:p>
          </table:table-cell>
        </table:table-row>
        <table:table-row table:style-name="ro1">
          <table:table-cell office:value-type="string" calcext:value-type="string">
            <text:p>input/data_formal_20240530-1342/meme/CompuSouk_20230202T043000/0.jpg</text:p>
          </table:table-cell>
          <table:table-cell office:value-type="string" calcext:value-type="string">
            <text:p>Pattern 2</text:p>
          </table:table-cell>
          <table:table-cell office:value-type="float" office:value="28.7596990742093" calcext:value-type="float">
            <text:p>28.7596990742093</text:p>
          </table:table-cell>
          <table:table-cell office:value-type="float" office:value="0.307601778904367" calcext:value-type="float">
            <text:p>0.307601778904367</text:p>
          </table:table-cell>
          <table:table-cell office:value-type="float" office:value="0.716634584462008" calcext:value-type="float">
            <text:p>0.716634584462008</text:p>
          </table:table-cell>
          <table:table-cell office:value-type="string" calcext:value-type="string">
            <text:p>https://twitter.com/CompuSouk/status/1621002974825684992</text:p>
          </table:table-cell>
        </table:table-row>
        <table:table-row table:style-name="ro1">
          <table:table-cell office:value-type="string" calcext:value-type="string">
            <text:p>input/data_formal_20240530-1342/meme/coolaise21_20230201T154410/0.jpg</text:p>
          </table:table-cell>
          <table:table-cell office:value-type="string" calcext:value-type="string">
            <text:p>Pattern 3</text:p>
          </table:table-cell>
          <table:table-cell office:value-type="float" office:value="29.6403922934889" calcext:value-type="float">
            <text:p>29.6403922934889</text:p>
          </table:table-cell>
          <table:table-cell office:value-type="float" office:value="0.369796919843191" calcext:value-type="float">
            <text:p>0.369796919843191</text:p>
          </table:table-cell>
          <table:table-cell office:value-type="float" office:value="0.785047164822829" calcext:value-type="float">
            <text:p>0.785047164822829</text:p>
          </table:table-cell>
          <table:table-cell office:value-type="string" calcext:value-type="string">
            <text:p>https://twitter.com/MARCROSMMM14/status/1620975384425828352</text:p>
          </table:table-cell>
        </table:table-row>
        <table:table-row table:style-name="ro1">
          <table:table-cell office:value-type="string" calcext:value-type="string">
            <text:p>input/data_formal_20240530-1342/meme/CoreTechies_20230202T050550/0.jpg</text:p>
          </table:table-cell>
          <table:table-cell office:value-type="string" calcext:value-type="string">
            <text:p>Pattern 8</text:p>
          </table:table-cell>
          <table:table-cell office:value-type="float" office:value="22.7302989234732" calcext:value-type="float">
            <text:p>22.7302989234732</text:p>
          </table:table-cell>
          <table:table-cell office:value-type="float" office:value="0.885147094993077" calcext:value-type="float">
            <text:p>0.885147094993077</text:p>
          </table:table-cell>
          <table:table-cell office:value-type="float" office:value="0.376710539759058" calcext:value-type="float">
            <text:p>0.376710539759058</text:p>
          </table:table-cell>
          <table:table-cell office:value-type="string" calcext:value-type="string">
            <text:p>https://twitter.com/CoreTechies/status/1621011991640043521</text:p>
          </table:table-cell>
        </table:table-row>
        <table:table-row table:style-name="ro1">
          <table:table-cell office:value-type="string" calcext:value-type="string">
            <text:p>input/data_formal_20240530-1342/meme/CormioClaudia_20230105T124414/0.jpg</text:p>
          </table:table-cell>
          <table:table-cell office:value-type="string" calcext:value-type="string">
            <text:p>Pattern 8</text:p>
          </table:table-cell>
          <table:table-cell office:value-type="float" office:value="21.9434085893775" calcext:value-type="float">
            <text:p>21.9434085893775</text:p>
          </table:table-cell>
          <table:table-cell office:value-type="float" office:value="0.940087209653732" calcext:value-type="float">
            <text:p>0.940087209653732</text:p>
          </table:table-cell>
          <table:table-cell office:value-type="float" office:value="0.427323010501953" calcext:value-type="float">
            <text:p>0.427323010501953</text:p>
          </table:table-cell>
          <table:table-cell office:value-type="string" calcext:value-type="string">
            <text:p>https://twitter.com/CormioClaudia/status/1610980493301792769</text:p>
          </table:table-cell>
        </table:table-row>
        <table:table-row table:style-name="ro1">
          <table:table-cell office:value-type="string" calcext:value-type="string">
            <text:p>input/data_formal_20240530-1342/meme/Corpse_9999_20221228T054402/0.jpg</text:p>
          </table:table-cell>
          <table:table-cell office:value-type="string" calcext:value-type="string">
            <text:p>Pattern 3</text:p>
          </table:table-cell>
          <table:table-cell office:value-type="float" office:value="23.9325175657154" calcext:value-type="float">
            <text:p>23.9325175657154</text:p>
          </table:table-cell>
          <table:table-cell office:value-type="float" office:value="0.502706827835624" calcext:value-type="float">
            <text:p>0.502706827835624</text:p>
          </table:table-cell>
          <table:table-cell office:value-type="float" office:value="0.894620957729513" calcext:value-type="float">
            <text:p>0.894620957729513</text:p>
          </table:table-cell>
          <table:table-cell office:value-type="string" calcext:value-type="string">
            <text:p>https://twitter.com/Corpse_9999/status/1607975640199991297</text:p>
          </table:table-cell>
        </table:table-row>
        <table:table-row table:style-name="ro1">
          <table:table-cell office:value-type="string" calcext:value-type="string">
            <text:p>input/data_formal_20240530-1342/meme/cr16_pramod_20230322T173632/0.jpg</text:p>
          </table:table-cell>
          <table:table-cell office:value-type="string" calcext:value-type="string">
            <text:p>Pattern 7</text:p>
          </table:table-cell>
          <table:table-cell office:value-type="float" office:value="30.9395763618311" calcext:value-type="float">
            <text:p>30.9395763618311</text:p>
          </table:table-cell>
          <table:table-cell office:value-type="float" office:value="0.293737758311606" calcext:value-type="float">
            <text:p>0.293737758311606</text:p>
          </table:table-cell>
          <table:table-cell office:value-type="float" office:value="0.569003482703247" calcext:value-type="float">
            <text:p>0.569003482703247</text:p>
          </table:table-cell>
          <table:table-cell office:value-type="string" calcext:value-type="string">
            <text:p>https://twitter.com/cr16_pramod/status/1638595527741964288</text:p>
          </table:table-cell>
        </table:table-row>
        <table:table-row table:style-name="ro1">
          <table:table-cell office:value-type="string" calcext:value-type="string">
            <text:p>input/data_formal_20240530-1342/meme/CrabDiving_20230120T233511/0.jpg</text:p>
          </table:table-cell>
          <table:table-cell office:value-type="string" calcext:value-type="string">
            <text:p>Pattern 1</text:p>
          </table:table-cell>
          <table:table-cell office:value-type="float" office:value="34.8109594852686" calcext:value-type="float">
            <text:p>34.8109594852686</text:p>
          </table:table-cell>
          <table:table-cell office:value-type="float" office:value="0.179829153185838" calcext:value-type="float">
            <text:p>0.179829153185838</text:p>
          </table:table-cell>
          <table:table-cell office:value-type="float" office:value="0.33852243745132" calcext:value-type="float">
            <text:p>0.33852243745132</text:p>
          </table:table-cell>
          <table:table-cell office:value-type="string" calcext:value-type="string">
            <text:p>https://twitter.com/CrabDiving/status/1616580125234954240</text:p>
          </table:table-cell>
        </table:table-row>
        <table:table-row table:style-name="ro1">
          <table:table-cell office:value-type="string" calcext:value-type="string">
            <text:p>input/data_formal_20240530-1342/meme/craiyonAI_20230322T174708/0.jpg</text:p>
          </table:table-cell>
          <table:table-cell office:value-type="string" calcext:value-type="string">
            <text:p>Pattern 1</text:p>
          </table:table-cell>
          <table:table-cell office:value-type="float" office:value="33.1477101294118" calcext:value-type="float">
            <text:p>33.1477101294118</text:p>
          </table:table-cell>
          <table:table-cell office:value-type="float" office:value="0.232317805395601" calcext:value-type="float">
            <text:p>0.232317805395601</text:p>
          </table:table-cell>
          <table:table-cell office:value-type="float" office:value="0.479174009784141" calcext:value-type="float">
            <text:p>0.479174009784141</text:p>
          </table:table-cell>
          <table:table-cell office:value-type="string" calcext:value-type="string">
            <text:p>https://twitter.com/craiyonAI/status/1638598195017048067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0.jpg</text:p>
          </table:table-cell>
          <table:table-cell office:value-type="string" calcext:value-type="string">
            <text:p>Pattern 6</text:p>
          </table:table-cell>
          <table:table-cell office:value-type="float" office:value="26.6550076158702" calcext:value-type="float">
            <text:p>26.6550076158702</text:p>
          </table:table-cell>
          <table:table-cell office:value-type="float" office:value="0.532067565765056" calcext:value-type="float">
            <text:p>0.532067565765056</text:p>
          </table:table-cell>
          <table:table-cell office:value-type="float" office:value="0.746512626640555" calcext:value-type="float">
            <text:p>0.746512626640555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1.jpg</text:p>
          </table:table-cell>
          <table:table-cell office:value-type="string" calcext:value-type="string">
            <text:p>Pattern 8</text:p>
          </table:table-cell>
          <table:table-cell office:value-type="float" office:value="28.1420165428847" calcext:value-type="float">
            <text:p>28.1420165428847</text:p>
          </table:table-cell>
          <table:table-cell office:value-type="float" office:value="0.557786035573227" calcext:value-type="float">
            <text:p>0.557786035573227</text:p>
          </table:table-cell>
          <table:table-cell office:value-type="float" office:value="0.716290384032731" calcext:value-type="float">
            <text:p>0.716290384032731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2.jpg</text:p>
          </table:table-cell>
          <table:table-cell office:value-type="string" calcext:value-type="string">
            <text:p>Pattern 3</text:p>
          </table:table-cell>
          <table:table-cell office:value-type="float" office:value="27.5960136625775" calcext:value-type="float">
            <text:p>27.5960136625775</text:p>
          </table:table-cell>
          <table:table-cell office:value-type="float" office:value="0.550600827280802" calcext:value-type="float">
            <text:p>0.550600827280802</text:p>
          </table:table-cell>
          <table:table-cell office:value-type="float" office:value="0.797476591289726" calcext:value-type="float">
            <text:p>0.797476591289726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3.jpg</text:p>
          </table:table-cell>
          <table:table-cell office:value-type="string" calcext:value-type="string">
            <text:p>Pattern 8</text:p>
          </table:table-cell>
          <table:table-cell office:value-type="float" office:value="28.1869619590061" calcext:value-type="float">
            <text:p>28.1869619590061</text:p>
          </table:table-cell>
          <table:table-cell office:value-type="float" office:value="0.603341703636319" calcext:value-type="float">
            <text:p>0.603341703636319</text:p>
          </table:table-cell>
          <table:table-cell office:value-type="float" office:value="0.686110408944617" calcext:value-type="float">
            <text:p>0.686110408944617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e8meme_20230105T101509/0.jpg</text:p>
          </table:table-cell>
          <table:table-cell office:value-type="string" calcext:value-type="string">
            <text:p>Pattern 3</text:p>
          </table:table-cell>
          <table:table-cell office:value-type="float" office:value="26.7740550003564" calcext:value-type="float">
            <text:p>26.7740550003564</text:p>
          </table:table-cell>
          <table:table-cell office:value-type="float" office:value="0.573553870037364" calcext:value-type="float">
            <text:p>0.573553870037364</text:p>
          </table:table-cell>
          <table:table-cell office:value-type="float" office:value="0.645970188467581" calcext:value-type="float">
            <text:p>0.645970188467581</text:p>
          </table:table-cell>
          <table:table-cell office:value-type="string" calcext:value-type="string">
            <text:p>https://twitter.com/cre8meme/status/1610942974409441281</text:p>
          </table:table-cell>
        </table:table-row>
        <table:table-row table:style-name="ro1">
          <table:table-cell office:value-type="string" calcext:value-type="string">
            <text:p>input/data_formal_20240530-1342/meme/CreationsMed_20230201T225035/0.jpg</text:p>
          </table:table-cell>
          <table:table-cell office:value-type="string" calcext:value-type="string">
            <text:p>Pattern 3</text:p>
          </table:table-cell>
          <table:table-cell office:value-type="float" office:value="23.9325175657154" calcext:value-type="float">
            <text:p>23.9325175657154</text:p>
          </table:table-cell>
          <table:table-cell office:value-type="float" office:value="0.502706827835624" calcext:value-type="float">
            <text:p>0.502706827835624</text:p>
          </table:table-cell>
          <table:table-cell office:value-type="float" office:value="0.894620957729513" calcext:value-type="float">
            <text:p>0.894620957729513</text:p>
          </table:table-cell>
          <table:table-cell office:value-type="string" calcext:value-type="string">
            <text:p>https://twitter.com/CreationsMed/status/1620917556415528962</text:p>
          </table:table-cell>
        </table:table-row>
        <table:table-row table:style-name="ro1">
          <table:table-cell office:value-type="string" calcext:value-type="string">
            <text:p>input/data_formal_20240530-1342/meme/cricket07ipl_20221228T035939/0.jpg</text:p>
          </table:table-cell>
          <table:table-cell office:value-type="string" calcext:value-type="string">
            <text:p>Pattern 3</text:p>
          </table:table-cell>
          <table:table-cell office:value-type="float" office:value="17.6483915354749" calcext:value-type="float">
            <text:p>17.6483915354749</text:p>
          </table:table-cell>
          <table:table-cell office:value-type="float" office:value="0.394419555128434" calcext:value-type="float">
            <text:p>0.394419555128434</text:p>
          </table:table-cell>
          <table:table-cell office:value-type="float" office:value="0.853642307542716" calcext:value-type="float">
            <text:p>0.853642307542716</text:p>
          </table:table-cell>
          <table:table-cell office:value-type="string" calcext:value-type="string">
            <text:p>https://twitter.com/cricket07ipl/status/1607949374767919104</text:p>
          </table:table-cell>
        </table:table-row>
        <table:table-row table:style-name="ro1">
          <table:table-cell office:value-type="string" calcext:value-type="string">
            <text:p>input/data_formal_20240530-1342/meme/crimetimegames_20230206T110018/0.jpg</text:p>
          </table:table-cell>
          <table:table-cell office:value-type="string" calcext:value-type="string">
            <text:p>Pattern 5</text:p>
          </table:table-cell>
          <table:table-cell office:value-type="float" office:value="25.4120642693394" calcext:value-type="float">
            <text:p>25.4120642693394</text:p>
          </table:table-cell>
          <table:table-cell office:value-type="float" office:value="0.221273410129552" calcext:value-type="float">
            <text:p>0.221273410129552</text:p>
          </table:table-cell>
          <table:table-cell office:value-type="float" office:value="0.275225847701729" calcext:value-type="float">
            <text:p>0.275225847701729</text:p>
          </table:table-cell>
          <table:table-cell office:value-type="string" calcext:value-type="string">
            <text:p>https://twitter.com/crimetimegames/status/1622550748486684673</text:p>
          </table:table-cell>
        </table:table-row>
        <table:table-row table:style-name="ro1">
          <table:table-cell office:value-type="string" calcext:value-type="string">
            <text:p>input/data_formal_20240530-1342/meme/CrimsonPap_20230201T230329/0.jpg</text:p>
          </table:table-cell>
          <table:table-cell office:value-type="string" calcext:value-type="string">
            <text:p>Pattern 8</text:p>
          </table:table-cell>
          <table:table-cell office:value-type="float" office:value="27.3432912854945" calcext:value-type="float">
            <text:p>27.3432912854945</text:p>
          </table:table-cell>
          <table:table-cell office:value-type="float" office:value="0.647378532419708" calcext:value-type="float">
            <text:p>0.647378532419708</text:p>
          </table:table-cell>
          <table:table-cell office:value-type="float" office:value="0.284046204764091" calcext:value-type="float">
            <text:p>0.284046204764091</text:p>
          </table:table-cell>
          <table:table-cell office:value-type="string" calcext:value-type="string">
            <text:p>https://twitter.com/CrimsonPap/status/1620920802387562496</text:p>
          </table:table-cell>
        </table:table-row>
        <table:table-row table:style-name="ro1">
          <table:table-cell office:value-type="string" calcext:value-type="string">
            <text:p>input/data_formal_20240530-1342/meme/Crochetmelovely_20230206T140643/0.jpg</text:p>
          </table:table-cell>
          <table:table-cell office:value-type="string" calcext:value-type="string">
            <text:p>Pattern 1</text:p>
          </table:table-cell>
          <table:table-cell office:value-type="float" office:value="33.2821562503323" calcext:value-type="float">
            <text:p>33.2821562503323</text:p>
          </table:table-cell>
          <table:table-cell office:value-type="float" office:value="0.383949853044671" calcext:value-type="float">
            <text:p>0.383949853044671</text:p>
          </table:table-cell>
          <table:table-cell office:value-type="float" office:value="0.345093749875429" calcext:value-type="float">
            <text:p>0.345093749875429</text:p>
          </table:table-cell>
          <table:table-cell office:value-type="string" calcext:value-type="string">
            <text:p>https://twitter.com/Crochetmelovely/status/1622597660778631169</text:p>
          </table:table-cell>
        </table:table-row>
        <table:table-row table:style-name="ro1">
          <table:table-cell office:value-type="string" calcext:value-type="string">
            <text:p>input/data_formal_20240530-1342/meme/CrossleysCars_20230206T130114/0.jpg</text:p>
          </table:table-cell>
          <table:table-cell office:value-type="string" calcext:value-type="string">
            <text:p>Pattern 7</text:p>
          </table:table-cell>
          <table:table-cell office:value-type="float" office:value="32.1009141496514" calcext:value-type="float">
            <text:p>32.1009141496514</text:p>
          </table:table-cell>
          <table:table-cell office:value-type="float" office:value="0.450372900595897" calcext:value-type="float">
            <text:p>0.450372900595897</text:p>
          </table:table-cell>
          <table:table-cell office:value-type="float" office:value="0.542695545029406" calcext:value-type="float">
            <text:p>0.542695545029406</text:p>
          </table:table-cell>
          <table:table-cell office:value-type="string" calcext:value-type="string">
            <text:p>https://twitter.com/CrossleysCars/status/1622581180729008131</text:p>
          </table:table-cell>
        </table:table-row>
        <table:table-row table:style-name="ro1">
          <table:table-cell office:value-type="string" calcext:value-type="string">
            <text:p>input/data_formal_20240530-1342/meme/crypto_updatte_20230201T230019/0.jpg</text:p>
          </table:table-cell>
          <table:table-cell office:value-type="string" calcext:value-type="string">
            <text:p>Pattern 5</text:p>
          </table:table-cell>
          <table:table-cell office:value-type="float" office:value="30.643018977136" calcext:value-type="float">
            <text:p>30.643018977136</text:p>
          </table:table-cell>
          <table:table-cell office:value-type="float" office:value="0.265957439271832" calcext:value-type="float">
            <text:p>0.265957439271832</text:p>
          </table:table-cell>
          <table:table-cell office:value-type="float" office:value="0.357249723440005" calcext:value-type="float">
            <text:p>0.357249723440005</text:p>
          </table:table-cell>
          <table:table-cell office:value-type="string" calcext:value-type="string">
            <text:p>https://twitter.com/crypto_updatte/status/1620920008753975296</text:p>
          </table:table-cell>
        </table:table-row>
        <table:table-row table:style-name="ro1">
          <table:table-cell office:value-type="string" calcext:value-type="string">
            <text:p>input/data_formal_20240530-1342/meme/CryptoBlabBot_20230306T140156/0.jpg</text:p>
          </table:table-cell>
          <table:table-cell office:value-type="string" calcext:value-type="string">
            <text:p>Pattern 5</text:p>
          </table:table-cell>
          <table:table-cell office:value-type="float" office:value="32.5880811822274" calcext:value-type="float">
            <text:p>32.5880811822274</text:p>
          </table:table-cell>
          <table:table-cell office:value-type="float" office:value="0.266199547236982" calcext:value-type="float">
            <text:p>0.266199547236982</text:p>
          </table:table-cell>
          <table:table-cell office:value-type="float" office:value="0.475733418379742" calcext:value-type="float">
            <text:p>0.475733418379742</text:p>
          </table:table-cell>
          <table:table-cell office:value-type="string" calcext:value-type="string">
            <text:p>https://twitter.com/San88813/status/1633033086958211073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53450/0.jpg</text:p>
          </table:table-cell>
          <table:table-cell office:value-type="string" calcext:value-type="string">
            <text:p>Pattern 2</text:p>
          </table:table-cell>
          <table:table-cell office:value-type="float" office:value="29.7415147528926" calcext:value-type="float">
            <text:p>29.7415147528926</text:p>
          </table:table-cell>
          <table:table-cell office:value-type="float" office:value="0.203510814251122" calcext:value-type="float">
            <text:p>0.203510814251122</text:p>
          </table:table-cell>
          <table:table-cell office:value-type="float" office:value="0.692736004072892" calcext:value-type="float">
            <text:p>0.692736004072892</text:p>
          </table:table-cell>
          <table:table-cell office:value-type="string" calcext:value-type="string">
            <text:p>https://twitter.com/cryptoboy1017/status/1622619834985881600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60146/0.jpg</text:p>
          </table:table-cell>
          <table:table-cell office:value-type="string" calcext:value-type="string">
            <text:p>Pattern 2</text:p>
          </table:table-cell>
          <table:table-cell office:value-type="float" office:value="34.0017094590725" calcext:value-type="float">
            <text:p>34.0017094590725</text:p>
          </table:table-cell>
          <table:table-cell office:value-type="float" office:value="0.172689855968571" calcext:value-type="float">
            <text:p>0.172689855968571</text:p>
          </table:table-cell>
          <table:table-cell office:value-type="float" office:value="0.573123450932915" calcext:value-type="float">
            <text:p>0.573123450932915</text:p>
          </table:table-cell>
          <table:table-cell office:value-type="string" calcext:value-type="string">
            <text:p>https://twitter.com/cryptoboy1017/status/1622626615921369092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60618/0.jpg</text:p>
          </table:table-cell>
          <table:table-cell office:value-type="string" calcext:value-type="string">
            <text:p>Pattern 2</text:p>
          </table:table-cell>
          <table:table-cell office:value-type="float" office:value="23.2984218568416" calcext:value-type="float">
            <text:p>23.2984218568416</text:p>
          </table:table-cell>
          <table:table-cell office:value-type="float" office:value="0.275107173500834" calcext:value-type="float">
            <text:p>0.275107173500834</text:p>
          </table:table-cell>
          <table:table-cell office:value-type="float" office:value="0.792749105391004" calcext:value-type="float">
            <text:p>0.792749105391004</text:p>
          </table:table-cell>
          <table:table-cell office:value-type="string" calcext:value-type="string">
            <text:p>https://twitter.com/cryptoboy1017/status/1622627755643834369</text:p>
          </table:table-cell>
        </table:table-row>
        <table:table-row table:style-name="ro1">
          <table:table-cell office:value-type="string" calcext:value-type="string">
            <text:p>input/data_formal_20240530-1342/meme/cryptobroko_20230105T122828/0.jpg</text:p>
          </table:table-cell>
          <table:table-cell office:value-type="string" calcext:value-type="string">
            <text:p>Pattern 3</text:p>
          </table:table-cell>
          <table:table-cell office:value-type="float" office:value="27.2342214967789" calcext:value-type="float">
            <text:p>27.2342214967789</text:p>
          </table:table-cell>
          <table:table-cell office:value-type="float" office:value="0.451101662777321" calcext:value-type="float">
            <text:p>0.451101662777321</text:p>
          </table:table-cell>
          <table:table-cell office:value-type="float" office:value="0.791331692805169" calcext:value-type="float">
            <text:p>0.791331692805169</text:p>
          </table:table-cell>
          <table:table-cell office:value-type="string" calcext:value-type="string">
            <text:p>https://twitter.com/cryptobroko/status/1610976523107844097</text:p>
          </table:table-cell>
        </table:table-row>
        <table:table-row table:style-name="ro1">
          <table:table-cell office:value-type="string" calcext:value-type="string">
            <text:p>input/data_formal_20240530-1342/meme/cryptobroko_20230106T082043/0.jpg</text:p>
          </table:table-cell>
          <table:table-cell office:value-type="string" calcext:value-type="string">
            <text:p>Pattern 7</text:p>
          </table:table-cell>
          <table:table-cell office:value-type="float" office:value="27.1167892948688" calcext:value-type="float">
            <text:p>27.1167892948688</text:p>
          </table:table-cell>
          <table:table-cell office:value-type="float" office:value="0.55414246058446" calcext:value-type="float">
            <text:p>0.55414246058446</text:p>
          </table:table-cell>
          <table:table-cell office:value-type="float" office:value="0.309348882558159" calcext:value-type="float">
            <text:p>0.309348882558159</text:p>
          </table:table-cell>
          <table:table-cell office:value-type="string" calcext:value-type="string">
            <text:p>https://twitter.com/cryptobroko/status/1611276562044690436</text:p>
          </table:table-cell>
        </table:table-row>
        <table:table-row table:style-name="ro1">
          <table:table-cell office:value-type="string" calcext:value-type="string">
            <text:p>input/data_formal_20240530-1342/meme/cryptobroko_20230111T222149/0.jpg</text:p>
          </table:table-cell>
          <table:table-cell office:value-type="string" calcext:value-type="string">
            <text:p>Pattern 2</text:p>
          </table:table-cell>
          <table:table-cell office:value-type="float" office:value="32.6600579829455" calcext:value-type="float">
            <text:p>32.6600579829455</text:p>
          </table:table-cell>
          <table:table-cell office:value-type="float" office:value="0.125425783852141" calcext:value-type="float">
            <text:p>0.125425783852141</text:p>
          </table:table-cell>
          <table:table-cell office:value-type="float" office:value="0.535967392477588" calcext:value-type="float">
            <text:p>0.535967392477588</text:p>
          </table:table-cell>
          <table:table-cell office:value-type="string" calcext:value-type="string">
            <text:p>https://twitter.com/cryptobroko/status/1613300171890216962</text:p>
          </table:table-cell>
        </table:table-row>
        <table:table-row table:style-name="ro1">
          <table:table-cell office:value-type="string" calcext:value-type="string">
            <text:p>input/data_formal_20240530-1342/meme/cryptobroko_20230111T232205/0.jpg</text:p>
          </table:table-cell>
          <table:table-cell office:value-type="string" calcext:value-type="string">
            <text:p>Pattern 8</text:p>
          </table:table-cell>
          <table:table-cell office:value-type="float" office:value="19.8440930969638" calcext:value-type="float">
            <text:p>19.8440930969638</text:p>
          </table:table-cell>
          <table:table-cell office:value-type="float" office:value="0.832319796716098" calcext:value-type="float">
            <text:p>0.832319796716098</text:p>
          </table:table-cell>
          <table:table-cell office:value-type="float" office:value="0.522537535947225" calcext:value-type="float">
            <text:p>0.522537535947225</text:p>
          </table:table-cell>
          <table:table-cell office:value-type="string" calcext:value-type="string">
            <text:p>https://twitter.com/cryptobroko/status/1613315338505953281</text:p>
          </table:table-cell>
        </table:table-row>
        <table:table-row table:style-name="ro1">
          <table:table-cell office:value-type="string" calcext:value-type="string">
            <text:p>input/data_formal_20240530-1342/meme/CryptoEconomyEN_20230403T210832/0.jpg</text:p>
          </table:table-cell>
          <table:table-cell office:value-type="string" calcext:value-type="string">
            <text:p>Pattern 3</text:p>
          </table:table-cell>
          <table:table-cell office:value-type="float" office:value="24.3849064818127" calcext:value-type="float">
            <text:p>24.3849064818127</text:p>
          </table:table-cell>
          <table:table-cell office:value-type="float" office:value="0.628929457598786" calcext:value-type="float">
            <text:p>0.628929457598786</text:p>
          </table:table-cell>
          <table:table-cell office:value-type="float" office:value="0.748379752367835" calcext:value-type="float">
            <text:p>0.748379752367835</text:p>
          </table:table-cell>
          <table:table-cell office:value-type="string" calcext:value-type="string">
            <text:p>https://twitter.com/CryptoEconomyEN/status/1642997533403217928</text:p>
          </table:table-cell>
        </table:table-row>
        <table:table-row table:style-name="ro1">
          <table:table-cell office:value-type="string" calcext:value-type="string">
            <text:p>input/data_formal_20240530-1342/meme/CryptoEights_20230110T145239/0.jpg</text:p>
          </table:table-cell>
          <table:table-cell office:value-type="string" calcext:value-type="string">
            <text:p>Pattern 5</text:p>
          </table:table-cell>
          <table:table-cell office:value-type="float" office:value="29.8820386453554" calcext:value-type="float">
            <text:p>29.8820386453554</text:p>
          </table:table-cell>
          <table:table-cell office:value-type="float" office:value="0.129358940508203" calcext:value-type="float">
            <text:p>0.129358940508203</text:p>
          </table:table-cell>
          <table:table-cell office:value-type="float" office:value="0.485248677784095" calcext:value-type="float">
            <text:p>0.485248677784095</text:p>
          </table:table-cell>
          <table:table-cell office:value-type="string" calcext:value-type="string">
            <text:p>https://twitter.com/CryptoEights/status/1613323382103371776</text:p>
          </table:table-cell>
        </table:table-row>
        <table:table-row table:style-name="ro1">
          <table:table-cell office:value-type="string" calcext:value-type="string">
            <text:p>input/data_formal_20240530-1342/meme/CryptoGossipOrg_20230111T142933/0.jpg</text:p>
          </table:table-cell>
          <table:table-cell office:value-type="string" calcext:value-type="string">
            <text:p>Pattern 2</text:p>
          </table:table-cell>
          <table:table-cell office:value-type="float" office:value="25.2584473698388" calcext:value-type="float">
            <text:p>25.2584473698388</text:p>
          </table:table-cell>
          <table:table-cell office:value-type="float" office:value="0.289929727149161" calcext:value-type="float">
            <text:p>0.289929727149161</text:p>
          </table:table-cell>
          <table:table-cell office:value-type="float" office:value="0.768807674611642" calcext:value-type="float">
            <text:p>0.768807674611642</text:p>
          </table:table-cell>
          <table:table-cell office:value-type="string" calcext:value-type="string">
            <text:p>https://twitter.com/laketreasuree/status/1613327805143711744</text:p>
          </table:table-cell>
        </table:table-row>
        <table:table-row table:style-name="ro1">
          <table:table-cell office:value-type="string" calcext:value-type="string">
            <text:p>input/data_formal_20240530-1342/meme/CryptoGossipOrg_20230201T222930/0.jpg</text:p>
          </table:table-cell>
          <table:table-cell office:value-type="string" calcext:value-type="string">
            <text:p>Pattern 3</text:p>
          </table:table-cell>
          <table:table-cell office:value-type="float" office:value="30.280811640252" calcext:value-type="float">
            <text:p>30.280811640252</text:p>
          </table:table-cell>
          <table:table-cell office:value-type="float" office:value="0.47484836904274" calcext:value-type="float">
            <text:p>0.47484836904274</text:p>
          </table:table-cell>
          <table:table-cell office:value-type="float" office:value="0.672993273078329" calcext:value-type="float">
            <text:p>0.672993273078329</text:p>
          </table:table-cell>
          <table:table-cell office:value-type="string" calcext:value-type="string">
            <text:p>https://twitter.com/CryptoGossipOrg/status/1620912251522924558</text:p>
          </table:table-cell>
        </table:table-row>
        <table:table-row table:style-name="ro1">
          <table:table-cell office:value-type="string" calcext:value-type="string">
            <text:p>input/data_formal_20240530-1342/meme/CryptoInsightsX_20230104T084330/0.jpg</text:p>
          </table:table-cell>
          <table:table-cell office:value-type="string" calcext:value-type="string">
            <text:p>Pattern 5</text:p>
          </table:table-cell>
          <table:table-cell office:value-type="float" office:value="30.4321920270936" calcext:value-type="float">
            <text:p>30.4321920270936</text:p>
          </table:table-cell>
          <table:table-cell office:value-type="float" office:value="0.112217969265291" calcext:value-type="float">
            <text:p>0.112217969265291</text:p>
          </table:table-cell>
          <table:table-cell office:value-type="float" office:value="0.349887790953952" calcext:value-type="float">
            <text:p>0.349887790953952</text:p>
          </table:table-cell>
          <table:table-cell office:value-type="string" calcext:value-type="string">
            <text:p>https://twitter.com/woncateu/status/1610980091739406339</text:p>
          </table:table-cell>
        </table:table-row>
        <table:table-row table:style-name="ro1">
          <table:table-cell office:value-type="string" calcext:value-type="string">
            <text:p>input/data_formal_20240530-1342/meme/CryptoIranian_20230202T020516/0.jpg</text:p>
          </table:table-cell>
          <table:table-cell office:value-type="string" calcext:value-type="string">
            <text:p>Pattern 5</text:p>
          </table:table-cell>
          <table:table-cell office:value-type="float" office:value="31.9705638317299" calcext:value-type="float">
            <text:p>31.9705638317299</text:p>
          </table:table-cell>
          <table:table-cell office:value-type="float" office:value="0.216950716820422" calcext:value-type="float">
            <text:p>0.216950716820422</text:p>
          </table:table-cell>
          <table:table-cell office:value-type="float" office:value="0.33555272078282" calcext:value-type="float">
            <text:p>0.33555272078282</text:p>
          </table:table-cell>
          <table:table-cell office:value-type="string" calcext:value-type="string">
            <text:p>https://twitter.com/maguirre521/status/1621015727389167618</text:p>
          </table:table-cell>
        </table:table-row>
        <table:table-row table:style-name="ro1">
          <table:table-cell office:value-type="string" calcext:value-type="string">
            <text:p>input/data_formal_20240530-1342/meme/CryptoLycus_20230105T141110/0.jpg</text:p>
          </table:table-cell>
          <table:table-cell office:value-type="string" calcext:value-type="string">
            <text:p>Pattern 8</text:p>
          </table:table-cell>
          <table:table-cell office:value-type="float" office:value="22.1816265095546" calcext:value-type="float">
            <text:p>22.1816265095546</text:p>
          </table:table-cell>
          <table:table-cell office:value-type="float" office:value="0.790122353191974" calcext:value-type="float">
            <text:p>0.790122353191974</text:p>
          </table:table-cell>
          <table:table-cell office:value-type="float" office:value="0.319553225519404" calcext:value-type="float">
            <text:p>0.319553225519404</text:p>
          </table:table-cell>
          <table:table-cell office:value-type="string" calcext:value-type="string">
            <text:p>https://twitter.com/CryptoLycus/status/1611224854937886720</text:p>
          </table:table-cell>
        </table:table-row>
        <table:table-row table:style-name="ro1">
          <table:table-cell office:value-type="string" calcext:value-type="string">
            <text:p>input/data_formal_20240530-1342/meme/CRYPTOMAD44_20230322T220901/0.jpg</text:p>
          </table:table-cell>
          <table:table-cell office:value-type="string" calcext:value-type="string">
            <text:p>Pattern 1</text:p>
          </table:table-cell>
          <table:table-cell office:value-type="float" office:value="32.5615550603186" calcext:value-type="float">
            <text:p>32.5615550603186</text:p>
          </table:table-cell>
          <table:table-cell office:value-type="float" office:value="0.234743617274334" calcext:value-type="float">
            <text:p>0.234743617274334</text:p>
          </table:table-cell>
          <table:table-cell office:value-type="float" office:value="0.303223729624607" calcext:value-type="float">
            <text:p>0.303223729624607</text:p>
          </table:table-cell>
          <table:table-cell office:value-type="string" calcext:value-type="string">
            <text:p>https://twitter.com/TsuyokuInu/status/1638666118884622336</text:p>
          </table:table-cell>
        </table:table-row>
        <table:table-row table:style-name="ro1">
          <table:table-cell office:value-type="string" calcext:value-type="string">
            <text:p>input/data_formal_20240530-1342/meme/Crypton_media_20230206T113607/0.jpg</text:p>
          </table:table-cell>
          <table:table-cell office:value-type="string" calcext:value-type="string">
            <text:p>Pattern 7</text:p>
          </table:table-cell>
          <table:table-cell office:value-type="float" office:value="26.4570741352356" calcext:value-type="float">
            <text:p>26.4570741352356</text:p>
          </table:table-cell>
          <table:table-cell office:value-type="float" office:value="0.518199417732387" calcext:value-type="float">
            <text:p>0.518199417732387</text:p>
          </table:table-cell>
          <table:table-cell office:value-type="float" office:value="0.635601655897612" calcext:value-type="float">
            <text:p>0.635601655897612</text:p>
          </table:table-cell>
          <table:table-cell office:value-type="string" calcext:value-type="string">
            <text:p>https://twitter.com/Crypton_media/status/1622559763429982210</text:p>
          </table:table-cell>
        </table:table-row>
        <table:table-row table:style-name="ro1">
          <table:table-cell office:value-type="string" calcext:value-type="string">
            <text:p>input/data_formal_20240530-1342/meme/CryptoSalsaMike_20230206T112038/0.jpg</text:p>
          </table:table-cell>
          <table:table-cell office:value-type="string" calcext:value-type="string">
            <text:p>Pattern 8</text:p>
          </table:table-cell>
          <table:table-cell office:value-type="float" office:value="20.4493177736919" calcext:value-type="float">
            <text:p>20.4493177736919</text:p>
          </table:table-cell>
          <table:table-cell office:value-type="float" office:value="0.923115670141299" calcext:value-type="float">
            <text:p>0.923115670141299</text:p>
          </table:table-cell>
          <table:table-cell office:value-type="float" office:value="0.396252404234384" calcext:value-type="float">
            <text:p>0.396252404234384</text:p>
          </table:table-cell>
          <table:table-cell office:value-type="string" calcext:value-type="string">
            <text:p>https://twitter.com/Syed_VIP07/status/1622631073602752512</text:p>
          </table:table-cell>
        </table:table-row>
        <table:table-row table:style-name="ro1">
          <table:table-cell office:value-type="string" calcext:value-type="string">
            <text:p>input/data_formal_20240530-1342/meme/Cryptosy123_20230206T112742/0.jpg</text:p>
          </table:table-cell>
          <table:table-cell office:value-type="string" calcext:value-type="string">
            <text:p>Pattern 6</text:p>
          </table:table-cell>
          <table:table-cell office:value-type="float" office:value="24.7292448594503" calcext:value-type="float">
            <text:p>24.7292448594503</text:p>
          </table:table-cell>
          <table:table-cell office:value-type="float" office:value="0.809810932012541" calcext:value-type="float">
            <text:p>0.809810932012541</text:p>
          </table:table-cell>
          <table:table-cell office:value-type="float" office:value="0.398473711688207" calcext:value-type="float">
            <text:p>0.398473711688207</text:p>
          </table:table-cell>
          <table:table-cell office:value-type="string" calcext:value-type="string">
            <text:p>https://twitter.com/Cryptosy123/status/1622557641808695297</text:p>
          </table:table-cell>
        </table:table-row>
        <table:table-row table:style-name="ro1">
          <table:table-cell office:value-type="string" calcext:value-type="string">
            <text:p>input/data_formal_20240530-1342/meme/CryptoTechMemes_20230202T020224/0.jpg</text:p>
          </table:table-cell>
          <table:table-cell office:value-type="string" calcext:value-type="string">
            <text:p>Pattern 2</text:p>
          </table:table-cell>
          <table:table-cell office:value-type="float" office:value="27.3320732954887" calcext:value-type="float">
            <text:p>27.3320732954887</text:p>
          </table:table-cell>
          <table:table-cell office:value-type="float" office:value="0.315401396273618" calcext:value-type="float">
            <text:p>0.315401396273618</text:p>
          </table:table-cell>
          <table:table-cell office:value-type="float" office:value="0.721918317535823" calcext:value-type="float">
            <text:p>0.721918317535823</text:p>
          </table:table-cell>
          <table:table-cell office:value-type="string" calcext:value-type="string">
            <text:p>https://twitter.com/CryptoTechMemes/status/1620965831181041664</text:p>
          </table:table-cell>
        </table:table-row>
        <table:table-row table:style-name="ro1">
          <table:table-cell office:value-type="string" calcext:value-type="string">
            <text:p>input/data_formal_20240530-1342/meme/CryptoWhale_Alt_20221228T052550/0.jpg</text:p>
          </table:table-cell>
          <table:table-cell office:value-type="string" calcext:value-type="string">
            <text:p>Pattern 3</text:p>
          </table:table-cell>
          <table:table-cell office:value-type="float" office:value="28.8356307304368" calcext:value-type="float">
            <text:p>28.8356307304368</text:p>
          </table:table-cell>
          <table:table-cell office:value-type="float" office:value="0.328795302741598" calcext:value-type="float">
            <text:p>0.328795302741598</text:p>
          </table:table-cell>
          <table:table-cell office:value-type="float" office:value="0.864620226882764" calcext:value-type="float">
            <text:p>0.864620226882764</text:p>
          </table:table-cell>
          <table:table-cell office:value-type="string" calcext:value-type="string">
            <text:p>https://twitter.com/FATHZBEK81/status/1607987621958918144</text:p>
          </table:table-cell>
        </table:table-row>
        <table:table-row table:style-name="ro1">
          <table:table-cell office:value-type="string" calcext:value-type="string">
            <text:p>input/data_formal_20240530-1342/meme/Cubesmen_20230206T114415/0.jpg</text:p>
          </table:table-cell>
          <table:table-cell office:value-type="string" calcext:value-type="string">
            <text:p>Pattern 2</text:p>
          </table:table-cell>
          <table:table-cell office:value-type="float" office:value="34.9167515833576" calcext:value-type="float">
            <text:p>34.9167515833576</text:p>
          </table:table-cell>
          <table:table-cell office:value-type="float" office:value="0.313623442318464" calcext:value-type="float">
            <text:p>0.313623442318464</text:p>
          </table:table-cell>
          <table:table-cell office:value-type="float" office:value="0.503942142518807" calcext:value-type="float">
            <text:p>0.503942142518807</text:p>
          </table:table-cell>
          <table:table-cell office:value-type="string" calcext:value-type="string">
            <text:p>https://twitter.com/Cubesmen/status/1622561809369538562</text:p>
          </table:table-cell>
        </table:table-row>
        <table:table-row table:style-name="ro1">
          <table:table-cell office:value-type="string" calcext:value-type="string">
            <text:p>input/data_formal_20240530-1342/meme/cuchicou_20230105T135735/0.jpg</text:p>
          </table:table-cell>
          <table:table-cell office:value-type="string" calcext:value-type="string">
            <text:p>Pattern 1</text:p>
          </table:table-cell>
          <table:table-cell office:value-type="float" office:value="30.0632754584213" calcext:value-type="float">
            <text:p>30.0632754584213</text:p>
          </table:table-cell>
          <table:table-cell office:value-type="float" office:value="0.271103837214623" calcext:value-type="float">
            <text:p>0.271103837214623</text:p>
          </table:table-cell>
          <table:table-cell office:value-type="float" office:value="0.475242579198611" calcext:value-type="float">
            <text:p>0.475242579198611</text:p>
          </table:table-cell>
          <table:table-cell office:value-type="string" calcext:value-type="string">
            <text:p>https://twitter.com/looneycorp/status/1613323332069502978</text:p>
          </table:table-cell>
        </table:table-row>
        <table:table-row table:style-name="ro1">
          <table:table-cell office:value-type="string" calcext:value-type="string">
            <text:p>input/data_formal_20240530-1342/meme/cuchicou_20230110T163430/0.jpg</text:p>
          </table:table-cell>
          <table:table-cell office:value-type="string" calcext:value-type="string">
            <text:p>Pattern 3</text:p>
          </table:table-cell>
          <table:table-cell office:value-type="float" office:value="25.3096185282524" calcext:value-type="float">
            <text:p>25.3096185282524</text:p>
          </table:table-cell>
          <table:table-cell office:value-type="float" office:value="0.306975882501728" calcext:value-type="float">
            <text:p>0.306975882501728</text:p>
          </table:table-cell>
          <table:table-cell office:value-type="float" office:value="0.945179593415181" calcext:value-type="float">
            <text:p>0.945179593415181</text:p>
          </table:table-cell>
          <table:table-cell office:value-type="string" calcext:value-type="string">
            <text:p>https://twitter.com/looneycorp/status/1613323299895009280</text:p>
          </table:table-cell>
        </table:table-row>
        <table:table-row table:style-name="ro1">
          <table:table-cell office:value-type="string" calcext:value-type="string">
            <text:p>input/data_formal_20240530-1342/meme/cuchicou_20230201T134339/0.jpg</text:p>
          </table:table-cell>
          <table:table-cell office:value-type="string" calcext:value-type="string">
            <text:p>Pattern 2</text:p>
          </table:table-cell>
          <table:table-cell office:value-type="float" office:value="27.2189718781264" calcext:value-type="float">
            <text:p>27.2189718781264</text:p>
          </table:table-cell>
          <table:table-cell office:value-type="float" office:value="0.262049109317228" calcext:value-type="float">
            <text:p>0.262049109317228</text:p>
          </table:table-cell>
          <table:table-cell office:value-type="float" office:value="0.878486040701806" calcext:value-type="float">
            <text:p>0.878486040701806</text:p>
          </table:table-cell>
          <table:table-cell office:value-type="string" calcext:value-type="string">
            <text:p>https://twitter.com/Kabteni1/status/1620927269035450368</text:p>
          </table:table-cell>
        </table:table-row>
        <table:table-row table:style-name="ro1">
          <table:table-cell office:value-type="string" calcext:value-type="string">
            <text:p>input/data_formal_20240530-1342/meme/CuddleYourCat_20230212T150628/0.jpg</text:p>
          </table:table-cell>
          <table:table-cell office:value-type="string" calcext:value-type="string">
            <text:p>Pattern 1</text:p>
          </table:table-cell>
          <table:table-cell office:value-type="float" office:value="33.1187079602117" calcext:value-type="float">
            <text:p>33.1187079602117</text:p>
          </table:table-cell>
          <table:table-cell office:value-type="float" office:value="0.438509848416596" calcext:value-type="float">
            <text:p>0.438509848416596</text:p>
          </table:table-cell>
          <table:table-cell office:value-type="float" office:value="0.440569999545748" calcext:value-type="float">
            <text:p>0.440569999545748</text:p>
          </table:table-cell>
          <table:table-cell office:value-type="string" calcext:value-type="string">
            <text:p>https://twitter.com/CuddleYourCat/status/1624787023687974931</text:p>
          </table:table-cell>
        </table:table-row>
        <table:table-row table:style-name="ro1">
          <table:table-cell office:value-type="string" calcext:value-type="string">
            <text:p>input/data_formal_20240530-1342/meme/CursedDANKmemes_20230106T050906/0.jpg</text:p>
          </table:table-cell>
          <table:table-cell office:value-type="string" calcext:value-type="string">
            <text:p>Pattern 1</text:p>
          </table:table-cell>
          <table:table-cell office:value-type="float" office:value="29.2081908038547" calcext:value-type="float">
            <text:p>29.2081908038547</text:p>
          </table:table-cell>
          <table:table-cell office:value-type="float" office:value="0.434054503849591" calcext:value-type="float">
            <text:p>0.434054503849591</text:p>
          </table:table-cell>
          <table:table-cell office:value-type="float" office:value="0.428778789852818" calcext:value-type="float">
            <text:p>0.428778789852818</text:p>
          </table:table-cell>
          <table:table-cell office:value-type="string" calcext:value-type="string">
            <text:p>https://twitter.com/CursedDANKmemes/status/1611228341197242368</text:p>
          </table:table-cell>
        </table:table-row>
        <table:table-row table:style-name="ro1">
          <table:table-cell office:value-type="string" calcext:value-type="string">
            <text:p>input/data_formal_20240530-1342/meme/Cute_PurpleRose_20221228T010729/0.jpg</text:p>
          </table:table-cell>
          <table:table-cell office:value-type="string" calcext:value-type="string">
            <text:p>Pattern 6</text:p>
          </table:table-cell>
          <table:table-cell office:value-type="float" office:value="28.7842697306482" calcext:value-type="float">
            <text:p>28.7842697306482</text:p>
          </table:table-cell>
          <table:table-cell office:value-type="float" office:value="0.550529619786188" calcext:value-type="float">
            <text:p>0.550529619786188</text:p>
          </table:table-cell>
          <table:table-cell office:value-type="float" office:value="0.519878243179062" calcext:value-type="float">
            <text:p>0.519878243179062</text:p>
          </table:table-cell>
          <table:table-cell office:value-type="string" calcext:value-type="string">
            <text:p>https://twitter.com/Cute_PurpleRose/status/1607906044268761088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153/0.jpg</text:p>
          </table:table-cell>
          <table:table-cell office:value-type="string" calcext:value-type="string">
            <text:p>Pattern 3</text:p>
          </table:table-cell>
          <table:table-cell office:value-type="float" office:value="28.7834005393751" calcext:value-type="float">
            <text:p>28.7834005393751</text:p>
          </table:table-cell>
          <table:table-cell office:value-type="float" office:value="0.239875879202146" calcext:value-type="float">
            <text:p>0.239875879202146</text:p>
          </table:table-cell>
          <table:table-cell office:value-type="float" office:value="0.866256918054631" calcext:value-type="float">
            <text:p>0.866256918054631</text:p>
          </table:table-cell>
          <table:table-cell office:value-type="string" calcext:value-type="string">
            <text:p>https://twitter.com/GameGearGuru/status/1607936497046491136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153/1.jpg</text:p>
          </table:table-cell>
          <table:table-cell office:value-type="string" calcext:value-type="string">
            <text:p>Pattern 2</text:p>
          </table:table-cell>
          <table:table-cell office:value-type="float" office:value="29.77353060202" calcext:value-type="float">
            <text:p>29.77353060202</text:p>
          </table:table-cell>
          <table:table-cell office:value-type="float" office:value="0.295658367861121" calcext:value-type="float">
            <text:p>0.295658367861121</text:p>
          </table:table-cell>
          <table:table-cell office:value-type="float" office:value="0.791212741374168" calcext:value-type="float">
            <text:p>0.791212741374168</text:p>
          </table:table-cell>
          <table:table-cell office:value-type="string" calcext:value-type="string">
            <text:p>https://twitter.com/GameGearGuru/status/1607936497046491136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220/0.jpg</text:p>
          </table:table-cell>
          <table:table-cell office:value-type="string" calcext:value-type="string">
            <text:p>Pattern 3</text:p>
          </table:table-cell>
          <table:table-cell office:value-type="float" office:value="26.7174487317211" calcext:value-type="float">
            <text:p>26.7174487317211</text:p>
          </table:table-cell>
          <table:table-cell office:value-type="float" office:value="0.261840064354663" calcext:value-type="float">
            <text:p>0.261840064354663</text:p>
          </table:table-cell>
          <table:table-cell office:value-type="float" office:value="0.622213709664047" calcext:value-type="float">
            <text:p>0.622213709664047</text:p>
          </table:table-cell>
          <table:table-cell office:value-type="string" calcext:value-type="string">
            <text:p>https://twitter.com/CutItOutComics/status/1607936496274706433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333/0.jpg</text:p>
          </table:table-cell>
          <table:table-cell office:value-type="string" calcext:value-type="string">
            <text:p>Pattern 8</text:p>
          </table:table-cell>
          <table:table-cell office:value-type="float" office:value="22.4538012842748" calcext:value-type="float">
            <text:p>22.4538012842748</text:p>
          </table:table-cell>
          <table:table-cell office:value-type="float" office:value="0.876664957624482" calcext:value-type="float">
            <text:p>0.876664957624482</text:p>
          </table:table-cell>
          <table:table-cell office:value-type="float" office:value="0.389486964029631" calcext:value-type="float">
            <text:p>0.389486964029631</text:p>
          </table:table-cell>
          <table:table-cell office:value-type="string" calcext:value-type="string">
            <text:p>https://twitter.com/CutItOutComics/status/1607936521998311424</text:p>
          </table:table-cell>
        </table:table-row>
        <table:table-row table:style-name="ro1">
          <table:table-cell office:value-type="string" calcext:value-type="string">
            <text:p>input/data_formal_20240530-1342/meme/Cyberknow20_20230129T100627/0.jpg</text:p>
          </table:table-cell>
          <table:table-cell office:value-type="string" calcext:value-type="string">
            <text:p>Pattern 5</text:p>
          </table:table-cell>
          <table:table-cell office:value-type="float" office:value="26.8536907532427" calcext:value-type="float">
            <text:p>26.8536907532427</text:p>
          </table:table-cell>
          <table:table-cell office:value-type="float" office:value="0.259144014879117" calcext:value-type="float">
            <text:p>0.259144014879117</text:p>
          </table:table-cell>
          <table:table-cell office:value-type="float" office:value="0.503348734737772" calcext:value-type="float">
            <text:p>0.503348734737772</text:p>
          </table:table-cell>
          <table:table-cell office:value-type="string" calcext:value-type="string">
            <text:p>https://twitter.com/kibertiger/status/1622625448164474887</text:p>
          </table:table-cell>
        </table:table-row>
        <table:table-row table:style-name="ro1">
          <table:table-cell office:value-type="string" calcext:value-type="string">
            <text:p>input/data_formal_20240530-1342/meme/Cyberknow20_20230212T042400/0.jpg</text:p>
          </table:table-cell>
          <table:table-cell office:value-type="string" calcext:value-type="string">
            <text:p>Pattern 7</text:p>
          </table:table-cell>
          <table:table-cell office:value-type="float" office:value="29.8816183404133" calcext:value-type="float">
            <text:p>29.8816183404133</text:p>
          </table:table-cell>
          <table:table-cell office:value-type="float" office:value="0.323458090186142" calcext:value-type="float">
            <text:p>0.323458090186142</text:p>
          </table:table-cell>
          <table:table-cell office:value-type="float" office:value="0.413449170746834" calcext:value-type="float">
            <text:p>0.413449170746834</text:p>
          </table:table-cell>
          <table:table-cell office:value-type="string" calcext:value-type="string">
            <text:p>https://twitter.com/Shpantzer/status/1624764381912346625</text:p>
          </table:table-cell>
        </table:table-row>
        <table:table-row table:style-name="ro1">
          <table:table-cell office:value-type="string" calcext:value-type="string">
            <text:p>input/data_formal_20240530-1342/meme/DaboyaPvt_20230105T124909/0.jpg</text:p>
          </table:table-cell>
          <table:table-cell office:value-type="string" calcext:value-type="string">
            <text:p>Pattern 6</text:p>
          </table:table-cell>
          <table:table-cell office:value-type="float" office:value="23.5946099884034" calcext:value-type="float">
            <text:p>23.5946099884034</text:p>
          </table:table-cell>
          <table:table-cell office:value-type="float" office:value="0.771506009148226" calcext:value-type="float">
            <text:p>0.771506009148226</text:p>
          </table:table-cell>
          <table:table-cell office:value-type="float" office:value="0.382216481965468" calcext:value-type="float">
            <text:p>0.382216481965468</text:p>
          </table:table-cell>
          <table:table-cell office:value-type="string" calcext:value-type="string">
            <text:p>https://twitter.com/DaboyaPvt/status/1610981731225726977</text:p>
          </table:table-cell>
        </table:table-row>
        <table:table-row table:style-name="ro1">
          <table:table-cell office:value-type="string" calcext:value-type="string">
            <text:p>input/data_formal_20240530-1342/meme/DaguitMiralyn_20221227T235742/0.jpg</text:p>
          </table:table-cell>
          <table:table-cell office:value-type="string" calcext:value-type="string">
            <text:p>Pattern 3</text:p>
          </table:table-cell>
          <table:table-cell office:value-type="float" office:value="25.6650917571967" calcext:value-type="float">
            <text:p>25.6650917571967</text:p>
          </table:table-cell>
          <table:table-cell office:value-type="float" office:value="0.244922627986649" calcext:value-type="float">
            <text:p>0.244922627986649</text:p>
          </table:table-cell>
          <table:table-cell office:value-type="float" office:value="0.796079375078993" calcext:value-type="float">
            <text:p>0.796079375078993</text:p>
          </table:table-cell>
          <table:table-cell office:value-type="string" calcext:value-type="string">
            <text:p>https://twitter.com/DaguitMiralyn/status/1607888485532438528</text:p>
          </table:table-cell>
        </table:table-row>
        <table:table-row table:style-name="ro1">
          <table:table-cell office:value-type="string" calcext:value-type="string">
            <text:p>input/data_formal_20240530-1342/meme/daily_wholesome_20221228T013857/0.jpg</text:p>
          </table:table-cell>
          <table:table-cell office:value-type="string" calcext:value-type="string">
            <text:p>Pattern 1</text:p>
          </table:table-cell>
          <table:table-cell office:value-type="float" office:value="32.0299395071069" calcext:value-type="float">
            <text:p>32.0299395071069</text:p>
          </table:table-cell>
          <table:table-cell office:value-type="float" office:value="0.241044352921505" calcext:value-type="float">
            <text:p>0.241044352921505</text:p>
          </table:table-cell>
          <table:table-cell office:value-type="float" office:value="0.346695024901411" calcext:value-type="float">
            <text:p>0.346695024901411</text:p>
          </table:table-cell>
          <table:table-cell office:value-type="string" calcext:value-type="string">
            <text:p>https://twitter.com/TIMEX2987/status/1607938023760744451</text:p>
          </table:table-cell>
        </table:table-row>
        <table:table-row table:style-name="ro1">
          <table:table-cell office:value-type="string" calcext:value-type="string">
            <text:p>input/data_formal_20240530-1342/meme/daily_wholesome_20230111T193857/0.jpg</text:p>
          </table:table-cell>
          <table:table-cell office:value-type="string" calcext:value-type="string">
            <text:p>Pattern 1</text:p>
          </table:table-cell>
          <table:table-cell office:value-type="float" office:value="33.4009435464119" calcext:value-type="float">
            <text:p>33.4009435464119</text:p>
          </table:table-cell>
          <table:table-cell office:value-type="float" office:value="0.33082958877421" calcext:value-type="float">
            <text:p>0.33082958877421</text:p>
          </table:table-cell>
          <table:table-cell office:value-type="float" office:value="0.309084880691082" calcext:value-type="float">
            <text:p>0.309084880691082</text:p>
          </table:table-cell>
          <table:table-cell office:value-type="string" calcext:value-type="string">
            <text:p>https://twitter.com/Sunday_Waffles/status/1613297703668047872</text:p>
          </table:table-cell>
        </table:table-row>
        <table:table-row table:style-name="ro1">
          <table:table-cell office:value-type="string" calcext:value-type="string">
            <text:p>input/data_formal_20240530-1342/meme/daily_wholesome_20230202T014004/0.jpg</text:p>
          </table:table-cell>
          <table:table-cell office:value-type="string" calcext:value-type="string">
            <text:p>Pattern 8</text:p>
          </table:table-cell>
          <table:table-cell office:value-type="float" office:value="21.4015138747538" calcext:value-type="float">
            <text:p>21.4015138747538</text:p>
          </table:table-cell>
          <table:table-cell office:value-type="float" office:value="0.907211179368941" calcext:value-type="float">
            <text:p>0.907211179368941</text:p>
          </table:table-cell>
          <table:table-cell office:value-type="float" office:value="0.492018038546274" calcext:value-type="float">
            <text:p>0.492018038546274</text:p>
          </table:table-cell>
          <table:table-cell office:value-type="string" calcext:value-type="string">
            <text:p>https://twitter.com/EurysPerez2/status/1620960367756152832</text:p>
          </table:table-cell>
        </table:table-row>
        <table:table-row table:style-name="ro1">
          <table:table-cell office:value-type="string" calcext:value-type="string">
            <text:p>input/data_formal_20240530-1342/meme/daily_wholesome_20230206T133857/0.jpg</text:p>
          </table:table-cell>
          <table:table-cell office:value-type="string" calcext:value-type="string">
            <text:p>Pattern 2</text:p>
          </table:table-cell>
          <table:table-cell office:value-type="float" office:value="33.0078937426887" calcext:value-type="float">
            <text:p>33.0078937426887</text:p>
          </table:table-cell>
          <table:table-cell office:value-type="float" office:value="0.23592268988264" calcext:value-type="float">
            <text:p>0.23592268988264</text:p>
          </table:table-cell>
          <table:table-cell office:value-type="float" office:value="0.561179547968602" calcext:value-type="float">
            <text:p>0.561179547968602</text:p>
          </table:table-cell>
          <table:table-cell office:value-type="string" calcext:value-type="string">
            <text:p>https://twitter.com/_lostinsea_/status/1622590745226928131</text:p>
          </table:table-cell>
        </table:table-row>
        <table:table-row table:style-name="ro1">
          <table:table-cell office:value-type="string" calcext:value-type="string">
            <text:p>input/data_formal_20240530-1342/meme/daily_wholesome_20230212T133856/0.jpg</text:p>
          </table:table-cell>
          <table:table-cell office:value-type="string" calcext:value-type="string">
            <text:p>Pattern 8</text:p>
          </table:table-cell>
          <table:table-cell office:value-type="float" office:value="28.5301409979661" calcext:value-type="float">
            <text:p>28.5301409979661</text:p>
          </table:table-cell>
          <table:table-cell office:value-type="float" office:value="0.608262070341941" calcext:value-type="float">
            <text:p>0.608262070341941</text:p>
          </table:table-cell>
          <table:table-cell office:value-type="float" office:value="0.34982381120749" calcext:value-type="float">
            <text:p>0.34982381120749</text:p>
          </table:table-cell>
          <table:table-cell office:value-type="string" calcext:value-type="string">
            <text:p>https://twitter.com/daily_wholesome/status/1624764997455826944</text:p>
          </table:table-cell>
        </table:table-row>
        <table:table-row table:style-name="ro1">
          <table:table-cell office:value-type="string" calcext:value-type="string">
            <text:p>input/data_formal_20240530-1342/meme/DailyDadJokes6_20230206T154437/0.jpg</text:p>
          </table:table-cell>
          <table:table-cell office:value-type="string" calcext:value-type="string">
            <text:p>Pattern 2</text:p>
          </table:table-cell>
          <table:table-cell office:value-type="float" office:value="30.8237940788716" calcext:value-type="float">
            <text:p>30.8237940788716</text:p>
          </table:table-cell>
          <table:table-cell office:value-type="float" office:value="0.469732973654228" calcext:value-type="float">
            <text:p>0.469732973654228</text:p>
          </table:table-cell>
          <table:table-cell office:value-type="float" office:value="0.662018612427025" calcext:value-type="float">
            <text:p>0.662018612427025</text:p>
          </table:table-cell>
          <table:table-cell office:value-type="string" calcext:value-type="string">
            <text:p>https://twitter.com/DailyDadJokes6/status/1622622298120536064</text:p>
          </table:table-cell>
        </table:table-row>
        <table:table-row table:style-name="ro1">
          <table:table-cell office:value-type="string" calcext:value-type="string">
            <text:p>input/data_formal_20240530-1342/meme/dailymemegod_20221227T232656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dailymemegod/status/1607880743266435073</text:p>
          </table:table-cell>
        </table:table-row>
        <table:table-row table:style-name="ro1">
          <table:table-cell office:value-type="string" calcext:value-type="string">
            <text:p>input/data_formal_20240530-1342/meme/dailymemegod_20230322T220134/0.jpg</text:p>
          </table:table-cell>
          <table:table-cell office:value-type="string" calcext:value-type="string">
            <text:p>Pattern 3</text:p>
          </table:table-cell>
          <table:table-cell office:value-type="float" office:value="33.061378992844" calcext:value-type="float">
            <text:p>33.061378992844</text:p>
          </table:table-cell>
          <table:table-cell office:value-type="float" office:value="0.341981650112385" calcext:value-type="float">
            <text:p>0.341981650112385</text:p>
          </table:table-cell>
          <table:table-cell office:value-type="float" office:value="0.625652411340862" calcext:value-type="float">
            <text:p>0.625652411340862</text:p>
          </table:table-cell>
          <table:table-cell office:value-type="string" calcext:value-type="string">
            <text:p>https://twitter.com/dailymemegod/status/1638662225916489728</text:p>
          </table:table-cell>
        </table:table-row>
        <table:table-row table:style-name="ro1">
          <table:table-cell office:value-type="string" calcext:value-type="string">
            <text:p>input/data_formal_20240530-1342/meme/dailymemeshub_20221223T152915/0.jpg</text:p>
          </table:table-cell>
          <table:table-cell office:value-type="string" calcext:value-type="string">
            <text:p>Pattern 5</text:p>
          </table:table-cell>
          <table:table-cell office:value-type="float" office:value="34.2303668221828" calcext:value-type="float">
            <text:p>34.2303668221828</text:p>
          </table:table-cell>
          <table:table-cell office:value-type="float" office:value="0.179431942605612" calcext:value-type="float">
            <text:p>0.179431942605612</text:p>
          </table:table-cell>
          <table:table-cell office:value-type="float" office:value="0.428994350472736" calcext:value-type="float">
            <text:p>0.428994350472736</text:p>
          </table:table-cell>
          <table:table-cell office:value-type="string" calcext:value-type="string">
            <text:p>https://twitter.com/im_L30/status/1607911900737843201</text:p>
          </table:table-cell>
        </table:table-row>
        <table:table-row table:style-name="ro1">
          <table:table-cell office:value-type="string" calcext:value-type="string">
            <text:p>input/data_formal_20240530-1342/meme/dailymemeshub_20230105T112505/0.jpg</text:p>
          </table:table-cell>
          <table:table-cell office:value-type="string" calcext:value-type="string">
            <text:p>Pattern 7</text:p>
          </table:table-cell>
          <table:table-cell office:value-type="float" office:value="29.2191155954775" calcext:value-type="float">
            <text:p>29.2191155954775</text:p>
          </table:table-cell>
          <table:table-cell office:value-type="float" office:value="0.296748988538356" calcext:value-type="float">
            <text:p>0.296748988538356</text:p>
          </table:table-cell>
          <table:table-cell office:value-type="float" office:value="0.533536368986693" calcext:value-type="float">
            <text:p>0.533536368986693</text:p>
          </table:table-cell>
          <table:table-cell office:value-type="string" calcext:value-type="string">
            <text:p>https://twitter.com/dailymemeshub/status/1610960574627680259</text:p>
          </table:table-cell>
        </table:table-row>
        <table:table-row table:style-name="ro1">
          <table:table-cell office:value-type="string" calcext:value-type="string">
            <text:p>input/data_formal_20240530-1342/meme/dailymemeshub_20230105T122709/0.jpg</text:p>
          </table:table-cell>
          <table:table-cell office:value-type="string" calcext:value-type="string">
            <text:p>Pattern 1</text:p>
          </table:table-cell>
          <table:table-cell office:value-type="float" office:value="30.4942279602806" calcext:value-type="float">
            <text:p>30.4942279602806</text:p>
          </table:table-cell>
          <table:table-cell office:value-type="float" office:value="0.241208507710716" calcext:value-type="float">
            <text:p>0.241208507710716</text:p>
          </table:table-cell>
          <table:table-cell office:value-type="float" office:value="0.322178670060808" calcext:value-type="float">
            <text:p>0.322178670060808</text:p>
          </table:table-cell>
          <table:table-cell office:value-type="string" calcext:value-type="string">
            <text:p>https://twitter.com/dailymemeshub/status/1610976193221722112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32853/0.jpg</text:p>
          </table:table-cell>
          <table:table-cell office:value-type="string" calcext:value-type="string">
            <text:p>Pattern 3</text:p>
          </table:table-cell>
          <table:table-cell office:value-type="float" office:value="25.1676848837013" calcext:value-type="float">
            <text:p>25.1676848837013</text:p>
          </table:table-cell>
          <table:table-cell office:value-type="float" office:value="0.354206546136848" calcext:value-type="float">
            <text:p>0.354206546136848</text:p>
          </table:table-cell>
          <table:table-cell office:value-type="float" office:value="0.721869563548396" calcext:value-type="float">
            <text:p>0.721869563548396</text:p>
          </table:table-cell>
          <table:table-cell office:value-type="string" calcext:value-type="string">
            <text:p>https://twitter.com/BobBuilders37/status/1611278601005015040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42833/0.jpg</text:p>
          </table:table-cell>
          <table:table-cell office:value-type="string" calcext:value-type="string">
            <text:p>Pattern 8</text:p>
          </table:table-cell>
          <table:table-cell office:value-type="float" office:value="24.000773112262" calcext:value-type="float">
            <text:p>24.000773112262</text:p>
          </table:table-cell>
          <table:table-cell office:value-type="float" office:value="0.769168080958561" calcext:value-type="float">
            <text:p>0.769168080958561</text:p>
          </table:table-cell>
          <table:table-cell office:value-type="float" office:value="0.391607985614804" calcext:value-type="float">
            <text:p>0.391607985614804</text:p>
          </table:table-cell>
          <table:table-cell office:value-type="string" calcext:value-type="string">
            <text:p>https://twitter.com/dailymemeshub/status/1611218138074324993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52848/0.jpg</text:p>
          </table:table-cell>
          <table:table-cell office:value-type="string" calcext:value-type="string">
            <text:p>Pattern 1</text:p>
          </table:table-cell>
          <table:table-cell office:value-type="float" office:value="30.9598924283352" calcext:value-type="float">
            <text:p>30.9598924283352</text:p>
          </table:table-cell>
          <table:table-cell office:value-type="float" office:value="0.21480483636818" calcext:value-type="float">
            <text:p>0.21480483636818</text:p>
          </table:table-cell>
          <table:table-cell office:value-type="float" office:value="0.385988553334434" calcext:value-type="float">
            <text:p>0.385988553334434</text:p>
          </table:table-cell>
          <table:table-cell office:value-type="string" calcext:value-type="string">
            <text:p>https://twitter.com/dailymemeshub/status/1611233299833184257</text:p>
          </table:table-cell>
        </table:table-row>
        <table:table-row table:style-name="ro1">
          <table:table-cell office:value-type="string" calcext:value-type="string">
            <text:p>input/data_formal_20240530-1342/meme/dailymemeshub_20230201T102509/0.jpg</text:p>
          </table:table-cell>
          <table:table-cell office:value-type="string" calcext:value-type="string">
            <text:p>Pattern 1</text:p>
          </table:table-cell>
          <table:table-cell office:value-type="float" office:value="32.1795414731879" calcext:value-type="float">
            <text:p>32.1795414731879</text:p>
          </table:table-cell>
          <table:table-cell office:value-type="float" office:value="0.320218301359447" calcext:value-type="float">
            <text:p>0.320218301359447</text:p>
          </table:table-cell>
          <table:table-cell office:value-type="float" office:value="0.396378294854557" calcext:value-type="float">
            <text:p>0.396378294854557</text:p>
          </table:table-cell>
          <table:table-cell office:value-type="string" calcext:value-type="string">
            <text:p>https://twitter.com/acieplayz/status/1620978334736809986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49/0.jpg</text:p>
          </table:table-cell>
          <table:table-cell office:value-type="string" calcext:value-type="string">
            <text:p>Pattern 6</text:p>
          </table:table-cell>
          <table:table-cell office:value-type="float" office:value="30.3101296996436" calcext:value-type="float">
            <text:p>30.3101296996436</text:p>
          </table:table-cell>
          <table:table-cell office:value-type="float" office:value="0.691397851235511" calcext:value-type="float">
            <text:p>0.691397851235511</text:p>
          </table:table-cell>
          <table:table-cell office:value-type="float" office:value="0.318363643320699" calcext:value-type="float">
            <text:p>0.318363643320699</text:p>
          </table:table-cell>
          <table:table-cell office:value-type="string" calcext:value-type="string">
            <text:p>https://twitter.com/dailymemeshub/status/1622557167776632834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0/0.jpg</text:p>
          </table:table-cell>
          <table:table-cell office:value-type="string" calcext:value-type="string">
            <text:p>Pattern 7</text:p>
          </table:table-cell>
          <table:table-cell office:value-type="float" office:value="25.3755593711694" calcext:value-type="float">
            <text:p>25.3755593711694</text:p>
          </table:table-cell>
          <table:table-cell office:value-type="float" office:value="0.460237736769373" calcext:value-type="float">
            <text:p>0.460237736769373</text:p>
          </table:table-cell>
          <table:table-cell office:value-type="float" office:value="0.674040551911001" calcext:value-type="float">
            <text:p>0.674040551911001</text:p>
          </table:table-cell>
          <table:table-cell office:value-type="string" calcext:value-type="string">
            <text:p>https://twitter.com/dailymemeshub/status/1622557174089097217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2/0.jpg</text:p>
          </table:table-cell>
          <table:table-cell office:value-type="string" calcext:value-type="string">
            <text:p>Pattern 6</text:p>
          </table:table-cell>
          <table:table-cell office:value-type="float" office:value="28.5039691298991" calcext:value-type="float">
            <text:p>28.5039691298991</text:p>
          </table:table-cell>
          <table:table-cell office:value-type="float" office:value="0.711801906532883" calcext:value-type="float">
            <text:p>0.711801906532883</text:p>
          </table:table-cell>
          <table:table-cell office:value-type="float" office:value="0.364329227720818" calcext:value-type="float">
            <text:p>0.364329227720818</text:p>
          </table:table-cell>
          <table:table-cell office:value-type="string" calcext:value-type="string">
            <text:p>https://twitter.com/dailymemeshub/status/1622557182578270210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3/0.jpg</text:p>
          </table:table-cell>
          <table:table-cell office:value-type="string" calcext:value-type="string">
            <text:p>Pattern 8</text:p>
          </table:table-cell>
          <table:table-cell office:value-type="float" office:value="26.0228658246052" calcext:value-type="float">
            <text:p>26.0228658246052</text:p>
          </table:table-cell>
          <table:table-cell office:value-type="float" office:value="0.768177394443701" calcext:value-type="float">
            <text:p>0.768177394443701</text:p>
          </table:table-cell>
          <table:table-cell office:value-type="float" office:value="0.425756321457357" calcext:value-type="float">
            <text:p>0.425756321457357</text:p>
          </table:table-cell>
          <table:table-cell office:value-type="string" calcext:value-type="string">
            <text:p>https://twitter.com/dailymemeshub/status/1622557187041071105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4/0.jpg</text:p>
          </table:table-cell>
          <table:table-cell office:value-type="string" calcext:value-type="string">
            <text:p>Pattern 2</text:p>
          </table:table-cell>
          <table:table-cell office:value-type="float" office:value="30.7786284362836" calcext:value-type="float">
            <text:p>30.7786284362836</text:p>
          </table:table-cell>
          <table:table-cell office:value-type="float" office:value="0.206824254057904" calcext:value-type="float">
            <text:p>0.206824254057904</text:p>
          </table:table-cell>
          <table:table-cell office:value-type="float" office:value="0.486118576107992" calcext:value-type="float">
            <text:p>0.486118576107992</text:p>
          </table:table-cell>
          <table:table-cell office:value-type="string" calcext:value-type="string">
            <text:p>https://twitter.com/dailymemeshub/status/1622557192422400000</text:p>
          </table:table-cell>
        </table:table-row>
        <table:table-row table:style-name="ro1">
          <table:table-cell office:value-type="string" calcext:value-type="string">
            <text:p>input/data_formal_20240530-1342/meme/DakimakuraAnime_20221228T040017/0.jpg</text:p>
          </table:table-cell>
          <table:table-cell office:value-type="string" calcext:value-type="string">
            <text:p>Pattern 3</text:p>
          </table:table-cell>
          <table:table-cell office:value-type="float" office:value="23.6302827307002" calcext:value-type="float">
            <text:p>23.6302827307002</text:p>
          </table:table-cell>
          <table:table-cell office:value-type="float" office:value="0.223223406869732" calcext:value-type="float">
            <text:p>0.223223406869732</text:p>
          </table:table-cell>
          <table:table-cell office:value-type="float" office:value="0.812990229175554" calcext:value-type="float">
            <text:p>0.812990229175554</text:p>
          </table:table-cell>
          <table:table-cell office:value-type="string" calcext:value-type="string">
            <text:p>https://twitter.com/DakimakuraAnime/status/1607949532263849985</text:p>
          </table:table-cell>
        </table:table-row>
        <table:table-row table:style-name="ro1">
          <table:table-cell office:value-type="string" calcext:value-type="string">
            <text:p>input/data_formal_20240530-1342/meme/DalviAaba_20221229T094218/0.jpg</text:p>
          </table:table-cell>
          <table:table-cell office:value-type="string" calcext:value-type="string">
            <text:p>Pattern 5</text:p>
          </table:table-cell>
          <table:table-cell office:value-type="float" office:value="31.5787782177036" calcext:value-type="float">
            <text:p>31.5787782177036</text:p>
          </table:table-cell>
          <table:table-cell office:value-type="float" office:value="0.0811875593527141" calcext:value-type="float">
            <text:p>0.0811875593527141</text:p>
          </table:table-cell>
          <table:table-cell office:value-type="float" office:value="0.337298061417901" calcext:value-type="float">
            <text:p>0.337298061417901</text:p>
          </table:table-cell>
          <table:table-cell office:value-type="string" calcext:value-type="string">
            <text:p>https://twitter.com/DalviAaba/status/1608397992813563907</text:p>
          </table:table-cell>
        </table:table-row>
        <table:table-row table:style-name="ro1">
          <table:table-cell office:value-type="string" calcext:value-type="string">
            <text:p>input/data_formal_20240530-1342/meme/dandid17_20221228T051539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dandid17/status/1607968498256433153</text:p>
          </table:table-cell>
        </table:table-row>
        <table:table-row table:style-name="ro1">
          <table:table-cell office:value-type="string" calcext:value-type="string">
            <text:p>input/data_formal_20240530-1342/meme/dandid17_20230106T043042/0.jpg</text:p>
          </table:table-cell>
          <table:table-cell office:value-type="string" calcext:value-type="string">
            <text:p>Pattern 7</text:p>
          </table:table-cell>
          <table:table-cell office:value-type="float" office:value="29.2526806233809" calcext:value-type="float">
            <text:p>29.2526806233809</text:p>
          </table:table-cell>
          <table:table-cell office:value-type="float" office:value="0.419693558732678" calcext:value-type="float">
            <text:p>0.419693558732678</text:p>
          </table:table-cell>
          <table:table-cell office:value-type="float" office:value="0.514505458096913" calcext:value-type="float">
            <text:p>0.514505458096913</text:p>
          </table:table-cell>
          <table:table-cell office:value-type="string" calcext:value-type="string">
            <text:p>https://twitter.com/dandid17/status/1611218680011972608</text:p>
          </table:table-cell>
        </table:table-row>
        <table:table-row table:style-name="ro1">
          <table:table-cell office:value-type="string" calcext:value-type="string">
            <text:p>input/data_formal_20240530-1342/meme/DanielRLeons_20230105T121730/0.jpg</text:p>
          </table:table-cell>
          <table:table-cell office:value-type="string" calcext:value-type="string">
            <text:p>Pattern 6</text:p>
          </table:table-cell>
          <table:table-cell office:value-type="float" office:value="22.3803972726024" calcext:value-type="float">
            <text:p>22.3803972726024</text:p>
          </table:table-cell>
          <table:table-cell office:value-type="float" office:value="0.819375681970068" calcext:value-type="float">
            <text:p>0.819375681970068</text:p>
          </table:table-cell>
          <table:table-cell office:value-type="float" office:value="0.362633024633348" calcext:value-type="float">
            <text:p>0.362633024633348</text:p>
          </table:table-cell>
          <table:table-cell office:value-type="string" calcext:value-type="string">
            <text:p>https://twitter.com/DanielRLeons/status/1610973763096412165</text:p>
          </table:table-cell>
        </table:table-row>
        <table:table-row table:style-name="ro1">
          <table:table-cell office:value-type="string" calcext:value-type="string">
            <text:p>input/data_formal_20240530-1342/meme/DanielRLeons_20230106T064800/0.jpg</text:p>
          </table:table-cell>
          <table:table-cell office:value-type="string" calcext:value-type="string">
            <text:p>Pattern 6</text:p>
          </table:table-cell>
          <table:table-cell office:value-type="float" office:value="25.8409909118732" calcext:value-type="float">
            <text:p>25.8409909118732</text:p>
          </table:table-cell>
          <table:table-cell office:value-type="float" office:value="0.654025325036502" calcext:value-type="float">
            <text:p>0.654025325036502</text:p>
          </table:table-cell>
          <table:table-cell office:value-type="float" office:value="0.519512813569004" calcext:value-type="float">
            <text:p>0.519512813569004</text:p>
          </table:table-cell>
          <table:table-cell office:value-type="string" calcext:value-type="string">
            <text:p>https://twitter.com/DanielRLeons/status/1611253229597204481</text:p>
          </table:table-cell>
        </table:table-row>
        <table:table-row table:style-name="ro1">
          <table:table-cell office:value-type="string" calcext:value-type="string">
            <text:p>input/data_formal_20240530-1342/meme/DanielRLeons_20230106T080400/0.jpg</text:p>
          </table:table-cell>
          <table:table-cell office:value-type="string" calcext:value-type="string">
            <text:p>Pattern 6</text:p>
          </table:table-cell>
          <table:table-cell office:value-type="float" office:value="25.5929014768188" calcext:value-type="float">
            <text:p>25.5929014768188</text:p>
          </table:table-cell>
          <table:table-cell office:value-type="float" office:value="0.737659622100867" calcext:value-type="float">
            <text:p>0.737659622100867</text:p>
          </table:table-cell>
          <table:table-cell office:value-type="float" office:value="0.467918138805472" calcext:value-type="float">
            <text:p>0.467918138805472</text:p>
          </table:table-cell>
          <table:table-cell office:value-type="string" calcext:value-type="string">
            <text:p>https://twitter.com/DanielRLeons/status/161127235588764877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0738/0.jpg</text:p>
          </table:table-cell>
          <table:table-cell office:value-type="string" calcext:value-type="string">
            <text:p>Pattern 1</text:p>
          </table:table-cell>
          <table:table-cell office:value-type="float" office:value="33.3788265355515" calcext:value-type="float">
            <text:p>33.3788265355515</text:p>
          </table:table-cell>
          <table:table-cell office:value-type="float" office:value="0.269986506032184" calcext:value-type="float">
            <text:p>0.269986506032184</text:p>
          </table:table-cell>
          <table:table-cell office:value-type="float" office:value="0.367403537690194" calcext:value-type="float">
            <text:p>0.367403537690194</text:p>
          </table:table-cell>
          <table:table-cell office:value-type="string" calcext:value-type="string">
            <text:p>https://twitter.com/DankRedditBot/status/160789098253566771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2739/0.jpg</text:p>
          </table:table-cell>
          <table:table-cell office:value-type="string" calcext:value-type="string">
            <text:p>Pattern 1</text:p>
          </table:table-cell>
          <table:table-cell office:value-type="float" office:value="30.6424611270977" calcext:value-type="float">
            <text:p>30.6424611270977</text:p>
          </table:table-cell>
          <table:table-cell office:value-type="float" office:value="0.353485065813371" calcext:value-type="float">
            <text:p>0.353485065813371</text:p>
          </table:table-cell>
          <table:table-cell office:value-type="float" office:value="0.323253831358497" calcext:value-type="float">
            <text:p>0.323253831358497</text:p>
          </table:table-cell>
          <table:table-cell office:value-type="string" calcext:value-type="string">
            <text:p>https://twitter.com/DankRedditBot/status/160789602054060441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4740/0.jpg</text:p>
          </table:table-cell>
          <table:table-cell office:value-type="string" calcext:value-type="string">
            <text:p>Pattern 7</text:p>
          </table:table-cell>
          <table:table-cell office:value-type="float" office:value="31.3147696976073" calcext:value-type="float">
            <text:p>31.3147696976073</text:p>
          </table:table-cell>
          <table:table-cell office:value-type="float" office:value="0.589332886657791" calcext:value-type="float">
            <text:p>0.589332886657791</text:p>
          </table:table-cell>
          <table:table-cell office:value-type="float" office:value="0.47819660251763" calcext:value-type="float">
            <text:p>0.47819660251763</text:p>
          </table:table-cell>
          <table:table-cell office:value-type="string" calcext:value-type="string">
            <text:p>https://twitter.com/DankRedditBot/status/1607901058004574209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12741/0.jpg</text:p>
          </table:table-cell>
          <table:table-cell office:value-type="string" calcext:value-type="string">
            <text:p>Pattern 7</text:p>
          </table:table-cell>
          <table:table-cell office:value-type="float" office:value="29.1812344263472" calcext:value-type="float">
            <text:p>29.1812344263472</text:p>
          </table:table-cell>
          <table:table-cell office:value-type="float" office:value="0.417911477265712" calcext:value-type="float">
            <text:p>0.417911477265712</text:p>
          </table:table-cell>
          <table:table-cell office:value-type="float" office:value="0.42523907377362" calcext:value-type="float">
            <text:p>0.42523907377362</text:p>
          </table:table-cell>
          <table:table-cell office:value-type="string" calcext:value-type="string">
            <text:p>https://twitter.com/DankRedditBot/status/1607911129916792832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14742/0.jpg</text:p>
          </table:table-cell>
          <table:table-cell office:value-type="string" calcext:value-type="string">
            <text:p>Pattern 2</text:p>
          </table:table-cell>
          <table:table-cell office:value-type="float" office:value="27.7533131216546" calcext:value-type="float">
            <text:p>27.7533131216546</text:p>
          </table:table-cell>
          <table:table-cell office:value-type="float" office:value="0.257483058934076" calcext:value-type="float">
            <text:p>0.257483058934076</text:p>
          </table:table-cell>
          <table:table-cell office:value-type="float" office:value="0.57062508843495" calcext:value-type="float">
            <text:p>0.57062508843495</text:p>
          </table:table-cell>
          <table:table-cell office:value-type="string" calcext:value-type="string">
            <text:p>https://twitter.com/DankRedditBot/status/160791616668449997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20743/0.jpg</text:p>
          </table:table-cell>
          <table:table-cell office:value-type="string" calcext:value-type="string">
            <text:p>Pattern 5</text:p>
          </table:table-cell>
          <table:table-cell office:value-type="float" office:value="22.6406087892692" calcext:value-type="float">
            <text:p>22.6406087892692</text:p>
          </table:table-cell>
          <table:table-cell office:value-type="float" office:value="0.196497363112438" calcext:value-type="float">
            <text:p>0.196497363112438</text:p>
          </table:table-cell>
          <table:table-cell office:value-type="float" office:value="0.260017386068994" calcext:value-type="float">
            <text:p>0.260017386068994</text:p>
          </table:table-cell>
          <table:table-cell office:value-type="string" calcext:value-type="string">
            <text:p>https://twitter.com/DankRedditBot/status/1607921203271897093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24744/0.jpg</text:p>
          </table:table-cell>
          <table:table-cell office:value-type="string" calcext:value-type="string">
            <text:p>Pattern 5</text:p>
          </table:table-cell>
          <table:table-cell office:value-type="float" office:value="22.9834172017786" calcext:value-type="float">
            <text:p>22.9834172017786</text:p>
          </table:table-cell>
          <table:table-cell office:value-type="float" office:value="0.0919944472816415" calcext:value-type="float">
            <text:p>0.0919944472816415</text:p>
          </table:table-cell>
          <table:table-cell office:value-type="float" office:value="0.299850890225731" calcext:value-type="float">
            <text:p>0.299850890225731</text:p>
          </table:table-cell>
          <table:table-cell office:value-type="string" calcext:value-type="string">
            <text:p>https://twitter.com/DankRedditBot/status/1607931275066712067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30746/0.jpg</text:p>
          </table:table-cell>
          <table:table-cell office:value-type="string" calcext:value-type="string">
            <text:p>Pattern 5</text:p>
          </table:table-cell>
          <table:table-cell office:value-type="float" office:value="30.8941301730105" calcext:value-type="float">
            <text:p>30.8941301730105</text:p>
          </table:table-cell>
          <table:table-cell office:value-type="float" office:value="0.135302427221317" calcext:value-type="float">
            <text:p>0.135302427221317</text:p>
          </table:table-cell>
          <table:table-cell office:value-type="float" office:value="0.403732918062466" calcext:value-type="float">
            <text:p>0.403732918062466</text:p>
          </table:table-cell>
          <table:table-cell office:value-type="string" calcext:value-type="string">
            <text:p>https://twitter.com/DankRedditBot/status/160793631485011968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34747/0.jpg</text:p>
          </table:table-cell>
          <table:table-cell office:value-type="string" calcext:value-type="string">
            <text:p>Pattern 2</text:p>
          </table:table-cell>
          <table:table-cell office:value-type="float" office:value="28.5224891643387" calcext:value-type="float">
            <text:p>28.5224891643387</text:p>
          </table:table-cell>
          <table:table-cell office:value-type="float" office:value="0.215871883067708" calcext:value-type="float">
            <text:p>0.215871883067708</text:p>
          </table:table-cell>
          <table:table-cell office:value-type="float" office:value="0.686647176465583" calcext:value-type="float">
            <text:p>0.686647176465583</text:p>
          </table:table-cell>
          <table:table-cell office:value-type="string" calcext:value-type="string">
            <text:p>https://twitter.com/DankRedditBot/status/1607946386376458241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42748/0.jpg</text:p>
          </table:table-cell>
          <table:table-cell office:value-type="string" calcext:value-type="string">
            <text:p>Pattern 5</text:p>
          </table:table-cell>
          <table:table-cell office:value-type="float" office:value="21.6316538138467" calcext:value-type="float">
            <text:p>21.6316538138467</text:p>
          </table:table-cell>
          <table:table-cell office:value-type="float" office:value="0.176207508587392" calcext:value-type="float">
            <text:p>0.176207508587392</text:p>
          </table:table-cell>
          <table:table-cell office:value-type="float" office:value="0.280369546763454" calcext:value-type="float">
            <text:p>0.280369546763454</text:p>
          </table:table-cell>
          <table:table-cell office:value-type="string" calcext:value-type="string">
            <text:p>https://twitter.com/vedantRAO/status/1607968304081272836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50750/0.jpg</text:p>
          </table:table-cell>
          <table:table-cell office:value-type="string" calcext:value-type="string">
            <text:p>Pattern 7</text:p>
          </table:table-cell>
          <table:table-cell office:value-type="float" office:value="34.2824562612306" calcext:value-type="float">
            <text:p>34.2824562612306</text:p>
          </table:table-cell>
          <table:table-cell office:value-type="float" office:value="0.46586324188582" calcext:value-type="float">
            <text:p>0.46586324188582</text:p>
          </table:table-cell>
          <table:table-cell office:value-type="float" office:value="0.330006717085958" calcext:value-type="float">
            <text:p>0.330006717085958</text:p>
          </table:table-cell>
          <table:table-cell office:value-type="string" calcext:value-type="string">
            <text:p>https://twitter.com/DankRedditBot/status/160796653077122252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54751/0.jpg</text:p>
          </table:table-cell>
          <table:table-cell office:value-type="string" calcext:value-type="string">
            <text:p>Pattern 2</text:p>
          </table:table-cell>
          <table:table-cell office:value-type="float" office:value="28.7473754568407" calcext:value-type="float">
            <text:p>28.7473754568407</text:p>
          </table:table-cell>
          <table:table-cell office:value-type="float" office:value="0.235115595477608" calcext:value-type="float">
            <text:p>0.235115595477608</text:p>
          </table:table-cell>
          <table:table-cell office:value-type="float" office:value="0.724532190957546" calcext:value-type="float">
            <text:p>0.724532190957546</text:p>
          </table:table-cell>
          <table:table-cell office:value-type="string" calcext:value-type="string">
            <text:p>https://twitter.com/DankRedditBot/status/1607976602264027136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62752/0.jpg</text:p>
          </table:table-cell>
          <table:table-cell office:value-type="string" calcext:value-type="string">
            <text:p>Pattern 8</text:p>
          </table:table-cell>
          <table:table-cell office:value-type="float" office:value="30.2532764458953" calcext:value-type="float">
            <text:p>30.2532764458953</text:p>
          </table:table-cell>
          <table:table-cell office:value-type="float" office:value="0.590981016309359" calcext:value-type="float">
            <text:p>0.590981016309359</text:p>
          </table:table-cell>
          <table:table-cell office:value-type="float" office:value="0.259118746099825" calcext:value-type="float">
            <text:p>0.259118746099825</text:p>
          </table:table-cell>
          <table:table-cell office:value-type="string" calcext:value-type="string">
            <text:p>https://twitter.com/DankRedditBot/status/1607986674096553985</text:p>
          </table:table-cell>
        </table:table-row>
        <table:table-row table:style-name="ro1">
          <table:table-cell office:value-type="string" calcext:value-type="string">
            <text:p>input/data_formal_20240530-1342/meme/DankRedditBot_20230104T083430/0.jpg</text:p>
          </table:table-cell>
          <table:table-cell office:value-type="string" calcext:value-type="string">
            <text:p>Pattern 6</text:p>
          </table:table-cell>
          <table:table-cell office:value-type="float" office:value="30.8453852033939" calcext:value-type="float">
            <text:p>30.8453852033939</text:p>
          </table:table-cell>
          <table:table-cell office:value-type="float" office:value="0.636514820244209" calcext:value-type="float">
            <text:p>0.636514820244209</text:p>
          </table:table-cell>
          <table:table-cell office:value-type="float" office:value="0.464753585569195" calcext:value-type="float">
            <text:p>0.464753585569195</text:p>
          </table:table-cell>
          <table:table-cell office:value-type="string" calcext:value-type="string">
            <text:p>https://twitter.com/IamMusicYT/status/1610951066866032641</text:p>
          </table:table-cell>
        </table:table-row>
        <table:table-row table:style-name="ro1">
          <table:table-cell office:value-type="string" calcext:value-type="string">
            <text:p>input/data_formal_20240530-1342/meme/DankRedditBot_20230104T093432/0.jpg</text:p>
          </table:table-cell>
          <table:table-cell office:value-type="string" calcext:value-type="string">
            <text:p>Pattern 8</text:p>
          </table:table-cell>
          <table:table-cell office:value-type="float" office:value="30.4596991251268" calcext:value-type="float">
            <text:p>30.4596991251268</text:p>
          </table:table-cell>
          <table:table-cell office:value-type="float" office:value="0.667059262872607" calcext:value-type="float">
            <text:p>0.667059262872607</text:p>
          </table:table-cell>
          <table:table-cell office:value-type="float" office:value="0.500189448847607" calcext:value-type="float">
            <text:p>0.500189448847607</text:p>
          </table:table-cell>
          <table:table-cell office:value-type="string" calcext:value-type="string">
            <text:p>https://twitter.com/IamMusicYT/status/1610951049841352706</text:p>
          </table:table-cell>
        </table:table-row>
        <table:table-row table:style-name="ro1">
          <table:table-cell office:value-type="string" calcext:value-type="string">
            <text:p>input/data_formal_20240530-1342/meme/DankRedditBot_20230105T001507/0.jpg</text:p>
          </table:table-cell>
          <table:table-cell office:value-type="string" calcext:value-type="string">
            <text:p>Pattern 3</text:p>
          </table:table-cell>
          <table:table-cell office:value-type="float" office:value="24.4024649570458" calcext:value-type="float">
            <text:p>24.4024649570458</text:p>
          </table:table-cell>
          <table:table-cell office:value-type="float" office:value="0.40037233823307" calcext:value-type="float">
            <text:p>0.40037233823307</text:p>
          </table:table-cell>
          <table:table-cell office:value-type="float" office:value="0.754586261497656" calcext:value-type="float">
            <text:p>0.754586261497656</text:p>
          </table:table-cell>
          <table:table-cell office:value-type="string" calcext:value-type="string">
            <text:p>https://twitter.com/ralphfinchi/status/1611270235025444864</text:p>
          </table:table-cell>
        </table:table-row>
        <table:table-row table:style-name="ro1">
          <table:table-cell office:value-type="string" calcext:value-type="string">
            <text:p>input/data_formal_20240530-1342/meme/DankRedditBot_20230105T113529/0.jpg</text:p>
          </table:table-cell>
          <table:table-cell office:value-type="string" calcext:value-type="string">
            <text:p>Pattern 3</text:p>
          </table:table-cell>
          <table:table-cell office:value-type="float" office:value="31.3352356482178" calcext:value-type="float">
            <text:p>31.3352356482178</text:p>
          </table:table-cell>
          <table:table-cell office:value-type="float" office:value="0.556277024760588" calcext:value-type="float">
            <text:p>0.556277024760588</text:p>
          </table:table-cell>
          <table:table-cell office:value-type="float" office:value="0.612702543578899" calcext:value-type="float">
            <text:p>0.612702543578899</text:p>
          </table:table-cell>
          <table:table-cell office:value-type="string" calcext:value-type="string">
            <text:p>https://twitter.com/DankRedditBot/status/1610963191995011072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51609/0.jpg</text:p>
          </table:table-cell>
          <table:table-cell office:value-type="string" calcext:value-type="string">
            <text:p>Pattern 3</text:p>
          </table:table-cell>
          <table:table-cell office:value-type="float" office:value="25.4935091679836" calcext:value-type="float">
            <text:p>25.4935091679836</text:p>
          </table:table-cell>
          <table:table-cell office:value-type="float" office:value="0.34743670680533" calcext:value-type="float">
            <text:p>0.34743670680533</text:p>
          </table:table-cell>
          <table:table-cell office:value-type="float" office:value="0.71148542365836" calcext:value-type="float">
            <text:p>0.71148542365836</text:p>
          </table:table-cell>
          <table:table-cell office:value-type="string" calcext:value-type="string">
            <text:p>https://twitter.com/DankRedditBot/status/1611230115186237441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55610/0.jpg</text:p>
          </table:table-cell>
          <table:table-cell office:value-type="string" calcext:value-type="string">
            <text:p>Pattern 5</text:p>
          </table:table-cell>
          <table:table-cell office:value-type="float" office:value="25.6971522886919" calcext:value-type="float">
            <text:p>25.6971522886919</text:p>
          </table:table-cell>
          <table:table-cell office:value-type="float" office:value="0.130155824019398" calcext:value-type="float">
            <text:p>0.130155824019398</text:p>
          </table:table-cell>
          <table:table-cell office:value-type="float" office:value="0.27528905383055" calcext:value-type="float">
            <text:p>0.27528905383055</text:p>
          </table:table-cell>
          <table:table-cell office:value-type="string" calcext:value-type="string">
            <text:p>https://twitter.com/DankRedditBot/status/1611240187153059840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61611/0.jpg</text:p>
          </table:table-cell>
          <table:table-cell office:value-type="string" calcext:value-type="string">
            <text:p>Pattern 2</text:p>
          </table:table-cell>
          <table:table-cell office:value-type="float" office:value="31.8053312076487" calcext:value-type="float">
            <text:p>31.8053312076487</text:p>
          </table:table-cell>
          <table:table-cell office:value-type="float" office:value="0.171845346301911" calcext:value-type="float">
            <text:p>0.171845346301911</text:p>
          </table:table-cell>
          <table:table-cell office:value-type="float" office:value="0.444583457490016" calcext:value-type="float">
            <text:p>0.444583457490016</text:p>
          </table:table-cell>
          <table:table-cell office:value-type="string" calcext:value-type="string">
            <text:p>https://twitter.com/DankRedditBot/status/1611245224335917057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65612/0.jpg</text:p>
          </table:table-cell>
          <table:table-cell office:value-type="string" calcext:value-type="string">
            <text:p>Pattern 8</text:p>
          </table:table-cell>
          <table:table-cell office:value-type="float" office:value="31.9181799740113" calcext:value-type="float">
            <text:p>31.9181799740113</text:p>
          </table:table-cell>
          <table:table-cell office:value-type="float" office:value="0.672654935769609" calcext:value-type="float">
            <text:p>0.672654935769609</text:p>
          </table:table-cell>
          <table:table-cell office:value-type="float" office:value="0.371023166202615" calcext:value-type="float">
            <text:p>0.371023166202615</text:p>
          </table:table-cell>
          <table:table-cell office:value-type="string" calcext:value-type="string">
            <text:p>https://twitter.com/DankRedditBot/status/1611255295728095233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71613/0.jpg</text:p>
          </table:table-cell>
          <table:table-cell office:value-type="string" calcext:value-type="string">
            <text:p>Pattern 5</text:p>
          </table:table-cell>
          <table:table-cell office:value-type="float" office:value="23.5762635245123" calcext:value-type="float">
            <text:p>23.5762635245123</text:p>
          </table:table-cell>
          <table:table-cell office:value-type="float" office:value="0.139363212172712" calcext:value-type="float">
            <text:p>0.139363212172712</text:p>
          </table:table-cell>
          <table:table-cell office:value-type="float" office:value="0.237209666705258" calcext:value-type="float">
            <text:p>0.237209666705258</text:p>
          </table:table-cell>
          <table:table-cell office:value-type="string" calcext:value-type="string">
            <text:p>https://twitter.com/DankRedditBot/status/1611260332336357376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75615/0.jpg</text:p>
          </table:table-cell>
          <table:table-cell office:value-type="string" calcext:value-type="string">
            <text:p>Pattern 5</text:p>
          </table:table-cell>
          <table:table-cell office:value-type="float" office:value="19.4071620055133" calcext:value-type="float">
            <text:p>19.4071620055133</text:p>
          </table:table-cell>
          <table:table-cell office:value-type="float" office:value="0.161562484372549" calcext:value-type="float">
            <text:p>0.161562484372549</text:p>
          </table:table-cell>
          <table:table-cell office:value-type="float" office:value="0.230544144841392" calcext:value-type="float">
            <text:p>0.230544144841392</text:p>
          </table:table-cell>
          <table:table-cell office:value-type="string" calcext:value-type="string">
            <text:p>https://twitter.com/DankRedditBot/status/1611270404957405185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20126/0.jpg</text:p>
          </table:table-cell>
          <table:table-cell office:value-type="string" calcext:value-type="string">
            <text:p>Pattern 8</text:p>
          </table:table-cell>
          <table:table-cell office:value-type="float" office:value="21.0713595756776" calcext:value-type="float">
            <text:p>21.0713595756776</text:p>
          </table:table-cell>
          <table:table-cell office:value-type="float" office:value="0.822585613699756" calcext:value-type="float">
            <text:p>0.822585613699756</text:p>
          </table:table-cell>
          <table:table-cell office:value-type="float" office:value="0.403991065152437" calcext:value-type="float">
            <text:p>0.403991065152437</text:p>
          </table:table-cell>
          <table:table-cell office:value-type="string" calcext:value-type="string">
            <text:p>https://twitter.com/DankRedditBot/status/1613295041795002369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24127/0.jpg</text:p>
          </table:table-cell>
          <table:table-cell office:value-type="string" calcext:value-type="string">
            <text:p>Pattern 5</text:p>
          </table:table-cell>
          <table:table-cell office:value-type="float" office:value="23.7737507379704" calcext:value-type="float">
            <text:p>23.7737507379704</text:p>
          </table:table-cell>
          <table:table-cell office:value-type="float" office:value="0.154634684871753" calcext:value-type="float">
            <text:p>0.154634684871753</text:p>
          </table:table-cell>
          <table:table-cell office:value-type="float" office:value="0.299750407641146" calcext:value-type="float">
            <text:p>0.299750407641146</text:p>
          </table:table-cell>
          <table:table-cell office:value-type="string" calcext:value-type="string">
            <text:p>https://twitter.com/_Arabii_/status/1613305654835306497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34129/0.jpg</text:p>
          </table:table-cell>
          <table:table-cell office:value-type="string" calcext:value-type="string">
            <text:p>Pattern 7</text:p>
          </table:table-cell>
          <table:table-cell office:value-type="float" office:value="27.6783030177979" calcext:value-type="float">
            <text:p>27.6783030177979</text:p>
          </table:table-cell>
          <table:table-cell office:value-type="float" office:value="0.533081836980846" calcext:value-type="float">
            <text:p>0.533081836980846</text:p>
          </table:table-cell>
          <table:table-cell office:value-type="float" office:value="0.332935115160539" calcext:value-type="float">
            <text:p>0.332935115160539</text:p>
          </table:table-cell>
          <table:table-cell office:value-type="string" calcext:value-type="string">
            <text:p>https://twitter.com/DankRedditBot/status/1613320222227693568</text:p>
          </table:table-cell>
        </table:table-row>
        <table:table-row table:style-name="ro1">
          <table:table-cell office:value-type="string" calcext:value-type="string">
            <text:p>input/data_formal_20240530-1342/meme/DankRedditBot_20230112T000130/0.jpg</text:p>
          </table:table-cell>
          <table:table-cell office:value-type="string" calcext:value-type="string">
            <text:p>Pattern 2</text:p>
          </table:table-cell>
          <table:table-cell office:value-type="float" office:value="25.9989334986655" calcext:value-type="float">
            <text:p>25.9989334986655</text:p>
          </table:table-cell>
          <table:table-cell office:value-type="float" office:value="0.145577427226574" calcext:value-type="float">
            <text:p>0.145577427226574</text:p>
          </table:table-cell>
          <table:table-cell office:value-type="float" office:value="0.810639759321885" calcext:value-type="float">
            <text:p>0.810639759321885</text:p>
          </table:table-cell>
          <table:table-cell office:value-type="string" calcext:value-type="string">
            <text:p>https://twitter.com/DankRedditBot/status/1613325258450165772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21200/0.jpg</text:p>
          </table:table-cell>
          <table:table-cell office:value-type="string" calcext:value-type="string">
            <text:p>Pattern 1</text:p>
          </table:table-cell>
          <table:table-cell office:value-type="float" office:value="31.2522380718133" calcext:value-type="float">
            <text:p>31.2522380718133</text:p>
          </table:table-cell>
          <table:table-cell office:value-type="float" office:value="0.303643512061898" calcext:value-type="float">
            <text:p>0.303643512061898</text:p>
          </table:table-cell>
          <table:table-cell office:value-type="float" office:value="0.299220670821605" calcext:value-type="float">
            <text:p>0.299220670821605</text:p>
          </table:table-cell>
          <table:table-cell office:value-type="string" calcext:value-type="string">
            <text:p>https://twitter.com/DankRedditBot/status/1620907848539557889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23201/0.jpg</text:p>
          </table:table-cell>
          <table:table-cell office:value-type="string" calcext:value-type="string">
            <text:p>Pattern 5</text:p>
          </table:table-cell>
          <table:table-cell office:value-type="float" office:value="29.8981063288632" calcext:value-type="float">
            <text:p>29.8981063288632</text:p>
          </table:table-cell>
          <table:table-cell office:value-type="float" office:value="0.129896098369229" calcext:value-type="float">
            <text:p>0.129896098369229</text:p>
          </table:table-cell>
          <table:table-cell office:value-type="float" office:value="0.415175220982862" calcext:value-type="float">
            <text:p>0.415175220982862</text:p>
          </table:table-cell>
          <table:table-cell office:value-type="string" calcext:value-type="string">
            <text:p>https://twitter.com/DankRedditBot/status/1620912885516886017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31202/0.jpg</text:p>
          </table:table-cell>
          <table:table-cell office:value-type="string" calcext:value-type="string">
            <text:p>Pattern 5</text:p>
          </table:table-cell>
          <table:table-cell office:value-type="float" office:value="21.3477846357182" calcext:value-type="float">
            <text:p>21.3477846357182</text:p>
          </table:table-cell>
          <table:table-cell office:value-type="float" office:value="0.239737836678575" calcext:value-type="float">
            <text:p>0.239737836678575</text:p>
          </table:table-cell>
          <table:table-cell office:value-type="float" office:value="0.287570217632927" calcext:value-type="float">
            <text:p>0.287570217632927</text:p>
          </table:table-cell>
          <table:table-cell office:value-type="string" calcext:value-type="string">
            <text:p>https://twitter.com/DankRedditBot/status/1620922957273915393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35204/0.jpg</text:p>
          </table:table-cell>
          <table:table-cell office:value-type="string" calcext:value-type="string">
            <text:p>Pattern 1</text:p>
          </table:table-cell>
          <table:table-cell office:value-type="float" office:value="32.8053144556784" calcext:value-type="float">
            <text:p>32.8053144556784</text:p>
          </table:table-cell>
          <table:table-cell office:value-type="float" office:value="0.192579302315296" calcext:value-type="float">
            <text:p>0.192579302315296</text:p>
          </table:table-cell>
          <table:table-cell office:value-type="float" office:value="0.365137934647332" calcext:value-type="float">
            <text:p>0.365137934647332</text:p>
          </table:table-cell>
          <table:table-cell office:value-type="string" calcext:value-type="string">
            <text:p>https://twitter.com/DankRedditBot/status/1620933029492391937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03205/0.jpg</text:p>
          </table:table-cell>
          <table:table-cell office:value-type="string" calcext:value-type="string">
            <text:p>Pattern 8</text:p>
          </table:table-cell>
          <table:table-cell office:value-type="float" office:value="25.9960775493549" calcext:value-type="float">
            <text:p>25.9960775493549</text:p>
          </table:table-cell>
          <table:table-cell office:value-type="float" office:value="0.677087609231565" calcext:value-type="float">
            <text:p>0.677087609231565</text:p>
          </table:table-cell>
          <table:table-cell office:value-type="float" office:value="0.351556703898559" calcext:value-type="float">
            <text:p>0.351556703898559</text:p>
          </table:table-cell>
          <table:table-cell office:value-type="string" calcext:value-type="string">
            <text:p>https://twitter.com/DankRedditBot/status/1620943101081620480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11207/0.jpg</text:p>
          </table:table-cell>
          <table:table-cell office:value-type="string" calcext:value-type="string">
            <text:p>Pattern 2</text:p>
          </table:table-cell>
          <table:table-cell office:value-type="float" office:value="29.1879874019294" calcext:value-type="float">
            <text:p>29.1879874019294</text:p>
          </table:table-cell>
          <table:table-cell office:value-type="float" office:value="0.166496062288214" calcext:value-type="float">
            <text:p>0.166496062288214</text:p>
          </table:table-cell>
          <table:table-cell office:value-type="float" office:value="0.725691835092395" calcext:value-type="float">
            <text:p>0.725691835092395</text:p>
          </table:table-cell>
          <table:table-cell office:value-type="string" calcext:value-type="string">
            <text:p>https://twitter.com/DankRedditBot/status/1620953173320994817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15208/0.jpg</text:p>
          </table:table-cell>
          <table:table-cell office:value-type="string" calcext:value-type="string">
            <text:p>Pattern 7</text:p>
          </table:table-cell>
          <table:table-cell office:value-type="float" office:value="26.7276028475192" calcext:value-type="float">
            <text:p>26.7276028475192</text:p>
          </table:table-cell>
          <table:table-cell office:value-type="float" office:value="0.331259319160069" calcext:value-type="float">
            <text:p>0.331259319160069</text:p>
          </table:table-cell>
          <table:table-cell office:value-type="float" office:value="0.537018319253322" calcext:value-type="float">
            <text:p>0.537018319253322</text:p>
          </table:table-cell>
          <table:table-cell office:value-type="string" calcext:value-type="string">
            <text:p>https://twitter.com/DankRedditBot/status/1620963245673545728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23209/0.jpg</text:p>
          </table:table-cell>
          <table:table-cell office:value-type="string" calcext:value-type="string">
            <text:p>Pattern 6</text:p>
          </table:table-cell>
          <table:table-cell office:value-type="float" office:value="29.4444390659585" calcext:value-type="float">
            <text:p>29.4444390659585</text:p>
          </table:table-cell>
          <table:table-cell office:value-type="float" office:value="0.737708065862088" calcext:value-type="float">
            <text:p>0.737708065862088</text:p>
          </table:table-cell>
          <table:table-cell office:value-type="float" office:value="0.436389299232743" calcext:value-type="float">
            <text:p>0.436389299232743</text:p>
          </table:table-cell>
          <table:table-cell office:value-type="string" calcext:value-type="string">
            <text:p>https://twitter.com/DankRedditBot/status/1620973317329920001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31210/0.jpg</text:p>
          </table:table-cell>
          <table:table-cell office:value-type="string" calcext:value-type="string">
            <text:p>Pattern 5</text:p>
          </table:table-cell>
          <table:table-cell office:value-type="float" office:value="21.7585303755077" calcext:value-type="float">
            <text:p>21.7585303755077</text:p>
          </table:table-cell>
          <table:table-cell office:value-type="float" office:value="0.0836038284220374" calcext:value-type="float">
            <text:p>0.0836038284220374</text:p>
          </table:table-cell>
          <table:table-cell office:value-type="float" office:value="0.220086595145531" calcext:value-type="float">
            <text:p>0.220086595145531</text:p>
          </table:table-cell>
          <table:table-cell office:value-type="string" calcext:value-type="string">
            <text:p>https://twitter.com/Tlotla15/status/1620984855973756928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45214/0.jpg</text:p>
          </table:table-cell>
          <table:table-cell office:value-type="string" calcext:value-type="string">
            <text:p>Pattern 7</text:p>
          </table:table-cell>
          <table:table-cell office:value-type="float" office:value="29.0549132841002" calcext:value-type="float">
            <text:p>29.0549132841002</text:p>
          </table:table-cell>
          <table:table-cell office:value-type="float" office:value="0.309913341530157" calcext:value-type="float">
            <text:p>0.309913341530157</text:p>
          </table:table-cell>
          <table:table-cell office:value-type="float" office:value="0.534746168717596" calcext:value-type="float">
            <text:p>0.534746168717596</text:p>
          </table:table-cell>
          <table:table-cell office:value-type="string" calcext:value-type="string">
            <text:p>https://twitter.com/DankRedditBot/status/1621008571138719744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01428/0.jpg</text:p>
          </table:table-cell>
          <table:table-cell office:value-type="string" calcext:value-type="string">
            <text:p>Pattern 7</text:p>
          </table:table-cell>
          <table:table-cell office:value-type="float" office:value="26.6476974849121" calcext:value-type="float">
            <text:p>26.6476974849121</text:p>
          </table:table-cell>
          <table:table-cell office:value-type="float" office:value="0.409757872584215" calcext:value-type="float">
            <text:p>0.409757872584215</text:p>
          </table:table-cell>
          <table:table-cell office:value-type="float" office:value="0.602455360572993" calcext:value-type="float">
            <text:p>0.602455360572993</text:p>
          </table:table-cell>
          <table:table-cell office:value-type="string" calcext:value-type="string">
            <text:p>https://twitter.com/covando97/status/1624784543956848643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33434/0.jpg</text:p>
          </table:table-cell>
          <table:table-cell office:value-type="string" calcext:value-type="string">
            <text:p>Pattern 8</text:p>
          </table:table-cell>
          <table:table-cell office:value-type="float" office:value="28.5043567284121" calcext:value-type="float">
            <text:p>28.5043567284121</text:p>
          </table:table-cell>
          <table:table-cell office:value-type="float" office:value="0.791311219500211" calcext:value-type="float">
            <text:p>0.791311219500211</text:p>
          </table:table-cell>
          <table:table-cell office:value-type="float" office:value="0.252591056959767" calcext:value-type="float">
            <text:p>0.252591056959767</text:p>
          </table:table-cell>
          <table:table-cell office:value-type="string" calcext:value-type="string">
            <text:p>https://twitter.com/DankRedditBot/status/1624763897268908032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63441/0.jpg</text:p>
          </table:table-cell>
          <table:table-cell office:value-type="string" calcext:value-type="string">
            <text:p>Pattern 5</text:p>
          </table:table-cell>
          <table:table-cell office:value-type="float" office:value="28.1043617906376" calcext:value-type="float">
            <text:p>28.1043617906376</text:p>
          </table:table-cell>
          <table:table-cell office:value-type="float" office:value="0.119686347778112" calcext:value-type="float">
            <text:p>0.119686347778112</text:p>
          </table:table-cell>
          <table:table-cell office:value-type="float" office:value="0.261678120132532" calcext:value-type="float">
            <text:p>0.261678120132532</text:p>
          </table:table-cell>
          <table:table-cell office:value-type="string" calcext:value-type="string">
            <text:p>https://twitter.com/DankRedditBot/status/1624809227335225344</text:p>
          </table:table-cell>
        </table:table-row>
        <table:table-row table:style-name="ro1">
          <table:table-cell office:value-type="string" calcext:value-type="string">
            <text:p>input/data_formal_20240530-1342/meme/DankRedditBot_20230315T234925/0.jpg</text:p>
          </table:table-cell>
          <table:table-cell office:value-type="string" calcext:value-type="string">
            <text:p>Pattern 7</text:p>
          </table:table-cell>
          <table:table-cell office:value-type="float" office:value="24.1844305554333" calcext:value-type="float">
            <text:p>24.1844305554333</text:p>
          </table:table-cell>
          <table:table-cell office:value-type="float" office:value="0.41252136606338" calcext:value-type="float">
            <text:p>0.41252136606338</text:p>
          </table:table-cell>
          <table:table-cell office:value-type="float" office:value="0.533128359022789" calcext:value-type="float">
            <text:p>0.533128359022789</text:p>
          </table:table-cell>
          <table:table-cell office:value-type="string" calcext:value-type="string">
            <text:p>https://twitter.com/DankRedditBot/status/1636152652688945153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001516/0.jpg</text:p>
          </table:table-cell>
          <table:table-cell office:value-type="string" calcext:value-type="string">
            <text:p>Pattern 6</text:p>
          </table:table-cell>
          <table:table-cell office:value-type="float" office:value="24.5092774612525" calcext:value-type="float">
            <text:p>24.5092774612525</text:p>
          </table:table-cell>
          <table:table-cell office:value-type="float" office:value="0.796465095520363" calcext:value-type="float">
            <text:p>0.796465095520363</text:p>
          </table:table-cell>
          <table:table-cell office:value-type="float" office:value="0.363186513806476" calcext:value-type="float">
            <text:p>0.363186513806476</text:p>
          </table:table-cell>
          <table:table-cell office:value-type="string" calcext:value-type="string">
            <text:p>https://twitter.com/wongduckdongg/status/1638596186310418444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095538/0.jpg</text:p>
          </table:table-cell>
          <table:table-cell office:value-type="string" calcext:value-type="string">
            <text:p>Pattern 8</text:p>
          </table:table-cell>
          <table:table-cell office:value-type="float" office:value="26.526525151271" calcext:value-type="float">
            <text:p>26.526525151271</text:p>
          </table:table-cell>
          <table:table-cell office:value-type="float" office:value="0.756549014493139" calcext:value-type="float">
            <text:p>0.756549014493139</text:p>
          </table:table-cell>
          <table:table-cell office:value-type="float" office:value="0.427738650160507" calcext:value-type="float">
            <text:p>0.427738650160507</text:p>
          </table:table-cell>
          <table:table-cell office:value-type="string" calcext:value-type="string">
            <text:p>https://twitter.com/wongduckdongg/status/1638597037275983874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191559/0.jpg</text:p>
          </table:table-cell>
          <table:table-cell office:value-type="string" calcext:value-type="string">
            <text:p>Pattern 8</text:p>
          </table:table-cell>
          <table:table-cell office:value-type="float" office:value="29.4762266826536" calcext:value-type="float">
            <text:p>29.4762266826536</text:p>
          </table:table-cell>
          <table:table-cell office:value-type="float" office:value="0.729897425239085" calcext:value-type="float">
            <text:p>0.729897425239085</text:p>
          </table:table-cell>
          <table:table-cell office:value-type="float" office:value="0.396901677467404" calcext:value-type="float">
            <text:p>0.396901677467404</text:p>
          </table:table-cell>
          <table:table-cell office:value-type="string" calcext:value-type="string">
            <text:p>https://twitter.com/DankRedditBot/status/1638620556747481127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193600/0.jpg</text:p>
          </table:table-cell>
          <table:table-cell office:value-type="string" calcext:value-type="string">
            <text:p>Pattern 6</text:p>
          </table:table-cell>
          <table:table-cell office:value-type="float" office:value="25.4000394147231" calcext:value-type="float">
            <text:p>25.4000394147231</text:p>
          </table:table-cell>
          <table:table-cell office:value-type="float" office:value="0.659260305990084" calcext:value-type="float">
            <text:p>0.659260305990084</text:p>
          </table:table-cell>
          <table:table-cell office:value-type="float" office:value="0.43474942623076" calcext:value-type="float">
            <text:p>0.43474942623076</text:p>
          </table:table-cell>
          <table:table-cell office:value-type="string" calcext:value-type="string">
            <text:p>https://twitter.com/DankRedditBot/status/1638625595620995072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215609/0.jpg</text:p>
          </table:table-cell>
          <table:table-cell office:value-type="string" calcext:value-type="string">
            <text:p>Pattern 8</text:p>
          </table:table-cell>
          <table:table-cell office:value-type="float" office:value="21.1728879536935" calcext:value-type="float">
            <text:p>21.1728879536935</text:p>
          </table:table-cell>
          <table:table-cell office:value-type="float" office:value="0.7915258708718" calcext:value-type="float">
            <text:p>0.7915258708718</text:p>
          </table:table-cell>
          <table:table-cell office:value-type="float" office:value="0.345298761682539" calcext:value-type="float">
            <text:p>0.345298761682539</text:p>
          </table:table-cell>
          <table:table-cell office:value-type="string" calcext:value-type="string">
            <text:p>https://twitter.com/DankRedditBot/status/1638660863963054080</text:p>
          </table:table-cell>
        </table:table-row>
        <table:table-row table:style-name="ro1">
          <table:table-cell office:value-type="string" calcext:value-type="string">
            <text:p>input/data_formal_20240530-1342/meme/DankRedditBot_20230323T035629/0.jpg</text:p>
          </table:table-cell>
          <table:table-cell office:value-type="string" calcext:value-type="string">
            <text:p>Pattern 1</text:p>
          </table:table-cell>
          <table:table-cell office:value-type="float" office:value="32.0406183538155" calcext:value-type="float">
            <text:p>32.0406183538155</text:p>
          </table:table-cell>
          <table:table-cell office:value-type="float" office:value="0.348932608508388" calcext:value-type="float">
            <text:p>0.348932608508388</text:p>
          </table:table-cell>
          <table:table-cell office:value-type="float" office:value="0.313611815919407" calcext:value-type="float">
            <text:p>0.313611815919407</text:p>
          </table:table-cell>
          <table:table-cell office:value-type="string" calcext:value-type="string">
            <text:p>https://twitter.com/DankRedditBot/status/1638751545457278976</text:p>
          </table:table-cell>
        </table:table-row>
        <table:table-row table:style-name="ro1">
          <table:table-cell office:value-type="string" calcext:value-type="string">
            <text:p>input/data_formal_20240530-1342/meme/danvodgamer_20221223T065129/0.jpg</text:p>
          </table:table-cell>
          <table:table-cell office:value-type="string" calcext:value-type="string">
            <text:p>Pattern 3</text:p>
          </table:table-cell>
          <table:table-cell office:value-type="float" office:value="19.9990966074208" calcext:value-type="float">
            <text:p>19.9990966074208</text:p>
          </table:table-cell>
          <table:table-cell office:value-type="float" office:value="0.26380489088414" calcext:value-type="float">
            <text:p>0.26380489088414</text:p>
          </table:table-cell>
          <table:table-cell office:value-type="float" office:value="0.882444222539952" calcext:value-type="float">
            <text:p>0.882444222539952</text:p>
          </table:table-cell>
          <table:table-cell office:value-type="string" calcext:value-type="string">
            <text:p>https://twitter.com/danvodgamer/status/1606180678059581441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630/0.jpg</text:p>
          </table:table-cell>
          <table:table-cell office:value-type="string" calcext:value-type="string">
            <text:p>Pattern 1</text:p>
          </table:table-cell>
          <table:table-cell office:value-type="float" office:value="32.2614379719368" calcext:value-type="float">
            <text:p>32.2614379719368</text:p>
          </table:table-cell>
          <table:table-cell office:value-type="float" office:value="0.191357226696352" calcext:value-type="float">
            <text:p>0.191357226696352</text:p>
          </table:table-cell>
          <table:table-cell office:value-type="float" office:value="0.340193345884364" calcext:value-type="float">
            <text:p>0.340193345884364</text:p>
          </table:table-cell>
          <table:table-cell office:value-type="string" calcext:value-type="string">
            <text:p>https://twitter.com/DARKFAGG0T9000/status/1607946062836162560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723/0.jpg</text:p>
          </table:table-cell>
          <table:table-cell office:value-type="string" calcext:value-type="string">
            <text:p>Pattern 3</text:p>
          </table:table-cell>
          <table:table-cell office:value-type="float" office:value="32.1878539636494" calcext:value-type="float">
            <text:p>32.1878539636494</text:p>
          </table:table-cell>
          <table:table-cell office:value-type="float" office:value="0.359046183147852" calcext:value-type="float">
            <text:p>0.359046183147852</text:p>
          </table:table-cell>
          <table:table-cell office:value-type="float" office:value="0.619275929644293" calcext:value-type="float">
            <text:p>0.619275929644293</text:p>
          </table:table-cell>
          <table:table-cell office:value-type="string" calcext:value-type="string">
            <text:p>https://twitter.com/MMDB2022/status/1607958436435591168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854/0.jpg</text:p>
          </table:table-cell>
          <table:table-cell office:value-type="string" calcext:value-type="string">
            <text:p>Pattern 7</text:p>
          </table:table-cell>
          <table:table-cell office:value-type="float" office:value="32.0635727389147" calcext:value-type="float">
            <text:p>32.0635727389147</text:p>
          </table:table-cell>
          <table:table-cell office:value-type="float" office:value="0.455340163978095" calcext:value-type="float">
            <text:p>0.455340163978095</text:p>
          </table:table-cell>
          <table:table-cell office:value-type="float" office:value="0.533363920546882" calcext:value-type="float">
            <text:p>0.533363920546882</text:p>
          </table:table-cell>
          <table:table-cell office:value-type="string" calcext:value-type="string">
            <text:p>https://twitter.com/DARKFAGG0T9000/status/1607946669940695046</text:p>
          </table:table-cell>
        </table:table-row>
        <table:table-row table:style-name="ro1">
          <table:table-cell office:value-type="string" calcext:value-type="string">
            <text:p>input/data_formal_20240530-1342/meme/Darkota8_20221227T203326/0.jpg</text:p>
          </table:table-cell>
          <table:table-cell office:value-type="string" calcext:value-type="string">
            <text:p>Pattern 1</text:p>
          </table:table-cell>
          <table:table-cell office:value-type="float" office:value="33.2609986566547" calcext:value-type="float">
            <text:p>33.2609986566547</text:p>
          </table:table-cell>
          <table:table-cell office:value-type="float" office:value="0.331818777639233" calcext:value-type="float">
            <text:p>0.331818777639233</text:p>
          </table:table-cell>
          <table:table-cell office:value-type="float" office:value="0.556378863847002" calcext:value-type="float">
            <text:p>0.556378863847002</text:p>
          </table:table-cell>
          <table:table-cell office:value-type="string" calcext:value-type="string">
            <text:p>https://twitter.com/Zarco8Zarco/status/1607948837737435143</text:p>
          </table:table-cell>
        </table:table-row>
        <table:table-row table:style-name="ro1">
          <table:table-cell office:value-type="string" calcext:value-type="string">
            <text:p>input/data_formal_20240530-1342/meme/DataZombiez_20230127T220431/0.jpg</text:p>
          </table:table-cell>
          <table:table-cell office:value-type="string" calcext:value-type="string">
            <text:p>Pattern 2</text:p>
          </table:table-cell>
          <table:table-cell office:value-type="float" office:value="33.1134742261796" calcext:value-type="float">
            <text:p>33.1134742261796</text:p>
          </table:table-cell>
          <table:table-cell office:value-type="float" office:value="0.180587474841177" calcext:value-type="float">
            <text:p>0.180587474841177</text:p>
          </table:table-cell>
          <table:table-cell office:value-type="float" office:value="0.48612154438115" calcext:value-type="float">
            <text:p>0.48612154438115</text:p>
          </table:table-cell>
          <table:table-cell office:value-type="string" calcext:value-type="string">
            <text:p>https://twitter.com/DataZombiez/status/1619094022924169219</text:p>
          </table:table-cell>
        </table:table-row>
        <table:table-row table:style-name="ro1">
          <table:table-cell office:value-type="string" calcext:value-type="string">
            <text:p>input/data_formal_20240530-1342/meme/DataZombiez_20230127T221432/0.jpg</text:p>
          </table:table-cell>
          <table:table-cell office:value-type="string" calcext:value-type="string">
            <text:p>Pattern 3</text:p>
          </table:table-cell>
          <table:table-cell office:value-type="float" office:value="29.5244895102493" calcext:value-type="float">
            <text:p>29.5244895102493</text:p>
          </table:table-cell>
          <table:table-cell office:value-type="float" office:value="0.413458668875735" calcext:value-type="float">
            <text:p>0.413458668875735</text:p>
          </table:table-cell>
          <table:table-cell office:value-type="float" office:value="0.630847965562541" calcext:value-type="float">
            <text:p>0.630847965562541</text:p>
          </table:table-cell>
          <table:table-cell office:value-type="string" calcext:value-type="string">
            <text:p>https://twitter.com/DataZombiez/status/1619096546179710976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030/0.jpg</text:p>
          </table:table-cell>
          <table:table-cell office:value-type="string" calcext:value-type="string">
            <text:p>Pattern 7</text:p>
          </table:table-cell>
          <table:table-cell office:value-type="float" office:value="25.5071300121672" calcext:value-type="float">
            <text:p>25.5071300121672</text:p>
          </table:table-cell>
          <table:table-cell office:value-type="float" office:value="0.50497932392285" calcext:value-type="float">
            <text:p>0.50497932392285</text:p>
          </table:table-cell>
          <table:table-cell office:value-type="float" office:value="0.540452655047794" calcext:value-type="float">
            <text:p>0.540452655047794</text:p>
          </table:table-cell>
          <table:table-cell office:value-type="string" calcext:value-type="string">
            <text:p>https://twitter.com/DataZombiez/status/1621020714571796482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506/0.jpg</text:p>
          </table:table-cell>
          <table:table-cell office:value-type="string" calcext:value-type="string">
            <text:p>Pattern 7</text:p>
          </table:table-cell>
          <table:table-cell office:value-type="float" office:value="31.9897535587372" calcext:value-type="float">
            <text:p>31.9897535587372</text:p>
          </table:table-cell>
          <table:table-cell office:value-type="float" office:value="0.411013115731689" calcext:value-type="float">
            <text:p>0.411013115731689</text:p>
          </table:table-cell>
          <table:table-cell office:value-type="float" office:value="0.40261370352902" calcext:value-type="float">
            <text:p>0.40261370352902</text:p>
          </table:table-cell>
          <table:table-cell office:value-type="string" calcext:value-type="string">
            <text:p>https://twitter.com/DataZombiez/status/1621021872514301953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518/0.jpg</text:p>
          </table:table-cell>
          <table:table-cell office:value-type="string" calcext:value-type="string">
            <text:p>Pattern 2</text:p>
          </table:table-cell>
          <table:table-cell office:value-type="float" office:value="26.830357270213" calcext:value-type="float">
            <text:p>26.830357270213</text:p>
          </table:table-cell>
          <table:table-cell office:value-type="float" office:value="0.205350538647687" calcext:value-type="float">
            <text:p>0.205350538647687</text:p>
          </table:table-cell>
          <table:table-cell office:value-type="float" office:value="0.838005694624592" calcext:value-type="float">
            <text:p>0.838005694624592</text:p>
          </table:table-cell>
          <table:table-cell office:value-type="string" calcext:value-type="string">
            <text:p>https://twitter.com/DataZombiez/status/1621021923550564352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2830/0.jpg</text:p>
          </table:table-cell>
          <table:table-cell office:value-type="string" calcext:value-type="string">
            <text:p>Pattern 1</text:p>
          </table:table-cell>
          <table:table-cell office:value-type="float" office:value="31.7504247374244" calcext:value-type="float">
            <text:p>31.7504247374244</text:p>
          </table:table-cell>
          <table:table-cell office:value-type="float" office:value="0.249393161125708" calcext:value-type="float">
            <text:p>0.249393161125708</text:p>
          </table:table-cell>
          <table:table-cell office:value-type="float" office:value="0.319433163752236" calcext:value-type="float">
            <text:p>0.319433163752236</text:p>
          </table:table-cell>
          <table:table-cell office:value-type="string" calcext:value-type="string">
            <text:p>https://twitter.com/DataZombiez/status/1624807670799814656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3331/0.jpg</text:p>
          </table:table-cell>
          <table:table-cell office:value-type="string" calcext:value-type="string">
            <text:p>Pattern 2</text:p>
          </table:table-cell>
          <table:table-cell office:value-type="float" office:value="31.4635142057812" calcext:value-type="float">
            <text:p>31.4635142057812</text:p>
          </table:table-cell>
          <table:table-cell office:value-type="float" office:value="0.336042089410603" calcext:value-type="float">
            <text:p>0.336042089410603</text:p>
          </table:table-cell>
          <table:table-cell office:value-type="float" office:value="0.568007765482438" calcext:value-type="float">
            <text:p>0.568007765482438</text:p>
          </table:table-cell>
          <table:table-cell office:value-type="string" calcext:value-type="string">
            <text:p>https://twitter.com/DataZombiez/status/1624808933671190528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3833/0.jpg</text:p>
          </table:table-cell>
          <table:table-cell office:value-type="string" calcext:value-type="string">
            <text:p>Pattern 1</text:p>
          </table:table-cell>
          <table:table-cell office:value-type="float" office:value="33.2229561850465" calcext:value-type="float">
            <text:p>33.2229561850465</text:p>
          </table:table-cell>
          <table:table-cell office:value-type="float" office:value="0.288714139542681" calcext:value-type="float">
            <text:p>0.288714139542681</text:p>
          </table:table-cell>
          <table:table-cell office:value-type="float" office:value="0.306072927447818" calcext:value-type="float">
            <text:p>0.306072927447818</text:p>
          </table:table-cell>
          <table:table-cell office:value-type="string" calcext:value-type="string">
            <text:p>https://twitter.com/DataZombiez/status/1624810197226229761</text:p>
          </table:table-cell>
        </table:table-row>
        <table:table-row table:style-name="ro1">
          <table:table-cell office:value-type="string" calcext:value-type="string">
            <text:p>input/data_formal_20240530-1342/meme/dateassuredcom_20230106T085311/0.jpg</text:p>
          </table:table-cell>
          <table:table-cell office:value-type="string" calcext:value-type="string">
            <text:p>Pattern 5</text:p>
          </table:table-cell>
          <table:table-cell office:value-type="float" office:value="29.7440335219752" calcext:value-type="float">
            <text:p>29.7440335219752</text:p>
          </table:table-cell>
          <table:table-cell office:value-type="float" office:value="0.151269033372542" calcext:value-type="float">
            <text:p>0.151269033372542</text:p>
          </table:table-cell>
          <table:table-cell office:value-type="float" office:value="0.446996497026599" calcext:value-type="float">
            <text:p>0.446996497026599</text:p>
          </table:table-cell>
          <table:table-cell office:value-type="string" calcext:value-type="string">
            <text:p>https://twitter.com/dateassuredcom/status/1611284733056659457</text:p>
          </table:table-cell>
        </table:table-row>
        <table:table-row table:style-name="ro1">
          <table:table-cell office:value-type="string" calcext:value-type="string">
            <text:p>input/data_formal_20240530-1342/meme/datrueshadowfox_20230106T063311/0.jpg</text:p>
          </table:table-cell>
          <table:table-cell office:value-type="string" calcext:value-type="string">
            <text:p>Pattern 2</text:p>
          </table:table-cell>
          <table:table-cell office:value-type="float" office:value="34.2018341775097" calcext:value-type="float">
            <text:p>34.2018341775097</text:p>
          </table:table-cell>
          <table:table-cell office:value-type="float" office:value="0.187829180663659" calcext:value-type="float">
            <text:p>0.187829180663659</text:p>
          </table:table-cell>
          <table:table-cell office:value-type="float" office:value="0.668487602631048" calcext:value-type="float">
            <text:p>0.668487602631048</text:p>
          </table:table-cell>
          <table:table-cell office:value-type="string" calcext:value-type="string">
            <text:p>https://twitter.com/datrueshadowfox/status/1611249504040407040</text:p>
          </table:table-cell>
        </table:table-row>
        <table:table-row table:style-name="ro1">
          <table:table-cell office:value-type="string" calcext:value-type="string">
            <text:p>input/data_formal_20240530-1342/meme/daveurvish_20230106T054227/0.jpg</text:p>
          </table:table-cell>
          <table:table-cell office:value-type="string" calcext:value-type="string">
            <text:p>Pattern 8</text:p>
          </table:table-cell>
          <table:table-cell office:value-type="float" office:value="25.8638253365345" calcext:value-type="float">
            <text:p>25.8638253365345</text:p>
          </table:table-cell>
          <table:table-cell office:value-type="float" office:value="0.871137893901231" calcext:value-type="float">
            <text:p>0.871137893901231</text:p>
          </table:table-cell>
          <table:table-cell office:value-type="float" office:value="0.400330037268075" calcext:value-type="float">
            <text:p>0.400330037268075</text:p>
          </table:table-cell>
          <table:table-cell office:value-type="string" calcext:value-type="string">
            <text:p>https://twitter.com/daveurvish/status/1611236734251204608</text:p>
          </table:table-cell>
        </table:table-row>
        <table:table-row table:style-name="ro1">
          <table:table-cell office:value-type="string" calcext:value-type="string">
            <text:p>input/data_formal_20240530-1342/meme/DaxGigandet_20180225T235957/0.jpg</text:p>
          </table:table-cell>
          <table:table-cell office:value-type="string" calcext:value-type="string">
            <text:p>Pattern 5</text:p>
          </table:table-cell>
          <table:table-cell office:value-type="float" office:value="31.3003003773042" calcext:value-type="float">
            <text:p>31.3003003773042</text:p>
          </table:table-cell>
          <table:table-cell office:value-type="float" office:value="0.223159987288127" calcext:value-type="float">
            <text:p>0.223159987288127</text:p>
          </table:table-cell>
          <table:table-cell office:value-type="float" office:value="0.455818527752958" calcext:value-type="float">
            <text:p>0.455818527752958</text:p>
          </table:table-cell>
          <table:table-cell office:value-type="string" calcext:value-type="string">
            <text:p>https://twitter.com/MiamiPapers/status/1616677789486260224</text:p>
          </table:table-cell>
        </table:table-row>
        <table:table-row table:style-name="ro1">
          <table:table-cell office:value-type="string" calcext:value-type="string">
            <text:p>input/data_formal_20240530-1342/meme/Dayana_Yee_20221228T050223/0.jpg</text:p>
          </table:table-cell>
          <table:table-cell office:value-type="string" calcext:value-type="string">
            <text:p>Pattern 1</text:p>
          </table:table-cell>
          <table:table-cell office:value-type="float" office:value="30.1540419408229" calcext:value-type="float">
            <text:p>30.1540419408229</text:p>
          </table:table-cell>
          <table:table-cell office:value-type="float" office:value="0.272789485923338" calcext:value-type="float">
            <text:p>0.272789485923338</text:p>
          </table:table-cell>
          <table:table-cell office:value-type="float" office:value="0.503814946938099" calcext:value-type="float">
            <text:p>0.503814946938099</text:p>
          </table:table-cell>
          <table:table-cell office:value-type="string" calcext:value-type="string">
            <text:p>https://twitter.com/Dayana_Yee/status/1607965160412688384</text:p>
          </table:table-cell>
        </table:table-row>
        <table:table-row table:style-name="ro1">
          <table:table-cell office:value-type="string" calcext:value-type="string">
            <text:p>input/data_formal_20240530-1342/meme/dayashappiness__20230106T031010/0.jpg</text:p>
          </table:table-cell>
          <table:table-cell office:value-type="string" calcext:value-type="string">
            <text:p>Pattern 6</text:p>
          </table:table-cell>
          <table:table-cell office:value-type="float" office:value="26.9947799585745" calcext:value-type="float">
            <text:p>26.9947799585745</text:p>
          </table:table-cell>
          <table:table-cell office:value-type="float" office:value="0.864947400118889" calcext:value-type="float">
            <text:p>0.864947400118889</text:p>
          </table:table-cell>
          <table:table-cell office:value-type="float" office:value="0.438157676471763" calcext:value-type="float">
            <text:p>0.438157676471763</text:p>
          </table:table-cell>
          <table:table-cell office:value-type="string" calcext:value-type="string">
            <text:p>https://twitter.com/dayashappiness_/status/1611218249567580160</text:p>
          </table:table-cell>
        </table:table-row>
        <table:table-row table:style-name="ro1">
          <table:table-cell office:value-type="string" calcext:value-type="string">
            <text:p>input/data_formal_20240530-1342/meme/ddanjovi_20230103T141847/0.jpg</text:p>
          </table:table-cell>
          <table:table-cell office:value-type="string" calcext:value-type="string">
            <text:p>Pattern 3</text:p>
          </table:table-cell>
          <table:table-cell office:value-type="float" office:value="25.7290347146879" calcext:value-type="float">
            <text:p>25.7290347146879</text:p>
          </table:table-cell>
          <table:table-cell office:value-type="float" office:value="0.468188540797861" calcext:value-type="float">
            <text:p>0.468188540797861</text:p>
          </table:table-cell>
          <table:table-cell office:value-type="float" office:value="0.751763487420074" calcext:value-type="float">
            <text:p>0.751763487420074</text:p>
          </table:table-cell>
          <table:table-cell office:value-type="string" calcext:value-type="string">
            <text:p>https://twitter.com/ddanjovi/status/1610279510439596035</text:p>
          </table:table-cell>
        </table:table-row>
        <table:table-row table:style-name="ro1">
          <table:table-cell office:value-type="string" calcext:value-type="string">
            <text:p>input/data_formal_20240530-1342/meme/DeathMetalMum_20221227T114248/0.jpg</text:p>
          </table:table-cell>
          <table:table-cell office:value-type="string" calcext:value-type="string">
            <text:p>Pattern 6</text:p>
          </table:table-cell>
          <table:table-cell office:value-type="float" office:value="25.8434639245263" calcext:value-type="float">
            <text:p>25.8434639245263</text:p>
          </table:table-cell>
          <table:table-cell office:value-type="float" office:value="0.714243870391117" calcext:value-type="float">
            <text:p>0.714243870391117</text:p>
          </table:table-cell>
          <table:table-cell office:value-type="float" office:value="0.28205358725296" calcext:value-type="float">
            <text:p>0.28205358725296</text:p>
          </table:table-cell>
          <table:table-cell office:value-type="string" calcext:value-type="string">
            <text:p>https://twitter.com/muhamad_rizuan/status/1607959302559653888</text:p>
          </table:table-cell>
        </table:table-row>
        <table:table-row table:style-name="ro1">
          <table:table-cell office:value-type="string" calcext:value-type="string">
            <text:p>input/data_formal_20240530-1342/meme/dedalium_20221227T121155/0.jpg</text:p>
          </table:table-cell>
          <table:table-cell office:value-type="string" calcext:value-type="string">
            <text:p>Pattern 2</text:p>
          </table:table-cell>
          <table:table-cell office:value-type="float" office:value="25.2765843175862" calcext:value-type="float">
            <text:p>25.2765843175862</text:p>
          </table:table-cell>
          <table:table-cell office:value-type="float" office:value="0.202954474322935" calcext:value-type="float">
            <text:p>0.202954474322935</text:p>
          </table:table-cell>
          <table:table-cell office:value-type="float" office:value="0.650072943807978" calcext:value-type="float">
            <text:p>0.650072943807978</text:p>
          </table:table-cell>
          <table:table-cell office:value-type="string" calcext:value-type="string">
            <text:p>https://twitter.com/JudithA02332832/status/1607963247482896385</text:p>
          </table:table-cell>
        </table:table-row>
        <table:table-row table:style-name="ro1">
          <table:table-cell office:value-type="string" calcext:value-type="string">
            <text:p>input/data_formal_20240530-1342/meme/DeepakOffline_20230105T121246/0.jpg</text:p>
          </table:table-cell>
          <table:table-cell office:value-type="string" calcext:value-type="string">
            <text:p>Pattern 1</text:p>
          </table:table-cell>
          <table:table-cell office:value-type="float" office:value="32.913383596328" calcext:value-type="float">
            <text:p>32.913383596328</text:p>
          </table:table-cell>
          <table:table-cell office:value-type="float" office:value="0.289159546374707" calcext:value-type="float">
            <text:p>0.289159546374707</text:p>
          </table:table-cell>
          <table:table-cell office:value-type="float" office:value="0.305293368220876" calcext:value-type="float">
            <text:p>0.305293368220876</text:p>
          </table:table-cell>
          <table:table-cell office:value-type="string" calcext:value-type="string">
            <text:p>https://twitter.com/Michael44188917/status/1610981618822283265</text:p>
          </table:table-cell>
        </table:table-row>
        <table:table-row table:style-name="ro1">
          <table:table-cell office:value-type="string" calcext:value-type="string">
            <text:p>input/data_formal_20240530-1342/meme/DeepakOffline_20230201T012526/0.jpg</text:p>
          </table:table-cell>
          <table:table-cell office:value-type="string" calcext:value-type="string">
            <text:p>Pattern 8</text:p>
          </table:table-cell>
          <table:table-cell office:value-type="float" office:value="24.0803283502518" calcext:value-type="float">
            <text:p>24.0803283502518</text:p>
          </table:table-cell>
          <table:table-cell office:value-type="float" office:value="0.864530612900322" calcext:value-type="float">
            <text:p>0.864530612900322</text:p>
          </table:table-cell>
          <table:table-cell office:value-type="float" office:value="0.547689298757798" calcext:value-type="float">
            <text:p>0.547689298757798</text:p>
          </table:table-cell>
          <table:table-cell office:value-type="string" calcext:value-type="string">
            <text:p>https://twitter.com/jackspa84167797/status/1620969604159016961</text:p>
          </table:table-cell>
        </table:table-row>
        <table:table-row table:style-name="ro1">
          <table:table-cell office:value-type="string" calcext:value-type="string">
            <text:p>input/data_formal_20240530-1342/meme/DeepakOffline_20230202T010024/0.jpg</text:p>
          </table:table-cell>
          <table:table-cell office:value-type="string" calcext:value-type="string">
            <text:p>Pattern 2</text:p>
          </table:table-cell>
          <table:table-cell office:value-type="float" office:value="30.3786506923799" calcext:value-type="float">
            <text:p>30.3786506923799</text:p>
          </table:table-cell>
          <table:table-cell office:value-type="float" office:value="0.237044523757258" calcext:value-type="float">
            <text:p>0.237044523757258</text:p>
          </table:table-cell>
          <table:table-cell office:value-type="float" office:value="0.602006988756143" calcext:value-type="float">
            <text:p>0.602006988756143</text:p>
          </table:table-cell>
          <table:table-cell office:value-type="string" calcext:value-type="string">
            <text:p>https://twitter.com/DeepakOffline/status/1620950227242070019</text:p>
          </table:table-cell>
        </table:table-row>
        <table:table-row table:style-name="ro1">
          <table:table-cell office:value-type="string" calcext:value-type="string">
            <text:p>input/data_formal_20240530-1342/meme/DeepakOffline_20230206T080208/0.jpg</text:p>
          </table:table-cell>
          <table:table-cell office:value-type="string" calcext:value-type="string">
            <text:p>Pattern 2</text:p>
          </table:table-cell>
          <table:table-cell office:value-type="float" office:value="30.2790161351484" calcext:value-type="float">
            <text:p>30.2790161351484</text:p>
          </table:table-cell>
          <table:table-cell office:value-type="float" office:value="0.263806954766274" calcext:value-type="float">
            <text:p>0.263806954766274</text:p>
          </table:table-cell>
          <table:table-cell office:value-type="float" office:value="0.805481623968304" calcext:value-type="float">
            <text:p>0.805481623968304</text:p>
          </table:table-cell>
          <table:table-cell office:value-type="string" calcext:value-type="string">
            <text:p>https://twitter.com/Ronald51382953/status/1622584019572645890</text:p>
          </table:table-cell>
        </table:table-row>
        <table:table-row table:style-name="ro1">
          <table:table-cell office:value-type="string" calcext:value-type="string">
            <text:p>input/data_formal_20240530-1342/meme/deezmemezz_20230106T044422/0.jpg</text:p>
          </table:table-cell>
          <table:table-cell office:value-type="string" calcext:value-type="string">
            <text:p>Pattern 5</text:p>
          </table:table-cell>
          <table:table-cell office:value-type="float" office:value="24.3309032914116" calcext:value-type="float">
            <text:p>24.3309032914116</text:p>
          </table:table-cell>
          <table:table-cell office:value-type="float" office:value="0.30032708133894" calcext:value-type="float">
            <text:p>0.30032708133894</text:p>
          </table:table-cell>
          <table:table-cell office:value-type="float" office:value="0.239209976984156" calcext:value-type="float">
            <text:p>0.239209976984156</text:p>
          </table:table-cell>
          <table:table-cell office:value-type="string" calcext:value-type="string">
            <text:p>https://twitter.com/deezmemezz/status/1611222115889430530</text:p>
          </table:table-cell>
        </table:table-row>
        <table:table-row table:style-name="ro1">
          <table:table-cell office:value-type="string" calcext:value-type="string">
            <text:p>input/data_formal_20240530-1342/meme/deezmemezz_20230107T031216/0.jpg</text:p>
          </table:table-cell>
          <table:table-cell office:value-type="string" calcext:value-type="string">
            <text:p>Pattern 8</text:p>
          </table:table-cell>
          <table:table-cell office:value-type="float" office:value="25.8038862885132" calcext:value-type="float">
            <text:p>25.8038862885132</text:p>
          </table:table-cell>
          <table:table-cell office:value-type="float" office:value="0.712906431035622" calcext:value-type="float">
            <text:p>0.712906431035622</text:p>
          </table:table-cell>
          <table:table-cell office:value-type="float" office:value="0.388769639171" calcext:value-type="float">
            <text:p>0.388769639171</text:p>
          </table:table-cell>
          <table:table-cell office:value-type="string" calcext:value-type="string">
            <text:p>https://twitter.com/deezmemezz/status/1611561328946053120</text:p>
          </table:table-cell>
        </table:table-row>
        <table:table-row table:style-name="ro1">
          <table:table-cell office:value-type="string" calcext:value-type="string">
            <text:p>input/data_formal_20240530-1342/meme/deezmemezz_20230107T135424/0.jpg</text:p>
          </table:table-cell>
          <table:table-cell office:value-type="string" calcext:value-type="string">
            <text:p>Pattern 6</text:p>
          </table:table-cell>
          <table:table-cell office:value-type="float" office:value="29.4135708855236" calcext:value-type="float">
            <text:p>29.4135708855236</text:p>
          </table:table-cell>
          <table:table-cell office:value-type="float" office:value="0.577954166439833" calcext:value-type="float">
            <text:p>0.577954166439833</text:p>
          </table:table-cell>
          <table:table-cell office:value-type="float" office:value="0.554674805225544" calcext:value-type="float">
            <text:p>0.554674805225544</text:p>
          </table:table-cell>
          <table:table-cell office:value-type="string" calcext:value-type="string">
            <text:p>https://twitter.com/deezmemezz/status/1611722925358419968</text:p>
          </table:table-cell>
        </table:table-row>
        <table:table-row table:style-name="ro1">
          <table:table-cell office:value-type="string" calcext:value-type="string">
            <text:p>input/data_formal_20240530-1342/meme/DEFi_PROJECTS_20230206T125137/0.jpg</text:p>
          </table:table-cell>
          <table:table-cell office:value-type="string" calcext:value-type="string">
            <text:p>Pattern 7</text:p>
          </table:table-cell>
          <table:table-cell office:value-type="float" office:value="27.3147679525232" calcext:value-type="float">
            <text:p>27.3147679525232</text:p>
          </table:table-cell>
          <table:table-cell office:value-type="float" office:value="0.352740148129048" calcext:value-type="float">
            <text:p>0.352740148129048</text:p>
          </table:table-cell>
          <table:table-cell office:value-type="float" office:value="0.632980806731354" calcext:value-type="float">
            <text:p>0.632980806731354</text:p>
          </table:table-cell>
          <table:table-cell office:value-type="string" calcext:value-type="string">
            <text:p>https://twitter.com/DEFi_PROJECTS/status/1622578761588768770</text:p>
          </table:table-cell>
        </table:table-row>
        <table:table-row table:style-name="ro1">
          <table:table-cell office:value-type="string" calcext:value-type="string">
            <text:p>input/data_formal_20240530-1342/meme/DEFi_PROJECTS_20230206T125323/0.jpg</text:p>
          </table:table-cell>
          <table:table-cell office:value-type="string" calcext:value-type="string">
            <text:p>Pattern 5</text:p>
          </table:table-cell>
          <table:table-cell office:value-type="float" office:value="25.4859093787422" calcext:value-type="float">
            <text:p>25.4859093787422</text:p>
          </table:table-cell>
          <table:table-cell office:value-type="float" office:value="0.155676386606806" calcext:value-type="float">
            <text:p>0.155676386606806</text:p>
          </table:table-cell>
          <table:table-cell office:value-type="float" office:value="0.315558895793219" calcext:value-type="float">
            <text:p>0.315558895793219</text:p>
          </table:table-cell>
          <table:table-cell office:value-type="string" calcext:value-type="string">
            <text:p>https://twitter.com/DEFi_PROJECTS/status/1622579204402429953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0.jpg</text:p>
          </table:table-cell>
          <table:table-cell office:value-type="string" calcext:value-type="string">
            <text:p>Pattern 5</text:p>
          </table:table-cell>
          <table:table-cell office:value-type="float" office:value="31.8993638962289" calcext:value-type="float">
            <text:p>31.8993638962289</text:p>
          </table:table-cell>
          <table:table-cell office:value-type="float" office:value="0.137853785628274" calcext:value-type="float">
            <text:p>0.137853785628274</text:p>
          </table:table-cell>
          <table:table-cell office:value-type="float" office:value="0.254482967912251" calcext:value-type="float">
            <text:p>0.254482967912251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1.jpg</text:p>
          </table:table-cell>
          <table:table-cell office:value-type="string" calcext:value-type="string">
            <text:p>Pattern 2</text:p>
          </table:table-cell>
          <table:table-cell office:value-type="float" office:value="29.8117800162934" calcext:value-type="float">
            <text:p>29.8117800162934</text:p>
          </table:table-cell>
          <table:table-cell office:value-type="float" office:value="0.358380082858093" calcext:value-type="float">
            <text:p>0.358380082858093</text:p>
          </table:table-cell>
          <table:table-cell office:value-type="float" office:value="0.798587022202039" calcext:value-type="float">
            <text:p>0.798587022202039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2.jpg</text:p>
          </table:table-cell>
          <table:table-cell office:value-type="string" calcext:value-type="string">
            <text:p>Pattern 2</text:p>
          </table:table-cell>
          <table:table-cell office:value-type="float" office:value="25.7381389936758" calcext:value-type="float">
            <text:p>25.7381389936758</text:p>
          </table:table-cell>
          <table:table-cell office:value-type="float" office:value="0.400457248751784" calcext:value-type="float">
            <text:p>0.400457248751784</text:p>
          </table:table-cell>
          <table:table-cell office:value-type="float" office:value="0.836473761778923" calcext:value-type="float">
            <text:p>0.836473761778923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3.jpg</text:p>
          </table:table-cell>
          <table:table-cell office:value-type="string" calcext:value-type="string">
            <text:p>Pattern 2</text:p>
          </table:table-cell>
          <table:table-cell office:value-type="float" office:value="30.6073740402691" calcext:value-type="float">
            <text:p>30.6073740402691</text:p>
          </table:table-cell>
          <table:table-cell office:value-type="float" office:value="0.195323729487255" calcext:value-type="float">
            <text:p>0.195323729487255</text:p>
          </table:table-cell>
          <table:table-cell office:value-type="float" office:value="0.671402167476035" calcext:value-type="float">
            <text:p>0.671402167476035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Huff_20230106T064711/0.jpg</text:p>
          </table:table-cell>
          <table:table-cell office:value-type="string" calcext:value-type="string">
            <text:p>Pattern 8</text:p>
          </table:table-cell>
          <table:table-cell office:value-type="float" office:value="27.7840484431819" calcext:value-type="float">
            <text:p>27.7840484431819</text:p>
          </table:table-cell>
          <table:table-cell office:value-type="float" office:value="0.739472238642319" calcext:value-type="float">
            <text:p>0.739472238642319</text:p>
          </table:table-cell>
          <table:table-cell office:value-type="float" office:value="0.387422654024179" calcext:value-type="float">
            <text:p>0.387422654024179</text:p>
          </table:table-cell>
          <table:table-cell office:value-type="string" calcext:value-type="string">
            <text:p>https://twitter.com/dehuffpodcast/status/1611256721460301824</text:p>
          </table:table-cell>
        </table:table-row>
        <table:table-row table:style-name="ro1">
          <table:table-cell office:value-type="string" calcext:value-type="string">
            <text:p>input/data_formal_20240530-1342/meme/Delowar776_20230226T041840/0.jpg</text:p>
          </table:table-cell>
          <table:table-cell office:value-type="string" calcext:value-type="string">
            <text:p>Pattern 5</text:p>
          </table:table-cell>
          <table:table-cell office:value-type="float" office:value="26.3787110939473" calcext:value-type="float">
            <text:p>26.3787110939473</text:p>
          </table:table-cell>
          <table:table-cell office:value-type="float" office:value="0.159932335486657" calcext:value-type="float">
            <text:p>0.159932335486657</text:p>
          </table:table-cell>
          <table:table-cell office:value-type="float" office:value="0.205366244308031" calcext:value-type="float">
            <text:p>0.205366244308031</text:p>
          </table:table-cell>
          <table:table-cell office:value-type="string" calcext:value-type="string">
            <text:p>https://twitter.com/Delowar776/status/1629697432845193217</text:p>
          </table:table-cell>
        </table:table-row>
        <table:table-row table:style-name="ro1">
          <table:table-cell office:value-type="string" calcext:value-type="string">
            <text:p>input/data_formal_20240530-1342/meme/Delowar776_20230226T041840/1.jpg</text:p>
          </table:table-cell>
          <table:table-cell office:value-type="string" calcext:value-type="string">
            <text:p>Pattern 5</text:p>
          </table:table-cell>
          <table:table-cell office:value-type="float" office:value="25.8433926291439" calcext:value-type="float">
            <text:p>25.8433926291439</text:p>
          </table:table-cell>
          <table:table-cell office:value-type="float" office:value="0.0983349437436677" calcext:value-type="float">
            <text:p>0.0983349437436677</text:p>
          </table:table-cell>
          <table:table-cell office:value-type="float" office:value="0.269536014840129" calcext:value-type="float">
            <text:p>0.269536014840129</text:p>
          </table:table-cell>
          <table:table-cell office:value-type="string" calcext:value-type="string">
            <text:p>https://twitter.com/Delowar776/status/1629697432845193217</text:p>
          </table:table-cell>
        </table:table-row>
        <table:table-row table:style-name="ro1">
          <table:table-cell office:value-type="string" calcext:value-type="string">
            <text:p>input/data_formal_20240530-1342/meme/DentGanga_20230212T150137/0.jpg</text:p>
          </table:table-cell>
          <table:table-cell office:value-type="string" calcext:value-type="string">
            <text:p>Pattern 3</text:p>
          </table:table-cell>
          <table:table-cell office:value-type="float" office:value="31.4663092238047" calcext:value-type="float">
            <text:p>31.4663092238047</text:p>
          </table:table-cell>
          <table:table-cell office:value-type="float" office:value="0.225278221944075" calcext:value-type="float">
            <text:p>0.225278221944075</text:p>
          </table:table-cell>
          <table:table-cell office:value-type="float" office:value="0.578898396632041" calcext:value-type="float">
            <text:p>0.578898396632041</text:p>
          </table:table-cell>
          <table:table-cell office:value-type="string" calcext:value-type="string">
            <text:p>https://twitter.com/DentGanga/status/1624785803288383488</text:p>
          </table:table-cell>
        </table:table-row>
        <table:table-row table:style-name="ro1">
          <table:table-cell office:value-type="string" calcext:value-type="string">
            <text:p>input/data_formal_20240530-1342/meme/derekjmccloud_20230204T025127/0.jpg</text:p>
          </table:table-cell>
          <table:table-cell office:value-type="string" calcext:value-type="string">
            <text:p>Pattern 5</text:p>
          </table:table-cell>
          <table:table-cell office:value-type="float" office:value="31.2878010560659" calcext:value-type="float">
            <text:p>31.2878010560659</text:p>
          </table:table-cell>
          <table:table-cell office:value-type="float" office:value="0.292763319635917" calcext:value-type="float">
            <text:p>0.292763319635917</text:p>
          </table:table-cell>
          <table:table-cell office:value-type="float" office:value="0.251034655517982" calcext:value-type="float">
            <text:p>0.251034655517982</text:p>
          </table:table-cell>
          <table:table-cell office:value-type="string" calcext:value-type="string">
            <text:p>https://twitter.com/MaxTadpol/status/1622613781552439302</text:p>
          </table:table-cell>
        </table:table-row>
        <table:table-row table:style-name="ro1">
          <table:table-cell office:value-type="string" calcext:value-type="string">
            <text:p>input/data_formal_20240530-1342/meme/Descendeus1_20230315T180514/0.jpg</text:p>
          </table:table-cell>
          <table:table-cell office:value-type="string" calcext:value-type="string">
            <text:p>Pattern 3</text:p>
          </table:table-cell>
          <table:table-cell office:value-type="float" office:value="25.5819710694314" calcext:value-type="float">
            <text:p>25.5819710694314</text:p>
          </table:table-cell>
          <table:table-cell office:value-type="float" office:value="0.235946129566261" calcext:value-type="float">
            <text:p>0.235946129566261</text:p>
          </table:table-cell>
          <table:table-cell office:value-type="float" office:value="0.75573447288762" calcext:value-type="float">
            <text:p>0.75573447288762</text:p>
          </table:table-cell>
          <table:table-cell office:value-type="string" calcext:value-type="string">
            <text:p>https://twitter.com/LovinoNoVino/status/1638747199927353345</text:p>
          </table:table-cell>
        </table:table-row>
        <table:table-row table:style-name="ro1">
          <table:table-cell office:value-type="string" calcext:value-type="string">
            <text:p>input/data_formal_20240530-1342/meme/Descendeus1_20230321T072921/0.jpg</text:p>
          </table:table-cell>
          <table:table-cell office:value-type="string" calcext:value-type="string">
            <text:p>Pattern 3</text:p>
          </table:table-cell>
          <table:table-cell office:value-type="float" office:value="28.4929004809011" calcext:value-type="float">
            <text:p>28.4929004809011</text:p>
          </table:table-cell>
          <table:table-cell office:value-type="float" office:value="0.383091194239975" calcext:value-type="float">
            <text:p>0.383091194239975</text:p>
          </table:table-cell>
          <table:table-cell office:value-type="float" office:value="0.764571271305881" calcext:value-type="float">
            <text:p>0.764571271305881</text:p>
          </table:table-cell>
          <table:table-cell office:value-type="string" calcext:value-type="string">
            <text:p>https://twitter.com/Nemere21/status/1638666207329910786</text:p>
          </table:table-cell>
        </table:table-row>
        <table:table-row table:style-name="ro1">
          <table:table-cell office:value-type="string" calcext:value-type="string">
            <text:p>input/data_formal_20240530-1342/meme/Designlabpune_20230106T064749/0.jpg</text:p>
          </table:table-cell>
          <table:table-cell office:value-type="string" calcext:value-type="string">
            <text:p>Pattern 9</text:p>
          </table:table-cell>
          <table:table-cell office:value-type="float" office:value="20.4117615878358" calcext:value-type="float">
            <text:p>20.4117615878358</text:p>
          </table:table-cell>
          <table:table-cell office:value-type="float" office:value="0.214262896527365" calcext:value-type="float">
            <text:p>0.214262896527365</text:p>
          </table:table-cell>
          <table:table-cell office:value-type="float" office:value="0.0723828980523133" calcext:value-type="float">
            <text:p>0.0723828980523133</text:p>
          </table:table-cell>
          <table:table-cell office:value-type="string" calcext:value-type="string">
            <text:p>https://twitter.com/Designlabpune/status/1611253185275912194</text:p>
          </table:table-cell>
        </table:table-row>
        <table:table-row table:style-name="ro1">
          <table:table-cell office:value-type="string" calcext:value-type="string">
            <text:p>input/data_formal_20240530-1342/meme/designs_gv_20230105T120618/0.jpg</text:p>
          </table:table-cell>
          <table:table-cell office:value-type="string" calcext:value-type="string">
            <text:p>Pattern 9</text:p>
          </table:table-cell>
          <table:table-cell office:value-type="float" office:value="10.8500062677584" calcext:value-type="float">
            <text:p>10.8500062677584</text:p>
          </table:table-cell>
          <table:table-cell office:value-type="float" office:value="0.175418195183518" calcext:value-type="float">
            <text:p>0.175418195183518</text:p>
          </table:table-cell>
          <table:table-cell office:value-type="float" office:value="0.0499105382181311" calcext:value-type="float">
            <text:p>0.0499105382181311</text:p>
          </table:table-cell>
          <table:table-cell office:value-type="string" calcext:value-type="string">
            <text:p>https://twitter.com/designs_gv/status/1610970943672979462</text:p>
          </table:table-cell>
        </table:table-row>
        <table:table-row table:style-name="ro1">
          <table:table-cell office:value-type="string" calcext:value-type="string">
            <text:p>input/data_formal_20240530-1342/meme/Destiny61344530_20230106T052123/0.jpg</text:p>
          </table:table-cell>
          <table:table-cell office:value-type="string" calcext:value-type="string">
            <text:p>Pattern 3</text:p>
          </table:table-cell>
          <table:table-cell office:value-type="float" office:value="27.4179276594425" calcext:value-type="float">
            <text:p>27.4179276594425</text:p>
          </table:table-cell>
          <table:table-cell office:value-type="float" office:value="0.279798829024365" calcext:value-type="float">
            <text:p>0.279798829024365</text:p>
          </table:table-cell>
          <table:table-cell office:value-type="float" office:value="0.871167072350469" calcext:value-type="float">
            <text:p>0.871167072350469</text:p>
          </table:table-cell>
          <table:table-cell office:value-type="string" calcext:value-type="string">
            <text:p>https://twitter.com/Destiny61344530/status/1611231432311205896</text:p>
          </table:table-cell>
        </table:table-row>
        <table:table-row table:style-name="ro1">
          <table:table-cell office:value-type="string" calcext:value-type="string">
            <text:p>input/data_formal_20240530-1342/meme/development_rt_20230106T083000/0.jpg</text:p>
          </table:table-cell>
          <table:table-cell office:value-type="string" calcext:value-type="string">
            <text:p>Pattern 9</text:p>
          </table:table-cell>
          <table:table-cell office:value-type="float" office:value="17.9909643977496" calcext:value-type="float">
            <text:p>17.9909643977496</text:p>
          </table:table-cell>
          <table:table-cell office:value-type="float" office:value="0.105883222595036" calcext:value-type="float">
            <text:p>0.105883222595036</text:p>
          </table:table-cell>
          <table:table-cell office:value-type="float" office:value="0.156994723598527" calcext:value-type="float">
            <text:p>0.156994723598527</text:p>
          </table:table-cell>
          <table:table-cell office:value-type="string" calcext:value-type="string">
            <text:p>https://twitter.com/development_rt/status/1611278901623361539</text:p>
          </table:table-cell>
        </table:table-row>
        <table:table-row table:style-name="ro1">
          <table:table-cell office:value-type="string" calcext:value-type="string">
            <text:p>input/data_formal_20240530-1342/meme/dfddh9_20230111T152503/0.jpg</text:p>
          </table:table-cell>
          <table:table-cell office:value-type="string" calcext:value-type="string">
            <text:p>Pattern 5</text:p>
          </table:table-cell>
          <table:table-cell office:value-type="float" office:value="22.0382274907952" calcext:value-type="float">
            <text:p>22.0382274907952</text:p>
          </table:table-cell>
          <table:table-cell office:value-type="float" office:value="0.122903121660415" calcext:value-type="float">
            <text:p>0.122903121660415</text:p>
          </table:table-cell>
          <table:table-cell office:value-type="float" office:value="0.251670660577772" calcext:value-type="float">
            <text:p>0.251670660577772</text:p>
          </table:table-cell>
          <table:table-cell office:value-type="string" calcext:value-type="string">
            <text:p>https://twitter.com/dogey_inu/status/1613311410699649024</text:p>
          </table:table-cell>
        </table:table-row>
        <table:table-row table:style-name="ro1">
          <table:table-cell office:value-type="string" calcext:value-type="string">
            <text:p>input/data_formal_20240530-1342/meme/DFintoch_20230111T174238/0.jpg</text:p>
          </table:table-cell>
          <table:table-cell office:value-type="string" calcext:value-type="string">
            <text:p>Pattern 5</text:p>
          </table:table-cell>
          <table:table-cell office:value-type="float" office:value="26.533976354268" calcext:value-type="float">
            <text:p>26.533976354268</text:p>
          </table:table-cell>
          <table:table-cell office:value-type="float" office:value="0.160034313382047" calcext:value-type="float">
            <text:p>0.160034313382047</text:p>
          </table:table-cell>
          <table:table-cell office:value-type="float" office:value="0.308005443760046" calcext:value-type="float">
            <text:p>0.308005443760046</text:p>
          </table:table-cell>
          <table:table-cell office:value-type="string" calcext:value-type="string">
            <text:p>https://twitter.com/YoalisC85/status/1613304587640868864</text:p>
          </table:table-cell>
        </table:table-row>
        <table:table-row table:style-name="ro1">
          <table:table-cell office:value-type="string" calcext:value-type="string">
            <text:p>input/data_formal_20240530-1342/meme/DGToonsPH_20230206T105650/0.jpg</text:p>
          </table:table-cell>
          <table:table-cell office:value-type="string" calcext:value-type="string">
            <text:p>Pattern 2</text:p>
          </table:table-cell>
          <table:table-cell office:value-type="float" office:value="30.9521701089864" calcext:value-type="float">
            <text:p>30.9521701089864</text:p>
          </table:table-cell>
          <table:table-cell office:value-type="float" office:value="0.188076441812229" calcext:value-type="float">
            <text:p>0.188076441812229</text:p>
          </table:table-cell>
          <table:table-cell office:value-type="float" office:value="0.590376343660133" calcext:value-type="float">
            <text:p>0.590376343660133</text:p>
          </table:table-cell>
          <table:table-cell office:value-type="string" calcext:value-type="string">
            <text:p>https://twitter.com/DGToonsPH/status/1622549874783981568</text:p>
          </table:table-cell>
        </table:table-row>
        <table:table-row table:style-name="ro1">
          <table:table-cell office:value-type="string" calcext:value-type="string">
            <text:p>input/data_formal_20240530-1342/meme/DhampirMatt_20230201T151530/0.jpg</text:p>
          </table:table-cell>
          <table:table-cell office:value-type="string" calcext:value-type="string">
            <text:p>Pattern 3</text:p>
          </table:table-cell>
          <table:table-cell office:value-type="float" office:value="20.0256251186553" calcext:value-type="float">
            <text:p>20.0256251186553</text:p>
          </table:table-cell>
          <table:table-cell office:value-type="float" office:value="0.367685814925075" calcext:value-type="float">
            <text:p>0.367685814925075</text:p>
          </table:table-cell>
          <table:table-cell office:value-type="float" office:value="0.876777774249717" calcext:value-type="float">
            <text:p>0.876777774249717</text:p>
          </table:table-cell>
          <table:table-cell office:value-type="string" calcext:value-type="string">
            <text:p>https://twitter.com/AskAVtuber/status/1620929083482988544</text:p>
          </table:table-cell>
        </table:table-row>
        <table:table-row table:style-name="ro1">
          <table:table-cell office:value-type="string" calcext:value-type="string">
            <text:p>input/data_formal_20240530-1342/meme/Dhanaay4u_20230409T115604/0.jpg</text:p>
          </table:table-cell>
          <table:table-cell office:value-type="string" calcext:value-type="string">
            <text:p>Pattern 2</text:p>
          </table:table-cell>
          <table:table-cell office:value-type="float" office:value="27.2442722165499" calcext:value-type="float">
            <text:p>27.2442722165499</text:p>
          </table:table-cell>
          <table:table-cell office:value-type="float" office:value="0.123335437693995" calcext:value-type="float">
            <text:p>0.123335437693995</text:p>
          </table:table-cell>
          <table:table-cell office:value-type="float" office:value="0.546009797670328" calcext:value-type="float">
            <text:p>0.546009797670328</text:p>
          </table:table-cell>
          <table:table-cell office:value-type="string" calcext:value-type="string">
            <text:p>https://twitter.com/Dhanaay4u/status/1645032829749960710</text:p>
          </table:table-cell>
        </table:table-row>
        <table:table-row table:style-name="ro1">
          <table:table-cell office:value-type="string" calcext:value-type="string">
            <text:p>input/data_formal_20240530-1342/meme/dhonChelle_20221228T005102/0.jpg</text:p>
          </table:table-cell>
          <table:table-cell office:value-type="string" calcext:value-type="string">
            <text:p>Pattern 3</text:p>
          </table:table-cell>
          <table:table-cell office:value-type="float" office:value="20.6853955053217" calcext:value-type="float">
            <text:p>20.6853955053217</text:p>
          </table:table-cell>
          <table:table-cell office:value-type="float" office:value="0.388750427569814" calcext:value-type="float">
            <text:p>0.388750427569814</text:p>
          </table:table-cell>
          <table:table-cell office:value-type="float" office:value="0.89056426305775" calcext:value-type="float">
            <text:p>0.89056426305775</text:p>
          </table:table-cell>
          <table:table-cell office:value-type="string" calcext:value-type="string">
            <text:p>https://twitter.com/dhonChelle/status/1607901904809635840</text:p>
          </table:table-cell>
        </table:table-row>
        <table:table-row table:style-name="ro1">
          <table:table-cell office:value-type="string" calcext:value-type="string">
            <text:p>input/data_formal_20240530-1342/meme/Diablos145_20221228T051539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Diablos145/status/1607968498398937090</text:p>
          </table:table-cell>
        </table:table-row>
        <table:table-row table:style-name="ro1">
          <table:table-cell office:value-type="string" calcext:value-type="string">
            <text:p>input/data_formal_20240530-1342/meme/DiaryTours_20230108T005732/0.jpg</text:p>
          </table:table-cell>
          <table:table-cell office:value-type="string" calcext:value-type="string">
            <text:p>Pattern 5</text:p>
          </table:table-cell>
          <table:table-cell office:value-type="float" office:value="28.5375942217447" calcext:value-type="float">
            <text:p>28.5375942217447</text:p>
          </table:table-cell>
          <table:table-cell office:value-type="float" office:value="0.0892099012683113" calcext:value-type="float">
            <text:p>0.0892099012683113</text:p>
          </table:table-cell>
          <table:table-cell office:value-type="float" office:value="0.53218059379427" calcext:value-type="float">
            <text:p>0.53218059379427</text:p>
          </table:table-cell>
          <table:table-cell office:value-type="string" calcext:value-type="string">
            <text:p>https://twitter.com/DiaryTours/status/1611889809718652929</text:p>
          </table:table-cell>
        </table:table-row>
        <table:table-row table:style-name="ro1">
          <table:table-cell office:value-type="string" calcext:value-type="string">
            <text:p>input/data_formal_20240530-1342/meme/dicemaps_20230111T224001/0.jpg</text:p>
          </table:table-cell>
          <table:table-cell office:value-type="string" calcext:value-type="string">
            <text:p>Pattern 7</text:p>
          </table:table-cell>
          <table:table-cell office:value-type="float" office:value="24.9076701539511" calcext:value-type="float">
            <text:p>24.9076701539511</text:p>
          </table:table-cell>
          <table:table-cell office:value-type="float" office:value="0.507822657859654" calcext:value-type="float">
            <text:p>0.507822657859654</text:p>
          </table:table-cell>
          <table:table-cell office:value-type="float" office:value="0.598202376434329" calcext:value-type="float">
            <text:p>0.598202376434329</text:p>
          </table:table-cell>
          <table:table-cell office:value-type="string" calcext:value-type="string">
            <text:p>https://twitter.com/dicemaps/status/1613304752992829440</text:p>
          </table:table-cell>
        </table:table-row>
        <table:table-row table:style-name="ro1">
          <table:table-cell office:value-type="string" calcext:value-type="string">
            <text:p>input/data_formal_20240530-1342/meme/dicemaps_20230201T224025/0.jpg</text:p>
          </table:table-cell>
          <table:table-cell office:value-type="string" calcext:value-type="string">
            <text:p>Pattern 5</text:p>
          </table:table-cell>
          <table:table-cell office:value-type="float" office:value="20.3871333368309" calcext:value-type="float">
            <text:p>20.3871333368309</text:p>
          </table:table-cell>
          <table:table-cell office:value-type="float" office:value="0.145817742579916" calcext:value-type="float">
            <text:p>0.145817742579916</text:p>
          </table:table-cell>
          <table:table-cell office:value-type="float" office:value="0.271357524342642" calcext:value-type="float">
            <text:p>0.271357524342642</text:p>
          </table:table-cell>
          <table:table-cell office:value-type="string" calcext:value-type="string">
            <text:p>https://twitter.com/Animuncula/status/1620917901783097344</text:p>
          </table:table-cell>
        </table:table-row>
        <table:table-row table:style-name="ro1">
          <table:table-cell office:value-type="string" calcext:value-type="string">
            <text:p>input/data_formal_20240530-1342/meme/dicemaps_20230315T214022/0.jpg</text:p>
          </table:table-cell>
          <table:table-cell office:value-type="string" calcext:value-type="string">
            <text:p>Pattern 5</text:p>
          </table:table-cell>
          <table:table-cell office:value-type="float" office:value="30.4084610641502" calcext:value-type="float">
            <text:p>30.4084610641502</text:p>
          </table:table-cell>
          <table:table-cell office:value-type="float" office:value="0.179004976928067" calcext:value-type="float">
            <text:p>0.179004976928067</text:p>
          </table:table-cell>
          <table:table-cell office:value-type="float" office:value="0.264606497025249" calcext:value-type="float">
            <text:p>0.264606497025249</text:p>
          </table:table-cell>
          <table:table-cell office:value-type="string" calcext:value-type="string">
            <text:p>https://twitter.com/DnDClericHorgar/status/1636125797781045256</text:p>
          </table:table-cell>
        </table:table-row>
        <table:table-row table:style-name="ro1">
          <table:table-cell office:value-type="string" calcext:value-type="string">
            <text:p>input/data_formal_20240530-1342/meme/DiceNAnarchy_20230323T035205/0.jpg</text:p>
          </table:table-cell>
          <table:table-cell office:value-type="string" calcext:value-type="string">
            <text:p>Pattern 2</text:p>
          </table:table-cell>
          <table:table-cell office:value-type="float" office:value="28.3397145876153" calcext:value-type="float">
            <text:p>28.3397145876153</text:p>
          </table:table-cell>
          <table:table-cell office:value-type="float" office:value="0.323992723684175" calcext:value-type="float">
            <text:p>0.323992723684175</text:p>
          </table:table-cell>
          <table:table-cell office:value-type="float" office:value="0.599940113182229" calcext:value-type="float">
            <text:p>0.599940113182229</text:p>
          </table:table-cell>
          <table:table-cell office:value-type="string" calcext:value-type="string">
            <text:p>https://twitter.com/AITnogoodthing/status/1638750717971185664</text:p>
          </table:table-cell>
        </table:table-row>
        <table:table-row table:style-name="ro1">
          <table:table-cell office:value-type="string" calcext:value-type="string">
            <text:p>input/data_formal_20240530-1342/meme/DiffMousetrap_20230202T003209/0.jpg</text:p>
          </table:table-cell>
          <table:table-cell office:value-type="string" calcext:value-type="string">
            <text:p>Pattern 1</text:p>
          </table:table-cell>
          <table:table-cell office:value-type="float" office:value="34.4510637826311" calcext:value-type="float">
            <text:p>34.4510637826311</text:p>
          </table:table-cell>
          <table:table-cell office:value-type="float" office:value="0.358665687135008" calcext:value-type="float">
            <text:p>0.358665687135008</text:p>
          </table:table-cell>
          <table:table-cell office:value-type="float" office:value="0.272948321058866" calcext:value-type="float">
            <text:p>0.272948321058866</text:p>
          </table:table-cell>
          <table:table-cell office:value-type="string" calcext:value-type="string">
            <text:p>https://twitter.com/artofprefeito/status/1620950121893724160</text:p>
          </table:table-cell>
        </table:table-row>
        <table:table-row table:style-name="ro1">
          <table:table-cell office:value-type="string" calcext:value-type="string">
            <text:p>input/data_formal_20240530-1342/meme/digiFolklorePod_20230202T013219/0.jpg</text:p>
          </table:table-cell>
          <table:table-cell office:value-type="string" calcext:value-type="string">
            <text:p>Pattern 5</text:p>
          </table:table-cell>
          <table:table-cell office:value-type="float" office:value="16.9700571309646" calcext:value-type="float">
            <text:p>16.9700571309646</text:p>
          </table:table-cell>
          <table:table-cell office:value-type="float" office:value="0.236061530537904" calcext:value-type="float">
            <text:p>0.236061530537904</text:p>
          </table:table-cell>
          <table:table-cell office:value-type="float" office:value="0.287190652410627" calcext:value-type="float">
            <text:p>0.287190652410627</text:p>
          </table:table-cell>
          <table:table-cell office:value-type="string" calcext:value-type="string">
            <text:p>https://twitter.com/ReadySetFire123/status/1620980231673888769</text:p>
          </table:table-cell>
        </table:table-row>
        <table:table-row table:style-name="ro1">
          <table:table-cell office:value-type="string" calcext:value-type="string">
            <text:p>input/data_formal_20240530-1342/meme/digital_gurukul_20230106T050300/0.jpg</text:p>
          </table:table-cell>
          <table:table-cell office:value-type="string" calcext:value-type="string">
            <text:p>Pattern 8</text:p>
          </table:table-cell>
          <table:table-cell office:value-type="float" office:value="29.086388412673" calcext:value-type="float">
            <text:p>29.086388412673</text:p>
          </table:table-cell>
          <table:table-cell office:value-type="float" office:value="0.644619396033798" calcext:value-type="float">
            <text:p>0.644619396033798</text:p>
          </table:table-cell>
          <table:table-cell office:value-type="float" office:value="0.576330613976443" calcext:value-type="float">
            <text:p>0.576330613976443</text:p>
          </table:table-cell>
          <table:table-cell office:value-type="string" calcext:value-type="string">
            <text:p>https://twitter.com/StartupNewsIND/status/1611228421060714498</text:p>
          </table:table-cell>
        </table:table-row>
        <table:table-row table:style-name="ro1">
          <table:table-cell office:value-type="string" calcext:value-type="string">
            <text:p>input/data_formal_20240530-1342/meme/digitalcoffe_20200207T011701/0.jpg</text:p>
          </table:table-cell>
          <table:table-cell office:value-type="string" calcext:value-type="string">
            <text:p>Pattern 1</text:p>
          </table:table-cell>
          <table:table-cell office:value-type="float" office:value="32.0539886361157" calcext:value-type="float">
            <text:p>32.0539886361157</text:p>
          </table:table-cell>
          <table:table-cell office:value-type="float" office:value="0.199371655570925" calcext:value-type="float">
            <text:p>0.199371655570925</text:p>
          </table:table-cell>
          <table:table-cell office:value-type="float" office:value="0.359264157536912" calcext:value-type="float">
            <text:p>0.359264157536912</text:p>
          </table:table-cell>
          <table:table-cell office:value-type="string" calcext:value-type="string">
            <text:p>https://twitter.com/digitalcoffe/status/1620968756611612672</text:p>
          </table:table-cell>
        </table:table-row>
        <table:table-row table:style-name="ro1">
          <table:table-cell office:value-type="string" calcext:value-type="string">
            <text:p>input/data_formal_20240530-1342/meme/digitaldadi_20230202T033500/0.jpg</text:p>
          </table:table-cell>
          <table:table-cell office:value-type="string" calcext:value-type="string">
            <text:p>Pattern 5</text:p>
          </table:table-cell>
          <table:table-cell office:value-type="float" office:value="26.3193591071867" calcext:value-type="float">
            <text:p>26.3193591071867</text:p>
          </table:table-cell>
          <table:table-cell office:value-type="float" office:value="0.0532633037003669" calcext:value-type="float">
            <text:p>0.0532633037003669</text:p>
          </table:table-cell>
          <table:table-cell office:value-type="float" office:value="0.29006977023057" calcext:value-type="float">
            <text:p>0.29006977023057</text:p>
          </table:table-cell>
          <table:table-cell office:value-type="string" calcext:value-type="string">
            <text:p>https://twitter.com/digitaldadi/status/1620989132137811971</text:p>
          </table:table-cell>
        </table:table-row>
        <table:table-row table:style-name="ro1">
          <table:table-cell office:value-type="string" calcext:value-type="string">
            <text:p>input/data_formal_20240530-1342/meme/digitaldew2_20221228T051200/0.jpg</text:p>
          </table:table-cell>
          <table:table-cell office:value-type="string" calcext:value-type="string">
            <text:p>Pattern 8</text:p>
          </table:table-cell>
          <table:table-cell office:value-type="float" office:value="32.9475242499403" calcext:value-type="float">
            <text:p>32.9475242499403</text:p>
          </table:table-cell>
          <table:table-cell office:value-type="float" office:value="0.536992875109877" calcext:value-type="float">
            <text:p>0.536992875109877</text:p>
          </table:table-cell>
          <table:table-cell office:value-type="float" office:value="0.436980786849221" calcext:value-type="float">
            <text:p>0.436980786849221</text:p>
          </table:table-cell>
          <table:table-cell office:value-type="string" calcext:value-type="string">
            <text:p>https://twitter.com/digitaldew2/status/1607967579439566848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0.jpg</text:p>
          </table:table-cell>
          <table:table-cell office:value-type="string" calcext:value-type="string">
            <text:p>Pattern 9</text:p>
          </table:table-cell>
          <table:table-cell office:value-type="float" office:value="14.6000634360685" calcext:value-type="float">
            <text:p>14.6000634360685</text:p>
          </table:table-cell>
          <table:table-cell office:value-type="float" office:value="0.130042700011799" calcext:value-type="float">
            <text:p>0.130042700011799</text:p>
          </table:table-cell>
          <table:table-cell office:value-type="float" office:value="0.161223013272897" calcext:value-type="float">
            <text:p>0.161223013272897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1.jpg</text:p>
          </table:table-cell>
          <table:table-cell office:value-type="string" calcext:value-type="string">
            <text:p>Pattern 9</text:p>
          </table:table-cell>
          <table:table-cell office:value-type="float" office:value="15.7392136071804" calcext:value-type="float">
            <text:p>15.7392136071804</text:p>
          </table:table-cell>
          <table:table-cell office:value-type="float" office:value="0.130067232946973" calcext:value-type="float">
            <text:p>0.130067232946973</text:p>
          </table:table-cell>
          <table:table-cell office:value-type="float" office:value="0.187887747189912" calcext:value-type="float">
            <text:p>0.187887747189912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2.jpg</text:p>
          </table:table-cell>
          <table:table-cell office:value-type="string" calcext:value-type="string">
            <text:p>Pattern 9</text:p>
          </table:table-cell>
          <table:table-cell office:value-type="float" office:value="13.6578578936103" calcext:value-type="float">
            <text:p>13.6578578936103</text:p>
          </table:table-cell>
          <table:table-cell office:value-type="float" office:value="0.136430828006938" calcext:value-type="float">
            <text:p>0.136430828006938</text:p>
          </table:table-cell>
          <table:table-cell office:value-type="float" office:value="0.140848434682098" calcext:value-type="float">
            <text:p>0.140848434682098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3.jpg</text:p>
          </table:table-cell>
          <table:table-cell office:value-type="string" calcext:value-type="string">
            <text:p>Pattern 9</text:p>
          </table:table-cell>
          <table:table-cell office:value-type="float" office:value="12.1937411437977" calcext:value-type="float">
            <text:p>12.1937411437977</text:p>
          </table:table-cell>
          <table:table-cell office:value-type="float" office:value="0.159005481193474" calcext:value-type="float">
            <text:p>0.159005481193474</text:p>
          </table:table-cell>
          <table:table-cell office:value-type="float" office:value="0.0953027071495955" calcext:value-type="float">
            <text:p>0.0953027071495955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na09321293_20230106T052837/0.jpg</text:p>
          </table:table-cell>
          <table:table-cell office:value-type="string" calcext:value-type="string">
            <text:p>Pattern 3</text:p>
          </table:table-cell>
          <table:table-cell office:value-type="float" office:value="24.387917100022" calcext:value-type="float">
            <text:p>24.387917100022</text:p>
          </table:table-cell>
          <table:table-cell office:value-type="float" office:value="0.422409028918455" calcext:value-type="float">
            <text:p>0.422409028918455</text:p>
          </table:table-cell>
          <table:table-cell office:value-type="float" office:value="0.887542306170017" calcext:value-type="float">
            <text:p>0.887542306170017</text:p>
          </table:table-cell>
          <table:table-cell office:value-type="string" calcext:value-type="string">
            <text:p>https://twitter.com/dina09321293/status/1611233255092793345</text:p>
          </table:table-cell>
        </table:table-row>
        <table:table-row table:style-name="ro1">
          <table:table-cell office:value-type="string" calcext:value-type="string">
            <text:p>input/data_formal_20240530-1342/meme/dinh517aa_20230304T041102/0.jpg</text:p>
          </table:table-cell>
          <table:table-cell office:value-type="string" calcext:value-type="string">
            <text:p>Pattern 3</text:p>
          </table:table-cell>
          <table:table-cell office:value-type="float" office:value="30.9078671969063" calcext:value-type="float">
            <text:p>30.9078671969063</text:p>
          </table:table-cell>
          <table:table-cell office:value-type="float" office:value="0.183315658868989" calcext:value-type="float">
            <text:p>0.183315658868989</text:p>
          </table:table-cell>
          <table:table-cell office:value-type="float" office:value="0.646867984625062" calcext:value-type="float">
            <text:p>0.646867984625062</text:p>
          </table:table-cell>
          <table:table-cell office:value-type="string" calcext:value-type="string">
            <text:p>https://twitter.com/nhantha52191812/status/1633035228158791680</text:p>
          </table:table-cell>
        </table:table-row>
        <table:table-row table:style-name="ro1">
          <table:table-cell office:value-type="string" calcext:value-type="string">
            <text:p>input/data_formal_20240530-1342/meme/dinh517aa_20230306T085534/0.jpg</text:p>
          </table:table-cell>
          <table:table-cell office:value-type="string" calcext:value-type="string">
            <text:p>Pattern 3</text:p>
          </table:table-cell>
          <table:table-cell office:value-type="float" office:value="30.6822069036143" calcext:value-type="float">
            <text:p>30.6822069036143</text:p>
          </table:table-cell>
          <table:table-cell office:value-type="float" office:value="0.493998071624525" calcext:value-type="float">
            <text:p>0.493998071624525</text:p>
          </table:table-cell>
          <table:table-cell office:value-type="float" office:value="0.542793448872175" calcext:value-type="float">
            <text:p>0.542793448872175</text:p>
          </table:table-cell>
          <table:table-cell office:value-type="string" calcext:value-type="string">
            <text:p>https://twitter.com/nhantha52191812/status/1633035034881040384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0.jpg</text:p>
          </table:table-cell>
          <table:table-cell office:value-type="string" calcext:value-type="string">
            <text:p>Pattern 9</text:p>
          </table:table-cell>
          <table:table-cell office:value-type="float" office:value="10.071815280742" calcext:value-type="float">
            <text:p>10.071815280742</text:p>
          </table:table-cell>
          <table:table-cell office:value-type="float" office:value="0.18728057146122" calcext:value-type="float">
            <text:p>0.18728057146122</text:p>
          </table:table-cell>
          <table:table-cell office:value-type="float" office:value="0.0130171492588211" calcext:value-type="float">
            <text:p>0.0130171492588211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1.jpg</text:p>
          </table:table-cell>
          <table:table-cell office:value-type="string" calcext:value-type="string">
            <text:p>Pattern 9</text:p>
          </table:table-cell>
          <table:table-cell office:value-type="float" office:value="10.1050086090354" calcext:value-type="float">
            <text:p>10.1050086090354</text:p>
          </table:table-cell>
          <table:table-cell office:value-type="float" office:value="0.188523033701556" calcext:value-type="float">
            <text:p>0.188523033701556</text:p>
          </table:table-cell>
          <table:table-cell office:value-type="float" office:value="0.0148544723716056" calcext:value-type="float">
            <text:p>0.0148544723716056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2.jpg</text:p>
          </table:table-cell>
          <table:table-cell office:value-type="string" calcext:value-type="string">
            <text:p>Pattern 9</text:p>
          </table:table-cell>
          <table:table-cell office:value-type="float" office:value="9.92130672699646" calcext:value-type="float">
            <text:p>9.92130672699646</text:p>
          </table:table-cell>
          <table:table-cell office:value-type="float" office:value="0.186705737791199" calcext:value-type="float">
            <text:p>0.186705737791199</text:p>
          </table:table-cell>
          <table:table-cell office:value-type="float" office:value="0.0144302209745626" calcext:value-type="float">
            <text:p>0.0144302209745626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3.jpg</text:p>
          </table:table-cell>
          <table:table-cell office:value-type="string" calcext:value-type="string">
            <text:p>Pattern 9</text:p>
          </table:table-cell>
          <table:table-cell office:value-type="float" office:value="11.0655159467305" calcext:value-type="float">
            <text:p>11.0655159467305</text:p>
          </table:table-cell>
          <table:table-cell office:value-type="float" office:value="0.190396326327278" calcext:value-type="float">
            <text:p>0.190396326327278</text:p>
          </table:table-cell>
          <table:table-cell office:value-type="float" office:value="0.0191562787889499" calcext:value-type="float">
            <text:p>0.0191562787889499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vinelynae_20221228T062826/0.jpg</text:p>
          </table:table-cell>
          <table:table-cell office:value-type="string" calcext:value-type="string">
            <text:p>Pattern 1</text:p>
          </table:table-cell>
          <table:table-cell office:value-type="float" office:value="25.7126923615169" calcext:value-type="float">
            <text:p>25.7126923615169</text:p>
          </table:table-cell>
          <table:table-cell office:value-type="float" office:value="0.305920705293223" calcext:value-type="float">
            <text:p>0.305920705293223</text:p>
          </table:table-cell>
          <table:table-cell office:value-type="float" office:value="0.47755718271971" calcext:value-type="float">
            <text:p>0.47755718271971</text:p>
          </table:table-cell>
          <table:table-cell office:value-type="string" calcext:value-type="string">
            <text:p>https://twitter.com/Divinelynae/status/1607986815746670594</text:p>
          </table:table-cell>
        </table:table-row>
        <table:table-row table:style-name="ro1">
          <table:table-cell office:value-type="string" calcext:value-type="string">
            <text:p>input/data_formal_20240530-1342/meme/dizzibot1_20221228T012646/0.jpg</text:p>
          </table:table-cell>
          <table:table-cell office:value-type="string" calcext:value-type="string">
            <text:p>Pattern 1</text:p>
          </table:table-cell>
          <table:table-cell office:value-type="float" office:value="30.6838552633638" calcext:value-type="float">
            <text:p>30.6838552633638</text:p>
          </table:table-cell>
          <table:table-cell office:value-type="float" office:value="0.427840618774365" calcext:value-type="float">
            <text:p>0.427840618774365</text:p>
          </table:table-cell>
          <table:table-cell office:value-type="float" office:value="0.372554186616707" calcext:value-type="float">
            <text:p>0.372554186616707</text:p>
          </table:table-cell>
          <table:table-cell office:value-type="string" calcext:value-type="string">
            <text:p>https://twitter.com/dizzibot1/status/1607910900710912000</text:p>
          </table:table-cell>
        </table:table-row>
        <table:table-row table:style-name="ro1">
          <table:table-cell office:value-type="string" calcext:value-type="string">
            <text:p>input/data_formal_20240530-1342/meme/dizzibot1_20221228T062327/0.jpg</text:p>
          </table:table-cell>
          <table:table-cell office:value-type="string" calcext:value-type="string">
            <text:p>Pattern 1</text:p>
          </table:table-cell>
          <table:table-cell office:value-type="float" office:value="30.6838552633638" calcext:value-type="float">
            <text:p>30.6838552633638</text:p>
          </table:table-cell>
          <table:table-cell office:value-type="float" office:value="0.427840618774365" calcext:value-type="float">
            <text:p>0.427840618774365</text:p>
          </table:table-cell>
          <table:table-cell office:value-type="float" office:value="0.372554186616707" calcext:value-type="float">
            <text:p>0.372554186616707</text:p>
          </table:table-cell>
          <table:table-cell office:value-type="string" calcext:value-type="string">
            <text:p>https://twitter.com/dizzibot1/status/1607985561779716101</text:p>
          </table:table-cell>
        </table:table-row>
        <table:table-row table:style-name="ro1">
          <table:table-cell office:value-type="string" calcext:value-type="string">
            <text:p>input/data_formal_20240530-1342/meme/djatnft_20230212T163338/0.jpg</text:p>
          </table:table-cell>
          <table:table-cell office:value-type="string" calcext:value-type="string">
            <text:p>Pattern 9</text:p>
          </table:table-cell>
          <table:table-cell office:value-type="float" office:value="30.0756328056034" calcext:value-type="float">
            <text:p>30.0756328056034</text:p>
          </table:table-cell>
          <table:table-cell office:value-type="float" office:value="0.171884725933679" calcext:value-type="float">
            <text:p>0.171884725933679</text:p>
          </table:table-cell>
          <table:table-cell office:value-type="float" office:value="0.143806575111994" calcext:value-type="float">
            <text:p>0.143806575111994</text:p>
          </table:table-cell>
          <table:table-cell office:value-type="string" calcext:value-type="string">
            <text:p>https://twitter.com/djatnft/status/1624808960678313988</text:p>
          </table:table-cell>
        </table:table-row>
        <table:table-row table:style-name="ro1">
          <table:table-cell office:value-type="string" calcext:value-type="string">
            <text:p>input/data_formal_20240530-1342/meme/doe67_jane_20230119T083900/0.jpg</text:p>
          </table:table-cell>
          <table:table-cell office:value-type="string" calcext:value-type="string">
            <text:p>Pattern 8</text:p>
          </table:table-cell>
          <table:table-cell office:value-type="float" office:value="20.3253766840573" calcext:value-type="float">
            <text:p>20.3253766840573</text:p>
          </table:table-cell>
          <table:table-cell office:value-type="float" office:value="0.895249863127766" calcext:value-type="float">
            <text:p>0.895249863127766</text:p>
          </table:table-cell>
          <table:table-cell office:value-type="float" office:value="0.373853950796929" calcext:value-type="float">
            <text:p>0.373853950796929</text:p>
          </table:table-cell>
          <table:table-cell office:value-type="string" calcext:value-type="string">
            <text:p>https://twitter.com/doe67_jane/status/1615992205579100160</text:p>
          </table:table-cell>
        </table:table-row>
        <table:table-row table:style-name="ro1">
          <table:table-cell office:value-type="string" calcext:value-type="string">
            <text:p>input/data_formal_20240530-1342/meme/Doge5com_20230208T170001/0.jpg</text:p>
          </table:table-cell>
          <table:table-cell office:value-type="string" calcext:value-type="string">
            <text:p>Pattern 2</text:p>
          </table:table-cell>
          <table:table-cell office:value-type="float" office:value="30.3406775514718" calcext:value-type="float">
            <text:p>30.3406775514718</text:p>
          </table:table-cell>
          <table:table-cell office:value-type="float" office:value="0.221038443598981" calcext:value-type="float">
            <text:p>0.221038443598981</text:p>
          </table:table-cell>
          <table:table-cell office:value-type="float" office:value="0.546308944128067" calcext:value-type="float">
            <text:p>0.546308944128067</text:p>
          </table:table-cell>
          <table:table-cell office:value-type="string" calcext:value-type="string">
            <text:p>https://twitter.com/COKI_MILKKI/status/1624784451220959232</text:p>
          </table:table-cell>
        </table:table-row>
        <table:table-row table:style-name="ro1">
          <table:table-cell office:value-type="string" calcext:value-type="string">
            <text:p>input/data_formal_20240530-1342/meme/dogebonk_token_20230317T232512/0.jpg</text:p>
          </table:table-cell>
          <table:table-cell office:value-type="string" calcext:value-type="string">
            <text:p>Pattern 3</text:p>
          </table:table-cell>
          <table:table-cell office:value-type="float" office:value="27.9955008998437" calcext:value-type="float">
            <text:p>27.9955008998437</text:p>
          </table:table-cell>
          <table:table-cell office:value-type="float" office:value="0.236802032414549" calcext:value-type="float">
            <text:p>0.236802032414549</text:p>
          </table:table-cell>
          <table:table-cell office:value-type="float" office:value="0.622343846315826" calcext:value-type="float">
            <text:p>0.622343846315826</text:p>
          </table:table-cell>
          <table:table-cell office:value-type="string" calcext:value-type="string">
            <text:p>https://twitter.com/Rosalie05332393/status/1638751732095393792</text:p>
          </table:table-cell>
        </table:table-row>
        <table:table-row table:style-name="ro1">
          <table:table-cell office:value-type="string" calcext:value-type="string">
            <text:p>input/data_formal_20240530-1342/meme/DogecoinMemes_20181206T170035/0.jpg</text:p>
          </table:table-cell>
          <table:table-cell office:value-type="string" calcext:value-type="string">
            <text:p>Pattern 1</text:p>
          </table:table-cell>
          <table:table-cell office:value-type="float" office:value="30.1777531171284" calcext:value-type="float">
            <text:p>30.1777531171284</text:p>
          </table:table-cell>
          <table:table-cell office:value-type="float" office:value="0.333304989814306" calcext:value-type="float">
            <text:p>0.333304989814306</text:p>
          </table:table-cell>
          <table:table-cell office:value-type="float" office:value="0.29480854704692" calcext:value-type="float">
            <text:p>0.29480854704692</text:p>
          </table:table-cell>
          <table:table-cell office:value-type="string" calcext:value-type="string">
            <text:p>https://twitter.com/purevdo27046751/status/1611250844904869890</text:p>
          </table:table-cell>
        </table:table-row>
        <table:table-row table:style-name="ro1">
          <table:table-cell office:value-type="string" calcext:value-type="string">
            <text:p>input/data_formal_20240530-1342/meme/DogecoinMemes_20190228T020052/0.jpg</text:p>
          </table:table-cell>
          <table:table-cell office:value-type="string" calcext:value-type="string">
            <text:p>Pattern 1</text:p>
          </table:table-cell>
          <table:table-cell office:value-type="float" office:value="32.6778788436048" calcext:value-type="float">
            <text:p>32.6778788436048</text:p>
          </table:table-cell>
          <table:table-cell office:value-type="float" office:value="0.200980567387548" calcext:value-type="float">
            <text:p>0.200980567387548</text:p>
          </table:table-cell>
          <table:table-cell office:value-type="float" office:value="0.323359866953778" calcext:value-type="float">
            <text:p>0.323359866953778</text:p>
          </table:table-cell>
          <table:table-cell office:value-type="string" calcext:value-type="string">
            <text:p>https://twitter.com/purevdo27046751/status/1611226656638926848</text:p>
          </table:table-cell>
        </table:table-row>
        <table:table-row table:style-name="ro1">
          <table:table-cell office:value-type="string" calcext:value-type="string">
            <text:p>input/data_formal_20240530-1342/meme/DogecoinMemes_20190316T010106/0.jpg</text:p>
          </table:table-cell>
          <table:table-cell office:value-type="string" calcext:value-type="string">
            <text:p>Pattern 2</text:p>
          </table:table-cell>
          <table:table-cell office:value-type="float" office:value="28.7176710926215" calcext:value-type="float">
            <text:p>28.7176710926215</text:p>
          </table:table-cell>
          <table:table-cell office:value-type="float" office:value="0.158645350404084" calcext:value-type="float">
            <text:p>0.158645350404084</text:p>
          </table:table-cell>
          <table:table-cell office:value-type="float" office:value="0.565503329199323" calcext:value-type="float">
            <text:p>0.565503329199323</text:p>
          </table:table-cell>
          <table:table-cell office:value-type="string" calcext:value-type="string">
            <text:p>https://twitter.com/purevdo27046751/status/1611225445394964484</text:p>
          </table:table-cell>
        </table:table-row>
        <table:table-row table:style-name="ro1">
          <table:table-cell office:value-type="string" calcext:value-type="string">
            <text:p>input/data_formal_20240530-1342/meme/DogecoinMemes_20190323T003504/0.jpg</text:p>
          </table:table-cell>
          <table:table-cell office:value-type="string" calcext:value-type="string">
            <text:p>Pattern 1</text:p>
          </table:table-cell>
          <table:table-cell office:value-type="float" office:value="31.5670372452616" calcext:value-type="float">
            <text:p>31.5670372452616</text:p>
          </table:table-cell>
          <table:table-cell office:value-type="float" office:value="0.287491471133802" calcext:value-type="float">
            <text:p>0.287491471133802</text:p>
          </table:table-cell>
          <table:table-cell office:value-type="float" office:value="0.316321082175634" calcext:value-type="float">
            <text:p>0.316321082175634</text:p>
          </table:table-cell>
          <table:table-cell office:value-type="string" calcext:value-type="string">
            <text:p>https://twitter.com/purevdo27046751/status/1611225367242543104</text:p>
          </table:table-cell>
        </table:table-row>
        <table:table-row table:style-name="ro1">
          <table:table-cell office:value-type="string" calcext:value-type="string">
            <text:p>input/data_formal_20240530-1342/meme/DogecoinMemes_20190622T231108/0.jpg</text:p>
          </table:table-cell>
          <table:table-cell office:value-type="string" calcext:value-type="string">
            <text:p>Pattern 1</text:p>
          </table:table-cell>
          <table:table-cell office:value-type="float" office:value="32.0666182940019" calcext:value-type="float">
            <text:p>32.0666182940019</text:p>
          </table:table-cell>
          <table:table-cell office:value-type="float" office:value="0.180524370346852" calcext:value-type="float">
            <text:p>0.180524370346852</text:p>
          </table:table-cell>
          <table:table-cell office:value-type="float" office:value="0.365946874956392" calcext:value-type="float">
            <text:p>0.365946874956392</text:p>
          </table:table-cell>
          <table:table-cell office:value-type="string" calcext:value-type="string">
            <text:p>https://twitter.com/purevdo27046751/status/1611221466435010561</text:p>
          </table:table-cell>
        </table:table-row>
        <table:table-row table:style-name="ro1">
          <table:table-cell office:value-type="string" calcext:value-type="string">
            <text:p>input/data_formal_20240530-1342/meme/DogecoinMemes_20190708T001510/0.jpg</text:p>
          </table:table-cell>
          <table:table-cell office:value-type="string" calcext:value-type="string">
            <text:p>Pattern 6</text:p>
          </table:table-cell>
          <table:table-cell office:value-type="float" office:value="28.3649446131711" calcext:value-type="float">
            <text:p>28.3649446131711</text:p>
          </table:table-cell>
          <table:table-cell office:value-type="float" office:value="0.623811485902906" calcext:value-type="float">
            <text:p>0.623811485902906</text:p>
          </table:table-cell>
          <table:table-cell office:value-type="float" office:value="0.599376906819749" calcext:value-type="float">
            <text:p>0.599376906819749</text:p>
          </table:table-cell>
          <table:table-cell office:value-type="string" calcext:value-type="string">
            <text:p>https://twitter.com/purevdo27046751/status/1611221210578264064</text:p>
          </table:table-cell>
        </table:table-row>
        <table:table-row table:style-name="ro1">
          <table:table-cell office:value-type="string" calcext:value-type="string">
            <text:p>input/data_formal_20240530-1342/meme/DogecoinMemes_20190714T001103/0.jpg</text:p>
          </table:table-cell>
          <table:table-cell office:value-type="string" calcext:value-type="string">
            <text:p>Pattern 2</text:p>
          </table:table-cell>
          <table:table-cell office:value-type="float" office:value="27.4877802196382" calcext:value-type="float">
            <text:p>27.4877802196382</text:p>
          </table:table-cell>
          <table:table-cell office:value-type="float" office:value="0.06755965981147" calcext:value-type="float">
            <text:p>0.06755965981147</text:p>
          </table:table-cell>
          <table:table-cell office:value-type="float" office:value="0.690530685047237" calcext:value-type="float">
            <text:p>0.690530685047237</text:p>
          </table:table-cell>
          <table:table-cell office:value-type="string" calcext:value-type="string">
            <text:p>https://twitter.com/purevdo27046751/status/1611221161215500288</text:p>
          </table:table-cell>
        </table:table-row>
        <table:table-row table:style-name="ro1">
          <table:table-cell office:value-type="string" calcext:value-type="string">
            <text:p>input/data_formal_20240530-1342/meme/DogecoinMemes_20190723T232606/0.jpg</text:p>
          </table:table-cell>
          <table:table-cell office:value-type="string" calcext:value-type="string">
            <text:p>Pattern 2</text:p>
          </table:table-cell>
          <table:table-cell office:value-type="float" office:value="32.103152950585" calcext:value-type="float">
            <text:p>32.103152950585</text:p>
          </table:table-cell>
          <table:table-cell office:value-type="float" office:value="0.159360763577642" calcext:value-type="float">
            <text:p>0.159360763577642</text:p>
          </table:table-cell>
          <table:table-cell office:value-type="float" office:value="0.588683523184127" calcext:value-type="float">
            <text:p>0.588683523184127</text:p>
          </table:table-cell>
          <table:table-cell office:value-type="string" calcext:value-type="string">
            <text:p>https://twitter.com/purevdo27046751/status/1611220976666017792</text:p>
          </table:table-cell>
        </table:table-row>
        <table:table-row table:style-name="ro1">
          <table:table-cell office:value-type="string" calcext:value-type="string">
            <text:p>input/data_formal_20240530-1342/meme/DogecoinMemes_20200122T233900/0.jpg</text:p>
          </table:table-cell>
          <table:table-cell office:value-type="string" calcext:value-type="string">
            <text:p>Pattern 5</text:p>
          </table:table-cell>
          <table:table-cell office:value-type="float" office:value="31.7910956467375" calcext:value-type="float">
            <text:p>31.7910956467375</text:p>
          </table:table-cell>
          <table:table-cell office:value-type="float" office:value="0.231551163996428" calcext:value-type="float">
            <text:p>0.231551163996428</text:p>
          </table:table-cell>
          <table:table-cell office:value-type="float" office:value="0.515435737674208" calcext:value-type="float">
            <text:p>0.515435737674208</text:p>
          </table:table-cell>
          <table:table-cell office:value-type="string" calcext:value-type="string">
            <text:p>https://twitter.com/purevdo27046751/status/1611218881842155521</text:p>
          </table:table-cell>
        </table:table-row>
        <table:table-row table:style-name="ro1">
          <table:table-cell office:value-type="string" calcext:value-type="string">
            <text:p>input/data_formal_20240530-1342/meme/DogecoinMemes_20200208T010943/0.jpg</text:p>
          </table:table-cell>
          <table:table-cell office:value-type="string" calcext:value-type="string">
            <text:p>Pattern 1</text:p>
          </table:table-cell>
          <table:table-cell office:value-type="float" office:value="30.5937047332874" calcext:value-type="float">
            <text:p>30.5937047332874</text:p>
          </table:table-cell>
          <table:table-cell office:value-type="float" office:value="0.182100138897381" calcext:value-type="float">
            <text:p>0.182100138897381</text:p>
          </table:table-cell>
          <table:table-cell office:value-type="float" office:value="0.306058381359193" calcext:value-type="float">
            <text:p>0.306058381359193</text:p>
          </table:table-cell>
          <table:table-cell office:value-type="string" calcext:value-type="string">
            <text:p>https://twitter.com/purevdo27046751/status/1611218608960720896</text:p>
          </table:table-cell>
        </table:table-row>
        <table:table-row table:style-name="ro1">
          <table:table-cell office:value-type="string" calcext:value-type="string">
            <text:p>input/data_formal_20240530-1342/meme/DogecoinMemes_20210129T181315/0.jpg</text:p>
          </table:table-cell>
          <table:table-cell office:value-type="string" calcext:value-type="string">
            <text:p>Pattern 7</text:p>
          </table:table-cell>
          <table:table-cell office:value-type="float" office:value="33.2903697705796" calcext:value-type="float">
            <text:p>33.2903697705796</text:p>
          </table:table-cell>
          <table:table-cell office:value-type="float" office:value="0.189988801785734" calcext:value-type="float">
            <text:p>0.189988801785734</text:p>
          </table:table-cell>
          <table:table-cell office:value-type="float" office:value="0.450494506100804" calcext:value-type="float">
            <text:p>0.450494506100804</text:p>
          </table:table-cell>
          <table:table-cell office:value-type="string" calcext:value-type="string">
            <text:p>https://twitter.com/purevdo27046751/status/1611217979131441153</text:p>
          </table:table-cell>
        </table:table-row>
        <table:table-row table:style-name="ro1">
          <table:table-cell office:value-type="string" calcext:value-type="string">
            <text:p>input/data_formal_20240530-1342/meme/DogecoinMemes_20210208T024725/0.jpg</text:p>
          </table:table-cell>
          <table:table-cell office:value-type="string" calcext:value-type="string">
            <text:p>Pattern 1</text:p>
          </table:table-cell>
          <table:table-cell office:value-type="float" office:value="30.5160332607704" calcext:value-type="float">
            <text:p>30.5160332607704</text:p>
          </table:table-cell>
          <table:table-cell office:value-type="float" office:value="0.171858730128261" calcext:value-type="float">
            <text:p>0.171858730128261</text:p>
          </table:table-cell>
          <table:table-cell office:value-type="float" office:value="0.305659549176939" calcext:value-type="float">
            <text:p>0.305659549176939</text:p>
          </table:table-cell>
          <table:table-cell office:value-type="string" calcext:value-type="string">
            <text:p>https://twitter.com/purevdo27046751/status/1611217839205265409</text:p>
          </table:table-cell>
        </table:table-row>
        <table:table-row table:style-name="ro1">
          <table:table-cell office:value-type="string" calcext:value-type="string">
            <text:p>input/data_formal_20240530-1342/meme/DogecoinMemes_20210224T232717/0.jpg</text:p>
          </table:table-cell>
          <table:table-cell office:value-type="string" calcext:value-type="string">
            <text:p>Pattern 2</text:p>
          </table:table-cell>
          <table:table-cell office:value-type="float" office:value="29.0938320648169" calcext:value-type="float">
            <text:p>29.0938320648169</text:p>
          </table:table-cell>
          <table:table-cell office:value-type="float" office:value="0.54654555489313" calcext:value-type="float">
            <text:p>0.54654555489313</text:p>
          </table:table-cell>
          <table:table-cell office:value-type="float" office:value="0.812921461749146" calcext:value-type="float">
            <text:p>0.812921461749146</text:p>
          </table:table-cell>
          <table:table-cell office:value-type="string" calcext:value-type="string">
            <text:p>https://twitter.com/purevdo27046751/status/1611217666223771648</text:p>
          </table:table-cell>
        </table:table-row>
        <table:table-row table:style-name="ro1">
          <table:table-cell office:value-type="string" calcext:value-type="string">
            <text:p>input/data_formal_20240530-1342/meme/DogeGFCali_20211115T210722/0.jpg</text:p>
          </table:table-cell>
          <table:table-cell office:value-type="string" calcext:value-type="string">
            <text:p>Pattern 1</text:p>
          </table:table-cell>
          <table:table-cell office:value-type="float" office:value="32.4776169975813" calcext:value-type="float">
            <text:p>32.4776169975813</text:p>
          </table:table-cell>
          <table:table-cell office:value-type="float" office:value="0.259568977998049" calcext:value-type="float">
            <text:p>0.259568977998049</text:p>
          </table:table-cell>
          <table:table-cell office:value-type="float" office:value="0.5060223797585" calcext:value-type="float">
            <text:p>0.5060223797585</text:p>
          </table:table-cell>
          <table:table-cell office:value-type="string" calcext:value-type="string">
            <text:p>https://twitter.com/DogeGF_Maxi/status/1607968816956592130</text:p>
          </table:table-cell>
        </table:table-row>
        <table:table-row table:style-name="ro1">
          <table:table-cell office:value-type="string" calcext:value-type="string">
            <text:p>input/data_formal_20240530-1342/meme/Dogemoji_coin_20230111T092755/0.jpg</text:p>
          </table:table-cell>
          <table:table-cell office:value-type="string" calcext:value-type="string">
            <text:p>Pattern 2</text:p>
          </table:table-cell>
          <table:table-cell office:value-type="float" office:value="30.2764812095785" calcext:value-type="float">
            <text:p>30.2764812095785</text:p>
          </table:table-cell>
          <table:table-cell office:value-type="float" office:value="0.20247252881608" calcext:value-type="float">
            <text:p>0.20247252881608</text:p>
          </table:table-cell>
          <table:table-cell office:value-type="float" office:value="0.725067664708273" calcext:value-type="float">
            <text:p>0.725067664708273</text:p>
          </table:table-cell>
          <table:table-cell office:value-type="string" calcext:value-type="string">
            <text:p>https://twitter.com/0xheartwins/status/1613327781475254272</text:p>
          </table:table-cell>
        </table:table-row>
        <table:table-row table:style-name="ro1">
          <table:table-cell office:value-type="string" calcext:value-type="string">
            <text:p>input/data_formal_20240530-1342/meme/DOLANGH71027047_20230212T163525/0.jpg</text:p>
          </table:table-cell>
          <table:table-cell office:value-type="string" calcext:value-type="string">
            <text:p>Pattern 3</text:p>
          </table:table-cell>
          <table:table-cell office:value-type="float" office:value="24.9791808160783" calcext:value-type="float">
            <text:p>24.9791808160783</text:p>
          </table:table-cell>
          <table:table-cell office:value-type="float" office:value="0.303684681949648" calcext:value-type="float">
            <text:p>0.303684681949648</text:p>
          </table:table-cell>
          <table:table-cell office:value-type="float" office:value="0.861958464674965" calcext:value-type="float">
            <text:p>0.861958464674965</text:p>
          </table:table-cell>
          <table:table-cell office:value-type="string" calcext:value-type="string">
            <text:p>https://twitter.com/DOLANGH71027047/status/1624809411364679680</text:p>
          </table:table-cell>
        </table:table-row>
        <table:table-row table:style-name="ro1">
          <table:table-cell office:value-type="string" calcext:value-type="string">
            <text:p>input/data_formal_20240530-1342/meme/Doll22Sekushi_20221228T002339/0.jpg</text:p>
          </table:table-cell>
          <table:table-cell office:value-type="string" calcext:value-type="string">
            <text:p>Pattern 3</text:p>
          </table:table-cell>
          <table:table-cell office:value-type="float" office:value="25.1608552170005" calcext:value-type="float">
            <text:p>25.1608552170005</text:p>
          </table:table-cell>
          <table:table-cell office:value-type="float" office:value="0.291901044895397" calcext:value-type="float">
            <text:p>0.291901044895397</text:p>
          </table:table-cell>
          <table:table-cell office:value-type="float" office:value="0.90105781775693" calcext:value-type="float">
            <text:p>0.90105781775693</text:p>
          </table:table-cell>
          <table:table-cell office:value-type="string" calcext:value-type="string">
            <text:p>https://twitter.com/Doll22Sekushi/status/1607895013832130562</text:p>
          </table:table-cell>
        </table:table-row>
        <table:table-row table:style-name="ro1">
          <table:table-cell office:value-type="string" calcext:value-type="string">
            <text:p>input/data_formal_20240530-1342/meme/donatekart_20230202T043049/0.jpg</text:p>
          </table:table-cell>
          <table:table-cell office:value-type="string" calcext:value-type="string">
            <text:p>Pattern 2</text:p>
          </table:table-cell>
          <table:table-cell office:value-type="float" office:value="25.827749384887" calcext:value-type="float">
            <text:p>25.827749384887</text:p>
          </table:table-cell>
          <table:table-cell office:value-type="float" office:value="0.193761600534783" calcext:value-type="float">
            <text:p>0.193761600534783</text:p>
          </table:table-cell>
          <table:table-cell office:value-type="float" office:value="0.571618880865895" calcext:value-type="float">
            <text:p>0.571618880865895</text:p>
          </table:table-cell>
          <table:table-cell office:value-type="string" calcext:value-type="string">
            <text:p>https://twitter.com/donatekart/status/1621003178375364608</text:p>
          </table:table-cell>
        </table:table-row>
        <table:table-row table:style-name="ro1">
          <table:table-cell office:value-type="string" calcext:value-type="string">
            <text:p>input/data_formal_20240530-1342/meme/Doodles_Cringe_20221228T011837/0.jpg</text:p>
          </table:table-cell>
          <table:table-cell office:value-type="string" calcext:value-type="string">
            <text:p>Pattern 7</text:p>
          </table:table-cell>
          <table:table-cell office:value-type="float" office:value="30.7340006406879" calcext:value-type="float">
            <text:p>30.7340006406879</text:p>
          </table:table-cell>
          <table:table-cell office:value-type="float" office:value="0.511954465796105" calcext:value-type="float">
            <text:p>0.511954465796105</text:p>
          </table:table-cell>
          <table:table-cell office:value-type="float" office:value="0.460479654528791" calcext:value-type="float">
            <text:p>0.460479654528791</text:p>
          </table:table-cell>
          <table:table-cell office:value-type="string" calcext:value-type="string">
            <text:p>https://twitter.com/Doodles_Cringe/status/1607908846445395971</text:p>
          </table:table-cell>
        </table:table-row>
        <table:table-row table:style-name="ro1">
          <table:table-cell office:value-type="string" calcext:value-type="string">
            <text:p>input/data_formal_20240530-1342/meme/driedouttyler_20230105T122306/0.jpg</text:p>
          </table:table-cell>
          <table:table-cell office:value-type="string" calcext:value-type="string">
            <text:p>Pattern 2</text:p>
          </table:table-cell>
          <table:table-cell office:value-type="float" office:value="29.1790662473256" calcext:value-type="float">
            <text:p>29.1790662473256</text:p>
          </table:table-cell>
          <table:table-cell office:value-type="float" office:value="0.197065644073826" calcext:value-type="float">
            <text:p>0.197065644073826</text:p>
          </table:table-cell>
          <table:table-cell office:value-type="float" office:value="0.634060573216125" calcext:value-type="float">
            <text:p>0.634060573216125</text:p>
          </table:table-cell>
          <table:table-cell office:value-type="string" calcext:value-type="string">
            <text:p>https://twitter.com/driedouttyler/status/1610975173129416705</text:p>
          </table:table-cell>
        </table:table-row>
        <table:table-row table:style-name="ro1">
          <table:table-cell office:value-type="string" calcext:value-type="string">
            <text:p>input/data_formal_20240530-1342/meme/DrMartinJAus1_20230120T141311/0.jpg</text:p>
          </table:table-cell>
          <table:table-cell office:value-type="string" calcext:value-type="string">
            <text:p>Pattern 8</text:p>
          </table:table-cell>
          <table:table-cell office:value-type="float" office:value="26.4763175629378" calcext:value-type="float">
            <text:p>26.4763175629378</text:p>
          </table:table-cell>
          <table:table-cell office:value-type="float" office:value="0.738122479263843" calcext:value-type="float">
            <text:p>0.738122479263843</text:p>
          </table:table-cell>
          <table:table-cell office:value-type="float" office:value="0.641063276637617" calcext:value-type="float">
            <text:p>0.641063276637617</text:p>
          </table:table-cell>
          <table:table-cell office:value-type="string" calcext:value-type="string">
            <text:p>https://twitter.com/DrMartinJAus1/status/1616438693559943170</text:p>
          </table:table-cell>
        </table:table-row>
        <table:table-row table:style-name="ro1">
          <table:table-cell office:value-type="string" calcext:value-type="string">
            <text:p>input/data_formal_20240530-1342/meme/DroneAcharyaIN_20230106T071900/0.jpg</text:p>
          </table:table-cell>
          <table:table-cell office:value-type="string" calcext:value-type="string">
            <text:p>Pattern 3</text:p>
          </table:table-cell>
          <table:table-cell office:value-type="float" office:value="26.6072164155566" calcext:value-type="float">
            <text:p>26.6072164155566</text:p>
          </table:table-cell>
          <table:table-cell office:value-type="float" office:value="0.540892490646714" calcext:value-type="float">
            <text:p>0.540892490646714</text:p>
          </table:table-cell>
          <table:table-cell office:value-type="float" office:value="0.782094389726842" calcext:value-type="float">
            <text:p>0.782094389726842</text:p>
          </table:table-cell>
          <table:table-cell office:value-type="string" calcext:value-type="string">
            <text:p>https://twitter.com/DroneAcharyaIN/status/1611261030046511104</text:p>
          </table:table-cell>
        </table:table-row>
        <table:table-row table:style-name="ro1">
          <table:table-cell office:value-type="string" calcext:value-type="string">
            <text:p>input/data_formal_20240530-1342/meme/dropmock_20230105T120031/0.jpg</text:p>
          </table:table-cell>
          <table:table-cell office:value-type="string" calcext:value-type="string">
            <text:p>Pattern 5</text:p>
          </table:table-cell>
          <table:table-cell office:value-type="float" office:value="27.256328861429" calcext:value-type="float">
            <text:p>27.256328861429</text:p>
          </table:table-cell>
          <table:table-cell office:value-type="float" office:value="0.273706583180931" calcext:value-type="float">
            <text:p>0.273706583180931</text:p>
          </table:table-cell>
          <table:table-cell office:value-type="float" office:value="0.377718593888159" calcext:value-type="float">
            <text:p>0.377718593888159</text:p>
          </table:table-cell>
          <table:table-cell office:value-type="string" calcext:value-type="string">
            <text:p>https://twitter.com/dropmock/status/1610969490522619904</text:p>
          </table:table-cell>
        </table:table-row>
        <table:table-row table:style-name="ro1">
          <table:table-cell office:value-type="string" calcext:value-type="string">
            <text:p>input/data_formal_20240530-1342/meme/DStenstrom_20230129T040723/0.jpg</text:p>
          </table:table-cell>
          <table:table-cell office:value-type="string" calcext:value-type="string">
            <text:p>Pattern 5</text:p>
          </table:table-cell>
          <table:table-cell office:value-type="float" office:value="32.0818486651368" calcext:value-type="float">
            <text:p>32.0818486651368</text:p>
          </table:table-cell>
          <table:table-cell office:value-type="float" office:value="0.27695679812866" calcext:value-type="float">
            <text:p>0.27695679812866</text:p>
          </table:table-cell>
          <table:table-cell office:value-type="float" office:value="0.413398703812179" calcext:value-type="float">
            <text:p>0.413398703812179</text:p>
          </table:table-cell>
          <table:table-cell office:value-type="string" calcext:value-type="string">
            <text:p>https://twitter.com/gravelsggh/status/1621014409719209984</text:p>
          </table:table-cell>
        </table:table-row>
        <table:table-row table:style-name="ro1">
          <table:table-cell office:value-type="string" calcext:value-type="string">
            <text:p>input/data_formal_20240530-1342/meme/DStenstrom_20230202T041055/0.jpg</text:p>
          </table:table-cell>
          <table:table-cell office:value-type="string" calcext:value-type="string">
            <text:p>Pattern 3</text:p>
          </table:table-cell>
          <table:table-cell office:value-type="float" office:value="22.4786446255474" calcext:value-type="float">
            <text:p>22.4786446255474</text:p>
          </table:table-cell>
          <table:table-cell office:value-type="float" office:value="0.483550212452755" calcext:value-type="float">
            <text:p>0.483550212452755</text:p>
          </table:table-cell>
          <table:table-cell office:value-type="float" office:value="0.878998518993474" calcext:value-type="float">
            <text:p>0.878998518993474</text:p>
          </table:table-cell>
          <table:table-cell office:value-type="string" calcext:value-type="string">
            <text:p>https://twitter.com/DStenstrom/status/1620998170875670532</text:p>
          </table:table-cell>
        </table:table-row>
        <table:table-row table:style-name="ro1">
          <table:table-cell office:value-type="string" calcext:value-type="string">
            <text:p>input/data_formal_20240530-1342/meme/DStenstrom_20230226T023447/0.jpg</text:p>
          </table:table-cell>
          <table:table-cell office:value-type="string" calcext:value-type="string">
            <text:p>Pattern 8</text:p>
          </table:table-cell>
          <table:table-cell office:value-type="float" office:value="25.9916642068829" calcext:value-type="float">
            <text:p>25.9916642068829</text:p>
          </table:table-cell>
          <table:table-cell office:value-type="float" office:value="0.87236780573756" calcext:value-type="float">
            <text:p>0.87236780573756</text:p>
          </table:table-cell>
          <table:table-cell office:value-type="float" office:value="0.391031847365168" calcext:value-type="float">
            <text:p>0.391031847365168</text:p>
          </table:table-cell>
          <table:table-cell office:value-type="string" calcext:value-type="string">
            <text:p>https://twitter.com/DStenstrom/status/1629671287353163776</text:p>
          </table:table-cell>
        </table:table-row>
        <table:table-row table:style-name="ro1">
          <table:table-cell office:value-type="string" calcext:value-type="string">
            <text:p>input/data_formal_20240530-1342/meme/dukeplayglobal_20230106T085514/0.jpg</text:p>
          </table:table-cell>
          <table:table-cell office:value-type="string" calcext:value-type="string">
            <text:p>Pattern 5</text:p>
          </table:table-cell>
          <table:table-cell office:value-type="float" office:value="27.7902995705155" calcext:value-type="float">
            <text:p>27.7902995705155</text:p>
          </table:table-cell>
          <table:table-cell office:value-type="float" office:value="0.0809258937187082" calcext:value-type="float">
            <text:p>0.0809258937187082</text:p>
          </table:table-cell>
          <table:table-cell office:value-type="float" office:value="0.438580703125059" calcext:value-type="float">
            <text:p>0.438580703125059</text:p>
          </table:table-cell>
          <table:table-cell office:value-type="string" calcext:value-type="string">
            <text:p>https://twitter.com/dukeplayglobal/status/1611285251493593088</text:p>
          </table:table-cell>
        </table:table-row>
        <table:table-row table:style-name="ro1">
          <table:table-cell office:value-type="string" calcext:value-type="string">
            <text:p>input/data_formal_20240530-1342/meme/dukeplayindia_20230106T085533/0.jpg</text:p>
          </table:table-cell>
          <table:table-cell office:value-type="string" calcext:value-type="string">
            <text:p>Pattern 5</text:p>
          </table:table-cell>
          <table:table-cell office:value-type="float" office:value="27.7902995705155" calcext:value-type="float">
            <text:p>27.7902995705155</text:p>
          </table:table-cell>
          <table:table-cell office:value-type="float" office:value="0.0809258937187082" calcext:value-type="float">
            <text:p>0.0809258937187082</text:p>
          </table:table-cell>
          <table:table-cell office:value-type="float" office:value="0.438580703125059" calcext:value-type="float">
            <text:p>0.438580703125059</text:p>
          </table:table-cell>
          <table:table-cell office:value-type="string" calcext:value-type="string">
            <text:p>https://twitter.com/dukeplayindia/status/1611285329100812290</text:p>
          </table:table-cell>
        </table:table-row>
        <table:table-row table:style-name="ro1">
          <table:table-cell office:value-type="string" calcext:value-type="string">
            <text:p>input/data_formal_20240530-1342/meme/E3Panelsindia_20230106T071136/0.jpg</text:p>
          </table:table-cell>
          <table:table-cell office:value-type="string" calcext:value-type="string">
            <text:p>Pattern 9</text:p>
          </table:table-cell>
          <table:table-cell office:value-type="float" office:value="11.6438953024026" calcext:value-type="float">
            <text:p>11.6438953024026</text:p>
          </table:table-cell>
          <table:table-cell office:value-type="float" office:value="0.143711707374694" calcext:value-type="float">
            <text:p>0.143711707374694</text:p>
          </table:table-cell>
          <table:table-cell office:value-type="float" office:value="0.0676277846911279" calcext:value-type="float">
            <text:p>0.0676277846911279</text:p>
          </table:table-cell>
          <table:table-cell office:value-type="string" calcext:value-type="string">
            <text:p>https://twitter.com/E3Panelsindia/status/1611259171693027328</text:p>
          </table:table-cell>
        </table:table-row>
        <table:table-row table:style-name="ro1">
          <table:table-cell office:value-type="string" calcext:value-type="string">
            <text:p>input/data_formal_20240530-1342/meme/easyskins_com_20221226T190007/0.jpg</text:p>
          </table:table-cell>
          <table:table-cell office:value-type="string" calcext:value-type="string">
            <text:p>Pattern 1</text:p>
          </table:table-cell>
          <table:table-cell office:value-type="float" office:value="33.2595077438746" calcext:value-type="float">
            <text:p>33.2595077438746</text:p>
          </table:table-cell>
          <table:table-cell office:value-type="float" office:value="0.299863147595814" calcext:value-type="float">
            <text:p>0.299863147595814</text:p>
          </table:table-cell>
          <table:table-cell office:value-type="float" office:value="0.468925492588872" calcext:value-type="float">
            <text:p>0.468925492588872</text:p>
          </table:table-cell>
          <table:table-cell office:value-type="string" calcext:value-type="string">
            <text:p>https://twitter.com/MineVoidMC/status/1607979121035939840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0.jpg</text:p>
          </table:table-cell>
          <table:table-cell office:value-type="string" calcext:value-type="string">
            <text:p>Pattern 1</text:p>
          </table:table-cell>
          <table:table-cell office:value-type="float" office:value="29.8595698773236" calcext:value-type="float">
            <text:p>29.8595698773236</text:p>
          </table:table-cell>
          <table:table-cell office:value-type="float" office:value="0.297165274309253" calcext:value-type="float">
            <text:p>0.297165274309253</text:p>
          </table:table-cell>
          <table:table-cell office:value-type="float" office:value="0.35358780874226" calcext:value-type="float">
            <text:p>0.35358780874226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1.jpg</text:p>
          </table:table-cell>
          <table:table-cell office:value-type="string" calcext:value-type="string">
            <text:p>Pattern 1</text:p>
          </table:table-cell>
          <table:table-cell office:value-type="float" office:value="25.3654271929563" calcext:value-type="float">
            <text:p>25.3654271929563</text:p>
          </table:table-cell>
          <table:table-cell office:value-type="float" office:value="0.344808966111238" calcext:value-type="float">
            <text:p>0.344808966111238</text:p>
          </table:table-cell>
          <table:table-cell office:value-type="float" office:value="0.342913040264214" calcext:value-type="float">
            <text:p>0.342913040264214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2.jpg</text:p>
          </table:table-cell>
          <table:table-cell office:value-type="string" calcext:value-type="string">
            <text:p>Pattern 7</text:p>
          </table:table-cell>
          <table:table-cell office:value-type="float" office:value="28.8027822707434" calcext:value-type="float">
            <text:p>28.8027822707434</text:p>
          </table:table-cell>
          <table:table-cell office:value-type="float" office:value="0.344642901997889" calcext:value-type="float">
            <text:p>0.344642901997889</text:p>
          </table:table-cell>
          <table:table-cell office:value-type="float" office:value="0.51563758948689" calcext:value-type="float">
            <text:p>0.51563758948689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tingglowstick_20230206T161734/0.jpg</text:p>
          </table:table-cell>
          <table:table-cell office:value-type="string" calcext:value-type="string">
            <text:p>Pattern 8</text:p>
          </table:table-cell>
          <table:table-cell office:value-type="float" office:value="22.079548184551" calcext:value-type="float">
            <text:p>22.079548184551</text:p>
          </table:table-cell>
          <table:table-cell office:value-type="float" office:value="0.882773053472988" calcext:value-type="float">
            <text:p>0.882773053472988</text:p>
          </table:table-cell>
          <table:table-cell office:value-type="float" office:value="0.461437838131038" calcext:value-type="float">
            <text:p>0.461437838131038</text:p>
          </table:table-cell>
          <table:table-cell office:value-type="string" calcext:value-type="string">
            <text:p>https://twitter.com/kurdtsback/status/1622630590431350786</text:p>
          </table:table-cell>
        </table:table-row>
        <table:table-row table:style-name="ro1">
          <table:table-cell office:value-type="string" calcext:value-type="string">
            <text:p>input/data_formal_20240530-1342/meme/Ebbodoteth_20230105T173609/0.jpg</text:p>
          </table:table-cell>
          <table:table-cell office:value-type="string" calcext:value-type="string">
            <text:p>Pattern 2</text:p>
          </table:table-cell>
          <table:table-cell office:value-type="float" office:value="27.488059781022" calcext:value-type="float">
            <text:p>27.488059781022</text:p>
          </table:table-cell>
          <table:table-cell office:value-type="float" office:value="0.18256602698166" calcext:value-type="float">
            <text:p>0.18256602698166</text:p>
          </table:table-cell>
          <table:table-cell office:value-type="float" office:value="0.895511368555144" calcext:value-type="float">
            <text:p>0.895511368555144</text:p>
          </table:table-cell>
          <table:table-cell office:value-type="string" calcext:value-type="string">
            <text:p>https://twitter.com/Ebbodoteth/status/1611278704742891520</text:p>
          </table:table-cell>
        </table:table-row>
        <table:table-row table:style-name="ro1">
          <table:table-cell office:value-type="string" calcext:value-type="string">
            <text:p>input/data_formal_20240530-1342/meme/ebenvibe_20230105T080601/0.jpg</text:p>
          </table:table-cell>
          <table:table-cell office:value-type="string" calcext:value-type="string">
            <text:p>Pattern 5</text:p>
          </table:table-cell>
          <table:table-cell office:value-type="float" office:value="31.0618111984765" calcext:value-type="float">
            <text:p>31.0618111984765</text:p>
          </table:table-cell>
          <table:table-cell office:value-type="float" office:value="0.11387941134906" calcext:value-type="float">
            <text:p>0.11387941134906</text:p>
          </table:table-cell>
          <table:table-cell office:value-type="float" office:value="0.220328662716297" calcext:value-type="float">
            <text:p>0.220328662716297</text:p>
          </table:table-cell>
          <table:table-cell office:value-type="string" calcext:value-type="string">
            <text:p>https://twitter.com/ebenvibe/status/1610910477579591683</text:p>
          </table:table-cell>
        </table:table-row>
        <table:table-row table:style-name="ro1">
          <table:table-cell office:value-type="string" calcext:value-type="string">
            <text:p>input/data_formal_20240530-1342/meme/EBGamesAus_20230204T090010/0.jpg</text:p>
          </table:table-cell>
          <table:table-cell office:value-type="string" calcext:value-type="string">
            <text:p>Pattern 8</text:p>
          </table:table-cell>
          <table:table-cell office:value-type="float" office:value="20.9631860801293" calcext:value-type="float">
            <text:p>20.9631860801293</text:p>
          </table:table-cell>
          <table:table-cell office:value-type="float" office:value="0.902594066360965" calcext:value-type="float">
            <text:p>0.902594066360965</text:p>
          </table:table-cell>
          <table:table-cell office:value-type="float" office:value="0.360562054585644" calcext:value-type="float">
            <text:p>0.360562054585644</text:p>
          </table:table-cell>
          <table:table-cell office:value-type="string" calcext:value-type="string">
            <text:p>https://twitter.com/JulieCr22936886/status/1622555349071921152</text:p>
          </table:table-cell>
        </table:table-row>
        <table:table-row table:style-name="ro1">
          <table:table-cell office:value-type="string" calcext:value-type="string">
            <text:p>input/data_formal_20240530-1342/meme/ECarmey101_20230202T041650/0.jpg</text:p>
          </table:table-cell>
          <table:table-cell office:value-type="string" calcext:value-type="string">
            <text:p>Pattern 7</text:p>
          </table:table-cell>
          <table:table-cell office:value-type="float" office:value="24.8780619676132" calcext:value-type="float">
            <text:p>24.8780619676132</text:p>
          </table:table-cell>
          <table:table-cell office:value-type="float" office:value="0.562820071106377" calcext:value-type="float">
            <text:p>0.562820071106377</text:p>
          </table:table-cell>
          <table:table-cell office:value-type="float" office:value="0.620866069065832" calcext:value-type="float">
            <text:p>0.620866069065832</text:p>
          </table:table-cell>
          <table:table-cell office:value-type="string" calcext:value-type="string">
            <text:p>https://twitter.com/ECarmey101/status/1620999662584074242</text:p>
          </table:table-cell>
        </table:table-row>
        <table:table-row table:style-name="ro1">
          <table:table-cell office:value-type="string" calcext:value-type="string">
            <text:p>input/data_formal_20240530-1342/meme/eCashInformer_20221226T135612/0.jpg</text:p>
          </table:table-cell>
          <table:table-cell office:value-type="string" calcext:value-type="string">
            <text:p>Pattern 7</text:p>
          </table:table-cell>
          <table:table-cell office:value-type="float" office:value="29.1900618559941" calcext:value-type="float">
            <text:p>29.1900618559941</text:p>
          </table:table-cell>
          <table:table-cell office:value-type="float" office:value="0.337457134844602" calcext:value-type="float">
            <text:p>0.337457134844602</text:p>
          </table:table-cell>
          <table:table-cell office:value-type="float" office:value="0.533777383386097" calcext:value-type="float">
            <text:p>0.533777383386097</text:p>
          </table:table-cell>
          <table:table-cell office:value-type="string" calcext:value-type="string">
            <text:p>https://twitter.com/Sweejay_A/status/1607894898841354243</text:p>
          </table:table-cell>
        </table:table-row>
        <table:table-row table:style-name="ro1">
          <table:table-cell office:value-type="string" calcext:value-type="string">
            <text:p>input/data_formal_20240530-1342/meme/eCashInformer_20221226T135612/1.jpg</text:p>
          </table:table-cell>
          <table:table-cell office:value-type="string" calcext:value-type="string">
            <text:p>Pattern 2</text:p>
          </table:table-cell>
          <table:table-cell office:value-type="float" office:value="31.2060521961167" calcext:value-type="float">
            <text:p>31.2060521961167</text:p>
          </table:table-cell>
          <table:table-cell office:value-type="float" office:value="0.189930897725198" calcext:value-type="float">
            <text:p>0.189930897725198</text:p>
          </table:table-cell>
          <table:table-cell office:value-type="float" office:value="0.536833690210698" calcext:value-type="float">
            <text:p>0.536833690210698</text:p>
          </table:table-cell>
          <table:table-cell office:value-type="string" calcext:value-type="string">
            <text:p>https://twitter.com/Sweejay_A/status/1607894898841354243</text:p>
          </table:table-cell>
        </table:table-row>
        <table:table-row table:style-name="ro1">
          <table:table-cell office:value-type="string" calcext:value-type="string">
            <text:p>input/data_formal_20240530-1342/meme/eCashInformer_20230205T153411/0.jpg</text:p>
          </table:table-cell>
          <table:table-cell office:value-type="string" calcext:value-type="string">
            <text:p>Pattern 8</text:p>
          </table:table-cell>
          <table:table-cell office:value-type="float" office:value="23.7884062033134" calcext:value-type="float">
            <text:p>23.7884062033134</text:p>
          </table:table-cell>
          <table:table-cell office:value-type="float" office:value="0.79898867134252" calcext:value-type="float">
            <text:p>0.79898867134252</text:p>
          </table:table-cell>
          <table:table-cell office:value-type="float" office:value="0.419051772054933" calcext:value-type="float">
            <text:p>0.419051772054933</text:p>
          </table:table-cell>
          <table:table-cell office:value-type="string" calcext:value-type="string">
            <text:p>https://twitter.com/OdukuNelson/status/1622623033167867904</text:p>
          </table:table-cell>
        </table:table-row>
        <table:table-row table:style-name="ro1">
          <table:table-cell office:value-type="string" calcext:value-type="string">
            <text:p>input/data_formal_20240530-1342/meme/eCashInformer_20230206T113633/0.jpg</text:p>
          </table:table-cell>
          <table:table-cell office:value-type="string" calcext:value-type="string">
            <text:p>Pattern 7</text:p>
          </table:table-cell>
          <table:table-cell office:value-type="float" office:value="29.009791403516" calcext:value-type="float">
            <text:p>29.009791403516</text:p>
          </table:table-cell>
          <table:table-cell office:value-type="float" office:value="0.623206402320613" calcext:value-type="float">
            <text:p>0.623206402320613</text:p>
          </table:table-cell>
          <table:table-cell office:value-type="float" office:value="0.337679151268512" calcext:value-type="float">
            <text:p>0.337679151268512</text:p>
          </table:table-cell>
          <table:table-cell office:value-type="string" calcext:value-type="string">
            <text:p>https://twitter.com/FabAvie/status/1622559869311275009</text:p>
          </table:table-cell>
        </table:table-row>
        <table:table-row table:style-name="ro1">
          <table:table-cell office:value-type="string" calcext:value-type="string">
            <text:p>input/data_formal_20240530-1342/meme/EclipseRoxasVT_20221228T062341/0.jpg</text:p>
          </table:table-cell>
          <table:table-cell office:value-type="string" calcext:value-type="string">
            <text:p>Pattern 7</text:p>
          </table:table-cell>
          <table:table-cell office:value-type="float" office:value="25.9613605343019" calcext:value-type="float">
            <text:p>25.9613605343019</text:p>
          </table:table-cell>
          <table:table-cell office:value-type="float" office:value="0.439598899936055" calcext:value-type="float">
            <text:p>0.439598899936055</text:p>
          </table:table-cell>
          <table:table-cell office:value-type="float" office:value="0.533358581828984" calcext:value-type="float">
            <text:p>0.533358581828984</text:p>
          </table:table-cell>
          <table:table-cell office:value-type="string" calcext:value-type="string">
            <text:p>https://twitter.com/kamisinsei/status/1607987973987127296</text:p>
          </table:table-cell>
        </table:table-row>
        <table:table-row table:style-name="ro1">
          <table:table-cell office:value-type="string" calcext:value-type="string">
            <text:p>input/data_formal_20240530-1342/meme/edamamemi1_20230130T153810/0.jpg</text:p>
          </table:table-cell>
          <table:table-cell office:value-type="string" calcext:value-type="string">
            <text:p>Pattern 2</text:p>
          </table:table-cell>
          <table:table-cell office:value-type="float" office:value="32.0469712703198" calcext:value-type="float">
            <text:p>32.0469712703198</text:p>
          </table:table-cell>
          <table:table-cell office:value-type="float" office:value="0.284943557883528" calcext:value-type="float">
            <text:p>0.284943557883528</text:p>
          </table:table-cell>
          <table:table-cell office:value-type="float" office:value="0.643540513245565" calcext:value-type="float">
            <text:p>0.643540513245565</text:p>
          </table:table-cell>
          <table:table-cell office:value-type="string" calcext:value-type="string">
            <text:p>https://twitter.com/lemonbars69/status/1620120783220531207</text:p>
          </table:table-cell>
        </table:table-row>
        <table:table-row table:style-name="ro1">
          <table:table-cell office:value-type="string" calcext:value-type="string">
            <text:p>input/data_formal_20240530-1342/meme/edamamemi1_20230130T153810/1.jpg</text:p>
          </table:table-cell>
          <table:table-cell office:value-type="string" calcext:value-type="string">
            <text:p>Pattern 2</text:p>
          </table:table-cell>
          <table:table-cell office:value-type="float" office:value="31.4228675183859" calcext:value-type="float">
            <text:p>31.4228675183859</text:p>
          </table:table-cell>
          <table:table-cell office:value-type="float" office:value="0.104512380655987" calcext:value-type="float">
            <text:p>0.104512380655987</text:p>
          </table:table-cell>
          <table:table-cell office:value-type="float" office:value="0.590545284211659" calcext:value-type="float">
            <text:p>0.590545284211659</text:p>
          </table:table-cell>
          <table:table-cell office:value-type="string" calcext:value-type="string">
            <text:p>https://twitter.com/lemonbars69/status/1620120783220531207</text:p>
          </table:table-cell>
        </table:table-row>
        <table:table-row table:style-name="ro1">
          <table:table-cell office:value-type="string" calcext:value-type="string">
            <text:p>input/data_formal_20240530-1342/meme/EdgeFolks_20230105T121211/0.jpg</text:p>
          </table:table-cell>
          <table:table-cell office:value-type="string" calcext:value-type="string">
            <text:p>Pattern 7</text:p>
          </table:table-cell>
          <table:table-cell office:value-type="float" office:value="29.3624480512428" calcext:value-type="float">
            <text:p>29.3624480512428</text:p>
          </table:table-cell>
          <table:table-cell office:value-type="float" office:value="0.390585393268618" calcext:value-type="float">
            <text:p>0.390585393268618</text:p>
          </table:table-cell>
          <table:table-cell office:value-type="float" office:value="0.261419679302664" calcext:value-type="float">
            <text:p>0.261419679302664</text:p>
          </table:table-cell>
          <table:table-cell office:value-type="string" calcext:value-type="string">
            <text:p>https://twitter.com/EdgeFolks/status/1610972424551501825</text:p>
          </table:table-cell>
        </table:table-row>
        <table:table-row table:style-name="ro1">
          <table:table-cell office:value-type="string" calcext:value-type="string">
            <text:p>input/data_formal_20240530-1342/meme/EdgeFolks_20230123T022016/0.jpg</text:p>
          </table:table-cell>
          <table:table-cell office:value-type="string" calcext:value-type="string">
            <text:p>Pattern 1</text:p>
          </table:table-cell>
          <table:table-cell office:value-type="float" office:value="25.2783221197842" calcext:value-type="float">
            <text:p>25.2783221197842</text:p>
          </table:table-cell>
          <table:table-cell office:value-type="float" office:value="0.237032099223252" calcext:value-type="float">
            <text:p>0.237032099223252</text:p>
          </table:table-cell>
          <table:table-cell office:value-type="float" office:value="0.283362038307663" calcext:value-type="float">
            <text:p>0.283362038307663</text:p>
          </table:table-cell>
          <table:table-cell office:value-type="string" calcext:value-type="string">
            <text:p>https://twitter.com/EdgeFolks/status/1617346447376015361</text:p>
          </table:table-cell>
        </table:table-row>
        <table:table-row table:style-name="ro1">
          <table:table-cell office:value-type="string" calcext:value-type="string">
            <text:p>input/data_formal_20240530-1342/meme/EdgeFolks_20230123T072458/0.jpg</text:p>
          </table:table-cell>
          <table:table-cell office:value-type="string" calcext:value-type="string">
            <text:p>Pattern 1</text:p>
          </table:table-cell>
          <table:table-cell office:value-type="float" office:value="34.8974425629238" calcext:value-type="float">
            <text:p>34.8974425629238</text:p>
          </table:table-cell>
          <table:table-cell office:value-type="float" office:value="0.333714486889992" calcext:value-type="float">
            <text:p>0.333714486889992</text:p>
          </table:table-cell>
          <table:table-cell office:value-type="float" office:value="0.315465562382836" calcext:value-type="float">
            <text:p>0.315465562382836</text:p>
          </table:table-cell>
          <table:table-cell office:value-type="string" calcext:value-type="string">
            <text:p>https://twitter.com/sb7822339/status/1618778701352816641</text:p>
          </table:table-cell>
        </table:table-row>
        <table:table-row table:style-name="ro1">
          <table:table-cell office:value-type="string" calcext:value-type="string">
            <text:p>input/data_formal_20240530-1342/meme/EdgeFolks_20230123T111119/0.jpg</text:p>
          </table:table-cell>
          <table:table-cell office:value-type="string" calcext:value-type="string">
            <text:p>Pattern 1</text:p>
          </table:table-cell>
          <table:table-cell office:value-type="float" office:value="32.6535122864383" calcext:value-type="float">
            <text:p>32.6535122864383</text:p>
          </table:table-cell>
          <table:table-cell office:value-type="float" office:value="0.208735609096618" calcext:value-type="float">
            <text:p>0.208735609096618</text:p>
          </table:table-cell>
          <table:table-cell office:value-type="float" office:value="0.374740734232326" calcext:value-type="float">
            <text:p>0.374740734232326</text:p>
          </table:table-cell>
          <table:table-cell office:value-type="string" calcext:value-type="string">
            <text:p>https://twitter.com/EdgeFolks/status/1617480089108729857</text:p>
          </table:table-cell>
        </table:table-row>
        <table:table-row table:style-name="ro1">
          <table:table-cell office:value-type="string" calcext:value-type="string">
            <text:p>input/data_formal_20240530-1342/meme/EdgeFolks_20230124T091458/0.jpg</text:p>
          </table:table-cell>
          <table:table-cell office:value-type="string" calcext:value-type="string">
            <text:p>Pattern 1</text:p>
          </table:table-cell>
          <table:table-cell office:value-type="float" office:value="28.763452636382" calcext:value-type="float">
            <text:p>28.763452636382</text:p>
          </table:table-cell>
          <table:table-cell office:value-type="float" office:value="0.267675808725132" calcext:value-type="float">
            <text:p>0.267675808725132</text:p>
          </table:table-cell>
          <table:table-cell office:value-type="float" office:value="0.33989179711342" calcext:value-type="float">
            <text:p>0.33989179711342</text:p>
          </table:table-cell>
          <table:table-cell office:value-type="string" calcext:value-type="string">
            <text:p>https://twitter.com/EdgeFolks/status/1617813199159541760</text:p>
          </table:table-cell>
        </table:table-row>
        <table:table-row table:style-name="ro1">
          <table:table-cell office:value-type="string" calcext:value-type="string">
            <text:p>input/data_formal_20240530-1342/meme/EdgeFolks_20230124T113228/0.jpg</text:p>
          </table:table-cell>
          <table:table-cell office:value-type="string" calcext:value-type="string">
            <text:p>Pattern 1</text:p>
          </table:table-cell>
          <table:table-cell office:value-type="float" office:value="29.1177462017174" calcext:value-type="float">
            <text:p>29.1177462017174</text:p>
          </table:table-cell>
          <table:table-cell office:value-type="float" office:value="0.338276028598117" calcext:value-type="float">
            <text:p>0.338276028598117</text:p>
          </table:table-cell>
          <table:table-cell office:value-type="float" office:value="0.36874488642359" calcext:value-type="float">
            <text:p>0.36874488642359</text:p>
          </table:table-cell>
          <table:table-cell office:value-type="string" calcext:value-type="string">
            <text:p>https://twitter.com/JadeKatBond/status/1617848391190614016</text:p>
          </table:table-cell>
        </table:table-row>
        <table:table-row table:style-name="ro1">
          <table:table-cell office:value-type="string" calcext:value-type="string">
            <text:p>input/data_formal_20240530-1342/meme/EdgeFolks_20230124T151505/0.jpg</text:p>
          </table:table-cell>
          <table:table-cell office:value-type="string" calcext:value-type="string">
            <text:p>Pattern 1</text:p>
          </table:table-cell>
          <table:table-cell office:value-type="float" office:value="32.3179824619532" calcext:value-type="float">
            <text:p>32.3179824619532</text:p>
          </table:table-cell>
          <table:table-cell office:value-type="float" office:value="0.267764847994837" calcext:value-type="float">
            <text:p>0.267764847994837</text:p>
          </table:table-cell>
          <table:table-cell office:value-type="float" office:value="0.284833551078524" calcext:value-type="float">
            <text:p>0.284833551078524</text:p>
          </table:table-cell>
          <table:table-cell office:value-type="string" calcext:value-type="string">
            <text:p>https://twitter.com/EdgeFolks/status/1617903824160669696</text:p>
          </table:table-cell>
        </table:table-row>
        <table:table-row table:style-name="ro1">
          <table:table-cell office:value-type="string" calcext:value-type="string">
            <text:p>input/data_formal_20240530-1342/meme/EdgeFolks_20230124T192543/0.jpg</text:p>
          </table:table-cell>
          <table:table-cell office:value-type="string" calcext:value-type="string">
            <text:p>Pattern 1</text:p>
          </table:table-cell>
          <table:table-cell office:value-type="float" office:value="22.9687139229225" calcext:value-type="float">
            <text:p>22.9687139229225</text:p>
          </table:table-cell>
          <table:table-cell office:value-type="float" office:value="0.269108411842185" calcext:value-type="float">
            <text:p>0.269108411842185</text:p>
          </table:table-cell>
          <table:table-cell office:value-type="float" office:value="0.312859747196276" calcext:value-type="float">
            <text:p>0.312859747196276</text:p>
          </table:table-cell>
          <table:table-cell office:value-type="string" calcext:value-type="string">
            <text:p>https://twitter.com/EdgeFolks/status/1617966898355884032</text:p>
          </table:table-cell>
        </table:table-row>
        <table:table-row table:style-name="ro1">
          <table:table-cell office:value-type="string" calcext:value-type="string">
            <text:p>input/data_formal_20240530-1342/meme/EdgeFolks_20230124T221540/0.jpg</text:p>
          </table:table-cell>
          <table:table-cell office:value-type="string" calcext:value-type="string">
            <text:p>Pattern 1</text:p>
          </table:table-cell>
          <table:table-cell office:value-type="float" office:value="32.1750281458497" calcext:value-type="float">
            <text:p>32.1750281458497</text:p>
          </table:table-cell>
          <table:table-cell office:value-type="float" office:value="0.265796835708267" calcext:value-type="float">
            <text:p>0.265796835708267</text:p>
          </table:table-cell>
          <table:table-cell office:value-type="float" office:value="0.312783486515299" calcext:value-type="float">
            <text:p>0.312783486515299</text:p>
          </table:table-cell>
          <table:table-cell office:value-type="string" calcext:value-type="string">
            <text:p>https://twitter.com/EdgeFolks/status/1618009665521975298</text:p>
          </table:table-cell>
        </table:table-row>
        <table:table-row table:style-name="ro1">
          <table:table-cell office:value-type="string" calcext:value-type="string">
            <text:p>input/data_formal_20240530-1342/meme/EdgeFolks_20230125T015616/0.jpg</text:p>
          </table:table-cell>
          <table:table-cell office:value-type="string" calcext:value-type="string">
            <text:p>Pattern 1</text:p>
          </table:table-cell>
          <table:table-cell office:value-type="float" office:value="31.4221362091757" calcext:value-type="float">
            <text:p>31.4221362091757</text:p>
          </table:table-cell>
          <table:table-cell office:value-type="float" office:value="0.213833497572213" calcext:value-type="float">
            <text:p>0.213833497572213</text:p>
          </table:table-cell>
          <table:table-cell office:value-type="float" office:value="0.354619630824516" calcext:value-type="float">
            <text:p>0.354619630824516</text:p>
          </table:table-cell>
          <table:table-cell office:value-type="string" calcext:value-type="string">
            <text:p>https://twitter.com/EdgeFolks/status/1618065182818697216</text:p>
          </table:table-cell>
        </table:table-row>
        <table:table-row table:style-name="ro1">
          <table:table-cell office:value-type="string" calcext:value-type="string">
            <text:p>input/data_formal_20240530-1342/meme/EdgeFolks_20230125T092528/0.jpg</text:p>
          </table:table-cell>
          <table:table-cell office:value-type="string" calcext:value-type="string">
            <text:p>Pattern 1</text:p>
          </table:table-cell>
          <table:table-cell office:value-type="float" office:value="31.465179417931" calcext:value-type="float">
            <text:p>31.465179417931</text:p>
          </table:table-cell>
          <table:table-cell office:value-type="float" office:value="0.332756114674627" calcext:value-type="float">
            <text:p>0.332756114674627</text:p>
          </table:table-cell>
          <table:table-cell office:value-type="float" office:value="0.354518258315702" calcext:value-type="float">
            <text:p>0.354518258315702</text:p>
          </table:table-cell>
          <table:table-cell office:value-type="string" calcext:value-type="string">
            <text:p>https://twitter.com/EdgeFolks/status/1618178227121307648</text:p>
          </table:table-cell>
        </table:table-row>
        <table:table-row table:style-name="ro1">
          <table:table-cell office:value-type="string" calcext:value-type="string">
            <text:p>input/data_formal_20240530-1342/meme/EdgeFolks_20230125T095641/0.jpg</text:p>
          </table:table-cell>
          <table:table-cell office:value-type="string" calcext:value-type="string">
            <text:p>Pattern 1</text:p>
          </table:table-cell>
          <table:table-cell office:value-type="float" office:value="32.6727817943989" calcext:value-type="float">
            <text:p>32.6727817943989</text:p>
          </table:table-cell>
          <table:table-cell office:value-type="float" office:value="0.351729885470762" calcext:value-type="float">
            <text:p>0.351729885470762</text:p>
          </table:table-cell>
          <table:table-cell office:value-type="float" office:value="0.291127514293929" calcext:value-type="float">
            <text:p>0.291127514293929</text:p>
          </table:table-cell>
          <table:table-cell office:value-type="string" calcext:value-type="string">
            <text:p>https://twitter.com/EdgeFolks/status/1618186084113911810</text:p>
          </table:table-cell>
        </table:table-row>
        <table:table-row table:style-name="ro1">
          <table:table-cell office:value-type="string" calcext:value-type="string">
            <text:p>input/data_formal_20240530-1342/meme/EdgeFolks_20230125T095647/0.jpg</text:p>
          </table:table-cell>
          <table:table-cell office:value-type="string" calcext:value-type="string">
            <text:p>Pattern 1</text:p>
          </table:table-cell>
          <table:table-cell office:value-type="float" office:value="33.1755984458933" calcext:value-type="float">
            <text:p>33.1755984458933</text:p>
          </table:table-cell>
          <table:table-cell office:value-type="float" office:value="0.306625170234399" calcext:value-type="float">
            <text:p>0.306625170234399</text:p>
          </table:table-cell>
          <table:table-cell office:value-type="float" office:value="0.355496547625798" calcext:value-type="float">
            <text:p>0.355496547625798</text:p>
          </table:table-cell>
          <table:table-cell office:value-type="string" calcext:value-type="string">
            <text:p>https://twitter.com/EdgeFolks/status/1618186108210143233</text:p>
          </table:table-cell>
        </table:table-row>
        <table:table-row table:style-name="ro1">
          <table:table-cell office:value-type="string" calcext:value-type="string">
            <text:p>input/data_formal_20240530-1342/meme/EdgeFolks_20230125T114651/0.jpg</text:p>
          </table:table-cell>
          <table:table-cell office:value-type="string" calcext:value-type="string">
            <text:p>Pattern 1</text:p>
          </table:table-cell>
          <table:table-cell office:value-type="float" office:value="32.5070971664196" calcext:value-type="float">
            <text:p>32.5070971664196</text:p>
          </table:table-cell>
          <table:table-cell office:value-type="float" office:value="0.325946940007072" calcext:value-type="float">
            <text:p>0.325946940007072</text:p>
          </table:table-cell>
          <table:table-cell office:value-type="float" office:value="0.360841967839135" calcext:value-type="float">
            <text:p>0.360841967839135</text:p>
          </table:table-cell>
          <table:table-cell office:value-type="string" calcext:value-type="string">
            <text:p>https://twitter.com/EdgeFolks/status/1618213807020560385</text:p>
          </table:table-cell>
        </table:table-row>
        <table:table-row table:style-name="ro1">
          <table:table-cell office:value-type="string" calcext:value-type="string">
            <text:p>input/data_formal_20240530-1342/meme/EdgeFolks_20230125T172645/0.jpg</text:p>
          </table:table-cell>
          <table:table-cell office:value-type="string" calcext:value-type="string">
            <text:p>Pattern 1</text:p>
          </table:table-cell>
          <table:table-cell office:value-type="float" office:value="28.9907479140085" calcext:value-type="float">
            <text:p>28.9907479140085</text:p>
          </table:table-cell>
          <table:table-cell office:value-type="float" office:value="0.230164749409798" calcext:value-type="float">
            <text:p>0.230164749409798</text:p>
          </table:table-cell>
          <table:table-cell office:value-type="float" office:value="0.329169589200319" calcext:value-type="float">
            <text:p>0.329169589200319</text:p>
          </table:table-cell>
          <table:table-cell office:value-type="string" calcext:value-type="string">
            <text:p>https://twitter.com/EdgeFolks/status/1618299346918772757</text:p>
          </table:table-cell>
        </table:table-row>
        <table:table-row table:style-name="ro1">
          <table:table-cell office:value-type="string" calcext:value-type="string">
            <text:p>input/data_formal_20240530-1342/meme/EdgeFolks_20230125T172651/0.jpg</text:p>
          </table:table-cell>
          <table:table-cell office:value-type="string" calcext:value-type="string">
            <text:p>Pattern 1</text:p>
          </table:table-cell>
          <table:table-cell office:value-type="float" office:value="33.3061542189209" calcext:value-type="float">
            <text:p>33.3061542189209</text:p>
          </table:table-cell>
          <table:table-cell office:value-type="float" office:value="0.305654064611791" calcext:value-type="float">
            <text:p>0.305654064611791</text:p>
          </table:table-cell>
          <table:table-cell office:value-type="float" office:value="0.365280282774996" calcext:value-type="float">
            <text:p>0.365280282774996</text:p>
          </table:table-cell>
          <table:table-cell office:value-type="string" calcext:value-type="string">
            <text:p>https://twitter.com/EdgeFolks/status/1618299370373320711</text:p>
          </table:table-cell>
        </table:table-row>
        <table:table-row table:style-name="ro1">
          <table:table-cell office:value-type="string" calcext:value-type="string">
            <text:p>input/data_formal_20240530-1342/meme/EdgeFolks_20230126T152434/0.jpg</text:p>
          </table:table-cell>
          <table:table-cell office:value-type="string" calcext:value-type="string">
            <text:p>Pattern 1</text:p>
          </table:table-cell>
          <table:table-cell office:value-type="float" office:value="32.4865966586371" calcext:value-type="float">
            <text:p>32.4865966586371</text:p>
          </table:table-cell>
          <table:table-cell office:value-type="float" office:value="0.341290525173163" calcext:value-type="float">
            <text:p>0.341290525173163</text:p>
          </table:table-cell>
          <table:table-cell office:value-type="float" office:value="0.347220416706154" calcext:value-type="float">
            <text:p>0.347220416706154</text:p>
          </table:table-cell>
          <table:table-cell office:value-type="string" calcext:value-type="string">
            <text:p>https://twitter.com/EdgeFolks/status/1618630987499421698</text:p>
          </table:table-cell>
        </table:table-row>
        <table:table-row table:style-name="ro1">
          <table:table-cell office:value-type="string" calcext:value-type="string">
            <text:p>input/data_formal_20240530-1342/meme/EdgeFolks_20230126T162139/0.jpg</text:p>
          </table:table-cell>
          <table:table-cell office:value-type="string" calcext:value-type="string">
            <text:p>Pattern 1</text:p>
          </table:table-cell>
          <table:table-cell office:value-type="float" office:value="30.0232050461565" calcext:value-type="float">
            <text:p>30.0232050461565</text:p>
          </table:table-cell>
          <table:table-cell office:value-type="float" office:value="0.378932260032018" calcext:value-type="float">
            <text:p>0.378932260032018</text:p>
          </table:table-cell>
          <table:table-cell office:value-type="float" office:value="0.337736871912846" calcext:value-type="float">
            <text:p>0.337736871912846</text:p>
          </table:table-cell>
          <table:table-cell office:value-type="string" calcext:value-type="string">
            <text:p>https://twitter.com/EdgeFolks/status/1618645352042594304</text:p>
          </table:table-cell>
        </table:table-row>
        <table:table-row table:style-name="ro1">
          <table:table-cell office:value-type="string" calcext:value-type="string">
            <text:p>input/data_formal_20240530-1342/meme/EdgeFolks_20230126T175034/0.jpg</text:p>
          </table:table-cell>
          <table:table-cell office:value-type="string" calcext:value-type="string">
            <text:p>Pattern 1</text:p>
          </table:table-cell>
          <table:table-cell office:value-type="float" office:value="29.4008588973243" calcext:value-type="float">
            <text:p>29.4008588973243</text:p>
          </table:table-cell>
          <table:table-cell office:value-type="float" office:value="0.382423261185715" calcext:value-type="float">
            <text:p>0.382423261185715</text:p>
          </table:table-cell>
          <table:table-cell office:value-type="float" office:value="0.307152203881229" calcext:value-type="float">
            <text:p>0.307152203881229</text:p>
          </table:table-cell>
          <table:table-cell office:value-type="string" calcext:value-type="string">
            <text:p>https://twitter.com/EdgeFolks/status/1618667726838403072</text:p>
          </table:table-cell>
        </table:table-row>
        <table:table-row table:style-name="ro1">
          <table:table-cell office:value-type="string" calcext:value-type="string">
            <text:p>input/data_formal_20240530-1342/meme/EdgeFolks_20230127T011931/0.jpg</text:p>
          </table:table-cell>
          <table:table-cell office:value-type="string" calcext:value-type="string">
            <text:p>Pattern 1</text:p>
          </table:table-cell>
          <table:table-cell office:value-type="float" office:value="29.7060303828446" calcext:value-type="float">
            <text:p>29.7060303828446</text:p>
          </table:table-cell>
          <table:table-cell office:value-type="float" office:value="0.302090809355979" calcext:value-type="float">
            <text:p>0.302090809355979</text:p>
          </table:table-cell>
          <table:table-cell office:value-type="float" office:value="0.324627337931752" calcext:value-type="float">
            <text:p>0.324627337931752</text:p>
          </table:table-cell>
          <table:table-cell office:value-type="string" calcext:value-type="string">
            <text:p>https://twitter.com/EdgeFolks/status/1618780710843699200</text:p>
          </table:table-cell>
        </table:table-row>
        <table:table-row table:style-name="ro1">
          <table:table-cell office:value-type="string" calcext:value-type="string">
            <text:p>input/data_formal_20240530-1342/meme/EdgeFolks_20230127T040931/0.jpg</text:p>
          </table:table-cell>
          <table:table-cell office:value-type="string" calcext:value-type="string">
            <text:p>Pattern 1</text:p>
          </table:table-cell>
          <table:table-cell office:value-type="float" office:value="30.533787486579" calcext:value-type="float">
            <text:p>30.533787486579</text:p>
          </table:table-cell>
          <table:table-cell office:value-type="float" office:value="0.20613458627428" calcext:value-type="float">
            <text:p>0.20613458627428</text:p>
          </table:table-cell>
          <table:table-cell office:value-type="float" office:value="0.290630963611337" calcext:value-type="float">
            <text:p>0.290630963611337</text:p>
          </table:table-cell>
          <table:table-cell office:value-type="string" calcext:value-type="string">
            <text:p>https://twitter.com/EdgeFolks/status/1618823492874473479</text:p>
          </table:table-cell>
        </table:table-row>
        <table:table-row table:style-name="ro1">
          <table:table-cell office:value-type="string" calcext:value-type="string">
            <text:p>input/data_formal_20240530-1342/meme/EdgeFolks_20230127T091529/0.jpg</text:p>
          </table:table-cell>
          <table:table-cell office:value-type="string" calcext:value-type="string">
            <text:p>Pattern 1</text:p>
          </table:table-cell>
          <table:table-cell office:value-type="float" office:value="34.7254024987995" calcext:value-type="float">
            <text:p>34.7254024987995</text:p>
          </table:table-cell>
          <table:table-cell office:value-type="float" office:value="0.214996508670069" calcext:value-type="float">
            <text:p>0.214996508670069</text:p>
          </table:table-cell>
          <table:table-cell office:value-type="float" office:value="0.329604957643944" calcext:value-type="float">
            <text:p>0.329604957643944</text:p>
          </table:table-cell>
          <table:table-cell office:value-type="string" calcext:value-type="string">
            <text:p>https://twitter.com/EdgeFolks/status/1618900490808446976</text:p>
          </table:table-cell>
        </table:table-row>
        <table:table-row table:style-name="ro1">
          <table:table-cell office:value-type="string" calcext:value-type="string">
            <text:p>input/data_formal_20240530-1342/meme/EdgeFolks_20230127T164539/0.jpg</text:p>
          </table:table-cell>
          <table:table-cell office:value-type="string" calcext:value-type="string">
            <text:p>Pattern 1</text:p>
          </table:table-cell>
          <table:table-cell office:value-type="float" office:value="28.931085433134" calcext:value-type="float">
            <text:p>28.931085433134</text:p>
          </table:table-cell>
          <table:table-cell office:value-type="float" office:value="0.294624978960261" calcext:value-type="float">
            <text:p>0.294624978960261</text:p>
          </table:table-cell>
          <table:table-cell office:value-type="float" office:value="0.331123206130297" calcext:value-type="float">
            <text:p>0.331123206130297</text:p>
          </table:table-cell>
          <table:table-cell office:value-type="string" calcext:value-type="string">
            <text:p>https://twitter.com/EdgeFolks/status/1619013779789942791</text:p>
          </table:table-cell>
        </table:table-row>
        <table:table-row table:style-name="ro1">
          <table:table-cell office:value-type="string" calcext:value-type="string">
            <text:p>input/data_formal_20240530-1342/meme/EdgeFolks_20230127T171913/0.jpg</text:p>
          </table:table-cell>
          <table:table-cell office:value-type="string" calcext:value-type="string">
            <text:p>Pattern 1</text:p>
          </table:table-cell>
          <table:table-cell office:value-type="float" office:value="32.2200596873652" calcext:value-type="float">
            <text:p>32.2200596873652</text:p>
          </table:table-cell>
          <table:table-cell office:value-type="float" office:value="0.25057934439822" calcext:value-type="float">
            <text:p>0.25057934439822</text:p>
          </table:table-cell>
          <table:table-cell office:value-type="float" office:value="0.431603214099748" calcext:value-type="float">
            <text:p>0.431603214099748</text:p>
          </table:table-cell>
          <table:table-cell office:value-type="string" calcext:value-type="string">
            <text:p>https://twitter.com/EdgeFolks/status/1619022224928772127</text:p>
          </table:table-cell>
        </table:table-row>
        <table:table-row table:style-name="ro1">
          <table:table-cell office:value-type="string" calcext:value-type="string">
            <text:p>input/data_formal_20240530-1342/meme/EdgeFolks_20230128T001032/0.jpg</text:p>
          </table:table-cell>
          <table:table-cell office:value-type="string" calcext:value-type="string">
            <text:p>Pattern 1</text:p>
          </table:table-cell>
          <table:table-cell office:value-type="float" office:value="34.3802589791774" calcext:value-type="float">
            <text:p>34.3802589791774</text:p>
          </table:table-cell>
          <table:table-cell office:value-type="float" office:value="0.308093449372244" calcext:value-type="float">
            <text:p>0.308093449372244</text:p>
          </table:table-cell>
          <table:table-cell office:value-type="float" office:value="0.299662934563243" calcext:value-type="float">
            <text:p>0.299662934563243</text:p>
          </table:table-cell>
          <table:table-cell office:value-type="string" calcext:value-type="string">
            <text:p>https://twitter.com/EdgeFolks/status/1619125735959977986</text:p>
          </table:table-cell>
        </table:table-row>
        <table:table-row table:style-name="ro1">
          <table:table-cell office:value-type="string" calcext:value-type="string">
            <text:p>input/data_formal_20240530-1342/meme/EdgeFolks_20230128T023049/0.jpg</text:p>
          </table:table-cell>
          <table:table-cell office:value-type="string" calcext:value-type="string">
            <text:p>Pattern 1</text:p>
          </table:table-cell>
          <table:table-cell office:value-type="float" office:value="33.1107802305678" calcext:value-type="float">
            <text:p>33.1107802305678</text:p>
          </table:table-cell>
          <table:table-cell office:value-type="float" office:value="0.561773812771758" calcext:value-type="float">
            <text:p>0.561773812771758</text:p>
          </table:table-cell>
          <table:table-cell office:value-type="float" office:value="0.276548520829122" calcext:value-type="float">
            <text:p>0.276548520829122</text:p>
          </table:table-cell>
          <table:table-cell office:value-type="string" calcext:value-type="string">
            <text:p>https://twitter.com/EdgeFolks/status/1619161039400050688</text:p>
          </table:table-cell>
        </table:table-row>
        <table:table-row table:style-name="ro1">
          <table:table-cell office:value-type="string" calcext:value-type="string">
            <text:p>input/data_formal_20240530-1342/meme/EdgeFolks_20230128T062355/0.jpg</text:p>
          </table:table-cell>
          <table:table-cell office:value-type="string" calcext:value-type="string">
            <text:p>Pattern 1</text:p>
          </table:table-cell>
          <table:table-cell office:value-type="float" office:value="30.7524688509537" calcext:value-type="float">
            <text:p>30.7524688509537</text:p>
          </table:table-cell>
          <table:table-cell office:value-type="float" office:value="0.227996442713279" calcext:value-type="float">
            <text:p>0.227996442713279</text:p>
          </table:table-cell>
          <table:table-cell office:value-type="float" office:value="0.348291505018639" calcext:value-type="float">
            <text:p>0.348291505018639</text:p>
          </table:table-cell>
          <table:table-cell office:value-type="string" calcext:value-type="string">
            <text:p>https://twitter.com/EdgeFolks/status/1619219701040570369</text:p>
          </table:table-cell>
        </table:table-row>
        <table:table-row table:style-name="ro1">
          <table:table-cell office:value-type="string" calcext:value-type="string">
            <text:p>input/data_formal_20240530-1342/meme/EdgeFolks_20230128T212016/0.jpg</text:p>
          </table:table-cell>
          <table:table-cell office:value-type="string" calcext:value-type="string">
            <text:p>Pattern 1</text:p>
          </table:table-cell>
          <table:table-cell office:value-type="float" office:value="34.0314921746785" calcext:value-type="float">
            <text:p>34.0314921746785</text:p>
          </table:table-cell>
          <table:table-cell office:value-type="float" office:value="0.280744329452521" calcext:value-type="float">
            <text:p>0.280744329452521</text:p>
          </table:table-cell>
          <table:table-cell office:value-type="float" office:value="0.389573440648684" calcext:value-type="float">
            <text:p>0.389573440648684</text:p>
          </table:table-cell>
          <table:table-cell office:value-type="string" calcext:value-type="string">
            <text:p>https://twitter.com/EdgeFolks/status/1619445276426502144</text:p>
          </table:table-cell>
        </table:table-row>
        <table:table-row table:style-name="ro1">
          <table:table-cell office:value-type="string" calcext:value-type="string">
            <text:p>input/data_formal_20240530-1342/meme/EdgeFolks_20230129T002957/0.jpg</text:p>
          </table:table-cell>
          <table:table-cell office:value-type="string" calcext:value-type="string">
            <text:p>Pattern 1</text:p>
          </table:table-cell>
          <table:table-cell office:value-type="float" office:value="32.551370188341" calcext:value-type="float">
            <text:p>32.551370188341</text:p>
          </table:table-cell>
          <table:table-cell office:value-type="float" office:value="0.339294955559258" calcext:value-type="float">
            <text:p>0.339294955559258</text:p>
          </table:table-cell>
          <table:table-cell office:value-type="float" office:value="0.400706334336457" calcext:value-type="float">
            <text:p>0.400706334336457</text:p>
          </table:table-cell>
          <table:table-cell office:value-type="string" calcext:value-type="string">
            <text:p>https://twitter.com/EdgeFolks/status/1619493012349796357</text:p>
          </table:table-cell>
        </table:table-row>
        <table:table-row table:style-name="ro1">
          <table:table-cell office:value-type="string" calcext:value-type="string">
            <text:p>input/data_formal_20240530-1342/meme/EdgeFolks_20230129T073959/0.jpg</text:p>
          </table:table-cell>
          <table:table-cell office:value-type="string" calcext:value-type="string">
            <text:p>Pattern 1</text:p>
          </table:table-cell>
          <table:table-cell office:value-type="float" office:value="30.9314957374862" calcext:value-type="float">
            <text:p>30.9314957374862</text:p>
          </table:table-cell>
          <table:table-cell office:value-type="float" office:value="0.336573399091765" calcext:value-type="float">
            <text:p>0.336573399091765</text:p>
          </table:table-cell>
          <table:table-cell office:value-type="float" office:value="0.315129420615281" calcext:value-type="float">
            <text:p>0.315129420615281</text:p>
          </table:table-cell>
          <table:table-cell office:value-type="string" calcext:value-type="string">
            <text:p>https://twitter.com/EdgeFolks/status/1619601231927808002</text:p>
          </table:table-cell>
        </table:table-row>
        <table:table-row table:style-name="ro1">
          <table:table-cell office:value-type="string" calcext:value-type="string">
            <text:p>input/data_formal_20240530-1342/meme/EdgeFolks_20230129T203538/0.jpg</text:p>
          </table:table-cell>
          <table:table-cell office:value-type="string" calcext:value-type="string">
            <text:p>Pattern 1</text:p>
          </table:table-cell>
          <table:table-cell office:value-type="float" office:value="32.4945593504514" calcext:value-type="float">
            <text:p>32.4945593504514</text:p>
          </table:table-cell>
          <table:table-cell office:value-type="float" office:value="0.286593931743472" calcext:value-type="float">
            <text:p>0.286593931743472</text:p>
          </table:table-cell>
          <table:table-cell office:value-type="float" office:value="0.3409133708074" calcext:value-type="float">
            <text:p>0.3409133708074</text:p>
          </table:table-cell>
          <table:table-cell office:value-type="string" calcext:value-type="string">
            <text:p>https://twitter.com/EdgeFolks/status/1619796431577006080</text:p>
          </table:table-cell>
        </table:table-row>
        <table:table-row table:style-name="ro1">
          <table:table-cell office:value-type="string" calcext:value-type="string">
            <text:p>input/data_formal_20240530-1342/meme/EdgeFolks_20230130T091545/0.jpg</text:p>
          </table:table-cell>
          <table:table-cell office:value-type="string" calcext:value-type="string">
            <text:p>Pattern 1</text:p>
          </table:table-cell>
          <table:table-cell office:value-type="float" office:value="29.9762395727463" calcext:value-type="float">
            <text:p>29.9762395727463</text:p>
          </table:table-cell>
          <table:table-cell office:value-type="float" office:value="0.327003479414339" calcext:value-type="float">
            <text:p>0.327003479414339</text:p>
          </table:table-cell>
          <table:table-cell office:value-type="float" office:value="0.362636959890441" calcext:value-type="float">
            <text:p>0.362636959890441</text:p>
          </table:table-cell>
          <table:table-cell office:value-type="string" calcext:value-type="string">
            <text:p>https://twitter.com/EdgeFolks/status/1619987720264097793</text:p>
          </table:table-cell>
        </table:table-row>
        <table:table-row table:style-name="ro1">
          <table:table-cell office:value-type="string" calcext:value-type="string">
            <text:p>input/data_formal_20240530-1342/meme/EdgeFolks_20230130T171649/0.jpg</text:p>
          </table:table-cell>
          <table:table-cell office:value-type="string" calcext:value-type="string">
            <text:p>Pattern 1</text:p>
          </table:table-cell>
          <table:table-cell office:value-type="float" office:value="32.2980017498939" calcext:value-type="float">
            <text:p>32.2980017498939</text:p>
          </table:table-cell>
          <table:table-cell office:value-type="float" office:value="0.323538778219642" calcext:value-type="float">
            <text:p>0.323538778219642</text:p>
          </table:table-cell>
          <table:table-cell office:value-type="float" office:value="0.492678422639736" calcext:value-type="float">
            <text:p>0.492678422639736</text:p>
          </table:table-cell>
          <table:table-cell office:value-type="string" calcext:value-type="string">
            <text:p>https://twitter.com/EdgeFolks/status/1620108786387062801</text:p>
          </table:table-cell>
        </table:table-row>
        <table:table-row table:style-name="ro1">
          <table:table-cell office:value-type="string" calcext:value-type="string">
            <text:p>input/data_formal_20240530-1342/meme/EdgeFolks_20230131T012000/0.jpg</text:p>
          </table:table-cell>
          <table:table-cell office:value-type="string" calcext:value-type="string">
            <text:p>Pattern 2</text:p>
          </table:table-cell>
          <table:table-cell office:value-type="float" office:value="31.2757432987369" calcext:value-type="float">
            <text:p>31.2757432987369</text:p>
          </table:table-cell>
          <table:table-cell office:value-type="float" office:value="0.165390733543981" calcext:value-type="float">
            <text:p>0.165390733543981</text:p>
          </table:table-cell>
          <table:table-cell office:value-type="float" office:value="0.663062052380764" calcext:value-type="float">
            <text:p>0.663062052380764</text:p>
          </table:table-cell>
          <table:table-cell office:value-type="string" calcext:value-type="string">
            <text:p>https://twitter.com/EdgeFolks/status/1620230381684363264</text:p>
          </table:table-cell>
        </table:table-row>
        <table:table-row table:style-name="ro1">
          <table:table-cell office:value-type="string" calcext:value-type="string">
            <text:p>input/data_formal_20240530-1342/meme/EdgeFolks_20230131T043100/0.jpg</text:p>
          </table:table-cell>
          <table:table-cell office:value-type="string" calcext:value-type="string">
            <text:p>Pattern 1</text:p>
          </table:table-cell>
          <table:table-cell office:value-type="float" office:value="29.8649240404834" calcext:value-type="float">
            <text:p>29.8649240404834</text:p>
          </table:table-cell>
          <table:table-cell office:value-type="float" office:value="0.2058264802511" calcext:value-type="float">
            <text:p>0.2058264802511</text:p>
          </table:table-cell>
          <table:table-cell office:value-type="float" office:value="0.359065339105292" calcext:value-type="float">
            <text:p>0.359065339105292</text:p>
          </table:table-cell>
          <table:table-cell office:value-type="string" calcext:value-type="string">
            <text:p>https://twitter.com/EdgeFolks/status/1620278450954113025</text:p>
          </table:table-cell>
        </table:table-row>
        <table:table-row table:style-name="ro1">
          <table:table-cell office:value-type="string" calcext:value-type="string">
            <text:p>input/data_formal_20240530-1342/meme/EdgeFolks_20230131T090954/0.jpg</text:p>
          </table:table-cell>
          <table:table-cell office:value-type="string" calcext:value-type="string">
            <text:p>Pattern 1</text:p>
          </table:table-cell>
          <table:table-cell office:value-type="float" office:value="32.9749136993652" calcext:value-type="float">
            <text:p>32.9749136993652</text:p>
          </table:table-cell>
          <table:table-cell office:value-type="float" office:value="0.25096922810662" calcext:value-type="float">
            <text:p>0.25096922810662</text:p>
          </table:table-cell>
          <table:table-cell office:value-type="float" office:value="0.331841794930983" calcext:value-type="float">
            <text:p>0.331841794930983</text:p>
          </table:table-cell>
          <table:table-cell office:value-type="string" calcext:value-type="string">
            <text:p>https://twitter.com/EdgeFolks/status/1620348636369412098</text:p>
          </table:table-cell>
        </table:table-row>
        <table:table-row table:style-name="ro1">
          <table:table-cell office:value-type="string" calcext:value-type="string">
            <text:p>input/data_formal_20240530-1342/meme/EdgeFolks_20230131T151701/0.jpg</text:p>
          </table:table-cell>
          <table:table-cell office:value-type="string" calcext:value-type="string">
            <text:p>Pattern 1</text:p>
          </table:table-cell>
          <table:table-cell office:value-type="float" office:value="31.8263735343651" calcext:value-type="float">
            <text:p>31.8263735343651</text:p>
          </table:table-cell>
          <table:table-cell office:value-type="float" office:value="0.269134188704891" calcext:value-type="float">
            <text:p>0.269134188704891</text:p>
          </table:table-cell>
          <table:table-cell office:value-type="float" office:value="0.318406365203345" calcext:value-type="float">
            <text:p>0.318406365203345</text:p>
          </table:table-cell>
          <table:table-cell office:value-type="string" calcext:value-type="string">
            <text:p>https://twitter.com/EdgeFolks/status/1620441027029999618</text:p>
          </table:table-cell>
        </table:table-row>
        <table:table-row table:style-name="ro1">
          <table:table-cell office:value-type="string" calcext:value-type="string">
            <text:p>input/data_formal_20240530-1342/meme/EdgeFolks_20230131T212000/0.jpg</text:p>
          </table:table-cell>
          <table:table-cell office:value-type="string" calcext:value-type="string">
            <text:p>Pattern 1</text:p>
          </table:table-cell>
          <table:table-cell office:value-type="float" office:value="30.8920947292541" calcext:value-type="float">
            <text:p>30.8920947292541</text:p>
          </table:table-cell>
          <table:table-cell office:value-type="float" office:value="0.277282306506563" calcext:value-type="float">
            <text:p>0.277282306506563</text:p>
          </table:table-cell>
          <table:table-cell office:value-type="float" office:value="0.370810889439604" calcext:value-type="float">
            <text:p>0.370810889439604</text:p>
          </table:table-cell>
          <table:table-cell office:value-type="string" calcext:value-type="string">
            <text:p>https://twitter.com/EdgeFolks/status/1620532373417771010</text:p>
          </table:table-cell>
        </table:table-row>
        <table:table-row table:style-name="ro1">
          <table:table-cell office:value-type="string" calcext:value-type="string">
            <text:p>input/data_formal_20240530-1342/meme/EdgeFolks_20230131T221445/0.jpg</text:p>
          </table:table-cell>
          <table:table-cell office:value-type="string" calcext:value-type="string">
            <text:p>Pattern 1</text:p>
          </table:table-cell>
          <table:table-cell office:value-type="float" office:value="31.7053562086196" calcext:value-type="float">
            <text:p>31.7053562086196</text:p>
          </table:table-cell>
          <table:table-cell office:value-type="float" office:value="0.27240796323747" calcext:value-type="float">
            <text:p>0.27240796323747</text:p>
          </table:table-cell>
          <table:table-cell office:value-type="float" office:value="0.357807944512715" calcext:value-type="float">
            <text:p>0.357807944512715</text:p>
          </table:table-cell>
          <table:table-cell office:value-type="string" calcext:value-type="string">
            <text:p>https://twitter.com/EdgeFolks/status/1620546150678859777</text:p>
          </table:table-cell>
        </table:table-row>
        <table:table-row table:style-name="ro1">
          <table:table-cell office:value-type="string" calcext:value-type="string">
            <text:p>input/data_formal_20240530-1342/meme/EdgeFolks_20230201T000946/0.jpg</text:p>
          </table:table-cell>
          <table:table-cell office:value-type="string" calcext:value-type="string">
            <text:p>Pattern 1</text:p>
          </table:table-cell>
          <table:table-cell office:value-type="float" office:value="34.5628841869956" calcext:value-type="float">
            <text:p>34.5628841869956</text:p>
          </table:table-cell>
          <table:table-cell office:value-type="float" office:value="0.20227040990314" calcext:value-type="float">
            <text:p>0.20227040990314</text:p>
          </table:table-cell>
          <table:table-cell office:value-type="float" office:value="0.456059053606625" calcext:value-type="float">
            <text:p>0.456059053606625</text:p>
          </table:table-cell>
          <table:table-cell office:value-type="string" calcext:value-type="string">
            <text:p>https://twitter.com/EdgeFolks/status/1620575097219072003</text:p>
          </table:table-cell>
        </table:table-row>
        <table:table-row table:style-name="ro1">
          <table:table-cell office:value-type="string" calcext:value-type="string">
            <text:p>input/data_formal_20240530-1342/meme/EdgeFolks_20230201T023524/0.jpg</text:p>
          </table:table-cell>
          <table:table-cell office:value-type="string" calcext:value-type="string">
            <text:p>Pattern 1</text:p>
          </table:table-cell>
          <table:table-cell office:value-type="float" office:value="31.4023294909647" calcext:value-type="float">
            <text:p>31.4023294909647</text:p>
          </table:table-cell>
          <table:table-cell office:value-type="float" office:value="0.306318541592767" calcext:value-type="float">
            <text:p>0.306318541592767</text:p>
          </table:table-cell>
          <table:table-cell office:value-type="float" office:value="0.309149086442906" calcext:value-type="float">
            <text:p>0.309149086442906</text:p>
          </table:table-cell>
          <table:table-cell office:value-type="string" calcext:value-type="string">
            <text:p>https://twitter.com/EdgeFolks/status/1620611747487928320</text:p>
          </table:table-cell>
        </table:table-row>
        <table:table-row table:style-name="ro1">
          <table:table-cell office:value-type="string" calcext:value-type="string">
            <text:p>input/data_formal_20240530-1342/meme/EdgeFolks_20230201T062000/0.jpg</text:p>
          </table:table-cell>
          <table:table-cell office:value-type="string" calcext:value-type="string">
            <text:p>Pattern 1</text:p>
          </table:table-cell>
          <table:table-cell office:value-type="float" office:value="33.9848499504182" calcext:value-type="float">
            <text:p>33.9848499504182</text:p>
          </table:table-cell>
          <table:table-cell office:value-type="float" office:value="0.212909287519574" calcext:value-type="float">
            <text:p>0.212909287519574</text:p>
          </table:table-cell>
          <table:table-cell office:value-type="float" office:value="0.390818529412197" calcext:value-type="float">
            <text:p>0.390818529412197</text:p>
          </table:table-cell>
          <table:table-cell office:value-type="string" calcext:value-type="string">
            <text:p>https://twitter.com/EdgeFolks/status/1620668269555482627</text:p>
          </table:table-cell>
        </table:table-row>
        <table:table-row table:style-name="ro1">
          <table:table-cell office:value-type="string" calcext:value-type="string">
            <text:p>input/data_formal_20240530-1342/meme/EdgeFolks_20230201T100601/0.jpg</text:p>
          </table:table-cell>
          <table:table-cell office:value-type="string" calcext:value-type="string">
            <text:p>Pattern 1</text:p>
          </table:table-cell>
          <table:table-cell office:value-type="float" office:value="33.2924042034111" calcext:value-type="float">
            <text:p>33.2924042034111</text:p>
          </table:table-cell>
          <table:table-cell office:value-type="float" office:value="0.232777565879409" calcext:value-type="float">
            <text:p>0.232777565879409</text:p>
          </table:table-cell>
          <table:table-cell office:value-type="float" office:value="0.476172328460223" calcext:value-type="float">
            <text:p>0.476172328460223</text:p>
          </table:table-cell>
          <table:table-cell office:value-type="string" calcext:value-type="string">
            <text:p>https://twitter.com/EdgeFolks/status/1620725146083332099</text:p>
          </table:table-cell>
        </table:table-row>
        <table:table-row table:style-name="ro1">
          <table:table-cell office:value-type="string" calcext:value-type="string">
            <text:p>input/data_formal_20240530-1342/meme/EdgeFolks_20230201T122338/0.jpg</text:p>
          </table:table-cell>
          <table:table-cell office:value-type="string" calcext:value-type="string">
            <text:p>Pattern 1</text:p>
          </table:table-cell>
          <table:table-cell office:value-type="float" office:value="31.7560847429855" calcext:value-type="float">
            <text:p>31.7560847429855</text:p>
          </table:table-cell>
          <table:table-cell office:value-type="float" office:value="0.294592941387764" calcext:value-type="float">
            <text:p>0.294592941387764</text:p>
          </table:table-cell>
          <table:table-cell office:value-type="float" office:value="0.338531344987286" calcext:value-type="float">
            <text:p>0.338531344987286</text:p>
          </table:table-cell>
          <table:table-cell office:value-type="string" calcext:value-type="string">
            <text:p>https://twitter.com/EdgeFolks/status/1620759778682179584</text:p>
          </table:table-cell>
        </table:table-row>
        <table:table-row table:style-name="ro1">
          <table:table-cell office:value-type="string" calcext:value-type="string">
            <text:p>input/data_formal_20240530-1342/meme/EdgeFolks_20230201T160658/0.jpg</text:p>
          </table:table-cell>
          <table:table-cell office:value-type="string" calcext:value-type="string">
            <text:p>Pattern 1</text:p>
          </table:table-cell>
          <table:table-cell office:value-type="float" office:value="32.8256012841724" calcext:value-type="float">
            <text:p>32.8256012841724</text:p>
          </table:table-cell>
          <table:table-cell office:value-type="float" office:value="0.248368111753097" calcext:value-type="float">
            <text:p>0.248368111753097</text:p>
          </table:table-cell>
          <table:table-cell office:value-type="float" office:value="0.304933599755419" calcext:value-type="float">
            <text:p>0.304933599755419</text:p>
          </table:table-cell>
          <table:table-cell office:value-type="string" calcext:value-type="string">
            <text:p>https://twitter.com/EdgeFolks/status/1620815984293543936</text:p>
          </table:table-cell>
        </table:table-row>
        <table:table-row table:style-name="ro1">
          <table:table-cell office:value-type="string" calcext:value-type="string">
            <text:p>input/data_formal_20240530-1342/meme/EdgeFolks_20230201T202052/0.jpg</text:p>
          </table:table-cell>
          <table:table-cell office:value-type="string" calcext:value-type="string">
            <text:p>Pattern 1</text:p>
          </table:table-cell>
          <table:table-cell office:value-type="float" office:value="31.6375456972186" calcext:value-type="float">
            <text:p>31.6375456972186</text:p>
          </table:table-cell>
          <table:table-cell office:value-type="float" office:value="0.350230161920418" calcext:value-type="float">
            <text:p>0.350230161920418</text:p>
          </table:table-cell>
          <table:table-cell office:value-type="float" office:value="0.273797769637083" calcext:value-type="float">
            <text:p>0.273797769637083</text:p>
          </table:table-cell>
          <table:table-cell office:value-type="string" calcext:value-type="string">
            <text:p>https://twitter.com/EdgeFolks/status/1620879881809657856</text:p>
          </table:table-cell>
        </table:table-row>
        <table:table-row table:style-name="ro1">
          <table:table-cell office:value-type="string" calcext:value-type="string">
            <text:p>input/data_formal_20240530-1342/meme/EdgeFolks_20230202T000607/0.jpg</text:p>
          </table:table-cell>
          <table:table-cell office:value-type="string" calcext:value-type="string">
            <text:p>Pattern 1</text:p>
          </table:table-cell>
          <table:table-cell office:value-type="float" office:value="32.3867346175638" calcext:value-type="float">
            <text:p>32.3867346175638</text:p>
          </table:table-cell>
          <table:table-cell office:value-type="float" office:value="0.219251279465891" calcext:value-type="float">
            <text:p>0.219251279465891</text:p>
          </table:table-cell>
          <table:table-cell office:value-type="float" office:value="0.36245751356589" calcext:value-type="float">
            <text:p>0.36245751356589</text:p>
          </table:table-cell>
          <table:table-cell office:value-type="string" calcext:value-type="string">
            <text:p>https://twitter.com/EdgeFolks/status/1620936567811448834</text:p>
          </table:table-cell>
        </table:table-row>
        <table:table-row table:style-name="ro1">
          <table:table-cell office:value-type="string" calcext:value-type="string">
            <text:p>input/data_formal_20240530-1342/meme/EdgeFolks_20230202T003458/0.jpg</text:p>
          </table:table-cell>
          <table:table-cell office:value-type="string" calcext:value-type="string">
            <text:p>Pattern 1</text:p>
          </table:table-cell>
          <table:table-cell office:value-type="float" office:value="33.2144384443168" calcext:value-type="float">
            <text:p>33.2144384443168</text:p>
          </table:table-cell>
          <table:table-cell office:value-type="float" office:value="0.31924291314014" calcext:value-type="float">
            <text:p>0.31924291314014</text:p>
          </table:table-cell>
          <table:table-cell office:value-type="float" office:value="0.248272724170086" calcext:value-type="float">
            <text:p>0.248272724170086</text:p>
          </table:table-cell>
          <table:table-cell office:value-type="string" calcext:value-type="string">
            <text:p>https://twitter.com/EdgeFolks/status/1620943825039499264</text:p>
          </table:table-cell>
        </table:table-row>
        <table:table-row table:style-name="ro1">
          <table:table-cell office:value-type="string" calcext:value-type="string">
            <text:p>input/data_formal_20240530-1342/meme/EdgeFolks_20230206T121456/0.jpg</text:p>
          </table:table-cell>
          <table:table-cell office:value-type="string" calcext:value-type="string">
            <text:p>Pattern 1</text:p>
          </table:table-cell>
          <table:table-cell office:value-type="float" office:value="30.5108535000659" calcext:value-type="float">
            <text:p>30.5108535000659</text:p>
          </table:table-cell>
          <table:table-cell office:value-type="float" office:value="0.297991394005277" calcext:value-type="float">
            <text:p>0.297991394005277</text:p>
          </table:table-cell>
          <table:table-cell office:value-type="float" office:value="0.378460178382165" calcext:value-type="float">
            <text:p>0.378460178382165</text:p>
          </table:table-cell>
          <table:table-cell office:value-type="string" calcext:value-type="string">
            <text:p>https://twitter.com/EdgeFolks/status/1622569530802290688</text:p>
          </table:table-cell>
        </table:table-row>
        <table:table-row table:style-name="ro1">
          <table:table-cell office:value-type="string" calcext:value-type="string">
            <text:p>input/data_formal_20240530-1342/meme/EdgeFolks_20230307T112421/0.jpg</text:p>
          </table:table-cell>
          <table:table-cell office:value-type="string" calcext:value-type="string">
            <text:p>Pattern 3</text:p>
          </table:table-cell>
          <table:table-cell office:value-type="float" office:value="29.2449381337856" calcext:value-type="float">
            <text:p>29.2449381337856</text:p>
          </table:table-cell>
          <table:table-cell office:value-type="float" office:value="0.569237335323321" calcext:value-type="float">
            <text:p>0.569237335323321</text:p>
          </table:table-cell>
          <table:table-cell office:value-type="float" office:value="0.663764360385572" calcext:value-type="float">
            <text:p>0.663764360385572</text:p>
          </table:table-cell>
          <table:table-cell office:value-type="string" calcext:value-type="string">
            <text:p>https://twitter.com/EdgeFolks/status/1633066049619804163</text:p>
          </table:table-cell>
        </table:table-row>
        <table:table-row table:style-name="ro1">
          <table:table-cell office:value-type="string" calcext:value-type="string">
            <text:p>input/data_formal_20240530-1342/meme/EdgeFolks_20230315T234947/0.jpg</text:p>
          </table:table-cell>
          <table:table-cell office:value-type="string" calcext:value-type="string">
            <text:p>Pattern 1</text:p>
          </table:table-cell>
          <table:table-cell office:value-type="float" office:value="31.8061326793482" calcext:value-type="float">
            <text:p>31.8061326793482</text:p>
          </table:table-cell>
          <table:table-cell office:value-type="float" office:value="0.263241675417597" calcext:value-type="float">
            <text:p>0.263241675417597</text:p>
          </table:table-cell>
          <table:table-cell office:value-type="float" office:value="0.328670331442086" calcext:value-type="float">
            <text:p>0.328670331442086</text:p>
          </table:table-cell>
          <table:table-cell office:value-type="string" calcext:value-type="string">
            <text:p>https://twitter.com/EdgeFolks/status/1636152744263270401</text:p>
          </table:table-cell>
        </table:table-row>
        <table:table-row table:style-name="ro1">
          <table:table-cell office:value-type="string" calcext:value-type="string">
            <text:p>input/data_formal_20240530-1342/meme/EdgeFolks_20230322T172950/0.jpg</text:p>
          </table:table-cell>
          <table:table-cell office:value-type="string" calcext:value-type="string">
            <text:p>Pattern 1</text:p>
          </table:table-cell>
          <table:table-cell office:value-type="float" office:value="33.4654938811414" calcext:value-type="float">
            <text:p>33.4654938811414</text:p>
          </table:table-cell>
          <table:table-cell office:value-type="float" office:value="0.343317642082103" calcext:value-type="float">
            <text:p>0.343317642082103</text:p>
          </table:table-cell>
          <table:table-cell office:value-type="float" office:value="0.310416847865307" calcext:value-type="float">
            <text:p>0.310416847865307</text:p>
          </table:table-cell>
          <table:table-cell office:value-type="string" calcext:value-type="string">
            <text:p>https://twitter.com/EdgeFolks/status/1638593845150588936</text:p>
          </table:table-cell>
        </table:table-row>
        <table:table-row table:style-name="ro1">
          <table:table-cell office:value-type="string" calcext:value-type="string">
            <text:p>input/data_formal_20240530-1342/meme/education_mitra_20230206T120502/0.jpg</text:p>
          </table:table-cell>
          <table:table-cell office:value-type="string" calcext:value-type="string">
            <text:p>Pattern 5</text:p>
          </table:table-cell>
          <table:table-cell office:value-type="float" office:value="26.6788343157149" calcext:value-type="float">
            <text:p>26.6788343157149</text:p>
          </table:table-cell>
          <table:table-cell office:value-type="float" office:value="0.137048157338322" calcext:value-type="float">
            <text:p>0.137048157338322</text:p>
          </table:table-cell>
          <table:table-cell office:value-type="float" office:value="0.485173704009984" calcext:value-type="float">
            <text:p>0.485173704009984</text:p>
          </table:table-cell>
          <table:table-cell office:value-type="string" calcext:value-type="string">
            <text:p>https://twitter.com/education_mitra/status/1622567038475730944</text:p>
          </table:table-cell>
        </table:table-row>
        <table:table-row table:style-name="ro1">
          <table:table-cell office:value-type="string" calcext:value-type="string">
            <text:p>input/data_formal_20240530-1342/meme/edurekaIN_20230202T043001/0.jpg</text:p>
          </table:table-cell>
          <table:table-cell office:value-type="string" calcext:value-type="string">
            <text:p>Pattern 8</text:p>
          </table:table-cell>
          <table:table-cell office:value-type="float" office:value="25.2467065375385" calcext:value-type="float">
            <text:p>25.2467065375385</text:p>
          </table:table-cell>
          <table:table-cell office:value-type="float" office:value="0.678790693924596" calcext:value-type="float">
            <text:p>0.678790693924596</text:p>
          </table:table-cell>
          <table:table-cell office:value-type="float" office:value="0.576625686087542" calcext:value-type="float">
            <text:p>0.576625686087542</text:p>
          </table:table-cell>
          <table:table-cell office:value-type="string" calcext:value-type="string">
            <text:p>https://twitter.com/edurekaIN/status/1621002977484881921</text:p>
          </table:table-cell>
        </table:table-row>
        <table:table-row table:style-name="ro1">
          <table:table-cell office:value-type="string" calcext:value-type="string">
            <text:p>input/data_formal_20240530-1342/meme/Effah065_20230106T052439/0.jpg</text:p>
          </table:table-cell>
          <table:table-cell office:value-type="string" calcext:value-type="string">
            <text:p>Pattern 2</text:p>
          </table:table-cell>
          <table:table-cell office:value-type="float" office:value="32.8240616951778" calcext:value-type="float">
            <text:p>32.8240616951778</text:p>
          </table:table-cell>
          <table:table-cell office:value-type="float" office:value="0.262230353380948" calcext:value-type="float">
            <text:p>0.262230353380948</text:p>
          </table:table-cell>
          <table:table-cell office:value-type="float" office:value="0.60982074605187" calcext:value-type="float">
            <text:p>0.60982074605187</text:p>
          </table:table-cell>
          <table:table-cell office:value-type="string" calcext:value-type="string">
            <text:p>https://twitter.com/MohammedAshil11/status/1611283571477729286</text:p>
          </table:table-cell>
        </table:table-row>
        <table:table-row table:style-name="ro1">
          <table:table-cell office:value-type="string" calcext:value-type="string">
            <text:p>input/data_formal_20240530-1342/meme/Ego_Paysenger_20230111T201404/0.jpg</text:p>
          </table:table-cell>
          <table:table-cell office:value-type="string" calcext:value-type="string">
            <text:p>Pattern 3</text:p>
          </table:table-cell>
          <table:table-cell office:value-type="float" office:value="27.9856954595147" calcext:value-type="float">
            <text:p>27.9856954595147</text:p>
          </table:table-cell>
          <table:table-cell office:value-type="float" office:value="0.386321654152786" calcext:value-type="float">
            <text:p>0.386321654152786</text:p>
          </table:table-cell>
          <table:table-cell office:value-type="float" office:value="0.655098828708111" calcext:value-type="float">
            <text:p>0.655098828708111</text:p>
          </table:table-cell>
          <table:table-cell office:value-type="string" calcext:value-type="string">
            <text:p>https://twitter.com/hansyko9347/status/1613308564663324672</text:p>
          </table:table-cell>
        </table:table-row>
        <table:table-row table:style-name="ro1">
          <table:table-cell office:value-type="string" calcext:value-type="string">
            <text:p>input/data_formal_20240530-1342/meme/eiidrawsht_20221123T082602/0.jpg</text:p>
          </table:table-cell>
          <table:table-cell office:value-type="string" calcext:value-type="string">
            <text:p>Pattern 7</text:p>
          </table:table-cell>
          <table:table-cell office:value-type="float" office:value="27.1321569105738" calcext:value-type="float">
            <text:p>27.1321569105738</text:p>
          </table:table-cell>
          <table:table-cell office:value-type="float" office:value="0.385559125450052" calcext:value-type="float">
            <text:p>0.385559125450052</text:p>
          </table:table-cell>
          <table:table-cell office:value-type="float" office:value="0.66783995702561" calcext:value-type="float">
            <text:p>0.66783995702561</text:p>
          </table:table-cell>
          <table:table-cell office:value-type="string" calcext:value-type="string">
            <text:p>https://twitter.com/SocialDesignCr1/status/1607956628803911680</text:p>
          </table:table-cell>
        </table:table-row>
        <table:table-row table:style-name="ro1">
          <table:table-cell office:value-type="string" calcext:value-type="string">
            <text:p>input/data_formal_20240530-1342/meme/einzig_un_artig_20230111T225538/0.jpg</text:p>
          </table:table-cell>
          <table:table-cell office:value-type="string" calcext:value-type="string">
            <text:p>Pattern 3</text:p>
          </table:table-cell>
          <table:table-cell office:value-type="float" office:value="30.1575945668674" calcext:value-type="float">
            <text:p>30.1575945668674</text:p>
          </table:table-cell>
          <table:table-cell office:value-type="float" office:value="0.227702285087878" calcext:value-type="float">
            <text:p>0.227702285087878</text:p>
          </table:table-cell>
          <table:table-cell office:value-type="float" office:value="0.613085961527247" calcext:value-type="float">
            <text:p>0.613085961527247</text:p>
          </table:table-cell>
          <table:table-cell office:value-type="string" calcext:value-type="string">
            <text:p>https://twitter.com/einzig_un_artig/status/1613308680987877376</text:p>
          </table:table-cell>
        </table:table-row>
        <table:table-row table:style-name="ro1">
          <table:table-cell office:value-type="string" calcext:value-type="string">
            <text:p>input/data_formal_20240530-1342/meme/Ej_Henrriquezs_20221228T031626/0.jpg</text:p>
          </table:table-cell>
          <table:table-cell office:value-type="string" calcext:value-type="string">
            <text:p>Pattern 3</text:p>
          </table:table-cell>
          <table:table-cell office:value-type="float" office:value="21.8125811747786" calcext:value-type="float">
            <text:p>21.8125811747786</text:p>
          </table:table-cell>
          <table:table-cell office:value-type="float" office:value="0.325805650493722" calcext:value-type="float">
            <text:p>0.325805650493722</text:p>
          </table:table-cell>
          <table:table-cell office:value-type="float" office:value="0.831447677482246" calcext:value-type="float">
            <text:p>0.831447677482246</text:p>
          </table:table-cell>
          <table:table-cell office:value-type="string" calcext:value-type="string">
            <text:p>https://twitter.com/Hrz_Joel/status/1607943386379571202</text:p>
          </table:table-cell>
        </table:table-row>
        <table:table-row table:style-name="ro1">
          <table:table-cell office:value-type="string" calcext:value-type="string">
            <text:p>input/data_formal_20240530-1342/meme/ElaraVtuber_20230315T140117/0.jpg</text:p>
          </table:table-cell>
          <table:table-cell office:value-type="string" calcext:value-type="string">
            <text:p>Pattern 3</text:p>
          </table:table-cell>
          <table:table-cell office:value-type="float" office:value="22.0800282678629" calcext:value-type="float">
            <text:p>22.0800282678629</text:p>
          </table:table-cell>
          <table:table-cell office:value-type="float" office:value="0.50383174917358" calcext:value-type="float">
            <text:p>0.50383174917358</text:p>
          </table:table-cell>
          <table:table-cell office:value-type="float" office:value="0.866508774344044" calcext:value-type="float">
            <text:p>0.866508774344044</text:p>
          </table:table-cell>
          <table:table-cell office:value-type="string" calcext:value-type="string">
            <text:p>https://twitter.com/SomebodyNormal3/status/1636101451486248962</text:p>
          </table:table-cell>
        </table:table-row>
        <table:table-row table:style-name="ro1">
          <table:table-cell office:value-type="string" calcext:value-type="string">
            <text:p>input/data_formal_20240530-1342/meme/EleazarDelfin1_20230108T075759/0.jpg</text:p>
          </table:table-cell>
          <table:table-cell office:value-type="string" calcext:value-type="string">
            <text:p>Pattern 7</text:p>
          </table:table-cell>
          <table:table-cell office:value-type="float" office:value="24.0245122742408" calcext:value-type="float">
            <text:p>24.0245122742408</text:p>
          </table:table-cell>
          <table:table-cell office:value-type="float" office:value="0.364549389755767" calcext:value-type="float">
            <text:p>0.364549389755767</text:p>
          </table:table-cell>
          <table:table-cell office:value-type="float" office:value="0.594338606319981" calcext:value-type="float">
            <text:p>0.594338606319981</text:p>
          </table:table-cell>
          <table:table-cell office:value-type="string" calcext:value-type="string">
            <text:p>https://twitter.com/EleazarDelfin1/status/1611995618888806402</text:p>
          </table:table-cell>
        </table:table-row>
        <table:table-row table:style-name="ro1">
          <table:table-cell office:value-type="string" calcext:value-type="string">
            <text:p>input/data_formal_20240530-1342/meme/elfmell_20221228T061336/0.jpg</text:p>
          </table:table-cell>
          <table:table-cell office:value-type="string" calcext:value-type="string">
            <text:p>Pattern 3</text:p>
          </table:table-cell>
          <table:table-cell office:value-type="float" office:value="27.6858689258377" calcext:value-type="float">
            <text:p>27.6858689258377</text:p>
          </table:table-cell>
          <table:table-cell office:value-type="float" office:value="0.386225426725808" calcext:value-type="float">
            <text:p>0.386225426725808</text:p>
          </table:table-cell>
          <table:table-cell office:value-type="float" office:value="0.680751743896055" calcext:value-type="float">
            <text:p>0.680751743896055</text:p>
          </table:table-cell>
          <table:table-cell office:value-type="string" calcext:value-type="string">
            <text:p>https://twitter.com/elfmell/status/1607983081092161536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0.jpg</text:p>
          </table:table-cell>
          <table:table-cell office:value-type="string" calcext:value-type="string">
            <text:p>Pattern 3</text:p>
          </table:table-cell>
          <table:table-cell office:value-type="float" office:value="27.106434993756" calcext:value-type="float">
            <text:p>27.106434993756</text:p>
          </table:table-cell>
          <table:table-cell office:value-type="float" office:value="0.516432755178088" calcext:value-type="float">
            <text:p>0.516432755178088</text:p>
          </table:table-cell>
          <table:table-cell office:value-type="float" office:value="0.811086729796496" calcext:value-type="float">
            <text:p>0.811086729796496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1.jpg</text:p>
          </table:table-cell>
          <table:table-cell office:value-type="string" calcext:value-type="string">
            <text:p>Pattern 3</text:p>
          </table:table-cell>
          <table:table-cell office:value-type="float" office:value="30.0062851542218" calcext:value-type="float">
            <text:p>30.0062851542218</text:p>
          </table:table-cell>
          <table:table-cell office:value-type="float" office:value="0.389254873710084" calcext:value-type="float">
            <text:p>0.389254873710084</text:p>
          </table:table-cell>
          <table:table-cell office:value-type="float" office:value="0.582084028461761" calcext:value-type="float">
            <text:p>0.582084028461761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2.jpg</text:p>
          </table:table-cell>
          <table:table-cell office:value-type="string" calcext:value-type="string">
            <text:p>Pattern 3</text:p>
          </table:table-cell>
          <table:table-cell office:value-type="float" office:value="29.3768887916452" calcext:value-type="float">
            <text:p>29.3768887916452</text:p>
          </table:table-cell>
          <table:table-cell office:value-type="float" office:value="0.551028014177206" calcext:value-type="float">
            <text:p>0.551028014177206</text:p>
          </table:table-cell>
          <table:table-cell office:value-type="float" office:value="0.669848589757475" calcext:value-type="float">
            <text:p>0.669848589757475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3.jpg</text:p>
          </table:table-cell>
          <table:table-cell office:value-type="string" calcext:value-type="string">
            <text:p>Pattern 3</text:p>
          </table:table-cell>
          <table:table-cell office:value-type="float" office:value="32.5426920633241" calcext:value-type="float">
            <text:p>32.5426920633241</text:p>
          </table:table-cell>
          <table:table-cell office:value-type="float" office:value="0.491491859827549" calcext:value-type="float">
            <text:p>0.491491859827549</text:p>
          </table:table-cell>
          <table:table-cell office:value-type="float" office:value="0.557343086326779" calcext:value-type="float">
            <text:p>0.557343086326779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is_Vodk_20230225T162622/0.jpg</text:p>
          </table:table-cell>
          <table:table-cell office:value-type="string" calcext:value-type="string">
            <text:p>Pattern 3</text:p>
          </table:table-cell>
          <table:table-cell office:value-type="float" office:value="27.7148182259893" calcext:value-type="float">
            <text:p>27.7148182259893</text:p>
          </table:table-cell>
          <table:table-cell office:value-type="float" office:value="0.404538706283502" calcext:value-type="float">
            <text:p>0.404538706283502</text:p>
          </table:table-cell>
          <table:table-cell office:value-type="float" office:value="0.841434593205401" calcext:value-type="float">
            <text:p>0.841434593205401</text:p>
          </table:table-cell>
          <table:table-cell office:value-type="string" calcext:value-type="string">
            <text:p>https://twitter.com/Kakashi14319874/status/1629731852024938496</text:p>
          </table:table-cell>
        </table:table-row>
        <table:table-row table:style-name="ro1">
          <table:table-cell office:value-type="string" calcext:value-type="string">
            <text:p>input/data_formal_20240530-1342/meme/elisabeth_sews_20221025T065125/0.jpg</text:p>
          </table:table-cell>
          <table:table-cell office:value-type="string" calcext:value-type="string">
            <text:p>Pattern 1</text:p>
          </table:table-cell>
          <table:table-cell office:value-type="float" office:value="30.2369806040337" calcext:value-type="float">
            <text:p>30.2369806040337</text:p>
          </table:table-cell>
          <table:table-cell office:value-type="float" office:value="0.291201766354758" calcext:value-type="float">
            <text:p>0.291201766354758</text:p>
          </table:table-cell>
          <table:table-cell office:value-type="float" office:value="0.385672251535889" calcext:value-type="float">
            <text:p>0.385672251535889</text:p>
          </table:table-cell>
          <table:table-cell office:value-type="string" calcext:value-type="string">
            <text:p>https://twitter.com/HeartToHeartPri/status/1611227072751452160</text:p>
          </table:table-cell>
        </table:table-row>
        <table:table-row table:style-name="ro1">
          <table:table-cell office:value-type="string" calcext:value-type="string">
            <text:p>input/data_formal_20240530-1342/meme/elisabeth_sews_20221108T074801/0.jpg</text:p>
          </table:table-cell>
          <table:table-cell office:value-type="string" calcext:value-type="string">
            <text:p>Pattern 1</text:p>
          </table:table-cell>
          <table:table-cell office:value-type="float" office:value="29.3612384944055" calcext:value-type="float">
            <text:p>29.3612384944055</text:p>
          </table:table-cell>
          <table:table-cell office:value-type="float" office:value="0.318381747676864" calcext:value-type="float">
            <text:p>0.318381747676864</text:p>
          </table:table-cell>
          <table:table-cell office:value-type="float" office:value="0.397361531372118" calcext:value-type="float">
            <text:p>0.397361531372118</text:p>
          </table:table-cell>
          <table:table-cell office:value-type="string" calcext:value-type="string">
            <text:p>https://twitter.com/HeartToHeartPri/status/1611227049993158657</text:p>
          </table:table-cell>
        </table:table-row>
        <table:table-row table:style-name="ro1">
          <table:table-cell office:value-type="string" calcext:value-type="string">
            <text:p>input/data_formal_20240530-1342/meme/elisabeth_sews_20221205T073918/0.jpg</text:p>
          </table:table-cell>
          <table:table-cell office:value-type="string" calcext:value-type="string">
            <text:p>Pattern 1</text:p>
          </table:table-cell>
          <table:table-cell office:value-type="float" office:value="30.9909524454131" calcext:value-type="float">
            <text:p>30.9909524454131</text:p>
          </table:table-cell>
          <table:table-cell office:value-type="float" office:value="0.306786864106719" calcext:value-type="float">
            <text:p>0.306786864106719</text:p>
          </table:table-cell>
          <table:table-cell office:value-type="float" office:value="0.412011612412006" calcext:value-type="float">
            <text:p>0.412011612412006</text:p>
          </table:table-cell>
          <table:table-cell office:value-type="string" calcext:value-type="string">
            <text:p>https://twitter.com/HeartToHeartPri/status/1611227028136792064</text:p>
          </table:table-cell>
        </table:table-row>
        <table:table-row table:style-name="ro1">
          <table:table-cell office:value-type="string" calcext:value-type="string">
            <text:p>input/data_formal_20240530-1342/meme/elisabeth_sews_20221206T075534/0.jpg</text:p>
          </table:table-cell>
          <table:table-cell office:value-type="string" calcext:value-type="string">
            <text:p>Pattern 1</text:p>
          </table:table-cell>
          <table:table-cell office:value-type="float" office:value="34.148662160235" calcext:value-type="float">
            <text:p>34.148662160235</text:p>
          </table:table-cell>
          <table:table-cell office:value-type="float" office:value="0.246301501299652" calcext:value-type="float">
            <text:p>0.246301501299652</text:p>
          </table:table-cell>
          <table:table-cell office:value-type="float" office:value="0.530316428143439" calcext:value-type="float">
            <text:p>0.530316428143439</text:p>
          </table:table-cell>
          <table:table-cell office:value-type="string" calcext:value-type="string">
            <text:p>https://twitter.com/HeartToHeartPri/status/1611227018733158400</text:p>
          </table:table-cell>
        </table:table-row>
        <table:table-row table:style-name="ro1">
          <table:table-cell office:value-type="string" calcext:value-type="string">
            <text:p>input/data_formal_20240530-1342/meme/elisabeth_sews_20221219T080302/0.jpg</text:p>
          </table:table-cell>
          <table:table-cell office:value-type="string" calcext:value-type="string">
            <text:p>Pattern 1</text:p>
          </table:table-cell>
          <table:table-cell office:value-type="float" office:value="34.1576460862697" calcext:value-type="float">
            <text:p>34.1576460862697</text:p>
          </table:table-cell>
          <table:table-cell office:value-type="float" office:value="0.377804734915322" calcext:value-type="float">
            <text:p>0.377804734915322</text:p>
          </table:table-cell>
          <table:table-cell office:value-type="float" office:value="0.529672475418515" calcext:value-type="float">
            <text:p>0.529672475418515</text:p>
          </table:table-cell>
          <table:table-cell office:value-type="string" calcext:value-type="string">
            <text:p>https://twitter.com/HeartToHeartPri/status/1611226998864752640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0.jpg</text:p>
          </table:table-cell>
          <table:table-cell office:value-type="string" calcext:value-type="string">
            <text:p>Pattern 1</text:p>
          </table:table-cell>
          <table:table-cell office:value-type="float" office:value="31.0770199000771" calcext:value-type="float">
            <text:p>31.0770199000771</text:p>
          </table:table-cell>
          <table:table-cell office:value-type="float" office:value="0.296697540887674" calcext:value-type="float">
            <text:p>0.296697540887674</text:p>
          </table:table-cell>
          <table:table-cell office:value-type="float" office:value="0.36082670871941" calcext:value-type="float">
            <text:p>0.36082670871941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1.jpg</text:p>
          </table:table-cell>
          <table:table-cell office:value-type="string" calcext:value-type="string">
            <text:p>Pattern 1</text:p>
          </table:table-cell>
          <table:table-cell office:value-type="float" office:value="31.5699661338504" calcext:value-type="float">
            <text:p>31.5699661338504</text:p>
          </table:table-cell>
          <table:table-cell office:value-type="float" office:value="0.426391042218347" calcext:value-type="float">
            <text:p>0.426391042218347</text:p>
          </table:table-cell>
          <table:table-cell office:value-type="float" office:value="0.371360033685243" calcext:value-type="float">
            <text:p>0.371360033685243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2.jpg</text:p>
          </table:table-cell>
          <table:table-cell office:value-type="string" calcext:value-type="string">
            <text:p>Pattern 1</text:p>
          </table:table-cell>
          <table:table-cell office:value-type="float" office:value="27.7578853458361" calcext:value-type="float">
            <text:p>27.7578853458361</text:p>
          </table:table-cell>
          <table:table-cell office:value-type="float" office:value="0.264291356960021" calcext:value-type="float">
            <text:p>0.264291356960021</text:p>
          </table:table-cell>
          <table:table-cell office:value-type="float" office:value="0.352539307523814" calcext:value-type="float">
            <text:p>0.352539307523814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30104T072657/0.jpg</text:p>
          </table:table-cell>
          <table:table-cell office:value-type="string" calcext:value-type="string">
            <text:p>Pattern 1</text:p>
          </table:table-cell>
          <table:table-cell office:value-type="float" office:value="30.3770269053484" calcext:value-type="float">
            <text:p>30.3770269053484</text:p>
          </table:table-cell>
          <table:table-cell office:value-type="float" office:value="0.2218934569893" calcext:value-type="float">
            <text:p>0.2218934569893</text:p>
          </table:table-cell>
          <table:table-cell office:value-type="float" office:value="0.443250263456669" calcext:value-type="float">
            <text:p>0.443250263456669</text:p>
          </table:table-cell>
          <table:table-cell office:value-type="string" calcext:value-type="string">
            <text:p>https://twitter.com/BcBespoke/status/1610956828707360769</text:p>
          </table:table-cell>
        </table:table-row>
        <table:table-row table:style-name="ro1">
          <table:table-cell office:value-type="string" calcext:value-type="string">
            <text:p>input/data_formal_20240530-1342/meme/elisabeth_sews_20230105T075502/0.jpg</text:p>
          </table:table-cell>
          <table:table-cell office:value-type="string" calcext:value-type="string">
            <text:p>Pattern 1</text:p>
          </table:table-cell>
          <table:table-cell office:value-type="float" office:value="32.7625876874243" calcext:value-type="float">
            <text:p>32.7625876874243</text:p>
          </table:table-cell>
          <table:table-cell office:value-type="float" office:value="0.300385753261714" calcext:value-type="float">
            <text:p>0.300385753261714</text:p>
          </table:table-cell>
          <table:table-cell office:value-type="float" office:value="0.5585661200823" calcext:value-type="float">
            <text:p>0.5585661200823</text:p>
          </table:table-cell>
          <table:table-cell office:value-type="string" calcext:value-type="string">
            <text:p>https://twitter.com/NunnsHelen4/status/1610974593417723906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0.jpg</text:p>
          </table:table-cell>
          <table:table-cell office:value-type="string" calcext:value-type="string">
            <text:p>Pattern 7</text:p>
          </table:table-cell>
          <table:table-cell office:value-type="float" office:value="33.0608620215468" calcext:value-type="float">
            <text:p>33.0608620215468</text:p>
          </table:table-cell>
          <table:table-cell office:value-type="float" office:value="0.421151635984589" calcext:value-type="float">
            <text:p>0.421151635984589</text:p>
          </table:table-cell>
          <table:table-cell office:value-type="float" office:value="0.472123751386201" calcext:value-type="float">
            <text:p>0.472123751386201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1.jpg</text:p>
          </table:table-cell>
          <table:table-cell office:value-type="string" calcext:value-type="string">
            <text:p>Pattern 1</text:p>
          </table:table-cell>
          <table:table-cell office:value-type="float" office:value="31.7243746504449" calcext:value-type="float">
            <text:p>31.7243746504449</text:p>
          </table:table-cell>
          <table:table-cell office:value-type="float" office:value="0.182518866737155" calcext:value-type="float">
            <text:p>0.182518866737155</text:p>
          </table:table-cell>
          <table:table-cell office:value-type="float" office:value="0.443166585921918" calcext:value-type="float">
            <text:p>0.443166585921918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2.jpg</text:p>
          </table:table-cell>
          <table:table-cell office:value-type="string" calcext:value-type="string">
            <text:p>Pattern 7</text:p>
          </table:table-cell>
          <table:table-cell office:value-type="float" office:value="31.4117994466797" calcext:value-type="float">
            <text:p>31.4117994466797</text:p>
          </table:table-cell>
          <table:table-cell office:value-type="float" office:value="0.3204281163559" calcext:value-type="float">
            <text:p>0.3204281163559</text:p>
          </table:table-cell>
          <table:table-cell office:value-type="float" office:value="0.385812576903992" calcext:value-type="float">
            <text:p>0.385812576903992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temindztech_20230206T123045/0.jpg</text:p>
          </table:table-cell>
          <table:table-cell office:value-type="string" calcext:value-type="string">
            <text:p>Pattern 1</text:p>
          </table:table-cell>
          <table:table-cell office:value-type="float" office:value="32.642330475454" calcext:value-type="float">
            <text:p>32.642330475454</text:p>
          </table:table-cell>
          <table:table-cell office:value-type="float" office:value="0.307466329147918" calcext:value-type="float">
            <text:p>0.307466329147918</text:p>
          </table:table-cell>
          <table:table-cell office:value-type="float" office:value="0.452524201579222" calcext:value-type="float">
            <text:p>0.452524201579222</text:p>
          </table:table-cell>
          <table:table-cell office:value-type="string" calcext:value-type="string">
            <text:p>https://twitter.com/elitemindztech/status/1622573508512608263</text:p>
          </table:table-cell>
        </table:table-row>
        <table:table-row table:style-name="ro1">
          <table:table-cell office:value-type="string" calcext:value-type="string">
            <text:p>input/data_formal_20240530-1342/meme/EliteQueen123_20230111T225025/0.jpg</text:p>
          </table:table-cell>
          <table:table-cell office:value-type="string" calcext:value-type="string">
            <text:p>Pattern 3</text:p>
          </table:table-cell>
          <table:table-cell office:value-type="float" office:value="19.8217175652265" calcext:value-type="float">
            <text:p>19.8217175652265</text:p>
          </table:table-cell>
          <table:table-cell office:value-type="float" office:value="0.398549041610875" calcext:value-type="float">
            <text:p>0.398549041610875</text:p>
          </table:table-cell>
          <table:table-cell office:value-type="float" office:value="0.819142766983066" calcext:value-type="float">
            <text:p>0.819142766983066</text:p>
          </table:table-cell>
          <table:table-cell office:value-type="string" calcext:value-type="string">
            <text:p>https://twitter.com/EliteQueen123/status/1613307369647378432</text:p>
          </table:table-cell>
        </table:table-row>
        <table:table-row table:style-name="ro1">
          <table:table-cell office:value-type="string" calcext:value-type="string">
            <text:p>input/data_formal_20240530-1342/meme/Ellugua2_20230206T134129/0.jpg</text:p>
          </table:table-cell>
          <table:table-cell office:value-type="string" calcext:value-type="string">
            <text:p>Pattern 5</text:p>
          </table:table-cell>
          <table:table-cell office:value-type="float" office:value="28.5978679925186" calcext:value-type="float">
            <text:p>28.5978679925186</text:p>
          </table:table-cell>
          <table:table-cell office:value-type="float" office:value="0.124358980456285" calcext:value-type="float">
            <text:p>0.124358980456285</text:p>
          </table:table-cell>
          <table:table-cell office:value-type="float" office:value="0.382719400986699" calcext:value-type="float">
            <text:p>0.382719400986699</text:p>
          </table:table-cell>
          <table:table-cell office:value-type="string" calcext:value-type="string">
            <text:p>https://twitter.com/ShomanWright/status/1622592973031481346</text:p>
          </table:table-cell>
        </table:table-row>
        <table:table-row table:style-name="ro1">
          <table:table-cell office:value-type="string" calcext:value-type="string">
            <text:p>input/data_formal_20240530-1342/meme/ElormZanga_20230206T113612/0.jpg</text:p>
          </table:table-cell>
          <table:table-cell office:value-type="string" calcext:value-type="string">
            <text:p>Pattern 3</text:p>
          </table:table-cell>
          <table:table-cell office:value-type="float" office:value="28.3070488621586" calcext:value-type="float">
            <text:p>28.3070488621586</text:p>
          </table:table-cell>
          <table:table-cell office:value-type="float" office:value="0.3806449301647" calcext:value-type="float">
            <text:p>0.3806449301647</text:p>
          </table:table-cell>
          <table:table-cell office:value-type="float" office:value="0.755907568737857" calcext:value-type="float">
            <text:p>0.755907568737857</text:p>
          </table:table-cell>
          <table:table-cell office:value-type="string" calcext:value-type="string">
            <text:p>https://twitter.com/ElormZanga/status/1622559784347000833</text:p>
          </table:table-cell>
        </table:table-row>
        <table:table-row table:style-name="ro1">
          <table:table-cell office:value-type="string" calcext:value-type="string">
            <text:p>input/data_formal_20240530-1342/meme/elynxirgame_20221230T013000/0.jpg</text:p>
          </table:table-cell>
          <table:table-cell office:value-type="string" calcext:value-type="string">
            <text:p>Pattern 2</text:p>
          </table:table-cell>
          <table:table-cell office:value-type="float" office:value="31.0459627215903" calcext:value-type="float">
            <text:p>31.0459627215903</text:p>
          </table:table-cell>
          <table:table-cell office:value-type="float" office:value="0.165173912669307" calcext:value-type="float">
            <text:p>0.165173912669307</text:p>
          </table:table-cell>
          <table:table-cell office:value-type="float" office:value="0.6440872039698" calcext:value-type="float">
            <text:p>0.6440872039698</text:p>
          </table:table-cell>
          <table:table-cell office:value-type="string" calcext:value-type="string">
            <text:p>https://twitter.com/OlegSoltys/status/1610967114550054912</text:p>
          </table:table-cell>
        </table:table-row>
        <table:table-row table:style-name="ro1">
          <table:table-cell office:value-type="string" calcext:value-type="string">
            <text:p>input/data_formal_20240530-1342/meme/EmilyHuante_20221022T140003/0.jpg</text:p>
          </table:table-cell>
          <table:table-cell office:value-type="string" calcext:value-type="string">
            <text:p>Pattern 2</text:p>
          </table:table-cell>
          <table:table-cell office:value-type="float" office:value="26.8037238681552" calcext:value-type="float">
            <text:p>26.8037238681552</text:p>
          </table:table-cell>
          <table:table-cell office:value-type="float" office:value="0.158271862671163" calcext:value-type="float">
            <text:p>0.158271862671163</text:p>
          </table:table-cell>
          <table:table-cell office:value-type="float" office:value="0.847059577749843" calcext:value-type="float">
            <text:p>0.847059577749843</text:p>
          </table:table-cell>
          <table:table-cell office:value-type="string" calcext:value-type="string">
            <text:p>https://twitter.com/Kytty_Bl0od/status/1620924402727780352</text:p>
          </table:table-cell>
        </table:table-row>
        <table:table-row table:style-name="ro1">
          <table:table-cell office:value-type="string" calcext:value-type="string">
            <text:p>input/data_formal_20240530-1342/meme/emilyrose0789_20230201T074710/0.jpg</text:p>
          </table:table-cell>
          <table:table-cell office:value-type="string" calcext:value-type="string">
            <text:p>Pattern 3</text:p>
          </table:table-cell>
          <table:table-cell office:value-type="float" office:value="25.4449298842416" calcext:value-type="float">
            <text:p>25.4449298842416</text:p>
          </table:table-cell>
          <table:table-cell office:value-type="float" office:value="0.362802748176896" calcext:value-type="float">
            <text:p>0.362802748176896</text:p>
          </table:table-cell>
          <table:table-cell office:value-type="float" office:value="0.868934682731656" calcext:value-type="float">
            <text:p>0.868934682731656</text:p>
          </table:table-cell>
          <table:table-cell office:value-type="string" calcext:value-type="string">
            <text:p>https://twitter.com/emilyrose0789/status/1620690203370479617</text:p>
          </table:table-cell>
        </table:table-row>
        <table:table-row table:style-name="ro1">
          <table:table-cell office:value-type="string" calcext:value-type="string">
            <text:p>input/data_formal_20240530-1342/meme/EndOfCreations_20221228T012647/0.jpg</text:p>
          </table:table-cell>
          <table:table-cell office:value-type="string" calcext:value-type="string">
            <text:p>Pattern 8</text:p>
          </table:table-cell>
          <table:table-cell office:value-type="float" office:value="25.8796252192582" calcext:value-type="float">
            <text:p>25.8796252192582</text:p>
          </table:table-cell>
          <table:table-cell office:value-type="float" office:value="0.72813428022729" calcext:value-type="float">
            <text:p>0.72813428022729</text:p>
          </table:table-cell>
          <table:table-cell office:value-type="float" office:value="0.289625343494446" calcext:value-type="float">
            <text:p>0.289625343494446</text:p>
          </table:table-cell>
          <table:table-cell office:value-type="string" calcext:value-type="string">
            <text:p>https://twitter.com/juwababyy/status/1607922249935511553</text:p>
          </table:table-cell>
        </table:table-row>
        <table:table-row table:style-name="ro1">
          <table:table-cell office:value-type="string" calcext:value-type="string">
            <text:p>input/data_formal_20240530-1342/meme/EndOfCreations_20230202T003648/0.jpg</text:p>
          </table:table-cell>
          <table:table-cell office:value-type="string" calcext:value-type="string">
            <text:p>Pattern 7</text:p>
          </table:table-cell>
          <table:table-cell office:value-type="float" office:value="32.3439927760243" calcext:value-type="float">
            <text:p>32.3439927760243</text:p>
          </table:table-cell>
          <table:table-cell office:value-type="float" office:value="0.562347539948799" calcext:value-type="float">
            <text:p>0.562347539948799</text:p>
          </table:table-cell>
          <table:table-cell office:value-type="float" office:value="0.348474453725889" calcext:value-type="float">
            <text:p>0.348474453725889</text:p>
          </table:table-cell>
          <table:table-cell office:value-type="string" calcext:value-type="string">
            <text:p>https://twitter.com/EndOfCreations/status/1620944285830098945</text:p>
          </table:table-cell>
        </table:table-row>
        <table:table-row table:style-name="ro1">
          <table:table-cell office:value-type="string" calcext:value-type="string">
            <text:p>input/data_formal_20240530-1342/meme/EnriqueMcquade_20230403T205043/0.jpg</text:p>
          </table:table-cell>
          <table:table-cell office:value-type="string" calcext:value-type="string">
            <text:p>Pattern 5</text:p>
          </table:table-cell>
          <table:table-cell office:value-type="float" office:value="30.4873511274334" calcext:value-type="float">
            <text:p>30.4873511274334</text:p>
          </table:table-cell>
          <table:table-cell office:value-type="float" office:value="0.0785224482489462" calcext:value-type="float">
            <text:p>0.0785224482489462</text:p>
          </table:table-cell>
          <table:table-cell office:value-type="float" office:value="0.288925146623999" calcext:value-type="float">
            <text:p>0.288925146623999</text:p>
          </table:table-cell>
          <table:table-cell office:value-type="string" calcext:value-type="string">
            <text:p>https://twitter.com/EnriqueMcquade/status/1642993053697982465</text:p>
          </table:table-cell>
        </table:table-row>
        <table:table-row table:style-name="ro1">
          <table:table-cell office:value-type="string" calcext:value-type="string">
            <text:p>input/data_formal_20240530-1342/meme/EnvisionOverse1_20230106T074924/0.jpg</text:p>
          </table:table-cell>
          <table:table-cell office:value-type="string" calcext:value-type="string">
            <text:p>Pattern 9</text:p>
          </table:table-cell>
          <table:table-cell office:value-type="float" office:value="10.1465080687173" calcext:value-type="float">
            <text:p>10.1465080687173</text:p>
          </table:table-cell>
          <table:table-cell office:value-type="float" office:value="0.15706959438752" calcext:value-type="float">
            <text:p>0.15706959438752</text:p>
          </table:table-cell>
          <table:table-cell office:value-type="float" office:value="0.0310687144428608" calcext:value-type="float">
            <text:p>0.0310687144428608</text:p>
          </table:table-cell>
          <table:table-cell office:value-type="string" calcext:value-type="string">
            <text:p>https://twitter.com/EnvisionOverse1/status/1611268681279078400</text:p>
          </table:table-cell>
        </table:table-row>
        <table:table-row table:style-name="ro1">
          <table:table-cell office:value-type="string" calcext:value-type="string">
            <text:p>input/data_formal_20240530-1342/meme/erickk_fuentes_20221228T034429/0.jpg</text:p>
          </table:table-cell>
          <table:table-cell office:value-type="string" calcext:value-type="string">
            <text:p>Pattern 1</text:p>
          </table:table-cell>
          <table:table-cell office:value-type="float" office:value="29.0977278359708" calcext:value-type="float">
            <text:p>29.0977278359708</text:p>
          </table:table-cell>
          <table:table-cell office:value-type="float" office:value="0.245792506559231" calcext:value-type="float">
            <text:p>0.245792506559231</text:p>
          </table:table-cell>
          <table:table-cell office:value-type="float" office:value="0.388159339535905" calcext:value-type="float">
            <text:p>0.388159339535905</text:p>
          </table:table-cell>
          <table:table-cell office:value-type="string" calcext:value-type="string">
            <text:p>https://twitter.com/erickk_fuentes/status/1607945556709593094</text:p>
          </table:table-cell>
        </table:table-row>
        <table:table-row table:style-name="ro1">
          <table:table-cell office:value-type="string" calcext:value-type="string">
            <text:p>input/data_formal_20240530-1342/meme/EricLoganSummit_20230105T120602/0.jpg</text:p>
          </table:table-cell>
          <table:table-cell office:value-type="string" calcext:value-type="string">
            <text:p>Pattern 7</text:p>
          </table:table-cell>
          <table:table-cell office:value-type="float" office:value="30.8000234619015" calcext:value-type="float">
            <text:p>30.8000234619015</text:p>
          </table:table-cell>
          <table:table-cell office:value-type="float" office:value="0.462972367478779" calcext:value-type="float">
            <text:p>0.462972367478779</text:p>
          </table:table-cell>
          <table:table-cell office:value-type="float" office:value="0.355723847703342" calcext:value-type="float">
            <text:p>0.355723847703342</text:p>
          </table:table-cell>
          <table:table-cell office:value-type="string" calcext:value-type="string">
            <text:p>https://twitter.com/FRCretweets/status/1610970891348844544</text:p>
          </table:table-cell>
        </table:table-row>
        <table:table-row table:style-name="ro1">
          <table:table-cell office:value-type="string" calcext:value-type="string">
            <text:p>input/data_formal_20240530-1342/meme/EricLoganSummit_20230206T120608/0.jpg</text:p>
          </table:table-cell>
          <table:table-cell office:value-type="string" calcext:value-type="string">
            <text:p>Pattern 7</text:p>
          </table:table-cell>
          <table:table-cell office:value-type="float" office:value="30.8000234619015" calcext:value-type="float">
            <text:p>30.8000234619015</text:p>
          </table:table-cell>
          <table:table-cell office:value-type="float" office:value="0.462972367478779" calcext:value-type="float">
            <text:p>0.462972367478779</text:p>
          </table:table-cell>
          <table:table-cell office:value-type="float" office:value="0.355723847703342" calcext:value-type="float">
            <text:p>0.355723847703342</text:p>
          </table:table-cell>
          <table:table-cell office:value-type="string" calcext:value-type="string">
            <text:p>https://twitter.com/EricLoganSummit/status/1622567314708221960</text:p>
          </table:table-cell>
        </table:table-row>
        <table:table-row table:style-name="ro1">
          <table:table-cell office:value-type="string" calcext:value-type="string">
            <text:p>input/data_formal_20240530-1342/meme/ErvinBalboa089_20230206T151716/0.jpg</text:p>
          </table:table-cell>
          <table:table-cell office:value-type="string" calcext:value-type="string">
            <text:p>Pattern 5</text:p>
          </table:table-cell>
          <table:table-cell office:value-type="float" office:value="23.2975764217597" calcext:value-type="float">
            <text:p>23.2975764217597</text:p>
          </table:table-cell>
          <table:table-cell office:value-type="float" office:value="0.135910587271301" calcext:value-type="float">
            <text:p>0.135910587271301</text:p>
          </table:table-cell>
          <table:table-cell office:value-type="float" office:value="0.23538250219016" calcext:value-type="float">
            <text:p>0.23538250219016</text:p>
          </table:table-cell>
          <table:table-cell office:value-type="string" calcext:value-type="string">
            <text:p>https://twitter.com/miceears/status/1622618604742053890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0.jpg</text:p>
          </table:table-cell>
          <table:table-cell office:value-type="string" calcext:value-type="string">
            <text:p>Pattern 5</text:p>
          </table:table-cell>
          <table:table-cell office:value-type="float" office:value="33.0755895773566" calcext:value-type="float">
            <text:p>33.0755895773566</text:p>
          </table:table-cell>
          <table:table-cell office:value-type="float" office:value="0.120179322611199" calcext:value-type="float">
            <text:p>0.120179322611199</text:p>
          </table:table-cell>
          <table:table-cell office:value-type="float" office:value="0.43274673956347" calcext:value-type="float">
            <text:p>0.43274673956347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1.jpg</text:p>
          </table:table-cell>
          <table:table-cell office:value-type="string" calcext:value-type="string">
            <text:p>Pattern 1</text:p>
          </table:table-cell>
          <table:table-cell office:value-type="float" office:value="33.2549938311449" calcext:value-type="float">
            <text:p>33.2549938311449</text:p>
          </table:table-cell>
          <table:table-cell office:value-type="float" office:value="0.256246297175691" calcext:value-type="float">
            <text:p>0.256246297175691</text:p>
          </table:table-cell>
          <table:table-cell office:value-type="float" office:value="0.305619901131846" calcext:value-type="float">
            <text:p>0.305619901131846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2.jpg</text:p>
          </table:table-cell>
          <table:table-cell office:value-type="string" calcext:value-type="string">
            <text:p>Pattern 1</text:p>
          </table:table-cell>
          <table:table-cell office:value-type="float" office:value="35.4804737601358" calcext:value-type="float">
            <text:p>35.4804737601358</text:p>
          </table:table-cell>
          <table:table-cell office:value-type="float" office:value="0.171342159332248" calcext:value-type="float">
            <text:p>0.171342159332248</text:p>
          </table:table-cell>
          <table:table-cell office:value-type="float" office:value="0.447718427397736" calcext:value-type="float">
            <text:p>0.447718427397736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9T070550/0.jpg</text:p>
          </table:table-cell>
          <table:table-cell office:value-type="string" calcext:value-type="string">
            <text:p>Pattern 5</text:p>
          </table:table-cell>
          <table:table-cell office:value-type="float" office:value="34.5942386581015" calcext:value-type="float">
            <text:p>34.5942386581015</text:p>
          </table:table-cell>
          <table:table-cell office:value-type="float" office:value="0.193413131857677" calcext:value-type="float">
            <text:p>0.193413131857677</text:p>
          </table:table-cell>
          <table:table-cell office:value-type="float" office:value="0.331827440365305" calcext:value-type="float">
            <text:p>0.331827440365305</text:p>
          </table:table-cell>
          <table:table-cell office:value-type="string" calcext:value-type="string">
            <text:p>https://twitter.com/Esfaw1/status/1612344882961735683</text:p>
          </table:table-cell>
        </table:table-row>
        <table:table-row table:style-name="ro1">
          <table:table-cell office:value-type="string" calcext:value-type="string">
            <text:p>input/data_formal_20240530-1342/meme/Esfaw1_20230109T120825/0.jpg</text:p>
          </table:table-cell>
          <table:table-cell office:value-type="string" calcext:value-type="string">
            <text:p>Pattern 7</text:p>
          </table:table-cell>
          <table:table-cell office:value-type="float" office:value="24.25303494624" calcext:value-type="float">
            <text:p>24.25303494624</text:p>
          </table:table-cell>
          <table:table-cell office:value-type="float" office:value="0.313574148431797" calcext:value-type="float">
            <text:p>0.313574148431797</text:p>
          </table:table-cell>
          <table:table-cell office:value-type="float" office:value="0.441133831591477" calcext:value-type="float">
            <text:p>0.441133831591477</text:p>
          </table:table-cell>
          <table:table-cell office:value-type="string" calcext:value-type="string">
            <text:p>https://twitter.com/Esfaw1/status/1612421029267386369</text:p>
          </table:table-cell>
        </table:table-row>
        <table:table-row table:style-name="ro1">
          <table:table-cell office:value-type="string" calcext:value-type="string">
            <text:p>input/data_formal_20240530-1342/meme/Esfaw1_20230112T124037/0.jpg</text:p>
          </table:table-cell>
          <table:table-cell office:value-type="string" calcext:value-type="string">
            <text:p>Pattern 5</text:p>
          </table:table-cell>
          <table:table-cell office:value-type="float" office:value="32.1955831212553" calcext:value-type="float">
            <text:p>32.1955831212553</text:p>
          </table:table-cell>
          <table:table-cell office:value-type="float" office:value="0.12781893525577" calcext:value-type="float">
            <text:p>0.12781893525577</text:p>
          </table:table-cell>
          <table:table-cell office:value-type="float" office:value="0.447343820799065" calcext:value-type="float">
            <text:p>0.447343820799065</text:p>
          </table:table-cell>
          <table:table-cell office:value-type="string" calcext:value-type="string">
            <text:p>https://twitter.com/Esfaw1/status/1613516297517793282</text:p>
          </table:table-cell>
        </table:table-row>
        <table:table-row table:style-name="ro1">
          <table:table-cell office:value-type="string" calcext:value-type="string">
            <text:p>input/data_formal_20240530-1342/meme/Esfaw1_20230128T075724/0.jpg</text:p>
          </table:table-cell>
          <table:table-cell office:value-type="string" calcext:value-type="string">
            <text:p>Pattern 5</text:p>
          </table:table-cell>
          <table:table-cell office:value-type="float" office:value="31.4973931433303" calcext:value-type="float">
            <text:p>31.4973931433303</text:p>
          </table:table-cell>
          <table:table-cell office:value-type="float" office:value="0.125294106856188" calcext:value-type="float">
            <text:p>0.125294106856188</text:p>
          </table:table-cell>
          <table:table-cell office:value-type="float" office:value="0.416520878718665" calcext:value-type="float">
            <text:p>0.416520878718665</text:p>
          </table:table-cell>
          <table:table-cell office:value-type="string" calcext:value-type="string">
            <text:p>https://twitter.com/Esfaw1/status/1619243228573884418</text:p>
          </table:table-cell>
        </table:table-row>
        <table:table-row table:style-name="ro1">
          <table:table-cell office:value-type="string" calcext:value-type="string">
            <text:p>input/data_formal_20240530-1342/meme/Esfaw1_20230128T131651/0.jpg</text:p>
          </table:table-cell>
          <table:table-cell office:value-type="string" calcext:value-type="string">
            <text:p>Pattern 1</text:p>
          </table:table-cell>
          <table:table-cell office:value-type="float" office:value="34.1652138584314" calcext:value-type="float">
            <text:p>34.1652138584314</text:p>
          </table:table-cell>
          <table:table-cell office:value-type="float" office:value="0.134753667637969" calcext:value-type="float">
            <text:p>0.134753667637969</text:p>
          </table:table-cell>
          <table:table-cell office:value-type="float" office:value="0.449897368658169" calcext:value-type="float">
            <text:p>0.449897368658169</text:p>
          </table:table-cell>
          <table:table-cell office:value-type="string" calcext:value-type="string">
            <text:p>https://twitter.com/Esfaw1/status/1619323619074772992</text:p>
          </table:table-cell>
        </table:table-row>
        <table:table-row table:style-name="ro1">
          <table:table-cell office:value-type="string" calcext:value-type="string">
            <text:p>input/data_formal_20240530-1342/meme/EssArrBee_20230106T044716/0.jpg</text:p>
          </table:table-cell>
          <table:table-cell office:value-type="string" calcext:value-type="string">
            <text:p>Pattern 7</text:p>
          </table:table-cell>
          <table:table-cell office:value-type="float" office:value="26.7368652400042" calcext:value-type="float">
            <text:p>26.7368652400042</text:p>
          </table:table-cell>
          <table:table-cell office:value-type="float" office:value="0.566285183384884" calcext:value-type="float">
            <text:p>0.566285183384884</text:p>
          </table:table-cell>
          <table:table-cell office:value-type="float" office:value="0.507846368835575" calcext:value-type="float">
            <text:p>0.507846368835575</text:p>
          </table:table-cell>
          <table:table-cell office:value-type="string" calcext:value-type="string">
            <text:p>https://twitter.com/EssArrBee/status/1611222847351058433</text:p>
          </table:table-cell>
        </table:table-row>
        <table:table-row table:style-name="ro1">
          <table:table-cell office:value-type="string" calcext:value-type="string">
            <text:p>input/data_formal_20240530-1342/meme/Ethlas_Official_20230206T120041/0.jpg</text:p>
          </table:table-cell>
          <table:table-cell office:value-type="string" calcext:value-type="string">
            <text:p>Pattern 1</text:p>
          </table:table-cell>
          <table:table-cell office:value-type="float" office:value="33.4242442774563" calcext:value-type="float">
            <text:p>33.4242442774563</text:p>
          </table:table-cell>
          <table:table-cell office:value-type="float" office:value="0.360288919219273" calcext:value-type="float">
            <text:p>0.360288919219273</text:p>
          </table:table-cell>
          <table:table-cell office:value-type="float" office:value="0.547856334080256" calcext:value-type="float">
            <text:p>0.547856334080256</text:p>
          </table:table-cell>
          <table:table-cell office:value-type="string" calcext:value-type="string">
            <text:p>https://twitter.com/Ethlas_Official/status/1622565943988703232</text:p>
          </table:table-cell>
        </table:table-row>
        <table:table-row table:style-name="ro1">
          <table:table-cell office:value-type="string" calcext:value-type="string">
            <text:p>input/data_formal_20240530-1342/meme/evai_io_20230211T162953/0.jpg</text:p>
          </table:table-cell>
          <table:table-cell office:value-type="string" calcext:value-type="string">
            <text:p>Pattern 8</text:p>
          </table:table-cell>
          <table:table-cell office:value-type="float" office:value="22.3036040090079" calcext:value-type="float">
            <text:p>22.3036040090079</text:p>
          </table:table-cell>
          <table:table-cell office:value-type="float" office:value="0.952836706156366" calcext:value-type="float">
            <text:p>0.952836706156366</text:p>
          </table:table-cell>
          <table:table-cell office:value-type="float" office:value="0.402766875131509" calcext:value-type="float">
            <text:p>0.402766875131509</text:p>
          </table:table-cell>
          <table:table-cell office:value-type="string" calcext:value-type="string">
            <text:p>https://twitter.com/CryptoToon16/status/1624784725343711232</text:p>
          </table:table-cell>
        </table:table-row>
        <table:table-row table:style-name="ro1">
          <table:table-cell office:value-type="string" calcext:value-type="string">
            <text:p>input/data_formal_20240530-1342/meme/EvenyDeals_20221228T051030/0.jpg</text:p>
          </table:table-cell>
          <table:table-cell office:value-type="string" calcext:value-type="string">
            <text:p>Pattern 5</text:p>
          </table:table-cell>
          <table:table-cell office:value-type="float" office:value="17.3673423483545" calcext:value-type="float">
            <text:p>17.3673423483545</text:p>
          </table:table-cell>
          <table:table-cell office:value-type="float" office:value="0.176855960104844" calcext:value-type="float">
            <text:p>0.176855960104844</text:p>
          </table:table-cell>
          <table:table-cell office:value-type="float" office:value="0.264915677917895" calcext:value-type="float">
            <text:p>0.264915677917895</text:p>
          </table:table-cell>
          <table:table-cell office:value-type="string" calcext:value-type="string">
            <text:p>https://twitter.com/EvenyDeals/status/1607967201885310976</text:p>
          </table:table-cell>
        </table:table-row>
        <table:table-row table:style-name="ro1">
          <table:table-cell office:value-type="string" calcext:value-type="string">
            <text:p>input/data_formal_20240530-1342/meme/EverOsegueda_20230202T030828/0.jpg</text:p>
          </table:table-cell>
          <table:table-cell office:value-type="string" calcext:value-type="string">
            <text:p>Pattern 7</text:p>
          </table:table-cell>
          <table:table-cell office:value-type="float" office:value="30.8980980589649" calcext:value-type="float">
            <text:p>30.8980980589649</text:p>
          </table:table-cell>
          <table:table-cell office:value-type="float" office:value="0.312668036684997" calcext:value-type="float">
            <text:p>0.312668036684997</text:p>
          </table:table-cell>
          <table:table-cell office:value-type="float" office:value="0.645691352063842" calcext:value-type="float">
            <text:p>0.645691352063842</text:p>
          </table:table-cell>
          <table:table-cell office:value-type="string" calcext:value-type="string">
            <text:p>https://twitter.com/EverOsegueda/status/1620982457163026432</text:p>
          </table:table-cell>
        </table:table-row>
        <table:table-row table:style-name="ro1">
          <table:table-cell office:value-type="string" calcext:value-type="string">
            <text:p>input/data_formal_20240530-1342/meme/evshift_20221228T040404/0.jpg</text:p>
          </table:table-cell>
          <table:table-cell office:value-type="string" calcext:value-type="string">
            <text:p>Pattern 1</text:p>
          </table:table-cell>
          <table:table-cell office:value-type="float" office:value="30.579931414243" calcext:value-type="float">
            <text:p>30.579931414243</text:p>
          </table:table-cell>
          <table:table-cell office:value-type="float" office:value="0.212361322083066" calcext:value-type="float">
            <text:p>0.212361322083066</text:p>
          </table:table-cell>
          <table:table-cell office:value-type="float" office:value="0.272893030255164" calcext:value-type="float">
            <text:p>0.272893030255164</text:p>
          </table:table-cell>
          <table:table-cell office:value-type="string" calcext:value-type="string">
            <text:p>https://twitter.com/evshift/status/1607950482877587457</text:p>
          </table:table-cell>
        </table:table-row>
        <table:table-row table:style-name="ro1">
          <table:table-cell office:value-type="string" calcext:value-type="string">
            <text:p>input/data_formal_20240530-1342/meme/evshift_20221228T043405/0.jpg</text:p>
          </table:table-cell>
          <table:table-cell office:value-type="string" calcext:value-type="string">
            <text:p>Pattern 1</text:p>
          </table:table-cell>
          <table:table-cell office:value-type="float" office:value="30.9500288067502" calcext:value-type="float">
            <text:p>30.9500288067502</text:p>
          </table:table-cell>
          <table:table-cell office:value-type="float" office:value="0.215631361288566" calcext:value-type="float">
            <text:p>0.215631361288566</text:p>
          </table:table-cell>
          <table:table-cell office:value-type="float" office:value="0.273918306348583" calcext:value-type="float">
            <text:p>0.273918306348583</text:p>
          </table:table-cell>
          <table:table-cell office:value-type="string" calcext:value-type="string">
            <text:p>https://twitter.com/evshift/status/1607958040220733440</text:p>
          </table:table-cell>
        </table:table-row>
        <table:table-row table:style-name="ro1">
          <table:table-cell office:value-type="string" calcext:value-type="string">
            <text:p>input/data_formal_20240530-1342/meme/exr360_20230109T085447/0.jpg</text:p>
          </table:table-cell>
          <table:table-cell office:value-type="string" calcext:value-type="string">
            <text:p>Pattern 1</text:p>
          </table:table-cell>
          <table:table-cell office:value-type="float" office:value="30.3707088554246" calcext:value-type="float">
            <text:p>30.3707088554246</text:p>
          </table:table-cell>
          <table:table-cell office:value-type="float" office:value="0.218900742668034" calcext:value-type="float">
            <text:p>0.218900742668034</text:p>
          </table:table-cell>
          <table:table-cell office:value-type="float" office:value="0.307979775331838" calcext:value-type="float">
            <text:p>0.307979775331838</text:p>
          </table:table-cell>
          <table:table-cell office:value-type="string" calcext:value-type="string">
            <text:p>https://twitter.com/exr360/status/1612372302137540609</text:p>
          </table:table-cell>
        </table:table-row>
        <table:table-row table:style-name="ro1">
          <table:table-cell office:value-type="string" calcext:value-type="string">
            <text:p>input/data_formal_20240530-1342/meme/Ezulix_Software_20221228T061133/0.jpg</text:p>
          </table:table-cell>
          <table:table-cell office:value-type="string" calcext:value-type="string">
            <text:p>Pattern 8</text:p>
          </table:table-cell>
          <table:table-cell office:value-type="float" office:value="22.9650588422197" calcext:value-type="float">
            <text:p>22.9650588422197</text:p>
          </table:table-cell>
          <table:table-cell office:value-type="float" office:value="0.856314456198834" calcext:value-type="float">
            <text:p>0.856314456198834</text:p>
          </table:table-cell>
          <table:table-cell office:value-type="float" office:value="0.437493909483544" calcext:value-type="float">
            <text:p>0.437493909483544</text:p>
          </table:table-cell>
          <table:table-cell office:value-type="string" calcext:value-type="string">
            <text:p>https://twitter.com/Ezulix_Software/status/1607982566556184578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0.jpg</text:p>
          </table:table-cell>
          <table:table-cell office:value-type="string" calcext:value-type="string">
            <text:p>Pattern 2</text:p>
          </table:table-cell>
          <table:table-cell office:value-type="float" office:value="29.2422746311137" calcext:value-type="float">
            <text:p>29.2422746311137</text:p>
          </table:table-cell>
          <table:table-cell office:value-type="float" office:value="0.365469605918512" calcext:value-type="float">
            <text:p>0.365469605918512</text:p>
          </table:table-cell>
          <table:table-cell office:value-type="float" office:value="0.76471646768133" calcext:value-type="float">
            <text:p>0.76471646768133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1.jpg</text:p>
          </table:table-cell>
          <table:table-cell office:value-type="string" calcext:value-type="string">
            <text:p>Pattern 1</text:p>
          </table:table-cell>
          <table:table-cell office:value-type="float" office:value="34.5793483821131" calcext:value-type="float">
            <text:p>34.5793483821131</text:p>
          </table:table-cell>
          <table:table-cell office:value-type="float" office:value="0.325996700013261" calcext:value-type="float">
            <text:p>0.325996700013261</text:p>
          </table:table-cell>
          <table:table-cell office:value-type="float" office:value="0.307054594611351" calcext:value-type="float">
            <text:p>0.307054594611351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2.jpg</text:p>
          </table:table-cell>
          <table:table-cell office:value-type="string" calcext:value-type="string">
            <text:p>Pattern 7</text:p>
          </table:table-cell>
          <table:table-cell office:value-type="float" office:value="30.6151936524486" calcext:value-type="float">
            <text:p>30.6151936524486</text:p>
          </table:table-cell>
          <table:table-cell office:value-type="float" office:value="0.43534776829874" calcext:value-type="float">
            <text:p>0.43534776829874</text:p>
          </table:table-cell>
          <table:table-cell office:value-type="float" office:value="0.42489550643483" calcext:value-type="float">
            <text:p>0.42489550643483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abAvie_20230206T113633/0.jpg</text:p>
          </table:table-cell>
          <table:table-cell office:value-type="string" calcext:value-type="string">
            <text:p>Pattern 7</text:p>
          </table:table-cell>
          <table:table-cell office:value-type="float" office:value="29.009791403516" calcext:value-type="float">
            <text:p>29.009791403516</text:p>
          </table:table-cell>
          <table:table-cell office:value-type="float" office:value="0.623206402320613" calcext:value-type="float">
            <text:p>0.623206402320613</text:p>
          </table:table-cell>
          <table:table-cell office:value-type="float" office:value="0.337679151268512" calcext:value-type="float">
            <text:p>0.337679151268512</text:p>
          </table:table-cell>
          <table:table-cell office:value-type="string" calcext:value-type="string">
            <text:p>https://twitter.com/enid_sinclaire/status/1622581119932862465</text:p>
          </table:table-cell>
        </table:table-row>
        <table:table-row table:style-name="ro1">
          <table:table-cell office:value-type="string" calcext:value-type="string">
            <text:p>input/data_formal_20240530-1342/meme/fabclub__20230307T070840/0.jpg</text:p>
          </table:table-cell>
          <table:table-cell office:value-type="string" calcext:value-type="string">
            <text:p>Pattern 7</text:p>
          </table:table-cell>
          <table:table-cell office:value-type="float" office:value="29.4388445814653" calcext:value-type="float">
            <text:p>29.4388445814653</text:p>
          </table:table-cell>
          <table:table-cell office:value-type="float" office:value="0.219862668659796" calcext:value-type="float">
            <text:p>0.219862668659796</text:p>
          </table:table-cell>
          <table:table-cell office:value-type="float" office:value="0.59991708800359" calcext:value-type="float">
            <text:p>0.59991708800359</text:p>
          </table:table-cell>
          <table:table-cell office:value-type="string" calcext:value-type="string">
            <text:p>https://twitter.com/Maan__ish/status/1633001803586600960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0.jpg</text:p>
          </table:table-cell>
          <table:table-cell office:value-type="string" calcext:value-type="string">
            <text:p>Pattern 9</text:p>
          </table:table-cell>
          <table:table-cell office:value-type="float" office:value="10.5631089849982" calcext:value-type="float">
            <text:p>10.5631089849982</text:p>
          </table:table-cell>
          <table:table-cell office:value-type="float" office:value="0.190541926977607" calcext:value-type="float">
            <text:p>0.190541926977607</text:p>
          </table:table-cell>
          <table:table-cell office:value-type="float" office:value="0.027596724735424" calcext:value-type="float">
            <text:p>0.027596724735424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1.jpg</text:p>
          </table:table-cell>
          <table:table-cell office:value-type="string" calcext:value-type="string">
            <text:p>Pattern 9</text:p>
          </table:table-cell>
          <table:table-cell office:value-type="float" office:value="9.99866432053839" calcext:value-type="float">
            <text:p>9.99866432053839</text:p>
          </table:table-cell>
          <table:table-cell office:value-type="float" office:value="0.183694286728209" calcext:value-type="float">
            <text:p>0.183694286728209</text:p>
          </table:table-cell>
          <table:table-cell office:value-type="float" office:value="0.021986471206545" calcext:value-type="float">
            <text:p>0.021986471206545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2.jpg</text:p>
          </table:table-cell>
          <table:table-cell office:value-type="string" calcext:value-type="string">
            <text:p>Pattern 9</text:p>
          </table:table-cell>
          <table:table-cell office:value-type="float" office:value="10.1832644499865" calcext:value-type="float">
            <text:p>10.1832644499865</text:p>
          </table:table-cell>
          <table:table-cell office:value-type="float" office:value="0.18527244180625" calcext:value-type="float">
            <text:p>0.18527244180625</text:p>
          </table:table-cell>
          <table:table-cell office:value-type="float" office:value="0.0151653185512657" calcext:value-type="float">
            <text:p>0.0151653185512657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ilgagsFunny_20221227T080453/0.jpg</text:p>
          </table:table-cell>
          <table:table-cell office:value-type="string" calcext:value-type="string">
            <text:p>Pattern 3</text:p>
          </table:table-cell>
          <table:table-cell office:value-type="float" office:value="24.1191312549498" calcext:value-type="float">
            <text:p>24.1191312549498</text:p>
          </table:table-cell>
          <table:table-cell office:value-type="float" office:value="0.452259218333852" calcext:value-type="float">
            <text:p>0.452259218333852</text:p>
          </table:table-cell>
          <table:table-cell office:value-type="float" office:value="0.771115613271596" calcext:value-type="float">
            <text:p>0.771115613271596</text:p>
          </table:table-cell>
          <table:table-cell office:value-type="string" calcext:value-type="string">
            <text:p>https://twitter.com/Tatjana61875398/status/1607947537213755392</text:p>
          </table:table-cell>
        </table:table-row>
        <table:table-row table:style-name="ro1">
          <table:table-cell office:value-type="string" calcext:value-type="string">
            <text:p>input/data_formal_20240530-1342/meme/FailgagsFunny_20221228T051214/0.jpg</text:p>
          </table:table-cell>
          <table:table-cell office:value-type="string" calcext:value-type="string">
            <text:p>Pattern 6</text:p>
          </table:table-cell>
          <table:table-cell office:value-type="float" office:value="22.8221809070235" calcext:value-type="float">
            <text:p>22.8221809070235</text:p>
          </table:table-cell>
          <table:table-cell office:value-type="float" office:value="0.885916939853791" calcext:value-type="float">
            <text:p>0.885916939853791</text:p>
          </table:table-cell>
          <table:table-cell office:value-type="float" office:value="0.369196580504554" calcext:value-type="float">
            <text:p>0.369196580504554</text:p>
          </table:table-cell>
          <table:table-cell office:value-type="string" calcext:value-type="string">
            <text:p>https://twitter.com/FailgagsFunny/status/1607967638709497856</text:p>
          </table:table-cell>
        </table:table-row>
        <table:table-row table:style-name="ro1">
          <table:table-cell office:value-type="string" calcext:value-type="string">
            <text:p>input/data_formal_20240530-1342/meme/FailgagsFunny_20230105T122103/0.jpg</text:p>
          </table:table-cell>
          <table:table-cell office:value-type="string" calcext:value-type="string">
            <text:p>Pattern 6</text:p>
          </table:table-cell>
          <table:table-cell office:value-type="float" office:value="22.8006956015472" calcext:value-type="float">
            <text:p>22.8006956015472</text:p>
          </table:table-cell>
          <table:table-cell office:value-type="float" office:value="0.829489959432271" calcext:value-type="float">
            <text:p>0.829489959432271</text:p>
          </table:table-cell>
          <table:table-cell office:value-type="float" office:value="0.307417442833297" calcext:value-type="float">
            <text:p>0.307417442833297</text:p>
          </table:table-cell>
          <table:table-cell office:value-type="string" calcext:value-type="string">
            <text:p>https://twitter.com/FailgagsFunny/status/1610974658458968065</text:p>
          </table:table-cell>
        </table:table-row>
        <table:table-row table:style-name="ro1">
          <table:table-cell office:value-type="string" calcext:value-type="string">
            <text:p>input/data_formal_20240530-1342/meme/FailgagsFunny_20230105T135630/0.jpg</text:p>
          </table:table-cell>
          <table:table-cell office:value-type="string" calcext:value-type="string">
            <text:p>Pattern 7</text:p>
          </table:table-cell>
          <table:table-cell office:value-type="float" office:value="30.8057296511606" calcext:value-type="float">
            <text:p>30.8057296511606</text:p>
          </table:table-cell>
          <table:table-cell office:value-type="float" office:value="0.441000297481712" calcext:value-type="float">
            <text:p>0.441000297481712</text:p>
          </table:table-cell>
          <table:table-cell office:value-type="float" office:value="0.431462347157393" calcext:value-type="float">
            <text:p>0.431462347157393</text:p>
          </table:table-cell>
          <table:table-cell office:value-type="string" calcext:value-type="string">
            <text:p>https://twitter.com/chintamani0d/status/1611229103499235330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44456/0.jpg</text:p>
          </table:table-cell>
          <table:table-cell office:value-type="string" calcext:value-type="string">
            <text:p>Pattern 6</text:p>
          </table:table-cell>
          <table:table-cell office:value-type="float" office:value="33.1352790742679" calcext:value-type="float">
            <text:p>33.1352790742679</text:p>
          </table:table-cell>
          <table:table-cell office:value-type="float" office:value="0.54403752887902" calcext:value-type="float">
            <text:p>0.54403752887902</text:p>
          </table:table-cell>
          <table:table-cell office:value-type="float" office:value="0.413409661759282" calcext:value-type="float">
            <text:p>0.413409661759282</text:p>
          </table:table-cell>
          <table:table-cell office:value-type="string" calcext:value-type="string">
            <text:p>https://twitter.com/FailgagsFunny/status/1611222259930378245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55216/0.jpg</text:p>
          </table:table-cell>
          <table:table-cell office:value-type="string" calcext:value-type="string">
            <text:p>Pattern 7</text:p>
          </table:table-cell>
          <table:table-cell office:value-type="float" office:value="25.4846204965648" calcext:value-type="float">
            <text:p>25.4846204965648</text:p>
          </table:table-cell>
          <table:table-cell office:value-type="float" office:value="0.611527266108525" calcext:value-type="float">
            <text:p>0.611527266108525</text:p>
          </table:table-cell>
          <table:table-cell office:value-type="float" office:value="0.400791546359461" calcext:value-type="float">
            <text:p>0.400791546359461</text:p>
          </table:table-cell>
          <table:table-cell office:value-type="string" calcext:value-type="string">
            <text:p>https://twitter.com/FailgagsFunny/status/1611239206915014656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70411/0.jpg</text:p>
          </table:table-cell>
          <table:table-cell office:value-type="string" calcext:value-type="string">
            <text:p>Pattern 6</text:p>
          </table:table-cell>
          <table:table-cell office:value-type="float" office:value="25.3600008222608" calcext:value-type="float">
            <text:p>25.3600008222608</text:p>
          </table:table-cell>
          <table:table-cell office:value-type="float" office:value="0.728998427155186" calcext:value-type="float">
            <text:p>0.728998427155186</text:p>
          </table:table-cell>
          <table:table-cell office:value-type="float" office:value="0.311978116864967" calcext:value-type="float">
            <text:p>0.311978116864967</text:p>
          </table:table-cell>
          <table:table-cell office:value-type="string" calcext:value-type="string">
            <text:p>https://twitter.com/FailgagsFunny/status/1611257302971187200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80942/0.jpg</text:p>
          </table:table-cell>
          <table:table-cell office:value-type="string" calcext:value-type="string">
            <text:p>Pattern 2</text:p>
          </table:table-cell>
          <table:table-cell office:value-type="float" office:value="28.0879986842935" calcext:value-type="float">
            <text:p>28.0879986842935</text:p>
          </table:table-cell>
          <table:table-cell office:value-type="float" office:value="0.280880149505792" calcext:value-type="float">
            <text:p>0.280880149505792</text:p>
          </table:table-cell>
          <table:table-cell office:value-type="float" office:value="0.600087563652208" calcext:value-type="float">
            <text:p>0.600087563652208</text:p>
          </table:table-cell>
          <table:table-cell office:value-type="string" calcext:value-type="string">
            <text:p>https://twitter.com/FailgagsFunny/status/1611273792130813952</text:p>
          </table:table-cell>
        </table:table-row>
        <table:table-row table:style-name="ro1">
          <table:table-cell office:value-type="string" calcext:value-type="string">
            <text:p>input/data_formal_20240530-1342/meme/FailgagsFunny_20230107T062903/0.jpg</text:p>
          </table:table-cell>
          <table:table-cell office:value-type="string" calcext:value-type="string">
            <text:p>Pattern 7</text:p>
          </table:table-cell>
          <table:table-cell office:value-type="float" office:value="27.4147815114123" calcext:value-type="float">
            <text:p>27.4147815114123</text:p>
          </table:table-cell>
          <table:table-cell office:value-type="float" office:value="0.554861622113686" calcext:value-type="float">
            <text:p>0.554861622113686</text:p>
          </table:table-cell>
          <table:table-cell office:value-type="float" office:value="0.513597343310687" calcext:value-type="float">
            <text:p>0.513597343310687</text:p>
          </table:table-cell>
          <table:table-cell office:value-type="string" calcext:value-type="string">
            <text:p>https://twitter.com/PumperPuxxy/status/1613311626501050369</text:p>
          </table:table-cell>
        </table:table-row>
        <table:table-row table:style-name="ro1">
          <table:table-cell office:value-type="string" calcext:value-type="string">
            <text:p>input/data_formal_20240530-1342/meme/FailgagsFunny_20230202T043925/0.jpg</text:p>
          </table:table-cell>
          <table:table-cell office:value-type="string" calcext:value-type="string">
            <text:p>Pattern 6</text:p>
          </table:table-cell>
          <table:table-cell office:value-type="float" office:value="22.8190152587003" calcext:value-type="float">
            <text:p>22.8190152587003</text:p>
          </table:table-cell>
          <table:table-cell office:value-type="float" office:value="0.805377526368935" calcext:value-type="float">
            <text:p>0.805377526368935</text:p>
          </table:table-cell>
          <table:table-cell office:value-type="float" office:value="0.428784826546782" calcext:value-type="float">
            <text:p>0.428784826546782</text:p>
          </table:table-cell>
          <table:table-cell office:value-type="string" calcext:value-type="string">
            <text:p>https://twitter.com/FailgagsFunny/status/1621005345933099009</text:p>
          </table:table-cell>
        </table:table-row>
        <table:table-row table:style-name="ro1">
          <table:table-cell office:value-type="string" calcext:value-type="string">
            <text:p>input/data_formal_20240530-1342/meme/FailgagsFunny_20230206T131743/0.jpg</text:p>
          </table:table-cell>
          <table:table-cell office:value-type="string" calcext:value-type="string">
            <text:p>Pattern 6</text:p>
          </table:table-cell>
          <table:table-cell office:value-type="float" office:value="24.2621174427865" calcext:value-type="float">
            <text:p>24.2621174427865</text:p>
          </table:table-cell>
          <table:table-cell office:value-type="float" office:value="0.85181159646525" calcext:value-type="float">
            <text:p>0.85181159646525</text:p>
          </table:table-cell>
          <table:table-cell office:value-type="float" office:value="0.376366661003675" calcext:value-type="float">
            <text:p>0.376366661003675</text:p>
          </table:table-cell>
          <table:table-cell office:value-type="string" calcext:value-type="string">
            <text:p>https://twitter.com/FailgagsFunny/status/1622585328979841026</text:p>
          </table:table-cell>
        </table:table-row>
        <table:table-row table:style-name="ro1">
          <table:table-cell office:value-type="string" calcext:value-type="string">
            <text:p>input/data_formal_20240530-1342/meme/FailgagsFunny_20230212T134108/0.jpg</text:p>
          </table:table-cell>
          <table:table-cell office:value-type="string" calcext:value-type="string">
            <text:p>Pattern 6</text:p>
          </table:table-cell>
          <table:table-cell office:value-type="float" office:value="25.2478879787269" calcext:value-type="float">
            <text:p>25.2478879787269</text:p>
          </table:table-cell>
          <table:table-cell office:value-type="float" office:value="0.894387552117912" calcext:value-type="float">
            <text:p>0.894387552117912</text:p>
          </table:table-cell>
          <table:table-cell office:value-type="float" office:value="0.267494517619593" calcext:value-type="float">
            <text:p>0.267494517619593</text:p>
          </table:table-cell>
          <table:table-cell office:value-type="string" calcext:value-type="string">
            <text:p>https://twitter.com/FailgagsFunny/status/1624765549459943426</text:p>
          </table:table-cell>
        </table:table-row>
        <table:table-row table:style-name="ro1">
          <table:table-cell office:value-type="string" calcext:value-type="string">
            <text:p>input/data_formal_20240530-1342/meme/FatDumbAndAngry_20230105T122706/0.jpg</text:p>
          </table:table-cell>
          <table:table-cell office:value-type="string" calcext:value-type="string">
            <text:p>Pattern 8</text:p>
          </table:table-cell>
          <table:table-cell office:value-type="float" office:value="20.170864382923" calcext:value-type="float">
            <text:p>20.170864382923</text:p>
          </table:table-cell>
          <table:table-cell office:value-type="float" office:value="1" calcext:value-type="float">
            <text:p>1</text:p>
          </table:table-cell>
          <table:table-cell office:value-type="float" office:value="0.359348157625984" calcext:value-type="float">
            <text:p>0.359348157625984</text:p>
          </table:table-cell>
          <table:table-cell office:value-type="string" calcext:value-type="string">
            <text:p>https://twitter.com/FatDumbAndAngry/status/1610976179372138501</text:p>
          </table:table-cell>
        </table:table-row>
        <table:table-row table:style-name="ro1">
          <table:table-cell office:value-type="string" calcext:value-type="string">
            <text:p>input/data_formal_20240530-1342/meme/FatDumbAndAngry_20230105T123150/0.jpg</text:p>
          </table:table-cell>
          <table:table-cell office:value-type="string" calcext:value-type="string">
            <text:p>Pattern 6</text:p>
          </table:table-cell>
          <table:table-cell office:value-type="float" office:value="24.3089036566789" calcext:value-type="float">
            <text:p>24.3089036566789</text:p>
          </table:table-cell>
          <table:table-cell office:value-type="float" office:value="0.720345618976575" calcext:value-type="float">
            <text:p>0.720345618976575</text:p>
          </table:table-cell>
          <table:table-cell office:value-type="float" office:value="0.401799028668439" calcext:value-type="float">
            <text:p>0.401799028668439</text:p>
          </table:table-cell>
          <table:table-cell office:value-type="string" calcext:value-type="string">
            <text:p>https://twitter.com/FatDumbAndAngry/status/1610977373385531392</text:p>
          </table:table-cell>
        </table:table-row>
        <table:table-row table:style-name="ro1">
          <table:table-cell office:value-type="string" calcext:value-type="string">
            <text:p>input/data_formal_20240530-1342/meme/faucetcryptocom_20230206T124650/0.jpg</text:p>
          </table:table-cell>
          <table:table-cell office:value-type="string" calcext:value-type="string">
            <text:p>Pattern 1</text:p>
          </table:table-cell>
          <table:table-cell office:value-type="float" office:value="33.8648887791212" calcext:value-type="float">
            <text:p>33.8648887791212</text:p>
          </table:table-cell>
          <table:table-cell office:value-type="float" office:value="0.341074925432656" calcext:value-type="float">
            <text:p>0.341074925432656</text:p>
          </table:table-cell>
          <table:table-cell office:value-type="float" office:value="0.387619607115488" calcext:value-type="float">
            <text:p>0.387619607115488</text:p>
          </table:table-cell>
          <table:table-cell office:value-type="string" calcext:value-type="string">
            <text:p>https://twitter.com/LearnersArea/status/162257755705596313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0.jpg</text:p>
          </table:table-cell>
          <table:table-cell office:value-type="string" calcext:value-type="string">
            <text:p>Pattern 1</text:p>
          </table:table-cell>
          <table:table-cell office:value-type="float" office:value="30.3350342623452" calcext:value-type="float">
            <text:p>30.3350342623452</text:p>
          </table:table-cell>
          <table:table-cell office:value-type="float" office:value="0.28308316218561" calcext:value-type="float">
            <text:p>0.28308316218561</text:p>
          </table:table-cell>
          <table:table-cell office:value-type="float" office:value="0.372266871032219" calcext:value-type="float">
            <text:p>0.372266871032219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1.jpg</text:p>
          </table:table-cell>
          <table:table-cell office:value-type="string" calcext:value-type="string">
            <text:p>Pattern 5</text:p>
          </table:table-cell>
          <table:table-cell office:value-type="float" office:value="32.0496076349446" calcext:value-type="float">
            <text:p>32.0496076349446</text:p>
          </table:table-cell>
          <table:table-cell office:value-type="float" office:value="0.218262720920713" calcext:value-type="float">
            <text:p>0.218262720920713</text:p>
          </table:table-cell>
          <table:table-cell office:value-type="float" office:value="0.343478302192016" calcext:value-type="float">
            <text:p>0.343478302192016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2.jpg</text:p>
          </table:table-cell>
          <table:table-cell office:value-type="string" calcext:value-type="string">
            <text:p>Pattern 5</text:p>
          </table:table-cell>
          <table:table-cell office:value-type="float" office:value="30.7459812432587" calcext:value-type="float">
            <text:p>30.7459812432587</text:p>
          </table:table-cell>
          <table:table-cell office:value-type="float" office:value="0.183468285361374" calcext:value-type="float">
            <text:p>0.183468285361374</text:p>
          </table:table-cell>
          <table:table-cell office:value-type="float" office:value="0.333601371463885" calcext:value-type="float">
            <text:p>0.333601371463885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3.jpg</text:p>
          </table:table-cell>
          <table:table-cell office:value-type="string" calcext:value-type="string">
            <text:p>Pattern 7</text:p>
          </table:table-cell>
          <table:table-cell office:value-type="float" office:value="32.078747798121" calcext:value-type="float">
            <text:p>32.078747798121</text:p>
          </table:table-cell>
          <table:table-cell office:value-type="float" office:value="0.429829747542091" calcext:value-type="float">
            <text:p>0.429829747542091</text:p>
          </table:table-cell>
          <table:table-cell office:value-type="float" office:value="0.402249726065279" calcext:value-type="float">
            <text:p>0.402249726065279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lixDanielMar3_20221228T054700/0.jpg</text:p>
          </table:table-cell>
          <table:table-cell office:value-type="string" calcext:value-type="string">
            <text:p>Pattern 2</text:p>
          </table:table-cell>
          <table:table-cell office:value-type="float" office:value="23.9183282314324" calcext:value-type="float">
            <text:p>23.9183282314324</text:p>
          </table:table-cell>
          <table:table-cell office:value-type="float" office:value="0.261569325589917" calcext:value-type="float">
            <text:p>0.261569325589917</text:p>
          </table:table-cell>
          <table:table-cell office:value-type="float" office:value="0.911841933239553" calcext:value-type="float">
            <text:p>0.911841933239553</text:p>
          </table:table-cell>
          <table:table-cell office:value-type="string" calcext:value-type="string">
            <text:p>https://twitter.com/FelixDanielMar3/status/1607976386823585792</text:p>
          </table:table-cell>
        </table:table-row>
        <table:table-row table:style-name="ro1">
          <table:table-cell office:value-type="string" calcext:value-type="string">
            <text:p>input/data_formal_20240530-1342/meme/FernandezFBooks_20221208T160345/0.jpg</text:p>
          </table:table-cell>
          <table:table-cell office:value-type="string" calcext:value-type="string">
            <text:p>Pattern 1</text:p>
          </table:table-cell>
          <table:table-cell office:value-type="float" office:value="23.8145281621343" calcext:value-type="float">
            <text:p>23.8145281621343</text:p>
          </table:table-cell>
          <table:table-cell office:value-type="float" office:value="0.236532615187484" calcext:value-type="float">
            <text:p>0.236532615187484</text:p>
          </table:table-cell>
          <table:table-cell office:value-type="float" office:value="0.31716105710117" calcext:value-type="float">
            <text:p>0.31716105710117</text:p>
          </table:table-cell>
          <table:table-cell office:value-type="string" calcext:value-type="string">
            <text:p>https://twitter.com/FernandezFBooks/status/1622581797568581632</text:p>
          </table:table-cell>
        </table:table-row>
        <table:table-row table:style-name="ro1">
          <table:table-cell office:value-type="string" calcext:value-type="string">
            <text:p>input/data_formal_20240530-1342/meme/FernandezFBooks_20230204T200318/0.jpg</text:p>
          </table:table-cell>
          <table:table-cell office:value-type="string" calcext:value-type="string">
            <text:p>Pattern 1</text:p>
          </table:table-cell>
          <table:table-cell office:value-type="float" office:value="24.0617289105182" calcext:value-type="float">
            <text:p>24.0617289105182</text:p>
          </table:table-cell>
          <table:table-cell office:value-type="float" office:value="0.256947372045905" calcext:value-type="float">
            <text:p>0.256947372045905</text:p>
          </table:table-cell>
          <table:table-cell office:value-type="float" office:value="0.307688024216306" calcext:value-type="float">
            <text:p>0.307688024216306</text:p>
          </table:table-cell>
          <table:table-cell office:value-type="string" calcext:value-type="string">
            <text:p>https://twitter.com/Dorsey_Novels/status/1622609725492699137</text:p>
          </table:table-cell>
        </table:table-row>
        <table:table-row table:style-name="ro1">
          <table:table-cell office:value-type="string" calcext:value-type="string">
            <text:p>input/data_formal_20240530-1342/meme/ff_collections_20221228T004611/0.jpg</text:p>
          </table:table-cell>
          <table:table-cell office:value-type="string" calcext:value-type="string">
            <text:p>Pattern 8</text:p>
          </table:table-cell>
          <table:table-cell office:value-type="float" office:value="23.5033970011071" calcext:value-type="float">
            <text:p>23.5033970011071</text:p>
          </table:table-cell>
          <table:table-cell office:value-type="float" office:value="0.829186552723309" calcext:value-type="float">
            <text:p>0.829186552723309</text:p>
          </table:table-cell>
          <table:table-cell office:value-type="float" office:value="0.406100868642681" calcext:value-type="float">
            <text:p>0.406100868642681</text:p>
          </table:table-cell>
          <table:table-cell office:value-type="string" calcext:value-type="string">
            <text:p>https://twitter.com/handsomezenos/status/1607957501626175491</text:p>
          </table:table-cell>
        </table:table-row>
        <table:table-row table:style-name="ro1">
          <table:table-cell office:value-type="string" calcext:value-type="string">
            <text:p>input/data_formal_20240530-1342/meme/FFLTristate_20230206T120143/0.jpg</text:p>
          </table:table-cell>
          <table:table-cell office:value-type="string" calcext:value-type="string">
            <text:p>Pattern 8</text:p>
          </table:table-cell>
          <table:table-cell office:value-type="float" office:value="28.3629240218816" calcext:value-type="float">
            <text:p>28.3629240218816</text:p>
          </table:table-cell>
          <table:table-cell office:value-type="float" office:value="0.661407221563049" calcext:value-type="float">
            <text:p>0.661407221563049</text:p>
          </table:table-cell>
          <table:table-cell office:value-type="float" office:value="0.700157176720843" calcext:value-type="float">
            <text:p>0.700157176720843</text:p>
          </table:table-cell>
          <table:table-cell office:value-type="string" calcext:value-type="string">
            <text:p>https://twitter.com/FFLTristate/status/1622566205415387137</text:p>
          </table:table-cell>
        </table:table-row>
        <table:table-row table:style-name="ro1">
          <table:table-cell office:value-type="string" calcext:value-type="string">
            <text:p>input/data_formal_20240530-1342/meme/FIBOGlobal_20221228T064219/0.jpg</text:p>
          </table:table-cell>
          <table:table-cell office:value-type="string" calcext:value-type="string">
            <text:p>Pattern 2</text:p>
          </table:table-cell>
          <table:table-cell office:value-type="float" office:value="30.0173244589383" calcext:value-type="float">
            <text:p>30.0173244589383</text:p>
          </table:table-cell>
          <table:table-cell office:value-type="float" office:value="0.149255044430265" calcext:value-type="float">
            <text:p>0.149255044430265</text:p>
          </table:table-cell>
          <table:table-cell office:value-type="float" office:value="0.523711639736013" calcext:value-type="float">
            <text:p>0.523711639736013</text:p>
          </table:table-cell>
          <table:table-cell office:value-type="string" calcext:value-type="string">
            <text:p>https://twitter.com/FIBOGlobal/status/1607990311414042625</text:p>
          </table:table-cell>
        </table:table-row>
        <table:table-row table:style-name="ro1">
          <table:table-cell office:value-type="string" calcext:value-type="string">
            <text:p>input/data_formal_20240530-1342/meme/Figoklein4_20221228T045342/0.jpg</text:p>
          </table:table-cell>
          <table:table-cell office:value-type="string" calcext:value-type="string">
            <text:p>Pattern 1</text:p>
          </table:table-cell>
          <table:table-cell office:value-type="float" office:value="34.4084607105095" calcext:value-type="float">
            <text:p>34.4084607105095</text:p>
          </table:table-cell>
          <table:table-cell office:value-type="float" office:value="0.434052844321904" calcext:value-type="float">
            <text:p>0.434052844321904</text:p>
          </table:table-cell>
          <table:table-cell office:value-type="float" office:value="0.311829951055259" calcext:value-type="float">
            <text:p>0.311829951055259</text:p>
          </table:table-cell>
          <table:table-cell office:value-type="string" calcext:value-type="string">
            <text:p>https://twitter.com/Figoklein4/status/1607962977180815360</text:p>
          </table:table-cell>
        </table:table-row>
        <table:table-row table:style-name="ro1">
          <table:table-cell office:value-type="string" calcext:value-type="string">
            <text:p>input/data_formal_20240530-1342/meme/Filmybliss12_20230106T061029/0.jpg</text:p>
          </table:table-cell>
          <table:table-cell office:value-type="string" calcext:value-type="string">
            <text:p>Pattern 8</text:p>
          </table:table-cell>
          <table:table-cell office:value-type="float" office:value="22.5950969587015" calcext:value-type="float">
            <text:p>22.5950969587015</text:p>
          </table:table-cell>
          <table:table-cell office:value-type="float" office:value="0.886450026419054" calcext:value-type="float">
            <text:p>0.886450026419054</text:p>
          </table:table-cell>
          <table:table-cell office:value-type="float" office:value="0.362915862897309" calcext:value-type="float">
            <text:p>0.362915862897309</text:p>
          </table:table-cell>
          <table:table-cell office:value-type="string" calcext:value-type="string">
            <text:p>https://twitter.com/Filmybliss12/status/1611243790190399488</text:p>
          </table:table-cell>
        </table:table-row>
        <table:table-row table:style-name="ro1">
          <table:table-cell office:value-type="string" calcext:value-type="string">
            <text:p>input/data_formal_20240530-1342/meme/filmygyantelly1_20230111T182619/0.jpg</text:p>
          </table:table-cell>
          <table:table-cell office:value-type="string" calcext:value-type="string">
            <text:p>Pattern 8</text:p>
          </table:table-cell>
          <table:table-cell office:value-type="float" office:value="25.410995657104" calcext:value-type="float">
            <text:p>25.410995657104</text:p>
          </table:table-cell>
          <table:table-cell office:value-type="float" office:value="0.900034507997767" calcext:value-type="float">
            <text:p>0.900034507997767</text:p>
          </table:table-cell>
          <table:table-cell office:value-type="float" office:value="0.316677944129438" calcext:value-type="float">
            <text:p>0.316677944129438</text:p>
          </table:table-cell>
          <table:table-cell office:value-type="string" calcext:value-type="string">
            <text:p>https://twitter.com/queenuud1/status/1613299430249172994</text:p>
          </table:table-cell>
        </table:table-row>
        <table:table-row table:style-name="ro1">
          <table:table-cell office:value-type="string" calcext:value-type="string">
            <text:p>input/data_formal_20240530-1342/meme/FinanceFr1_20230404T011027/0.jpg</text:p>
          </table:table-cell>
          <table:table-cell office:value-type="string" calcext:value-type="string">
            <text:p>Pattern 1</text:p>
          </table:table-cell>
          <table:table-cell office:value-type="float" office:value="32.6953150662462" calcext:value-type="float">
            <text:p>32.6953150662462</text:p>
          </table:table-cell>
          <table:table-cell office:value-type="float" office:value="0.223001303656342" calcext:value-type="float">
            <text:p>0.223001303656342</text:p>
          </table:table-cell>
          <table:table-cell office:value-type="float" office:value="0.469523614229593" calcext:value-type="float">
            <text:p>0.469523614229593</text:p>
          </table:table-cell>
          <table:table-cell office:value-type="string" calcext:value-type="string">
            <text:p>https://twitter.com/FinanceFr1/status/1643058415760035841</text:p>
          </table:table-cell>
        </table:table-row>
        <table:table-row table:style-name="ro1">
          <table:table-cell office:value-type="string" calcext:value-type="string">
            <text:p>input/data_formal_20240530-1342/meme/FirerealKai_20221228T055344/0.jpg</text:p>
          </table:table-cell>
          <table:table-cell office:value-type="string" calcext:value-type="string">
            <text:p>Pattern 7</text:p>
          </table:table-cell>
          <table:table-cell office:value-type="float" office:value="30.5355428976176" calcext:value-type="float">
            <text:p>30.5355428976176</text:p>
          </table:table-cell>
          <table:table-cell office:value-type="float" office:value="0.452187005892929" calcext:value-type="float">
            <text:p>0.452187005892929</text:p>
          </table:table-cell>
          <table:table-cell office:value-type="float" office:value="0.49904959960239" calcext:value-type="float">
            <text:p>0.49904959960239</text:p>
          </table:table-cell>
          <table:table-cell office:value-type="string" calcext:value-type="string">
            <text:p>https://twitter.com/FirerealKai/status/1607978081737900032</text:p>
          </table:table-cell>
        </table:table-row>
        <table:table-row table:style-name="ro1">
          <table:table-cell office:value-type="string" calcext:value-type="string">
            <text:p>input/data_formal_20240530-1342/meme/FlawInTheMatrix_20230105T082609/0.jpg</text:p>
          </table:table-cell>
          <table:table-cell office:value-type="string" calcext:value-type="string">
            <text:p>Pattern 6</text:p>
          </table:table-cell>
          <table:table-cell office:value-type="float" office:value="28.107902823546" calcext:value-type="float">
            <text:p>28.107902823546</text:p>
          </table:table-cell>
          <table:table-cell office:value-type="float" office:value="0.681819572769181" calcext:value-type="float">
            <text:p>0.681819572769181</text:p>
          </table:table-cell>
          <table:table-cell office:value-type="float" office:value="0.239733206209383" calcext:value-type="float">
            <text:p>0.239733206209383</text:p>
          </table:table-cell>
          <table:table-cell office:value-type="string" calcext:value-type="string">
            <text:p>https://twitter.com/MisterK15221241/status/1610943350198210562</text:p>
          </table:table-cell>
        </table:table-row>
        <table:table-row table:style-name="ro1">
          <table:table-cell office:value-type="string" calcext:value-type="string">
            <text:p>input/data_formal_20240530-1342/meme/flourpicker1_20230106T060525/0.jpg</text:p>
          </table:table-cell>
          <table:table-cell office:value-type="string" calcext:value-type="string">
            <text:p>Pattern 9</text:p>
          </table:table-cell>
          <table:table-cell office:value-type="float" office:value="22.1133045650693" calcext:value-type="float">
            <text:p>22.1133045650693</text:p>
          </table:table-cell>
          <table:table-cell office:value-type="float" office:value="0.152470849717868" calcext:value-type="float">
            <text:p>0.152470849717868</text:p>
          </table:table-cell>
          <table:table-cell office:value-type="float" office:value="0.076670307695871" calcext:value-type="float">
            <text:p>0.076670307695871</text:p>
          </table:table-cell>
          <table:table-cell office:value-type="string" calcext:value-type="string">
            <text:p>https://twitter.com/flourpicker1/status/1611242513368780800</text:p>
          </table:table-cell>
        </table:table-row>
        <table:table-row table:style-name="ro1">
          <table:table-cell office:value-type="string" calcext:value-type="string">
            <text:p>input/data_formal_20240530-1342/meme/flourpicker1_20230106T060525/1.jpg</text:p>
          </table:table-cell>
          <table:table-cell office:value-type="string" calcext:value-type="string">
            <text:p>Pattern 9</text:p>
          </table:table-cell>
          <table:table-cell office:value-type="float" office:value="26.1260248609715" calcext:value-type="float">
            <text:p>26.1260248609715</text:p>
          </table:table-cell>
          <table:table-cell office:value-type="float" office:value="0.162829891104526" calcext:value-type="float">
            <text:p>0.162829891104526</text:p>
          </table:table-cell>
          <table:table-cell office:value-type="float" office:value="0.0781532252331281" calcext:value-type="float">
            <text:p>0.0781532252331281</text:p>
          </table:table-cell>
          <table:table-cell office:value-type="string" calcext:value-type="string">
            <text:p>https://twitter.com/flourpicker1/status/1611242513368780800</text:p>
          </table:table-cell>
        </table:table-row>
        <table:table-row table:style-name="ro1">
          <table:table-cell office:value-type="string" calcext:value-type="string">
            <text:p>input/data_formal_20240530-1342/meme/flouste_20230126T122353/0.jpg</text:p>
          </table:table-cell>
          <table:table-cell office:value-type="string" calcext:value-type="string">
            <text:p>Pattern 1</text:p>
          </table:table-cell>
          <table:table-cell office:value-type="float" office:value="32.4937136348754" calcext:value-type="float">
            <text:p>32.4937136348754</text:p>
          </table:table-cell>
          <table:table-cell office:value-type="float" office:value="0.302921696344072" calcext:value-type="float">
            <text:p>0.302921696344072</text:p>
          </table:table-cell>
          <table:table-cell office:value-type="float" office:value="0.320311112696984" calcext:value-type="float">
            <text:p>0.320311112696984</text:p>
          </table:table-cell>
          <table:table-cell office:value-type="string" calcext:value-type="string">
            <text:p>https://twitter.com/flouste/status/1618585514038149121</text:p>
          </table:table-cell>
        </table:table-row>
        <table:table-row table:style-name="ro1">
          <table:table-cell office:value-type="string" calcext:value-type="string">
            <text:p>input/data_formal_20240530-1342/meme/FNovelsO_20221228T000400/0.jpg</text:p>
          </table:table-cell>
          <table:table-cell office:value-type="string" calcext:value-type="string">
            <text:p>Pattern 8</text:p>
          </table:table-cell>
          <table:table-cell office:value-type="float" office:value="23.0292705136199" calcext:value-type="float">
            <text:p>23.0292705136199</text:p>
          </table:table-cell>
          <table:table-cell office:value-type="float" office:value="0.738354725466976" calcext:value-type="float">
            <text:p>0.738354725466976</text:p>
          </table:table-cell>
          <table:table-cell office:value-type="float" office:value="0.30372531965423" calcext:value-type="float">
            <text:p>0.30372531965423</text:p>
          </table:table-cell>
          <table:table-cell office:value-type="string" calcext:value-type="string">
            <text:p>https://twitter.com/FNovelsO/status/1607890070203162625</text:p>
          </table:table-cell>
        </table:table-row>
        <table:table-row table:style-name="ro1">
          <table:table-cell office:value-type="string" calcext:value-type="string">
            <text:p>input/data_formal_20240530-1342/meme/food_mentary_20230103T124340/0.jpg</text:p>
          </table:table-cell>
          <table:table-cell office:value-type="string" calcext:value-type="string">
            <text:p>Pattern 1</text:p>
          </table:table-cell>
          <table:table-cell office:value-type="float" office:value="34.8740129670948" calcext:value-type="float">
            <text:p>34.8740129670948</text:p>
          </table:table-cell>
          <table:table-cell office:value-type="float" office:value="0.264628511288074" calcext:value-type="float">
            <text:p>0.264628511288074</text:p>
          </table:table-cell>
          <table:table-cell office:value-type="float" office:value="0.333580462239435" calcext:value-type="float">
            <text:p>0.333580462239435</text:p>
          </table:table-cell>
          <table:table-cell office:value-type="string" calcext:value-type="string">
            <text:p>https://twitter.com/food_mentary/status/1610255574830288898</text:p>
          </table:table-cell>
        </table:table-row>
        <table:table-row table:style-name="ro1">
          <table:table-cell office:value-type="string" calcext:value-type="string">
            <text:p>input/data_formal_20240530-1342/meme/Foodarama8_20221230T034555/0.jpg</text:p>
          </table:table-cell>
          <table:table-cell office:value-type="string" calcext:value-type="string">
            <text:p>Pattern 1</text:p>
          </table:table-cell>
          <table:table-cell office:value-type="float" office:value="34.5318125583045" calcext:value-type="float">
            <text:p>34.5318125583045</text:p>
          </table:table-cell>
          <table:table-cell office:value-type="float" office:value="0.247654823817105" calcext:value-type="float">
            <text:p>0.247654823817105</text:p>
          </table:table-cell>
          <table:table-cell office:value-type="float" office:value="0.392122220990628" calcext:value-type="float">
            <text:p>0.392122220990628</text:p>
          </table:table-cell>
          <table:table-cell office:value-type="string" calcext:value-type="string">
            <text:p>https://twitter.com/BSRobinsonLove/status/1613389005684604928</text:p>
          </table:table-cell>
        </table:table-row>
        <table:table-row table:style-name="ro1">
          <table:table-cell office:value-type="string" calcext:value-type="string">
            <text:p>input/data_formal_20240530-1342/meme/Foodhunter1313_20230105T021914/0.jpg</text:p>
          </table:table-cell>
          <table:table-cell office:value-type="string" calcext:value-type="string">
            <text:p>Pattern 1</text:p>
          </table:table-cell>
          <table:table-cell office:value-type="float" office:value="33.6298391478603" calcext:value-type="float">
            <text:p>33.6298391478603</text:p>
          </table:table-cell>
          <table:table-cell office:value-type="float" office:value="0.281467418258256" calcext:value-type="float">
            <text:p>0.281467418258256</text:p>
          </table:table-cell>
          <table:table-cell office:value-type="float" office:value="0.329844808626036" calcext:value-type="float">
            <text:p>0.329844808626036</text:p>
          </table:table-cell>
          <table:table-cell office:value-type="string" calcext:value-type="string">
            <text:p>https://twitter.com/Foodhunter1313/status/1610823206277091329</text:p>
          </table:table-cell>
        </table:table-row>
        <table:table-row table:style-name="ro1">
          <table:table-cell office:value-type="string" calcext:value-type="string">
            <text:p>input/data_formal_20240530-1342/meme/Foodhunter1313_20230105T160208/0.jpg</text:p>
          </table:table-cell>
          <table:table-cell office:value-type="string" calcext:value-type="string">
            <text:p>Pattern 1</text:p>
          </table:table-cell>
          <table:table-cell office:value-type="float" office:value="35.0603961837729" calcext:value-type="float">
            <text:p>35.0603961837729</text:p>
          </table:table-cell>
          <table:table-cell office:value-type="float" office:value="0.2584392092807" calcext:value-type="float">
            <text:p>0.2584392092807</text:p>
          </table:table-cell>
          <table:table-cell office:value-type="float" office:value="0.305717589567924" calcext:value-type="float">
            <text:p>0.305717589567924</text:p>
          </table:table-cell>
          <table:table-cell office:value-type="string" calcext:value-type="string">
            <text:p>https://twitter.com/Foodhunter1313/status/1611030296782307329</text:p>
          </table:table-cell>
        </table:table-row>
        <table:table-row table:style-name="ro1">
          <table:table-cell office:value-type="string" calcext:value-type="string">
            <text:p>input/data_formal_20240530-1342/meme/fopmemes_20221228T014500/0.jpg</text:p>
          </table:table-cell>
          <table:table-cell office:value-type="string" calcext:value-type="string">
            <text:p>Pattern 1</text:p>
          </table:table-cell>
          <table:table-cell office:value-type="float" office:value="31.5228959389278" calcext:value-type="float">
            <text:p>31.5228959389278</text:p>
          </table:table-cell>
          <table:table-cell office:value-type="float" office:value="0.26297991857909" calcext:value-type="float">
            <text:p>0.26297991857909</text:p>
          </table:table-cell>
          <table:table-cell office:value-type="float" office:value="0.264096790151269" calcext:value-type="float">
            <text:p>0.264096790151269</text:p>
          </table:table-cell>
          <table:table-cell office:value-type="string" calcext:value-type="string">
            <text:p>https://twitter.com/directdamage_dd/status/1607917079830618113</text:p>
          </table:table-cell>
        </table:table-row>
        <table:table-row table:style-name="ro1">
          <table:table-cell office:value-type="string" calcext:value-type="string">
            <text:p>input/data_formal_20240530-1342/meme/fopmemes_20221228T034000/0.jpg</text:p>
          </table:table-cell>
          <table:table-cell office:value-type="string" calcext:value-type="string">
            <text:p>Pattern 1</text:p>
          </table:table-cell>
          <table:table-cell office:value-type="float" office:value="31.2538126604884" calcext:value-type="float">
            <text:p>31.2538126604884</text:p>
          </table:table-cell>
          <table:table-cell office:value-type="float" office:value="0.191844374012982" calcext:value-type="float">
            <text:p>0.191844374012982</text:p>
          </table:table-cell>
          <table:table-cell office:value-type="float" office:value="0.387891567950035" calcext:value-type="float">
            <text:p>0.387891567950035</text:p>
          </table:table-cell>
          <table:table-cell office:value-type="string" calcext:value-type="string">
            <text:p>https://twitter.com/directdamage_dd/status/1607945130660560897</text:p>
          </table:table-cell>
        </table:table-row>
        <table:table-row table:style-name="ro1">
          <table:table-cell office:value-type="string" calcext:value-type="string">
            <text:p>input/data_formal_20240530-1342/meme/fopmemes_20221228T042830/0.jpg</text:p>
          </table:table-cell>
          <table:table-cell office:value-type="string" calcext:value-type="string">
            <text:p>Pattern 1</text:p>
          </table:table-cell>
          <table:table-cell office:value-type="float" office:value="31.0784630391158" calcext:value-type="float">
            <text:p>31.0784630391158</text:p>
          </table:table-cell>
          <table:table-cell office:value-type="float" office:value="0.188921832860014" calcext:value-type="float">
            <text:p>0.188921832860014</text:p>
          </table:table-cell>
          <table:table-cell office:value-type="float" office:value="0.252252340819218" calcext:value-type="float">
            <text:p>0.252252340819218</text:p>
          </table:table-cell>
          <table:table-cell office:value-type="string" calcext:value-type="string">
            <text:p>https://twitter.com/directdamage_dd/status/1607969661362278404</text:p>
          </table:table-cell>
        </table:table-row>
        <table:table-row table:style-name="ro1">
          <table:table-cell office:value-type="string" calcext:value-type="string">
            <text:p>input/data_formal_20240530-1342/meme/fopmemes_20230111T230002/0.jpg</text:p>
          </table:table-cell>
          <table:table-cell office:value-type="string" calcext:value-type="string">
            <text:p>Pattern 7</text:p>
          </table:table-cell>
          <table:table-cell office:value-type="float" office:value="26.0308858543788" calcext:value-type="float">
            <text:p>26.0308858543788</text:p>
          </table:table-cell>
          <table:table-cell office:value-type="float" office:value="0.401843561177019" calcext:value-type="float">
            <text:p>0.401843561177019</text:p>
          </table:table-cell>
          <table:table-cell office:value-type="float" office:value="0.780959620403838" calcext:value-type="float">
            <text:p>0.780959620403838</text:p>
          </table:table-cell>
          <table:table-cell office:value-type="string" calcext:value-type="string">
            <text:p>https://twitter.com/dungeoncollect2/status/1613309851043602432</text:p>
          </table:table-cell>
        </table:table-row>
        <table:table-row table:style-name="ro1">
          <table:table-cell office:value-type="string" calcext:value-type="string">
            <text:p>input/data_formal_20240530-1342/meme/fopmemes_20230127T181000/0.jpg</text:p>
          </table:table-cell>
          <table:table-cell office:value-type="string" calcext:value-type="string">
            <text:p>Pattern 7</text:p>
          </table:table-cell>
          <table:table-cell office:value-type="float" office:value="26.4736578752193" calcext:value-type="float">
            <text:p>26.4736578752193</text:p>
          </table:table-cell>
          <table:table-cell office:value-type="float" office:value="0.338524237882652" calcext:value-type="float">
            <text:p>0.338524237882652</text:p>
          </table:table-cell>
          <table:table-cell office:value-type="float" office:value="0.549445244012854" calcext:value-type="float">
            <text:p>0.549445244012854</text:p>
          </table:table-cell>
          <table:table-cell office:value-type="string" calcext:value-type="string">
            <text:p>https://twitter.com/Samanth07583811/status/1620969561779576836</text:p>
          </table:table-cell>
        </table:table-row>
        <table:table-row table:style-name="ro1">
          <table:table-cell office:value-type="string" calcext:value-type="string">
            <text:p>input/data_formal_20240530-1342/meme/fopmemes_20230201T202530/0.jpg</text:p>
          </table:table-cell>
          <table:table-cell office:value-type="string" calcext:value-type="string">
            <text:p>Pattern 5</text:p>
          </table:table-cell>
          <table:table-cell office:value-type="float" office:value="28.7490255724493" calcext:value-type="float">
            <text:p>28.7490255724493</text:p>
          </table:table-cell>
          <table:table-cell office:value-type="float" office:value="0.365558227459235" calcext:value-type="float">
            <text:p>0.365558227459235</text:p>
          </table:table-cell>
          <table:table-cell office:value-type="float" office:value="0.328255532832386" calcext:value-type="float">
            <text:p>0.328255532832386</text:p>
          </table:table-cell>
          <table:table-cell office:value-type="string" calcext:value-type="string">
            <text:p>https://twitter.com/dungeoncollect2/status/1620912478724014081</text:p>
          </table:table-cell>
        </table:table-row>
        <table:table-row table:style-name="ro1">
          <table:table-cell office:value-type="string" calcext:value-type="string">
            <text:p>input/data_formal_20240530-1342/meme/fopmemes_20230202T003000/0.jpg</text:p>
          </table:table-cell>
          <table:table-cell office:value-type="string" calcext:value-type="string">
            <text:p>Pattern 5</text:p>
          </table:table-cell>
          <table:table-cell office:value-type="float" office:value="22.7873804017188" calcext:value-type="float">
            <text:p>22.7873804017188</text:p>
          </table:table-cell>
          <table:table-cell office:value-type="float" office:value="0.149944458818527" calcext:value-type="float">
            <text:p>0.149944458818527</text:p>
          </table:table-cell>
          <table:table-cell office:value-type="float" office:value="0.208785457101478" calcext:value-type="float">
            <text:p>0.208785457101478</text:p>
          </table:table-cell>
          <table:table-cell office:value-type="string" calcext:value-type="string">
            <text:p>https://twitter.com/directdamage_dd/status/1620943488769458176</text:p>
          </table:table-cell>
        </table:table-row>
        <table:table-row table:style-name="ro1">
          <table:table-cell office:value-type="string" calcext:value-type="string">
            <text:p>input/data_formal_20240530-1342/meme/fopmemes_20230202T024500/0.jpg</text:p>
          </table:table-cell>
          <table:table-cell office:value-type="string" calcext:value-type="string">
            <text:p>Pattern 2</text:p>
          </table:table-cell>
          <table:table-cell office:value-type="float" office:value="29.1737943116116" calcext:value-type="float">
            <text:p>29.1737943116116</text:p>
          </table:table-cell>
          <table:table-cell office:value-type="float" office:value="0.21647040338193" calcext:value-type="float">
            <text:p>0.21647040338193</text:p>
          </table:table-cell>
          <table:table-cell office:value-type="float" office:value="0.752703335785032" calcext:value-type="float">
            <text:p>0.752703335785032</text:p>
          </table:table-cell>
          <table:table-cell office:value-type="string" calcext:value-type="string">
            <text:p>https://twitter.com/dungeoncollect2/status/1620980434674020353</text:p>
          </table:table-cell>
        </table:table-row>
        <table:table-row table:style-name="ro1">
          <table:table-cell office:value-type="string" calcext:value-type="string">
            <text:p>input/data_formal_20240530-1342/meme/fopmemes_20230202T041500/0.jpg</text:p>
          </table:table-cell>
          <table:table-cell office:value-type="string" calcext:value-type="string">
            <text:p>Pattern 5</text:p>
          </table:table-cell>
          <table:table-cell office:value-type="float" office:value="25.807673274594" calcext:value-type="float">
            <text:p>25.807673274594</text:p>
          </table:table-cell>
          <table:table-cell office:value-type="float" office:value="0.122439246947348" calcext:value-type="float">
            <text:p>0.122439246947348</text:p>
          </table:table-cell>
          <table:table-cell office:value-type="float" office:value="0.323197937520716" calcext:value-type="float">
            <text:p>0.323197937520716</text:p>
          </table:table-cell>
          <table:table-cell office:value-type="string" calcext:value-type="string">
            <text:p>https://twitter.com/fopmemes/status/1620999198257692672</text:p>
          </table:table-cell>
        </table:table-row>
        <table:table-row table:style-name="ro1">
          <table:table-cell office:value-type="string" calcext:value-type="string">
            <text:p>input/data_formal_20240530-1342/meme/for_book_sakes_20230202T002853/0.jpg</text:p>
          </table:table-cell>
          <table:table-cell office:value-type="string" calcext:value-type="string">
            <text:p>Pattern 3</text:p>
          </table:table-cell>
          <table:table-cell office:value-type="float" office:value="20.6461403231775" calcext:value-type="float">
            <text:p>20.6461403231775</text:p>
          </table:table-cell>
          <table:table-cell office:value-type="float" office:value="0.29254847630962" calcext:value-type="float">
            <text:p>0.29254847630962</text:p>
          </table:table-cell>
          <table:table-cell office:value-type="float" office:value="0.822692016184458" calcext:value-type="float">
            <text:p>0.822692016184458</text:p>
          </table:table-cell>
          <table:table-cell office:value-type="string" calcext:value-type="string">
            <text:p>https://twitter.com/for_book_sakes/status/1620942294957408256</text:p>
          </table:table-cell>
        </table:table-row>
        <table:table-row table:style-name="ro1">
          <table:table-cell office:value-type="string" calcext:value-type="string">
            <text:p>input/data_formal_20240530-1342/meme/Forfavourites_20230105T180700/0.jpg</text:p>
          </table:table-cell>
          <table:table-cell office:value-type="string" calcext:value-type="string">
            <text:p>Pattern 6</text:p>
          </table:table-cell>
          <table:table-cell office:value-type="float" office:value="28.4207565262079" calcext:value-type="float">
            <text:p>28.4207565262079</text:p>
          </table:table-cell>
          <table:table-cell office:value-type="float" office:value="0.807038753147894" calcext:value-type="float">
            <text:p>0.807038753147894</text:p>
          </table:table-cell>
          <table:table-cell office:value-type="float" office:value="0.34142018491979" calcext:value-type="float">
            <text:p>0.34142018491979</text:p>
          </table:table-cell>
          <table:table-cell office:value-type="string" calcext:value-type="string">
            <text:p>https://twitter.com/Forfavourites/status/1611260039133802499</text:p>
          </table:table-cell>
        </table:table-row>
        <table:table-row table:style-name="ro1">
          <table:table-cell office:value-type="string" calcext:value-type="string">
            <text:p>input/data_formal_20240530-1342/meme/fortniteboy566_20230212T163201/0.jpg</text:p>
          </table:table-cell>
          <table:table-cell office:value-type="string" calcext:value-type="string">
            <text:p>Pattern 7</text:p>
          </table:table-cell>
          <table:table-cell office:value-type="float" office:value="26.7095895567146" calcext:value-type="float">
            <text:p>26.7095895567146</text:p>
          </table:table-cell>
          <table:table-cell office:value-type="float" office:value="0.420430003305741" calcext:value-type="float">
            <text:p>0.420430003305741</text:p>
          </table:table-cell>
          <table:table-cell office:value-type="float" office:value="0.580487441472351" calcext:value-type="float">
            <text:p>0.580487441472351</text:p>
          </table:table-cell>
          <table:table-cell office:value-type="string" calcext:value-type="string">
            <text:p>https://twitter.com/Samsung46604065/status/1624808765403824130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0.jpg</text:p>
          </table:table-cell>
          <table:table-cell office:value-type="string" calcext:value-type="string">
            <text:p>Pattern 2</text:p>
          </table:table-cell>
          <table:table-cell office:value-type="float" office:value="33.2802197901987" calcext:value-type="float">
            <text:p>33.2802197901987</text:p>
          </table:table-cell>
          <table:table-cell office:value-type="float" office:value="0.161985216242035" calcext:value-type="float">
            <text:p>0.161985216242035</text:p>
          </table:table-cell>
          <table:table-cell office:value-type="float" office:value="0.473369085467135" calcext:value-type="float">
            <text:p>0.473369085467135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1.jpg</text:p>
          </table:table-cell>
          <table:table-cell office:value-type="string" calcext:value-type="string">
            <text:p>Pattern 2</text:p>
          </table:table-cell>
          <table:table-cell office:value-type="float" office:value="31.2464743702388" calcext:value-type="float">
            <text:p>31.2464743702388</text:p>
          </table:table-cell>
          <table:table-cell office:value-type="float" office:value="0.289576503007651" calcext:value-type="float">
            <text:p>0.289576503007651</text:p>
          </table:table-cell>
          <table:table-cell office:value-type="float" office:value="0.738288295229451" calcext:value-type="float">
            <text:p>0.738288295229451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2.jpg</text:p>
          </table:table-cell>
          <table:table-cell office:value-type="string" calcext:value-type="string">
            <text:p>Pattern 2</text:p>
          </table:table-cell>
          <table:table-cell office:value-type="float" office:value="33.9478490308787" calcext:value-type="float">
            <text:p>33.9478490308787</text:p>
          </table:table-cell>
          <table:table-cell office:value-type="float" office:value="0.272171122645116" calcext:value-type="float">
            <text:p>0.272171122645116</text:p>
          </table:table-cell>
          <table:table-cell office:value-type="float" office:value="0.567395443284717" calcext:value-type="float">
            <text:p>0.567395443284717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rauShitcoinz_20230106T004823/0.jpg</text:p>
          </table:table-cell>
          <table:table-cell office:value-type="string" calcext:value-type="string">
            <text:p>Pattern 2</text:p>
          </table:table-cell>
          <table:table-cell office:value-type="float" office:value="27.6419466912839" calcext:value-type="float">
            <text:p>27.6419466912839</text:p>
          </table:table-cell>
          <table:table-cell office:value-type="float" office:value="0.29521676705905" calcext:value-type="float">
            <text:p>0.29521676705905</text:p>
          </table:table-cell>
          <table:table-cell office:value-type="float" office:value="0.872928936689105" calcext:value-type="float">
            <text:p>0.872928936689105</text:p>
          </table:table-cell>
          <table:table-cell office:value-type="string" calcext:value-type="string">
            <text:p>https://twitter.com/low_salad/status/1611274189436223489</text:p>
          </table:table-cell>
        </table:table-row>
        <table:table-row table:style-name="ro1">
          <table:table-cell office:value-type="string" calcext:value-type="string">
            <text:p>input/data_formal_20240530-1342/meme/FrenchMemesBOT_20230105T110004/0.jpg</text:p>
          </table:table-cell>
          <table:table-cell office:value-type="string" calcext:value-type="string">
            <text:p>Pattern 8</text:p>
          </table:table-cell>
          <table:table-cell office:value-type="float" office:value="24.6449800857895" calcext:value-type="float">
            <text:p>24.6449800857895</text:p>
          </table:table-cell>
          <table:table-cell office:value-type="float" office:value="0.735773913251683" calcext:value-type="float">
            <text:p>0.735773913251683</text:p>
          </table:table-cell>
          <table:table-cell office:value-type="float" office:value="0.322337278420873" calcext:value-type="float">
            <text:p>0.322337278420873</text:p>
          </table:table-cell>
          <table:table-cell office:value-type="string" calcext:value-type="string">
            <text:p>https://twitter.com/FrenchMemesBOT/status/1610954276439818242</text:p>
          </table:table-cell>
        </table:table-row>
        <table:table-row table:style-name="ro1">
          <table:table-cell office:value-type="string" calcext:value-type="string">
            <text:p>input/data_formal_20240530-1342/meme/FrenchMemesBOT_20230106T070027/0.jpg</text:p>
          </table:table-cell>
          <table:table-cell office:value-type="string" calcext:value-type="string">
            <text:p>Pattern 1</text:p>
          </table:table-cell>
          <table:table-cell office:value-type="float" office:value="34.8200948229585" calcext:value-type="float">
            <text:p>34.8200948229585</text:p>
          </table:table-cell>
          <table:table-cell office:value-type="float" office:value="0.26541625941494" calcext:value-type="float">
            <text:p>0.26541625941494</text:p>
          </table:table-cell>
          <table:table-cell office:value-type="float" office:value="0.353929052633203" calcext:value-type="float">
            <text:p>0.353929052633203</text:p>
          </table:table-cell>
          <table:table-cell office:value-type="string" calcext:value-type="string">
            <text:p>https://twitter.com/FrenchMemesBOT/status/1611256365183270912</text:p>
          </table:table-cell>
        </table:table-row>
        <table:table-row table:style-name="ro1">
          <table:table-cell office:value-type="string" calcext:value-type="string">
            <text:p>input/data_formal_20240530-1342/meme/FrenchMemesBOT_20230202T020013/0.jpg</text:p>
          </table:table-cell>
          <table:table-cell office:value-type="string" calcext:value-type="string">
            <text:p>Pattern 8</text:p>
          </table:table-cell>
          <table:table-cell office:value-type="float" office:value="24.7255417335737" calcext:value-type="float">
            <text:p>24.7255417335737</text:p>
          </table:table-cell>
          <table:table-cell office:value-type="float" office:value="0.847686326015957" calcext:value-type="float">
            <text:p>0.847686326015957</text:p>
          </table:table-cell>
          <table:table-cell office:value-type="float" office:value="0.465619295132917" calcext:value-type="float">
            <text:p>0.465619295132917</text:p>
          </table:table-cell>
          <table:table-cell office:value-type="string" calcext:value-type="string">
            <text:p>https://twitter.com/FrenchMemesBOT/status/1620965279122558976</text:p>
          </table:table-cell>
        </table:table-row>
        <table:table-row table:style-name="ro1">
          <table:table-cell office:value-type="string" calcext:value-type="string">
            <text:p>input/data_formal_20240530-1342/meme/FrenchMemesBOT_20230323T010017/0.jpg</text:p>
          </table:table-cell>
          <table:table-cell office:value-type="string" calcext:value-type="string">
            <text:p>Pattern 2</text:p>
          </table:table-cell>
          <table:table-cell office:value-type="float" office:value="30.6380642943013" calcext:value-type="float">
            <text:p>30.6380642943013</text:p>
          </table:table-cell>
          <table:table-cell office:value-type="float" office:value="0.066749709250621" calcext:value-type="float">
            <text:p>0.066749709250621</text:p>
          </table:table-cell>
          <table:table-cell office:value-type="float" office:value="0.588699208300151" calcext:value-type="float">
            <text:p>0.588699208300151</text:p>
          </table:table-cell>
          <table:table-cell office:value-type="string" calcext:value-type="string">
            <text:p>https://twitter.com/FrenchMemesBOT/status/1638707204500131841</text:p>
          </table:table-cell>
        </table:table-row>
        <table:table-row table:style-name="ro1">
          <table:table-cell office:value-type="string" calcext:value-type="string">
            <text:p>input/data_formal_20240530-1342/meme/freshpedestrian_20230322T220844/0.jpg</text:p>
          </table:table-cell>
          <table:table-cell office:value-type="string" calcext:value-type="string">
            <text:p>Pattern 5</text:p>
          </table:table-cell>
          <table:table-cell office:value-type="float" office:value="21.2079438148309" calcext:value-type="float">
            <text:p>21.2079438148309</text:p>
          </table:table-cell>
          <table:table-cell office:value-type="float" office:value="0.203845698210888" calcext:value-type="float">
            <text:p>0.203845698210888</text:p>
          </table:table-cell>
          <table:table-cell office:value-type="float" office:value="0.25391300700478" calcext:value-type="float">
            <text:p>0.25391300700478</text:p>
          </table:table-cell>
          <table:table-cell office:value-type="string" calcext:value-type="string">
            <text:p>https://twitter.com/freshpedestrian/status/1638664031388205056</text:p>
          </table:table-cell>
        </table:table-row>
        <table:table-row table:style-name="ro1">
          <table:table-cell office:value-type="string" calcext:value-type="string">
            <text:p>input/data_formal_20240530-1342/meme/FriasAkiesha_20230202T023721/0.jpg</text:p>
          </table:table-cell>
          <table:table-cell office:value-type="string" calcext:value-type="string">
            <text:p>Pattern 3</text:p>
          </table:table-cell>
          <table:table-cell office:value-type="float" office:value="21.7900643913078" calcext:value-type="float">
            <text:p>21.7900643913078</text:p>
          </table:table-cell>
          <table:table-cell office:value-type="float" office:value="0.453719760043859" calcext:value-type="float">
            <text:p>0.453719760043859</text:p>
          </table:table-cell>
          <table:table-cell office:value-type="float" office:value="0.850239509559886" calcext:value-type="float">
            <text:p>0.850239509559886</text:p>
          </table:table-cell>
          <table:table-cell office:value-type="string" calcext:value-type="string">
            <text:p>https://twitter.com/FriasAkiesha/status/1620974626422784001</text:p>
          </table:table-cell>
        </table:table-row>
        <table:table-row table:style-name="ro1">
          <table:table-cell office:value-type="string" calcext:value-type="string">
            <text:p>input/data_formal_20240530-1342/meme/FTSStreams_20230105T015342/0.jpg</text:p>
          </table:table-cell>
          <table:table-cell office:value-type="string" calcext:value-type="string">
            <text:p>Pattern 1</text:p>
          </table:table-cell>
          <table:table-cell office:value-type="float" office:value="33.5769868054673" calcext:value-type="float">
            <text:p>33.5769868054673</text:p>
          </table:table-cell>
          <table:table-cell office:value-type="float" office:value="0.217468207084334" calcext:value-type="float">
            <text:p>0.217468207084334</text:p>
          </table:table-cell>
          <table:table-cell office:value-type="float" office:value="0.309707477541916" calcext:value-type="float">
            <text:p>0.309707477541916</text:p>
          </table:table-cell>
          <table:table-cell office:value-type="string" calcext:value-type="string">
            <text:p>https://twitter.com/Rusi9018/status/1610965066437861377</text:p>
          </table:table-cell>
        </table:table-row>
        <table:table-row table:style-name="ro1">
          <table:table-cell office:value-type="string" calcext:value-type="string">
            <text:p>input/data_formal_20240530-1342/meme/FullM3talMag_20221226T211228/0.jpg</text:p>
          </table:table-cell>
          <table:table-cell office:value-type="string" calcext:value-type="string">
            <text:p>Pattern 2</text:p>
          </table:table-cell>
          <table:table-cell office:value-type="float" office:value="28.0493207683037" calcext:value-type="float">
            <text:p>28.0493207683037</text:p>
          </table:table-cell>
          <table:table-cell office:value-type="float" office:value="0.307570559643743" calcext:value-type="float">
            <text:p>0.307570559643743</text:p>
          </table:table-cell>
          <table:table-cell office:value-type="float" office:value="0.865839109914932" calcext:value-type="float">
            <text:p>0.865839109914932</text:p>
          </table:table-cell>
          <table:table-cell office:value-type="string" calcext:value-type="string">
            <text:p>https://twitter.com/touch_my_face/status/1607898444252708864</text:p>
          </table:table-cell>
        </table:table-row>
        <table:table-row table:style-name="ro1">
          <table:table-cell office:value-type="string" calcext:value-type="string">
            <text:p>input/data_formal_20240530-1342/meme/FullM3talMag_20221228T000953/0.jpg</text:p>
          </table:table-cell>
          <table:table-cell office:value-type="string" calcext:value-type="string">
            <text:p>Pattern 3</text:p>
          </table:table-cell>
          <table:table-cell office:value-type="float" office:value="25.5266135492158" calcext:value-type="float">
            <text:p>25.5266135492158</text:p>
          </table:table-cell>
          <table:table-cell office:value-type="float" office:value="0.296272977142887" calcext:value-type="float">
            <text:p>0.296272977142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FullM3talMag/status/1607891548989190145</text:p>
          </table:table-cell>
        </table:table-row>
        <table:table-row table:style-name="ro1">
          <table:table-cell office:value-type="string" calcext:value-type="string">
            <text:p>input/data_formal_20240530-1342/meme/FullM3talMag_20230105T175850/0.jpg</text:p>
          </table:table-cell>
          <table:table-cell office:value-type="string" calcext:value-type="string">
            <text:p>Pattern 2</text:p>
          </table:table-cell>
          <table:table-cell office:value-type="float" office:value="26.5167778352989" calcext:value-type="float">
            <text:p>26.5167778352989</text:p>
          </table:table-cell>
          <table:table-cell office:value-type="float" office:value="0.30557998507552" calcext:value-type="float">
            <text:p>0.30557998507552</text:p>
          </table:table-cell>
          <table:table-cell office:value-type="float" office:value="0.820464678827997" calcext:value-type="float">
            <text:p>0.820464678827997</text:p>
          </table:table-cell>
          <table:table-cell office:value-type="string" calcext:value-type="string">
            <text:p>https://twitter.com/K25975486/status/161128425665485209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3605/0.jpg</text:p>
          </table:table-cell>
          <table:table-cell office:value-type="string" calcext:value-type="string">
            <text:p>Pattern 5</text:p>
          </table:table-cell>
          <table:table-cell office:value-type="float" office:value="24.5400998719911" calcext:value-type="float">
            <text:p>24.5400998719911</text:p>
          </table:table-cell>
          <table:table-cell office:value-type="float" office:value="0.128516043699401" calcext:value-type="float">
            <text:p>0.128516043699401</text:p>
          </table:table-cell>
          <table:table-cell office:value-type="float" office:value="0.443467036946763" calcext:value-type="float">
            <text:p>0.443467036946763</text:p>
          </table:table-cell>
          <table:table-cell office:value-type="string" calcext:value-type="string">
            <text:p>https://twitter.com/FullM3talMag/status/161125023098879180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3605/1.jpg</text:p>
          </table:table-cell>
          <table:table-cell office:value-type="string" calcext:value-type="string">
            <text:p>Pattern 3</text:p>
          </table:table-cell>
          <table:table-cell office:value-type="float" office:value="24.3193029056264" calcext:value-type="float">
            <text:p>24.3193029056264</text:p>
          </table:table-cell>
          <table:table-cell office:value-type="float" office:value="0.300392092133041" calcext:value-type="float">
            <text:p>0.300392092133041</text:p>
          </table:table-cell>
          <table:table-cell office:value-type="float" office:value="0.985886885030645" calcext:value-type="float">
            <text:p>0.985886885030645</text:p>
          </table:table-cell>
          <table:table-cell office:value-type="string" calcext:value-type="string">
            <text:p>https://twitter.com/FullM3talMag/status/161125023098879180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4120/0.jpg</text:p>
          </table:table-cell>
          <table:table-cell office:value-type="string" calcext:value-type="string">
            <text:p>Pattern 5</text:p>
          </table:table-cell>
          <table:table-cell office:value-type="float" office:value="22.4972014854573" calcext:value-type="float">
            <text:p>22.4972014854573</text:p>
          </table:table-cell>
          <table:table-cell office:value-type="float" office:value="0.103263326684882" calcext:value-type="float">
            <text:p>0.103263326684882</text:p>
          </table:table-cell>
          <table:table-cell office:value-type="float" office:value="0.400554376019493" calcext:value-type="float">
            <text:p>0.400554376019493</text:p>
          </table:table-cell>
          <table:table-cell office:value-type="string" calcext:value-type="string">
            <text:p>https://twitter.com/FullM3talMag/status/1611251551712194560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4120/1.jpg</text:p>
          </table:table-cell>
          <table:table-cell office:value-type="string" calcext:value-type="string">
            <text:p>Pattern 2</text:p>
          </table:table-cell>
          <table:table-cell office:value-type="float" office:value="28.1133905333836" calcext:value-type="float">
            <text:p>28.1133905333836</text:p>
          </table:table-cell>
          <table:table-cell office:value-type="float" office:value="0.297573746208559" calcext:value-type="float">
            <text:p>0.297573746208559</text:p>
          </table:table-cell>
          <table:table-cell office:value-type="float" office:value="0.860874110475957" calcext:value-type="float">
            <text:p>0.860874110475957</text:p>
          </table:table-cell>
          <table:table-cell office:value-type="string" calcext:value-type="string">
            <text:p>https://twitter.com/FullM3talMag/status/1611251551712194560</text:p>
          </table:table-cell>
        </table:table-row>
        <table:table-row table:style-name="ro1">
          <table:table-cell office:value-type="string" calcext:value-type="string">
            <text:p>input/data_formal_20240530-1342/meme/FunCorp2_20230206T134423/0.jpg</text:p>
          </table:table-cell>
          <table:table-cell office:value-type="string" calcext:value-type="string">
            <text:p>Pattern 8</text:p>
          </table:table-cell>
          <table:table-cell office:value-type="float" office:value="23.589679107657" calcext:value-type="float">
            <text:p>23.589679107657</text:p>
          </table:table-cell>
          <table:table-cell office:value-type="float" office:value="0.86476376463728" calcext:value-type="float">
            <text:p>0.86476376463728</text:p>
          </table:table-cell>
          <table:table-cell office:value-type="float" office:value="0.323298400228021" calcext:value-type="float">
            <text:p>0.323298400228021</text:p>
          </table:table-cell>
          <table:table-cell office:value-type="string" calcext:value-type="string">
            <text:p>https://twitter.com/FunCorp2/status/1622592042638401541</text:p>
          </table:table-cell>
        </table:table-row>
        <table:table-row table:style-name="ro1">
          <table:table-cell office:value-type="string" calcext:value-type="string">
            <text:p>input/data_formal_20240530-1342/meme/Funkybrown111_20230323T040836/0.jpg</text:p>
          </table:table-cell>
          <table:table-cell office:value-type="string" calcext:value-type="string">
            <text:p>Pattern 3</text:p>
          </table:table-cell>
          <table:table-cell office:value-type="float" office:value="22.7764202178633" calcext:value-type="float">
            <text:p>22.7764202178633</text:p>
          </table:table-cell>
          <table:table-cell office:value-type="float" office:value="0.31624289997803" calcext:value-type="float">
            <text:p>0.31624289997803</text:p>
          </table:table-cell>
          <table:table-cell office:value-type="float" office:value="0.782884343542357" calcext:value-type="float">
            <text:p>0.782884343542357</text:p>
          </table:table-cell>
          <table:table-cell office:value-type="string" calcext:value-type="string">
            <text:p>https://twitter.com/Funkybrown111/status/1638754596129591299</text:p>
          </table:table-cell>
        </table:table-row>
        <table:table-row table:style-name="ro1">
          <table:table-cell office:value-type="string" calcext:value-type="string">
            <text:p>input/data_formal_20240530-1342/meme/funnycats_jpg_20221228T054308/0.jpg</text:p>
          </table:table-cell>
          <table:table-cell office:value-type="string" calcext:value-type="string">
            <text:p>Pattern 1</text:p>
          </table:table-cell>
          <table:table-cell office:value-type="float" office:value="31.1339724455647" calcext:value-type="float">
            <text:p>31.1339724455647</text:p>
          </table:table-cell>
          <table:table-cell office:value-type="float" office:value="0.408334076766806" calcext:value-type="float">
            <text:p>0.408334076766806</text:p>
          </table:table-cell>
          <table:table-cell office:value-type="float" office:value="0.36770489176799" calcext:value-type="float">
            <text:p>0.36770489176799</text:p>
          </table:table-cell>
          <table:table-cell office:value-type="string" calcext:value-type="string">
            <text:p>https://twitter.com/funnycats_jpg/status/1607975414177337344</text:p>
          </table:table-cell>
        </table:table-row>
        <table:table-row table:style-name="ro1">
          <table:table-cell office:value-type="string" calcext:value-type="string">
            <text:p>input/data_formal_20240530-1342/meme/funnycats_jpg_20221228T054309/0.jpg</text:p>
          </table:table-cell>
          <table:table-cell office:value-type="string" calcext:value-type="string">
            <text:p>Pattern 1</text:p>
          </table:table-cell>
          <table:table-cell office:value-type="float" office:value="30.1139577832874" calcext:value-type="float">
            <text:p>30.1139577832874</text:p>
          </table:table-cell>
          <table:table-cell office:value-type="float" office:value="0.331789596749097" calcext:value-type="float">
            <text:p>0.331789596749097</text:p>
          </table:table-cell>
          <table:table-cell office:value-type="float" office:value="0.273608292865305" calcext:value-type="float">
            <text:p>0.273608292865305</text:p>
          </table:table-cell>
          <table:table-cell office:value-type="string" calcext:value-type="string">
            <text:p>https://twitter.com/funnycats_jpg/status/1607975419491549184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4T034205/0.jpg</text:p>
          </table:table-cell>
          <table:table-cell office:value-type="string" calcext:value-type="string">
            <text:p>Pattern 1</text:p>
          </table:table-cell>
          <table:table-cell office:value-type="float" office:value="29.9442581797774" calcext:value-type="float">
            <text:p>29.9442581797774</text:p>
          </table:table-cell>
          <table:table-cell office:value-type="float" office:value="0.419695189762452" calcext:value-type="float">
            <text:p>0.419695189762452</text:p>
          </table:table-cell>
          <table:table-cell office:value-type="float" office:value="0.289377585918527" calcext:value-type="float">
            <text:p>0.289377585918527</text:p>
          </table:table-cell>
          <table:table-cell office:value-type="string" calcext:value-type="string">
            <text:p>https://twitter.com/paulinvelloso/status/1610651256975933442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5T014010/0.jpg</text:p>
          </table:table-cell>
          <table:table-cell office:value-type="string" calcext:value-type="string">
            <text:p>Pattern 1</text:p>
          </table:table-cell>
          <table:table-cell office:value-type="float" office:value="28.7656797137175" calcext:value-type="float">
            <text:p>28.7656797137175</text:p>
          </table:table-cell>
          <table:table-cell office:value-type="float" office:value="0.157502926983597" calcext:value-type="float">
            <text:p>0.157502926983597</text:p>
          </table:table-cell>
          <table:table-cell office:value-type="float" office:value="0.251163380376902" calcext:value-type="float">
            <text:p>0.251163380376902</text:p>
          </table:table-cell>
          <table:table-cell office:value-type="string" calcext:value-type="string">
            <text:p>https://twitter.com/Fuzzy_Tuna_Taco/status/1610813372018167809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5T020722/0.jpg</text:p>
          </table:table-cell>
          <table:table-cell office:value-type="string" calcext:value-type="string">
            <text:p>Pattern 1</text:p>
          </table:table-cell>
          <table:table-cell office:value-type="float" office:value="28.7656797137175" calcext:value-type="float">
            <text:p>28.7656797137175</text:p>
          </table:table-cell>
          <table:table-cell office:value-type="float" office:value="0.157502926983597" calcext:value-type="float">
            <text:p>0.157502926983597</text:p>
          </table:table-cell>
          <table:table-cell office:value-type="float" office:value="0.251163380376902" calcext:value-type="float">
            <text:p>0.251163380376902</text:p>
          </table:table-cell>
          <table:table-cell office:value-type="string" calcext:value-type="string">
            <text:p>https://twitter.com/Fuzzy_Tuna_Taco/status/1610820218133139457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6T033738/0.jpg</text:p>
          </table:table-cell>
          <table:table-cell office:value-type="string" calcext:value-type="string">
            <text:p>Pattern 5</text:p>
          </table:table-cell>
          <table:table-cell office:value-type="float" office:value="30.9283905859224" calcext:value-type="float">
            <text:p>30.9283905859224</text:p>
          </table:table-cell>
          <table:table-cell office:value-type="float" office:value="0.109946917815483" calcext:value-type="float">
            <text:p>0.109946917815483</text:p>
          </table:table-cell>
          <table:table-cell office:value-type="float" office:value="0.325513031646273" calcext:value-type="float">
            <text:p>0.325513031646273</text:p>
          </table:table-cell>
          <table:table-cell office:value-type="string" calcext:value-type="string">
            <text:p>https://twitter.com/Fuzzy_Tuna_Taco/status/1611205324941262848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6T040819/0.jpg</text:p>
          </table:table-cell>
          <table:table-cell office:value-type="string" calcext:value-type="string">
            <text:p>Pattern 5</text:p>
          </table:table-cell>
          <table:table-cell office:value-type="float" office:value="30.9283905859224" calcext:value-type="float">
            <text:p>30.9283905859224</text:p>
          </table:table-cell>
          <table:table-cell office:value-type="float" office:value="0.109946917815483" calcext:value-type="float">
            <text:p>0.109946917815483</text:p>
          </table:table-cell>
          <table:table-cell office:value-type="float" office:value="0.325513031646273" calcext:value-type="float">
            <text:p>0.325513031646273</text:p>
          </table:table-cell>
          <table:table-cell office:value-type="string" calcext:value-type="string">
            <text:p>https://twitter.com/Fuzzy_Tuna_Taco/status/1611213044142546952</text:p>
          </table:table-cell>
        </table:table-row>
        <table:table-row table:style-name="ro1">
          <table:table-cell office:value-type="string" calcext:value-type="string">
            <text:p>input/data_formal_20240530-1342/meme/G4meblast0_20230322T173715/0.jpg</text:p>
          </table:table-cell>
          <table:table-cell office:value-type="string" calcext:value-type="string">
            <text:p>Pattern 5</text:p>
          </table:table-cell>
          <table:table-cell office:value-type="float" office:value="29.982940933491" calcext:value-type="float">
            <text:p>29.982940933491</text:p>
          </table:table-cell>
          <table:table-cell office:value-type="float" office:value="0.216921574866883" calcext:value-type="float">
            <text:p>0.216921574866883</text:p>
          </table:table-cell>
          <table:table-cell office:value-type="float" office:value="0.490892040203819" calcext:value-type="float">
            <text:p>0.490892040203819</text:p>
          </table:table-cell>
          <table:table-cell office:value-type="string" calcext:value-type="string">
            <text:p>https://twitter.com/G4meblast0/status/1638595708449169434</text:p>
          </table:table-cell>
        </table:table-row>
        <table:table-row table:style-name="ro1">
          <table:table-cell office:value-type="string" calcext:value-type="string">
            <text:p>input/data_formal_20240530-1342/meme/GaaliPedia_20230105T113822/0.jpg</text:p>
          </table:table-cell>
          <table:table-cell office:value-type="string" calcext:value-type="string">
            <text:p>Pattern 1</text:p>
          </table:table-cell>
          <table:table-cell office:value-type="float" office:value="25.2207702142203" calcext:value-type="float">
            <text:p>25.2207702142203</text:p>
          </table:table-cell>
          <table:table-cell office:value-type="float" office:value="0.269679504593869" calcext:value-type="float">
            <text:p>0.269679504593869</text:p>
          </table:table-cell>
          <table:table-cell office:value-type="float" office:value="0.321266819220967" calcext:value-type="float">
            <text:p>0.321266819220967</text:p>
          </table:table-cell>
          <table:table-cell office:value-type="string" calcext:value-type="string">
            <text:p>https://twitter.com/GaaliPedia/status/1610963914057199618</text:p>
          </table:table-cell>
        </table:table-row>
        <table:table-row table:style-name="ro1">
          <table:table-cell office:value-type="string" calcext:value-type="string">
            <text:p>input/data_formal_20240530-1342/meme/GaaliPedia_20230106T070539/0.jpg</text:p>
          </table:table-cell>
          <table:table-cell office:value-type="string" calcext:value-type="string">
            <text:p>Pattern 5</text:p>
          </table:table-cell>
          <table:table-cell office:value-type="float" office:value="28.70368627781" calcext:value-type="float">
            <text:p>28.70368627781</text:p>
          </table:table-cell>
          <table:table-cell office:value-type="float" office:value="0.224851329632077" calcext:value-type="float">
            <text:p>0.224851329632077</text:p>
          </table:table-cell>
          <table:table-cell office:value-type="float" office:value="0.29244405130011" calcext:value-type="float">
            <text:p>0.29244405130011</text:p>
          </table:table-cell>
          <table:table-cell office:value-type="string" calcext:value-type="string">
            <text:p>https://twitter.com/GaaliPedia/status/1611257670870392832</text:p>
          </table:table-cell>
        </table:table-row>
        <table:table-row table:style-name="ro1">
          <table:table-cell office:value-type="string" calcext:value-type="string">
            <text:p>input/data_formal_20240530-1342/meme/GamehagOfficial_20220825T123000/0.jpg</text:p>
          </table:table-cell>
          <table:table-cell office:value-type="string" calcext:value-type="string">
            <text:p>Pattern 1</text:p>
          </table:table-cell>
          <table:table-cell office:value-type="float" office:value="33.3441776929029" calcext:value-type="float">
            <text:p>33.3441776929029</text:p>
          </table:table-cell>
          <table:table-cell office:value-type="float" office:value="0.292888979097498" calcext:value-type="float">
            <text:p>0.292888979097498</text:p>
          </table:table-cell>
          <table:table-cell office:value-type="float" office:value="0.335363666393019" calcext:value-type="float">
            <text:p>0.335363666393019</text:p>
          </table:table-cell>
          <table:table-cell office:value-type="string" calcext:value-type="string">
            <text:p>https://twitter.com/HtxUbEtyLxVw70e/status/1610981272972627968</text:p>
          </table:table-cell>
        </table:table-row>
        <table:table-row table:style-name="ro1">
          <table:table-cell office:value-type="string" calcext:value-type="string">
            <text:p>input/data_formal_20240530-1342/meme/Gamers_Cove__20230111T234842/0.jpg</text:p>
          </table:table-cell>
          <table:table-cell office:value-type="string" calcext:value-type="string">
            <text:p>Pattern 1</text:p>
          </table:table-cell>
          <table:table-cell office:value-type="float" office:value="33.0832302837425" calcext:value-type="float">
            <text:p>33.0832302837425</text:p>
          </table:table-cell>
          <table:table-cell office:value-type="float" office:value="0.477856837727" calcext:value-type="float">
            <text:p>0.477856837727</text:p>
          </table:table-cell>
          <table:table-cell office:value-type="float" office:value="0.496776449146339" calcext:value-type="float">
            <text:p>0.496776449146339</text:p>
          </table:table-cell>
          <table:table-cell office:value-type="string" calcext:value-type="string">
            <text:p>https://twitter.com/Gamers_Cove_/status/1613322036369039361</text:p>
          </table:table-cell>
        </table:table-row>
        <table:table-row table:style-name="ro1">
          <table:table-cell office:value-type="string" calcext:value-type="string">
            <text:p>input/data_formal_20240530-1342/meme/GamioNFT_20230221T080847/0.jpg</text:p>
          </table:table-cell>
          <table:table-cell office:value-type="string" calcext:value-type="string">
            <text:p>Pattern 2</text:p>
          </table:table-cell>
          <table:table-cell office:value-type="float" office:value="34.2418230576096" calcext:value-type="float">
            <text:p>34.2418230576096</text:p>
          </table:table-cell>
          <table:table-cell office:value-type="float" office:value="0.133425816420556" calcext:value-type="float">
            <text:p>0.133425816420556</text:p>
          </table:table-cell>
          <table:table-cell office:value-type="float" office:value="0.611597696712415" calcext:value-type="float">
            <text:p>0.611597696712415</text:p>
          </table:table-cell>
          <table:table-cell office:value-type="string" calcext:value-type="string">
            <text:p>https://twitter.com/KajolMondal20/status/1629701822956048384</text:p>
          </table:table-cell>
        </table:table-row>
        <table:table-row table:style-name="ro1">
          <table:table-cell office:value-type="string" calcext:value-type="string">
            <text:p>input/data_formal_20240530-1342/meme/GangaRishikesh_20230106T073122/0.jpg</text:p>
          </table:table-cell>
          <table:table-cell office:value-type="string" calcext:value-type="string">
            <text:p>Pattern 9</text:p>
          </table:table-cell>
          <table:table-cell office:value-type="float" office:value="9.54753937825559" calcext:value-type="float">
            <text:p>9.54753937825559</text:p>
          </table:table-cell>
          <table:table-cell office:value-type="float" office:value="0.12898692930785" calcext:value-type="float">
            <text:p>0.12898692930785</text:p>
          </table:table-cell>
          <table:table-cell office:value-type="float" office:value="0.0332102964304563" calcext:value-type="float">
            <text:p>0.0332102964304563</text:p>
          </table:table-cell>
          <table:table-cell office:value-type="string" calcext:value-type="string">
            <text:p>https://twitter.com/GangaRishikesh/status/1611264143457406979</text:p>
          </table:table-cell>
        </table:table-row>
        <table:table-row table:style-name="ro1">
          <table:table-cell office:value-type="string" calcext:value-type="string">
            <text:p>input/data_formal_20240530-1342/meme/GarianBarbarian_20230212T164024/0.jpg</text:p>
          </table:table-cell>
          <table:table-cell office:value-type="string" calcext:value-type="string">
            <text:p>Pattern 7</text:p>
          </table:table-cell>
          <table:table-cell office:value-type="float" office:value="30.2640007972802" calcext:value-type="float">
            <text:p>30.2640007972802</text:p>
          </table:table-cell>
          <table:table-cell office:value-type="float" office:value="0.366844498979194" calcext:value-type="float">
            <text:p>0.366844498979194</text:p>
          </table:table-cell>
          <table:table-cell office:value-type="float" office:value="0.249735668830741" calcext:value-type="float">
            <text:p>0.249735668830741</text:p>
          </table:table-cell>
          <table:table-cell office:value-type="string" calcext:value-type="string">
            <text:p>https://twitter.com/GTBGames2020/status/1624810662424723456</text:p>
          </table:table-cell>
        </table:table-row>
        <table:table-row table:style-name="ro1">
          <table:table-cell office:value-type="string" calcext:value-type="string">
            <text:p>input/data_formal_20240530-1342/meme/garimamamgain_20230106T060155/0.jpg</text:p>
          </table:table-cell>
          <table:table-cell office:value-type="string" calcext:value-type="string">
            <text:p>Pattern 7</text:p>
          </table:table-cell>
          <table:table-cell office:value-type="float" office:value="31.3669489874983" calcext:value-type="float">
            <text:p>31.3669489874983</text:p>
          </table:table-cell>
          <table:table-cell office:value-type="float" office:value="0.491003056869169" calcext:value-type="float">
            <text:p>0.491003056869169</text:p>
          </table:table-cell>
          <table:table-cell office:value-type="float" office:value="0.297260217209443" calcext:value-type="float">
            <text:p>0.297260217209443</text:p>
          </table:table-cell>
          <table:table-cell office:value-type="string" calcext:value-type="string">
            <text:p>https://twitter.com/garimamamgain/status/1611241631524720640</text:p>
          </table:table-cell>
        </table:table-row>
        <table:table-row table:style-name="ro1">
          <table:table-cell office:value-type="string" calcext:value-type="string">
            <text:p>input/data_formal_20240530-1342/meme/GarsinBevale_20221228T030916/0.jpg</text:p>
          </table:table-cell>
          <table:table-cell office:value-type="string" calcext:value-type="string">
            <text:p>Pattern 2</text:p>
          </table:table-cell>
          <table:table-cell office:value-type="float" office:value="25.9047158025464" calcext:value-type="float">
            <text:p>25.9047158025464</text:p>
          </table:table-cell>
          <table:table-cell office:value-type="float" office:value="0.231703743249451" calcext:value-type="float">
            <text:p>0.231703743249451</text:p>
          </table:table-cell>
          <table:table-cell office:value-type="float" office:value="0.783143842836278" calcext:value-type="float">
            <text:p>0.783143842836278</text:p>
          </table:table-cell>
          <table:table-cell office:value-type="string" calcext:value-type="string">
            <text:p>https://twitter.com/GarsinBevale/status/1607936693465907200</text:p>
          </table:table-cell>
        </table:table-row>
        <table:table-row table:style-name="ro1">
          <table:table-cell office:value-type="string" calcext:value-type="string">
            <text:p>input/data_formal_20240530-1342/meme/GarsinBevale_20230111T165935/0.jpg</text:p>
          </table:table-cell>
          <table:table-cell office:value-type="string" calcext:value-type="string">
            <text:p>Pattern 7</text:p>
          </table:table-cell>
          <table:table-cell office:value-type="float" office:value="23.5153290868743" calcext:value-type="float">
            <text:p>23.5153290868743</text:p>
          </table:table-cell>
          <table:table-cell office:value-type="float" office:value="0.39976721662596" calcext:value-type="float">
            <text:p>0.39976721662596</text:p>
          </table:table-cell>
          <table:table-cell office:value-type="float" office:value="0.634705007944686" calcext:value-type="float">
            <text:p>0.634705007944686</text:p>
          </table:table-cell>
          <table:table-cell office:value-type="string" calcext:value-type="string">
            <text:p>https://twitter.com/GarsinBevale/status/1613311992890286080</text:p>
          </table:table-cell>
        </table:table-row>
        <table:table-row table:style-name="ro1">
          <table:table-cell office:value-type="string" calcext:value-type="string">
            <text:p>input/data_formal_20240530-1342/meme/GarsinBevale_20230201T234553/0.jpg</text:p>
          </table:table-cell>
          <table:table-cell office:value-type="string" calcext:value-type="string">
            <text:p>Pattern 3</text:p>
          </table:table-cell>
          <table:table-cell office:value-type="float" office:value="19.9963689789885" calcext:value-type="float">
            <text:p>19.9963689789885</text:p>
          </table:table-cell>
          <table:table-cell office:value-type="float" office:value="0.317992681493327" calcext:value-type="float">
            <text:p>0.317992681493327</text:p>
          </table:table-cell>
          <table:table-cell office:value-type="float" office:value="0.845290124876673" calcext:value-type="float">
            <text:p>0.845290124876673</text:p>
          </table:table-cell>
          <table:table-cell office:value-type="string" calcext:value-type="string">
            <text:p>https://twitter.com/CometTheKitsune/status/1620958605070729217</text:p>
          </table:table-cell>
        </table:table-row>
        <table:table-row table:style-name="ro1">
          <table:table-cell office:value-type="string" calcext:value-type="string">
            <text:p>input/data_formal_20240530-1342/meme/garyos18_20230206T121116/0.jpg</text:p>
          </table:table-cell>
          <table:table-cell office:value-type="string" calcext:value-type="string">
            <text:p>Pattern 3</text:p>
          </table:table-cell>
          <table:table-cell office:value-type="float" office:value="27.7555467162717" calcext:value-type="float">
            <text:p>27.7555467162717</text:p>
          </table:table-cell>
          <table:table-cell office:value-type="float" office:value="0.294628888353085" calcext:value-type="float">
            <text:p>0.294628888353085</text:p>
          </table:table-cell>
          <table:table-cell office:value-type="float" office:value="0.744169945667361" calcext:value-type="float">
            <text:p>0.744169945667361</text:p>
          </table:table-cell>
          <table:table-cell office:value-type="string" calcext:value-type="string">
            <text:p>https://twitter.com/garyos18/status/1622568605240926211</text:p>
          </table:table-cell>
        </table:table-row>
        <table:table-row table:style-name="ro1">
          <table:table-cell office:value-type="string" calcext:value-type="string">
            <text:p>input/data_formal_20240530-1342/meme/garyos18_20230306T174844/0.jpg</text:p>
          </table:table-cell>
          <table:table-cell office:value-type="string" calcext:value-type="string">
            <text:p>Pattern 2</text:p>
          </table:table-cell>
          <table:table-cell office:value-type="float" office:value="27.2198824658927" calcext:value-type="float">
            <text:p>27.2198824658927</text:p>
          </table:table-cell>
          <table:table-cell office:value-type="float" office:value="0.302058589261887" calcext:value-type="float">
            <text:p>0.302058589261887</text:p>
          </table:table-cell>
          <table:table-cell office:value-type="float" office:value="0.680199106397783" calcext:value-type="float">
            <text:p>0.680199106397783</text:p>
          </table:table-cell>
          <table:table-cell office:value-type="string" calcext:value-type="string">
            <text:p>https://twitter.com/xpiinaypiie/status/1633064388419526656</text:p>
          </table:table-cell>
        </table:table-row>
        <table:table-row table:style-name="ro1">
          <table:table-cell office:value-type="string" calcext:value-type="string">
            <text:p>input/data_formal_20240530-1342/meme/gate_io_20221003T015714/0.jpg</text:p>
          </table:table-cell>
          <table:table-cell office:value-type="string" calcext:value-type="string">
            <text:p>Pattern 8</text:p>
          </table:table-cell>
          <table:table-cell office:value-type="float" office:value="29.6839129774913" calcext:value-type="float">
            <text:p>29.6839129774913</text:p>
          </table:table-cell>
          <table:table-cell office:value-type="float" office:value="0.657409820803302" calcext:value-type="float">
            <text:p>0.657409820803302</text:p>
          </table:table-cell>
          <table:table-cell office:value-type="float" office:value="0.339701272711648" calcext:value-type="float">
            <text:p>0.339701272711648</text:p>
          </table:table-cell>
          <table:table-cell office:value-type="string" calcext:value-type="string">
            <text:p>https://twitter.com/muohmed123/status/1620919188591198211</text:p>
          </table:table-cell>
        </table:table-row>
        <table:table-row table:style-name="ro1">
          <table:table-cell office:value-type="string" calcext:value-type="string">
            <text:p>input/data_formal_20240530-1342/meme/gate_io_20221024T073224/0.jpg</text:p>
          </table:table-cell>
          <table:table-cell office:value-type="string" calcext:value-type="string">
            <text:p>Pattern 8</text:p>
          </table:table-cell>
          <table:table-cell office:value-type="float" office:value="22.8745764916346" calcext:value-type="float">
            <text:p>22.8745764916346</text:p>
          </table:table-cell>
          <table:table-cell office:value-type="float" office:value="0.722804919847451" calcext:value-type="float">
            <text:p>0.722804919847451</text:p>
          </table:table-cell>
          <table:table-cell office:value-type="float" office:value="0.43833016540481" calcext:value-type="float">
            <text:p>0.43833016540481</text:p>
          </table:table-cell>
          <table:table-cell office:value-type="string" calcext:value-type="string">
            <text:p>https://twitter.com/Saachan_1121/status/1620923063926677504</text:p>
          </table:table-cell>
        </table:table-row>
        <table:table-row table:style-name="ro1">
          <table:table-cell office:value-type="string" calcext:value-type="string">
            <text:p>input/data_formal_20240530-1342/meme/gate_io_20221109T031141/0.jpg</text:p>
          </table:table-cell>
          <table:table-cell office:value-type="string" calcext:value-type="string">
            <text:p>Pattern 8</text:p>
          </table:table-cell>
          <table:table-cell office:value-type="float" office:value="29.020553327013" calcext:value-type="float">
            <text:p>29.020553327013</text:p>
          </table:table-cell>
          <table:table-cell office:value-type="float" office:value="0.783101627629045" calcext:value-type="float">
            <text:p>0.783101627629045</text:p>
          </table:table-cell>
          <table:table-cell office:value-type="float" office:value="0.296098393489431" calcext:value-type="float">
            <text:p>0.296098393489431</text:p>
          </table:table-cell>
          <table:table-cell office:value-type="string" calcext:value-type="string">
            <text:p>https://twitter.com/maya_sandola/status/1620913031432503296</text:p>
          </table:table-cell>
        </table:table-row>
        <table:table-row table:style-name="ro1">
          <table:table-cell office:value-type="string" calcext:value-type="string">
            <text:p>input/data_formal_20240530-1342/meme/gate_io_20221112T050008/0.jpg</text:p>
          </table:table-cell>
          <table:table-cell office:value-type="string" calcext:value-type="string">
            <text:p>Pattern 2</text:p>
          </table:table-cell>
          <table:table-cell office:value-type="float" office:value="27.2326714774577" calcext:value-type="float">
            <text:p>27.2326714774577</text:p>
          </table:table-cell>
          <table:table-cell office:value-type="float" office:value="0.227195242093807" calcext:value-type="float">
            <text:p>0.227195242093807</text:p>
          </table:table-cell>
          <table:table-cell office:value-type="float" office:value="0.723145262032159" calcext:value-type="float">
            <text:p>0.723145262032159</text:p>
          </table:table-cell>
          <table:table-cell office:value-type="string" calcext:value-type="string">
            <text:p>https://twitter.com/detwieler123/status/1620926069732696065</text:p>
          </table:table-cell>
        </table:table-row>
        <table:table-row table:style-name="ro1">
          <table:table-cell office:value-type="string" calcext:value-type="string">
            <text:p>input/data_formal_20240530-1342/meme/gate_io_20221118T100034/0.jpg</text:p>
          </table:table-cell>
          <table:table-cell office:value-type="string" calcext:value-type="string">
            <text:p>Pattern 7</text:p>
          </table:table-cell>
          <table:table-cell office:value-type="float" office:value="32.2836432122433" calcext:value-type="float">
            <text:p>32.2836432122433</text:p>
          </table:table-cell>
          <table:table-cell office:value-type="float" office:value="0.468783810644143" calcext:value-type="float">
            <text:p>0.468783810644143</text:p>
          </table:table-cell>
          <table:table-cell office:value-type="float" office:value="0.465776961681335" calcext:value-type="float">
            <text:p>0.465776961681335</text:p>
          </table:table-cell>
          <table:table-cell office:value-type="string" calcext:value-type="string">
            <text:p>https://twitter.com/asaka_0801/status/1620922251620110338</text:p>
          </table:table-cell>
        </table:table-row>
        <table:table-row table:style-name="ro1">
          <table:table-cell office:value-type="string" calcext:value-type="string">
            <text:p>input/data_formal_20240530-1342/meme/geekinoutethan_20230111T212409/0.jpg</text:p>
          </table:table-cell>
          <table:table-cell office:value-type="string" calcext:value-type="string">
            <text:p>Pattern 2</text:p>
          </table:table-cell>
          <table:table-cell office:value-type="float" office:value="28.3123065243583" calcext:value-type="float">
            <text:p>28.3123065243583</text:p>
          </table:table-cell>
          <table:table-cell office:value-type="float" office:value="0.258940172889611" calcext:value-type="float">
            <text:p>0.258940172889611</text:p>
          </table:table-cell>
          <table:table-cell office:value-type="float" office:value="0.665064422564338" calcext:value-type="float">
            <text:p>0.665064422564338</text:p>
          </table:table-cell>
          <table:table-cell office:value-type="string" calcext:value-type="string">
            <text:p>https://twitter.com/BaldiScience/status/1613309642410450944</text:p>
          </table:table-cell>
        </table:table-row>
        <table:table-row table:style-name="ro1">
          <table:table-cell office:value-type="string" calcext:value-type="string">
            <text:p>input/data_formal_20240530-1342/meme/GeitplTech_20230206T074748/0.jpg</text:p>
          </table:table-cell>
          <table:table-cell office:value-type="string" calcext:value-type="string">
            <text:p>Pattern 5</text:p>
          </table:table-cell>
          <table:table-cell office:value-type="float" office:value="24.4881544609603" calcext:value-type="float">
            <text:p>24.4881544609603</text:p>
          </table:table-cell>
          <table:table-cell office:value-type="float" office:value="0.0637565467773886" calcext:value-type="float">
            <text:p>0.0637565467773886</text:p>
          </table:table-cell>
          <table:table-cell office:value-type="float" office:value="0.223856418083209" calcext:value-type="float">
            <text:p>0.223856418083209</text:p>
          </table:table-cell>
          <table:table-cell office:value-type="string" calcext:value-type="string">
            <text:p>https://twitter.com/Vanshita_18/status/1622592951150063616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642/0.jpg</text:p>
          </table:table-cell>
          <table:table-cell office:value-type="string" calcext:value-type="string">
            <text:p>Pattern 8</text:p>
          </table:table-cell>
          <table:table-cell office:value-type="float" office:value="21.8632643705628" calcext:value-type="float">
            <text:p>21.8632643705628</text:p>
          </table:table-cell>
          <table:table-cell office:value-type="float" office:value="0.792377739386463" calcext:value-type="float">
            <text:p>0.792377739386463</text:p>
          </table:table-cell>
          <table:table-cell office:value-type="float" office:value="0.580386205650318" calcext:value-type="float">
            <text:p>0.580386205650318</text:p>
          </table:table-cell>
          <table:table-cell office:value-type="string" calcext:value-type="string">
            <text:p>https://twitter.com/geleswintha/status/1620906514662985729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742/0.jpg</text:p>
          </table:table-cell>
          <table:table-cell office:value-type="string" calcext:value-type="string">
            <text:p>Pattern 2</text:p>
          </table:table-cell>
          <table:table-cell office:value-type="float" office:value="31.5944146655092" calcext:value-type="float">
            <text:p>31.5944146655092</text:p>
          </table:table-cell>
          <table:table-cell office:value-type="float" office:value="0.212916843527173" calcext:value-type="float">
            <text:p>0.212916843527173</text:p>
          </table:table-cell>
          <table:table-cell office:value-type="float" office:value="0.699249166446771" calcext:value-type="float">
            <text:p>0.699249166446771</text:p>
          </table:table-cell>
          <table:table-cell office:value-type="string" calcext:value-type="string">
            <text:p>https://twitter.com/geleswintha/status/1620906765423624201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907/0.jpg</text:p>
          </table:table-cell>
          <table:table-cell office:value-type="string" calcext:value-type="string">
            <text:p>Pattern 3</text:p>
          </table:table-cell>
          <table:table-cell office:value-type="float" office:value="26.7069420547681" calcext:value-type="float">
            <text:p>26.7069420547681</text:p>
          </table:table-cell>
          <table:table-cell office:value-type="float" office:value="0.294253947845595" calcext:value-type="float">
            <text:p>0.294253947845595</text:p>
          </table:table-cell>
          <table:table-cell office:value-type="float" office:value="0.7421049832606" calcext:value-type="float">
            <text:p>0.7421049832606</text:p>
          </table:table-cell>
          <table:table-cell office:value-type="string" calcext:value-type="string">
            <text:p>https://twitter.com/geleswintha/status/1620907123122257920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1138/0.jpg</text:p>
          </table:table-cell>
          <table:table-cell office:value-type="string" calcext:value-type="string">
            <text:p>Pattern 1</text:p>
          </table:table-cell>
          <table:table-cell office:value-type="float" office:value="32.2362135683495" calcext:value-type="float">
            <text:p>32.2362135683495</text:p>
          </table:table-cell>
          <table:table-cell office:value-type="float" office:value="0.272449660063004" calcext:value-type="float">
            <text:p>0.272449660063004</text:p>
          </table:table-cell>
          <table:table-cell office:value-type="float" office:value="0.335620319696013" calcext:value-type="float">
            <text:p>0.335620319696013</text:p>
          </table:table-cell>
          <table:table-cell office:value-type="string" calcext:value-type="string">
            <text:p>https://twitter.com/geleswintha/status/1620907753249337344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1252/0.jpg</text:p>
          </table:table-cell>
          <table:table-cell office:value-type="string" calcext:value-type="string">
            <text:p>Pattern 2</text:p>
          </table:table-cell>
          <table:table-cell office:value-type="float" office:value="29.4060326084141" calcext:value-type="float">
            <text:p>29.4060326084141</text:p>
          </table:table-cell>
          <table:table-cell office:value-type="float" office:value="0.443264180876025" calcext:value-type="float">
            <text:p>0.443264180876025</text:p>
          </table:table-cell>
          <table:table-cell office:value-type="float" office:value="0.647383123527848" calcext:value-type="float">
            <text:p>0.647383123527848</text:p>
          </table:table-cell>
          <table:table-cell office:value-type="string" calcext:value-type="string">
            <text:p>https://twitter.com/geleswintha/status/1620908066165374982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4430/0.jpg</text:p>
          </table:table-cell>
          <table:table-cell office:value-type="string" calcext:value-type="string">
            <text:p>Pattern 5</text:p>
          </table:table-cell>
          <table:table-cell office:value-type="float" office:value="34.6176648300477" calcext:value-type="float">
            <text:p>34.6176648300477</text:p>
          </table:table-cell>
          <table:table-cell office:value-type="float" office:value="0.309292269074433" calcext:value-type="float">
            <text:p>0.309292269074433</text:p>
          </table:table-cell>
          <table:table-cell office:value-type="float" office:value="0.497003253260633" calcext:value-type="float">
            <text:p>0.497003253260633</text:p>
          </table:table-cell>
          <table:table-cell office:value-type="string" calcext:value-type="string">
            <text:p>https://twitter.com/geleswintha/status/1620916027604471809</text:p>
          </table:table-cell>
        </table:table-row>
        <table:table-row table:style-name="ro1">
          <table:table-cell office:value-type="string" calcext:value-type="string">
            <text:p>input/data_formal_20240530-1342/meme/geleswintha_20230202T000804/0.jpg</text:p>
          </table:table-cell>
          <table:table-cell office:value-type="string" calcext:value-type="string">
            <text:p>Pattern 1</text:p>
          </table:table-cell>
          <table:table-cell office:value-type="float" office:value="34.0295638927159" calcext:value-type="float">
            <text:p>34.0295638927159</text:p>
          </table:table-cell>
          <table:table-cell office:value-type="float" office:value="0.220272476649688" calcext:value-type="float">
            <text:p>0.220272476649688</text:p>
          </table:table-cell>
          <table:table-cell office:value-type="float" office:value="0.583614687228538" calcext:value-type="float">
            <text:p>0.583614687228538</text:p>
          </table:table-cell>
          <table:table-cell office:value-type="string" calcext:value-type="string">
            <text:p>https://twitter.com/ProfessorTesla_/status/1620944364485869568</text:p>
          </table:table-cell>
        </table:table-row>
        <table:table-row table:style-name="ro1">
          <table:table-cell office:value-type="string" calcext:value-type="string">
            <text:p>input/data_formal_20240530-1342/meme/GenxAnalytics_20230206T185445/0.jpg</text:p>
          </table:table-cell>
          <table:table-cell office:value-type="string" calcext:value-type="string">
            <text:p>Pattern 5</text:p>
          </table:table-cell>
          <table:table-cell office:value-type="float" office:value="33.2354364154824" calcext:value-type="float">
            <text:p>33.2354364154824</text:p>
          </table:table-cell>
          <table:table-cell office:value-type="float" office:value="0.207224910084406" calcext:value-type="float">
            <text:p>0.207224910084406</text:p>
          </table:table-cell>
          <table:table-cell office:value-type="float" office:value="0.326846623584212" calcext:value-type="float">
            <text:p>0.326846623584212</text:p>
          </table:table-cell>
          <table:table-cell office:value-type="string" calcext:value-type="string">
            <text:p>https://twitter.com/Cryptopurple100/status/1624787547108036614</text:p>
          </table:table-cell>
        </table:table-row>
        <table:table-row table:style-name="ro1">
          <table:table-cell office:value-type="string" calcext:value-type="string">
            <text:p>input/data_formal_20240530-1342/meme/GenxAnalytics_20230304T133826/0.jpg</text:p>
          </table:table-cell>
          <table:table-cell office:value-type="string" calcext:value-type="string">
            <text:p>Pattern 2</text:p>
          </table:table-cell>
          <table:table-cell office:value-type="float" office:value="31.767129098275" calcext:value-type="float">
            <text:p>31.767129098275</text:p>
          </table:table-cell>
          <table:table-cell office:value-type="float" office:value="0.206895599219625" calcext:value-type="float">
            <text:p>0.206895599219625</text:p>
          </table:table-cell>
          <table:table-cell office:value-type="float" office:value="0.603922120867496" calcext:value-type="float">
            <text:p>0.603922120867496</text:p>
          </table:table-cell>
          <table:table-cell office:value-type="string" calcext:value-type="string">
            <text:p>https://twitter.com/ElvisPeteand/status/1633032222277259264</text:p>
          </table:table-cell>
        </table:table-row>
        <table:table-row table:style-name="ro1">
          <table:table-cell office:value-type="string" calcext:value-type="string">
            <text:p>input/data_formal_20240530-1342/meme/GetTalentsverse_20230124T033700/0.jpg</text:p>
          </table:table-cell>
          <table:table-cell office:value-type="string" calcext:value-type="string">
            <text:p>Pattern 8</text:p>
          </table:table-cell>
          <table:table-cell office:value-type="float" office:value="25.1642126117926" calcext:value-type="float">
            <text:p>25.1642126117926</text:p>
          </table:table-cell>
          <table:table-cell office:value-type="float" office:value="0.825906238380241" calcext:value-type="float">
            <text:p>0.825906238380241</text:p>
          </table:table-cell>
          <table:table-cell office:value-type="float" office:value="0.319360367805879" calcext:value-type="float">
            <text:p>0.319360367805879</text:p>
          </table:table-cell>
          <table:table-cell office:value-type="string" calcext:value-type="string">
            <text:p>https://twitter.com/fungibl_non/status/1620967646245294080</text:p>
          </table:table-cell>
        </table:table-row>
        <table:table-row table:style-name="ro1">
          <table:table-cell office:value-type="string" calcext:value-type="string">
            <text:p>input/data_formal_20240530-1342/meme/GetTalentsverse_20230131T011200/0.jpg</text:p>
          </table:table-cell>
          <table:table-cell office:value-type="string" calcext:value-type="string">
            <text:p>Pattern 8</text:p>
          </table:table-cell>
          <table:table-cell office:value-type="float" office:value="22.1404920617843" calcext:value-type="float">
            <text:p>22.1404920617843</text:p>
          </table:table-cell>
          <table:table-cell office:value-type="float" office:value="0.894696441181282" calcext:value-type="float">
            <text:p>0.894696441181282</text:p>
          </table:table-cell>
          <table:table-cell office:value-type="float" office:value="0.481257545774182" calcext:value-type="float">
            <text:p>0.481257545774182</text:p>
          </table:table-cell>
          <table:table-cell office:value-type="string" calcext:value-type="string">
            <text:p>https://twitter.com/fungibl_non/status/1620967519166287873</text:p>
          </table:table-cell>
        </table:table-row>
        <table:table-row table:style-name="ro1">
          <table:table-cell office:value-type="string" calcext:value-type="string">
            <text:p>input/data_formal_20240530-1342/meme/GetTalentsverse_20230131T231030/0.jpg</text:p>
          </table:table-cell>
          <table:table-cell office:value-type="string" calcext:value-type="string">
            <text:p>Pattern 3</text:p>
          </table:table-cell>
          <table:table-cell office:value-type="float" office:value="25.0779463467868" calcext:value-type="float">
            <text:p>25.0779463467868</text:p>
          </table:table-cell>
          <table:table-cell office:value-type="float" office:value="0.586122495444172" calcext:value-type="float">
            <text:p>0.586122495444172</text:p>
          </table:table-cell>
          <table:table-cell office:value-type="float" office:value="0.758694312047519" calcext:value-type="float">
            <text:p>0.758694312047519</text:p>
          </table:table-cell>
          <table:table-cell office:value-type="string" calcext:value-type="string">
            <text:p>https://twitter.com/fungibl_non/status/1620967473268011009</text:p>
          </table:table-cell>
        </table:table-row>
        <table:table-row table:style-name="ro1">
          <table:table-cell office:value-type="string" calcext:value-type="string">
            <text:p>input/data_formal_20240530-1342/meme/GetTalentsverse_20230202T042700/0.jpg</text:p>
          </table:table-cell>
          <table:table-cell office:value-type="string" calcext:value-type="string">
            <text:p>Pattern 1</text:p>
          </table:table-cell>
          <table:table-cell office:value-type="float" office:value="23.9135534542086" calcext:value-type="float">
            <text:p>23.9135534542086</text:p>
          </table:table-cell>
          <table:table-cell office:value-type="float" office:value="0.25872359203026" calcext:value-type="float">
            <text:p>0.25872359203026</text:p>
          </table:table-cell>
          <table:table-cell office:value-type="float" office:value="0.322447246271023" calcext:value-type="float">
            <text:p>0.322447246271023</text:p>
          </table:table-cell>
          <table:table-cell office:value-type="string" calcext:value-type="string">
            <text:p>https://twitter.com/GetTalentsverse/status/1621002217863135232</text:p>
          </table:table-cell>
        </table:table-row>
        <table:table-row table:style-name="ro1">
          <table:table-cell office:value-type="string" calcext:value-type="string">
            <text:p>input/data_formal_20240530-1342/meme/getupradio_20230206T145402/0.jpg</text:p>
          </table:table-cell>
          <table:table-cell office:value-type="string" calcext:value-type="string">
            <text:p>Pattern 2</text:p>
          </table:table-cell>
          <table:table-cell office:value-type="float" office:value="27.3786573097633" calcext:value-type="float">
            <text:p>27.3786573097633</text:p>
          </table:table-cell>
          <table:table-cell office:value-type="float" office:value="0.177006876856515" calcext:value-type="float">
            <text:p>0.177006876856515</text:p>
          </table:table-cell>
          <table:table-cell office:value-type="float" office:value="0.664350711676053" calcext:value-type="float">
            <text:p>0.664350711676053</text:p>
          </table:table-cell>
          <table:table-cell office:value-type="string" calcext:value-type="string">
            <text:p>https://twitter.com/getupradio/status/1622609567707197442</text:p>
          </table:table-cell>
        </table:table-row>
        <table:table-row table:style-name="ro1">
          <table:table-cell office:value-type="string" calcext:value-type="string">
            <text:p>input/data_formal_20240530-1342/meme/getupradiomedia_20230206T142628/0.jpg</text:p>
          </table:table-cell>
          <table:table-cell office:value-type="string" calcext:value-type="string">
            <text:p>Pattern 8</text:p>
          </table:table-cell>
          <table:table-cell office:value-type="float" office:value="23.8428808431732" calcext:value-type="float">
            <text:p>23.8428808431732</text:p>
          </table:table-cell>
          <table:table-cell office:value-type="float" office:value="0.674052647243463" calcext:value-type="float">
            <text:p>0.674052647243463</text:p>
          </table:table-cell>
          <table:table-cell office:value-type="float" office:value="0.485170378988043" calcext:value-type="float">
            <text:p>0.485170378988043</text:p>
          </table:table-cell>
          <table:table-cell office:value-type="string" calcext:value-type="string">
            <text:p>https://twitter.com/getupradiomedia/status/1622602631343374337</text:p>
          </table:table-cell>
        </table:table-row>
        <table:table-row table:style-name="ro1">
          <table:table-cell office:value-type="string" calcext:value-type="string">
            <text:p>input/data_formal_20240530-1342/meme/GetVantage_Co_20230106T055240/0.jpg</text:p>
          </table:table-cell>
          <table:table-cell office:value-type="string" calcext:value-type="string">
            <text:p>Pattern 8</text:p>
          </table:table-cell>
          <table:table-cell office:value-type="float" office:value="23.0191513712013" calcext:value-type="float">
            <text:p>23.0191513712013</text:p>
          </table:table-cell>
          <table:table-cell office:value-type="float" office:value="0.903658842707342" calcext:value-type="float">
            <text:p>0.903658842707342</text:p>
          </table:table-cell>
          <table:table-cell office:value-type="float" office:value="0.366463357412184" calcext:value-type="float">
            <text:p>0.366463357412184</text:p>
          </table:table-cell>
          <table:table-cell office:value-type="string" calcext:value-type="string">
            <text:p>https://twitter.com/GetVantage_Co/status/1611239307637067784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024/0.jpg</text:p>
          </table:table-cell>
          <table:table-cell office:value-type="string" calcext:value-type="string">
            <text:p>Pattern 3</text:p>
          </table:table-cell>
          <table:table-cell office:value-type="float" office:value="25.3238206461866" calcext:value-type="float">
            <text:p>25.3238206461866</text:p>
          </table:table-cell>
          <table:table-cell office:value-type="float" office:value="0.408809000645102" calcext:value-type="float">
            <text:p>0.408809000645102</text:p>
          </table:table-cell>
          <table:table-cell office:value-type="float" office:value="0.846535949846792" calcext:value-type="float">
            <text:p>0.846535949846792</text:p>
          </table:table-cell>
          <table:table-cell office:value-type="string" calcext:value-type="string">
            <text:p>https://twitter.com/gfx_celeste/status/1610954360015540226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02/0.jpg</text:p>
          </table:table-cell>
          <table:table-cell office:value-type="string" calcext:value-type="string">
            <text:p>Pattern 2</text:p>
          </table:table-cell>
          <table:table-cell office:value-type="float" office:value="31.2017917339498" calcext:value-type="float">
            <text:p>31.2017917339498</text:p>
          </table:table-cell>
          <table:table-cell office:value-type="float" office:value="0.356424711558416" calcext:value-type="float">
            <text:p>0.356424711558416</text:p>
          </table:table-cell>
          <table:table-cell office:value-type="float" office:value="0.583089283641082" calcext:value-type="float">
            <text:p>0.583089283641082</text:p>
          </table:table-cell>
          <table:table-cell office:value-type="string" calcext:value-type="string">
            <text:p>https://twitter.com/gfx_celeste/status/1610954521563353088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10/0.jpg</text:p>
          </table:table-cell>
          <table:table-cell office:value-type="string" calcext:value-type="string">
            <text:p>Pattern 5</text:p>
          </table:table-cell>
          <table:table-cell office:value-type="float" office:value="33.2787920663807" calcext:value-type="float">
            <text:p>33.2787920663807</text:p>
          </table:table-cell>
          <table:table-cell office:value-type="float" office:value="0.343247175845223" calcext:value-type="float">
            <text:p>0.343247175845223</text:p>
          </table:table-cell>
          <table:table-cell office:value-type="float" office:value="0.435063945454624" calcext:value-type="float">
            <text:p>0.435063945454624</text:p>
          </table:table-cell>
          <table:table-cell office:value-type="string" calcext:value-type="string">
            <text:p>https://twitter.com/gfx_celeste/status/1610954552576032769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17/0.jpg</text:p>
          </table:table-cell>
          <table:table-cell office:value-type="string" calcext:value-type="string">
            <text:p>Pattern 2</text:p>
          </table:table-cell>
          <table:table-cell office:value-type="float" office:value="30.1542801468316" calcext:value-type="float">
            <text:p>30.1542801468316</text:p>
          </table:table-cell>
          <table:table-cell office:value-type="float" office:value="0.293827906217691" calcext:value-type="float">
            <text:p>0.293827906217691</text:p>
          </table:table-cell>
          <table:table-cell office:value-type="float" office:value="0.602346038450081" calcext:value-type="float">
            <text:p>0.602346038450081</text:p>
          </table:table-cell>
          <table:table-cell office:value-type="string" calcext:value-type="string">
            <text:p>https://twitter.com/gfx_celeste/status/1610954585530580992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24/0.jpg</text:p>
          </table:table-cell>
          <table:table-cell office:value-type="string" calcext:value-type="string">
            <text:p>Pattern 3</text:p>
          </table:table-cell>
          <table:table-cell office:value-type="float" office:value="30.4753060788466" calcext:value-type="float">
            <text:p>30.4753060788466</text:p>
          </table:table-cell>
          <table:table-cell office:value-type="float" office:value="0.322400963450733" calcext:value-type="float">
            <text:p>0.322400963450733</text:p>
          </table:table-cell>
          <table:table-cell office:value-type="float" office:value="0.613368500946521" calcext:value-type="float">
            <text:p>0.613368500946521</text:p>
          </table:table-cell>
          <table:table-cell office:value-type="string" calcext:value-type="string">
            <text:p>https://twitter.com/gfx_celeste/status/1610954613968060417</text:p>
          </table:table-cell>
        </table:table-row>
        <table:table-row table:style-name="ro1">
          <table:table-cell office:value-type="string" calcext:value-type="string">
            <text:p>input/data_formal_20240530-1342/meme/Gi_Bots_20230106T085329/0.jpg</text:p>
          </table:table-cell>
          <table:table-cell office:value-type="string" calcext:value-type="string">
            <text:p>Pattern 9</text:p>
          </table:table-cell>
          <table:table-cell office:value-type="float" office:value="12.6260497732917" calcext:value-type="float">
            <text:p>12.6260497732917</text:p>
          </table:table-cell>
          <table:table-cell office:value-type="float" office:value="0.141185457378116" calcext:value-type="float">
            <text:p>0.141185457378116</text:p>
          </table:table-cell>
          <table:table-cell office:value-type="float" office:value="0.0844217693176632" calcext:value-type="float">
            <text:p>0.0844217693176632</text:p>
          </table:table-cell>
          <table:table-cell office:value-type="string" calcext:value-type="string">
            <text:p>https://twitter.com/Gi_Bots/status/1611284809401380865</text:p>
          </table:table-cell>
        </table:table-row>
        <table:table-row table:style-name="ro1">
          <table:table-cell office:value-type="string" calcext:value-type="string">
            <text:p>input/data_formal_20240530-1342/meme/gig4_u_20230206T115533/0.jpg</text:p>
          </table:table-cell>
          <table:table-cell office:value-type="string" calcext:value-type="string">
            <text:p>Pattern 7</text:p>
          </table:table-cell>
          <table:table-cell office:value-type="float" office:value="29.0406840652344" calcext:value-type="float">
            <text:p>29.0406840652344</text:p>
          </table:table-cell>
          <table:table-cell office:value-type="float" office:value="0.34140057063804" calcext:value-type="float">
            <text:p>0.34140057063804</text:p>
          </table:table-cell>
          <table:table-cell office:value-type="float" office:value="0.384086529963503" calcext:value-type="float">
            <text:p>0.384086529963503</text:p>
          </table:table-cell>
          <table:table-cell office:value-type="string" calcext:value-type="string">
            <text:p>https://twitter.com/gig4_u/status/1622564652663312384</text:p>
          </table:table-cell>
        </table:table-row>
        <table:table-row table:style-name="ro1">
          <table:table-cell office:value-type="string" calcext:value-type="string">
            <text:p>input/data_formal_20240530-1342/meme/GillJiya_20230128T190200/0.jpg</text:p>
          </table:table-cell>
          <table:table-cell office:value-type="string" calcext:value-type="string">
            <text:p>Pattern 6</text:p>
          </table:table-cell>
          <table:table-cell office:value-type="float" office:value="25.0232143930146" calcext:value-type="float">
            <text:p>25.0232143930146</text:p>
          </table:table-cell>
          <table:table-cell office:value-type="float" office:value="0.652745219257827" calcext:value-type="float">
            <text:p>0.652745219257827</text:p>
          </table:table-cell>
          <table:table-cell office:value-type="float" office:value="0.296237632550043" calcext:value-type="float">
            <text:p>0.296237632550043</text:p>
          </table:table-cell>
          <table:table-cell office:value-type="string" calcext:value-type="string">
            <text:p>https://twitter.com/GillJiya/status/1619410482460516352</text:p>
          </table:table-cell>
        </table:table-row>
        <table:table-row table:style-name="ro1">
          <table:table-cell office:value-type="string" calcext:value-type="string">
            <text:p>input/data_formal_20240530-1342/meme/GizNext_20230106T053438/0.jpg</text:p>
          </table:table-cell>
          <table:table-cell office:value-type="string" calcext:value-type="string">
            <text:p>Pattern 9</text:p>
          </table:table-cell>
          <table:table-cell office:value-type="float" office:value="11.2801501222561" calcext:value-type="float">
            <text:p>11.2801501222561</text:p>
          </table:table-cell>
          <table:table-cell office:value-type="float" office:value="0.144085930761125" calcext:value-type="float">
            <text:p>0.144085930761125</text:p>
          </table:table-cell>
          <table:table-cell office:value-type="float" office:value="0.0154914873567038" calcext:value-type="float">
            <text:p>0.0154914873567038</text:p>
          </table:table-cell>
          <table:table-cell office:value-type="string" calcext:value-type="string">
            <text:p>https://twitter.com/GizNext/status/1611234768062124035</text:p>
          </table:table-cell>
        </table:table-row>
        <table:table-row table:style-name="ro1">
          <table:table-cell office:value-type="string" calcext:value-type="string">
            <text:p>input/data_formal_20240530-1342/meme/glambbcrystal_20230206T121319/0.jpg</text:p>
          </table:table-cell>
          <table:table-cell office:value-type="string" calcext:value-type="string">
            <text:p>Pattern 1</text:p>
          </table:table-cell>
          <table:table-cell office:value-type="float" office:value="33.0801286992831" calcext:value-type="float">
            <text:p>33.0801286992831</text:p>
          </table:table-cell>
          <table:table-cell office:value-type="float" office:value="0.296678403317712" calcext:value-type="float">
            <text:p>0.296678403317712</text:p>
          </table:table-cell>
          <table:table-cell office:value-type="float" office:value="0.328307734743768" calcext:value-type="float">
            <text:p>0.328307734743768</text:p>
          </table:table-cell>
          <table:table-cell office:value-type="string" calcext:value-type="string">
            <text:p>https://twitter.com/glambbcrystal/status/1622569124806402049</text:p>
          </table:table-cell>
        </table:table-row>
        <table:table-row table:style-name="ro1">
          <table:table-cell office:value-type="string" calcext:value-type="string">
            <text:p>input/data_formal_20240530-1342/meme/glamsham_20221218T044249/0.jpg</text:p>
          </table:table-cell>
          <table:table-cell office:value-type="string" calcext:value-type="string">
            <text:p>Pattern 6</text:p>
          </table:table-cell>
          <table:table-cell office:value-type="float" office:value="20.2990698865799" calcext:value-type="float">
            <text:p>20.2990698865799</text:p>
          </table:table-cell>
          <table:table-cell office:value-type="float" office:value="0.89903757208042" calcext:value-type="float">
            <text:p>0.89903757208042</text:p>
          </table:table-cell>
          <table:table-cell office:value-type="float" office:value="0.457005217264934" calcext:value-type="float">
            <text:p>0.457005217264934</text:p>
          </table:table-cell>
          <table:table-cell office:value-type="string" calcext:value-type="string">
            <text:p>https://twitter.com/RojashreeT/status/1611265813906100225</text:p>
          </table:table-cell>
        </table:table-row>
        <table:table-row table:style-name="ro1">
          <table:table-cell office:value-type="string" calcext:value-type="string">
            <text:p>input/data_formal_20240530-1342/meme/glamsham_20221220T083657/0.jpg</text:p>
          </table:table-cell>
          <table:table-cell office:value-type="string" calcext:value-type="string">
            <text:p>Pattern 7</text:p>
          </table:table-cell>
          <table:table-cell office:value-type="float" office:value="28.7766102191649" calcext:value-type="float">
            <text:p>28.7766102191649</text:p>
          </table:table-cell>
          <table:table-cell office:value-type="float" office:value="0.495760052662293" calcext:value-type="float">
            <text:p>0.495760052662293</text:p>
          </table:table-cell>
          <table:table-cell office:value-type="float" office:value="0.42877917747495" calcext:value-type="float">
            <text:p>0.42877917747495</text:p>
          </table:table-cell>
          <table:table-cell office:value-type="string" calcext:value-type="string">
            <text:p>https://twitter.com/arishasyyd/status/1610955365780422657</text:p>
          </table:table-cell>
        </table:table-row>
        <table:table-row table:style-name="ro1">
          <table:table-cell office:value-type="string" calcext:value-type="string">
            <text:p>input/data_formal_20240530-1342/meme/glamsham_20230103T045717/0.jpg</text:p>
          </table:table-cell>
          <table:table-cell office:value-type="string" calcext:value-type="string">
            <text:p>Pattern 8</text:p>
          </table:table-cell>
          <table:table-cell office:value-type="float" office:value="27.254016669757" calcext:value-type="float">
            <text:p>27.254016669757</text:p>
          </table:table-cell>
          <table:table-cell office:value-type="float" office:value="0.754601338975093" calcext:value-type="float">
            <text:p>0.754601338975093</text:p>
          </table:table-cell>
          <table:table-cell office:value-type="float" office:value="0.370530501001033" calcext:value-type="float">
            <text:p>0.370530501001033</text:p>
          </table:table-cell>
          <table:table-cell office:value-type="string" calcext:value-type="string">
            <text:p>https://twitter.com/shivfanbackup/status/1610957403431788545</text:p>
          </table:table-cell>
        </table:table-row>
        <table:table-row table:style-name="ro1">
          <table:table-cell office:value-type="string" calcext:value-type="string">
            <text:p>input/data_formal_20240530-1342/meme/glamsham_20230104T103114/0.jpg</text:p>
          </table:table-cell>
          <table:table-cell office:value-type="string" calcext:value-type="string">
            <text:p>Pattern 1</text:p>
          </table:table-cell>
          <table:table-cell office:value-type="float" office:value="32.2820382336989" calcext:value-type="float">
            <text:p>32.2820382336989</text:p>
          </table:table-cell>
          <table:table-cell office:value-type="float" office:value="0.303407154329335" calcext:value-type="float">
            <text:p>0.303407154329335</text:p>
          </table:table-cell>
          <table:table-cell office:value-type="float" office:value="0.452511928806372" calcext:value-type="float">
            <text:p>0.452511928806372</text:p>
          </table:table-cell>
          <table:table-cell office:value-type="string" calcext:value-type="string">
            <text:p>https://twitter.com/NareshK33562008/status/1610953388979814403</text:p>
          </table:table-cell>
        </table:table-row>
        <table:table-row table:style-name="ro1">
          <table:table-cell office:value-type="string" calcext:value-type="string">
            <text:p>input/data_formal_20240530-1342/meme/glamsham_20230111T140712/0.jpg</text:p>
          </table:table-cell>
          <table:table-cell office:value-type="string" calcext:value-type="string">
            <text:p>Pattern 8</text:p>
          </table:table-cell>
          <table:table-cell office:value-type="float" office:value="25.410995657104" calcext:value-type="float">
            <text:p>25.410995657104</text:p>
          </table:table-cell>
          <table:table-cell office:value-type="float" office:value="0.900034507997767" calcext:value-type="float">
            <text:p>0.900034507997767</text:p>
          </table:table-cell>
          <table:table-cell office:value-type="float" office:value="0.316677944129438" calcext:value-type="float">
            <text:p>0.316677944129438</text:p>
          </table:table-cell>
          <table:table-cell office:value-type="string" calcext:value-type="string">
            <text:p>https://twitter.com/Sallysally92gh/status/1613324268930224130</text:p>
          </table:table-cell>
        </table:table-row>
        <table:table-row table:style-name="ro1">
          <table:table-cell office:value-type="string" calcext:value-type="string">
            <text:p>input/data_formal_20240530-1342/meme/glamsham_20230114T081739/0.jpg</text:p>
          </table:table-cell>
          <table:table-cell office:value-type="string" calcext:value-type="string">
            <text:p>Pattern 6</text:p>
          </table:table-cell>
          <table:table-cell office:value-type="float" office:value="20.6419065065066" calcext:value-type="float">
            <text:p>20.6419065065066</text:p>
          </table:table-cell>
          <table:table-cell office:value-type="float" office:value="0.805488794234745" calcext:value-type="float">
            <text:p>0.805488794234745</text:p>
          </table:table-cell>
          <table:table-cell office:value-type="float" office:value="0.35708442604858" calcext:value-type="float">
            <text:p>0.35708442604858</text:p>
          </table:table-cell>
          <table:table-cell office:value-type="string" calcext:value-type="string">
            <text:p>https://twitter.com/ShreyaJ93/status/1622548027545354240</text:p>
          </table:table-cell>
        </table:table-row>
        <table:table-row table:style-name="ro1">
          <table:table-cell office:value-type="string" calcext:value-type="string">
            <text:p>input/data_formal_20240530-1342/meme/glamsham_20230123T051924/0.jpg</text:p>
          </table:table-cell>
          <table:table-cell office:value-type="string" calcext:value-type="string">
            <text:p>Pattern 6</text:p>
          </table:table-cell>
          <table:table-cell office:value-type="float" office:value="26.3014406386896" calcext:value-type="float">
            <text:p>26.3014406386896</text:p>
          </table:table-cell>
          <table:table-cell office:value-type="float" office:value="0.810992045347163" calcext:value-type="float">
            <text:p>0.810992045347163</text:p>
          </table:table-cell>
          <table:table-cell office:value-type="float" office:value="0.474142017173283" calcext:value-type="float">
            <text:p>0.474142017173283</text:p>
          </table:table-cell>
          <table:table-cell office:value-type="string" calcext:value-type="string">
            <text:p>https://twitter.com/RukhsanaPathan3/status/1620960804014260224</text:p>
          </table:table-cell>
        </table:table-row>
        <table:table-row table:style-name="ro1">
          <table:table-cell office:value-type="string" calcext:value-type="string">
            <text:p>input/data_formal_20240530-1342/meme/glamsham_20230124T102427/0.jpg</text:p>
          </table:table-cell>
          <table:table-cell office:value-type="string" calcext:value-type="string">
            <text:p>Pattern 1</text:p>
          </table:table-cell>
          <table:table-cell office:value-type="float" office:value="27.578100842406" calcext:value-type="float">
            <text:p>27.578100842406</text:p>
          </table:table-cell>
          <table:table-cell office:value-type="float" office:value="0.402773594091664" calcext:value-type="float">
            <text:p>0.402773594091664</text:p>
          </table:table-cell>
          <table:table-cell office:value-type="float" office:value="0.415242150644111" calcext:value-type="float">
            <text:p>0.415242150644111</text:p>
          </table:table-cell>
          <table:table-cell office:value-type="string" calcext:value-type="string">
            <text:p>https://twitter.com/BasheerNikhil/status/1620992886459494400</text:p>
          </table:table-cell>
        </table:table-row>
        <table:table-row table:style-name="ro1">
          <table:table-cell office:value-type="string" calcext:value-type="string">
            <text:p>input/data_formal_20240530-1342/meme/glamsham_20230205T092612/0.jpg</text:p>
          </table:table-cell>
          <table:table-cell office:value-type="string" calcext:value-type="string">
            <text:p>Pattern 7</text:p>
          </table:table-cell>
          <table:table-cell office:value-type="float" office:value="26.3647868779113" calcext:value-type="float">
            <text:p>26.3647868779113</text:p>
          </table:table-cell>
          <table:table-cell office:value-type="float" office:value="0.501539307131668" calcext:value-type="float">
            <text:p>0.501539307131668</text:p>
          </table:table-cell>
          <table:table-cell office:value-type="float" office:value="0.489970400099648" calcext:value-type="float">
            <text:p>0.489970400099648</text:p>
          </table:table-cell>
          <table:table-cell office:value-type="string" calcext:value-type="string">
            <text:p>https://twitter.com/AkshayK28893894/status/1622628582936936448</text:p>
          </table:table-cell>
        </table:table-row>
        <table:table-row table:style-name="ro1">
          <table:table-cell office:value-type="string" calcext:value-type="string">
            <text:p>input/data_formal_20240530-1342/meme/glamsham_20230206T092442/0.jpg</text:p>
          </table:table-cell>
          <table:table-cell office:value-type="string" calcext:value-type="string">
            <text:p>Pattern 6</text:p>
          </table:table-cell>
          <table:table-cell office:value-type="float" office:value="26.0301375158483" calcext:value-type="float">
            <text:p>26.0301375158483</text:p>
          </table:table-cell>
          <table:table-cell office:value-type="float" office:value="0.760012966198813" calcext:value-type="float">
            <text:p>0.760012966198813</text:p>
          </table:table-cell>
          <table:table-cell office:value-type="float" office:value="0.506135136257979" calcext:value-type="float">
            <text:p>0.506135136257979</text:p>
          </table:table-cell>
          <table:table-cell office:value-type="string" calcext:value-type="string">
            <text:p>https://twitter.com/Gozal84782931/status/1622630577529561090</text:p>
          </table:table-cell>
        </table:table-row>
        <table:table-row table:style-name="ro1">
          <table:table-cell office:value-type="string" calcext:value-type="string">
            <text:p>input/data_formal_20240530-1342/meme/Glitchited_20230322T193153/0.jpg</text:p>
          </table:table-cell>
          <table:table-cell office:value-type="string" calcext:value-type="string">
            <text:p>Pattern 1</text:p>
          </table:table-cell>
          <table:table-cell office:value-type="float" office:value="29.884809992547" calcext:value-type="float">
            <text:p>29.884809992547</text:p>
          </table:table-cell>
          <table:table-cell office:value-type="float" office:value="0.460373537543801" calcext:value-type="float">
            <text:p>0.460373537543801</text:p>
          </table:table-cell>
          <table:table-cell office:value-type="float" office:value="0.477309785652527" calcext:value-type="float">
            <text:p>0.477309785652527</text:p>
          </table:table-cell>
          <table:table-cell office:value-type="string" calcext:value-type="string">
            <text:p>https://twitter.com/Glitchited/status/1638624559329845267</text:p>
          </table:table-cell>
        </table:table-row>
        <table:table-row table:style-name="ro1">
          <table:table-cell office:value-type="string" calcext:value-type="string">
            <text:p>input/data_formal_20240530-1342/meme/GlobalEsportsIn_20221226T113409/0.jpg</text:p>
          </table:table-cell>
          <table:table-cell office:value-type="string" calcext:value-type="string">
            <text:p>Pattern 6</text:p>
          </table:table-cell>
          <table:table-cell office:value-type="float" office:value="26.7255854510087" calcext:value-type="float">
            <text:p>26.7255854510087</text:p>
          </table:table-cell>
          <table:table-cell office:value-type="float" office:value="0.662711177114987" calcext:value-type="float">
            <text:p>0.662711177114987</text:p>
          </table:table-cell>
          <table:table-cell office:value-type="float" office:value="0.66207000840754" calcext:value-type="float">
            <text:p>0.66207000840754</text:p>
          </table:table-cell>
          <table:table-cell office:value-type="string" calcext:value-type="string">
            <text:p>https://twitter.com/AndroidYaja/status/1607975914058682368</text:p>
          </table:table-cell>
        </table:table-row>
        <table:table-row table:style-name="ro1">
          <table:table-cell office:value-type="string" calcext:value-type="string">
            <text:p>input/data_formal_20240530-1342/meme/globalhunt_tech_20230226T043000/0.jpg</text:p>
          </table:table-cell>
          <table:table-cell office:value-type="string" calcext:value-type="string">
            <text:p>Pattern 5</text:p>
          </table:table-cell>
          <table:table-cell office:value-type="float" office:value="27.1115445806045" calcext:value-type="float">
            <text:p>27.1115445806045</text:p>
          </table:table-cell>
          <table:table-cell office:value-type="float" office:value="0.13930031476039" calcext:value-type="float">
            <text:p>0.13930031476039</text:p>
          </table:table-cell>
          <table:table-cell office:value-type="float" office:value="0.419084737136969" calcext:value-type="float">
            <text:p>0.419084737136969</text:p>
          </table:table-cell>
          <table:table-cell office:value-type="string" calcext:value-type="string">
            <text:p>https://twitter.com/globalhunt_tech/status/1629700282559913984</text:p>
          </table:table-cell>
        </table:table-row>
        <table:table-row table:style-name="ro1">
          <table:table-cell office:value-type="string" calcext:value-type="string">
            <text:p>input/data_formal_20240530-1342/meme/globestartweets_20230202T035401/0.jpg</text:p>
          </table:table-cell>
          <table:table-cell office:value-type="string" calcext:value-type="string">
            <text:p>Pattern 5</text:p>
          </table:table-cell>
          <table:table-cell office:value-type="float" office:value="26.9358923895751" calcext:value-type="float">
            <text:p>26.9358923895751</text:p>
          </table:table-cell>
          <table:table-cell office:value-type="float" office:value="0.112462064721243" calcext:value-type="float">
            <text:p>0.112462064721243</text:p>
          </table:table-cell>
          <table:table-cell office:value-type="float" office:value="0.296596642168441" calcext:value-type="float">
            <text:p>0.296596642168441</text:p>
          </table:table-cell>
          <table:table-cell office:value-type="string" calcext:value-type="string">
            <text:p>https://twitter.com/globestartweets/status/1620993919914852352</text:p>
          </table:table-cell>
        </table:table-row>
        <table:table-row table:style-name="ro1">
          <table:table-cell office:value-type="string" calcext:value-type="string">
            <text:p>input/data_formal_20240530-1342/meme/GMCreations__20230226T002506/0.jpg</text:p>
          </table:table-cell>
          <table:table-cell office:value-type="string" calcext:value-type="string">
            <text:p>Pattern 2</text:p>
          </table:table-cell>
          <table:table-cell office:value-type="float" office:value="24.9378423881297" calcext:value-type="float">
            <text:p>24.9378423881297</text:p>
          </table:table-cell>
          <table:table-cell office:value-type="float" office:value="0.169285454140688" calcext:value-type="float">
            <text:p>0.169285454140688</text:p>
          </table:table-cell>
          <table:table-cell office:value-type="float" office:value="0.871885426339132" calcext:value-type="float">
            <text:p>0.871885426339132</text:p>
          </table:table-cell>
          <table:table-cell office:value-type="string" calcext:value-type="string">
            <text:p>https://twitter.com/migsMMM/status/1629717182694191104</text:p>
          </table:table-cell>
        </table:table-row>
        <table:table-row table:style-name="ro1">
          <table:table-cell office:value-type="string" calcext:value-type="string">
            <text:p>input/data_formal_20240530-1342/meme/GodKumarIndia_20230105T114029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GodKumarIndia/status/1610964447585001473</text:p>
          </table:table-cell>
        </table:table-row>
        <table:table-row table:style-name="ro1">
          <table:table-cell office:value-type="string" calcext:value-type="string">
            <text:p>input/data_formal_20240530-1342/meme/GodKumarIndia_20230105T114030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GodKumarIndia/status/1610964454518177796</text:p>
          </table:table-cell>
        </table:table-row>
        <table:table-row table:style-name="ro1">
          <table:table-cell office:value-type="string" calcext:value-type="string">
            <text:p>input/data_formal_20240530-1342/meme/GodKumarIndia_20230111T224130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GodKumarIndia/status/1613305126906925056</text:p>
          </table:table-cell>
        </table:table-row>
        <table:table-row table:style-name="ro1">
          <table:table-cell office:value-type="string" calcext:value-type="string">
            <text:p>input/data_formal_20240530-1342/meme/GodKumarIndia_20230206T124146/0.jpg</text:p>
          </table:table-cell>
          <table:table-cell office:value-type="string" calcext:value-type="string">
            <text:p>Pattern 8</text:p>
          </table:table-cell>
          <table:table-cell office:value-type="float" office:value="23.3296426902107" calcext:value-type="float">
            <text:p>23.3296426902107</text:p>
          </table:table-cell>
          <table:table-cell office:value-type="float" office:value="0.856756323571987" calcext:value-type="float">
            <text:p>0.856756323571987</text:p>
          </table:table-cell>
          <table:table-cell office:value-type="float" office:value="0.438059885285086" calcext:value-type="float">
            <text:p>0.438059885285086</text:p>
          </table:table-cell>
          <table:table-cell office:value-type="string" calcext:value-type="string">
            <text:p>https://twitter.com/GodKumarIndia/status/1622576283577090048</text:p>
          </table:table-cell>
        </table:table-row>
        <table:table-row table:style-name="ro1">
          <table:table-cell office:value-type="string" calcext:value-type="string">
            <text:p>input/data_formal_20240530-1342/meme/GodKumarIndia_20230206T154030/0.jpg</text:p>
          </table:table-cell>
          <table:table-cell office:value-type="string" calcext:value-type="string">
            <text:p>Pattern 6</text:p>
          </table:table-cell>
          <table:table-cell office:value-type="float" office:value="28.1025599213331" calcext:value-type="float">
            <text:p>28.1025599213331</text:p>
          </table:table-cell>
          <table:table-cell office:value-type="float" office:value="0.710822673943702" calcext:value-type="float">
            <text:p>0.710822673943702</text:p>
          </table:table-cell>
          <table:table-cell office:value-type="float" office:value="0.439923042980076" calcext:value-type="float">
            <text:p>0.439923042980076</text:p>
          </table:table-cell>
          <table:table-cell office:value-type="string" calcext:value-type="string">
            <text:p>https://twitter.com/GodKumarIndia/status/1622621262471102464</text:p>
          </table:table-cell>
        </table:table-row>
        <table:table-row table:style-name="ro1">
          <table:table-cell office:value-type="string" calcext:value-type="string">
            <text:p>input/data_formal_20240530-1342/meme/gomechanicindia_20230105T085044/0.jpg</text:p>
          </table:table-cell>
          <table:table-cell office:value-type="string" calcext:value-type="string">
            <text:p>Pattern 9</text:p>
          </table:table-cell>
          <table:table-cell office:value-type="float" office:value="15.288110368624" calcext:value-type="float">
            <text:p>15.288110368624</text:p>
          </table:table-cell>
          <table:table-cell office:value-type="float" office:value="0.10817868163676" calcext:value-type="float">
            <text:p>0.10817868163676</text:p>
          </table:table-cell>
          <table:table-cell office:value-type="float" office:value="0.136064630518569" calcext:value-type="float">
            <text:p>0.136064630518569</text:p>
          </table:table-cell>
          <table:table-cell office:value-type="string" calcext:value-type="string">
            <text:p>https://twitter.com/Sagar85910878/status/1611259050318245890</text:p>
          </table:table-cell>
        </table:table-row>
        <table:table-row table:style-name="ro1">
          <table:table-cell office:value-type="string" calcext:value-type="string">
            <text:p>input/data_formal_20240530-1342/meme/GoodGam85_20230315T220524/0.jpg</text:p>
          </table:table-cell>
          <table:table-cell office:value-type="string" calcext:value-type="string">
            <text:p>Pattern 1</text:p>
          </table:table-cell>
          <table:table-cell office:value-type="float" office:value="28.9162931925346" calcext:value-type="float">
            <text:p>28.9162931925346</text:p>
          </table:table-cell>
          <table:table-cell office:value-type="float" office:value="0.386755099319505" calcext:value-type="float">
            <text:p>0.386755099319505</text:p>
          </table:table-cell>
          <table:table-cell office:value-type="float" office:value="0.324708313252255" calcext:value-type="float">
            <text:p>0.324708313252255</text:p>
          </table:table-cell>
          <table:table-cell office:value-type="string" calcext:value-type="string">
            <text:p>https://twitter.com/GoodGam85/status/1636126475786113025</text:p>
          </table:table-cell>
        </table:table-row>
        <table:table-row table:style-name="ro1">
          <table:table-cell office:value-type="string" calcext:value-type="string">
            <text:p>input/data_formal_20240530-1342/meme/googletrendzone_20221228T154404/0.jpg</text:p>
          </table:table-cell>
          <table:table-cell office:value-type="string" calcext:value-type="string">
            <text:p>Pattern 8</text:p>
          </table:table-cell>
          <table:table-cell office:value-type="float" office:value="26.7643043861217" calcext:value-type="float">
            <text:p>26.7643043861217</text:p>
          </table:table-cell>
          <table:table-cell office:value-type="float" office:value="0.756924445399812" calcext:value-type="float">
            <text:p>0.756924445399812</text:p>
          </table:table-cell>
          <table:table-cell office:value-type="float" office:value="0.280824115167186" calcext:value-type="float">
            <text:p>0.280824115167186</text:p>
          </table:table-cell>
          <table:table-cell office:value-type="string" calcext:value-type="string">
            <text:p>https://twitter.com/MiamiPapers/status/1608127657840893955</text:p>
          </table:table-cell>
        </table:table-row>
        <table:table-row table:style-name="ro1">
          <table:table-cell office:value-type="string" calcext:value-type="string">
            <text:p>input/data_formal_20240530-1342/meme/gopack_gg_20230131T170716/0.jpg</text:p>
          </table:table-cell>
          <table:table-cell office:value-type="string" calcext:value-type="string">
            <text:p>Pattern 2</text:p>
          </table:table-cell>
          <table:table-cell office:value-type="float" office:value="28.6511215614531" calcext:value-type="float">
            <text:p>28.6511215614531</text:p>
          </table:table-cell>
          <table:table-cell office:value-type="float" office:value="0.187077167959896" calcext:value-type="float">
            <text:p>0.187077167959896</text:p>
          </table:table-cell>
          <table:table-cell office:value-type="float" office:value="0.693902340310905" calcext:value-type="float">
            <text:p>0.693902340310905</text:p>
          </table:table-cell>
          <table:table-cell office:value-type="string" calcext:value-type="string">
            <text:p>https://twitter.com/KSloth95/status/1620949226980245504</text:p>
          </table:table-cell>
        </table:table-row>
        <table:table-row table:style-name="ro1">
          <table:table-cell office:value-type="string" calcext:value-type="string">
            <text:p>input/data_formal_20240530-1342/meme/GoSocizzle_20211117T223201/0.jpg</text:p>
          </table:table-cell>
          <table:table-cell office:value-type="string" calcext:value-type="string">
            <text:p>Pattern 1</text:p>
          </table:table-cell>
          <table:table-cell office:value-type="float" office:value="28.8150989829976" calcext:value-type="float">
            <text:p>28.8150989829976</text:p>
          </table:table-cell>
          <table:table-cell office:value-type="float" office:value="0.324807631838499" calcext:value-type="float">
            <text:p>0.324807631838499</text:p>
          </table:table-cell>
          <table:table-cell office:value-type="float" office:value="0.34618861554199" calcext:value-type="float">
            <text:p>0.34618861554199</text:p>
          </table:table-cell>
          <table:table-cell office:value-type="string" calcext:value-type="string">
            <text:p>https://twitter.com/GoSocizzle/status/1613302771104505857</text:p>
          </table:table-cell>
        </table:table-row>
        <table:table-row table:style-name="ro1">
          <table:table-cell office:value-type="string" calcext:value-type="string">
            <text:p>input/data_formal_20240530-1342/meme/GoSocizzle_20211208T223203/0.jpg</text:p>
          </table:table-cell>
          <table:table-cell office:value-type="string" calcext:value-type="string">
            <text:p>Pattern 5</text:p>
          </table:table-cell>
          <table:table-cell office:value-type="float" office:value="31.8734822266552" calcext:value-type="float">
            <text:p>31.8734822266552</text:p>
          </table:table-cell>
          <table:table-cell office:value-type="float" office:value="0.300085390614732" calcext:value-type="float">
            <text:p>0.300085390614732</text:p>
          </table:table-cell>
          <table:table-cell office:value-type="float" office:value="0.476491961673843" calcext:value-type="float">
            <text:p>0.476491961673843</text:p>
          </table:table-cell>
          <table:table-cell office:value-type="string" calcext:value-type="string">
            <text:p>https://twitter.com/GoSocizzle/status/1620912903535689729</text:p>
          </table:table-cell>
        </table:table-row>
        <table:table-row table:style-name="ro1">
          <table:table-cell office:value-type="string" calcext:value-type="string">
            <text:p>input/data_formal_20240530-1342/meme/GoSocizzle_20211213T131201/0.jpg</text:p>
          </table:table-cell>
          <table:table-cell office:value-type="string" calcext:value-type="string">
            <text:p>Pattern 1</text:p>
          </table:table-cell>
          <table:table-cell office:value-type="float" office:value="28.0564412119226" calcext:value-type="float">
            <text:p>28.0564412119226</text:p>
          </table:table-cell>
          <table:table-cell office:value-type="float" office:value="0.282819298401359" calcext:value-type="float">
            <text:p>0.282819298401359</text:p>
          </table:table-cell>
          <table:table-cell office:value-type="float" office:value="0.309744876542282" calcext:value-type="float">
            <text:p>0.309744876542282</text:p>
          </table:table-cell>
          <table:table-cell office:value-type="string" calcext:value-type="string">
            <text:p>https://twitter.com/GoSocizzle/status/1622583892619272193</text:p>
          </table:table-cell>
        </table:table-row>
        <table:table-row table:style-name="ro1">
          <table:table-cell office:value-type="string" calcext:value-type="string">
            <text:p>input/data_formal_20240530-1342/meme/GoSocizzle_20220310T022401/0.jpg</text:p>
          </table:table-cell>
          <table:table-cell office:value-type="string" calcext:value-type="string">
            <text:p>Pattern 1</text:p>
          </table:table-cell>
          <table:table-cell office:value-type="float" office:value="32.628011780349" calcext:value-type="float">
            <text:p>32.628011780349</text:p>
          </table:table-cell>
          <table:table-cell office:value-type="float" office:value="0.26911495049985" calcext:value-type="float">
            <text:p>0.26911495049985</text:p>
          </table:table-cell>
          <table:table-cell office:value-type="float" office:value="0.429837325352096" calcext:value-type="float">
            <text:p>0.429837325352096</text:p>
          </table:table-cell>
          <table:table-cell office:value-type="string" calcext:value-type="string">
            <text:p>https://twitter.com/GoSocizzle/status/1620971267963625472</text:p>
          </table:table-cell>
        </table:table-row>
        <table:table-row table:style-name="ro1">
          <table:table-cell office:value-type="string" calcext:value-type="string">
            <text:p>input/data_formal_20240530-1342/meme/GoSocizzle_20220314T120801/0.jpg</text:p>
          </table:table-cell>
          <table:table-cell office:value-type="string" calcext:value-type="string">
            <text:p>Pattern 2</text:p>
          </table:table-cell>
          <table:table-cell office:value-type="float" office:value="27.3399260227779" calcext:value-type="float">
            <text:p>27.3399260227779</text:p>
          </table:table-cell>
          <table:table-cell office:value-type="float" office:value="0.244660148369" calcext:value-type="float">
            <text:p>0.244660148369</text:p>
          </table:table-cell>
          <table:table-cell office:value-type="float" office:value="0.598578522954878" calcext:value-type="float">
            <text:p>0.598578522954878</text:p>
          </table:table-cell>
          <table:table-cell office:value-type="string" calcext:value-type="string">
            <text:p>https://twitter.com/GoSocizzle/status/1622582887630491649</text:p>
          </table:table-cell>
        </table:table-row>
        <table:table-row table:style-name="ro1">
          <table:table-cell office:value-type="string" calcext:value-type="string">
            <text:p>input/data_formal_20240530-1342/meme/GPitch__20230111T220009/0.jpg</text:p>
          </table:table-cell>
          <table:table-cell office:value-type="string" calcext:value-type="string">
            <text:p>Pattern 7</text:p>
          </table:table-cell>
          <table:table-cell office:value-type="float" office:value="30.5620125503236" calcext:value-type="float">
            <text:p>30.5620125503236</text:p>
          </table:table-cell>
          <table:table-cell office:value-type="float" office:value="0.429860804781696" calcext:value-type="float">
            <text:p>0.429860804781696</text:p>
          </table:table-cell>
          <table:table-cell office:value-type="float" office:value="0.514570558800762" calcext:value-type="float">
            <text:p>0.514570558800762</text:p>
          </table:table-cell>
          <table:table-cell office:value-type="string" calcext:value-type="string">
            <text:p>https://twitter.com/GPitch_/status/1613294720037392385</text:p>
          </table:table-cell>
        </table:table-row>
        <table:table-row table:style-name="ro1">
          <table:table-cell office:value-type="string" calcext:value-type="string">
            <text:p>input/data_formal_20240530-1342/meme/grasslifesocial_20230111T200426/0.jpg</text:p>
          </table:table-cell>
          <table:table-cell office:value-type="string" calcext:value-type="string">
            <text:p>Pattern 1</text:p>
          </table:table-cell>
          <table:table-cell office:value-type="float" office:value="32.1959388339915" calcext:value-type="float">
            <text:p>32.1959388339915</text:p>
          </table:table-cell>
          <table:table-cell office:value-type="float" office:value="0.383358011632899" calcext:value-type="float">
            <text:p>0.383358011632899</text:p>
          </table:table-cell>
          <table:table-cell office:value-type="float" office:value="0.368374884977041" calcext:value-type="float">
            <text:p>0.368374884977041</text:p>
          </table:table-cell>
          <table:table-cell office:value-type="string" calcext:value-type="string">
            <text:p>https://twitter.com/ladner/status/1613294713951649793</text:p>
          </table:table-cell>
        </table:table-row>
        <table:table-row table:style-name="ro1">
          <table:table-cell office:value-type="string" calcext:value-type="string">
            <text:p>input/data_formal_20240530-1342/meme/GraySchale_20221213T120518/0.jpg</text:p>
          </table:table-cell>
          <table:table-cell office:value-type="string" calcext:value-type="string">
            <text:p>Pattern 3</text:p>
          </table:table-cell>
          <table:table-cell office:value-type="float" office:value="28.6373285794521" calcext:value-type="float">
            <text:p>28.6373285794521</text:p>
          </table:table-cell>
          <table:table-cell office:value-type="float" office:value="0.183085035187311" calcext:value-type="float">
            <text:p>0.183085035187311</text:p>
          </table:table-cell>
          <table:table-cell office:value-type="float" office:value="0.659032875222839" calcext:value-type="float">
            <text:p>0.659032875222839</text:p>
          </table:table-cell>
          <table:table-cell office:value-type="string" calcext:value-type="string">
            <text:p>https://twitter.com/17svcult__/status/1607986083299725314</text:p>
          </table:table-cell>
        </table:table-row>
        <table:table-row table:style-name="ro1">
          <table:table-cell office:value-type="string" calcext:value-type="string">
            <text:p>input/data_formal_20240530-1342/meme/GreatestL3gacy_20230315T220841/0.jpg</text:p>
          </table:table-cell>
          <table:table-cell office:value-type="string" calcext:value-type="string">
            <text:p>Pattern 1</text:p>
          </table:table-cell>
          <table:table-cell office:value-type="float" office:value="32.8385234185926" calcext:value-type="float">
            <text:p>32.8385234185926</text:p>
          </table:table-cell>
          <table:table-cell office:value-type="float" office:value="0.418710404626573" calcext:value-type="float">
            <text:p>0.418710404626573</text:p>
          </table:table-cell>
          <table:table-cell office:value-type="float" office:value="0.441087381390268" calcext:value-type="float">
            <text:p>0.441087381390268</text:p>
          </table:table-cell>
          <table:table-cell office:value-type="string" calcext:value-type="string">
            <text:p>https://twitter.com/GreatestL3gacy/status/1636127303020302336</text:p>
          </table:table-cell>
        </table:table-row>
        <table:table-row table:style-name="ro1">
          <table:table-cell office:value-type="string" calcext:value-type="string">
            <text:p>input/data_formal_20240530-1342/meme/GreenMidget420_20230201T230415/0.jpg</text:p>
          </table:table-cell>
          <table:table-cell office:value-type="string" calcext:value-type="string">
            <text:p>Pattern 5</text:p>
          </table:table-cell>
          <table:table-cell office:value-type="float" office:value="22.933923075092" calcext:value-type="float">
            <text:p>22.933923075092</text:p>
          </table:table-cell>
          <table:table-cell office:value-type="float" office:value="0.137802255776137" calcext:value-type="float">
            <text:p>0.137802255776137</text:p>
          </table:table-cell>
          <table:table-cell office:value-type="float" office:value="0.276897357413166" calcext:value-type="float">
            <text:p>0.276897357413166</text:p>
          </table:table-cell>
          <table:table-cell office:value-type="string" calcext:value-type="string">
            <text:p>https://twitter.com/GreenMidget420/status/1620920997951197185</text:p>
          </table:table-cell>
        </table:table-row>
        <table:table-row table:style-name="ro1">
          <table:table-cell office:value-type="string" calcext:value-type="string">
            <text:p>input/data_formal_20240530-1342/meme/GreenTe55822240_20230201T225021/0.jpg</text:p>
          </table:table-cell>
          <table:table-cell office:value-type="string" calcext:value-type="string">
            <text:p>Pattern 3</text:p>
          </table:table-cell>
          <table:table-cell office:value-type="float" office:value="22.6130014500294" calcext:value-type="float">
            <text:p>22.6130014500294</text:p>
          </table:table-cell>
          <table:table-cell office:value-type="float" office:value="0.39907235005892" calcext:value-type="float">
            <text:p>0.39907235005892</text:p>
          </table:table-cell>
          <table:table-cell office:value-type="float" office:value="0.868008551527776" calcext:value-type="float">
            <text:p>0.868008551527776</text:p>
          </table:table-cell>
          <table:table-cell office:value-type="string" calcext:value-type="string">
            <text:p>https://twitter.com/GreenTe55822240/status/1620917496613335043</text:p>
          </table:table-cell>
        </table:table-row>
        <table:table-row table:style-name="ro1">
          <table:table-cell office:value-type="string" calcext:value-type="string">
            <text:p>input/data_formal_20240530-1342/meme/gregg_hosting_20230403T160000/0.jpg</text:p>
          </table:table-cell>
          <table:table-cell office:value-type="string" calcext:value-type="string">
            <text:p>Pattern 1</text:p>
          </table:table-cell>
          <table:table-cell office:value-type="float" office:value="33.121042136471" calcext:value-type="float">
            <text:p>33.121042136471</text:p>
          </table:table-cell>
          <table:table-cell office:value-type="float" office:value="0.274503600671198" calcext:value-type="float">
            <text:p>0.274503600671198</text:p>
          </table:table-cell>
          <table:table-cell office:value-type="float" office:value="0.497429132130499" calcext:value-type="float">
            <text:p>0.497429132130499</text:p>
          </table:table-cell>
          <table:table-cell office:value-type="string" calcext:value-type="string">
            <text:p>https://twitter.com/gregg_hosting/status/1642919892037910529</text:p>
          </table:table-cell>
        </table:table-row>
        <table:table-row table:style-name="ro1">
          <table:table-cell office:value-type="string" calcext:value-type="string">
            <text:p>input/data_formal_20240530-1342/meme/gregg_hosting_20230409T210000/0.jpg</text:p>
          </table:table-cell>
          <table:table-cell office:value-type="string" calcext:value-type="string">
            <text:p>Pattern 3</text:p>
          </table:table-cell>
          <table:table-cell office:value-type="float" office:value="31.0089013977549" calcext:value-type="float">
            <text:p>31.0089013977549</text:p>
          </table:table-cell>
          <table:table-cell office:value-type="float" office:value="0.298365660189879" calcext:value-type="float">
            <text:p>0.298365660189879</text:p>
          </table:table-cell>
          <table:table-cell office:value-type="float" office:value="0.708709287516769" calcext:value-type="float">
            <text:p>0.708709287516769</text:p>
          </table:table-cell>
          <table:table-cell office:value-type="string" calcext:value-type="string">
            <text:p>https://twitter.com/gregg_hosting/status/1645169716602839040</text:p>
          </table:table-cell>
        </table:table-row>
        <table:table-row table:style-name="ro1">
          <table:table-cell office:value-type="string" calcext:value-type="string">
            <text:p>input/data_formal_20240530-1342/meme/Grkntbkgl_20230202T054932/0.jpg</text:p>
          </table:table-cell>
          <table:table-cell office:value-type="string" calcext:value-type="string">
            <text:p>Pattern 5</text:p>
          </table:table-cell>
          <table:table-cell office:value-type="float" office:value="26.8120846406513" calcext:value-type="float">
            <text:p>26.8120846406513</text:p>
          </table:table-cell>
          <table:table-cell office:value-type="float" office:value="0.164064128777487" calcext:value-type="float">
            <text:p>0.164064128777487</text:p>
          </table:table-cell>
          <table:table-cell office:value-type="float" office:value="0.315695848410319" calcext:value-type="float">
            <text:p>0.315695848410319</text:p>
          </table:table-cell>
          <table:table-cell office:value-type="string" calcext:value-type="string">
            <text:p>https://twitter.com/Grkntbkgl/status/1621022991386820609</text:p>
          </table:table-cell>
        </table:table-row>
        <table:table-row table:style-name="ro1">
          <table:table-cell office:value-type="string" calcext:value-type="string">
            <text:p>input/data_formal_20240530-1342/meme/Grkntbkgl_20230206T112604/0.jpg</text:p>
          </table:table-cell>
          <table:table-cell office:value-type="string" calcext:value-type="string">
            <text:p>Pattern 6</text:p>
          </table:table-cell>
          <table:table-cell office:value-type="float" office:value="26.108784809798" calcext:value-type="float">
            <text:p>26.108784809798</text:p>
          </table:table-cell>
          <table:table-cell office:value-type="float" office:value="0.693964364710534" calcext:value-type="float">
            <text:p>0.693964364710534</text:p>
          </table:table-cell>
          <table:table-cell office:value-type="float" office:value="0.618025122254061" calcext:value-type="float">
            <text:p>0.618025122254061</text:p>
          </table:table-cell>
          <table:table-cell office:value-type="string" calcext:value-type="string">
            <text:p>https://twitter.com/Grkntbkgl/status/1622557230573801473</text:p>
          </table:table-cell>
        </table:table-row>
        <table:table-row table:style-name="ro1">
          <table:table-cell office:value-type="string" calcext:value-type="string">
            <text:p>input/data_formal_20240530-1342/meme/GrotalIndia_20230106T085820/0.jpg</text:p>
          </table:table-cell>
          <table:table-cell office:value-type="string" calcext:value-type="string">
            <text:p>Pattern 5</text:p>
          </table:table-cell>
          <table:table-cell office:value-type="float" office:value="29.9236862583538" calcext:value-type="float">
            <text:p>29.9236862583538</text:p>
          </table:table-cell>
          <table:table-cell office:value-type="float" office:value="0.0732641170033153" calcext:value-type="float">
            <text:p>0.0732641170033153</text:p>
          </table:table-cell>
          <table:table-cell office:value-type="float" office:value="0.344963362426252" calcext:value-type="float">
            <text:p>0.344963362426252</text:p>
          </table:table-cell>
          <table:table-cell office:value-type="string" calcext:value-type="string">
            <text:p>https://twitter.com/GrotalIndia/status/1611286030585597953</text:p>
          </table:table-cell>
        </table:table-row>
        <table:table-row table:style-name="ro1">
          <table:table-cell office:value-type="string" calcext:value-type="string">
            <text:p>input/data_formal_20240530-1342/meme/gskillgaming_20221227T130031/0.jpg</text:p>
          </table:table-cell>
          <table:table-cell office:value-type="string" calcext:value-type="string">
            <text:p>Pattern 8</text:p>
          </table:table-cell>
          <table:table-cell office:value-type="float" office:value="21.5765815926951" calcext:value-type="float">
            <text:p>21.5765815926951</text:p>
          </table:table-cell>
          <table:table-cell office:value-type="float" office:value="0.784343136700445" calcext:value-type="float">
            <text:p>0.784343136700445</text:p>
          </table:table-cell>
          <table:table-cell office:value-type="float" office:value="0.494812018047402" calcext:value-type="float">
            <text:p>0.494812018047402</text:p>
          </table:table-cell>
          <table:table-cell office:value-type="string" calcext:value-type="string">
            <text:p>https://twitter.com/the_SK1NWALK3R/status/1607955700290056192</text:p>
          </table:table-cell>
        </table:table-row>
        <table:table-row table:style-name="ro1">
          <table:table-cell office:value-type="string" calcext:value-type="string">
            <text:p>input/data_formal_20240530-1342/meme/gunmadeHQ_20230323T035224/0.jpg</text:p>
          </table:table-cell>
          <table:table-cell office:value-type="string" calcext:value-type="string">
            <text:p>Pattern 1</text:p>
          </table:table-cell>
          <table:table-cell office:value-type="float" office:value="23.7881804036378" calcext:value-type="float">
            <text:p>23.7881804036378</text:p>
          </table:table-cell>
          <table:table-cell office:value-type="float" office:value="0.268170784404431" calcext:value-type="float">
            <text:p>0.268170784404431</text:p>
          </table:table-cell>
          <table:table-cell office:value-type="float" office:value="0.299856848073066" calcext:value-type="float">
            <text:p>0.299856848073066</text:p>
          </table:table-cell>
          <table:table-cell office:value-type="string" calcext:value-type="string">
            <text:p>https://twitter.com/gunmadeHQ/status/1638750515310764033</text:p>
          </table:table-cell>
        </table:table-row>
        <table:table-row table:style-name="ro1">
          <table:table-cell office:value-type="string" calcext:value-type="string">
            <text:p>input/data_formal_20240530-1342/meme/GunmaWong_20221224T145235/0.jpg</text:p>
          </table:table-cell>
          <table:table-cell office:value-type="string" calcext:value-type="string">
            <text:p>Pattern 2</text:p>
          </table:table-cell>
          <table:table-cell office:value-type="float" office:value="26.6716737090624" calcext:value-type="float">
            <text:p>26.6716737090624</text:p>
          </table:table-cell>
          <table:table-cell office:value-type="float" office:value="0.213771763775361" calcext:value-type="float">
            <text:p>0.213771763775361</text:p>
          </table:table-cell>
          <table:table-cell office:value-type="float" office:value="0.685924980978181" calcext:value-type="float">
            <text:p>0.685924980978181</text:p>
          </table:table-cell>
          <table:table-cell office:value-type="string" calcext:value-type="string">
            <text:p>https://twitter.com/alteredcuber134/status/1607931104446537729</text:p>
          </table:table-cell>
        </table:table-row>
        <table:table-row table:style-name="ro1">
          <table:table-cell office:value-type="string" calcext:value-type="string">
            <text:p>input/data_formal_20240530-1342/meme/GustavoCryptoo_20230206T124053/0.jpg</text:p>
          </table:table-cell>
          <table:table-cell office:value-type="string" calcext:value-type="string">
            <text:p>Pattern 2</text:p>
          </table:table-cell>
          <table:table-cell office:value-type="float" office:value="26.4529927431873" calcext:value-type="float">
            <text:p>26.4529927431873</text:p>
          </table:table-cell>
          <table:table-cell office:value-type="float" office:value="0.181012463615714" calcext:value-type="float">
            <text:p>0.181012463615714</text:p>
          </table:table-cell>
          <table:table-cell office:value-type="float" office:value="0.809088448548557" calcext:value-type="float">
            <text:p>0.809088448548557</text:p>
          </table:table-cell>
          <table:table-cell office:value-type="string" calcext:value-type="string">
            <text:p>https://twitter.com/nftmemesdaily/status/1622628383656927232</text:p>
          </table:table-cell>
        </table:table-row>
        <table:table-row table:style-name="ro1">
          <table:table-cell office:value-type="string" calcext:value-type="string">
            <text:p>input/data_formal_20240530-1342/meme/Gyros_Farm_20230106T062122/0.jpg</text:p>
          </table:table-cell>
          <table:table-cell office:value-type="string" calcext:value-type="string">
            <text:p>Pattern 7</text:p>
          </table:table-cell>
          <table:table-cell office:value-type="float" office:value="29.0420020830171" calcext:value-type="float">
            <text:p>29.0420020830171</text:p>
          </table:table-cell>
          <table:table-cell office:value-type="float" office:value="0.484070420931034" calcext:value-type="float">
            <text:p>0.484070420931034</text:p>
          </table:table-cell>
          <table:table-cell office:value-type="float" office:value="0.508984001979401" calcext:value-type="float">
            <text:p>0.508984001979401</text:p>
          </table:table-cell>
          <table:table-cell office:value-type="string" calcext:value-type="string">
            <text:p>https://twitter.com/Gyros_Farm/status/1611246528433381377</text:p>
          </table:table-cell>
        </table:table-row>
        <table:table-row table:style-name="ro1">
          <table:table-cell office:value-type="string" calcext:value-type="string">
            <text:p>input/data_formal_20240530-1342/meme/H0RSE0ASIS_20230202T020446/0.jpg</text:p>
          </table:table-cell>
          <table:table-cell office:value-type="string" calcext:value-type="string">
            <text:p>Pattern 7</text:p>
          </table:table-cell>
          <table:table-cell office:value-type="float" office:value="29.4641573408001" calcext:value-type="float">
            <text:p>29.4641573408001</text:p>
          </table:table-cell>
          <table:table-cell office:value-type="float" office:value="0.456683999600675" calcext:value-type="float">
            <text:p>0.456683999600675</text:p>
          </table:table-cell>
          <table:table-cell office:value-type="float" office:value="0.476382192770297" calcext:value-type="float">
            <text:p>0.476382192770297</text:p>
          </table:table-cell>
          <table:table-cell office:value-type="string" calcext:value-type="string">
            <text:p>https://twitter.com/H0RSE0ASIS/status/1620966425698639873</text:p>
          </table:table-cell>
        </table:table-row>
        <table:table-row table:style-name="ro1">
          <table:table-cell office:value-type="string" calcext:value-type="string">
            <text:p>input/data_formal_20240530-1342/meme/HairPitch_20230105T101844/0.jpg</text:p>
          </table:table-cell>
          <table:table-cell office:value-type="string" calcext:value-type="string">
            <text:p>Pattern 1</text:p>
          </table:table-cell>
          <table:table-cell office:value-type="float" office:value="32.2512666079415" calcext:value-type="float">
            <text:p>32.2512666079415</text:p>
          </table:table-cell>
          <table:table-cell office:value-type="float" office:value="0.473660260974645" calcext:value-type="float">
            <text:p>0.473660260974645</text:p>
          </table:table-cell>
          <table:table-cell office:value-type="float" office:value="0.33590310215968" calcext:value-type="float">
            <text:p>0.33590310215968</text:p>
          </table:table-cell>
          <table:table-cell office:value-type="string" calcext:value-type="string">
            <text:p>https://twitter.com/HairPitch/status/1610943876637892611</text:p>
          </table:table-cell>
        </table:table-row>
        <table:table-row table:style-name="ro1">
          <table:table-cell office:value-type="string" calcext:value-type="string">
            <text:p>input/data_formal_20240530-1342/meme/HairPitch_20230124T125615/0.jpg</text:p>
          </table:table-cell>
          <table:table-cell office:value-type="string" calcext:value-type="string">
            <text:p>Pattern 1</text:p>
          </table:table-cell>
          <table:table-cell office:value-type="float" office:value="29.1795316585101" calcext:value-type="float">
            <text:p>29.1795316585101</text:p>
          </table:table-cell>
          <table:table-cell office:value-type="float" office:value="0.481529570156335" calcext:value-type="float">
            <text:p>0.481529570156335</text:p>
          </table:table-cell>
          <table:table-cell office:value-type="float" office:value="0.328382095993718" calcext:value-type="float">
            <text:p>0.328382095993718</text:p>
          </table:table-cell>
          <table:table-cell office:value-type="string" calcext:value-type="string">
            <text:p>https://twitter.com/HairPitch/status/1617868886854242305</text:p>
          </table:table-cell>
        </table:table-row>
        <table:table-row table:style-name="ro1">
          <table:table-cell office:value-type="string" calcext:value-type="string">
            <text:p>input/data_formal_20240530-1342/meme/HairPitch_20230124T125615/1.jpg</text:p>
          </table:table-cell>
          <table:table-cell office:value-type="string" calcext:value-type="string">
            <text:p>Pattern 1</text:p>
          </table:table-cell>
          <table:table-cell office:value-type="float" office:value="32.7136234759551" calcext:value-type="float">
            <text:p>32.7136234759551</text:p>
          </table:table-cell>
          <table:table-cell office:value-type="float" office:value="0.479816292945565" calcext:value-type="float">
            <text:p>0.479816292945565</text:p>
          </table:table-cell>
          <table:table-cell office:value-type="float" office:value="0.313011818627294" calcext:value-type="float">
            <text:p>0.313011818627294</text:p>
          </table:table-cell>
          <table:table-cell office:value-type="string" calcext:value-type="string">
            <text:p>https://twitter.com/HairPitch/status/1617868886854242305</text:p>
          </table:table-cell>
        </table:table-row>
        <table:table-row table:style-name="ro1">
          <table:table-cell office:value-type="string" calcext:value-type="string">
            <text:p>input/data_formal_20240530-1342/meme/HamstersAreBad_20230202T020905/0.jpg</text:p>
          </table:table-cell>
          <table:table-cell office:value-type="string" calcext:value-type="string">
            <text:p>Pattern 6</text:p>
          </table:table-cell>
          <table:table-cell office:value-type="float" office:value="27.2340942599855" calcext:value-type="float">
            <text:p>27.2340942599855</text:p>
          </table:table-cell>
          <table:table-cell office:value-type="float" office:value="0.740912264380371" calcext:value-type="float">
            <text:p>0.740912264380371</text:p>
          </table:table-cell>
          <table:table-cell office:value-type="float" office:value="0.543337775873835" calcext:value-type="float">
            <text:p>0.543337775873835</text:p>
          </table:table-cell>
          <table:table-cell office:value-type="string" calcext:value-type="string">
            <text:p>https://twitter.com/HamstersAreBad/status/1620967513092915200</text:p>
          </table:table-cell>
        </table:table-row>
        <table:table-row table:style-name="ro1">
          <table:table-cell office:value-type="string" calcext:value-type="string">
            <text:p>input/data_formal_20240530-1342/meme/hansyko9347_20230202T021810/0.jpg</text:p>
          </table:table-cell>
          <table:table-cell office:value-type="string" calcext:value-type="string">
            <text:p>Pattern 5</text:p>
          </table:table-cell>
          <table:table-cell office:value-type="float" office:value="32.7804441393336" calcext:value-type="float">
            <text:p>32.7804441393336</text:p>
          </table:table-cell>
          <table:table-cell office:value-type="float" office:value="0.0594388592987025" calcext:value-type="float">
            <text:p>0.0594388592987025</text:p>
          </table:table-cell>
          <table:table-cell office:value-type="float" office:value="0.405222125422352" calcext:value-type="float">
            <text:p>0.405222125422352</text:p>
          </table:table-cell>
          <table:table-cell office:value-type="string" calcext:value-type="string">
            <text:p>https://twitter.com/hansyko9347/status/1620969795566047233</text:p>
          </table:table-cell>
        </table:table-row>
        <table:table-row table:style-name="ro1">
          <table:table-cell office:value-type="string" calcext:value-type="string">
            <text:p>input/data_formal_20240530-1342/meme/HarleneMendoza5_20221228T064321/0.jpg</text:p>
          </table:table-cell>
          <table:table-cell office:value-type="string" calcext:value-type="string">
            <text:p>Pattern 3</text:p>
          </table:table-cell>
          <table:table-cell office:value-type="float" office:value="20.4323653309466" calcext:value-type="float">
            <text:p>20.4323653309466</text:p>
          </table:table-cell>
          <table:table-cell office:value-type="float" office:value="0.384482701940183" calcext:value-type="float">
            <text:p>0.384482701940183</text:p>
          </table:table-cell>
          <table:table-cell office:value-type="float" office:value="0.874484621170734" calcext:value-type="float">
            <text:p>0.874484621170734</text:p>
          </table:table-cell>
          <table:table-cell office:value-type="string" calcext:value-type="string">
            <text:p>https://twitter.com/HarleneMendoza5/status/1607990569304985602</text:p>
          </table:table-cell>
        </table:table-row>
        <table:table-row table:style-name="ro1">
          <table:table-cell office:value-type="string" calcext:value-type="string">
            <text:p>input/data_formal_20240530-1342/meme/HarryBr50292006_20230106T061905/0.jpg</text:p>
          </table:table-cell>
          <table:table-cell office:value-type="string" calcext:value-type="string">
            <text:p>Pattern 7</text:p>
          </table:table-cell>
          <table:table-cell office:value-type="float" office:value="28.4362392738212" calcext:value-type="float">
            <text:p>28.4362392738212</text:p>
          </table:table-cell>
          <table:table-cell office:value-type="float" office:value="0.58680451033613" calcext:value-type="float">
            <text:p>0.58680451033613</text:p>
          </table:table-cell>
          <table:table-cell office:value-type="float" office:value="0.512956637853432" calcext:value-type="float">
            <text:p>0.512956637853432</text:p>
          </table:table-cell>
          <table:table-cell office:value-type="string" calcext:value-type="string">
            <text:p>https://twitter.com/HarryBr50292006/status/1611245955206057984</text:p>
          </table:table-cell>
        </table:table-row>
        <table:table-row table:style-name="ro1">
          <table:table-cell office:value-type="string" calcext:value-type="string">
            <text:p>input/data_formal_20240530-1342/meme/HARSHBA55697762_20220326T061627/0.jpg</text:p>
          </table:table-cell>
          <table:table-cell office:value-type="string" calcext:value-type="string">
            <text:p>Pattern 6</text:p>
          </table:table-cell>
          <table:table-cell office:value-type="float" office:value="30.4473455969878" calcext:value-type="float">
            <text:p>30.4473455969878</text:p>
          </table:table-cell>
          <table:table-cell office:value-type="float" office:value="0.644235619056216" calcext:value-type="float">
            <text:p>0.644235619056216</text:p>
          </table:table-cell>
          <table:table-cell office:value-type="float" office:value="0.415869664552923" calcext:value-type="float">
            <text:p>0.415869664552923</text:p>
          </table:table-cell>
          <table:table-cell office:value-type="string" calcext:value-type="string">
            <text:p>https://twitter.com/UltraProGamerZ1/status/1622625736573227009</text:p>
          </table:table-cell>
        </table:table-row>
        <table:table-row table:style-name="ro1">
          <table:table-cell office:value-type="string" calcext:value-type="string">
            <text:p>input/data_formal_20240530-1342/meme/Harshpratap2007_20230201T224550/0.jpg</text:p>
          </table:table-cell>
          <table:table-cell office:value-type="string" calcext:value-type="string">
            <text:p>Pattern 3</text:p>
          </table:table-cell>
          <table:table-cell office:value-type="float" office:value="25.1608552170005" calcext:value-type="float">
            <text:p>25.1608552170005</text:p>
          </table:table-cell>
          <table:table-cell office:value-type="float" office:value="0.291901044895397" calcext:value-type="float">
            <text:p>0.291901044895397</text:p>
          </table:table-cell>
          <table:table-cell office:value-type="float" office:value="0.90105781775693" calcext:value-type="float">
            <text:p>0.90105781775693</text:p>
          </table:table-cell>
          <table:table-cell office:value-type="string" calcext:value-type="string">
            <text:p>https://twitter.com/Harshpratap2007/status/1620916362335125504</text:p>
          </table:table-cell>
        </table:table-row>
        <table:table-row table:style-name="ro1">
          <table:table-cell office:value-type="string" calcext:value-type="string">
            <text:p>input/data_formal_20240530-1342/meme/HARTSDESIRES_20230307T111100/0.jpg</text:p>
          </table:table-cell>
          <table:table-cell office:value-type="string" calcext:value-type="string">
            <text:p>Pattern 1</text:p>
          </table:table-cell>
          <table:table-cell office:value-type="float" office:value="33.3694503763244" calcext:value-type="float">
            <text:p>33.3694503763244</text:p>
          </table:table-cell>
          <table:table-cell office:value-type="float" office:value="0.282653119251513" calcext:value-type="float">
            <text:p>0.282653119251513</text:p>
          </table:table-cell>
          <table:table-cell office:value-type="float" office:value="0.418861094341875" calcext:value-type="float">
            <text:p>0.418861094341875</text:p>
          </table:table-cell>
          <table:table-cell office:value-type="string" calcext:value-type="string">
            <text:p>https://twitter.com/HARTSDESIRES/status/1633062687629520897</text:p>
          </table:table-cell>
        </table:table-row>
        <table:table-row table:style-name="ro1">
          <table:table-cell office:value-type="string" calcext:value-type="string">
            <text:p>input/data_formal_20240530-1342/meme/HawuuBerry_20230111T220901/0.jpg</text:p>
          </table:table-cell>
          <table:table-cell office:value-type="string" calcext:value-type="string">
            <text:p>Pattern 7</text:p>
          </table:table-cell>
          <table:table-cell office:value-type="float" office:value="31.4677116628005" calcext:value-type="float">
            <text:p>31.4677116628005</text:p>
          </table:table-cell>
          <table:table-cell office:value-type="float" office:value="0.265871556045368" calcext:value-type="float">
            <text:p>0.265871556045368</text:p>
          </table:table-cell>
          <table:table-cell office:value-type="float" office:value="0.518644537217481" calcext:value-type="float">
            <text:p>0.518644537217481</text:p>
          </table:table-cell>
          <table:table-cell office:value-type="string" calcext:value-type="string">
            <text:p>https://twitter.com/HawuuBerry/status/1613296949691809792</text:p>
          </table:table-cell>
        </table:table-row>
        <table:table-row table:style-name="ro1">
          <table:table-cell office:value-type="string" calcext:value-type="string">
            <text:p>input/data_formal_20240530-1342/meme/HCGemAlerts_20230109T145913/0.jpg</text:p>
          </table:table-cell>
          <table:table-cell office:value-type="string" calcext:value-type="string">
            <text:p>Pattern 5</text:p>
          </table:table-cell>
          <table:table-cell office:value-type="float" office:value="28.8291746994632" calcext:value-type="float">
            <text:p>28.8291746994632</text:p>
          </table:table-cell>
          <table:table-cell office:value-type="float" office:value="0.151996186887097" calcext:value-type="float">
            <text:p>0.151996186887097</text:p>
          </table:table-cell>
          <table:table-cell office:value-type="float" office:value="0.245241390230784" calcext:value-type="float">
            <text:p>0.245241390230784</text:p>
          </table:table-cell>
          <table:table-cell office:value-type="string" calcext:value-type="string">
            <text:p>https://twitter.com/ulemsee88743535/status/1613314022371373060</text:p>
          </table:table-cell>
        </table:table-row>
        <table:table-row table:style-name="ro1">
          <table:table-cell office:value-type="string" calcext:value-type="string">
            <text:p>input/data_formal_20240530-1342/meme/HealthacreV_20221228T062323/0.jpg</text:p>
          </table:table-cell>
          <table:table-cell office:value-type="string" calcext:value-type="string">
            <text:p>Pattern 7</text:p>
          </table:table-cell>
          <table:table-cell office:value-type="float" office:value="26.7462584009509" calcext:value-type="float">
            <text:p>26.7462584009509</text:p>
          </table:table-cell>
          <table:table-cell office:value-type="float" office:value="0.339941964300099" calcext:value-type="float">
            <text:p>0.339941964300099</text:p>
          </table:table-cell>
          <table:table-cell office:value-type="float" office:value="0.392547222045924" calcext:value-type="float">
            <text:p>0.392547222045924</text:p>
          </table:table-cell>
          <table:table-cell office:value-type="string" calcext:value-type="string">
            <text:p>https://twitter.com/HealthacreV/status/1607985543782203392</text:p>
          </table:table-cell>
        </table:table-row>
        <table:table-row table:style-name="ro1">
          <table:table-cell office:value-type="string" calcext:value-type="string">
            <text:p>input/data_formal_20240530-1342/meme/HealthCrumb_20230323T034129/0.jpg</text:p>
          </table:table-cell>
          <table:table-cell office:value-type="string" calcext:value-type="string">
            <text:p>Pattern 5</text:p>
          </table:table-cell>
          <table:table-cell office:value-type="float" office:value="28.1041112471982" calcext:value-type="float">
            <text:p>28.1041112471982</text:p>
          </table:table-cell>
          <table:table-cell office:value-type="float" office:value="0.0984154639785" calcext:value-type="float">
            <text:p>0.0984154639785</text:p>
          </table:table-cell>
          <table:table-cell office:value-type="float" office:value="0.413981916251853" calcext:value-type="float">
            <text:p>0.413981916251853</text:p>
          </table:table-cell>
          <table:table-cell office:value-type="string" calcext:value-type="string">
            <text:p>https://twitter.com/HealthCrumb/status/1638747769904177152</text:p>
          </table:table-cell>
        </table:table-row>
        <table:table-row table:style-name="ro1">
          <table:table-cell office:value-type="string" calcext:value-type="string">
            <text:p>input/data_formal_20240530-1342/meme/helallensana1_20230106T082920/0.jpg</text:p>
          </table:table-cell>
          <table:table-cell office:value-type="string" calcext:value-type="string">
            <text:p>Pattern 2</text:p>
          </table:table-cell>
          <table:table-cell office:value-type="float" office:value="31.1300533621056" calcext:value-type="float">
            <text:p>31.1300533621056</text:p>
          </table:table-cell>
          <table:table-cell office:value-type="float" office:value="0.271340347931569" calcext:value-type="float">
            <text:p>0.271340347931569</text:p>
          </table:table-cell>
          <table:table-cell office:value-type="float" office:value="0.605276872136762" calcext:value-type="float">
            <text:p>0.605276872136762</text:p>
          </table:table-cell>
          <table:table-cell office:value-type="string" calcext:value-type="string">
            <text:p>https://twitter.com/helallensana1/status/1611278733486456833</text:p>
          </table:table-cell>
        </table:table-row>
        <table:table-row table:style-name="ro1">
          <table:table-cell office:value-type="string" calcext:value-type="string">
            <text:p>input/data_formal_20240530-1342/meme/Hellboiz2001_20230206T153433/0.jpg</text:p>
          </table:table-cell>
          <table:table-cell office:value-type="string" calcext:value-type="string">
            <text:p>Pattern 3</text:p>
          </table:table-cell>
          <table:table-cell office:value-type="float" office:value="20.8653125782219" calcext:value-type="float">
            <text:p>20.8653125782219</text:p>
          </table:table-cell>
          <table:table-cell office:value-type="float" office:value="0.375229837676502" calcext:value-type="float">
            <text:p>0.375229837676502</text:p>
          </table:table-cell>
          <table:table-cell office:value-type="float" office:value="0.854078875980982" calcext:value-type="float">
            <text:p>0.854078875980982</text:p>
          </table:table-cell>
          <table:table-cell office:value-type="string" calcext:value-type="string">
            <text:p>https://twitter.com/Hellboiz2001/status/1622619764982939649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0.jpg</text:p>
          </table:table-cell>
          <table:table-cell office:value-type="string" calcext:value-type="string">
            <text:p>Pattern 3</text:p>
          </table:table-cell>
          <table:table-cell office:value-type="float" office:value="31.4806433967964" calcext:value-type="float">
            <text:p>31.4806433967964</text:p>
          </table:table-cell>
          <table:table-cell office:value-type="float" office:value="0.299044915930348" calcext:value-type="float">
            <text:p>0.299044915930348</text:p>
          </table:table-cell>
          <table:table-cell office:value-type="float" office:value="0.563808080047377" calcext:value-type="float">
            <text:p>0.563808080047377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1.jpg</text:p>
          </table:table-cell>
          <table:table-cell office:value-type="string" calcext:value-type="string">
            <text:p>Pattern 3</text:p>
          </table:table-cell>
          <table:table-cell office:value-type="float" office:value="31.0582336276131" calcext:value-type="float">
            <text:p>31.0582336276131</text:p>
          </table:table-cell>
          <table:table-cell office:value-type="float" office:value="0.28610982194696" calcext:value-type="float">
            <text:p>0.28610982194696</text:p>
          </table:table-cell>
          <table:table-cell office:value-type="float" office:value="0.567620186083139" calcext:value-type="float">
            <text:p>0.567620186083139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2.jpg</text:p>
          </table:table-cell>
          <table:table-cell office:value-type="string" calcext:value-type="string">
            <text:p>Pattern 3</text:p>
          </table:table-cell>
          <table:table-cell office:value-type="float" office:value="33.0601290469893" calcext:value-type="float">
            <text:p>33.0601290469893</text:p>
          </table:table-cell>
          <table:table-cell office:value-type="float" office:value="0.364918773705901" calcext:value-type="float">
            <text:p>0.364918773705901</text:p>
          </table:table-cell>
          <table:table-cell office:value-type="float" office:value="0.572270693742391" calcext:value-type="float">
            <text:p>0.572270693742391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3.jpg</text:p>
          </table:table-cell>
          <table:table-cell office:value-type="string" calcext:value-type="string">
            <text:p>Pattern 3</text:p>
          </table:table-cell>
          <table:table-cell office:value-type="float" office:value="27.2009776510324" calcext:value-type="float">
            <text:p>27.2009776510324</text:p>
          </table:table-cell>
          <table:table-cell office:value-type="float" office:value="0.336919948218974" calcext:value-type="float">
            <text:p>0.336919948218974</text:p>
          </table:table-cell>
          <table:table-cell office:value-type="float" office:value="0.745431547527794" calcext:value-type="float">
            <text:p>0.745431547527794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0.jpg</text:p>
          </table:table-cell>
          <table:table-cell office:value-type="string" calcext:value-type="string">
            <text:p>Pattern 6</text:p>
          </table:table-cell>
          <table:table-cell office:value-type="float" office:value="23.2080736650782" calcext:value-type="float">
            <text:p>23.2080736650782</text:p>
          </table:table-cell>
          <table:table-cell office:value-type="float" office:value="0.787632660614619" calcext:value-type="float">
            <text:p>0.787632660614619</text:p>
          </table:table-cell>
          <table:table-cell office:value-type="float" office:value="0.484088487606377" calcext:value-type="float">
            <text:p>0.484088487606377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1.jpg</text:p>
          </table:table-cell>
          <table:table-cell office:value-type="string" calcext:value-type="string">
            <text:p>Pattern 6</text:p>
          </table:table-cell>
          <table:table-cell office:value-type="float" office:value="24.6646062256143" calcext:value-type="float">
            <text:p>24.6646062256143</text:p>
          </table:table-cell>
          <table:table-cell office:value-type="float" office:value="0.794269497244851" calcext:value-type="float">
            <text:p>0.794269497244851</text:p>
          </table:table-cell>
          <table:table-cell office:value-type="float" office:value="0.46775561060663" calcext:value-type="float">
            <text:p>0.46775561060663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2.jpg</text:p>
          </table:table-cell>
          <table:table-cell office:value-type="string" calcext:value-type="string">
            <text:p>Pattern 6</text:p>
          </table:table-cell>
          <table:table-cell office:value-type="float" office:value="24.3252816057266" calcext:value-type="float">
            <text:p>24.3252816057266</text:p>
          </table:table-cell>
          <table:table-cell office:value-type="float" office:value="0.844983040220314" calcext:value-type="float">
            <text:p>0.844983040220314</text:p>
          </table:table-cell>
          <table:table-cell office:value-type="float" office:value="0.429744530472309" calcext:value-type="float">
            <text:p>0.429744530472309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r_TwstedHeart_20230322T220541/0.jpg</text:p>
          </table:table-cell>
          <table:table-cell office:value-type="string" calcext:value-type="string">
            <text:p>Pattern 3</text:p>
          </table:table-cell>
          <table:table-cell office:value-type="float" office:value="25.905062594536" calcext:value-type="float">
            <text:p>25.905062594536</text:p>
          </table:table-cell>
          <table:table-cell office:value-type="float" office:value="0.240783553460647" calcext:value-type="float">
            <text:p>0.240783553460647</text:p>
          </table:table-cell>
          <table:table-cell office:value-type="float" office:value="0.789653022887961" calcext:value-type="float">
            <text:p>0.789653022887961</text:p>
          </table:table-cell>
          <table:table-cell office:value-type="string" calcext:value-type="string">
            <text:p>https://twitter.com/Her_TwstedHeart/status/1638663263482150914</text:p>
          </table:table-cell>
        </table:table-row>
        <table:table-row table:style-name="ro1">
          <table:table-cell office:value-type="string" calcext:value-type="string">
            <text:p>input/data_formal_20240530-1342/meme/Herikutsu_king_20230106T074750/0.jpg</text:p>
          </table:table-cell>
          <table:table-cell office:value-type="string" calcext:value-type="string">
            <text:p>Pattern 3</text:p>
          </table:table-cell>
          <table:table-cell office:value-type="float" office:value="25.9560220623538" calcext:value-type="float">
            <text:p>25.9560220623538</text:p>
          </table:table-cell>
          <table:table-cell office:value-type="float" office:value="0.377922824810787" calcext:value-type="float">
            <text:p>0.377922824810787</text:p>
          </table:table-cell>
          <table:table-cell office:value-type="float" office:value="0.752427577520001" calcext:value-type="float">
            <text:p>0.752427577520001</text:p>
          </table:table-cell>
          <table:table-cell office:value-type="string" calcext:value-type="string">
            <text:p>https://twitter.com/Herikutsu_king/status/1611268290143481856</text:p>
          </table:table-cell>
        </table:table-row>
        <table:table-row table:style-name="ro1">
          <table:table-cell office:value-type="string" calcext:value-type="string">
            <text:p>input/data_formal_20240530-1342/meme/hersoid_20230206T024605/0.jpg</text:p>
          </table:table-cell>
          <table:table-cell office:value-type="string" calcext:value-type="string">
            <text:p>Pattern 6</text:p>
          </table:table-cell>
          <table:table-cell office:value-type="float" office:value="32.4495128466608" calcext:value-type="float">
            <text:p>32.4495128466608</text:p>
          </table:table-cell>
          <table:table-cell office:value-type="float" office:value="0.567762675189729" calcext:value-type="float">
            <text:p>0.567762675189729</text:p>
          </table:table-cell>
          <table:table-cell office:value-type="float" office:value="0.58794755677744" calcext:value-type="float">
            <text:p>0.58794755677744</text:p>
          </table:table-cell>
          <table:table-cell office:value-type="string" calcext:value-type="string">
            <text:p>https://twitter.com/plazallcaps/status/1622606624694358016</text:p>
          </table:table-cell>
        </table:table-row>
        <table:table-row table:style-name="ro1">
          <table:table-cell office:value-type="string" calcext:value-type="string">
            <text:p>input/data_formal_20240530-1342/meme/HexificeMusic_20221228T021525/0.jpg</text:p>
          </table:table-cell>
          <table:table-cell office:value-type="string" calcext:value-type="string">
            <text:p>Pattern 7</text:p>
          </table:table-cell>
          <table:table-cell office:value-type="float" office:value="29.1292066620852" calcext:value-type="float">
            <text:p>29.1292066620852</text:p>
          </table:table-cell>
          <table:table-cell office:value-type="float" office:value="0.232297285326191" calcext:value-type="float">
            <text:p>0.232297285326191</text:p>
          </table:table-cell>
          <table:table-cell office:value-type="float" office:value="0.446767445088364" calcext:value-type="float">
            <text:p>0.446767445088364</text:p>
          </table:table-cell>
          <table:table-cell office:value-type="string" calcext:value-type="string">
            <text:p>https://twitter.com/HexificeMusic/status/1607923140079898625</text:p>
          </table:table-cell>
        </table:table-row>
        <table:table-row table:style-name="ro1">
          <table:table-cell office:value-type="string" calcext:value-type="string">
            <text:p>input/data_formal_20240530-1342/meme/Hi49987479_20230111T223528/0.jpg</text:p>
          </table:table-cell>
          <table:table-cell office:value-type="string" calcext:value-type="string">
            <text:p>Pattern 3</text:p>
          </table:table-cell>
          <table:table-cell office:value-type="float" office:value="22.9435042333712" calcext:value-type="float">
            <text:p>22.9435042333712</text:p>
          </table:table-cell>
          <table:table-cell office:value-type="float" office:value="0.375830691334161" calcext:value-type="float">
            <text:p>0.375830691334161</text:p>
          </table:table-cell>
          <table:table-cell office:value-type="float" office:value="0.927932794727883" calcext:value-type="float">
            <text:p>0.927932794727883</text:p>
          </table:table-cell>
          <table:table-cell office:value-type="string" calcext:value-type="string">
            <text:p>https://twitter.com/Hi49987479/status/1613303608837296128</text:p>
          </table:table-cell>
        </table:table-row>
        <table:table-row table:style-name="ro1">
          <table:table-cell office:value-type="string" calcext:value-type="string">
            <text:p>input/data_formal_20240530-1342/meme/HippoMao_20221228T004636/0.jpg</text:p>
          </table:table-cell>
          <table:table-cell office:value-type="string" calcext:value-type="string">
            <text:p>Pattern 1</text:p>
          </table:table-cell>
          <table:table-cell office:value-type="float" office:value="33.5064664198872" calcext:value-type="float">
            <text:p>33.5064664198872</text:p>
          </table:table-cell>
          <table:table-cell office:value-type="float" office:value="0.223431327646713" calcext:value-type="float">
            <text:p>0.223431327646713</text:p>
          </table:table-cell>
          <table:table-cell office:value-type="float" office:value="0.287554994781318" calcext:value-type="float">
            <text:p>0.287554994781318</text:p>
          </table:table-cell>
          <table:table-cell office:value-type="string" calcext:value-type="string">
            <text:p>https://twitter.com/HippoMao/status/1607900789808275456</text:p>
          </table:table-cell>
        </table:table-row>
        <table:table-row table:style-name="ro1">
          <table:table-cell office:value-type="string" calcext:value-type="string">
            <text:p>input/data_formal_20240530-1342/meme/Hirosart__20230322T220000/0.jpg</text:p>
          </table:table-cell>
          <table:table-cell office:value-type="string" calcext:value-type="string">
            <text:p>Pattern 7</text:p>
          </table:table-cell>
          <table:table-cell office:value-type="float" office:value="33.1494212712121" calcext:value-type="float">
            <text:p>33.1494212712121</text:p>
          </table:table-cell>
          <table:table-cell office:value-type="float" office:value="0.451277836036767" calcext:value-type="float">
            <text:p>0.451277836036767</text:p>
          </table:table-cell>
          <table:table-cell office:value-type="float" office:value="0.513398170917513" calcext:value-type="float">
            <text:p>0.513398170917513</text:p>
          </table:table-cell>
          <table:table-cell office:value-type="string" calcext:value-type="string">
            <text:p>https://twitter.com/Hirosart_/status/1638661834713513984</text:p>
          </table:table-cell>
        </table:table-row>
        <table:table-row table:style-name="ro1">
          <table:table-cell office:value-type="string" calcext:value-type="string">
            <text:p>input/data_formal_20240530-1342/meme/HistoryHub4_20230206T155303/0.jpg</text:p>
          </table:table-cell>
          <table:table-cell office:value-type="string" calcext:value-type="string">
            <text:p>Pattern 2</text:p>
          </table:table-cell>
          <table:table-cell office:value-type="float" office:value="30.3795188509055" calcext:value-type="float">
            <text:p>30.3795188509055</text:p>
          </table:table-cell>
          <table:table-cell office:value-type="float" office:value="0.275077933718078" calcext:value-type="float">
            <text:p>0.275077933718078</text:p>
          </table:table-cell>
          <table:table-cell office:value-type="float" office:value="0.616987427632651" calcext:value-type="float">
            <text:p>0.616987427632651</text:p>
          </table:table-cell>
          <table:table-cell office:value-type="string" calcext:value-type="string">
            <text:p>https://twitter.com/HistoryHub4/status/1622624419628855307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550/0.jpg</text:p>
          </table:table-cell>
          <table:table-cell office:value-type="string" calcext:value-type="string">
            <text:p>Pattern 2</text:p>
          </table:table-cell>
          <table:table-cell office:value-type="float" office:value="25.6409632091222" calcext:value-type="float">
            <text:p>25.6409632091222</text:p>
          </table:table-cell>
          <table:table-cell office:value-type="float" office:value="0.315517329430011" calcext:value-type="float">
            <text:p>0.315517329430011</text:p>
          </table:table-cell>
          <table:table-cell office:value-type="float" office:value="0.734062405904074" calcext:value-type="float">
            <text:p>0.734062405904074</text:p>
          </table:table-cell>
          <table:table-cell office:value-type="string" calcext:value-type="string">
            <text:p>https://twitter.com/dailymemeshub/status/1638623034461519873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551/0.jpg</text:p>
          </table:table-cell>
          <table:table-cell office:value-type="string" calcext:value-type="string">
            <text:p>Pattern 1</text:p>
          </table:table-cell>
          <table:table-cell office:value-type="float" office:value="31.0158566345362" calcext:value-type="float">
            <text:p>31.0158566345362</text:p>
          </table:table-cell>
          <table:table-cell office:value-type="float" office:value="0.23358114937105" calcext:value-type="float">
            <text:p>0.23358114937105</text:p>
          </table:table-cell>
          <table:table-cell office:value-type="float" office:value="0.303865741472759" calcext:value-type="float">
            <text:p>0.303865741472759</text:p>
          </table:table-cell>
          <table:table-cell office:value-type="string" calcext:value-type="string">
            <text:p>https://twitter.com/dailymemeshub/status/1638623040102887424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845/0.jpg</text:p>
          </table:table-cell>
          <table:table-cell office:value-type="string" calcext:value-type="string">
            <text:p>Pattern 6</text:p>
          </table:table-cell>
          <table:table-cell office:value-type="float" office:value="26.4406411504282" calcext:value-type="float">
            <text:p>26.4406411504282</text:p>
          </table:table-cell>
          <table:table-cell office:value-type="float" office:value="0.636645739539037" calcext:value-type="float">
            <text:p>0.636645739539037</text:p>
          </table:table-cell>
          <table:table-cell office:value-type="float" office:value="0.451438966237617" calcext:value-type="float">
            <text:p>0.451438966237617</text:p>
          </table:table-cell>
          <table:table-cell office:value-type="string" calcext:value-type="string">
            <text:p>https://twitter.com/dailymemeshub/status/1638623770163425280</text:p>
          </table:table-cell>
        </table:table-row>
        <table:table-row table:style-name="ro1">
          <table:table-cell office:value-type="string" calcext:value-type="string">
            <text:p>input/data_formal_20240530-1342/meme/hiwakurdstani_20230206T142342/0.jpg</text:p>
          </table:table-cell>
          <table:table-cell office:value-type="string" calcext:value-type="string">
            <text:p>Pattern 3</text:p>
          </table:table-cell>
          <table:table-cell office:value-type="float" office:value="32.3886553556933" calcext:value-type="float">
            <text:p>32.3886553556933</text:p>
          </table:table-cell>
          <table:table-cell office:value-type="float" office:value="0.320057321893047" calcext:value-type="float">
            <text:p>0.320057321893047</text:p>
          </table:table-cell>
          <table:table-cell office:value-type="float" office:value="0.639791231297727" calcext:value-type="float">
            <text:p>0.639791231297727</text:p>
          </table:table-cell>
          <table:table-cell office:value-type="string" calcext:value-type="string">
            <text:p>https://twitter.com/hiwakurdstani/status/1622601969268293633</text:p>
          </table:table-cell>
        </table:table-row>
        <table:table-row table:style-name="ro1">
          <table:table-cell office:value-type="string" calcext:value-type="string">
            <text:p>input/data_formal_20240530-1342/meme/hmdhealthcare_20230307T071044/0.jpg</text:p>
          </table:table-cell>
          <table:table-cell office:value-type="string" calcext:value-type="string">
            <text:p>Pattern 7</text:p>
          </table:table-cell>
          <table:table-cell office:value-type="float" office:value="30.0768611914228" calcext:value-type="float">
            <text:p>30.0768611914228</text:p>
          </table:table-cell>
          <table:table-cell office:value-type="float" office:value="0.386026763899088" calcext:value-type="float">
            <text:p>0.386026763899088</text:p>
          </table:table-cell>
          <table:table-cell office:value-type="float" office:value="0.3848209430182" calcext:value-type="float">
            <text:p>0.3848209430182</text:p>
          </table:table-cell>
          <table:table-cell office:value-type="string" calcext:value-type="string">
            <text:p>https://twitter.com/hmdhealthcare/status/1633002223276814337</text:p>
          </table:table-cell>
        </table:table-row>
        <table:table-row table:style-name="ro1">
          <table:table-cell office:value-type="string" calcext:value-type="string">
            <text:p>input/data_formal_20240530-1342/meme/hmdhealthcare_20230322T120905/0.jpg</text:p>
          </table:table-cell>
          <table:table-cell office:value-type="string" calcext:value-type="string">
            <text:p>Pattern 7</text:p>
          </table:table-cell>
          <table:table-cell office:value-type="float" office:value="27.1629565320063" calcext:value-type="float">
            <text:p>27.1629565320063</text:p>
          </table:table-cell>
          <table:table-cell office:value-type="float" office:value="0.225993677634021" calcext:value-type="float">
            <text:p>0.225993677634021</text:p>
          </table:table-cell>
          <table:table-cell office:value-type="float" office:value="0.533077162302146" calcext:value-type="float">
            <text:p>0.533077162302146</text:p>
          </table:table-cell>
          <table:table-cell office:value-type="string" calcext:value-type="string">
            <text:p>https://twitter.com/pravinhmd/status/1638596015472410625</text:p>
          </table:table-cell>
        </table:table-row>
        <table:table-row table:style-name="ro1">
          <table:table-cell office:value-type="string" calcext:value-type="string">
            <text:p>input/data_formal_20240530-1342/meme/HNHLA3_20230403T160805/0.jpg</text:p>
          </table:table-cell>
          <table:table-cell office:value-type="string" calcext:value-type="string">
            <text:p>Pattern 2</text:p>
          </table:table-cell>
          <table:table-cell office:value-type="float" office:value="26.8402308267011" calcext:value-type="float">
            <text:p>26.8402308267011</text:p>
          </table:table-cell>
          <table:table-cell office:value-type="float" office:value="0.218709080480769" calcext:value-type="float">
            <text:p>0.218709080480769</text:p>
          </table:table-cell>
          <table:table-cell office:value-type="float" office:value="0.833609049329375" calcext:value-type="float">
            <text:p>0.833609049329375</text:p>
          </table:table-cell>
          <table:table-cell office:value-type="string" calcext:value-type="string">
            <text:p>https://twitter.com/HNHLA3/status/1642921922965929986</text:p>
          </table:table-cell>
        </table:table-row>
        <table:table-row table:style-name="ro1">
          <table:table-cell office:value-type="string" calcext:value-type="string">
            <text:p>input/data_formal_20240530-1342/meme/HODL_OFFICIAL_20221227T114741/0.jpg</text:p>
          </table:table-cell>
          <table:table-cell office:value-type="string" calcext:value-type="string">
            <text:p>Pattern 5</text:p>
          </table:table-cell>
          <table:table-cell office:value-type="float" office:value="29.8043632386582" calcext:value-type="float">
            <text:p>29.8043632386582</text:p>
          </table:table-cell>
          <table:table-cell office:value-type="float" office:value="0.197009585885832" calcext:value-type="float">
            <text:p>0.197009585885832</text:p>
          </table:table-cell>
          <table:table-cell office:value-type="float" office:value="0.438368966026955" calcext:value-type="float">
            <text:p>0.438368966026955</text:p>
          </table:table-cell>
          <table:table-cell office:value-type="string" calcext:value-type="string">
            <text:p>https://twitter.com/JimmyTr04528043/status/1607951444988264453</text:p>
          </table:table-cell>
        </table:table-row>
        <table:table-row table:style-name="ro1">
          <table:table-cell office:value-type="string" calcext:value-type="string">
            <text:p>input/data_formal_20240530-1342/meme/HogeFinance_20221122T005136/0.jpg</text:p>
          </table:table-cell>
          <table:table-cell office:value-type="string" calcext:value-type="string">
            <text:p>Pattern 5</text:p>
          </table:table-cell>
          <table:table-cell office:value-type="float" office:value="31.7423647733121" calcext:value-type="float">
            <text:p>31.7423647733121</text:p>
          </table:table-cell>
          <table:table-cell office:value-type="float" office:value="0.26663819472079" calcext:value-type="float">
            <text:p>0.26663819472079</text:p>
          </table:table-cell>
          <table:table-cell office:value-type="float" office:value="0.476922561865069" calcext:value-type="float">
            <text:p>0.476922561865069</text:p>
          </table:table-cell>
          <table:table-cell office:value-type="string" calcext:value-type="string">
            <text:p>https://twitter.com/Kabteni1/status/1607925552026894337</text:p>
          </table:table-cell>
        </table:table-row>
        <table:table-row table:style-name="ro1">
          <table:table-cell office:value-type="string" calcext:value-type="string">
            <text:p>input/data_formal_20240530-1342/meme/HogeFinance_20230109T113426/0.jpg</text:p>
          </table:table-cell>
          <table:table-cell office:value-type="string" calcext:value-type="string">
            <text:p>Pattern 3</text:p>
          </table:table-cell>
          <table:table-cell office:value-type="float" office:value="22.1157944279212" calcext:value-type="float">
            <text:p>22.1157944279212</text:p>
          </table:table-cell>
          <table:table-cell office:value-type="float" office:value="0.261490620127601" calcext:value-type="float">
            <text:p>0.261490620127601</text:p>
          </table:table-cell>
          <table:table-cell office:value-type="float" office:value="0.932217279143077" calcext:value-type="float">
            <text:p>0.932217279143077</text:p>
          </table:table-cell>
          <table:table-cell office:value-type="string" calcext:value-type="string">
            <text:p>https://twitter.com/nighscreamz/status/1613320171497611264</text:p>
          </table:table-cell>
        </table:table-row>
        <table:table-row table:style-name="ro1">
          <table:table-cell office:value-type="string" calcext:value-type="string">
            <text:p>input/data_formal_20240530-1342/meme/HogeFunShop_20230111T025008/0.jpg</text:p>
          </table:table-cell>
          <table:table-cell office:value-type="string" calcext:value-type="string">
            <text:p>Pattern 1</text:p>
          </table:table-cell>
          <table:table-cell office:value-type="float" office:value="34.440910555169" calcext:value-type="float">
            <text:p>34.440910555169</text:p>
          </table:table-cell>
          <table:table-cell office:value-type="float" office:value="0.196626725565255" calcext:value-type="float">
            <text:p>0.196626725565255</text:p>
          </table:table-cell>
          <table:table-cell office:value-type="float" office:value="0.476383196669848" calcext:value-type="float">
            <text:p>0.476383196669848</text:p>
          </table:table-cell>
          <table:table-cell office:value-type="string" calcext:value-type="string">
            <text:p>https://twitter.com/looneycorp/status/1613323279200301056</text:p>
          </table:table-cell>
        </table:table-row>
        <table:table-row table:style-name="ro1">
          <table:table-cell office:value-type="string" calcext:value-type="string">
            <text:p>input/data_formal_20240530-1342/meme/HogeGaming_20230105T214607/0.jpg</text:p>
          </table:table-cell>
          <table:table-cell office:value-type="string" calcext:value-type="string">
            <text:p>Pattern 1</text:p>
          </table:table-cell>
          <table:table-cell office:value-type="float" office:value="34.3231269474218" calcext:value-type="float">
            <text:p>34.3231269474218</text:p>
          </table:table-cell>
          <table:table-cell office:value-type="float" office:value="0.27992825529933" calcext:value-type="float">
            <text:p>0.27992825529933</text:p>
          </table:table-cell>
          <table:table-cell office:value-type="float" office:value="0.343633895148233" calcext:value-type="float">
            <text:p>0.343633895148233</text:p>
          </table:table-cell>
          <table:table-cell office:value-type="string" calcext:value-type="string">
            <text:p>https://twitter.com/TheMJ92826688/status/1611240345500622848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0.jpg</text:p>
          </table:table-cell>
          <table:table-cell office:value-type="string" calcext:value-type="string">
            <text:p>Pattern 1</text:p>
          </table:table-cell>
          <table:table-cell office:value-type="float" office:value="32.5237598744976" calcext:value-type="float">
            <text:p>32.5237598744976</text:p>
          </table:table-cell>
          <table:table-cell office:value-type="float" office:value="0.341686096443427" calcext:value-type="float">
            <text:p>0.341686096443427</text:p>
          </table:table-cell>
          <table:table-cell office:value-type="float" office:value="0.234332067390482" calcext:value-type="float">
            <text:p>0.234332067390482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1.jpg</text:p>
          </table:table-cell>
          <table:table-cell office:value-type="string" calcext:value-type="string">
            <text:p>Pattern 1</text:p>
          </table:table-cell>
          <table:table-cell office:value-type="float" office:value="30.5217488288731" calcext:value-type="float">
            <text:p>30.5217488288731</text:p>
          </table:table-cell>
          <table:table-cell office:value-type="float" office:value="0.313632356256182" calcext:value-type="float">
            <text:p>0.313632356256182</text:p>
          </table:table-cell>
          <table:table-cell office:value-type="float" office:value="0.284548366931919" calcext:value-type="float">
            <text:p>0.284548366931919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2.jpg</text:p>
          </table:table-cell>
          <table:table-cell office:value-type="string" calcext:value-type="string">
            <text:p>Pattern 1</text:p>
          </table:table-cell>
          <table:table-cell office:value-type="float" office:value="31.6467420438422" calcext:value-type="float">
            <text:p>31.6467420438422</text:p>
          </table:table-cell>
          <table:table-cell office:value-type="float" office:value="0.273659222101591" calcext:value-type="float">
            <text:p>0.273659222101591</text:p>
          </table:table-cell>
          <table:table-cell office:value-type="float" office:value="0.304166565353055" calcext:value-type="float">
            <text:p>0.304166565353055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4T151017/0.jpg</text:p>
          </table:table-cell>
          <table:table-cell office:value-type="string" calcext:value-type="string">
            <text:p>Pattern 5</text:p>
          </table:table-cell>
          <table:table-cell office:value-type="float" office:value="25.3753655288349" calcext:value-type="float">
            <text:p>25.3753655288349</text:p>
          </table:table-cell>
          <table:table-cell office:value-type="float" office:value="0.0583253987405349" calcext:value-type="float">
            <text:p>0.0583253987405349</text:p>
          </table:table-cell>
          <table:table-cell office:value-type="float" office:value="0.30228627917219" calcext:value-type="float">
            <text:p>0.30228627917219</text:p>
          </table:table-cell>
          <table:table-cell office:value-type="string" calcext:value-type="string">
            <text:p>https://twitter.com/winterlily0/status/1610981336566861831</text:p>
          </table:table-cell>
        </table:table-row>
        <table:table-row table:style-name="ro1">
          <table:table-cell office:value-type="string" calcext:value-type="string">
            <text:p>input/data_formal_20240530-1342/meme/holistic_invest_20230123T052231/0.jpg</text:p>
          </table:table-cell>
          <table:table-cell office:value-type="string" calcext:value-type="string">
            <text:p>Pattern 2</text:p>
          </table:table-cell>
          <table:table-cell office:value-type="float" office:value="32.3079720432154" calcext:value-type="float">
            <text:p>32.3079720432154</text:p>
          </table:table-cell>
          <table:table-cell office:value-type="float" office:value="0.100141108072769" calcext:value-type="float">
            <text:p>0.100141108072769</text:p>
          </table:table-cell>
          <table:table-cell office:value-type="float" office:value="0.536726066776022" calcext:value-type="float">
            <text:p>0.536726066776022</text:p>
          </table:table-cell>
          <table:table-cell office:value-type="string" calcext:value-type="string">
            <text:p>https://twitter.com/t_raajan/status/1617392547449688064</text:p>
          </table:table-cell>
        </table:table-row>
        <table:table-row table:style-name="ro1">
          <table:table-cell office:value-type="string" calcext:value-type="string">
            <text:p>input/data_formal_20240530-1342/meme/holyrittte_20230307T070402/0.jpg</text:p>
          </table:table-cell>
          <table:table-cell office:value-type="string" calcext:value-type="string">
            <text:p>Pattern 1</text:p>
          </table:table-cell>
          <table:table-cell office:value-type="float" office:value="33.0291714869507" calcext:value-type="float">
            <text:p>33.0291714869507</text:p>
          </table:table-cell>
          <table:table-cell office:value-type="float" office:value="0.259829435394971" calcext:value-type="float">
            <text:p>0.259829435394971</text:p>
          </table:table-cell>
          <table:table-cell office:value-type="float" office:value="0.458467574599465" calcext:value-type="float">
            <text:p>0.458467574599465</text:p>
          </table:table-cell>
          <table:table-cell office:value-type="string" calcext:value-type="string">
            <text:p>https://twitter.com/holyrittte/status/1633000537250578433</text:p>
          </table:table-cell>
        </table:table-row>
        <table:table-row table:style-name="ro1">
          <table:table-cell office:value-type="string" calcext:value-type="string">
            <text:p>input/data_formal_20240530-1342/meme/HooprOfficial_20230106T054917/0.jpg</text:p>
          </table:table-cell>
          <table:table-cell office:value-type="string" calcext:value-type="string">
            <text:p>Pattern 9</text:p>
          </table:table-cell>
          <table:table-cell office:value-type="float" office:value="10.3998175946819" calcext:value-type="float">
            <text:p>10.3998175946819</text:p>
          </table:table-cell>
          <table:table-cell office:value-type="float" office:value="0.14401284252197" calcext:value-type="float">
            <text:p>0.14401284252197</text:p>
          </table:table-cell>
          <table:table-cell office:value-type="float" office:value="0.0333568730527665" calcext:value-type="float">
            <text:p>0.0333568730527665</text:p>
          </table:table-cell>
          <table:table-cell office:value-type="string" calcext:value-type="string">
            <text:p>https://twitter.com/mr_V_of_DV/status/1611278202135252993</text:p>
          </table:table-cell>
        </table:table-row>
        <table:table-row table:style-name="ro1">
          <table:table-cell office:value-type="string" calcext:value-type="string">
            <text:p>input/data_formal_20240530-1342/meme/HopalongAsks_20230126T093930/0.jpg</text:p>
          </table:table-cell>
          <table:table-cell office:value-type="string" calcext:value-type="string">
            <text:p>Pattern 5</text:p>
          </table:table-cell>
          <table:table-cell office:value-type="float" office:value="29.707555875613" calcext:value-type="float">
            <text:p>29.707555875613</text:p>
          </table:table-cell>
          <table:table-cell office:value-type="float" office:value="0.207520620023101" calcext:value-type="float">
            <text:p>0.207520620023101</text:p>
          </table:table-cell>
          <table:table-cell office:value-type="float" office:value="0.371732546794994" calcext:value-type="float">
            <text:p>0.371732546794994</text:p>
          </table:table-cell>
          <table:table-cell office:value-type="string" calcext:value-type="string">
            <text:p>https://twitter.com/HopalongAsks/status/1618544145416744960</text:p>
          </table:table-cell>
        </table:table-row>
        <table:table-row table:style-name="ro1">
          <table:table-cell office:value-type="string" calcext:value-type="string">
            <text:p>input/data_formal_20240530-1342/meme/HopalongAsks_20230127T003302/0.jpg</text:p>
          </table:table-cell>
          <table:table-cell office:value-type="string" calcext:value-type="string">
            <text:p>Pattern 8</text:p>
          </table:table-cell>
          <table:table-cell office:value-type="float" office:value="23.5116546310834" calcext:value-type="float">
            <text:p>23.5116546310834</text:p>
          </table:table-cell>
          <table:table-cell office:value-type="float" office:value="0.788305153899441" calcext:value-type="float">
            <text:p>0.788305153899441</text:p>
          </table:table-cell>
          <table:table-cell office:value-type="float" office:value="0.378928410718042" calcext:value-type="float">
            <text:p>0.378928410718042</text:p>
          </table:table-cell>
          <table:table-cell office:value-type="string" calcext:value-type="string">
            <text:p>https://twitter.com/HopalongAsks/status/1618769011067727872</text:p>
          </table:table-cell>
        </table:table-row>
        <table:table-row table:style-name="ro1">
          <table:table-cell office:value-type="string" calcext:value-type="string">
            <text:p>input/data_formal_20240530-1342/meme/HopalongAsks_20230127T092422/0.jpg</text:p>
          </table:table-cell>
          <table:table-cell office:value-type="string" calcext:value-type="string">
            <text:p>Pattern 7</text:p>
          </table:table-cell>
          <table:table-cell office:value-type="float" office:value="27.5485566619114" calcext:value-type="float">
            <text:p>27.5485566619114</text:p>
          </table:table-cell>
          <table:table-cell office:value-type="float" office:value="0.66102196525917" calcext:value-type="float">
            <text:p>0.66102196525917</text:p>
          </table:table-cell>
          <table:table-cell office:value-type="float" office:value="0.327744799659242" calcext:value-type="float">
            <text:p>0.327744799659242</text:p>
          </table:table-cell>
          <table:table-cell office:value-type="string" calcext:value-type="string">
            <text:p>https://twitter.com/osmanlisizi/status/1618903926249754625</text:p>
          </table:table-cell>
        </table:table-row>
        <table:table-row table:style-name="ro1">
          <table:table-cell office:value-type="string" calcext:value-type="string">
            <text:p>input/data_formal_20240530-1342/meme/HopalongAsks_20230307T091936/0.jpg</text:p>
          </table:table-cell>
          <table:table-cell office:value-type="string" calcext:value-type="string">
            <text:p>Pattern 6</text:p>
          </table:table-cell>
          <table:table-cell office:value-type="float" office:value="23.6603402882129" calcext:value-type="float">
            <text:p>23.6603402882129</text:p>
          </table:table-cell>
          <table:table-cell office:value-type="float" office:value="0.715860390247791" calcext:value-type="float">
            <text:p>0.715860390247791</text:p>
          </table:table-cell>
          <table:table-cell office:value-type="float" office:value="0.479627704433106" calcext:value-type="float">
            <text:p>0.479627704433106</text:p>
          </table:table-cell>
          <table:table-cell office:value-type="string" calcext:value-type="string">
            <text:p>https://twitter.com/HopalongAsks/status/1633034653475979269</text:p>
          </table:table-cell>
        </table:table-row>
        <table:table-row table:style-name="ro1">
          <table:table-cell office:value-type="string" calcext:value-type="string">
            <text:p>input/data_formal_20240530-1342/meme/Horseshoe_Party_20220612T221622/0.jpg</text:p>
          </table:table-cell>
          <table:table-cell office:value-type="string" calcext:value-type="string">
            <text:p>Pattern 7</text:p>
          </table:table-cell>
          <table:table-cell office:value-type="float" office:value="32.8958762980464" calcext:value-type="float">
            <text:p>32.8958762980464</text:p>
          </table:table-cell>
          <table:table-cell office:value-type="float" office:value="0.143450661888854" calcext:value-type="float">
            <text:p>0.143450661888854</text:p>
          </table:table-cell>
          <table:table-cell office:value-type="float" office:value="0.465979665215762" calcext:value-type="float">
            <text:p>0.465979665215762</text:p>
          </table:table-cell>
          <table:table-cell office:value-type="string" calcext:value-type="string">
            <text:p>https://twitter.com/Horseshoe_Party/status/1638664493306724352</text:p>
          </table:table-cell>
        </table:table-row>
        <table:table-row table:style-name="ro1">
          <table:table-cell office:value-type="string" calcext:value-type="string">
            <text:p>input/data_formal_20240530-1342/meme/hoskytoken_20230314T145821/0.jpg</text:p>
          </table:table-cell>
          <table:table-cell office:value-type="string" calcext:value-type="string">
            <text:p>Pattern 2</text:p>
          </table:table-cell>
          <table:table-cell office:value-type="float" office:value="26.1988292561977" calcext:value-type="float">
            <text:p>26.1988292561977</text:p>
          </table:table-cell>
          <table:table-cell office:value-type="float" office:value="0.244522051434423" calcext:value-type="float">
            <text:p>0.244522051434423</text:p>
          </table:table-cell>
          <table:table-cell office:value-type="float" office:value="0.800939386523164" calcext:value-type="float">
            <text:p>0.800939386523164</text:p>
          </table:table-cell>
          <table:table-cell office:value-type="string" calcext:value-type="string">
            <text:p>https://twitter.com/TobiasFancee/status/1636154234566500355</text:p>
          </table:table-cell>
        </table:table-row>
        <table:table-row table:style-name="ro1">
          <table:table-cell office:value-type="string" calcext:value-type="string">
            <text:p>input/data_formal_20240530-1342/meme/hriconsultants_20230307T070100/0.jpg</text:p>
          </table:table-cell>
          <table:table-cell office:value-type="string" calcext:value-type="string">
            <text:p>Pattern 5</text:p>
          </table:table-cell>
          <table:table-cell office:value-type="float" office:value="29.1847507736944" calcext:value-type="float">
            <text:p>29.1847507736944</text:p>
          </table:table-cell>
          <table:table-cell office:value-type="float" office:value="0.0592184556167336" calcext:value-type="float">
            <text:p>0.0592184556167336</text:p>
          </table:table-cell>
          <table:table-cell office:value-type="float" office:value="0.463496923346704" calcext:value-type="float">
            <text:p>0.463496923346704</text:p>
          </table:table-cell>
          <table:table-cell office:value-type="string" calcext:value-type="string">
            <text:p>https://twitter.com/hriconsultants/status/1632999774600167425</text:p>
          </table:table-cell>
        </table:table-row>
        <table:table-row table:style-name="ro1">
          <table:table-cell office:value-type="string" calcext:value-type="string">
            <text:p>input/data_formal_20240530-1342/meme/HRinAsia_20221228T025841/0.jpg</text:p>
          </table:table-cell>
          <table:table-cell office:value-type="string" calcext:value-type="string">
            <text:p>Pattern 1</text:p>
          </table:table-cell>
          <table:table-cell office:value-type="float" office:value="31.9102973407207" calcext:value-type="float">
            <text:p>31.9102973407207</text:p>
          </table:table-cell>
          <table:table-cell office:value-type="float" office:value="0.489973994522204" calcext:value-type="float">
            <text:p>0.489973994522204</text:p>
          </table:table-cell>
          <table:table-cell office:value-type="float" office:value="0.406069917144505" calcext:value-type="float">
            <text:p>0.406069917144505</text:p>
          </table:table-cell>
          <table:table-cell office:value-type="string" calcext:value-type="string">
            <text:p>https://twitter.com/HRinAsia/status/1607934032477667329</text:p>
          </table:table-cell>
        </table:table-row>
        <table:table-row table:style-name="ro1">
          <table:table-cell office:value-type="string" calcext:value-type="string">
            <text:p>input/data_formal_20240530-1342/meme/HrynewichZane_20221228T020046/0.jpg</text:p>
          </table:table-cell>
          <table:table-cell office:value-type="string" calcext:value-type="string">
            <text:p>Pattern 7</text:p>
          </table:table-cell>
          <table:table-cell office:value-type="float" office:value="30.1180779741675" calcext:value-type="float">
            <text:p>30.1180779741675</text:p>
          </table:table-cell>
          <table:table-cell office:value-type="float" office:value="0.392887148939124" calcext:value-type="float">
            <text:p>0.392887148939124</text:p>
          </table:table-cell>
          <table:table-cell office:value-type="float" office:value="0.499440475668753" calcext:value-type="float">
            <text:p>0.499440475668753</text:p>
          </table:table-cell>
          <table:table-cell office:value-type="string" calcext:value-type="string">
            <text:p>https://twitter.com/HrynewichZane/status/1607919457183170562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0.jpg</text:p>
          </table:table-cell>
          <table:table-cell office:value-type="string" calcext:value-type="string">
            <text:p>Pattern 6</text:p>
          </table:table-cell>
          <table:table-cell office:value-type="float" office:value="24.4396501842927" calcext:value-type="float">
            <text:p>24.4396501842927</text:p>
          </table:table-cell>
          <table:table-cell office:value-type="float" office:value="0.6160428834951" calcext:value-type="float">
            <text:p>0.6160428834951</text:p>
          </table:table-cell>
          <table:table-cell office:value-type="float" office:value="0.348592265043185" calcext:value-type="float">
            <text:p>0.348592265043185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1.jpg</text:p>
          </table:table-cell>
          <table:table-cell office:value-type="string" calcext:value-type="string">
            <text:p>Pattern 5</text:p>
          </table:table-cell>
          <table:table-cell office:value-type="float" office:value="25.5447735635486" calcext:value-type="float">
            <text:p>25.5447735635486</text:p>
          </table:table-cell>
          <table:table-cell office:value-type="float" office:value="0.098663130789552" calcext:value-type="float">
            <text:p>0.098663130789552</text:p>
          </table:table-cell>
          <table:table-cell office:value-type="float" office:value="0.258618029721383" calcext:value-type="float">
            <text:p>0.258618029721383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2.jpg</text:p>
          </table:table-cell>
          <table:table-cell office:value-type="string" calcext:value-type="string">
            <text:p>Pattern 7</text:p>
          </table:table-cell>
          <table:table-cell office:value-type="float" office:value="25.9611233147978" calcext:value-type="float">
            <text:p>25.9611233147978</text:p>
          </table:table-cell>
          <table:table-cell office:value-type="float" office:value="0.376264618287161" calcext:value-type="float">
            <text:p>0.376264618287161</text:p>
          </table:table-cell>
          <table:table-cell office:value-type="float" office:value="0.391930719927124" calcext:value-type="float">
            <text:p>0.391930719927124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3.jpg</text:p>
          </table:table-cell>
          <table:table-cell office:value-type="string" calcext:value-type="string">
            <text:p>Pattern 5</text:p>
          </table:table-cell>
          <table:table-cell office:value-type="float" office:value="24.9717223097136" calcext:value-type="float">
            <text:p>24.9717223097136</text:p>
          </table:table-cell>
          <table:table-cell office:value-type="float" office:value="0.213928127040903" calcext:value-type="float">
            <text:p>0.213928127040903</text:p>
          </table:table-cell>
          <table:table-cell office:value-type="float" office:value="0.340201172206571" calcext:value-type="float">
            <text:p>0.340201172206571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056/0.jpg</text:p>
          </table:table-cell>
          <table:table-cell office:value-type="string" calcext:value-type="string">
            <text:p>Pattern 7</text:p>
          </table:table-cell>
          <table:table-cell office:value-type="float" office:value="28.7684439885904" calcext:value-type="float">
            <text:p>28.7684439885904</text:p>
          </table:table-cell>
          <table:table-cell office:value-type="float" office:value="0.328197609799295" calcext:value-type="float">
            <text:p>0.328197609799295</text:p>
          </table:table-cell>
          <table:table-cell office:value-type="float" office:value="0.751073809737499" calcext:value-type="float">
            <text:p>0.751073809737499</text:p>
          </table:table-cell>
          <table:table-cell office:value-type="string" calcext:value-type="string">
            <text:p>https://twitter.com/hub_insane/status/1629670318049722371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420/0.jpg</text:p>
          </table:table-cell>
          <table:table-cell office:value-type="string" calcext:value-type="string">
            <text:p>Pattern 6</text:p>
          </table:table-cell>
          <table:table-cell office:value-type="float" office:value="31.2654009773505" calcext:value-type="float">
            <text:p>31.2654009773505</text:p>
          </table:table-cell>
          <table:table-cell office:value-type="float" office:value="0.584773060112252" calcext:value-type="float">
            <text:p>0.584773060112252</text:p>
          </table:table-cell>
          <table:table-cell office:value-type="float" office:value="0.414574593647296" calcext:value-type="float">
            <text:p>0.414574593647296</text:p>
          </table:table-cell>
          <table:table-cell office:value-type="string" calcext:value-type="string">
            <text:p>https://twitter.com/hub_insane/status/1629671175038324738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623/0.jpg</text:p>
          </table:table-cell>
          <table:table-cell office:value-type="string" calcext:value-type="string">
            <text:p>Pattern 2</text:p>
          </table:table-cell>
          <table:table-cell office:value-type="float" office:value="29.762538185574" calcext:value-type="float">
            <text:p>29.762538185574</text:p>
          </table:table-cell>
          <table:table-cell office:value-type="float" office:value="0.123199797127426" calcext:value-type="float">
            <text:p>0.123199797127426</text:p>
          </table:table-cell>
          <table:table-cell office:value-type="float" office:value="0.71565067153117" calcext:value-type="float">
            <text:p>0.71565067153117</text:p>
          </table:table-cell>
          <table:table-cell office:value-type="string" calcext:value-type="string">
            <text:p>https://twitter.com/hub_insane/status/16296716892557844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843/0.jpg</text:p>
          </table:table-cell>
          <table:table-cell office:value-type="string" calcext:value-type="string">
            <text:p>Pattern 2</text:p>
          </table:table-cell>
          <table:table-cell office:value-type="float" office:value="25.8975960477728" calcext:value-type="float">
            <text:p>25.8975960477728</text:p>
          </table:table-cell>
          <table:table-cell office:value-type="float" office:value="0.251824242194329" calcext:value-type="float">
            <text:p>0.251824242194329</text:p>
          </table:table-cell>
          <table:table-cell office:value-type="float" office:value="0.672597673986982" calcext:value-type="float">
            <text:p>0.672597673986982</text:p>
          </table:table-cell>
          <table:table-cell office:value-type="string" calcext:value-type="string">
            <text:p>https://twitter.com/hub_insane/status/1629672278064791552</text:p>
          </table:table-cell>
        </table:table-row>
        <table:table-row table:style-name="ro1">
          <table:table-cell office:value-type="string" calcext:value-type="string">
            <text:p>input/data_formal_20240530-1342/meme/hub_insane_20230226T024023/0.jpg</text:p>
          </table:table-cell>
          <table:table-cell office:value-type="string" calcext:value-type="string">
            <text:p>Pattern 7</text:p>
          </table:table-cell>
          <table:table-cell office:value-type="float" office:value="31.0308649283768" calcext:value-type="float">
            <text:p>31.0308649283768</text:p>
          </table:table-cell>
          <table:table-cell office:value-type="float" office:value="0.588457766022214" calcext:value-type="float">
            <text:p>0.588457766022214</text:p>
          </table:table-cell>
          <table:table-cell office:value-type="float" office:value="0.340710855434559" calcext:value-type="float">
            <text:p>0.340710855434559</text:p>
          </table:table-cell>
          <table:table-cell office:value-type="string" calcext:value-type="string">
            <text:p>https://twitter.com/hub_insane/status/16296726964214292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24202/0.jpg</text:p>
          </table:table-cell>
          <table:table-cell office:value-type="string" calcext:value-type="string">
            <text:p>Pattern 2</text:p>
          </table:table-cell>
          <table:table-cell office:value-type="float" office:value="28.0828724700439" calcext:value-type="float">
            <text:p>28.0828724700439</text:p>
          </table:table-cell>
          <table:table-cell office:value-type="float" office:value="0.405678020184586" calcext:value-type="float">
            <text:p>0.405678020184586</text:p>
          </table:table-cell>
          <table:table-cell office:value-type="float" office:value="0.639030842546281" calcext:value-type="float">
            <text:p>0.639030842546281</text:p>
          </table:table-cell>
          <table:table-cell office:value-type="string" calcext:value-type="string">
            <text:p>https://twitter.com/hub_insane/status/1629673112337014784</text:p>
          </table:table-cell>
        </table:table-row>
        <table:table-row table:style-name="ro1">
          <table:table-cell office:value-type="string" calcext:value-type="string">
            <text:p>input/data_formal_20240530-1342/meme/hub_insane_20230226T041831/0.jpg</text:p>
          </table:table-cell>
          <table:table-cell office:value-type="string" calcext:value-type="string">
            <text:p>Pattern 8</text:p>
          </table:table-cell>
          <table:table-cell office:value-type="float" office:value="26.7854430746677" calcext:value-type="float">
            <text:p>26.7854430746677</text:p>
          </table:table-cell>
          <table:table-cell office:value-type="float" office:value="0.761816498508877" calcext:value-type="float">
            <text:p>0.761816498508877</text:p>
          </table:table-cell>
          <table:table-cell office:value-type="float" office:value="0.452095111131952" calcext:value-type="float">
            <text:p>0.452095111131952</text:p>
          </table:table-cell>
          <table:table-cell office:value-type="string" calcext:value-type="string">
            <text:p>https://twitter.com/hub_insane/status/1629697393406128134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045/0.jpg</text:p>
          </table:table-cell>
          <table:table-cell office:value-type="string" calcext:value-type="string">
            <text:p>Pattern 6</text:p>
          </table:table-cell>
          <table:table-cell office:value-type="float" office:value="27.2662572779445" calcext:value-type="float">
            <text:p>27.2662572779445</text:p>
          </table:table-cell>
          <table:table-cell office:value-type="float" office:value="0.690337329924327" calcext:value-type="float">
            <text:p>0.690337329924327</text:p>
          </table:table-cell>
          <table:table-cell office:value-type="float" office:value="0.406679401329082" calcext:value-type="float">
            <text:p>0.406679401329082</text:p>
          </table:table-cell>
          <table:table-cell office:value-type="string" calcext:value-type="string">
            <text:p>https://twitter.com/hub_insane/status/16296979568479764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408/0.jpg</text:p>
          </table:table-cell>
          <table:table-cell office:value-type="string" calcext:value-type="string">
            <text:p>Pattern 7</text:p>
          </table:table-cell>
          <table:table-cell office:value-type="float" office:value="29.5956299981715" calcext:value-type="float">
            <text:p>29.5956299981715</text:p>
          </table:table-cell>
          <table:table-cell office:value-type="float" office:value="0.538227542602968" calcext:value-type="float">
            <text:p>0.538227542602968</text:p>
          </table:table-cell>
          <table:table-cell office:value-type="float" office:value="0.392629606054023" calcext:value-type="float">
            <text:p>0.392629606054023</text:p>
          </table:table-cell>
          <table:table-cell office:value-type="string" calcext:value-type="string">
            <text:p>https://twitter.com/hub_insane/status/162969880841332736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655/0.jpg</text:p>
          </table:table-cell>
          <table:table-cell office:value-type="string" calcext:value-type="string">
            <text:p>Pattern 5</text:p>
          </table:table-cell>
          <table:table-cell office:value-type="float" office:value="24.4299043434708" calcext:value-type="float">
            <text:p>24.4299043434708</text:p>
          </table:table-cell>
          <table:table-cell office:value-type="float" office:value="0.323998340832483" calcext:value-type="float">
            <text:p>0.323998340832483</text:p>
          </table:table-cell>
          <table:table-cell office:value-type="float" office:value="0.342333512427383" calcext:value-type="float">
            <text:p>0.342333512427383</text:p>
          </table:table-cell>
          <table:table-cell office:value-type="string" calcext:value-type="string">
            <text:p>https://twitter.com/hub_insane/status/162969950717597696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839/0.jpg</text:p>
          </table:table-cell>
          <table:table-cell office:value-type="string" calcext:value-type="string">
            <text:p>Pattern 7</text:p>
          </table:table-cell>
          <table:table-cell office:value-type="float" office:value="29.5012628764809" calcext:value-type="float">
            <text:p>29.5012628764809</text:p>
          </table:table-cell>
          <table:table-cell office:value-type="float" office:value="0.174313891738425" calcext:value-type="float">
            <text:p>0.174313891738425</text:p>
          </table:table-cell>
          <table:table-cell office:value-type="float" office:value="0.453482374857651" calcext:value-type="float">
            <text:p>0.453482374857651</text:p>
          </table:table-cell>
          <table:table-cell office:value-type="string" calcext:value-type="string">
            <text:p>https://twitter.com/hub_insane/status/1629699941391278081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121/0.jpg</text:p>
          </table:table-cell>
          <table:table-cell office:value-type="string" calcext:value-type="string">
            <text:p>Pattern 6</text:p>
          </table:table-cell>
          <table:table-cell office:value-type="float" office:value="25.6161998546888" calcext:value-type="float">
            <text:p>25.6161998546888</text:p>
          </table:table-cell>
          <table:table-cell office:value-type="float" office:value="0.610684600003976" calcext:value-type="float">
            <text:p>0.610684600003976</text:p>
          </table:table-cell>
          <table:table-cell office:value-type="float" office:value="0.750116375182305" calcext:value-type="float">
            <text:p>0.750116375182305</text:p>
          </table:table-cell>
          <table:table-cell office:value-type="string" calcext:value-type="string">
            <text:p>https://twitter.com/hub_insane/status/162970062271821824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401/0.jpg</text:p>
          </table:table-cell>
          <table:table-cell office:value-type="string" calcext:value-type="string">
            <text:p>Pattern 2</text:p>
          </table:table-cell>
          <table:table-cell office:value-type="float" office:value="34.2936695100173" calcext:value-type="float">
            <text:p>34.2936695100173</text:p>
          </table:table-cell>
          <table:table-cell office:value-type="float" office:value="0.244441926042762" calcext:value-type="float">
            <text:p>0.244441926042762</text:p>
          </table:table-cell>
          <table:table-cell office:value-type="float" office:value="0.438812430280006" calcext:value-type="float">
            <text:p>0.438812430280006</text:p>
          </table:table-cell>
          <table:table-cell office:value-type="string" calcext:value-type="string">
            <text:p>https://twitter.com/hub_insane/status/1629701292057849856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452/0.jpg</text:p>
          </table:table-cell>
          <table:table-cell office:value-type="string" calcext:value-type="string">
            <text:p>Pattern 7</text:p>
          </table:table-cell>
          <table:table-cell office:value-type="float" office:value="33.4646800698854" calcext:value-type="float">
            <text:p>33.4646800698854</text:p>
          </table:table-cell>
          <table:table-cell office:value-type="float" office:value="0.262349540146948" calcext:value-type="float">
            <text:p>0.262349540146948</text:p>
          </table:table-cell>
          <table:table-cell office:value-type="float" office:value="0.370177019684849" calcext:value-type="float">
            <text:p>0.370177019684849</text:p>
          </table:table-cell>
          <table:table-cell office:value-type="string" calcext:value-type="string">
            <text:p>https://twitter.com/hub_insane/status/1629701509146640384</text:p>
          </table:table-cell>
        </table:table-row>
        <table:table-row table:style-name="ro1">
          <table:table-cell office:value-type="string" calcext:value-type="string">
            <text:p>input/data_formal_20240530-1342/meme/hub_insane_20230226T053513/0.jpg</text:p>
          </table:table-cell>
          <table:table-cell office:value-type="string" calcext:value-type="string">
            <text:p>Pattern 7</text:p>
          </table:table-cell>
          <table:table-cell office:value-type="float" office:value="28.9072031291794" calcext:value-type="float">
            <text:p>28.9072031291794</text:p>
          </table:table-cell>
          <table:table-cell office:value-type="float" office:value="0.346326085319577" calcext:value-type="float">
            <text:p>0.346326085319577</text:p>
          </table:table-cell>
          <table:table-cell office:value-type="float" office:value="0.543020238323084" calcext:value-type="float">
            <text:p>0.543020238323084</text:p>
          </table:table-cell>
          <table:table-cell office:value-type="string" calcext:value-type="string">
            <text:p>https://twitter.com/hub_insane/status/1629716694053830657</text:p>
          </table:table-cell>
        </table:table-row>
        <table:table-row table:style-name="ro1">
          <table:table-cell office:value-type="string" calcext:value-type="string">
            <text:p>input/data_formal_20240530-1342/meme/hub_insane_20230226T053656/0.jpg</text:p>
          </table:table-cell>
          <table:table-cell office:value-type="string" calcext:value-type="string">
            <text:p>Pattern 7</text:p>
          </table:table-cell>
          <table:table-cell office:value-type="float" office:value="28.4486017916463" calcext:value-type="float">
            <text:p>28.4486017916463</text:p>
          </table:table-cell>
          <table:table-cell office:value-type="float" office:value="0.350158093167777" calcext:value-type="float">
            <text:p>0.350158093167777</text:p>
          </table:table-cell>
          <table:table-cell office:value-type="float" office:value="0.635613063202931" calcext:value-type="float">
            <text:p>0.635613063202931</text:p>
          </table:table-cell>
          <table:table-cell office:value-type="string" calcext:value-type="string">
            <text:p>https://twitter.com/hub_insane/status/1629717126813732866</text:p>
          </table:table-cell>
        </table:table-row>
        <table:table-row table:style-name="ro1">
          <table:table-cell office:value-type="string" calcext:value-type="string">
            <text:p>input/data_formal_20240530-1342/meme/hub_insane_20230226T062657/0.jpg</text:p>
          </table:table-cell>
          <table:table-cell office:value-type="string" calcext:value-type="string">
            <text:p>Pattern 2</text:p>
          </table:table-cell>
          <table:table-cell office:value-type="float" office:value="28.5251012569329" calcext:value-type="float">
            <text:p>28.5251012569329</text:p>
          </table:table-cell>
          <table:table-cell office:value-type="float" office:value="0.26102781482902" calcext:value-type="float">
            <text:p>0.26102781482902</text:p>
          </table:table-cell>
          <table:table-cell office:value-type="float" office:value="0.719161433009761" calcext:value-type="float">
            <text:p>0.719161433009761</text:p>
          </table:table-cell>
          <table:table-cell office:value-type="string" calcext:value-type="string">
            <text:p>https://twitter.com/hub_insane/status/16297297138026004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62854/0.jpg</text:p>
          </table:table-cell>
          <table:table-cell office:value-type="string" calcext:value-type="string">
            <text:p>Pattern 2</text:p>
          </table:table-cell>
          <table:table-cell office:value-type="float" office:value="28.599027829155" calcext:value-type="float">
            <text:p>28.599027829155</text:p>
          </table:table-cell>
          <table:table-cell office:value-type="float" office:value="0.172183919904883" calcext:value-type="float">
            <text:p>0.172183919904883</text:p>
          </table:table-cell>
          <table:table-cell office:value-type="float" office:value="0.739239407327535" calcext:value-type="float">
            <text:p>0.739239407327535</text:p>
          </table:table-cell>
          <table:table-cell office:value-type="string" calcext:value-type="string">
            <text:p>https://twitter.com/hub_insane/status/1629730203827310592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036/0.jpg</text:p>
          </table:table-cell>
          <table:table-cell office:value-type="string" calcext:value-type="string">
            <text:p>Pattern 7</text:p>
          </table:table-cell>
          <table:table-cell office:value-type="float" office:value="26.3971616713453" calcext:value-type="float">
            <text:p>26.3971616713453</text:p>
          </table:table-cell>
          <table:table-cell office:value-type="float" office:value="0.528011561918287" calcext:value-type="float">
            <text:p>0.528011561918287</text:p>
          </table:table-cell>
          <table:table-cell office:value-type="float" office:value="0.370722468893259" calcext:value-type="float">
            <text:p>0.370722468893259</text:p>
          </table:table-cell>
          <table:table-cell office:value-type="string" calcext:value-type="string">
            <text:p>https://twitter.com/hub_insane/status/1629730631310794752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218/0.jpg</text:p>
          </table:table-cell>
          <table:table-cell office:value-type="string" calcext:value-type="string">
            <text:p>Pattern 1</text:p>
          </table:table-cell>
          <table:table-cell office:value-type="float" office:value="24.5577383165382" calcext:value-type="float">
            <text:p>24.5577383165382</text:p>
          </table:table-cell>
          <table:table-cell office:value-type="float" office:value="0.321576428112129" calcext:value-type="float">
            <text:p>0.321576428112129</text:p>
          </table:table-cell>
          <table:table-cell office:value-type="float" office:value="0.237146930850902" calcext:value-type="float">
            <text:p>0.237146930850902</text:p>
          </table:table-cell>
          <table:table-cell office:value-type="string" calcext:value-type="string">
            <text:p>https://twitter.com/hub_insane/status/16297310591340052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416/0.jpg</text:p>
          </table:table-cell>
          <table:table-cell office:value-type="string" calcext:value-type="string">
            <text:p>Pattern 7</text:p>
          </table:table-cell>
          <table:table-cell office:value-type="float" office:value="26.8797197429254" calcext:value-type="float">
            <text:p>26.8797197429254</text:p>
          </table:table-cell>
          <table:table-cell office:value-type="float" office:value="0.361556875414357" calcext:value-type="float">
            <text:p>0.361556875414357</text:p>
          </table:table-cell>
          <table:table-cell office:value-type="float" office:value="0.566308686062276" calcext:value-type="float">
            <text:p>0.566308686062276</text:p>
          </table:table-cell>
          <table:table-cell office:value-type="string" calcext:value-type="string">
            <text:p>https://twitter.com/hub_insane/status/16297315550055956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72803/0.jpg</text:p>
          </table:table-cell>
          <table:table-cell office:value-type="string" calcext:value-type="string">
            <text:p>Pattern 7</text:p>
          </table:table-cell>
          <table:table-cell office:value-type="float" office:value="27.9634113201557" calcext:value-type="float">
            <text:p>27.9634113201557</text:p>
          </table:table-cell>
          <table:table-cell office:value-type="float" office:value="0.257149866687656" calcext:value-type="float">
            <text:p>0.257149866687656</text:p>
          </table:table-cell>
          <table:table-cell office:value-type="float" office:value="0.45669214182681" calcext:value-type="float">
            <text:p>0.45669214182681</text:p>
          </table:table-cell>
          <table:table-cell office:value-type="string" calcext:value-type="string">
            <text:p>https://twitter.com/hub_insane/status/1629745089156358144</text:p>
          </table:table-cell>
        </table:table-row>
        <table:table-row table:style-name="ro1">
          <table:table-cell office:value-type="string" calcext:value-type="string">
            <text:p>input/data_formal_20240530-1342/meme/hub_insane_20230226T073038/0.jpg</text:p>
          </table:table-cell>
          <table:table-cell office:value-type="string" calcext:value-type="string">
            <text:p>Pattern 2</text:p>
          </table:table-cell>
          <table:table-cell office:value-type="float" office:value="27.5602091271966" calcext:value-type="float">
            <text:p>27.5602091271966</text:p>
          </table:table-cell>
          <table:table-cell office:value-type="float" office:value="0.216589419268571" calcext:value-type="float">
            <text:p>0.216589419268571</text:p>
          </table:table-cell>
          <table:table-cell office:value-type="float" office:value="0.86984730253398" calcext:value-type="float">
            <text:p>0.86984730253398</text:p>
          </table:table-cell>
          <table:table-cell office:value-type="string" calcext:value-type="string">
            <text:p>https://twitter.com/hub_insane/status/1629745740187840514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059/0.jpg</text:p>
          </table:table-cell>
          <table:table-cell office:value-type="string" calcext:value-type="string">
            <text:p>Pattern 2</text:p>
          </table:table-cell>
          <table:table-cell office:value-type="float" office:value="28.162608399321" calcext:value-type="float">
            <text:p>28.162608399321</text:p>
          </table:table-cell>
          <table:table-cell office:value-type="float" office:value="0.172610526019154" calcext:value-type="float">
            <text:p>0.172610526019154</text:p>
          </table:table-cell>
          <table:table-cell office:value-type="float" office:value="0.854482001457024" calcext:value-type="float">
            <text:p>0.854482001457024</text:p>
          </table:table-cell>
          <table:table-cell office:value-type="string" calcext:value-type="string">
            <text:p>https://twitter.com/hub_insane/status/1632999770498248713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317/0.jpg</text:p>
          </table:table-cell>
          <table:table-cell office:value-type="string" calcext:value-type="string">
            <text:p>Pattern 7</text:p>
          </table:table-cell>
          <table:table-cell office:value-type="float" office:value="29.0732699771734" calcext:value-type="float">
            <text:p>29.0732699771734</text:p>
          </table:table-cell>
          <table:table-cell office:value-type="float" office:value="0.35928723761426" calcext:value-type="float">
            <text:p>0.35928723761426</text:p>
          </table:table-cell>
          <table:table-cell office:value-type="float" office:value="0.416214368904602" calcext:value-type="float">
            <text:p>0.416214368904602</text:p>
          </table:table-cell>
          <table:table-cell office:value-type="string" calcext:value-type="string">
            <text:p>https://twitter.com/hub_insane/status/1633000350373363712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419/0.jpg</text:p>
          </table:table-cell>
          <table:table-cell office:value-type="string" calcext:value-type="string">
            <text:p>Pattern 7</text:p>
          </table:table-cell>
          <table:table-cell office:value-type="float" office:value="30.0845502160449" calcext:value-type="float">
            <text:p>30.0845502160449</text:p>
          </table:table-cell>
          <table:table-cell office:value-type="float" office:value="0.491916459525738" calcext:value-type="float">
            <text:p>0.491916459525738</text:p>
          </table:table-cell>
          <table:table-cell office:value-type="float" office:value="0.442989770746129" calcext:value-type="float">
            <text:p>0.442989770746129</text:p>
          </table:table-cell>
          <table:table-cell office:value-type="string" calcext:value-type="string">
            <text:p>https://twitter.com/hub_insane/status/1633000609245716487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621/0.jpg</text:p>
          </table:table-cell>
          <table:table-cell office:value-type="string" calcext:value-type="string">
            <text:p>Pattern 2</text:p>
          </table:table-cell>
          <table:table-cell office:value-type="float" office:value="30.4497197393066" calcext:value-type="float">
            <text:p>30.4497197393066</text:p>
          </table:table-cell>
          <table:table-cell office:value-type="float" office:value="0.303051615196476" calcext:value-type="float">
            <text:p>0.303051615196476</text:p>
          </table:table-cell>
          <table:table-cell office:value-type="float" office:value="0.594611418554934" calcext:value-type="float">
            <text:p>0.594611418554934</text:p>
          </table:table-cell>
          <table:table-cell office:value-type="string" calcext:value-type="string">
            <text:p>https://twitter.com/hub_insane/status/1633001119843491840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804/0.jpg</text:p>
          </table:table-cell>
          <table:table-cell office:value-type="string" calcext:value-type="string">
            <text:p>Pattern 5</text:p>
          </table:table-cell>
          <table:table-cell office:value-type="float" office:value="23.6275499570092" calcext:value-type="float">
            <text:p>23.6275499570092</text:p>
          </table:table-cell>
          <table:table-cell office:value-type="float" office:value="0.107244161746858" calcext:value-type="float">
            <text:p>0.107244161746858</text:p>
          </table:table-cell>
          <table:table-cell office:value-type="float" office:value="0.31972634001548" calcext:value-type="float">
            <text:p>0.31972634001548</text:p>
          </table:table-cell>
          <table:table-cell office:value-type="string" calcext:value-type="string">
            <text:p>https://twitter.com/hub_insane/status/1633001551844241408</text:p>
          </table:table-cell>
        </table:table-row>
        <table:table-row table:style-name="ro1">
          <table:table-cell office:value-type="string" calcext:value-type="string">
            <text:p>input/data_formal_20240530-1342/meme/hub_insane_20230307T071607/0.jpg</text:p>
          </table:table-cell>
          <table:table-cell office:value-type="string" calcext:value-type="string">
            <text:p>Pattern 8</text:p>
          </table:table-cell>
          <table:table-cell office:value-type="float" office:value="29.9123638971568" calcext:value-type="float">
            <text:p>29.9123638971568</text:p>
          </table:table-cell>
          <table:table-cell office:value-type="float" office:value="0.718047957157842" calcext:value-type="float">
            <text:p>0.718047957157842</text:p>
          </table:table-cell>
          <table:table-cell office:value-type="float" office:value="0.541168314406254" calcext:value-type="float">
            <text:p>0.541168314406254</text:p>
          </table:table-cell>
          <table:table-cell office:value-type="string" calcext:value-type="string">
            <text:p>https://twitter.com/hub_insane/status/1633003579345698818</text:p>
          </table:table-cell>
        </table:table-row>
        <table:table-row table:style-name="ro1">
          <table:table-cell office:value-type="string" calcext:value-type="string">
            <text:p>input/data_formal_20240530-1342/meme/hub_insane_20230307T071801/0.jpg</text:p>
          </table:table-cell>
          <table:table-cell office:value-type="string" calcext:value-type="string">
            <text:p>Pattern 1</text:p>
          </table:table-cell>
          <table:table-cell office:value-type="float" office:value="33.5835026111283" calcext:value-type="float">
            <text:p>33.5835026111283</text:p>
          </table:table-cell>
          <table:table-cell office:value-type="float" office:value="0.251419321736324" calcext:value-type="float">
            <text:p>0.251419321736324</text:p>
          </table:table-cell>
          <table:table-cell office:value-type="float" office:value="0.446041593445381" calcext:value-type="float">
            <text:p>0.446041593445381</text:p>
          </table:table-cell>
          <table:table-cell office:value-type="string" calcext:value-type="string">
            <text:p>https://twitter.com/hub_insane/status/1633004056191926274</text:p>
          </table:table-cell>
        </table:table-row>
        <table:table-row table:style-name="ro1">
          <table:table-cell office:value-type="string" calcext:value-type="string">
            <text:p>input/data_formal_20240530-1342/meme/hub_insane_20230307T090951/0.jpg</text:p>
          </table:table-cell>
          <table:table-cell office:value-type="string" calcext:value-type="string">
            <text:p>Pattern 1</text:p>
          </table:table-cell>
          <table:table-cell office:value-type="float" office:value="35.2046339640192" calcext:value-type="float">
            <text:p>35.2046339640192</text:p>
          </table:table-cell>
          <table:table-cell office:value-type="float" office:value="0.436888826677156" calcext:value-type="float">
            <text:p>0.436888826677156</text:p>
          </table:table-cell>
          <table:table-cell office:value-type="float" office:value="0.326173466575367" calcext:value-type="float">
            <text:p>0.326173466575367</text:p>
          </table:table-cell>
          <table:table-cell office:value-type="string" calcext:value-type="string">
            <text:p>https://twitter.com/hub_insane/status/1633032200084914177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222/0.jpg</text:p>
          </table:table-cell>
          <table:table-cell office:value-type="string" calcext:value-type="string">
            <text:p>Pattern 1</text:p>
          </table:table-cell>
          <table:table-cell office:value-type="float" office:value="28.040409479856" calcext:value-type="float">
            <text:p>28.040409479856</text:p>
          </table:table-cell>
          <table:table-cell office:value-type="float" office:value="0.259678465976337" calcext:value-type="float">
            <text:p>0.259678465976337</text:p>
          </table:table-cell>
          <table:table-cell office:value-type="float" office:value="0.313106064084229" calcext:value-type="float">
            <text:p>0.313106064084229</text:p>
          </table:table-cell>
          <table:table-cell office:value-type="string" calcext:value-type="string">
            <text:p>https://twitter.com/hub_insane/status/1633032834632896513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410/0.jpg</text:p>
          </table:table-cell>
          <table:table-cell office:value-type="string" calcext:value-type="string">
            <text:p>Pattern 5</text:p>
          </table:table-cell>
          <table:table-cell office:value-type="float" office:value="29.738200308484" calcext:value-type="float">
            <text:p>29.738200308484</text:p>
          </table:table-cell>
          <table:table-cell office:value-type="float" office:value="0.114068484623927" calcext:value-type="float">
            <text:p>0.114068484623927</text:p>
          </table:table-cell>
          <table:table-cell office:value-type="float" office:value="0.349206468617196" calcext:value-type="float">
            <text:p>0.349206468617196</text:p>
          </table:table-cell>
          <table:table-cell office:value-type="string" calcext:value-type="string">
            <text:p>https://twitter.com/hub_insane/status/1633033284866265089</text:p>
          </table:table-cell>
        </table:table-row>
        <table:table-row table:style-name="ro1">
          <table:table-cell office:value-type="string" calcext:value-type="string">
            <text:p>input/data_formal_20240530-1342/meme/hyletics_20230206T114151/0.jpg</text:p>
          </table:table-cell>
          <table:table-cell office:value-type="string" calcext:value-type="string">
            <text:p>Pattern 1</text:p>
          </table:table-cell>
          <table:table-cell office:value-type="float" office:value="30.0208549275597" calcext:value-type="float">
            <text:p>30.0208549275597</text:p>
          </table:table-cell>
          <table:table-cell office:value-type="float" office:value="0.236050255897197" calcext:value-type="float">
            <text:p>0.236050255897197</text:p>
          </table:table-cell>
          <table:table-cell office:value-type="float" office:value="0.222669506873908" calcext:value-type="float">
            <text:p>0.222669506873908</text:p>
          </table:table-cell>
          <table:table-cell office:value-type="string" calcext:value-type="string">
            <text:p>https://twitter.com/hyletics/status/1622561206312529920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555/0.jpg</text:p>
          </table:table-cell>
          <table:table-cell office:value-type="string" calcext:value-type="string">
            <text:p>Pattern 8</text:p>
          </table:table-cell>
          <table:table-cell office:value-type="float" office:value="21.1489678020836" calcext:value-type="float">
            <text:p>21.1489678020836</text:p>
          </table:table-cell>
          <table:table-cell office:value-type="float" office:value="0.872848303452728" calcext:value-type="float">
            <text:p>0.872848303452728</text:p>
          </table:table-cell>
          <table:table-cell office:value-type="float" office:value="0.437910636578352" calcext:value-type="float">
            <text:p>0.437910636578352</text:p>
          </table:table-cell>
          <table:table-cell office:value-type="string" calcext:value-type="string">
            <text:p>https://twitter.com/hub_insane/status/1633033729126854659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840/0.jpg</text:p>
          </table:table-cell>
          <table:table-cell office:value-type="string" calcext:value-type="string">
            <text:p>Pattern 1</text:p>
          </table:table-cell>
          <table:table-cell office:value-type="float" office:value="33.3860264828701" calcext:value-type="float">
            <text:p>33.3860264828701</text:p>
          </table:table-cell>
          <table:table-cell office:value-type="float" office:value="0.426301477981212" calcext:value-type="float">
            <text:p>0.426301477981212</text:p>
          </table:table-cell>
          <table:table-cell office:value-type="float" office:value="0.334927424985214" calcext:value-type="float">
            <text:p>0.334927424985214</text:p>
          </table:table-cell>
          <table:table-cell office:value-type="string" calcext:value-type="string">
            <text:p>https://twitter.com/hub_insane/status/1633034418871836672</text:p>
          </table:table-cell>
        </table:table-row>
        <table:table-row table:style-name="ro1">
          <table:table-cell office:value-type="string" calcext:value-type="string">
            <text:p>input/data_formal_20240530-1342/meme/hub_insane_20230307T092035/0.jpg</text:p>
          </table:table-cell>
          <table:table-cell office:value-type="string" calcext:value-type="string">
            <text:p>Pattern 8</text:p>
          </table:table-cell>
          <table:table-cell office:value-type="float" office:value="28.7582083392373" calcext:value-type="float">
            <text:p>28.7582083392373</text:p>
          </table:table-cell>
          <table:table-cell office:value-type="float" office:value="0.626229246763096" calcext:value-type="float">
            <text:p>0.626229246763096</text:p>
          </table:table-cell>
          <table:table-cell office:value-type="float" office:value="0.595823817851158" calcext:value-type="float">
            <text:p>0.595823817851158</text:p>
          </table:table-cell>
          <table:table-cell office:value-type="string" calcext:value-type="string">
            <text:p>https://twitter.com/hub_insane/status/1633034903250952195</text:p>
          </table:table-cell>
        </table:table-row>
        <table:table-row table:style-name="ro1">
          <table:table-cell office:value-type="string" calcext:value-type="string">
            <text:p>input/data_formal_20240530-1342/meme/hub_insane_20230307T092221/0.jpg</text:p>
          </table:table-cell>
          <table:table-cell office:value-type="string" calcext:value-type="string">
            <text:p>Pattern 2</text:p>
          </table:table-cell>
          <table:table-cell office:value-type="float" office:value="26.3256417082841" calcext:value-type="float">
            <text:p>26.3256417082841</text:p>
          </table:table-cell>
          <table:table-cell office:value-type="float" office:value="0.424754081311109" calcext:value-type="float">
            <text:p>0.424754081311109</text:p>
          </table:table-cell>
          <table:table-cell office:value-type="float" office:value="0.856950960007703" calcext:value-type="float">
            <text:p>0.856950960007703</text:p>
          </table:table-cell>
          <table:table-cell office:value-type="string" calcext:value-type="string">
            <text:p>https://twitter.com/hub_insane/status/163303534595137536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0737/0.jpg</text:p>
          </table:table-cell>
          <table:table-cell office:value-type="string" calcext:value-type="string">
            <text:p>Pattern 6</text:p>
          </table:table-cell>
          <table:table-cell office:value-type="float" office:value="21.859721714168" calcext:value-type="float">
            <text:p>21.859721714168</text:p>
          </table:table-cell>
          <table:table-cell office:value-type="float" office:value="0.864541127353216" calcext:value-type="float">
            <text:p>0.864541127353216</text:p>
          </table:table-cell>
          <table:table-cell office:value-type="float" office:value="0.481027138999871" calcext:value-type="float">
            <text:p>0.481027138999871</text:p>
          </table:table-cell>
          <table:table-cell office:value-type="string" calcext:value-type="string">
            <text:p>https://twitter.com/hub_insane/status/1633061839088107520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038/0.jpg</text:p>
          </table:table-cell>
          <table:table-cell office:value-type="string" calcext:value-type="string">
            <text:p>Pattern 5</text:p>
          </table:table-cell>
          <table:table-cell office:value-type="float" office:value="26.7242502953486" calcext:value-type="float">
            <text:p>26.7242502953486</text:p>
          </table:table-cell>
          <table:table-cell office:value-type="float" office:value="0.286833375291268" calcext:value-type="float">
            <text:p>0.286833375291268</text:p>
          </table:table-cell>
          <table:table-cell office:value-type="float" office:value="0.324151236855907" calcext:value-type="float">
            <text:p>0.324151236855907</text:p>
          </table:table-cell>
          <table:table-cell office:value-type="string" calcext:value-type="string">
            <text:p>https://twitter.com/hub_insane/status/163306259482200064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303/0.jpg</text:p>
          </table:table-cell>
          <table:table-cell office:value-type="string" calcext:value-type="string">
            <text:p>Pattern 6</text:p>
          </table:table-cell>
          <table:table-cell office:value-type="float" office:value="27.2078965516972" calcext:value-type="float">
            <text:p>27.2078965516972</text:p>
          </table:table-cell>
          <table:table-cell office:value-type="float" office:value="0.723819348270705" calcext:value-type="float">
            <text:p>0.723819348270705</text:p>
          </table:table-cell>
          <table:table-cell office:value-type="float" office:value="0.361609858515031" calcext:value-type="float">
            <text:p>0.361609858515031</text:p>
          </table:table-cell>
          <table:table-cell office:value-type="string" calcext:value-type="string">
            <text:p>https://twitter.com/hub_insane/status/1633063202861842434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450/0.jpg</text:p>
          </table:table-cell>
          <table:table-cell office:value-type="string" calcext:value-type="string">
            <text:p>Pattern 2</text:p>
          </table:table-cell>
          <table:table-cell office:value-type="float" office:value="28.1967395546019" calcext:value-type="float">
            <text:p>28.1967395546019</text:p>
          </table:table-cell>
          <table:table-cell office:value-type="float" office:value="0.148778569660627" calcext:value-type="float">
            <text:p>0.148778569660627</text:p>
          </table:table-cell>
          <table:table-cell office:value-type="float" office:value="0.62625415097719" calcext:value-type="float">
            <text:p>0.62625415097719</text:p>
          </table:table-cell>
          <table:table-cell office:value-type="string" calcext:value-type="string">
            <text:p>https://twitter.com/hub_insane/status/1633063652755402753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642/0.jpg</text:p>
          </table:table-cell>
          <table:table-cell office:value-type="string" calcext:value-type="string">
            <text:p>Pattern 6</text:p>
          </table:table-cell>
          <table:table-cell office:value-type="float" office:value="23.5491911670613" calcext:value-type="float">
            <text:p>23.5491911670613</text:p>
          </table:table-cell>
          <table:table-cell office:value-type="float" office:value="0.806164061746288" calcext:value-type="float">
            <text:p>0.806164061746288</text:p>
          </table:table-cell>
          <table:table-cell office:value-type="float" office:value="0.326719760154537" calcext:value-type="float">
            <text:p>0.326719760154537</text:p>
          </table:table-cell>
          <table:table-cell office:value-type="string" calcext:value-type="string">
            <text:p>https://twitter.com/hub_insane/status/163306412461457408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2013/0.jpg</text:p>
          </table:table-cell>
          <table:table-cell office:value-type="string" calcext:value-type="string">
            <text:p>Pattern 1</text:p>
          </table:table-cell>
          <table:table-cell office:value-type="float" office:value="30.00080717361" calcext:value-type="float">
            <text:p>30.00080717361</text:p>
          </table:table-cell>
          <table:table-cell office:value-type="float" office:value="0.284472290483702" calcext:value-type="float">
            <text:p>0.284472290483702</text:p>
          </table:table-cell>
          <table:table-cell office:value-type="float" office:value="0.280134976411021" calcext:value-type="float">
            <text:p>0.280134976411021</text:p>
          </table:table-cell>
          <table:table-cell office:value-type="string" calcext:value-type="string">
            <text:p>https://twitter.com/hub_insane/status/1633065008669118466</text:p>
          </table:table-cell>
        </table:table-row>
        <table:table-row table:style-name="ro1">
          <table:table-cell office:value-type="string" calcext:value-type="string">
            <text:p>input/data_formal_20240530-1342/meme/hub_insane_20230307T112258/0.jpg</text:p>
          </table:table-cell>
          <table:table-cell office:value-type="string" calcext:value-type="string">
            <text:p>Pattern 3</text:p>
          </table:table-cell>
          <table:table-cell office:value-type="float" office:value="28.1455643038689" calcext:value-type="float">
            <text:p>28.1455643038689</text:p>
          </table:table-cell>
          <table:table-cell office:value-type="float" office:value="0.264780037590904" calcext:value-type="float">
            <text:p>0.264780037590904</text:p>
          </table:table-cell>
          <table:table-cell office:value-type="float" office:value="0.679598108865588" calcext:value-type="float">
            <text:p>0.679598108865588</text:p>
          </table:table-cell>
          <table:table-cell office:value-type="string" calcext:value-type="string">
            <text:p>https://twitter.com/hub_insane/status/1633065701555544066</text:p>
          </table:table-cell>
        </table:table-row>
        <table:table-row table:style-name="ro1">
          <table:table-cell office:value-type="string" calcext:value-type="string">
            <text:p>input/data_formal_20240530-1342/meme/HuobiCommunity_20230404T033447/0.jpg</text:p>
          </table:table-cell>
          <table:table-cell office:value-type="string" calcext:value-type="string">
            <text:p>Pattern 3</text:p>
          </table:table-cell>
          <table:table-cell office:value-type="float" office:value="31.44803608447" calcext:value-type="float">
            <text:p>31.44803608447</text:p>
          </table:table-cell>
          <table:table-cell office:value-type="float" office:value="0.300385541239254" calcext:value-type="float">
            <text:p>0.300385541239254</text:p>
          </table:table-cell>
          <table:table-cell office:value-type="float" office:value="0.718561896914902" calcext:value-type="float">
            <text:p>0.718561896914902</text:p>
          </table:table-cell>
          <table:table-cell office:value-type="string" calcext:value-type="string">
            <text:p>https://twitter.com/HuobiCommunity/status/1643094737170337794</text:p>
          </table:table-cell>
        </table:table-row>
        <table:table-row table:style-name="ro1">
          <table:table-cell office:value-type="string" calcext:value-type="string">
            <text:p>input/data_formal_20240530-1342/meme/HuobiCommunity_20230404T033523/0.jpg</text:p>
          </table:table-cell>
          <table:table-cell office:value-type="string" calcext:value-type="string">
            <text:p>Pattern 3</text:p>
          </table:table-cell>
          <table:table-cell office:value-type="float" office:value="31.44803608447" calcext:value-type="float">
            <text:p>31.44803608447</text:p>
          </table:table-cell>
          <table:table-cell office:value-type="float" office:value="0.300385541239254" calcext:value-type="float">
            <text:p>0.300385541239254</text:p>
          </table:table-cell>
          <table:table-cell office:value-type="float" office:value="0.718561896914902" calcext:value-type="float">
            <text:p>0.718561896914902</text:p>
          </table:table-cell>
          <table:table-cell office:value-type="string" calcext:value-type="string">
            <text:p>https://twitter.com/HuobiCommunity/status/1643094887968165888</text:p>
          </table:table-cell>
        </table:table-row>
        <table:table-row table:style-name="ro1">
          <table:table-cell office:value-type="string" calcext:value-type="string">
            <text:p>input/data_formal_20240530-1342/meme/HuobiGlobal_20220524T075000/0.jpg</text:p>
          </table:table-cell>
          <table:table-cell office:value-type="string" calcext:value-type="string">
            <text:p>Pattern 2</text:p>
          </table:table-cell>
          <table:table-cell office:value-type="float" office:value="28.5794931689237" calcext:value-type="float">
            <text:p>28.5794931689237</text:p>
          </table:table-cell>
          <table:table-cell office:value-type="float" office:value="0.18767889725691" calcext:value-type="float">
            <text:p>0.18767889725691</text:p>
          </table:table-cell>
          <table:table-cell office:value-type="float" office:value="0.738031836972833" calcext:value-type="float">
            <text:p>0.738031836972833</text:p>
          </table:table-cell>
          <table:table-cell office:value-type="string" calcext:value-type="string">
            <text:p>https://twitter.com/terryorr89/status/1620917253704192000</text:p>
          </table:table-cell>
        </table:table-row>
        <table:table-row table:style-name="ro1">
          <table:table-cell office:value-type="string" calcext:value-type="string">
            <text:p>input/data_formal_20240530-1342/meme/HuobiGlobal_20230111T074542/0.jpg</text:p>
          </table:table-cell>
          <table:table-cell office:value-type="string" calcext:value-type="string">
            <text:p>Pattern 1</text:p>
          </table:table-cell>
          <table:table-cell office:value-type="float" office:value="30.0618728695311" calcext:value-type="float">
            <text:p>30.0618728695311</text:p>
          </table:table-cell>
          <table:table-cell office:value-type="float" office:value="0.280455765649244" calcext:value-type="float">
            <text:p>0.280455765649244</text:p>
          </table:table-cell>
          <table:table-cell office:value-type="float" office:value="0.312098438454033" calcext:value-type="float">
            <text:p>0.312098438454033</text:p>
          </table:table-cell>
          <table:table-cell office:value-type="string" calcext:value-type="string">
            <text:p>https://twitter.com/NagbaliB/status/1613322050579349511</text:p>
          </table:table-cell>
        </table:table-row>
        <table:table-row table:style-name="ro1">
          <table:table-cell office:value-type="string" calcext:value-type="string">
            <text:p>input/data_formal_20240530-1342/meme/Hustlerofcrypto_20230106T064715/0.jpg</text:p>
          </table:table-cell>
          <table:table-cell office:value-type="string" calcext:value-type="string">
            <text:p>Pattern 5</text:p>
          </table:table-cell>
          <table:table-cell office:value-type="float" office:value="25.0649248493555" calcext:value-type="float">
            <text:p>25.0649248493555</text:p>
          </table:table-cell>
          <table:table-cell office:value-type="float" office:value="0.132160917558422" calcext:value-type="float">
            <text:p>0.132160917558422</text:p>
          </table:table-cell>
          <table:table-cell office:value-type="float" office:value="0.265880944076589" calcext:value-type="float">
            <text:p>0.265880944076589</text:p>
          </table:table-cell>
          <table:table-cell office:value-type="string" calcext:value-type="string">
            <text:p>https://twitter.com/Hustlerofcrypto/status/1611255641171177472</text:p>
          </table:table-cell>
        </table:table-row>
        <table:table-row table:style-name="ro1">
          <table:table-cell office:value-type="string" calcext:value-type="string">
            <text:p>input/data_formal_20240530-1342/meme/HyLoBiz_20230106T054443/0.jpg</text:p>
          </table:table-cell>
          <table:table-cell office:value-type="string" calcext:value-type="string">
            <text:p>Pattern 9</text:p>
          </table:table-cell>
          <table:table-cell office:value-type="float" office:value="9.83063299150551" calcext:value-type="float">
            <text:p>9.83063299150551</text:p>
          </table:table-cell>
          <table:table-cell office:value-type="float" office:value="0.139319610678898" calcext:value-type="float">
            <text:p>0.139319610678898</text:p>
          </table:table-cell>
          <table:table-cell office:value-type="float" office:value="0.0285958130070101" calcext:value-type="float">
            <text:p>0.0285958130070101</text:p>
          </table:table-cell>
          <table:table-cell office:value-type="string" calcext:value-type="string">
            <text:p>https://twitter.com/SMM_News_Feed/status/1611242755854053378</text:p>
          </table:table-cell>
        </table:table-row>
        <table:table-row table:style-name="ro1">
          <table:table-cell office:value-type="string" calcext:value-type="string">
            <text:p>input/data_formal_20240530-1342/meme/iamakunal_20230111T220104/0.jpg</text:p>
          </table:table-cell>
          <table:table-cell office:value-type="string" calcext:value-type="string">
            <text:p>Pattern 1</text:p>
          </table:table-cell>
          <table:table-cell office:value-type="float" office:value="35.1542839099171" calcext:value-type="float">
            <text:p>35.1542839099171</text:p>
          </table:table-cell>
          <table:table-cell office:value-type="float" office:value="0.190844762903609" calcext:value-type="float">
            <text:p>0.190844762903609</text:p>
          </table:table-cell>
          <table:table-cell office:value-type="float" office:value="0.334183166556395" calcext:value-type="float">
            <text:p>0.334183166556395</text:p>
          </table:table-cell>
          <table:table-cell office:value-type="string" calcext:value-type="string">
            <text:p>https://twitter.com/SMM_News_Feed/status/1613300760569315328</text:p>
          </table:table-cell>
        </table:table-row>
        <table:table-row table:style-name="ro1">
          <table:table-cell office:value-type="string" calcext:value-type="string">
            <text:p>input/data_formal_20240530-1342/meme/IDKidk2023_20230206T111123/0.jpg</text:p>
          </table:table-cell>
          <table:table-cell office:value-type="string" calcext:value-type="string">
            <text:p>Pattern 6</text:p>
          </table:table-cell>
          <table:table-cell office:value-type="float" office:value="30.431450289802" calcext:value-type="float">
            <text:p>30.431450289802</text:p>
          </table:table-cell>
          <table:table-cell office:value-type="float" office:value="0.575955582340776" calcext:value-type="float">
            <text:p>0.575955582340776</text:p>
          </table:table-cell>
          <table:table-cell office:value-type="float" office:value="0.365148059729207" calcext:value-type="float">
            <text:p>0.365148059729207</text:p>
          </table:table-cell>
          <table:table-cell office:value-type="string" calcext:value-type="string">
            <text:p>https://twitter.com/IDKidk2023/status/1622553537648680962</text:p>
          </table:table-cell>
        </table:table-row>
        <table:table-row table:style-name="ro1">
          <table:table-cell office:value-type="string" calcext:value-type="string">
            <text:p>input/data_formal_20240530-1342/meme/iDocKhan_20230106T135044/0.jpg</text:p>
          </table:table-cell>
          <table:table-cell office:value-type="string" calcext:value-type="string">
            <text:p>Pattern 7</text:p>
          </table:table-cell>
          <table:table-cell office:value-type="float" office:value="25.4633477560825" calcext:value-type="float">
            <text:p>25.4633477560825</text:p>
          </table:table-cell>
          <table:table-cell office:value-type="float" office:value="0.370256198354161" calcext:value-type="float">
            <text:p>0.370256198354161</text:p>
          </table:table-cell>
          <table:table-cell office:value-type="float" office:value="0.441773121450104" calcext:value-type="float">
            <text:p>0.441773121450104</text:p>
          </table:table-cell>
          <table:table-cell office:value-type="string" calcext:value-type="string">
            <text:p>https://twitter.com/iDocKhan/status/1611359613907251204</text:p>
          </table:table-cell>
        </table:table-row>
        <table:table-row table:style-name="ro1">
          <table:table-cell office:value-type="string" calcext:value-type="string">
            <text:p>input/data_formal_20240530-1342/meme/IdunnoMemes_20230111T235409/0.jpg</text:p>
          </table:table-cell>
          <table:table-cell office:value-type="string" calcext:value-type="string">
            <text:p>Pattern 1</text:p>
          </table:table-cell>
          <table:table-cell office:value-type="float" office:value="31.4319837608245" calcext:value-type="float">
            <text:p>31.4319837608245</text:p>
          </table:table-cell>
          <table:table-cell office:value-type="float" office:value="0.374338965847037" calcext:value-type="float">
            <text:p>0.374338965847037</text:p>
          </table:table-cell>
          <table:table-cell office:value-type="float" office:value="0.326537356985351" calcext:value-type="float">
            <text:p>0.326537356985351</text:p>
          </table:table-cell>
          <table:table-cell office:value-type="string" calcext:value-type="string">
            <text:p>https://twitter.com/IdunnoMemes/status/1613323407957045249</text:p>
          </table:table-cell>
        </table:table-row>
        <table:table-row table:style-name="ro1">
          <table:table-cell office:value-type="string" calcext:value-type="string">
            <text:p>input/data_formal_20240530-1342/meme/ieearcceo_20230105T112447/0.jpg</text:p>
          </table:table-cell>
          <table:table-cell office:value-type="string" calcext:value-type="string">
            <text:p>Pattern 9</text:p>
          </table:table-cell>
          <table:table-cell office:value-type="float" office:value="18.916030975694" calcext:value-type="float">
            <text:p>18.916030975694</text:p>
          </table:table-cell>
          <table:table-cell office:value-type="float" office:value="0.122196180259623" calcext:value-type="float">
            <text:p>0.122196180259623</text:p>
          </table:table-cell>
          <table:table-cell office:value-type="float" office:value="0.074475794262281" calcext:value-type="float">
            <text:p>0.074475794262281</text:p>
          </table:table-cell>
          <table:table-cell office:value-type="string" calcext:value-type="string">
            <text:p>https://twitter.com/ieearcceo/status/1610960497368764417</text:p>
          </table:table-cell>
        </table:table-row>
        <table:table-row table:style-name="ro1">
          <table:table-cell office:value-type="string" calcext:value-type="string">
            <text:p>input/data_formal_20240530-1342/meme/igenr8__20230106T064340/0.jpg</text:p>
          </table:table-cell>
          <table:table-cell office:value-type="string" calcext:value-type="string">
            <text:p>Pattern 9</text:p>
          </table:table-cell>
          <table:table-cell office:value-type="float" office:value="10.8952460474438" calcext:value-type="float">
            <text:p>10.8952460474438</text:p>
          </table:table-cell>
          <table:table-cell office:value-type="float" office:value="0.144803181267432" calcext:value-type="float">
            <text:p>0.144803181267432</text:p>
          </table:table-cell>
          <table:table-cell office:value-type="float" office:value="0.0151526370727331" calcext:value-type="float">
            <text:p>0.0151526370727331</text:p>
          </table:table-cell>
          <table:table-cell office:value-type="string" calcext:value-type="string">
            <text:p>https://twitter.com/igenr8_/status/1611252138876993538</text:p>
          </table:table-cell>
        </table:table-row>
        <table:table-row table:style-name="ro1">
          <table:table-cell office:value-type="string" calcext:value-type="string">
            <text:p>input/data_formal_20240530-1342/meme/ii_cl0ver_20230105T115751/0.jpg</text:p>
          </table:table-cell>
          <table:table-cell office:value-type="string" calcext:value-type="string">
            <text:p>Pattern 3</text:p>
          </table:table-cell>
          <table:table-cell office:value-type="float" office:value="27.8889654686803" calcext:value-type="float">
            <text:p>27.8889654686803</text:p>
          </table:table-cell>
          <table:table-cell office:value-type="float" office:value="0.396486324593013" calcext:value-type="float">
            <text:p>0.396486324593013</text:p>
          </table:table-cell>
          <table:table-cell office:value-type="float" office:value="0.84988422018077" calcext:value-type="float">
            <text:p>0.84988422018077</text:p>
          </table:table-cell>
          <table:table-cell office:value-type="string" calcext:value-type="string">
            <text:p>https://twitter.com/ii_cl0ver/status/1610968819039891457</text:p>
          </table:table-cell>
        </table:table-row>
        <table:table-row table:style-name="ro1">
          <table:table-cell office:value-type="string" calcext:value-type="string">
            <text:p>input/data_formal_20240530-1342/meme/IiiWassid_20230201T232948/0.jpg</text:p>
          </table:table-cell>
          <table:table-cell office:value-type="string" calcext:value-type="string">
            <text:p>Pattern 6</text:p>
          </table:table-cell>
          <table:table-cell office:value-type="float" office:value="24.0998408292915" calcext:value-type="float">
            <text:p>24.0998408292915</text:p>
          </table:table-cell>
          <table:table-cell office:value-type="float" office:value="0.752078828846989" calcext:value-type="float">
            <text:p>0.752078828846989</text:p>
          </table:table-cell>
          <table:table-cell office:value-type="float" office:value="0.481022683098963" calcext:value-type="float">
            <text:p>0.481022683098963</text:p>
          </table:table-cell>
          <table:table-cell office:value-type="string" calcext:value-type="string">
            <text:p>https://twitter.com/IiiWassid/status/1620927426648760320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0.jpg</text:p>
          </table:table-cell>
          <table:table-cell office:value-type="string" calcext:value-type="string">
            <text:p>Pattern 5</text:p>
          </table:table-cell>
          <table:table-cell office:value-type="float" office:value="16.2058177947675" calcext:value-type="float">
            <text:p>16.2058177947675</text:p>
          </table:table-cell>
          <table:table-cell office:value-type="float" office:value="0.206859586329325" calcext:value-type="float">
            <text:p>0.206859586329325</text:p>
          </table:table-cell>
          <table:table-cell office:value-type="float" office:value="0.254787669250458" calcext:value-type="float">
            <text:p>0.254787669250458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1.jpg</text:p>
          </table:table-cell>
          <table:table-cell office:value-type="string" calcext:value-type="string">
            <text:p>Pattern 5</text:p>
          </table:table-cell>
          <table:table-cell office:value-type="float" office:value="32.1311420870235" calcext:value-type="float">
            <text:p>32.1311420870235</text:p>
          </table:table-cell>
          <table:table-cell office:value-type="float" office:value="0.288140857138379" calcext:value-type="float">
            <text:p>0.288140857138379</text:p>
          </table:table-cell>
          <table:table-cell office:value-type="float" office:value="0.533505387010956" calcext:value-type="float">
            <text:p>0.533505387010956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2.jpg</text:p>
          </table:table-cell>
          <table:table-cell office:value-type="string" calcext:value-type="string">
            <text:p>Pattern 3</text:p>
          </table:table-cell>
          <table:table-cell office:value-type="float" office:value="31.1170821490355" calcext:value-type="float">
            <text:p>31.1170821490355</text:p>
          </table:table-cell>
          <table:table-cell office:value-type="float" office:value="0.358654314230868" calcext:value-type="float">
            <text:p>0.358654314230868</text:p>
          </table:table-cell>
          <table:table-cell office:value-type="float" office:value="0.62198708681405" calcext:value-type="float">
            <text:p>0.62198708681405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849/0.jpg</text:p>
          </table:table-cell>
          <table:table-cell office:value-type="string" calcext:value-type="string">
            <text:p>Pattern 5</text:p>
          </table:table-cell>
          <table:table-cell office:value-type="float" office:value="30.2022627054936" calcext:value-type="float">
            <text:p>30.2022627054936</text:p>
          </table:table-cell>
          <table:table-cell office:value-type="float" office:value="0.300407426281991" calcext:value-type="float">
            <text:p>0.300407426281991</text:p>
          </table:table-cell>
          <table:table-cell office:value-type="float" office:value="0.39183855697488" calcext:value-type="float">
            <text:p>0.39183855697488</text:p>
          </table:table-cell>
          <table:table-cell office:value-type="string" calcext:value-type="string">
            <text:p>https://twitter.com/Baki_YANMA/status/1629716681898483712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3516/0.jpg</text:p>
          </table:table-cell>
          <table:table-cell office:value-type="string" calcext:value-type="string">
            <text:p>Pattern 3</text:p>
          </table:table-cell>
          <table:table-cell office:value-type="float" office:value="25.5575906779967" calcext:value-type="float">
            <text:p>25.5575906779967</text:p>
          </table:table-cell>
          <table:table-cell office:value-type="float" office:value="0.470491030974198" calcext:value-type="float">
            <text:p>0.470491030974198</text:p>
          </table:table-cell>
          <table:table-cell office:value-type="float" office:value="0.713216115962474" calcext:value-type="float">
            <text:p>0.713216115962474</text:p>
          </table:table-cell>
          <table:table-cell office:value-type="string" calcext:value-type="string">
            <text:p>https://twitter.com/Baki_YANMA/status/1629717030977822722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3516/1.jpg</text:p>
          </table:table-cell>
          <table:table-cell office:value-type="string" calcext:value-type="string">
            <text:p>Pattern 5</text:p>
          </table:table-cell>
          <table:table-cell office:value-type="float" office:value="32.1311420870235" calcext:value-type="float">
            <text:p>32.1311420870235</text:p>
          </table:table-cell>
          <table:table-cell office:value-type="float" office:value="0.288140857138379" calcext:value-type="float">
            <text:p>0.288140857138379</text:p>
          </table:table-cell>
          <table:table-cell office:value-type="float" office:value="0.533505387010956" calcext:value-type="float">
            <text:p>0.533505387010956</text:p>
          </table:table-cell>
          <table:table-cell office:value-type="string" calcext:value-type="string">
            <text:p>https://twitter.com/Baki_YANMA/status/1629717030977822722</text:p>
          </table:table-cell>
        </table:table-row>
        <table:table-row table:style-name="ro1">
          <table:table-cell office:value-type="string" calcext:value-type="string">
            <text:p>input/data_formal_20240530-1342/meme/ILLVILLEGAMING1_20230105T215728/0.jpg</text:p>
          </table:table-cell>
          <table:table-cell office:value-type="string" calcext:value-type="string">
            <text:p>Pattern 6</text:p>
          </table:table-cell>
          <table:table-cell office:value-type="float" office:value="29.3286578535471" calcext:value-type="float">
            <text:p>29.3286578535471</text:p>
          </table:table-cell>
          <table:table-cell office:value-type="float" office:value="0.694238742262175" calcext:value-type="float">
            <text:p>0.694238742262175</text:p>
          </table:table-cell>
          <table:table-cell office:value-type="float" office:value="0.255740079578544" calcext:value-type="float">
            <text:p>0.255740079578544</text:p>
          </table:table-cell>
          <table:table-cell office:value-type="string" calcext:value-type="string">
            <text:p>https://twitter.com/ILLVILLEGAMING1/status/1611234043546435585</text:p>
          </table:table-cell>
        </table:table-row>
        <table:table-row table:style-name="ro1">
          <table:table-cell office:value-type="string" calcext:value-type="string">
            <text:p>input/data_formal_20240530-1342/meme/ILoveRocksdude_20230106T063748/0.jpg</text:p>
          </table:table-cell>
          <table:table-cell office:value-type="string" calcext:value-type="string">
            <text:p>Pattern 6</text:p>
          </table:table-cell>
          <table:table-cell office:value-type="float" office:value="29.6557928826299" calcext:value-type="float">
            <text:p>29.6557928826299</text:p>
          </table:table-cell>
          <table:table-cell office:value-type="float" office:value="0.698645416386311" calcext:value-type="float">
            <text:p>0.698645416386311</text:p>
          </table:table-cell>
          <table:table-cell office:value-type="float" office:value="0.532276006826433" calcext:value-type="float">
            <text:p>0.532276006826433</text:p>
          </table:table-cell>
          <table:table-cell office:value-type="string" calcext:value-type="string">
            <text:p>https://twitter.com/ILoveRocksdude/status/1611250663161270274</text:p>
          </table:table-cell>
        </table:table-row>
        <table:table-row table:style-name="ro1">
          <table:table-cell office:value-type="string" calcext:value-type="string">
            <text:p>input/data_formal_20240530-1342/meme/ImAlwaysRekt_20230202T014445/0.jpg</text:p>
          </table:table-cell>
          <table:table-cell office:value-type="string" calcext:value-type="string">
            <text:p>Pattern 1</text:p>
          </table:table-cell>
          <table:table-cell office:value-type="float" office:value="33.388092406933" calcext:value-type="float">
            <text:p>33.388092406933</text:p>
          </table:table-cell>
          <table:table-cell office:value-type="float" office:value="0.246020400804833" calcext:value-type="float">
            <text:p>0.246020400804833</text:p>
          </table:table-cell>
          <table:table-cell office:value-type="float" office:value="0.326550854024817" calcext:value-type="float">
            <text:p>0.326550854024817</text:p>
          </table:table-cell>
          <table:table-cell office:value-type="string" calcext:value-type="string">
            <text:p>https://twitter.com/ImAlwaysRekt/status/1620961388977082369</text:p>
          </table:table-cell>
        </table:table-row>
        <table:table-row table:style-name="ro1">
          <table:table-cell office:value-type="string" calcext:value-type="string">
            <text:p>input/data_formal_20240530-1342/meme/imrannn_313_20230104T142235/0.jpg</text:p>
          </table:table-cell>
          <table:table-cell office:value-type="string" calcext:value-type="string">
            <text:p>Pattern 6</text:p>
          </table:table-cell>
          <table:table-cell office:value-type="float" office:value="30.4655238502487" calcext:value-type="float">
            <text:p>30.4655238502487</text:p>
          </table:table-cell>
          <table:table-cell office:value-type="float" office:value="0.61916646134804" calcext:value-type="float">
            <text:p>0.61916646134804</text:p>
          </table:table-cell>
          <table:table-cell office:value-type="float" office:value="0.355779077457618" calcext:value-type="float">
            <text:p>0.355779077457618</text:p>
          </table:table-cell>
          <table:table-cell office:value-type="string" calcext:value-type="string">
            <text:p>https://twitter.com/imrannn_313/status/1610642852723261440</text:p>
          </table:table-cell>
        </table:table-row>
        <table:table-row table:style-name="ro1">
          <table:table-cell office:value-type="string" calcext:value-type="string">
            <text:p>input/data_formal_20240530-1342/meme/In2TheDungeon_20230206T160002/0.jpg</text:p>
          </table:table-cell>
          <table:table-cell office:value-type="string" calcext:value-type="string">
            <text:p>Pattern 2</text:p>
          </table:table-cell>
          <table:table-cell office:value-type="float" office:value="25.5630568210065" calcext:value-type="float">
            <text:p>25.5630568210065</text:p>
          </table:table-cell>
          <table:table-cell office:value-type="float" office:value="0.160363503743717" calcext:value-type="float">
            <text:p>0.160363503743717</text:p>
          </table:table-cell>
          <table:table-cell office:value-type="float" office:value="0.804036534069077" calcext:value-type="float">
            <text:p>0.804036534069077</text:p>
          </table:table-cell>
          <table:table-cell office:value-type="string" calcext:value-type="string">
            <text:p>https://twitter.com/In2TheDungeon/status/1622626176643604482</text:p>
          </table:table-cell>
        </table:table-row>
        <table:table-row table:style-name="ro1">
          <table:table-cell office:value-type="string" calcext:value-type="string">
            <text:p>input/data_formal_20240530-1342/meme/Incab_75_20221228T023555/0.jpg</text:p>
          </table:table-cell>
          <table:table-cell office:value-type="string" calcext:value-type="string">
            <text:p>Pattern 1</text:p>
          </table:table-cell>
          <table:table-cell office:value-type="float" office:value="30.1125461910095" calcext:value-type="float">
            <text:p>30.1125461910095</text:p>
          </table:table-cell>
          <table:table-cell office:value-type="float" office:value="0.244835028783634" calcext:value-type="float">
            <text:p>0.244835028783634</text:p>
          </table:table-cell>
          <table:table-cell office:value-type="float" office:value="0.283288015887264" calcext:value-type="float">
            <text:p>0.283288015887264</text:p>
          </table:table-cell>
          <table:table-cell office:value-type="string" calcext:value-type="string">
            <text:p>https://twitter.com/Incab_75/status/1607928299094937603</text:p>
          </table:table-cell>
        </table:table-row>
        <table:table-row table:style-name="ro1">
          <table:table-cell office:value-type="string" calcext:value-type="string">
            <text:p>input/data_formal_20240530-1342/meme/Incab_75_20221228T024351/0.jpg</text:p>
          </table:table-cell>
          <table:table-cell office:value-type="string" calcext:value-type="string">
            <text:p>Pattern 1</text:p>
          </table:table-cell>
          <table:table-cell office:value-type="float" office:value="31.6462043598638" calcext:value-type="float">
            <text:p>31.6462043598638</text:p>
          </table:table-cell>
          <table:table-cell office:value-type="float" office:value="0.174740679732335" calcext:value-type="float">
            <text:p>0.174740679732335</text:p>
          </table:table-cell>
          <table:table-cell office:value-type="float" office:value="0.383148116127414" calcext:value-type="float">
            <text:p>0.383148116127414</text:p>
          </table:table-cell>
          <table:table-cell office:value-type="string" calcext:value-type="string">
            <text:p>https://twitter.com/Incab_75/status/1607930299136217088</text:p>
          </table:table-cell>
        </table:table-row>
        <table:table-row table:style-name="ro1">
          <table:table-cell office:value-type="string" calcext:value-type="string">
            <text:p>input/data_formal_20240530-1342/meme/IncommodeMeme_20230109T172924/0.jpg</text:p>
          </table:table-cell>
          <table:table-cell office:value-type="string" calcext:value-type="string">
            <text:p>Pattern 7</text:p>
          </table:table-cell>
          <table:table-cell office:value-type="float" office:value="26.6951505517494" calcext:value-type="float">
            <text:p>26.6951505517494</text:p>
          </table:table-cell>
          <table:table-cell office:value-type="float" office:value="0.656630914998176" calcext:value-type="float">
            <text:p>0.656630914998176</text:p>
          </table:table-cell>
          <table:table-cell office:value-type="float" office:value="0.413800442087438" calcext:value-type="float">
            <text:p>0.413800442087438</text:p>
          </table:table-cell>
          <table:table-cell office:value-type="string" calcext:value-type="string">
            <text:p>https://twitter.com/IncommodeMeme/status/1612501806734577674</text:p>
          </table:table-cell>
        </table:table-row>
        <table:table-row table:style-name="ro1">
          <table:table-cell office:value-type="string" calcext:value-type="string">
            <text:p>input/data_formal_20240530-1342/meme/IndiaDankMemes_20230104T172123/0.jpg</text:p>
          </table:table-cell>
          <table:table-cell office:value-type="string" calcext:value-type="string">
            <text:p>Pattern 5</text:p>
          </table:table-cell>
          <table:table-cell office:value-type="float" office:value="20.8074816780912" calcext:value-type="float">
            <text:p>20.8074816780912</text:p>
          </table:table-cell>
          <table:table-cell office:value-type="float" office:value="0.117563487265599" calcext:value-type="float">
            <text:p>0.117563487265599</text:p>
          </table:table-cell>
          <table:table-cell office:value-type="float" office:value="0.247318104820888" calcext:value-type="float">
            <text:p>0.247318104820888</text:p>
          </table:table-cell>
          <table:table-cell office:value-type="string" calcext:value-type="string">
            <text:p>https://twitter.com/fnaticshaurya/status/1610952744780853250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60622/0.jpg</text:p>
          </table:table-cell>
          <table:table-cell office:value-type="string" calcext:value-type="string">
            <text:p>Pattern 8</text:p>
          </table:table-cell>
          <table:table-cell office:value-type="float" office:value="26.6129197272058" calcext:value-type="float">
            <text:p>26.6129197272058</text:p>
          </table:table-cell>
          <table:table-cell office:value-type="float" office:value="0.654544911108735" calcext:value-type="float">
            <text:p>0.654544911108735</text:p>
          </table:table-cell>
          <table:table-cell office:value-type="float" office:value="0.629914505167406" calcext:value-type="float">
            <text:p>0.629914505167406</text:p>
          </table:table-cell>
          <table:table-cell office:value-type="string" calcext:value-type="string">
            <text:p>https://twitter.com/IndiaDankMemes/status/1611242753785987072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65122/0.jpg</text:p>
          </table:table-cell>
          <table:table-cell office:value-type="string" calcext:value-type="string">
            <text:p>Pattern 6</text:p>
          </table:table-cell>
          <table:table-cell office:value-type="float" office:value="26.4844366704823" calcext:value-type="float">
            <text:p>26.4844366704823</text:p>
          </table:table-cell>
          <table:table-cell office:value-type="float" office:value="0.791172593735372" calcext:value-type="float">
            <text:p>0.791172593735372</text:p>
          </table:table-cell>
          <table:table-cell office:value-type="float" office:value="0.332323172498553" calcext:value-type="float">
            <text:p>0.332323172498553</text:p>
          </table:table-cell>
          <table:table-cell office:value-type="string" calcext:value-type="string">
            <text:p>https://twitter.com/IndiaDankMemes/status/1611254078901833729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70622/0.jpg</text:p>
          </table:table-cell>
          <table:table-cell office:value-type="string" calcext:value-type="string">
            <text:p>Pattern 5</text:p>
          </table:table-cell>
          <table:table-cell office:value-type="float" office:value="26.7995375509662" calcext:value-type="float">
            <text:p>26.7995375509662</text:p>
          </table:table-cell>
          <table:table-cell office:value-type="float" office:value="0.187605650870115" calcext:value-type="float">
            <text:p>0.187605650870115</text:p>
          </table:table-cell>
          <table:table-cell office:value-type="float" office:value="0.240604999936397" calcext:value-type="float">
            <text:p>0.240604999936397</text:p>
          </table:table-cell>
          <table:table-cell office:value-type="string" calcext:value-type="string">
            <text:p>https://twitter.com/IndiaDankMemes/status/1611257854282895360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72123/0.jpg</text:p>
          </table:table-cell>
          <table:table-cell office:value-type="string" calcext:value-type="string">
            <text:p>Pattern 3</text:p>
          </table:table-cell>
          <table:table-cell office:value-type="float" office:value="20.8736404625416" calcext:value-type="float">
            <text:p>20.8736404625416</text:p>
          </table:table-cell>
          <table:table-cell office:value-type="float" office:value="0.30515475097003" calcext:value-type="float">
            <text:p>0.30515475097003</text:p>
          </table:table-cell>
          <table:table-cell office:value-type="float" office:value="0.78295396665089" calcext:value-type="float">
            <text:p>0.78295396665089</text:p>
          </table:table-cell>
          <table:table-cell office:value-type="string" calcext:value-type="string">
            <text:p>https://twitter.com/IndiaDankMemes/status/1611261630460956672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85122/0.jpg</text:p>
          </table:table-cell>
          <table:table-cell office:value-type="string" calcext:value-type="string">
            <text:p>Pattern 8</text:p>
          </table:table-cell>
          <table:table-cell office:value-type="float" office:value="26.6375525354412" calcext:value-type="float">
            <text:p>26.6375525354412</text:p>
          </table:table-cell>
          <table:table-cell office:value-type="float" office:value="0.751867875170247" calcext:value-type="float">
            <text:p>0.751867875170247</text:p>
          </table:table-cell>
          <table:table-cell office:value-type="float" office:value="0.390844539676365" calcext:value-type="float">
            <text:p>0.390844539676365</text:p>
          </table:table-cell>
          <table:table-cell office:value-type="string" calcext:value-type="string">
            <text:p>https://twitter.com/IndiaDankMemes/status/161128427817583411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2T045332/0.jpg</text:p>
          </table:table-cell>
          <table:table-cell office:value-type="string" calcext:value-type="string">
            <text:p>Pattern 8</text:p>
          </table:table-cell>
          <table:table-cell office:value-type="float" office:value="23.4695624130545" calcext:value-type="float">
            <text:p>23.4695624130545</text:p>
          </table:table-cell>
          <table:table-cell office:value-type="float" office:value="0.807097825130723" calcext:value-type="float">
            <text:p>0.807097825130723</text:p>
          </table:table-cell>
          <table:table-cell office:value-type="float" office:value="0.469158305333804" calcext:value-type="float">
            <text:p>0.469158305333804</text:p>
          </table:table-cell>
          <table:table-cell office:value-type="string" calcext:value-type="string">
            <text:p>https://twitter.com/IndiaDankMemes/status/162100889497679053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2T052444/0.jpg</text:p>
          </table:table-cell>
          <table:table-cell office:value-type="string" calcext:value-type="string">
            <text:p>Pattern 7</text:p>
          </table:table-cell>
          <table:table-cell office:value-type="float" office:value="25.1749768802662" calcext:value-type="float">
            <text:p>25.1749768802662</text:p>
          </table:table-cell>
          <table:table-cell office:value-type="float" office:value="0.237099066513667" calcext:value-type="float">
            <text:p>0.237099066513667</text:p>
          </table:table-cell>
          <table:table-cell office:value-type="float" office:value="0.661563199057783" calcext:value-type="float">
            <text:p>0.661563199057783</text:p>
          </table:table-cell>
          <table:table-cell office:value-type="string" calcext:value-type="string">
            <text:p>https://twitter.com/IndiaDankMemes/status/162101674826150707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6T105445/0.jpg</text:p>
          </table:table-cell>
          <table:table-cell office:value-type="string" calcext:value-type="string">
            <text:p>Pattern 2</text:p>
          </table:table-cell>
          <table:table-cell office:value-type="float" office:value="29.3547571610763" calcext:value-type="float">
            <text:p>29.3547571610763</text:p>
          </table:table-cell>
          <table:table-cell office:value-type="float" office:value="0.172540841334075" calcext:value-type="float">
            <text:p>0.172540841334075</text:p>
          </table:table-cell>
          <table:table-cell office:value-type="float" office:value="0.762435477244402" calcext:value-type="float">
            <text:p>0.762435477244402</text:p>
          </table:table-cell>
          <table:table-cell office:value-type="string" calcext:value-type="string">
            <text:p>https://twitter.com/IndiaDankMemes/status/1622549349434531841</text:p>
          </table:table-cell>
        </table:table-row>
        <table:table-row table:style-name="ro1">
          <table:table-cell office:value-type="string" calcext:value-type="string">
            <text:p>input/data_formal_20240530-1342/meme/IndiaDankMemes_20230206T125445/0.jpg</text:p>
          </table:table-cell>
          <table:table-cell office:value-type="string" calcext:value-type="string">
            <text:p>Pattern 1</text:p>
          </table:table-cell>
          <table:table-cell office:value-type="float" office:value="33.4609537612119" calcext:value-type="float">
            <text:p>33.4609537612119</text:p>
          </table:table-cell>
          <table:table-cell office:value-type="float" office:value="0.284110603609785" calcext:value-type="float">
            <text:p>0.284110603609785</text:p>
          </table:table-cell>
          <table:table-cell office:value-type="float" office:value="0.371196058580191" calcext:value-type="float">
            <text:p>0.371196058580191</text:p>
          </table:table-cell>
          <table:table-cell office:value-type="string" calcext:value-type="string">
            <text:p>https://twitter.com/IndiaDankMemes/status/1622579549216075779</text:p>
          </table:table-cell>
        </table:table-row>
        <table:table-row table:style-name="ro1">
          <table:table-cell office:value-type="string" calcext:value-type="string">
            <text:p>input/data_formal_20240530-1342/meme/IndiaDankMemes_20230226T043235/0.jpg</text:p>
          </table:table-cell>
          <table:table-cell office:value-type="string" calcext:value-type="string">
            <text:p>Pattern 8</text:p>
          </table:table-cell>
          <table:table-cell office:value-type="float" office:value="25.2392246616161" calcext:value-type="float">
            <text:p>25.2392246616161</text:p>
          </table:table-cell>
          <table:table-cell office:value-type="float" office:value="0.610785589030621" calcext:value-type="float">
            <text:p>0.610785589030621</text:p>
          </table:table-cell>
          <table:table-cell office:value-type="float" office:value="0.359705693879654" calcext:value-type="float">
            <text:p>0.359705693879654</text:p>
          </table:table-cell>
          <table:table-cell office:value-type="string" calcext:value-type="string">
            <text:p>https://twitter.com/IndiaDankMemes/status/1629700932391915521</text:p>
          </table:table-cell>
        </table:table-row>
        <table:table-row table:style-name="ro1">
          <table:table-cell office:value-type="string" calcext:value-type="string">
            <text:p>input/data_formal_20240530-1342/meme/IndiaDigicomm_20230106T074410/0.jpg</text:p>
          </table:table-cell>
          <table:table-cell office:value-type="string" calcext:value-type="string">
            <text:p>Pattern 9</text:p>
          </table:table-cell>
          <table:table-cell office:value-type="float" office:value="10.0893501122821" calcext:value-type="float">
            <text:p>10.0893501122821</text:p>
          </table:table-cell>
          <table:table-cell office:value-type="float" office:value="0.126420330173914" calcext:value-type="float">
            <text:p>0.126420330173914</text:p>
          </table:table-cell>
          <table:table-cell office:value-type="float" office:value="0.0890250567284417" calcext:value-type="float">
            <text:p>0.0890250567284417</text:p>
          </table:table-cell>
          <table:table-cell office:value-type="string" calcext:value-type="string">
            <text:p>https://twitter.com/CraigEire/status/1611267437663592448</text:p>
          </table:table-cell>
        </table:table-row>
        <table:table-row table:style-name="ro1">
          <table:table-cell office:value-type="string" calcext:value-type="string">
            <text:p>input/data_formal_20240530-1342/meme/IndigoLearn_20230106T050628/0.jpg</text:p>
          </table:table-cell>
          <table:table-cell office:value-type="string" calcext:value-type="string">
            <text:p>Pattern 9</text:p>
          </table:table-cell>
          <table:table-cell office:value-type="float" office:value="27.2436761481319" calcext:value-type="float">
            <text:p>27.2436761481319</text:p>
          </table:table-cell>
          <table:table-cell office:value-type="float" office:value="0.0843644736636318" calcext:value-type="float">
            <text:p>0.0843644736636318</text:p>
          </table:table-cell>
          <table:table-cell office:value-type="float" office:value="0.245464694054775" calcext:value-type="float">
            <text:p>0.245464694054775</text:p>
          </table:table-cell>
          <table:table-cell office:value-type="string" calcext:value-type="string">
            <text:p>https://twitter.com/IndigoLearn/status/1611227678937604096</text:p>
          </table:table-cell>
        </table:table-row>
        <table:table-row table:style-name="ro1">
          <table:table-cell office:value-type="string" calcext:value-type="string">
            <text:p>input/data_formal_20240530-1342/meme/IndyLogix_20230323T040001/0.jpg</text:p>
          </table:table-cell>
          <table:table-cell office:value-type="string" calcext:value-type="string">
            <text:p>Pattern 5</text:p>
          </table:table-cell>
          <table:table-cell office:value-type="float" office:value="18.4676145854756" calcext:value-type="float">
            <text:p>18.4676145854756</text:p>
          </table:table-cell>
          <table:table-cell office:value-type="float" office:value="0.160388080724378" calcext:value-type="float">
            <text:p>0.160388080724378</text:p>
          </table:table-cell>
          <table:table-cell office:value-type="float" office:value="0.214207162145537" calcext:value-type="float">
            <text:p>0.214207162145537</text:p>
          </table:table-cell>
          <table:table-cell office:value-type="string" calcext:value-type="string">
            <text:p>https://twitter.com/IndyLogix/status/1638752434058309632</text:p>
          </table:table-cell>
        </table:table-row>
        <table:table-row table:style-name="ro1">
          <table:table-cell office:value-type="string" calcext:value-type="string">
            <text:p>input/data_formal_20240530-1342/meme/InfoSecAwa_20230226T073024/0.jpg</text:p>
          </table:table-cell>
          <table:table-cell office:value-type="string" calcext:value-type="string">
            <text:p>Pattern 5</text:p>
          </table:table-cell>
          <table:table-cell office:value-type="float" office:value="27.0531486351515" calcext:value-type="float">
            <text:p>27.0531486351515</text:p>
          </table:table-cell>
          <table:table-cell office:value-type="float" office:value="0.131506689249347" calcext:value-type="float">
            <text:p>0.131506689249347</text:p>
          </table:table-cell>
          <table:table-cell office:value-type="float" office:value="0.435470689315269" calcext:value-type="float">
            <text:p>0.435470689315269</text:p>
          </table:table-cell>
          <table:table-cell office:value-type="string" calcext:value-type="string">
            <text:p>https://twitter.com/InfoSecAwa/status/1629745682935431170</text:p>
          </table:table-cell>
        </table:table-row>
        <table:table-row table:style-name="ro1">
          <table:table-cell office:value-type="string" calcext:value-type="string">
            <text:p>input/data_formal_20240530-1342/meme/Ingenetus_20230105T124722/0.jpg</text:p>
          </table:table-cell>
          <table:table-cell office:value-type="string" calcext:value-type="string">
            <text:p>Pattern 9</text:p>
          </table:table-cell>
          <table:table-cell office:value-type="float" office:value="17.1278350289374" calcext:value-type="float">
            <text:p>17.1278350289374</text:p>
          </table:table-cell>
          <table:table-cell office:value-type="float" office:value="0.143560265672379" calcext:value-type="float">
            <text:p>0.143560265672379</text:p>
          </table:table-cell>
          <table:table-cell office:value-type="float" office:value="0.0663304221577922" calcext:value-type="float">
            <text:p>0.0663304221577922</text:p>
          </table:table-cell>
          <table:table-cell office:value-type="string" calcext:value-type="string">
            <text:p>https://twitter.com/Ingenetus/status/1610981282049314816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0.jpg</text:p>
          </table:table-cell>
          <table:table-cell office:value-type="string" calcext:value-type="string">
            <text:p>Pattern 2</text:p>
          </table:table-cell>
          <table:table-cell office:value-type="float" office:value="25.7403044914722" calcext:value-type="float">
            <text:p>25.7403044914722</text:p>
          </table:table-cell>
          <table:table-cell office:value-type="float" office:value="0.221816479339894" calcext:value-type="float">
            <text:p>0.221816479339894</text:p>
          </table:table-cell>
          <table:table-cell office:value-type="float" office:value="0.726499784373842" calcext:value-type="float">
            <text:p>0.726499784373842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1.jpg</text:p>
          </table:table-cell>
          <table:table-cell office:value-type="string" calcext:value-type="string">
            <text:p>Pattern 2</text:p>
          </table:table-cell>
          <table:table-cell office:value-type="float" office:value="31.052066398333" calcext:value-type="float">
            <text:p>31.052066398333</text:p>
          </table:table-cell>
          <table:table-cell office:value-type="float" office:value="0.21025068853837" calcext:value-type="float">
            <text:p>0.21025068853837</text:p>
          </table:table-cell>
          <table:table-cell office:value-type="float" office:value="0.565507680940018" calcext:value-type="float">
            <text:p>0.565507680940018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2.jpg</text:p>
          </table:table-cell>
          <table:table-cell office:value-type="string" calcext:value-type="string">
            <text:p>Pattern 2</text:p>
          </table:table-cell>
          <table:table-cell office:value-type="float" office:value="30.7443033806843" calcext:value-type="float">
            <text:p>30.7443033806843</text:p>
          </table:table-cell>
          <table:table-cell office:value-type="float" office:value="0.207520077835133" calcext:value-type="float">
            <text:p>0.207520077835133</text:p>
          </table:table-cell>
          <table:table-cell office:value-type="float" office:value="0.609132978599487" calcext:value-type="float">
            <text:p>0.609132978599487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3.jpg</text:p>
          </table:table-cell>
          <table:table-cell office:value-type="string" calcext:value-type="string">
            <text:p>Pattern 2</text:p>
          </table:table-cell>
          <table:table-cell office:value-type="float" office:value="27.556276618833" calcext:value-type="float">
            <text:p>27.556276618833</text:p>
          </table:table-cell>
          <table:table-cell office:value-type="float" office:value="0.230199770259087" calcext:value-type="float">
            <text:p>0.230199770259087</text:p>
          </table:table-cell>
          <table:table-cell office:value-type="float" office:value="0.766644135988107" calcext:value-type="float">
            <text:p>0.766644135988107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sightPest_20230206T140000/0.jpg</text:p>
          </table:table-cell>
          <table:table-cell office:value-type="string" calcext:value-type="string">
            <text:p>Pattern 2</text:p>
          </table:table-cell>
          <table:table-cell office:value-type="float" office:value="25.4028344701419" calcext:value-type="float">
            <text:p>25.4028344701419</text:p>
          </table:table-cell>
          <table:table-cell office:value-type="float" office:value="0.266759019110375" calcext:value-type="float">
            <text:p>0.266759019110375</text:p>
          </table:table-cell>
          <table:table-cell office:value-type="float" office:value="0.783305963049745" calcext:value-type="float">
            <text:p>0.783305963049745</text:p>
          </table:table-cell>
          <table:table-cell office:value-type="string" calcext:value-type="string">
            <text:p>https://twitter.com/InsightPest/status/1622595970310500352</text:p>
          </table:table-cell>
        </table:table-row>
        <table:table-row table:style-name="ro1">
          <table:table-cell office:value-type="string" calcext:value-type="string">
            <text:p>input/data_formal_20240530-1342/meme/Inspireclion__20230106T060800/0.jpg</text:p>
          </table:table-cell>
          <table:table-cell office:value-type="string" calcext:value-type="string">
            <text:p>Pattern 1</text:p>
          </table:table-cell>
          <table:table-cell office:value-type="float" office:value="26.3963945688863" calcext:value-type="float">
            <text:p>26.3963945688863</text:p>
          </table:table-cell>
          <table:table-cell office:value-type="float" office:value="0.245224782182606" calcext:value-type="float">
            <text:p>0.245224782182606</text:p>
          </table:table-cell>
          <table:table-cell office:value-type="float" office:value="0.377064313653375" calcext:value-type="float">
            <text:p>0.377064313653375</text:p>
          </table:table-cell>
          <table:table-cell office:value-type="string" calcext:value-type="string">
            <text:p>https://twitter.com/Inspireclion_/status/1611243163263578114</text:p>
          </table:table-cell>
        </table:table-row>
        <table:table-row table:style-name="ro1">
          <table:table-cell office:value-type="string" calcext:value-type="string">
            <text:p>input/data_formal_20240530-1342/meme/IntechSafety_20230106T044957/0.jpg</text:p>
          </table:table-cell>
          <table:table-cell office:value-type="string" calcext:value-type="string">
            <text:p>Pattern 5</text:p>
          </table:table-cell>
          <table:table-cell office:value-type="float" office:value="30.7458075048006" calcext:value-type="float">
            <text:p>30.7458075048006</text:p>
          </table:table-cell>
          <table:table-cell office:value-type="float" office:value="0.0901489540720162" calcext:value-type="float">
            <text:p>0.0901489540720162</text:p>
          </table:table-cell>
          <table:table-cell office:value-type="float" office:value="0.463721897961275" calcext:value-type="float">
            <text:p>0.463721897961275</text:p>
          </table:table-cell>
          <table:table-cell office:value-type="string" calcext:value-type="string">
            <text:p>https://twitter.com/IntechSafety/status/1611223522201698309</text:p>
          </table:table-cell>
        </table:table-row>
        <table:table-row table:style-name="ro1">
          <table:table-cell office:value-type="string" calcext:value-type="string">
            <text:p>input/data_formal_20240530-1342/meme/IntegrityREPM_20221228T035235/0.jpg</text:p>
          </table:table-cell>
          <table:table-cell office:value-type="string" calcext:value-type="string">
            <text:p>Pattern 6</text:p>
          </table:table-cell>
          <table:table-cell office:value-type="float" office:value="28.3188647057833" calcext:value-type="float">
            <text:p>28.3188647057833</text:p>
          </table:table-cell>
          <table:table-cell office:value-type="float" office:value="0.625133753373559" calcext:value-type="float">
            <text:p>0.625133753373559</text:p>
          </table:table-cell>
          <table:table-cell office:value-type="float" office:value="0.413510821680694" calcext:value-type="float">
            <text:p>0.413510821680694</text:p>
          </table:table-cell>
          <table:table-cell office:value-type="string" calcext:value-type="string">
            <text:p>https://twitter.com/IntegrityREPM/status/1607947594709467137</text:p>
          </table:table-cell>
        </table:table-row>
        <table:table-row table:style-name="ro1">
          <table:table-cell office:value-type="string" calcext:value-type="string">
            <text:p>input/data_formal_20240530-1342/meme/Intellect_Geeks_20230105T092301/0.jpg</text:p>
          </table:table-cell>
          <table:table-cell office:value-type="string" calcext:value-type="string">
            <text:p>Pattern 5</text:p>
          </table:table-cell>
          <table:table-cell office:value-type="float" office:value="14.9719333499962" calcext:value-type="float">
            <text:p>14.9719333499962</text:p>
          </table:table-cell>
          <table:table-cell office:value-type="float" office:value="0.1761277583753" calcext:value-type="float">
            <text:p>0.1761277583753</text:p>
          </table:table-cell>
          <table:table-cell office:value-type="float" office:value="0.232808555013449" calcext:value-type="float">
            <text:p>0.232808555013449</text:p>
          </table:table-cell>
          <table:table-cell office:value-type="string" calcext:value-type="string">
            <text:p>https://twitter.com/Intellect_Geeks/status/1610929855314685955</text:p>
          </table:table-cell>
        </table:table-row>
        <table:table-row table:style-name="ro1">
          <table:table-cell office:value-type="string" calcext:value-type="string">
            <text:p>input/data_formal_20240530-1342/meme/IntellixaaL_20230106T065538/0.jpg</text:p>
          </table:table-cell>
          <table:table-cell office:value-type="string" calcext:value-type="string">
            <text:p>Pattern 9</text:p>
          </table:table-cell>
          <table:table-cell office:value-type="float" office:value="12.1093899495082" calcext:value-type="float">
            <text:p>12.1093899495082</text:p>
          </table:table-cell>
          <table:table-cell office:value-type="float" office:value="0.175017618510818" calcext:value-type="float">
            <text:p>0.175017618510818</text:p>
          </table:table-cell>
          <table:table-cell office:value-type="float" office:value="0.0191380968004654" calcext:value-type="float">
            <text:p>0.0191380968004654</text:p>
          </table:table-cell>
          <table:table-cell office:value-type="string" calcext:value-type="string">
            <text:p>https://twitter.com/IntellixaaL/status/1611255151402323968</text:p>
          </table:table-cell>
        </table:table-row>
        <table:table-row table:style-name="ro1">
          <table:table-cell office:value-type="string" calcext:value-type="string">
            <text:p>input/data_formal_20240530-1342/meme/intersoft_kk_20230106T051834/0.jpg</text:p>
          </table:table-cell>
          <table:table-cell office:value-type="string" calcext:value-type="string">
            <text:p>Pattern 2</text:p>
          </table:table-cell>
          <table:table-cell office:value-type="float" office:value="33.405295579807" calcext:value-type="float">
            <text:p>33.405295579807</text:p>
          </table:table-cell>
          <table:table-cell office:value-type="float" office:value="0.156949160261396" calcext:value-type="float">
            <text:p>0.156949160261396</text:p>
          </table:table-cell>
          <table:table-cell office:value-type="float" office:value="0.531690181007084" calcext:value-type="float">
            <text:p>0.531690181007084</text:p>
          </table:table-cell>
          <table:table-cell office:value-type="string" calcext:value-type="string">
            <text:p>https://twitter.com/intersoft_kk/status/1611230726107824128</text:p>
          </table:table-cell>
        </table:table-row>
        <table:table-row table:style-name="ro1">
          <table:table-cell office:value-type="string" calcext:value-type="string">
            <text:p>input/data_formal_20240530-1342/meme/Inthe___know_20230307T110830/0.jpg</text:p>
          </table:table-cell>
          <table:table-cell office:value-type="string" calcext:value-type="string">
            <text:p>Pattern 1</text:p>
          </table:table-cell>
          <table:table-cell office:value-type="float" office:value="31.3577725707963" calcext:value-type="float">
            <text:p>31.3577725707963</text:p>
          </table:table-cell>
          <table:table-cell office:value-type="float" office:value="0.330583239854054" calcext:value-type="float">
            <text:p>0.330583239854054</text:p>
          </table:table-cell>
          <table:table-cell office:value-type="float" office:value="0.335197207529621" calcext:value-type="float">
            <text:p>0.335197207529621</text:p>
          </table:table-cell>
          <table:table-cell office:value-type="string" calcext:value-type="string">
            <text:p>https://twitter.com/Inthe___know/status/1633062060576878593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0.jpg</text:p>
          </table:table-cell>
          <table:table-cell office:value-type="string" calcext:value-type="string">
            <text:p>Pattern 7</text:p>
          </table:table-cell>
          <table:table-cell office:value-type="float" office:value="31.5652292600765" calcext:value-type="float">
            <text:p>31.5652292600765</text:p>
          </table:table-cell>
          <table:table-cell office:value-type="float" office:value="0.285514825612802" calcext:value-type="float">
            <text:p>0.285514825612802</text:p>
          </table:table-cell>
          <table:table-cell office:value-type="float" office:value="0.578872089571608" calcext:value-type="float">
            <text:p>0.578872089571608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1.jpg</text:p>
          </table:table-cell>
          <table:table-cell office:value-type="string" calcext:value-type="string">
            <text:p>Pattern 5</text:p>
          </table:table-cell>
          <table:table-cell office:value-type="float" office:value="35.6815233688364" calcext:value-type="float">
            <text:p>35.6815233688364</text:p>
          </table:table-cell>
          <table:table-cell office:value-type="float" office:value="0.409526888484995" calcext:value-type="float">
            <text:p>0.409526888484995</text:p>
          </table:table-cell>
          <table:table-cell office:value-type="float" office:value="0.335146564554512" calcext:value-type="float">
            <text:p>0.335146564554512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2.jpg</text:p>
          </table:table-cell>
          <table:table-cell office:value-type="string" calcext:value-type="string">
            <text:p>Pattern 3</text:p>
          </table:table-cell>
          <table:table-cell office:value-type="float" office:value="30.1731073734843" calcext:value-type="float">
            <text:p>30.1731073734843</text:p>
          </table:table-cell>
          <table:table-cell office:value-type="float" office:value="0.270350211704362" calcext:value-type="float">
            <text:p>0.270350211704362</text:p>
          </table:table-cell>
          <table:table-cell office:value-type="float" office:value="0.618621009861316" calcext:value-type="float">
            <text:p>0.618621009861316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3.jpg</text:p>
          </table:table-cell>
          <table:table-cell office:value-type="string" calcext:value-type="string">
            <text:p>Pattern 2</text:p>
          </table:table-cell>
          <table:table-cell office:value-type="float" office:value="30.5060759405345" calcext:value-type="float">
            <text:p>30.5060759405345</text:p>
          </table:table-cell>
          <table:table-cell office:value-type="float" office:value="0.302088917972234" calcext:value-type="float">
            <text:p>0.302088917972234</text:p>
          </table:table-cell>
          <table:table-cell office:value-type="float" office:value="0.622064325713014" calcext:value-type="float">
            <text:p>0.622064325713014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vadedNW_20230202T054210/0.jpg</text:p>
          </table:table-cell>
          <table:table-cell office:value-type="string" calcext:value-type="string">
            <text:p>Pattern 5</text:p>
          </table:table-cell>
          <table:table-cell office:value-type="float" office:value="30.2920267643735" calcext:value-type="float">
            <text:p>30.2920267643735</text:p>
          </table:table-cell>
          <table:table-cell office:value-type="float" office:value="0.141256855986237" calcext:value-type="float">
            <text:p>0.141256855986237</text:p>
          </table:table-cell>
          <table:table-cell office:value-type="float" office:value="0.382094369435138" calcext:value-type="float">
            <text:p>0.382094369435138</text:p>
          </table:table-cell>
          <table:table-cell office:value-type="string" calcext:value-type="string">
            <text:p>https://twitter.com/InvadedNW/status/1621021133972856832</text:p>
          </table:table-cell>
        </table:table-row>
        <table:table-row table:style-name="ro1">
          <table:table-cell office:value-type="string" calcext:value-type="string">
            <text:p>input/data_formal_20240530-1342/meme/InvestoLane_20230106T080759/0.jpg</text:p>
          </table:table-cell>
          <table:table-cell office:value-type="string" calcext:value-type="string">
            <text:p>Pattern 9</text:p>
          </table:table-cell>
          <table:table-cell office:value-type="float" office:value="16.43761695999" calcext:value-type="float">
            <text:p>16.43761695999</text:p>
          </table:table-cell>
          <table:table-cell office:value-type="float" office:value="0.117482588031539" calcext:value-type="float">
            <text:p>0.117482588031539</text:p>
          </table:table-cell>
          <table:table-cell office:value-type="float" office:value="0.140344152739058" calcext:value-type="float">
            <text:p>0.140344152739058</text:p>
          </table:table-cell>
          <table:table-cell office:value-type="string" calcext:value-type="string">
            <text:p>https://twitter.com/InvestoLane/status/1611273359417036800</text:p>
          </table:table-cell>
        </table:table-row>
        <table:table-row table:style-name="ro1">
          <table:table-cell office:value-type="string" calcext:value-type="string">
            <text:p>input/data_formal_20240530-1342/meme/IPenguinato_20230202T000002/0.jpg</text:p>
          </table:table-cell>
          <table:table-cell office:value-type="string" calcext:value-type="string">
            <text:p>Pattern 2</text:p>
          </table:table-cell>
          <table:table-cell office:value-type="float" office:value="30.0296593037971" calcext:value-type="float">
            <text:p>30.0296593037971</text:p>
          </table:table-cell>
          <table:table-cell office:value-type="float" office:value="0.460276778889336" calcext:value-type="float">
            <text:p>0.460276778889336</text:p>
          </table:table-cell>
          <table:table-cell office:value-type="float" office:value="0.694511414468003" calcext:value-type="float">
            <text:p>0.694511414468003</text:p>
          </table:table-cell>
          <table:table-cell office:value-type="string" calcext:value-type="string">
            <text:p>https://twitter.com/IndexRegalia/status/1620936636073938944</text:p>
          </table:table-cell>
        </table:table-row>
        <table:table-row table:style-name="ro1">
          <table:table-cell office:value-type="string" calcext:value-type="string">
            <text:p>input/data_formal_20240530-1342/meme/IQuippo_20230106T080134/0.jpg</text:p>
          </table:table-cell>
          <table:table-cell office:value-type="string" calcext:value-type="string">
            <text:p>Pattern 9</text:p>
          </table:table-cell>
          <table:table-cell office:value-type="float" office:value="10.5358079776786" calcext:value-type="float">
            <text:p>10.5358079776786</text:p>
          </table:table-cell>
          <table:table-cell office:value-type="float" office:value="0.165096290864799" calcext:value-type="float">
            <text:p>0.165096290864799</text:p>
          </table:table-cell>
          <table:table-cell office:value-type="float" office:value="0.000645657842641367" calcext:value-type="float">
            <text:p>0.000645657842641367</text:p>
          </table:table-cell>
          <table:table-cell office:value-type="string" calcext:value-type="string">
            <text:p>https://twitter.com/IQuippo/status/1611271744387710978</text:p>
          </table:table-cell>
        </table:table-row>
        <table:table-row table:style-name="ro1">
          <table:table-cell office:value-type="string" calcext:value-type="string">
            <text:p>input/data_formal_20240530-1342/meme/IrenesCleaning_20230206T120002/0.jpg</text:p>
          </table:table-cell>
          <table:table-cell office:value-type="string" calcext:value-type="string">
            <text:p>Pattern 6</text:p>
          </table:table-cell>
          <table:table-cell office:value-type="float" office:value="25.0211149906664" calcext:value-type="float">
            <text:p>25.0211149906664</text:p>
          </table:table-cell>
          <table:table-cell office:value-type="float" office:value="0.791450242191854" calcext:value-type="float">
            <text:p>0.791450242191854</text:p>
          </table:table-cell>
          <table:table-cell office:value-type="float" office:value="0.407313548321077" calcext:value-type="float">
            <text:p>0.407313548321077</text:p>
          </table:table-cell>
          <table:table-cell office:value-type="string" calcext:value-type="string">
            <text:p>https://twitter.com/IrenesCleaning/status/1622565781199265799</text:p>
          </table:table-cell>
        </table:table-row>
        <table:table-row table:style-name="ro1">
          <table:table-cell office:value-type="string" calcext:value-type="string">
            <text:p>input/data_formal_20240530-1342/meme/Isaac_V_C_20230201T183316/0.jpg</text:p>
          </table:table-cell>
          <table:table-cell office:value-type="string" calcext:value-type="string">
            <text:p>Pattern 2</text:p>
          </table:table-cell>
          <table:table-cell office:value-type="float" office:value="31.309220446053" calcext:value-type="float">
            <text:p>31.309220446053</text:p>
          </table:table-cell>
          <table:table-cell office:value-type="float" office:value="0.148567696246491" calcext:value-type="float">
            <text:p>0.148567696246491</text:p>
          </table:table-cell>
          <table:table-cell office:value-type="float" office:value="0.507888383773863" calcext:value-type="float">
            <text:p>0.507888383773863</text:p>
          </table:table-cell>
          <table:table-cell office:value-type="string" calcext:value-type="string">
            <text:p>https://twitter.com/Isaac_V_C/status/1621005636585807873</text:p>
          </table:table-cell>
        </table:table-row>
        <table:table-row table:style-name="ro1">
          <table:table-cell office:value-type="string" calcext:value-type="string">
            <text:p>input/data_formal_20240530-1342/meme/IsaacDesixth_20230202T053421/0.jpg</text:p>
          </table:table-cell>
          <table:table-cell office:value-type="string" calcext:value-type="string">
            <text:p>Pattern 7</text:p>
          </table:table-cell>
          <table:table-cell office:value-type="float" office:value="24.195716967253" calcext:value-type="float">
            <text:p>24.195716967253</text:p>
          </table:table-cell>
          <table:table-cell office:value-type="float" office:value="0.641071049885996" calcext:value-type="float">
            <text:p>0.641071049885996</text:p>
          </table:table-cell>
          <table:table-cell office:value-type="float" office:value="0.435458425546629" calcext:value-type="float">
            <text:p>0.435458425546629</text:p>
          </table:table-cell>
          <table:table-cell office:value-type="string" calcext:value-type="string">
            <text:p>https://twitter.com/IsaacDesixth/status/1621019166995255296</text:p>
          </table:table-cell>
        </table:table-row>
        <table:table-row table:style-name="ro1">
          <table:table-cell office:value-type="string" calcext:value-type="string">
            <text:p>input/data_formal_20240530-1342/meme/it_meirl_20230105T112636/0.jpg</text:p>
          </table:table-cell>
          <table:table-cell office:value-type="string" calcext:value-type="string">
            <text:p>Pattern 6</text:p>
          </table:table-cell>
          <table:table-cell office:value-type="float" office:value="28.3706734604086" calcext:value-type="float">
            <text:p>28.3706734604086</text:p>
          </table:table-cell>
          <table:table-cell office:value-type="float" office:value="0.655639495514366" calcext:value-type="float">
            <text:p>0.655639495514366</text:p>
          </table:table-cell>
          <table:table-cell office:value-type="float" office:value="0.384367023149335" calcext:value-type="float">
            <text:p>0.384367023149335</text:p>
          </table:table-cell>
          <table:table-cell office:value-type="string" calcext:value-type="string">
            <text:p>https://twitter.com/Carlos_RSL/status/1610962061223235585</text:p>
          </table:table-cell>
        </table:table-row>
        <table:table-row table:style-name="ro1">
          <table:table-cell office:value-type="string" calcext:value-type="string">
            <text:p>input/data_formal_20240530-1342/meme/it_meirl_20230106T014820/0.jpg</text:p>
          </table:table-cell>
          <table:table-cell office:value-type="string" calcext:value-type="string">
            <text:p>Pattern 5</text:p>
          </table:table-cell>
          <table:table-cell office:value-type="float" office:value="17.4180128382877" calcext:value-type="float">
            <text:p>17.4180128382877</text:p>
          </table:table-cell>
          <table:table-cell office:value-type="float" office:value="0.188158396155802" calcext:value-type="float">
            <text:p>0.188158396155802</text:p>
          </table:table-cell>
          <table:table-cell office:value-type="float" office:value="0.322763544314515" calcext:value-type="float">
            <text:p>0.322763544314515</text:p>
          </table:table-cell>
          <table:table-cell office:value-type="string" calcext:value-type="string">
            <text:p>https://twitter.com/_giovan_ny/status/1611233509649321986</text:p>
          </table:table-cell>
        </table:table-row>
        <table:table-row table:style-name="ro1">
          <table:table-cell office:value-type="string" calcext:value-type="string">
            <text:p>input/data_formal_20240530-1342/meme/it_meirl_20230106T053837/0.jpg</text:p>
          </table:table-cell>
          <table:table-cell office:value-type="string" calcext:value-type="string">
            <text:p>Pattern 7</text:p>
          </table:table-cell>
          <table:table-cell office:value-type="float" office:value="26.9784069641137" calcext:value-type="float">
            <text:p>26.9784069641137</text:p>
          </table:table-cell>
          <table:table-cell office:value-type="float" office:value="0.579224919549289" calcext:value-type="float">
            <text:p>0.579224919549289</text:p>
          </table:table-cell>
          <table:table-cell office:value-type="float" office:value="0.408394644841583" calcext:value-type="float">
            <text:p>0.408394644841583</text:p>
          </table:table-cell>
          <table:table-cell office:value-type="string" calcext:value-type="string">
            <text:p>https://twitter.com/it_meirl/status/1611235769963667458</text:p>
          </table:table-cell>
        </table:table-row>
        <table:table-row table:style-name="ro1">
          <table:table-cell office:value-type="string" calcext:value-type="string">
            <text:p>input/data_formal_20240530-1342/meme/it_meirl_20230106T064843/0.jpg</text:p>
          </table:table-cell>
          <table:table-cell office:value-type="string" calcext:value-type="string">
            <text:p>Pattern 5</text:p>
          </table:table-cell>
          <table:table-cell office:value-type="float" office:value="26.8105959614022" calcext:value-type="float">
            <text:p>26.8105959614022</text:p>
          </table:table-cell>
          <table:table-cell office:value-type="float" office:value="0.460194409706168" calcext:value-type="float">
            <text:p>0.460194409706168</text:p>
          </table:table-cell>
          <table:table-cell office:value-type="float" office:value="0.294560366834422" calcext:value-type="float">
            <text:p>0.294560366834422</text:p>
          </table:table-cell>
          <table:table-cell office:value-type="string" calcext:value-type="string">
            <text:p>https://twitter.com/it_meirl/status/1611253410984038400</text:p>
          </table:table-cell>
        </table:table-row>
        <table:table-row table:style-name="ro1">
          <table:table-cell office:value-type="string" calcext:value-type="string">
            <text:p>input/data_formal_20240530-1342/meme/it_meirl_20230111T223219/0.jpg</text:p>
          </table:table-cell>
          <table:table-cell office:value-type="string" calcext:value-type="string">
            <text:p>Pattern 5</text:p>
          </table:table-cell>
          <table:table-cell office:value-type="float" office:value="31.5575969687492" calcext:value-type="float">
            <text:p>31.5575969687492</text:p>
          </table:table-cell>
          <table:table-cell office:value-type="float" office:value="0.176232688221428" calcext:value-type="float">
            <text:p>0.176232688221428</text:p>
          </table:table-cell>
          <table:table-cell office:value-type="float" office:value="0.331584342880748" calcext:value-type="float">
            <text:p>0.331584342880748</text:p>
          </table:table-cell>
          <table:table-cell office:value-type="string" calcext:value-type="string">
            <text:p>https://twitter.com/it_meirl/status/1613302816352731140</text:p>
          </table:table-cell>
        </table:table-row>
        <table:table-row table:style-name="ro1">
          <table:table-cell office:value-type="string" calcext:value-type="string">
            <text:p>input/data_formal_20240530-1342/meme/it_meirl_20230111T225227/0.jpg</text:p>
          </table:table-cell>
          <table:table-cell office:value-type="string" calcext:value-type="string">
            <text:p>Pattern 7</text:p>
          </table:table-cell>
          <table:table-cell office:value-type="float" office:value="30.5194097361302" calcext:value-type="float">
            <text:p>30.5194097361302</text:p>
          </table:table-cell>
          <table:table-cell office:value-type="float" office:value="0.246262327179255" calcext:value-type="float">
            <text:p>0.246262327179255</text:p>
          </table:table-cell>
          <table:table-cell office:value-type="float" office:value="0.52044830270839" calcext:value-type="float">
            <text:p>0.52044830270839</text:p>
          </table:table-cell>
          <table:table-cell office:value-type="string" calcext:value-type="string">
            <text:p>https://twitter.com/it_meirl/status/1613307880261955584</text:p>
          </table:table-cell>
        </table:table-row>
        <table:table-row table:style-name="ro1">
          <table:table-cell office:value-type="string" calcext:value-type="string">
            <text:p>input/data_formal_20240530-1342/meme/it_meirl_20230201T220820/0.jpg</text:p>
          </table:table-cell>
          <table:table-cell office:value-type="string" calcext:value-type="string">
            <text:p>Pattern 1</text:p>
          </table:table-cell>
          <table:table-cell office:value-type="float" office:value="32.0060852683469" calcext:value-type="float">
            <text:p>32.0060852683469</text:p>
          </table:table-cell>
          <table:table-cell office:value-type="float" office:value="0.462656804516798" calcext:value-type="float">
            <text:p>0.462656804516798</text:p>
          </table:table-cell>
          <table:table-cell office:value-type="float" office:value="0.348593935093425" calcext:value-type="float">
            <text:p>0.348593935093425</text:p>
          </table:table-cell>
          <table:table-cell office:value-type="string" calcext:value-type="string">
            <text:p>https://twitter.com/XRenegadeUser/status/1620911118792409093</text:p>
          </table:table-cell>
        </table:table-row>
        <table:table-row table:style-name="ro1">
          <table:table-cell office:value-type="string" calcext:value-type="string">
            <text:p>input/data_formal_20240530-1342/meme/it_meirl_20230201T221823/0.jpg</text:p>
          </table:table-cell>
          <table:table-cell office:value-type="string" calcext:value-type="string">
            <text:p>Pattern 1</text:p>
          </table:table-cell>
          <table:table-cell office:value-type="float" office:value="33.5363189830889" calcext:value-type="float">
            <text:p>33.5363189830889</text:p>
          </table:table-cell>
          <table:table-cell office:value-type="float" office:value="0.206305021490049" calcext:value-type="float">
            <text:p>0.206305021490049</text:p>
          </table:table-cell>
          <table:table-cell office:value-type="float" office:value="0.451510162353704" calcext:value-type="float">
            <text:p>0.451510162353704</text:p>
          </table:table-cell>
          <table:table-cell office:value-type="string" calcext:value-type="string">
            <text:p>https://twitter.com/it_meirl/status/1620909452764250114</text:p>
          </table:table-cell>
        </table:table-row>
        <table:table-row table:style-name="ro1">
          <table:table-cell office:value-type="string" calcext:value-type="string">
            <text:p>input/data_formal_20240530-1342/meme/it_meirl_20230201T230826/0.jpg</text:p>
          </table:table-cell>
          <table:table-cell office:value-type="string" calcext:value-type="string">
            <text:p>Pattern 1</text:p>
          </table:table-cell>
          <table:table-cell office:value-type="float" office:value="30.8746443791859" calcext:value-type="float">
            <text:p>30.8746443791859</text:p>
          </table:table-cell>
          <table:table-cell office:value-type="float" office:value="0.253378651505429" calcext:value-type="float">
            <text:p>0.253378651505429</text:p>
          </table:table-cell>
          <table:table-cell office:value-type="float" office:value="0.262984582538637" calcext:value-type="float">
            <text:p>0.262984582538637</text:p>
          </table:table-cell>
          <table:table-cell office:value-type="string" calcext:value-type="string">
            <text:p>https://twitter.com/it_meirl/status/1620922050545156096</text:p>
          </table:table-cell>
        </table:table-row>
        <table:table-row table:style-name="ro1">
          <table:table-cell office:value-type="string" calcext:value-type="string">
            <text:p>input/data_formal_20240530-1342/meme/it_meirl_20230201T235839/0.jpg</text:p>
          </table:table-cell>
          <table:table-cell office:value-type="string" calcext:value-type="string">
            <text:p>Pattern 5</text:p>
          </table:table-cell>
          <table:table-cell office:value-type="float" office:value="28.5521046928423" calcext:value-type="float">
            <text:p>28.5521046928423</text:p>
          </table:table-cell>
          <table:table-cell office:value-type="float" office:value="0.113661671772384" calcext:value-type="float">
            <text:p>0.113661671772384</text:p>
          </table:table-cell>
          <table:table-cell office:value-type="float" office:value="0.201633818461099" calcext:value-type="float">
            <text:p>0.201633818461099</text:p>
          </table:table-cell>
          <table:table-cell office:value-type="string" calcext:value-type="string">
            <text:p>https://twitter.com/it_meirl/status/1620934686875811840</text:p>
          </table:table-cell>
        </table:table-row>
        <table:table-row table:style-name="ro1">
          <table:table-cell office:value-type="string" calcext:value-type="string">
            <text:p>input/data_formal_20240530-1342/meme/it_meirl_20230202T004847/0.jpg</text:p>
          </table:table-cell>
          <table:table-cell office:value-type="string" calcext:value-type="string">
            <text:p>Pattern 5</text:p>
          </table:table-cell>
          <table:table-cell office:value-type="float" office:value="26.8261634794494" calcext:value-type="float">
            <text:p>26.8261634794494</text:p>
          </table:table-cell>
          <table:table-cell office:value-type="float" office:value="0.134903332173205" calcext:value-type="float">
            <text:p>0.134903332173205</text:p>
          </table:table-cell>
          <table:table-cell office:value-type="float" office:value="0.280082098373271" calcext:value-type="float">
            <text:p>0.280082098373271</text:p>
          </table:table-cell>
          <table:table-cell office:value-type="string" calcext:value-type="string">
            <text:p>https://twitter.com/it_meirl/status/1620947303287689218</text:p>
          </table:table-cell>
        </table:table-row>
        <table:table-row table:style-name="ro1">
          <table:table-cell office:value-type="string" calcext:value-type="string">
            <text:p>input/data_formal_20240530-1342/meme/it_meirl_20230202T010850/0.jpg</text:p>
          </table:table-cell>
          <table:table-cell office:value-type="string" calcext:value-type="string">
            <text:p>Pattern 1</text:p>
          </table:table-cell>
          <table:table-cell office:value-type="float" office:value="28.333969311" calcext:value-type="float">
            <text:p>28.333969311</text:p>
          </table:table-cell>
          <table:table-cell office:value-type="float" office:value="0.27684984613448" calcext:value-type="float">
            <text:p>0.27684984613448</text:p>
          </table:table-cell>
          <table:table-cell office:value-type="float" office:value="0.206772808106942" calcext:value-type="float">
            <text:p>0.206772808106942</text:p>
          </table:table-cell>
          <table:table-cell office:value-type="string" calcext:value-type="string">
            <text:p>https://twitter.com/it_meirl/status/1620952347202535424</text:p>
          </table:table-cell>
        </table:table-row>
        <table:table-row table:style-name="ro1">
          <table:table-cell office:value-type="string" calcext:value-type="string">
            <text:p>input/data_formal_20240530-1342/meme/it_meirl_20230202T022854/0.jpg</text:p>
          </table:table-cell>
          <table:table-cell office:value-type="string" calcext:value-type="string">
            <text:p>Pattern 5</text:p>
          </table:table-cell>
          <table:table-cell office:value-type="float" office:value="29.1400176741103" calcext:value-type="float">
            <text:p>29.1400176741103</text:p>
          </table:table-cell>
          <table:table-cell office:value-type="float" office:value="0.240367188377604" calcext:value-type="float">
            <text:p>0.240367188377604</text:p>
          </table:table-cell>
          <table:table-cell office:value-type="float" office:value="0.259954354508068" calcext:value-type="float">
            <text:p>0.259954354508068</text:p>
          </table:table-cell>
          <table:table-cell office:value-type="string" calcext:value-type="string">
            <text:p>https://twitter.com/it_meirl/status/1620972499012915207</text:p>
          </table:table-cell>
        </table:table-row>
        <table:table-row table:style-name="ro1">
          <table:table-cell office:value-type="string" calcext:value-type="string">
            <text:p>input/data_formal_20240530-1342/meme/it_meirl_20230202T044910/0.jpg</text:p>
          </table:table-cell>
          <table:table-cell office:value-type="string" calcext:value-type="string">
            <text:p>Pattern 5</text:p>
          </table:table-cell>
          <table:table-cell office:value-type="float" office:value="23.9074866368983" calcext:value-type="float">
            <text:p>23.9074866368983</text:p>
          </table:table-cell>
          <table:table-cell office:value-type="float" office:value="0.0811251323644057" calcext:value-type="float">
            <text:p>0.0811251323644057</text:p>
          </table:table-cell>
          <table:table-cell office:value-type="float" office:value="0.195984638974387" calcext:value-type="float">
            <text:p>0.195984638974387</text:p>
          </table:table-cell>
          <table:table-cell office:value-type="string" calcext:value-type="string">
            <text:p>https://twitter.com/it_meirl/status/1621007799734964224</text:p>
          </table:table-cell>
        </table:table-row>
        <table:table-row table:style-name="ro1">
          <table:table-cell office:value-type="string" calcext:value-type="string">
            <text:p>input/data_formal_20240530-1342/meme/it_meirl_20230202T045913/0.jpg</text:p>
          </table:table-cell>
          <table:table-cell office:value-type="string" calcext:value-type="string">
            <text:p>Pattern 1</text:p>
          </table:table-cell>
          <table:table-cell office:value-type="float" office:value="30.6796843786403" calcext:value-type="float">
            <text:p>30.6796843786403</text:p>
          </table:table-cell>
          <table:table-cell office:value-type="float" office:value="0.320247692841261" calcext:value-type="float">
            <text:p>0.320247692841261</text:p>
          </table:table-cell>
          <table:table-cell office:value-type="float" office:value="0.203290129091005" calcext:value-type="float">
            <text:p>0.203290129091005</text:p>
          </table:table-cell>
          <table:table-cell office:value-type="string" calcext:value-type="string">
            <text:p>https://twitter.com/it_meirl/status/1621010327696560128</text:p>
          </table:table-cell>
        </table:table-row>
        <table:table-row table:style-name="ro1">
          <table:table-cell office:value-type="string" calcext:value-type="string">
            <text:p>input/data_formal_20240530-1342/meme/it_meirl_20230204T072422/0.jpg</text:p>
          </table:table-cell>
          <table:table-cell office:value-type="string" calcext:value-type="string">
            <text:p>Pattern 5</text:p>
          </table:table-cell>
          <table:table-cell office:value-type="float" office:value="15.0938509989729" calcext:value-type="float">
            <text:p>15.0938509989729</text:p>
          </table:table-cell>
          <table:table-cell office:value-type="float" office:value="0.199136784753138" calcext:value-type="float">
            <text:p>0.199136784753138</text:p>
          </table:table-cell>
          <table:table-cell office:value-type="float" office:value="0.296908491164996" calcext:value-type="float">
            <text:p>0.296908491164996</text:p>
          </table:table-cell>
          <table:table-cell office:value-type="string" calcext:value-type="string">
            <text:p>https://twitter.com/staryoshi06/status/1622612550503526402</text:p>
          </table:table-cell>
        </table:table-row>
        <table:table-row table:style-name="ro1">
          <table:table-cell office:value-type="string" calcext:value-type="string">
            <text:p>input/data_formal_20240530-1342/meme/it_meirl_20230206T090910/0.jpg</text:p>
          </table:table-cell>
          <table:table-cell office:value-type="string" calcext:value-type="string">
            <text:p>Pattern 7</text:p>
          </table:table-cell>
          <table:table-cell office:value-type="float" office:value="30.7558734980666" calcext:value-type="float">
            <text:p>30.7558734980666</text:p>
          </table:table-cell>
          <table:table-cell office:value-type="float" office:value="0.452266031594178" calcext:value-type="float">
            <text:p>0.452266031594178</text:p>
          </table:table-cell>
          <table:table-cell office:value-type="float" office:value="0.383698404476294" calcext:value-type="float">
            <text:p>0.383698404476294</text:p>
          </table:table-cell>
          <table:table-cell office:value-type="string" calcext:value-type="string">
            <text:p>https://twitter.com/garry12gg/status/1622591459022016514</text:p>
          </table:table-cell>
        </table:table-row>
        <table:table-row table:style-name="ro1">
          <table:table-cell office:value-type="string" calcext:value-type="string">
            <text:p>input/data_formal_20240530-1342/meme/it_meirl_20230206T104918/0.jpg</text:p>
          </table:table-cell>
          <table:table-cell office:value-type="string" calcext:value-type="string">
            <text:p>Pattern 7</text:p>
          </table:table-cell>
          <table:table-cell office:value-type="float" office:value="31.6213414313139" calcext:value-type="float">
            <text:p>31.6213414313139</text:p>
          </table:table-cell>
          <table:table-cell office:value-type="float" office:value="0.207254079068742" calcext:value-type="float">
            <text:p>0.207254079068742</text:p>
          </table:table-cell>
          <table:table-cell office:value-type="float" office:value="0.421459080588589" calcext:value-type="float">
            <text:p>0.421459080588589</text:p>
          </table:table-cell>
          <table:table-cell office:value-type="string" calcext:value-type="string">
            <text:p>https://twitter.com/it_meirl/status/1622547978702491649</text:p>
          </table:table-cell>
        </table:table-row>
        <table:table-row table:style-name="ro1">
          <table:table-cell office:value-type="string" calcext:value-type="string">
            <text:p>input/data_formal_20240530-1342/meme/it_meirl_20230206T105920/0.jpg</text:p>
          </table:table-cell>
          <table:table-cell office:value-type="string" calcext:value-type="string">
            <text:p>Pattern 5</text:p>
          </table:table-cell>
          <table:table-cell office:value-type="float" office:value="23.3557513338956" calcext:value-type="float">
            <text:p>23.3557513338956</text:p>
          </table:table-cell>
          <table:table-cell office:value-type="float" office:value="0.159064411166175" calcext:value-type="float">
            <text:p>0.159064411166175</text:p>
          </table:table-cell>
          <table:table-cell office:value-type="float" office:value="0.317915432377137" calcext:value-type="float">
            <text:p>0.317915432377137</text:p>
          </table:table-cell>
          <table:table-cell office:value-type="string" calcext:value-type="string">
            <text:p>https://twitter.com/it_meirl/status/1622550504319352832</text:p>
          </table:table-cell>
        </table:table-row>
        <table:table-row table:style-name="ro1">
          <table:table-cell office:value-type="string" calcext:value-type="string">
            <text:p>input/data_formal_20240530-1342/meme/it_meirl_20230206T113923/0.jpg</text:p>
          </table:table-cell>
          <table:table-cell office:value-type="string" calcext:value-type="string">
            <text:p>Pattern 5</text:p>
          </table:table-cell>
          <table:table-cell office:value-type="float" office:value="28.0757901218637" calcext:value-type="float">
            <text:p>28.0757901218637</text:p>
          </table:table-cell>
          <table:table-cell office:value-type="float" office:value="0.183116492197001" calcext:value-type="float">
            <text:p>0.183116492197001</text:p>
          </table:table-cell>
          <table:table-cell office:value-type="float" office:value="0.359904267520929" calcext:value-type="float">
            <text:p>0.359904267520929</text:p>
          </table:table-cell>
          <table:table-cell office:value-type="string" calcext:value-type="string">
            <text:p>https://twitter.com/it_meirl/status/1622560582292451329</text:p>
          </table:table-cell>
        </table:table-row>
        <table:table-row table:style-name="ro1">
          <table:table-cell office:value-type="string" calcext:value-type="string">
            <text:p>input/data_formal_20240530-1342/meme/it_meirl_20230206T120926/0.jpg</text:p>
          </table:table-cell>
          <table:table-cell office:value-type="string" calcext:value-type="string">
            <text:p>Pattern 7</text:p>
          </table:table-cell>
          <table:table-cell office:value-type="float" office:value="28.864204530042" calcext:value-type="float">
            <text:p>28.864204530042</text:p>
          </table:table-cell>
          <table:table-cell office:value-type="float" office:value="0.581109639747402" calcext:value-type="float">
            <text:p>0.581109639747402</text:p>
          </table:table-cell>
          <table:table-cell office:value-type="float" office:value="0.458508648758288" calcext:value-type="float">
            <text:p>0.458508648758288</text:p>
          </table:table-cell>
          <table:table-cell office:value-type="string" calcext:value-type="string">
            <text:p>https://twitter.com/it_meirl/status/1622568147353014272</text:p>
          </table:table-cell>
        </table:table-row>
        <table:table-row table:style-name="ro1">
          <table:table-cell office:value-type="string" calcext:value-type="string">
            <text:p>input/data_formal_20240530-1342/meme/it_meirl_20230206T133933/0.jpg</text:p>
          </table:table-cell>
          <table:table-cell office:value-type="string" calcext:value-type="string">
            <text:p>Pattern 8</text:p>
          </table:table-cell>
          <table:table-cell office:value-type="float" office:value="20.3640393394959" calcext:value-type="float">
            <text:p>20.3640393394959</text:p>
          </table:table-cell>
          <table:table-cell office:value-type="float" office:value="0.938986261743257" calcext:value-type="float">
            <text:p>0.938986261743257</text:p>
          </table:table-cell>
          <table:table-cell office:value-type="float" office:value="0.375220532813821" calcext:value-type="float">
            <text:p>0.375220532813821</text:p>
          </table:table-cell>
          <table:table-cell office:value-type="string" calcext:value-type="string">
            <text:p>https://twitter.com/it_meirl/status/1622590822532145152</text:p>
          </table:table-cell>
        </table:table-row>
        <table:table-row table:style-name="ro1">
          <table:table-cell office:value-type="string" calcext:value-type="string">
            <text:p>input/data_formal_20240530-1342/meme/it_meirl_20230206T134941/0.jpg</text:p>
          </table:table-cell>
          <table:table-cell office:value-type="string" calcext:value-type="string">
            <text:p>Pattern 7</text:p>
          </table:table-cell>
          <table:table-cell office:value-type="float" office:value="28.1931054570638" calcext:value-type="float">
            <text:p>28.1931054570638</text:p>
          </table:table-cell>
          <table:table-cell office:value-type="float" office:value="0.299019363744012" calcext:value-type="float">
            <text:p>0.299019363744012</text:p>
          </table:table-cell>
          <table:table-cell office:value-type="float" office:value="0.484666984174313" calcext:value-type="float">
            <text:p>0.484666984174313</text:p>
          </table:table-cell>
          <table:table-cell office:value-type="string" calcext:value-type="string">
            <text:p>https://twitter.com/it_meirl/status/1622593375672098817</text:p>
          </table:table-cell>
        </table:table-row>
        <table:table-row table:style-name="ro1">
          <table:table-cell office:value-type="string" calcext:value-type="string">
            <text:p>input/data_formal_20240530-1342/meme/it_meirl_20230212T150228/0.jpg</text:p>
          </table:table-cell>
          <table:table-cell office:value-type="string" calcext:value-type="string">
            <text:p>Pattern 5</text:p>
          </table:table-cell>
          <table:table-cell office:value-type="float" office:value="29.3072517587433" calcext:value-type="float">
            <text:p>29.3072517587433</text:p>
          </table:table-cell>
          <table:table-cell office:value-type="float" office:value="0.232746497305493" calcext:value-type="float">
            <text:p>0.232746497305493</text:p>
          </table:table-cell>
          <table:table-cell office:value-type="float" office:value="0.251907525092242" calcext:value-type="float">
            <text:p>0.251907525092242</text:p>
          </table:table-cell>
          <table:table-cell office:value-type="string" calcext:value-type="string">
            <text:p>https://twitter.com/it_meirl/status/1624786018573422593</text:p>
          </table:table-cell>
        </table:table-row>
        <table:table-row table:style-name="ro1">
          <table:table-cell office:value-type="string" calcext:value-type="string">
            <text:p>input/data_formal_20240530-1342/meme/it_meirl_20230226T042508/0.jpg</text:p>
          </table:table-cell>
          <table:table-cell office:value-type="string" calcext:value-type="string">
            <text:p>Pattern 1</text:p>
          </table:table-cell>
          <table:table-cell office:value-type="float" office:value="13.2935193514356" calcext:value-type="float">
            <text:p>13.2935193514356</text:p>
          </table:table-cell>
          <table:table-cell office:value-type="float" office:value="0.245174103317853" calcext:value-type="float">
            <text:p>0.245174103317853</text:p>
          </table:table-cell>
          <table:table-cell office:value-type="float" office:value="0.305932271383513" calcext:value-type="float">
            <text:p>0.305932271383513</text:p>
          </table:table-cell>
          <table:table-cell office:value-type="string" calcext:value-type="string">
            <text:p>https://twitter.com/it_meirl/status/1629699059651944448</text:p>
          </table:table-cell>
        </table:table-row>
        <table:table-row table:style-name="ro1">
          <table:table-cell office:value-type="string" calcext:value-type="string">
            <text:p>input/data_formal_20240530-1342/meme/it_meirl_20230226T053518/0.jpg</text:p>
          </table:table-cell>
          <table:table-cell office:value-type="string" calcext:value-type="string">
            <text:p>Pattern 5</text:p>
          </table:table-cell>
          <table:table-cell office:value-type="float" office:value="29.2321195648643" calcext:value-type="float">
            <text:p>29.2321195648643</text:p>
          </table:table-cell>
          <table:table-cell office:value-type="float" office:value="0.202560353996775" calcext:value-type="float">
            <text:p>0.202560353996775</text:p>
          </table:table-cell>
          <table:table-cell office:value-type="float" office:value="0.198971430784232" calcext:value-type="float">
            <text:p>0.198971430784232</text:p>
          </table:table-cell>
          <table:table-cell office:value-type="string" calcext:value-type="string">
            <text:p>https://twitter.com/it_meirl/status/1629716715402678273</text:p>
          </table:table-cell>
        </table:table-row>
        <table:table-row table:style-name="ro1">
          <table:table-cell office:value-type="string" calcext:value-type="string">
            <text:p>input/data_formal_20240530-1342/meme/it_meirl_20230315T201429/0.jpg</text:p>
          </table:table-cell>
          <table:table-cell office:value-type="string" calcext:value-type="string">
            <text:p>Pattern 7</text:p>
          </table:table-cell>
          <table:table-cell office:value-type="float" office:value="26.7996127767067" calcext:value-type="float">
            <text:p>26.7996127767067</text:p>
          </table:table-cell>
          <table:table-cell office:value-type="float" office:value="0.210904288903418" calcext:value-type="float">
            <text:p>0.210904288903418</text:p>
          </table:table-cell>
          <table:table-cell office:value-type="float" office:value="0.36225616619314" calcext:value-type="float">
            <text:p>0.36225616619314</text:p>
          </table:table-cell>
          <table:table-cell office:value-type="string" calcext:value-type="string">
            <text:p>https://twitter.com/Gaibufritas/status/1636102211083091972</text:p>
          </table:table-cell>
        </table:table-row>
        <table:table-row table:style-name="ro1">
          <table:table-cell office:value-type="string" calcext:value-type="string">
            <text:p>input/data_formal_20240530-1342/meme/it_meirl_20230315T202434/0.jpg</text:p>
          </table:table-cell>
          <table:table-cell office:value-type="string" calcext:value-type="string">
            <text:p>Pattern 5</text:p>
          </table:table-cell>
          <table:table-cell office:value-type="float" office:value="25.746967102162" calcext:value-type="float">
            <text:p>25.746967102162</text:p>
          </table:table-cell>
          <table:table-cell office:value-type="float" office:value="0.158349572990797" calcext:value-type="float">
            <text:p>0.158349572990797</text:p>
          </table:table-cell>
          <table:table-cell office:value-type="float" office:value="0.351704632617479" calcext:value-type="float">
            <text:p>0.351704632617479</text:p>
          </table:table-cell>
          <table:table-cell office:value-type="string" calcext:value-type="string">
            <text:p>https://twitter.com/Secondc04436774/status/1636101610253189126</text:p>
          </table:table-cell>
        </table:table-row>
        <table:table-row table:style-name="ro1">
          <table:table-cell office:value-type="string" calcext:value-type="string">
            <text:p>input/data_formal_20240530-1342/meme/it_meirl_20230315T220507/0.jpg</text:p>
          </table:table-cell>
          <table:table-cell office:value-type="string" calcext:value-type="string">
            <text:p>Pattern 5</text:p>
          </table:table-cell>
          <table:table-cell office:value-type="float" office:value="26.412882544435" calcext:value-type="float">
            <text:p>26.412882544435</text:p>
          </table:table-cell>
          <table:table-cell office:value-type="float" office:value="0.192379525150423" calcext:value-type="float">
            <text:p>0.192379525150423</text:p>
          </table:table-cell>
          <table:table-cell office:value-type="float" office:value="0.287343695459225" calcext:value-type="float">
            <text:p>0.287343695459225</text:p>
          </table:table-cell>
          <table:table-cell office:value-type="string" calcext:value-type="string">
            <text:p>https://twitter.com/it_meirl/status/1636126405560811523</text:p>
          </table:table-cell>
        </table:table-row>
        <table:table-row table:style-name="ro1">
          <table:table-cell office:value-type="string" calcext:value-type="string">
            <text:p>input/data_formal_20240530-1342/meme/it_meirl_20230322T173955/0.jpg</text:p>
          </table:table-cell>
          <table:table-cell office:value-type="string" calcext:value-type="string">
            <text:p>Pattern 6</text:p>
          </table:table-cell>
          <table:table-cell office:value-type="float" office:value="26.4686570981078" calcext:value-type="float">
            <text:p>26.4686570981078</text:p>
          </table:table-cell>
          <table:table-cell office:value-type="float" office:value="0.720500857099824" calcext:value-type="float">
            <text:p>0.720500857099824</text:p>
          </table:table-cell>
          <table:table-cell office:value-type="float" office:value="0.262261712587999" calcext:value-type="float">
            <text:p>0.262261712587999</text:p>
          </table:table-cell>
          <table:table-cell office:value-type="string" calcext:value-type="string">
            <text:p>https://twitter.com/it_meirl/status/1638596382129889305</text:p>
          </table:table-cell>
        </table:table-row>
        <table:table-row table:style-name="ro1">
          <table:table-cell office:value-type="string" calcext:value-type="string">
            <text:p>input/data_formal_20240530-1342/meme/it_meirl_20230322T221031/0.jpg</text:p>
          </table:table-cell>
          <table:table-cell office:value-type="string" calcext:value-type="string">
            <text:p>Pattern 5</text:p>
          </table:table-cell>
          <table:table-cell office:value-type="float" office:value="26.7031150188867" calcext:value-type="float">
            <text:p>26.7031150188867</text:p>
          </table:table-cell>
          <table:table-cell office:value-type="float" office:value="0.187205552092188" calcext:value-type="float">
            <text:p>0.187205552092188</text:p>
          </table:table-cell>
          <table:table-cell office:value-type="float" office:value="0.405569975768931" calcext:value-type="float">
            <text:p>0.405569975768931</text:p>
          </table:table-cell>
          <table:table-cell office:value-type="string" calcext:value-type="string">
            <text:p>https://twitter.com/it_meirl/status/1638664481541869573</text:p>
          </table:table-cell>
        </table:table-row>
        <table:table-row table:style-name="ro1">
          <table:table-cell office:value-type="string" calcext:value-type="string">
            <text:p>input/data_formal_20240530-1342/meme/it_meirl_20230323T010046/0.jpg</text:p>
          </table:table-cell>
          <table:table-cell office:value-type="string" calcext:value-type="string">
            <text:p>Pattern 5</text:p>
          </table:table-cell>
          <table:table-cell office:value-type="float" office:value="26.963415879685" calcext:value-type="float">
            <text:p>26.963415879685</text:p>
          </table:table-cell>
          <table:table-cell office:value-type="float" office:value="0.211487146485576" calcext:value-type="float">
            <text:p>0.211487146485576</text:p>
          </table:table-cell>
          <table:table-cell office:value-type="float" office:value="0.317474531083087" calcext:value-type="float">
            <text:p>0.317474531083087</text:p>
          </table:table-cell>
          <table:table-cell office:value-type="string" calcext:value-type="string">
            <text:p>https://twitter.com/it_meirl/status/1638707322435563520</text:p>
          </table:table-cell>
        </table:table-row>
        <table:table-row table:style-name="ro1">
          <table:table-cell office:value-type="string" calcext:value-type="string">
            <text:p>input/data_formal_20240530-1342/meme/it_meirl_20230323T011048/0.jpg</text:p>
          </table:table-cell>
          <table:table-cell office:value-type="string" calcext:value-type="string">
            <text:p>Pattern 5</text:p>
          </table:table-cell>
          <table:table-cell office:value-type="float" office:value="27.3283389466604" calcext:value-type="float">
            <text:p>27.3283389466604</text:p>
          </table:table-cell>
          <table:table-cell office:value-type="float" office:value="0.263554563848355" calcext:value-type="float">
            <text:p>0.263554563848355</text:p>
          </table:table-cell>
          <table:table-cell office:value-type="float" office:value="0.403809062733592" calcext:value-type="float">
            <text:p>0.403809062733592</text:p>
          </table:table-cell>
          <table:table-cell office:value-type="string" calcext:value-type="string">
            <text:p>https://twitter.com/it_meirl/status/1638709848580976640</text:p>
          </table:table-cell>
        </table:table-row>
        <table:table-row table:style-name="ro1">
          <table:table-cell office:value-type="string" calcext:value-type="string">
            <text:p>input/data_formal_20240530-1342/meme/itech_advice_20230106T085256/0.jpg</text:p>
          </table:table-cell>
          <table:table-cell office:value-type="string" calcext:value-type="string">
            <text:p>Pattern 9</text:p>
          </table:table-cell>
          <table:table-cell office:value-type="float" office:value="9.89021940177045" calcext:value-type="float">
            <text:p>9.89021940177045</text:p>
          </table:table-cell>
          <table:table-cell office:value-type="float" office:value="0.135283081246564" calcext:value-type="float">
            <text:p>0.135283081246564</text:p>
          </table:table-cell>
          <table:table-cell office:value-type="float" office:value="0.0891030958357166" calcext:value-type="float">
            <text:p>0.0891030958357166</text:p>
          </table:table-cell>
          <table:table-cell office:value-type="string" calcext:value-type="string">
            <text:p>https://twitter.com/itech_advice/status/1611284670087561218</text:p>
          </table:table-cell>
        </table:table-row>
        <table:table-row table:style-name="ro1">
          <table:table-cell office:value-type="string" calcext:value-type="string">
            <text:p>input/data_formal_20240530-1342/meme/itribe__20230206T103000/0.jpg</text:p>
          </table:table-cell>
          <table:table-cell office:value-type="string" calcext:value-type="string">
            <text:p>Pattern 8</text:p>
          </table:table-cell>
          <table:table-cell office:value-type="float" office:value="21.3237891679844" calcext:value-type="float">
            <text:p>21.3237891679844</text:p>
          </table:table-cell>
          <table:table-cell office:value-type="float" office:value="0.948775081323608" calcext:value-type="float">
            <text:p>0.948775081323608</text:p>
          </table:table-cell>
          <table:table-cell office:value-type="float" office:value="0.407702349915313" calcext:value-type="float">
            <text:p>0.407702349915313</text:p>
          </table:table-cell>
          <table:table-cell office:value-type="string" calcext:value-type="string">
            <text:p>https://twitter.com/itribe_/status/1622543122445275137</text:p>
          </table:table-cell>
        </table:table-row>
        <table:table-row table:style-name="ro1">
          <table:table-cell office:value-type="string" calcext:value-type="string">
            <text:p>input/data_formal_20240530-1342/meme/its_apes_20230108T125400/0.jpg</text:p>
          </table:table-cell>
          <table:table-cell office:value-type="string" calcext:value-type="string">
            <text:p>Pattern 5</text:p>
          </table:table-cell>
          <table:table-cell office:value-type="float" office:value="31.3067389923562" calcext:value-type="float">
            <text:p>31.3067389923562</text:p>
          </table:table-cell>
          <table:table-cell office:value-type="float" office:value="0.251462482166281" calcext:value-type="float">
            <text:p>0.251462482166281</text:p>
          </table:table-cell>
          <table:table-cell office:value-type="float" office:value="0.224376559096747" calcext:value-type="float">
            <text:p>0.224376559096747</text:p>
          </table:table-cell>
          <table:table-cell office:value-type="string" calcext:value-type="string">
            <text:p>https://twitter.com/its_apes/status/1612070113112465409</text:p>
          </table:table-cell>
        </table:table-row>
        <table:table-row table:style-name="ro1">
          <table:table-cell office:value-type="string" calcext:value-type="string">
            <text:p>input/data_formal_20240530-1342/meme/its_apes_20230108T125533/0.jpg</text:p>
          </table:table-cell>
          <table:table-cell office:value-type="string" calcext:value-type="string">
            <text:p>Pattern 5</text:p>
          </table:table-cell>
          <table:table-cell office:value-type="float" office:value="20.9871195301411" calcext:value-type="float">
            <text:p>20.9871195301411</text:p>
          </table:table-cell>
          <table:table-cell office:value-type="float" office:value="0.202170051660582" calcext:value-type="float">
            <text:p>0.202170051660582</text:p>
          </table:table-cell>
          <table:table-cell office:value-type="float" office:value="0.229824651746352" calcext:value-type="float">
            <text:p>0.229824651746352</text:p>
          </table:table-cell>
          <table:table-cell office:value-type="string" calcext:value-type="string">
            <text:p>https://twitter.com/its_apes/status/1612070501433901058</text:p>
          </table:table-cell>
        </table:table-row>
        <table:table-row table:style-name="ro1">
          <table:table-cell office:value-type="string" calcext:value-type="string">
            <text:p>input/data_formal_20240530-1342/meme/its_apes_20230108T130604/0.jpg</text:p>
          </table:table-cell>
          <table:table-cell office:value-type="string" calcext:value-type="string">
            <text:p>Pattern 8</text:p>
          </table:table-cell>
          <table:table-cell office:value-type="float" office:value="26.8386323122284" calcext:value-type="float">
            <text:p>26.8386323122284</text:p>
          </table:table-cell>
          <table:table-cell office:value-type="float" office:value="0.674813132885628" calcext:value-type="float">
            <text:p>0.674813132885628</text:p>
          </table:table-cell>
          <table:table-cell office:value-type="float" office:value="0.533643752138828" calcext:value-type="float">
            <text:p>0.533643752138828</text:p>
          </table:table-cell>
          <table:table-cell office:value-type="string" calcext:value-type="string">
            <text:p>https://twitter.com/its_apes/status/1612073150388256777</text:p>
          </table:table-cell>
        </table:table-row>
        <table:table-row table:style-name="ro1">
          <table:table-cell office:value-type="string" calcext:value-type="string">
            <text:p>input/data_formal_20240530-1342/meme/its_apes_20230108T130852/0.jpg</text:p>
          </table:table-cell>
          <table:table-cell office:value-type="string" calcext:value-type="string">
            <text:p>Pattern 5</text:p>
          </table:table-cell>
          <table:table-cell office:value-type="float" office:value="20.8749736933775" calcext:value-type="float">
            <text:p>20.8749736933775</text:p>
          </table:table-cell>
          <table:table-cell office:value-type="float" office:value="0.238655188348426" calcext:value-type="float">
            <text:p>0.238655188348426</text:p>
          </table:table-cell>
          <table:table-cell office:value-type="float" office:value="0.35949477719422" calcext:value-type="float">
            <text:p>0.35949477719422</text:p>
          </table:table-cell>
          <table:table-cell office:value-type="string" calcext:value-type="string">
            <text:p>https://twitter.com/its_apes/status/1612073855253610504</text:p>
          </table:table-cell>
        </table:table-row>
        <table:table-row table:style-name="ro1">
          <table:table-cell office:value-type="string" calcext:value-type="string">
            <text:p>input/data_formal_20240530-1342/meme/its_apes_20230108T130952/0.jpg</text:p>
          </table:table-cell>
          <table:table-cell office:value-type="string" calcext:value-type="string">
            <text:p>Pattern 1</text:p>
          </table:table-cell>
          <table:table-cell office:value-type="float" office:value="31.4709950572292" calcext:value-type="float">
            <text:p>31.4709950572292</text:p>
          </table:table-cell>
          <table:table-cell office:value-type="float" office:value="0.297413576192919" calcext:value-type="float">
            <text:p>0.297413576192919</text:p>
          </table:table-cell>
          <table:table-cell office:value-type="float" office:value="0.46023638167641" calcext:value-type="float">
            <text:p>0.46023638167641</text:p>
          </table:table-cell>
          <table:table-cell office:value-type="string" calcext:value-type="string">
            <text:p>https://twitter.com/its_apes/status/1612074104445898755</text:p>
          </table:table-cell>
        </table:table-row>
        <table:table-row table:style-name="ro1">
          <table:table-cell office:value-type="string" calcext:value-type="string">
            <text:p>input/data_formal_20240530-1342/meme/its_apes_20230108T131057/0.jpg</text:p>
          </table:table-cell>
          <table:table-cell office:value-type="string" calcext:value-type="string">
            <text:p>Pattern 7</text:p>
          </table:table-cell>
          <table:table-cell office:value-type="float" office:value="28.0400824188143" calcext:value-type="float">
            <text:p>28.0400824188143</text:p>
          </table:table-cell>
          <table:table-cell office:value-type="float" office:value="0.635731249342198" calcext:value-type="float">
            <text:p>0.635731249342198</text:p>
          </table:table-cell>
          <table:table-cell office:value-type="float" office:value="0.508291049042074" calcext:value-type="float">
            <text:p>0.508291049042074</text:p>
          </table:table-cell>
          <table:table-cell office:value-type="string" calcext:value-type="string">
            <text:p>https://twitter.com/its_apes/status/1612074378388275200</text:p>
          </table:table-cell>
        </table:table-row>
        <table:table-row table:style-name="ro1">
          <table:table-cell office:value-type="string" calcext:value-type="string">
            <text:p>input/data_formal_20240530-1342/meme/its_apes_20230108T131324/0.jpg</text:p>
          </table:table-cell>
          <table:table-cell office:value-type="string" calcext:value-type="string">
            <text:p>Pattern 1</text:p>
          </table:table-cell>
          <table:table-cell office:value-type="float" office:value="32.718624350307" calcext:value-type="float">
            <text:p>32.718624350307</text:p>
          </table:table-cell>
          <table:table-cell office:value-type="float" office:value="0.286075538474605" calcext:value-type="float">
            <text:p>0.286075538474605</text:p>
          </table:table-cell>
          <table:table-cell office:value-type="float" office:value="0.433568679934294" calcext:value-type="float">
            <text:p>0.433568679934294</text:p>
          </table:table-cell>
          <table:table-cell office:value-type="string" calcext:value-type="string">
            <text:p>https://twitter.com/its_apes/status/1612074994435260417</text:p>
          </table:table-cell>
        </table:table-row>
        <table:table-row table:style-name="ro1">
          <table:table-cell office:value-type="string" calcext:value-type="string">
            <text:p>input/data_formal_20240530-1342/meme/its_apes_20230108T131415/0.jpg</text:p>
          </table:table-cell>
          <table:table-cell office:value-type="string" calcext:value-type="string">
            <text:p>Pattern 7</text:p>
          </table:table-cell>
          <table:table-cell office:value-type="float" office:value="27.8647229875338" calcext:value-type="float">
            <text:p>27.8647229875338</text:p>
          </table:table-cell>
          <table:table-cell office:value-type="float" office:value="0.453659636859627" calcext:value-type="float">
            <text:p>0.453659636859627</text:p>
          </table:table-cell>
          <table:table-cell office:value-type="float" office:value="0.573852446580855" calcext:value-type="float">
            <text:p>0.573852446580855</text:p>
          </table:table-cell>
          <table:table-cell office:value-type="string" calcext:value-type="string">
            <text:p>https://twitter.com/its_apes/status/1612075207463673858</text:p>
          </table:table-cell>
        </table:table-row>
        <table:table-row table:style-name="ro1">
          <table:table-cell office:value-type="string" calcext:value-type="string">
            <text:p>input/data_formal_20240530-1342/meme/its_apes_20230109T015042/0.jpg</text:p>
          </table:table-cell>
          <table:table-cell office:value-type="string" calcext:value-type="string">
            <text:p>Pattern 5</text:p>
          </table:table-cell>
          <table:table-cell office:value-type="float" office:value="24.406825447634" calcext:value-type="float">
            <text:p>24.406825447634</text:p>
          </table:table-cell>
          <table:table-cell office:value-type="float" office:value="0.0981149707913975" calcext:value-type="float">
            <text:p>0.0981149707913975</text:p>
          </table:table-cell>
          <table:table-cell office:value-type="float" office:value="0.270367116648408" calcext:value-type="float">
            <text:p>0.270367116648408</text:p>
          </table:table-cell>
          <table:table-cell office:value-type="string" calcext:value-type="string">
            <text:p>https://twitter.com/its_apes/status/1612265577053134849</text:p>
          </table:table-cell>
        </table:table-row>
        <table:table-row table:style-name="ro1">
          <table:table-cell office:value-type="string" calcext:value-type="string">
            <text:p>input/data_formal_20240530-1342/meme/its_apes_20230109T015933/0.jpg</text:p>
          </table:table-cell>
          <table:table-cell office:value-type="string" calcext:value-type="string">
            <text:p>Pattern 5</text:p>
          </table:table-cell>
          <table:table-cell office:value-type="float" office:value="17.5345793240447" calcext:value-type="float">
            <text:p>17.5345793240447</text:p>
          </table:table-cell>
          <table:table-cell office:value-type="float" office:value="0.206841592619544" calcext:value-type="float">
            <text:p>0.206841592619544</text:p>
          </table:table-cell>
          <table:table-cell office:value-type="float" office:value="0.244511657382255" calcext:value-type="float">
            <text:p>0.244511657382255</text:p>
          </table:table-cell>
          <table:table-cell office:value-type="string" calcext:value-type="string">
            <text:p>https://twitter.com/its_apes/status/1612267801837805569</text:p>
          </table:table-cell>
        </table:table-row>
        <table:table-row table:style-name="ro1">
          <table:table-cell office:value-type="string" calcext:value-type="string">
            <text:p>input/data_formal_20240530-1342/meme/ItsAnusha4_20230111T220320/0.jpg</text:p>
          </table:table-cell>
          <table:table-cell office:value-type="string" calcext:value-type="string">
            <text:p>Pattern 3</text:p>
          </table:table-cell>
          <table:table-cell office:value-type="float" office:value="22.5480772688451" calcext:value-type="float">
            <text:p>22.5480772688451</text:p>
          </table:table-cell>
          <table:table-cell office:value-type="float" office:value="0.379999729231888" calcext:value-type="float">
            <text:p>0.379999729231888</text:p>
          </table:table-cell>
          <table:table-cell office:value-type="float" office:value="0.822498898347941" calcext:value-type="float">
            <text:p>0.822498898347941</text:p>
          </table:table-cell>
          <table:table-cell office:value-type="string" calcext:value-type="string">
            <text:p>https://twitter.com/ItsAnusha4/status/1613295521774604295</text:p>
          </table:table-cell>
        </table:table-row>
        <table:table-row table:style-name="ro1">
          <table:table-cell office:value-type="string" calcext:value-type="string">
            <text:p>input/data_formal_20240530-1342/meme/itsbolillo_20230105T122130/0.jpg</text:p>
          </table:table-cell>
          <table:table-cell office:value-type="string" calcext:value-type="string">
            <text:p>Pattern 1</text:p>
          </table:table-cell>
          <table:table-cell office:value-type="float" office:value="28.8707131366849" calcext:value-type="float">
            <text:p>28.8707131366849</text:p>
          </table:table-cell>
          <table:table-cell office:value-type="float" office:value="0.273658802050298" calcext:value-type="float">
            <text:p>0.273658802050298</text:p>
          </table:table-cell>
          <table:table-cell office:value-type="float" office:value="0.300496257197808" calcext:value-type="float">
            <text:p>0.300496257197808</text:p>
          </table:table-cell>
          <table:table-cell office:value-type="string" calcext:value-type="string">
            <text:p>https://twitter.com/itsbolillo/status/1610974772170752002</text:p>
          </table:table-cell>
        </table:table-row>
        <table:table-row table:style-name="ro1">
          <table:table-cell office:value-type="string" calcext:value-type="string">
            <text:p>input/data_formal_20240530-1342/meme/ItstheZj_20230206T135708/0.jpg</text:p>
          </table:table-cell>
          <table:table-cell office:value-type="string" calcext:value-type="string">
            <text:p>Pattern 1</text:p>
          </table:table-cell>
          <table:table-cell office:value-type="float" office:value="30.889355870323" calcext:value-type="float">
            <text:p>30.889355870323</text:p>
          </table:table-cell>
          <table:table-cell office:value-type="float" office:value="0.277859903747286" calcext:value-type="float">
            <text:p>0.277859903747286</text:p>
          </table:table-cell>
          <table:table-cell office:value-type="float" office:value="0.560902817111266" calcext:value-type="float">
            <text:p>0.560902817111266</text:p>
          </table:table-cell>
          <table:table-cell office:value-type="string" calcext:value-type="string">
            <text:p>https://twitter.com/Meowchan85/status/1622595417698598912</text:p>
          </table:table-cell>
        </table:table-row>
        <table:table-row table:style-name="ro1">
          <table:table-cell office:value-type="string" calcext:value-type="string">
            <text:p>input/data_formal_20240530-1342/meme/itz_floress_20230105T021452/0.jpg</text:p>
          </table:table-cell>
          <table:table-cell office:value-type="string" calcext:value-type="string">
            <text:p>Pattern 3</text:p>
          </table:table-cell>
          <table:table-cell office:value-type="float" office:value="22.8611793781483" calcext:value-type="float">
            <text:p>22.8611793781483</text:p>
          </table:table-cell>
          <table:table-cell office:value-type="float" office:value="0.508277090966872" calcext:value-type="float">
            <text:p>0.508277090966872</text:p>
          </table:table-cell>
          <table:table-cell office:value-type="float" office:value="0.72812076710149" calcext:value-type="float">
            <text:p>0.72812076710149</text:p>
          </table:table-cell>
          <table:table-cell office:value-type="string" calcext:value-type="string">
            <text:p>https://twitter.com/itz_floress/status/1610822108103196673</text:p>
          </table:table-cell>
        </table:table-row>
        <table:table-row table:style-name="ro1">
          <table:table-cell office:value-type="string" calcext:value-type="string">
            <text:p>input/data_formal_20240530-1342/meme/J_B_C_1_20230128T094224/0.jpg</text:p>
          </table:table-cell>
          <table:table-cell office:value-type="string" calcext:value-type="string">
            <text:p>Pattern 1</text:p>
          </table:table-cell>
          <table:table-cell office:value-type="float" office:value="34.1836764239027" calcext:value-type="float">
            <text:p>34.1836764239027</text:p>
          </table:table-cell>
          <table:table-cell office:value-type="float" office:value="0.204225861449819" calcext:value-type="float">
            <text:p>0.204225861449819</text:p>
          </table:table-cell>
          <table:table-cell office:value-type="float" office:value="0.424750845985935" calcext:value-type="float">
            <text:p>0.424750845985935</text:p>
          </table:table-cell>
          <table:table-cell office:value-type="string" calcext:value-type="string">
            <text:p>https://twitter.com/mOQIl/status/1619270275471708161</text:p>
          </table:table-cell>
        </table:table-row>
        <table:table-row table:style-name="ro1">
          <table:table-cell office:value-type="string" calcext:value-type="string">
            <text:p>input/data_formal_20240530-1342/meme/jackutzu_20230111T232517/0.jpg</text:p>
          </table:table-cell>
          <table:table-cell office:value-type="string" calcext:value-type="string">
            <text:p>Pattern 5</text:p>
          </table:table-cell>
          <table:table-cell office:value-type="float" office:value="28.6274950608884" calcext:value-type="float">
            <text:p>28.6274950608884</text:p>
          </table:table-cell>
          <table:table-cell office:value-type="float" office:value="0.152228914740161" calcext:value-type="float">
            <text:p>0.152228914740161</text:p>
          </table:table-cell>
          <table:table-cell office:value-type="float" office:value="0.173335985487936" calcext:value-type="float">
            <text:p>0.173335985487936</text:p>
          </table:table-cell>
          <table:table-cell office:value-type="string" calcext:value-type="string">
            <text:p>https://twitter.com/jackutzu/status/1613316146651873280</text:p>
          </table:table-cell>
        </table:table-row>
        <table:table-row table:style-name="ro1">
          <table:table-cell office:value-type="string" calcext:value-type="string">
            <text:p>input/data_formal_20240530-1342/meme/JaDe_animememes_20221228T030510/0.jpg</text:p>
          </table:table-cell>
          <table:table-cell office:value-type="string" calcext:value-type="string">
            <text:p>Pattern 8</text:p>
          </table:table-cell>
          <table:table-cell office:value-type="float" office:value="25.0760127065019" calcext:value-type="float">
            <text:p>25.0760127065019</text:p>
          </table:table-cell>
          <table:table-cell office:value-type="float" office:value="0.80139175276262" calcext:value-type="float">
            <text:p>0.80139175276262</text:p>
          </table:table-cell>
          <table:table-cell office:value-type="float" office:value="0.426151286997117" calcext:value-type="float">
            <text:p>0.426151286997117</text:p>
          </table:table-cell>
          <table:table-cell office:value-type="string" calcext:value-type="string">
            <text:p>https://twitter.com/JaDe_animememes/status/1607935662996750336</text:p>
          </table:table-cell>
        </table:table-row>
        <table:table-row table:style-name="ro1">
          <table:table-cell office:value-type="string" calcext:value-type="string">
            <text:p>input/data_formal_20240530-1342/meme/jafarismustafa_20230202T043825/0.jpg</text:p>
          </table:table-cell>
          <table:table-cell office:value-type="string" calcext:value-type="string">
            <text:p>Pattern 1</text:p>
          </table:table-cell>
          <table:table-cell office:value-type="float" office:value="32.1922325238104" calcext:value-type="float">
            <text:p>32.1922325238104</text:p>
          </table:table-cell>
          <table:table-cell office:value-type="float" office:value="0.248833557710497" calcext:value-type="float">
            <text:p>0.248833557710497</text:p>
          </table:table-cell>
          <table:table-cell office:value-type="float" office:value="0.399651887220161" calcext:value-type="float">
            <text:p>0.399651887220161</text:p>
          </table:table-cell>
          <table:table-cell office:value-type="string" calcext:value-type="string">
            <text:p>https://twitter.com/jafarismustafa/status/1621005092756537346</text:p>
          </table:table-cell>
        </table:table-row>
        <table:table-row table:style-name="ro1">
          <table:table-cell office:value-type="string" calcext:value-type="string">
            <text:p>input/data_formal_20240530-1342/meme/JagesNicole_20230201T224839/0.jpg</text:p>
          </table:table-cell>
          <table:table-cell office:value-type="string" calcext:value-type="string">
            <text:p>Pattern 3</text:p>
          </table:table-cell>
          <table:table-cell office:value-type="float" office:value="27.5476819629555" calcext:value-type="float">
            <text:p>27.5476819629555</text:p>
          </table:table-cell>
          <table:table-cell office:value-type="float" office:value="0.439007195958451" calcext:value-type="float">
            <text:p>0.439007195958451</text:p>
          </table:table-cell>
          <table:table-cell office:value-type="float" office:value="0.788194506663912" calcext:value-type="float">
            <text:p>0.788194506663912</text:p>
          </table:table-cell>
          <table:table-cell office:value-type="string" calcext:value-type="string">
            <text:p>https://twitter.com/JagesNicole/status/1620917071126138881</text:p>
          </table:table-cell>
        </table:table-row>
        <table:table-row table:style-name="ro1">
          <table:table-cell office:value-type="string" calcext:value-type="string">
            <text:p>input/data_formal_20240530-1342/meme/jainjay8_20230206T144804/0.jpg</text:p>
          </table:table-cell>
          <table:table-cell office:value-type="string" calcext:value-type="string">
            <text:p>Pattern 8</text:p>
          </table:table-cell>
          <table:table-cell office:value-type="float" office:value="27.5976086882216" calcext:value-type="float">
            <text:p>27.5976086882216</text:p>
          </table:table-cell>
          <table:table-cell office:value-type="float" office:value="0.688910405324207" calcext:value-type="float">
            <text:p>0.688910405324207</text:p>
          </table:table-cell>
          <table:table-cell office:value-type="float" office:value="0.421853598760352" calcext:value-type="float">
            <text:p>0.421853598760352</text:p>
          </table:table-cell>
          <table:table-cell office:value-type="string" calcext:value-type="string">
            <text:p>https://twitter.com/jainjay8/status/1622608067153252352</text:p>
          </table:table-cell>
        </table:table-row>
        <table:table-row table:style-name="ro1">
          <table:table-cell office:value-type="string" calcext:value-type="string">
            <text:p>input/data_formal_20240530-1342/meme/JAMESWEEDMANN_20230105T114835/0.jpg</text:p>
          </table:table-cell>
          <table:table-cell office:value-type="string" calcext:value-type="string">
            <text:p>Pattern 1</text:p>
          </table:table-cell>
          <table:table-cell office:value-type="float" office:value="32.4278834321765" calcext:value-type="float">
            <text:p>32.4278834321765</text:p>
          </table:table-cell>
          <table:table-cell office:value-type="float" office:value="0.267190133368555" calcext:value-type="float">
            <text:p>0.267190133368555</text:p>
          </table:table-cell>
          <table:table-cell office:value-type="float" office:value="0.381250403536962" calcext:value-type="float">
            <text:p>0.381250403536962</text:p>
          </table:table-cell>
          <table:table-cell office:value-type="string" calcext:value-type="string">
            <text:p>https://twitter.com/JAMESWEEDMANN/status/1610966488512430086</text:p>
          </table:table-cell>
        </table:table-row>
        <table:table-row table:style-name="ro1">
          <table:table-cell office:value-type="string" calcext:value-type="string">
            <text:p>input/data_formal_20240530-1342/meme/JaredRonis_20230201T122138/0.jpg</text:p>
          </table:table-cell>
          <table:table-cell office:value-type="string" calcext:value-type="string">
            <text:p>Pattern 5</text:p>
          </table:table-cell>
          <table:table-cell office:value-type="float" office:value="30.9830946724802" calcext:value-type="float">
            <text:p>30.9830946724802</text:p>
          </table:table-cell>
          <table:table-cell office:value-type="float" office:value="0.302748392067702" calcext:value-type="float">
            <text:p>0.302748392067702</text:p>
          </table:table-cell>
          <table:table-cell office:value-type="float" office:value="0.402904644769187" calcext:value-type="float">
            <text:p>0.402904644769187</text:p>
          </table:table-cell>
          <table:table-cell office:value-type="string" calcext:value-type="string">
            <text:p>https://twitter.com/JaredRonis/status/1620954794050592769</text:p>
          </table:table-cell>
        </table:table-row>
        <table:table-row table:style-name="ro1">
          <table:table-cell office:value-type="string" calcext:value-type="string">
            <text:p>input/data_formal_20240530-1342/meme/JaredRonis_20230206T142301/0.jpg</text:p>
          </table:table-cell>
          <table:table-cell office:value-type="string" calcext:value-type="string">
            <text:p>Pattern 7</text:p>
          </table:table-cell>
          <table:table-cell office:value-type="float" office:value="28.99579541602" calcext:value-type="float">
            <text:p>28.99579541602</text:p>
          </table:table-cell>
          <table:table-cell office:value-type="float" office:value="0.555697600048985" calcext:value-type="float">
            <text:p>0.555697600048985</text:p>
          </table:table-cell>
          <table:table-cell office:value-type="float" office:value="0.260844929194786" calcext:value-type="float">
            <text:p>0.260844929194786</text:p>
          </table:table-cell>
          <table:table-cell office:value-type="string" calcext:value-type="string">
            <text:p>https://twitter.com/JaredRonis/status/1622601764233945092</text:p>
          </table:table-cell>
        </table:table-row>
        <table:table-row table:style-name="ro1">
          <table:table-cell office:value-type="string" calcext:value-type="string">
            <text:p>input/data_formal_20240530-1342/meme/JarrodA_Freeman_20230206T125228/0.jpg</text:p>
          </table:table-cell>
          <table:table-cell office:value-type="string" calcext:value-type="string">
            <text:p>Pattern 7</text:p>
          </table:table-cell>
          <table:table-cell office:value-type="float" office:value="33.3902511676135" calcext:value-type="float">
            <text:p>33.3902511676135</text:p>
          </table:table-cell>
          <table:table-cell office:value-type="float" office:value="0.341164875284497" calcext:value-type="float">
            <text:p>0.341164875284497</text:p>
          </table:table-cell>
          <table:table-cell office:value-type="float" office:value="0.26247779195057" calcext:value-type="float">
            <text:p>0.26247779195057</text:p>
          </table:table-cell>
          <table:table-cell office:value-type="string" calcext:value-type="string">
            <text:p>https://twitter.com/JarrodA_Freeman/status/1622578976651882498</text:p>
          </table:table-cell>
        </table:table-row>
        <table:table-row table:style-name="ro1">
          <table:table-cell office:value-type="string" calcext:value-type="string">
            <text:p>input/data_formal_20240530-1342/meme/jasud_purva_20230307T110837/0.jpg</text:p>
          </table:table-cell>
          <table:table-cell office:value-type="string" calcext:value-type="string">
            <text:p>Pattern 3</text:p>
          </table:table-cell>
          <table:table-cell office:value-type="float" office:value="20.8095327594365" calcext:value-type="float">
            <text:p>20.8095327594365</text:p>
          </table:table-cell>
          <table:table-cell office:value-type="float" office:value="0.419247327784185" calcext:value-type="float">
            <text:p>0.419247327784185</text:p>
          </table:table-cell>
          <table:table-cell office:value-type="float" office:value="0.880525412332816" calcext:value-type="float">
            <text:p>0.880525412332816</text:p>
          </table:table-cell>
          <table:table-cell office:value-type="string" calcext:value-type="string">
            <text:p>https://twitter.com/jasud_purva/status/1633062087596593152</text:p>
          </table:table-cell>
        </table:table-row>
        <table:table-row table:style-name="ro1">
          <table:table-cell office:value-type="string" calcext:value-type="string">
            <text:p>input/data_formal_20240530-1342/meme/Jay85395303_20230201T223121/0.jpg</text:p>
          </table:table-cell>
          <table:table-cell office:value-type="string" calcext:value-type="string">
            <text:p>Pattern 2</text:p>
          </table:table-cell>
          <table:table-cell office:value-type="float" office:value="31.3850226660925" calcext:value-type="float">
            <text:p>31.3850226660925</text:p>
          </table:table-cell>
          <table:table-cell office:value-type="float" office:value="0.143221917995834" calcext:value-type="float">
            <text:p>0.143221917995834</text:p>
          </table:table-cell>
          <table:table-cell office:value-type="float" office:value="0.760662516729549" calcext:value-type="float">
            <text:p>0.760662516729549</text:p>
          </table:table-cell>
          <table:table-cell office:value-type="string" calcext:value-type="string">
            <text:p>https://twitter.com/Jay85395303/status/1620912716012732422</text:p>
          </table:table-cell>
        </table:table-row>
        <table:table-row table:style-name="ro1">
          <table:table-cell office:value-type="string" calcext:value-type="string">
            <text:p>input/data_formal_20240530-1342/meme/Jay85395303_20230201T223146/0.jpg</text:p>
          </table:table-cell>
          <table:table-cell office:value-type="string" calcext:value-type="string">
            <text:p>Pattern 2</text:p>
          </table:table-cell>
          <table:table-cell office:value-type="float" office:value="27.2269599385762" calcext:value-type="float">
            <text:p>27.2269599385762</text:p>
          </table:table-cell>
          <table:table-cell office:value-type="float" office:value="0.225613172721298" calcext:value-type="float">
            <text:p>0.225613172721298</text:p>
          </table:table-cell>
          <table:table-cell office:value-type="float" office:value="0.725605709416645" calcext:value-type="float">
            <text:p>0.725605709416645</text:p>
          </table:table-cell>
          <table:table-cell office:value-type="string" calcext:value-type="string">
            <text:p>https://twitter.com/Jay85395303/status/162091282324852326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4T143602/0.jpg</text:p>
          </table:table-cell>
          <table:table-cell office:value-type="string" calcext:value-type="string">
            <text:p>Pattern 5</text:p>
          </table:table-cell>
          <table:table-cell office:value-type="float" office:value="21.2755778498826" calcext:value-type="float">
            <text:p>21.2755778498826</text:p>
          </table:table-cell>
          <table:table-cell office:value-type="float" office:value="0.270034248631395" calcext:value-type="float">
            <text:p>0.270034248631395</text:p>
          </table:table-cell>
          <table:table-cell office:value-type="float" office:value="0.314157829283294" calcext:value-type="float">
            <text:p>0.314157829283294</text:p>
          </table:table-cell>
          <table:table-cell office:value-type="string" calcext:value-type="string">
            <text:p>https://twitter.com/jdawginYoHouse/status/1610646240013783043</text:p>
          </table:table-cell>
        </table:table-row>
        <table:table-row table:style-name="ro1">
          <table:table-cell office:value-type="string" calcext:value-type="string">
            <text:p>input/data_formal_20240530-1342/meme/jdawginYoHouse_20230104T163701/0.jpg</text:p>
          </table:table-cell>
          <table:table-cell office:value-type="string" calcext:value-type="string">
            <text:p>Pattern 8</text:p>
          </table:table-cell>
          <table:table-cell office:value-type="float" office:value="27.4050077255542" calcext:value-type="float">
            <text:p>27.4050077255542</text:p>
          </table:table-cell>
          <table:table-cell office:value-type="float" office:value="0.719610150774286" calcext:value-type="float">
            <text:p>0.719610150774286</text:p>
          </table:table-cell>
          <table:table-cell office:value-type="float" office:value="0.349304637606339" calcext:value-type="float">
            <text:p>0.349304637606339</text:p>
          </table:table-cell>
          <table:table-cell office:value-type="string" calcext:value-type="string">
            <text:p>https://twitter.com/jdawginYoHouse/status/161067668766185062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6T125700/0.jpg</text:p>
          </table:table-cell>
          <table:table-cell office:value-type="string" calcext:value-type="string">
            <text:p>Pattern 7</text:p>
          </table:table-cell>
          <table:table-cell office:value-type="float" office:value="31.3847631701298" calcext:value-type="float">
            <text:p>31.3847631701298</text:p>
          </table:table-cell>
          <table:table-cell office:value-type="float" office:value="0.313650272422517" calcext:value-type="float">
            <text:p>0.313650272422517</text:p>
          </table:table-cell>
          <table:table-cell office:value-type="float" office:value="0.164586473570494" calcext:value-type="float">
            <text:p>0.164586473570494</text:p>
          </table:table-cell>
          <table:table-cell office:value-type="string" calcext:value-type="string">
            <text:p>https://twitter.com/jdawginYoHouse/status/1611346094142758912</text:p>
          </table:table-cell>
        </table:table-row>
        <table:table-row table:style-name="ro1">
          <table:table-cell office:value-type="string" calcext:value-type="string">
            <text:p>input/data_formal_20240530-1342/meme/jdawginYoHouse_20230106T143601/0.jpg</text:p>
          </table:table-cell>
          <table:table-cell office:value-type="string" calcext:value-type="string">
            <text:p>Pattern 7</text:p>
          </table:table-cell>
          <table:table-cell office:value-type="float" office:value="28.5922650072643" calcext:value-type="float">
            <text:p>28.5922650072643</text:p>
          </table:table-cell>
          <table:table-cell office:value-type="float" office:value="0.381038952799742" calcext:value-type="float">
            <text:p>0.381038952799742</text:p>
          </table:table-cell>
          <table:table-cell office:value-type="float" office:value="0.348680455686651" calcext:value-type="float">
            <text:p>0.348680455686651</text:p>
          </table:table-cell>
          <table:table-cell office:value-type="string" calcext:value-type="string">
            <text:p>https://twitter.com/jdawginYoHouse/status/16113710105566617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07T125701/0.jpg</text:p>
          </table:table-cell>
          <table:table-cell office:value-type="string" calcext:value-type="string">
            <text:p>Pattern 6</text:p>
          </table:table-cell>
          <table:table-cell office:value-type="float" office:value="30.6561916715836" calcext:value-type="float">
            <text:p>30.6561916715836</text:p>
          </table:table-cell>
          <table:table-cell office:value-type="float" office:value="0.528715232507663" calcext:value-type="float">
            <text:p>0.528715232507663</text:p>
          </table:table-cell>
          <table:table-cell office:value-type="float" office:value="0.449720370302875" calcext:value-type="float">
            <text:p>0.449720370302875</text:p>
          </table:table-cell>
          <table:table-cell office:value-type="string" calcext:value-type="string">
            <text:p>https://twitter.com/jdawginYoHouse/status/161170848491501158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7T153601/0.jpg</text:p>
          </table:table-cell>
          <table:table-cell office:value-type="string" calcext:value-type="string">
            <text:p>Pattern 5</text:p>
          </table:table-cell>
          <table:table-cell office:value-type="float" office:value="23.6190444143347" calcext:value-type="float">
            <text:p>23.6190444143347</text:p>
          </table:table-cell>
          <table:table-cell office:value-type="float" office:value="0.218553477966749" calcext:value-type="float">
            <text:p>0.218553477966749</text:p>
          </table:table-cell>
          <table:table-cell office:value-type="float" office:value="0.26306198368995" calcext:value-type="float">
            <text:p>0.26306198368995</text:p>
          </table:table-cell>
          <table:table-cell office:value-type="string" calcext:value-type="string">
            <text:p>https://twitter.com/jdawginYoHouse/status/161174849747203277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25701/0.jpg</text:p>
          </table:table-cell>
          <table:table-cell office:value-type="string" calcext:value-type="string">
            <text:p>Pattern 5</text:p>
          </table:table-cell>
          <table:table-cell office:value-type="float" office:value="31.422616901204" calcext:value-type="float">
            <text:p>31.422616901204</text:p>
          </table:table-cell>
          <table:table-cell office:value-type="float" office:value="0.11872373498052" calcext:value-type="float">
            <text:p>0.11872373498052</text:p>
          </table:table-cell>
          <table:table-cell office:value-type="float" office:value="0.290167775554676" calcext:value-type="float">
            <text:p>0.290167775554676</text:p>
          </table:table-cell>
          <table:table-cell office:value-type="string" calcext:value-type="string">
            <text:p>https://twitter.com/jdawginYoHouse/status/16127956476561653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53601/0.jpg</text:p>
          </table:table-cell>
          <table:table-cell office:value-type="string" calcext:value-type="string">
            <text:p>Pattern 5</text:p>
          </table:table-cell>
          <table:table-cell office:value-type="float" office:value="33.2379378956592" calcext:value-type="float">
            <text:p>33.2379378956592</text:p>
          </table:table-cell>
          <table:table-cell office:value-type="float" office:value="0.179509422315568" calcext:value-type="float">
            <text:p>0.179509422315568</text:p>
          </table:table-cell>
          <table:table-cell office:value-type="float" office:value="0.353376067540975" calcext:value-type="float">
            <text:p>0.353376067540975</text:p>
          </table:table-cell>
          <table:table-cell office:value-type="string" calcext:value-type="string">
            <text:p>https://twitter.com/jdawginYoHouse/status/161283566042705101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82401/0.jpg</text:p>
          </table:table-cell>
          <table:table-cell office:value-type="string" calcext:value-type="string">
            <text:p>Pattern 1</text:p>
          </table:table-cell>
          <table:table-cell office:value-type="float" office:value="32.6814210185015" calcext:value-type="float">
            <text:p>32.6814210185015</text:p>
          </table:table-cell>
          <table:table-cell office:value-type="float" office:value="0.193121421878798" calcext:value-type="float">
            <text:p>0.193121421878798</text:p>
          </table:table-cell>
          <table:table-cell office:value-type="float" office:value="0.337043899204548" calcext:value-type="float">
            <text:p>0.337043899204548</text:p>
          </table:table-cell>
          <table:table-cell office:value-type="string" calcext:value-type="string">
            <text:p>https://twitter.com/jdawginYoHouse/status/1612877941213483008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211901/0.jpg</text:p>
          </table:table-cell>
          <table:table-cell office:value-type="string" calcext:value-type="string">
            <text:p>Pattern 5</text:p>
          </table:table-cell>
          <table:table-cell office:value-type="float" office:value="30.4556024550985" calcext:value-type="float">
            <text:p>30.4556024550985</text:p>
          </table:table-cell>
          <table:table-cell office:value-type="float" office:value="0.159977381147362" calcext:value-type="float">
            <text:p>0.159977381147362</text:p>
          </table:table-cell>
          <table:table-cell office:value-type="float" office:value="0.336754047390244" calcext:value-type="float">
            <text:p>0.336754047390244</text:p>
          </table:table-cell>
          <table:table-cell office:value-type="string" calcext:value-type="string">
            <text:p>https://twitter.com/jdawginYoHouse/status/1612921980298186765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01001/0.jpg</text:p>
          </table:table-cell>
          <table:table-cell office:value-type="string" calcext:value-type="string">
            <text:p>Pattern 1</text:p>
          </table:table-cell>
          <table:table-cell office:value-type="float" office:value="29.58699812532" calcext:value-type="float">
            <text:p>29.58699812532</text:p>
          </table:table-cell>
          <table:table-cell office:value-type="float" office:value="0.236695744665702" calcext:value-type="float">
            <text:p>0.236695744665702</text:p>
          </table:table-cell>
          <table:table-cell office:value-type="float" office:value="0.377032775137479" calcext:value-type="float">
            <text:p>0.377032775137479</text:p>
          </table:table-cell>
          <table:table-cell office:value-type="string" calcext:value-type="string">
            <text:p>https://twitter.com/jdawginYoHouse/status/1612965014435930114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02201/0.jpg</text:p>
          </table:table-cell>
          <table:table-cell office:value-type="string" calcext:value-type="string">
            <text:p>Pattern 5</text:p>
          </table:table-cell>
          <table:table-cell office:value-type="float" office:value="31.8394016775566" calcext:value-type="float">
            <text:p>31.8394016775566</text:p>
          </table:table-cell>
          <table:table-cell office:value-type="float" office:value="0.187947232808686" calcext:value-type="float">
            <text:p>0.187947232808686</text:p>
          </table:table-cell>
          <table:table-cell office:value-type="float" office:value="0.330515849699985" calcext:value-type="float">
            <text:p>0.330515849699985</text:p>
          </table:table-cell>
          <table:table-cell office:value-type="string" calcext:value-type="string">
            <text:p>https://twitter.com/jdawginYoHouse/status/16129680353583144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71001/0.jpg</text:p>
          </table:table-cell>
          <table:table-cell office:value-type="string" calcext:value-type="string">
            <text:p>Pattern 2</text:p>
          </table:table-cell>
          <table:table-cell office:value-type="float" office:value="30.9657794809829" calcext:value-type="float">
            <text:p>30.9657794809829</text:p>
          </table:table-cell>
          <table:table-cell office:value-type="float" office:value="0.160227262253632" calcext:value-type="float">
            <text:p>0.160227262253632</text:p>
          </table:table-cell>
          <table:table-cell office:value-type="float" office:value="0.607327666410032" calcext:value-type="float">
            <text:p>0.607327666410032</text:p>
          </table:table-cell>
          <table:table-cell office:value-type="string" calcext:value-type="string">
            <text:p>https://twitter.com/jdawginYoHouse/status/161307070975599002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25701/0.jpg</text:p>
          </table:table-cell>
          <table:table-cell office:value-type="string" calcext:value-type="string">
            <text:p>Pattern 5</text:p>
          </table:table-cell>
          <table:table-cell office:value-type="float" office:value="25.2105976848318" calcext:value-type="float">
            <text:p>25.2105976848318</text:p>
          </table:table-cell>
          <table:table-cell office:value-type="float" office:value="0.10507526193774" calcext:value-type="float">
            <text:p>0.10507526193774</text:p>
          </table:table-cell>
          <table:table-cell office:value-type="float" office:value="0.256439902973638" calcext:value-type="float">
            <text:p>0.256439902973638</text:p>
          </table:table-cell>
          <table:table-cell office:value-type="string" calcext:value-type="string">
            <text:p>https://twitter.com/jdawginYoHouse/status/161315803625159475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43601/0.jpg</text:p>
          </table:table-cell>
          <table:table-cell office:value-type="string" calcext:value-type="string">
            <text:p>Pattern 7</text:p>
          </table:table-cell>
          <table:table-cell office:value-type="float" office:value="31.8427090312972" calcext:value-type="float">
            <text:p>31.8427090312972</text:p>
          </table:table-cell>
          <table:table-cell office:value-type="float" office:value="0.53894428398885" calcext:value-type="float">
            <text:p>0.53894428398885</text:p>
          </table:table-cell>
          <table:table-cell office:value-type="float" office:value="0.366885481846225" calcext:value-type="float">
            <text:p>0.366885481846225</text:p>
          </table:table-cell>
          <table:table-cell office:value-type="string" calcext:value-type="string">
            <text:p>https://twitter.com/jdawginYoHouse/status/161318295176372634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63701/0.jpg</text:p>
          </table:table-cell>
          <table:table-cell office:value-type="string" calcext:value-type="string">
            <text:p>Pattern 2</text:p>
          </table:table-cell>
          <table:table-cell office:value-type="float" office:value="27.1772696327452" calcext:value-type="float">
            <text:p>27.1772696327452</text:p>
          </table:table-cell>
          <table:table-cell office:value-type="float" office:value="0.226637820464433" calcext:value-type="float">
            <text:p>0.226637820464433</text:p>
          </table:table-cell>
          <table:table-cell office:value-type="float" office:value="0.763052532023148" calcext:value-type="float">
            <text:p>0.763052532023148</text:p>
          </table:table-cell>
          <table:table-cell office:value-type="string" calcext:value-type="string">
            <text:p>https://twitter.com/jdawginYoHouse/status/161321340198289819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91900/0.jpg</text:p>
          </table:table-cell>
          <table:table-cell office:value-type="string" calcext:value-type="string">
            <text:p>Pattern 5</text:p>
          </table:table-cell>
          <table:table-cell office:value-type="float" office:value="30.2463400850264" calcext:value-type="float">
            <text:p>30.2463400850264</text:p>
          </table:table-cell>
          <table:table-cell office:value-type="float" office:value="0.191674440647547" calcext:value-type="float">
            <text:p>0.191674440647547</text:p>
          </table:table-cell>
          <table:table-cell office:value-type="float" office:value="0.333794038730721" calcext:value-type="float">
            <text:p>0.333794038730721</text:p>
          </table:table-cell>
          <table:table-cell office:value-type="string" calcext:value-type="string">
            <text:p>https://twitter.com/jdawginYoHouse/status/161325416714063873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225001/0.jpg</text:p>
          </table:table-cell>
          <table:table-cell office:value-type="string" calcext:value-type="string">
            <text:p>Pattern 8</text:p>
          </table:table-cell>
          <table:table-cell office:value-type="float" office:value="27.7491045433491" calcext:value-type="float">
            <text:p>27.7491045433491</text:p>
          </table:table-cell>
          <table:table-cell office:value-type="float" office:value="0.7376323945386" calcext:value-type="float">
            <text:p>0.7376323945386</text:p>
          </table:table-cell>
          <table:table-cell office:value-type="float" office:value="0.438468141680893" calcext:value-type="float">
            <text:p>0.438468141680893</text:p>
          </table:table-cell>
          <table:table-cell office:value-type="string" calcext:value-type="string">
            <text:p>https://twitter.com/jdawginYoHouse/status/16133072682541096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001001/0.jpg</text:p>
          </table:table-cell>
          <table:table-cell office:value-type="string" calcext:value-type="string">
            <text:p>Pattern 1</text:p>
          </table:table-cell>
          <table:table-cell office:value-type="float" office:value="34.8742981963595" calcext:value-type="float">
            <text:p>34.8742981963595</text:p>
          </table:table-cell>
          <table:table-cell office:value-type="float" office:value="0.229905185378663" calcext:value-type="float">
            <text:p>0.229905185378663</text:p>
          </table:table-cell>
          <table:table-cell office:value-type="float" office:value="0.312550374711733" calcext:value-type="float">
            <text:p>0.312550374711733</text:p>
          </table:table-cell>
          <table:table-cell office:value-type="string" calcext:value-type="string">
            <text:p>https://twitter.com/jdawginYoHouse/status/1613327401781727233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071001/0.jpg</text:p>
          </table:table-cell>
          <table:table-cell office:value-type="string" calcext:value-type="string">
            <text:p>Pattern 1</text:p>
          </table:table-cell>
          <table:table-cell office:value-type="float" office:value="31.3917930690798" calcext:value-type="float">
            <text:p>31.3917930690798</text:p>
          </table:table-cell>
          <table:table-cell office:value-type="float" office:value="0.483169648888375" calcext:value-type="float">
            <text:p>0.483169648888375</text:p>
          </table:table-cell>
          <table:table-cell office:value-type="float" office:value="0.352719956122784" calcext:value-type="float">
            <text:p>0.352719956122784</text:p>
          </table:table-cell>
          <table:table-cell office:value-type="string" calcext:value-type="string">
            <text:p>https://twitter.com/jdawginYoHouse/status/16134330991021301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25701/0.jpg</text:p>
          </table:table-cell>
          <table:table-cell office:value-type="string" calcext:value-type="string">
            <text:p>Pattern 5</text:p>
          </table:table-cell>
          <table:table-cell office:value-type="float" office:value="23.236123296936" calcext:value-type="float">
            <text:p>23.236123296936</text:p>
          </table:table-cell>
          <table:table-cell office:value-type="float" office:value="0.188223727909535" calcext:value-type="float">
            <text:p>0.188223727909535</text:p>
          </table:table-cell>
          <table:table-cell office:value-type="float" office:value="0.235399133594363" calcext:value-type="float">
            <text:p>0.235399133594363</text:p>
          </table:table-cell>
          <table:table-cell office:value-type="string" calcext:value-type="string">
            <text:p>https://twitter.com/jdawginYoHouse/status/161352042203250688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53602/0.jpg</text:p>
          </table:table-cell>
          <table:table-cell office:value-type="string" calcext:value-type="string">
            <text:p>Pattern 5</text:p>
          </table:table-cell>
          <table:table-cell office:value-type="float" office:value="25.9486957980661" calcext:value-type="float">
            <text:p>25.9486957980661</text:p>
          </table:table-cell>
          <table:table-cell office:value-type="float" office:value="0.175919117198202" calcext:value-type="float">
            <text:p>0.175919117198202</text:p>
          </table:table-cell>
          <table:table-cell office:value-type="float" office:value="0.308849807040019" calcext:value-type="float">
            <text:p>0.308849807040019</text:p>
          </table:table-cell>
          <table:table-cell office:value-type="string" calcext:value-type="string">
            <text:p>https://twitter.com/jdawginYoHouse/status/1613560440939843584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72401/0.jpg</text:p>
          </table:table-cell>
          <table:table-cell office:value-type="string" calcext:value-type="string">
            <text:p>Pattern 1</text:p>
          </table:table-cell>
          <table:table-cell office:value-type="float" office:value="28.8525934237222" calcext:value-type="float">
            <text:p>28.8525934237222</text:p>
          </table:table-cell>
          <table:table-cell office:value-type="float" office:value="0.341053103672225" calcext:value-type="float">
            <text:p>0.341053103672225</text:p>
          </table:table-cell>
          <table:table-cell office:value-type="float" office:value="0.344089752562436" calcext:value-type="float">
            <text:p>0.344089752562436</text:p>
          </table:table-cell>
          <table:table-cell office:value-type="string" calcext:value-type="string">
            <text:p>https://twitter.com/jdawginYoHouse/status/161358761565929883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201901/0.jpg</text:p>
          </table:table-cell>
          <table:table-cell office:value-type="string" calcext:value-type="string">
            <text:p>Pattern 8</text:p>
          </table:table-cell>
          <table:table-cell office:value-type="float" office:value="20.3070083511437" calcext:value-type="float">
            <text:p>20.3070083511437</text:p>
          </table:table-cell>
          <table:table-cell office:value-type="float" office:value="0.858100313329517" calcext:value-type="float">
            <text:p>0.858100313329517</text:p>
          </table:table-cell>
          <table:table-cell office:value-type="float" office:value="0.536485757524757" calcext:value-type="float">
            <text:p>0.536485757524757</text:p>
          </table:table-cell>
          <table:table-cell office:value-type="string" calcext:value-type="string">
            <text:p>https://twitter.com/jdawginYoHouse/status/16136316560190873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225001/0.jpg</text:p>
          </table:table-cell>
          <table:table-cell office:value-type="string" calcext:value-type="string">
            <text:p>Pattern 5</text:p>
          </table:table-cell>
          <table:table-cell office:value-type="float" office:value="27.932446078621" calcext:value-type="float">
            <text:p>27.932446078621</text:p>
          </table:table-cell>
          <table:table-cell office:value-type="float" office:value="0.279431454270894" calcext:value-type="float">
            <text:p>0.279431454270894</text:p>
          </table:table-cell>
          <table:table-cell office:value-type="float" office:value="0.213393008961177" calcext:value-type="float">
            <text:p>0.213393008961177</text:p>
          </table:table-cell>
          <table:table-cell office:value-type="string" calcext:value-type="string">
            <text:p>https://twitter.com/jdawginYoHouse/status/1613669656929222659</text:p>
          </table:table-cell>
        </table:table-row>
        <table:table-row table:style-name="ro1">
          <table:table-cell office:value-type="string" calcext:value-type="string">
            <text:p>input/data_formal_20240530-1342/meme/jdawginYoHouse_20230113T001001/0.jpg</text:p>
          </table:table-cell>
          <table:table-cell office:value-type="string" calcext:value-type="string">
            <text:p>Pattern 8</text:p>
          </table:table-cell>
          <table:table-cell office:value-type="float" office:value="19.6793449772454" calcext:value-type="float">
            <text:p>19.6793449772454</text:p>
          </table:table-cell>
          <table:table-cell office:value-type="float" office:value="0.820511330188706" calcext:value-type="float">
            <text:p>0.820511330188706</text:p>
          </table:table-cell>
          <table:table-cell office:value-type="float" office:value="0.517724456108197" calcext:value-type="float">
            <text:p>0.517724456108197</text:p>
          </table:table-cell>
          <table:table-cell office:value-type="string" calcext:value-type="string">
            <text:p>https://twitter.com/jdawginYoHouse/status/161368979163934720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3T071001/0.jpg</text:p>
          </table:table-cell>
          <table:table-cell office:value-type="string" calcext:value-type="string">
            <text:p>Pattern 5</text:p>
          </table:table-cell>
          <table:table-cell office:value-type="float" office:value="21.357599242489" calcext:value-type="float">
            <text:p>21.357599242489</text:p>
          </table:table-cell>
          <table:table-cell office:value-type="float" office:value="0.345832950556445" calcext:value-type="float">
            <text:p>0.345832950556445</text:p>
          </table:table-cell>
          <table:table-cell office:value-type="float" office:value="0.376013260652213" calcext:value-type="float">
            <text:p>0.376013260652213</text:p>
          </table:table-cell>
          <table:table-cell office:value-type="string" calcext:value-type="string">
            <text:p>https://twitter.com/jdawginYoHouse/status/1613795485688500224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65501/0.jpg</text:p>
          </table:table-cell>
          <table:table-cell office:value-type="string" calcext:value-type="string">
            <text:p>Pattern 2</text:p>
          </table:table-cell>
          <table:table-cell office:value-type="float" office:value="32.2633921513235" calcext:value-type="float">
            <text:p>32.2633921513235</text:p>
          </table:table-cell>
          <table:table-cell office:value-type="float" office:value="0.20732814871183" calcext:value-type="float">
            <text:p>0.20732814871183</text:p>
          </table:table-cell>
          <table:table-cell office:value-type="float" office:value="0.519076461366927" calcext:value-type="float">
            <text:p>0.519076461366927</text:p>
          </table:table-cell>
          <table:table-cell office:value-type="string" calcext:value-type="string">
            <text:p>https://twitter.com/jdawginYoHouse/status/161901613632609077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71001/0.jpg</text:p>
          </table:table-cell>
          <table:table-cell office:value-type="string" calcext:value-type="string">
            <text:p>Pattern 7</text:p>
          </table:table-cell>
          <table:table-cell office:value-type="float" office:value="29.4128488787267" calcext:value-type="float">
            <text:p>29.4128488787267</text:p>
          </table:table-cell>
          <table:table-cell office:value-type="float" office:value="0.446076392000107" calcext:value-type="float">
            <text:p>0.446076392000107</text:p>
          </table:table-cell>
          <table:table-cell office:value-type="float" office:value="0.51231299286604" calcext:value-type="float">
            <text:p>0.51231299286604</text:p>
          </table:table-cell>
          <table:table-cell office:value-type="string" calcext:value-type="string">
            <text:p>https://twitter.com/jdawginYoHouse/status/161901991003358003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71901/0.jpg</text:p>
          </table:table-cell>
          <table:table-cell office:value-type="string" calcext:value-type="string">
            <text:p>Pattern 5</text:p>
          </table:table-cell>
          <table:table-cell office:value-type="float" office:value="25.3950492846971" calcext:value-type="float">
            <text:p>25.3950492846971</text:p>
          </table:table-cell>
          <table:table-cell office:value-type="float" office:value="0.197457063003821" calcext:value-type="float">
            <text:p>0.197457063003821</text:p>
          </table:table-cell>
          <table:table-cell office:value-type="float" office:value="0.262305684654022" calcext:value-type="float">
            <text:p>0.262305684654022</text:p>
          </table:table-cell>
          <table:table-cell office:value-type="string" calcext:value-type="string">
            <text:p>https://twitter.com/jdawginYoHouse/status/161902217649714381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95001/0.jpg</text:p>
          </table:table-cell>
          <table:table-cell office:value-type="string" calcext:value-type="string">
            <text:p>Pattern 6</text:p>
          </table:table-cell>
          <table:table-cell office:value-type="float" office:value="26.3072716706772" calcext:value-type="float">
            <text:p>26.3072716706772</text:p>
          </table:table-cell>
          <table:table-cell office:value-type="float" office:value="0.679022710133871" calcext:value-type="float">
            <text:p>0.679022710133871</text:p>
          </table:table-cell>
          <table:table-cell office:value-type="float" office:value="0.389682499544938" calcext:value-type="float">
            <text:p>0.389682499544938</text:p>
          </table:table-cell>
          <table:table-cell office:value-type="string" calcext:value-type="string">
            <text:p>https://twitter.com/jdawginYoHouse/status/16190601769249054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00701/0.jpg</text:p>
          </table:table-cell>
          <table:table-cell office:value-type="string" calcext:value-type="string">
            <text:p>Pattern 1</text:p>
          </table:table-cell>
          <table:table-cell office:value-type="float" office:value="30.9825799936092" calcext:value-type="float">
            <text:p>30.9825799936092</text:p>
          </table:table-cell>
          <table:table-cell office:value-type="float" office:value="0.535344260216039" calcext:value-type="float">
            <text:p>0.535344260216039</text:p>
          </table:table-cell>
          <table:table-cell office:value-type="float" office:value="0.542097634286531" calcext:value-type="float">
            <text:p>0.542097634286531</text:p>
          </table:table-cell>
          <table:table-cell office:value-type="string" calcext:value-type="string">
            <text:p>https://twitter.com/jdawginYoHouse/status/1619064454250995713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10009/0.jpg</text:p>
          </table:table-cell>
          <table:table-cell office:value-type="string" calcext:value-type="string">
            <text:p>Pattern 7</text:p>
          </table:table-cell>
          <table:table-cell office:value-type="float" office:value="27.0676641041081" calcext:value-type="float">
            <text:p>27.0676641041081</text:p>
          </table:table-cell>
          <table:table-cell office:value-type="float" office:value="0.46166003887256" calcext:value-type="float">
            <text:p>0.46166003887256</text:p>
          </table:table-cell>
          <table:table-cell office:value-type="float" office:value="0.548405870010005" calcext:value-type="float">
            <text:p>0.548405870010005</text:p>
          </table:table-cell>
          <table:table-cell office:value-type="string" calcext:value-type="string">
            <text:p>https://twitter.com/jdawginYoHouse/status/1619077826052759557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11001/0.jpg</text:p>
          </table:table-cell>
          <table:table-cell office:value-type="string" calcext:value-type="string">
            <text:p>Pattern 5</text:p>
          </table:table-cell>
          <table:table-cell office:value-type="float" office:value="18.2469369504775" calcext:value-type="float">
            <text:p>18.2469369504775</text:p>
          </table:table-cell>
          <table:table-cell office:value-type="float" office:value="0.25728100525636" calcext:value-type="float">
            <text:p>0.25728100525636</text:p>
          </table:table-cell>
          <table:table-cell office:value-type="float" office:value="0.231141729667335" calcext:value-type="float">
            <text:p>0.231141729667335</text:p>
          </table:table-cell>
          <table:table-cell office:value-type="string" calcext:value-type="string">
            <text:p>https://twitter.com/jdawginYoHouse/status/161908031075851059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21001/0.jpg</text:p>
          </table:table-cell>
          <table:table-cell office:value-type="string" calcext:value-type="string">
            <text:p>Pattern 8</text:p>
          </table:table-cell>
          <table:table-cell office:value-type="float" office:value="24.8149376464142" calcext:value-type="float">
            <text:p>24.8149376464142</text:p>
          </table:table-cell>
          <table:table-cell office:value-type="float" office:value="0.729550079973274" calcext:value-type="float">
            <text:p>0.729550079973274</text:p>
          </table:table-cell>
          <table:table-cell office:value-type="float" office:value="0.492361471724054" calcext:value-type="float">
            <text:p>0.492361471724054</text:p>
          </table:table-cell>
          <table:table-cell office:value-type="string" calcext:value-type="string">
            <text:p>https://twitter.com/jdawginYoHouse/status/161909540811386060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01001/0.jpg</text:p>
          </table:table-cell>
          <table:table-cell office:value-type="string" calcext:value-type="string">
            <text:p>Pattern 1</text:p>
          </table:table-cell>
          <table:table-cell office:value-type="float" office:value="32.2711968334792" calcext:value-type="float">
            <text:p>32.2711968334792</text:p>
          </table:table-cell>
          <table:table-cell office:value-type="float" office:value="0.237435719418706" calcext:value-type="float">
            <text:p>0.237435719418706</text:p>
          </table:table-cell>
          <table:table-cell office:value-type="float" office:value="0.343776652942179" calcext:value-type="float">
            <text:p>0.343776652942179</text:p>
          </table:table-cell>
          <table:table-cell office:value-type="string" calcext:value-type="string">
            <text:p>https://twitter.com/jdawginYoHouse/status/1619125608167997445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11301/0.jpg</text:p>
          </table:table-cell>
          <table:table-cell office:value-type="string" calcext:value-type="string">
            <text:p>Pattern 6</text:p>
          </table:table-cell>
          <table:table-cell office:value-type="float" office:value="29.4511565924816" calcext:value-type="float">
            <text:p>29.4511565924816</text:p>
          </table:table-cell>
          <table:table-cell office:value-type="float" office:value="0.662214952853879" calcext:value-type="float">
            <text:p>0.662214952853879</text:p>
          </table:table-cell>
          <table:table-cell office:value-type="float" office:value="0.578354640405749" calcext:value-type="float">
            <text:p>0.578354640405749</text:p>
          </table:table-cell>
          <table:table-cell office:value-type="string" calcext:value-type="string">
            <text:p>https://twitter.com/jdawginYoHouse/status/161914146131591577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34500/0.jpg</text:p>
          </table:table-cell>
          <table:table-cell office:value-type="string" calcext:value-type="string">
            <text:p>Pattern 2</text:p>
          </table:table-cell>
          <table:table-cell office:value-type="float" office:value="31.1142542768217" calcext:value-type="float">
            <text:p>31.1142542768217</text:p>
          </table:table-cell>
          <table:table-cell office:value-type="float" office:value="0.213446278707897" calcext:value-type="float">
            <text:p>0.213446278707897</text:p>
          </table:table-cell>
          <table:table-cell office:value-type="float" office:value="0.601621122767521" calcext:value-type="float">
            <text:p>0.601621122767521</text:p>
          </table:table-cell>
          <table:table-cell office:value-type="string" calcext:value-type="string">
            <text:p>https://twitter.com/jdawginYoHouse/status/161917971171993190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50501/0.jpg</text:p>
          </table:table-cell>
          <table:table-cell office:value-type="string" calcext:value-type="string">
            <text:p>Pattern 1</text:p>
          </table:table-cell>
          <table:table-cell office:value-type="float" office:value="31.7192642340022" calcext:value-type="float">
            <text:p>31.7192642340022</text:p>
          </table:table-cell>
          <table:table-cell office:value-type="float" office:value="0.278050014042711" calcext:value-type="float">
            <text:p>0.278050014042711</text:p>
          </table:table-cell>
          <table:table-cell office:value-type="float" office:value="0.363347169279498" calcext:value-type="float">
            <text:p>0.363347169279498</text:p>
          </table:table-cell>
          <table:table-cell office:value-type="string" calcext:value-type="string">
            <text:p>https://twitter.com/jdawginYoHouse/status/161919984536059904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52501/0.jpg</text:p>
          </table:table-cell>
          <table:table-cell office:value-type="string" calcext:value-type="string">
            <text:p>Pattern 1</text:p>
          </table:table-cell>
          <table:table-cell office:value-type="float" office:value="32.7927473999696" calcext:value-type="float">
            <text:p>32.7927473999696</text:p>
          </table:table-cell>
          <table:table-cell office:value-type="float" office:value="0.228705996166705" calcext:value-type="float">
            <text:p>0.228705996166705</text:p>
          </table:table-cell>
          <table:table-cell office:value-type="float" office:value="0.392278573394926" calcext:value-type="float">
            <text:p>0.392278573394926</text:p>
          </table:table-cell>
          <table:table-cell office:value-type="string" calcext:value-type="string">
            <text:p>https://twitter.com/jdawginYoHouse/status/161920488072331673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14500/0.jpg</text:p>
          </table:table-cell>
          <table:table-cell office:value-type="string" calcext:value-type="string">
            <text:p>Pattern 5</text:p>
          </table:table-cell>
          <table:table-cell office:value-type="float" office:value="18.2831372399982" calcext:value-type="float">
            <text:p>18.2831372399982</text:p>
          </table:table-cell>
          <table:table-cell office:value-type="float" office:value="0.225792725066781" calcext:value-type="float">
            <text:p>0.225792725066781</text:p>
          </table:table-cell>
          <table:table-cell office:value-type="float" office:value="0.255517430781984" calcext:value-type="float">
            <text:p>0.255517430781984</text:p>
          </table:table-cell>
          <table:table-cell office:value-type="string" calcext:value-type="string">
            <text:p>https://twitter.com/jdawginYoHouse/status/16193005076373913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25701/0.jpg</text:p>
          </table:table-cell>
          <table:table-cell office:value-type="string" calcext:value-type="string">
            <text:p>Pattern 8</text:p>
          </table:table-cell>
          <table:table-cell office:value-type="float" office:value="20.6433735521191" calcext:value-type="float">
            <text:p>20.6433735521191</text:p>
          </table:table-cell>
          <table:table-cell office:value-type="float" office:value="0.874655146142425" calcext:value-type="float">
            <text:p>0.874655146142425</text:p>
          </table:table-cell>
          <table:table-cell office:value-type="float" office:value="0.359118120976246" calcext:value-type="float">
            <text:p>0.359118120976246</text:p>
          </table:table-cell>
          <table:table-cell office:value-type="string" calcext:value-type="string">
            <text:p>https://twitter.com/jdawginYoHouse/status/161931862909435904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31001/0.jpg</text:p>
          </table:table-cell>
          <table:table-cell office:value-type="string" calcext:value-type="string">
            <text:p>Pattern 6</text:p>
          </table:table-cell>
          <table:table-cell office:value-type="float" office:value="25.4217237526752" calcext:value-type="float">
            <text:p>25.4217237526752</text:p>
          </table:table-cell>
          <table:table-cell office:value-type="float" office:value="0.764448598863772" calcext:value-type="float">
            <text:p>0.764448598863772</text:p>
          </table:table-cell>
          <table:table-cell office:value-type="float" office:value="0.497307756353834" calcext:value-type="float">
            <text:p>0.497307756353834</text:p>
          </table:table-cell>
          <table:table-cell office:value-type="string" calcext:value-type="string">
            <text:p>https://twitter.com/jdawginYoHouse/status/16193218993847705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32201/0.jpg</text:p>
          </table:table-cell>
          <table:table-cell office:value-type="string" calcext:value-type="string">
            <text:p>Pattern 8</text:p>
          </table:table-cell>
          <table:table-cell office:value-type="float" office:value="26.7261017965713" calcext:value-type="float">
            <text:p>26.7261017965713</text:p>
          </table:table-cell>
          <table:table-cell office:value-type="float" office:value="0.66022667196167" calcext:value-type="float">
            <text:p>0.66022667196167</text:p>
          </table:table-cell>
          <table:table-cell office:value-type="float" office:value="0.53614771269232" calcext:value-type="float">
            <text:p>0.53614771269232</text:p>
          </table:table-cell>
          <table:table-cell office:value-type="string" calcext:value-type="string">
            <text:p>https://twitter.com/jdawginYoHouse/status/16193249193255321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45501/0.jpg</text:p>
          </table:table-cell>
          <table:table-cell office:value-type="string" calcext:value-type="string">
            <text:p>Pattern 5</text:p>
          </table:table-cell>
          <table:table-cell office:value-type="float" office:value="32.4413203783333" calcext:value-type="float">
            <text:p>32.4413203783333</text:p>
          </table:table-cell>
          <table:table-cell office:value-type="float" office:value="0.226850874896385" calcext:value-type="float">
            <text:p>0.226850874896385</text:p>
          </table:table-cell>
          <table:table-cell office:value-type="float" office:value="0.290481611864228" calcext:value-type="float">
            <text:p>0.290481611864228</text:p>
          </table:table-cell>
          <table:table-cell office:value-type="string" calcext:value-type="string">
            <text:p>https://twitter.com/jdawginYoHouse/status/161934832719509914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53601/0.jpg</text:p>
          </table:table-cell>
          <table:table-cell office:value-type="string" calcext:value-type="string">
            <text:p>Pattern 8</text:p>
          </table:table-cell>
          <table:table-cell office:value-type="float" office:value="24.3555284431671" calcext:value-type="float">
            <text:p>24.3555284431671</text:p>
          </table:table-cell>
          <table:table-cell office:value-type="float" office:value="0.753470876507892" calcext:value-type="float">
            <text:p>0.753470876507892</text:p>
          </table:table-cell>
          <table:table-cell office:value-type="float" office:value="0.541644319416837" calcext:value-type="float">
            <text:p>0.541644319416837</text:p>
          </table:table-cell>
          <table:table-cell office:value-type="string" calcext:value-type="string">
            <text:p>https://twitter.com/jdawginYoHouse/status/1619358642091835394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65500/0.jpg</text:p>
          </table:table-cell>
          <table:table-cell office:value-type="string" calcext:value-type="string">
            <text:p>Pattern 8</text:p>
          </table:table-cell>
          <table:table-cell office:value-type="float" office:value="23.9110813866168" calcext:value-type="float">
            <text:p>23.9110813866168</text:p>
          </table:table-cell>
          <table:table-cell office:value-type="float" office:value="0.830361262073741" calcext:value-type="float">
            <text:p>0.830361262073741</text:p>
          </table:table-cell>
          <table:table-cell office:value-type="float" office:value="0.49108793357742" calcext:value-type="float">
            <text:p>0.49108793357742</text:p>
          </table:table-cell>
          <table:table-cell office:value-type="string" calcext:value-type="string">
            <text:p>https://twitter.com/jdawginYoHouse/status/16193785221280153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71001/0.jpg</text:p>
          </table:table-cell>
          <table:table-cell office:value-type="string" calcext:value-type="string">
            <text:p>Pattern 5</text:p>
          </table:table-cell>
          <table:table-cell office:value-type="float" office:value="29.8351926283271" calcext:value-type="float">
            <text:p>29.8351926283271</text:p>
          </table:table-cell>
          <table:table-cell office:value-type="float" office:value="0.263621022912657" calcext:value-type="float">
            <text:p>0.263621022912657</text:p>
          </table:table-cell>
          <table:table-cell office:value-type="float" office:value="0.208918156704691" calcext:value-type="float">
            <text:p>0.208918156704691</text:p>
          </table:table-cell>
          <table:table-cell office:value-type="string" calcext:value-type="string">
            <text:p>https://twitter.com/jdawginYoHouse/status/1619382299748974593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82401/0.jpg</text:p>
          </table:table-cell>
          <table:table-cell office:value-type="string" calcext:value-type="string">
            <text:p>Pattern 1</text:p>
          </table:table-cell>
          <table:table-cell office:value-type="float" office:value="15.3648587160917" calcext:value-type="float">
            <text:p>15.3648587160917</text:p>
          </table:table-cell>
          <table:table-cell office:value-type="float" office:value="0.264640802949893" calcext:value-type="float">
            <text:p>0.264640802949893</text:p>
          </table:table-cell>
          <table:table-cell office:value-type="float" office:value="0.277505638996033" calcext:value-type="float">
            <text:p>0.277505638996033</text:p>
          </table:table-cell>
          <table:table-cell office:value-type="string" calcext:value-type="string">
            <text:p>https://twitter.com/jdawginYoHouse/status/16194009229872168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00701/0.jpg</text:p>
          </table:table-cell>
          <table:table-cell office:value-type="string" calcext:value-type="string">
            <text:p>Pattern 5</text:p>
          </table:table-cell>
          <table:table-cell office:value-type="float" office:value="21.3322500856633" calcext:value-type="float">
            <text:p>21.3322500856633</text:p>
          </table:table-cell>
          <table:table-cell office:value-type="float" office:value="0.261995020691828" calcext:value-type="float">
            <text:p>0.261995020691828</text:p>
          </table:table-cell>
          <table:table-cell office:value-type="float" office:value="0.207329091994651" calcext:value-type="float">
            <text:p>0.207329091994651</text:p>
          </table:table-cell>
          <table:table-cell office:value-type="string" calcext:value-type="string">
            <text:p>https://twitter.com/jdawginYoHouse/status/16194268438403481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0037/0.jpg</text:p>
          </table:table-cell>
          <table:table-cell office:value-type="string" calcext:value-type="string">
            <text:p>Pattern 1</text:p>
          </table:table-cell>
          <table:table-cell office:value-type="float" office:value="32.7927473999696" calcext:value-type="float">
            <text:p>32.7927473999696</text:p>
          </table:table-cell>
          <table:table-cell office:value-type="float" office:value="0.228705996166705" calcext:value-type="float">
            <text:p>0.228705996166705</text:p>
          </table:table-cell>
          <table:table-cell office:value-type="float" office:value="0.392278573394926" calcext:value-type="float">
            <text:p>0.392278573394926</text:p>
          </table:table-cell>
          <table:table-cell office:value-type="string" calcext:value-type="string">
            <text:p>https://twitter.com/jdawginYoHouse/status/1619440331841306625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1000/0.jpg</text:p>
          </table:table-cell>
          <table:table-cell office:value-type="string" calcext:value-type="string">
            <text:p>Pattern 3</text:p>
          </table:table-cell>
          <table:table-cell office:value-type="float" office:value="29.8316198728461" calcext:value-type="float">
            <text:p>29.8316198728461</text:p>
          </table:table-cell>
          <table:table-cell office:value-type="float" office:value="0.242923819705068" calcext:value-type="float">
            <text:p>0.242923819705068</text:p>
          </table:table-cell>
          <table:table-cell office:value-type="float" office:value="0.60631145644713" calcext:value-type="float">
            <text:p>0.60631145644713</text:p>
          </table:table-cell>
          <table:table-cell office:value-type="string" calcext:value-type="string">
            <text:p>https://twitter.com/jdawginYoHouse/status/161944269505471283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1901/0.jpg</text:p>
          </table:table-cell>
          <table:table-cell office:value-type="string" calcext:value-type="string">
            <text:p>Pattern 2</text:p>
          </table:table-cell>
          <table:table-cell office:value-type="float" office:value="32.0928306785258" calcext:value-type="float">
            <text:p>32.0928306785258</text:p>
          </table:table-cell>
          <table:table-cell office:value-type="float" office:value="0.169483557884132" calcext:value-type="float">
            <text:p>0.169483557884132</text:p>
          </table:table-cell>
          <table:table-cell office:value-type="float" office:value="0.589557310569765" calcext:value-type="float">
            <text:p>0.589557310569765</text:p>
          </table:table-cell>
          <table:table-cell office:value-type="string" calcext:value-type="string">
            <text:p>https://twitter.com/jdawginYoHouse/status/161944496372019200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9T003001/0.jpg</text:p>
          </table:table-cell>
          <table:table-cell office:value-type="string" calcext:value-type="string">
            <text:p>Pattern 7</text:p>
          </table:table-cell>
          <table:table-cell office:value-type="float" office:value="33.1271473149639" calcext:value-type="float">
            <text:p>33.1271473149639</text:p>
          </table:table-cell>
          <table:table-cell office:value-type="float" office:value="0.269417089621511" calcext:value-type="float">
            <text:p>0.269417089621511</text:p>
          </table:table-cell>
          <table:table-cell office:value-type="float" office:value="0.533049328620993" calcext:value-type="float">
            <text:p>0.533049328620993</text:p>
          </table:table-cell>
          <table:table-cell office:value-type="string" calcext:value-type="string">
            <text:p>https://twitter.com/jdawginYoHouse/status/161949302769676288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9T011301/0.jpg</text:p>
          </table:table-cell>
          <table:table-cell office:value-type="string" calcext:value-type="string">
            <text:p>Pattern 2</text:p>
          </table:table-cell>
          <table:table-cell office:value-type="float" office:value="29.8028091240575" calcext:value-type="float">
            <text:p>29.8028091240575</text:p>
          </table:table-cell>
          <table:table-cell office:value-type="float" office:value="0.35924046847317" calcext:value-type="float">
            <text:p>0.35924046847317</text:p>
          </table:table-cell>
          <table:table-cell office:value-type="float" office:value="0.740754224282358" calcext:value-type="float">
            <text:p>0.740754224282358</text:p>
          </table:table-cell>
          <table:table-cell office:value-type="string" calcext:value-type="string">
            <text:p>https://twitter.com/jdawginYoHouse/status/1619503849567358977</text:p>
          </table:table-cell>
        </table:table-row>
        <table:table-row table:style-name="ro1">
          <table:table-cell office:value-type="string" calcext:value-type="string">
            <text:p>input/data_formal_20240530-1342/meme/jdepazzi_20230111T182521/0.jpg</text:p>
          </table:table-cell>
          <table:table-cell office:value-type="string" calcext:value-type="string">
            <text:p>Pattern 7</text:p>
          </table:table-cell>
          <table:table-cell office:value-type="float" office:value="29.7603081595779" calcext:value-type="float">
            <text:p>29.7603081595779</text:p>
          </table:table-cell>
          <table:table-cell office:value-type="float" office:value="0.372166123889243" calcext:value-type="float">
            <text:p>0.372166123889243</text:p>
          </table:table-cell>
          <table:table-cell office:value-type="float" office:value="0.455762261953" calcext:value-type="float">
            <text:p>0.455762261953</text:p>
          </table:table-cell>
          <table:table-cell office:value-type="string" calcext:value-type="string">
            <text:p>https://twitter.com/BlocksnChains/status/1613314292421636096</text:p>
          </table:table-cell>
        </table:table-row>
        <table:table-row table:style-name="ro1">
          <table:table-cell office:value-type="string" calcext:value-type="string">
            <text:p>input/data_formal_20240530-1342/meme/jerald_amo_20221228T041615/0.jpg</text:p>
          </table:table-cell>
          <table:table-cell office:value-type="string" calcext:value-type="string">
            <text:p>Pattern 3</text:p>
          </table:table-cell>
          <table:table-cell office:value-type="float" office:value="24.351091084993" calcext:value-type="float">
            <text:p>24.351091084993</text:p>
          </table:table-cell>
          <table:table-cell office:value-type="float" office:value="0.264044829780688" calcext:value-type="float">
            <text:p>0.264044829780688</text:p>
          </table:table-cell>
          <table:table-cell office:value-type="float" office:value="0.812971187046101" calcext:value-type="float">
            <text:p>0.812971187046101</text:p>
          </table:table-cell>
          <table:table-cell office:value-type="string" calcext:value-type="string">
            <text:p>https://twitter.com/jerald_amo/status/1607953549358690305</text:p>
          </table:table-cell>
        </table:table-row>
        <table:table-row table:style-name="ro1">
          <table:table-cell office:value-type="string" calcext:value-type="string">
            <text:p>input/data_formal_20240530-1342/meme/jessmbaum_20230206T153614/0.jpg</text:p>
          </table:table-cell>
          <table:table-cell office:value-type="string" calcext:value-type="string">
            <text:p>Pattern 3</text:p>
          </table:table-cell>
          <table:table-cell office:value-type="float" office:value="28.0070136273234" calcext:value-type="float">
            <text:p>28.0070136273234</text:p>
          </table:table-cell>
          <table:table-cell office:value-type="float" office:value="0.590485461950681" calcext:value-type="float">
            <text:p>0.590485461950681</text:p>
          </table:table-cell>
          <table:table-cell office:value-type="float" office:value="0.671010242763168" calcext:value-type="float">
            <text:p>0.671010242763168</text:p>
          </table:table-cell>
          <table:table-cell office:value-type="string" calcext:value-type="string">
            <text:p>https://twitter.com/jessmbaum/status/1622620190490914816</text:p>
          </table:table-cell>
        </table:table-row>
        <table:table-row table:style-name="ro1">
          <table:table-cell office:value-type="string" calcext:value-type="string">
            <text:p>input/data_formal_20240530-1342/meme/jessmbaum_20230206T153720/0.jpg</text:p>
          </table:table-cell>
          <table:table-cell office:value-type="string" calcext:value-type="string">
            <text:p>Pattern 1</text:p>
          </table:table-cell>
          <table:table-cell office:value-type="float" office:value="33.9464515683151" calcext:value-type="float">
            <text:p>33.9464515683151</text:p>
          </table:table-cell>
          <table:table-cell office:value-type="float" office:value="0.360013922177234" calcext:value-type="float">
            <text:p>0.360013922177234</text:p>
          </table:table-cell>
          <table:table-cell office:value-type="float" office:value="0.344749622519103" calcext:value-type="float">
            <text:p>0.344749622519103</text:p>
          </table:table-cell>
          <table:table-cell office:value-type="string" calcext:value-type="string">
            <text:p>https://twitter.com/AhsetofAtum/status/1622623091443499009</text:p>
          </table:table-cell>
        </table:table-row>
        <table:table-row table:style-name="ro1">
          <table:table-cell office:value-type="string" calcext:value-type="string">
            <text:p>input/data_formal_20240530-1342/meme/Jesuscolonmald1_20230106T045534/0.jpg</text:p>
          </table:table-cell>
          <table:table-cell office:value-type="string" calcext:value-type="string">
            <text:p>Pattern 7</text:p>
          </table:table-cell>
          <table:table-cell office:value-type="float" office:value="27.5788602140113" calcext:value-type="float">
            <text:p>27.5788602140113</text:p>
          </table:table-cell>
          <table:table-cell office:value-type="float" office:value="0.534818715463904" calcext:value-type="float">
            <text:p>0.534818715463904</text:p>
          </table:table-cell>
          <table:table-cell office:value-type="float" office:value="0.629470363603285" calcext:value-type="float">
            <text:p>0.629470363603285</text:p>
          </table:table-cell>
          <table:table-cell office:value-type="string" calcext:value-type="string">
            <text:p>https://twitter.com/Jesuscolonmald1/status/1611224937598943233</text:p>
          </table:table-cell>
        </table:table-row>
        <table:table-row table:style-name="ro1">
          <table:table-cell office:value-type="string" calcext:value-type="string">
            <text:p>input/data_formal_20240530-1342/meme/jesusheartsme1_20230127T215053/0.jpg</text:p>
          </table:table-cell>
          <table:table-cell office:value-type="string" calcext:value-type="string">
            <text:p>Pattern 5</text:p>
          </table:table-cell>
          <table:table-cell office:value-type="float" office:value="30.546159373748" calcext:value-type="float">
            <text:p>30.546159373748</text:p>
          </table:table-cell>
          <table:table-cell office:value-type="float" office:value="0.200604386013293" calcext:value-type="float">
            <text:p>0.200604386013293</text:p>
          </table:table-cell>
          <table:table-cell office:value-type="float" office:value="0.331749114831542" calcext:value-type="float">
            <text:p>0.331749114831542</text:p>
          </table:table-cell>
          <table:table-cell office:value-type="string" calcext:value-type="string">
            <text:p>https://twitter.com/jesusheartsme1/status/1619090594089025548</text:p>
          </table:table-cell>
        </table:table-row>
        <table:table-row table:style-name="ro1">
          <table:table-cell office:value-type="string" calcext:value-type="string">
            <text:p>input/data_formal_20240530-1342/meme/JesusLo79909680_20230323T034906/0.jpg</text:p>
          </table:table-cell>
          <table:table-cell office:value-type="string" calcext:value-type="string">
            <text:p>Pattern 5</text:p>
          </table:table-cell>
          <table:table-cell office:value-type="float" office:value="21.4312303815815" calcext:value-type="float">
            <text:p>21.4312303815815</text:p>
          </table:table-cell>
          <table:table-cell office:value-type="float" office:value="0.0841717219892604" calcext:value-type="float">
            <text:p>0.0841717219892604</text:p>
          </table:table-cell>
          <table:table-cell office:value-type="float" office:value="0.289351927669338" calcext:value-type="float">
            <text:p>0.289351927669338</text:p>
          </table:table-cell>
          <table:table-cell office:value-type="string" calcext:value-type="string">
            <text:p>https://twitter.com/JesusLo79909680/status/1638749687397097472</text:p>
          </table:table-cell>
        </table:table-row>
        <table:table-row table:style-name="ro1">
          <table:table-cell office:value-type="string" calcext:value-type="string">
            <text:p>input/data_formal_20240530-1342/meme/JettMe__20230125T072209/0.jpg</text:p>
          </table:table-cell>
          <table:table-cell office:value-type="string" calcext:value-type="string">
            <text:p>Pattern 2</text:p>
          </table:table-cell>
          <table:table-cell office:value-type="float" office:value="26.5006714148656" calcext:value-type="float">
            <text:p>26.5006714148656</text:p>
          </table:table-cell>
          <table:table-cell office:value-type="float" office:value="0.218753535697937" calcext:value-type="float">
            <text:p>0.218753535697937</text:p>
          </table:table-cell>
          <table:table-cell office:value-type="float" office:value="0.646817593855624" calcext:value-type="float">
            <text:p>0.646817593855624</text:p>
          </table:table-cell>
          <table:table-cell office:value-type="string" calcext:value-type="string">
            <text:p>https://twitter.com/Monique43421015/status/1618333235783794689</text:p>
          </table:table-cell>
        </table:table-row>
        <table:table-row table:style-name="ro1">
          <table:table-cell office:value-type="string" calcext:value-type="string">
            <text:p>input/data_formal_20240530-1342/meme/JFreeWolny_20230110T084831/0.jpg</text:p>
          </table:table-cell>
          <table:table-cell office:value-type="string" calcext:value-type="string">
            <text:p>Pattern 5</text:p>
          </table:table-cell>
          <table:table-cell office:value-type="float" office:value="28.0370742947524" calcext:value-type="float">
            <text:p>28.0370742947524</text:p>
          </table:table-cell>
          <table:table-cell office:value-type="float" office:value="0.112152682262745" calcext:value-type="float">
            <text:p>0.112152682262745</text:p>
          </table:table-cell>
          <table:table-cell office:value-type="float" office:value="0.537207797968029" calcext:value-type="float">
            <text:p>0.537207797968029</text:p>
          </table:table-cell>
          <table:table-cell office:value-type="string" calcext:value-type="string">
            <text:p>https://twitter.com/JFreeWolny/status/1612733110969401344</text:p>
          </table:table-cell>
        </table:table-row>
        <table:table-row table:style-name="ro1">
          <table:table-cell office:value-type="string" calcext:value-type="string">
            <text:p>input/data_formal_20240530-1342/meme/JGDSIGNZ_20221228T052646/0.jpg</text:p>
          </table:table-cell>
          <table:table-cell office:value-type="string" calcext:value-type="string">
            <text:p>Pattern 5</text:p>
          </table:table-cell>
          <table:table-cell office:value-type="float" office:value="29.9230750117236" calcext:value-type="float">
            <text:p>29.9230750117236</text:p>
          </table:table-cell>
          <table:table-cell office:value-type="float" office:value="0.197759416854281" calcext:value-type="float">
            <text:p>0.197759416854281</text:p>
          </table:table-cell>
          <table:table-cell office:value-type="float" office:value="0.385915638144522" calcext:value-type="float">
            <text:p>0.385915638144522</text:p>
          </table:table-cell>
          <table:table-cell office:value-type="string" calcext:value-type="string">
            <text:p>https://twitter.com/JGDSIGNZ/status/1607971297832697862</text:p>
          </table:table-cell>
        </table:table-row>
        <table:table-row table:style-name="ro1">
          <table:table-cell office:value-type="string" calcext:value-type="string">
            <text:p>input/data_formal_20240530-1342/meme/JGDSIGNZ_20221228T053945/0.jpg</text:p>
          </table:table-cell>
          <table:table-cell office:value-type="string" calcext:value-type="string">
            <text:p>Pattern 5</text:p>
          </table:table-cell>
          <table:table-cell office:value-type="float" office:value="29.9230750117236" calcext:value-type="float">
            <text:p>29.9230750117236</text:p>
          </table:table-cell>
          <table:table-cell office:value-type="float" office:value="0.197759416854281" calcext:value-type="float">
            <text:p>0.197759416854281</text:p>
          </table:table-cell>
          <table:table-cell office:value-type="float" office:value="0.385915638144522" calcext:value-type="float">
            <text:p>0.385915638144522</text:p>
          </table:table-cell>
          <table:table-cell office:value-type="string" calcext:value-type="string">
            <text:p>https://twitter.com/JGDSIGNZ/status/1607974565111635971</text:p>
          </table:table-cell>
        </table:table-row>
        <table:table-row table:style-name="ro1">
          <table:table-cell office:value-type="string" calcext:value-type="string">
            <text:p>input/data_formal_20240530-1342/meme/JGDSIGNZ_20221228T055936/0.jpg</text:p>
          </table:table-cell>
          <table:table-cell office:value-type="string" calcext:value-type="string">
            <text:p>Pattern 4</text:p>
          </table:table-cell>
          <table:table-cell office:value-type="float" office:value="0.00000116800772799643" calcext:value-type="float">
            <text:p>1.16800772799643E-06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JGDSIGNZ/status/1607979559093141504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0.jpg</text:p>
          </table:table-cell>
          <table:table-cell office:value-type="string" calcext:value-type="string">
            <text:p>Pattern 1</text:p>
          </table:table-cell>
          <table:table-cell office:value-type="float" office:value="31.6177069107724" calcext:value-type="float">
            <text:p>31.6177069107724</text:p>
          </table:table-cell>
          <table:table-cell office:value-type="float" office:value="0.375613308136236" calcext:value-type="float">
            <text:p>0.375613308136236</text:p>
          </table:table-cell>
          <table:table-cell office:value-type="float" office:value="0.540925496363234" calcext:value-type="float">
            <text:p>0.540925496363234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1.jpg</text:p>
          </table:table-cell>
          <table:table-cell office:value-type="string" calcext:value-type="string">
            <text:p>Pattern 3</text:p>
          </table:table-cell>
          <table:table-cell office:value-type="float" office:value="28.926678175078" calcext:value-type="float">
            <text:p>28.926678175078</text:p>
          </table:table-cell>
          <table:table-cell office:value-type="float" office:value="0.419739236600718" calcext:value-type="float">
            <text:p>0.419739236600718</text:p>
          </table:table-cell>
          <table:table-cell office:value-type="float" office:value="0.671374947442289" calcext:value-type="float">
            <text:p>0.671374947442289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2.jpg</text:p>
          </table:table-cell>
          <table:table-cell office:value-type="string" calcext:value-type="string">
            <text:p>Pattern 2</text:p>
          </table:table-cell>
          <table:table-cell office:value-type="float" office:value="30.5589358986991" calcext:value-type="float">
            <text:p>30.5589358986991</text:p>
          </table:table-cell>
          <table:table-cell office:value-type="float" office:value="0.368911660444368" calcext:value-type="float">
            <text:p>0.368911660444368</text:p>
          </table:table-cell>
          <table:table-cell office:value-type="float" office:value="0.647659951300744" calcext:value-type="float">
            <text:p>0.647659951300744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ngleMining_20221228T022501/0.jpg</text:p>
          </table:table-cell>
          <table:table-cell office:value-type="string" calcext:value-type="string">
            <text:p>Pattern 2</text:p>
          </table:table-cell>
          <table:table-cell office:value-type="float" office:value="25.5682654414946" calcext:value-type="float">
            <text:p>25.5682654414946</text:p>
          </table:table-cell>
          <table:table-cell office:value-type="float" office:value="0.337392483631554" calcext:value-type="float">
            <text:p>0.337392483631554</text:p>
          </table:table-cell>
          <table:table-cell office:value-type="float" office:value="0.844843486554506" calcext:value-type="float">
            <text:p>0.844843486554506</text:p>
          </table:table-cell>
          <table:table-cell office:value-type="string" calcext:value-type="string">
            <text:p>https://twitter.com/JingleMining/status/1607925556166950913</text:p>
          </table:table-cell>
        </table:table-row>
        <table:table-row table:style-name="ro1">
          <table:table-cell office:value-type="string" calcext:value-type="string">
            <text:p>input/data_formal_20240530-1342/meme/JirehAbraham_20221228T051422/0.jpg</text:p>
          </table:table-cell>
          <table:table-cell office:value-type="string" calcext:value-type="string">
            <text:p>Pattern 3</text:p>
          </table:table-cell>
          <table:table-cell office:value-type="float" office:value="27.3369100998522" calcext:value-type="float">
            <text:p>27.3369100998522</text:p>
          </table:table-cell>
          <table:table-cell office:value-type="float" office:value="0.173486997992783" calcext:value-type="float">
            <text:p>0.173486997992783</text:p>
          </table:table-cell>
          <table:table-cell office:value-type="float" office:value="0.69488709667775" calcext:value-type="float">
            <text:p>0.69488709667775</text:p>
          </table:table-cell>
          <table:table-cell office:value-type="string" calcext:value-type="string">
            <text:p>https://twitter.com/JirehAbraham/status/1607968177300074496</text:p>
          </table:table-cell>
        </table:table-row>
        <table:table-row table:style-name="ro1">
          <table:table-cell office:value-type="string" calcext:value-type="string">
            <text:p>input/data_formal_20240530-1342/meme/JirehAbraham_20230206T105708/0.jpg</text:p>
          </table:table-cell>
          <table:table-cell office:value-type="string" calcext:value-type="string">
            <text:p>Pattern 3</text:p>
          </table:table-cell>
          <table:table-cell office:value-type="float" office:value="27.6589148313128" calcext:value-type="float">
            <text:p>27.6589148313128</text:p>
          </table:table-cell>
          <table:table-cell office:value-type="float" office:value="0.170536148766275" calcext:value-type="float">
            <text:p>0.170536148766275</text:p>
          </table:table-cell>
          <table:table-cell office:value-type="float" office:value="0.824117868163628" calcext:value-type="float">
            <text:p>0.824117868163628</text:p>
          </table:table-cell>
          <table:table-cell office:value-type="string" calcext:value-type="string">
            <text:p>https://twitter.com/JirehAbraham/status/1622549952470855682</text:p>
          </table:table-cell>
        </table:table-row>
        <table:table-row table:style-name="ro1">
          <table:table-cell office:value-type="string" calcext:value-type="string">
            <text:p>input/data_formal_20240530-1342/meme/JobBankGlobal_20230102T110154/0.jpg</text:p>
          </table:table-cell>
          <table:table-cell office:value-type="string" calcext:value-type="string">
            <text:p>Pattern 6</text:p>
          </table:table-cell>
          <table:table-cell office:value-type="float" office:value="27.2426646346613" calcext:value-type="float">
            <text:p>27.2426646346613</text:p>
          </table:table-cell>
          <table:table-cell office:value-type="float" office:value="0.725580691586512" calcext:value-type="float">
            <text:p>0.725580691586512</text:p>
          </table:table-cell>
          <table:table-cell office:value-type="float" office:value="0.35999117101896" calcext:value-type="float">
            <text:p>0.35999117101896</text:p>
          </table:table-cell>
          <table:table-cell office:value-type="string" calcext:value-type="string">
            <text:p>https://twitter.com/JobBankGlobal/status/1609867575579783169</text:p>
          </table:table-cell>
        </table:table-row>
        <table:table-row table:style-name="ro1">
          <table:table-cell office:value-type="string" calcext:value-type="string">
            <text:p>input/data_formal_20240530-1342/meme/JobBankGlobal_20230102T110724/0.jpg</text:p>
          </table:table-cell>
          <table:table-cell office:value-type="string" calcext:value-type="string">
            <text:p>Pattern 5</text:p>
          </table:table-cell>
          <table:table-cell office:value-type="float" office:value="30.9321128379745" calcext:value-type="float">
            <text:p>30.9321128379745</text:p>
          </table:table-cell>
          <table:table-cell office:value-type="float" office:value="0.110544298379396" calcext:value-type="float">
            <text:p>0.110544298379396</text:p>
          </table:table-cell>
          <table:table-cell office:value-type="float" office:value="0.51368064547238" calcext:value-type="float">
            <text:p>0.51368064547238</text:p>
          </table:table-cell>
          <table:table-cell office:value-type="string" calcext:value-type="string">
            <text:p>https://twitter.com/JobBankGlobal/status/1609868961012936709</text:p>
          </table:table-cell>
        </table:table-row>
        <table:table-row table:style-name="ro1">
          <table:table-cell office:value-type="string" calcext:value-type="string">
            <text:p>input/data_formal_20240530-1342/meme/JobBankGlobal_20230206T124900/0.jpg</text:p>
          </table:table-cell>
          <table:table-cell office:value-type="string" calcext:value-type="string">
            <text:p>Pattern 5</text:p>
          </table:table-cell>
          <table:table-cell office:value-type="float" office:value="29.7729914232089" calcext:value-type="float">
            <text:p>29.7729914232089</text:p>
          </table:table-cell>
          <table:table-cell office:value-type="float" office:value="0.179804021934967" calcext:value-type="float">
            <text:p>0.179804021934967</text:p>
          </table:table-cell>
          <table:table-cell office:value-type="float" office:value="0.495481296716774" calcext:value-type="float">
            <text:p>0.495481296716774</text:p>
          </table:table-cell>
          <table:table-cell office:value-type="string" calcext:value-type="string">
            <text:p>https://twitter.com/OhanaFamilies/status/1622578797135425538</text:p>
          </table:table-cell>
        </table:table-row>
        <table:table-row table:style-name="ro1">
          <table:table-cell office:value-type="string" calcext:value-type="string">
            <text:p>input/data_formal_20240530-1342/meme/johnbuckley111_20230206T153922/0.jpg</text:p>
          </table:table-cell>
          <table:table-cell office:value-type="string" calcext:value-type="string">
            <text:p>Pattern 7</text:p>
          </table:table-cell>
          <table:table-cell office:value-type="float" office:value="27.3061801402796" calcext:value-type="float">
            <text:p>27.3061801402796</text:p>
          </table:table-cell>
          <table:table-cell office:value-type="float" office:value="0.485983325098289" calcext:value-type="float">
            <text:p>0.485983325098289</text:p>
          </table:table-cell>
          <table:table-cell office:value-type="float" office:value="0.469142900879483" calcext:value-type="float">
            <text:p>0.469142900879483</text:p>
          </table:table-cell>
          <table:table-cell office:value-type="string" calcext:value-type="string">
            <text:p>https://twitter.com/BookRecommende7/status/1622626237821726721</text:p>
          </table:table-cell>
        </table:table-row>
        <table:table-row table:style-name="ro1">
          <table:table-cell office:value-type="string" calcext:value-type="string">
            <text:p>input/data_formal_20240530-1342/meme/johnnyFiveAces1_20230202T001459/0.jpg</text:p>
          </table:table-cell>
          <table:table-cell office:value-type="string" calcext:value-type="string">
            <text:p>Pattern 2</text:p>
          </table:table-cell>
          <table:table-cell office:value-type="float" office:value="33.4833699328609" calcext:value-type="float">
            <text:p>33.4833699328609</text:p>
          </table:table-cell>
          <table:table-cell office:value-type="float" office:value="0.164592191963079" calcext:value-type="float">
            <text:p>0.164592191963079</text:p>
          </table:table-cell>
          <table:table-cell office:value-type="float" office:value="0.49489931892265" calcext:value-type="float">
            <text:p>0.49489931892265</text:p>
          </table:table-cell>
          <table:table-cell office:value-type="string" calcext:value-type="string">
            <text:p>https://twitter.com/johnnyFiveAces1/status/1620938797482676224</text:p>
          </table:table-cell>
        </table:table-row>
        <table:table-row table:style-name="ro1">
          <table:table-cell office:value-type="string" calcext:value-type="string">
            <text:p>input/data_formal_20240530-1342/meme/JonestheG_20230103T191543/0.jpg</text:p>
          </table:table-cell>
          <table:table-cell office:value-type="string" calcext:value-type="string">
            <text:p>Pattern 8</text:p>
          </table:table-cell>
          <table:table-cell office:value-type="float" office:value="23.2678035380116" calcext:value-type="float">
            <text:p>23.2678035380116</text:p>
          </table:table-cell>
          <table:table-cell office:value-type="float" office:value="0.823549706337466" calcext:value-type="float">
            <text:p>0.823549706337466</text:p>
          </table:table-cell>
          <table:table-cell office:value-type="float" office:value="0.420575923038538" calcext:value-type="float">
            <text:p>0.420575923038538</text:p>
          </table:table-cell>
          <table:table-cell office:value-type="string" calcext:value-type="string">
            <text:p>https://twitter.com/HelenHe94542138/status/1610354342334443522</text:p>
          </table:table-cell>
        </table:table-row>
        <table:table-row table:style-name="ro1">
          <table:table-cell office:value-type="string" calcext:value-type="string">
            <text:p>input/data_formal_20240530-1342/meme/JoshuaKrause20_20221226T165750/0.jpg</text:p>
          </table:table-cell>
          <table:table-cell office:value-type="string" calcext:value-type="string">
            <text:p>Pattern 7</text:p>
          </table:table-cell>
          <table:table-cell office:value-type="float" office:value="24.0051720892203" calcext:value-type="float">
            <text:p>24.0051720892203</text:p>
          </table:table-cell>
          <table:table-cell office:value-type="float" office:value="0.469641003466869" calcext:value-type="float">
            <text:p>0.469641003466869</text:p>
          </table:table-cell>
          <table:table-cell office:value-type="float" office:value="0.571824839231393" calcext:value-type="float">
            <text:p>0.571824839231393</text:p>
          </table:table-cell>
          <table:table-cell office:value-type="string" calcext:value-type="string">
            <text:p>https://twitter.com/elanortinuviel/status/1607920923784380419</text:p>
          </table:table-cell>
        </table:table-row>
        <table:table-row table:style-name="ro1">
          <table:table-cell office:value-type="string" calcext:value-type="string">
            <text:p>input/data_formal_20240530-1342/meme/JRArtSpace_NFT_20230206T102304/0.jpg</text:p>
          </table:table-cell>
          <table:table-cell office:value-type="string" calcext:value-type="string">
            <text:p>Pattern 1</text:p>
          </table:table-cell>
          <table:table-cell office:value-type="float" office:value="31.6177069107724" calcext:value-type="float">
            <text:p>31.6177069107724</text:p>
          </table:table-cell>
          <table:table-cell office:value-type="float" office:value="0.375613308136236" calcext:value-type="float">
            <text:p>0.375613308136236</text:p>
          </table:table-cell>
          <table:table-cell office:value-type="float" office:value="0.540925496363234" calcext:value-type="float">
            <text:p>0.540925496363234</text:p>
          </table:table-cell>
          <table:table-cell office:value-type="string" calcext:value-type="string">
            <text:p>https://twitter.com/ceotim/status/1622541378918948864</text:p>
          </table:table-cell>
        </table:table-row>
        <table:table-row table:style-name="ro1">
          <table:table-cell office:value-type="string" calcext:value-type="string">
            <text:p>input/data_formal_20240530-1342/meme/JRArtSpace_NFT_20230206T102304/1.jpg</text:p>
          </table:table-cell>
          <table:table-cell office:value-type="string" calcext:value-type="string">
            <text:p>Pattern 5</text:p>
          </table:table-cell>
          <table:table-cell office:value-type="float" office:value="26.6113408978545" calcext:value-type="float">
            <text:p>26.6113408978545</text:p>
          </table:table-cell>
          <table:table-cell office:value-type="float" office:value="0.152822916092894" calcext:value-type="float">
            <text:p>0.152822916092894</text:p>
          </table:table-cell>
          <table:table-cell office:value-type="float" office:value="0.35573054940319" calcext:value-type="float">
            <text:p>0.35573054940319</text:p>
          </table:table-cell>
          <table:table-cell office:value-type="string" calcext:value-type="string">
            <text:p>https://twitter.com/ceotim/status/1622541378918948864</text:p>
          </table:table-cell>
        </table:table-row>
        <table:table-row table:style-name="ro1">
          <table:table-cell office:value-type="string" calcext:value-type="string">
            <text:p>input/data_formal_20240530-1342/meme/JuanplaysWH_20230206T104628/0.jpg</text:p>
          </table:table-cell>
          <table:table-cell office:value-type="string" calcext:value-type="string">
            <text:p>Pattern 1</text:p>
          </table:table-cell>
          <table:table-cell office:value-type="float" office:value="32.2494851611218" calcext:value-type="float">
            <text:p>32.2494851611218</text:p>
          </table:table-cell>
          <table:table-cell office:value-type="float" office:value="0.326687614293868" calcext:value-type="float">
            <text:p>0.326687614293868</text:p>
          </table:table-cell>
          <table:table-cell office:value-type="float" office:value="0.342503912211518" calcext:value-type="float">
            <text:p>0.342503912211518</text:p>
          </table:table-cell>
          <table:table-cell office:value-type="string" calcext:value-type="string">
            <text:p>https://twitter.com/JuanplaysWH/status/1622547266467659779</text:p>
          </table:table-cell>
        </table:table-row>
        <table:table-row table:style-name="ro1">
          <table:table-cell office:value-type="string" calcext:value-type="string">
            <text:p>input/data_formal_20240530-1342/meme/JuanplaysWH_20230206T104628/1.jpg</text:p>
          </table:table-cell>
          <table:table-cell office:value-type="string" calcext:value-type="string">
            <text:p>Pattern 1</text:p>
          </table:table-cell>
          <table:table-cell office:value-type="float" office:value="34.6817676581915" calcext:value-type="float">
            <text:p>34.6817676581915</text:p>
          </table:table-cell>
          <table:table-cell office:value-type="float" office:value="0.49242833548084" calcext:value-type="float">
            <text:p>0.49242833548084</text:p>
          </table:table-cell>
          <table:table-cell office:value-type="float" office:value="0.35627143774628" calcext:value-type="float">
            <text:p>0.35627143774628</text:p>
          </table:table-cell>
          <table:table-cell office:value-type="string" calcext:value-type="string">
            <text:p>https://twitter.com/JuanplaysWH/status/1622547266467659779</text:p>
          </table:table-cell>
        </table:table-row>
        <table:table-row table:style-name="ro1">
          <table:table-cell office:value-type="string" calcext:value-type="string">
            <text:p>input/data_formal_20240530-1342/meme/JuiceCarey_20230212T163244/0.jpg</text:p>
          </table:table-cell>
          <table:table-cell office:value-type="string" calcext:value-type="string">
            <text:p>Pattern 3</text:p>
          </table:table-cell>
          <table:table-cell office:value-type="float" office:value="21.195319052482" calcext:value-type="float">
            <text:p>21.195319052482</text:p>
          </table:table-cell>
          <table:table-cell office:value-type="float" office:value="0.397876429134484" calcext:value-type="float">
            <text:p>0.397876429134484</text:p>
          </table:table-cell>
          <table:table-cell office:value-type="float" office:value="0.891836877176433" calcext:value-type="float">
            <text:p>0.891836877176433</text:p>
          </table:table-cell>
          <table:table-cell office:value-type="string" calcext:value-type="string">
            <text:p>https://twitter.com/GrizzlyFOG/status/1624810464046723072</text:p>
          </table:table-cell>
        </table:table-row>
        <table:table-row table:style-name="ro1">
          <table:table-cell office:value-type="string" calcext:value-type="string">
            <text:p>input/data_formal_20240530-1342/meme/Justinxpenguin_20221228T050904/0.jpg</text:p>
          </table:table-cell>
          <table:table-cell office:value-type="string" calcext:value-type="string">
            <text:p>Pattern 7</text:p>
          </table:table-cell>
          <table:table-cell office:value-type="float" office:value="29.810061763957" calcext:value-type="float">
            <text:p>29.810061763957</text:p>
          </table:table-cell>
          <table:table-cell office:value-type="float" office:value="0.32334196981662" calcext:value-type="float">
            <text:p>0.32334196981662</text:p>
          </table:table-cell>
          <table:table-cell office:value-type="float" office:value="0.514203165661" calcext:value-type="float">
            <text:p>0.514203165661</text:p>
          </table:table-cell>
          <table:table-cell office:value-type="string" calcext:value-type="string">
            <text:p>https://twitter.com/BlonemonX/status/1607976815808679937</text:p>
          </table:table-cell>
        </table:table-row>
        <table:table-row table:style-name="ro1">
          <table:table-cell office:value-type="string" calcext:value-type="string">
            <text:p>input/data_formal_20240530-1342/meme/JUSTliv29844021_20230202T051554/0.jpg</text:p>
          </table:table-cell>
          <table:table-cell office:value-type="string" calcext:value-type="string">
            <text:p>Pattern 3</text:p>
          </table:table-cell>
          <table:table-cell office:value-type="float" office:value="26.0493417185738" calcext:value-type="float">
            <text:p>26.0493417185738</text:p>
          </table:table-cell>
          <table:table-cell office:value-type="float" office:value="0.43432921498733" calcext:value-type="float">
            <text:p>0.43432921498733</text:p>
          </table:table-cell>
          <table:table-cell office:value-type="float" office:value="0.758896968256264" calcext:value-type="float">
            <text:p>0.758896968256264</text:p>
          </table:table-cell>
          <table:table-cell office:value-type="string" calcext:value-type="string">
            <text:p>https://twitter.com/JUSTliv29844021/status/1621014526308286464</text:p>
          </table:table-cell>
        </table:table-row>
        <table:table-row table:style-name="ro1">
          <table:table-cell office:value-type="string" calcext:value-type="string">
            <text:p>input/data_formal_20240530-1342/meme/justvoot_20221227T142949/0.jpg</text:p>
          </table:table-cell>
          <table:table-cell office:value-type="string" calcext:value-type="string">
            <text:p>Pattern 7</text:p>
          </table:table-cell>
          <table:table-cell office:value-type="float" office:value="28.3780410662825" calcext:value-type="float">
            <text:p>28.3780410662825</text:p>
          </table:table-cell>
          <table:table-cell office:value-type="float" office:value="0.394206090579912" calcext:value-type="float">
            <text:p>0.394206090579912</text:p>
          </table:table-cell>
          <table:table-cell office:value-type="float" office:value="0.393603585458726" calcext:value-type="float">
            <text:p>0.393603585458726</text:p>
          </table:table-cell>
          <table:table-cell office:value-type="string" calcext:value-type="string">
            <text:p>https://twitter.com/priyanka221133/status/1607895874293714944</text:p>
          </table:table-cell>
        </table:table-row>
        <table:table-row table:style-name="ro1">
          <table:table-cell office:value-type="string" calcext:value-type="string">
            <text:p>input/data_formal_20240530-1342/meme/k2onpaper_20230111T220458/0.jpg</text:p>
          </table:table-cell>
          <table:table-cell office:value-type="string" calcext:value-type="string">
            <text:p>Pattern 5</text:p>
          </table:table-cell>
          <table:table-cell office:value-type="float" office:value="31.9836719820451" calcext:value-type="float">
            <text:p>31.9836719820451</text:p>
          </table:table-cell>
          <table:table-cell office:value-type="float" office:value="0.191685869561262" calcext:value-type="float">
            <text:p>0.191685869561262</text:p>
          </table:table-cell>
          <table:table-cell office:value-type="float" office:value="0.345854443316759" calcext:value-type="float">
            <text:p>0.345854443316759</text:p>
          </table:table-cell>
          <table:table-cell office:value-type="string" calcext:value-type="string">
            <text:p>https://twitter.com/k2onpaper/status/1613295931859820545</text:p>
          </table:table-cell>
        </table:table-row>
        <table:table-row table:style-name="ro1">
          <table:table-cell office:value-type="string" calcext:value-type="string">
            <text:p>input/data_formal_20240530-1342/meme/k_rabtah_20230112T053303/0.jpg</text:p>
          </table:table-cell>
          <table:table-cell office:value-type="string" calcext:value-type="string">
            <text:p>Pattern 5</text:p>
          </table:table-cell>
          <table:table-cell office:value-type="float" office:value="29.0780571760024" calcext:value-type="float">
            <text:p>29.0780571760024</text:p>
          </table:table-cell>
          <table:table-cell office:value-type="float" office:value="0.177458974260862" calcext:value-type="float">
            <text:p>0.177458974260862</text:p>
          </table:table-cell>
          <table:table-cell office:value-type="float" office:value="0.538803628268768" calcext:value-type="float">
            <text:p>0.538803628268768</text:p>
          </table:table-cell>
          <table:table-cell office:value-type="string" calcext:value-type="string">
            <text:p>https://twitter.com/k_rabtah/status/1613408697467949058</text:p>
          </table:table-cell>
        </table:table-row>
        <table:table-row table:style-name="ro1">
          <table:table-cell office:value-type="string" calcext:value-type="string">
            <text:p>input/data_formal_20240530-1342/meme/kaerunooji_20221217T161220/0.jpg</text:p>
          </table:table-cell>
          <table:table-cell office:value-type="string" calcext:value-type="string">
            <text:p>Pattern 2</text:p>
          </table:table-cell>
          <table:table-cell office:value-type="float" office:value="31.5818104596148" calcext:value-type="float">
            <text:p>31.5818104596148</text:p>
          </table:table-cell>
          <table:table-cell office:value-type="float" office:value="0.187115757848361" calcext:value-type="float">
            <text:p>0.187115757848361</text:p>
          </table:table-cell>
          <table:table-cell office:value-type="float" office:value="0.574241480001709" calcext:value-type="float">
            <text:p>0.574241480001709</text:p>
          </table:table-cell>
          <table:table-cell office:value-type="string" calcext:value-type="string">
            <text:p>https://twitter.com/CandieePopp/status/1607956460738342918</text:p>
          </table:table-cell>
        </table:table-row>
        <table:table-row table:style-name="ro1">
          <table:table-cell office:value-type="string" calcext:value-type="string">
            <text:p>input/data_formal_20240530-1342/meme/Kafanariskiobbi_20230205T080154/0.jpg</text:p>
          </table:table-cell>
          <table:table-cell office:value-type="string" calcext:value-type="string">
            <text:p>Pattern 2</text:p>
          </table:table-cell>
          <table:table-cell office:value-type="float" office:value="27.9714209913198" calcext:value-type="float">
            <text:p>27.9714209913198</text:p>
          </table:table-cell>
          <table:table-cell office:value-type="float" office:value="0.0336056333750559" calcext:value-type="float">
            <text:p>0.0336056333750559</text:p>
          </table:table-cell>
          <table:table-cell office:value-type="float" office:value="0.598681945190644" calcext:value-type="float">
            <text:p>0.598681945190644</text:p>
          </table:table-cell>
          <table:table-cell office:value-type="string" calcext:value-type="string">
            <text:p>https://twitter.com/Kafanariskiobbi/status/1622622729148170242</text:p>
          </table:table-cell>
        </table:table-row>
        <table:table-row table:style-name="ro1">
          <table:table-cell office:value-type="string" calcext:value-type="string">
            <text:p>input/data_formal_20240530-1342/meme/kajetesantakalu_20230105T055729/0.jpg</text:p>
          </table:table-cell>
          <table:table-cell office:value-type="string" calcext:value-type="string">
            <text:p>Pattern 2</text:p>
          </table:table-cell>
          <table:table-cell office:value-type="float" office:value="27.2140637766804" calcext:value-type="float">
            <text:p>27.2140637766804</text:p>
          </table:table-cell>
          <table:table-cell office:value-type="float" office:value="0.437022080655061" calcext:value-type="float">
            <text:p>0.437022080655061</text:p>
          </table:table-cell>
          <table:table-cell office:value-type="float" office:value="0.735458184662324" calcext:value-type="float">
            <text:p>0.735458184662324</text:p>
          </table:table-cell>
          <table:table-cell office:value-type="string" calcext:value-type="string">
            <text:p>https://twitter.com/triplesfiles/status/1610961191060525058</text:p>
          </table:table-cell>
        </table:table-row>
        <table:table-row table:style-name="ro1">
          <table:table-cell office:value-type="string" calcext:value-type="string">
            <text:p>input/data_formal_20240530-1342/meme/kajolvanboss1_20230301T222410/0.jpg</text:p>
          </table:table-cell>
          <table:table-cell office:value-type="string" calcext:value-type="string">
            <text:p>Pattern 6</text:p>
          </table:table-cell>
          <table:table-cell office:value-type="float" office:value="26.6177179070964" calcext:value-type="float">
            <text:p>26.6177179070964</text:p>
          </table:table-cell>
          <table:table-cell office:value-type="float" office:value="0.812168591082779" calcext:value-type="float">
            <text:p>0.812168591082779</text:p>
          </table:table-cell>
          <table:table-cell office:value-type="float" office:value="0.372472945684619" calcext:value-type="float">
            <text:p>0.372472945684619</text:p>
          </table:table-cell>
          <table:table-cell office:value-type="string" calcext:value-type="string">
            <text:p>https://twitter.com/Tania_Sparrow77/status/1633003067883892737</text:p>
          </table:table-cell>
        </table:table-row>
        <table:table-row table:style-name="ro1">
          <table:table-cell office:value-type="string" calcext:value-type="string">
            <text:p>input/data_formal_20240530-1342/meme/kali_tutorials_20230212T145907/0.jpg</text:p>
          </table:table-cell>
          <table:table-cell office:value-type="string" calcext:value-type="string">
            <text:p>Pattern 5</text:p>
          </table:table-cell>
          <table:table-cell office:value-type="float" office:value="20.9688213574671" calcext:value-type="float">
            <text:p>20.9688213574671</text:p>
          </table:table-cell>
          <table:table-cell office:value-type="float" office:value="0.284696187379458" calcext:value-type="float">
            <text:p>0.284696187379458</text:p>
          </table:table-cell>
          <table:table-cell office:value-type="float" office:value="0.287723981616425" calcext:value-type="float">
            <text:p>0.287723981616425</text:p>
          </table:table-cell>
          <table:table-cell office:value-type="string" calcext:value-type="string">
            <text:p>https://twitter.com/dariosailor86/status/1624809683729936386</text:p>
          </table:table-cell>
        </table:table-row>
        <table:table-row table:style-name="ro1">
          <table:table-cell office:value-type="string" calcext:value-type="string">
            <text:p>input/data_formal_20240530-1342/meme/Kamoteng_ube_20230106T052252/0.jpg</text:p>
          </table:table-cell>
          <table:table-cell office:value-type="string" calcext:value-type="string">
            <text:p>Pattern 3</text:p>
          </table:table-cell>
          <table:table-cell office:value-type="float" office:value="20.4323653309466" calcext:value-type="float">
            <text:p>20.4323653309466</text:p>
          </table:table-cell>
          <table:table-cell office:value-type="float" office:value="0.384482701940183" calcext:value-type="float">
            <text:p>0.384482701940183</text:p>
          </table:table-cell>
          <table:table-cell office:value-type="float" office:value="0.874484621170734" calcext:value-type="float">
            <text:p>0.874484621170734</text:p>
          </table:table-cell>
          <table:table-cell office:value-type="string" calcext:value-type="string">
            <text:p>https://twitter.com/Kamoteng_ube/status/1611231806610903041</text:p>
          </table:table-cell>
        </table:table-row>
        <table:table-row table:style-name="ro1">
          <table:table-cell office:value-type="string" calcext:value-type="string">
            <text:p>input/data_formal_20240530-1342/meme/kanata_k777_20230106T084554/0.jpg</text:p>
          </table:table-cell>
          <table:table-cell office:value-type="string" calcext:value-type="string">
            <text:p>Pattern 1</text:p>
          </table:table-cell>
          <table:table-cell office:value-type="float" office:value="32.832225242611" calcext:value-type="float">
            <text:p>32.832225242611</text:p>
          </table:table-cell>
          <table:table-cell office:value-type="float" office:value="0.275202913836612" calcext:value-type="float">
            <text:p>0.275202913836612</text:p>
          </table:table-cell>
          <table:table-cell office:value-type="float" office:value="0.518394195895349" calcext:value-type="float">
            <text:p>0.518394195895349</text:p>
          </table:table-cell>
          <table:table-cell office:value-type="string" calcext:value-type="string">
            <text:p>https://twitter.com/kanata_k777/status/1611282900309114880</text:p>
          </table:table-cell>
        </table:table-row>
        <table:table-row table:style-name="ro1">
          <table:table-cell office:value-type="string" calcext:value-type="string">
            <text:p>input/data_formal_20240530-1342/meme/kandyartist_20230105T120009/0.jpg</text:p>
          </table:table-cell>
          <table:table-cell office:value-type="string" calcext:value-type="string">
            <text:p>Pattern 6</text:p>
          </table:table-cell>
          <table:table-cell office:value-type="float" office:value="28.8369936689983" calcext:value-type="float">
            <text:p>28.8369936689983</text:p>
          </table:table-cell>
          <table:table-cell office:value-type="float" office:value="0.716221588645409" calcext:value-type="float">
            <text:p>0.716221588645409</text:p>
          </table:table-cell>
          <table:table-cell office:value-type="float" office:value="0.359937240325514" calcext:value-type="float">
            <text:p>0.359937240325514</text:p>
          </table:table-cell>
          <table:table-cell office:value-type="string" calcext:value-type="string">
            <text:p>https://twitter.com/kandyartist/status/1610969398751141891</text:p>
          </table:table-cell>
        </table:table-row>
        <table:table-row table:style-name="ro1">
          <table:table-cell office:value-type="string" calcext:value-type="string">
            <text:p>input/data_formal_20240530-1342/meme/karmicoder_20230226T042839/0.jpg</text:p>
          </table:table-cell>
          <table:table-cell office:value-type="string" calcext:value-type="string">
            <text:p>Pattern 7</text:p>
          </table:table-cell>
          <table:table-cell office:value-type="float" office:value="29.8674793024613" calcext:value-type="float">
            <text:p>29.8674793024613</text:p>
          </table:table-cell>
          <table:table-cell office:value-type="float" office:value="0.511369205301676" calcext:value-type="float">
            <text:p>0.511369205301676</text:p>
          </table:table-cell>
          <table:table-cell office:value-type="float" office:value="0.586393332147466" calcext:value-type="float">
            <text:p>0.586393332147466</text:p>
          </table:table-cell>
          <table:table-cell office:value-type="string" calcext:value-type="string">
            <text:p>https://twitter.com/karmicoder/status/1629699943073218560</text:p>
          </table:table-cell>
        </table:table-row>
        <table:table-row table:style-name="ro1">
          <table:table-cell office:value-type="string" calcext:value-type="string">
            <text:p>input/data_formal_20240530-1342/meme/katanainu_20230202T222544/0.jpg</text:p>
          </table:table-cell>
          <table:table-cell office:value-type="string" calcext:value-type="string">
            <text:p>Pattern 3</text:p>
          </table:table-cell>
          <table:table-cell office:value-type="float" office:value="22.1137263693009" calcext:value-type="float">
            <text:p>22.1137263693009</text:p>
          </table:table-cell>
          <table:table-cell office:value-type="float" office:value="0.320110485623547" calcext:value-type="float">
            <text:p>0.320110485623547</text:p>
          </table:table-cell>
          <table:table-cell office:value-type="float" office:value="0.714247372839943" calcext:value-type="float">
            <text:p>0.714247372839943</text:p>
          </table:table-cell>
          <table:table-cell office:value-type="string" calcext:value-type="string">
            <text:p>https://twitter.com/2Punkz/status/1622620513334964224</text:p>
          </table:table-cell>
        </table:table-row>
        <table:table-row table:style-name="ro1">
          <table:table-cell office:value-type="string" calcext:value-type="string">
            <text:p>input/data_formal_20240530-1342/meme/KatenoCosplay_20230206T152357/0.jpg</text:p>
          </table:table-cell>
          <table:table-cell office:value-type="string" calcext:value-type="string">
            <text:p>Pattern 2</text:p>
          </table:table-cell>
          <table:table-cell office:value-type="float" office:value="31.6140507261269" calcext:value-type="float">
            <text:p>31.6140507261269</text:p>
          </table:table-cell>
          <table:table-cell office:value-type="float" office:value="0.331428134735346" calcext:value-type="float">
            <text:p>0.331428134735346</text:p>
          </table:table-cell>
          <table:table-cell office:value-type="float" office:value="0.587539767409" calcext:value-type="float">
            <text:p>0.587539767409</text:p>
          </table:table-cell>
          <table:table-cell office:value-type="string" calcext:value-type="string">
            <text:p>https://twitter.com/KatenoCosplay/status/1622617097795674122</text:p>
          </table:table-cell>
        </table:table-row>
        <table:table-row table:style-name="ro1">
          <table:table-cell office:value-type="string" calcext:value-type="string">
            <text:p>input/data_formal_20240530-1342/meme/KatenoCosplay_20230206T152357/1.jpg</text:p>
          </table:table-cell>
          <table:table-cell office:value-type="string" calcext:value-type="string">
            <text:p>Pattern 1</text:p>
          </table:table-cell>
          <table:table-cell office:value-type="float" office:value="30.9071258081506" calcext:value-type="float">
            <text:p>30.9071258081506</text:p>
          </table:table-cell>
          <table:table-cell office:value-type="float" office:value="0.255433054014273" calcext:value-type="float">
            <text:p>0.255433054014273</text:p>
          </table:table-cell>
          <table:table-cell office:value-type="float" office:value="0.432093820489931" calcext:value-type="float">
            <text:p>0.432093820489931</text:p>
          </table:table-cell>
          <table:table-cell office:value-type="string" calcext:value-type="string">
            <text:p>https://twitter.com/KatenoCosplay/status/1622617097795674122</text:p>
          </table:table-cell>
        </table:table-row>
        <table:table-row table:style-name="ro1">
          <table:table-cell office:value-type="string" calcext:value-type="string">
            <text:p>input/data_formal_20240530-1342/meme/kaveen_baxter_20230202T040837/0.jpg</text:p>
          </table:table-cell>
          <table:table-cell office:value-type="string" calcext:value-type="string">
            <text:p>Pattern 2</text:p>
          </table:table-cell>
          <table:table-cell office:value-type="float" office:value="24.2322165753196" calcext:value-type="float">
            <text:p>24.2322165753196</text:p>
          </table:table-cell>
          <table:table-cell office:value-type="float" office:value="0.416512952619057" calcext:value-type="float">
            <text:p>0.416512952619057</text:p>
          </table:table-cell>
          <table:table-cell office:value-type="float" office:value="0.655531449473352" calcext:value-type="float">
            <text:p>0.655531449473352</text:p>
          </table:table-cell>
          <table:table-cell office:value-type="string" calcext:value-type="string">
            <text:p>https://twitter.com/kaveen_baxter/status/1620997591486849028</text:p>
          </table:table-cell>
        </table:table-row>
        <table:table-row table:style-name="ro1">
          <table:table-cell office:value-type="string" calcext:value-type="string">
            <text:p>input/data_formal_20240530-1342/meme/kaviivak15_20230323T040650/0.jpg</text:p>
          </table:table-cell>
          <table:table-cell office:value-type="string" calcext:value-type="string">
            <text:p>Pattern 2</text:p>
          </table:table-cell>
          <table:table-cell office:value-type="float" office:value="24.9058200695191" calcext:value-type="float">
            <text:p>24.9058200695191</text:p>
          </table:table-cell>
          <table:table-cell office:value-type="float" office:value="0.527901901667774" calcext:value-type="float">
            <text:p>0.527901901667774</text:p>
          </table:table-cell>
          <table:table-cell office:value-type="float" office:value="0.804020538335061" calcext:value-type="float">
            <text:p>0.804020538335061</text:p>
          </table:table-cell>
          <table:table-cell office:value-type="string" calcext:value-type="string">
            <text:p>https://twitter.com/kaviivak15/status/1638754147641217025</text:p>
          </table:table-cell>
        </table:table-row>
        <table:table-row table:style-name="ro1">
          <table:table-cell office:value-type="string" calcext:value-type="string">
            <text:p>input/data_formal_20240530-1342/meme/kazzzzzzzuto_20230202T002023/0.jpg</text:p>
          </table:table-cell>
          <table:table-cell office:value-type="string" calcext:value-type="string">
            <text:p>Pattern 3</text:p>
          </table:table-cell>
          <table:table-cell office:value-type="float" office:value="25.7434278531065" calcext:value-type="float">
            <text:p>25.7434278531065</text:p>
          </table:table-cell>
          <table:table-cell office:value-type="float" office:value="0.487148862677427" calcext:value-type="float">
            <text:p>0.487148862677427</text:p>
          </table:table-cell>
          <table:table-cell office:value-type="float" office:value="0.862010386282503" calcext:value-type="float">
            <text:p>0.862010386282503</text:p>
          </table:table-cell>
          <table:table-cell office:value-type="string" calcext:value-type="string">
            <text:p>https://twitter.com/kazzzzzzzuto/status/1620940154239082497</text:p>
          </table:table-cell>
        </table:table-row>
        <table:table-row table:style-name="ro1">
          <table:table-cell office:value-type="string" calcext:value-type="string">
            <text:p>input/data_formal_20240530-1342/meme/kdoc141_20230111T221554/0.jpg</text:p>
          </table:table-cell>
          <table:table-cell office:value-type="string" calcext:value-type="string">
            <text:p>Pattern 6</text:p>
          </table:table-cell>
          <table:table-cell office:value-type="float" office:value="28.1067216061804" calcext:value-type="float">
            <text:p>28.1067216061804</text:p>
          </table:table-cell>
          <table:table-cell office:value-type="float" office:value="0.583915187850016" calcext:value-type="float">
            <text:p>0.583915187850016</text:p>
          </table:table-cell>
          <table:table-cell office:value-type="float" office:value="0.667968173576169" calcext:value-type="float">
            <text:p>0.667968173576169</text:p>
          </table:table-cell>
          <table:table-cell office:value-type="string" calcext:value-type="string">
            <text:p>https://twitter.com/kdoc141/status/1613298684267233286</text:p>
          </table:table-cell>
        </table:table-row>
        <table:table-row table:style-name="ro1">
          <table:table-cell office:value-type="string" calcext:value-type="string">
            <text:p>input/data_formal_20240530-1342/meme/kdoc141_20230201T230224/0.jpg</text:p>
          </table:table-cell>
          <table:table-cell office:value-type="string" calcext:value-type="string">
            <text:p>Pattern 3</text:p>
          </table:table-cell>
          <table:table-cell office:value-type="float" office:value="29.3242494493753" calcext:value-type="float">
            <text:p>29.3242494493753</text:p>
          </table:table-cell>
          <table:table-cell office:value-type="float" office:value="0.340659871843594" calcext:value-type="float">
            <text:p>0.340659871843594</text:p>
          </table:table-cell>
          <table:table-cell office:value-type="float" office:value="0.6331501793696" calcext:value-type="float">
            <text:p>0.6331501793696</text:p>
          </table:table-cell>
          <table:table-cell office:value-type="string" calcext:value-type="string">
            <text:p>https://twitter.com/kdoc141/status/1620920531737518080</text:p>
          </table:table-cell>
        </table:table-row>
        <table:table-row table:style-name="ro1">
          <table:table-cell office:value-type="string" calcext:value-type="string">
            <text:p>input/data_formal_20240530-1342/meme/KDR57_20230111T224827/0.jpg</text:p>
          </table:table-cell>
          <table:table-cell office:value-type="string" calcext:value-type="string">
            <text:p>Pattern 3</text:p>
          </table:table-cell>
          <table:table-cell office:value-type="float" office:value="20.6091914683649" calcext:value-type="float">
            <text:p>20.6091914683649</text:p>
          </table:table-cell>
          <table:table-cell office:value-type="float" office:value="0.419563434968617" calcext:value-type="float">
            <text:p>0.419563434968617</text:p>
          </table:table-cell>
          <table:table-cell office:value-type="float" office:value="0.887256847237238" calcext:value-type="float">
            <text:p>0.887256847237238</text:p>
          </table:table-cell>
          <table:table-cell office:value-type="string" calcext:value-type="string">
            <text:p>https://twitter.com/KDR57/status/1613306874853720064</text:p>
          </table:table-cell>
        </table:table-row>
        <table:table-row table:style-name="ro1">
          <table:table-cell office:value-type="string" calcext:value-type="string">
            <text:p>input/data_formal_20240530-1342/meme/KeeperDon_20230206T130101/0.jpg</text:p>
          </table:table-cell>
          <table:table-cell office:value-type="string" calcext:value-type="string">
            <text:p>Pattern 7</text:p>
          </table:table-cell>
          <table:table-cell office:value-type="float" office:value="24.9229884396485" calcext:value-type="float">
            <text:p>24.9229884396485</text:p>
          </table:table-cell>
          <table:table-cell office:value-type="float" office:value="0.400158931571054" calcext:value-type="float">
            <text:p>0.400158931571054</text:p>
          </table:table-cell>
          <table:table-cell office:value-type="float" office:value="0.681374451221738" calcext:value-type="float">
            <text:p>0.681374451221738</text:p>
          </table:table-cell>
          <table:table-cell office:value-type="string" calcext:value-type="string">
            <text:p>https://twitter.com/KeeperDon/status/1622581125930418176</text:p>
          </table:table-cell>
        </table:table-row>
        <table:table-row table:style-name="ro1">
          <table:table-cell office:value-type="string" calcext:value-type="string">
            <text:p>input/data_formal_20240530-1342/meme/KeiEx7_20230201T183537/0.jpg</text:p>
          </table:table-cell>
          <table:table-cell office:value-type="string" calcext:value-type="string">
            <text:p>Pattern 3</text:p>
          </table:table-cell>
          <table:table-cell office:value-type="float" office:value="27.7309826630761" calcext:value-type="float">
            <text:p>27.7309826630761</text:p>
          </table:table-cell>
          <table:table-cell office:value-type="float" office:value="0.413450958521215" calcext:value-type="float">
            <text:p>0.413450958521215</text:p>
          </table:table-cell>
          <table:table-cell office:value-type="float" office:value="0.786293114999228" calcext:value-type="float">
            <text:p>0.786293114999228</text:p>
          </table:table-cell>
          <table:table-cell office:value-type="string" calcext:value-type="string">
            <text:p>https://twitter.com/Angel1815204/status/1621018551191756802</text:p>
          </table:table-cell>
        </table:table-row>
        <table:table-row table:style-name="ro1">
          <table:table-cell office:value-type="string" calcext:value-type="string">
            <text:p>input/data_formal_20240530-1342/meme/KeishaKom_20230106T044545/0.jpg</text:p>
          </table:table-cell>
          <table:table-cell office:value-type="string" calcext:value-type="string">
            <text:p>Pattern 2</text:p>
          </table:table-cell>
          <table:table-cell office:value-type="float" office:value="30.7332467835264" calcext:value-type="float">
            <text:p>30.7332467835264</text:p>
          </table:table-cell>
          <table:table-cell office:value-type="float" office:value="0.232024105708117" calcext:value-type="float">
            <text:p>0.232024105708117</text:p>
          </table:table-cell>
          <table:table-cell office:value-type="float" office:value="0.725173635224506" calcext:value-type="float">
            <text:p>0.725173635224506</text:p>
          </table:table-cell>
          <table:table-cell office:value-type="string" calcext:value-type="string">
            <text:p>https://twitter.com/KeishaKom/status/1611222464008450049</text:p>
          </table:table-cell>
        </table:table-row>
        <table:table-row table:style-name="ro1">
          <table:table-cell office:value-type="string" calcext:value-type="string">
            <text:p>input/data_formal_20240530-1342/meme/KeishaKom_20230106T083614/0.jpg</text:p>
          </table:table-cell>
          <table:table-cell office:value-type="string" calcext:value-type="string">
            <text:p>Pattern 3</text:p>
          </table:table-cell>
          <table:table-cell office:value-type="float" office:value="27.2621547670811" calcext:value-type="float">
            <text:p>27.2621547670811</text:p>
          </table:table-cell>
          <table:table-cell office:value-type="float" office:value="0.543546189365103" calcext:value-type="float">
            <text:p>0.543546189365103</text:p>
          </table:table-cell>
          <table:table-cell office:value-type="float" office:value="0.779637750623227" calcext:value-type="float">
            <text:p>0.779637750623227</text:p>
          </table:table-cell>
          <table:table-cell office:value-type="string" calcext:value-type="string">
            <text:p>https://twitter.com/KeishaKom/status/1611280469370470402</text:p>
          </table:table-cell>
        </table:table-row>
        <table:table-row table:style-name="ro1">
          <table:table-cell office:value-type="string" calcext:value-type="string">
            <text:p>input/data_formal_20240530-1342/meme/KeithBu06422222_20230206T120542/0.jpg</text:p>
          </table:table-cell>
          <table:table-cell office:value-type="string" calcext:value-type="string">
            <text:p>Pattern 2</text:p>
          </table:table-cell>
          <table:table-cell office:value-type="float" office:value="28.0887440420828" calcext:value-type="float">
            <text:p>28.0887440420828</text:p>
          </table:table-cell>
          <table:table-cell office:value-type="float" office:value="0.29318129052347" calcext:value-type="float">
            <text:p>0.29318129052347</text:p>
          </table:table-cell>
          <table:table-cell office:value-type="float" office:value="0.904501134618863" calcext:value-type="float">
            <text:p>0.904501134618863</text:p>
          </table:table-cell>
          <table:table-cell office:value-type="string" calcext:value-type="string">
            <text:p>https://twitter.com/KeithBu06422222/status/1622567208093380608</text:p>
          </table:table-cell>
        </table:table-row>
        <table:table-row table:style-name="ro1">
          <table:table-cell office:value-type="string" calcext:value-type="string">
            <text:p>input/data_formal_20240530-1342/meme/KeithMunicipal_20230202T002626/0.jpg</text:p>
          </table:table-cell>
          <table:table-cell office:value-type="string" calcext:value-type="string">
            <text:p>Pattern 3</text:p>
          </table:table-cell>
          <table:table-cell office:value-type="float" office:value="20.1432225998895" calcext:value-type="float">
            <text:p>20.1432225998895</text:p>
          </table:table-cell>
          <table:table-cell office:value-type="float" office:value="0.409037370609667" calcext:value-type="float">
            <text:p>0.409037370609667</text:p>
          </table:table-cell>
          <table:table-cell office:value-type="float" office:value="0.905411737286338" calcext:value-type="float">
            <text:p>0.905411737286338</text:p>
          </table:table-cell>
          <table:table-cell office:value-type="string" calcext:value-type="string">
            <text:p>https://twitter.com/KeithMunicipal/status/1620941678331789312</text:p>
          </table:table-cell>
        </table:table-row>
        <table:table-row table:style-name="ro1">
          <table:table-cell office:value-type="string" calcext:value-type="string">
            <text:p>input/data_formal_20240530-1342/meme/KeithPe17458059_20230206T145614/0.jpg</text:p>
          </table:table-cell>
          <table:table-cell office:value-type="string" calcext:value-type="string">
            <text:p>Pattern 2</text:p>
          </table:table-cell>
          <table:table-cell office:value-type="float" office:value="32.0091230022297" calcext:value-type="float">
            <text:p>32.0091230022297</text:p>
          </table:table-cell>
          <table:table-cell office:value-type="float" office:value="0.178764798987128" calcext:value-type="float">
            <text:p>0.178764798987128</text:p>
          </table:table-cell>
          <table:table-cell office:value-type="float" office:value="0.623345617013678" calcext:value-type="float">
            <text:p>0.623345617013678</text:p>
          </table:table-cell>
          <table:table-cell office:value-type="string" calcext:value-type="string">
            <text:p>https://twitter.com/KeithPe17458059/status/1622610121032601600</text:p>
          </table:table-cell>
        </table:table-row>
        <table:table-row table:style-name="ro1">
          <table:table-cell office:value-type="string" calcext:value-type="string">
            <text:p>input/data_formal_20240530-1342/meme/KeithRo01612980_20230201T231351/0.jpg</text:p>
          </table:table-cell>
          <table:table-cell office:value-type="string" calcext:value-type="string">
            <text:p>Pattern 3</text:p>
          </table:table-cell>
          <table:table-cell office:value-type="float" office:value="19.848666631478" calcext:value-type="float">
            <text:p>19.848666631478</text:p>
          </table:table-cell>
          <table:table-cell office:value-type="float" office:value="0.456759462466912" calcext:value-type="float">
            <text:p>0.456759462466912</text:p>
          </table:table-cell>
          <table:table-cell office:value-type="float" office:value="0.87669958322267" calcext:value-type="float">
            <text:p>0.87669958322267</text:p>
          </table:table-cell>
          <table:table-cell office:value-type="string" calcext:value-type="string">
            <text:p>https://twitter.com/KeithRo01612980/status/1620923412632969216</text:p>
          </table:table-cell>
        </table:table-row>
        <table:table-row table:style-name="ro1">
          <table:table-cell office:value-type="string" calcext:value-type="string">
            <text:p>input/data_formal_20240530-1342/meme/KeithSt20553557_20221228T044027/0.jpg</text:p>
          </table:table-cell>
          <table:table-cell office:value-type="string" calcext:value-type="string">
            <text:p>Pattern 3</text:p>
          </table:table-cell>
          <table:table-cell office:value-type="float" office:value="29.1973447709692" calcext:value-type="float">
            <text:p>29.1973447709692</text:p>
          </table:table-cell>
          <table:table-cell office:value-type="float" office:value="0.384603431947438" calcext:value-type="float">
            <text:p>0.384603431947438</text:p>
          </table:table-cell>
          <table:table-cell office:value-type="float" office:value="0.809317356714646" calcext:value-type="float">
            <text:p>0.809317356714646</text:p>
          </table:table-cell>
          <table:table-cell office:value-type="string" calcext:value-type="string">
            <text:p>https://twitter.com/KeithSt20553557/status/1607959640142127104</text:p>
          </table:table-cell>
        </table:table-row>
        <table:table-row table:style-name="ro1">
          <table:table-cell office:value-type="string" calcext:value-type="string">
            <text:p>input/data_formal_20240530-1342/meme/KeithWe15277035_20230202T003532/0.jpg</text:p>
          </table:table-cell>
          <table:table-cell office:value-type="string" calcext:value-type="string">
            <text:p>Pattern 3</text:p>
          </table:table-cell>
          <table:table-cell office:value-type="float" office:value="26.7290285044105" calcext:value-type="float">
            <text:p>26.7290285044105</text:p>
          </table:table-cell>
          <table:table-cell office:value-type="float" office:value="0.364720765274955" calcext:value-type="float">
            <text:p>0.364720765274955</text:p>
          </table:table-cell>
          <table:table-cell office:value-type="float" office:value="0.848231508684315" calcext:value-type="float">
            <text:p>0.848231508684315</text:p>
          </table:table-cell>
          <table:table-cell office:value-type="string" calcext:value-type="string">
            <text:p>https://twitter.com/KeithWe15277035/status/1620943968820428801</text:p>
          </table:table-cell>
        </table:table-row>
        <table:table-row table:style-name="ro1">
          <table:table-cell office:value-type="string" calcext:value-type="string">
            <text:p>input/data_formal_20240530-1342/meme/KelliMc69068009_20221228T021757/0.jpg</text:p>
          </table:table-cell>
          <table:table-cell office:value-type="string" calcext:value-type="string">
            <text:p>Pattern 3</text:p>
          </table:table-cell>
          <table:table-cell office:value-type="float" office:value="29.2589055678369" calcext:value-type="float">
            <text:p>29.2589055678369</text:p>
          </table:table-cell>
          <table:table-cell office:value-type="float" office:value="0.159208019738405" calcext:value-type="float">
            <text:p>0.159208019738405</text:p>
          </table:table-cell>
          <table:table-cell office:value-type="float" office:value="0.769968491620247" calcext:value-type="float">
            <text:p>0.769968491620247</text:p>
          </table:table-cell>
          <table:table-cell office:value-type="string" calcext:value-type="string">
            <text:p>https://twitter.com/KelliMc69068009/status/1607923777589104640</text:p>
          </table:table-cell>
        </table:table-row>
        <table:table-row table:style-name="ro1">
          <table:table-cell office:value-type="string" calcext:value-type="string">
            <text:p>input/data_formal_20240530-1342/meme/KellyAl12742759_20230104T200457/0.jpg</text:p>
          </table:table-cell>
          <table:table-cell office:value-type="string" calcext:value-type="string">
            <text:p>Pattern 3</text:p>
          </table:table-cell>
          <table:table-cell office:value-type="float" office:value="27.402453048975" calcext:value-type="float">
            <text:p>27.402453048975</text:p>
          </table:table-cell>
          <table:table-cell office:value-type="float" office:value="0.233784148971071" calcext:value-type="float">
            <text:p>0.233784148971071</text:p>
          </table:table-cell>
          <table:table-cell office:value-type="float" office:value="0.726534880793308" calcext:value-type="float">
            <text:p>0.726534880793308</text:p>
          </table:table-cell>
          <table:table-cell office:value-type="string" calcext:value-type="string">
            <text:p>https://twitter.com/KristenNorman/status/1610978131967414278</text:p>
          </table:table-cell>
        </table:table-row>
        <table:table-row table:style-name="ro1">
          <table:table-cell office:value-type="string" calcext:value-type="string">
            <text:p>input/data_formal_20240530-1342/meme/KellyAl12742759_20230105T114824/0.jpg</text:p>
          </table:table-cell>
          <table:table-cell office:value-type="string" calcext:value-type="string">
            <text:p>Pattern 5</text:p>
          </table:table-cell>
          <table:table-cell office:value-type="float" office:value="29.1271954052743" calcext:value-type="float">
            <text:p>29.1271954052743</text:p>
          </table:table-cell>
          <table:table-cell office:value-type="float" office:value="0.130052753928052" calcext:value-type="float">
            <text:p>0.130052753928052</text:p>
          </table:table-cell>
          <table:table-cell office:value-type="float" office:value="0.336245119283192" calcext:value-type="float">
            <text:p>0.336245119283192</text:p>
          </table:table-cell>
          <table:table-cell office:value-type="string" calcext:value-type="string">
            <text:p>https://twitter.com/KellyAl12742759/status/1610966440525561857</text:p>
          </table:table-cell>
        </table:table-row>
        <table:table-row table:style-name="ro1">
          <table:table-cell office:value-type="string" calcext:value-type="string">
            <text:p>input/data_formal_20240530-1342/meme/KellyCl16079855_20230105T114629/0.jpg</text:p>
          </table:table-cell>
          <table:table-cell office:value-type="string" calcext:value-type="string">
            <text:p>Pattern 3</text:p>
          </table:table-cell>
          <table:table-cell office:value-type="float" office:value="29.8445124385814" calcext:value-type="float">
            <text:p>29.8445124385814</text:p>
          </table:table-cell>
          <table:table-cell office:value-type="float" office:value="0.472838011781523" calcext:value-type="float">
            <text:p>0.472838011781523</text:p>
          </table:table-cell>
          <table:table-cell office:value-type="float" office:value="0.728060461280124" calcext:value-type="float">
            <text:p>0.728060461280124</text:p>
          </table:table-cell>
          <table:table-cell office:value-type="string" calcext:value-type="string">
            <text:p>https://twitter.com/KellyCl16079855/status/1610965958872682496</text:p>
          </table:table-cell>
        </table:table-row>
        <table:table-row table:style-name="ro1">
          <table:table-cell office:value-type="string" calcext:value-type="string">
            <text:p>input/data_formal_20240530-1342/meme/KellyCo62989099_20230206T133149/0.jpg</text:p>
          </table:table-cell>
          <table:table-cell office:value-type="string" calcext:value-type="string">
            <text:p>Pattern 3</text:p>
          </table:table-cell>
          <table:table-cell office:value-type="float" office:value="29.7198247711577" calcext:value-type="float">
            <text:p>29.7198247711577</text:p>
          </table:table-cell>
          <table:table-cell office:value-type="float" office:value="0.345646452990717" calcext:value-type="float">
            <text:p>0.345646452990717</text:p>
          </table:table-cell>
          <table:table-cell office:value-type="float" office:value="0.705634353529526" calcext:value-type="float">
            <text:p>0.705634353529526</text:p>
          </table:table-cell>
          <table:table-cell office:value-type="string" calcext:value-type="string">
            <text:p>https://twitter.com/KellyCo62989099/status/1622588877419732994</text:p>
          </table:table-cell>
        </table:table-row>
        <table:table-row table:style-name="ro1">
          <table:table-cell office:value-type="string" calcext:value-type="string">
            <text:p>input/data_formal_20240530-1342/meme/KellyCo62989099_20230212T133015/0.jpg</text:p>
          </table:table-cell>
          <table:table-cell office:value-type="string" calcext:value-type="string">
            <text:p>Pattern 3</text:p>
          </table:table-cell>
          <table:table-cell office:value-type="float" office:value="32.2011137735149" calcext:value-type="float">
            <text:p>32.2011137735149</text:p>
          </table:table-cell>
          <table:table-cell office:value-type="float" office:value="0.340331508363543" calcext:value-type="float">
            <text:p>0.340331508363543</text:p>
          </table:table-cell>
          <table:table-cell office:value-type="float" office:value="0.605277053437923" calcext:value-type="float">
            <text:p>0.605277053437923</text:p>
          </table:table-cell>
          <table:table-cell office:value-type="string" calcext:value-type="string">
            <text:p>https://twitter.com/KellyCo62989099/status/1624762812047454208</text:p>
          </table:table-cell>
        </table:table-row>
        <table:table-row table:style-name="ro1">
          <table:table-cell office:value-type="string" calcext:value-type="string">
            <text:p>input/data_formal_20240530-1342/meme/KellyFl40877692_20221228T053816/0.jpg</text:p>
          </table:table-cell>
          <table:table-cell office:value-type="string" calcext:value-type="string">
            <text:p>Pattern 3</text:p>
          </table:table-cell>
          <table:table-cell office:value-type="float" office:value="23.6140357589483" calcext:value-type="float">
            <text:p>23.6140357589483</text:p>
          </table:table-cell>
          <table:table-cell office:value-type="float" office:value="0.400746349305189" calcext:value-type="float">
            <text:p>0.400746349305189</text:p>
          </table:table-cell>
          <table:table-cell office:value-type="float" office:value="0.854286234852509" calcext:value-type="float">
            <text:p>0.854286234852509</text:p>
          </table:table-cell>
          <table:table-cell office:value-type="string" calcext:value-type="string">
            <text:p>https://twitter.com/KellyFl40877692/status/1607974192070426624</text:p>
          </table:table-cell>
        </table:table-row>
        <table:table-row table:style-name="ro1">
          <table:table-cell office:value-type="string" calcext:value-type="string">
            <text:p>input/data_formal_20240530-1342/meme/KellyHu14949136_20230105T101803/0.jpg</text:p>
          </table:table-cell>
          <table:table-cell office:value-type="string" calcext:value-type="string">
            <text:p>Pattern 2</text:p>
          </table:table-cell>
          <table:table-cell office:value-type="float" office:value="29.1893911042905" calcext:value-type="float">
            <text:p>29.1893911042905</text:p>
          </table:table-cell>
          <table:table-cell office:value-type="float" office:value="0.290918141737225" calcext:value-type="float">
            <text:p>0.290918141737225</text:p>
          </table:table-cell>
          <table:table-cell office:value-type="float" office:value="0.767767134842501" calcext:value-type="float">
            <text:p>0.767767134842501</text:p>
          </table:table-cell>
          <table:table-cell office:value-type="string" calcext:value-type="string">
            <text:p>https://twitter.com/KellyHu14949136/status/1610943704453332992</text:p>
          </table:table-cell>
        </table:table-row>
        <table:table-row table:style-name="ro1">
          <table:table-cell office:value-type="string" calcext:value-type="string">
            <text:p>input/data_formal_20240530-1342/meme/KesariPunjab_20221228T043130/0.jpg</text:p>
          </table:table-cell>
          <table:table-cell office:value-type="string" calcext:value-type="string">
            <text:p>Pattern 5</text:p>
          </table:table-cell>
          <table:table-cell office:value-type="float" office:value="28.6753196601433" calcext:value-type="float">
            <text:p>28.6753196601433</text:p>
          </table:table-cell>
          <table:table-cell office:value-type="float" office:value="0.121881206669034" calcext:value-type="float">
            <text:p>0.121881206669034</text:p>
          </table:table-cell>
          <table:table-cell office:value-type="float" office:value="0.521293006131051" calcext:value-type="float">
            <text:p>0.521293006131051</text:p>
          </table:table-cell>
          <table:table-cell office:value-type="string" calcext:value-type="string">
            <text:p>https://twitter.com/KesariPunjab/status/1607957387452846080</text:p>
          </table:table-cell>
        </table:table-row>
        <table:table-row table:style-name="ro1">
          <table:table-cell office:value-type="string" calcext:value-type="string">
            <text:p>input/data_formal_20240530-1342/meme/KesariPunjab_20230202T043100/0.jpg</text:p>
          </table:table-cell>
          <table:table-cell office:value-type="string" calcext:value-type="string">
            <text:p>Pattern 1</text:p>
          </table:table-cell>
          <table:table-cell office:value-type="float" office:value="33.4638272368667" calcext:value-type="float">
            <text:p>33.4638272368667</text:p>
          </table:table-cell>
          <table:table-cell office:value-type="float" office:value="0.225923948820447" calcext:value-type="float">
            <text:p>0.225923948820447</text:p>
          </table:table-cell>
          <table:table-cell office:value-type="float" office:value="0.325804249340661" calcext:value-type="float">
            <text:p>0.325804249340661</text:p>
          </table:table-cell>
          <table:table-cell office:value-type="string" calcext:value-type="string">
            <text:p>https://twitter.com/KesariPunjab/status/1621003224852631553</text:p>
          </table:table-cell>
        </table:table-row>
        <table:table-row table:style-name="ro1">
          <table:table-cell office:value-type="string" calcext:value-type="string">
            <text:p>input/data_formal_20240530-1342/meme/KesariPunjab_20230226T043000/0.jpg</text:p>
          </table:table-cell>
          <table:table-cell office:value-type="string" calcext:value-type="string">
            <text:p>Pattern 5</text:p>
          </table:table-cell>
          <table:table-cell office:value-type="float" office:value="32.4363142308998" calcext:value-type="float">
            <text:p>32.4363142308998</text:p>
          </table:table-cell>
          <table:table-cell office:value-type="float" office:value="0.0999442054530145" calcext:value-type="float">
            <text:p>0.0999442054530145</text:p>
          </table:table-cell>
          <table:table-cell office:value-type="float" office:value="0.531751318100931" calcext:value-type="float">
            <text:p>0.531751318100931</text:p>
          </table:table-cell>
          <table:table-cell office:value-type="string" calcext:value-type="string">
            <text:p>https://twitter.com/KesariPunjab/status/1629700282061037572</text:p>
          </table:table-cell>
        </table:table-row>
        <table:table-row table:style-name="ro1">
          <table:table-cell office:value-type="string" calcext:value-type="string">
            <text:p>input/data_formal_20240530-1342/meme/KestoneIMS_20230105T111401/0.jpg</text:p>
          </table:table-cell>
          <table:table-cell office:value-type="string" calcext:value-type="string">
            <text:p>Pattern 9</text:p>
          </table:table-cell>
          <table:table-cell office:value-type="float" office:value="9.55945075776978" calcext:value-type="float">
            <text:p>9.55945075776978</text:p>
          </table:table-cell>
          <table:table-cell office:value-type="float" office:value="0.148851261214624" calcext:value-type="float">
            <text:p>0.148851261214624</text:p>
          </table:table-cell>
          <table:table-cell office:value-type="float" office:value="0.0563001243379824" calcext:value-type="float">
            <text:p>0.0563001243379824</text:p>
          </table:table-cell>
          <table:table-cell office:value-type="string" calcext:value-type="string">
            <text:p>https://twitter.com/KestoneIMS/status/1610957786611081216</text:p>
          </table:table-cell>
        </table:table-row>
        <table:table-row table:style-name="ro1">
          <table:table-cell office:value-type="string" calcext:value-type="string">
            <text:p>input/data_formal_20240530-1342/meme/KevHServices_20230206T135727/0.jpg</text:p>
          </table:table-cell>
          <table:table-cell office:value-type="string" calcext:value-type="string">
            <text:p>Pattern 7</text:p>
          </table:table-cell>
          <table:table-cell office:value-type="float" office:value="29.2830494691" calcext:value-type="float">
            <text:p>29.2830494691</text:p>
          </table:table-cell>
          <table:table-cell office:value-type="float" office:value="0.33327742154645" calcext:value-type="float">
            <text:p>0.33327742154645</text:p>
          </table:table-cell>
          <table:table-cell office:value-type="float" office:value="0.465077857805292" calcext:value-type="float">
            <text:p>0.465077857805292</text:p>
          </table:table-cell>
          <table:table-cell office:value-type="string" calcext:value-type="string">
            <text:p>https://twitter.com/KevHServices/status/1622595328162643973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0.jpg</text:p>
          </table:table-cell>
          <table:table-cell office:value-type="string" calcext:value-type="string">
            <text:p>Pattern 3</text:p>
          </table:table-cell>
          <table:table-cell office:value-type="float" office:value="27.4412022085731" calcext:value-type="float">
            <text:p>27.4412022085731</text:p>
          </table:table-cell>
          <table:table-cell office:value-type="float" office:value="0.291497269998311" calcext:value-type="float">
            <text:p>0.291497269998311</text:p>
          </table:table-cell>
          <table:table-cell office:value-type="float" office:value="0.723535738970522" calcext:value-type="float">
            <text:p>0.723535738970522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1.jpg</text:p>
          </table:table-cell>
          <table:table-cell office:value-type="string" calcext:value-type="string">
            <text:p>Pattern 3</text:p>
          </table:table-cell>
          <table:table-cell office:value-type="float" office:value="23.7884074383582" calcext:value-type="float">
            <text:p>23.7884074383582</text:p>
          </table:table-cell>
          <table:table-cell office:value-type="float" office:value="0.419267630442956" calcext:value-type="float">
            <text:p>0.419267630442956</text:p>
          </table:table-cell>
          <table:table-cell office:value-type="float" office:value="0.816432643745587" calcext:value-type="float">
            <text:p>0.816432643745587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2.jpg</text:p>
          </table:table-cell>
          <table:table-cell office:value-type="string" calcext:value-type="string">
            <text:p>Pattern 3</text:p>
          </table:table-cell>
          <table:table-cell office:value-type="float" office:value="22.1537689940157" calcext:value-type="float">
            <text:p>22.1537689940157</text:p>
          </table:table-cell>
          <table:table-cell office:value-type="float" office:value="0.418760885730505" calcext:value-type="float">
            <text:p>0.418760885730505</text:p>
          </table:table-cell>
          <table:table-cell office:value-type="float" office:value="0.872119856257765" calcext:value-type="float">
            <text:p>0.872119856257765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3.jpg</text:p>
          </table:table-cell>
          <table:table-cell office:value-type="string" calcext:value-type="string">
            <text:p>Pattern 7</text:p>
          </table:table-cell>
          <table:table-cell office:value-type="float" office:value="31.7820179795972" calcext:value-type="float">
            <text:p>31.7820179795972</text:p>
          </table:table-cell>
          <table:table-cell office:value-type="float" office:value="0.325719259307302" calcext:value-type="float">
            <text:p>0.325719259307302</text:p>
          </table:table-cell>
          <table:table-cell office:value-type="float" office:value="0.595206456975656" calcext:value-type="float">
            <text:p>0.595206456975656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i_infamous_20230307T071846/0.jpg</text:p>
          </table:table-cell>
          <table:table-cell office:value-type="string" calcext:value-type="string">
            <text:p>Pattern 1</text:p>
          </table:table-cell>
          <table:table-cell office:value-type="float" office:value="33.8816520505279" calcext:value-type="float">
            <text:p>33.8816520505279</text:p>
          </table:table-cell>
          <table:table-cell office:value-type="float" office:value="0.480336904305398" calcext:value-type="float">
            <text:p>0.480336904305398</text:p>
          </table:table-cell>
          <table:table-cell office:value-type="float" office:value="0.346358815590098" calcext:value-type="float">
            <text:p>0.346358815590098</text:p>
          </table:table-cell>
          <table:table-cell office:value-type="string" calcext:value-type="string">
            <text:p>https://twitter.com/khali_infamous/status/1633004246307319808</text:p>
          </table:table-cell>
        </table:table-row>
        <table:table-row table:style-name="ro1">
          <table:table-cell office:value-type="string" calcext:value-type="string">
            <text:p>input/data_formal_20240530-1342/meme/kianshi_id_20230206T122627/0.jpg</text:p>
          </table:table-cell>
          <table:table-cell office:value-type="string" calcext:value-type="string">
            <text:p>Pattern 3</text:p>
          </table:table-cell>
          <table:table-cell office:value-type="float" office:value="31.4800952696768" calcext:value-type="float">
            <text:p>31.4800952696768</text:p>
          </table:table-cell>
          <table:table-cell office:value-type="float" office:value="0.310376708220356" calcext:value-type="float">
            <text:p>0.310376708220356</text:p>
          </table:table-cell>
          <table:table-cell office:value-type="float" office:value="0.680562099299232" calcext:value-type="float">
            <text:p>0.680562099299232</text:p>
          </table:table-cell>
          <table:table-cell office:value-type="string" calcext:value-type="string">
            <text:p>https://twitter.com/VTuberTweeter/status/1622574050223484928</text:p>
          </table:table-cell>
        </table:table-row>
        <table:table-row table:style-name="ro1">
          <table:table-cell office:value-type="string" calcext:value-type="string">
            <text:p>input/data_formal_20240530-1342/meme/Killerb88551795_20230201T230632/0.jpg</text:p>
          </table:table-cell>
          <table:table-cell office:value-type="string" calcext:value-type="string">
            <text:p>Pattern 2</text:p>
          </table:table-cell>
          <table:table-cell office:value-type="float" office:value="28.1733343129272" calcext:value-type="float">
            <text:p>28.1733343129272</text:p>
          </table:table-cell>
          <table:table-cell office:value-type="float" office:value="0.344835776842843" calcext:value-type="float">
            <text:p>0.344835776842843</text:p>
          </table:table-cell>
          <table:table-cell office:value-type="float" office:value="0.750713228109793" calcext:value-type="float">
            <text:p>0.750713228109793</text:p>
          </table:table-cell>
          <table:table-cell office:value-type="string" calcext:value-type="string">
            <text:p>https://twitter.com/lcs_scar/status/1620936484256681984</text:p>
          </table:table-cell>
        </table:table-row>
        <table:table-row table:style-name="ro1">
          <table:table-cell office:value-type="string" calcext:value-type="string">
            <text:p>input/data_formal_20240530-1342/meme/Killerb88551795_20230205T225650/0.jpg</text:p>
          </table:table-cell>
          <table:table-cell office:value-type="string" calcext:value-type="string">
            <text:p>Pattern 7</text:p>
          </table:table-cell>
          <table:table-cell office:value-type="float" office:value="29.2554527690466" calcext:value-type="float">
            <text:p>29.2554527690466</text:p>
          </table:table-cell>
          <table:table-cell office:value-type="float" office:value="0.272967128066258" calcext:value-type="float">
            <text:p>0.272967128066258</text:p>
          </table:table-cell>
          <table:table-cell office:value-type="float" office:value="0.727104820301621" calcext:value-type="float">
            <text:p>0.727104820301621</text:p>
          </table:table-cell>
          <table:table-cell office:value-type="string" calcext:value-type="string">
            <text:p>https://twitter.com/VideEspoir/status/1622628050708881412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11440/0.jpg</text:p>
          </table:table-cell>
          <table:table-cell office:value-type="string" calcext:value-type="string">
            <text:p>Pattern 8</text:p>
          </table:table-cell>
          <table:table-cell office:value-type="float" office:value="27.7957757296545" calcext:value-type="float">
            <text:p>27.7957757296545</text:p>
          </table:table-cell>
          <table:table-cell office:value-type="float" office:value="0.824365207540773" calcext:value-type="float">
            <text:p>0.824365207540773</text:p>
          </table:table-cell>
          <table:table-cell office:value-type="float" office:value="0.279125025829858" calcext:value-type="float">
            <text:p>0.279125025829858</text:p>
          </table:table-cell>
          <table:table-cell office:value-type="string" calcext:value-type="string">
            <text:p>https://twitter.com/ChickenWinneer/status/1607907851938467840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50234/0.jpg</text:p>
          </table:table-cell>
          <table:table-cell office:value-type="string" calcext:value-type="string">
            <text:p>Pattern 8</text:p>
          </table:table-cell>
          <table:table-cell office:value-type="float" office:value="22.2586672477765" calcext:value-type="float">
            <text:p>22.2586672477765</text:p>
          </table:table-cell>
          <table:table-cell office:value-type="float" office:value="0.846974805168141" calcext:value-type="float">
            <text:p>0.846974805168141</text:p>
          </table:table-cell>
          <table:table-cell office:value-type="float" office:value="0.380348578507824" calcext:value-type="float">
            <text:p>0.380348578507824</text:p>
          </table:table-cell>
          <table:table-cell office:value-type="string" calcext:value-type="string">
            <text:p>https://twitter.com/braja_colades/status/1607965205174292480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51620/0.jpg</text:p>
          </table:table-cell>
          <table:table-cell office:value-type="string" calcext:value-type="string">
            <text:p>Pattern 2</text:p>
          </table:table-cell>
          <table:table-cell office:value-type="float" office:value="27.7791808265339" calcext:value-type="float">
            <text:p>27.7791808265339</text:p>
          </table:table-cell>
          <table:table-cell office:value-type="float" office:value="0.197280144679737" calcext:value-type="float">
            <text:p>0.197280144679737</text:p>
          </table:table-cell>
          <table:table-cell office:value-type="float" office:value="0.710773781953537" calcext:value-type="float">
            <text:p>0.710773781953537</text:p>
          </table:table-cell>
          <table:table-cell office:value-type="string" calcext:value-type="string">
            <text:p>https://twitter.com/Yayan89826130/status/1607968670894166018</text:p>
          </table:table-cell>
        </table:table-row>
        <table:table-row table:style-name="ro1">
          <table:table-cell office:value-type="string" calcext:value-type="string">
            <text:p>input/data_formal_20240530-1342/meme/KimberliteToken_20230106T052439/0.jpg</text:p>
          </table:table-cell>
          <table:table-cell office:value-type="string" calcext:value-type="string">
            <text:p>Pattern 2</text:p>
          </table:table-cell>
          <table:table-cell office:value-type="float" office:value="32.8240616951778" calcext:value-type="float">
            <text:p>32.8240616951778</text:p>
          </table:table-cell>
          <table:table-cell office:value-type="float" office:value="0.262230353380948" calcext:value-type="float">
            <text:p>0.262230353380948</text:p>
          </table:table-cell>
          <table:table-cell office:value-type="float" office:value="0.60982074605187" calcext:value-type="float">
            <text:p>0.60982074605187</text:p>
          </table:table-cell>
          <table:table-cell office:value-type="string" calcext:value-type="string">
            <text:p>https://twitter.com/Effah065/status/1611232253929218056</text:p>
          </table:table-cell>
        </table:table-row>
        <table:table-row table:style-name="ro1">
          <table:table-cell office:value-type="string" calcext:value-type="string">
            <text:p>input/data_formal_20240530-1342/meme/KimberliteToken_20230106T052950/0.jpg</text:p>
          </table:table-cell>
          <table:table-cell office:value-type="string" calcext:value-type="string">
            <text:p>Pattern 3</text:p>
          </table:table-cell>
          <table:table-cell office:value-type="float" office:value="23.9524113143834" calcext:value-type="float">
            <text:p>23.9524113143834</text:p>
          </table:table-cell>
          <table:table-cell office:value-type="float" office:value="0.459442179257894" calcext:value-type="float">
            <text:p>0.459442179257894</text:p>
          </table:table-cell>
          <table:table-cell office:value-type="float" office:value="0.692835208429829" calcext:value-type="float">
            <text:p>0.692835208429829</text:p>
          </table:table-cell>
          <table:table-cell office:value-type="string" calcext:value-type="string">
            <text:p>https://twitter.com/Majorja633/status/1611233558072545281</text:p>
          </table:table-cell>
        </table:table-row>
        <table:table-row table:style-name="ro1">
          <table:table-cell office:value-type="string" calcext:value-type="string">
            <text:p>input/data_formal_20240530-1342/meme/KimberlyBaer14_20221227T190002/0.jpg</text:p>
          </table:table-cell>
          <table:table-cell office:value-type="string" calcext:value-type="string">
            <text:p>Pattern 2</text:p>
          </table:table-cell>
          <table:table-cell office:value-type="float" office:value="31.0156050414681" calcext:value-type="float">
            <text:p>31.0156050414681</text:p>
          </table:table-cell>
          <table:table-cell office:value-type="float" office:value="0.237504554931966" calcext:value-type="float">
            <text:p>0.237504554931966</text:p>
          </table:table-cell>
          <table:table-cell office:value-type="float" office:value="0.60912557973441" calcext:value-type="float">
            <text:p>0.60912557973441</text:p>
          </table:table-cell>
          <table:table-cell office:value-type="string" calcext:value-type="string">
            <text:p>https://twitter.com/writerobrien/status/1607992272142102528</text:p>
          </table:table-cell>
        </table:table-row>
        <table:table-row table:style-name="ro1">
          <table:table-cell office:value-type="string" calcext:value-type="string">
            <text:p>input/data_formal_20240530-1342/meme/KimberlyBaer14_20230109T190002/0.jpg</text:p>
          </table:table-cell>
          <table:table-cell office:value-type="string" calcext:value-type="string">
            <text:p>Pattern 1</text:p>
          </table:table-cell>
          <table:table-cell office:value-type="float" office:value="14.4386323320706" calcext:value-type="float">
            <text:p>14.4386323320706</text:p>
          </table:table-cell>
          <table:table-cell office:value-type="float" office:value="0.250387507025248" calcext:value-type="float">
            <text:p>0.250387507025248</text:p>
          </table:table-cell>
          <table:table-cell office:value-type="float" office:value="0.274353252868487" calcext:value-type="float">
            <text:p>0.274353252868487</text:p>
          </table:table-cell>
          <table:table-cell office:value-type="string" calcext:value-type="string">
            <text:p>https://twitter.com/birdwriter7/status/1613317190584881154</text:p>
          </table:table-cell>
        </table:table-row>
        <table:table-row table:style-name="ro1">
          <table:table-cell office:value-type="string" calcext:value-type="string">
            <text:p>input/data_formal_20240530-1342/meme/KimberlyBaer14_20230111T190000/0.jpg</text:p>
          </table:table-cell>
          <table:table-cell office:value-type="string" calcext:value-type="string">
            <text:p>Pattern 5</text:p>
          </table:table-cell>
          <table:table-cell office:value-type="float" office:value="29.4462659636951" calcext:value-type="float">
            <text:p>29.4462659636951</text:p>
          </table:table-cell>
          <table:table-cell office:value-type="float" office:value="0.0943425121028142" calcext:value-type="float">
            <text:p>0.0943425121028142</text:p>
          </table:table-cell>
          <table:table-cell office:value-type="float" office:value="0.229915765851537" calcext:value-type="float">
            <text:p>0.229915765851537</text:p>
          </table:table-cell>
          <table:table-cell office:value-type="string" calcext:value-type="string">
            <text:p>https://twitter.com/dkanebooks/status/1613313603410759680</text:p>
          </table:table-cell>
        </table:table-row>
        <table:table-row table:style-name="ro1">
          <table:table-cell office:value-type="string" calcext:value-type="string">
            <text:p>input/data_formal_20240530-1342/meme/KimberlyBaer14_20230130T190001/0.jpg</text:p>
          </table:table-cell>
          <table:table-cell office:value-type="string" calcext:value-type="string">
            <text:p>Pattern 1</text:p>
          </table:table-cell>
          <table:table-cell office:value-type="float" office:value="33.1835014176128" calcext:value-type="float">
            <text:p>33.1835014176128</text:p>
          </table:table-cell>
          <table:table-cell office:value-type="float" office:value="0.313935288685704" calcext:value-type="float">
            <text:p>0.313935288685704</text:p>
          </table:table-cell>
          <table:table-cell office:value-type="float" office:value="0.311700648516221" calcext:value-type="float">
            <text:p>0.311700648516221</text:p>
          </table:table-cell>
          <table:table-cell office:value-type="string" calcext:value-type="string">
            <text:p>https://twitter.com/VivekBhanot_in/status/1620946796725022720</text:p>
          </table:table-cell>
        </table:table-row>
        <table:table-row table:style-name="ro1">
          <table:table-cell office:value-type="string" calcext:value-type="string">
            <text:p>input/data_formal_20240530-1342/meme/KimberlyBaer14_20230211T170002/0.jpg</text:p>
          </table:table-cell>
          <table:table-cell office:value-type="string" calcext:value-type="string">
            <text:p>Pattern 1</text:p>
          </table:table-cell>
          <table:table-cell office:value-type="float" office:value="31.7625010259365" calcext:value-type="float">
            <text:p>31.7625010259365</text:p>
          </table:table-cell>
          <table:table-cell office:value-type="float" office:value="0.248124405279246" calcext:value-type="float">
            <text:p>0.248124405279246</text:p>
          </table:table-cell>
          <table:table-cell office:value-type="float" office:value="0.438228909158479" calcext:value-type="float">
            <text:p>0.438228909158479</text:p>
          </table:table-cell>
          <table:table-cell office:value-type="string" calcext:value-type="string">
            <text:p>https://twitter.com/Revannable/status/1624785456926965761</text:p>
          </table:table-cell>
        </table:table-row>
        <table:table-row table:style-name="ro1">
          <table:table-cell office:value-type="string" calcext:value-type="string">
            <text:p>input/data_formal_20240530-1342/meme/KimberlyBaer14_20230315T180002/0.jpg</text:p>
          </table:table-cell>
          <table:table-cell office:value-type="string" calcext:value-type="string">
            <text:p>Pattern 1</text:p>
          </table:table-cell>
          <table:table-cell office:value-type="float" office:value="27.4525982821171" calcext:value-type="float">
            <text:p>27.4525982821171</text:p>
          </table:table-cell>
          <table:table-cell office:value-type="float" office:value="0.278642602940364" calcext:value-type="float">
            <text:p>0.278642602940364</text:p>
          </table:table-cell>
          <table:table-cell office:value-type="float" office:value="0.284910145697746" calcext:value-type="float">
            <text:p>0.284910145697746</text:p>
          </table:table-cell>
          <table:table-cell office:value-type="string" calcext:value-type="string">
            <text:p>https://twitter.com/MainChannel_/status/1636125942190841856</text:p>
          </table:table-cell>
        </table:table-row>
        <table:table-row table:style-name="ro1">
          <table:table-cell office:value-type="string" calcext:value-type="string">
            <text:p>input/data_formal_20240530-1342/meme/Kimmhatesschool_20230106T083531/0.jpg</text:p>
          </table:table-cell>
          <table:table-cell office:value-type="string" calcext:value-type="string">
            <text:p>Pattern 3</text:p>
          </table:table-cell>
          <table:table-cell office:value-type="float" office:value="20.4259653350226" calcext:value-type="float">
            <text:p>20.4259653350226</text:p>
          </table:table-cell>
          <table:table-cell office:value-type="float" office:value="0.354090685649412" calcext:value-type="float">
            <text:p>0.354090685649412</text:p>
          </table:table-cell>
          <table:table-cell office:value-type="float" office:value="0.808424399432452" calcext:value-type="float">
            <text:p>0.808424399432452</text:p>
          </table:table-cell>
          <table:table-cell office:value-type="string" calcext:value-type="string">
            <text:p>https://twitter.com/Kimmhatesschool/status/1611280286565957632</text:p>
          </table:table-cell>
        </table:table-row>
        <table:table-row table:style-name="ro1">
          <table:table-cell office:value-type="string" calcext:value-type="string">
            <text:p>input/data_formal_20240530-1342/meme/KInfocom_20221228T055550/0.jpg</text:p>
          </table:table-cell>
          <table:table-cell office:value-type="string" calcext:value-type="string">
            <text:p>Pattern 7</text:p>
          </table:table-cell>
          <table:table-cell office:value-type="float" office:value="30.960380758227" calcext:value-type="float">
            <text:p>30.960380758227</text:p>
          </table:table-cell>
          <table:table-cell office:value-type="float" office:value="0.216891503689102" calcext:value-type="float">
            <text:p>0.216891503689102</text:p>
          </table:table-cell>
          <table:table-cell office:value-type="float" office:value="0.466048389782678" calcext:value-type="float">
            <text:p>0.466048389782678</text:p>
          </table:table-cell>
          <table:table-cell office:value-type="string" calcext:value-type="string">
            <text:p>https://twitter.com/KInfocom/status/1607978613277851650</text:p>
          </table:table-cell>
        </table:table-row>
        <table:table-row table:style-name="ro1">
          <table:table-cell office:value-type="string" calcext:value-type="string">
            <text:p>input/data_formal_20240530-1342/meme/Kingoftheoppai_20230106T073057/0.jpg</text:p>
          </table:table-cell>
          <table:table-cell office:value-type="string" calcext:value-type="string">
            <text:p>Pattern 8</text:p>
          </table:table-cell>
          <table:table-cell office:value-type="float" office:value="22.9422698050392" calcext:value-type="float">
            <text:p>22.9422698050392</text:p>
          </table:table-cell>
          <table:table-cell office:value-type="float" office:value="0.734551877026329" calcext:value-type="float">
            <text:p>0.734551877026329</text:p>
          </table:table-cell>
          <table:table-cell office:value-type="float" office:value="0.303711627074974" calcext:value-type="float">
            <text:p>0.303711627074974</text:p>
          </table:table-cell>
          <table:table-cell office:value-type="string" calcext:value-type="string">
            <text:p>https://twitter.com/Kingoftheoppai/status/1611264040021692417</text:p>
          </table:table-cell>
        </table:table-row>
        <table:table-row table:style-name="ro1">
          <table:table-cell office:value-type="string" calcext:value-type="string">
            <text:p>input/data_formal_20240530-1342/meme/Kingoftheoppai_20230106T073201/0.jpg</text:p>
          </table:table-cell>
          <table:table-cell office:value-type="string" calcext:value-type="string">
            <text:p>Pattern 7</text:p>
          </table:table-cell>
          <table:table-cell office:value-type="float" office:value="31.3563727710463" calcext:value-type="float">
            <text:p>31.3563727710463</text:p>
          </table:table-cell>
          <table:table-cell office:value-type="float" office:value="0.447878380095276" calcext:value-type="float">
            <text:p>0.447878380095276</text:p>
          </table:table-cell>
          <table:table-cell office:value-type="float" office:value="0.407999546357791" calcext:value-type="float">
            <text:p>0.407999546357791</text:p>
          </table:table-cell>
          <table:table-cell office:value-type="string" calcext:value-type="string">
            <text:p>https://twitter.com/Kingoftheoppai/status/1611264306485596161</text:p>
          </table:table-cell>
        </table:table-row>
        <table:table-row table:style-name="ro1">
          <table:table-cell office:value-type="string" calcext:value-type="string">
            <text:p>input/data_formal_20240530-1342/meme/Kinoko_Tanukii_20220606T031618/0.jpg</text:p>
          </table:table-cell>
          <table:table-cell office:value-type="string" calcext:value-type="string">
            <text:p>Pattern 2</text:p>
          </table:table-cell>
          <table:table-cell office:value-type="float" office:value="25.008298398649" calcext:value-type="float">
            <text:p>25.008298398649</text:p>
          </table:table-cell>
          <table:table-cell office:value-type="float" office:value="0.321670084976257" calcext:value-type="float">
            <text:p>0.321670084976257</text:p>
          </table:table-cell>
          <table:table-cell office:value-type="float" office:value="0.939525669537462" calcext:value-type="float">
            <text:p>0.939525669537462</text:p>
          </table:table-cell>
          <table:table-cell office:value-type="string" calcext:value-type="string">
            <text:p>https://twitter.com/AleOblea014/status/1613323110018596866</text:p>
          </table:table-cell>
        </table:table-row>
        <table:table-row table:style-name="ro1">
          <table:table-cell office:value-type="string" calcext:value-type="string">
            <text:p>input/data_formal_20240530-1342/meme/Kirimew_art_20201030T121857/0.jpg</text:p>
          </table:table-cell>
          <table:table-cell office:value-type="string" calcext:value-type="string">
            <text:p>Pattern 3</text:p>
          </table:table-cell>
          <table:table-cell office:value-type="float" office:value="27.3859884022581" calcext:value-type="float">
            <text:p>27.3859884022581</text:p>
          </table:table-cell>
          <table:table-cell office:value-type="float" office:value="0.244034875965521" calcext:value-type="float">
            <text:p>0.244034875965521</text:p>
          </table:table-cell>
          <table:table-cell office:value-type="float" office:value="0.857459467408132" calcext:value-type="float">
            <text:p>0.857459467408132</text:p>
          </table:table-cell>
          <table:table-cell office:value-type="string" calcext:value-type="string">
            <text:p>https://twitter.com/GhostbusterPalu/status/1607947212688068608</text:p>
          </table:table-cell>
        </table:table-row>
        <table:table-row table:style-name="ro1">
          <table:table-cell office:value-type="string" calcext:value-type="string">
            <text:p>input/data_formal_20240530-1342/meme/KittyJa60345259_20230201T203405/0.jpg</text:p>
          </table:table-cell>
          <table:table-cell office:value-type="string" calcext:value-type="string">
            <text:p>Pattern 8</text:p>
          </table:table-cell>
          <table:table-cell office:value-type="float" office:value="22.9080726875597" calcext:value-type="float">
            <text:p>22.9080726875597</text:p>
          </table:table-cell>
          <table:table-cell office:value-type="float" office:value="0.847033891108966" calcext:value-type="float">
            <text:p>0.847033891108966</text:p>
          </table:table-cell>
          <table:table-cell office:value-type="float" office:value="0.401091855477596" calcext:value-type="float">
            <text:p>0.401091855477596</text:p>
          </table:table-cell>
          <table:table-cell office:value-type="string" calcext:value-type="string">
            <text:p>https://twitter.com/Mark12854463/status/1620989919593394177</text:p>
          </table:table-cell>
        </table:table-row>
        <table:table-row table:style-name="ro1">
          <table:table-cell office:value-type="string" calcext:value-type="string">
            <text:p>input/data_formal_20240530-1342/meme/knightsarenota1_20230206T114042/0.jpg</text:p>
          </table:table-cell>
          <table:table-cell office:value-type="string" calcext:value-type="string">
            <text:p>Pattern 3</text:p>
          </table:table-cell>
          <table:table-cell office:value-type="float" office:value="28.3815544639338" calcext:value-type="float">
            <text:p>28.3815544639338</text:p>
          </table:table-cell>
          <table:table-cell office:value-type="float" office:value="0.291702138172811" calcext:value-type="float">
            <text:p>0.291702138172811</text:p>
          </table:table-cell>
          <table:table-cell office:value-type="float" office:value="0.662769384463391" calcext:value-type="float">
            <text:p>0.662769384463391</text:p>
          </table:table-cell>
          <table:table-cell office:value-type="string" calcext:value-type="string">
            <text:p>https://twitter.com/TDDKKRBK/status/1622589818763898881</text:p>
          </table:table-cell>
        </table:table-row>
        <table:table-row table:style-name="ro1">
          <table:table-cell office:value-type="string" calcext:value-type="string">
            <text:p>input/data_formal_20240530-1342/meme/KnovatekI_20230105T111217/0.jpg</text:p>
          </table:table-cell>
          <table:table-cell office:value-type="string" calcext:value-type="string">
            <text:p>Pattern 1</text:p>
          </table:table-cell>
          <table:table-cell office:value-type="float" office:value="32.2604308995337" calcext:value-type="float">
            <text:p>32.2604308995337</text:p>
          </table:table-cell>
          <table:table-cell office:value-type="float" office:value="0.248897904635582" calcext:value-type="float">
            <text:p>0.248897904635582</text:p>
          </table:table-cell>
          <table:table-cell office:value-type="float" office:value="0.354408868870971" calcext:value-type="float">
            <text:p>0.354408868870971</text:p>
          </table:table-cell>
          <table:table-cell office:value-type="string" calcext:value-type="string">
            <text:p>https://twitter.com/KnovatekI/status/1610957351447822336</text:p>
          </table:table-cell>
        </table:table-row>
        <table:table-row table:style-name="ro1">
          <table:table-cell office:value-type="string" calcext:value-type="string">
            <text:p>input/data_formal_20240530-1342/meme/KnuxWich_20230206T145932/0.jpg</text:p>
          </table:table-cell>
          <table:table-cell office:value-type="string" calcext:value-type="string">
            <text:p>Pattern 6</text:p>
          </table:table-cell>
          <table:table-cell office:value-type="float" office:value="30.9829108377944" calcext:value-type="float">
            <text:p>30.9829108377944</text:p>
          </table:table-cell>
          <table:table-cell office:value-type="float" office:value="0.588285359321363" calcext:value-type="float">
            <text:p>0.588285359321363</text:p>
          </table:table-cell>
          <table:table-cell office:value-type="float" office:value="0.444570114081763" calcext:value-type="float">
            <text:p>0.444570114081763</text:p>
          </table:table-cell>
          <table:table-cell office:value-type="string" calcext:value-type="string">
            <text:p>https://twitter.com/CyberSecurityN8/status/1622610982341050368</text:p>
          </table:table-cell>
        </table:table-row>
        <table:table-row table:style-name="ro1">
          <table:table-cell office:value-type="string" calcext:value-type="string">
            <text:p>input/data_formal_20240530-1342/meme/KnuxWich_20230206T145932/1.jpg</text:p>
          </table:table-cell>
          <table:table-cell office:value-type="string" calcext:value-type="string">
            <text:p>Pattern 2</text:p>
          </table:table-cell>
          <table:table-cell office:value-type="float" office:value="29.1658357311161" calcext:value-type="float">
            <text:p>29.1658357311161</text:p>
          </table:table-cell>
          <table:table-cell office:value-type="float" office:value="0.258562177399924" calcext:value-type="float">
            <text:p>0.258562177399924</text:p>
          </table:table-cell>
          <table:table-cell office:value-type="float" office:value="0.76742991649079" calcext:value-type="float">
            <text:p>0.76742991649079</text:p>
          </table:table-cell>
          <table:table-cell office:value-type="string" calcext:value-type="string">
            <text:p>https://twitter.com/CyberSecurityN8/status/1622610982341050368</text:p>
          </table:table-cell>
        </table:table-row>
        <table:table-row table:style-name="ro1">
          <table:table-cell office:value-type="string" calcext:value-type="string">
            <text:p>input/data_formal_20240530-1342/meme/kohinoor_IN_20230106T043803/0.jpg</text:p>
          </table:table-cell>
          <table:table-cell office:value-type="string" calcext:value-type="string">
            <text:p>Pattern 1</text:p>
          </table:table-cell>
          <table:table-cell office:value-type="float" office:value="31.7774300766463" calcext:value-type="float">
            <text:p>31.7774300766463</text:p>
          </table:table-cell>
          <table:table-cell office:value-type="float" office:value="0.200431630087404" calcext:value-type="float">
            <text:p>0.200431630087404</text:p>
          </table:table-cell>
          <table:table-cell office:value-type="float" office:value="0.516834764818729" calcext:value-type="float">
            <text:p>0.516834764818729</text:p>
          </table:table-cell>
          <table:table-cell office:value-type="string" calcext:value-type="string">
            <text:p>https://twitter.com/kohinoor_IN/status/1611220529092104193</text:p>
          </table:table-cell>
        </table:table-row>
        <table:table-row table:style-name="ro1">
          <table:table-cell office:value-type="string" calcext:value-type="string">
            <text:p>input/data_formal_20240530-1342/meme/KolkaWyatt_20230111T234853/0.jpg</text:p>
          </table:table-cell>
          <table:table-cell office:value-type="string" calcext:value-type="string">
            <text:p>Pattern 7</text:p>
          </table:table-cell>
          <table:table-cell office:value-type="float" office:value="31.0593077961521" calcext:value-type="float">
            <text:p>31.0593077961521</text:p>
          </table:table-cell>
          <table:table-cell office:value-type="float" office:value="0.264988782893654" calcext:value-type="float">
            <text:p>0.264988782893654</text:p>
          </table:table-cell>
          <table:table-cell office:value-type="float" office:value="0.316481650278995" calcext:value-type="float">
            <text:p>0.316481650278995</text:p>
          </table:table-cell>
          <table:table-cell office:value-type="string" calcext:value-type="string">
            <text:p>https://twitter.com/KolkaWyatt/status/1613322083018379264</text:p>
          </table:table-cell>
        </table:table-row>
        <table:table-row table:style-name="ro1">
          <table:table-cell office:value-type="string" calcext:value-type="string">
            <text:p>input/data_formal_20240530-1342/meme/Kommunitas1_20230202T120237/0.jpg</text:p>
          </table:table-cell>
          <table:table-cell office:value-type="string" calcext:value-type="string">
            <text:p>Pattern 7</text:p>
          </table:table-cell>
          <table:table-cell office:value-type="float" office:value="26.1791073465292" calcext:value-type="float">
            <text:p>26.1791073465292</text:p>
          </table:table-cell>
          <table:table-cell office:value-type="float" office:value="0.274557042485781" calcext:value-type="float">
            <text:p>0.274557042485781</text:p>
          </table:table-cell>
          <table:table-cell office:value-type="float" office:value="0.620117033190586" calcext:value-type="float">
            <text:p>0.620117033190586</text:p>
          </table:table-cell>
          <table:table-cell office:value-type="string" calcext:value-type="string">
            <text:p>https://twitter.com/Balaharish4398/status/1622552792748691456</text:p>
          </table:table-cell>
        </table:table-row>
        <table:table-row table:style-name="ro1">
          <table:table-cell office:value-type="string" calcext:value-type="string">
            <text:p>input/data_formal_20240530-1342/meme/Konnectus_live_20230105T113027/0.jpg</text:p>
          </table:table-cell>
          <table:table-cell office:value-type="string" calcext:value-type="string">
            <text:p>Pattern 5</text:p>
          </table:table-cell>
          <table:table-cell office:value-type="float" office:value="29.1893075969005" calcext:value-type="float">
            <text:p>29.1893075969005</text:p>
          </table:table-cell>
          <table:table-cell office:value-type="float" office:value="0.102579031274926" calcext:value-type="float">
            <text:p>0.102579031274926</text:p>
          </table:table-cell>
          <table:table-cell office:value-type="float" office:value="0.321557732121144" calcext:value-type="float">
            <text:p>0.321557732121144</text:p>
          </table:table-cell>
          <table:table-cell office:value-type="string" calcext:value-type="string">
            <text:p>https://twitter.com/Konnectus_live/status/1610961924812046337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28/0.jpg</text:p>
          </table:table-cell>
          <table:table-cell office:value-type="string" calcext:value-type="string">
            <text:p>Pattern 5</text:p>
          </table:table-cell>
          <table:table-cell office:value-type="float" office:value="26.6564061579656" calcext:value-type="float">
            <text:p>26.6564061579656</text:p>
          </table:table-cell>
          <table:table-cell office:value-type="float" office:value="0.140354884514128" calcext:value-type="float">
            <text:p>0.140354884514128</text:p>
          </table:table-cell>
          <table:table-cell office:value-type="float" office:value="0.1930479127011" calcext:value-type="float">
            <text:p>0.1930479127011</text:p>
          </table:table-cell>
          <table:table-cell office:value-type="string" calcext:value-type="string">
            <text:p>https://twitter.com/Krishna_Gyaan/status/1611272221212971008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30/0.jpg</text:p>
          </table:table-cell>
          <table:table-cell office:value-type="string" calcext:value-type="string">
            <text:p>Pattern 5</text:p>
          </table:table-cell>
          <table:table-cell office:value-type="float" office:value="28.6659478843453" calcext:value-type="float">
            <text:p>28.6659478843453</text:p>
          </table:table-cell>
          <table:table-cell office:value-type="float" office:value="0.0868666435728318" calcext:value-type="float">
            <text:p>0.0868666435728318</text:p>
          </table:table-cell>
          <table:table-cell office:value-type="float" office:value="0.218117092493405" calcext:value-type="float">
            <text:p>0.218117092493405</text:p>
          </table:table-cell>
          <table:table-cell office:value-type="string" calcext:value-type="string">
            <text:p>https://twitter.com/Krishna_Gyaan/status/1611272242104786944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33/0.jpg</text:p>
          </table:table-cell>
          <table:table-cell office:value-type="string" calcext:value-type="string">
            <text:p>Pattern 5</text:p>
          </table:table-cell>
          <table:table-cell office:value-type="float" office:value="26.5840606252734" calcext:value-type="float">
            <text:p>26.5840606252734</text:p>
          </table:table-cell>
          <table:table-cell office:value-type="float" office:value="0.155799550663612" calcext:value-type="float">
            <text:p>0.155799550663612</text:p>
          </table:table-cell>
          <table:table-cell office:value-type="float" office:value="0.231605196419812" calcext:value-type="float">
            <text:p>0.231605196419812</text:p>
          </table:table-cell>
          <table:table-cell office:value-type="string" calcext:value-type="string">
            <text:p>https://twitter.com/Krishna_Gyaan/status/1611272254331170817</text:p>
          </table:table-cell>
        </table:table-row>
        <table:table-row table:style-name="ro1">
          <table:table-cell office:value-type="string" calcext:value-type="string">
            <text:p>input/data_formal_20240530-1342/meme/krsna_bk_20230322T172951/0.jpg</text:p>
          </table:table-cell>
          <table:table-cell office:value-type="string" calcext:value-type="string">
            <text:p>Pattern 1</text:p>
          </table:table-cell>
          <table:table-cell office:value-type="float" office:value="33.5721758334225" calcext:value-type="float">
            <text:p>33.5721758334225</text:p>
          </table:table-cell>
          <table:table-cell office:value-type="float" office:value="0.436781177203359" calcext:value-type="float">
            <text:p>0.436781177203359</text:p>
          </table:table-cell>
          <table:table-cell office:value-type="float" office:value="0.292073013659759" calcext:value-type="float">
            <text:p>0.292073013659759</text:p>
          </table:table-cell>
          <table:table-cell office:value-type="string" calcext:value-type="string">
            <text:p>https://twitter.com/krsna_bk/status/1638593847340183552</text:p>
          </table:table-cell>
        </table:table-row>
        <table:table-row table:style-name="ro1">
          <table:table-cell office:value-type="string" calcext:value-type="string">
            <text:p>input/data_formal_20240530-1342/meme/kryptoracle_20221226T124247/0.jpg</text:p>
          </table:table-cell>
          <table:table-cell office:value-type="string" calcext:value-type="string">
            <text:p>Pattern 5</text:p>
          </table:table-cell>
          <table:table-cell office:value-type="float" office:value="28.0004336929341" calcext:value-type="float">
            <text:p>28.0004336929341</text:p>
          </table:table-cell>
          <table:table-cell office:value-type="float" office:value="0.0832305361532481" calcext:value-type="float">
            <text:p>0.0832305361532481</text:p>
          </table:table-cell>
          <table:table-cell office:value-type="float" office:value="0.409618199581752" calcext:value-type="float">
            <text:p>0.409618199581752</text:p>
          </table:table-cell>
          <table:table-cell office:value-type="string" calcext:value-type="string">
            <text:p>https://twitter.com/Jimmycrypto1309/status/1607879300346433537</text:p>
          </table:table-cell>
        </table:table-row>
        <table:table-row table:style-name="ro1">
          <table:table-cell office:value-type="string" calcext:value-type="string">
            <text:p>input/data_formal_20240530-1342/meme/kryptoracle_20221226T124247/1.jpg</text:p>
          </table:table-cell>
          <table:table-cell office:value-type="string" calcext:value-type="string">
            <text:p>Pattern 5</text:p>
          </table:table-cell>
          <table:table-cell office:value-type="float" office:value="25.8835972172667" calcext:value-type="float">
            <text:p>25.8835972172667</text:p>
          </table:table-cell>
          <table:table-cell office:value-type="float" office:value="0.111780491703449" calcext:value-type="float">
            <text:p>0.111780491703449</text:p>
          </table:table-cell>
          <table:table-cell office:value-type="float" office:value="0.357093369211829" calcext:value-type="float">
            <text:p>0.357093369211829</text:p>
          </table:table-cell>
          <table:table-cell office:value-type="string" calcext:value-type="string">
            <text:p>https://twitter.com/Jimmycrypto1309/status/1607879300346433537</text:p>
          </table:table-cell>
        </table:table-row>
        <table:table-row table:style-name="ro1">
          <table:table-cell office:value-type="string" calcext:value-type="string">
            <text:p>input/data_formal_20240530-1342/meme/KSPGIFs_20221228T051110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KSPGIFs/status/1607967370970124290</text:p>
          </table:table-cell>
        </table:table-row>
        <table:table-row table:style-name="ro1">
          <table:table-cell office:value-type="string" calcext:value-type="string">
            <text:p>input/data_formal_20240530-1342/meme/KSPGIFs_20230105T101109/0.jpg</text:p>
          </table:table-cell>
          <table:table-cell office:value-type="string" calcext:value-type="string">
            <text:p>Pattern 3</text:p>
          </table:table-cell>
          <table:table-cell office:value-type="float" office:value="33.3346990317329" calcext:value-type="float">
            <text:p>33.3346990317329</text:p>
          </table:table-cell>
          <table:table-cell office:value-type="float" office:value="0.319432530540413" calcext:value-type="float">
            <text:p>0.319432530540413</text:p>
          </table:table-cell>
          <table:table-cell office:value-type="float" office:value="0.524051682231108" calcext:value-type="float">
            <text:p>0.524051682231108</text:p>
          </table:table-cell>
          <table:table-cell office:value-type="string" calcext:value-type="string">
            <text:p>https://twitter.com/KSPGIFs/status/1610941967394897920</text:p>
          </table:table-cell>
        </table:table-row>
        <table:table-row table:style-name="ro1">
          <table:table-cell office:value-type="string" calcext:value-type="string">
            <text:p>input/data_formal_20240530-1342/meme/KSPGIFs_20230202T011144/0.jpg</text:p>
          </table:table-cell>
          <table:table-cell office:value-type="string" calcext:value-type="string">
            <text:p>Pattern 5</text:p>
          </table:table-cell>
          <table:table-cell office:value-type="float" office:value="32.6493338285021" calcext:value-type="float">
            <text:p>32.6493338285021</text:p>
          </table:table-cell>
          <table:table-cell office:value-type="float" office:value="0.112994405635651" calcext:value-type="float">
            <text:p>0.112994405635651</text:p>
          </table:table-cell>
          <table:table-cell office:value-type="float" office:value="0.211895589650066" calcext:value-type="float">
            <text:p>0.211895589650066</text:p>
          </table:table-cell>
          <table:table-cell office:value-type="string" calcext:value-type="string">
            <text:p>https://twitter.com/KSPGIFs/status/1620953077686697985</text:p>
          </table:table-cell>
        </table:table-row>
        <table:table-row table:style-name="ro1">
          <table:table-cell office:value-type="string" calcext:value-type="string">
            <text:p>input/data_formal_20240530-1342/meme/KSPGIFs_20230202T011145/0.jpg</text:p>
          </table:table-cell>
          <table:table-cell office:value-type="string" calcext:value-type="string">
            <text:p>Pattern 1</text:p>
          </table:table-cell>
          <table:table-cell office:value-type="float" office:value="31.4105833742461" calcext:value-type="float">
            <text:p>31.4105833742461</text:p>
          </table:table-cell>
          <table:table-cell office:value-type="float" office:value="0.395994762817051" calcext:value-type="float">
            <text:p>0.395994762817051</text:p>
          </table:table-cell>
          <table:table-cell office:value-type="float" office:value="0.365613386870739" calcext:value-type="float">
            <text:p>0.365613386870739</text:p>
          </table:table-cell>
          <table:table-cell office:value-type="string" calcext:value-type="string">
            <text:p>https://twitter.com/KSPGIFs/status/1620953082824736770</text:p>
          </table:table-cell>
        </table:table-row>
        <table:table-row table:style-name="ro1">
          <table:table-cell office:value-type="string" calcext:value-type="string">
            <text:p>input/data_formal_20240530-1342/meme/KSPGIFs_20230206T131120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KSPGIFs/status/1622583725203550208</text:p>
          </table:table-cell>
        </table:table-row>
        <table:table-row table:style-name="ro1">
          <table:table-cell office:value-type="string" calcext:value-type="string">
            <text:p>input/data_formal_20240530-1342/meme/KSPGIFs_20230206T141216/0.jpg</text:p>
          </table:table-cell>
          <table:table-cell office:value-type="string" calcext:value-type="string">
            <text:p>Pattern 1</text:p>
          </table:table-cell>
          <table:table-cell office:value-type="float" office:value="30.81578901195" calcext:value-type="float">
            <text:p>30.81578901195</text:p>
          </table:table-cell>
          <table:table-cell office:value-type="float" office:value="0.229911403039859" calcext:value-type="float">
            <text:p>0.229911403039859</text:p>
          </table:table-cell>
          <table:table-cell office:value-type="float" office:value="0.308034777046204" calcext:value-type="float">
            <text:p>0.308034777046204</text:p>
          </table:table-cell>
          <table:table-cell office:value-type="string" calcext:value-type="string">
            <text:p>https://twitter.com/KSPGIFs/status/1622599056370421760</text:p>
          </table:table-cell>
        </table:table-row>
        <table:table-row table:style-name="ro1">
          <table:table-cell office:value-type="string" calcext:value-type="string">
            <text:p>input/data_formal_20240530-1342/meme/KSPGIFs_20230206T141217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KSPGIFs/status/1622599061177090055</text:p>
          </table:table-cell>
        </table:table-row>
        <table:table-row table:style-name="ro1">
          <table:table-cell office:value-type="string" calcext:value-type="string">
            <text:p>input/data_formal_20240530-1342/meme/KSPGIFs_20230307T071124/0.jpg</text:p>
          </table:table-cell>
          <table:table-cell office:value-type="string" calcext:value-type="string">
            <text:p>Pattern 1</text:p>
          </table:table-cell>
          <table:table-cell office:value-type="float" office:value="32.9657973680184" calcext:value-type="float">
            <text:p>32.9657973680184</text:p>
          </table:table-cell>
          <table:table-cell office:value-type="float" office:value="0.255832215978615" calcext:value-type="float">
            <text:p>0.255832215978615</text:p>
          </table:table-cell>
          <table:table-cell office:value-type="float" office:value="0.248880030730689" calcext:value-type="float">
            <text:p>0.248880030730689</text:p>
          </table:table-cell>
          <table:table-cell office:value-type="string" calcext:value-type="string">
            <text:p>https://twitter.com/KSPGIFs/status/1633002392785387521</text:p>
          </table:table-cell>
        </table:table-row>
        <table:table-row table:style-name="ro1">
          <table:table-cell office:value-type="string" calcext:value-type="string">
            <text:p>input/data_formal_20240530-1342/meme/KSPGIFs_20230307T071126/0.jpg</text:p>
          </table:table-cell>
          <table:table-cell office:value-type="string" calcext:value-type="string">
            <text:p>Pattern 1</text:p>
          </table:table-cell>
          <table:table-cell office:value-type="float" office:value="27.8745822035629" calcext:value-type="float">
            <text:p>27.8745822035629</text:p>
          </table:table-cell>
          <table:table-cell office:value-type="float" office:value="0.212529765249062" calcext:value-type="float">
            <text:p>0.212529765249062</text:p>
          </table:table-cell>
          <table:table-cell office:value-type="float" office:value="0.35909619840222" calcext:value-type="float">
            <text:p>0.35909619840222</text:p>
          </table:table-cell>
          <table:table-cell office:value-type="string" calcext:value-type="string">
            <text:p>https://twitter.com/KSPGIFs/status/1633002398846271490</text:p>
          </table:table-cell>
        </table:table-row>
        <table:table-row table:style-name="ro1">
          <table:table-cell office:value-type="string" calcext:value-type="string">
            <text:p>input/data_formal_20240530-1342/meme/Kuma_inu_Ar_20221226T102420/0.jpg</text:p>
          </table:table-cell>
          <table:table-cell office:value-type="string" calcext:value-type="string">
            <text:p>Pattern 1</text:p>
          </table:table-cell>
          <table:table-cell office:value-type="float" office:value="33.1159159984302" calcext:value-type="float">
            <text:p>33.1159159984302</text:p>
          </table:table-cell>
          <table:table-cell office:value-type="float" office:value="0.178800705025904" calcext:value-type="float">
            <text:p>0.178800705025904</text:p>
          </table:table-cell>
          <table:table-cell office:value-type="float" office:value="0.369769166613898" calcext:value-type="float">
            <text:p>0.369769166613898</text:p>
          </table:table-cell>
          <table:table-cell office:value-type="string" calcext:value-type="string">
            <text:p>https://twitter.com/dogs_roberts/status/1607914150763843585</text:p>
          </table:table-cell>
        </table:table-row>
        <table:table-row table:style-name="ro1">
          <table:table-cell office:value-type="string" calcext:value-type="string">
            <text:p>input/data_formal_20240530-1342/meme/KUMARIMANIMALA7_20221228T050337/0.jpg</text:p>
          </table:table-cell>
          <table:table-cell office:value-type="string" calcext:value-type="string">
            <text:p>Pattern 3</text:p>
          </table:table-cell>
          <table:table-cell office:value-type="float" office:value="19.2391259809148" calcext:value-type="float">
            <text:p>19.2391259809148</text:p>
          </table:table-cell>
          <table:table-cell office:value-type="float" office:value="0.321077259277883" calcext:value-type="float">
            <text:p>0.321077259277883</text:p>
          </table:table-cell>
          <table:table-cell office:value-type="float" office:value="0.921731860993107" calcext:value-type="float">
            <text:p>0.921731860993107</text:p>
          </table:table-cell>
          <table:table-cell office:value-type="string" calcext:value-type="string">
            <text:p>https://twitter.com/KUMARIMANIMALA7/status/1607965472473092096</text:p>
          </table:table-cell>
        </table:table-row>
        <table:table-row table:style-name="ro1">
          <table:table-cell office:value-type="string" calcext:value-type="string">
            <text:p>input/data_formal_20240530-1342/meme/KyawYea77668289_20230202T024653/0.jpg</text:p>
          </table:table-cell>
          <table:table-cell office:value-type="string" calcext:value-type="string">
            <text:p>Pattern 6</text:p>
          </table:table-cell>
          <table:table-cell office:value-type="float" office:value="23.2350251536881" calcext:value-type="float">
            <text:p>23.2350251536881</text:p>
          </table:table-cell>
          <table:table-cell office:value-type="float" office:value="0.850557083260152" calcext:value-type="float">
            <text:p>0.850557083260152</text:p>
          </table:table-cell>
          <table:table-cell office:value-type="float" office:value="0.343019449448042" calcext:value-type="float">
            <text:p>0.343019449448042</text:p>
          </table:table-cell>
          <table:table-cell office:value-type="string" calcext:value-type="string">
            <text:p>https://twitter.com/KyawYea77668289/status/1620977024075694080</text:p>
          </table:table-cell>
        </table:table-row>
        <table:table-row table:style-name="ro1">
          <table:table-cell office:value-type="string" calcext:value-type="string">
            <text:p>input/data_formal_20240530-1342/meme/l1lmoonchild_20230202T053532/0.jpg</text:p>
          </table:table-cell>
          <table:table-cell office:value-type="string" calcext:value-type="string">
            <text:p>Pattern 3</text:p>
          </table:table-cell>
          <table:table-cell office:value-type="float" office:value="23.4535535782721" calcext:value-type="float">
            <text:p>23.4535535782721</text:p>
          </table:table-cell>
          <table:table-cell office:value-type="float" office:value="0.35282091562893" calcext:value-type="float">
            <text:p>0.35282091562893</text:p>
          </table:table-cell>
          <table:table-cell office:value-type="float" office:value="0.855760151025321" calcext:value-type="float">
            <text:p>0.855760151025321</text:p>
          </table:table-cell>
          <table:table-cell office:value-type="string" calcext:value-type="string">
            <text:p>https://twitter.com/l1lmoonchild/status/1621019465453273088</text:p>
          </table:table-cell>
        </table:table-row>
        <table:table-row table:style-name="ro1">
          <table:table-cell office:value-type="string" calcext:value-type="string">
            <text:p>input/data_formal_20240530-1342/meme/l_meryy_l_20230202T041313/0.jpg</text:p>
          </table:table-cell>
          <table:table-cell office:value-type="string" calcext:value-type="string">
            <text:p>Pattern 2</text:p>
          </table:table-cell>
          <table:table-cell office:value-type="float" office:value="27.9057582354357" calcext:value-type="float">
            <text:p>27.9057582354357</text:p>
          </table:table-cell>
          <table:table-cell office:value-type="float" office:value="0.38518782712796" calcext:value-type="float">
            <text:p>0.38518782712796</text:p>
          </table:table-cell>
          <table:table-cell office:value-type="float" office:value="0.696250353987191" calcext:value-type="float">
            <text:p>0.696250353987191</text:p>
          </table:table-cell>
          <table:table-cell office:value-type="string" calcext:value-type="string">
            <text:p>https://twitter.com/l_meryy_l/status/1620998751518167040</text:p>
          </table:table-cell>
        </table:table-row>
        <table:table-row table:style-name="ro1">
          <table:table-cell office:value-type="string" calcext:value-type="string">
            <text:p>input/data_formal_20240530-1342/meme/LadyDuchess313_20221124T011742/0.jpg</text:p>
          </table:table-cell>
          <table:table-cell office:value-type="string" calcext:value-type="string">
            <text:p>Pattern 6</text:p>
          </table:table-cell>
          <table:table-cell office:value-type="float" office:value="23.2312079640797" calcext:value-type="float">
            <text:p>23.2312079640797</text:p>
          </table:table-cell>
          <table:table-cell office:value-type="float" office:value="0.766342475804237" calcext:value-type="float">
            <text:p>0.766342475804237</text:p>
          </table:table-cell>
          <table:table-cell office:value-type="float" office:value="0.502071901698252" calcext:value-type="float">
            <text:p>0.502071901698252</text:p>
          </table:table-cell>
          <table:table-cell office:value-type="string" calcext:value-type="string">
            <text:p>https://twitter.com/LadyDuchess313/status/1620972928790827008</text:p>
          </table:table-cell>
        </table:table-row>
        <table:table-row table:style-name="ro1">
          <table:table-cell office:value-type="string" calcext:value-type="string">
            <text:p>input/data_formal_20240530-1342/meme/LaMapacheZone_20221030T161505/0.jpg</text:p>
          </table:table-cell>
          <table:table-cell office:value-type="string" calcext:value-type="string">
            <text:p>Pattern 7</text:p>
          </table:table-cell>
          <table:table-cell office:value-type="float" office:value="27.3628738489148" calcext:value-type="float">
            <text:p>27.3628738489148</text:p>
          </table:table-cell>
          <table:table-cell office:value-type="float" office:value="0.49366688141111" calcext:value-type="float">
            <text:p>0.49366688141111</text:p>
          </table:table-cell>
          <table:table-cell office:value-type="float" office:value="0.712591422727554" calcext:value-type="float">
            <text:p>0.712591422727554</text:p>
          </table:table-cell>
          <table:table-cell office:value-type="string" calcext:value-type="string">
            <text:p>https://twitter.com/Gabiizi2/status/162101180687256780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190431/0.jpg</text:p>
          </table:table-cell>
          <table:table-cell office:value-type="string" calcext:value-type="string">
            <text:p>Pattern 7</text:p>
          </table:table-cell>
          <table:table-cell office:value-type="float" office:value="26.3321984356913" calcext:value-type="float">
            <text:p>26.3321984356913</text:p>
          </table:table-cell>
          <table:table-cell office:value-type="float" office:value="0.381978185572728" calcext:value-type="float">
            <text:p>0.381978185572728</text:p>
          </table:table-cell>
          <table:table-cell office:value-type="float" office:value="0.518177664537655" calcext:value-type="float">
            <text:p>0.518177664537655</text:p>
          </table:table-cell>
          <table:table-cell office:value-type="string" calcext:value-type="string">
            <text:p>https://twitter.com/PWillWallE1/status/160799099398649036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222115/0.jpg</text:p>
          </table:table-cell>
          <table:table-cell office:value-type="string" calcext:value-type="string">
            <text:p>Pattern 1</text:p>
          </table:table-cell>
          <table:table-cell office:value-type="float" office:value="32.4095689879394" calcext:value-type="float">
            <text:p>32.4095689879394</text:p>
          </table:table-cell>
          <table:table-cell office:value-type="float" office:value="0.173420649031615" calcext:value-type="float">
            <text:p>0.173420649031615</text:p>
          </table:table-cell>
          <table:table-cell office:value-type="float" office:value="0.51859907057275" calcext:value-type="float">
            <text:p>0.51859907057275</text:p>
          </table:table-cell>
          <table:table-cell office:value-type="string" calcext:value-type="string">
            <text:p>https://twitter.com/LtTrucker/status/1607976794535399429</text:p>
          </table:table-cell>
        </table:table-row>
        <table:table-row table:style-name="ro1">
          <table:table-cell office:value-type="string" calcext:value-type="string">
            <text:p>input/data_formal_20240530-1342/meme/LambdaGenPosts_20221228T012353/0.jpg</text:p>
          </table:table-cell>
          <table:table-cell office:value-type="string" calcext:value-type="string">
            <text:p>Pattern 7</text:p>
          </table:table-cell>
          <table:table-cell office:value-type="float" office:value="31.6447844176117" calcext:value-type="float">
            <text:p>31.6447844176117</text:p>
          </table:table-cell>
          <table:table-cell office:value-type="float" office:value="0.244091792874653" calcext:value-type="float">
            <text:p>0.244091792874653</text:p>
          </table:table-cell>
          <table:table-cell office:value-type="float" office:value="0.390956128890935" calcext:value-type="float">
            <text:p>0.390956128890935</text:p>
          </table:table-cell>
          <table:table-cell office:value-type="string" calcext:value-type="string">
            <text:p>https://twitter.com/November_4_6/status/160799378771608780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8T033001/0.jpg</text:p>
          </table:table-cell>
          <table:table-cell office:value-type="string" calcext:value-type="string">
            <text:p>Pattern 7</text:p>
          </table:table-cell>
          <table:table-cell office:value-type="float" office:value="29.0143663936761" calcext:value-type="float">
            <text:p>29.0143663936761</text:p>
          </table:table-cell>
          <table:table-cell office:value-type="float" office:value="0.551880336032229" calcext:value-type="float">
            <text:p>0.551880336032229</text:p>
          </table:table-cell>
          <table:table-cell office:value-type="float" office:value="0.436914261898267" calcext:value-type="float">
            <text:p>0.436914261898267</text:p>
          </table:table-cell>
          <table:table-cell office:value-type="string" calcext:value-type="string">
            <text:p>https://twitter.com/iamindeedafish/status/1607991776148848640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0001/0.jpg</text:p>
          </table:table-cell>
          <table:table-cell office:value-type="string" calcext:value-type="string">
            <text:p>Pattern 3</text:p>
          </table:table-cell>
          <table:table-cell office:value-type="float" office:value="26.4340433467441" calcext:value-type="float">
            <text:p>26.4340433467441</text:p>
          </table:table-cell>
          <table:table-cell office:value-type="float" office:value="0.355907679239057" calcext:value-type="float">
            <text:p>0.355907679239057</text:p>
          </table:table-cell>
          <table:table-cell office:value-type="float" office:value="0.745803571576371" calcext:value-type="float">
            <text:p>0.745803571576371</text:p>
          </table:table-cell>
          <table:table-cell office:value-type="string" calcext:value-type="string">
            <text:p>https://twitter.com/AnaranjadoPer/status/1610966794776313856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0001/1.jpg</text:p>
          </table:table-cell>
          <table:table-cell office:value-type="string" calcext:value-type="string">
            <text:p>Pattern 5</text:p>
          </table:table-cell>
          <table:table-cell office:value-type="float" office:value="25.2276379128101" calcext:value-type="float">
            <text:p>25.2276379128101</text:p>
          </table:table-cell>
          <table:table-cell office:value-type="float" office:value="0.17599672156467" calcext:value-type="float">
            <text:p>0.17599672156467</text:p>
          </table:table-cell>
          <table:table-cell office:value-type="float" office:value="0.215029763427501" calcext:value-type="float">
            <text:p>0.215029763427501</text:p>
          </table:table-cell>
          <table:table-cell office:value-type="string" calcext:value-type="string">
            <text:p>https://twitter.com/AnaranjadoPer/status/1610966794776313856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4001/0.jpg</text:p>
          </table:table-cell>
          <table:table-cell office:value-type="string" calcext:value-type="string">
            <text:p>Pattern 8</text:p>
          </table:table-cell>
          <table:table-cell office:value-type="float" office:value="26.6498467406236" calcext:value-type="float">
            <text:p>26.6498467406236</text:p>
          </table:table-cell>
          <table:table-cell office:value-type="float" office:value="0.708794689866583" calcext:value-type="float">
            <text:p>0.708794689866583</text:p>
          </table:table-cell>
          <table:table-cell office:value-type="float" office:value="0.464037370308121" calcext:value-type="float">
            <text:p>0.464037370308121</text:p>
          </table:table-cell>
          <table:table-cell office:value-type="string" calcext:value-type="string">
            <text:p>https://twitter.com/Courtne34307956/status/1610957618679541761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42001/0.jpg</text:p>
          </table:table-cell>
          <table:table-cell office:value-type="string" calcext:value-type="string">
            <text:p>Pattern 7</text:p>
          </table:table-cell>
          <table:table-cell office:value-type="float" office:value="26.8039337209153" calcext:value-type="float">
            <text:p>26.8039337209153</text:p>
          </table:table-cell>
          <table:table-cell office:value-type="float" office:value="0.552877041183513" calcext:value-type="float">
            <text:p>0.552877041183513</text:p>
          </table:table-cell>
          <table:table-cell office:value-type="float" office:value="0.559176814625575" calcext:value-type="float">
            <text:p>0.559176814625575</text:p>
          </table:table-cell>
          <table:table-cell office:value-type="string" calcext:value-type="string">
            <text:p>https://twitter.com/x_berfel/status/1610979546798456832</text:p>
          </table:table-cell>
        </table:table-row>
        <table:table-row table:style-name="ro1">
          <table:table-cell office:value-type="string" calcext:value-type="string">
            <text:p>input/data_formal_20240530-1342/meme/LambdaGenPosts_20230105T124025/0.jpg</text:p>
          </table:table-cell>
          <table:table-cell office:value-type="string" calcext:value-type="string">
            <text:p>Pattern 5</text:p>
          </table:table-cell>
          <table:table-cell office:value-type="float" office:value="28.2055072696712" calcext:value-type="float">
            <text:p>28.2055072696712</text:p>
          </table:table-cell>
          <table:table-cell office:value-type="float" office:value="0.133789892535368" calcext:value-type="float">
            <text:p>0.133789892535368</text:p>
          </table:table-cell>
          <table:table-cell office:value-type="float" office:value="0.314229410149114" calcext:value-type="float">
            <text:p>0.314229410149114</text:p>
          </table:table-cell>
          <table:table-cell office:value-type="string" calcext:value-type="string">
            <text:p>https://twitter.com/LambdaGenPosts/status/1610979530411229190</text:p>
          </table:table-cell>
        </table:table-row>
        <table:table-row table:style-name="ro1">
          <table:table-cell office:value-type="string" calcext:value-type="string">
            <text:p>input/data_formal_20240530-1342/meme/LambdaGenPosts_20230105T203132/0.jpg</text:p>
          </table:table-cell>
          <table:table-cell office:value-type="string" calcext:value-type="string">
            <text:p>Pattern 8</text:p>
          </table:table-cell>
          <table:table-cell office:value-type="float" office:value="28.8508770236874" calcext:value-type="float">
            <text:p>28.8508770236874</text:p>
          </table:table-cell>
          <table:table-cell office:value-type="float" office:value="0.617159020538846" calcext:value-type="float">
            <text:p>0.617159020538846</text:p>
          </table:table-cell>
          <table:table-cell office:value-type="float" office:value="0.497377029959509" calcext:value-type="float">
            <text:p>0.497377029959509</text:p>
          </table:table-cell>
          <table:table-cell office:value-type="string" calcext:value-type="string">
            <text:p>https://twitter.com/iti_joooj/status/1611259770757087233</text:p>
          </table:table-cell>
        </table:table-row>
        <table:table-row table:style-name="ro1">
          <table:table-cell office:value-type="string" calcext:value-type="string">
            <text:p>input/data_formal_20240530-1342/meme/LambdaGenPosts_20230110T235630/0.jpg</text:p>
          </table:table-cell>
          <table:table-cell office:value-type="string" calcext:value-type="string">
            <text:p>Pattern 7</text:p>
          </table:table-cell>
          <table:table-cell office:value-type="float" office:value="24.9530153778248" calcext:value-type="float">
            <text:p>24.9530153778248</text:p>
          </table:table-cell>
          <table:table-cell office:value-type="float" office:value="0.551921504467164" calcext:value-type="float">
            <text:p>0.551921504467164</text:p>
          </table:table-cell>
          <table:table-cell office:value-type="float" office:value="0.523501034050042" calcext:value-type="float">
            <text:p>0.523501034050042</text:p>
          </table:table-cell>
          <table:table-cell office:value-type="string" calcext:value-type="string">
            <text:p>https://twitter.com/EuterNalL/status/1613322198806327296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052040/0.jpg</text:p>
          </table:table-cell>
          <table:table-cell office:value-type="string" calcext:value-type="string">
            <text:p>Pattern 8</text:p>
          </table:table-cell>
          <table:table-cell office:value-type="float" office:value="22.2462669676337" calcext:value-type="float">
            <text:p>22.2462669676337</text:p>
          </table:table-cell>
          <table:table-cell office:value-type="float" office:value="0.762086804797728" calcext:value-type="float">
            <text:p>0.762086804797728</text:p>
          </table:table-cell>
          <table:table-cell office:value-type="float" office:value="0.517158898381346" calcext:value-type="float">
            <text:p>0.517158898381346</text:p>
          </table:table-cell>
          <table:table-cell office:value-type="string" calcext:value-type="string">
            <text:p>https://twitter.com/Zaxh6_6/status/1613293482969387010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054001/0.jpg</text:p>
          </table:table-cell>
          <table:table-cell office:value-type="string" calcext:value-type="string">
            <text:p>Pattern 8</text:p>
          </table:table-cell>
          <table:table-cell office:value-type="float" office:value="24.7421347039722" calcext:value-type="float">
            <text:p>24.7421347039722</text:p>
          </table:table-cell>
          <table:table-cell office:value-type="float" office:value="0.825472972452547" calcext:value-type="float">
            <text:p>0.825472972452547</text:p>
          </table:table-cell>
          <table:table-cell office:value-type="float" office:value="0.539733072066267" calcext:value-type="float">
            <text:p>0.539733072066267</text:p>
          </table:table-cell>
          <table:table-cell office:value-type="string" calcext:value-type="string">
            <text:p>https://twitter.com/ENutcase/status/1613326068575764482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141001/0.jpg</text:p>
          </table:table-cell>
          <table:table-cell office:value-type="string" calcext:value-type="string">
            <text:p>Pattern 1</text:p>
          </table:table-cell>
          <table:table-cell office:value-type="float" office:value="32.5275282935814" calcext:value-type="float">
            <text:p>32.5275282935814</text:p>
          </table:table-cell>
          <table:table-cell office:value-type="float" office:value="0.384270154828077" calcext:value-type="float">
            <text:p>0.384270154828077</text:p>
          </table:table-cell>
          <table:table-cell office:value-type="float" office:value="0.406947612941116" calcext:value-type="float">
            <text:p>0.406947612941116</text:p>
          </table:table-cell>
          <table:table-cell office:value-type="string" calcext:value-type="string">
            <text:p>https://twitter.com/ENutcase/status/1613324434592641031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145001/0.jpg</text:p>
          </table:table-cell>
          <table:table-cell office:value-type="string" calcext:value-type="string">
            <text:p>Pattern 1</text:p>
          </table:table-cell>
          <table:table-cell office:value-type="float" office:value="31.7759691940552" calcext:value-type="float">
            <text:p>31.7759691940552</text:p>
          </table:table-cell>
          <table:table-cell office:value-type="float" office:value="0.195427481337701" calcext:value-type="float">
            <text:p>0.195427481337701</text:p>
          </table:table-cell>
          <table:table-cell office:value-type="float" office:value="0.363064272528389" calcext:value-type="float">
            <text:p>0.363064272528389</text:p>
          </table:table-cell>
          <table:table-cell office:value-type="string" calcext:value-type="string">
            <text:p>https://twitter.com/kayleekaylee83/status/1613326711826833411</text:p>
          </table:table-cell>
        </table:table-row>
        <table:table-row table:style-name="ro1">
          <table:table-cell office:value-type="string" calcext:value-type="string">
            <text:p>input/data_formal_20240530-1342/meme/LambdaGenPosts_20230201T140835/0.jpg</text:p>
          </table:table-cell>
          <table:table-cell office:value-type="string" calcext:value-type="string">
            <text:p>Pattern 1</text:p>
          </table:table-cell>
          <table:table-cell office:value-type="float" office:value="31.3633576306103" calcext:value-type="float">
            <text:p>31.3633576306103</text:p>
          </table:table-cell>
          <table:table-cell office:value-type="float" office:value="0.223366251083576" calcext:value-type="float">
            <text:p>0.223366251083576</text:p>
          </table:table-cell>
          <table:table-cell office:value-type="float" office:value="0.266749520577175" calcext:value-type="float">
            <text:p>0.266749520577175</text:p>
          </table:table-cell>
          <table:table-cell office:value-type="string" calcext:value-type="string">
            <text:p>https://twitter.com/Spogtire/status/1620982660641468420</text:p>
          </table:table-cell>
        </table:table-row>
        <table:table-row table:style-name="ro1">
          <table:table-cell office:value-type="string" calcext:value-type="string">
            <text:p>input/data_formal_20240530-1342/meme/LambdaGenPosts_20230205T163657/0.jpg</text:p>
          </table:table-cell>
          <table:table-cell office:value-type="string" calcext:value-type="string">
            <text:p>Pattern 2</text:p>
          </table:table-cell>
          <table:table-cell office:value-type="float" office:value="30.4185480050311" calcext:value-type="float">
            <text:p>30.4185480050311</text:p>
          </table:table-cell>
          <table:table-cell office:value-type="float" office:value="0.264689566297011" calcext:value-type="float">
            <text:p>0.264689566297011</text:p>
          </table:table-cell>
          <table:table-cell office:value-type="float" office:value="0.611359348181856" calcext:value-type="float">
            <text:p>0.611359348181856</text:p>
          </table:table-cell>
          <table:table-cell office:value-type="string" calcext:value-type="string">
            <text:p>https://twitter.com/c4rtriidge/status/1622629294651453441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04405/0.jpg</text:p>
          </table:table-cell>
          <table:table-cell office:value-type="string" calcext:value-type="string">
            <text:p>Pattern 1</text:p>
          </table:table-cell>
          <table:table-cell office:value-type="float" office:value="30.7542075577394" calcext:value-type="float">
            <text:p>30.7542075577394</text:p>
          </table:table-cell>
          <table:table-cell office:value-type="float" office:value="0.551019033639525" calcext:value-type="float">
            <text:p>0.551019033639525</text:p>
          </table:table-cell>
          <table:table-cell office:value-type="float" office:value="0.353098506856368" calcext:value-type="float">
            <text:p>0.353098506856368</text:p>
          </table:table-cell>
          <table:table-cell office:value-type="string" calcext:value-type="string">
            <text:p>https://twitter.com/LambdaGenPosts/status/1622546665549832192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35001/0.jpg</text:p>
          </table:table-cell>
          <table:table-cell office:value-type="string" calcext:value-type="string">
            <text:p>Pattern 6</text:p>
          </table:table-cell>
          <table:table-cell office:value-type="float" office:value="25.8616871970723" calcext:value-type="float">
            <text:p>25.8616871970723</text:p>
          </table:table-cell>
          <table:table-cell office:value-type="float" office:value="0.742568661316796" calcext:value-type="float">
            <text:p>0.742568661316796</text:p>
          </table:table-cell>
          <table:table-cell office:value-type="float" office:value="0.311740921006026" calcext:value-type="float">
            <text:p>0.311740921006026</text:p>
          </table:table-cell>
          <table:table-cell office:value-type="string" calcext:value-type="string">
            <text:p>https://twitter.com/LambdaGenPosts/status/1622593457570123776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55114/0.jpg</text:p>
          </table:table-cell>
          <table:table-cell office:value-type="string" calcext:value-type="string">
            <text:p>Pattern 3</text:p>
          </table:table-cell>
          <table:table-cell office:value-type="float" office:value="26.9061012873446" calcext:value-type="float">
            <text:p>26.9061012873446</text:p>
          </table:table-cell>
          <table:table-cell office:value-type="float" office:value="0.385188678289471" calcext:value-type="float">
            <text:p>0.385188678289471</text:p>
          </table:table-cell>
          <table:table-cell office:value-type="float" office:value="0.778562592473967" calcext:value-type="float">
            <text:p>0.778562592473967</text:p>
          </table:table-cell>
          <table:table-cell office:value-type="string" calcext:value-type="string">
            <text:p>https://twitter.com/LambdaGenPosts/status/1622623964576063492</text:p>
          </table:table-cell>
        </table:table-row>
        <table:table-row table:style-name="ro1">
          <table:table-cell office:value-type="string" calcext:value-type="string">
            <text:p>input/data_formal_20240530-1342/meme/LambdaGenPosts_20230225T212123/0.jpg</text:p>
          </table:table-cell>
          <table:table-cell office:value-type="string" calcext:value-type="string">
            <text:p>Pattern 3</text:p>
          </table:table-cell>
          <table:table-cell office:value-type="float" office:value="26.5006267742078" calcext:value-type="float">
            <text:p>26.5006267742078</text:p>
          </table:table-cell>
          <table:table-cell office:value-type="float" office:value="0.180785138809626" calcext:value-type="float">
            <text:p>0.180785138809626</text:p>
          </table:table-cell>
          <table:table-cell office:value-type="float" office:value="0.90989827634478" calcext:value-type="float">
            <text:p>0.90989827634478</text:p>
          </table:table-cell>
          <table:table-cell office:value-type="string" calcext:value-type="string">
            <text:p>https://twitter.com/RustyGI14/status/1629700253094912000</text:p>
          </table:table-cell>
        </table:table-row>
        <table:table-row table:style-name="ro1">
          <table:table-cell office:value-type="string" calcext:value-type="string">
            <text:p>input/data_formal_20240530-1342/meme/LambdaGenPosts_20230306T211950/0.jpg</text:p>
          </table:table-cell>
          <table:table-cell office:value-type="string" calcext:value-type="string">
            <text:p>Pattern 1</text:p>
          </table:table-cell>
          <table:table-cell office:value-type="float" office:value="31.9336009135438" calcext:value-type="float">
            <text:p>31.9336009135438</text:p>
          </table:table-cell>
          <table:table-cell office:value-type="float" office:value="0.229135015268642" calcext:value-type="float">
            <text:p>0.229135015268642</text:p>
          </table:table-cell>
          <table:table-cell office:value-type="float" office:value="0.243585069035897" calcext:value-type="float">
            <text:p>0.243585069035897</text:p>
          </table:table-cell>
          <table:table-cell office:value-type="string" calcext:value-type="string">
            <text:p>https://twitter.com/jimmybuffetfor1/status/1633064680443846657</text:p>
          </table:table-cell>
        </table:table-row>
        <table:table-row table:style-name="ro1">
          <table:table-cell office:value-type="string" calcext:value-type="string">
            <text:p>input/data_formal_20240530-1342/meme/LambdaGenPosts_20230307T053639/0.jpg</text:p>
          </table:table-cell>
          <table:table-cell office:value-type="string" calcext:value-type="string">
            <text:p>Pattern 7</text:p>
          </table:table-cell>
          <table:table-cell office:value-type="float" office:value="32.0515282260274" calcext:value-type="float">
            <text:p>32.0515282260274</text:p>
          </table:table-cell>
          <table:table-cell office:value-type="float" office:value="0.459937572382473" calcext:value-type="float">
            <text:p>0.459937572382473</text:p>
          </table:table-cell>
          <table:table-cell office:value-type="float" office:value="0.345630803706774" calcext:value-type="float">
            <text:p>0.345630803706774</text:p>
          </table:table-cell>
          <table:table-cell office:value-type="string" calcext:value-type="string">
            <text:p>https://twitter.com/jimmybuffetfor1/status/1633064577691791361</text:p>
          </table:table-cell>
        </table:table-row>
        <table:table-row table:style-name="ro1">
          <table:table-cell office:value-type="string" calcext:value-type="string">
            <text:p>input/data_formal_20240530-1342/meme/LambdaGenPosts_20230316T000002/0.jpg</text:p>
          </table:table-cell>
          <table:table-cell office:value-type="string" calcext:value-type="string">
            <text:p>Pattern 7</text:p>
          </table:table-cell>
          <table:table-cell office:value-type="float" office:value="30.4906531446907" calcext:value-type="float">
            <text:p>30.4906531446907</text:p>
          </table:table-cell>
          <table:table-cell office:value-type="float" office:value="0.414761856807047" calcext:value-type="float">
            <text:p>0.414761856807047</text:p>
          </table:table-cell>
          <table:table-cell office:value-type="float" office:value="0.484001014872873" calcext:value-type="float">
            <text:p>0.484001014872873</text:p>
          </table:table-cell>
          <table:table-cell office:value-type="string" calcext:value-type="string">
            <text:p>https://twitter.com/LambdaGenPosts/status/1636155326809399296</text:p>
          </table:table-cell>
        </table:table-row>
        <table:table-row table:style-name="ro1">
          <table:table-cell office:value-type="string" calcext:value-type="string">
            <text:p>input/data_formal_20240530-1342/meme/LambdaGenPosts_20230322T093501/0.jpg</text:p>
          </table:table-cell>
          <table:table-cell office:value-type="string" calcext:value-type="string">
            <text:p>Pattern 7</text:p>
          </table:table-cell>
          <table:table-cell office:value-type="float" office:value="33.1694494191672" calcext:value-type="float">
            <text:p>33.1694494191672</text:p>
          </table:table-cell>
          <table:table-cell office:value-type="float" office:value="0.224940793454643" calcext:value-type="float">
            <text:p>0.224940793454643</text:p>
          </table:table-cell>
          <table:table-cell office:value-type="float" office:value="0.564027770978756" calcext:value-type="float">
            <text:p>0.564027770978756</text:p>
          </table:table-cell>
          <table:table-cell office:value-type="string" calcext:value-type="string">
            <text:p>https://twitter.com/LiftyShiftySFW/status/1638747828691369990</text:p>
          </table:table-cell>
        </table:table-row>
        <table:table-row table:style-name="ro1">
          <table:table-cell office:value-type="string" calcext:value-type="string">
            <text:p>input/data_formal_20240530-1342/meme/LambdaGenPosts_20230323T010001/0.jpg</text:p>
          </table:table-cell>
          <table:table-cell office:value-type="string" calcext:value-type="string">
            <text:p>Pattern 8</text:p>
          </table:table-cell>
          <table:table-cell office:value-type="float" office:value="24.4254172845984" calcext:value-type="float">
            <text:p>24.4254172845984</text:p>
          </table:table-cell>
          <table:table-cell office:value-type="float" office:value="0.830238003663699" calcext:value-type="float">
            <text:p>0.830238003663699</text:p>
          </table:table-cell>
          <table:table-cell office:value-type="float" office:value="0.415374530378956" calcext:value-type="float">
            <text:p>0.415374530378956</text:p>
          </table:table-cell>
          <table:table-cell office:value-type="string" calcext:value-type="string">
            <text:p>https://twitter.com/NERROIDSEVEN/status/1638711017340272645</text:p>
          </table:table-cell>
        </table:table-row>
        <table:table-row table:style-name="ro1">
          <table:table-cell office:value-type="string" calcext:value-type="string">
            <text:p>input/data_formal_20240530-1342/meme/lanasthread_20230206T153347/0.jpg</text:p>
          </table:table-cell>
          <table:table-cell office:value-type="string" calcext:value-type="string">
            <text:p>Pattern 1</text:p>
          </table:table-cell>
          <table:table-cell office:value-type="float" office:value="23.1173770628108" calcext:value-type="float">
            <text:p>23.1173770628108</text:p>
          </table:table-cell>
          <table:table-cell office:value-type="float" office:value="0.415349534580185" calcext:value-type="float">
            <text:p>0.415349534580185</text:p>
          </table:table-cell>
          <table:table-cell office:value-type="float" office:value="0.372738857839052" calcext:value-type="float">
            <text:p>0.372738857839052</text:p>
          </table:table-cell>
          <table:table-cell office:value-type="string" calcext:value-type="string">
            <text:p>https://twitter.com/kerstinlehms/status/1622631096234962949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0.jpg</text:p>
          </table:table-cell>
          <table:table-cell office:value-type="string" calcext:value-type="string">
            <text:p>Pattern 3</text:p>
          </table:table-cell>
          <table:table-cell office:value-type="float" office:value="22.6137414639388" calcext:value-type="float">
            <text:p>22.6137414639388</text:p>
          </table:table-cell>
          <table:table-cell office:value-type="float" office:value="0.268863419864853" calcext:value-type="float">
            <text:p>0.268863419864853</text:p>
          </table:table-cell>
          <table:table-cell office:value-type="float" office:value="0.870039032357659" calcext:value-type="float">
            <text:p>0.870039032357659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1.jpg</text:p>
          </table:table-cell>
          <table:table-cell office:value-type="string" calcext:value-type="string">
            <text:p>Pattern 3</text:p>
          </table:table-cell>
          <table:table-cell office:value-type="float" office:value="25.690814268095" calcext:value-type="float">
            <text:p>25.690814268095</text:p>
          </table:table-cell>
          <table:table-cell office:value-type="float" office:value="0.570106375766126" calcext:value-type="float">
            <text:p>0.570106375766126</text:p>
          </table:table-cell>
          <table:table-cell office:value-type="float" office:value="0.798030149772776" calcext:value-type="float">
            <text:p>0.798030149772776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2.jpg</text:p>
          </table:table-cell>
          <table:table-cell office:value-type="string" calcext:value-type="string">
            <text:p>Pattern 3</text:p>
          </table:table-cell>
          <table:table-cell office:value-type="float" office:value="28.7768755499654" calcext:value-type="float">
            <text:p>28.7768755499654</text:p>
          </table:table-cell>
          <table:table-cell office:value-type="float" office:value="0.422916823257528" calcext:value-type="float">
            <text:p>0.422916823257528</text:p>
          </table:table-cell>
          <table:table-cell office:value-type="float" office:value="0.751002657934247" calcext:value-type="float">
            <text:p>0.751002657934247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3.jpg</text:p>
          </table:table-cell>
          <table:table-cell office:value-type="string" calcext:value-type="string">
            <text:p>Pattern 3</text:p>
          </table:table-cell>
          <table:table-cell office:value-type="float" office:value="25.7303657509339" calcext:value-type="float">
            <text:p>25.7303657509339</text:p>
          </table:table-cell>
          <table:table-cell office:value-type="float" office:value="0.385093663009604" calcext:value-type="float">
            <text:p>0.385093663009604</text:p>
          </table:table-cell>
          <table:table-cell office:value-type="float" office:value="0.77765411722113" calcext:value-type="float">
            <text:p>0.77765411722113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ynore_X_20211018T171049/0.jpg</text:p>
          </table:table-cell>
          <table:table-cell office:value-type="string" calcext:value-type="string">
            <text:p>Pattern 3</text:p>
          </table:table-cell>
          <table:table-cell office:value-type="float" office:value="24.7127805109456" calcext:value-type="float">
            <text:p>24.7127805109456</text:p>
          </table:table-cell>
          <table:table-cell office:value-type="float" office:value="0.496875057474354" calcext:value-type="float">
            <text:p>0.496875057474354</text:p>
          </table:table-cell>
          <table:table-cell office:value-type="float" office:value="0.727543618443197" calcext:value-type="float">
            <text:p>0.727543618443197</text:p>
          </table:table-cell>
          <table:table-cell office:value-type="string" calcext:value-type="string">
            <text:p>https://twitter.com/giyuubae/status/1607939708138536960</text:p>
          </table:table-cell>
        </table:table-row>
        <table:table-row table:style-name="ro1">
          <table:table-cell office:value-type="string" calcext:value-type="string">
            <text:p>input/data_formal_20240530-1342/meme/Lazypillowcat_20230111T175506/0.jpg</text:p>
          </table:table-cell>
          <table:table-cell office:value-type="string" calcext:value-type="string">
            <text:p>Pattern 2</text:p>
          </table:table-cell>
          <table:table-cell office:value-type="float" office:value="31.5800045650522" calcext:value-type="float">
            <text:p>31.5800045650522</text:p>
          </table:table-cell>
          <table:table-cell office:value-type="float" office:value="0.312499307948904" calcext:value-type="float">
            <text:p>0.312499307948904</text:p>
          </table:table-cell>
          <table:table-cell office:value-type="float" office:value="0.711726595016001" calcext:value-type="float">
            <text:p>0.711726595016001</text:p>
          </table:table-cell>
          <table:table-cell office:value-type="string" calcext:value-type="string">
            <text:p>https://twitter.com/leondevilart/status/1613304087331627010</text:p>
          </table:table-cell>
        </table:table-row>
        <table:table-row table:style-name="ro1">
          <table:table-cell office:value-type="string" calcext:value-type="string">
            <text:p>input/data_formal_20240530-1342/meme/leeneedham81_20221226T100030/0.jpg</text:p>
          </table:table-cell>
          <table:table-cell office:value-type="string" calcext:value-type="string">
            <text:p>Pattern 5</text:p>
          </table:table-cell>
          <table:table-cell office:value-type="float" office:value="28.6182662205237" calcext:value-type="float">
            <text:p>28.6182662205237</text:p>
          </table:table-cell>
          <table:table-cell office:value-type="float" office:value="0.150888045040601" calcext:value-type="float">
            <text:p>0.150888045040601</text:p>
          </table:table-cell>
          <table:table-cell office:value-type="float" office:value="0.404672120160366" calcext:value-type="float">
            <text:p>0.404672120160366</text:p>
          </table:table-cell>
          <table:table-cell office:value-type="string" calcext:value-type="string">
            <text:p>https://twitter.com/cryptohero33/status/1607990708362682368</text:p>
          </table:table-cell>
        </table:table-row>
        <table:table-row table:style-name="ro1">
          <table:table-cell office:value-type="string" calcext:value-type="string">
            <text:p>input/data_formal_20240530-1342/meme/leeneedham81_20221227T093601/0.jpg</text:p>
          </table:table-cell>
          <table:table-cell office:value-type="string" calcext:value-type="string">
            <text:p>Pattern 5</text:p>
          </table:table-cell>
          <table:table-cell office:value-type="float" office:value="29.2551633356499" calcext:value-type="float">
            <text:p>29.2551633356499</text:p>
          </table:table-cell>
          <table:table-cell office:value-type="float" office:value="0.148486993685909" calcext:value-type="float">
            <text:p>0.148486993685909</text:p>
          </table:table-cell>
          <table:table-cell office:value-type="float" office:value="0.321003278006985" calcext:value-type="float">
            <text:p>0.321003278006985</text:p>
          </table:table-cell>
          <table:table-cell office:value-type="string" calcext:value-type="string">
            <text:p>https://twitter.com/S3r94/status/1607964368423256065</text:p>
          </table:table-cell>
        </table:table-row>
        <table:table-row table:style-name="ro1">
          <table:table-cell office:value-type="string" calcext:value-type="string">
            <text:p>input/data_formal_20240530-1342/meme/leeneedham81_20230106T061531/0.jpg</text:p>
          </table:table-cell>
          <table:table-cell office:value-type="string" calcext:value-type="string">
            <text:p>Pattern 5</text:p>
          </table:table-cell>
          <table:table-cell office:value-type="float" office:value="29.5780310595877" calcext:value-type="float">
            <text:p>29.5780310595877</text:p>
          </table:table-cell>
          <table:table-cell office:value-type="float" office:value="0.15265765818189" calcext:value-type="float">
            <text:p>0.15265765818189</text:p>
          </table:table-cell>
          <table:table-cell office:value-type="float" office:value="0.329074376185894" calcext:value-type="float">
            <text:p>0.329074376185894</text:p>
          </table:table-cell>
          <table:table-cell office:value-type="string" calcext:value-type="string">
            <text:p>https://twitter.com/UmaMaheshRoy/status/1611283884339253249</text:p>
          </table:table-cell>
        </table:table-row>
        <table:table-row table:style-name="ro1">
          <table:table-cell office:value-type="string" calcext:value-type="string">
            <text:p>input/data_formal_20240530-1342/meme/leeneedham81_20230129T075154/0.jpg</text:p>
          </table:table-cell>
          <table:table-cell office:value-type="string" calcext:value-type="string">
            <text:p>Pattern 5</text:p>
          </table:table-cell>
          <table:table-cell office:value-type="float" office:value="29.3171092769132" calcext:value-type="float">
            <text:p>29.3171092769132</text:p>
          </table:table-cell>
          <table:table-cell office:value-type="float" office:value="0.135912419772622" calcext:value-type="float">
            <text:p>0.135912419772622</text:p>
          </table:table-cell>
          <table:table-cell office:value-type="float" office:value="0.323649732516605" calcext:value-type="float">
            <text:p>0.323649732516605</text:p>
          </table:table-cell>
          <table:table-cell office:value-type="string" calcext:value-type="string">
            <text:p>https://twitter.com/chenzhonghua18/status/1622573265758695424</text:p>
          </table:table-cell>
        </table:table-row>
        <table:table-row table:style-name="ro1">
          <table:table-cell office:value-type="string" calcext:value-type="string">
            <text:p>input/data_formal_20240530-1342/meme/leeneedham81_20230312T230546/0.jpg</text:p>
          </table:table-cell>
          <table:table-cell office:value-type="string" calcext:value-type="string">
            <text:p>Pattern 5</text:p>
          </table:table-cell>
          <table:table-cell office:value-type="float" office:value="29.8474035508616" calcext:value-type="float">
            <text:p>29.8474035508616</text:p>
          </table:table-cell>
          <table:table-cell office:value-type="float" office:value="0.175355362152614" calcext:value-type="float">
            <text:p>0.175355362152614</text:p>
          </table:table-cell>
          <table:table-cell office:value-type="float" office:value="0.321717538393292" calcext:value-type="float">
            <text:p>0.321717538393292</text:p>
          </table:table-cell>
          <table:table-cell office:value-type="string" calcext:value-type="string">
            <text:p>https://twitter.com/origin9002/status/1636187423997583361</text:p>
          </table:table-cell>
        </table:table-row>
        <table:table-row table:style-name="ro1">
          <table:table-cell office:value-type="string" calcext:value-type="string">
            <text:p>input/data_formal_20240530-1342/meme/LegalsalahO_20230105T105728/0.jpg</text:p>
          </table:table-cell>
          <table:table-cell office:value-type="string" calcext:value-type="string">
            <text:p>Pattern 9</text:p>
          </table:table-cell>
          <table:table-cell office:value-type="float" office:value="8.57459556907025" calcext:value-type="float">
            <text:p>8.57459556907025</text:p>
          </table:table-cell>
          <table:table-cell office:value-type="float" office:value="0.154078939996446" calcext:value-type="float">
            <text:p>0.154078939996446</text:p>
          </table:table-cell>
          <table:table-cell office:value-type="float" office:value="0.0341423430860282" calcext:value-type="float">
            <text:p>0.0341423430860282</text:p>
          </table:table-cell>
          <table:table-cell office:value-type="string" calcext:value-type="string">
            <text:p>https://twitter.com/LegalsalahO/status/1610953621516218368</text:p>
          </table:table-cell>
        </table:table-row>
        <table:table-row table:style-name="ro1">
          <table:table-cell office:value-type="string" calcext:value-type="string">
            <text:p>input/data_formal_20240530-1342/meme/leighfungirl_20230206T122654/0.jpg</text:p>
          </table:table-cell>
          <table:table-cell office:value-type="string" calcext:value-type="string">
            <text:p>Pattern 1</text:p>
          </table:table-cell>
          <table:table-cell office:value-type="float" office:value="31.7420521499183" calcext:value-type="float">
            <text:p>31.7420521499183</text:p>
          </table:table-cell>
          <table:table-cell office:value-type="float" office:value="0.495968142188744" calcext:value-type="float">
            <text:p>0.495968142188744</text:p>
          </table:table-cell>
          <table:table-cell office:value-type="float" office:value="0.277240520528882" calcext:value-type="float">
            <text:p>0.277240520528882</text:p>
          </table:table-cell>
          <table:table-cell office:value-type="string" calcext:value-type="string">
            <text:p>https://twitter.com/leighfungirl/status/1622572541641383937</text:p>
          </table:table-cell>
        </table:table-row>
        <table:table-row table:style-name="ro1">
          <table:table-cell office:value-type="string" calcext:value-type="string">
            <text:p>input/data_formal_20240530-1342/meme/leighfungirl_20230206T122854/0.jpg</text:p>
          </table:table-cell>
          <table:table-cell office:value-type="string" calcext:value-type="string">
            <text:p>Pattern 5</text:p>
          </table:table-cell>
          <table:table-cell office:value-type="float" office:value="30.0823741447375" calcext:value-type="float">
            <text:p>30.0823741447375</text:p>
          </table:table-cell>
          <table:table-cell office:value-type="float" office:value="0.153673535704311" calcext:value-type="float">
            <text:p>0.153673535704311</text:p>
          </table:table-cell>
          <table:table-cell office:value-type="float" office:value="0.288118961135435" calcext:value-type="float">
            <text:p>0.288118961135435</text:p>
          </table:table-cell>
          <table:table-cell office:value-type="string" calcext:value-type="string">
            <text:p>https://twitter.com/leighfungirl/status/1622573044555304964</text:p>
          </table:table-cell>
        </table:table-row>
        <table:table-row table:style-name="ro1">
          <table:table-cell office:value-type="string" calcext:value-type="string">
            <text:p>input/data_formal_20240530-1342/meme/lendboxin_20230104T054454/0.jpg</text:p>
          </table:table-cell>
          <table:table-cell office:value-type="string" calcext:value-type="string">
            <text:p>Pattern 9</text:p>
          </table:table-cell>
          <table:table-cell office:value-type="float" office:value="11.7680800349733" calcext:value-type="float">
            <text:p>11.7680800349733</text:p>
          </table:table-cell>
          <table:table-cell office:value-type="float" office:value="0.104472791795805" calcext:value-type="float">
            <text:p>0.104472791795805</text:p>
          </table:table-cell>
          <table:table-cell office:value-type="float" office:value="0.0862691122991967" calcext:value-type="float">
            <text:p>0.0862691122991967</text:p>
          </table:table-cell>
          <table:table-cell office:value-type="string" calcext:value-type="string">
            <text:p>https://twitter.com/delhikalaunda11/status/1610981505916104704</text:p>
          </table:table-cell>
        </table:table-row>
        <table:table-row table:style-name="ro1">
          <table:table-cell office:value-type="string" calcext:value-type="string">
            <text:p>input/data_formal_20240530-1342/meme/lendboxin_20230104T054454/1.jpg</text:p>
          </table:table-cell>
          <table:table-cell office:value-type="string" calcext:value-type="string">
            <text:p>Pattern 9</text:p>
          </table:table-cell>
          <table:table-cell office:value-type="float" office:value="11.3565633143679" calcext:value-type="float">
            <text:p>11.3565633143679</text:p>
          </table:table-cell>
          <table:table-cell office:value-type="float" office:value="0.145425884242632" calcext:value-type="float">
            <text:p>0.145425884242632</text:p>
          </table:table-cell>
          <table:table-cell office:value-type="float" office:value="0.0340361040907077" calcext:value-type="float">
            <text:p>0.0340361040907077</text:p>
          </table:table-cell>
          <table:table-cell office:value-type="string" calcext:value-type="string">
            <text:p>https://twitter.com/delhikalaunda11/status/1610981505916104704</text:p>
          </table:table-cell>
        </table:table-row>
        <table:table-row table:style-name="ro1">
          <table:table-cell office:value-type="string" calcext:value-type="string">
            <text:p>input/data_formal_20240530-1342/meme/LethalGenYk_20230106T044328/0.jpg</text:p>
          </table:table-cell>
          <table:table-cell office:value-type="string" calcext:value-type="string">
            <text:p>Pattern 1</text:p>
          </table:table-cell>
          <table:table-cell office:value-type="float" office:value="28.4420785052107" calcext:value-type="float">
            <text:p>28.4420785052107</text:p>
          </table:table-cell>
          <table:table-cell office:value-type="float" office:value="0.51914723591967" calcext:value-type="float">
            <text:p>0.51914723591967</text:p>
          </table:table-cell>
          <table:table-cell office:value-type="float" office:value="0.47008518548813" calcext:value-type="float">
            <text:p>0.47008518548813</text:p>
          </table:table-cell>
          <table:table-cell office:value-type="string" calcext:value-type="string">
            <text:p>https://twitter.com/LethalGenYk/status/1611221892609839104</text:p>
          </table:table-cell>
        </table:table-row>
        <table:table-row table:style-name="ro1">
          <table:table-cell office:value-type="string" calcext:value-type="string">
            <text:p>input/data_formal_20240530-1342/meme/letsgetcanceled_20221228T041316/0.jpg</text:p>
          </table:table-cell>
          <table:table-cell office:value-type="string" calcext:value-type="string">
            <text:p>Pattern 2</text:p>
          </table:table-cell>
          <table:table-cell office:value-type="float" office:value="30.0287813095512" calcext:value-type="float">
            <text:p>30.0287813095512</text:p>
          </table:table-cell>
          <table:table-cell office:value-type="float" office:value="0.417442477497812" calcext:value-type="float">
            <text:p>0.417442477497812</text:p>
          </table:table-cell>
          <table:table-cell office:value-type="float" office:value="0.698606298064893" calcext:value-type="float">
            <text:p>0.698606298064893</text:p>
          </table:table-cell>
          <table:table-cell office:value-type="string" calcext:value-type="string">
            <text:p>https://twitter.com/letsgetcanceled/status/1607952800906104833</text:p>
          </table:table-cell>
        </table:table-row>
        <table:table-row table:style-name="ro1">
          <table:table-cell office:value-type="string" calcext:value-type="string">
            <text:p>input/data_formal_20240530-1342/meme/LewMan90_20230403T174342/0.jpg</text:p>
          </table:table-cell>
          <table:table-cell office:value-type="string" calcext:value-type="string">
            <text:p>Pattern 7</text:p>
          </table:table-cell>
          <table:table-cell office:value-type="float" office:value="32.7244364880165" calcext:value-type="float">
            <text:p>32.7244364880165</text:p>
          </table:table-cell>
          <table:table-cell office:value-type="float" office:value="0.213888029114476" calcext:value-type="float">
            <text:p>0.213888029114476</text:p>
          </table:table-cell>
          <table:table-cell office:value-type="float" office:value="0.335873308769495" calcext:value-type="float">
            <text:p>0.335873308769495</text:p>
          </table:table-cell>
          <table:table-cell office:value-type="string" calcext:value-type="string">
            <text:p>https://twitter.com/LewMan90/status/1642945986950471685</text:p>
          </table:table-cell>
        </table:table-row>
        <table:table-row table:style-name="ro1">
          <table:table-cell office:value-type="string" calcext:value-type="string">
            <text:p>input/data_formal_20240530-1342/meme/LFDY88_20221120T021536/0.jpg</text:p>
          </table:table-cell>
          <table:table-cell office:value-type="string" calcext:value-type="string">
            <text:p>Pattern 1</text:p>
          </table:table-cell>
          <table:table-cell office:value-type="float" office:value="33.2356811383115" calcext:value-type="float">
            <text:p>33.2356811383115</text:p>
          </table:table-cell>
          <table:table-cell office:value-type="float" office:value="0.406268837647843" calcext:value-type="float">
            <text:p>0.406268837647843</text:p>
          </table:table-cell>
          <table:table-cell office:value-type="float" office:value="0.439178320522283" calcext:value-type="float">
            <text:p>0.439178320522283</text:p>
          </table:table-cell>
          <table:table-cell office:value-type="string" calcext:value-type="string">
            <text:p>https://twitter.com/LFDY88/status/1610730586028797952</text:p>
          </table:table-cell>
        </table:table-row>
        <table:table-row table:style-name="ro1">
          <table:table-cell office:value-type="string" calcext:value-type="string">
            <text:p>input/data_formal_20240530-1342/meme/LFDY88_20230206T062609/0.jpg</text:p>
          </table:table-cell>
          <table:table-cell office:value-type="string" calcext:value-type="string">
            <text:p>Pattern 7</text:p>
          </table:table-cell>
          <table:table-cell office:value-type="float" office:value="29.5621880670578" calcext:value-type="float">
            <text:p>29.5621880670578</text:p>
          </table:table-cell>
          <table:table-cell office:value-type="float" office:value="0.536902877170323" calcext:value-type="float">
            <text:p>0.536902877170323</text:p>
          </table:table-cell>
          <table:table-cell office:value-type="float" office:value="0.560977838350673" calcext:value-type="float">
            <text:p>0.560977838350673</text:p>
          </table:table-cell>
          <table:table-cell office:value-type="string" calcext:value-type="string">
            <text:p>https://twitter.com/LFDY88/status/1622570504019390464</text:p>
          </table:table-cell>
        </table:table-row>
        <table:table-row table:style-name="ro1">
          <table:table-cell office:value-type="string" calcext:value-type="string">
            <text:p>input/data_formal_20240530-1342/meme/LFDY88_20230206T083649/0.jpg</text:p>
          </table:table-cell>
          <table:table-cell office:value-type="string" calcext:value-type="string">
            <text:p>Pattern 6</text:p>
          </table:table-cell>
          <table:table-cell office:value-type="float" office:value="29.2524426893588" calcext:value-type="float">
            <text:p>29.2524426893588</text:p>
          </table:table-cell>
          <table:table-cell office:value-type="float" office:value="0.614785172160828" calcext:value-type="float">
            <text:p>0.614785172160828</text:p>
          </table:table-cell>
          <table:table-cell office:value-type="float" office:value="0.367856099378997" calcext:value-type="float">
            <text:p>0.367856099378997</text:p>
          </table:table-cell>
          <table:table-cell office:value-type="string" calcext:value-type="string">
            <text:p>https://twitter.com/LFDY88/status/1622556415595548672</text:p>
          </table:table-cell>
        </table:table-row>
        <table:table-row table:style-name="ro1">
          <table:table-cell office:value-type="string" calcext:value-type="string">
            <text:p>input/data_formal_20240530-1342/meme/LFDY88_20230206T084512/0.jpg</text:p>
          </table:table-cell>
          <table:table-cell office:value-type="string" calcext:value-type="string">
            <text:p>Pattern 1</text:p>
          </table:table-cell>
          <table:table-cell office:value-type="float" office:value="32.7099487973421" calcext:value-type="float">
            <text:p>32.7099487973421</text:p>
          </table:table-cell>
          <table:table-cell office:value-type="float" office:value="0.444819445280417" calcext:value-type="float">
            <text:p>0.444819445280417</text:p>
          </table:table-cell>
          <table:table-cell office:value-type="float" office:value="0.427363575325115" calcext:value-type="float">
            <text:p>0.427363575325115</text:p>
          </table:table-cell>
          <table:table-cell office:value-type="string" calcext:value-type="string">
            <text:p>https://twitter.com/LFDY88/status/1622558418233077762</text:p>
          </table:table-cell>
        </table:table-row>
        <table:table-row table:style-name="ro1">
          <table:table-cell office:value-type="string" calcext:value-type="string">
            <text:p>input/data_formal_20240530-1342/meme/lfgdotnews_20230201T023550/0.jpg</text:p>
          </table:table-cell>
          <table:table-cell office:value-type="string" calcext:value-type="string">
            <text:p>Pattern 2</text:p>
          </table:table-cell>
          <table:table-cell office:value-type="float" office:value="29.7397013941772" calcext:value-type="float">
            <text:p>29.7397013941772</text:p>
          </table:table-cell>
          <table:table-cell office:value-type="float" office:value="0.371565337685787" calcext:value-type="float">
            <text:p>0.371565337685787</text:p>
          </table:table-cell>
          <table:table-cell office:value-type="float" office:value="0.705791973117536" calcext:value-type="float">
            <text:p>0.705791973117536</text:p>
          </table:table-cell>
          <table:table-cell office:value-type="string" calcext:value-type="string">
            <text:p>https://twitter.com/aykhan90/status/1620908710708264963</text:p>
          </table:table-cell>
        </table:table-row>
        <table:table-row table:style-name="ro1">
          <table:table-cell office:value-type="string" calcext:value-type="string">
            <text:p>input/data_formal_20240530-1342/meme/lichwitchbitch_20230130T110807/0.jpg</text:p>
          </table:table-cell>
          <table:table-cell office:value-type="string" calcext:value-type="string">
            <text:p>Pattern 5</text:p>
          </table:table-cell>
          <table:table-cell office:value-type="float" office:value="22.332408737558" calcext:value-type="float">
            <text:p>22.332408737558</text:p>
          </table:table-cell>
          <table:table-cell office:value-type="float" office:value="0.0968845046335781" calcext:value-type="float">
            <text:p>0.0968845046335781</text:p>
          </table:table-cell>
          <table:table-cell office:value-type="float" office:value="0.356483409652924" calcext:value-type="float">
            <text:p>0.356483409652924</text:p>
          </table:table-cell>
          <table:table-cell office:value-type="string" calcext:value-type="string">
            <text:p>https://twitter.com/SadCand3/status/1620931664187719680</text:p>
          </table:table-cell>
        </table:table-row>
        <table:table-row table:style-name="ro1">
          <table:table-cell office:value-type="string" calcext:value-type="string">
            <text:p>input/data_formal_20240530-1342/meme/LifesHourGlass_20221228T041441/0.jpg</text:p>
          </table:table-cell>
          <table:table-cell office:value-type="string" calcext:value-type="string">
            <text:p>Pattern 1</text:p>
          </table:table-cell>
          <table:table-cell office:value-type="float" office:value="32.136686822621" calcext:value-type="float">
            <text:p>32.136686822621</text:p>
          </table:table-cell>
          <table:table-cell office:value-type="float" office:value="0.412895233193821" calcext:value-type="float">
            <text:p>0.412895233193821</text:p>
          </table:table-cell>
          <table:table-cell office:value-type="float" office:value="0.358830177850953" calcext:value-type="float">
            <text:p>0.358830177850953</text:p>
          </table:table-cell>
          <table:table-cell office:value-type="string" calcext:value-type="string">
            <text:p>https://twitter.com/LifesHourGlass/status/1607953156788596739</text:p>
          </table:table-cell>
        </table:table-row>
        <table:table-row table:style-name="ro1">
          <table:table-cell office:value-type="string" calcext:value-type="string">
            <text:p>input/data_formal_20240530-1342/meme/LighthouseWeb3_20230212T124227/0.jpg</text:p>
          </table:table-cell>
          <table:table-cell office:value-type="string" calcext:value-type="string">
            <text:p>Pattern 3</text:p>
          </table:table-cell>
          <table:table-cell office:value-type="float" office:value="22.5206448655147" calcext:value-type="float">
            <text:p>22.5206448655147</text:p>
          </table:table-cell>
          <table:table-cell office:value-type="float" office:value="0.357362410666878" calcext:value-type="float">
            <text:p>0.357362410666878</text:p>
          </table:table-cell>
          <table:table-cell office:value-type="float" office:value="0.664982519285227" calcext:value-type="float">
            <text:p>0.664982519285227</text:p>
          </table:table-cell>
          <table:table-cell office:value-type="string" calcext:value-type="string">
            <text:p>https://twitter.com/Waltzz92/status/1624785022833278977</text:p>
          </table:table-cell>
        </table:table-row>
        <table:table-row table:style-name="ro1">
          <table:table-cell office:value-type="string" calcext:value-type="string">
            <text:p>input/data_formal_20240530-1342/meme/Lightning_Dash5_20230202T014643/0.jpg</text:p>
          </table:table-cell>
          <table:table-cell office:value-type="string" calcext:value-type="string">
            <text:p>Pattern 1</text:p>
          </table:table-cell>
          <table:table-cell office:value-type="float" office:value="29.381665956528" calcext:value-type="float">
            <text:p>29.381665956528</text:p>
          </table:table-cell>
          <table:table-cell office:value-type="float" office:value="0.250866701642963" calcext:value-type="float">
            <text:p>0.250866701642963</text:p>
          </table:table-cell>
          <table:table-cell office:value-type="float" office:value="0.33175481072996" calcext:value-type="float">
            <text:p>0.33175481072996</text:p>
          </table:table-cell>
          <table:table-cell office:value-type="string" calcext:value-type="string">
            <text:p>https://twitter.com/Lightning_Dash5/status/1620961883233861632</text:p>
          </table:table-cell>
        </table:table-row>
        <table:table-row table:style-name="ro1">
          <table:table-cell office:value-type="string" calcext:value-type="string">
            <text:p>input/data_formal_20240530-1342/meme/LikebookDook_20230205T171238/0.jpg</text:p>
          </table:table-cell>
          <table:table-cell office:value-type="string" calcext:value-type="string">
            <text:p>Pattern 7</text:p>
          </table:table-cell>
          <table:table-cell office:value-type="float" office:value="31.5581529387181" calcext:value-type="float">
            <text:p>31.5581529387181</text:p>
          </table:table-cell>
          <table:table-cell office:value-type="float" office:value="0.245419432108143" calcext:value-type="float">
            <text:p>0.245419432108143</text:p>
          </table:table-cell>
          <table:table-cell office:value-type="float" office:value="0.5050787620445" calcext:value-type="float">
            <text:p>0.5050787620445</text:p>
          </table:table-cell>
          <table:table-cell office:value-type="string" calcext:value-type="string">
            <text:p>https://twitter.com/Kain_kk3/status/1622627912930275328</text:p>
          </table:table-cell>
        </table:table-row>
        <table:table-row table:style-name="ro1">
          <table:table-cell office:value-type="string" calcext:value-type="string">
            <text:p>input/data_formal_20240530-1342/meme/Lil0reo__20230311T225254/0.jpg</text:p>
          </table:table-cell>
          <table:table-cell office:value-type="string" calcext:value-type="string">
            <text:p>Pattern 1</text:p>
          </table:table-cell>
          <table:table-cell office:value-type="float" office:value="31.6801143283475" calcext:value-type="float">
            <text:p>31.6801143283475</text:p>
          </table:table-cell>
          <table:table-cell office:value-type="float" office:value="0.391515072189629" calcext:value-type="float">
            <text:p>0.391515072189629</text:p>
          </table:table-cell>
          <table:table-cell office:value-type="float" office:value="0.422879500168831" calcext:value-type="float">
            <text:p>0.422879500168831</text:p>
          </table:table-cell>
          <table:table-cell office:value-type="string" calcext:value-type="string">
            <text:p>https://twitter.com/Imiru_vt/status/1636124816510971907</text:p>
          </table:table-cell>
        </table:table-row>
        <table:table-row table:style-name="ro1">
          <table:table-cell office:value-type="string" calcext:value-type="string">
            <text:p>input/data_formal_20240530-1342/meme/lil4velvett_20230206T141655/0.jpg</text:p>
          </table:table-cell>
          <table:table-cell office:value-type="string" calcext:value-type="string">
            <text:p>Pattern 8</text:p>
          </table:table-cell>
          <table:table-cell office:value-type="float" office:value="24.8004595147434" calcext:value-type="float">
            <text:p>24.8004595147434</text:p>
          </table:table-cell>
          <table:table-cell office:value-type="float" office:value="0.78000679369645" calcext:value-type="float">
            <text:p>0.78000679369645</text:p>
          </table:table-cell>
          <table:table-cell office:value-type="float" office:value="0.544357018744854" calcext:value-type="float">
            <text:p>0.544357018744854</text:p>
          </table:table-cell>
          <table:table-cell office:value-type="string" calcext:value-type="string">
            <text:p>https://twitter.com/lil4velvett/status/1622600227810148354</text:p>
          </table:table-cell>
        </table:table-row>
        <table:table-row table:style-name="ro1">
          <table:table-cell office:value-type="string" calcext:value-type="string">
            <text:p>input/data_formal_20240530-1342/meme/lil4velvett_20230206T142120/0.jpg</text:p>
          </table:table-cell>
          <table:table-cell office:value-type="string" calcext:value-type="string">
            <text:p>Pattern 8</text:p>
          </table:table-cell>
          <table:table-cell office:value-type="float" office:value="24.8004595147434" calcext:value-type="float">
            <text:p>24.8004595147434</text:p>
          </table:table-cell>
          <table:table-cell office:value-type="float" office:value="0.78000679369645" calcext:value-type="float">
            <text:p>0.78000679369645</text:p>
          </table:table-cell>
          <table:table-cell office:value-type="float" office:value="0.544357018744854" calcext:value-type="float">
            <text:p>0.544357018744854</text:p>
          </table:table-cell>
          <table:table-cell office:value-type="string" calcext:value-type="string">
            <text:p>https://twitter.com/lil4velvett/status/1622601340009476098</text:p>
          </table:table-cell>
        </table:table-row>
        <table:table-row table:style-name="ro1">
          <table:table-cell office:value-type="string" calcext:value-type="string">
            <text:p>input/data_formal_20240530-1342/meme/lilpirahna_20230105T163957/0.jpg</text:p>
          </table:table-cell>
          <table:table-cell office:value-type="string" calcext:value-type="string">
            <text:p>Pattern 6</text:p>
          </table:table-cell>
          <table:table-cell office:value-type="float" office:value="29.185713833991" calcext:value-type="float">
            <text:p>29.185713833991</text:p>
          </table:table-cell>
          <table:table-cell office:value-type="float" office:value="0.54643773683622" calcext:value-type="float">
            <text:p>0.54643773683622</text:p>
          </table:table-cell>
          <table:table-cell office:value-type="float" office:value="0.387611103574438" calcext:value-type="float">
            <text:p>0.387611103574438</text:p>
          </table:table-cell>
          <table:table-cell office:value-type="string" calcext:value-type="string">
            <text:p>https://twitter.com/SMM_News_Feed/status/1611045417357279233</text:p>
          </table:table-cell>
        </table:table-row>
        <table:table-row table:style-name="ro1">
          <table:table-cell office:value-type="string" calcext:value-type="string">
            <text:p>input/data_formal_20240530-1342/meme/lilpirahna_20230105T165058/0.jpg</text:p>
          </table:table-cell>
          <table:table-cell office:value-type="string" calcext:value-type="string">
            <text:p>Pattern 1</text:p>
          </table:table-cell>
          <table:table-cell office:value-type="float" office:value="33.4525595216763" calcext:value-type="float">
            <text:p>33.4525595216763</text:p>
          </table:table-cell>
          <table:table-cell office:value-type="float" office:value="0.27691243753309" calcext:value-type="float">
            <text:p>0.27691243753309</text:p>
          </table:table-cell>
          <table:table-cell office:value-type="float" office:value="0.483407611152129" calcext:value-type="float">
            <text:p>0.483407611152129</text:p>
          </table:table-cell>
          <table:table-cell office:value-type="string" calcext:value-type="string">
            <text:p>https://twitter.com/lilpirahna/status/1611042584440209416</text:p>
          </table:table-cell>
        </table:table-row>
        <table:table-row table:style-name="ro1">
          <table:table-cell office:value-type="string" calcext:value-type="string">
            <text:p>input/data_formal_20240530-1342/meme/lilpirahna_20230106T142544/0.jpg</text:p>
          </table:table-cell>
          <table:table-cell office:value-type="string" calcext:value-type="string">
            <text:p>Pattern 6</text:p>
          </table:table-cell>
          <table:table-cell office:value-type="float" office:value="27.2163934667899" calcext:value-type="float">
            <text:p>27.2163934667899</text:p>
          </table:table-cell>
          <table:table-cell office:value-type="float" office:value="0.651217887155584" calcext:value-type="float">
            <text:p>0.651217887155584</text:p>
          </table:table-cell>
          <table:table-cell office:value-type="float" office:value="0.375663636125935" calcext:value-type="float">
            <text:p>0.375663636125935</text:p>
          </table:table-cell>
          <table:table-cell office:value-type="string" calcext:value-type="string">
            <text:p>https://twitter.com/lilpirahna/status/1611368421874143234</text:p>
          </table:table-cell>
        </table:table-row>
        <table:table-row table:style-name="ro1">
          <table:table-cell office:value-type="string" calcext:value-type="string">
            <text:p>input/data_formal_20240530-1342/meme/Lim_bread_20230127T160720/0.jpg</text:p>
          </table:table-cell>
          <table:table-cell office:value-type="string" calcext:value-type="string">
            <text:p>Pattern 2</text:p>
          </table:table-cell>
          <table:table-cell office:value-type="float" office:value="31.19966616135" calcext:value-type="float">
            <text:p>31.19966616135</text:p>
          </table:table-cell>
          <table:table-cell office:value-type="float" office:value="0.372294908663349" calcext:value-type="float">
            <text:p>0.372294908663349</text:p>
          </table:table-cell>
          <table:table-cell office:value-type="float" office:value="0.652075121632885" calcext:value-type="float">
            <text:p>0.652075121632885</text:p>
          </table:table-cell>
          <table:table-cell office:value-type="string" calcext:value-type="string">
            <text:p>https://twitter.com/SWEET_EXECUTION/status/1622576255785742338</text:p>
          </table:table-cell>
        </table:table-row>
        <table:table-row table:style-name="ro1">
          <table:table-cell office:value-type="string" calcext:value-type="string">
            <text:p>input/data_formal_20240530-1342/meme/LinthoiTongbram_20230106T071219/0.jpg</text:p>
          </table:table-cell>
          <table:table-cell office:value-type="string" calcext:value-type="string">
            <text:p>Pattern 3</text:p>
          </table:table-cell>
          <table:table-cell office:value-type="float" office:value="23.4386246542374" calcext:value-type="float">
            <text:p>23.4386246542374</text:p>
          </table:table-cell>
          <table:table-cell office:value-type="float" office:value="0.311069685354707" calcext:value-type="float">
            <text:p>0.311069685354707</text:p>
          </table:table-cell>
          <table:table-cell office:value-type="float" office:value="0.908319870413819" calcext:value-type="float">
            <text:p>0.908319870413819</text:p>
          </table:table-cell>
          <table:table-cell office:value-type="string" calcext:value-type="string">
            <text:p>https://twitter.com/LinthoiTongbram/status/1611259349514727424</text:p>
          </table:table-cell>
        </table:table-row>
        <table:table-row table:style-name="ro1">
          <table:table-cell office:value-type="string" calcext:value-type="string">
            <text:p>input/data_formal_20240530-1342/meme/linux_tldr_20230202T033000/0.jpg</text:p>
          </table:table-cell>
          <table:table-cell office:value-type="string" calcext:value-type="string">
            <text:p>Pattern 8</text:p>
          </table:table-cell>
          <table:table-cell office:value-type="float" office:value="27.1249059828953" calcext:value-type="float">
            <text:p>27.1249059828953</text:p>
          </table:table-cell>
          <table:table-cell office:value-type="float" office:value="0.804275692591411" calcext:value-type="float">
            <text:p>0.804275692591411</text:p>
          </table:table-cell>
          <table:table-cell office:value-type="float" office:value="0.359817885533752" calcext:value-type="float">
            <text:p>0.359817885533752</text:p>
          </table:table-cell>
          <table:table-cell office:value-type="string" calcext:value-type="string">
            <text:p>https://twitter.com/rahul05ranjan/status/1620987903022342144</text:p>
          </table:table-cell>
        </table:table-row>
        <table:table-row table:style-name="ro1">
          <table:table-cell office:value-type="string" calcext:value-type="string">
            <text:p>input/data_formal_20240530-1342/meme/lionsgateplayIN_20230110T121457/0.jpg</text:p>
          </table:table-cell>
          <table:table-cell office:value-type="string" calcext:value-type="string">
            <text:p>Pattern 5</text:p>
          </table:table-cell>
          <table:table-cell office:value-type="float" office:value="24.9545236162658" calcext:value-type="float">
            <text:p>24.9545236162658</text:p>
          </table:table-cell>
          <table:table-cell office:value-type="float" office:value="0.103197676043609" calcext:value-type="float">
            <text:p>0.103197676043609</text:p>
          </table:table-cell>
          <table:table-cell office:value-type="float" office:value="0.365917855411329" calcext:value-type="float">
            <text:p>0.365917855411329</text:p>
          </table:table-cell>
          <table:table-cell office:value-type="string" calcext:value-type="string">
            <text:p>https://twitter.com/TarakFan9999/status/1613302377666478084</text:p>
          </table:table-cell>
        </table:table-row>
        <table:table-row table:style-name="ro1">
          <table:table-cell office:value-type="string" calcext:value-type="string">
            <text:p>input/data_formal_20240530-1342/meme/lisadenz_20201022T164759/0.jpg</text:p>
          </table:table-cell>
          <table:table-cell office:value-type="string" calcext:value-type="string">
            <text:p>Pattern 1</text:p>
          </table:table-cell>
          <table:table-cell office:value-type="float" office:value="29.942357061479" calcext:value-type="float">
            <text:p>29.942357061479</text:p>
          </table:table-cell>
          <table:table-cell office:value-type="float" office:value="0.384716710349983" calcext:value-type="float">
            <text:p>0.384716710349983</text:p>
          </table:table-cell>
          <table:table-cell office:value-type="float" office:value="0.299619953342923" calcext:value-type="float">
            <text:p>0.299619953342923</text:p>
          </table:table-cell>
          <table:table-cell office:value-type="string" calcext:value-type="string">
            <text:p>https://twitter.com/Aizenssexychair/status/1607991097082380288</text:p>
          </table:table-cell>
        </table:table-row>
        <table:table-row table:style-name="ro1">
          <table:table-cell office:value-type="string" calcext:value-type="string">
            <text:p>input/data_formal_20240530-1342/meme/LitiaMazi_20230202T011242/0.jpg</text:p>
          </table:table-cell>
          <table:table-cell office:value-type="string" calcext:value-type="string">
            <text:p>Pattern 3</text:p>
          </table:table-cell>
          <table:table-cell office:value-type="float" office:value="26.8110040110556" calcext:value-type="float">
            <text:p>26.8110040110556</text:p>
          </table:table-cell>
          <table:table-cell office:value-type="float" office:value="0.215025903583707" calcext:value-type="float">
            <text:p>0.215025903583707</text:p>
          </table:table-cell>
          <table:table-cell office:value-type="float" office:value="0.784902914936052" calcext:value-type="float">
            <text:p>0.784902914936052</text:p>
          </table:table-cell>
          <table:table-cell office:value-type="string" calcext:value-type="string">
            <text:p>https://twitter.com/LitiaMazi/status/1620953323645075457</text:p>
          </table:table-cell>
        </table:table-row>
        <table:table-row table:style-name="ro1">
          <table:table-cell office:value-type="string" calcext:value-type="string">
            <text:p>input/data_formal_20240530-1342/meme/ljfletcher2007_20230202T011235/0.jpg</text:p>
          </table:table-cell>
          <table:table-cell office:value-type="string" calcext:value-type="string">
            <text:p>Pattern 1</text:p>
          </table:table-cell>
          <table:table-cell office:value-type="float" office:value="26.2080295044286" calcext:value-type="float">
            <text:p>26.2080295044286</text:p>
          </table:table-cell>
          <table:table-cell office:value-type="float" office:value="0.25558274018824" calcext:value-type="float">
            <text:p>0.25558274018824</text:p>
          </table:table-cell>
          <table:table-cell office:value-type="float" office:value="0.335009361685336" calcext:value-type="float">
            <text:p>0.335009361685336</text:p>
          </table:table-cell>
          <table:table-cell office:value-type="string" calcext:value-type="string">
            <text:p>https://twitter.com/ljfletcher2007/status/1620953292678496259</text:p>
          </table:table-cell>
        </table:table-row>
        <table:table-row table:style-name="ro1">
          <table:table-cell office:value-type="string" calcext:value-type="string">
            <text:p>input/data_formal_20240530-1342/meme/Llamarama777_20230106T084818/0.jpg</text:p>
          </table:table-cell>
          <table:table-cell office:value-type="string" calcext:value-type="string">
            <text:p>Pattern 3</text:p>
          </table:table-cell>
          <table:table-cell office:value-type="float" office:value="30.9686142373079" calcext:value-type="float">
            <text:p>30.9686142373079</text:p>
          </table:table-cell>
          <table:table-cell office:value-type="float" office:value="0.379873000292397" calcext:value-type="float">
            <text:p>0.379873000292397</text:p>
          </table:table-cell>
          <table:table-cell office:value-type="float" office:value="0.647730845481461" calcext:value-type="float">
            <text:p>0.647730845481461</text:p>
          </table:table-cell>
          <table:table-cell office:value-type="string" calcext:value-type="string">
            <text:p>https://twitter.com/Llamarama777/status/1611283505132232710</text:p>
          </table:table-cell>
        </table:table-row>
        <table:table-row table:style-name="ro1">
          <table:table-cell office:value-type="string" calcext:value-type="string">
            <text:p>input/data_formal_20240530-1342/meme/LlcCygnus_20230104T210943/0.jpg</text:p>
          </table:table-cell>
          <table:table-cell office:value-type="string" calcext:value-type="string">
            <text:p>Pattern 8</text:p>
          </table:table-cell>
          <table:table-cell office:value-type="float" office:value="28.6782129960522" calcext:value-type="float">
            <text:p>28.6782129960522</text:p>
          </table:table-cell>
          <table:table-cell office:value-type="float" office:value="0.815368508122795" calcext:value-type="float">
            <text:p>0.815368508122795</text:p>
          </table:table-cell>
          <table:table-cell office:value-type="float" office:value="0.317707016882915" calcext:value-type="float">
            <text:p>0.317707016882915</text:p>
          </table:table-cell>
          <table:table-cell office:value-type="string" calcext:value-type="string">
            <text:p>https://twitter.com/KelseyH59737905/status/1610961728640090113</text:p>
          </table:table-cell>
        </table:table-row>
        <table:table-row table:style-name="ro1">
          <table:table-cell office:value-type="string" calcext:value-type="string">
            <text:p>input/data_formal_20240530-1342/meme/lmp_au_20230226T072900/0.jpg</text:p>
          </table:table-cell>
          <table:table-cell office:value-type="string" calcext:value-type="string">
            <text:p>Pattern 7</text:p>
          </table:table-cell>
          <table:table-cell office:value-type="float" office:value="33.7307005323503" calcext:value-type="float">
            <text:p>33.7307005323503</text:p>
          </table:table-cell>
          <table:table-cell office:value-type="float" office:value="0.228863867340332" calcext:value-type="float">
            <text:p>0.228863867340332</text:p>
          </table:table-cell>
          <table:table-cell office:value-type="float" office:value="0.556482670373599" calcext:value-type="float">
            <text:p>0.556482670373599</text:p>
          </table:table-cell>
          <table:table-cell office:value-type="string" calcext:value-type="string">
            <text:p>https://twitter.com/lmp_au/status/1629745328336297987</text:p>
          </table:table-cell>
        </table:table-row>
        <table:table-row table:style-name="ro1">
          <table:table-cell office:value-type="string" calcext:value-type="string">
            <text:p>input/data_formal_20240530-1342/meme/LofarianVT_20230106T070941/0.jpg</text:p>
          </table:table-cell>
          <table:table-cell office:value-type="string" calcext:value-type="string">
            <text:p>Pattern 2</text:p>
          </table:table-cell>
          <table:table-cell office:value-type="float" office:value="25.4590709845047" calcext:value-type="float">
            <text:p>25.4590709845047</text:p>
          </table:table-cell>
          <table:table-cell office:value-type="float" office:value="0.170124510337228" calcext:value-type="float">
            <text:p>0.170124510337228</text:p>
          </table:table-cell>
          <table:table-cell office:value-type="float" office:value="0.779583647959645" calcext:value-type="float">
            <text:p>0.779583647959645</text:p>
          </table:table-cell>
          <table:table-cell office:value-type="string" calcext:value-type="string">
            <text:p>https://twitter.com/LofarianVT/status/1611258685958799360</text:p>
          </table:table-cell>
        </table:table-row>
        <table:table-row table:style-name="ro1">
          <table:table-cell office:value-type="string" calcext:value-type="string">
            <text:p>input/data_formal_20240530-1342/meme/logiccirclein_20230105T102622/0.jpg</text:p>
          </table:table-cell>
          <table:table-cell office:value-type="string" calcext:value-type="string">
            <text:p>Pattern 8</text:p>
          </table:table-cell>
          <table:table-cell office:value-type="float" office:value="26.575674629548" calcext:value-type="float">
            <text:p>26.575674629548</text:p>
          </table:table-cell>
          <table:table-cell office:value-type="float" office:value="0.681571519410297" calcext:value-type="float">
            <text:p>0.681571519410297</text:p>
          </table:table-cell>
          <table:table-cell office:value-type="float" office:value="0.468836967939667" calcext:value-type="float">
            <text:p>0.468836967939667</text:p>
          </table:table-cell>
          <table:table-cell office:value-type="string" calcext:value-type="string">
            <text:p>https://twitter.com/logiccirclein/status/161094579785999155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4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LOLegendsMemes/status/162258646608062054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5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LOLegendsMemes/status/162258647110112870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6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LOLegendsMemes/status/1622586475689742337</text:p>
          </table:table-cell>
        </table:table-row>
        <table:table-row table:style-name="ro1">
          <table:table-cell office:value-type="string" calcext:value-type="string">
            <text:p>input/data_formal_20240530-1342/meme/LoLMemesBot_20221227T210018/0.jpg</text:p>
          </table:table-cell>
          <table:table-cell office:value-type="string" calcext:value-type="string">
            <text:p>Pattern 3</text:p>
          </table:table-cell>
          <table:table-cell office:value-type="float" office:value="31.1537144950695" calcext:value-type="float">
            <text:p>31.1537144950695</text:p>
          </table:table-cell>
          <table:table-cell office:value-type="float" office:value="0.181651183331683" calcext:value-type="float">
            <text:p>0.181651183331683</text:p>
          </table:table-cell>
          <table:table-cell office:value-type="float" office:value="0.598934262240017" calcext:value-type="float">
            <text:p>0.598934262240017</text:p>
          </table:table-cell>
          <table:table-cell office:value-type="string" calcext:value-type="string">
            <text:p>https://twitter.com/love_bouboubou/status/1607881792605798411</text:p>
          </table:table-cell>
        </table:table-row>
        <table:table-row table:style-name="ro1">
          <table:table-cell office:value-type="string" calcext:value-type="string">
            <text:p>input/data_formal_20240530-1342/meme/LoLMemesBot_20221228T000003/0.jpg</text:p>
          </table:table-cell>
          <table:table-cell office:value-type="string" calcext:value-type="string">
            <text:p>Pattern 3</text:p>
          </table:table-cell>
          <table:table-cell office:value-type="float" office:value="23.903514706851" calcext:value-type="float">
            <text:p>23.903514706851</text:p>
          </table:table-cell>
          <table:table-cell office:value-type="float" office:value="0.356600880770242" calcext:value-type="float">
            <text:p>0.356600880770242</text:p>
          </table:table-cell>
          <table:table-cell office:value-type="float" office:value="0.842105308598195" calcext:value-type="float">
            <text:p>0.842105308598195</text:p>
          </table:table-cell>
          <table:table-cell office:value-type="string" calcext:value-type="string">
            <text:p>https://twitter.com/IntrinsicGames/status/1607890932485046275</text:p>
          </table:table-cell>
        </table:table-row>
        <table:table-row table:style-name="ro1">
          <table:table-cell office:value-type="string" calcext:value-type="string">
            <text:p>input/data_formal_20240530-1342/meme/LoLMemesBot_20221228T020011/0.jpg</text:p>
          </table:table-cell>
          <table:table-cell office:value-type="string" calcext:value-type="string">
            <text:p>Pattern 2</text:p>
          </table:table-cell>
          <table:table-cell office:value-type="float" office:value="25.3578278394797" calcext:value-type="float">
            <text:p>25.3578278394797</text:p>
          </table:table-cell>
          <table:table-cell office:value-type="float" office:value="0.164242207398177" calcext:value-type="float">
            <text:p>0.164242207398177</text:p>
          </table:table-cell>
          <table:table-cell office:value-type="float" office:value="0.685282732858947" calcext:value-type="float">
            <text:p>0.685282732858947</text:p>
          </table:table-cell>
          <table:table-cell office:value-type="string" calcext:value-type="string">
            <text:p>https://twitter.com/LOL_Art_Bot/status/1607920830494740480</text:p>
          </table:table-cell>
        </table:table-row>
        <table:table-row table:style-name="ro1">
          <table:table-cell office:value-type="string" calcext:value-type="string">
            <text:p>input/data_formal_20240530-1342/meme/LoLMemesBot_20221228T040011/0.jpg</text:p>
          </table:table-cell>
          <table:table-cell office:value-type="string" calcext:value-type="string">
            <text:p>Pattern 7</text:p>
          </table:table-cell>
          <table:table-cell office:value-type="float" office:value="25.156139145195" calcext:value-type="float">
            <text:p>25.156139145195</text:p>
          </table:table-cell>
          <table:table-cell office:value-type="float" office:value="0.639352587663421" calcext:value-type="float">
            <text:p>0.639352587663421</text:p>
          </table:table-cell>
          <table:table-cell office:value-type="float" office:value="0.562497132895411" calcext:value-type="float">
            <text:p>0.562497132895411</text:p>
          </table:table-cell>
          <table:table-cell office:value-type="string" calcext:value-type="string">
            <text:p>https://twitter.com/shilderi/status/1607951090464722944</text:p>
          </table:table-cell>
        </table:table-row>
        <table:table-row table:style-name="ro1">
          <table:table-cell office:value-type="string" calcext:value-type="string">
            <text:p>input/data_formal_20240530-1342/meme/LoLMemesBot_20221228T050010/0.jpg</text:p>
          </table:table-cell>
          <table:table-cell office:value-type="string" calcext:value-type="string">
            <text:p>Pattern 8</text:p>
          </table:table-cell>
          <table:table-cell office:value-type="float" office:value="27.5858859034521" calcext:value-type="float">
            <text:p>27.5858859034521</text:p>
          </table:table-cell>
          <table:table-cell office:value-type="float" office:value="0.696542199159495" calcext:value-type="float">
            <text:p>0.696542199159495</text:p>
          </table:table-cell>
          <table:table-cell office:value-type="float" office:value="0.540040345603547" calcext:value-type="float">
            <text:p>0.540040345603547</text:p>
          </table:table-cell>
          <table:table-cell office:value-type="string" calcext:value-type="string">
            <text:p>https://twitter.com/toriboodang/status/1607993907933057024</text:p>
          </table:table-cell>
        </table:table-row>
        <table:table-row table:style-name="ro1">
          <table:table-cell office:value-type="string" calcext:value-type="string">
            <text:p>input/data_formal_20240530-1342/meme/LoLMemesBot_20230105T110002/0.jpg</text:p>
          </table:table-cell>
          <table:table-cell office:value-type="string" calcext:value-type="string">
            <text:p>Pattern 5</text:p>
          </table:table-cell>
          <table:table-cell office:value-type="float" office:value="23.8996754451768" calcext:value-type="float">
            <text:p>23.8996754451768</text:p>
          </table:table-cell>
          <table:table-cell office:value-type="float" office:value="0.124847476733837" calcext:value-type="float">
            <text:p>0.124847476733837</text:p>
          </table:table-cell>
          <table:table-cell office:value-type="float" office:value="0.503225521046017" calcext:value-type="float">
            <text:p>0.503225521046017</text:p>
          </table:table-cell>
          <table:table-cell office:value-type="string" calcext:value-type="string">
            <text:p>https://twitter.com/LOL_Art_Bot/status/1610955830278381569</text:p>
          </table:table-cell>
        </table:table-row>
        <table:table-row table:style-name="ro1">
          <table:table-cell office:value-type="string" calcext:value-type="string">
            <text:p>input/data_formal_20240530-1342/meme/LoLMemesBot_20230106T050003/0.jpg</text:p>
          </table:table-cell>
          <table:table-cell office:value-type="string" calcext:value-type="string">
            <text:p>Pattern 5</text:p>
          </table:table-cell>
          <table:table-cell office:value-type="float" office:value="23.8996754451768" calcext:value-type="float">
            <text:p>23.8996754451768</text:p>
          </table:table-cell>
          <table:table-cell office:value-type="float" office:value="0.124847476733837" calcext:value-type="float">
            <text:p>0.124847476733837</text:p>
          </table:table-cell>
          <table:table-cell office:value-type="float" office:value="0.503225521046017" calcext:value-type="float">
            <text:p>0.503225521046017</text:p>
          </table:table-cell>
          <table:table-cell office:value-type="string" calcext:value-type="string">
            <text:p>https://twitter.com/LOL_Art_Bot/status/1611227624113672192</text:p>
          </table:table-cell>
        </table:table-row>
        <table:table-row table:style-name="ro1">
          <table:table-cell office:value-type="string" calcext:value-type="string">
            <text:p>input/data_formal_20240530-1342/meme/LoLMemesBot_20230106T070008/0.jpg</text:p>
          </table:table-cell>
          <table:table-cell office:value-type="string" calcext:value-type="string">
            <text:p>Pattern 3</text:p>
          </table:table-cell>
          <table:table-cell office:value-type="float" office:value="24.1670353780595" calcext:value-type="float">
            <text:p>24.1670353780595</text:p>
          </table:table-cell>
          <table:table-cell office:value-type="float" office:value="0.236223874899932" calcext:value-type="float">
            <text:p>0.236223874899932</text:p>
          </table:table-cell>
          <table:table-cell office:value-type="float" office:value="0.888136559659269" calcext:value-type="float">
            <text:p>0.888136559659269</text:p>
          </table:table-cell>
          <table:table-cell office:value-type="string" calcext:value-type="string">
            <text:p>https://twitter.com/ToffeeAitham/status/1611263638458826752</text:p>
          </table:table-cell>
        </table:table-row>
        <table:table-row table:style-name="ro1">
          <table:table-cell office:value-type="string" calcext:value-type="string">
            <text:p>input/data_formal_20240530-1342/meme/LoLMemesBot_20230111T220006/0.jpg</text:p>
          </table:table-cell>
          <table:table-cell office:value-type="string" calcext:value-type="string">
            <text:p>Pattern 7</text:p>
          </table:table-cell>
          <table:table-cell office:value-type="float" office:value="25.4115628913511" calcext:value-type="float">
            <text:p>25.4115628913511</text:p>
          </table:table-cell>
          <table:table-cell office:value-type="float" office:value="0.252338926386064" calcext:value-type="float">
            <text:p>0.252338926386064</text:p>
          </table:table-cell>
          <table:table-cell office:value-type="float" office:value="0.633224267332947" calcext:value-type="float">
            <text:p>0.633224267332947</text:p>
          </table:table-cell>
          <table:table-cell office:value-type="string" calcext:value-type="string">
            <text:p>https://twitter.com/LOL_Art_Bot/status/1613296266716352514</text:p>
          </table:table-cell>
        </table:table-row>
        <table:table-row table:style-name="ro1">
          <table:table-cell office:value-type="string" calcext:value-type="string">
            <text:p>input/data_formal_20240530-1342/meme/LoLMemesBot_20230111T230008/0.jpg</text:p>
          </table:table-cell>
          <table:table-cell office:value-type="string" calcext:value-type="string">
            <text:p>Pattern 2</text:p>
          </table:table-cell>
          <table:table-cell office:value-type="float" office:value="26.3886377990262" calcext:value-type="float">
            <text:p>26.3886377990262</text:p>
          </table:table-cell>
          <table:table-cell office:value-type="float" office:value="0.342179226224745" calcext:value-type="float">
            <text:p>0.342179226224745</text:p>
          </table:table-cell>
          <table:table-cell office:value-type="float" office:value="0.787083249483119" calcext:value-type="float">
            <text:p>0.787083249483119</text:p>
          </table:table-cell>
          <table:table-cell office:value-type="string" calcext:value-type="string">
            <text:p>https://twitter.com/LOL_Art_Bot/status/1613311419604140032</text:p>
          </table:table-cell>
        </table:table-row>
        <table:table-row table:style-name="ro1">
          <table:table-cell office:value-type="string" calcext:value-type="string">
            <text:p>input/data_formal_20240530-1342/meme/LoLMemesBot_20230112T000005/0.jpg</text:p>
          </table:table-cell>
          <table:table-cell office:value-type="string" calcext:value-type="string">
            <text:p>Pattern 6</text:p>
          </table:table-cell>
          <table:table-cell office:value-type="float" office:value="32.5030941198343" calcext:value-type="float">
            <text:p>32.5030941198343</text:p>
          </table:table-cell>
          <table:table-cell office:value-type="float" office:value="0.553732472428026" calcext:value-type="float">
            <text:p>0.553732472428026</text:p>
          </table:table-cell>
          <table:table-cell office:value-type="float" office:value="0.59575551890216" calcext:value-type="float">
            <text:p>0.59575551890216</text:p>
          </table:table-cell>
          <table:table-cell office:value-type="string" calcext:value-type="string">
            <text:p>https://twitter.com/LOL_Art_Bot/status/1613326471111507968</text:p>
          </table:table-cell>
        </table:table-row>
        <table:table-row table:style-name="ro1">
          <table:table-cell office:value-type="string" calcext:value-type="string">
            <text:p>input/data_formal_20240530-1342/meme/LoLMemesBot_20230201T230012/0.jpg</text:p>
          </table:table-cell>
          <table:table-cell office:value-type="string" calcext:value-type="string">
            <text:p>Pattern 5</text:p>
          </table:table-cell>
          <table:table-cell office:value-type="float" office:value="28.6496059777895" calcext:value-type="float">
            <text:p>28.6496059777895</text:p>
          </table:table-cell>
          <table:table-cell office:value-type="float" office:value="0.193611240477974" calcext:value-type="float">
            <text:p>0.193611240477974</text:p>
          </table:table-cell>
          <table:table-cell office:value-type="float" office:value="0.526517836894829" calcext:value-type="float">
            <text:p>0.526517836894829</text:p>
          </table:table-cell>
          <table:table-cell office:value-type="string" calcext:value-type="string">
            <text:p>https://twitter.com/LOL_Art_Bot/status/1620921495483457537</text:p>
          </table:table-cell>
        </table:table-row>
        <table:table-row table:style-name="ro1">
          <table:table-cell office:value-type="string" calcext:value-type="string">
            <text:p>input/data_formal_20240530-1342/meme/LoLMemesBot_20230202T000008/0.jpg</text:p>
          </table:table-cell>
          <table:table-cell office:value-type="string" calcext:value-type="string">
            <text:p>Pattern 8</text:p>
          </table:table-cell>
          <table:table-cell office:value-type="float" office:value="23.3597669099291" calcext:value-type="float">
            <text:p>23.3597669099291</text:p>
          </table:table-cell>
          <table:table-cell office:value-type="float" office:value="0.830198202626496" calcext:value-type="float">
            <text:p>0.830198202626496</text:p>
          </table:table-cell>
          <table:table-cell office:value-type="float" office:value="0.391856144884768" calcext:value-type="float">
            <text:p>0.391856144884768</text:p>
          </table:table-cell>
          <table:table-cell office:value-type="string" calcext:value-type="string">
            <text:p>https://twitter.com/LOL_Art_Bot/status/1620936670873849856</text:p>
          </table:table-cell>
        </table:table-row>
        <table:table-row table:style-name="ro1">
          <table:table-cell office:value-type="string" calcext:value-type="string">
            <text:p>input/data_formal_20240530-1342/meme/LoLMemesBot_20230202T010006/0.jpg</text:p>
          </table:table-cell>
          <table:table-cell office:value-type="string" calcext:value-type="string">
            <text:p>Pattern 3</text:p>
          </table:table-cell>
          <table:table-cell office:value-type="float" office:value="27.1348896551865" calcext:value-type="float">
            <text:p>27.1348896551865</text:p>
          </table:table-cell>
          <table:table-cell office:value-type="float" office:value="0.361318615817237" calcext:value-type="float">
            <text:p>0.361318615817237</text:p>
          </table:table-cell>
          <table:table-cell office:value-type="float" office:value="0.82369346265071" calcext:value-type="float">
            <text:p>0.82369346265071</text:p>
          </table:table-cell>
          <table:table-cell office:value-type="string" calcext:value-type="string">
            <text:p>https://twitter.com/LOL_Art_Bot/status/1620951696007483393</text:p>
          </table:table-cell>
        </table:table-row>
        <table:table-row table:style-name="ro1">
          <table:table-cell office:value-type="string" calcext:value-type="string">
            <text:p>input/data_formal_20240530-1342/meme/LoLMemesBot_20230202T020035/0.jpg</text:p>
          </table:table-cell>
          <table:table-cell office:value-type="string" calcext:value-type="string">
            <text:p>Pattern 3</text:p>
          </table:table-cell>
          <table:table-cell office:value-type="float" office:value="31.9560142764124" calcext:value-type="float">
            <text:p>31.9560142764124</text:p>
          </table:table-cell>
          <table:table-cell office:value-type="float" office:value="0.241841030071307" calcext:value-type="float">
            <text:p>0.241841030071307</text:p>
          </table:table-cell>
          <table:table-cell office:value-type="float" office:value="0.579077545235078" calcext:value-type="float">
            <text:p>0.579077545235078</text:p>
          </table:table-cell>
          <table:table-cell office:value-type="string" calcext:value-type="string">
            <text:p>https://twitter.com/LOL_Art_Bot/status/1620966795921211392</text:p>
          </table:table-cell>
        </table:table-row>
        <table:table-row table:style-name="ro1">
          <table:table-cell office:value-type="string" calcext:value-type="string">
            <text:p>input/data_formal_20240530-1342/meme/LoLMemesBot_20230205T130007/0.jpg</text:p>
          </table:table-cell>
          <table:table-cell office:value-type="string" calcext:value-type="string">
            <text:p>Pattern 5</text:p>
          </table:table-cell>
          <table:table-cell office:value-type="float" office:value="28.6496059777895" calcext:value-type="float">
            <text:p>28.6496059777895</text:p>
          </table:table-cell>
          <table:table-cell office:value-type="float" office:value="0.193611240477974" calcext:value-type="float">
            <text:p>0.193611240477974</text:p>
          </table:table-cell>
          <table:table-cell office:value-type="float" office:value="0.526517836894829" calcext:value-type="float">
            <text:p>0.526517836894829</text:p>
          </table:table-cell>
          <table:table-cell office:value-type="string" calcext:value-type="string">
            <text:p>https://twitter.com/Stephen02998795/status/1622549807800930306</text:p>
          </table:table-cell>
        </table:table-row>
        <table:table-row table:style-name="ro1">
          <table:table-cell office:value-type="string" calcext:value-type="string">
            <text:p>input/data_formal_20240530-1342/meme/LoLMemesBot_20230206T130304/0.jpg</text:p>
          </table:table-cell>
          <table:table-cell office:value-type="string" calcext:value-type="string">
            <text:p>Pattern 5</text:p>
          </table:table-cell>
          <table:table-cell office:value-type="float" office:value="28.6496059777895" calcext:value-type="float">
            <text:p>28.6496059777895</text:p>
          </table:table-cell>
          <table:table-cell office:value-type="float" office:value="0.193611240477974" calcext:value-type="float">
            <text:p>0.193611240477974</text:p>
          </table:table-cell>
          <table:table-cell office:value-type="float" office:value="0.526517836894829" calcext:value-type="float">
            <text:p>0.526517836894829</text:p>
          </table:table-cell>
          <table:table-cell office:value-type="string" calcext:value-type="string">
            <text:p>https://twitter.com/LOL_Art_Bot/status/1622582440656089089</text:p>
          </table:table-cell>
        </table:table-row>
        <table:table-row table:style-name="ro1">
          <table:table-cell office:value-type="string" calcext:value-type="string">
            <text:p>input/data_formal_20240530-1342/meme/LoLMemesBot_20230206T140012/0.jpg</text:p>
          </table:table-cell>
          <table:table-cell office:value-type="string" calcext:value-type="string">
            <text:p>Pattern 7</text:p>
          </table:table-cell>
          <table:table-cell office:value-type="float" office:value="25.0809823553982" calcext:value-type="float">
            <text:p>25.0809823553982</text:p>
          </table:table-cell>
          <table:table-cell office:value-type="float" office:value="0.321408172038472" calcext:value-type="float">
            <text:p>0.321408172038472</text:p>
          </table:table-cell>
          <table:table-cell office:value-type="float" office:value="0.632676661334491" calcext:value-type="float">
            <text:p>0.632676661334491</text:p>
          </table:table-cell>
          <table:table-cell office:value-type="string" calcext:value-type="string">
            <text:p>https://twitter.com/LOL_Art_Bot/status/1622597539655458819</text:p>
          </table:table-cell>
        </table:table-row>
        <table:table-row table:style-name="ro1">
          <table:table-cell office:value-type="string" calcext:value-type="string">
            <text:p>input/data_formal_20240530-1342/meme/LoLMemesBot_20230206T150011/0.jpg</text:p>
          </table:table-cell>
          <table:table-cell office:value-type="string" calcext:value-type="string">
            <text:p>Pattern 5</text:p>
          </table:table-cell>
          <table:table-cell office:value-type="float" office:value="27.4355814448332" calcext:value-type="float">
            <text:p>27.4355814448332</text:p>
          </table:table-cell>
          <table:table-cell office:value-type="float" office:value="0.170718432592315" calcext:value-type="float">
            <text:p>0.170718432592315</text:p>
          </table:table-cell>
          <table:table-cell office:value-type="float" office:value="0.360396535291006" calcext:value-type="float">
            <text:p>0.360396535291006</text:p>
          </table:table-cell>
          <table:table-cell office:value-type="string" calcext:value-type="string">
            <text:p>https://twitter.com/LOL_Art_Bot/status/1622612638952747010</text:p>
          </table:table-cell>
        </table:table-row>
        <table:table-row table:style-name="ro1">
          <table:table-cell office:value-type="string" calcext:value-type="string">
            <text:p>input/data_formal_20240530-1342/meme/LoLMemesBot_20230206T160023/0.jpg</text:p>
          </table:table-cell>
          <table:table-cell office:value-type="string" calcext:value-type="string">
            <text:p>Pattern 3</text:p>
          </table:table-cell>
          <table:table-cell office:value-type="float" office:value="22.3646775322791" calcext:value-type="float">
            <text:p>22.3646775322791</text:p>
          </table:table-cell>
          <table:table-cell office:value-type="float" office:value="0.311434383349546" calcext:value-type="float">
            <text:p>0.311434383349546</text:p>
          </table:table-cell>
          <table:table-cell office:value-type="float" office:value="0.86812272378871" calcext:value-type="float">
            <text:p>0.86812272378871</text:p>
          </table:table-cell>
          <table:table-cell office:value-type="string" calcext:value-type="string">
            <text:p>https://twitter.com/LOL_Art_Bot/status/1622627740703678466</text:p>
          </table:table-cell>
        </table:table-row>
        <table:table-row table:style-name="ro1">
          <table:table-cell office:value-type="string" calcext:value-type="string">
            <text:p>input/data_formal_20240530-1342/meme/LoLMemesBot_20230316T000006/0.jpg</text:p>
          </table:table-cell>
          <table:table-cell office:value-type="string" calcext:value-type="string">
            <text:p>Pattern 8</text:p>
          </table:table-cell>
          <table:table-cell office:value-type="float" office:value="28.5168245834568" calcext:value-type="float">
            <text:p>28.5168245834568</text:p>
          </table:table-cell>
          <table:table-cell office:value-type="float" office:value="0.622774148180394" calcext:value-type="float">
            <text:p>0.622774148180394</text:p>
          </table:table-cell>
          <table:table-cell office:value-type="float" office:value="0.599451575428452" calcext:value-type="float">
            <text:p>0.599451575428452</text:p>
          </table:table-cell>
          <table:table-cell office:value-type="string" calcext:value-type="string">
            <text:p>https://twitter.com/LoLMemesBot/status/1636155340961067009</text:p>
          </table:table-cell>
        </table:table-row>
        <table:table-row table:style-name="ro1">
          <table:table-cell office:value-type="string" calcext:value-type="string">
            <text:p>input/data_formal_20240530-1342/meme/LoLMemesBot_20230316T020013/0.jpg</text:p>
          </table:table-cell>
          <table:table-cell office:value-type="string" calcext:value-type="string">
            <text:p>Pattern 2</text:p>
          </table:table-cell>
          <table:table-cell office:value-type="float" office:value="28.9576453262784" calcext:value-type="float">
            <text:p>28.9576453262784</text:p>
          </table:table-cell>
          <table:table-cell office:value-type="float" office:value="0.164187059694419" calcext:value-type="float">
            <text:p>0.164187059694419</text:p>
          </table:table-cell>
          <table:table-cell office:value-type="float" office:value="0.714258160477061" calcext:value-type="float">
            <text:p>0.714258160477061</text:p>
          </table:table-cell>
          <table:table-cell office:value-type="string" calcext:value-type="string">
            <text:p>https://twitter.com/LOL_Art_Bot/status/1636187086477750272</text:p>
          </table:table-cell>
        </table:table-row>
        <table:table-row table:style-name="ro1">
          <table:table-cell office:value-type="string" calcext:value-type="string">
            <text:p>input/data_formal_20240530-1342/meme/LOLzAlienz_20230103T190834/0.jpg</text:p>
          </table:table-cell>
          <table:table-cell office:value-type="string" calcext:value-type="string">
            <text:p>Pattern 1</text:p>
          </table:table-cell>
          <table:table-cell office:value-type="float" office:value="33.0954463541612" calcext:value-type="float">
            <text:p>33.0954463541612</text:p>
          </table:table-cell>
          <table:table-cell office:value-type="float" office:value="0.261981263955212" calcext:value-type="float">
            <text:p>0.261981263955212</text:p>
          </table:table-cell>
          <table:table-cell office:value-type="float" office:value="0.410921659723153" calcext:value-type="float">
            <text:p>0.410921659723153</text:p>
          </table:table-cell>
          <table:table-cell office:value-type="string" calcext:value-type="string">
            <text:p>https://twitter.com/zmapCKiGdOL3tJK/status/1611237445890342913</text:p>
          </table:table-cell>
        </table:table-row>
        <table:table-row table:style-name="ro1">
          <table:table-cell office:value-type="string" calcext:value-type="string">
            <text:p>input/data_formal_20240530-1342/meme/LOLzAlienz_20230106T041043/0.jpg</text:p>
          </table:table-cell>
          <table:table-cell office:value-type="string" calcext:value-type="string">
            <text:p>Pattern 6</text:p>
          </table:table-cell>
          <table:table-cell office:value-type="float" office:value="23.7204622042506" calcext:value-type="float">
            <text:p>23.7204622042506</text:p>
          </table:table-cell>
          <table:table-cell office:value-type="float" office:value="0.796172802747374" calcext:value-type="float">
            <text:p>0.796172802747374</text:p>
          </table:table-cell>
          <table:table-cell office:value-type="float" office:value="0.415924876605514" calcext:value-type="float">
            <text:p>0.415924876605514</text:p>
          </table:table-cell>
          <table:table-cell office:value-type="string" calcext:value-type="string">
            <text:p>https://twitter.com/LOLzAlienz/status/1611254191816859650</text:p>
          </table:table-cell>
        </table:table-row>
        <table:table-row table:style-name="ro1">
          <table:table-cell office:value-type="string" calcext:value-type="string">
            <text:p>input/data_formal_20240530-1342/meme/Loozy222_20230105T114907/0.jpg</text:p>
          </table:table-cell>
          <table:table-cell office:value-type="string" calcext:value-type="string">
            <text:p>Pattern 5</text:p>
          </table:table-cell>
          <table:table-cell office:value-type="float" office:value="29.2551633356499" calcext:value-type="float">
            <text:p>29.2551633356499</text:p>
          </table:table-cell>
          <table:table-cell office:value-type="float" office:value="0.148486993685909" calcext:value-type="float">
            <text:p>0.148486993685909</text:p>
          </table:table-cell>
          <table:table-cell office:value-type="float" office:value="0.321003278006985" calcext:value-type="float">
            <text:p>0.321003278006985</text:p>
          </table:table-cell>
          <table:table-cell office:value-type="string" calcext:value-type="string">
            <text:p>https://twitter.com/Loozy222/status/1610966620687732736</text:p>
          </table:table-cell>
        </table:table-row>
        <table:table-row table:style-name="ro1">
          <table:table-cell office:value-type="string" calcext:value-type="string">
            <text:p>input/data_formal_20240530-1342/meme/LorraineMusicA_20230105T122832/0.jpg</text:p>
          </table:table-cell>
          <table:table-cell office:value-type="string" calcext:value-type="string">
            <text:p>Pattern 9</text:p>
          </table:table-cell>
          <table:table-cell office:value-type="float" office:value="12.350577595543" calcext:value-type="float">
            <text:p>12.350577595543</text:p>
          </table:table-cell>
          <table:table-cell office:value-type="float" office:value="0.15077060574189" calcext:value-type="float">
            <text:p>0.15077060574189</text:p>
          </table:table-cell>
          <table:table-cell office:value-type="float" office:value="0.0623724384647529" calcext:value-type="float">
            <text:p>0.0623724384647529</text:p>
          </table:table-cell>
          <table:table-cell office:value-type="string" calcext:value-type="string">
            <text:p>https://twitter.com/LorraineMusicA/status/1610976542301249537</text:p>
          </table:table-cell>
        </table:table-row>
        <table:table-row table:style-name="ro1">
          <table:table-cell office:value-type="string" calcext:value-type="string">
            <text:p>input/data_formal_20240530-1342/meme/LOTRCulture_20221228T000000/0.jpg</text:p>
          </table:table-cell>
          <table:table-cell office:value-type="string" calcext:value-type="string">
            <text:p>Pattern 7</text:p>
          </table:table-cell>
          <table:table-cell office:value-type="float" office:value="26.2755206122374" calcext:value-type="float">
            <text:p>26.2755206122374</text:p>
          </table:table-cell>
          <table:table-cell office:value-type="float" office:value="0.585597176374752" calcext:value-type="float">
            <text:p>0.585597176374752</text:p>
          </table:table-cell>
          <table:table-cell office:value-type="float" office:value="0.540647805824879" calcext:value-type="float">
            <text:p>0.540647805824879</text:p>
          </table:table-cell>
          <table:table-cell office:value-type="string" calcext:value-type="string">
            <text:p>https://twitter.com/unsaidjatp_/status/1607952396214501378</text:p>
          </table:table-cell>
        </table:table-row>
        <table:table-row table:style-name="ro1">
          <table:table-cell office:value-type="string" calcext:value-type="string">
            <text:p>input/data_formal_20240530-1342/meme/LOTRCulture_20221228T040000/0.jpg</text:p>
          </table:table-cell>
          <table:table-cell office:value-type="string" calcext:value-type="string">
            <text:p>Pattern 7</text:p>
          </table:table-cell>
          <table:table-cell office:value-type="float" office:value="28.6354004202618" calcext:value-type="float">
            <text:p>28.6354004202618</text:p>
          </table:table-cell>
          <table:table-cell office:value-type="float" office:value="0.244108800820127" calcext:value-type="float">
            <text:p>0.244108800820127</text:p>
          </table:table-cell>
          <table:table-cell office:value-type="float" office:value="0.528680122973892" calcext:value-type="float">
            <text:p>0.528680122973892</text:p>
          </table:table-cell>
          <table:table-cell office:value-type="string" calcext:value-type="string">
            <text:p>https://twitter.com/LOTRCulture/status/1607949460201512964</text:p>
          </table:table-cell>
        </table:table-row>
        <table:table-row table:style-name="ro1">
          <table:table-cell office:value-type="string" calcext:value-type="string">
            <text:p>input/data_formal_20240530-1342/meme/LOTRCulture_20221230T210030/0.jpg</text:p>
          </table:table-cell>
          <table:table-cell office:value-type="string" calcext:value-type="string">
            <text:p>Pattern 3</text:p>
          </table:table-cell>
          <table:table-cell office:value-type="float" office:value="26.476966506657" calcext:value-type="float">
            <text:p>26.476966506657</text:p>
          </table:table-cell>
          <table:table-cell office:value-type="float" office:value="0.306518405189613" calcext:value-type="float">
            <text:p>0.306518405189613</text:p>
          </table:table-cell>
          <table:table-cell office:value-type="float" office:value="0.729892102604432" calcext:value-type="float">
            <text:p>0.729892102604432</text:p>
          </table:table-cell>
          <table:table-cell office:value-type="string" calcext:value-type="string">
            <text:p>https://twitter.com/801bikichan/status/1611221893968957442</text:p>
          </table:table-cell>
        </table:table-row>
        <table:table-row table:style-name="ro1">
          <table:table-cell office:value-type="string" calcext:value-type="string">
            <text:p>input/data_formal_20240530-1342/meme/LOTRCulture_20230104T160033/0.jpg</text:p>
          </table:table-cell>
          <table:table-cell office:value-type="string" calcext:value-type="string">
            <text:p>Pattern 5</text:p>
          </table:table-cell>
          <table:table-cell office:value-type="float" office:value="23.0830051475312" calcext:value-type="float">
            <text:p>23.0830051475312</text:p>
          </table:table-cell>
          <table:table-cell office:value-type="float" office:value="0.129986868594902" calcext:value-type="float">
            <text:p>0.129986868594902</text:p>
          </table:table-cell>
          <table:table-cell office:value-type="float" office:value="0.253030461078792" calcext:value-type="float">
            <text:p>0.253030461078792</text:p>
          </table:table-cell>
          <table:table-cell office:value-type="string" calcext:value-type="string">
            <text:p>https://twitter.com/CarlMGrant1/status/1610946902971015176</text:p>
          </table:table-cell>
        </table:table-row>
        <table:table-row table:style-name="ro1">
          <table:table-cell office:value-type="string" calcext:value-type="string">
            <text:p>input/data_formal_20240530-1342/meme/LOTRCulture_20230106T040000/0.jpg</text:p>
          </table:table-cell>
          <table:table-cell office:value-type="string" calcext:value-type="string">
            <text:p>Pattern 8</text:p>
          </table:table-cell>
          <table:table-cell office:value-type="float" office:value="19.8219790054323" calcext:value-type="float">
            <text:p>19.8219790054323</text:p>
          </table:table-cell>
          <table:table-cell office:value-type="float" office:value="0.91787482409118" calcext:value-type="float">
            <text:p>0.91787482409118</text:p>
          </table:table-cell>
          <table:table-cell office:value-type="float" office:value="0.446213118552598" calcext:value-type="float">
            <text:p>0.446213118552598</text:p>
          </table:table-cell>
          <table:table-cell office:value-type="string" calcext:value-type="string">
            <text:p>https://twitter.com/AnlocWolfgate/status/1611224681960570880</text:p>
          </table:table-cell>
        </table:table-row>
        <table:table-row table:style-name="ro1">
          <table:table-cell office:value-type="string" calcext:value-type="string">
            <text:p>input/data_formal_20240530-1342/meme/LOTRCulture_20230112T000031/0.jpg</text:p>
          </table:table-cell>
          <table:table-cell office:value-type="string" calcext:value-type="string">
            <text:p>Pattern 1</text:p>
          </table:table-cell>
          <table:table-cell office:value-type="float" office:value="31.7926152394969" calcext:value-type="float">
            <text:p>31.7926152394969</text:p>
          </table:table-cell>
          <table:table-cell office:value-type="float" office:value="0.36712776554846" calcext:value-type="float">
            <text:p>0.36712776554846</text:p>
          </table:table-cell>
          <table:table-cell office:value-type="float" office:value="0.31793827126449" calcext:value-type="float">
            <text:p>0.31793827126449</text:p>
          </table:table-cell>
          <table:table-cell office:value-type="string" calcext:value-type="string">
            <text:p>https://twitter.com/LOTRCulture/status/1613325009971200001</text:p>
          </table:table-cell>
        </table:table-row>
        <table:table-row table:style-name="ro1">
          <table:table-cell office:value-type="string" calcext:value-type="string">
            <text:p>input/data_formal_20240530-1342/meme/LOTRCulture_20230202T000000/0.jpg</text:p>
          </table:table-cell>
          <table:table-cell office:value-type="string" calcext:value-type="string">
            <text:p>Pattern 7</text:p>
          </table:table-cell>
          <table:table-cell office:value-type="float" office:value="28.8224080310107" calcext:value-type="float">
            <text:p>28.8224080310107</text:p>
          </table:table-cell>
          <table:table-cell office:value-type="float" office:value="0.66062503744975" calcext:value-type="float">
            <text:p>0.66062503744975</text:p>
          </table:table-cell>
          <table:table-cell office:value-type="float" office:value="0.488209303728751" calcext:value-type="float">
            <text:p>0.488209303728751</text:p>
          </table:table-cell>
          <table:table-cell office:value-type="string" calcext:value-type="string">
            <text:p>https://twitter.com/LOTRCulture/status/1620935026111283201</text:p>
          </table:table-cell>
        </table:table-row>
        <table:table-row table:style-name="ro1">
          <table:table-cell office:value-type="string" calcext:value-type="string">
            <text:p>input/data_formal_20240530-1342/meme/LOTRCulture_20230202T040000/0.jpg</text:p>
          </table:table-cell>
          <table:table-cell office:value-type="string" calcext:value-type="string">
            <text:p>Pattern 6</text:p>
          </table:table-cell>
          <table:table-cell office:value-type="float" office:value="23.5121851476659" calcext:value-type="float">
            <text:p>23.5121851476659</text:p>
          </table:table-cell>
          <table:table-cell office:value-type="float" office:value="0.785792175300858" calcext:value-type="float">
            <text:p>0.785792175300858</text:p>
          </table:table-cell>
          <table:table-cell office:value-type="float" office:value="0.460282053157036" calcext:value-type="float">
            <text:p>0.460282053157036</text:p>
          </table:table-cell>
          <table:table-cell office:value-type="string" calcext:value-type="string">
            <text:p>https://twitter.com/LOTRCulture/status/1620995426588692489</text:p>
          </table:table-cell>
        </table:table-row>
        <table:table-row table:style-name="ro1">
          <table:table-cell office:value-type="string" calcext:value-type="string">
            <text:p>input/data_formal_20240530-1342/meme/LOTRCulture_20230206T160000/0.jpg</text:p>
          </table:table-cell>
          <table:table-cell office:value-type="string" calcext:value-type="string">
            <text:p>Pattern 1</text:p>
          </table:table-cell>
          <table:table-cell office:value-type="float" office:value="29.7638554363329" calcext:value-type="float">
            <text:p>29.7638554363329</text:p>
          </table:table-cell>
          <table:table-cell office:value-type="float" office:value="0.348734020167513" calcext:value-type="float">
            <text:p>0.348734020167513</text:p>
          </table:table-cell>
          <table:table-cell office:value-type="float" office:value="0.535786778310345" calcext:value-type="float">
            <text:p>0.535786778310345</text:p>
          </table:table-cell>
          <table:table-cell office:value-type="string" calcext:value-type="string">
            <text:p>https://twitter.com/LOTRCulture/status/1622626169458679808</text:p>
          </table:table-cell>
        </table:table-row>
        <table:table-row table:style-name="ro1">
          <table:table-cell office:value-type="string" calcext:value-type="string">
            <text:p>input/data_formal_20240530-1342/meme/LOTRCulture_20230316T000000/0.jpg</text:p>
          </table:table-cell>
          <table:table-cell office:value-type="string" calcext:value-type="string">
            <text:p>Pattern 6</text:p>
          </table:table-cell>
          <table:table-cell office:value-type="float" office:value="25.098814845289" calcext:value-type="float">
            <text:p>25.098814845289</text:p>
          </table:table-cell>
          <table:table-cell office:value-type="float" office:value="0.792231739848992" calcext:value-type="float">
            <text:p>0.792231739848992</text:p>
          </table:table-cell>
          <table:table-cell office:value-type="float" office:value="0.280861292175632" calcext:value-type="float">
            <text:p>0.280861292175632</text:p>
          </table:table-cell>
          <table:table-cell office:value-type="string" calcext:value-type="string">
            <text:p>https://twitter.com/LOTRCulture/status/1636155316462026755</text:p>
          </table:table-cell>
        </table:table-row>
        <table:table-row table:style-name="ro1">
          <table:table-cell office:value-type="string" calcext:value-type="string">
            <text:p>input/data_formal_20240530-1342/meme/LOTRCulture_20230323T040000/0.jpg</text:p>
          </table:table-cell>
          <table:table-cell office:value-type="string" calcext:value-type="string">
            <text:p>Pattern 2</text:p>
          </table:table-cell>
          <table:table-cell office:value-type="float" office:value="27.7404363552436" calcext:value-type="float">
            <text:p>27.7404363552436</text:p>
          </table:table-cell>
          <table:table-cell office:value-type="float" office:value="0.269472927797309" calcext:value-type="float">
            <text:p>0.269472927797309</text:p>
          </table:table-cell>
          <table:table-cell office:value-type="float" office:value="0.778910917535553" calcext:value-type="float">
            <text:p>0.778910917535553</text:p>
          </table:table-cell>
          <table:table-cell office:value-type="string" calcext:value-type="string">
            <text:p>https://twitter.com/LOTRCulture/status/1638752429830438912</text:p>
          </table:table-cell>
        </table:table-row>
        <table:table-row table:style-name="ro1">
          <table:table-cell office:value-type="string" calcext:value-type="string">
            <text:p>input/data_formal_20240530-1342/meme/LoveCryptoMemes_20230206T150200/0.jpg</text:p>
          </table:table-cell>
          <table:table-cell office:value-type="string" calcext:value-type="string">
            <text:p>Pattern 7</text:p>
          </table:table-cell>
          <table:table-cell office:value-type="float" office:value="26.2153657089692" calcext:value-type="float">
            <text:p>26.2153657089692</text:p>
          </table:table-cell>
          <table:table-cell office:value-type="float" office:value="0.609219254204188" calcext:value-type="float">
            <text:p>0.609219254204188</text:p>
          </table:table-cell>
          <table:table-cell office:value-type="float" office:value="0.607904872616248" calcext:value-type="float">
            <text:p>0.607904872616248</text:p>
          </table:table-cell>
          <table:table-cell office:value-type="string" calcext:value-type="string">
            <text:p>https://twitter.com/LoveCryptoMemes/status/1622611572769325056</text:p>
          </table:table-cell>
        </table:table-row>
        <table:table-row table:style-name="ro1">
          <table:table-cell office:value-type="string" calcext:value-type="string">
            <text:p>input/data_formal_20240530-1342/meme/lovetolieeeee_20230105T123317/0.jpg</text:p>
          </table:table-cell>
          <table:table-cell office:value-type="string" calcext:value-type="string">
            <text:p>Pattern 3</text:p>
          </table:table-cell>
          <table:table-cell office:value-type="float" office:value="18.550043085239" calcext:value-type="float">
            <text:p>18.550043085239</text:p>
          </table:table-cell>
          <table:table-cell office:value-type="float" office:value="0.333963631991546" calcext:value-type="float">
            <text:p>0.333963631991546</text:p>
          </table:table-cell>
          <table:table-cell office:value-type="float" office:value="0.913458309154925" calcext:value-type="float">
            <text:p>0.913458309154925</text:p>
          </table:table-cell>
          <table:table-cell office:value-type="string" calcext:value-type="string">
            <text:p>https://twitter.com/lovetolieeeee/status/1610977738307047430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0.jpg</text:p>
          </table:table-cell>
          <table:table-cell office:value-type="string" calcext:value-type="string">
            <text:p>Pattern 9</text:p>
          </table:table-cell>
          <table:table-cell office:value-type="float" office:value="12.2671669292935" calcext:value-type="float">
            <text:p>12.2671669292935</text:p>
          </table:table-cell>
          <table:table-cell office:value-type="float" office:value="0.17722892068666" calcext:value-type="float">
            <text:p>0.17722892068666</text:p>
          </table:table-cell>
          <table:table-cell office:value-type="float" office:value="0.0421877598164468" calcext:value-type="float">
            <text:p>0.0421877598164468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1.jpg</text:p>
          </table:table-cell>
          <table:table-cell office:value-type="string" calcext:value-type="string">
            <text:p>Pattern 9</text:p>
          </table:table-cell>
          <table:table-cell office:value-type="float" office:value="11.2684873771345" calcext:value-type="float">
            <text:p>11.2684873771345</text:p>
          </table:table-cell>
          <table:table-cell office:value-type="float" office:value="0.162585699472523" calcext:value-type="float">
            <text:p>0.162585699472523</text:p>
          </table:table-cell>
          <table:table-cell office:value-type="float" office:value="0.0597551724464399" calcext:value-type="float">
            <text:p>0.0597551724464399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2.jpg</text:p>
          </table:table-cell>
          <table:table-cell office:value-type="string" calcext:value-type="string">
            <text:p>Pattern 9</text:p>
          </table:table-cell>
          <table:table-cell office:value-type="float" office:value="11.9365323093301" calcext:value-type="float">
            <text:p>11.9365323093301</text:p>
          </table:table-cell>
          <table:table-cell office:value-type="float" office:value="0.173476122558605" calcext:value-type="float">
            <text:p>0.173476122558605</text:p>
          </table:table-cell>
          <table:table-cell office:value-type="float" office:value="0.0466902578173162" calcext:value-type="float">
            <text:p>0.0466902578173162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3.jpg</text:p>
          </table:table-cell>
          <table:table-cell office:value-type="string" calcext:value-type="string">
            <text:p>Pattern 9</text:p>
          </table:table-cell>
          <table:table-cell office:value-type="float" office:value="13.1219352493044" calcext:value-type="float">
            <text:p>13.1219352493044</text:p>
          </table:table-cell>
          <table:table-cell office:value-type="float" office:value="0.187176854512584" calcext:value-type="float">
            <text:p>0.187176854512584</text:p>
          </table:table-cell>
          <table:table-cell office:value-type="float" office:value="0.0525246633551519" calcext:value-type="float">
            <text:p>0.0525246633551519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udogaint_20230202T054020/0.jpg</text:p>
          </table:table-cell>
          <table:table-cell office:value-type="string" calcext:value-type="string">
            <text:p>Pattern 3</text:p>
          </table:table-cell>
          <table:table-cell office:value-type="float" office:value="28.8121726923499" calcext:value-type="float">
            <text:p>28.8121726923499</text:p>
          </table:table-cell>
          <table:table-cell office:value-type="float" office:value="0.233739005654694" calcext:value-type="float">
            <text:p>0.233739005654694</text:p>
          </table:table-cell>
          <table:table-cell office:value-type="float" office:value="0.66655174271399" calcext:value-type="float">
            <text:p>0.66655174271399</text:p>
          </table:table-cell>
          <table:table-cell office:value-type="string" calcext:value-type="string">
            <text:p>https://twitter.com/ludogaint/status/1621020675308949504</text:p>
          </table:table-cell>
        </table:table-row>
        <table:table-row table:style-name="ro1">
          <table:table-cell office:value-type="string" calcext:value-type="string">
            <text:p>input/data_formal_20240530-1342/meme/lukas_canario_20221228T060116/0.jpg</text:p>
          </table:table-cell>
          <table:table-cell office:value-type="string" calcext:value-type="string">
            <text:p>Pattern 7</text:p>
          </table:table-cell>
          <table:table-cell office:value-type="float" office:value="28.333900676055" calcext:value-type="float">
            <text:p>28.333900676055</text:p>
          </table:table-cell>
          <table:table-cell office:value-type="float" office:value="0.342896582347531" calcext:value-type="float">
            <text:p>0.342896582347531</text:p>
          </table:table-cell>
          <table:table-cell office:value-type="float" office:value="0.441061521891004" calcext:value-type="float">
            <text:p>0.441061521891004</text:p>
          </table:table-cell>
          <table:table-cell office:value-type="string" calcext:value-type="string">
            <text:p>https://twitter.com/lukas_canario/status/1607979979274424320</text:p>
          </table:table-cell>
        </table:table-row>
        <table:table-row table:style-name="ro1">
          <table:table-cell office:value-type="string" calcext:value-type="string">
            <text:p>input/data_formal_20240530-1342/meme/Lunasarry_20230206T120209/0.jpg</text:p>
          </table:table-cell>
          <table:table-cell office:value-type="string" calcext:value-type="string">
            <text:p>Pattern 1</text:p>
          </table:table-cell>
          <table:table-cell office:value-type="float" office:value="27.7232091842432" calcext:value-type="float">
            <text:p>27.7232091842432</text:p>
          </table:table-cell>
          <table:table-cell office:value-type="float" office:value="0.314369456311426" calcext:value-type="float">
            <text:p>0.314369456311426</text:p>
          </table:table-cell>
          <table:table-cell office:value-type="float" office:value="0.400199429743939" calcext:value-type="float">
            <text:p>0.400199429743939</text:p>
          </table:table-cell>
          <table:table-cell office:value-type="string" calcext:value-type="string">
            <text:p>https://twitter.com/Lunasarry/status/1622566312328167425</text:p>
          </table:table-cell>
        </table:table-row>
        <table:table-row table:style-name="ro1">
          <table:table-cell office:value-type="string" calcext:value-type="string">
            <text:p>input/data_formal_20240530-1342/meme/LyeKwok_20230111T233033/0.jpg</text:p>
          </table:table-cell>
          <table:table-cell office:value-type="string" calcext:value-type="string">
            <text:p>Pattern 3</text:p>
          </table:table-cell>
          <table:table-cell office:value-type="float" office:value="17.6483915354748" calcext:value-type="float">
            <text:p>17.6483915354748</text:p>
          </table:table-cell>
          <table:table-cell office:value-type="float" office:value="0.394419555128434" calcext:value-type="float">
            <text:p>0.394419555128434</text:p>
          </table:table-cell>
          <table:table-cell office:value-type="float" office:value="0.853642307542716" calcext:value-type="float">
            <text:p>0.853642307542716</text:p>
          </table:table-cell>
          <table:table-cell office:value-type="string" calcext:value-type="string">
            <text:p>https://twitter.com/LyeKwok/status/1613317469728542720</text:p>
          </table:table-cell>
        </table:table-row>
        <table:table-row table:style-name="ro1">
          <table:table-cell office:value-type="string" calcext:value-type="string">
            <text:p>input/data_formal_20240530-1342/meme/LyrehsUpsocampo_20230206T153959/0.jpg</text:p>
          </table:table-cell>
          <table:table-cell office:value-type="string" calcext:value-type="string">
            <text:p>Pattern 3</text:p>
          </table:table-cell>
          <table:table-cell office:value-type="float" office:value="23.8986514161278" calcext:value-type="float">
            <text:p>23.8986514161278</text:p>
          </table:table-cell>
          <table:table-cell office:value-type="float" office:value="0.365255193488303" calcext:value-type="float">
            <text:p>0.365255193488303</text:p>
          </table:table-cell>
          <table:table-cell office:value-type="float" office:value="0.847572318943312" calcext:value-type="float">
            <text:p>0.847572318943312</text:p>
          </table:table-cell>
          <table:table-cell office:value-type="string" calcext:value-type="string">
            <text:p>https://twitter.com/LyrehsUpsocampo/status/1622621132074668032</text:p>
          </table:table-cell>
        </table:table-row>
        <table:table-row table:style-name="ro1">
          <table:table-cell office:value-type="string" calcext:value-type="string">
            <text:p>input/data_formal_20240530-1342/meme/Mad4FunGames_20230206T114259/0.jpg</text:p>
          </table:table-cell>
          <table:table-cell office:value-type="string" calcext:value-type="string">
            <text:p>Pattern 8</text:p>
          </table:table-cell>
          <table:table-cell office:value-type="float" office:value="23.5000629594766" calcext:value-type="float">
            <text:p>23.5000629594766</text:p>
          </table:table-cell>
          <table:table-cell office:value-type="float" office:value="0.958015333279484" calcext:value-type="float">
            <text:p>0.958015333279484</text:p>
          </table:table-cell>
          <table:table-cell office:value-type="float" office:value="0.360011200531338" calcext:value-type="float">
            <text:p>0.360011200531338</text:p>
          </table:table-cell>
          <table:table-cell office:value-type="string" calcext:value-type="string">
            <text:p>https://twitter.com/Mad4FunGames/status/1622561487511515142</text:p>
          </table:table-cell>
        </table:table-row>
        <table:table-row table:style-name="ro1">
          <table:table-cell office:value-type="string" calcext:value-type="string">
            <text:p>input/data_formal_20240530-1342/meme/madameloho_20230202T050016/0.jpg</text:p>
          </table:table-cell>
          <table:table-cell office:value-type="string" calcext:value-type="string">
            <text:p>Pattern 2</text:p>
          </table:table-cell>
          <table:table-cell office:value-type="float" office:value="28.3137276221944" calcext:value-type="float">
            <text:p>28.3137276221944</text:p>
          </table:table-cell>
          <table:table-cell office:value-type="float" office:value="0.243060945234408" calcext:value-type="float">
            <text:p>0.243060945234408</text:p>
          </table:table-cell>
          <table:table-cell office:value-type="float" office:value="0.667022076982149" calcext:value-type="float">
            <text:p>0.667022076982149</text:p>
          </table:table-cell>
          <table:table-cell office:value-type="string" calcext:value-type="string">
            <text:p>https://twitter.com/madameloho/status/1621010590838976515</text:p>
          </table:table-cell>
        </table:table-row>
        <table:table-row table:style-name="ro1">
          <table:table-cell office:value-type="string" calcext:value-type="string">
            <text:p>input/data_formal_20240530-1342/meme/madameloho_20230202T050300/0.jpg</text:p>
          </table:table-cell>
          <table:table-cell office:value-type="string" calcext:value-type="string">
            <text:p>Pattern 1</text:p>
          </table:table-cell>
          <table:table-cell office:value-type="float" office:value="29.8848371478939" calcext:value-type="float">
            <text:p>29.8848371478939</text:p>
          </table:table-cell>
          <table:table-cell office:value-type="float" office:value="0.272887257817879" calcext:value-type="float">
            <text:p>0.272887257817879</text:p>
          </table:table-cell>
          <table:table-cell office:value-type="float" office:value="0.384404509731478" calcext:value-type="float">
            <text:p>0.384404509731478</text:p>
          </table:table-cell>
          <table:table-cell office:value-type="string" calcext:value-type="string">
            <text:p>https://twitter.com/madameloho/status/1621011278235041792</text:p>
          </table:table-cell>
        </table:table-row>
        <table:table-row table:style-name="ro1">
          <table:table-cell office:value-type="string" calcext:value-type="string">
            <text:p>input/data_formal_20240530-1342/meme/MadaraU1234567_20221228T055253/0.jpg</text:p>
          </table:table-cell>
          <table:table-cell office:value-type="string" calcext:value-type="string">
            <text:p>Pattern 3</text:p>
          </table:table-cell>
          <table:table-cell office:value-type="float" office:value="21.0080120141815" calcext:value-type="float">
            <text:p>21.0080120141815</text:p>
          </table:table-cell>
          <table:table-cell office:value-type="float" office:value="0.243809137473533" calcext:value-type="float">
            <text:p>0.243809137473533</text:p>
          </table:table-cell>
          <table:table-cell office:value-type="float" office:value="0.860023802790872" calcext:value-type="float">
            <text:p>0.860023802790872</text:p>
          </table:table-cell>
          <table:table-cell office:value-type="string" calcext:value-type="string">
            <text:p>https://twitter.com/MadaraU1234567/status/1607977868180717569</text:p>
          </table:table-cell>
        </table:table-row>
        <table:table-row table:style-name="ro1">
          <table:table-cell office:value-type="string" calcext:value-type="string">
            <text:p>input/data_formal_20240530-1342/meme/majharkhan_20230111T025410/0.jpg</text:p>
          </table:table-cell>
          <table:table-cell office:value-type="string" calcext:value-type="string">
            <text:p>Pattern 5</text:p>
          </table:table-cell>
          <table:table-cell office:value-type="float" office:value="28.4532232750628" calcext:value-type="float">
            <text:p>28.4532232750628</text:p>
          </table:table-cell>
          <table:table-cell office:value-type="float" office:value="0.0923299052921034" calcext:value-type="float">
            <text:p>0.0923299052921034</text:p>
          </table:table-cell>
          <table:table-cell office:value-type="float" office:value="0.457221609891335" calcext:value-type="float">
            <text:p>0.457221609891335</text:p>
          </table:table-cell>
          <table:table-cell office:value-type="string" calcext:value-type="string">
            <text:p>https://twitter.com/SMM_News_Feed/status/1613012255339352065</text:p>
          </table:table-cell>
        </table:table-row>
        <table:table-row table:style-name="ro1">
          <table:table-cell office:value-type="string" calcext:value-type="string">
            <text:p>input/data_formal_20240530-1342/meme/makamsriharshi1_20230315T235747/0.jpg</text:p>
          </table:table-cell>
          <table:table-cell office:value-type="string" calcext:value-type="string">
            <text:p>Pattern 3</text:p>
          </table:table-cell>
          <table:table-cell office:value-type="float" office:value="24.1153721791116" calcext:value-type="float">
            <text:p>24.1153721791116</text:p>
          </table:table-cell>
          <table:table-cell office:value-type="float" office:value="0.236373970752206" calcext:value-type="float">
            <text:p>0.236373970752206</text:p>
          </table:table-cell>
          <table:table-cell office:value-type="float" office:value="0.818684491446841" calcext:value-type="float">
            <text:p>0.818684491446841</text:p>
          </table:table-cell>
          <table:table-cell office:value-type="string" calcext:value-type="string">
            <text:p>https://twitter.com/makamsriharshi1/status/1636154759781707777</text:p>
          </table:table-cell>
        </table:table-row>
        <table:table-row table:style-name="ro1">
          <table:table-cell office:value-type="string" calcext:value-type="string">
            <text:p>input/data_formal_20240530-1342/meme/Make70sGreat_20230212T135048/0.jpg</text:p>
          </table:table-cell>
          <table:table-cell office:value-type="string" calcext:value-type="string">
            <text:p>Pattern 6</text:p>
          </table:table-cell>
          <table:table-cell office:value-type="float" office:value="30.7284829816872" calcext:value-type="float">
            <text:p>30.7284829816872</text:p>
          </table:table-cell>
          <table:table-cell office:value-type="float" office:value="0.593270241476038" calcext:value-type="float">
            <text:p>0.593270241476038</text:p>
          </table:table-cell>
          <table:table-cell office:value-type="float" office:value="0.382891197901438" calcext:value-type="float">
            <text:p>0.382891197901438</text:p>
          </table:table-cell>
          <table:table-cell office:value-type="string" calcext:value-type="string">
            <text:p>https://twitter.com/TomasMa16498730/status/1624811089375506433</text:p>
          </table:table-cell>
        </table:table-row>
        <table:table-row table:style-name="ro1">
          <table:table-cell office:value-type="string" calcext:value-type="string">
            <text:p>input/data_formal_20240530-1342/meme/MaltsevVassili_20230315T203156/0.jpg</text:p>
          </table:table-cell>
          <table:table-cell office:value-type="string" calcext:value-type="string">
            <text:p>Pattern 2</text:p>
          </table:table-cell>
          <table:table-cell office:value-type="float" office:value="30.6374065480008" calcext:value-type="float">
            <text:p>30.6374065480008</text:p>
          </table:table-cell>
          <table:table-cell office:value-type="float" office:value="0.216409056414962" calcext:value-type="float">
            <text:p>0.216409056414962</text:p>
          </table:table-cell>
          <table:table-cell office:value-type="float" office:value="0.702865664718864" calcext:value-type="float">
            <text:p>0.702865664718864</text:p>
          </table:table-cell>
          <table:table-cell office:value-type="string" calcext:value-type="string">
            <text:p>https://twitter.com/MaltsevVassili/status/1636102954670526464</text:p>
          </table:table-cell>
        </table:table-row>
        <table:table-row table:style-name="ro1">
          <table:table-cell office:value-type="string" calcext:value-type="string">
            <text:p>input/data_formal_20240530-1342/meme/MamaYah6_20230206T144942/0.jpg</text:p>
          </table:table-cell>
          <table:table-cell office:value-type="string" calcext:value-type="string">
            <text:p>Pattern 3</text:p>
          </table:table-cell>
          <table:table-cell office:value-type="float" office:value="24.2300392855299" calcext:value-type="float">
            <text:p>24.2300392855299</text:p>
          </table:table-cell>
          <table:table-cell office:value-type="float" office:value="0.440460392151379" calcext:value-type="float">
            <text:p>0.440460392151379</text:p>
          </table:table-cell>
          <table:table-cell office:value-type="float" office:value="0.802272486592872" calcext:value-type="float">
            <text:p>0.802272486592872</text:p>
          </table:table-cell>
          <table:table-cell office:value-type="string" calcext:value-type="string">
            <text:p>https://twitter.com/MamaYah6/status/1622608478379573255</text:p>
          </table:table-cell>
        </table:table-row>
        <table:table-row table:style-name="ro1">
          <table:table-cell office:value-type="string" calcext:value-type="string">
            <text:p>input/data_formal_20240530-1342/meme/ManatAleyah_20221228T031557/0.jpg</text:p>
          </table:table-cell>
          <table:table-cell office:value-type="string" calcext:value-type="string">
            <text:p>Pattern 3</text:p>
          </table:table-cell>
          <table:table-cell office:value-type="float" office:value="26.7038001664869" calcext:value-type="float">
            <text:p>26.7038001664869</text:p>
          </table:table-cell>
          <table:table-cell office:value-type="float" office:value="0.313177175068634" calcext:value-type="float">
            <text:p>0.313177175068634</text:p>
          </table:table-cell>
          <table:table-cell office:value-type="float" office:value="0.837184893847291" calcext:value-type="float">
            <text:p>0.837184893847291</text:p>
          </table:table-cell>
          <table:table-cell office:value-type="string" calcext:value-type="string">
            <text:p>https://twitter.com/ManatAleyah/status/1607938374278742017</text:p>
          </table:table-cell>
        </table:table-row>
        <table:table-row table:style-name="ro1">
          <table:table-cell office:value-type="string" calcext:value-type="string">
            <text:p>input/data_formal_20240530-1342/meme/manlikestate_20230206T123652/0.jpg</text:p>
          </table:table-cell>
          <table:table-cell office:value-type="string" calcext:value-type="string">
            <text:p>Pattern 5</text:p>
          </table:table-cell>
          <table:table-cell office:value-type="float" office:value="26.0025876879477" calcext:value-type="float">
            <text:p>26.0025876879477</text:p>
          </table:table-cell>
          <table:table-cell office:value-type="float" office:value="0.168464605567507" calcext:value-type="float">
            <text:p>0.168464605567507</text:p>
          </table:table-cell>
          <table:table-cell office:value-type="float" office:value="0.212219596882091" calcext:value-type="float">
            <text:p>0.212219596882091</text:p>
          </table:table-cell>
          <table:table-cell office:value-type="string" calcext:value-type="string">
            <text:p>https://twitter.com/manlikestate/status/1622575051697528834</text:p>
          </table:table-cell>
        </table:table-row>
        <table:table-row table:style-name="ro1">
          <table:table-cell office:value-type="string" calcext:value-type="string">
            <text:p>input/data_formal_20240530-1342/meme/MaritimeStreamr_20230108T190622/0.jpg</text:p>
          </table:table-cell>
          <table:table-cell office:value-type="string" calcext:value-type="string">
            <text:p>Pattern 7</text:p>
          </table:table-cell>
          <table:table-cell office:value-type="float" office:value="33.553321584958" calcext:value-type="float">
            <text:p>33.553321584958</text:p>
          </table:table-cell>
          <table:table-cell office:value-type="float" office:value="0.550990923918409" calcext:value-type="float">
            <text:p>0.550990923918409</text:p>
          </table:table-cell>
          <table:table-cell office:value-type="float" office:value="0.534143684897628" calcext:value-type="float">
            <text:p>0.534143684897628</text:p>
          </table:table-cell>
          <table:table-cell office:value-type="string" calcext:value-type="string">
            <text:p>https://twitter.com/TGtsby/status/1613303444315463681</text:p>
          </table:table-cell>
        </table:table-row>
        <table:table-row table:style-name="ro1">
          <table:table-cell office:value-type="string" calcext:value-type="string">
            <text:p>input/data_formal_20240530-1342/meme/Marvin_Inu_20230201T180847/0.jpg</text:p>
          </table:table-cell>
          <table:table-cell office:value-type="string" calcext:value-type="string">
            <text:p>Pattern 3</text:p>
          </table:table-cell>
          <table:table-cell office:value-type="float" office:value="31.5401099895166" calcext:value-type="float">
            <text:p>31.5401099895166</text:p>
          </table:table-cell>
          <table:table-cell office:value-type="float" office:value="0.205841248770027" calcext:value-type="float">
            <text:p>0.205841248770027</text:p>
          </table:table-cell>
          <table:table-cell office:value-type="float" office:value="0.57986313743261" calcext:value-type="float">
            <text:p>0.57986313743261</text:p>
          </table:table-cell>
          <table:table-cell office:value-type="string" calcext:value-type="string">
            <text:p>https://twitter.com/0VxtupgxkUe2fWY/status/1620989340439678976</text:p>
          </table:table-cell>
        </table:table-row>
        <table:table-row table:style-name="ro1">
          <table:table-cell office:value-type="string" calcext:value-type="string">
            <text:p>input/data_formal_20240530-1342/meme/Marvin_Inu_20230322T182300/0.jpg</text:p>
          </table:table-cell>
          <table:table-cell office:value-type="string" calcext:value-type="string">
            <text:p>Pattern 2</text:p>
          </table:table-cell>
          <table:table-cell office:value-type="float" office:value="26.8525410726564" calcext:value-type="float">
            <text:p>26.8525410726564</text:p>
          </table:table-cell>
          <table:table-cell office:value-type="float" office:value="0.201817701087237" calcext:value-type="float">
            <text:p>0.201817701087237</text:p>
          </table:table-cell>
          <table:table-cell office:value-type="float" office:value="0.862655812910271" calcext:value-type="float">
            <text:p>0.862655812910271</text:p>
          </table:table-cell>
          <table:table-cell office:value-type="string" calcext:value-type="string">
            <text:p>https://twitter.com/MarvinInuAngel/status/1638665985535164419</text:p>
          </table:table-cell>
        </table:table-row>
        <table:table-row table:style-name="ro1">
          <table:table-cell office:value-type="string" calcext:value-type="string">
            <text:p>input/data_formal_20240530-1342/meme/MarvinToken_20230201T062141/0.jpg</text:p>
          </table:table-cell>
          <table:table-cell office:value-type="string" calcext:value-type="string">
            <text:p>Pattern 3</text:p>
          </table:table-cell>
          <table:table-cell office:value-type="float" office:value="25.8111406143496" calcext:value-type="float">
            <text:p>25.8111406143496</text:p>
          </table:table-cell>
          <table:table-cell office:value-type="float" office:value="0.255273740409852" calcext:value-type="float">
            <text:p>0.255273740409852</text:p>
          </table:table-cell>
          <table:table-cell office:value-type="float" office:value="0.703559199935477" calcext:value-type="float">
            <text:p>0.703559199935477</text:p>
          </table:table-cell>
          <table:table-cell office:value-type="string" calcext:value-type="string">
            <text:p>https://twitter.com/yourjjewin/status/1621023045887610880</text:p>
          </table:table-cell>
        </table:table-row>
        <table:table-row table:style-name="ro1">
          <table:table-cell office:value-type="string" calcext:value-type="string">
            <text:p>input/data_formal_20240530-1342/meme/mat_dehl_20221227T023553/0.jpg</text:p>
          </table:table-cell>
          <table:table-cell office:value-type="string" calcext:value-type="string">
            <text:p>Pattern 5</text:p>
          </table:table-cell>
          <table:table-cell office:value-type="float" office:value="29.7174708892398" calcext:value-type="float">
            <text:p>29.7174708892398</text:p>
          </table:table-cell>
          <table:table-cell office:value-type="float" office:value="0.184431567706088" calcext:value-type="float">
            <text:p>0.184431567706088</text:p>
          </table:table-cell>
          <table:table-cell office:value-type="float" office:value="0.390620340896076" calcext:value-type="float">
            <text:p>0.390620340896076</text:p>
          </table:table-cell>
          <table:table-cell office:value-type="string" calcext:value-type="string">
            <text:p>https://twitter.com/FRCretweets/status/1607929847623614466</text:p>
          </table:table-cell>
        </table:table-row>
        <table:table-row table:style-name="ro1">
          <table:table-cell office:value-type="string" calcext:value-type="string">
            <text:p>input/data_formal_20240530-1342/meme/MashaThaMenace_20230202T020615/0.jpg</text:p>
          </table:table-cell>
          <table:table-cell office:value-type="string" calcext:value-type="string">
            <text:p>Pattern 5</text:p>
          </table:table-cell>
          <table:table-cell office:value-type="float" office:value="28.6140678776711" calcext:value-type="float">
            <text:p>28.6140678776711</text:p>
          </table:table-cell>
          <table:table-cell office:value-type="float" office:value="0.173340785795581" calcext:value-type="float">
            <text:p>0.173340785795581</text:p>
          </table:table-cell>
          <table:table-cell office:value-type="float" office:value="0.398846367212638" calcext:value-type="float">
            <text:p>0.398846367212638</text:p>
          </table:table-cell>
          <table:table-cell office:value-type="string" calcext:value-type="string">
            <text:p>https://twitter.com/MashaThaMenace/status/1620966797913776129</text:p>
          </table:table-cell>
        </table:table-row>
        <table:table-row table:style-name="ro1">
          <table:table-cell office:value-type="string" calcext:value-type="string">
            <text:p>input/data_formal_20240530-1342/meme/mchii0_20221223T055720/0.jpg</text:p>
          </table:table-cell>
          <table:table-cell office:value-type="string" calcext:value-type="string">
            <text:p>Pattern 2</text:p>
          </table:table-cell>
          <table:table-cell office:value-type="float" office:value="28.3021259428548" calcext:value-type="float">
            <text:p>28.3021259428548</text:p>
          </table:table-cell>
          <table:table-cell office:value-type="float" office:value="0.209040149969339" calcext:value-type="float">
            <text:p>0.209040149969339</text:p>
          </table:table-cell>
          <table:table-cell office:value-type="float" office:value="0.67447522676949" calcext:value-type="float">
            <text:p>0.67447522676949</text:p>
          </table:table-cell>
          <table:table-cell office:value-type="string" calcext:value-type="string">
            <text:p>https://twitter.com/izzy_naniii/status/1607981382646759425</text:p>
          </table:table-cell>
        </table:table-row>
        <table:table-row table:style-name="ro1">
          <table:table-cell office:value-type="string" calcext:value-type="string">
            <text:p>input/data_formal_20240530-1342/meme/MdShoponkibria_20230105T165222/0.jpg</text:p>
          </table:table-cell>
          <table:table-cell office:value-type="string" calcext:value-type="string">
            <text:p>Pattern 1</text:p>
          </table:table-cell>
          <table:table-cell office:value-type="float" office:value="33.7437297455986" calcext:value-type="float">
            <text:p>33.7437297455986</text:p>
          </table:table-cell>
          <table:table-cell office:value-type="float" office:value="0.376605750470784" calcext:value-type="float">
            <text:p>0.376605750470784</text:p>
          </table:table-cell>
          <table:table-cell office:value-type="float" office:value="0.376516680082117" calcext:value-type="float">
            <text:p>0.376516680082117</text:p>
          </table:table-cell>
          <table:table-cell office:value-type="string" calcext:value-type="string">
            <text:p>https://twitter.com/MdShoponkibria/status/1611042937013665792</text:p>
          </table:table-cell>
        </table:table-row>
        <table:table-row table:style-name="ro1">
          <table:table-cell office:value-type="string" calcext:value-type="string">
            <text:p>input/data_formal_20240530-1342/meme/MeDigit_20230206T113007/0.jpg</text:p>
          </table:table-cell>
          <table:table-cell office:value-type="string" calcext:value-type="string">
            <text:p>Pattern 7</text:p>
          </table:table-cell>
          <table:table-cell office:value-type="float" office:value="26.9492590999002" calcext:value-type="float">
            <text:p>26.9492590999002</text:p>
          </table:table-cell>
          <table:table-cell office:value-type="float" office:value="0.362286347005252" calcext:value-type="float">
            <text:p>0.362286347005252</text:p>
          </table:table-cell>
          <table:table-cell office:value-type="float" office:value="0.423348946342149" calcext:value-type="float">
            <text:p>0.423348946342149</text:p>
          </table:table-cell>
          <table:table-cell office:value-type="string" calcext:value-type="string">
            <text:p>https://twitter.com/MeDigit/status/162255825212580659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2T103000/0.jpg</text:p>
          </table:table-cell>
          <table:table-cell office:value-type="string" calcext:value-type="string">
            <text:p>Pattern 7</text:p>
          </table:table-cell>
          <table:table-cell office:value-type="float" office:value="30.4083559373484" calcext:value-type="float">
            <text:p>30.4083559373484</text:p>
          </table:table-cell>
          <table:table-cell office:value-type="float" office:value="0.478217164930021" calcext:value-type="float">
            <text:p>0.478217164930021</text:p>
          </table:table-cell>
          <table:table-cell office:value-type="float" office:value="0.407625979728764" calcext:value-type="float">
            <text:p>0.407625979728764</text:p>
          </table:table-cell>
          <table:table-cell office:value-type="string" calcext:value-type="string">
            <text:p>https://twitter.com/rmlBy1/status/161097869579531469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3T064036/0.jpg</text:p>
          </table:table-cell>
          <table:table-cell office:value-type="string" calcext:value-type="string">
            <text:p>Pattern 1</text:p>
          </table:table-cell>
          <table:table-cell office:value-type="float" office:value="33.6942693122481" calcext:value-type="float">
            <text:p>33.6942693122481</text:p>
          </table:table-cell>
          <table:table-cell office:value-type="float" office:value="0.376319782248509" calcext:value-type="float">
            <text:p>0.376319782248509</text:p>
          </table:table-cell>
          <table:table-cell office:value-type="float" office:value="0.298249123843574" calcext:value-type="float">
            <text:p>0.298249123843574</text:p>
          </table:table-cell>
          <table:table-cell office:value-type="string" calcext:value-type="string">
            <text:p>https://twitter.com/rmlBy1/status/1610978670000365568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4T063000/0.jpg</text:p>
          </table:table-cell>
          <table:table-cell office:value-type="string" calcext:value-type="string">
            <text:p>Pattern 1</text:p>
          </table:table-cell>
          <table:table-cell office:value-type="float" office:value="32.5935770170442" calcext:value-type="float">
            <text:p>32.5935770170442</text:p>
          </table:table-cell>
          <table:table-cell office:value-type="float" office:value="0.199333219203528" calcext:value-type="float">
            <text:p>0.199333219203528</text:p>
          </table:table-cell>
          <table:table-cell office:value-type="float" office:value="0.226099855381569" calcext:value-type="float">
            <text:p>0.226099855381569</text:p>
          </table:table-cell>
          <table:table-cell office:value-type="string" calcext:value-type="string">
            <text:p>https://twitter.com/rmlBy1/status/161097863405517619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5T063000/0.jpg</text:p>
          </table:table-cell>
          <table:table-cell office:value-type="string" calcext:value-type="string">
            <text:p>Pattern 7</text:p>
          </table:table-cell>
          <table:table-cell office:value-type="float" office:value="26.7185860766236" calcext:value-type="float">
            <text:p>26.7185860766236</text:p>
          </table:table-cell>
          <table:table-cell office:value-type="float" office:value="0.24052042416945" calcext:value-type="float">
            <text:p>0.24052042416945</text:p>
          </table:table-cell>
          <table:table-cell office:value-type="float" office:value="0.325019378809125" calcext:value-type="float">
            <text:p>0.325019378809125</text:p>
          </table:table-cell>
          <table:table-cell office:value-type="string" calcext:value-type="string">
            <text:p>https://twitter.com/rmlBy1/status/161097859878526566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5T113333/0.jpg</text:p>
          </table:table-cell>
          <table:table-cell office:value-type="string" calcext:value-type="string">
            <text:p>Pattern 8</text:p>
          </table:table-cell>
          <table:table-cell office:value-type="float" office:value="25.5645605601985" calcext:value-type="float">
            <text:p>25.5645605601985</text:p>
          </table:table-cell>
          <table:table-cell office:value-type="float" office:value="0.786539822703682" calcext:value-type="float">
            <text:p>0.786539822703682</text:p>
          </table:table-cell>
          <table:table-cell office:value-type="float" office:value="0.41054886489282" calcext:value-type="float">
            <text:p>0.41054886489282</text:p>
          </table:table-cell>
          <table:table-cell office:value-type="string" calcext:value-type="string">
            <text:p>https://twitter.com/rmlBy1/status/161097859070702796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6T065355/0.jpg</text:p>
          </table:table-cell>
          <table:table-cell office:value-type="string" calcext:value-type="string">
            <text:p>Pattern 9</text:p>
          </table:table-cell>
          <table:table-cell office:value-type="float" office:value="29.2900038757337" calcext:value-type="float">
            <text:p>29.2900038757337</text:p>
          </table:table-cell>
          <table:table-cell office:value-type="float" office:value="0.126721747350999" calcext:value-type="float">
            <text:p>0.126721747350999</text:p>
          </table:table-cell>
          <table:table-cell office:value-type="float" office:value="0.191507491268483" calcext:value-type="float">
            <text:p>0.191507491268483</text:p>
          </table:table-cell>
          <table:table-cell office:value-type="string" calcext:value-type="string">
            <text:p>https://twitter.com/rmlBy1/status/161097856622909440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7T070110/0.jpg</text:p>
          </table:table-cell>
          <table:table-cell office:value-type="string" calcext:value-type="string">
            <text:p>Pattern 7</text:p>
          </table:table-cell>
          <table:table-cell office:value-type="float" office:value="27.4450939949842" calcext:value-type="float">
            <text:p>27.4450939949842</text:p>
          </table:table-cell>
          <table:table-cell office:value-type="float" office:value="0.456453331969722" calcext:value-type="float">
            <text:p>0.456453331969722</text:p>
          </table:table-cell>
          <table:table-cell office:value-type="float" office:value="0.417698023623853" calcext:value-type="float">
            <text:p>0.417698023623853</text:p>
          </table:table-cell>
          <table:table-cell office:value-type="string" calcext:value-type="string">
            <text:p>https://twitter.com/rmlBy1/status/161097853021257728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7T103000/0.jpg</text:p>
          </table:table-cell>
          <table:table-cell office:value-type="string" calcext:value-type="string">
            <text:p>Pattern 8</text:p>
          </table:table-cell>
          <table:table-cell office:value-type="float" office:value="25.6208073224688" calcext:value-type="float">
            <text:p>25.6208073224688</text:p>
          </table:table-cell>
          <table:table-cell office:value-type="float" office:value="0.823994200023996" calcext:value-type="float">
            <text:p>0.823994200023996</text:p>
          </table:table-cell>
          <table:table-cell office:value-type="float" office:value="0.378561765600066" calcext:value-type="float">
            <text:p>0.378561765600066</text:p>
          </table:table-cell>
          <table:table-cell office:value-type="string" calcext:value-type="string">
            <text:p>https://twitter.com/rmlBy1/status/1610978523128426497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9T071604/0.jpg</text:p>
          </table:table-cell>
          <table:table-cell office:value-type="string" calcext:value-type="string">
            <text:p>Pattern 1</text:p>
          </table:table-cell>
          <table:table-cell office:value-type="float" office:value="33.0787364086172" calcext:value-type="float">
            <text:p>33.0787364086172</text:p>
          </table:table-cell>
          <table:table-cell office:value-type="float" office:value="0.152902792442982" calcext:value-type="float">
            <text:p>0.152902792442982</text:p>
          </table:table-cell>
          <table:table-cell office:value-type="float" office:value="0.242386716217401" calcext:value-type="float">
            <text:p>0.242386716217401</text:p>
          </table:table-cell>
          <table:table-cell office:value-type="string" calcext:value-type="string">
            <text:p>https://twitter.com/rmlBy1/status/1610978470846431233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0T023000/0.jpg</text:p>
          </table:table-cell>
          <table:table-cell office:value-type="string" calcext:value-type="string">
            <text:p>Pattern 8</text:p>
          </table:table-cell>
          <table:table-cell office:value-type="float" office:value="28.3627946571492" calcext:value-type="float">
            <text:p>28.3627946571492</text:p>
          </table:table-cell>
          <table:table-cell office:value-type="float" office:value="0.823256447212117" calcext:value-type="float">
            <text:p>0.823256447212117</text:p>
          </table:table-cell>
          <table:table-cell office:value-type="float" office:value="0.319786363870649" calcext:value-type="float">
            <text:p>0.319786363870649</text:p>
          </table:table-cell>
          <table:table-cell office:value-type="string" calcext:value-type="string">
            <text:p>https://twitter.com/rmlBy1/status/1610978427401826305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0T064730/0.jpg</text:p>
          </table:table-cell>
          <table:table-cell office:value-type="string" calcext:value-type="string">
            <text:p>Pattern 7</text:p>
          </table:table-cell>
          <table:table-cell office:value-type="float" office:value="28.0585782847041" calcext:value-type="float">
            <text:p>28.0585782847041</text:p>
          </table:table-cell>
          <table:table-cell office:value-type="float" office:value="0.533469864780478" calcext:value-type="float">
            <text:p>0.533469864780478</text:p>
          </table:table-cell>
          <table:table-cell office:value-type="float" office:value="0.521770302023373" calcext:value-type="float">
            <text:p>0.521770302023373</text:p>
          </table:table-cell>
          <table:table-cell office:value-type="string" calcext:value-type="string">
            <text:p>https://twitter.com/rmlBy1/status/161097841932777472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1T063443/0.jpg</text:p>
          </table:table-cell>
          <table:table-cell office:value-type="string" calcext:value-type="string">
            <text:p>Pattern 3</text:p>
          </table:table-cell>
          <table:table-cell office:value-type="float" office:value="33.3177865296415" calcext:value-type="float">
            <text:p>33.3177865296415</text:p>
          </table:table-cell>
          <table:table-cell office:value-type="float" office:value="0.225776574964565" calcext:value-type="float">
            <text:p>0.225776574964565</text:p>
          </table:table-cell>
          <table:table-cell office:value-type="float" office:value="0.599570646330102" calcext:value-type="float">
            <text:p>0.599570646330102</text:p>
          </table:table-cell>
          <table:table-cell office:value-type="string" calcext:value-type="string">
            <text:p>https://twitter.com/rmlBy1/status/161097839293720576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2T023000/0.jpg</text:p>
          </table:table-cell>
          <table:table-cell office:value-type="string" calcext:value-type="string">
            <text:p>Pattern 7</text:p>
          </table:table-cell>
          <table:table-cell office:value-type="float" office:value="31.709001853219" calcext:value-type="float">
            <text:p>31.709001853219</text:p>
          </table:table-cell>
          <table:table-cell office:value-type="float" office:value="0.393568870918446" calcext:value-type="float">
            <text:p>0.393568870918446</text:p>
          </table:table-cell>
          <table:table-cell office:value-type="float" office:value="0.3068536207007" calcext:value-type="float">
            <text:p>0.3068536207007</text:p>
          </table:table-cell>
          <table:table-cell office:value-type="string" calcext:value-type="string">
            <text:p>https://twitter.com/rmlBy1/status/1610978361870016512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3T023000/0.jpg</text:p>
          </table:table-cell>
          <table:table-cell office:value-type="string" calcext:value-type="string">
            <text:p>Pattern 1</text:p>
          </table:table-cell>
          <table:table-cell office:value-type="float" office:value="33.1349555591694" calcext:value-type="float">
            <text:p>33.1349555591694</text:p>
          </table:table-cell>
          <table:table-cell office:value-type="float" office:value="0.270354114928658" calcext:value-type="float">
            <text:p>0.270354114928658</text:p>
          </table:table-cell>
          <table:table-cell office:value-type="float" office:value="0.464858986010036" calcext:value-type="float">
            <text:p>0.464858986010036</text:p>
          </table:table-cell>
          <table:table-cell office:value-type="string" calcext:value-type="string">
            <text:p>https://twitter.com/rmlBy1/status/1610978327770312705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4T065221/0.jpg</text:p>
          </table:table-cell>
          <table:table-cell office:value-type="string" calcext:value-type="string">
            <text:p>Pattern 6</text:p>
          </table:table-cell>
          <table:table-cell office:value-type="float" office:value="29.5442113220544" calcext:value-type="float">
            <text:p>29.5442113220544</text:p>
          </table:table-cell>
          <table:table-cell office:value-type="float" office:value="0.733794731663385" calcext:value-type="float">
            <text:p>0.733794731663385</text:p>
          </table:table-cell>
          <table:table-cell office:value-type="float" office:value="0.423916372022253" calcext:value-type="float">
            <text:p>0.423916372022253</text:p>
          </table:table-cell>
          <table:table-cell office:value-type="string" calcext:value-type="string">
            <text:p>https://twitter.com/rmlBy1/status/161097828316807168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8T072632/0.jpg</text:p>
          </table:table-cell>
          <table:table-cell office:value-type="string" calcext:value-type="string">
            <text:p>Pattern 7</text:p>
          </table:table-cell>
          <table:table-cell office:value-type="float" office:value="32.4990802942171" calcext:value-type="float">
            <text:p>32.4990802942171</text:p>
          </table:table-cell>
          <table:table-cell office:value-type="float" office:value="0.272139325412113" calcext:value-type="float">
            <text:p>0.272139325412113</text:p>
          </table:table-cell>
          <table:table-cell office:value-type="float" office:value="0.427873689462542" calcext:value-type="float">
            <text:p>0.427873689462542</text:p>
          </table:table-cell>
          <table:table-cell office:value-type="string" calcext:value-type="string">
            <text:p>https://twitter.com/rmlBy1/status/161097810887796736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9T063000/0.jpg</text:p>
          </table:table-cell>
          <table:table-cell office:value-type="string" calcext:value-type="string">
            <text:p>Pattern 7</text:p>
          </table:table-cell>
          <table:table-cell office:value-type="float" office:value="30.5649971421399" calcext:value-type="float">
            <text:p>30.5649971421399</text:p>
          </table:table-cell>
          <table:table-cell office:value-type="float" office:value="0.454123700705747" calcext:value-type="float">
            <text:p>0.454123700705747</text:p>
          </table:table-cell>
          <table:table-cell office:value-type="float" office:value="0.454706898931177" calcext:value-type="float">
            <text:p>0.454706898931177</text:p>
          </table:table-cell>
          <table:table-cell office:value-type="string" calcext:value-type="string">
            <text:p>https://twitter.com/rmlBy1/status/1610978043610427393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2T063538/0.jpg</text:p>
          </table:table-cell>
          <table:table-cell office:value-type="string" calcext:value-type="string">
            <text:p>Pattern 8</text:p>
          </table:table-cell>
          <table:table-cell office:value-type="float" office:value="26.0971688035292" calcext:value-type="float">
            <text:p>26.0971688035292</text:p>
          </table:table-cell>
          <table:table-cell office:value-type="float" office:value="0.868484461429696" calcext:value-type="float">
            <text:p>0.868484461429696</text:p>
          </table:table-cell>
          <table:table-cell office:value-type="float" office:value="0.304215787636537" calcext:value-type="float">
            <text:p>0.304215787636537</text:p>
          </table:table-cell>
          <table:table-cell office:value-type="string" calcext:value-type="string">
            <text:p>https://twitter.com/rmlBy1/status/161097753479102464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3T063331/0.jpg</text:p>
          </table:table-cell>
          <table:table-cell office:value-type="string" calcext:value-type="string">
            <text:p>Pattern 7</text:p>
          </table:table-cell>
          <table:table-cell office:value-type="float" office:value="28.8003732800183" calcext:value-type="float">
            <text:p>28.8003732800183</text:p>
          </table:table-cell>
          <table:table-cell office:value-type="float" office:value="0.462616088571982" calcext:value-type="float">
            <text:p>0.462616088571982</text:p>
          </table:table-cell>
          <table:table-cell office:value-type="float" office:value="0.531282969941632" calcext:value-type="float">
            <text:p>0.531282969941632</text:p>
          </table:table-cell>
          <table:table-cell office:value-type="string" calcext:value-type="string">
            <text:p>https://twitter.com/rmlBy1/status/161097749544003174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3T103000/0.jpg</text:p>
          </table:table-cell>
          <table:table-cell office:value-type="string" calcext:value-type="string">
            <text:p>Pattern 8</text:p>
          </table:table-cell>
          <table:table-cell office:value-type="float" office:value="19.2251804110125" calcext:value-type="float">
            <text:p>19.2251804110125</text:p>
          </table:table-cell>
          <table:table-cell office:value-type="float" office:value="0.902388817426852" calcext:value-type="float">
            <text:p>0.902388817426852</text:p>
          </table:table-cell>
          <table:table-cell office:value-type="float" office:value="0.482918676534249" calcext:value-type="float">
            <text:p>0.482918676534249</text:p>
          </table:table-cell>
          <table:table-cell office:value-type="string" calcext:value-type="string">
            <text:p>https://twitter.com/rmlBy1/status/161097748304169779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4T023000/0.jpg</text:p>
          </table:table-cell>
          <table:table-cell office:value-type="string" calcext:value-type="string">
            <text:p>Pattern 7</text:p>
          </table:table-cell>
          <table:table-cell office:value-type="float" office:value="28.3737950096307" calcext:value-type="float">
            <text:p>28.3737950096307</text:p>
          </table:table-cell>
          <table:table-cell office:value-type="float" office:value="0.453666876367425" calcext:value-type="float">
            <text:p>0.453666876367425</text:p>
          </table:table-cell>
          <table:table-cell office:value-type="float" office:value="0.403877934909628" calcext:value-type="float">
            <text:p>0.403877934909628</text:p>
          </table:table-cell>
          <table:table-cell office:value-type="string" calcext:value-type="string">
            <text:p>https://twitter.com/rmlBy1/status/161097746277901107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5T063951/0.jpg</text:p>
          </table:table-cell>
          <table:table-cell office:value-type="string" calcext:value-type="string">
            <text:p>Pattern 1</text:p>
          </table:table-cell>
          <table:table-cell office:value-type="float" office:value="32.9981342640489" calcext:value-type="float">
            <text:p>32.9981342640489</text:p>
          </table:table-cell>
          <table:table-cell office:value-type="float" office:value="0.220809140437841" calcext:value-type="float">
            <text:p>0.220809140437841</text:p>
          </table:table-cell>
          <table:table-cell office:value-type="float" office:value="0.241036649651213" calcext:value-type="float">
            <text:p>0.241036649651213</text:p>
          </table:table-cell>
          <table:table-cell office:value-type="string" calcext:value-type="string">
            <text:p>https://twitter.com/rmlBy1/status/1610977424610848768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5T103030/0.jpg</text:p>
          </table:table-cell>
          <table:table-cell office:value-type="string" calcext:value-type="string">
            <text:p>Pattern 8</text:p>
          </table:table-cell>
          <table:table-cell office:value-type="float" office:value="25.8373338216175" calcext:value-type="float">
            <text:p>25.8373338216175</text:p>
          </table:table-cell>
          <table:table-cell office:value-type="float" office:value="0.694546726972541" calcext:value-type="float">
            <text:p>0.694546726972541</text:p>
          </table:table-cell>
          <table:table-cell office:value-type="float" office:value="0.590264307184238" calcext:value-type="float">
            <text:p>0.590264307184238</text:p>
          </table:table-cell>
          <table:table-cell office:value-type="string" calcext:value-type="string">
            <text:p>https://twitter.com/rmlBy1/status/1610977416675229702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6T063124/0.jpg</text:p>
          </table:table-cell>
          <table:table-cell office:value-type="string" calcext:value-type="string">
            <text:p>Pattern 7</text:p>
          </table:table-cell>
          <table:table-cell office:value-type="float" office:value="28.5894178435023" calcext:value-type="float">
            <text:p>28.5894178435023</text:p>
          </table:table-cell>
          <table:table-cell office:value-type="float" office:value="0.269303141205316" calcext:value-type="float">
            <text:p>0.269303141205316</text:p>
          </table:table-cell>
          <table:table-cell office:value-type="float" office:value="0.616804028878445" calcext:value-type="float">
            <text:p>0.616804028878445</text:p>
          </table:table-cell>
          <table:table-cell office:value-type="string" calcext:value-type="string">
            <text:p>https://twitter.com/rmlBy1/status/1610977387545759746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9T105924/0.jpg</text:p>
          </table:table-cell>
          <table:table-cell office:value-type="string" calcext:value-type="string">
            <text:p>Pattern 8</text:p>
          </table:table-cell>
          <table:table-cell office:value-type="float" office:value="26.9896251968166" calcext:value-type="float">
            <text:p>26.9896251968166</text:p>
          </table:table-cell>
          <table:table-cell office:value-type="float" office:value="0.786048408003429" calcext:value-type="float">
            <text:p>0.786048408003429</text:p>
          </table:table-cell>
          <table:table-cell office:value-type="float" office:value="0.46844340656272" calcext:value-type="float">
            <text:p>0.46844340656272</text:p>
          </table:table-cell>
          <table:table-cell office:value-type="string" calcext:value-type="string">
            <text:p>https://twitter.com/rmlBy1/status/1610977272298901504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1T063000/0.jpg</text:p>
          </table:table-cell>
          <table:table-cell office:value-type="string" calcext:value-type="string">
            <text:p>Pattern 2</text:p>
          </table:table-cell>
          <table:table-cell office:value-type="float" office:value="24.7418585615371" calcext:value-type="float">
            <text:p>24.7418585615371</text:p>
          </table:table-cell>
          <table:table-cell office:value-type="float" office:value="0.37247459167098" calcext:value-type="float">
            <text:p>0.37247459167098</text:p>
          </table:table-cell>
          <table:table-cell office:value-type="float" office:value="0.880862441827082" calcext:value-type="float">
            <text:p>0.880862441827082</text:p>
          </table:table-cell>
          <table:table-cell office:value-type="string" calcext:value-type="string">
            <text:p>https://twitter.com/rmlBy1/status/1610977170041765888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1T103030/0.jpg</text:p>
          </table:table-cell>
          <table:table-cell office:value-type="string" calcext:value-type="string">
            <text:p>Pattern 7</text:p>
          </table:table-cell>
          <table:table-cell office:value-type="float" office:value="28.4492606722345" calcext:value-type="float">
            <text:p>28.4492606722345</text:p>
          </table:table-cell>
          <table:table-cell office:value-type="float" office:value="0.15447678230487" calcext:value-type="float">
            <text:p>0.15447678230487</text:p>
          </table:table-cell>
          <table:table-cell office:value-type="float" office:value="0.519837196091927" calcext:value-type="float">
            <text:p>0.519837196091927</text:p>
          </table:table-cell>
          <table:table-cell office:value-type="string" calcext:value-type="string">
            <text:p>https://twitter.com/rmlBy1/status/1610977160432611330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2T103000/0.jpg</text:p>
          </table:table-cell>
          <table:table-cell office:value-type="string" calcext:value-type="string">
            <text:p>Pattern 3</text:p>
          </table:table-cell>
          <table:table-cell office:value-type="float" office:value="23.6489685187106" calcext:value-type="float">
            <text:p>23.6489685187106</text:p>
          </table:table-cell>
          <table:table-cell office:value-type="float" office:value="0.22079128110577" calcext:value-type="float">
            <text:p>0.22079128110577</text:p>
          </table:table-cell>
          <table:table-cell office:value-type="float" office:value="0.792532842497622" calcext:value-type="float">
            <text:p>0.792532842497622</text:p>
          </table:table-cell>
          <table:table-cell office:value-type="string" calcext:value-type="string">
            <text:p>https://twitter.com/rmlBy1/status/1610977117717827584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3T023000/0.jpg</text:p>
          </table:table-cell>
          <table:table-cell office:value-type="string" calcext:value-type="string">
            <text:p>Pattern 3</text:p>
          </table:table-cell>
          <table:table-cell office:value-type="float" office:value="30.3832842422354" calcext:value-type="float">
            <text:p>30.3832842422354</text:p>
          </table:table-cell>
          <table:table-cell office:value-type="float" office:value="0.175755186003169" calcext:value-type="float">
            <text:p>0.175755186003169</text:p>
          </table:table-cell>
          <table:table-cell office:value-type="float" office:value="0.741176371237178" calcext:value-type="float">
            <text:p>0.741176371237178</text:p>
          </table:table-cell>
          <table:table-cell office:value-type="string" calcext:value-type="string">
            <text:p>https://twitter.com/rmlBy1/status/1610977093785096193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4T063030/0.jpg</text:p>
          </table:table-cell>
          <table:table-cell office:value-type="string" calcext:value-type="string">
            <text:p>Pattern 7</text:p>
          </table:table-cell>
          <table:table-cell office:value-type="float" office:value="31.1259245148801" calcext:value-type="float">
            <text:p>31.1259245148801</text:p>
          </table:table-cell>
          <table:table-cell office:value-type="float" office:value="0.2654633046545" calcext:value-type="float">
            <text:p>0.2654633046545</text:p>
          </table:table-cell>
          <table:table-cell office:value-type="float" office:value="0.440358623718823" calcext:value-type="float">
            <text:p>0.440358623718823</text:p>
          </table:table-cell>
          <table:table-cell office:value-type="string" calcext:value-type="string">
            <text:p>https://twitter.com/rmlBy1/status/1610977049069649921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4T103000/0.jpg</text:p>
          </table:table-cell>
          <table:table-cell office:value-type="string" calcext:value-type="string">
            <text:p>Pattern 6</text:p>
          </table:table-cell>
          <table:table-cell office:value-type="float" office:value="26.4970602408912" calcext:value-type="float">
            <text:p>26.4970602408912</text:p>
          </table:table-cell>
          <table:table-cell office:value-type="float" office:value="0.590806327152961" calcext:value-type="float">
            <text:p>0.590806327152961</text:p>
          </table:table-cell>
          <table:table-cell office:value-type="float" office:value="0.501357744533128" calcext:value-type="float">
            <text:p>0.501357744533128</text:p>
          </table:table-cell>
          <table:table-cell office:value-type="string" calcext:value-type="string">
            <text:p>https://twitter.com/rmlBy1/status/1610977031642316800</text:p>
          </table:table-cell>
        </table:table-row>
        <table:table-row table:style-name="ro1">
          <table:table-cell office:value-type="string" calcext:value-type="string">
            <text:p>input/data_formal_20240530-1342/meme/MeghalayaBetter_20230202T023000/0.jpg</text:p>
          </table:table-cell>
          <table:table-cell office:value-type="string" calcext:value-type="string">
            <text:p>Pattern 8</text:p>
          </table:table-cell>
          <table:table-cell office:value-type="float" office:value="24.4541651714649" calcext:value-type="float">
            <text:p>24.4541651714649</text:p>
          </table:table-cell>
          <table:table-cell office:value-type="float" office:value="0.831405248967114" calcext:value-type="float">
            <text:p>0.831405248967114</text:p>
          </table:table-cell>
          <table:table-cell office:value-type="float" office:value="0.3913689189553" calcext:value-type="float">
            <text:p>0.3913689189553</text:p>
          </table:table-cell>
          <table:table-cell office:value-type="string" calcext:value-type="string">
            <text:p>https://twitter.com/NiveilZ/status/1621012499045941249</text:p>
          </table:table-cell>
        </table:table-row>
        <table:table-row table:style-name="ro1">
          <table:table-cell office:value-type="string" calcext:value-type="string">
            <text:p>input/data_formal_20240530-1342/meme/MelissaDawn77_20221228T020426/0.jpg</text:p>
          </table:table-cell>
          <table:table-cell office:value-type="string" calcext:value-type="string">
            <text:p>Pattern 7</text:p>
          </table:table-cell>
          <table:table-cell office:value-type="float" office:value="29.4096225237721" calcext:value-type="float">
            <text:p>29.4096225237721</text:p>
          </table:table-cell>
          <table:table-cell office:value-type="float" office:value="0.348204920718921" calcext:value-type="float">
            <text:p>0.348204920718921</text:p>
          </table:table-cell>
          <table:table-cell office:value-type="float" office:value="0.646703001018424" calcext:value-type="float">
            <text:p>0.646703001018424</text:p>
          </table:table-cell>
          <table:table-cell office:value-type="string" calcext:value-type="string">
            <text:p>https://twitter.com/MelissaDawn77/status/1607920378613215233</text:p>
          </table:table-cell>
        </table:table-row>
        <table:table-row table:style-name="ro1">
          <table:table-cell office:value-type="string" calcext:value-type="string">
            <text:p>input/data_formal_20240530-1342/meme/mellmon_in_20230111T062614/0.jpg</text:p>
          </table:table-cell>
          <table:table-cell office:value-type="string" calcext:value-type="string">
            <text:p>Pattern 1</text:p>
          </table:table-cell>
          <table:table-cell office:value-type="float" office:value="31.7201154248414" calcext:value-type="float">
            <text:p>31.7201154248414</text:p>
          </table:table-cell>
          <table:table-cell office:value-type="float" office:value="0.48516323976991" calcext:value-type="float">
            <text:p>0.48516323976991</text:p>
          </table:table-cell>
          <table:table-cell office:value-type="float" office:value="0.381179691491435" calcext:value-type="float">
            <text:p>0.381179691491435</text:p>
          </table:table-cell>
          <table:table-cell office:value-type="string" calcext:value-type="string">
            <text:p>https://twitter.com/mellmon_in/status/1613059690338062337</text:p>
          </table:table-cell>
        </table:table-row>
        <table:table-row table:style-name="ro1">
          <table:table-cell office:value-type="string" calcext:value-type="string">
            <text:p>input/data_formal_20240530-1342/meme/mellmon_in_20230112T064314/0.jpg</text:p>
          </table:table-cell>
          <table:table-cell office:value-type="string" calcext:value-type="string">
            <text:p>Pattern 6</text:p>
          </table:table-cell>
          <table:table-cell office:value-type="float" office:value="23.3486025461176" calcext:value-type="float">
            <text:p>23.3486025461176</text:p>
          </table:table-cell>
          <table:table-cell office:value-type="float" office:value="0.718409929283331" calcext:value-type="float">
            <text:p>0.718409929283331</text:p>
          </table:table-cell>
          <table:table-cell office:value-type="float" office:value="0.363568591226398" calcext:value-type="float">
            <text:p>0.363568591226398</text:p>
          </table:table-cell>
          <table:table-cell office:value-type="string" calcext:value-type="string">
            <text:p>https://twitter.com/mellmon_in/status/1613426359531081729</text:p>
          </table:table-cell>
        </table:table-row>
        <table:table-row table:style-name="ro1">
          <table:table-cell office:value-type="string" calcext:value-type="string">
            <text:p>input/data_formal_20240530-1342/meme/mellmon_in_20230112T064314/1.jpg</text:p>
          </table:table-cell>
          <table:table-cell office:value-type="string" calcext:value-type="string">
            <text:p>Pattern 6</text:p>
          </table:table-cell>
          <table:table-cell office:value-type="float" office:value="23.9691408639109" calcext:value-type="float">
            <text:p>23.9691408639109</text:p>
          </table:table-cell>
          <table:table-cell office:value-type="float" office:value="0.620969556816647" calcext:value-type="float">
            <text:p>0.620969556816647</text:p>
          </table:table-cell>
          <table:table-cell office:value-type="float" office:value="0.345199013861484" calcext:value-type="float">
            <text:p>0.345199013861484</text:p>
          </table:table-cell>
          <table:table-cell office:value-type="string" calcext:value-type="string">
            <text:p>https://twitter.com/mellmon_in/status/1613426359531081729</text:p>
          </table:table-cell>
        </table:table-row>
        <table:table-row table:style-name="ro1">
          <table:table-cell office:value-type="string" calcext:value-type="string">
            <text:p>input/data_formal_20240530-1342/meme/mellmon_in_20230113T074155/0.jpg</text:p>
          </table:table-cell>
          <table:table-cell office:value-type="string" calcext:value-type="string">
            <text:p>Pattern 1</text:p>
          </table:table-cell>
          <table:table-cell office:value-type="float" office:value="31.9247041192595" calcext:value-type="float">
            <text:p>31.9247041192595</text:p>
          </table:table-cell>
          <table:table-cell office:value-type="float" office:value="0.438780221508163" calcext:value-type="float">
            <text:p>0.438780221508163</text:p>
          </table:table-cell>
          <table:table-cell office:value-type="float" office:value="0.401825460914074" calcext:value-type="float">
            <text:p>0.401825460914074</text:p>
          </table:table-cell>
          <table:table-cell office:value-type="string" calcext:value-type="string">
            <text:p>https://twitter.com/mellmon_in/status/1613803515532701696</text:p>
          </table:table-cell>
        </table:table-row>
        <table:table-row table:style-name="ro1">
          <table:table-cell office:value-type="string" calcext:value-type="string">
            <text:p>input/data_formal_20240530-1342/meme/Meme_Akademy_20230105T120901/0.jpg</text:p>
          </table:table-cell>
          <table:table-cell office:value-type="string" calcext:value-type="string">
            <text:p>Pattern 5</text:p>
          </table:table-cell>
          <table:table-cell office:value-type="float" office:value="33.1740831402255" calcext:value-type="float">
            <text:p>33.1740831402255</text:p>
          </table:table-cell>
          <table:table-cell office:value-type="float" office:value="0.156605783905542" calcext:value-type="float">
            <text:p>0.156605783905542</text:p>
          </table:table-cell>
          <table:table-cell office:value-type="float" office:value="0.454742158444503" calcext:value-type="float">
            <text:p>0.454742158444503</text:p>
          </table:table-cell>
          <table:table-cell office:value-type="string" calcext:value-type="string">
            <text:p>https://twitter.com/Meme_Akademy/status/1610971630574108672</text:p>
          </table:table-cell>
        </table:table-row>
        <table:table-row table:style-name="ro1">
          <table:table-cell office:value-type="string" calcext:value-type="string">
            <text:p>input/data_formal_20240530-1342/meme/Meme_Faucet_20230118T183725/0.jpg</text:p>
          </table:table-cell>
          <table:table-cell office:value-type="string" calcext:value-type="string">
            <text:p>Pattern 7</text:p>
          </table:table-cell>
          <table:table-cell office:value-type="float" office:value="26.8180200717115" calcext:value-type="float">
            <text:p>26.8180200717115</text:p>
          </table:table-cell>
          <table:table-cell office:value-type="float" office:value="0.409233536026155" calcext:value-type="float">
            <text:p>0.409233536026155</text:p>
          </table:table-cell>
          <table:table-cell office:value-type="float" office:value="0.5948477875107" calcext:value-type="float">
            <text:p>0.5948477875107</text:p>
          </table:table-cell>
          <table:table-cell office:value-type="string" calcext:value-type="string">
            <text:p>https://twitter.com/Meme_Faucet/status/1615935973774483458</text:p>
          </table:table-cell>
        </table:table-row>
        <table:table-row table:style-name="ro1">
          <table:table-cell office:value-type="string" calcext:value-type="string">
            <text:p>input/data_formal_20240530-1342/meme/Meme_Faucet_20230201T233407/0.jpg</text:p>
          </table:table-cell>
          <table:table-cell office:value-type="string" calcext:value-type="string">
            <text:p>Pattern 2</text:p>
          </table:table-cell>
          <table:table-cell office:value-type="float" office:value="26.4938085971415" calcext:value-type="float">
            <text:p>26.4938085971415</text:p>
          </table:table-cell>
          <table:table-cell office:value-type="float" office:value="0.203534607828671" calcext:value-type="float">
            <text:p>0.203534607828671</text:p>
          </table:table-cell>
          <table:table-cell office:value-type="float" office:value="0.777329844714421" calcext:value-type="float">
            <text:p>0.777329844714421</text:p>
          </table:table-cell>
          <table:table-cell office:value-type="string" calcext:value-type="string">
            <text:p>https://twitter.com/PeyoteRecords/status/1620940433659412480</text:p>
          </table:table-cell>
        </table:table-row>
        <table:table-row table:style-name="ro1">
          <table:table-cell office:value-type="string" calcext:value-type="string">
            <text:p>input/data_formal_20240530-1342/meme/memeadikt_20230218T170117/0.jpg</text:p>
          </table:table-cell>
          <table:table-cell office:value-type="string" calcext:value-type="string">
            <text:p>Pattern 2</text:p>
          </table:table-cell>
          <table:table-cell office:value-type="float" office:value="32.2577058240955" calcext:value-type="float">
            <text:p>32.2577058240955</text:p>
          </table:table-cell>
          <table:table-cell office:value-type="float" office:value="0.231278597904818" calcext:value-type="float">
            <text:p>0.231278597904818</text:p>
          </table:table-cell>
          <table:table-cell office:value-type="float" office:value="0.527494193792472" calcext:value-type="float">
            <text:p>0.527494193792472</text:p>
          </table:table-cell>
          <table:table-cell office:value-type="string" calcext:value-type="string">
            <text:p>https://twitter.com/_Grain_Of_Salt_/status/1629671083388604418</text:p>
          </table:table-cell>
        </table:table-row>
        <table:table-row table:style-name="ro1">
          <table:table-cell office:value-type="string" calcext:value-type="string">
            <text:p>input/data_formal_20240530-1342/meme/MemeCharch37771_20230322T192622/0.jpg</text:p>
          </table:table-cell>
          <table:table-cell office:value-type="string" calcext:value-type="string">
            <text:p>Pattern 7</text:p>
          </table:table-cell>
          <table:table-cell office:value-type="float" office:value="26.1371826747382" calcext:value-type="float">
            <text:p>26.1371826747382</text:p>
          </table:table-cell>
          <table:table-cell office:value-type="float" office:value="0.666425136552288" calcext:value-type="float">
            <text:p>0.666425136552288</text:p>
          </table:table-cell>
          <table:table-cell office:value-type="float" office:value="0.441496741280155" calcext:value-type="float">
            <text:p>0.441496741280155</text:p>
          </table:table-cell>
          <table:table-cell office:value-type="string" calcext:value-type="string">
            <text:p>https://twitter.com/MemeCharch37771/status/1638623168427335705</text:p>
          </table:table-cell>
        </table:table-row>
        <table:table-row table:style-name="ro1">
          <table:table-cell office:value-type="string" calcext:value-type="string">
            <text:p>input/data_formal_20240530-1342/meme/MemeJedi71_20230121T194407/0.jpg</text:p>
          </table:table-cell>
          <table:table-cell office:value-type="string" calcext:value-type="string">
            <text:p>Pattern 2</text:p>
          </table:table-cell>
          <table:table-cell office:value-type="float" office:value="32.8367967001703" calcext:value-type="float">
            <text:p>32.8367967001703</text:p>
          </table:table-cell>
          <table:table-cell office:value-type="float" office:value="0.412805657450487" calcext:value-type="float">
            <text:p>0.412805657450487</text:p>
          </table:table-cell>
          <table:table-cell office:value-type="float" office:value="0.603345384208891" calcext:value-type="float">
            <text:p>0.603345384208891</text:p>
          </table:table-cell>
          <table:table-cell office:value-type="string" calcext:value-type="string">
            <text:p>https://twitter.com/MemeJedi71/status/1616884363052077057</text:p>
          </table:table-cell>
        </table:table-row>
        <table:table-row table:style-name="ro1">
          <table:table-cell office:value-type="string" calcext:value-type="string">
            <text:p>input/data_formal_20240530-1342/meme/MemeLordzRPG_20230103T071515/0.jpg</text:p>
          </table:table-cell>
          <table:table-cell office:value-type="string" calcext:value-type="string">
            <text:p>Pattern 5</text:p>
          </table:table-cell>
          <table:table-cell office:value-type="float" office:value="26.1397939300843" calcext:value-type="float">
            <text:p>26.1397939300843</text:p>
          </table:table-cell>
          <table:table-cell office:value-type="float" office:value="0.139572791478082" calcext:value-type="float">
            <text:p>0.139572791478082</text:p>
          </table:table-cell>
          <table:table-cell office:value-type="float" office:value="0.282181814780829" calcext:value-type="float">
            <text:p>0.282181814780829</text:p>
          </table:table-cell>
          <table:table-cell office:value-type="string" calcext:value-type="string">
            <text:p>https://twitter.com/twalton076/status/1610956585215430658</text:p>
          </table:table-cell>
        </table:table-row>
        <table:table-row table:style-name="ro1">
          <table:table-cell office:value-type="string" calcext:value-type="string">
            <text:p>input/data_formal_20240530-1342/meme/MemerHelp_20220907T234336/0.jpg</text:p>
          </table:table-cell>
          <table:table-cell office:value-type="string" calcext:value-type="string">
            <text:p>Pattern 3</text:p>
          </table:table-cell>
          <table:table-cell office:value-type="float" office:value="28.3871901395048" calcext:value-type="float">
            <text:p>28.3871901395048</text:p>
          </table:table-cell>
          <table:table-cell office:value-type="float" office:value="0.306724069345501" calcext:value-type="float">
            <text:p>0.306724069345501</text:p>
          </table:table-cell>
          <table:table-cell office:value-type="float" office:value="0.735828572469751" calcext:value-type="float">
            <text:p>0.735828572469751</text:p>
          </table:table-cell>
          <table:table-cell office:value-type="string" calcext:value-type="string">
            <text:p>https://twitter.com/shishu_name/status/1607933777833250817</text:p>
          </table:table-cell>
        </table:table-row>
        <table:table-row table:style-name="ro1">
          <table:table-cell office:value-type="string" calcext:value-type="string">
            <text:p>input/data_formal_20240530-1342/meme/memes_mbti_20230201T170701/0.jpg</text:p>
          </table:table-cell>
          <table:table-cell office:value-type="string" calcext:value-type="string">
            <text:p>Pattern 5</text:p>
          </table:table-cell>
          <table:table-cell office:value-type="float" office:value="27.0764326752375" calcext:value-type="float">
            <text:p>27.0764326752375</text:p>
          </table:table-cell>
          <table:table-cell office:value-type="float" office:value="0.114436172913706" calcext:value-type="float">
            <text:p>0.114436172913706</text:p>
          </table:table-cell>
          <table:table-cell office:value-type="float" office:value="0.38654587483734" calcext:value-type="float">
            <text:p>0.38654587483734</text:p>
          </table:table-cell>
          <table:table-cell office:value-type="string" calcext:value-type="string">
            <text:p>https://twitter.com/Diaw38837742/status/1621001562226315264</text:p>
          </table:table-cell>
        </table:table-row>
        <table:table-row table:style-name="ro1">
          <table:table-cell office:value-type="string" calcext:value-type="string">
            <text:p>input/data_formal_20240530-1342/meme/memes_pod_20230111T233522/0.jpg</text:p>
          </table:table-cell>
          <table:table-cell office:value-type="string" calcext:value-type="string">
            <text:p>Pattern 7</text:p>
          </table:table-cell>
          <table:table-cell office:value-type="float" office:value="28.5839879499011" calcext:value-type="float">
            <text:p>28.5839879499011</text:p>
          </table:table-cell>
          <table:table-cell office:value-type="float" office:value="0.589529897325251" calcext:value-type="float">
            <text:p>0.589529897325251</text:p>
          </table:table-cell>
          <table:table-cell office:value-type="float" office:value="0.446053646520137" calcext:value-type="float">
            <text:p>0.446053646520137</text:p>
          </table:table-cell>
          <table:table-cell office:value-type="string" calcext:value-type="string">
            <text:p>https://twitter.com/memes_pod/status/1613318683925053440</text:p>
          </table:table-cell>
        </table:table-row>
        <table:table-row table:style-name="ro1">
          <table:table-cell office:value-type="string" calcext:value-type="string">
            <text:p>input/data_formal_20240530-1342/meme/memes_pod_20230111T233751/0.jpg</text:p>
          </table:table-cell>
          <table:table-cell office:value-type="string" calcext:value-type="string">
            <text:p>Pattern 6</text:p>
          </table:table-cell>
          <table:table-cell office:value-type="float" office:value="31.2643275277597" calcext:value-type="float">
            <text:p>31.2643275277597</text:p>
          </table:table-cell>
          <table:table-cell office:value-type="float" office:value="0.705944503175766" calcext:value-type="float">
            <text:p>0.705944503175766</text:p>
          </table:table-cell>
          <table:table-cell office:value-type="float" office:value="0.287529239861129" calcext:value-type="float">
            <text:p>0.287529239861129</text:p>
          </table:table-cell>
          <table:table-cell office:value-type="string" calcext:value-type="string">
            <text:p>https://twitter.com/memes_pod/status/1613319308347846657</text:p>
          </table:table-cell>
        </table:table-row>
        <table:table-row table:style-name="ro1">
          <table:table-cell office:value-type="string" calcext:value-type="string">
            <text:p>input/data_formal_20240530-1342/meme/memes_pod_20230111T234412/0.jpg</text:p>
          </table:table-cell>
          <table:table-cell office:value-type="string" calcext:value-type="string">
            <text:p>Pattern 7</text:p>
          </table:table-cell>
          <table:table-cell office:value-type="float" office:value="29.1379527157773" calcext:value-type="float">
            <text:p>29.1379527157773</text:p>
          </table:table-cell>
          <table:table-cell office:value-type="float" office:value="0.528673089859983" calcext:value-type="float">
            <text:p>0.528673089859983</text:p>
          </table:table-cell>
          <table:table-cell office:value-type="float" office:value="0.517834161470026" calcext:value-type="float">
            <text:p>0.517834161470026</text:p>
          </table:table-cell>
          <table:table-cell office:value-type="string" calcext:value-type="string">
            <text:p>https://twitter.com/memes_pod/status/1613320905303662596</text:p>
          </table:table-cell>
        </table:table-row>
        <table:table-row table:style-name="ro1">
          <table:table-cell office:value-type="string" calcext:value-type="string">
            <text:p>input/data_formal_20240530-1342/meme/memes_pod_20230111T235007/0.jpg</text:p>
          </table:table-cell>
          <table:table-cell office:value-type="string" calcext:value-type="string">
            <text:p>Pattern 1</text:p>
          </table:table-cell>
          <table:table-cell office:value-type="float" office:value="28.3369982848653" calcext:value-type="float">
            <text:p>28.3369982848653</text:p>
          </table:table-cell>
          <table:table-cell office:value-type="float" office:value="0.345138157293782" calcext:value-type="float">
            <text:p>0.345138157293782</text:p>
          </table:table-cell>
          <table:table-cell office:value-type="float" office:value="0.346143250735822" calcext:value-type="float">
            <text:p>0.346143250735822</text:p>
          </table:table-cell>
          <table:table-cell office:value-type="string" calcext:value-type="string">
            <text:p>https://twitter.com/memes_pod/status/1613322395896655874</text:p>
          </table:table-cell>
        </table:table-row>
        <table:table-row table:style-name="ro1">
          <table:table-cell office:value-type="string" calcext:value-type="string">
            <text:p>input/data_formal_20240530-1342/meme/memesalvatore_20230105T013052/0.jpg</text:p>
          </table:table-cell>
          <table:table-cell office:value-type="string" calcext:value-type="string">
            <text:p>Pattern 1</text:p>
          </table:table-cell>
          <table:table-cell office:value-type="float" office:value="31.4892067702047" calcext:value-type="float">
            <text:p>31.4892067702047</text:p>
          </table:table-cell>
          <table:table-cell office:value-type="float" office:value="0.171716310540132" calcext:value-type="float">
            <text:p>0.171716310540132</text:p>
          </table:table-cell>
          <table:table-cell office:value-type="float" office:value="0.293510550419796" calcext:value-type="float">
            <text:p>0.293510550419796</text:p>
          </table:table-cell>
          <table:table-cell office:value-type="string" calcext:value-type="string">
            <text:p>https://twitter.com/z0faas_/status/1610955035717812224</text:p>
          </table:table-cell>
        </table:table-row>
        <table:table-row table:style-name="ro1">
          <table:table-cell office:value-type="string" calcext:value-type="string">
            <text:p>input/data_formal_20240530-1342/meme/memesalvatore_20230106T083045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memesalvatore/status/1611279086919340032</text:p>
          </table:table-cell>
        </table:table-row>
        <table:table-row table:style-name="ro1">
          <table:table-cell office:value-type="string" calcext:value-type="string">
            <text:p>input/data_formal_20240530-1342/meme/memesalvatore_20230106T083046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memesalvatore/status/1611279092405370882</text:p>
          </table:table-cell>
        </table:table-row>
        <table:table-row table:style-name="ro1">
          <table:table-cell office:value-type="string" calcext:value-type="string">
            <text:p>input/data_formal_20240530-1342/meme/memesalvatore_20230201T103719/0.jpg</text:p>
          </table:table-cell>
          <table:table-cell office:value-type="string" calcext:value-type="string">
            <text:p>Pattern 1</text:p>
          </table:table-cell>
          <table:table-cell office:value-type="float" office:value="32.1795414731879" calcext:value-type="float">
            <text:p>32.1795414731879</text:p>
          </table:table-cell>
          <table:table-cell office:value-type="float" office:value="0.320218301359447" calcext:value-type="float">
            <text:p>0.320218301359447</text:p>
          </table:table-cell>
          <table:table-cell office:value-type="float" office:value="0.396378294854557" calcext:value-type="float">
            <text:p>0.396378294854557</text:p>
          </table:table-cell>
          <table:table-cell office:value-type="string" calcext:value-type="string">
            <text:p>https://twitter.com/Shivam970211/status/1621005713303834625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03045/0.jpg</text:p>
          </table:table-cell>
          <table:table-cell office:value-type="string" calcext:value-type="string">
            <text:p>Pattern 8</text:p>
          </table:table-cell>
          <table:table-cell office:value-type="float" office:value="22.3086694333273" calcext:value-type="float">
            <text:p>22.3086694333273</text:p>
          </table:table-cell>
          <table:table-cell office:value-type="float" office:value="0.845993192581317" calcext:value-type="float">
            <text:p>0.845993192581317</text:p>
          </table:table-cell>
          <table:table-cell office:value-type="float" office:value="0.331455642547591" calcext:value-type="float">
            <text:p>0.331455642547591</text:p>
          </table:table-cell>
          <table:table-cell office:value-type="string" calcext:value-type="string">
            <text:p>https://twitter.com/memesalvatore/status/1622543312296022017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03047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memesalvatore/status/1622543319673757697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3019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memesalvatore/status/1622558299970215936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3718/0.jpg</text:p>
          </table:table-cell>
          <table:table-cell office:value-type="string" calcext:value-type="string">
            <text:p>Pattern 8</text:p>
          </table:table-cell>
          <table:table-cell office:value-type="float" office:value="30.4650823815529" calcext:value-type="float">
            <text:p>30.4650823815529</text:p>
          </table:table-cell>
          <table:table-cell office:value-type="float" office:value="0.649659749168266" calcext:value-type="float">
            <text:p>0.649659749168266</text:p>
          </table:table-cell>
          <table:table-cell office:value-type="float" office:value="0.325274332847115" calcext:value-type="float">
            <text:p>0.325274332847115</text:p>
          </table:table-cell>
          <table:table-cell office:value-type="string" calcext:value-type="string">
            <text:p>https://twitter.com/memesalvatore/status/1622560059472453632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4240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4ssk1ck3r/status/1622566179725316096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23124/0.jpg</text:p>
          </table:table-cell>
          <table:table-cell office:value-type="string" calcext:value-type="string">
            <text:p>Pattern 7</text:p>
          </table:table-cell>
          <table:table-cell office:value-type="float" office:value="30.7424110296323" calcext:value-type="float">
            <text:p>30.7424110296323</text:p>
          </table:table-cell>
          <table:table-cell office:value-type="float" office:value="0.450386013569177" calcext:value-type="float">
            <text:p>0.450386013569177</text:p>
          </table:table-cell>
          <table:table-cell office:value-type="float" office:value="0.34731107138127" calcext:value-type="float">
            <text:p>0.34731107138127</text:p>
          </table:table-cell>
          <table:table-cell office:value-type="string" calcext:value-type="string">
            <text:p>https://twitter.com/memesalvatore/status/1622573675236016128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3/0.jpg</text:p>
          </table:table-cell>
          <table:table-cell office:value-type="string" calcext:value-type="string">
            <text:p>Pattern 5</text:p>
          </table:table-cell>
          <table:table-cell office:value-type="float" office:value="29.5489016959211" calcext:value-type="float">
            <text:p>29.5489016959211</text:p>
          </table:table-cell>
          <table:table-cell office:value-type="float" office:value="0.25155313769004" calcext:value-type="float">
            <text:p>0.25155313769004</text:p>
          </table:table-cell>
          <table:table-cell office:value-type="float" office:value="0.291463394063893" calcext:value-type="float">
            <text:p>0.291463394063893</text:p>
          </table:table-cell>
          <table:table-cell office:value-type="string" calcext:value-type="string">
            <text:p>https://twitter.com/memesalvatore/status/1624762928955109378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4/0.jpg</text:p>
          </table:table-cell>
          <table:table-cell office:value-type="string" calcext:value-type="string">
            <text:p>Pattern 2</text:p>
          </table:table-cell>
          <table:table-cell office:value-type="float" office:value="33.1761907532675" calcext:value-type="float">
            <text:p>33.1761907532675</text:p>
          </table:table-cell>
          <table:table-cell office:value-type="float" office:value="0.159593437551804" calcext:value-type="float">
            <text:p>0.159593437551804</text:p>
          </table:table-cell>
          <table:table-cell office:value-type="float" office:value="0.446000567499765" calcext:value-type="float">
            <text:p>0.446000567499765</text:p>
          </table:table-cell>
          <table:table-cell office:value-type="string" calcext:value-type="string">
            <text:p>https://twitter.com/memesalvatore/status/1624762933703061504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5/0.jpg</text:p>
          </table:table-cell>
          <table:table-cell office:value-type="string" calcext:value-type="string">
            <text:p>Pattern 3</text:p>
          </table:table-cell>
          <table:table-cell office:value-type="float" office:value="33.5729033971715" calcext:value-type="float">
            <text:p>33.5729033971715</text:p>
          </table:table-cell>
          <table:table-cell office:value-type="float" office:value="0.323899385124838" calcext:value-type="float">
            <text:p>0.323899385124838</text:p>
          </table:table-cell>
          <table:table-cell office:value-type="float" office:value="0.574479903944214" calcext:value-type="float">
            <text:p>0.574479903944214</text:p>
          </table:table-cell>
          <table:table-cell office:value-type="string" calcext:value-type="string">
            <text:p>https://twitter.com/memesalvatore/status/1624762939067490305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650/0.jpg</text:p>
          </table:table-cell>
          <table:table-cell office:value-type="string" calcext:value-type="string">
            <text:p>Pattern 6</text:p>
          </table:table-cell>
          <table:table-cell office:value-type="float" office:value="27.090312213711" calcext:value-type="float">
            <text:p>27.090312213711</text:p>
          </table:table-cell>
          <table:table-cell office:value-type="float" office:value="0.835708278392671" calcext:value-type="float">
            <text:p>0.835708278392671</text:p>
          </table:table-cell>
          <table:table-cell office:value-type="float" office:value="0.264320746094695" calcext:value-type="float">
            <text:p>0.264320746094695</text:p>
          </table:table-cell>
          <table:table-cell office:value-type="string" calcext:value-type="string">
            <text:p>https://twitter.com/memesalvatore/status/1624764466733645824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651/0.jpg</text:p>
          </table:table-cell>
          <table:table-cell office:value-type="string" calcext:value-type="string">
            <text:p>Pattern 8</text:p>
          </table:table-cell>
          <table:table-cell office:value-type="float" office:value="25.2556950685343" calcext:value-type="float">
            <text:p>25.2556950685343</text:p>
          </table:table-cell>
          <table:table-cell office:value-type="float" office:value="0.82130207785102" calcext:value-type="float">
            <text:p>0.82130207785102</text:p>
          </table:table-cell>
          <table:table-cell office:value-type="float" office:value="0.444971047459733" calcext:value-type="float">
            <text:p>0.444971047459733</text:p>
          </table:table-cell>
          <table:table-cell office:value-type="string" calcext:value-type="string">
            <text:p>https://twitter.com/memesalvatore/status/1624764471678758912</text:p>
          </table:table-cell>
        </table:table-row>
        <table:table-row table:style-name="ro1">
          <table:table-cell office:value-type="string" calcext:value-type="string">
            <text:p>input/data_formal_20240530-1342/meme/memesalvatore_20230322T193810/0.jpg</text:p>
          </table:table-cell>
          <table:table-cell office:value-type="string" calcext:value-type="string">
            <text:p>Pattern 2</text:p>
          </table:table-cell>
          <table:table-cell office:value-type="float" office:value="25.6409632091222" calcext:value-type="float">
            <text:p>25.6409632091222</text:p>
          </table:table-cell>
          <table:table-cell office:value-type="float" office:value="0.315517329430011" calcext:value-type="float">
            <text:p>0.315517329430011</text:p>
          </table:table-cell>
          <table:table-cell office:value-type="float" office:value="0.734062405904074" calcext:value-type="float">
            <text:p>0.734062405904074</text:p>
          </table:table-cell>
          <table:table-cell office:value-type="string" calcext:value-type="string">
            <text:p>https://twitter.com/memesalvatore/status/1638626139894865920</text:p>
          </table:table-cell>
        </table:table-row>
        <table:table-row table:style-name="ro1">
          <table:table-cell office:value-type="string" calcext:value-type="string">
            <text:p>input/data_formal_20240530-1342/meme/memesalvatore_20230322T193811/0.jpg</text:p>
          </table:table-cell>
          <table:table-cell office:value-type="string" calcext:value-type="string">
            <text:p>Pattern 1</text:p>
          </table:table-cell>
          <table:table-cell office:value-type="float" office:value="31.0158566345362" calcext:value-type="float">
            <text:p>31.0158566345362</text:p>
          </table:table-cell>
          <table:table-cell office:value-type="float" office:value="0.23358114937105" calcext:value-type="float">
            <text:p>0.23358114937105</text:p>
          </table:table-cell>
          <table:table-cell office:value-type="float" office:value="0.303865741472759" calcext:value-type="float">
            <text:p>0.303865741472759</text:p>
          </table:table-cell>
          <table:table-cell office:value-type="string" calcext:value-type="string">
            <text:p>https://twitter.com/memesalvatore/status/1638626144361787392</text:p>
          </table:table-cell>
        </table:table-row>
        <table:table-row table:style-name="ro1">
          <table:table-cell office:value-type="string" calcext:value-type="string">
            <text:p>input/data_formal_20240530-1342/meme/memesalvatore_20230323T034107/0.jpg</text:p>
          </table:table-cell>
          <table:table-cell office:value-type="string" calcext:value-type="string">
            <text:p>Pattern 1</text:p>
          </table:table-cell>
          <table:table-cell office:value-type="float" office:value="32.020430383998" calcext:value-type="float">
            <text:p>32.020430383998</text:p>
          </table:table-cell>
          <table:table-cell office:value-type="float" office:value="0.347081511600015" calcext:value-type="float">
            <text:p>0.347081511600015</text:p>
          </table:table-cell>
          <table:table-cell office:value-type="float" office:value="0.311542466224651" calcext:value-type="float">
            <text:p>0.311542466224651</text:p>
          </table:table-cell>
          <table:table-cell office:value-type="string" calcext:value-type="string">
            <text:p>https://twitter.com/memesalvatore/status/1638747678631927808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3/0.jpg</text:p>
          </table:table-cell>
          <table:table-cell office:value-type="string" calcext:value-type="string">
            <text:p>Pattern 7</text:p>
          </table:table-cell>
          <table:table-cell office:value-type="float" office:value="29.2732811389728" calcext:value-type="float">
            <text:p>29.2732811389728</text:p>
          </table:table-cell>
          <table:table-cell office:value-type="float" office:value="0.423986916642083" calcext:value-type="float">
            <text:p>0.423986916642083</text:p>
          </table:table-cell>
          <table:table-cell office:value-type="float" office:value="0.41391380747077" calcext:value-type="float">
            <text:p>0.41391380747077</text:p>
          </table:table-cell>
          <table:table-cell office:value-type="string" calcext:value-type="string">
            <text:p>https://twitter.com/MemesDailyBaby/status/1607944774664814595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4/0.jpg</text:p>
          </table:table-cell>
          <table:table-cell office:value-type="string" calcext:value-type="string">
            <text:p>Pattern 2</text:p>
          </table:table-cell>
          <table:table-cell office:value-type="float" office:value="26.906114716416" calcext:value-type="float">
            <text:p>26.906114716416</text:p>
          </table:table-cell>
          <table:table-cell office:value-type="float" office:value="0.207944006645016" calcext:value-type="float">
            <text:p>0.207944006645016</text:p>
          </table:table-cell>
          <table:table-cell office:value-type="float" office:value="0.696210682611536" calcext:value-type="float">
            <text:p>0.696210682611536</text:p>
          </table:table-cell>
          <table:table-cell office:value-type="string" calcext:value-type="string">
            <text:p>https://twitter.com/MemesDailyBaby/status/1607944779752407042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5/0.jpg</text:p>
          </table:table-cell>
          <table:table-cell office:value-type="string" calcext:value-type="string">
            <text:p>Pattern 2</text:p>
          </table:table-cell>
          <table:table-cell office:value-type="float" office:value="27.9080016112418" calcext:value-type="float">
            <text:p>27.9080016112418</text:p>
          </table:table-cell>
          <table:table-cell office:value-type="float" office:value="0.289183038562837" calcext:value-type="float">
            <text:p>0.289183038562837</text:p>
          </table:table-cell>
          <table:table-cell office:value-type="float" office:value="0.547756080513327" calcext:value-type="float">
            <text:p>0.547756080513327</text:p>
          </table:table-cell>
          <table:table-cell office:value-type="string" calcext:value-type="string">
            <text:p>https://twitter.com/MemesDailyBaby/status/1607944784424861703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04137/0.jpg</text:p>
          </table:table-cell>
          <table:table-cell office:value-type="string" calcext:value-type="string">
            <text:p>Pattern 6</text:p>
          </table:table-cell>
          <table:table-cell office:value-type="float" office:value="27.2774785539476" calcext:value-type="float">
            <text:p>27.2774785539476</text:p>
          </table:table-cell>
          <table:table-cell office:value-type="float" office:value="0.605535736715171" calcext:value-type="float">
            <text:p>0.605535736715171</text:p>
          </table:table-cell>
          <table:table-cell office:value-type="float" office:value="0.710120122893603" calcext:value-type="float">
            <text:p>0.710120122893603</text:p>
          </table:table-cell>
          <table:table-cell office:value-type="string" calcext:value-type="string">
            <text:p>https://twitter.com/MemesDailyBaby/status/1610949635291365377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14140/0.jpg</text:p>
          </table:table-cell>
          <table:table-cell office:value-type="string" calcext:value-type="string">
            <text:p>Pattern 8</text:p>
          </table:table-cell>
          <table:table-cell office:value-type="float" office:value="21.3675176821472" calcext:value-type="float">
            <text:p>21.3675176821472</text:p>
          </table:table-cell>
          <table:table-cell office:value-type="float" office:value="0.887372553981867" calcext:value-type="float">
            <text:p>0.887372553981867</text:p>
          </table:table-cell>
          <table:table-cell office:value-type="float" office:value="0.419005538533435" calcext:value-type="float">
            <text:p>0.419005538533435</text:p>
          </table:table-cell>
          <table:table-cell office:value-type="string" calcext:value-type="string">
            <text:p>https://twitter.com/MemesDailyBaby/status/1610964745649094657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24148/0.jpg</text:p>
          </table:table-cell>
          <table:table-cell office:value-type="string" calcext:value-type="string">
            <text:p>Pattern 3</text:p>
          </table:table-cell>
          <table:table-cell office:value-type="float" office:value="27.225110550437" calcext:value-type="float">
            <text:p>27.225110550437</text:p>
          </table:table-cell>
          <table:table-cell office:value-type="float" office:value="0.350180472187795" calcext:value-type="float">
            <text:p>0.350180472187795</text:p>
          </table:table-cell>
          <table:table-cell office:value-type="float" office:value="0.707786692083815" calcext:value-type="float">
            <text:p>0.707786692083815</text:p>
          </table:table-cell>
          <table:table-cell office:value-type="string" calcext:value-type="string">
            <text:p>https://twitter.com/MemesDailyBaby/status/1610979881206091777</text:p>
          </table:table-cell>
        </table:table-row>
        <table:table-row table:style-name="ro1">
          <table:table-cell office:value-type="string" calcext:value-type="string">
            <text:p>input/data_formal_20240530-1342/meme/MemesDailyBaby_20230111T234154/0.jpg</text:p>
          </table:table-cell>
          <table:table-cell office:value-type="string" calcext:value-type="string">
            <text:p>Pattern 8</text:p>
          </table:table-cell>
          <table:table-cell office:value-type="float" office:value="19.563905342043" calcext:value-type="float">
            <text:p>19.563905342043</text:p>
          </table:table-cell>
          <table:table-cell office:value-type="float" office:value="0.959407626994017" calcext:value-type="float">
            <text:p>0.959407626994017</text:p>
          </table:table-cell>
          <table:table-cell office:value-type="float" office:value="0.455549772190261" calcext:value-type="float">
            <text:p>0.455549772190261</text:p>
          </table:table-cell>
          <table:table-cell office:value-type="string" calcext:value-type="string">
            <text:p>https://twitter.com/MemesDailyBaby/status/161332032501340979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1T224216/0.jpg</text:p>
          </table:table-cell>
          <table:table-cell office:value-type="string" calcext:value-type="string">
            <text:p>Pattern 2</text:p>
          </table:table-cell>
          <table:table-cell office:value-type="float" office:value="27.6432034455136" calcext:value-type="float">
            <text:p>27.6432034455136</text:p>
          </table:table-cell>
          <table:table-cell office:value-type="float" office:value="0.155290818734416" calcext:value-type="float">
            <text:p>0.155290818734416</text:p>
          </table:table-cell>
          <table:table-cell office:value-type="float" office:value="0.766559226440236" calcext:value-type="float">
            <text:p>0.766559226440236</text:p>
          </table:table-cell>
          <table:table-cell office:value-type="string" calcext:value-type="string">
            <text:p>https://twitter.com/MemesDailyBaby/status/1620915465924091910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04217/0.jpg</text:p>
          </table:table-cell>
          <table:table-cell office:value-type="string" calcext:value-type="string">
            <text:p>Pattern 5</text:p>
          </table:table-cell>
          <table:table-cell office:value-type="float" office:value="28.9983134828064" calcext:value-type="float">
            <text:p>28.9983134828064</text:p>
          </table:table-cell>
          <table:table-cell office:value-type="float" office:value="0.152219282757938" calcext:value-type="float">
            <text:p>0.152219282757938</text:p>
          </table:table-cell>
          <table:table-cell office:value-type="float" office:value="0.398647166686468" calcext:value-type="float">
            <text:p>0.398647166686468</text:p>
          </table:table-cell>
          <table:table-cell office:value-type="string" calcext:value-type="string">
            <text:p>https://twitter.com/MemesDailyBaby/status/1620945666313801729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24146/0.jpg</text:p>
          </table:table-cell>
          <table:table-cell office:value-type="string" calcext:value-type="string">
            <text:p>Pattern 8</text:p>
          </table:table-cell>
          <table:table-cell office:value-type="float" office:value="26.0314007535082" calcext:value-type="float">
            <text:p>26.0314007535082</text:p>
          </table:table-cell>
          <table:table-cell office:value-type="float" office:value="0.676849944756574" calcext:value-type="float">
            <text:p>0.676849944756574</text:p>
          </table:table-cell>
          <table:table-cell office:value-type="float" office:value="0.351740842961117" calcext:value-type="float">
            <text:p>0.351740842961117</text:p>
          </table:table-cell>
          <table:table-cell office:value-type="string" calcext:value-type="string">
            <text:p>https://twitter.com/MemesDailyBaby/status/1620975737074229248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34125/0.jpg</text:p>
          </table:table-cell>
          <table:table-cell office:value-type="string" calcext:value-type="string">
            <text:p>Pattern 1</text:p>
          </table:table-cell>
          <table:table-cell office:value-type="float" office:value="32.7005494383353" calcext:value-type="float">
            <text:p>32.7005494383353</text:p>
          </table:table-cell>
          <table:table-cell office:value-type="float" office:value="0.195686031723993" calcext:value-type="float">
            <text:p>0.195686031723993</text:p>
          </table:table-cell>
          <table:table-cell office:value-type="float" office:value="0.352712628390487" calcext:value-type="float">
            <text:p>0.352712628390487</text:p>
          </table:table-cell>
          <table:table-cell office:value-type="string" calcext:value-type="string">
            <text:p>https://twitter.com/247eargasms/status/162099139434842522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34130/0.jpg</text:p>
          </table:table-cell>
          <table:table-cell office:value-type="string" calcext:value-type="string">
            <text:p>Pattern 8</text:p>
          </table:table-cell>
          <table:table-cell office:value-type="float" office:value="22.1547018199257" calcext:value-type="float">
            <text:p>22.1547018199257</text:p>
          </table:table-cell>
          <table:table-cell office:value-type="float" office:value="0.771862225275706" calcext:value-type="float">
            <text:p>0.771862225275706</text:p>
          </table:table-cell>
          <table:table-cell office:value-type="float" office:value="0.521742536070545" calcext:value-type="float">
            <text:p>0.521742536070545</text:p>
          </table:table-cell>
          <table:table-cell office:value-type="string" calcext:value-type="string">
            <text:p>https://twitter.com/MemesDailyBaby/status/1620990766938980353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54254/0.jpg</text:p>
          </table:table-cell>
          <table:table-cell office:value-type="string" calcext:value-type="string">
            <text:p>Pattern 2</text:p>
          </table:table-cell>
          <table:table-cell office:value-type="float" office:value="28.9613093043469" calcext:value-type="float">
            <text:p>28.9613093043469</text:p>
          </table:table-cell>
          <table:table-cell office:value-type="float" office:value="0.193369140673144" calcext:value-type="float">
            <text:p>0.193369140673144</text:p>
          </table:table-cell>
          <table:table-cell office:value-type="float" office:value="0.720878191203545" calcext:value-type="float">
            <text:p>0.720878191203545</text:p>
          </table:table-cell>
          <table:table-cell office:value-type="string" calcext:value-type="string">
            <text:p>https://twitter.com/MemesDailyBaby/status/1621021320019329024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1/0.jpg</text:p>
          </table:table-cell>
          <table:table-cell office:value-type="string" calcext:value-type="string">
            <text:p>Pattern 6</text:p>
          </table:table-cell>
          <table:table-cell office:value-type="float" office:value="27.2459561262614" calcext:value-type="float">
            <text:p>27.2459561262614</text:p>
          </table:table-cell>
          <table:table-cell office:value-type="float" office:value="0.861263088402294" calcext:value-type="float">
            <text:p>0.861263088402294</text:p>
          </table:table-cell>
          <table:table-cell office:value-type="float" office:value="0.315730683728305" calcext:value-type="float">
            <text:p>0.315730683728305</text:p>
          </table:table-cell>
          <table:table-cell office:value-type="string" calcext:value-type="string">
            <text:p>https://twitter.com/JadeKatBond/status/1622574871547879426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3/0.jpg</text:p>
          </table:table-cell>
          <table:table-cell office:value-type="string" calcext:value-type="string">
            <text:p>Pattern 1</text:p>
          </table:table-cell>
          <table:table-cell office:value-type="float" office:value="31.5836040064543" calcext:value-type="float">
            <text:p>31.5836040064543</text:p>
          </table:table-cell>
          <table:table-cell office:value-type="float" office:value="0.341074821984642" calcext:value-type="float">
            <text:p>0.341074821984642</text:p>
          </table:table-cell>
          <table:table-cell office:value-type="float" office:value="0.331250918034267" calcext:value-type="float">
            <text:p>0.331250918034267</text:p>
          </table:table-cell>
          <table:table-cell office:value-type="string" calcext:value-type="string">
            <text:p>https://twitter.com/JadeKatBond/status/1622574755764137985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6/0.jpg</text:p>
          </table:table-cell>
          <table:table-cell office:value-type="string" calcext:value-type="string">
            <text:p>Pattern 1</text:p>
          </table:table-cell>
          <table:table-cell office:value-type="float" office:value="33.0410158158446" calcext:value-type="float">
            <text:p>33.0410158158446</text:p>
          </table:table-cell>
          <table:table-cell office:value-type="float" office:value="0.372795693772378" calcext:value-type="float">
            <text:p>0.372795693772378</text:p>
          </table:table-cell>
          <table:table-cell office:value-type="float" office:value="0.403479359921345" calcext:value-type="float">
            <text:p>0.403479359921345</text:p>
          </table:table-cell>
          <table:table-cell office:value-type="string" calcext:value-type="string">
            <text:p>https://twitter.com/JadeKatBond/status/162257481805792051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8/0.jpg</text:p>
          </table:table-cell>
          <table:table-cell office:value-type="string" calcext:value-type="string">
            <text:p>Pattern 5</text:p>
          </table:table-cell>
          <table:table-cell office:value-type="float" office:value="28.1140601825142" calcext:value-type="float">
            <text:p>28.1140601825142</text:p>
          </table:table-cell>
          <table:table-cell office:value-type="float" office:value="0.203820163659262" calcext:value-type="float">
            <text:p>0.203820163659262</text:p>
          </table:table-cell>
          <table:table-cell office:value-type="float" office:value="0.494982986551063" calcext:value-type="float">
            <text:p>0.494982986551063</text:p>
          </table:table-cell>
          <table:table-cell office:value-type="string" calcext:value-type="string">
            <text:p>https://twitter.com/MemesDailyBaby/status/1622561318690512896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9/0.jpg</text:p>
          </table:table-cell>
          <table:table-cell office:value-type="string" calcext:value-type="string">
            <text:p>Pattern 1</text:p>
          </table:table-cell>
          <table:table-cell office:value-type="float" office:value="31.6921041558035" calcext:value-type="float">
            <text:p>31.6921041558035</text:p>
          </table:table-cell>
          <table:table-cell office:value-type="float" office:value="0.17037189849495" calcext:value-type="float">
            <text:p>0.17037189849495</text:p>
          </table:table-cell>
          <table:table-cell office:value-type="float" office:value="0.411904346954642" calcext:value-type="float">
            <text:p>0.411904346954642</text:p>
          </table:table-cell>
          <table:table-cell office:value-type="string" calcext:value-type="string">
            <text:p>https://twitter.com/JadeKatBond/status/1622574772310745089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1/0.jpg</text:p>
          </table:table-cell>
          <table:table-cell office:value-type="string" calcext:value-type="string">
            <text:p>Pattern 7</text:p>
          </table:table-cell>
          <table:table-cell office:value-type="float" office:value="24.9738201471187" calcext:value-type="float">
            <text:p>24.9738201471187</text:p>
          </table:table-cell>
          <table:table-cell office:value-type="float" office:value="0.441452587720967" calcext:value-type="float">
            <text:p>0.441452587720967</text:p>
          </table:table-cell>
          <table:table-cell office:value-type="float" office:value="0.591256139108702" calcext:value-type="float">
            <text:p>0.591256139108702</text:p>
          </table:table-cell>
          <table:table-cell office:value-type="string" calcext:value-type="string">
            <text:p>https://twitter.com/JadeKatBond/status/1622574945036300291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3/0.jpg</text:p>
          </table:table-cell>
          <table:table-cell office:value-type="string" calcext:value-type="string">
            <text:p>Pattern 1</text:p>
          </table:table-cell>
          <table:table-cell office:value-type="float" office:value="26.2307616328758" calcext:value-type="float">
            <text:p>26.2307616328758</text:p>
          </table:table-cell>
          <table:table-cell office:value-type="float" office:value="0.29052713712933" calcext:value-type="float">
            <text:p>0.29052713712933</text:p>
          </table:table-cell>
          <table:table-cell office:value-type="float" office:value="0.316466578032272" calcext:value-type="float">
            <text:p>0.316466578032272</text:p>
          </table:table-cell>
          <table:table-cell office:value-type="string" calcext:value-type="string">
            <text:p>https://twitter.com/JadeKatBond/status/1622574915055497217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5/0.jpg</text:p>
          </table:table-cell>
          <table:table-cell office:value-type="string" calcext:value-type="string">
            <text:p>Pattern 6</text:p>
          </table:table-cell>
          <table:table-cell office:value-type="float" office:value="28.2668663007136" calcext:value-type="float">
            <text:p>28.2668663007136</text:p>
          </table:table-cell>
          <table:table-cell office:value-type="float" office:value="0.736834876546206" calcext:value-type="float">
            <text:p>0.736834876546206</text:p>
          </table:table-cell>
          <table:table-cell office:value-type="float" office:value="0.417026482513601" calcext:value-type="float">
            <text:p>0.417026482513601</text:p>
          </table:table-cell>
          <table:table-cell office:value-type="string" calcext:value-type="string">
            <text:p>https://twitter.com/MemesDailyBaby/status/1622561345769029633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6/0.jpg</text:p>
          </table:table-cell>
          <table:table-cell office:value-type="string" calcext:value-type="string">
            <text:p>Pattern 1</text:p>
          </table:table-cell>
          <table:table-cell office:value-type="float" office:value="31.0155277969637" calcext:value-type="float">
            <text:p>31.0155277969637</text:p>
          </table:table-cell>
          <table:table-cell office:value-type="float" office:value="0.341404971840035" calcext:value-type="float">
            <text:p>0.341404971840035</text:p>
          </table:table-cell>
          <table:table-cell office:value-type="float" office:value="0.394578035436673" calcext:value-type="float">
            <text:p>0.394578035436673</text:p>
          </table:table-cell>
          <table:table-cell office:value-type="string" calcext:value-type="string">
            <text:p>https://twitter.com/MemesDailyBaby/status/162256135126776627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24214/0.jpg</text:p>
          </table:table-cell>
          <table:table-cell office:value-type="string" calcext:value-type="string">
            <text:p>Pattern 3</text:p>
          </table:table-cell>
          <table:table-cell office:value-type="float" office:value="28.0430023628991" calcext:value-type="float">
            <text:p>28.0430023628991</text:p>
          </table:table-cell>
          <table:table-cell office:value-type="float" office:value="0.535158609350278" calcext:value-type="float">
            <text:p>0.535158609350278</text:p>
          </table:table-cell>
          <table:table-cell office:value-type="float" office:value="0.561917868749423" calcext:value-type="float">
            <text:p>0.561917868749423</text:p>
          </table:table-cell>
          <table:table-cell office:value-type="string" calcext:value-type="string">
            <text:p>https://twitter.com/MemesDailyBaby/status/1622576398501130241</text:p>
          </table:table-cell>
        </table:table-row>
        <table:table-row table:style-name="ro1">
          <table:table-cell office:value-type="string" calcext:value-type="string">
            <text:p>input/data_formal_20240530-1342/meme/MemesDailyBaby_20230212T134119/0.jpg</text:p>
          </table:table-cell>
          <table:table-cell office:value-type="string" calcext:value-type="string">
            <text:p>Pattern 7</text:p>
          </table:table-cell>
          <table:table-cell office:value-type="float" office:value="27.1561672256705" calcext:value-type="float">
            <text:p>27.1561672256705</text:p>
          </table:table-cell>
          <table:table-cell office:value-type="float" office:value="0.400837753008953" calcext:value-type="float">
            <text:p>0.400837753008953</text:p>
          </table:table-cell>
          <table:table-cell office:value-type="float" office:value="0.559445197241457" calcext:value-type="float">
            <text:p>0.559445197241457</text:p>
          </table:table-cell>
          <table:table-cell office:value-type="string" calcext:value-type="string">
            <text:p>https://twitter.com/MemesDailyBaby/status/1624765594238087172</text:p>
          </table:table-cell>
        </table:table-row>
        <table:table-row table:style-name="ro1">
          <table:table-cell office:value-type="string" calcext:value-type="string">
            <text:p>input/data_formal_20240530-1342/meme/MemesDailyBaby_20230226T024148/0.jpg</text:p>
          </table:table-cell>
          <table:table-cell office:value-type="string" calcext:value-type="string">
            <text:p>Pattern 3</text:p>
          </table:table-cell>
          <table:table-cell office:value-type="float" office:value="22.951800377384" calcext:value-type="float">
            <text:p>22.951800377384</text:p>
          </table:table-cell>
          <table:table-cell office:value-type="float" office:value="0.249391460016989" calcext:value-type="float">
            <text:p>0.249391460016989</text:p>
          </table:table-cell>
          <table:table-cell office:value-type="float" office:value="0.807750720871719" calcext:value-type="float">
            <text:p>0.807750720871719</text:p>
          </table:table-cell>
          <table:table-cell office:value-type="string" calcext:value-type="string">
            <text:p>https://twitter.com/MemesDailyBaby/status/1629673051750031361</text:p>
          </table:table-cell>
        </table:table-row>
        <table:table-row table:style-name="ro1">
          <table:table-cell office:value-type="string" calcext:value-type="string">
            <text:p>input/data_formal_20240530-1342/meme/MemesDailyBaby_20230322T164108/0.jpg</text:p>
          </table:table-cell>
          <table:table-cell office:value-type="string" calcext:value-type="string">
            <text:p>Pattern 3</text:p>
          </table:table-cell>
          <table:table-cell office:value-type="float" office:value="27.8293844570776" calcext:value-type="float">
            <text:p>27.8293844570776</text:p>
          </table:table-cell>
          <table:table-cell office:value-type="float" office:value="0.23432789832347" calcext:value-type="float">
            <text:p>0.23432789832347</text:p>
          </table:table-cell>
          <table:table-cell office:value-type="float" office:value="0.746691529185428" calcext:value-type="float">
            <text:p>0.746691529185428</text:p>
          </table:table-cell>
          <table:table-cell office:value-type="string" calcext:value-type="string">
            <text:p>https://twitter.com/JadeKatBond/status/1638593654867787777</text:p>
          </table:table-cell>
        </table:table-row>
        <table:table-row table:style-name="ro1">
          <table:table-cell office:value-type="string" calcext:value-type="string">
            <text:p>input/data_formal_20240530-1342/meme/MemesDailyBaby_20230323T034147/0.jpg</text:p>
          </table:table-cell>
          <table:table-cell office:value-type="string" calcext:value-type="string">
            <text:p>Pattern 6</text:p>
          </table:table-cell>
          <table:table-cell office:value-type="float" office:value="24.6506324780766" calcext:value-type="float">
            <text:p>24.6506324780766</text:p>
          </table:table-cell>
          <table:table-cell office:value-type="float" office:value="0.811508048488285" calcext:value-type="float">
            <text:p>0.811508048488285</text:p>
          </table:table-cell>
          <table:table-cell office:value-type="float" office:value="0.320610777386703" calcext:value-type="float">
            <text:p>0.320610777386703</text:p>
          </table:table-cell>
          <table:table-cell office:value-type="string" calcext:value-type="string">
            <text:p>https://twitter.com/JadeKatBond/status/1638751479015301120</text:p>
          </table:table-cell>
        </table:table-row>
        <table:table-row table:style-name="ro1">
          <table:table-cell office:value-type="string" calcext:value-type="string">
            <text:p>input/data_formal_20240530-1342/meme/MemesDnd_20221222T122443/0.jpg</text:p>
          </table:table-cell>
          <table:table-cell office:value-type="string" calcext:value-type="string">
            <text:p>Pattern 6</text:p>
          </table:table-cell>
          <table:table-cell office:value-type="float" office:value="23.8228097558693" calcext:value-type="float">
            <text:p>23.8228097558693</text:p>
          </table:table-cell>
          <table:table-cell office:value-type="float" office:value="0.883953599723399" calcext:value-type="float">
            <text:p>0.883953599723399</text:p>
          </table:table-cell>
          <table:table-cell office:value-type="float" office:value="0.37631431146918" calcext:value-type="float">
            <text:p>0.37631431146918</text:p>
          </table:table-cell>
          <table:table-cell office:value-type="string" calcext:value-type="string">
            <text:p>https://twitter.com/JoHess2000/status/1605908412109299715</text:p>
          </table:table-cell>
        </table:table-row>
        <table:table-row table:style-name="ro1">
          <table:table-cell office:value-type="string" calcext:value-type="string">
            <text:p>input/data_formal_20240530-1342/meme/MemesDnd_20221226T223736/0.jpg</text:p>
          </table:table-cell>
          <table:table-cell office:value-type="string" calcext:value-type="string">
            <text:p>Pattern 3</text:p>
          </table:table-cell>
          <table:table-cell office:value-type="float" office:value="30.0130951597958" calcext:value-type="float">
            <text:p>30.0130951597958</text:p>
          </table:table-cell>
          <table:table-cell office:value-type="float" office:value="0.194343838844067" calcext:value-type="float">
            <text:p>0.194343838844067</text:p>
          </table:table-cell>
          <table:table-cell office:value-type="float" office:value="0.661697326867715" calcext:value-type="float">
            <text:p>0.661697326867715</text:p>
          </table:table-cell>
          <table:table-cell office:value-type="string" calcext:value-type="string">
            <text:p>https://twitter.com/GreenDevil606/status/1607943631163342848</text:p>
          </table:table-cell>
        </table:table-row>
        <table:table-row table:style-name="ro1">
          <table:table-cell office:value-type="string" calcext:value-type="string">
            <text:p>input/data_formal_20240530-1342/meme/memesfalopaa_20221228T025802/0.jpg</text:p>
          </table:table-cell>
          <table:table-cell office:value-type="string" calcext:value-type="string">
            <text:p>Pattern 8</text:p>
          </table:table-cell>
          <table:table-cell office:value-type="float" office:value="31.2493868887182" calcext:value-type="float">
            <text:p>31.2493868887182</text:p>
          </table:table-cell>
          <table:table-cell office:value-type="float" office:value="0.700261561157783" calcext:value-type="float">
            <text:p>0.700261561157783</text:p>
          </table:table-cell>
          <table:table-cell office:value-type="float" office:value="0.348154268763484" calcext:value-type="float">
            <text:p>0.348154268763484</text:p>
          </table:table-cell>
          <table:table-cell office:value-type="string" calcext:value-type="string">
            <text:p>https://twitter.com/memesfalopaa/status/1607933864927952897</text:p>
          </table:table-cell>
        </table:table-row>
        <table:table-row table:style-name="ro1">
          <table:table-cell office:value-type="string" calcext:value-type="string">
            <text:p>input/data_formal_20240530-1342/meme/memesfalopaa_20230316T021625/0.jpg</text:p>
          </table:table-cell>
          <table:table-cell office:value-type="string" calcext:value-type="string">
            <text:p>Pattern 1</text:p>
          </table:table-cell>
          <table:table-cell office:value-type="float" office:value="26.3199532025027" calcext:value-type="float">
            <text:p>26.3199532025027</text:p>
          </table:table-cell>
          <table:table-cell office:value-type="float" office:value="0.525146835701772" calcext:value-type="float">
            <text:p>0.525146835701772</text:p>
          </table:table-cell>
          <table:table-cell office:value-type="float" office:value="0.322625080864409" calcext:value-type="float">
            <text:p>0.322625080864409</text:p>
          </table:table-cell>
          <table:table-cell office:value-type="string" calcext:value-type="string">
            <text:p>https://twitter.com/memesfalopaa/status/1636189645255098368</text:p>
          </table:table-cell>
        </table:table-row>
        <table:table-row table:style-name="ro1">
          <table:table-cell office:value-type="string" calcext:value-type="string">
            <text:p>input/data_formal_20240530-1342/meme/memesfalopaa_20230322T191530/0.jpg</text:p>
          </table:table-cell>
          <table:table-cell office:value-type="string" calcext:value-type="string">
            <text:p>Pattern 8</text:p>
          </table:table-cell>
          <table:table-cell office:value-type="float" office:value="23.5648940430995" calcext:value-type="float">
            <text:p>23.5648940430995</text:p>
          </table:table-cell>
          <table:table-cell office:value-type="float" office:value="0.758129793308286" calcext:value-type="float">
            <text:p>0.758129793308286</text:p>
          </table:table-cell>
          <table:table-cell office:value-type="float" office:value="0.41373682921941" calcext:value-type="float">
            <text:p>0.41373682921941</text:p>
          </table:table-cell>
          <table:table-cell office:value-type="string" calcext:value-type="string">
            <text:p>https://twitter.com/memesfalopaa/status/1638620437008748544</text:p>
          </table:table-cell>
        </table:table-row>
        <table:table-row table:style-name="ro1">
          <table:table-cell office:value-type="string" calcext:value-type="string">
            <text:p>input/data_formal_20240530-1342/meme/memesmarketapp_20230111T235506/0.jpg</text:p>
          </table:table-cell>
          <table:table-cell office:value-type="string" calcext:value-type="string">
            <text:p>Pattern 8</text:p>
          </table:table-cell>
          <table:table-cell office:value-type="float" office:value="26.3064603456471" calcext:value-type="float">
            <text:p>26.3064603456471</text:p>
          </table:table-cell>
          <table:table-cell office:value-type="float" office:value="0.757914356812168" calcext:value-type="float">
            <text:p>0.757914356812168</text:p>
          </table:table-cell>
          <table:table-cell office:value-type="float" office:value="0.51800315290475" calcext:value-type="float">
            <text:p>0.51800315290475</text:p>
          </table:table-cell>
          <table:table-cell office:value-type="string" calcext:value-type="string">
            <text:p>https://twitter.com/billhinostroza/status/1613324585209847810</text:p>
          </table:table-cell>
        </table:table-row>
        <table:table-row table:style-name="ro1">
          <table:table-cell office:value-type="string" calcext:value-type="string">
            <text:p>input/data_formal_20240530-1342/meme/memesofredditt_20221123T051354/0.jpg</text:p>
          </table:table-cell>
          <table:table-cell office:value-type="string" calcext:value-type="string">
            <text:p>Pattern 2</text:p>
          </table:table-cell>
          <table:table-cell office:value-type="float" office:value="30.4303694891235" calcext:value-type="float">
            <text:p>30.4303694891235</text:p>
          </table:table-cell>
          <table:table-cell office:value-type="float" office:value="0.250112245183046" calcext:value-type="float">
            <text:p>0.250112245183046</text:p>
          </table:table-cell>
          <table:table-cell office:value-type="float" office:value="0.612287636398776" calcext:value-type="float">
            <text:p>0.612287636398776</text:p>
          </table:table-cell>
          <table:table-cell office:value-type="string" calcext:value-type="string">
            <text:p>https://twitter.com/emiliovigil5/status/1613295567152578560</text:p>
          </table:table-cell>
        </table:table-row>
        <table:table-row table:style-name="ro1">
          <table:table-cell office:value-type="string" calcext:value-type="string">
            <text:p>input/data_formal_20240530-1342/meme/memesofredditt_20221227T233347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memesofredditt/status/160788246713794560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00334/0.jpg</text:p>
          </table:table-cell>
          <table:table-cell office:value-type="string" calcext:value-type="string">
            <text:p>Pattern 1</text:p>
          </table:table-cell>
          <table:table-cell office:value-type="float" office:value="29.0811252692015" calcext:value-type="float">
            <text:p>29.0811252692015</text:p>
          </table:table-cell>
          <table:table-cell office:value-type="float" office:value="0.25540345692983" calcext:value-type="float">
            <text:p>0.25540345692983</text:p>
          </table:table-cell>
          <table:table-cell office:value-type="float" office:value="0.297978394878974" calcext:value-type="float">
            <text:p>0.297978394878974</text:p>
          </table:table-cell>
          <table:table-cell office:value-type="string" calcext:value-type="string">
            <text:p>https://twitter.com/memesofredditt/status/160788996128135987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03335/0.jpg</text:p>
          </table:table-cell>
          <table:table-cell office:value-type="string" calcext:value-type="string">
            <text:p>Pattern 6</text:p>
          </table:table-cell>
          <table:table-cell office:value-type="float" office:value="23.0853000382062" calcext:value-type="float">
            <text:p>23.0853000382062</text:p>
          </table:table-cell>
          <table:table-cell office:value-type="float" office:value="0.749513122615964" calcext:value-type="float">
            <text:p>0.749513122615964</text:p>
          </table:table-cell>
          <table:table-cell office:value-type="float" office:value="0.388213510079781" calcext:value-type="float">
            <text:p>0.388213510079781</text:p>
          </table:table-cell>
          <table:table-cell office:value-type="string" calcext:value-type="string">
            <text:p>https://twitter.com/memesofredditt/status/160789751516830515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15846/0.jpg</text:p>
          </table:table-cell>
          <table:table-cell office:value-type="string" calcext:value-type="string">
            <text:p>Pattern 8</text:p>
          </table:table-cell>
          <table:table-cell office:value-type="float" office:value="22.3452576786314" calcext:value-type="float">
            <text:p>22.3452576786314</text:p>
          </table:table-cell>
          <table:table-cell office:value-type="float" office:value="0.752517286618807" calcext:value-type="float">
            <text:p>0.752517286618807</text:p>
          </table:table-cell>
          <table:table-cell office:value-type="float" office:value="0.524016718012251" calcext:value-type="float">
            <text:p>0.524016718012251</text:p>
          </table:table-cell>
          <table:table-cell office:value-type="string" calcext:value-type="string">
            <text:p>https://twitter.com/memesofredditt/status/1607918952574849024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32338/0.jpg</text:p>
          </table:table-cell>
          <table:table-cell office:value-type="string" calcext:value-type="string">
            <text:p>Pattern 7</text:p>
          </table:table-cell>
          <table:table-cell office:value-type="float" office:value="31.3243533950555" calcext:value-type="float">
            <text:p>31.3243533950555</text:p>
          </table:table-cell>
          <table:table-cell office:value-type="float" office:value="0.494762336946175" calcext:value-type="float">
            <text:p>0.494762336946175</text:p>
          </table:table-cell>
          <table:table-cell office:value-type="float" office:value="0.32008435565415" calcext:value-type="float">
            <text:p>0.32008435565415</text:p>
          </table:table-cell>
          <table:table-cell office:value-type="string" calcext:value-type="string">
            <text:p>https://twitter.com/memesofredditt/status/160794030986173235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35350/0.jpg</text:p>
          </table:table-cell>
          <table:table-cell office:value-type="string" calcext:value-type="string">
            <text:p>Pattern 8</text:p>
          </table:table-cell>
          <table:table-cell office:value-type="float" office:value="23.1377585112462" calcext:value-type="float">
            <text:p>23.1377585112462</text:p>
          </table:table-cell>
          <table:table-cell office:value-type="float" office:value="0.886273364280737" calcext:value-type="float">
            <text:p>0.886273364280737</text:p>
          </table:table-cell>
          <table:table-cell office:value-type="float" office:value="0.369022064992138" calcext:value-type="float">
            <text:p>0.369022064992138</text:p>
          </table:table-cell>
          <table:table-cell office:value-type="string" calcext:value-type="string">
            <text:p>https://twitter.com/memesofredditt/status/1607947908619423746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41851/0.jpg</text:p>
          </table:table-cell>
          <table:table-cell office:value-type="string" calcext:value-type="string">
            <text:p>Pattern 6</text:p>
          </table:table-cell>
          <table:table-cell office:value-type="float" office:value="27.8933469633697" calcext:value-type="float">
            <text:p>27.8933469633697</text:p>
          </table:table-cell>
          <table:table-cell office:value-type="float" office:value="0.634567963184459" calcext:value-type="float">
            <text:p>0.634567963184459</text:p>
          </table:table-cell>
          <table:table-cell office:value-type="float" office:value="0.443584807243453" calcext:value-type="float">
            <text:p>0.443584807243453</text:p>
          </table:table-cell>
          <table:table-cell office:value-type="string" calcext:value-type="string">
            <text:p>https://twitter.com/memesofredditt/status/1607954204731006976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44849/0.jpg</text:p>
          </table:table-cell>
          <table:table-cell office:value-type="string" calcext:value-type="string">
            <text:p>Pattern 8</text:p>
          </table:table-cell>
          <table:table-cell office:value-type="float" office:value="21.4788021231218" calcext:value-type="float">
            <text:p>21.4788021231218</text:p>
          </table:table-cell>
          <table:table-cell office:value-type="float" office:value="0.910956219724864" calcext:value-type="float">
            <text:p>0.910956219724864</text:p>
          </table:table-cell>
          <table:table-cell office:value-type="float" office:value="0.328939011971467" calcext:value-type="float">
            <text:p>0.328939011971467</text:p>
          </table:table-cell>
          <table:table-cell office:value-type="string" calcext:value-type="string">
            <text:p>https://twitter.com/memesofredditt/status/1607961747222134784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51844/0.jpg</text:p>
          </table:table-cell>
          <table:table-cell office:value-type="string" calcext:value-type="string">
            <text:p>Pattern 3</text:p>
          </table:table-cell>
          <table:table-cell office:value-type="float" office:value="22.9859006747515" calcext:value-type="float">
            <text:p>22.9859006747515</text:p>
          </table:table-cell>
          <table:table-cell office:value-type="float" office:value="0.311494856881467" calcext:value-type="float">
            <text:p>0.311494856881467</text:p>
          </table:table-cell>
          <table:table-cell office:value-type="float" office:value="0.836235951932134" calcext:value-type="float">
            <text:p>0.836235951932134</text:p>
          </table:table-cell>
          <table:table-cell office:value-type="string" calcext:value-type="string">
            <text:p>https://twitter.com/memesofredditt/status/1607969274307698688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54841/0.jpg</text:p>
          </table:table-cell>
          <table:table-cell office:value-type="string" calcext:value-type="string">
            <text:p>Pattern 7</text:p>
          </table:table-cell>
          <table:table-cell office:value-type="float" office:value="25.4932588632676" calcext:value-type="float">
            <text:p>25.4932588632676</text:p>
          </table:table-cell>
          <table:table-cell office:value-type="float" office:value="0.636292255906878" calcext:value-type="float">
            <text:p>0.636292255906878</text:p>
          </table:table-cell>
          <table:table-cell office:value-type="float" office:value="0.470939196893062" calcext:value-type="float">
            <text:p>0.470939196893062</text:p>
          </table:table-cell>
          <table:table-cell office:value-type="string" calcext:value-type="string">
            <text:p>https://twitter.com/memesofredditt/status/1607976810490339328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61154/0.jpg</text:p>
          </table:table-cell>
          <table:table-cell office:value-type="string" calcext:value-type="string">
            <text:p>Pattern 7</text:p>
          </table:table-cell>
          <table:table-cell office:value-type="float" office:value="28.9059703660324" calcext:value-type="float">
            <text:p>28.9059703660324</text:p>
          </table:table-cell>
          <table:table-cell office:value-type="float" office:value="0.240459682292672" calcext:value-type="float">
            <text:p>0.240459682292672</text:p>
          </table:table-cell>
          <table:table-cell office:value-type="float" office:value="0.32708260723691" calcext:value-type="float">
            <text:p>0.32708260723691</text:p>
          </table:table-cell>
          <table:table-cell office:value-type="string" calcext:value-type="string">
            <text:p>https://twitter.com/memesofredditt/status/1607982656829923329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02833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memesofredditt/status/1610946347342888960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05317/0.jpg</text:p>
          </table:table-cell>
          <table:table-cell office:value-type="string" calcext:value-type="string">
            <text:p>Pattern 7</text:p>
          </table:table-cell>
          <table:table-cell office:value-type="float" office:value="25.3562182712652" calcext:value-type="float">
            <text:p>25.3562182712652</text:p>
          </table:table-cell>
          <table:table-cell office:value-type="float" office:value="0.412955592656792" calcext:value-type="float">
            <text:p>0.412955592656792</text:p>
          </table:table-cell>
          <table:table-cell office:value-type="float" office:value="0.688418079124656" calcext:value-type="float">
            <text:p>0.688418079124656</text:p>
          </table:table-cell>
          <table:table-cell office:value-type="string" calcext:value-type="string">
            <text:p>https://twitter.com/memesofredditt/status/1610952571224571905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12356/0.jpg</text:p>
          </table:table-cell>
          <table:table-cell office:value-type="string" calcext:value-type="string">
            <text:p>Pattern 7</text:p>
          </table:table-cell>
          <table:table-cell office:value-type="float" office:value="33.9482199543188" calcext:value-type="float">
            <text:p>33.9482199543188</text:p>
          </table:table-cell>
          <table:table-cell office:value-type="float" office:value="0.299702624469983" calcext:value-type="float">
            <text:p>0.299702624469983</text:p>
          </table:table-cell>
          <table:table-cell office:value-type="float" office:value="0.324290369066648" calcext:value-type="float">
            <text:p>0.324290369066648</text:p>
          </table:table-cell>
          <table:table-cell office:value-type="string" calcext:value-type="string">
            <text:p>https://twitter.com/memesofredditt/status/1610960281835798528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15404/0.jpg</text:p>
          </table:table-cell>
          <table:table-cell office:value-type="string" calcext:value-type="string">
            <text:p>Pattern 7</text:p>
          </table:table-cell>
          <table:table-cell office:value-type="float" office:value="25.2184842282154" calcext:value-type="float">
            <text:p>25.2184842282154</text:p>
          </table:table-cell>
          <table:table-cell office:value-type="float" office:value="0.433116997798229" calcext:value-type="float">
            <text:p>0.433116997798229</text:p>
          </table:table-cell>
          <table:table-cell office:value-type="float" office:value="0.520505251638893" calcext:value-type="float">
            <text:p>0.520505251638893</text:p>
          </table:table-cell>
          <table:table-cell office:value-type="string" calcext:value-type="string">
            <text:p>https://twitter.com/memesofredditt/status/161096786714233241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22734/0.jpg</text:p>
          </table:table-cell>
          <table:table-cell office:value-type="string" calcext:value-type="string">
            <text:p>Pattern 2</text:p>
          </table:table-cell>
          <table:table-cell office:value-type="float" office:value="25.8144650029289" calcext:value-type="float">
            <text:p>25.8144650029289</text:p>
          </table:table-cell>
          <table:table-cell office:value-type="float" office:value="0.151143056442311" calcext:value-type="float">
            <text:p>0.151143056442311</text:p>
          </table:table-cell>
          <table:table-cell office:value-type="float" office:value="0.72702928839315" calcext:value-type="float">
            <text:p>0.72702928839315</text:p>
          </table:table-cell>
          <table:table-cell office:value-type="string" calcext:value-type="string">
            <text:p>https://twitter.com/memesofredditt/status/161097629586045337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52856/0.jpg</text:p>
          </table:table-cell>
          <table:table-cell office:value-type="string" calcext:value-type="string">
            <text:p>Pattern 6</text:p>
          </table:table-cell>
          <table:table-cell office:value-type="float" office:value="23.6686312630535" calcext:value-type="float">
            <text:p>23.6686312630535</text:p>
          </table:table-cell>
          <table:table-cell office:value-type="float" office:value="0.826321949558129" calcext:value-type="float">
            <text:p>0.826321949558129</text:p>
          </table:table-cell>
          <table:table-cell office:value-type="float" office:value="0.42529847503965" calcext:value-type="float">
            <text:p>0.42529847503965</text:p>
          </table:table-cell>
          <table:table-cell office:value-type="string" calcext:value-type="string">
            <text:p>https://twitter.com/memesofredditt/status/1611233334625017858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72357/0.jpg</text:p>
          </table:table-cell>
          <table:table-cell office:value-type="string" calcext:value-type="string">
            <text:p>Pattern 8</text:p>
          </table:table-cell>
          <table:table-cell office:value-type="float" office:value="22.9473125768505" calcext:value-type="float">
            <text:p>22.9473125768505</text:p>
          </table:table-cell>
          <table:table-cell office:value-type="float" office:value="0.838115334004119" calcext:value-type="float">
            <text:p>0.838115334004119</text:p>
          </table:table-cell>
          <table:table-cell office:value-type="float" office:value="0.336928153716005" calcext:value-type="float">
            <text:p>0.336928153716005</text:p>
          </table:table-cell>
          <table:table-cell office:value-type="string" calcext:value-type="string">
            <text:p>https://twitter.com/memesofredditt/status/1611262276970987520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75341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memesofredditt/status/1611269760276111362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82407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memesofredditt/status/161127741831614054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84908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memesofredditt/status/1611283713375059969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21419/0.jpg</text:p>
          </table:table-cell>
          <table:table-cell office:value-type="string" calcext:value-type="string">
            <text:p>Pattern 3</text:p>
          </table:table-cell>
          <table:table-cell office:value-type="float" office:value="30.6459340025577" calcext:value-type="float">
            <text:p>30.6459340025577</text:p>
          </table:table-cell>
          <table:table-cell office:value-type="float" office:value="0.487168835326918" calcext:value-type="float">
            <text:p>0.487168835326918</text:p>
          </table:table-cell>
          <table:table-cell office:value-type="float" office:value="0.558370700799351" calcext:value-type="float">
            <text:p>0.558370700799351</text:p>
          </table:table-cell>
          <table:table-cell office:value-type="string" calcext:value-type="string">
            <text:p>https://twitter.com/memesofredditt/status/1613298285598441478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33859/0.jpg</text:p>
          </table:table-cell>
          <table:table-cell office:value-type="string" calcext:value-type="string">
            <text:p>Pattern 8</text:p>
          </table:table-cell>
          <table:table-cell office:value-type="float" office:value="24.6260325002025" calcext:value-type="float">
            <text:p>24.6260325002025</text:p>
          </table:table-cell>
          <table:table-cell office:value-type="float" office:value="0.773018317984249" calcext:value-type="float">
            <text:p>0.773018317984249</text:p>
          </table:table-cell>
          <table:table-cell office:value-type="float" office:value="0.392120679982035" calcext:value-type="float">
            <text:p>0.392120679982035</text:p>
          </table:table-cell>
          <table:table-cell office:value-type="string" calcext:value-type="string">
            <text:p>https://twitter.com/memesofredditt/status/1613319592151060483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33903/0.jpg</text:p>
          </table:table-cell>
          <table:table-cell office:value-type="string" calcext:value-type="string">
            <text:p>Pattern 2</text:p>
          </table:table-cell>
          <table:table-cell office:value-type="float" office:value="31.2016448340139" calcext:value-type="float">
            <text:p>31.2016448340139</text:p>
          </table:table-cell>
          <table:table-cell office:value-type="float" office:value="0.163303326280503" calcext:value-type="float">
            <text:p>0.163303326280503</text:p>
          </table:table-cell>
          <table:table-cell office:value-type="float" office:value="0.57511979369833" calcext:value-type="float">
            <text:p>0.57511979369833</text:p>
          </table:table-cell>
          <table:table-cell office:value-type="string" calcext:value-type="string">
            <text:p>https://twitter.com/memesofredditt/status/161331961093725389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20924/0.jpg</text:p>
          </table:table-cell>
          <table:table-cell office:value-type="string" calcext:value-type="string">
            <text:p>Pattern 7</text:p>
          </table:table-cell>
          <table:table-cell office:value-type="float" office:value="26.3228186111736" calcext:value-type="float">
            <text:p>26.3228186111736</text:p>
          </table:table-cell>
          <table:table-cell office:value-type="float" office:value="0.482331646245995" calcext:value-type="float">
            <text:p>0.482331646245995</text:p>
          </table:table-cell>
          <table:table-cell office:value-type="float" office:value="0.515710695280236" calcext:value-type="float">
            <text:p>0.515710695280236</text:p>
          </table:table-cell>
          <table:table-cell office:value-type="string" calcext:value-type="string">
            <text:p>https://twitter.com/memesofredditt/status/162090719111585792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23908/0.jpg</text:p>
          </table:table-cell>
          <table:table-cell office:value-type="string" calcext:value-type="string">
            <text:p>Pattern 1</text:p>
          </table:table-cell>
          <table:table-cell office:value-type="float" office:value="31.7458546530477" calcext:value-type="float">
            <text:p>31.7458546530477</text:p>
          </table:table-cell>
          <table:table-cell office:value-type="float" office:value="0.235231964268108" calcext:value-type="float">
            <text:p>0.235231964268108</text:p>
          </table:table-cell>
          <table:table-cell office:value-type="float" office:value="0.262155568425553" calcext:value-type="float">
            <text:p>0.262155568425553</text:p>
          </table:table-cell>
          <table:table-cell office:value-type="string" calcext:value-type="string">
            <text:p>https://twitter.com/memesofredditt/status/1620914677436846082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30841/0.jpg</text:p>
          </table:table-cell>
          <table:table-cell office:value-type="string" calcext:value-type="string">
            <text:p>Pattern 7</text:p>
          </table:table-cell>
          <table:table-cell office:value-type="float" office:value="25.6560053539869" calcext:value-type="float">
            <text:p>25.6560053539869</text:p>
          </table:table-cell>
          <table:table-cell office:value-type="float" office:value="0.475907807837452" calcext:value-type="float">
            <text:p>0.475907807837452</text:p>
          </table:table-cell>
          <table:table-cell office:value-type="float" office:value="0.488853089774446" calcext:value-type="float">
            <text:p>0.488853089774446</text:p>
          </table:table-cell>
          <table:table-cell office:value-type="string" calcext:value-type="string">
            <text:p>https://twitter.com/memesofredditt/status/162092211226435584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03402/0.jpg</text:p>
          </table:table-cell>
          <table:table-cell office:value-type="string" calcext:value-type="string">
            <text:p>Pattern 1</text:p>
          </table:table-cell>
          <table:table-cell office:value-type="float" office:value="32.267632233737" calcext:value-type="float">
            <text:p>32.267632233737</text:p>
          </table:table-cell>
          <table:table-cell office:value-type="float" office:value="0.32326575124838" calcext:value-type="float">
            <text:p>0.32326575124838</text:p>
          </table:table-cell>
          <table:table-cell office:value-type="float" office:value="0.314033380755217" calcext:value-type="float">
            <text:p>0.314033380755217</text:p>
          </table:table-cell>
          <table:table-cell office:value-type="string" calcext:value-type="string">
            <text:p>https://twitter.com/memesofredditt/status/162094359250728140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0315/0.jpg</text:p>
          </table:table-cell>
          <table:table-cell office:value-type="string" calcext:value-type="string">
            <text:p>Pattern 7</text:p>
          </table:table-cell>
          <table:table-cell office:value-type="float" office:value="33.1462359092671" calcext:value-type="float">
            <text:p>33.1462359092671</text:p>
          </table:table-cell>
          <table:table-cell office:value-type="float" office:value="0.373505678532668" calcext:value-type="float">
            <text:p>0.373505678532668</text:p>
          </table:table-cell>
          <table:table-cell office:value-type="float" office:value="0.342506418640454" calcext:value-type="float">
            <text:p>0.342506418640454</text:p>
          </table:table-cell>
          <table:table-cell office:value-type="string" calcext:value-type="string">
            <text:p>https://twitter.com/memesofredditt/status/1620950942643326976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3635/0.jpg</text:p>
          </table:table-cell>
          <table:table-cell office:value-type="string" calcext:value-type="string">
            <text:p>Pattern 2</text:p>
          </table:table-cell>
          <table:table-cell office:value-type="float" office:value="26.0789971218762" calcext:value-type="float">
            <text:p>26.0789971218762</text:p>
          </table:table-cell>
          <table:table-cell office:value-type="float" office:value="0.443542681829745" calcext:value-type="float">
            <text:p>0.443542681829745</text:p>
          </table:table-cell>
          <table:table-cell office:value-type="float" office:value="0.925502458284519" calcext:value-type="float">
            <text:p>0.925502458284519</text:p>
          </table:table-cell>
          <table:table-cell office:value-type="string" calcext:value-type="string">
            <text:p>https://twitter.com/memesofredditt/status/162095933427118080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3640/0.jpg</text:p>
          </table:table-cell>
          <table:table-cell office:value-type="string" calcext:value-type="string">
            <text:p>Pattern 1</text:p>
          </table:table-cell>
          <table:table-cell office:value-type="float" office:value="33.066750496185" calcext:value-type="float">
            <text:p>33.066750496185</text:p>
          </table:table-cell>
          <table:table-cell office:value-type="float" office:value="0.228870028847946" calcext:value-type="float">
            <text:p>0.228870028847946</text:p>
          </table:table-cell>
          <table:table-cell office:value-type="float" office:value="0.260457167287937" calcext:value-type="float">
            <text:p>0.260457167287937</text:p>
          </table:table-cell>
          <table:table-cell office:value-type="string" calcext:value-type="string">
            <text:p>https://twitter.com/memesofredditt/status/162095935346012160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35428/0.jpg</text:p>
          </table:table-cell>
          <table:table-cell office:value-type="string" calcext:value-type="string">
            <text:p>Pattern 7</text:p>
          </table:table-cell>
          <table:table-cell office:value-type="float" office:value="25.1750858346641" calcext:value-type="float">
            <text:p>25.1750858346641</text:p>
          </table:table-cell>
          <table:table-cell office:value-type="float" office:value="0.47527871944319" calcext:value-type="float">
            <text:p>0.47527871944319</text:p>
          </table:table-cell>
          <table:table-cell office:value-type="float" office:value="0.4807732644803" calcext:value-type="float">
            <text:p>0.4807732644803</text:p>
          </table:table-cell>
          <table:table-cell office:value-type="string" calcext:value-type="string">
            <text:p>https://twitter.com/memesofredditt/status/162099403266192179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35432/0.jpg</text:p>
          </table:table-cell>
          <table:table-cell office:value-type="string" calcext:value-type="string">
            <text:p>Pattern 2</text:p>
          </table:table-cell>
          <table:table-cell office:value-type="float" office:value="28.2644137713531" calcext:value-type="float">
            <text:p>28.2644137713531</text:p>
          </table:table-cell>
          <table:table-cell office:value-type="float" office:value="0.272680872585416" calcext:value-type="float">
            <text:p>0.272680872585416</text:p>
          </table:table-cell>
          <table:table-cell office:value-type="float" office:value="0.81047552133248" calcext:value-type="float">
            <text:p>0.81047552133248</text:p>
          </table:table-cell>
          <table:table-cell office:value-type="string" calcext:value-type="string">
            <text:p>https://twitter.com/memesofredditt/status/162099404740481843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44909/0.jpg</text:p>
          </table:table-cell>
          <table:table-cell office:value-type="string" calcext:value-type="string">
            <text:p>Pattern 7</text:p>
          </table:table-cell>
          <table:table-cell office:value-type="float" office:value="30.2836121813996" calcext:value-type="float">
            <text:p>30.2836121813996</text:p>
          </table:table-cell>
          <table:table-cell office:value-type="float" office:value="0.514330122128492" calcext:value-type="float">
            <text:p>0.514330122128492</text:p>
          </table:table-cell>
          <table:table-cell office:value-type="float" office:value="0.571277052889176" calcext:value-type="float">
            <text:p>0.571277052889176</text:p>
          </table:table-cell>
          <table:table-cell office:value-type="string" calcext:value-type="string">
            <text:p>https://twitter.com/memesofredditt/status/162100779190000435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54449/0.jpg</text:p>
          </table:table-cell>
          <table:table-cell office:value-type="string" calcext:value-type="string">
            <text:p>Pattern 1</text:p>
          </table:table-cell>
          <table:table-cell office:value-type="float" office:value="31.3474666989952" calcext:value-type="float">
            <text:p>31.3474666989952</text:p>
          </table:table-cell>
          <table:table-cell office:value-type="float" office:value="0.316135976782752" calcext:value-type="float">
            <text:p>0.316135976782752</text:p>
          </table:table-cell>
          <table:table-cell office:value-type="float" office:value="0.30766614384227" calcext:value-type="float">
            <text:p>0.30766614384227</text:p>
          </table:table-cell>
          <table:table-cell office:value-type="string" calcext:value-type="string">
            <text:p>https://twitter.com/memesofredditt/status/162102180045588889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04356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memesofredditt/status/162254662706709708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04359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memesofredditt/status/162254664071947059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14411/0.jpg</text:p>
          </table:table-cell>
          <table:table-cell office:value-type="string" calcext:value-type="string">
            <text:p>Pattern 7</text:p>
          </table:table-cell>
          <table:table-cell office:value-type="float" office:value="30.7424110296323" calcext:value-type="float">
            <text:p>30.7424110296323</text:p>
          </table:table-cell>
          <table:table-cell office:value-type="float" office:value="0.450386013569177" calcext:value-type="float">
            <text:p>0.450386013569177</text:p>
          </table:table-cell>
          <table:table-cell office:value-type="float" office:value="0.34731107138127" calcext:value-type="float">
            <text:p>0.34731107138127</text:p>
          </table:table-cell>
          <table:table-cell office:value-type="string" calcext:value-type="string">
            <text:p>https://twitter.com/memesofredditt/status/162256178985344205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14415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memesofredditt/status/1622561807138230272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23343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memesofredditt/status/162257425679304294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0451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memesofredditt/status/1622597189917720577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0456/0.jpg</text:p>
          </table:table-cell>
          <table:table-cell office:value-type="string" calcext:value-type="string">
            <text:p>Pattern 2</text:p>
          </table:table-cell>
          <table:table-cell office:value-type="float" office:value="27.6794432734575" calcext:value-type="float">
            <text:p>27.6794432734575</text:p>
          </table:table-cell>
          <table:table-cell office:value-type="float" office:value="0.152683338512344" calcext:value-type="float">
            <text:p>0.152683338512344</text:p>
          </table:table-cell>
          <table:table-cell office:value-type="float" office:value="0.694758372552391" calcext:value-type="float">
            <text:p>0.694758372552391</text:p>
          </table:table-cell>
          <table:table-cell office:value-type="string" calcext:value-type="string">
            <text:p>https://twitter.com/memesofredditt/status/162259721067524505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18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memesofredditt/status/162260485455518924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22/0.jpg</text:p>
          </table:table-cell>
          <table:table-cell office:value-type="string" calcext:value-type="string">
            <text:p>Pattern 1</text:p>
          </table:table-cell>
          <table:table-cell office:value-type="float" office:value="33.0648029861383" calcext:value-type="float">
            <text:p>33.0648029861383</text:p>
          </table:table-cell>
          <table:table-cell office:value-type="float" office:value="0.420204266327241" calcext:value-type="float">
            <text:p>0.420204266327241</text:p>
          </table:table-cell>
          <table:table-cell office:value-type="float" office:value="0.491467886319034" calcext:value-type="float">
            <text:p>0.491467886319034</text:p>
          </table:table-cell>
          <table:table-cell office:value-type="string" calcext:value-type="string">
            <text:p>https://twitter.com/memesofredditt/status/1622604871273783296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24/0.jpg</text:p>
          </table:table-cell>
          <table:table-cell office:value-type="string" calcext:value-type="string">
            <text:p>Pattern 6</text:p>
          </table:table-cell>
          <table:table-cell office:value-type="float" office:value="24.549333835103" calcext:value-type="float">
            <text:p>24.549333835103</text:p>
          </table:table-cell>
          <table:table-cell office:value-type="float" office:value="0.685218850985613" calcext:value-type="float">
            <text:p>0.685218850985613</text:p>
          </table:table-cell>
          <table:table-cell office:value-type="float" office:value="0.40465576255527" calcext:value-type="float">
            <text:p>0.40465576255527</text:p>
          </table:table-cell>
          <table:table-cell office:value-type="string" calcext:value-type="string">
            <text:p>https://twitter.com/memesofredditt/status/162260488119332045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5842/0.jpg</text:p>
          </table:table-cell>
          <table:table-cell office:value-type="string" calcext:value-type="string">
            <text:p>Pattern 5</text:p>
          </table:table-cell>
          <table:table-cell office:value-type="float" office:value="16.3764725270778" calcext:value-type="float">
            <text:p>16.3764725270778</text:p>
          </table:table-cell>
          <table:table-cell office:value-type="float" office:value="0.167827673586301" calcext:value-type="float">
            <text:p>0.167827673586301</text:p>
          </table:table-cell>
          <table:table-cell office:value-type="float" office:value="0.287971641120445" calcext:value-type="float">
            <text:p>0.287971641120445</text:p>
          </table:table-cell>
          <table:table-cell office:value-type="string" calcext:value-type="string">
            <text:p>https://twitter.com/memesofredditt/status/162261074272056934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52843/0.jpg</text:p>
          </table:table-cell>
          <table:table-cell office:value-type="string" calcext:value-type="string">
            <text:p>Pattern 2</text:p>
          </table:table-cell>
          <table:table-cell office:value-type="float" office:value="32.0562191781602" calcext:value-type="float">
            <text:p>32.0562191781602</text:p>
          </table:table-cell>
          <table:table-cell office:value-type="float" office:value="0.130494618884813" calcext:value-type="float">
            <text:p>0.130494618884813</text:p>
          </table:table-cell>
          <table:table-cell office:value-type="float" office:value="0.486503791739181" calcext:value-type="float">
            <text:p>0.486503791739181</text:p>
          </table:table-cell>
          <table:table-cell office:value-type="string" calcext:value-type="string">
            <text:p>https://twitter.com/memesofredditt/status/1622618298809475073</text:p>
          </table:table-cell>
        </table:table-row>
        <table:table-row table:style-name="ro1">
          <table:table-cell office:value-type="string" calcext:value-type="string">
            <text:p>input/data_formal_20240530-1342/meme/memesofredditt_20230226T023324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memesofredditt/status/1629670941482516480</text:p>
          </table:table-cell>
        </table:table-row>
        <table:table-row table:style-name="ro1">
          <table:table-cell office:value-type="string" calcext:value-type="string">
            <text:p>input/data_formal_20240530-1342/meme/memesofredditt_20230307T091825/0.jpg</text:p>
          </table:table-cell>
          <table:table-cell office:value-type="string" calcext:value-type="string">
            <text:p>Pattern 2</text:p>
          </table:table-cell>
          <table:table-cell office:value-type="float" office:value="26.4375069976111" calcext:value-type="float">
            <text:p>26.4375069976111</text:p>
          </table:table-cell>
          <table:table-cell office:value-type="float" office:value="0.146905413866446" calcext:value-type="float">
            <text:p>0.146905413866446</text:p>
          </table:table-cell>
          <table:table-cell office:value-type="float" office:value="0.808561320572138" calcext:value-type="float">
            <text:p>0.808561320572138</text:p>
          </table:table-cell>
          <table:table-cell office:value-type="string" calcext:value-type="string">
            <text:p>https://twitter.com/memesofredditt/status/1633034356842278913</text:p>
          </table:table-cell>
        </table:table-row>
        <table:table-row table:style-name="ro1">
          <table:table-cell office:value-type="string" calcext:value-type="string">
            <text:p>input/data_formal_20240530-1342/meme/memesofredditt_20230307T111317/0.jpg</text:p>
          </table:table-cell>
          <table:table-cell office:value-type="string" calcext:value-type="string">
            <text:p>Pattern 2</text:p>
          </table:table-cell>
          <table:table-cell office:value-type="float" office:value="27.9184630546297" calcext:value-type="float">
            <text:p>27.9184630546297</text:p>
          </table:table-cell>
          <table:table-cell office:value-type="float" office:value="0.337251765370614" calcext:value-type="float">
            <text:p>0.337251765370614</text:p>
          </table:table-cell>
          <table:table-cell office:value-type="float" office:value="0.845028346682213" calcext:value-type="float">
            <text:p>0.845028346682213</text:p>
          </table:table-cell>
          <table:table-cell office:value-type="string" calcext:value-type="string">
            <text:p>https://twitter.com/memesofredditt/status/1633063262563467266</text:p>
          </table:table-cell>
        </table:table-row>
        <table:table-row table:style-name="ro1">
          <table:table-cell office:value-type="string" calcext:value-type="string">
            <text:p>input/data_formal_20240530-1342/meme/memesofredditt_20230315T215843/0.jpg</text:p>
          </table:table-cell>
          <table:table-cell office:value-type="string" calcext:value-type="string">
            <text:p>Pattern 7</text:p>
          </table:table-cell>
          <table:table-cell office:value-type="float" office:value="28.5306641612286" calcext:value-type="float">
            <text:p>28.5306641612286</text:p>
          </table:table-cell>
          <table:table-cell office:value-type="float" office:value="0.254935152092989" calcext:value-type="float">
            <text:p>0.254935152092989</text:p>
          </table:table-cell>
          <table:table-cell office:value-type="float" office:value="0.669686900118769" calcext:value-type="float">
            <text:p>0.669686900118769</text:p>
          </table:table-cell>
          <table:table-cell office:value-type="string" calcext:value-type="string">
            <text:p>https://twitter.com/memesofredditt/status/1636124793714925569</text:p>
          </table:table-cell>
        </table:table-row>
        <table:table-row table:style-name="ro1">
          <table:table-cell office:value-type="string" calcext:value-type="string">
            <text:p>input/data_formal_20240530-1342/meme/memesofredditt_20230316T021307/0.jpg</text:p>
          </table:table-cell>
          <table:table-cell office:value-type="string" calcext:value-type="string">
            <text:p>Pattern 7</text:p>
          </table:table-cell>
          <table:table-cell office:value-type="float" office:value="30.3608147340122" calcext:value-type="float">
            <text:p>30.3608147340122</text:p>
          </table:table-cell>
          <table:table-cell office:value-type="float" office:value="0.254163360433511" calcext:value-type="float">
            <text:p>0.254163360433511</text:p>
          </table:table-cell>
          <table:table-cell office:value-type="float" office:value="0.324374054748902" calcext:value-type="float">
            <text:p>0.324374054748902</text:p>
          </table:table-cell>
          <table:table-cell office:value-type="string" calcext:value-type="string">
            <text:p>https://twitter.com/memesofredditt/status/1636188815340568577</text:p>
          </table:table-cell>
        </table:table-row>
        <table:table-row table:style-name="ro1">
          <table:table-cell office:value-type="string" calcext:value-type="string">
            <text:p>input/data_formal_20240530-1342/meme/memesprince1_20221223T065308/0.jpg</text:p>
          </table:table-cell>
          <table:table-cell office:value-type="string" calcext:value-type="string">
            <text:p>Pattern 2</text:p>
          </table:table-cell>
          <table:table-cell office:value-type="float" office:value="29.9513127737158" calcext:value-type="float">
            <text:p>29.9513127737158</text:p>
          </table:table-cell>
          <table:table-cell office:value-type="float" office:value="0.196096849193858" calcext:value-type="float">
            <text:p>0.196096849193858</text:p>
          </table:table-cell>
          <table:table-cell office:value-type="float" office:value="0.704987434166322" calcext:value-type="float">
            <text:p>0.704987434166322</text:p>
          </table:table-cell>
          <table:table-cell office:value-type="string" calcext:value-type="string">
            <text:p>https://twitter.com/memesprince1/status/1606181091517267968</text:p>
          </table:table-cell>
        </table:table-row>
        <table:table-row table:style-name="ro1">
          <table:table-cell office:value-type="string" calcext:value-type="string">
            <text:p>input/data_formal_20240530-1342/meme/memesprince1_20221227T235252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memesprince1/status/1607887268290732035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05225/0.jpg</text:p>
          </table:table-cell>
          <table:table-cell office:value-type="string" calcext:value-type="string">
            <text:p>Pattern 6</text:p>
          </table:table-cell>
          <table:table-cell office:value-type="float" office:value="23.0853000382062" calcext:value-type="float">
            <text:p>23.0853000382062</text:p>
          </table:table-cell>
          <table:table-cell office:value-type="float" office:value="0.749513122615964" calcext:value-type="float">
            <text:p>0.749513122615964</text:p>
          </table:table-cell>
          <table:table-cell office:value-type="float" office:value="0.388213510079781" calcext:value-type="float">
            <text:p>0.388213510079781</text:p>
          </table:table-cell>
          <table:table-cell office:value-type="string" calcext:value-type="string">
            <text:p>https://twitter.com/memesprince1/status/1607902254064869380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25224/0.jpg</text:p>
          </table:table-cell>
          <table:table-cell office:value-type="string" calcext:value-type="string">
            <text:p>Pattern 8</text:p>
          </table:table-cell>
          <table:table-cell office:value-type="float" office:value="22.3452576786314" calcext:value-type="float">
            <text:p>22.3452576786314</text:p>
          </table:table-cell>
          <table:table-cell office:value-type="float" office:value="0.752517286618807" calcext:value-type="float">
            <text:p>0.752517286618807</text:p>
          </table:table-cell>
          <table:table-cell office:value-type="float" office:value="0.524016718012251" calcext:value-type="float">
            <text:p>0.524016718012251</text:p>
          </table:table-cell>
          <table:table-cell office:value-type="string" calcext:value-type="string">
            <text:p>https://twitter.com/memesprince1/status/1607932451015348224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220/0.jpg</text:p>
          </table:table-cell>
          <table:table-cell office:value-type="string" calcext:value-type="string">
            <text:p>Pattern 8</text:p>
          </table:table-cell>
          <table:table-cell office:value-type="float" office:value="23.1377585112462" calcext:value-type="float">
            <text:p>23.1377585112462</text:p>
          </table:table-cell>
          <table:table-cell office:value-type="float" office:value="0.886273364280737" calcext:value-type="float">
            <text:p>0.886273364280737</text:p>
          </table:table-cell>
          <table:table-cell office:value-type="float" office:value="0.369022064992138" calcext:value-type="float">
            <text:p>0.369022064992138</text:p>
          </table:table-cell>
          <table:table-cell office:value-type="string" calcext:value-type="string">
            <text:p>https://twitter.com/memesprince1/status/1607947530318352384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421/0.jpg</text:p>
          </table:table-cell>
          <table:table-cell office:value-type="string" calcext:value-type="string">
            <text:p>Pattern 8</text:p>
          </table:table-cell>
          <table:table-cell office:value-type="float" office:value="23.1377585112462" calcext:value-type="float">
            <text:p>23.1377585112462</text:p>
          </table:table-cell>
          <table:table-cell office:value-type="float" office:value="0.886273364280737" calcext:value-type="float">
            <text:p>0.886273364280737</text:p>
          </table:table-cell>
          <table:table-cell office:value-type="float" office:value="0.369022064992138" calcext:value-type="float">
            <text:p>0.369022064992138</text:p>
          </table:table-cell>
          <table:table-cell office:value-type="string" calcext:value-type="string">
            <text:p>https://twitter.com/memesprince1/status/1607948040865734657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617/0.jpg</text:p>
          </table:table-cell>
          <table:table-cell office:value-type="string" calcext:value-type="string">
            <text:p>Pattern 8</text:p>
          </table:table-cell>
          <table:table-cell office:value-type="float" office:value="23.1377585112462" calcext:value-type="float">
            <text:p>23.1377585112462</text:p>
          </table:table-cell>
          <table:table-cell office:value-type="float" office:value="0.886273364280737" calcext:value-type="float">
            <text:p>0.886273364280737</text:p>
          </table:table-cell>
          <table:table-cell office:value-type="float" office:value="0.369022064992138" calcext:value-type="float">
            <text:p>0.369022064992138</text:p>
          </table:table-cell>
          <table:table-cell office:value-type="string" calcext:value-type="string">
            <text:p>https://twitter.com/memesprince1/status/1607948524448006145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45224/0.jpg</text:p>
          </table:table-cell>
          <table:table-cell office:value-type="string" calcext:value-type="string">
            <text:p>Pattern 6</text:p>
          </table:table-cell>
          <table:table-cell office:value-type="float" office:value="27.8933469633697" calcext:value-type="float">
            <text:p>27.8933469633697</text:p>
          </table:table-cell>
          <table:table-cell office:value-type="float" office:value="0.634567963184459" calcext:value-type="float">
            <text:p>0.634567963184459</text:p>
          </table:table-cell>
          <table:table-cell office:value-type="float" office:value="0.443584807243453" calcext:value-type="float">
            <text:p>0.443584807243453</text:p>
          </table:table-cell>
          <table:table-cell office:value-type="string" calcext:value-type="string">
            <text:p>https://twitter.com/memesprince1/status/1607962649253265410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55241/0.jpg</text:p>
          </table:table-cell>
          <table:table-cell office:value-type="string" calcext:value-type="string">
            <text:p>Pattern 3</text:p>
          </table:table-cell>
          <table:table-cell office:value-type="float" office:value="22.9859006747515" calcext:value-type="float">
            <text:p>22.9859006747515</text:p>
          </table:table-cell>
          <table:table-cell office:value-type="float" office:value="0.311494856881467" calcext:value-type="float">
            <text:p>0.311494856881467</text:p>
          </table:table-cell>
          <table:table-cell office:value-type="float" office:value="0.836235951932134" calcext:value-type="float">
            <text:p>0.836235951932134</text:p>
          </table:table-cell>
          <table:table-cell office:value-type="string" calcext:value-type="string">
            <text:p>https://twitter.com/memesprince1/status/1607977818767376387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45253/0.jpg</text:p>
          </table:table-cell>
          <table:table-cell office:value-type="string" calcext:value-type="string">
            <text:p>Pattern 1</text:p>
          </table:table-cell>
          <table:table-cell office:value-type="float" office:value="28.3209191386988" calcext:value-type="float">
            <text:p>28.3209191386988</text:p>
          </table:table-cell>
          <table:table-cell office:value-type="float" office:value="0.273104698184882" calcext:value-type="float">
            <text:p>0.273104698184882</text:p>
          </table:table-cell>
          <table:table-cell office:value-type="float" office:value="0.315783120239723" calcext:value-type="float">
            <text:p>0.315783120239723</text:p>
          </table:table-cell>
          <table:table-cell office:value-type="string" calcext:value-type="string">
            <text:p>https://twitter.com/memesprince1/status/1611224261569515520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75230/0.jpg</text:p>
          </table:table-cell>
          <table:table-cell office:value-type="string" calcext:value-type="string">
            <text:p>Pattern 8</text:p>
          </table:table-cell>
          <table:table-cell office:value-type="float" office:value="22.9473125768505" calcext:value-type="float">
            <text:p>22.9473125768505</text:p>
          </table:table-cell>
          <table:table-cell office:value-type="float" office:value="0.838115334004119" calcext:value-type="float">
            <text:p>0.838115334004119</text:p>
          </table:table-cell>
          <table:table-cell office:value-type="float" office:value="0.336928153716005" calcext:value-type="float">
            <text:p>0.336928153716005</text:p>
          </table:table-cell>
          <table:table-cell office:value-type="string" calcext:value-type="string">
            <text:p>https://twitter.com/memesprince1/status/1611269463478771712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85227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memesprince1/status/1611284551128567808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05332/0.jpg</text:p>
          </table:table-cell>
          <table:table-cell office:value-type="string" calcext:value-type="string">
            <text:p>Pattern 1</text:p>
          </table:table-cell>
          <table:table-cell office:value-type="float" office:value="32.267632233737" calcext:value-type="float">
            <text:p>32.267632233737</text:p>
          </table:table-cell>
          <table:table-cell office:value-type="float" office:value="0.32326575124838" calcext:value-type="float">
            <text:p>0.32326575124838</text:p>
          </table:table-cell>
          <table:table-cell office:value-type="float" office:value="0.314033380755217" calcext:value-type="float">
            <text:p>0.314033380755217</text:p>
          </table:table-cell>
          <table:table-cell office:value-type="string" calcext:value-type="string">
            <text:p>https://twitter.com/memesprince1/status/1620948496894271489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15656/0.jpg</text:p>
          </table:table-cell>
          <table:table-cell office:value-type="string" calcext:value-type="string">
            <text:p>Pattern 1</text:p>
          </table:table-cell>
          <table:table-cell office:value-type="float" office:value="33.066750496185" calcext:value-type="float">
            <text:p>33.066750496185</text:p>
          </table:table-cell>
          <table:table-cell office:value-type="float" office:value="0.228870028847946" calcext:value-type="float">
            <text:p>0.228870028847946</text:p>
          </table:table-cell>
          <table:table-cell office:value-type="float" office:value="0.260457167287937" calcext:value-type="float">
            <text:p>0.260457167287937</text:p>
          </table:table-cell>
          <table:table-cell office:value-type="string" calcext:value-type="string">
            <text:p>https://twitter.com/memesprince1/status/1620964453943582720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35327/0.jpg</text:p>
          </table:table-cell>
          <table:table-cell office:value-type="string" calcext:value-type="string">
            <text:p>Pattern 7</text:p>
          </table:table-cell>
          <table:table-cell office:value-type="float" office:value="25.1750858346641" calcext:value-type="float">
            <text:p>25.1750858346641</text:p>
          </table:table-cell>
          <table:table-cell office:value-type="float" office:value="0.47527871944319" calcext:value-type="float">
            <text:p>0.47527871944319</text:p>
          </table:table-cell>
          <table:table-cell office:value-type="float" office:value="0.4807732644803" calcext:value-type="float">
            <text:p>0.4807732644803</text:p>
          </table:table-cell>
          <table:table-cell office:value-type="string" calcext:value-type="string">
            <text:p>https://twitter.com/memesprince1/status/1620993774850539520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35329/0.jpg</text:p>
          </table:table-cell>
          <table:table-cell office:value-type="string" calcext:value-type="string">
            <text:p>Pattern 2</text:p>
          </table:table-cell>
          <table:table-cell office:value-type="float" office:value="28.2644137713531" calcext:value-type="float">
            <text:p>28.2644137713531</text:p>
          </table:table-cell>
          <table:table-cell office:value-type="float" office:value="0.272680872585416" calcext:value-type="float">
            <text:p>0.272680872585416</text:p>
          </table:table-cell>
          <table:table-cell office:value-type="float" office:value="0.81047552133248" calcext:value-type="float">
            <text:p>0.81047552133248</text:p>
          </table:table-cell>
          <table:table-cell office:value-type="string" calcext:value-type="string">
            <text:p>https://twitter.com/memesprince1/status/1620993783776034816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45250/0.jpg</text:p>
          </table:table-cell>
          <table:table-cell office:value-type="string" calcext:value-type="string">
            <text:p>Pattern 7</text:p>
          </table:table-cell>
          <table:table-cell office:value-type="float" office:value="30.2836121813996" calcext:value-type="float">
            <text:p>30.2836121813996</text:p>
          </table:table-cell>
          <table:table-cell office:value-type="float" office:value="0.514330122128492" calcext:value-type="float">
            <text:p>0.514330122128492</text:p>
          </table:table-cell>
          <table:table-cell office:value-type="float" office:value="0.571277052889176" calcext:value-type="float">
            <text:p>0.571277052889176</text:p>
          </table:table-cell>
          <table:table-cell office:value-type="string" calcext:value-type="string">
            <text:p>https://twitter.com/memesprince1/status/1621008720334290944</text:p>
          </table:table-cell>
        </table:table-row>
        <table:table-row table:style-name="ro1">
          <table:table-cell office:value-type="string" calcext:value-type="string">
            <text:p>input/data_formal_20240530-1342/meme/memesprince1_20230315T235249/0.jpg</text:p>
          </table:table-cell>
          <table:table-cell office:value-type="string" calcext:value-type="string">
            <text:p>Pattern 2</text:p>
          </table:table-cell>
          <table:table-cell office:value-type="float" office:value="29.9525306353048" calcext:value-type="float">
            <text:p>29.9525306353048</text:p>
          </table:table-cell>
          <table:table-cell office:value-type="float" office:value="0.224363475508569" calcext:value-type="float">
            <text:p>0.224363475508569</text:p>
          </table:table-cell>
          <table:table-cell office:value-type="float" office:value="0.492628360594584" calcext:value-type="float">
            <text:p>0.492628360594584</text:p>
          </table:table-cell>
          <table:table-cell office:value-type="string" calcext:value-type="string">
            <text:p>https://twitter.com/memesprince1/status/1636153510080258048</text:p>
          </table:table-cell>
        </table:table-row>
        <table:table-row table:style-name="ro1">
          <table:table-cell office:value-type="string" calcext:value-type="string">
            <text:p>input/data_formal_20240530-1342/meme/memesprince1_20230323T035227/0.jpg</text:p>
          </table:table-cell>
          <table:table-cell office:value-type="string" calcext:value-type="string">
            <text:p>Pattern 7</text:p>
          </table:table-cell>
          <table:table-cell office:value-type="float" office:value="30.9931875978636" calcext:value-type="float">
            <text:p>30.9931875978636</text:p>
          </table:table-cell>
          <table:table-cell office:value-type="float" office:value="0.549550284156255" calcext:value-type="float">
            <text:p>0.549550284156255</text:p>
          </table:table-cell>
          <table:table-cell office:value-type="float" office:value="0.503483198821018" calcext:value-type="float">
            <text:p>0.503483198821018</text:p>
          </table:table-cell>
          <table:table-cell office:value-type="string" calcext:value-type="string">
            <text:p>https://twitter.com/memesprince1/status/1638750530607648769</text:p>
          </table:table-cell>
        </table:table-row>
        <table:table-row table:style-name="ro1">
          <table:table-cell office:value-type="string" calcext:value-type="string">
            <text:p>input/data_formal_20240530-1342/meme/memeswilli1_20230201T222945/0.jpg</text:p>
          </table:table-cell>
          <table:table-cell office:value-type="string" calcext:value-type="string">
            <text:p>Pattern 5</text:p>
          </table:table-cell>
          <table:table-cell office:value-type="float" office:value="30.7922201876477" calcext:value-type="float">
            <text:p>30.7922201876477</text:p>
          </table:table-cell>
          <table:table-cell office:value-type="float" office:value="0.152299135055283" calcext:value-type="float">
            <text:p>0.152299135055283</text:p>
          </table:table-cell>
          <table:table-cell office:value-type="float" office:value="0.339757673498037" calcext:value-type="float">
            <text:p>0.339757673498037</text:p>
          </table:table-cell>
          <table:table-cell office:value-type="string" calcext:value-type="string">
            <text:p>https://twitter.com/memeswilli1/status/1620912312940130304</text:p>
          </table:table-cell>
        </table:table-row>
        <table:table-row table:style-name="ro1">
          <table:table-cell office:value-type="string" calcext:value-type="string">
            <text:p>input/data_formal_20240530-1342/meme/Memetos_T_Fresh_20230106T072346/0.jpg</text:p>
          </table:table-cell>
          <table:table-cell office:value-type="string" calcext:value-type="string">
            <text:p>Pattern 2</text:p>
          </table:table-cell>
          <table:table-cell office:value-type="float" office:value="27.4175418134434" calcext:value-type="float">
            <text:p>27.4175418134434</text:p>
          </table:table-cell>
          <table:table-cell office:value-type="float" office:value="0.172969322084716" calcext:value-type="float">
            <text:p>0.172969322084716</text:p>
          </table:table-cell>
          <table:table-cell office:value-type="float" office:value="0.742452353464188" calcext:value-type="float">
            <text:p>0.742452353464188</text:p>
          </table:table-cell>
          <table:table-cell office:value-type="string" calcext:value-type="string">
            <text:p>https://twitter.com/Memetos_T_Fresh/status/1611262230296920064</text:p>
          </table:table-cell>
        </table:table-row>
        <table:table-row table:style-name="ro1">
          <table:table-cell office:value-type="string" calcext:value-type="string">
            <text:p>input/data_formal_20240530-1342/meme/MemeTownUnited_20221227T102531/0.jpg</text:p>
          </table:table-cell>
          <table:table-cell office:value-type="string" calcext:value-type="string">
            <text:p>Pattern 6</text:p>
          </table:table-cell>
          <table:table-cell office:value-type="float" office:value="32.9114187459635" calcext:value-type="float">
            <text:p>32.9114187459635</text:p>
          </table:table-cell>
          <table:table-cell office:value-type="float" office:value="0.485162880058013" calcext:value-type="float">
            <text:p>0.485162880058013</text:p>
          </table:table-cell>
          <table:table-cell office:value-type="float" office:value="0.345719168706808" calcext:value-type="float">
            <text:p>0.345719168706808</text:p>
          </table:table-cell>
          <table:table-cell office:value-type="string" calcext:value-type="string">
            <text:p>https://twitter.com/RoodLouis1/status/1607941264300818438</text:p>
          </table:table-cell>
        </table:table-row>
        <table:table-row table:style-name="ro1">
          <table:table-cell office:value-type="string" calcext:value-type="string">
            <text:p>input/data_formal_20240530-1342/meme/MemusZiffy_20221227T233350/0.jpg</text:p>
          </table:table-cell>
          <table:table-cell office:value-type="string" calcext:value-type="string">
            <text:p>Pattern 8</text:p>
          </table:table-cell>
          <table:table-cell office:value-type="float" office:value="26.7957796182256" calcext:value-type="float">
            <text:p>26.7957796182256</text:p>
          </table:table-cell>
          <table:table-cell office:value-type="float" office:value="0.817575628829123" calcext:value-type="float">
            <text:p>0.817575628829123</text:p>
          </table:table-cell>
          <table:table-cell office:value-type="float" office:value="0.335850437639861" calcext:value-type="float">
            <text:p>0.335850437639861</text:p>
          </table:table-cell>
          <table:table-cell office:value-type="string" calcext:value-type="string">
            <text:p>https://twitter.com/MemusZiffy/status/1607882479817625601</text:p>
          </table:table-cell>
        </table:table-row>
        <table:table-row table:style-name="ro1">
          <table:table-cell office:value-type="string" calcext:value-type="string">
            <text:p>input/data_formal_20240530-1342/meme/MeneerUniverse_20230105T120535/0.jpg</text:p>
          </table:table-cell>
          <table:table-cell office:value-type="string" calcext:value-type="string">
            <text:p>Pattern 2</text:p>
          </table:table-cell>
          <table:table-cell office:value-type="float" office:value="26.8909227522357" calcext:value-type="float">
            <text:p>26.8909227522357</text:p>
          </table:table-cell>
          <table:table-cell office:value-type="float" office:value="0.219986458253804" calcext:value-type="float">
            <text:p>0.219986458253804</text:p>
          </table:table-cell>
          <table:table-cell office:value-type="float" office:value="0.759821769100492" calcext:value-type="float">
            <text:p>0.759821769100492</text:p>
          </table:table-cell>
          <table:table-cell office:value-type="string" calcext:value-type="string">
            <text:p>https://twitter.com/MeneerUniverse/status/1610970763351187458</text:p>
          </table:table-cell>
        </table:table-row>
        <table:table-row table:style-name="ro1">
          <table:table-cell office:value-type="string" calcext:value-type="string">
            <text:p>input/data_formal_20240530-1342/meme/menomusical_20230206T150444/0.jpg</text:p>
          </table:table-cell>
          <table:table-cell office:value-type="string" calcext:value-type="string">
            <text:p>Pattern 2</text:p>
          </table:table-cell>
          <table:table-cell office:value-type="float" office:value="31.2066428200805" calcext:value-type="float">
            <text:p>31.2066428200805</text:p>
          </table:table-cell>
          <table:table-cell office:value-type="float" office:value="0.26551987964498" calcext:value-type="float">
            <text:p>0.26551987964498</text:p>
          </table:table-cell>
          <table:table-cell office:value-type="float" office:value="0.686689439592221" calcext:value-type="float">
            <text:p>0.686689439592221</text:p>
          </table:table-cell>
          <table:table-cell office:value-type="string" calcext:value-type="string">
            <text:p>https://twitter.com/menomusical/status/1622612262627291136</text:p>
          </table:table-cell>
        </table:table-row>
        <table:table-row table:style-name="ro1">
          <table:table-cell office:value-type="string" calcext:value-type="string">
            <text:p>input/data_formal_20240530-1342/meme/meridean_ed_20230124T101558/0.jpg</text:p>
          </table:table-cell>
          <table:table-cell office:value-type="string" calcext:value-type="string">
            <text:p>Pattern 8</text:p>
          </table:table-cell>
          <table:table-cell office:value-type="float" office:value="26.8675484863351" calcext:value-type="float">
            <text:p>26.8675484863351</text:p>
          </table:table-cell>
          <table:table-cell office:value-type="float" office:value="0.738238597057952" calcext:value-type="float">
            <text:p>0.738238597057952</text:p>
          </table:table-cell>
          <table:table-cell office:value-type="float" office:value="0.452600447144419" calcext:value-type="float">
            <text:p>0.452600447144419</text:p>
          </table:table-cell>
          <table:table-cell office:value-type="string" calcext:value-type="string">
            <text:p>https://twitter.com/meridean_ed/status/1617828548982771712</text:p>
          </table:table-cell>
        </table:table-row>
        <table:table-row table:style-name="ro1">
          <table:table-cell office:value-type="string" calcext:value-type="string">
            <text:p>input/data_formal_20240530-1342/meme/messiah_luke_20221222T124935/0.jpg</text:p>
          </table:table-cell>
          <table:table-cell office:value-type="string" calcext:value-type="string">
            <text:p>Pattern 8</text:p>
          </table:table-cell>
          <table:table-cell office:value-type="float" office:value="20.334279937623" calcext:value-type="float">
            <text:p>20.334279937623</text:p>
          </table:table-cell>
          <table:table-cell office:value-type="float" office:value="0.858105989020626" calcext:value-type="float">
            <text:p>0.858105989020626</text:p>
          </table:table-cell>
          <table:table-cell office:value-type="float" office:value="0.375988404384715" calcext:value-type="float">
            <text:p>0.375988404384715</text:p>
          </table:table-cell>
          <table:table-cell office:value-type="string" calcext:value-type="string">
            <text:p>https://twitter.com/messiah_luke/status/1605908408384618496</text:p>
          </table:table-cell>
        </table:table-row>
        <table:table-row table:style-name="ro1">
          <table:table-cell office:value-type="string" calcext:value-type="string">
            <text:p>input/data_formal_20240530-1342/meme/MesutNFT_20221227T211543/0.jpg</text:p>
          </table:table-cell>
          <table:table-cell office:value-type="string" calcext:value-type="string">
            <text:p>Pattern 5</text:p>
          </table:table-cell>
          <table:table-cell office:value-type="float" office:value="26.9000106258816" calcext:value-type="float">
            <text:p>26.9000106258816</text:p>
          </table:table-cell>
          <table:table-cell office:value-type="float" office:value="0.24463819351768" calcext:value-type="float">
            <text:p>0.24463819351768</text:p>
          </table:table-cell>
          <table:table-cell office:value-type="float" office:value="0.431815093972174" calcext:value-type="float">
            <text:p>0.431815093972174</text:p>
          </table:table-cell>
          <table:table-cell office:value-type="string" calcext:value-type="string">
            <text:p>https://twitter.com/RicardoTakamura/status/1607907106568691713</text:p>
          </table:table-cell>
        </table:table-row>
        <table:table-row table:style-name="ro1">
          <table:table-cell office:value-type="string" calcext:value-type="string">
            <text:p>input/data_formal_20240530-1342/meme/MetaFreeport_20221219T150525/0.jpg</text:p>
          </table:table-cell>
          <table:table-cell office:value-type="string" calcext:value-type="string">
            <text:p>Pattern 3</text:p>
          </table:table-cell>
          <table:table-cell office:value-type="float" office:value="29.2795505286035" calcext:value-type="float">
            <text:p>29.2795505286035</text:p>
          </table:table-cell>
          <table:table-cell office:value-type="float" office:value="0.223561077456516" calcext:value-type="float">
            <text:p>0.223561077456516</text:p>
          </table:table-cell>
          <table:table-cell office:value-type="float" office:value="0.747021753322588" calcext:value-type="float">
            <text:p>0.747021753322588</text:p>
          </table:table-cell>
          <table:table-cell office:value-type="string" calcext:value-type="string">
            <text:p>https://twitter.com/jslitafyo/status/1607983436777803776</text:p>
          </table:table-cell>
        </table:table-row>
        <table:table-row table:style-name="ro1">
          <table:table-cell office:value-type="string" calcext:value-type="string">
            <text:p>input/data_formal_20240530-1342/meme/MetaFreeport_20221227T140205/0.jpg</text:p>
          </table:table-cell>
          <table:table-cell office:value-type="string" calcext:value-type="string">
            <text:p>Pattern 3</text:p>
          </table:table-cell>
          <table:table-cell office:value-type="float" office:value="32.1620189820428" calcext:value-type="float">
            <text:p>32.1620189820428</text:p>
          </table:table-cell>
          <table:table-cell office:value-type="float" office:value="0.174711445258816" calcext:value-type="float">
            <text:p>0.174711445258816</text:p>
          </table:table-cell>
          <table:table-cell office:value-type="float" office:value="0.592429738327415" calcext:value-type="float">
            <text:p>0.592429738327415</text:p>
          </table:table-cell>
          <table:table-cell office:value-type="string" calcext:value-type="string">
            <text:p>https://twitter.com/jslitafyo/status/1607983353088860161</text:p>
          </table:table-cell>
        </table:table-row>
        <table:table-row table:style-name="ro1">
          <table:table-cell office:value-type="string" calcext:value-type="string">
            <text:p>input/data_formal_20240530-1342/meme/MetaMax_labs_20230306T104641/0.jpg</text:p>
          </table:table-cell>
          <table:table-cell office:value-type="string" calcext:value-type="string">
            <text:p>Pattern 3</text:p>
          </table:table-cell>
          <table:table-cell office:value-type="float" office:value="26.5944658665317" calcext:value-type="float">
            <text:p>26.5944658665317</text:p>
          </table:table-cell>
          <table:table-cell office:value-type="float" office:value="0.219805785852063" calcext:value-type="float">
            <text:p>0.219805785852063</text:p>
          </table:table-cell>
          <table:table-cell office:value-type="float" office:value="0.737188676630931" calcext:value-type="float">
            <text:p>0.737188676630931</text:p>
          </table:table-cell>
          <table:table-cell office:value-type="string" calcext:value-type="string">
            <text:p>https://twitter.com/Torrente71/status/1633062908564258817</text:p>
          </table:table-cell>
        </table:table-row>
        <table:table-row table:style-name="ro1">
          <table:table-cell office:value-type="string" calcext:value-type="string">
            <text:p>input/data_formal_20240530-1342/meme/MetanoiaExp_20230123T102328/0.jpg</text:p>
          </table:table-cell>
          <table:table-cell office:value-type="string" calcext:value-type="string">
            <text:p>Pattern 6</text:p>
          </table:table-cell>
          <table:table-cell office:value-type="float" office:value="30.3403520000402" calcext:value-type="float">
            <text:p>30.3403520000402</text:p>
          </table:table-cell>
          <table:table-cell office:value-type="float" office:value="0.711459901847075" calcext:value-type="float">
            <text:p>0.711459901847075</text:p>
          </table:table-cell>
          <table:table-cell office:value-type="float" office:value="0.34379779164836" calcext:value-type="float">
            <text:p>0.34379779164836</text:p>
          </table:table-cell>
          <table:table-cell office:value-type="string" calcext:value-type="string">
            <text:p>https://twitter.com/MetanoiaExp/status/1617468047601852428</text:p>
          </table:table-cell>
        </table:table-row>
        <table:table-row table:style-name="ro1">
          <table:table-cell office:value-type="string" calcext:value-type="string">
            <text:p>input/data_formal_20240530-1342/meme/MetaPioneersMPI_20230203T063043/0.jpg</text:p>
          </table:table-cell>
          <table:table-cell office:value-type="string" calcext:value-type="string">
            <text:p>Pattern 7</text:p>
          </table:table-cell>
          <table:table-cell office:value-type="float" office:value="31.3480433376723" calcext:value-type="float">
            <text:p>31.3480433376723</text:p>
          </table:table-cell>
          <table:table-cell office:value-type="float" office:value="0.212880095603993" calcext:value-type="float">
            <text:p>0.212880095603993</text:p>
          </table:table-cell>
          <table:table-cell office:value-type="float" office:value="0.533216277312963" calcext:value-type="float">
            <text:p>0.533216277312963</text:p>
          </table:table-cell>
          <table:table-cell office:value-type="string" calcext:value-type="string">
            <text:p>https://twitter.com/Baba_asong/status/1622625613772394502</text:p>
          </table:table-cell>
        </table:table-row>
        <table:table-row table:style-name="ro1">
          <table:table-cell office:value-type="string" calcext:value-type="string">
            <text:p>input/data_formal_20240530-1342/meme/metaprofessor_20230206T070943/0.jpg</text:p>
          </table:table-cell>
          <table:table-cell office:value-type="string" calcext:value-type="string">
            <text:p>Pattern 5</text:p>
          </table:table-cell>
          <table:table-cell office:value-type="float" office:value="32.5041042567978" calcext:value-type="float">
            <text:p>32.5041042567978</text:p>
          </table:table-cell>
          <table:table-cell office:value-type="float" office:value="0.212028615789463" calcext:value-type="float">
            <text:p>0.212028615789463</text:p>
          </table:table-cell>
          <table:table-cell office:value-type="float" office:value="0.335638177415153" calcext:value-type="float">
            <text:p>0.335638177415153</text:p>
          </table:table-cell>
          <table:table-cell office:value-type="string" calcext:value-type="string">
            <text:p>https://twitter.com/Iron__feeT/status/1622599091363450881</text:p>
          </table:table-cell>
        </table:table-row>
        <table:table-row table:style-name="ro1">
          <table:table-cell office:value-type="string" calcext:value-type="string">
            <text:p>input/data_formal_20240530-1342/meme/metaverse_radio_20230102T071214/0.jpg</text:p>
          </table:table-cell>
          <table:table-cell office:value-type="string" calcext:value-type="string">
            <text:p>Pattern 7</text:p>
          </table:table-cell>
          <table:table-cell office:value-type="float" office:value="28.5559241436723" calcext:value-type="float">
            <text:p>28.5559241436723</text:p>
          </table:table-cell>
          <table:table-cell office:value-type="float" office:value="0.536969612964268" calcext:value-type="float">
            <text:p>0.536969612964268</text:p>
          </table:table-cell>
          <table:table-cell office:value-type="float" office:value="0.498607634803537" calcext:value-type="float">
            <text:p>0.498607634803537</text:p>
          </table:table-cell>
          <table:table-cell office:value-type="string" calcext:value-type="string">
            <text:p>https://twitter.com/ScottSm43657129/status/1610796222578843649</text:p>
          </table:table-cell>
        </table:table-row>
        <table:table-row table:style-name="ro1">
          <table:table-cell office:value-type="string" calcext:value-type="string">
            <text:p>input/data_formal_20240530-1342/meme/metaverseot_20230105T015934/0.jpg</text:p>
          </table:table-cell>
          <table:table-cell office:value-type="string" calcext:value-type="string">
            <text:p>Pattern 5</text:p>
          </table:table-cell>
          <table:table-cell office:value-type="float" office:value="26.1054507423349" calcext:value-type="float">
            <text:p>26.1054507423349</text:p>
          </table:table-cell>
          <table:table-cell office:value-type="float" office:value="0.197291259805198" calcext:value-type="float">
            <text:p>0.197291259805198</text:p>
          </table:table-cell>
          <table:table-cell office:value-type="float" office:value="0.284751960615757" calcext:value-type="float">
            <text:p>0.284751960615757</text:p>
          </table:table-cell>
          <table:table-cell office:value-type="string" calcext:value-type="string">
            <text:p>https://twitter.com/metaverseot/status/1610818255131664386</text:p>
          </table:table-cell>
        </table:table-row>
        <table:table-row table:style-name="ro1">
          <table:table-cell office:value-type="string" calcext:value-type="string">
            <text:p>input/data_formal_20240530-1342/meme/metaverseot_20230105T015934/1.jpg</text:p>
          </table:table-cell>
          <table:table-cell office:value-type="string" calcext:value-type="string">
            <text:p>Pattern 5</text:p>
          </table:table-cell>
          <table:table-cell office:value-type="float" office:value="32.0608713683163" calcext:value-type="float">
            <text:p>32.0608713683163</text:p>
          </table:table-cell>
          <table:table-cell office:value-type="float" office:value="0.239642503816356" calcext:value-type="float">
            <text:p>0.239642503816356</text:p>
          </table:table-cell>
          <table:table-cell office:value-type="float" office:value="0.411088932046962" calcext:value-type="float">
            <text:p>0.411088932046962</text:p>
          </table:table-cell>
          <table:table-cell office:value-type="string" calcext:value-type="string">
            <text:p>https://twitter.com/metaverseot/status/1610818255131664386</text:p>
          </table:table-cell>
        </table:table-row>
        <table:table-row table:style-name="ro1">
          <table:table-cell office:value-type="string" calcext:value-type="string">
            <text:p>input/data_formal_20240530-1342/meme/MeuTakai_20230106T053230/0.jpg</text:p>
          </table:table-cell>
          <table:table-cell office:value-type="string" calcext:value-type="string">
            <text:p>Pattern 8</text:p>
          </table:table-cell>
          <table:table-cell office:value-type="float" office:value="26.1851973890451" calcext:value-type="float">
            <text:p>26.1851973890451</text:p>
          </table:table-cell>
          <table:table-cell office:value-type="float" office:value="0.655342468485913" calcext:value-type="float">
            <text:p>0.655342468485913</text:p>
          </table:table-cell>
          <table:table-cell office:value-type="float" office:value="0.643644393824668" calcext:value-type="float">
            <text:p>0.643644393824668</text:p>
          </table:table-cell>
          <table:table-cell office:value-type="string" calcext:value-type="string">
            <text:p>https://twitter.com/MeuTakai/status/1611234230184427520</text:p>
          </table:table-cell>
        </table:table-row>
        <table:table-row table:style-name="ro1">
          <table:table-cell office:value-type="string" calcext:value-type="string">
            <text:p>input/data_formal_20240530-1342/meme/MGEKnotant_20221228T025806/0.jpg</text:p>
          </table:table-cell>
          <table:table-cell office:value-type="string" calcext:value-type="string">
            <text:p>Pattern 2</text:p>
          </table:table-cell>
          <table:table-cell office:value-type="float" office:value="29.1320212029034" calcext:value-type="float">
            <text:p>29.1320212029034</text:p>
          </table:table-cell>
          <table:table-cell office:value-type="float" office:value="0.128935770513998" calcext:value-type="float">
            <text:p>0.128935770513998</text:p>
          </table:table-cell>
          <table:table-cell office:value-type="float" office:value="0.843442662033902" calcext:value-type="float">
            <text:p>0.843442662033902</text:p>
          </table:table-cell>
          <table:table-cell office:value-type="string" calcext:value-type="string">
            <text:p>https://twitter.com/MGEKnotant/status/1607933884263538691</text:p>
          </table:table-cell>
        </table:table-row>
        <table:table-row table:style-name="ro1">
          <table:table-cell office:value-type="string" calcext:value-type="string">
            <text:p>input/data_formal_20240530-1342/meme/MGEKnotant_20221228T025806/1.jpg</text:p>
          </table:table-cell>
          <table:table-cell office:value-type="string" calcext:value-type="string">
            <text:p>Pattern 2</text:p>
          </table:table-cell>
          <table:table-cell office:value-type="float" office:value="33.2865423137107" calcext:value-type="float">
            <text:p>33.2865423137107</text:p>
          </table:table-cell>
          <table:table-cell office:value-type="float" office:value="0.16935010307423" calcext:value-type="float">
            <text:p>0.16935010307423</text:p>
          </table:table-cell>
          <table:table-cell office:value-type="float" office:value="0.631586472107341" calcext:value-type="float">
            <text:p>0.631586472107341</text:p>
          </table:table-cell>
          <table:table-cell office:value-type="string" calcext:value-type="string">
            <text:p>https://twitter.com/MGEKnotant/status/1607933884263538691</text:p>
          </table:table-cell>
        </table:table-row>
        <table:table-row table:style-name="ro1">
          <table:table-cell office:value-type="string" calcext:value-type="string">
            <text:p>input/data_formal_20240530-1342/meme/mhsajib007_20230111T225810/0.jpg</text:p>
          </table:table-cell>
          <table:table-cell office:value-type="string" calcext:value-type="string">
            <text:p>Pattern 7</text:p>
          </table:table-cell>
          <table:table-cell office:value-type="float" office:value="27.402763678642" calcext:value-type="float">
            <text:p>27.402763678642</text:p>
          </table:table-cell>
          <table:table-cell office:value-type="float" office:value="0.352232778906536" calcext:value-type="float">
            <text:p>0.352232778906536</text:p>
          </table:table-cell>
          <table:table-cell office:value-type="float" office:value="0.387872339390452" calcext:value-type="float">
            <text:p>0.387872339390452</text:p>
          </table:table-cell>
          <table:table-cell office:value-type="string" calcext:value-type="string">
            <text:p>https://twitter.com/mhsajib007/status/1613309318996316160</text:p>
          </table:table-cell>
        </table:table-row>
        <table:table-row table:style-name="ro1">
          <table:table-cell office:value-type="string" calcext:value-type="string">
            <text:p>input/data_formal_20240530-1342/meme/MichaelBatavia_20230201T192316/0.jpg</text:p>
          </table:table-cell>
          <table:table-cell office:value-type="string" calcext:value-type="string">
            <text:p>Pattern 5</text:p>
          </table:table-cell>
          <table:table-cell office:value-type="float" office:value="18.3762824994971" calcext:value-type="float">
            <text:p>18.3762824994971</text:p>
          </table:table-cell>
          <table:table-cell office:value-type="float" office:value="0.264050021108284" calcext:value-type="float">
            <text:p>0.264050021108284</text:p>
          </table:table-cell>
          <table:table-cell office:value-type="float" office:value="0.243744197700099" calcext:value-type="float">
            <text:p>0.243744197700099</text:p>
          </table:table-cell>
          <table:table-cell office:value-type="string" calcext:value-type="string">
            <text:p>https://twitter.com/MichaelBatavia/status/1620979106182754309</text:p>
          </table:table-cell>
        </table:table-row>
        <table:table-row table:style-name="ro1">
          <table:table-cell office:value-type="string" calcext:value-type="string">
            <text:p>input/data_formal_20240530-1342/meme/midwestatc_20230202T000001/0.jpg</text:p>
          </table:table-cell>
          <table:table-cell office:value-type="string" calcext:value-type="string">
            <text:p>Pattern 7</text:p>
          </table:table-cell>
          <table:table-cell office:value-type="float" office:value="27.7678485102255" calcext:value-type="float">
            <text:p>27.7678485102255</text:p>
          </table:table-cell>
          <table:table-cell office:value-type="float" office:value="0.415126884967703" calcext:value-type="float">
            <text:p>0.415126884967703</text:p>
          </table:table-cell>
          <table:table-cell office:value-type="float" office:value="0.558686519996457" calcext:value-type="float">
            <text:p>0.558686519996457</text:p>
          </table:table-cell>
          <table:table-cell office:value-type="string" calcext:value-type="string">
            <text:p>https://twitter.com/midwestatc/status/1620935029277790209</text:p>
          </table:table-cell>
        </table:table-row>
        <table:table-row table:style-name="ro1">
          <table:table-cell office:value-type="string" calcext:value-type="string">
            <text:p>input/data_formal_20240530-1342/meme/MillerAnimatics_20221227T222608/0.jpg</text:p>
          </table:table-cell>
          <table:table-cell office:value-type="string" calcext:value-type="string">
            <text:p>Pattern 1</text:p>
          </table:table-cell>
          <table:table-cell office:value-type="float" office:value="26.8984761114516" calcext:value-type="float">
            <text:p>26.8984761114516</text:p>
          </table:table-cell>
          <table:table-cell office:value-type="float" office:value="0.253940650996834" calcext:value-type="float">
            <text:p>0.253940650996834</text:p>
          </table:table-cell>
          <table:table-cell office:value-type="float" office:value="0.530314363532118" calcext:value-type="float">
            <text:p>0.530314363532118</text:p>
          </table:table-cell>
          <table:table-cell office:value-type="string" calcext:value-type="string">
            <text:p>https://twitter.com/doggo_box/status/1607950189364641792</text:p>
          </table:table-cell>
        </table:table-row>
        <table:table-row table:style-name="ro1">
          <table:table-cell office:value-type="string" calcext:value-type="string">
            <text:p>input/data_formal_20240530-1342/meme/MillerAnimatics_20221227T222608/1.jpg</text:p>
          </table:table-cell>
          <table:table-cell office:value-type="string" calcext:value-type="string">
            <text:p>Pattern 1</text:p>
          </table:table-cell>
          <table:table-cell office:value-type="float" office:value="27.5652659070444" calcext:value-type="float">
            <text:p>27.5652659070444</text:p>
          </table:table-cell>
          <table:table-cell office:value-type="float" office:value="0.321308173254706" calcext:value-type="float">
            <text:p>0.321308173254706</text:p>
          </table:table-cell>
          <table:table-cell office:value-type="float" office:value="0.330369704569528" calcext:value-type="float">
            <text:p>0.330369704569528</text:p>
          </table:table-cell>
          <table:table-cell office:value-type="string" calcext:value-type="string">
            <text:p>https://twitter.com/doggo_box/status/1607950189364641792</text:p>
          </table:table-cell>
        </table:table-row>
        <table:table-row table:style-name="ro1">
          <table:table-cell office:value-type="string" calcext:value-type="string">
            <text:p>input/data_formal_20240530-1342/meme/MindsTyrant_20190329T163737/0.jpg</text:p>
          </table:table-cell>
          <table:table-cell office:value-type="string" calcext:value-type="string">
            <text:p>Pattern 7</text:p>
          </table:table-cell>
          <table:table-cell office:value-type="float" office:value="29.8657000041102" calcext:value-type="float">
            <text:p>29.8657000041102</text:p>
          </table:table-cell>
          <table:table-cell office:value-type="float" office:value="0.365253374896047" calcext:value-type="float">
            <text:p>0.365253374896047</text:p>
          </table:table-cell>
          <table:table-cell office:value-type="float" office:value="0.442435092412779" calcext:value-type="float">
            <text:p>0.442435092412779</text:p>
          </table:table-cell>
          <table:table-cell office:value-type="string" calcext:value-type="string">
            <text:p>https://twitter.com/PaulSch82945814/status/1618151273735544834</text:p>
          </table:table-cell>
        </table:table-row>
        <table:table-row table:style-name="ro1">
          <table:table-cell office:value-type="string" calcext:value-type="string">
            <text:p>input/data_formal_20240530-1342/meme/minglewise_20230202T052000/0.jpg</text:p>
          </table:table-cell>
          <table:table-cell office:value-type="string" calcext:value-type="string">
            <text:p>Pattern 5</text:p>
          </table:table-cell>
          <table:table-cell office:value-type="float" office:value="27.1104510974597" calcext:value-type="float">
            <text:p>27.1104510974597</text:p>
          </table:table-cell>
          <table:table-cell office:value-type="float" office:value="0.0649631753263298" calcext:value-type="float">
            <text:p>0.0649631753263298</text:p>
          </table:table-cell>
          <table:table-cell office:value-type="float" office:value="0.267302792510145" calcext:value-type="float">
            <text:p>0.267302792510145</text:p>
          </table:table-cell>
          <table:table-cell office:value-type="string" calcext:value-type="string">
            <text:p>https://twitter.com/minglewise/status/1621015556697587712</text:p>
          </table:table-cell>
        </table:table-row>
        <table:table-row table:style-name="ro1">
          <table:table-cell office:value-type="string" calcext:value-type="string">
            <text:p>input/data_formal_20240530-1342/meme/MinutesCoding_20221228T064600/0.jpg</text:p>
          </table:table-cell>
          <table:table-cell office:value-type="string" calcext:value-type="string">
            <text:p>Pattern 1</text:p>
          </table:table-cell>
          <table:table-cell office:value-type="float" office:value="31.7966298231517" calcext:value-type="float">
            <text:p>31.7966298231517</text:p>
          </table:table-cell>
          <table:table-cell office:value-type="float" office:value="0.33524605113581" calcext:value-type="float">
            <text:p>0.33524605113581</text:p>
          </table:table-cell>
          <table:table-cell office:value-type="float" office:value="0.380996454831681" calcext:value-type="float">
            <text:p>0.380996454831681</text:p>
          </table:table-cell>
          <table:table-cell office:value-type="string" calcext:value-type="string">
            <text:p>https://twitter.com/MinutesCoding/status/1607991235301588993</text:p>
          </table:table-cell>
        </table:table-row>
        <table:table-row table:style-name="ro1">
          <table:table-cell office:value-type="string" calcext:value-type="string">
            <text:p>input/data_formal_20240530-1342/meme/Mises001_20230104T130736/0.jpg</text:p>
          </table:table-cell>
          <table:table-cell office:value-type="string" calcext:value-type="string">
            <text:p>Pattern 7</text:p>
          </table:table-cell>
          <table:table-cell office:value-type="float" office:value="28.6532280791744" calcext:value-type="float">
            <text:p>28.6532280791744</text:p>
          </table:table-cell>
          <table:table-cell office:value-type="float" office:value="0.364605106565585" calcext:value-type="float">
            <text:p>0.364605106565585</text:p>
          </table:table-cell>
          <table:table-cell office:value-type="float" office:value="0.53660597419991" calcext:value-type="float">
            <text:p>0.53660597419991</text:p>
          </table:table-cell>
          <table:table-cell office:value-type="string" calcext:value-type="string">
            <text:p>https://twitter.com/PraveenPerfeito/status/1611269683092787207</text:p>
          </table:table-cell>
        </table:table-row>
        <table:table-row table:style-name="ro1">
          <table:table-cell office:value-type="string" calcext:value-type="string">
            <text:p>input/data_formal_20240530-1342/meme/Mithunc74383720_20230112T152037/0.jpg</text:p>
          </table:table-cell>
          <table:table-cell office:value-type="string" calcext:value-type="string">
            <text:p>Pattern 5</text:p>
          </table:table-cell>
          <table:table-cell office:value-type="float" office:value="23.2397231306475" calcext:value-type="float">
            <text:p>23.2397231306475</text:p>
          </table:table-cell>
          <table:table-cell office:value-type="float" office:value="0.0757487491250534" calcext:value-type="float">
            <text:p>0.0757487491250534</text:p>
          </table:table-cell>
          <table:table-cell office:value-type="float" office:value="0.329576826348865" calcext:value-type="float">
            <text:p>0.329576826348865</text:p>
          </table:table-cell>
          <table:table-cell office:value-type="string" calcext:value-type="string">
            <text:p>https://twitter.com/Mithunc74383720/status/1613556562190303235</text:p>
          </table:table-cell>
        </table:table-row>
        <table:table-row table:style-name="ro1">
          <table:table-cell office:value-type="string" calcext:value-type="string">
            <text:p>input/data_formal_20240530-1342/meme/Mithunc74383720_20230112T181805/0.jpg</text:p>
          </table:table-cell>
          <table:table-cell office:value-type="string" calcext:value-type="string">
            <text:p>Pattern 8</text:p>
          </table:table-cell>
          <table:table-cell office:value-type="float" office:value="27.9878136582265" calcext:value-type="float">
            <text:p>27.9878136582265</text:p>
          </table:table-cell>
          <table:table-cell office:value-type="float" office:value="0.698518065359885" calcext:value-type="float">
            <text:p>0.698518065359885</text:p>
          </table:table-cell>
          <table:table-cell office:value-type="float" office:value="0.503938310748021" calcext:value-type="float">
            <text:p>0.503938310748021</text:p>
          </table:table-cell>
          <table:table-cell office:value-type="string" calcext:value-type="string">
            <text:p>https://twitter.com/Mithunc74383720/status/1613601223365779456</text:p>
          </table:table-cell>
        </table:table-row>
        <table:table-row table:style-name="ro1">
          <table:table-cell office:value-type="string" calcext:value-type="string">
            <text:p>input/data_formal_20240530-1342/meme/mixelscraft64_20230201T230052/0.jpg</text:p>
          </table:table-cell>
          <table:table-cell office:value-type="string" calcext:value-type="string">
            <text:p>Pattern 8</text:p>
          </table:table-cell>
          <table:table-cell office:value-type="float" office:value="26.507969399894" calcext:value-type="float">
            <text:p>26.507969399894</text:p>
          </table:table-cell>
          <table:table-cell office:value-type="float" office:value="0.754645263794221" calcext:value-type="float">
            <text:p>0.754645263794221</text:p>
          </table:table-cell>
          <table:table-cell office:value-type="float" office:value="0.418233610998111" calcext:value-type="float">
            <text:p>0.418233610998111</text:p>
          </table:table-cell>
          <table:table-cell office:value-type="string" calcext:value-type="string">
            <text:p>https://twitter.com/JeremyVela25/status/1620926900620361729</text:p>
          </table:table-cell>
        </table:table-row>
        <table:table-row table:style-name="ro1">
          <table:table-cell office:value-type="string" calcext:value-type="string">
            <text:p>input/data_formal_20240530-1342/meme/mlsc_bsiotr_20230106T084831/0.jpg</text:p>
          </table:table-cell>
          <table:table-cell office:value-type="string" calcext:value-type="string">
            <text:p>Pattern 9</text:p>
          </table:table-cell>
          <table:table-cell office:value-type="float" office:value="11.9558483867108" calcext:value-type="float">
            <text:p>11.9558483867108</text:p>
          </table:table-cell>
          <table:table-cell office:value-type="float" office:value="0.131368135017329" calcext:value-type="float">
            <text:p>0.131368135017329</text:p>
          </table:table-cell>
          <table:table-cell office:value-type="float" office:value="0.0576190868715648" calcext:value-type="float">
            <text:p>0.0576190868715648</text:p>
          </table:table-cell>
          <table:table-cell office:value-type="string" calcext:value-type="string">
            <text:p>https://twitter.com/mlsc_bsiotr/status/1611283559926620160</text:p>
          </table:table-cell>
        </table:table-row>
        <table:table-row table:style-name="ro1">
          <table:table-cell office:value-type="string" calcext:value-type="string">
            <text:p>input/data_formal_20240530-1342/meme/MoboosR_20230106T044303/0.jpg</text:p>
          </table:table-cell>
          <table:table-cell office:value-type="string" calcext:value-type="string">
            <text:p>Pattern 3</text:p>
          </table:table-cell>
          <table:table-cell office:value-type="float" office:value="19.1691835284257" calcext:value-type="float">
            <text:p>19.1691835284257</text:p>
          </table:table-cell>
          <table:table-cell office:value-type="float" office:value="0.426591936175105" calcext:value-type="float">
            <text:p>0.426591936175105</text:p>
          </table:table-cell>
          <table:table-cell office:value-type="float" office:value="0.875483343983999" calcext:value-type="float">
            <text:p>0.875483343983999</text:p>
          </table:table-cell>
          <table:table-cell office:value-type="string" calcext:value-type="string">
            <text:p>https://twitter.com/MoboosR/status/1611221784870940673</text:p>
          </table:table-cell>
        </table:table-row>
        <table:table-row table:style-name="ro1">
          <table:table-cell office:value-type="string" calcext:value-type="string">
            <text:p>input/data_formal_20240530-1342/meme/mochijapa_20230201T165527/0.jpg</text:p>
          </table:table-cell>
          <table:table-cell office:value-type="string" calcext:value-type="string">
            <text:p>Pattern 7</text:p>
          </table:table-cell>
          <table:table-cell office:value-type="float" office:value="24.2968807848365" calcext:value-type="float">
            <text:p>24.2968807848365</text:p>
          </table:table-cell>
          <table:table-cell office:value-type="float" office:value="0.302497211891969" calcext:value-type="float">
            <text:p>0.302497211891969</text:p>
          </table:table-cell>
          <table:table-cell office:value-type="float" office:value="0.733748898835296" calcext:value-type="float">
            <text:p>0.733748898835296</text:p>
          </table:table-cell>
          <table:table-cell office:value-type="string" calcext:value-type="string">
            <text:p>https://twitter.com/byshadowgaming/status/1620913941445476353</text:p>
          </table:table-cell>
        </table:table-row>
        <table:table-row table:style-name="ro1">
          <table:table-cell office:value-type="string" calcext:value-type="string">
            <text:p>input/data_formal_20240530-1342/meme/monarishair_20230106T053615/0.jpg</text:p>
          </table:table-cell>
          <table:table-cell office:value-type="string" calcext:value-type="string">
            <text:p>Pattern 9</text:p>
          </table:table-cell>
          <table:table-cell office:value-type="float" office:value="16.8931301634253" calcext:value-type="float">
            <text:p>16.8931301634253</text:p>
          </table:table-cell>
          <table:table-cell office:value-type="float" office:value="0.129553814249169" calcext:value-type="float">
            <text:p>0.129553814249169</text:p>
          </table:table-cell>
          <table:table-cell office:value-type="float" office:value="0.193782519479428" calcext:value-type="float">
            <text:p>0.193782519479428</text:p>
          </table:table-cell>
          <table:table-cell office:value-type="string" calcext:value-type="string">
            <text:p>https://twitter.com/monarishair/status/1611235174532157440</text:p>
          </table:table-cell>
        </table:table-row>
        <table:table-row table:style-name="ro1">
          <table:table-cell office:value-type="string" calcext:value-type="string">
            <text:p>input/data_formal_20240530-1342/meme/MoneyWide_MW_20230202T052318/0.jpg</text:p>
          </table:table-cell>
          <table:table-cell office:value-type="string" calcext:value-type="string">
            <text:p>Pattern 2</text:p>
          </table:table-cell>
          <table:table-cell office:value-type="float" office:value="26.701533830645" calcext:value-type="float">
            <text:p>26.701533830645</text:p>
          </table:table-cell>
          <table:table-cell office:value-type="float" office:value="0.188840557964799" calcext:value-type="float">
            <text:p>0.188840557964799</text:p>
          </table:table-cell>
          <table:table-cell office:value-type="float" office:value="0.741383216287411" calcext:value-type="float">
            <text:p>0.741383216287411</text:p>
          </table:table-cell>
          <table:table-cell office:value-type="string" calcext:value-type="string">
            <text:p>https://twitter.com/DasFintechBot/status/1621018099645353985</text:p>
          </table:table-cell>
        </table:table-row>
        <table:table-row table:style-name="ro1">
          <table:table-cell office:value-type="string" calcext:value-type="string">
            <text:p>input/data_formal_20240530-1342/meme/MonitoringCctv_20230206T140009/0.jpg</text:p>
          </table:table-cell>
          <table:table-cell office:value-type="string" calcext:value-type="string">
            <text:p>Pattern 2</text:p>
          </table:table-cell>
          <table:table-cell office:value-type="float" office:value="27.5939791108047" calcext:value-type="float">
            <text:p>27.5939791108047</text:p>
          </table:table-cell>
          <table:table-cell office:value-type="float" office:value="0.198674473176281" calcext:value-type="float">
            <text:p>0.198674473176281</text:p>
          </table:table-cell>
          <table:table-cell office:value-type="float" office:value="0.801783561057247" calcext:value-type="float">
            <text:p>0.801783561057247</text:p>
          </table:table-cell>
          <table:table-cell office:value-type="string" calcext:value-type="string">
            <text:p>https://twitter.com/MonitoringCctv/status/1622596010441641986</text:p>
          </table:table-cell>
        </table:table-row>
        <table:table-row table:style-name="ro1">
          <table:table-cell office:value-type="string" calcext:value-type="string">
            <text:p>input/data_formal_20240530-1342/meme/MonkeyBoatClub_20230202T003316/0.jpg</text:p>
          </table:table-cell>
          <table:table-cell office:value-type="string" calcext:value-type="string">
            <text:p>Pattern 2</text:p>
          </table:table-cell>
          <table:table-cell office:value-type="float" office:value="30.6682632050418" calcext:value-type="float">
            <text:p>30.6682632050418</text:p>
          </table:table-cell>
          <table:table-cell office:value-type="float" office:value="0.480069197312896" calcext:value-type="float">
            <text:p>0.480069197312896</text:p>
          </table:table-cell>
          <table:table-cell office:value-type="float" office:value="0.729199917822453" calcext:value-type="float">
            <text:p>0.729199917822453</text:p>
          </table:table-cell>
          <table:table-cell office:value-type="string" calcext:value-type="string">
            <text:p>https://twitter.com/MonkeyZooGalaxy/status/1620968510544580608</text:p>
          </table:table-cell>
        </table:table-row>
        <table:table-row table:style-name="ro1">
          <table:table-cell office:value-type="string" calcext:value-type="string">
            <text:p>input/data_formal_20240530-1342/meme/MonkeyBoatClub_20230202T003316/1.jpg</text:p>
          </table:table-cell>
          <table:table-cell office:value-type="string" calcext:value-type="string">
            <text:p>Pattern 2</text:p>
          </table:table-cell>
          <table:table-cell office:value-type="float" office:value="24.2456122578463" calcext:value-type="float">
            <text:p>24.2456122578463</text:p>
          </table:table-cell>
          <table:table-cell office:value-type="float" office:value="0.406109488984235" calcext:value-type="float">
            <text:p>0.406109488984235</text:p>
          </table:table-cell>
          <table:table-cell office:value-type="float" office:value="0.862397234997778" calcext:value-type="float">
            <text:p>0.862397234997778</text:p>
          </table:table-cell>
          <table:table-cell office:value-type="string" calcext:value-type="string">
            <text:p>https://twitter.com/MonkeyZooGalaxy/status/1620968510544580608</text:p>
          </table:table-cell>
        </table:table-row>
        <table:table-row table:style-name="ro1">
          <table:table-cell office:value-type="string" calcext:value-type="string">
            <text:p>input/data_formal_20240530-1342/meme/MonolithAcademy_20230307T111912/0.jpg</text:p>
          </table:table-cell>
          <table:table-cell office:value-type="string" calcext:value-type="string">
            <text:p>Pattern 7</text:p>
          </table:table-cell>
          <table:table-cell office:value-type="float" office:value="25.5315465068019" calcext:value-type="float">
            <text:p>25.5315465068019</text:p>
          </table:table-cell>
          <table:table-cell office:value-type="float" office:value="0.359560133184251" calcext:value-type="float">
            <text:p>0.359560133184251</text:p>
          </table:table-cell>
          <table:table-cell office:value-type="float" office:value="0.553836051311169" calcext:value-type="float">
            <text:p>0.553836051311169</text:p>
          </table:table-cell>
          <table:table-cell office:value-type="string" calcext:value-type="string">
            <text:p>https://twitter.com/MonolithAcademy/status/1633064753391374336</text:p>
          </table:table-cell>
        </table:table-row>
        <table:table-row table:style-name="ro1">
          <table:table-cell office:value-type="string" calcext:value-type="string">
            <text:p>input/data_formal_20240530-1342/meme/Monster72810535_20230103T120643/0.jpg</text:p>
          </table:table-cell>
          <table:table-cell office:value-type="string" calcext:value-type="string">
            <text:p>Pattern 2</text:p>
          </table:table-cell>
          <table:table-cell office:value-type="float" office:value="28.0919005274639" calcext:value-type="float">
            <text:p>28.0919005274639</text:p>
          </table:table-cell>
          <table:table-cell office:value-type="float" office:value="0.298685709843575" calcext:value-type="float">
            <text:p>0.298685709843575</text:p>
          </table:table-cell>
          <table:table-cell office:value-type="float" office:value="0.800885501346027" calcext:value-type="float">
            <text:p>0.800885501346027</text:p>
          </table:table-cell>
          <table:table-cell office:value-type="string" calcext:value-type="string">
            <text:p>https://twitter.com/Monster72810535/status/1610246272752967680</text:p>
          </table:table-cell>
        </table:table-row>
        <table:table-row table:style-name="ro1">
          <table:table-cell office:value-type="string" calcext:value-type="string">
            <text:p>input/data_formal_20240530-1342/meme/MOON_sitting_20230106T010048/0.jpg</text:p>
          </table:table-cell>
          <table:table-cell office:value-type="string" calcext:value-type="string">
            <text:p>Pattern 2</text:p>
          </table:table-cell>
          <table:table-cell office:value-type="float" office:value="23.3088795439519" calcext:value-type="float">
            <text:p>23.3088795439519</text:p>
          </table:table-cell>
          <table:table-cell office:value-type="float" office:value="0.211636032355385" calcext:value-type="float">
            <text:p>0.211636032355385</text:p>
          </table:table-cell>
          <table:table-cell office:value-type="float" office:value="0.841760748602125" calcext:value-type="float">
            <text:p>0.841760748602125</text:p>
          </table:table-cell>
          <table:table-cell office:value-type="string" calcext:value-type="string">
            <text:p>https://twitter.com/dryad02/status/1611272106075127809</text:p>
          </table:table-cell>
        </table:table-row>
        <table:table-row table:style-name="ro1">
          <table:table-cell office:value-type="string" calcext:value-type="string">
            <text:p>input/data_formal_20240530-1342/meme/moonpepes_20230206T152208/0.jpg</text:p>
          </table:table-cell>
          <table:table-cell office:value-type="string" calcext:value-type="string">
            <text:p>Pattern 2</text:p>
          </table:table-cell>
          <table:table-cell office:value-type="float" office:value="29.3916265630103" calcext:value-type="float">
            <text:p>29.3916265630103</text:p>
          </table:table-cell>
          <table:table-cell office:value-type="float" office:value="0.302709054988428" calcext:value-type="float">
            <text:p>0.302709054988428</text:p>
          </table:table-cell>
          <table:table-cell office:value-type="float" office:value="0.774036919664075" calcext:value-type="float">
            <text:p>0.774036919664075</text:p>
          </table:table-cell>
          <table:table-cell office:value-type="string" calcext:value-type="string">
            <text:p>https://twitter.com/L312S/status/1622622436209602562</text:p>
          </table:table-cell>
        </table:table-row>
        <table:table-row table:style-name="ro1">
          <table:table-cell office:value-type="string" calcext:value-type="string">
            <text:p>input/data_formal_20240530-1342/meme/MoonWinGame_20221219T212825/0.jpg</text:p>
          </table:table-cell>
          <table:table-cell office:value-type="string" calcext:value-type="string">
            <text:p>Pattern 8</text:p>
          </table:table-cell>
          <table:table-cell office:value-type="float" office:value="29.5839738831405" calcext:value-type="float">
            <text:p>29.5839738831405</text:p>
          </table:table-cell>
          <table:table-cell office:value-type="float" office:value="0.589690168771149" calcext:value-type="float">
            <text:p>0.589690168771149</text:p>
          </table:table-cell>
          <table:table-cell office:value-type="float" office:value="0.411241646237816" calcext:value-type="float">
            <text:p>0.411241646237816</text:p>
          </table:table-cell>
          <table:table-cell office:value-type="string" calcext:value-type="string">
            <text:p>https://twitter.com/Hrsbrhnn_/status/1607900826034647040</text:p>
          </table:table-cell>
        </table:table-row>
        <table:table-row table:style-name="ro1">
          <table:table-cell office:value-type="string" calcext:value-type="string">
            <text:p>input/data_formal_20240530-1342/meme/more_tad_20230206T160803/0.jpg</text:p>
          </table:table-cell>
          <table:table-cell office:value-type="string" calcext:value-type="string">
            <text:p>Pattern 1</text:p>
          </table:table-cell>
          <table:table-cell office:value-type="float" office:value="22.5055041602574" calcext:value-type="float">
            <text:p>22.5055041602574</text:p>
          </table:table-cell>
          <table:table-cell office:value-type="float" office:value="0.307757500130441" calcext:value-type="float">
            <text:p>0.307757500130441</text:p>
          </table:table-cell>
          <table:table-cell office:value-type="float" office:value="0.298064822309367" calcext:value-type="float">
            <text:p>0.298064822309367</text:p>
          </table:table-cell>
          <table:table-cell office:value-type="string" calcext:value-type="string">
            <text:p>https://twitter.com/more_tad/status/1622628195022385152</text:p>
          </table:table-cell>
        </table:table-row>
        <table:table-row table:style-name="ro1">
          <table:table-cell office:value-type="string" calcext:value-type="string">
            <text:p>input/data_formal_20240530-1342/meme/MorfyusLeague_20230106T045033/0.jpg</text:p>
          </table:table-cell>
          <table:table-cell office:value-type="string" calcext:value-type="string">
            <text:p>Pattern 2</text:p>
          </table:table-cell>
          <table:table-cell office:value-type="float" office:value="32.7214481058809" calcext:value-type="float">
            <text:p>32.7214481058809</text:p>
          </table:table-cell>
          <table:table-cell office:value-type="float" office:value="0.12147456726612" calcext:value-type="float">
            <text:p>0.12147456726612</text:p>
          </table:table-cell>
          <table:table-cell office:value-type="float" office:value="0.55104611861648" calcext:value-type="float">
            <text:p>0.55104611861648</text:p>
          </table:table-cell>
          <table:table-cell office:value-type="string" calcext:value-type="string">
            <text:p>https://twitter.com/MorfyusLeague/status/1611223672102227968</text:p>
          </table:table-cell>
        </table:table-row>
        <table:table-row table:style-name="ro1">
          <table:table-cell office:value-type="string" calcext:value-type="string">
            <text:p>input/data_formal_20240530-1342/meme/MorganKung7_20230202T023551/0.jpg</text:p>
          </table:table-cell>
          <table:table-cell office:value-type="string" calcext:value-type="string">
            <text:p>Pattern 8</text:p>
          </table:table-cell>
          <table:table-cell office:value-type="float" office:value="22.9085194605863" calcext:value-type="float">
            <text:p>22.9085194605863</text:p>
          </table:table-cell>
          <table:table-cell office:value-type="float" office:value="0.767549609452426" calcext:value-type="float">
            <text:p>0.767549609452426</text:p>
          </table:table-cell>
          <table:table-cell office:value-type="float" office:value="0.323327218684749" calcext:value-type="float">
            <text:p>0.323327218684749</text:p>
          </table:table-cell>
          <table:table-cell office:value-type="string" calcext:value-type="string">
            <text:p>https://twitter.com/MorganKung7/status/1620974245718417408</text:p>
          </table:table-cell>
        </table:table-row>
        <table:table-row table:style-name="ro1">
          <table:table-cell office:value-type="string" calcext:value-type="string">
            <text:p>input/data_formal_20240530-1342/meme/moronsussy_20230131T201800/0.jpg</text:p>
          </table:table-cell>
          <table:table-cell office:value-type="string" calcext:value-type="string">
            <text:p>Pattern 3</text:p>
          </table:table-cell>
          <table:table-cell office:value-type="float" office:value="26.5850456846371" calcext:value-type="float">
            <text:p>26.5850456846371</text:p>
          </table:table-cell>
          <table:table-cell office:value-type="float" office:value="0.468732937192375" calcext:value-type="float">
            <text:p>0.468732937192375</text:p>
          </table:table-cell>
          <table:table-cell office:value-type="float" office:value="0.755160989614142" calcext:value-type="float">
            <text:p>0.755160989614142</text:p>
          </table:table-cell>
          <table:table-cell office:value-type="string" calcext:value-type="string">
            <text:p>https://twitter.com/MummynongA/status/1620988556067106816</text:p>
          </table:table-cell>
        </table:table-row>
        <table:table-row table:style-name="ro1">
          <table:table-cell office:value-type="string" calcext:value-type="string">
            <text:p>input/data_formal_20240530-1342/meme/morti_cadaver_20221228T024232/0.jpg</text:p>
          </table:table-cell>
          <table:table-cell office:value-type="string" calcext:value-type="string">
            <text:p>Pattern 2</text:p>
          </table:table-cell>
          <table:table-cell office:value-type="float" office:value="30.3482019448795" calcext:value-type="float">
            <text:p>30.3482019448795</text:p>
          </table:table-cell>
          <table:table-cell office:value-type="float" office:value="0.238689664458664" calcext:value-type="float">
            <text:p>0.238689664458664</text:p>
          </table:table-cell>
          <table:table-cell office:value-type="float" office:value="0.589591603127616" calcext:value-type="float">
            <text:p>0.589591603127616</text:p>
          </table:table-cell>
          <table:table-cell office:value-type="string" calcext:value-type="string">
            <text:p>https://twitter.com/morti_cadaver/status/1607929966083063810</text:p>
          </table:table-cell>
        </table:table-row>
        <table:table-row table:style-name="ro1">
          <table:table-cell office:value-type="string" calcext:value-type="string">
            <text:p>input/data_formal_20240530-1342/meme/MotorMemes_20230106T065738/0.jpg</text:p>
          </table:table-cell>
          <table:table-cell office:value-type="string" calcext:value-type="string">
            <text:p>Pattern 1</text:p>
          </table:table-cell>
          <table:table-cell office:value-type="float" office:value="30.4132608321497" calcext:value-type="float">
            <text:p>30.4132608321497</text:p>
          </table:table-cell>
          <table:table-cell office:value-type="float" office:value="0.240150376771281" calcext:value-type="float">
            <text:p>0.240150376771281</text:p>
          </table:table-cell>
          <table:table-cell office:value-type="float" office:value="0.328511883194639" calcext:value-type="float">
            <text:p>0.328511883194639</text:p>
          </table:table-cell>
          <table:table-cell office:value-type="string" calcext:value-type="string">
            <text:p>https://twitter.com/MotorMemes/status/1611255653141729280</text:p>
          </table:table-cell>
        </table:table-row>
        <table:table-row table:style-name="ro1">
          <table:table-cell office:value-type="string" calcext:value-type="string">
            <text:p>input/data_formal_20240530-1342/meme/MotorMemes_20230106T072814/0.jpg</text:p>
          </table:table-cell>
          <table:table-cell office:value-type="string" calcext:value-type="string">
            <text:p>Pattern 1</text:p>
          </table:table-cell>
          <table:table-cell office:value-type="float" office:value="32.6522095482225" calcext:value-type="float">
            <text:p>32.6522095482225</text:p>
          </table:table-cell>
          <table:table-cell office:value-type="float" office:value="0.228070930730818" calcext:value-type="float">
            <text:p>0.228070930730818</text:p>
          </table:table-cell>
          <table:table-cell office:value-type="float" office:value="0.289518553798369" calcext:value-type="float">
            <text:p>0.289518553798369</text:p>
          </table:table-cell>
          <table:table-cell office:value-type="string" calcext:value-type="string">
            <text:p>https://twitter.com/MotorMemes/status/1611263355968159746</text:p>
          </table:table-cell>
        </table:table-row>
        <table:table-row table:style-name="ro1">
          <table:table-cell office:value-type="string" calcext:value-type="string">
            <text:p>input/data_formal_20240530-1342/meme/MoxiedeckS_20230106T054026/0.jpg</text:p>
          </table:table-cell>
          <table:table-cell office:value-type="string" calcext:value-type="string">
            <text:p>Pattern 9</text:p>
          </table:table-cell>
          <table:table-cell office:value-type="float" office:value="11.350687454084" calcext:value-type="float">
            <text:p>11.350687454084</text:p>
          </table:table-cell>
          <table:table-cell office:value-type="float" office:value="0.154627383727222" calcext:value-type="float">
            <text:p>0.154627383727222</text:p>
          </table:table-cell>
          <table:table-cell office:value-type="float" office:value="0.0393427852227209" calcext:value-type="float">
            <text:p>0.0393427852227209</text:p>
          </table:table-cell>
          <table:table-cell office:value-type="string" calcext:value-type="string">
            <text:p>https://twitter.com/MoxiedeckS/status/1611236228229378048</text:p>
          </table:table-cell>
        </table:table-row>
        <table:table-row table:style-name="ro1">
          <table:table-cell office:value-type="string" calcext:value-type="string">
            <text:p>input/data_formal_20240530-1342/meme/moxxiejoestar_20230314T143059/0.jpg</text:p>
          </table:table-cell>
          <table:table-cell office:value-type="string" calcext:value-type="string">
            <text:p>Pattern 3</text:p>
          </table:table-cell>
          <table:table-cell office:value-type="float" office:value="23.7784239313248" calcext:value-type="float">
            <text:p>23.7784239313248</text:p>
          </table:table-cell>
          <table:table-cell office:value-type="float" office:value="0.340603252310545" calcext:value-type="float">
            <text:p>0.340603252310545</text:p>
          </table:table-cell>
          <table:table-cell office:value-type="float" office:value="0.85820047733096" calcext:value-type="float">
            <text:p>0.85820047733096</text:p>
          </table:table-cell>
          <table:table-cell office:value-type="string" calcext:value-type="string">
            <text:p>https://twitter.com/AyahaKurumine/status/1638710741720023042</text:p>
          </table:table-cell>
        </table:table-row>
        <table:table-row table:style-name="ro1">
          <table:table-cell office:value-type="string" calcext:value-type="string">
            <text:p>input/data_formal_20240530-1342/meme/Mr_Tringals_20230206T122140/0.jpg</text:p>
          </table:table-cell>
          <table:table-cell office:value-type="string" calcext:value-type="string">
            <text:p>Pattern 1</text:p>
          </table:table-cell>
          <table:table-cell office:value-type="float" office:value="34.8664154702143" calcext:value-type="float">
            <text:p>34.8664154702143</text:p>
          </table:table-cell>
          <table:table-cell office:value-type="float" office:value="0.262943791467932" calcext:value-type="float">
            <text:p>0.262943791467932</text:p>
          </table:table-cell>
          <table:table-cell office:value-type="float" office:value="0.398818222083599" calcext:value-type="float">
            <text:p>0.398818222083599</text:p>
          </table:table-cell>
          <table:table-cell office:value-type="string" calcext:value-type="string">
            <text:p>https://twitter.com/GiuseppeTring15/status/1622580992161595393</text:p>
          </table:table-cell>
        </table:table-row>
        <table:table-row table:style-name="ro1">
          <table:table-cell office:value-type="string" calcext:value-type="string">
            <text:p>input/data_formal_20240530-1342/meme/mr_zubair_01__20230105T033442/0.jpg</text:p>
          </table:table-cell>
          <table:table-cell office:value-type="string" calcext:value-type="string">
            <text:p>Pattern 1</text:p>
          </table:table-cell>
          <table:table-cell office:value-type="float" office:value="31.1701842354702" calcext:value-type="float">
            <text:p>31.1701842354702</text:p>
          </table:table-cell>
          <table:table-cell office:value-type="float" office:value="0.270636380491425" calcext:value-type="float">
            <text:p>0.270636380491425</text:p>
          </table:table-cell>
          <table:table-cell office:value-type="float" office:value="0.327419280020871" calcext:value-type="float">
            <text:p>0.327419280020871</text:p>
          </table:table-cell>
          <table:table-cell office:value-type="string" calcext:value-type="string">
            <text:p>https://twitter.com/mr_zubair_01_/status/1610842198869962755</text:p>
          </table:table-cell>
        </table:table-row>
        <table:table-row table:style-name="ro1">
          <table:table-cell office:value-type="string" calcext:value-type="string">
            <text:p>input/data_formal_20240530-1342/meme/mrbeansg_20230106T042457/0.jpg</text:p>
          </table:table-cell>
          <table:table-cell office:value-type="string" calcext:value-type="string">
            <text:p>Pattern 8</text:p>
          </table:table-cell>
          <table:table-cell office:value-type="float" office:value="23.0257125649814" calcext:value-type="float">
            <text:p>23.0257125649814</text:p>
          </table:table-cell>
          <table:table-cell office:value-type="float" office:value="0.768823525407348" calcext:value-type="float">
            <text:p>0.768823525407348</text:p>
          </table:table-cell>
          <table:table-cell office:value-type="float" office:value="0.521795165347602" calcext:value-type="float">
            <text:p>0.521795165347602</text:p>
          </table:table-cell>
          <table:table-cell office:value-type="string" calcext:value-type="string">
            <text:p>https://twitter.com/mrbeansg/status/1611217230515294210</text:p>
          </table:table-cell>
        </table:table-row>
        <table:table-row table:style-name="ro1">
          <table:table-cell office:value-type="string" calcext:value-type="string">
            <text:p>input/data_formal_20240530-1342/meme/MrBeast_reddit_20230202T040437/0.jpg</text:p>
          </table:table-cell>
          <table:table-cell office:value-type="string" calcext:value-type="string">
            <text:p>Pattern 6</text:p>
          </table:table-cell>
          <table:table-cell office:value-type="float" office:value="24.6630874449185" calcext:value-type="float">
            <text:p>24.6630874449185</text:p>
          </table:table-cell>
          <table:table-cell office:value-type="float" office:value="0.80136428022044" calcext:value-type="float">
            <text:p>0.80136428022044</text:p>
          </table:table-cell>
          <table:table-cell office:value-type="float" office:value="0.424926090662178" calcext:value-type="float">
            <text:p>0.424926090662178</text:p>
          </table:table-cell>
          <table:table-cell office:value-type="string" calcext:value-type="string">
            <text:p>https://twitter.com/MrBeast_reddit/status/1620996586955509760</text:p>
          </table:table-cell>
        </table:table-row>
        <table:table-row table:style-name="ro1">
          <table:table-cell office:value-type="string" calcext:value-type="string">
            <text:p>input/data_formal_20240530-1342/meme/mrmaxi_2_0_20230104T072122/0.jpg</text:p>
          </table:table-cell>
          <table:table-cell office:value-type="string" calcext:value-type="string">
            <text:p>Pattern 5</text:p>
          </table:table-cell>
          <table:table-cell office:value-type="float" office:value="26.1362867426965" calcext:value-type="float">
            <text:p>26.1362867426965</text:p>
          </table:table-cell>
          <table:table-cell office:value-type="float" office:value="0.180912499986454" calcext:value-type="float">
            <text:p>0.180912499986454</text:p>
          </table:table-cell>
          <table:table-cell office:value-type="float" office:value="0.264726954050808" calcext:value-type="float">
            <text:p>0.264726954050808</text:p>
          </table:table-cell>
          <table:table-cell office:value-type="string" calcext:value-type="string">
            <text:p>https://twitter.com/mrmaxi_2_0/status/1610536853932851201</text:p>
          </table:table-cell>
        </table:table-row>
        <table:table-row table:style-name="ro1">
          <table:table-cell office:value-type="string" calcext:value-type="string">
            <text:p>input/data_formal_20240530-1342/meme/MubarakOmz_20230226T063346/0.jpg</text:p>
          </table:table-cell>
          <table:table-cell office:value-type="string" calcext:value-type="string">
            <text:p>Pattern 1</text:p>
          </table:table-cell>
          <table:table-cell office:value-type="float" office:value="28.7348472415648" calcext:value-type="float">
            <text:p>28.7348472415648</text:p>
          </table:table-cell>
          <table:table-cell office:value-type="float" office:value="0.321493313763445" calcext:value-type="float">
            <text:p>0.321493313763445</text:p>
          </table:table-cell>
          <table:table-cell office:value-type="float" office:value="0.301360347852863" calcext:value-type="float">
            <text:p>0.301360347852863</text:p>
          </table:table-cell>
          <table:table-cell office:value-type="string" calcext:value-type="string">
            <text:p>https://twitter.com/MubarakOmz/status/1629731427997581315</text:p>
          </table:table-cell>
        </table:table-row>
        <table:table-row table:style-name="ro1">
          <table:table-cell office:value-type="string" calcext:value-type="string">
            <text:p>input/data_formal_20240530-1342/meme/MuggleNet_20230306T110001/0.jpg</text:p>
          </table:table-cell>
          <table:table-cell office:value-type="string" calcext:value-type="string">
            <text:p>Pattern 6</text:p>
          </table:table-cell>
          <table:table-cell office:value-type="float" office:value="25.1025301046637" calcext:value-type="float">
            <text:p>25.1025301046637</text:p>
          </table:table-cell>
          <table:table-cell office:value-type="float" office:value="0.742511391924476" calcext:value-type="float">
            <text:p>0.742511391924476</text:p>
          </table:table-cell>
          <table:table-cell office:value-type="float" office:value="0.54129012303826" calcext:value-type="float">
            <text:p>0.54129012303826</text:p>
          </table:table-cell>
          <table:table-cell office:value-type="string" calcext:value-type="string">
            <text:p>https://twitter.com/MchughRocco/status/163300208465506304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0.jpg</text:p>
          </table:table-cell>
          <table:table-cell office:value-type="string" calcext:value-type="string">
            <text:p>Pattern 1</text:p>
          </table:table-cell>
          <table:table-cell office:value-type="float" office:value="32.5481389347545" calcext:value-type="float">
            <text:p>32.5481389347545</text:p>
          </table:table-cell>
          <table:table-cell office:value-type="float" office:value="0.259298539926423" calcext:value-type="float">
            <text:p>0.259298539926423</text:p>
          </table:table-cell>
          <table:table-cell office:value-type="float" office:value="0.46463344510759" calcext:value-type="float">
            <text:p>0.46463344510759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1.jpg</text:p>
          </table:table-cell>
          <table:table-cell office:value-type="string" calcext:value-type="string">
            <text:p>Pattern 3</text:p>
          </table:table-cell>
          <table:table-cell office:value-type="float" office:value="30.4592469805506" calcext:value-type="float">
            <text:p>30.4592469805506</text:p>
          </table:table-cell>
          <table:table-cell office:value-type="float" office:value="0.271006457571442" calcext:value-type="float">
            <text:p>0.271006457571442</text:p>
          </table:table-cell>
          <table:table-cell office:value-type="float" office:value="0.703689312462002" calcext:value-type="float">
            <text:p>0.703689312462002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2.jpg</text:p>
          </table:table-cell>
          <table:table-cell office:value-type="string" calcext:value-type="string">
            <text:p>Pattern 3</text:p>
          </table:table-cell>
          <table:table-cell office:value-type="float" office:value="29.536596046007" calcext:value-type="float">
            <text:p>29.536596046007</text:p>
          </table:table-cell>
          <table:table-cell office:value-type="float" office:value="0.231755622120921" calcext:value-type="float">
            <text:p>0.231755622120921</text:p>
          </table:table-cell>
          <table:table-cell office:value-type="float" office:value="0.706861267000799" calcext:value-type="float">
            <text:p>0.706861267000799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3.jpg</text:p>
          </table:table-cell>
          <table:table-cell office:value-type="string" calcext:value-type="string">
            <text:p>Pattern 5</text:p>
          </table:table-cell>
          <table:table-cell office:value-type="float" office:value="28.9908832867205" calcext:value-type="float">
            <text:p>28.9908832867205</text:p>
          </table:table-cell>
          <table:table-cell office:value-type="float" office:value="0.299734152879567" calcext:value-type="float">
            <text:p>0.299734152879567</text:p>
          </table:table-cell>
          <table:table-cell office:value-type="float" office:value="0.472819408682921" calcext:value-type="float">
            <text:p>0.472819408682921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ydesignsCo_20221228T060511/0.jpg</text:p>
          </table:table-cell>
          <table:table-cell office:value-type="string" calcext:value-type="string">
            <text:p>Pattern 7</text:p>
          </table:table-cell>
          <table:table-cell office:value-type="float" office:value="28.2433870585347" calcext:value-type="float">
            <text:p>28.2433870585347</text:p>
          </table:table-cell>
          <table:table-cell office:value-type="float" office:value="0.144864883807699" calcext:value-type="float">
            <text:p>0.144864883807699</text:p>
          </table:table-cell>
          <table:table-cell office:value-type="float" office:value="0.596735412231656" calcext:value-type="float">
            <text:p>0.596735412231656</text:p>
          </table:table-cell>
          <table:table-cell office:value-type="string" calcext:value-type="string">
            <text:p>https://twitter.com/MydesignsCo/status/1607980962755014657</text:p>
          </table:table-cell>
        </table:table-row>
        <table:table-row table:style-name="ro1">
          <table:table-cell office:value-type="string" calcext:value-type="string">
            <text:p>input/data_formal_20240530-1342/meme/mymlmleader_20230107T133956/0.jpg</text:p>
          </table:table-cell>
          <table:table-cell office:value-type="string" calcext:value-type="string">
            <text:p>Pattern 5</text:p>
          </table:table-cell>
          <table:table-cell office:value-type="float" office:value="31.7548424481553" calcext:value-type="float">
            <text:p>31.7548424481553</text:p>
          </table:table-cell>
          <table:table-cell office:value-type="float" office:value="0.313469724133252" calcext:value-type="float">
            <text:p>0.313469724133252</text:p>
          </table:table-cell>
          <table:table-cell office:value-type="float" office:value="0.539732280369779" calcext:value-type="float">
            <text:p>0.539732280369779</text:p>
          </table:table-cell>
          <table:table-cell office:value-type="string" calcext:value-type="string">
            <text:p>https://twitter.com/mymlmleader/status/1611719284614656003</text:p>
          </table:table-cell>
        </table:table-row>
        <table:table-row table:style-name="ro1">
          <table:table-cell office:value-type="string" calcext:value-type="string">
            <text:p>input/data_formal_20240530-1342/meme/myschotts_20230212T093047/0.jpg</text:p>
          </table:table-cell>
          <table:table-cell office:value-type="string" calcext:value-type="string">
            <text:p>Pattern 3</text:p>
          </table:table-cell>
          <table:table-cell office:value-type="float" office:value="25.8631821332414" calcext:value-type="float">
            <text:p>25.8631821332414</text:p>
          </table:table-cell>
          <table:table-cell office:value-type="float" office:value="0.289461933074087" calcext:value-type="float">
            <text:p>0.289461933074087</text:p>
          </table:table-cell>
          <table:table-cell office:value-type="float" office:value="0.869554769351378" calcext:value-type="float">
            <text:p>0.869554769351378</text:p>
          </table:table-cell>
          <table:table-cell office:value-type="string" calcext:value-type="string">
            <text:p>https://twitter.com/MfersGif/status/1624763384737697792</text:p>
          </table:table-cell>
        </table:table-row>
        <table:table-row table:style-name="ro1">
          <table:table-cell office:value-type="string" calcext:value-type="string">
            <text:p>input/data_formal_20240530-1342/meme/Mystic_Stirling_20230206T102808/0.jpg</text:p>
          </table:table-cell>
          <table:table-cell office:value-type="string" calcext:value-type="string">
            <text:p>Pattern 5</text:p>
          </table:table-cell>
          <table:table-cell office:value-type="float" office:value="28.5303479443769" calcext:value-type="float">
            <text:p>28.5303479443769</text:p>
          </table:table-cell>
          <table:table-cell office:value-type="float" office:value="0.13755822994232" calcext:value-type="float">
            <text:p>0.13755822994232</text:p>
          </table:table-cell>
          <table:table-cell office:value-type="float" office:value="0.672720707748295" calcext:value-type="float">
            <text:p>0.672720707748295</text:p>
          </table:table-cell>
          <table:table-cell office:value-type="string" calcext:value-type="string">
            <text:p>https://twitter.com/Mystic_Stirling/status/1622542651676565505</text:p>
          </table:table-cell>
        </table:table-row>
        <table:table-row table:style-name="ro1">
          <table:table-cell office:value-type="string" calcext:value-type="string">
            <text:p>input/data_formal_20240530-1342/meme/MysticUnigon_20230202T000637/0.jpg</text:p>
          </table:table-cell>
          <table:table-cell office:value-type="string" calcext:value-type="string">
            <text:p>Pattern 2</text:p>
          </table:table-cell>
          <table:table-cell office:value-type="float" office:value="29.710542865528" calcext:value-type="float">
            <text:p>29.710542865528</text:p>
          </table:table-cell>
          <table:table-cell office:value-type="float" office:value="0.364328755561481" calcext:value-type="float">
            <text:p>0.364328755561481</text:p>
          </table:table-cell>
          <table:table-cell office:value-type="float" office:value="0.59815886111779" calcext:value-type="float">
            <text:p>0.59815886111779</text:p>
          </table:table-cell>
          <table:table-cell office:value-type="string" calcext:value-type="string">
            <text:p>https://twitter.com/MysticUnigon/status/1620936692223066112</text:p>
          </table:table-cell>
        </table:table-row>
        <table:table-row table:style-name="ro1">
          <table:table-cell office:value-type="string" calcext:value-type="string">
            <text:p>input/data_formal_20240530-1342/meme/MYSTICxNEWS_20230206T132612/0.jpg</text:p>
          </table:table-cell>
          <table:table-cell office:value-type="string" calcext:value-type="string">
            <text:p>Pattern 5</text:p>
          </table:table-cell>
          <table:table-cell office:value-type="float" office:value="27.3245686953105" calcext:value-type="float">
            <text:p>27.3245686953105</text:p>
          </table:table-cell>
          <table:table-cell office:value-type="float" office:value="0.068491970351841" calcext:value-type="float">
            <text:p>0.068491970351841</text:p>
          </table:table-cell>
          <table:table-cell office:value-type="float" office:value="0.555955880331309" calcext:value-type="float">
            <text:p>0.555955880331309</text:p>
          </table:table-cell>
          <table:table-cell office:value-type="string" calcext:value-type="string">
            <text:p>https://twitter.com/MYSTICxNEWS/status/1622587466237476867</text:p>
          </table:table-cell>
        </table:table-row>
        <table:table-row table:style-name="ro1">
          <table:table-cell office:value-type="string" calcext:value-type="string">
            <text:p>input/data_formal_20240530-1342/meme/n_quests_20210801T171611/0.jpg</text:p>
          </table:table-cell>
          <table:table-cell office:value-type="string" calcext:value-type="string">
            <text:p>Pattern 7</text:p>
          </table:table-cell>
          <table:table-cell office:value-type="float" office:value="28.3971798295059" calcext:value-type="float">
            <text:p>28.3971798295059</text:p>
          </table:table-cell>
          <table:table-cell office:value-type="float" office:value="0.584291150923141" calcext:value-type="float">
            <text:p>0.584291150923141</text:p>
          </table:table-cell>
          <table:table-cell office:value-type="float" office:value="0.428952971360482" calcext:value-type="float">
            <text:p>0.428952971360482</text:p>
          </table:table-cell>
          <table:table-cell office:value-type="string" calcext:value-type="string">
            <text:p>https://twitter.com/satansballs6669/status/1622545685915508737</text:p>
          </table:table-cell>
        </table:table-row>
        <table:table-row table:style-name="ro1">
          <table:table-cell office:value-type="string" calcext:value-type="string">
            <text:p>input/data_formal_20240530-1342/meme/n_quests_20220408T161753/0.jpg</text:p>
          </table:table-cell>
          <table:table-cell office:value-type="string" calcext:value-type="string">
            <text:p>Pattern 8</text:p>
          </table:table-cell>
          <table:table-cell office:value-type="float" office:value="21.4350910384847" calcext:value-type="float">
            <text:p>21.4350910384847</text:p>
          </table:table-cell>
          <table:table-cell office:value-type="float" office:value="0.944001015091315" calcext:value-type="float">
            <text:p>0.944001015091315</text:p>
          </table:table-cell>
          <table:table-cell office:value-type="float" office:value="0.467061889257566" calcext:value-type="float">
            <text:p>0.467061889257566</text:p>
          </table:table-cell>
          <table:table-cell office:value-type="string" calcext:value-type="string">
            <text:p>https://twitter.com/satansballs6669/status/1622545535021318144</text:p>
          </table:table-cell>
        </table:table-row>
        <table:table-row table:style-name="ro1">
          <table:table-cell office:value-type="string" calcext:value-type="string">
            <text:p>input/data_formal_20240530-1342/meme/n_quests_20220414T224210/0.jpg</text:p>
          </table:table-cell>
          <table:table-cell office:value-type="string" calcext:value-type="string">
            <text:p>Pattern 8</text:p>
          </table:table-cell>
          <table:table-cell office:value-type="float" office:value="23.2994273153518" calcext:value-type="float">
            <text:p>23.2994273153518</text:p>
          </table:table-cell>
          <table:table-cell office:value-type="float" office:value="0.87417063754568" calcext:value-type="float">
            <text:p>0.87417063754568</text:p>
          </table:table-cell>
          <table:table-cell office:value-type="float" office:value="0.329798385908016" calcext:value-type="float">
            <text:p>0.329798385908016</text:p>
          </table:table-cell>
          <table:table-cell office:value-type="string" calcext:value-type="string">
            <text:p>https://twitter.com/AnlocWolfgate/status/1607918309563068417</text:p>
          </table:table-cell>
        </table:table-row>
        <table:table-row table:style-name="ro1">
          <table:table-cell office:value-type="string" calcext:value-type="string">
            <text:p>input/data_formal_20240530-1342/meme/Nactius1_20221228T014535/0.jpg</text:p>
          </table:table-cell>
          <table:table-cell office:value-type="string" calcext:value-type="string">
            <text:p>Pattern 3</text:p>
          </table:table-cell>
          <table:table-cell office:value-type="float" office:value="28.0462333393328" calcext:value-type="float">
            <text:p>28.0462333393328</text:p>
          </table:table-cell>
          <table:table-cell office:value-type="float" office:value="0.250293894623831" calcext:value-type="float">
            <text:p>0.250293894623831</text:p>
          </table:table-cell>
          <table:table-cell office:value-type="float" office:value="0.846086714922501" calcext:value-type="float">
            <text:p>0.846086714922501</text:p>
          </table:table-cell>
          <table:table-cell office:value-type="string" calcext:value-type="string">
            <text:p>https://twitter.com/Nactius1/status/1607915635400642560</text:p>
          </table:table-cell>
        </table:table-row>
        <table:table-row table:style-name="ro1">
          <table:table-cell office:value-type="string" calcext:value-type="string">
            <text:p>input/data_formal_20240530-1342/meme/Naemhossen790_20221220T041557/0.jpg</text:p>
          </table:table-cell>
          <table:table-cell office:value-type="string" calcext:value-type="string">
            <text:p>Pattern 8</text:p>
          </table:table-cell>
          <table:table-cell office:value-type="float" office:value="28.3315398177352" calcext:value-type="float">
            <text:p>28.3315398177352</text:p>
          </table:table-cell>
          <table:table-cell office:value-type="float" office:value="0.723943738303892" calcext:value-type="float">
            <text:p>0.723943738303892</text:p>
          </table:table-cell>
          <table:table-cell office:value-type="float" office:value="0.414218979915621" calcext:value-type="float">
            <text:p>0.414218979915621</text:p>
          </table:table-cell>
          <table:table-cell office:value-type="string" calcext:value-type="string">
            <text:p>https://twitter.com/Naemhossen790/status/1607954984297197568</text:p>
          </table:table-cell>
        </table:table-row>
        <table:table-row table:style-name="ro1">
          <table:table-cell office:value-type="string" calcext:value-type="string">
            <text:p>input/data_formal_20240530-1342/meme/NaethanRubiel_20230206T145913/0.jpg</text:p>
          </table:table-cell>
          <table:table-cell office:value-type="string" calcext:value-type="string">
            <text:p>Pattern 7</text:p>
          </table:table-cell>
          <table:table-cell office:value-type="float" office:value="29.5524537014118" calcext:value-type="float">
            <text:p>29.5524537014118</text:p>
          </table:table-cell>
          <table:table-cell office:value-type="float" office:value="0.524136921625385" calcext:value-type="float">
            <text:p>0.524136921625385</text:p>
          </table:table-cell>
          <table:table-cell office:value-type="float" office:value="0.46023777609339" calcext:value-type="float">
            <text:p>0.46023777609339</text:p>
          </table:table-cell>
          <table:table-cell office:value-type="string" calcext:value-type="string">
            <text:p>https://twitter.com/NaethanRubiel/status/1622610871196483584</text:p>
          </table:table-cell>
        </table:table-row>
        <table:table-row table:style-name="ro1">
          <table:table-cell office:value-type="string" calcext:value-type="string">
            <text:p>input/data_formal_20240530-1342/meme/nal_pretty_20221228T051539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nal_pretty/status/1607968497539096576</text:p>
          </table:table-cell>
        </table:table-row>
        <table:table-row table:style-name="ro1">
          <table:table-cell office:value-type="string" calcext:value-type="string">
            <text:p>input/data_formal_20240530-1342/meme/nana_blu3_20220828T071222/0.jpg</text:p>
          </table:table-cell>
          <table:table-cell office:value-type="string" calcext:value-type="string">
            <text:p>Pattern 3</text:p>
          </table:table-cell>
          <table:table-cell office:value-type="float" office:value="24.8954642698063" calcext:value-type="float">
            <text:p>24.8954642698063</text:p>
          </table:table-cell>
          <table:table-cell office:value-type="float" office:value="0.155810751357294" calcext:value-type="float">
            <text:p>0.155810751357294</text:p>
          </table:table-cell>
          <table:table-cell office:value-type="float" office:value="0.926750245082007" calcext:value-type="float">
            <text:p>0.926750245082007</text:p>
          </table:table-cell>
          <table:table-cell office:value-type="string" calcext:value-type="string">
            <text:p>https://twitter.com/PFnaf101/status/1607941471231160321</text:p>
          </table:table-cell>
        </table:table-row>
        <table:table-row table:style-name="ro1">
          <table:table-cell office:value-type="string" calcext:value-type="string">
            <text:p>input/data_formal_20240530-1342/meme/nana_blu3_20220828T071222/1.jpg</text:p>
          </table:table-cell>
          <table:table-cell office:value-type="string" calcext:value-type="string">
            <text:p>Pattern 2</text:p>
          </table:table-cell>
          <table:table-cell office:value-type="float" office:value="31.2227082931888" calcext:value-type="float">
            <text:p>31.2227082931888</text:p>
          </table:table-cell>
          <table:table-cell office:value-type="float" office:value="0.200308403824544" calcext:value-type="float">
            <text:p>0.200308403824544</text:p>
          </table:table-cell>
          <table:table-cell office:value-type="float" office:value="0.719086489292588" calcext:value-type="float">
            <text:p>0.719086489292588</text:p>
          </table:table-cell>
          <table:table-cell office:value-type="string" calcext:value-type="string">
            <text:p>https://twitter.com/PFnaf101/status/1607941471231160321</text:p>
          </table:table-cell>
        </table:table-row>
        <table:table-row table:style-name="ro1">
          <table:table-cell office:value-type="string" calcext:value-type="string">
            <text:p>input/data_formal_20240530-1342/meme/Naughty_K1tten_20230322T215636/0.jpg</text:p>
          </table:table-cell>
          <table:table-cell office:value-type="string" calcext:value-type="string">
            <text:p>Pattern 5</text:p>
          </table:table-cell>
          <table:table-cell office:value-type="float" office:value="31.5288251311015" calcext:value-type="float">
            <text:p>31.5288251311015</text:p>
          </table:table-cell>
          <table:table-cell office:value-type="float" office:value="0.262069337673282" calcext:value-type="float">
            <text:p>0.262069337673282</text:p>
          </table:table-cell>
          <table:table-cell office:value-type="float" office:value="0.322628627683886" calcext:value-type="float">
            <text:p>0.322628627683886</text:p>
          </table:table-cell>
          <table:table-cell office:value-type="string" calcext:value-type="string">
            <text:p>https://twitter.com/Naughty_K1tten/status/1638660978790514689</text:p>
          </table:table-cell>
        </table:table-row>
        <table:table-row table:style-name="ro1">
          <table:table-cell office:value-type="string" calcext:value-type="string">
            <text:p>input/data_formal_20240530-1342/meme/nautankibabaji_20230106T070234/0.jpg</text:p>
          </table:table-cell>
          <table:table-cell office:value-type="string" calcext:value-type="string">
            <text:p>Pattern 7</text:p>
          </table:table-cell>
          <table:table-cell office:value-type="float" office:value="29.7494995841638" calcext:value-type="float">
            <text:p>29.7494995841638</text:p>
          </table:table-cell>
          <table:table-cell office:value-type="float" office:value="0.508206344477296" calcext:value-type="float">
            <text:p>0.508206344477296</text:p>
          </table:table-cell>
          <table:table-cell office:value-type="float" office:value="0.484382880836104" calcext:value-type="float">
            <text:p>0.484382880836104</text:p>
          </table:table-cell>
          <table:table-cell office:value-type="string" calcext:value-type="string">
            <text:p>https://twitter.com/nautankibabaji/status/1611256896413134849</text:p>
          </table:table-cell>
        </table:table-row>
        <table:table-row table:style-name="ro1">
          <table:table-cell office:value-type="string" calcext:value-type="string">
            <text:p>input/data_formal_20240530-1342/meme/nautankibabaji_20230106T071541/0.jpg</text:p>
          </table:table-cell>
          <table:table-cell office:value-type="string" calcext:value-type="string">
            <text:p>Pattern 5</text:p>
          </table:table-cell>
          <table:table-cell office:value-type="float" office:value="31.9915755000149" calcext:value-type="float">
            <text:p>31.9915755000149</text:p>
          </table:table-cell>
          <table:table-cell office:value-type="float" office:value="0.195316187922576" calcext:value-type="float">
            <text:p>0.195316187922576</text:p>
          </table:table-cell>
          <table:table-cell office:value-type="float" office:value="0.374273039338399" calcext:value-type="float">
            <text:p>0.374273039338399</text:p>
          </table:table-cell>
          <table:table-cell office:value-type="string" calcext:value-type="string">
            <text:p>https://twitter.com/nautankibabaji/status/1611260199259578368</text:p>
          </table:table-cell>
        </table:table-row>
        <table:table-row table:style-name="ro1">
          <table:table-cell office:value-type="string" calcext:value-type="string">
            <text:p>input/data_formal_20240530-1342/meme/NaveenTutorial1_20230106T074627/0.jpg</text:p>
          </table:table-cell>
          <table:table-cell office:value-type="string" calcext:value-type="string">
            <text:p>Pattern 9</text:p>
          </table:table-cell>
          <table:table-cell office:value-type="float" office:value="10.0207443985127" calcext:value-type="float">
            <text:p>10.0207443985127</text:p>
          </table:table-cell>
          <table:table-cell office:value-type="float" office:value="0.141941583364263" calcext:value-type="float">
            <text:p>0.141941583364263</text:p>
          </table:table-cell>
          <table:table-cell office:value-type="float" office:value="0.0330440614015609" calcext:value-type="float">
            <text:p>0.0330440614015609</text:p>
          </table:table-cell>
          <table:table-cell office:value-type="string" calcext:value-type="string">
            <text:p>https://twitter.com/NaveenTutorial1/status/1611267941420666880</text:p>
          </table:table-cell>
        </table:table-row>
        <table:table-row table:style-name="ro1">
          <table:table-cell office:value-type="string" calcext:value-type="string">
            <text:p>input/data_formal_20240530-1342/meme/nayapaypk_20221228T103743/0.jpg</text:p>
          </table:table-cell>
          <table:table-cell office:value-type="string" calcext:value-type="string">
            <text:p>Pattern 1</text:p>
          </table:table-cell>
          <table:table-cell office:value-type="float" office:value="34.6332565413116" calcext:value-type="float">
            <text:p>34.6332565413116</text:p>
          </table:table-cell>
          <table:table-cell office:value-type="float" office:value="0.246797916708617" calcext:value-type="float">
            <text:p>0.246797916708617</text:p>
          </table:table-cell>
          <table:table-cell office:value-type="float" office:value="0.454301708690148" calcext:value-type="float">
            <text:p>0.454301708690148</text:p>
          </table:table-cell>
          <table:table-cell office:value-type="string" calcext:value-type="string">
            <text:p>https://twitter.com/TomCruisetc11/status/1610946870032867333</text:p>
          </table:table-cell>
        </table:table-row>
        <table:table-row table:style-name="ro1">
          <table:table-cell office:value-type="string" calcext:value-type="string">
            <text:p>input/data_formal_20240530-1342/meme/NcastleAr_20221227T233219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NcastleAr/status/1607882098240544770</text:p>
          </table:table-cell>
        </table:table-row>
        <table:table-row table:style-name="ro1">
          <table:table-cell office:value-type="string" calcext:value-type="string">
            <text:p>input/data_formal_20240530-1342/meme/NcastleAr_20221228T000249/0.jpg</text:p>
          </table:table-cell>
          <table:table-cell office:value-type="string" calcext:value-type="string">
            <text:p>Pattern 1</text:p>
          </table:table-cell>
          <table:table-cell office:value-type="float" office:value="29.0811252692015" calcext:value-type="float">
            <text:p>29.0811252692015</text:p>
          </table:table-cell>
          <table:table-cell office:value-type="float" office:value="0.25540345692983" calcext:value-type="float">
            <text:p>0.25540345692983</text:p>
          </table:table-cell>
          <table:table-cell office:value-type="float" office:value="0.297978394878974" calcext:value-type="float">
            <text:p>0.297978394878974</text:p>
          </table:table-cell>
          <table:table-cell office:value-type="string" calcext:value-type="string">
            <text:p>https://twitter.com/NcastleAr/status/1607889770700496897</text:p>
          </table:table-cell>
        </table:table-row>
        <table:table-row table:style-name="ro1">
          <table:table-cell office:value-type="string" calcext:value-type="string">
            <text:p>input/data_formal_20240530-1342/meme/NcastleAr_20221228T003250/0.jpg</text:p>
          </table:table-cell>
          <table:table-cell office:value-type="string" calcext:value-type="string">
            <text:p>Pattern 6</text:p>
          </table:table-cell>
          <table:table-cell office:value-type="float" office:value="23.0853000382062" calcext:value-type="float">
            <text:p>23.0853000382062</text:p>
          </table:table-cell>
          <table:table-cell office:value-type="float" office:value="0.749513122615964" calcext:value-type="float">
            <text:p>0.749513122615964</text:p>
          </table:table-cell>
          <table:table-cell office:value-type="float" office:value="0.388213510079781" calcext:value-type="float">
            <text:p>0.388213510079781</text:p>
          </table:table-cell>
          <table:table-cell office:value-type="string" calcext:value-type="string">
            <text:p>https://twitter.com/NcastleAr/status/1607897326462328832</text:p>
          </table:table-cell>
        </table:table-row>
        <table:table-row table:style-name="ro1">
          <table:table-cell office:value-type="string" calcext:value-type="string">
            <text:p>input/data_formal_20240530-1342/meme/NcastleAr_20221228T020236/0.jpg</text:p>
          </table:table-cell>
          <table:table-cell office:value-type="string" calcext:value-type="string">
            <text:p>Pattern 8</text:p>
          </table:table-cell>
          <table:table-cell office:value-type="float" office:value="22.3452576786314" calcext:value-type="float">
            <text:p>22.3452576786314</text:p>
          </table:table-cell>
          <table:table-cell office:value-type="float" office:value="0.752517286618807" calcext:value-type="float">
            <text:p>0.752517286618807</text:p>
          </table:table-cell>
          <table:table-cell office:value-type="float" office:value="0.524016718012251" calcext:value-type="float">
            <text:p>0.524016718012251</text:p>
          </table:table-cell>
          <table:table-cell office:value-type="string" calcext:value-type="string">
            <text:p>https://twitter.com/NcastleAr/status/1607919917088505857</text:p>
          </table:table-cell>
        </table:table-row>
        <table:table-row table:style-name="ro1">
          <table:table-cell office:value-type="string" calcext:value-type="string">
            <text:p>input/data_formal_20240530-1342/meme/NcastleAr_20221228T023300/0.jpg</text:p>
          </table:table-cell>
          <table:table-cell office:value-type="string" calcext:value-type="string">
            <text:p>Pattern 8</text:p>
          </table:table-cell>
          <table:table-cell office:value-type="float" office:value="21.0083448957739" calcext:value-type="float">
            <text:p>21.0083448957739</text:p>
          </table:table-cell>
          <table:table-cell office:value-type="float" office:value="0.87403050968717" calcext:value-type="float">
            <text:p>0.87403050968717</text:p>
          </table:table-cell>
          <table:table-cell office:value-type="float" office:value="0.438158418568174" calcext:value-type="float">
            <text:p>0.438158418568174</text:p>
          </table:table-cell>
          <table:table-cell office:value-type="string" calcext:value-type="string">
            <text:p>https://twitter.com/NcastleAr/status/1607927568849682432</text:p>
          </table:table-cell>
        </table:table-row>
        <table:table-row table:style-name="ro1">
          <table:table-cell office:value-type="string" calcext:value-type="string">
            <text:p>input/data_formal_20240530-1342/meme/NcastleAr_20221228T025734/0.jpg</text:p>
          </table:table-cell>
          <table:table-cell office:value-type="string" calcext:value-type="string">
            <text:p>Pattern 7</text:p>
          </table:table-cell>
          <table:table-cell office:value-type="float" office:value="31.3243533950555" calcext:value-type="float">
            <text:p>31.3243533950555</text:p>
          </table:table-cell>
          <table:table-cell office:value-type="float" office:value="0.494762336946175" calcext:value-type="float">
            <text:p>0.494762336946175</text:p>
          </table:table-cell>
          <table:table-cell office:value-type="float" office:value="0.32008435565415" calcext:value-type="float">
            <text:p>0.32008435565415</text:p>
          </table:table-cell>
          <table:table-cell office:value-type="string" calcext:value-type="string">
            <text:p>https://twitter.com/NcastleAr/status/1607933750985330688</text:p>
          </table:table-cell>
        </table:table-row>
        <table:table-row table:style-name="ro1">
          <table:table-cell office:value-type="string" calcext:value-type="string">
            <text:p>input/data_formal_20240530-1342/meme/NcastleAr_20221228T035735/0.jpg</text:p>
          </table:table-cell>
          <table:table-cell office:value-type="string" calcext:value-type="string">
            <text:p>Pattern 8</text:p>
          </table:table-cell>
          <table:table-cell office:value-type="float" office:value="23.1377585112462" calcext:value-type="float">
            <text:p>23.1377585112462</text:p>
          </table:table-cell>
          <table:table-cell office:value-type="float" office:value="0.886273364280737" calcext:value-type="float">
            <text:p>0.886273364280737</text:p>
          </table:table-cell>
          <table:table-cell office:value-type="float" office:value="0.369022064992138" calcext:value-type="float">
            <text:p>0.369022064992138</text:p>
          </table:table-cell>
          <table:table-cell office:value-type="string" calcext:value-type="string">
            <text:p>https://twitter.com/NcastleAr/status/1607948851679223812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27/0.jpg</text:p>
          </table:table-cell>
          <table:table-cell office:value-type="string" calcext:value-type="string">
            <text:p>Pattern 6</text:p>
          </table:table-cell>
          <table:table-cell office:value-type="float" office:value="27.8933469633697" calcext:value-type="float">
            <text:p>27.8933469633697</text:p>
          </table:table-cell>
          <table:table-cell office:value-type="float" office:value="0.634567963184459" calcext:value-type="float">
            <text:p>0.634567963184459</text:p>
          </table:table-cell>
          <table:table-cell office:value-type="float" office:value="0.443584807243453" calcext:value-type="float">
            <text:p>0.443584807243453</text:p>
          </table:table-cell>
          <table:table-cell office:value-type="string" calcext:value-type="string">
            <text:p>https://twitter.com/NcastleAr/status/1607956367603650561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29/0.jpg</text:p>
          </table:table-cell>
          <table:table-cell office:value-type="string" calcext:value-type="string">
            <text:p>Pattern 8</text:p>
          </table:table-cell>
          <table:table-cell office:value-type="float" office:value="23.0444497669178" calcext:value-type="float">
            <text:p>23.0444497669178</text:p>
          </table:table-cell>
          <table:table-cell office:value-type="float" office:value="0.863173197068931" calcext:value-type="float">
            <text:p>0.863173197068931</text:p>
          </table:table-cell>
          <table:table-cell office:value-type="float" office:value="0.36351163224936" calcext:value-type="float">
            <text:p>0.36351163224936</text:p>
          </table:table-cell>
          <table:table-cell office:value-type="string" calcext:value-type="string">
            <text:p>https://twitter.com/NcastleAr/status/1607956377430786048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30/0.jpg</text:p>
          </table:table-cell>
          <table:table-cell office:value-type="string" calcext:value-type="string">
            <text:p>Pattern 8</text:p>
          </table:table-cell>
          <table:table-cell office:value-type="float" office:value="21.4788021231218" calcext:value-type="float">
            <text:p>21.4788021231218</text:p>
          </table:table-cell>
          <table:table-cell office:value-type="float" office:value="0.910956219724864" calcext:value-type="float">
            <text:p>0.910956219724864</text:p>
          </table:table-cell>
          <table:table-cell office:value-type="float" office:value="0.328939011971467" calcext:value-type="float">
            <text:p>0.328939011971467</text:p>
          </table:table-cell>
          <table:table-cell office:value-type="string" calcext:value-type="string">
            <text:p>https://twitter.com/NcastleAr/status/1607956383105679360</text:p>
          </table:table-cell>
        </table:table-row>
        <table:table-row table:style-name="ro1">
          <table:table-cell office:value-type="string" calcext:value-type="string">
            <text:p>input/data_formal_20240530-1342/meme/NcastleAr_20221228T045742/0.jpg</text:p>
          </table:table-cell>
          <table:table-cell office:value-type="string" calcext:value-type="string">
            <text:p>Pattern 7</text:p>
          </table:table-cell>
          <table:table-cell office:value-type="float" office:value="30.3654857744111" calcext:value-type="float">
            <text:p>30.3654857744111</text:p>
          </table:table-cell>
          <table:table-cell office:value-type="float" office:value="0.48930344432885" calcext:value-type="float">
            <text:p>0.48930344432885</text:p>
          </table:table-cell>
          <table:table-cell office:value-type="float" office:value="0.62576754091489" calcext:value-type="float">
            <text:p>0.62576754091489</text:p>
          </table:table-cell>
          <table:table-cell office:value-type="string" calcext:value-type="string">
            <text:p>https://twitter.com/NcastleAr/status/1607963981305597952</text:p>
          </table:table-cell>
        </table:table-row>
        <table:table-row table:style-name="ro1">
          <table:table-cell office:value-type="string" calcext:value-type="string">
            <text:p>input/data_formal_20240530-1342/meme/NcastleAr_20221228T045743/0.jpg</text:p>
          </table:table-cell>
          <table:table-cell office:value-type="string" calcext:value-type="string">
            <text:p>Pattern 3</text:p>
          </table:table-cell>
          <table:table-cell office:value-type="float" office:value="22.9859006747515" calcext:value-type="float">
            <text:p>22.9859006747515</text:p>
          </table:table-cell>
          <table:table-cell office:value-type="float" office:value="0.311494856881467" calcext:value-type="float">
            <text:p>0.311494856881467</text:p>
          </table:table-cell>
          <table:table-cell office:value-type="float" office:value="0.836235951932134" calcext:value-type="float">
            <text:p>0.836235951932134</text:p>
          </table:table-cell>
          <table:table-cell office:value-type="string" calcext:value-type="string">
            <text:p>https://twitter.com/NcastleAr/status/1607963987177787392</text:p>
          </table:table-cell>
        </table:table-row>
        <table:table-row table:style-name="ro1">
          <table:table-cell office:value-type="string" calcext:value-type="string">
            <text:p>input/data_formal_20240530-1342/meme/NcastleAr_20221228T055249/0.jpg</text:p>
          </table:table-cell>
          <table:table-cell office:value-type="string" calcext:value-type="string">
            <text:p>Pattern 7</text:p>
          </table:table-cell>
          <table:table-cell office:value-type="float" office:value="25.4932588632676" calcext:value-type="float">
            <text:p>25.4932588632676</text:p>
          </table:table-cell>
          <table:table-cell office:value-type="float" office:value="0.636292255906878" calcext:value-type="float">
            <text:p>0.636292255906878</text:p>
          </table:table-cell>
          <table:table-cell office:value-type="float" office:value="0.470939196893062" calcext:value-type="float">
            <text:p>0.470939196893062</text:p>
          </table:table-cell>
          <table:table-cell office:value-type="string" calcext:value-type="string">
            <text:p>https://twitter.com/NcastleAr/status/1607977851285917696</text:p>
          </table:table-cell>
        </table:table-row>
        <table:table-row table:style-name="ro1">
          <table:table-cell office:value-type="string" calcext:value-type="string">
            <text:p>input/data_formal_20240530-1342/meme/NcastleAr_20221228T062506/0.jpg</text:p>
          </table:table-cell>
          <table:table-cell office:value-type="string" calcext:value-type="string">
            <text:p>Pattern 7</text:p>
          </table:table-cell>
          <table:table-cell office:value-type="float" office:value="28.9059703660324" calcext:value-type="float">
            <text:p>28.9059703660324</text:p>
          </table:table-cell>
          <table:table-cell office:value-type="float" office:value="0.240459682292672" calcext:value-type="float">
            <text:p>0.240459682292672</text:p>
          </table:table-cell>
          <table:table-cell office:value-type="float" office:value="0.32708260723691" calcext:value-type="float">
            <text:p>0.32708260723691</text:p>
          </table:table-cell>
          <table:table-cell office:value-type="string" calcext:value-type="string">
            <text:p>https://twitter.com/NcastleAr/status/1607985975963140097</text:p>
          </table:table-cell>
        </table:table-row>
        <table:table-row table:style-name="ro1">
          <table:table-cell office:value-type="string" calcext:value-type="string">
            <text:p>input/data_formal_20240530-1342/meme/NcastleAr_20230105T103216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NcastleAr/status/1610947280273547264</text:p>
          </table:table-cell>
        </table:table-row>
        <table:table-row table:style-name="ro1">
          <table:table-cell office:value-type="string" calcext:value-type="string">
            <text:p>input/data_formal_20240530-1342/meme/NcastleAr_20230105T113235/0.jpg</text:p>
          </table:table-cell>
          <table:table-cell office:value-type="string" calcext:value-type="string">
            <text:p>Pattern 7</text:p>
          </table:table-cell>
          <table:table-cell office:value-type="float" office:value="25.2184842282154" calcext:value-type="float">
            <text:p>25.2184842282154</text:p>
          </table:table-cell>
          <table:table-cell office:value-type="float" office:value="0.433116997798229" calcext:value-type="float">
            <text:p>0.433116997798229</text:p>
          </table:table-cell>
          <table:table-cell office:value-type="float" office:value="0.520505251638893" calcext:value-type="float">
            <text:p>0.520505251638893</text:p>
          </table:table-cell>
          <table:table-cell office:value-type="string" calcext:value-type="string">
            <text:p>https://twitter.com/NcastleAr/status/1610962460126679041</text:p>
          </table:table-cell>
        </table:table-row>
        <table:table-row table:style-name="ro1">
          <table:table-cell office:value-type="string" calcext:value-type="string">
            <text:p>input/data_formal_20240530-1342/meme/NcastleAr_20230105T120457/0.jpg</text:p>
          </table:table-cell>
          <table:table-cell office:value-type="string" calcext:value-type="string">
            <text:p>Pattern 7</text:p>
          </table:table-cell>
          <table:table-cell office:value-type="float" office:value="25.3562182712652" calcext:value-type="float">
            <text:p>25.3562182712652</text:p>
          </table:table-cell>
          <table:table-cell office:value-type="float" office:value="0.412955592656792" calcext:value-type="float">
            <text:p>0.412955592656792</text:p>
          </table:table-cell>
          <table:table-cell office:value-type="float" office:value="0.688418079124656" calcext:value-type="float">
            <text:p>0.688418079124656</text:p>
          </table:table-cell>
          <table:table-cell office:value-type="string" calcext:value-type="string">
            <text:p>https://twitter.com/NcastleAr/status/1610970604693250049</text:p>
          </table:table-cell>
        </table:table-row>
        <table:table-row table:style-name="ro1">
          <table:table-cell office:value-type="string" calcext:value-type="string">
            <text:p>input/data_formal_20240530-1342/meme/NcastleAr_20230105T123347/0.jpg</text:p>
          </table:table-cell>
          <table:table-cell office:value-type="string" calcext:value-type="string">
            <text:p>Pattern 2</text:p>
          </table:table-cell>
          <table:table-cell office:value-type="float" office:value="25.8144650029289" calcext:value-type="float">
            <text:p>25.8144650029289</text:p>
          </table:table-cell>
          <table:table-cell office:value-type="float" office:value="0.151143056442311" calcext:value-type="float">
            <text:p>0.151143056442311</text:p>
          </table:table-cell>
          <table:table-cell office:value-type="float" office:value="0.72702928839315" calcext:value-type="float">
            <text:p>0.72702928839315</text:p>
          </table:table-cell>
          <table:table-cell office:value-type="string" calcext:value-type="string">
            <text:p>https://twitter.com/NcastleAr/status/1610977860830765056</text:p>
          </table:table-cell>
        </table:table-row>
        <table:table-row table:style-name="ro1">
          <table:table-cell office:value-type="string" calcext:value-type="string">
            <text:p>input/data_formal_20240530-1342/meme/NcastleAr_20230106T050343/0.jpg</text:p>
          </table:table-cell>
          <table:table-cell office:value-type="string" calcext:value-type="string">
            <text:p>Pattern 1</text:p>
          </table:table-cell>
          <table:table-cell office:value-type="float" office:value="28.3209191386988" calcext:value-type="float">
            <text:p>28.3209191386988</text:p>
          </table:table-cell>
          <table:table-cell office:value-type="float" office:value="0.273104698184882" calcext:value-type="float">
            <text:p>0.273104698184882</text:p>
          </table:table-cell>
          <table:table-cell office:value-type="float" office:value="0.315783120239723" calcext:value-type="float">
            <text:p>0.315783120239723</text:p>
          </table:table-cell>
          <table:table-cell office:value-type="string" calcext:value-type="string">
            <text:p>https://twitter.com/NcastleAr/status/1611226984981340160</text:p>
          </table:table-cell>
        </table:table-row>
        <table:table-row table:style-name="ro1">
          <table:table-cell office:value-type="string" calcext:value-type="string">
            <text:p>input/data_formal_20240530-1342/meme/NcastleAr_20230106T052804/0.jpg</text:p>
          </table:table-cell>
          <table:table-cell office:value-type="string" calcext:value-type="string">
            <text:p>Pattern 6</text:p>
          </table:table-cell>
          <table:table-cell office:value-type="float" office:value="23.6686312630535" calcext:value-type="float">
            <text:p>23.6686312630535</text:p>
          </table:table-cell>
          <table:table-cell office:value-type="float" office:value="0.826321949558129" calcext:value-type="float">
            <text:p>0.826321949558129</text:p>
          </table:table-cell>
          <table:table-cell office:value-type="float" office:value="0.42529847503965" calcext:value-type="float">
            <text:p>0.42529847503965</text:p>
          </table:table-cell>
          <table:table-cell office:value-type="string" calcext:value-type="string">
            <text:p>https://twitter.com/NcastleAr/status/1611233112834416642</text:p>
          </table:table-cell>
        </table:table-row>
        <table:table-row table:style-name="ro1">
          <table:table-cell office:value-type="string" calcext:value-type="string">
            <text:p>input/data_formal_20240530-1342/meme/NcastleAr_20230106T072244/0.jpg</text:p>
          </table:table-cell>
          <table:table-cell office:value-type="string" calcext:value-type="string">
            <text:p>Pattern 8</text:p>
          </table:table-cell>
          <table:table-cell office:value-type="float" office:value="22.9473125768505" calcext:value-type="float">
            <text:p>22.9473125768505</text:p>
          </table:table-cell>
          <table:table-cell office:value-type="float" office:value="0.838115334004119" calcext:value-type="float">
            <text:p>0.838115334004119</text:p>
          </table:table-cell>
          <table:table-cell office:value-type="float" office:value="0.336928153716005" calcext:value-type="float">
            <text:p>0.336928153716005</text:p>
          </table:table-cell>
          <table:table-cell office:value-type="string" calcext:value-type="string">
            <text:p>https://twitter.com/NcastleAr/status/1611261973101944832</text:p>
          </table:table-cell>
        </table:table-row>
        <table:table-row table:style-name="ro1">
          <table:table-cell office:value-type="string" calcext:value-type="string">
            <text:p>input/data_formal_20240530-1342/meme/NcastleAr_20230106T075237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NcastleAr/status/1611269492503363586</text:p>
          </table:table-cell>
        </table:table-row>
        <table:table-row table:style-name="ro1">
          <table:table-cell office:value-type="string" calcext:value-type="string">
            <text:p>input/data_formal_20240530-1342/meme/NcastleAr_20230106T081752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NcastleAr/status/1611275847863861248</text:p>
          </table:table-cell>
        </table:table-row>
        <table:table-row table:style-name="ro1">
          <table:table-cell office:value-type="string" calcext:value-type="string">
            <text:p>input/data_formal_20240530-1342/meme/NcastleAr_20230111T220412/0.jpg</text:p>
          </table:table-cell>
          <table:table-cell office:value-type="string" calcext:value-type="string">
            <text:p>Pattern 3</text:p>
          </table:table-cell>
          <table:table-cell office:value-type="float" office:value="30.6459340025577" calcext:value-type="float">
            <text:p>30.6459340025577</text:p>
          </table:table-cell>
          <table:table-cell office:value-type="float" office:value="0.487168835326918" calcext:value-type="float">
            <text:p>0.487168835326918</text:p>
          </table:table-cell>
          <table:table-cell office:value-type="float" office:value="0.558370700799351" calcext:value-type="float">
            <text:p>0.558370700799351</text:p>
          </table:table-cell>
          <table:table-cell office:value-type="string" calcext:value-type="string">
            <text:p>https://twitter.com/NcastleAr/status/1613295739446108162</text:p>
          </table:table-cell>
        </table:table-row>
        <table:table-row table:style-name="ro1">
          <table:table-cell office:value-type="string" calcext:value-type="string">
            <text:p>input/data_formal_20240530-1342/meme/NcastleAr_20230111T230246/0.jpg</text:p>
          </table:table-cell>
          <table:table-cell office:value-type="string" calcext:value-type="string">
            <text:p>Pattern 2</text:p>
          </table:table-cell>
          <table:table-cell office:value-type="float" office:value="29.0348763199094" calcext:value-type="float">
            <text:p>29.0348763199094</text:p>
          </table:table-cell>
          <table:table-cell office:value-type="float" office:value="0.246008432310543" calcext:value-type="float">
            <text:p>0.246008432310543</text:p>
          </table:table-cell>
          <table:table-cell office:value-type="float" office:value="0.488223428137921" calcext:value-type="float">
            <text:p>0.488223428137921</text:p>
          </table:table-cell>
          <table:table-cell office:value-type="string" calcext:value-type="string">
            <text:p>https://twitter.com/NcastleAr/status/1613310477089505280</text:p>
          </table:table-cell>
        </table:table-row>
        <table:table-row table:style-name="ro1">
          <table:table-cell office:value-type="string" calcext:value-type="string">
            <text:p>input/data_formal_20240530-1342/meme/NcastleAr_20230111T232800/0.jpg</text:p>
          </table:table-cell>
          <table:table-cell office:value-type="string" calcext:value-type="string">
            <text:p>Pattern 8</text:p>
          </table:table-cell>
          <table:table-cell office:value-type="float" office:value="24.6260325002025" calcext:value-type="float">
            <text:p>24.6260325002025</text:p>
          </table:table-cell>
          <table:table-cell office:value-type="float" office:value="0.773018317984249" calcext:value-type="float">
            <text:p>0.773018317984249</text:p>
          </table:table-cell>
          <table:table-cell office:value-type="float" office:value="0.392120679982035" calcext:value-type="float">
            <text:p>0.392120679982035</text:p>
          </table:table-cell>
          <table:table-cell office:value-type="string" calcext:value-type="string">
            <text:p>https://twitter.com/NcastleAr/status/1613316828222078978</text:p>
          </table:table-cell>
        </table:table-row>
        <table:table-row table:style-name="ro1">
          <table:table-cell office:value-type="string" calcext:value-type="string">
            <text:p>input/data_formal_20240530-1342/meme/NcastleAr_20230111T235754/0.jpg</text:p>
          </table:table-cell>
          <table:table-cell office:value-type="string" calcext:value-type="string">
            <text:p>Pattern 2</text:p>
          </table:table-cell>
          <table:table-cell office:value-type="float" office:value="31.2016448340139" calcext:value-type="float">
            <text:p>31.2016448340139</text:p>
          </table:table-cell>
          <table:table-cell office:value-type="float" office:value="0.163303326280503" calcext:value-type="float">
            <text:p>0.163303326280503</text:p>
          </table:table-cell>
          <table:table-cell office:value-type="float" office:value="0.57511979369833" calcext:value-type="float">
            <text:p>0.57511979369833</text:p>
          </table:table-cell>
          <table:table-cell office:value-type="string" calcext:value-type="string">
            <text:p>https://twitter.com/NcastleAr/status/1613324354300911620</text:p>
          </table:table-cell>
        </table:table-row>
        <table:table-row table:style-name="ro1">
          <table:table-cell office:value-type="string" calcext:value-type="string">
            <text:p>input/data_formal_20240530-1342/meme/NcastleAr_20230201T223800/0.jpg</text:p>
          </table:table-cell>
          <table:table-cell office:value-type="string" calcext:value-type="string">
            <text:p>Pattern 7</text:p>
          </table:table-cell>
          <table:table-cell office:value-type="float" office:value="26.3228186111736" calcext:value-type="float">
            <text:p>26.3228186111736</text:p>
          </table:table-cell>
          <table:table-cell office:value-type="float" office:value="0.482331646245995" calcext:value-type="float">
            <text:p>0.482331646245995</text:p>
          </table:table-cell>
          <table:table-cell office:value-type="float" office:value="0.515710695280236" calcext:value-type="float">
            <text:p>0.515710695280236</text:p>
          </table:table-cell>
          <table:table-cell office:value-type="string" calcext:value-type="string">
            <text:p>https://twitter.com/NcastleAr/status/1620914389221052419</text:p>
          </table:table-cell>
        </table:table-row>
        <table:table-row table:style-name="ro1">
          <table:table-cell office:value-type="string" calcext:value-type="string">
            <text:p>input/data_formal_20240530-1342/meme/NcastleAr_20230201T223802/0.jpg</text:p>
          </table:table-cell>
          <table:table-cell office:value-type="string" calcext:value-type="string">
            <text:p>Pattern 1</text:p>
          </table:table-cell>
          <table:table-cell office:value-type="float" office:value="31.7458546530477" calcext:value-type="float">
            <text:p>31.7458546530477</text:p>
          </table:table-cell>
          <table:table-cell office:value-type="float" office:value="0.235231964268108" calcext:value-type="float">
            <text:p>0.235231964268108</text:p>
          </table:table-cell>
          <table:table-cell office:value-type="float" office:value="0.262155568425553" calcext:value-type="float">
            <text:p>0.262155568425553</text:p>
          </table:table-cell>
          <table:table-cell office:value-type="string" calcext:value-type="string">
            <text:p>https://twitter.com/NcastleAr/status/1620914398855397376</text:p>
          </table:table-cell>
        </table:table-row>
        <table:table-row table:style-name="ro1">
          <table:table-cell office:value-type="string" calcext:value-type="string">
            <text:p>input/data_formal_20240530-1342/meme/NcastleAr_20230202T003742/0.jpg</text:p>
          </table:table-cell>
          <table:table-cell office:value-type="string" calcext:value-type="string">
            <text:p>Pattern 1</text:p>
          </table:table-cell>
          <table:table-cell office:value-type="float" office:value="32.267632233737" calcext:value-type="float">
            <text:p>32.267632233737</text:p>
          </table:table-cell>
          <table:table-cell office:value-type="float" office:value="0.32326575124838" calcext:value-type="float">
            <text:p>0.32326575124838</text:p>
          </table:table-cell>
          <table:table-cell office:value-type="float" office:value="0.314033380755217" calcext:value-type="float">
            <text:p>0.314033380755217</text:p>
          </table:table-cell>
          <table:table-cell office:value-type="string" calcext:value-type="string">
            <text:p>https://twitter.com/NcastleAr/status/1620944515623182336</text:p>
          </table:table-cell>
        </table:table-row>
        <table:table-row table:style-name="ro1">
          <table:table-cell office:value-type="string" calcext:value-type="string">
            <text:p>input/data_formal_20240530-1342/meme/NcastleAr_20230202T005730/0.jpg</text:p>
          </table:table-cell>
          <table:table-cell office:value-type="string" calcext:value-type="string">
            <text:p>Pattern 7</text:p>
          </table:table-cell>
          <table:table-cell office:value-type="float" office:value="33.1462359092671" calcext:value-type="float">
            <text:p>33.1462359092671</text:p>
          </table:table-cell>
          <table:table-cell office:value-type="float" office:value="0.373505678532668" calcext:value-type="float">
            <text:p>0.373505678532668</text:p>
          </table:table-cell>
          <table:table-cell office:value-type="float" office:value="0.342506418640454" calcext:value-type="float">
            <text:p>0.342506418640454</text:p>
          </table:table-cell>
          <table:table-cell office:value-type="string" calcext:value-type="string">
            <text:p>https://twitter.com/NcastleAr/status/1620949495189016576</text:p>
          </table:table-cell>
        </table:table-row>
        <table:table-row table:style-name="ro1">
          <table:table-cell office:value-type="string" calcext:value-type="string">
            <text:p>input/data_formal_20240530-1342/meme/NcastleAr_20230202T013043/0.jpg</text:p>
          </table:table-cell>
          <table:table-cell office:value-type="string" calcext:value-type="string">
            <text:p>Pattern 2</text:p>
          </table:table-cell>
          <table:table-cell office:value-type="float" office:value="26.0789971218762" calcext:value-type="float">
            <text:p>26.0789971218762</text:p>
          </table:table-cell>
          <table:table-cell office:value-type="float" office:value="0.443542681829745" calcext:value-type="float">
            <text:p>0.443542681829745</text:p>
          </table:table-cell>
          <table:table-cell office:value-type="float" office:value="0.925502458284519" calcext:value-type="float">
            <text:p>0.925502458284519</text:p>
          </table:table-cell>
          <table:table-cell office:value-type="string" calcext:value-type="string">
            <text:p>https://twitter.com/NcastleAr/status/1620957855791697922</text:p>
          </table:table-cell>
        </table:table-row>
        <table:table-row table:style-name="ro1">
          <table:table-cell office:value-type="string" calcext:value-type="string">
            <text:p>input/data_formal_20240530-1342/meme/NcastleAr_20230202T013045/0.jpg</text:p>
          </table:table-cell>
          <table:table-cell office:value-type="string" calcext:value-type="string">
            <text:p>Pattern 1</text:p>
          </table:table-cell>
          <table:table-cell office:value-type="float" office:value="33.066750496185" calcext:value-type="float">
            <text:p>33.066750496185</text:p>
          </table:table-cell>
          <table:table-cell office:value-type="float" office:value="0.228870028847946" calcext:value-type="float">
            <text:p>0.228870028847946</text:p>
          </table:table-cell>
          <table:table-cell office:value-type="float" office:value="0.260457167287937" calcext:value-type="float">
            <text:p>0.260457167287937</text:p>
          </table:table-cell>
          <table:table-cell office:value-type="string" calcext:value-type="string">
            <text:p>https://twitter.com/NcastleAr/status/1620957863672791040</text:p>
          </table:table-cell>
        </table:table-row>
        <table:table-row table:style-name="ro1">
          <table:table-cell office:value-type="string" calcext:value-type="string">
            <text:p>input/data_formal_20240530-1342/meme/NcastleAr_20230202T035257/0.jpg</text:p>
          </table:table-cell>
          <table:table-cell office:value-type="string" calcext:value-type="string">
            <text:p>Pattern 7</text:p>
          </table:table-cell>
          <table:table-cell office:value-type="float" office:value="25.1750858346641" calcext:value-type="float">
            <text:p>25.1750858346641</text:p>
          </table:table-cell>
          <table:table-cell office:value-type="float" office:value="0.47527871944319" calcext:value-type="float">
            <text:p>0.47527871944319</text:p>
          </table:table-cell>
          <table:table-cell office:value-type="float" office:value="0.4807732644803" calcext:value-type="float">
            <text:p>0.4807732644803</text:p>
          </table:table-cell>
          <table:table-cell office:value-type="string" calcext:value-type="string">
            <text:p>https://twitter.com/NcastleAr/status/1620993650288218114</text:p>
          </table:table-cell>
        </table:table-row>
        <table:table-row table:style-name="ro1">
          <table:table-cell office:value-type="string" calcext:value-type="string">
            <text:p>input/data_formal_20240530-1342/meme/NcastleAr_20230202T035259/0.jpg</text:p>
          </table:table-cell>
          <table:table-cell office:value-type="string" calcext:value-type="string">
            <text:p>Pattern 2</text:p>
          </table:table-cell>
          <table:table-cell office:value-type="float" office:value="28.2644137713531" calcext:value-type="float">
            <text:p>28.2644137713531</text:p>
          </table:table-cell>
          <table:table-cell office:value-type="float" office:value="0.272680872585416" calcext:value-type="float">
            <text:p>0.272680872585416</text:p>
          </table:table-cell>
          <table:table-cell office:value-type="float" office:value="0.81047552133248" calcext:value-type="float">
            <text:p>0.81047552133248</text:p>
          </table:table-cell>
          <table:table-cell office:value-type="string" calcext:value-type="string">
            <text:p>https://twitter.com/NcastleAr/status/1620993659729547265</text:p>
          </table:table-cell>
        </table:table-row>
        <table:table-row table:style-name="ro1">
          <table:table-cell office:value-type="string" calcext:value-type="string">
            <text:p>input/data_formal_20240530-1342/meme/NcastleAr_20230202T045231/0.jpg</text:p>
          </table:table-cell>
          <table:table-cell office:value-type="string" calcext:value-type="string">
            <text:p>Pattern 7</text:p>
          </table:table-cell>
          <table:table-cell office:value-type="float" office:value="30.2836121813996" calcext:value-type="float">
            <text:p>30.2836121813996</text:p>
          </table:table-cell>
          <table:table-cell office:value-type="float" office:value="0.514330122128492" calcext:value-type="float">
            <text:p>0.514330122128492</text:p>
          </table:table-cell>
          <table:table-cell office:value-type="float" office:value="0.571277052889176" calcext:value-type="float">
            <text:p>0.571277052889176</text:p>
          </table:table-cell>
          <table:table-cell office:value-type="string" calcext:value-type="string">
            <text:p>https://twitter.com/NcastleAr/status/1621008639203983361</text:p>
          </table:table-cell>
        </table:table-row>
        <table:table-row table:style-name="ro1">
          <table:table-cell office:value-type="string" calcext:value-type="string">
            <text:p>input/data_formal_20240530-1342/meme/NcastleAr_20230202T052413/0.jpg</text:p>
          </table:table-cell>
          <table:table-cell office:value-type="string" calcext:value-type="string">
            <text:p>Pattern 2</text:p>
          </table:table-cell>
          <table:table-cell office:value-type="float" office:value="28.7697582151807" calcext:value-type="float">
            <text:p>28.7697582151807</text:p>
          </table:table-cell>
          <table:table-cell office:value-type="float" office:value="0.374047782801321" calcext:value-type="float">
            <text:p>0.374047782801321</text:p>
          </table:table-cell>
          <table:table-cell office:value-type="float" office:value="0.614686621401659" calcext:value-type="float">
            <text:p>0.614686621401659</text:p>
          </table:table-cell>
          <table:table-cell office:value-type="string" calcext:value-type="string">
            <text:p>https://twitter.com/NcastleAr/status/1621016617730580480</text:p>
          </table:table-cell>
        </table:table-row>
        <table:table-row table:style-name="ro1">
          <table:table-cell office:value-type="string" calcext:value-type="string">
            <text:p>input/data_formal_20240530-1342/meme/NcastleAr_20230206T103712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NcastleAr/status/1622544936603189249</text:p>
          </table:table-cell>
        </table:table-row>
        <table:table-row table:style-name="ro1">
          <table:table-cell office:value-type="string" calcext:value-type="string">
            <text:p>input/data_formal_20240530-1342/meme/NcastleAr_20230206T110816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NcastleAr/status/1622552751417819137</text:p>
          </table:table-cell>
        </table:table-row>
        <table:table-row table:style-name="ro1">
          <table:table-cell office:value-type="string" calcext:value-type="string">
            <text:p>input/data_formal_20240530-1342/meme/NcastleAr_20230206T113727/0.jpg</text:p>
          </table:table-cell>
          <table:table-cell office:value-type="string" calcext:value-type="string">
            <text:p>Pattern 7</text:p>
          </table:table-cell>
          <table:table-cell office:value-type="float" office:value="30.7424110296323" calcext:value-type="float">
            <text:p>30.7424110296323</text:p>
          </table:table-cell>
          <table:table-cell office:value-type="float" office:value="0.450386013569177" calcext:value-type="float">
            <text:p>0.450386013569177</text:p>
          </table:table-cell>
          <table:table-cell office:value-type="float" office:value="0.34731107138127" calcext:value-type="float">
            <text:p>0.34731107138127</text:p>
          </table:table-cell>
          <table:table-cell office:value-type="string" calcext:value-type="string">
            <text:p>https://twitter.com/NcastleAr/status/1622560094989819908</text:p>
          </table:table-cell>
        </table:table-row>
        <table:table-row table:style-name="ro1">
          <table:table-cell office:value-type="string" calcext:value-type="string">
            <text:p>input/data_formal_20240530-1342/meme/NcastleAr_20230206T120852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NcastleAr/status/1622568003328958464</text:p>
          </table:table-cell>
        </table:table-row>
        <table:table-row table:style-name="ro1">
          <table:table-cell office:value-type="string" calcext:value-type="string">
            <text:p>input/data_formal_20240530-1342/meme/NcastleAr_20230206T123337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NcastleAr/status/1622574233086746627</text:p>
          </table:table-cell>
        </table:table-row>
        <table:table-row table:style-name="ro1">
          <table:table-cell office:value-type="string" calcext:value-type="string">
            <text:p>input/data_formal_20240530-1342/meme/NcastleAr_20230206T135745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NcastleAr/status/1622595404767297541</text:p>
          </table:table-cell>
        </table:table-row>
        <table:table-row table:style-name="ro1">
          <table:table-cell office:value-type="string" calcext:value-type="string">
            <text:p>input/data_formal_20240530-1342/meme/NcastleAr_20230206T135748/0.jpg</text:p>
          </table:table-cell>
          <table:table-cell office:value-type="string" calcext:value-type="string">
            <text:p>Pattern 2</text:p>
          </table:table-cell>
          <table:table-cell office:value-type="float" office:value="27.6794432734575" calcext:value-type="float">
            <text:p>27.6794432734575</text:p>
          </table:table-cell>
          <table:table-cell office:value-type="float" office:value="0.152683338512344" calcext:value-type="float">
            <text:p>0.152683338512344</text:p>
          </table:table-cell>
          <table:table-cell office:value-type="float" office:value="0.694758372552391" calcext:value-type="float">
            <text:p>0.694758372552391</text:p>
          </table:table-cell>
          <table:table-cell office:value-type="string" calcext:value-type="string">
            <text:p>https://twitter.com/NcastleAr/status/1622595415638933505</text:p>
          </table:table-cell>
        </table:table-row>
        <table:table-row table:style-name="ro1">
          <table:table-cell office:value-type="string" calcext:value-type="string">
            <text:p>input/data_formal_20240530-1342/meme/NcastleAr_20230206T142817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NcastleAr/status/1622603088610701314</text:p>
          </table:table-cell>
        </table:table-row>
        <table:table-row table:style-name="ro1">
          <table:table-cell office:value-type="string" calcext:value-type="string">
            <text:p>input/data_formal_20240530-1342/meme/NcastleAr_20230206T142819/0.jpg</text:p>
          </table:table-cell>
          <table:table-cell office:value-type="string" calcext:value-type="string">
            <text:p>Pattern 1</text:p>
          </table:table-cell>
          <table:table-cell office:value-type="float" office:value="33.0648029861383" calcext:value-type="float">
            <text:p>33.0648029861383</text:p>
          </table:table-cell>
          <table:table-cell office:value-type="float" office:value="0.420204266327241" calcext:value-type="float">
            <text:p>0.420204266327241</text:p>
          </table:table-cell>
          <table:table-cell office:value-type="float" office:value="0.491467886319034" calcext:value-type="float">
            <text:p>0.491467886319034</text:p>
          </table:table-cell>
          <table:table-cell office:value-type="string" calcext:value-type="string">
            <text:p>https://twitter.com/NcastleAr/status/1622603095816523777</text:p>
          </table:table-cell>
        </table:table-row>
        <table:table-row table:style-name="ro1">
          <table:table-cell office:value-type="string" calcext:value-type="string">
            <text:p>input/data_formal_20240530-1342/meme/NcastleAr_20230206T145740/0.jpg</text:p>
          </table:table-cell>
          <table:table-cell office:value-type="string" calcext:value-type="string">
            <text:p>Pattern 6</text:p>
          </table:table-cell>
          <table:table-cell office:value-type="float" office:value="24.549333835103" calcext:value-type="float">
            <text:p>24.549333835103</text:p>
          </table:table-cell>
          <table:table-cell office:value-type="float" office:value="0.685218850985613" calcext:value-type="float">
            <text:p>0.685218850985613</text:p>
          </table:table-cell>
          <table:table-cell office:value-type="float" office:value="0.40465576255527" calcext:value-type="float">
            <text:p>0.40465576255527</text:p>
          </table:table-cell>
          <table:table-cell office:value-type="string" calcext:value-type="string">
            <text:p>https://twitter.com/NcastleAr/status/1622610485039271936</text:p>
          </table:table-cell>
        </table:table-row>
        <table:table-row table:style-name="ro1">
          <table:table-cell office:value-type="string" calcext:value-type="string">
            <text:p>input/data_formal_20240530-1342/meme/NcastleAr_20230206T145742/0.jpg</text:p>
          </table:table-cell>
          <table:table-cell office:value-type="string" calcext:value-type="string">
            <text:p>Pattern 5</text:p>
          </table:table-cell>
          <table:table-cell office:value-type="float" office:value="16.3764725270778" calcext:value-type="float">
            <text:p>16.3764725270778</text:p>
          </table:table-cell>
          <table:table-cell office:value-type="float" office:value="0.167827673586301" calcext:value-type="float">
            <text:p>0.167827673586301</text:p>
          </table:table-cell>
          <table:table-cell office:value-type="float" office:value="0.287971641120445" calcext:value-type="float">
            <text:p>0.287971641120445</text:p>
          </table:table-cell>
          <table:table-cell office:value-type="string" calcext:value-type="string">
            <text:p>https://twitter.com/NcastleAr/status/1622610491251064839</text:p>
          </table:table-cell>
        </table:table-row>
        <table:table-row table:style-name="ro1">
          <table:table-cell office:value-type="string" calcext:value-type="string">
            <text:p>input/data_formal_20240530-1342/meme/NcastleAr_20230206T152757/0.jpg</text:p>
          </table:table-cell>
          <table:table-cell office:value-type="string" calcext:value-type="string">
            <text:p>Pattern 2</text:p>
          </table:table-cell>
          <table:table-cell office:value-type="float" office:value="32.0562191781602" calcext:value-type="float">
            <text:p>32.0562191781602</text:p>
          </table:table-cell>
          <table:table-cell office:value-type="float" office:value="0.130494618884813" calcext:value-type="float">
            <text:p>0.130494618884813</text:p>
          </table:table-cell>
          <table:table-cell office:value-type="float" office:value="0.486503791739181" calcext:value-type="float">
            <text:p>0.486503791739181</text:p>
          </table:table-cell>
          <table:table-cell office:value-type="string" calcext:value-type="string">
            <text:p>https://twitter.com/NcastleAr/status/1622618104982302722</text:p>
          </table:table-cell>
        </table:table-row>
        <table:table-row table:style-name="ro1">
          <table:table-cell office:value-type="string" calcext:value-type="string">
            <text:p>input/data_formal_20240530-1342/meme/NcastleAr_20230206T155753/0.jpg</text:p>
          </table:table-cell>
          <table:table-cell office:value-type="string" calcext:value-type="string">
            <text:p>Pattern 5</text:p>
          </table:table-cell>
          <table:table-cell office:value-type="float" office:value="28.1020469214156" calcext:value-type="float">
            <text:p>28.1020469214156</text:p>
          </table:table-cell>
          <table:table-cell office:value-type="float" office:value="0.135943034294346" calcext:value-type="float">
            <text:p>0.135943034294346</text:p>
          </table:table-cell>
          <table:table-cell office:value-type="float" office:value="0.338292139109168" calcext:value-type="float">
            <text:p>0.338292139109168</text:p>
          </table:table-cell>
          <table:table-cell office:value-type="string" calcext:value-type="string">
            <text:p>https://twitter.com/NcastleAr/status/1622625638162083841</text:p>
          </table:table-cell>
        </table:table-row>
        <table:table-row table:style-name="ro1">
          <table:table-cell office:value-type="string" calcext:value-type="string">
            <text:p>input/data_formal_20240530-1342/meme/NearJoke_20230206T125048/0.jpg</text:p>
          </table:table-cell>
          <table:table-cell office:value-type="string" calcext:value-type="string">
            <text:p>Pattern 1</text:p>
          </table:table-cell>
          <table:table-cell office:value-type="float" office:value="31.4659558583278" calcext:value-type="float">
            <text:p>31.4659558583278</text:p>
          </table:table-cell>
          <table:table-cell office:value-type="float" office:value="0.338496088501998" calcext:value-type="float">
            <text:p>0.338496088501998</text:p>
          </table:table-cell>
          <table:table-cell office:value-type="float" office:value="0.338306908537873" calcext:value-type="float">
            <text:p>0.338306908537873</text:p>
          </table:table-cell>
          <table:table-cell office:value-type="string" calcext:value-type="string">
            <text:p>https://twitter.com/NearJoke/status/1622578556328116224</text:p>
          </table:table-cell>
        </table:table-row>
        <table:table-row table:style-name="ro1">
          <table:table-cell office:value-type="string" calcext:value-type="string">
            <text:p>input/data_formal_20240530-1342/meme/NearMemeDaily_20210814T083030/0.jpg</text:p>
          </table:table-cell>
          <table:table-cell office:value-type="string" calcext:value-type="string">
            <text:p>Pattern 7</text:p>
          </table:table-cell>
          <table:table-cell office:value-type="float" office:value="28.9465490750099" calcext:value-type="float">
            <text:p>28.9465490750099</text:p>
          </table:table-cell>
          <table:table-cell office:value-type="float" office:value="0.367665543443669" calcext:value-type="float">
            <text:p>0.367665543443669</text:p>
          </table:table-cell>
          <table:table-cell office:value-type="float" office:value="0.497501186064341" calcext:value-type="float">
            <text:p>0.497501186064341</text:p>
          </table:table-cell>
          <table:table-cell office:value-type="string" calcext:value-type="string">
            <text:p>https://twitter.com/emma_gymnast89/status/1620921516882903041</text:p>
          </table:table-cell>
        </table:table-row>
        <table:table-row table:style-name="ro1">
          <table:table-cell office:value-type="string" calcext:value-type="string">
            <text:p>input/data_formal_20240530-1342/meme/NearMemeDaily_20210814T083030/1.jpg</text:p>
          </table:table-cell>
          <table:table-cell office:value-type="string" calcext:value-type="string">
            <text:p>Pattern 5</text:p>
          </table:table-cell>
          <table:table-cell office:value-type="float" office:value="29.5014062864864" calcext:value-type="float">
            <text:p>29.5014062864864</text:p>
          </table:table-cell>
          <table:table-cell office:value-type="float" office:value="0.219742356838548" calcext:value-type="float">
            <text:p>0.219742356838548</text:p>
          </table:table-cell>
          <table:table-cell office:value-type="float" office:value="0.349624590925331" calcext:value-type="float">
            <text:p>0.349624590925331</text:p>
          </table:table-cell>
          <table:table-cell office:value-type="string" calcext:value-type="string">
            <text:p>https://twitter.com/emma_gymnast89/status/1620921516882903041</text:p>
          </table:table-cell>
        </table:table-row>
        <table:table-row table:style-name="ro1">
          <table:table-cell office:value-type="string" calcext:value-type="string">
            <text:p>input/data_formal_20240530-1342/meme/neelamsweetie_20230109T211115/0.jpg</text:p>
          </table:table-cell>
          <table:table-cell office:value-type="string" calcext:value-type="string">
            <text:p>Pattern 1</text:p>
          </table:table-cell>
          <table:table-cell office:value-type="float" office:value="30.6642820709426" calcext:value-type="float">
            <text:p>30.6642820709426</text:p>
          </table:table-cell>
          <table:table-cell office:value-type="float" office:value="0.428026739519181" calcext:value-type="float">
            <text:p>0.428026739519181</text:p>
          </table:table-cell>
          <table:table-cell office:value-type="float" office:value="0.380913626833068" calcext:value-type="float">
            <text:p>0.380913626833068</text:p>
          </table:table-cell>
          <table:table-cell office:value-type="string" calcext:value-type="string">
            <text:p>https://twitter.com/NomanSamad786/status/1613271047486451713</text:p>
          </table:table-cell>
        </table:table-row>
        <table:table-row table:style-name="ro1">
          <table:table-cell office:value-type="string" calcext:value-type="string">
            <text:p>input/data_formal_20240530-1342/meme/NeonBlockchain_20230206T141557/0.jpg</text:p>
          </table:table-cell>
          <table:table-cell office:value-type="string" calcext:value-type="string">
            <text:p>Pattern 8</text:p>
          </table:table-cell>
          <table:table-cell office:value-type="float" office:value="23.4756851427648" calcext:value-type="float">
            <text:p>23.4756851427648</text:p>
          </table:table-cell>
          <table:table-cell office:value-type="float" office:value="0.683020973241718" calcext:value-type="float">
            <text:p>0.683020973241718</text:p>
          </table:table-cell>
          <table:table-cell office:value-type="float" office:value="0.682054114042074" calcext:value-type="float">
            <text:p>0.682054114042074</text:p>
          </table:table-cell>
          <table:table-cell office:value-type="string" calcext:value-type="string">
            <text:p>https://twitter.com/JordanR09241481/status/1622629674248548372</text:p>
          </table:table-cell>
        </table:table-row>
        <table:table-row table:style-name="ro1">
          <table:table-cell office:value-type="string" calcext:value-type="string">
            <text:p>input/data_formal_20240530-1342/meme/NerdgonA_20230316T020728/0.jpg</text:p>
          </table:table-cell>
          <table:table-cell office:value-type="string" calcext:value-type="string">
            <text:p>Pattern 3</text:p>
          </table:table-cell>
          <table:table-cell office:value-type="float" office:value="29.9025377753981" calcext:value-type="float">
            <text:p>29.9025377753981</text:p>
          </table:table-cell>
          <table:table-cell office:value-type="float" office:value="0.454988252680733" calcext:value-type="float">
            <text:p>0.454988252680733</text:p>
          </table:table-cell>
          <table:table-cell office:value-type="float" office:value="0.61239343152114" calcext:value-type="float">
            <text:p>0.61239343152114</text:p>
          </table:table-cell>
          <table:table-cell office:value-type="string" calcext:value-type="string">
            <text:p>https://twitter.com/NerdgonA/status/16361873953591173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0.jpg</text:p>
          </table:table-cell>
          <table:table-cell office:value-type="string" calcext:value-type="string">
            <text:p>Pattern 9</text:p>
          </table:table-cell>
          <table:table-cell office:value-type="float" office:value="13.5148050914811" calcext:value-type="float">
            <text:p>13.5148050914811</text:p>
          </table:table-cell>
          <table:table-cell office:value-type="float" office:value="0.209291667680346" calcext:value-type="float">
            <text:p>0.209291667680346</text:p>
          </table:table-cell>
          <table:table-cell office:value-type="float" office:value="0.00465471640850973" calcext:value-type="float">
            <text:p>0.00465471640850973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1.jpg</text:p>
          </table:table-cell>
          <table:table-cell office:value-type="string" calcext:value-type="string">
            <text:p>Pattern 9</text:p>
          </table:table-cell>
          <table:table-cell office:value-type="float" office:value="13.4562942431866" calcext:value-type="float">
            <text:p>13.4562942431866</text:p>
          </table:table-cell>
          <table:table-cell office:value-type="float" office:value="0.207396683522081" calcext:value-type="float">
            <text:p>0.207396683522081</text:p>
          </table:table-cell>
          <table:table-cell office:value-type="float" office:value="0.00808007526080634" calcext:value-type="float">
            <text:p>0.00808007526080634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2.jpg</text:p>
          </table:table-cell>
          <table:table-cell office:value-type="string" calcext:value-type="string">
            <text:p>Pattern 9</text:p>
          </table:table-cell>
          <table:table-cell office:value-type="float" office:value="13.670512321338" calcext:value-type="float">
            <text:p>13.670512321338</text:p>
          </table:table-cell>
          <table:table-cell office:value-type="float" office:value="0.209926892893337" calcext:value-type="float">
            <text:p>0.209926892893337</text:p>
          </table:table-cell>
          <table:table-cell office:value-type="float" office:value="0.00472547601201184" calcext:value-type="float">
            <text:p>0.00472547601201184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3.jpg</text:p>
          </table:table-cell>
          <table:table-cell office:value-type="string" calcext:value-type="string">
            <text:p>Pattern 9</text:p>
          </table:table-cell>
          <table:table-cell office:value-type="float" office:value="13.6870181589741" calcext:value-type="float">
            <text:p>13.6870181589741</text:p>
          </table:table-cell>
          <table:table-cell office:value-type="float" office:value="0.211610076576177" calcext:value-type="float">
            <text:p>0.211610076576177</text:p>
          </table:table-cell>
          <table:table-cell office:value-type="float" office:value="0.00454308090869049" calcext:value-type="float">
            <text:p>0.00454308090869049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work_halo_20230104T154648/0.jpg</text:p>
          </table:table-cell>
          <table:table-cell office:value-type="string" calcext:value-type="string">
            <text:p>Pattern 8</text:p>
          </table:table-cell>
          <table:table-cell office:value-type="float" office:value="25.6334587169262" calcext:value-type="float">
            <text:p>25.6334587169262</text:p>
          </table:table-cell>
          <table:table-cell office:value-type="float" office:value="0.847478799036786" calcext:value-type="float">
            <text:p>0.847478799036786</text:p>
          </table:table-cell>
          <table:table-cell office:value-type="float" office:value="0.461806164871654" calcext:value-type="float">
            <text:p>0.461806164871654</text:p>
          </table:table-cell>
          <table:table-cell office:value-type="string" calcext:value-type="string">
            <text:p>https://twitter.com/steymorgan1/status/1611262274366509056</text:p>
          </table:table-cell>
        </table:table-row>
        <table:table-row table:style-name="ro1">
          <table:table-cell office:value-type="string" calcext:value-type="string">
            <text:p>input/data_formal_20240530-1342/meme/NeuyNodes_20221226T011637/0.jpg</text:p>
          </table:table-cell>
          <table:table-cell office:value-type="string" calcext:value-type="string">
            <text:p>Pattern 5</text:p>
          </table:table-cell>
          <table:table-cell office:value-type="float" office:value="25.5064348026664" calcext:value-type="float">
            <text:p>25.5064348026664</text:p>
          </table:table-cell>
          <table:table-cell office:value-type="float" office:value="0.0523916425355946" calcext:value-type="float">
            <text:p>0.0523916425355946</text:p>
          </table:table-cell>
          <table:table-cell office:value-type="float" office:value="0.305776354870362" calcext:value-type="float">
            <text:p>0.305776354870362</text:p>
          </table:table-cell>
          <table:table-cell office:value-type="string" calcext:value-type="string">
            <text:p>https://twitter.com/DianeWo92651866/status/1607948377555361793</text:p>
          </table:table-cell>
        </table:table-row>
        <table:table-row table:style-name="ro1">
          <table:table-cell office:value-type="string" calcext:value-type="string">
            <text:p>input/data_formal_20240530-1342/meme/News9Tweets_20230206T141306/0.jpg</text:p>
          </table:table-cell>
          <table:table-cell office:value-type="string" calcext:value-type="string">
            <text:p>Pattern 7</text:p>
          </table:table-cell>
          <table:table-cell office:value-type="float" office:value="29.9733210084981" calcext:value-type="float">
            <text:p>29.9733210084981</text:p>
          </table:table-cell>
          <table:table-cell office:value-type="float" office:value="0.264970529174409" calcext:value-type="float">
            <text:p>0.264970529174409</text:p>
          </table:table-cell>
          <table:table-cell office:value-type="float" office:value="0.588557022174481" calcext:value-type="float">
            <text:p>0.588557022174481</text:p>
          </table:table-cell>
          <table:table-cell office:value-type="string" calcext:value-type="string">
            <text:p>https://twitter.com/News9Tweets/status/1622599267109183489</text:p>
          </table:table-cell>
        </table:table-row>
        <table:table-row table:style-name="ro1">
          <table:table-cell office:value-type="string" calcext:value-type="string">
            <text:p>input/data_formal_20240530-1342/meme/NewsHamster1_20230106T053508/0.jpg</text:p>
          </table:table-cell>
          <table:table-cell office:value-type="string" calcext:value-type="string">
            <text:p>Pattern 9</text:p>
          </table:table-cell>
          <table:table-cell office:value-type="float" office:value="8.59027040765163" calcext:value-type="float">
            <text:p>8.59027040765163</text:p>
          </table:table-cell>
          <table:table-cell office:value-type="float" office:value="0.154591367261489" calcext:value-type="float">
            <text:p>0.154591367261489</text:p>
          </table:table-cell>
          <table:table-cell office:value-type="float" office:value="0.0195139924030716" calcext:value-type="float">
            <text:p>0.0195139924030716</text:p>
          </table:table-cell>
          <table:table-cell office:value-type="string" calcext:value-type="string">
            <text:p>https://twitter.com/NewsHamster1/status/1611234894860128256</text:p>
          </table:table-cell>
        </table:table-row>
        <table:table-row table:style-name="ro1">
          <table:table-cell office:value-type="string" calcext:value-type="string">
            <text:p>input/data_formal_20240530-1342/meme/NewsJiujitsu_20211216T170416/0.jpg</text:p>
          </table:table-cell>
          <table:table-cell office:value-type="string" calcext:value-type="string">
            <text:p>Pattern 1</text:p>
          </table:table-cell>
          <table:table-cell office:value-type="float" office:value="27.239440598524" calcext:value-type="float">
            <text:p>27.239440598524</text:p>
          </table:table-cell>
          <table:table-cell office:value-type="float" office:value="0.304224012915969" calcext:value-type="float">
            <text:p>0.304224012915969</text:p>
          </table:table-cell>
          <table:table-cell office:value-type="float" office:value="0.303067107908031" calcext:value-type="float">
            <text:p>0.303067107908031</text:p>
          </table:table-cell>
          <table:table-cell office:value-type="string" calcext:value-type="string">
            <text:p>https://twitter.com/NewsJiujitsu/status/1618555182576709632</text:p>
          </table:table-cell>
        </table:table-row>
        <table:table-row table:style-name="ro1">
          <table:table-cell office:value-type="string" calcext:value-type="string">
            <text:p>input/data_formal_20240530-1342/meme/NewsNowNation_20230105T103301/0.jpg</text:p>
          </table:table-cell>
          <table:table-cell office:value-type="string" calcext:value-type="string">
            <text:p>Pattern 9</text:p>
          </table:table-cell>
          <table:table-cell office:value-type="float" office:value="15.437158931761" calcext:value-type="float">
            <text:p>15.437158931761</text:p>
          </table:table-cell>
          <table:table-cell office:value-type="float" office:value="0.102173158979959" calcext:value-type="float">
            <text:p>0.102173158979959</text:p>
          </table:table-cell>
          <table:table-cell office:value-type="float" office:value="0.100413296405647" calcext:value-type="float">
            <text:p>0.100413296405647</text:p>
          </table:table-cell>
          <table:table-cell office:value-type="string" calcext:value-type="string">
            <text:p>https://twitter.com/sakshamceo/status/1610960668647391232</text:p>
          </table:table-cell>
        </table:table-row>
        <table:table-row table:style-name="ro1">
          <table:table-cell office:value-type="string" calcext:value-type="string">
            <text:p>input/data_formal_20240530-1342/meme/NewzoApp_20221228T050350/0.jpg</text:p>
          </table:table-cell>
          <table:table-cell office:value-type="string" calcext:value-type="string">
            <text:p>Pattern 6</text:p>
          </table:table-cell>
          <table:table-cell office:value-type="float" office:value="28.853063413329" calcext:value-type="float">
            <text:p>28.853063413329</text:p>
          </table:table-cell>
          <table:table-cell office:value-type="float" office:value="0.572923159936913" calcext:value-type="float">
            <text:p>0.572923159936913</text:p>
          </table:table-cell>
          <table:table-cell office:value-type="float" office:value="0.433289686407253" calcext:value-type="float">
            <text:p>0.433289686407253</text:p>
          </table:table-cell>
          <table:table-cell office:value-type="string" calcext:value-type="string">
            <text:p>https://twitter.com/NewzoApp/status/1607965524327292928</text:p>
          </table:table-cell>
        </table:table-row>
        <table:table-row table:style-name="ro1">
          <table:table-cell office:value-type="string" calcext:value-type="string">
            <text:p>input/data_formal_20240530-1342/meme/NewzoApp_20230106T051353/0.jpg</text:p>
          </table:table-cell>
          <table:table-cell office:value-type="string" calcext:value-type="string">
            <text:p>Pattern 2</text:p>
          </table:table-cell>
          <table:table-cell office:value-type="float" office:value="32.3324367585919" calcext:value-type="float">
            <text:p>32.3324367585919</text:p>
          </table:table-cell>
          <table:table-cell office:value-type="float" office:value="0.246585952258754" calcext:value-type="float">
            <text:p>0.246585952258754</text:p>
          </table:table-cell>
          <table:table-cell office:value-type="float" office:value="0.513379458724189" calcext:value-type="float">
            <text:p>0.513379458724189</text:p>
          </table:table-cell>
          <table:table-cell office:value-type="string" calcext:value-type="string">
            <text:p>https://twitter.com/NewzoApp/status/1611229545595797504</text:p>
          </table:table-cell>
        </table:table-row>
        <table:table-row table:style-name="ro1">
          <table:table-cell office:value-type="string" calcext:value-type="string">
            <text:p>input/data_formal_20240530-1342/meme/Nexusswagon_20210301T025137/0.jpg</text:p>
          </table:table-cell>
          <table:table-cell office:value-type="string" calcext:value-type="string">
            <text:p>Pattern 3</text:p>
          </table:table-cell>
          <table:table-cell office:value-type="float" office:value="28.9636444805223" calcext:value-type="float">
            <text:p>28.9636444805223</text:p>
          </table:table-cell>
          <table:table-cell office:value-type="float" office:value="0.317320658798295" calcext:value-type="float">
            <text:p>0.317320658798295</text:p>
          </table:table-cell>
          <table:table-cell office:value-type="float" office:value="0.658819307349533" calcext:value-type="float">
            <text:p>0.658819307349533</text:p>
          </table:table-cell>
          <table:table-cell office:value-type="string" calcext:value-type="string">
            <text:p>https://twitter.com/balanwondermem3/status/1607976012658388992</text:p>
          </table:table-cell>
        </table:table-row>
        <table:table-row table:style-name="ro1">
          <table:table-cell office:value-type="string" calcext:value-type="string">
            <text:p>input/data_formal_20240530-1342/meme/NFT_CRYPTO_MA_1_20230224T120305/0.jpg</text:p>
          </table:table-cell>
          <table:table-cell office:value-type="string" calcext:value-type="string">
            <text:p>Pattern 2</text:p>
          </table:table-cell>
          <table:table-cell office:value-type="float" office:value="30.3067172415677" calcext:value-type="float">
            <text:p>30.3067172415677</text:p>
          </table:table-cell>
          <table:table-cell office:value-type="float" office:value="0.24107690610867" calcext:value-type="float">
            <text:p>0.24107690610867</text:p>
          </table:table-cell>
          <table:table-cell office:value-type="float" office:value="0.756976801413172" calcext:value-type="float">
            <text:p>0.756976801413172</text:p>
          </table:table-cell>
          <table:table-cell office:value-type="string" calcext:value-type="string">
            <text:p>https://twitter.com/oxpickawxx/status/1629745981293199360</text:p>
          </table:table-cell>
        </table:table-row>
        <table:table-row table:style-name="ro1">
          <table:table-cell office:value-type="string" calcext:value-type="string">
            <text:p>input/data_formal_20240530-1342/meme/nftartcards_20230105T172904/0.jpg</text:p>
          </table:table-cell>
          <table:table-cell office:value-type="string" calcext:value-type="string">
            <text:p>Pattern 1</text:p>
          </table:table-cell>
          <table:table-cell office:value-type="float" office:value="34.0956489761493" calcext:value-type="float">
            <text:p>34.0956489761493</text:p>
          </table:table-cell>
          <table:table-cell office:value-type="float" office:value="0.128285527517722" calcext:value-type="float">
            <text:p>0.128285527517722</text:p>
          </table:table-cell>
          <table:table-cell office:value-type="float" office:value="0.411276983259507" calcext:value-type="float">
            <text:p>0.411276983259507</text:p>
          </table:table-cell>
          <table:table-cell office:value-type="string" calcext:value-type="string">
            <text:p>https://twitter.com/ArtgumiDAO/status/1611220407729926146</text:p>
          </table:table-cell>
        </table:table-row>
        <table:table-row table:style-name="ro1">
          <table:table-cell office:value-type="string" calcext:value-type="string">
            <text:p>input/data_formal_20240530-1342/meme/NFTICALLY_20230206T130006/0.jpg</text:p>
          </table:table-cell>
          <table:table-cell office:value-type="string" calcext:value-type="string">
            <text:p>Pattern 8</text:p>
          </table:table-cell>
          <table:table-cell office:value-type="float" office:value="27.5737383577421" calcext:value-type="float">
            <text:p>27.5737383577421</text:p>
          </table:table-cell>
          <table:table-cell office:value-type="float" office:value="0.675795983301266" calcext:value-type="float">
            <text:p>0.675795983301266</text:p>
          </table:table-cell>
          <table:table-cell office:value-type="float" office:value="0.350374852004509" calcext:value-type="float">
            <text:p>0.350374852004509</text:p>
          </table:table-cell>
          <table:table-cell office:value-type="string" calcext:value-type="string">
            <text:p>https://twitter.com/NFTICALLY/status/1622580895969411074</text:p>
          </table:table-cell>
        </table:table-row>
        <table:table-row table:style-name="ro1">
          <table:table-cell office:value-type="string" calcext:value-type="string">
            <text:p>input/data_formal_20240530-1342/meme/NftsFlorin_20230206T143646/0.jpg</text:p>
          </table:table-cell>
          <table:table-cell office:value-type="string" calcext:value-type="string">
            <text:p>Pattern 8</text:p>
          </table:table-cell>
          <table:table-cell office:value-type="float" office:value="24.7272364408504" calcext:value-type="float">
            <text:p>24.7272364408504</text:p>
          </table:table-cell>
          <table:table-cell office:value-type="float" office:value="0.788724496974349" calcext:value-type="float">
            <text:p>0.788724496974349</text:p>
          </table:table-cell>
          <table:table-cell office:value-type="float" office:value="0.448393642034517" calcext:value-type="float">
            <text:p>0.448393642034517</text:p>
          </table:table-cell>
          <table:table-cell office:value-type="string" calcext:value-type="string">
            <text:p>https://twitter.com/NftsFlorin/status/1622605221888229379</text:p>
          </table:table-cell>
        </table:table-row>
        <table:table-row table:style-name="ro1">
          <table:table-cell office:value-type="string" calcext:value-type="string">
            <text:p>input/data_formal_20240530-1342/meme/nfTTcity_20230104T110030/0.jpg</text:p>
          </table:table-cell>
          <table:table-cell office:value-type="string" calcext:value-type="string">
            <text:p>Pattern 1</text:p>
          </table:table-cell>
          <table:table-cell office:value-type="float" office:value="34.6667769235113" calcext:value-type="float">
            <text:p>34.6667769235113</text:p>
          </table:table-cell>
          <table:table-cell office:value-type="float" office:value="0.207029801147845" calcext:value-type="float">
            <text:p>0.207029801147845</text:p>
          </table:table-cell>
          <table:table-cell office:value-type="float" office:value="0.418973584003552" calcext:value-type="float">
            <text:p>0.418973584003552</text:p>
          </table:table-cell>
          <table:table-cell office:value-type="string" calcext:value-type="string">
            <text:p>https://twitter.com/shahad_chowdhur/status/1610970973645467649</text:p>
          </table:table-cell>
        </table:table-row>
        <table:table-row table:style-name="ro1">
          <table:table-cell office:value-type="string" calcext:value-type="string">
            <text:p>input/data_formal_20240530-1342/meme/NGNetworks_in_20221228T042154/0.jpg</text:p>
          </table:table-cell>
          <table:table-cell office:value-type="string" calcext:value-type="string">
            <text:p>Pattern 8</text:p>
          </table:table-cell>
          <table:table-cell office:value-type="float" office:value="22.3245016999336" calcext:value-type="float">
            <text:p>22.3245016999336</text:p>
          </table:table-cell>
          <table:table-cell office:value-type="float" office:value="0.900329524470831" calcext:value-type="float">
            <text:p>0.900329524470831</text:p>
          </table:table-cell>
          <table:table-cell office:value-type="float" office:value="0.33826232637561" calcext:value-type="float">
            <text:p>0.33826232637561</text:p>
          </table:table-cell>
          <table:table-cell office:value-type="string" calcext:value-type="string">
            <text:p>https://twitter.com/NGNetworks_in/status/1607954972116922368</text:p>
          </table:table-cell>
        </table:table-row>
        <table:table-row table:style-name="ro1">
          <table:table-cell office:value-type="string" calcext:value-type="string">
            <text:p>input/data_formal_20240530-1342/meme/NicholasSarrouh_20230106T035019/0.jpg</text:p>
          </table:table-cell>
          <table:table-cell office:value-type="string" calcext:value-type="string">
            <text:p>Pattern 3</text:p>
          </table:table-cell>
          <table:table-cell office:value-type="float" office:value="29.6964217269857" calcext:value-type="float">
            <text:p>29.6964217269857</text:p>
          </table:table-cell>
          <table:table-cell office:value-type="float" office:value="0.185170102914442" calcext:value-type="float">
            <text:p>0.185170102914442</text:p>
          </table:table-cell>
          <table:table-cell office:value-type="float" office:value="0.775622283526731" calcext:value-type="float">
            <text:p>0.775622283526731</text:p>
          </table:table-cell>
          <table:table-cell office:value-type="string" calcext:value-type="string">
            <text:p>https://twitter.com/DnD_Lich/status/1611254682537574400</text:p>
          </table:table-cell>
        </table:table-row>
        <table:table-row table:style-name="ro1">
          <table:table-cell office:value-type="string" calcext:value-type="string">
            <text:p>input/data_formal_20240530-1342/meme/nidayurveda_20230106T062407/0.jpg</text:p>
          </table:table-cell>
          <table:table-cell office:value-type="string" calcext:value-type="string">
            <text:p>Pattern 9</text:p>
          </table:table-cell>
          <table:table-cell office:value-type="float" office:value="14.2865084155666" calcext:value-type="float">
            <text:p>14.2865084155666</text:p>
          </table:table-cell>
          <table:table-cell office:value-type="float" office:value="0.105973579498975" calcext:value-type="float">
            <text:p>0.105973579498975</text:p>
          </table:table-cell>
          <table:table-cell office:value-type="float" office:value="0.16281956241197" calcext:value-type="float">
            <text:p>0.16281956241197</text:p>
          </table:table-cell>
          <table:table-cell office:value-type="string" calcext:value-type="string">
            <text:p>https://twitter.com/nidayurveda/status/1611247222041235457</text:p>
          </table:table-cell>
        </table:table-row>
        <table:table-row table:style-name="ro1">
          <table:table-cell office:value-type="string" calcext:value-type="string">
            <text:p>input/data_formal_20240530-1342/meme/nighteaglehawk_20221225T015448/0.jpg</text:p>
          </table:table-cell>
          <table:table-cell office:value-type="string" calcext:value-type="string">
            <text:p>Pattern 6</text:p>
          </table:table-cell>
          <table:table-cell office:value-type="float" office:value="23.9255803239887" calcext:value-type="float">
            <text:p>23.9255803239887</text:p>
          </table:table-cell>
          <table:table-cell office:value-type="float" office:value="0.84432500478222" calcext:value-type="float">
            <text:p>0.84432500478222</text:p>
          </table:table-cell>
          <table:table-cell office:value-type="float" office:value="0.390948726493629" calcext:value-type="float">
            <text:p>0.390948726493629</text:p>
          </table:table-cell>
          <table:table-cell office:value-type="string" calcext:value-type="string">
            <text:p>https://twitter.com/MineVoidMC/status/1607975247357313024</text:p>
          </table:table-cell>
        </table:table-row>
        <table:table-row table:style-name="ro1">
          <table:table-cell office:value-type="string" calcext:value-type="string">
            <text:p>input/data_formal_20240530-1342/meme/nighteaglehawk_20230106T055137/0.jpg</text:p>
          </table:table-cell>
          <table:table-cell office:value-type="string" calcext:value-type="string">
            <text:p>Pattern 7</text:p>
          </table:table-cell>
          <table:table-cell office:value-type="float" office:value="30.1189812982295" calcext:value-type="float">
            <text:p>30.1189812982295</text:p>
          </table:table-cell>
          <table:table-cell office:value-type="float" office:value="0.470436700149292" calcext:value-type="float">
            <text:p>0.470436700149292</text:p>
          </table:table-cell>
          <table:table-cell office:value-type="float" office:value="0.565622630965041" calcext:value-type="float">
            <text:p>0.565622630965041</text:p>
          </table:table-cell>
          <table:table-cell office:value-type="string" calcext:value-type="string">
            <text:p>https://twitter.com/nighteaglehawk/status/1611239039599788032</text:p>
          </table:table-cell>
        </table:table-row>
        <table:table-row table:style-name="ro1">
          <table:table-cell office:value-type="string" calcext:value-type="string">
            <text:p>input/data_formal_20240530-1342/meme/nighteaglehawk_20230130T205023/0.jpg</text:p>
          </table:table-cell>
          <table:table-cell office:value-type="string" calcext:value-type="string">
            <text:p>Pattern 7</text:p>
          </table:table-cell>
          <table:table-cell office:value-type="float" office:value="28.0135279474844" calcext:value-type="float">
            <text:p>28.0135279474844</text:p>
          </table:table-cell>
          <table:table-cell office:value-type="float" office:value="0.511306095688101" calcext:value-type="float">
            <text:p>0.511306095688101</text:p>
          </table:table-cell>
          <table:table-cell office:value-type="float" office:value="0.588977000006464" calcext:value-type="float">
            <text:p>0.588977000006464</text:p>
          </table:table-cell>
          <table:table-cell office:value-type="string" calcext:value-type="string">
            <text:p>https://twitter.com/nighteaglehawk/status/1620162531213058050</text:p>
          </table:table-cell>
        </table:table-row>
        <table:table-row table:style-name="ro1">
          <table:table-cell office:value-type="string" calcext:value-type="string">
            <text:p>input/data_formal_20240530-1342/meme/nighteaglehawk_20230202T000128/0.jpg</text:p>
          </table:table-cell>
          <table:table-cell office:value-type="string" calcext:value-type="string">
            <text:p>Pattern 3</text:p>
          </table:table-cell>
          <table:table-cell office:value-type="float" office:value="30.15272404942" calcext:value-type="float">
            <text:p>30.15272404942</text:p>
          </table:table-cell>
          <table:table-cell office:value-type="float" office:value="0.198048742008458" calcext:value-type="float">
            <text:p>0.198048742008458</text:p>
          </table:table-cell>
          <table:table-cell office:value-type="float" office:value="0.568528793259196" calcext:value-type="float">
            <text:p>0.568528793259196</text:p>
          </table:table-cell>
          <table:table-cell office:value-type="string" calcext:value-type="string">
            <text:p>https://twitter.com/nighteaglehawk/status/1620935396883570688</text:p>
          </table:table-cell>
        </table:table-row>
        <table:table-row table:style-name="ro1">
          <table:table-cell office:value-type="string" calcext:value-type="string">
            <text:p>input/data_formal_20240530-1342/meme/nighteaglehawk_20230212T133621/0.jpg</text:p>
          </table:table-cell>
          <table:table-cell office:value-type="string" calcext:value-type="string">
            <text:p>Pattern 3</text:p>
          </table:table-cell>
          <table:table-cell office:value-type="float" office:value="27.2694939079778" calcext:value-type="float">
            <text:p>27.2694939079778</text:p>
          </table:table-cell>
          <table:table-cell office:value-type="float" office:value="0.278324643488087" calcext:value-type="float">
            <text:p>0.278324643488087</text:p>
          </table:table-cell>
          <table:table-cell office:value-type="float" office:value="0.681195958309981" calcext:value-type="float">
            <text:p>0.681195958309981</text:p>
          </table:table-cell>
          <table:table-cell office:value-type="string" calcext:value-type="string">
            <text:p>https://twitter.com/TheSportsGear_/status/1624765298602549248</text:p>
          </table:table-cell>
        </table:table-row>
        <table:table-row table:style-name="ro1">
          <table:table-cell office:value-type="string" calcext:value-type="string">
            <text:p>input/data_formal_20240530-1342/meme/NightwatchManTV_20220417T110221/0.jpg</text:p>
          </table:table-cell>
          <table:table-cell office:value-type="string" calcext:value-type="string">
            <text:p>Pattern 1</text:p>
          </table:table-cell>
          <table:table-cell office:value-type="float" office:value="31.4756160590053" calcext:value-type="float">
            <text:p>31.4756160590053</text:p>
          </table:table-cell>
          <table:table-cell office:value-type="float" office:value="0.24490438015331" calcext:value-type="float">
            <text:p>0.24490438015331</text:p>
          </table:table-cell>
          <table:table-cell office:value-type="float" office:value="0.41084530747407" calcext:value-type="float">
            <text:p>0.41084530747407</text:p>
          </table:table-cell>
          <table:table-cell office:value-type="string" calcext:value-type="string">
            <text:p>https://twitter.com/NightwatchManTV/status/1610969571262963715</text:p>
          </table:table-cell>
        </table:table-row>
        <table:table-row table:style-name="ro1">
          <table:table-cell office:value-type="string" calcext:value-type="string">
            <text:p>input/data_formal_20240530-1342/meme/NightwatchManTV_20220417T110221/1.jpg</text:p>
          </table:table-cell>
          <table:table-cell office:value-type="string" calcext:value-type="string">
            <text:p>Pattern 1</text:p>
          </table:table-cell>
          <table:table-cell office:value-type="float" office:value="33.3604531460963" calcext:value-type="float">
            <text:p>33.3604531460963</text:p>
          </table:table-cell>
          <table:table-cell office:value-type="float" office:value="0.386123751183694" calcext:value-type="float">
            <text:p>0.386123751183694</text:p>
          </table:table-cell>
          <table:table-cell office:value-type="float" office:value="0.547734692550773" calcext:value-type="float">
            <text:p>0.547734692550773</text:p>
          </table:table-cell>
          <table:table-cell office:value-type="string" calcext:value-type="string">
            <text:p>https://twitter.com/NightwatchManTV/status/1610969571262963715</text:p>
          </table:table-cell>
        </table:table-row>
        <table:table-row table:style-name="ro1">
          <table:table-cell office:value-type="string" calcext:value-type="string">
            <text:p>input/data_formal_20240530-1342/meme/nikologyindia_20230105T120113/0.jpg</text:p>
          </table:table-cell>
          <table:table-cell office:value-type="string" calcext:value-type="string">
            <text:p>Pattern 1</text:p>
          </table:table-cell>
          <table:table-cell office:value-type="float" office:value="31.9367871237465" calcext:value-type="float">
            <text:p>31.9367871237465</text:p>
          </table:table-cell>
          <table:table-cell office:value-type="float" office:value="0.43758231099428" calcext:value-type="float">
            <text:p>0.43758231099428</text:p>
          </table:table-cell>
          <table:table-cell office:value-type="float" office:value="0.452760992921381" calcext:value-type="float">
            <text:p>0.452760992921381</text:p>
          </table:table-cell>
          <table:table-cell office:value-type="string" calcext:value-type="string">
            <text:p>https://twitter.com/nikologyindia/status/1610969665001656320</text:p>
          </table:table-cell>
        </table:table-row>
        <table:table-row table:style-name="ro1">
          <table:table-cell office:value-type="string" calcext:value-type="string">
            <text:p>input/data_formal_20240530-1342/meme/NimbleBoxAI_20230105T123019/0.jpg</text:p>
          </table:table-cell>
          <table:table-cell office:value-type="string" calcext:value-type="string">
            <text:p>Pattern 5</text:p>
          </table:table-cell>
          <table:table-cell office:value-type="float" office:value="29.0276906291829" calcext:value-type="float">
            <text:p>29.0276906291829</text:p>
          </table:table-cell>
          <table:table-cell office:value-type="float" office:value="0.0916523478659391" calcext:value-type="float">
            <text:p>0.0916523478659391</text:p>
          </table:table-cell>
          <table:table-cell office:value-type="float" office:value="0.43985166416768" calcext:value-type="float">
            <text:p>0.43985166416768</text:p>
          </table:table-cell>
          <table:table-cell office:value-type="string" calcext:value-type="string">
            <text:p>https://twitter.com/JadeKatBond/status/1610977572006789121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0.jpg</text:p>
          </table:table-cell>
          <table:table-cell office:value-type="string" calcext:value-type="string">
            <text:p>Pattern 8</text:p>
          </table:table-cell>
          <table:table-cell office:value-type="float" office:value="28.3099139414801" calcext:value-type="float">
            <text:p>28.3099139414801</text:p>
          </table:table-cell>
          <table:table-cell office:value-type="float" office:value="0.603263421476503" calcext:value-type="float">
            <text:p>0.603263421476503</text:p>
          </table:table-cell>
          <table:table-cell office:value-type="float" office:value="0.688267845079593" calcext:value-type="float">
            <text:p>0.688267845079593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1.jpg</text:p>
          </table:table-cell>
          <table:table-cell office:value-type="string" calcext:value-type="string">
            <text:p>Pattern 8</text:p>
          </table:table-cell>
          <table:table-cell office:value-type="float" office:value="21.5203218891083" calcext:value-type="float">
            <text:p>21.5203218891083</text:p>
          </table:table-cell>
          <table:table-cell office:value-type="float" office:value="0.890678888819596" calcext:value-type="float">
            <text:p>0.890678888819596</text:p>
          </table:table-cell>
          <table:table-cell office:value-type="float" office:value="0.449410619913866" calcext:value-type="float">
            <text:p>0.449410619913866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2.jpg</text:p>
          </table:table-cell>
          <table:table-cell office:value-type="string" calcext:value-type="string">
            <text:p>Pattern 7</text:p>
          </table:table-cell>
          <table:table-cell office:value-type="float" office:value="25.6352024458967" calcext:value-type="float">
            <text:p>25.6352024458967</text:p>
          </table:table-cell>
          <table:table-cell office:value-type="float" office:value="0.308463712220779" calcext:value-type="float">
            <text:p>0.308463712220779</text:p>
          </table:table-cell>
          <table:table-cell office:value-type="float" office:value="0.489074593750578" calcext:value-type="float">
            <text:p>0.489074593750578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3.jpg</text:p>
          </table:table-cell>
          <table:table-cell office:value-type="string" calcext:value-type="string">
            <text:p>Pattern 6</text:p>
          </table:table-cell>
          <table:table-cell office:value-type="float" office:value="27.3769767752505" calcext:value-type="float">
            <text:p>27.3769767752505</text:p>
          </table:table-cell>
          <table:table-cell office:value-type="float" office:value="0.837520838885685" calcext:value-type="float">
            <text:p>0.837520838885685</text:p>
          </table:table-cell>
          <table:table-cell office:value-type="float" office:value="0.39776045252409" calcext:value-type="float">
            <text:p>0.39776045252409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jaWOfficial_20230202T054204/0.jpg</text:p>
          </table:table-cell>
          <table:table-cell office:value-type="string" calcext:value-type="string">
            <text:p>Pattern 7</text:p>
          </table:table-cell>
          <table:table-cell office:value-type="float" office:value="25.8004090103754" calcext:value-type="float">
            <text:p>25.8004090103754</text:p>
          </table:table-cell>
          <table:table-cell office:value-type="float" office:value="0.220708972413287" calcext:value-type="float">
            <text:p>0.220708972413287</text:p>
          </table:table-cell>
          <table:table-cell office:value-type="float" office:value="0.645636488286919" calcext:value-type="float">
            <text:p>0.645636488286919</text:p>
          </table:table-cell>
          <table:table-cell office:value-type="string" calcext:value-type="string">
            <text:p>https://twitter.com/NinjaWOfficial/status/1621021108496666624</text:p>
          </table:table-cell>
        </table:table-row>
        <table:table-row table:style-name="ro1">
          <table:table-cell office:value-type="string" calcext:value-type="string">
            <text:p>input/data_formal_20240530-1342/meme/nishan_ghatani_20221228T035943/0.jpg</text:p>
          </table:table-cell>
          <table:table-cell office:value-type="string" calcext:value-type="string">
            <text:p>Pattern 3</text:p>
          </table:table-cell>
          <table:table-cell office:value-type="float" office:value="24.645914074312" calcext:value-type="float">
            <text:p>24.645914074312</text:p>
          </table:table-cell>
          <table:table-cell office:value-type="float" office:value="0.489764927214071" calcext:value-type="float">
            <text:p>0.489764927214071</text:p>
          </table:table-cell>
          <table:table-cell office:value-type="float" office:value="0.886078442370258" calcext:value-type="float">
            <text:p>0.886078442370258</text:p>
          </table:table-cell>
          <table:table-cell office:value-type="string" calcext:value-type="string">
            <text:p>https://twitter.com/nishan_ghatani/status/1607949388588158977</text:p>
          </table:table-cell>
        </table:table-row>
        <table:table-row table:style-name="ro1">
          <table:table-cell office:value-type="string" calcext:value-type="string">
            <text:p>input/data_formal_20240530-1342/meme/Nithin08346111_20230226T072702/0.jpg</text:p>
          </table:table-cell>
          <table:table-cell office:value-type="string" calcext:value-type="string">
            <text:p>Pattern 3</text:p>
          </table:table-cell>
          <table:table-cell office:value-type="float" office:value="17.168681750004" calcext:value-type="float">
            <text:p>17.168681750004</text:p>
          </table:table-cell>
          <table:table-cell office:value-type="float" office:value="0.386000125602458" calcext:value-type="float">
            <text:p>0.386000125602458</text:p>
          </table:table-cell>
          <table:table-cell office:value-type="float" office:value="0.871824692483805" calcext:value-type="float">
            <text:p>0.871824692483805</text:p>
          </table:table-cell>
          <table:table-cell office:value-type="string" calcext:value-type="string">
            <text:p>https://twitter.com/Nithin08346111/status/1629744834599845888</text:p>
          </table:table-cell>
        </table:table-row>
        <table:table-row table:style-name="ro1">
          <table:table-cell office:value-type="string" calcext:value-type="string">
            <text:p>input/data_formal_20240530-1342/meme/nittzzii_20221228T064721/0.jpg</text:p>
          </table:table-cell>
          <table:table-cell office:value-type="string" calcext:value-type="string">
            <text:p>Pattern 3</text:p>
          </table:table-cell>
          <table:table-cell office:value-type="float" office:value="29.7991419819908" calcext:value-type="float">
            <text:p>29.7991419819908</text:p>
          </table:table-cell>
          <table:table-cell office:value-type="float" office:value="0.410000292380103" calcext:value-type="float">
            <text:p>0.410000292380103</text:p>
          </table:table-cell>
          <table:table-cell office:value-type="float" office:value="0.595224219844715" calcext:value-type="float">
            <text:p>0.595224219844715</text:p>
          </table:table-cell>
          <table:table-cell office:value-type="string" calcext:value-type="string">
            <text:p>https://twitter.com/nittzzii/status/1607991577154301952</text:p>
          </table:table-cell>
        </table:table-row>
        <table:table-row table:style-name="ro1">
          <table:table-cell office:value-type="string" calcext:value-type="string">
            <text:p>input/data_formal_20240530-1342/meme/noize_exe_20210725T010846/0.jpg</text:p>
          </table:table-cell>
          <table:table-cell office:value-type="string" calcext:value-type="string">
            <text:p>Pattern 3</text:p>
          </table:table-cell>
          <table:table-cell office:value-type="float" office:value="30.0033484837129" calcext:value-type="float">
            <text:p>30.0033484837129</text:p>
          </table:table-cell>
          <table:table-cell office:value-type="float" office:value="0.257475079136647" calcext:value-type="float">
            <text:p>0.257475079136647</text:p>
          </table:table-cell>
          <table:table-cell office:value-type="float" office:value="0.701335454532392" calcext:value-type="float">
            <text:p>0.701335454532392</text:p>
          </table:table-cell>
          <table:table-cell office:value-type="string" calcext:value-type="string">
            <text:p>https://twitter.com/Jess_PKM/status/1624807867587895299</text:p>
          </table:table-cell>
        </table:table-row>
        <table:table-row table:style-name="ro1">
          <table:table-cell office:value-type="string" calcext:value-type="string">
            <text:p>input/data_formal_20240530-1342/meme/NoriTheLord_20220403T163038/0.jpg</text:p>
          </table:table-cell>
          <table:table-cell office:value-type="string" calcext:value-type="string">
            <text:p>Pattern 2</text:p>
          </table:table-cell>
          <table:table-cell office:value-type="float" office:value="22.6153841627363" calcext:value-type="float">
            <text:p>22.6153841627363</text:p>
          </table:table-cell>
          <table:table-cell office:value-type="float" office:value="0.231100081772934" calcext:value-type="float">
            <text:p>0.231100081772934</text:p>
          </table:table-cell>
          <table:table-cell office:value-type="float" office:value="0.936943767387439" calcext:value-type="float">
            <text:p>0.936943767387439</text:p>
          </table:table-cell>
          <table:table-cell office:value-type="string" calcext:value-type="string">
            <text:p>https://twitter.com/makaka07243710/status/1607966247886675968</text:p>
          </table:table-cell>
        </table:table-row>
        <table:table-row table:style-name="ro1">
          <table:table-cell office:value-type="string" calcext:value-type="string">
            <text:p>input/data_formal_20240530-1342/meme/NoriTheLord_20220403T163038/1.jpg</text:p>
          </table:table-cell>
          <table:table-cell office:value-type="string" calcext:value-type="string">
            <text:p>Pattern 1</text:p>
          </table:table-cell>
          <table:table-cell office:value-type="float" office:value="32.9310496769463" calcext:value-type="float">
            <text:p>32.9310496769463</text:p>
          </table:table-cell>
          <table:table-cell office:value-type="float" office:value="0.481061749527934" calcext:value-type="float">
            <text:p>0.481061749527934</text:p>
          </table:table-cell>
          <table:table-cell office:value-type="float" office:value="0.281452822463086" calcext:value-type="float">
            <text:p>0.281452822463086</text:p>
          </table:table-cell>
          <table:table-cell office:value-type="string" calcext:value-type="string">
            <text:p>https://twitter.com/makaka07243710/status/1607966247886675968</text:p>
          </table:table-cell>
        </table:table-row>
        <table:table-row table:style-name="ro1">
          <table:table-cell office:value-type="string" calcext:value-type="string">
            <text:p>input/data_formal_20240530-1342/meme/NotOkay_brand_20230112T125941/0.jpg</text:p>
          </table:table-cell>
          <table:table-cell office:value-type="string" calcext:value-type="string">
            <text:p>Pattern 1</text:p>
          </table:table-cell>
          <table:table-cell office:value-type="float" office:value="32.0157002080018" calcext:value-type="float">
            <text:p>32.0157002080018</text:p>
          </table:table-cell>
          <table:table-cell office:value-type="float" office:value="0.191005914579093" calcext:value-type="float">
            <text:p>0.191005914579093</text:p>
          </table:table-cell>
          <table:table-cell office:value-type="float" office:value="0.326783242260924" calcext:value-type="float">
            <text:p>0.326783242260924</text:p>
          </table:table-cell>
          <table:table-cell office:value-type="string" calcext:value-type="string">
            <text:p>https://twitter.com/NotOkay_brand/status/1613521093305995266</text:p>
          </table:table-cell>
        </table:table-row>
        <table:table-row table:style-name="ro1">
          <table:table-cell office:value-type="string" calcext:value-type="string">
            <text:p>input/data_formal_20240530-1342/meme/NotOkay_brand_20230112T130148/0.jpg</text:p>
          </table:table-cell>
          <table:table-cell office:value-type="string" calcext:value-type="string">
            <text:p>Pattern 1</text:p>
          </table:table-cell>
          <table:table-cell office:value-type="float" office:value="28.6102501896025" calcext:value-type="float">
            <text:p>28.6102501896025</text:p>
          </table:table-cell>
          <table:table-cell office:value-type="float" office:value="0.201187837770661" calcext:value-type="float">
            <text:p>0.201187837770661</text:p>
          </table:table-cell>
          <table:table-cell office:value-type="float" office:value="0.240362998151041" calcext:value-type="float">
            <text:p>0.240362998151041</text:p>
          </table:table-cell>
          <table:table-cell office:value-type="string" calcext:value-type="string">
            <text:p>https://twitter.com/NotOkay_brand/status/1613521628519960578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0.jpg</text:p>
          </table:table-cell>
          <table:table-cell office:value-type="string" calcext:value-type="string">
            <text:p>Pattern 5</text:p>
          </table:table-cell>
          <table:table-cell office:value-type="float" office:value="29.5054211052133" calcext:value-type="float">
            <text:p>29.5054211052133</text:p>
          </table:table-cell>
          <table:table-cell office:value-type="float" office:value="0.101589779999524" calcext:value-type="float">
            <text:p>0.101589779999524</text:p>
          </table:table-cell>
          <table:table-cell office:value-type="float" office:value="0.45431120494825" calcext:value-type="float">
            <text:p>0.45431120494825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1.jpg</text:p>
          </table:table-cell>
          <table:table-cell office:value-type="string" calcext:value-type="string">
            <text:p>Pattern 1</text:p>
          </table:table-cell>
          <table:table-cell office:value-type="float" office:value="31.9097921713491" calcext:value-type="float">
            <text:p>31.9097921713491</text:p>
          </table:table-cell>
          <table:table-cell office:value-type="float" office:value="0.153236832475529" calcext:value-type="float">
            <text:p>0.153236832475529</text:p>
          </table:table-cell>
          <table:table-cell office:value-type="float" office:value="0.335597775984573" calcext:value-type="float">
            <text:p>0.335597775984573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2.jpg</text:p>
          </table:table-cell>
          <table:table-cell office:value-type="string" calcext:value-type="string">
            <text:p>Pattern 1</text:p>
          </table:table-cell>
          <table:table-cell office:value-type="float" office:value="35.2103667216713" calcext:value-type="float">
            <text:p>35.2103667216713</text:p>
          </table:table-cell>
          <table:table-cell office:value-type="float" office:value="0.191709930753118" calcext:value-type="float">
            <text:p>0.191709930753118</text:p>
          </table:table-cell>
          <table:table-cell office:value-type="float" office:value="0.360941799820801" calcext:value-type="float">
            <text:p>0.360941799820801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3.jpg</text:p>
          </table:table-cell>
          <table:table-cell office:value-type="string" calcext:value-type="string">
            <text:p>Pattern 1</text:p>
          </table:table-cell>
          <table:table-cell office:value-type="float" office:value="32.4270846800996" calcext:value-type="float">
            <text:p>32.4270846800996</text:p>
          </table:table-cell>
          <table:table-cell office:value-type="float" office:value="0.109763688734992" calcext:value-type="float">
            <text:p>0.109763688734992</text:p>
          </table:table-cell>
          <table:table-cell office:value-type="float" office:value="0.439030460937054" calcext:value-type="float">
            <text:p>0.439030460937054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0.jpg</text:p>
          </table:table-cell>
          <table:table-cell office:value-type="string" calcext:value-type="string">
            <text:p>Pattern 5</text:p>
          </table:table-cell>
          <table:table-cell office:value-type="float" office:value="19.764243244704" calcext:value-type="float">
            <text:p>19.764243244704</text:p>
          </table:table-cell>
          <table:table-cell office:value-type="float" office:value="0.235414537795219" calcext:value-type="float">
            <text:p>0.235414537795219</text:p>
          </table:table-cell>
          <table:table-cell office:value-type="float" office:value="0.366257637752027" calcext:value-type="float">
            <text:p>0.366257637752027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1.jpg</text:p>
          </table:table-cell>
          <table:table-cell office:value-type="string" calcext:value-type="string">
            <text:p>Pattern 5</text:p>
          </table:table-cell>
          <table:table-cell office:value-type="float" office:value="19.6887812011934" calcext:value-type="float">
            <text:p>19.6887812011934</text:p>
          </table:table-cell>
          <table:table-cell office:value-type="float" office:value="0.239436004537881" calcext:value-type="float">
            <text:p>0.239436004537881</text:p>
          </table:table-cell>
          <table:table-cell office:value-type="float" office:value="0.335779883888542" calcext:value-type="float">
            <text:p>0.335779883888542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2.jpg</text:p>
          </table:table-cell>
          <table:table-cell office:value-type="string" calcext:value-type="string">
            <text:p>Pattern 5</text:p>
          </table:table-cell>
          <table:table-cell office:value-type="float" office:value="22.3774559543789" calcext:value-type="float">
            <text:p>22.3774559543789</text:p>
          </table:table-cell>
          <table:table-cell office:value-type="float" office:value="0.193809129901068" calcext:value-type="float">
            <text:p>0.193809129901068</text:p>
          </table:table-cell>
          <table:table-cell office:value-type="float" office:value="0.408948641569952" calcext:value-type="float">
            <text:p>0.408948641569952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3.jpg</text:p>
          </table:table-cell>
          <table:table-cell office:value-type="string" calcext:value-type="string">
            <text:p>Pattern 5</text:p>
          </table:table-cell>
          <table:table-cell office:value-type="float" office:value="23.4724268556421" calcext:value-type="float">
            <text:p>23.4724268556421</text:p>
          </table:table-cell>
          <table:table-cell office:value-type="float" office:value="0.304546150764439" calcext:value-type="float">
            <text:p>0.304546150764439</text:p>
          </table:table-cell>
          <table:table-cell office:value-type="float" office:value="0.501622163104832" calcext:value-type="float">
            <text:p>0.501622163104832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ukepowermemes_20230212T133122/0.jpg</text:p>
          </table:table-cell>
          <table:table-cell office:value-type="string" calcext:value-type="string">
            <text:p>Pattern 3</text:p>
          </table:table-cell>
          <table:table-cell office:value-type="float" office:value="31.7709914066435" calcext:value-type="float">
            <text:p>31.7709914066435</text:p>
          </table:table-cell>
          <table:table-cell office:value-type="float" office:value="0.278424168796881" calcext:value-type="float">
            <text:p>0.278424168796881</text:p>
          </table:table-cell>
          <table:table-cell office:value-type="float" office:value="0.63701803968205" calcext:value-type="float">
            <text:p>0.63701803968205</text:p>
          </table:table-cell>
          <table:table-cell office:value-type="string" calcext:value-type="string">
            <text:p>https://twitter.com/heybeerman04/status/1624763181263638535</text:p>
          </table:table-cell>
        </table:table-row>
        <table:table-row table:style-name="ro1">
          <table:table-cell office:value-type="string" calcext:value-type="string">
            <text:p>input/data_formal_20240530-1342/meme/Nutribs_20230130T040328/0.jpg</text:p>
          </table:table-cell>
          <table:table-cell office:value-type="string" calcext:value-type="string">
            <text:p>Pattern 1</text:p>
          </table:table-cell>
          <table:table-cell office:value-type="float" office:value="33.1407275807197" calcext:value-type="float">
            <text:p>33.1407275807197</text:p>
          </table:table-cell>
          <table:table-cell office:value-type="float" office:value="0.204769962054947" calcext:value-type="float">
            <text:p>0.204769962054947</text:p>
          </table:table-cell>
          <table:table-cell office:value-type="float" office:value="0.471730145496351" calcext:value-type="float">
            <text:p>0.471730145496351</text:p>
          </table:table-cell>
          <table:table-cell office:value-type="string" calcext:value-type="string">
            <text:p>https://twitter.com/Nutribs/status/1619909133557465092</text:p>
          </table:table-cell>
        </table:table-row>
        <table:table-row table:style-name="ro1">
          <table:table-cell office:value-type="string" calcext:value-type="string">
            <text:p>input/data_formal_20240530-1342/meme/Nutribs_20230131T052115/0.jpg</text:p>
          </table:table-cell>
          <table:table-cell office:value-type="string" calcext:value-type="string">
            <text:p>Pattern 3</text:p>
          </table:table-cell>
          <table:table-cell office:value-type="float" office:value="26.6811700194472" calcext:value-type="float">
            <text:p>26.6811700194472</text:p>
          </table:table-cell>
          <table:table-cell office:value-type="float" office:value="0.480710265075014" calcext:value-type="float">
            <text:p>0.480710265075014</text:p>
          </table:table-cell>
          <table:table-cell office:value-type="float" office:value="0.874080157081457" calcext:value-type="float">
            <text:p>0.874080157081457</text:p>
          </table:table-cell>
          <table:table-cell office:value-type="string" calcext:value-type="string">
            <text:p>https://twitter.com/Nutribs/status/1620291094864093184</text:p>
          </table:table-cell>
        </table:table-row>
        <table:table-row table:style-name="ro1">
          <table:table-cell office:value-type="string" calcext:value-type="string">
            <text:p>input/data_formal_20240530-1342/meme/nutroyumm_20230322T113318/0.jpg</text:p>
          </table:table-cell>
          <table:table-cell office:value-type="string" calcext:value-type="string">
            <text:p>Pattern 7</text:p>
          </table:table-cell>
          <table:table-cell office:value-type="float" office:value="28.3535205342182" calcext:value-type="float">
            <text:p>28.3535205342182</text:p>
          </table:table-cell>
          <table:table-cell office:value-type="float" office:value="0.480887085121004" calcext:value-type="float">
            <text:p>0.480887085121004</text:p>
          </table:table-cell>
          <table:table-cell office:value-type="float" office:value="0.539439832799391" calcext:value-type="float">
            <text:p>0.539439832799391</text:p>
          </table:table-cell>
          <table:table-cell office:value-type="string" calcext:value-type="string">
            <text:p>https://twitter.com/sonkar_tanvi/status/1638753970310246400</text:p>
          </table:table-cell>
        </table:table-row>
        <table:table-row table:style-name="ro1">
          <table:table-cell office:value-type="string" calcext:value-type="string">
            <text:p>input/data_formal_20240530-1342/meme/nzdefi_20230205T231551/0.jpg</text:p>
          </table:table-cell>
          <table:table-cell office:value-type="string" calcext:value-type="string">
            <text:p>Pattern 5</text:p>
          </table:table-cell>
          <table:table-cell office:value-type="float" office:value="21.5202928524931" calcext:value-type="float">
            <text:p>21.5202928524931</text:p>
          </table:table-cell>
          <table:table-cell office:value-type="float" office:value="0.178708942888489" calcext:value-type="float">
            <text:p>0.178708942888489</text:p>
          </table:table-cell>
          <table:table-cell office:value-type="float" office:value="0.259205636419696" calcext:value-type="float">
            <text:p>0.259205636419696</text:p>
          </table:table-cell>
          <table:table-cell office:value-type="string" calcext:value-type="string">
            <text:p>https://twitter.com/petitwallflower/status/1622609230594187266</text:p>
          </table:table-cell>
        </table:table-row>
        <table:table-row table:style-name="ro1">
          <table:table-cell office:value-type="string" calcext:value-type="string">
            <text:p>input/data_formal_20240530-1342/meme/ObadeyiToluwani_20230403T090002/0.jpg</text:p>
          </table:table-cell>
          <table:table-cell office:value-type="string" calcext:value-type="string">
            <text:p>Pattern 5</text:p>
          </table:table-cell>
          <table:table-cell office:value-type="float" office:value="30.4046549372262" calcext:value-type="float">
            <text:p>30.4046549372262</text:p>
          </table:table-cell>
          <table:table-cell office:value-type="float" office:value="0.171164847989424" calcext:value-type="float">
            <text:p>0.171164847989424</text:p>
          </table:table-cell>
          <table:table-cell office:value-type="float" office:value="0.452145458275312" calcext:value-type="float">
            <text:p>0.452145458275312</text:p>
          </table:table-cell>
          <table:table-cell office:value-type="string" calcext:value-type="string">
            <text:p>https://twitter.com/ObadeyiToluwani/status/1642814202648621057</text:p>
          </table:table-cell>
        </table:table-row>
        <table:table-row table:style-name="ro1">
          <table:table-cell office:value-type="string" calcext:value-type="string">
            <text:p>input/data_formal_20240530-1342/meme/OctocubeJ_20230206T092617/0.jpg</text:p>
          </table:table-cell>
          <table:table-cell office:value-type="string" calcext:value-type="string">
            <text:p>Pattern 7</text:p>
          </table:table-cell>
          <table:table-cell office:value-type="float" office:value="28.7214895806474" calcext:value-type="float">
            <text:p>28.7214895806474</text:p>
          </table:table-cell>
          <table:table-cell office:value-type="float" office:value="0.356039864792868" calcext:value-type="float">
            <text:p>0.356039864792868</text:p>
          </table:table-cell>
          <table:table-cell office:value-type="float" office:value="0.635009373115736" calcext:value-type="float">
            <text:p>0.635009373115736</text:p>
          </table:table-cell>
          <table:table-cell office:value-type="string" calcext:value-type="string">
            <text:p>https://twitter.com/HeroOfEquestria/status/1622544247248535553</text:p>
          </table:table-cell>
        </table:table-row>
        <table:table-row table:style-name="ro1">
          <table:table-cell office:value-type="string" calcext:value-type="string">
            <text:p>input/data_formal_20240530-1342/meme/Octomasandied_20230201T235348/0.jpg</text:p>
          </table:table-cell>
          <table:table-cell office:value-type="string" calcext:value-type="string">
            <text:p>Pattern 7</text:p>
          </table:table-cell>
          <table:table-cell office:value-type="float" office:value="30.3187604898047" calcext:value-type="float">
            <text:p>30.3187604898047</text:p>
          </table:table-cell>
          <table:table-cell office:value-type="float" office:value="0.340973594493" calcext:value-type="float">
            <text:p>0.340973594493</text:p>
          </table:table-cell>
          <table:table-cell office:value-type="float" office:value="0.624563260824043" calcext:value-type="float">
            <text:p>0.624563260824043</text:p>
          </table:table-cell>
          <table:table-cell office:value-type="string" calcext:value-type="string">
            <text:p>https://twitter.com/Octomasandied/status/1620933464273854466</text:p>
          </table:table-cell>
        </table:table-row>
        <table:table-row table:style-name="ro1">
          <table:table-cell office:value-type="string" calcext:value-type="string">
            <text:p>input/data_formal_20240530-1342/meme/OfficialTEB_20230212T164000/0.jpg</text:p>
          </table:table-cell>
          <table:table-cell office:value-type="string" calcext:value-type="string">
            <text:p>Pattern 6</text:p>
          </table:table-cell>
          <table:table-cell office:value-type="float" office:value="29.1444612128246" calcext:value-type="float">
            <text:p>29.1444612128246</text:p>
          </table:table-cell>
          <table:table-cell office:value-type="float" office:value="0.676100565573428" calcext:value-type="float">
            <text:p>0.676100565573428</text:p>
          </table:table-cell>
          <table:table-cell office:value-type="float" office:value="0.401566961601738" calcext:value-type="float">
            <text:p>0.401566961601738</text:p>
          </table:table-cell>
          <table:table-cell office:value-type="string" calcext:value-type="string">
            <text:p>https://twitter.com/OfficialTEB/status/1624810562218598401</text:p>
          </table:table-cell>
        </table:table-row>
        <table:table-row table:style-name="ro1">
          <table:table-cell office:value-type="string" calcext:value-type="string">
            <text:p>input/data_formal_20240530-1342/meme/OfficialToneOp_20230206T153040/0.jpg</text:p>
          </table:table-cell>
          <table:table-cell office:value-type="string" calcext:value-type="string">
            <text:p>Pattern 7</text:p>
          </table:table-cell>
          <table:table-cell office:value-type="float" office:value="27.4654355535369" calcext:value-type="float">
            <text:p>27.4654355535369</text:p>
          </table:table-cell>
          <table:table-cell office:value-type="float" office:value="0.368643313666808" calcext:value-type="float">
            <text:p>0.368643313666808</text:p>
          </table:table-cell>
          <table:table-cell office:value-type="float" office:value="0.407122635023183" calcext:value-type="float">
            <text:p>0.407122635023183</text:p>
          </table:table-cell>
          <table:table-cell office:value-type="string" calcext:value-type="string">
            <text:p>https://twitter.com/OfficialToneOp/status/1622618788633153538</text:p>
          </table:table-cell>
        </table:table-row>
        <table:table-row table:style-name="ro1">
          <table:table-cell office:value-type="string" calcext:value-type="string">
            <text:p>input/data_formal_20240530-1342/meme/ohcomrade1_20230131T183118/0.jpg</text:p>
          </table:table-cell>
          <table:table-cell office:value-type="string" calcext:value-type="string">
            <text:p>Pattern 8</text:p>
          </table:table-cell>
          <table:table-cell office:value-type="float" office:value="24.5054239039381" calcext:value-type="float">
            <text:p>24.5054239039381</text:p>
          </table:table-cell>
          <table:table-cell office:value-type="float" office:value="0.679518090658804" calcext:value-type="float">
            <text:p>0.679518090658804</text:p>
          </table:table-cell>
          <table:table-cell office:value-type="float" office:value="0.376236307095001" calcext:value-type="float">
            <text:p>0.376236307095001</text:p>
          </table:table-cell>
          <table:table-cell office:value-type="string" calcext:value-type="string">
            <text:p>https://twitter.com/nat108game/status/1620494613231579136</text:p>
          </table:table-cell>
        </table:table-row>
        <table:table-row table:style-name="ro1">
          <table:table-cell office:value-type="string" calcext:value-type="string">
            <text:p>input/data_formal_20240530-1342/meme/OliviaL35434458_20221227T235407/0.jpg</text:p>
          </table:table-cell>
          <table:table-cell office:value-type="string" calcext:value-type="string">
            <text:p>Pattern 3</text:p>
          </table:table-cell>
          <table:table-cell office:value-type="float" office:value="27.7806360418155" calcext:value-type="float">
            <text:p>27.7806360418155</text:p>
          </table:table-cell>
          <table:table-cell office:value-type="float" office:value="0.497353989118548" calcext:value-type="float">
            <text:p>0.497353989118548</text:p>
          </table:table-cell>
          <table:table-cell office:value-type="float" office:value="0.762192325925874" calcext:value-type="float">
            <text:p>0.762192325925874</text:p>
          </table:table-cell>
          <table:table-cell office:value-type="string" calcext:value-type="string">
            <text:p>https://twitter.com/OliviaL35434458/status/1607887583576739840</text:p>
          </table:table-cell>
        </table:table-row>
        <table:table-row table:style-name="ro1">
          <table:table-cell office:value-type="string" calcext:value-type="string">
            <text:p>input/data_formal_20240530-1342/meme/OliviaM60_20221118T084202/0.jpg</text:p>
          </table:table-cell>
          <table:table-cell office:value-type="string" calcext:value-type="string">
            <text:p>Pattern 8</text:p>
          </table:table-cell>
          <table:table-cell office:value-type="float" office:value="23.5835842740842" calcext:value-type="float">
            <text:p>23.5835842740842</text:p>
          </table:table-cell>
          <table:table-cell office:value-type="float" office:value="0.762389705921851" calcext:value-type="float">
            <text:p>0.762389705921851</text:p>
          </table:table-cell>
          <table:table-cell office:value-type="float" office:value="0.573297763915426" calcext:value-type="float">
            <text:p>0.573297763915426</text:p>
          </table:table-cell>
          <table:table-cell office:value-type="string" calcext:value-type="string">
            <text:p>https://twitter.com/OnlyGods8/status/1611237997651046401</text:p>
          </table:table-cell>
        </table:table-row>
        <table:table-row table:style-name="ro1">
          <table:table-cell office:value-type="string" calcext:value-type="string">
            <text:p>input/data_formal_20240530-1342/meme/ollendalf_20230206T150123/0.jpg</text:p>
          </table:table-cell>
          <table:table-cell office:value-type="string" calcext:value-type="string">
            <text:p>Pattern 7</text:p>
          </table:table-cell>
          <table:table-cell office:value-type="float" office:value="32.318595470425" calcext:value-type="float">
            <text:p>32.318595470425</text:p>
          </table:table-cell>
          <table:table-cell office:value-type="float" office:value="0.3841366147346" calcext:value-type="float">
            <text:p>0.3841366147346</text:p>
          </table:table-cell>
          <table:table-cell office:value-type="float" office:value="0.537061798754821" calcext:value-type="float">
            <text:p>0.537061798754821</text:p>
          </table:table-cell>
          <table:table-cell office:value-type="string" calcext:value-type="string">
            <text:p>https://twitter.com/ollendalf/status/1622611418154516481</text:p>
          </table:table-cell>
        </table:table-row>
        <table:table-row table:style-name="ro1">
          <table:table-cell office:value-type="string" calcext:value-type="string">
            <text:p>input/data_formal_20240530-1342/meme/olobojay_20230131T200310/0.jpg</text:p>
          </table:table-cell>
          <table:table-cell office:value-type="string" calcext:value-type="string">
            <text:p>Pattern 5</text:p>
          </table:table-cell>
          <table:table-cell office:value-type="float" office:value="28.9218743294644" calcext:value-type="float">
            <text:p>28.9218743294644</text:p>
          </table:table-cell>
          <table:table-cell office:value-type="float" office:value="0.22395393087936" calcext:value-type="float">
            <text:p>0.22395393087936</text:p>
          </table:table-cell>
          <table:table-cell office:value-type="float" office:value="0.551043771960307" calcext:value-type="float">
            <text:p>0.551043771960307</text:p>
          </table:table-cell>
          <table:table-cell office:value-type="string" calcext:value-type="string">
            <text:p>https://twitter.com/EbiMila/status/1620912768076627975</text:p>
          </table:table-cell>
        </table:table-row>
        <table:table-row table:style-name="ro1">
          <table:table-cell office:value-type="string" calcext:value-type="string">
            <text:p>input/data_formal_20240530-1342/meme/olobojay_20230131T200733/0.jpg</text:p>
          </table:table-cell>
          <table:table-cell office:value-type="string" calcext:value-type="string">
            <text:p>Pattern 2</text:p>
          </table:table-cell>
          <table:table-cell office:value-type="float" office:value="24.1120773239795" calcext:value-type="float">
            <text:p>24.1120773239795</text:p>
          </table:table-cell>
          <table:table-cell office:value-type="float" office:value="0.176118249919238" calcext:value-type="float">
            <text:p>0.176118249919238</text:p>
          </table:table-cell>
          <table:table-cell office:value-type="float" office:value="0.780643378243754" calcext:value-type="float">
            <text:p>0.780643378243754</text:p>
          </table:table-cell>
          <table:table-cell office:value-type="string" calcext:value-type="string">
            <text:p>https://twitter.com/EbiMila/status/1620912745314140180</text:p>
          </table:table-cell>
        </table:table-row>
        <table:table-row table:style-name="ro1">
          <table:table-cell office:value-type="string" calcext:value-type="string">
            <text:p>input/data_formal_20240530-1342/meme/olobojay_20230201T163310/0.jpg</text:p>
          </table:table-cell>
          <table:table-cell office:value-type="string" calcext:value-type="string">
            <text:p>Pattern 8</text:p>
          </table:table-cell>
          <table:table-cell office:value-type="float" office:value="25.0228070850813" calcext:value-type="float">
            <text:p>25.0228070850813</text:p>
          </table:table-cell>
          <table:table-cell office:value-type="float" office:value="0.745345253660896" calcext:value-type="float">
            <text:p>0.745345253660896</text:p>
          </table:table-cell>
          <table:table-cell office:value-type="float" office:value="0.544734402568084" calcext:value-type="float">
            <text:p>0.544734402568084</text:p>
          </table:table-cell>
          <table:table-cell office:value-type="string" calcext:value-type="string">
            <text:p>https://twitter.com/Kensermo/status/1620914197092773888</text:p>
          </table:table-cell>
        </table:table-row>
        <table:table-row table:style-name="ro1">
          <table:table-cell office:value-type="string" calcext:value-type="string">
            <text:p>input/data_formal_20240530-1342/meme/olobojay_20230201T163653/0.jpg</text:p>
          </table:table-cell>
          <table:table-cell office:value-type="string" calcext:value-type="string">
            <text:p>Pattern 2</text:p>
          </table:table-cell>
          <table:table-cell office:value-type="float" office:value="24.0666441004009" calcext:value-type="float">
            <text:p>24.0666441004009</text:p>
          </table:table-cell>
          <table:table-cell office:value-type="float" office:value="0.314914978185582" calcext:value-type="float">
            <text:p>0.314914978185582</text:p>
          </table:table-cell>
          <table:table-cell office:value-type="float" office:value="0.795127973752722" calcext:value-type="float">
            <text:p>0.795127973752722</text:p>
          </table:table-cell>
          <table:table-cell office:value-type="string" calcext:value-type="string">
            <text:p>https://twitter.com/Kensermo/status/162091416705737113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502/0.jpg</text:p>
          </table:table-cell>
          <table:table-cell office:value-type="string" calcext:value-type="string">
            <text:p>Pattern 5</text:p>
          </table:table-cell>
          <table:table-cell office:value-type="float" office:value="33.4120135602176" calcext:value-type="float">
            <text:p>33.4120135602176</text:p>
          </table:table-cell>
          <table:table-cell office:value-type="float" office:value="0.176514394929562" calcext:value-type="float">
            <text:p>0.176514394929562</text:p>
          </table:table-cell>
          <table:table-cell office:value-type="float" office:value="0.345007201025097" calcext:value-type="float">
            <text:p>0.345007201025097</text:p>
          </table:table-cell>
          <table:table-cell office:value-type="string" calcext:value-type="string">
            <text:p>https://twitter.com/OMARBAR62525844/status/162095894202431897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808/0.jpg</text:p>
          </table:table-cell>
          <table:table-cell office:value-type="string" calcext:value-type="string">
            <text:p>Pattern 1</text:p>
          </table:table-cell>
          <table:table-cell office:value-type="float" office:value="30.7875187849592" calcext:value-type="float">
            <text:p>30.7875187849592</text:p>
          </table:table-cell>
          <table:table-cell office:value-type="float" office:value="0.327541174567787" calcext:value-type="float">
            <text:p>0.327541174567787</text:p>
          </table:table-cell>
          <table:table-cell office:value-type="float" office:value="0.31365121677882" calcext:value-type="float">
            <text:p>0.31365121677882</text:p>
          </table:table-cell>
          <table:table-cell office:value-type="string" calcext:value-type="string">
            <text:p>https://twitter.com/OMARBAR62525844/status/162095972257590476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822/0.jpg</text:p>
          </table:table-cell>
          <table:table-cell office:value-type="string" calcext:value-type="string">
            <text:p>Pattern 5</text:p>
          </table:table-cell>
          <table:table-cell office:value-type="float" office:value="30.9422625610012" calcext:value-type="float">
            <text:p>30.9422625610012</text:p>
          </table:table-cell>
          <table:table-cell office:value-type="float" office:value="0.0541933363771895" calcext:value-type="float">
            <text:p>0.0541933363771895</text:p>
          </table:table-cell>
          <table:table-cell office:value-type="float" office:value="0.344771245647759" calcext:value-type="float">
            <text:p>0.344771245647759</text:p>
          </table:table-cell>
          <table:table-cell office:value-type="string" calcext:value-type="string">
            <text:p>https://twitter.com/OMARBAR62525844/status/162095978252508364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901/0.jpg</text:p>
          </table:table-cell>
          <table:table-cell office:value-type="string" calcext:value-type="string">
            <text:p>Pattern 6</text:p>
          </table:table-cell>
          <table:table-cell office:value-type="float" office:value="28.4698176741797" calcext:value-type="float">
            <text:p>28.4698176741797</text:p>
          </table:table-cell>
          <table:table-cell office:value-type="float" office:value="0.711921709030633" calcext:value-type="float">
            <text:p>0.711921709030633</text:p>
          </table:table-cell>
          <table:table-cell office:value-type="float" office:value="0.396281405034293" calcext:value-type="float">
            <text:p>0.396281405034293</text:p>
          </table:table-cell>
          <table:table-cell office:value-type="string" calcext:value-type="string">
            <text:p>https://twitter.com/OMARBAR62525844/status/1620959945503178752</text:p>
          </table:table-cell>
        </table:table-row>
        <table:table-row table:style-name="ro1">
          <table:table-cell office:value-type="string" calcext:value-type="string">
            <text:p>input/data_formal_20240530-1342/meme/omegachaosmon_20230106T062951/0.jpg</text:p>
          </table:table-cell>
          <table:table-cell office:value-type="string" calcext:value-type="string">
            <text:p>Pattern 3</text:p>
          </table:table-cell>
          <table:table-cell office:value-type="float" office:value="27.8972618359748" calcext:value-type="float">
            <text:p>27.8972618359748</text:p>
          </table:table-cell>
          <table:table-cell office:value-type="float" office:value="0.291460344956481" calcext:value-type="float">
            <text:p>0.291460344956481</text:p>
          </table:table-cell>
          <table:table-cell office:value-type="float" office:value="0.839806785781563" calcext:value-type="float">
            <text:p>0.839806785781563</text:p>
          </table:table-cell>
          <table:table-cell office:value-type="string" calcext:value-type="string">
            <text:p>https://twitter.com/omegachaosmon/status/1611248661597671427</text:p>
          </table:table-cell>
        </table:table-row>
        <table:table-row table:style-name="ro1">
          <table:table-cell office:value-type="string" calcext:value-type="string">
            <text:p>input/data_formal_20240530-1342/meme/omgvirals1_20230111T215538/0.jpg</text:p>
          </table:table-cell>
          <table:table-cell office:value-type="string" calcext:value-type="string">
            <text:p>Pattern 1</text:p>
          </table:table-cell>
          <table:table-cell office:value-type="float" office:value="31.3612817314005" calcext:value-type="float">
            <text:p>31.3612817314005</text:p>
          </table:table-cell>
          <table:table-cell office:value-type="float" office:value="0.257835088029069" calcext:value-type="float">
            <text:p>0.257835088029069</text:p>
          </table:table-cell>
          <table:table-cell office:value-type="float" office:value="0.478809621859831" calcext:value-type="float">
            <text:p>0.478809621859831</text:p>
          </table:table-cell>
          <table:table-cell office:value-type="string" calcext:value-type="string">
            <text:p>https://twitter.com/omgvirals1/status/1613293583863275520</text:p>
          </table:table-cell>
        </table:table-row>
        <table:table-row table:style-name="ro1">
          <table:table-cell office:value-type="string" calcext:value-type="string">
            <text:p>input/data_formal_20240530-1342/meme/omgvirals1_20230111T215928/0.jpg</text:p>
          </table:table-cell>
          <table:table-cell office:value-type="string" calcext:value-type="string">
            <text:p>Pattern 2</text:p>
          </table:table-cell>
          <table:table-cell office:value-type="float" office:value="28.9865873624841" calcext:value-type="float">
            <text:p>28.9865873624841</text:p>
          </table:table-cell>
          <table:table-cell office:value-type="float" office:value="0.344244431626112" calcext:value-type="float">
            <text:p>0.344244431626112</text:p>
          </table:table-cell>
          <table:table-cell office:value-type="float" office:value="0.784406055240881" calcext:value-type="float">
            <text:p>0.784406055240881</text:p>
          </table:table-cell>
          <table:table-cell office:value-type="string" calcext:value-type="string">
            <text:p>https://twitter.com/omgvirals1/status/1613294547781705733</text:p>
          </table:table-cell>
        </table:table-row>
        <table:table-row table:style-name="ro1">
          <table:table-cell office:value-type="string" calcext:value-type="string">
            <text:p>input/data_formal_20240530-1342/meme/omnihorse_NFT_20230111T232319/0.jpg</text:p>
          </table:table-cell>
          <table:table-cell office:value-type="string" calcext:value-type="string">
            <text:p>Pattern 7</text:p>
          </table:table-cell>
          <table:table-cell office:value-type="float" office:value="27.1854267659145" calcext:value-type="float">
            <text:p>27.1854267659145</text:p>
          </table:table-cell>
          <table:table-cell office:value-type="float" office:value="0.393742900270106" calcext:value-type="float">
            <text:p>0.393742900270106</text:p>
          </table:table-cell>
          <table:table-cell office:value-type="float" office:value="0.605197637556597" calcext:value-type="float">
            <text:p>0.605197637556597</text:p>
          </table:table-cell>
          <table:table-cell office:value-type="string" calcext:value-type="string">
            <text:p>https://twitter.com/omnihorse_NFT/status/1613315648314306562</text:p>
          </table:table-cell>
        </table:table-row>
        <table:table-row table:style-name="ro1">
          <table:table-cell office:value-type="string" calcext:value-type="string">
            <text:p>input/data_formal_20240530-1342/meme/onethelast646_20230316T000311/0.jpg</text:p>
          </table:table-cell>
          <table:table-cell office:value-type="string" calcext:value-type="string">
            <text:p>Pattern 1</text:p>
          </table:table-cell>
          <table:table-cell office:value-type="float" office:value="27.2173215789878" calcext:value-type="float">
            <text:p>27.2173215789878</text:p>
          </table:table-cell>
          <table:table-cell office:value-type="float" office:value="0.33174743527622" calcext:value-type="float">
            <text:p>0.33174743527622</text:p>
          </table:table-cell>
          <table:table-cell office:value-type="float" office:value="0.425068233864381" calcext:value-type="float">
            <text:p>0.425068233864381</text:p>
          </table:table-cell>
          <table:table-cell office:value-type="string" calcext:value-type="string">
            <text:p>https://twitter.com/onethelast646/status/1636156119767760898</text:p>
          </table:table-cell>
        </table:table-row>
        <table:table-row table:style-name="ro1">
          <table:table-cell office:value-type="string" calcext:value-type="string">
            <text:p>input/data_formal_20240530-1342/meme/onethelast646_20230316T000425/0.jpg</text:p>
          </table:table-cell>
          <table:table-cell office:value-type="string" calcext:value-type="string">
            <text:p>Pattern 1</text:p>
          </table:table-cell>
          <table:table-cell office:value-type="float" office:value="27.0926401298028" calcext:value-type="float">
            <text:p>27.0926401298028</text:p>
          </table:table-cell>
          <table:table-cell office:value-type="float" office:value="0.325224940620269" calcext:value-type="float">
            <text:p>0.325224940620269</text:p>
          </table:table-cell>
          <table:table-cell office:value-type="float" office:value="0.421328830837249" calcext:value-type="float">
            <text:p>0.421328830837249</text:p>
          </table:table-cell>
          <table:table-cell office:value-type="string" calcext:value-type="string">
            <text:p>https://twitter.com/onethelast646/status/1636156430343454723</text:p>
          </table:table-cell>
        </table:table-row>
        <table:table-row table:style-name="ro1">
          <table:table-cell office:value-type="string" calcext:value-type="string">
            <text:p>input/data_formal_20240530-1342/meme/OnGraph_20230105T101804/0.jpg</text:p>
          </table:table-cell>
          <table:table-cell office:value-type="string" calcext:value-type="string">
            <text:p>Pattern 9</text:p>
          </table:table-cell>
          <table:table-cell office:value-type="float" office:value="15.2385523062435" calcext:value-type="float">
            <text:p>15.2385523062435</text:p>
          </table:table-cell>
          <table:table-cell office:value-type="float" office:value="0.156434150096737" calcext:value-type="float">
            <text:p>0.156434150096737</text:p>
          </table:table-cell>
          <table:table-cell office:value-type="float" office:value="0.101445022889029" calcext:value-type="float">
            <text:p>0.101445022889029</text:p>
          </table:table-cell>
          <table:table-cell office:value-type="string" calcext:value-type="string">
            <text:p>https://twitter.com/OnGraph/status/1610943708291305473</text:p>
          </table:table-cell>
        </table:table-row>
        <table:table-row table:style-name="ro1">
          <table:table-cell office:value-type="string" calcext:value-type="string">
            <text:p>input/data_formal_20240530-1342/meme/onlyme77604899_20230322T173907/0.jpg</text:p>
          </table:table-cell>
          <table:table-cell office:value-type="string" calcext:value-type="string">
            <text:p>Pattern 3</text:p>
          </table:table-cell>
          <table:table-cell office:value-type="float" office:value="24.6565838647761" calcext:value-type="float">
            <text:p>24.6565838647761</text:p>
          </table:table-cell>
          <table:table-cell office:value-type="float" office:value="0.286128158345852" calcext:value-type="float">
            <text:p>0.286128158345852</text:p>
          </table:table-cell>
          <table:table-cell office:value-type="float" office:value="0.768454892666998" calcext:value-type="float">
            <text:p>0.768454892666998</text:p>
          </table:table-cell>
          <table:table-cell office:value-type="string" calcext:value-type="string">
            <text:p>https://twitter.com/onlyme77604899/status/1638596178202828816</text:p>
          </table:table-cell>
        </table:table-row>
        <table:table-row table:style-name="ro1">
          <table:table-cell office:value-type="string" calcext:value-type="string">
            <text:p>input/data_formal_20240530-1342/meme/oo_zamazu_oo_20230202T020836/0.jpg</text:p>
          </table:table-cell>
          <table:table-cell office:value-type="string" calcext:value-type="string">
            <text:p>Pattern 6</text:p>
          </table:table-cell>
          <table:table-cell office:value-type="float" office:value="26.3575732687816" calcext:value-type="float">
            <text:p>26.3575732687816</text:p>
          </table:table-cell>
          <table:table-cell office:value-type="float" office:value="0.81512850281804" calcext:value-type="float">
            <text:p>0.81512850281804</text:p>
          </table:table-cell>
          <table:table-cell office:value-type="float" office:value="0.416052744146316" calcext:value-type="float">
            <text:p>0.416052744146316</text:p>
          </table:table-cell>
          <table:table-cell office:value-type="string" calcext:value-type="string">
            <text:p>https://twitter.com/oo_zamazu_oo/status/1620967390522523648</text:p>
          </table:table-cell>
        </table:table-row>
        <table:table-row table:style-name="ro1">
          <table:table-cell office:value-type="string" calcext:value-type="string">
            <text:p>input/data_formal_20240530-1342/meme/ORI_oriio_20230315T155851/0.jpg</text:p>
          </table:table-cell>
          <table:table-cell office:value-type="string" calcext:value-type="string">
            <text:p>Pattern 3</text:p>
          </table:table-cell>
          <table:table-cell office:value-type="float" office:value="21.8981309187826" calcext:value-type="float">
            <text:p>21.8981309187826</text:p>
          </table:table-cell>
          <table:table-cell office:value-type="float" office:value="0.232321296448731" calcext:value-type="float">
            <text:p>0.232321296448731</text:p>
          </table:table-cell>
          <table:table-cell office:value-type="float" office:value="0.893848456958823" calcext:value-type="float">
            <text:p>0.893848456958823</text:p>
          </table:table-cell>
          <table:table-cell office:value-type="string" calcext:value-type="string">
            <text:p>https://twitter.com/vDYKtgL1GgENgqH/status/1636187262240325634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0.jpg</text:p>
          </table:table-cell>
          <table:table-cell office:value-type="string" calcext:value-type="string">
            <text:p>Pattern 3</text:p>
          </table:table-cell>
          <table:table-cell office:value-type="float" office:value="28.5030010521411" calcext:value-type="float">
            <text:p>28.5030010521411</text:p>
          </table:table-cell>
          <table:table-cell office:value-type="float" office:value="0.560491026567498" calcext:value-type="float">
            <text:p>0.560491026567498</text:p>
          </table:table-cell>
          <table:table-cell office:value-type="float" office:value="0.660594138859252" calcext:value-type="float">
            <text:p>0.660594138859252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1.jpg</text:p>
          </table:table-cell>
          <table:table-cell office:value-type="string" calcext:value-type="string">
            <text:p>Pattern 6</text:p>
          </table:table-cell>
          <table:table-cell office:value-type="float" office:value="30.2947954055439" calcext:value-type="float">
            <text:p>30.2947954055439</text:p>
          </table:table-cell>
          <table:table-cell office:value-type="float" office:value="0.542941319317724" calcext:value-type="float">
            <text:p>0.542941319317724</text:p>
          </table:table-cell>
          <table:table-cell office:value-type="float" office:value="0.540127091136112" calcext:value-type="float">
            <text:p>0.540127091136112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2.jpg</text:p>
          </table:table-cell>
          <table:table-cell office:value-type="string" calcext:value-type="string">
            <text:p>Pattern 6</text:p>
          </table:table-cell>
          <table:table-cell office:value-type="float" office:value="29.4203132522592" calcext:value-type="float">
            <text:p>29.4203132522592</text:p>
          </table:table-cell>
          <table:table-cell office:value-type="float" office:value="0.558774129460468" calcext:value-type="float">
            <text:p>0.558774129460468</text:p>
          </table:table-cell>
          <table:table-cell office:value-type="float" office:value="0.529664561975638" calcext:value-type="float">
            <text:p>0.529664561975638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vernight_jobs_20230111T234101/0.jpg</text:p>
          </table:table-cell>
          <table:table-cell office:value-type="string" calcext:value-type="string">
            <text:p>Pattern 7</text:p>
          </table:table-cell>
          <table:table-cell office:value-type="float" office:value="27.3680593432298" calcext:value-type="float">
            <text:p>27.3680593432298</text:p>
          </table:table-cell>
          <table:table-cell office:value-type="float" office:value="0.564181617684761" calcext:value-type="float">
            <text:p>0.564181617684761</text:p>
          </table:table-cell>
          <table:table-cell office:value-type="float" office:value="0.574968520483444" calcext:value-type="float">
            <text:p>0.574968520483444</text:p>
          </table:table-cell>
          <table:table-cell office:value-type="string" calcext:value-type="string">
            <text:p>https://twitter.com/overnight_jobs/status/1613320105160577029</text:p>
          </table:table-cell>
        </table:table-row>
        <table:table-row table:style-name="ro1">
          <table:table-cell office:value-type="string" calcext:value-type="string">
            <text:p>input/data_formal_20240530-1342/meme/OwnRadha_20230106T082832/0.jpg</text:p>
          </table:table-cell>
          <table:table-cell office:value-type="string" calcext:value-type="string">
            <text:p>Pattern 3</text:p>
          </table:table-cell>
          <table:table-cell office:value-type="float" office:value="26.0948975323996" calcext:value-type="float">
            <text:p>26.0948975323996</text:p>
          </table:table-cell>
          <table:table-cell office:value-type="float" office:value="0.336147874266141" calcext:value-type="float">
            <text:p>0.336147874266141</text:p>
          </table:table-cell>
          <table:table-cell office:value-type="float" office:value="0.818137221817351" calcext:value-type="float">
            <text:p>0.818137221817351</text:p>
          </table:table-cell>
          <table:table-cell office:value-type="string" calcext:value-type="string">
            <text:p>https://twitter.com/OwnRadha/status/1611278529391648769</text:p>
          </table:table-cell>
        </table:table-row>
        <table:table-row table:style-name="ro1">
          <table:table-cell office:value-type="string" calcext:value-type="string">
            <text:p>input/data_formal_20240530-1342/meme/OzarkNFT_20230201T222835/0.jpg</text:p>
          </table:table-cell>
          <table:table-cell office:value-type="string" calcext:value-type="string">
            <text:p>Pattern 8</text:p>
          </table:table-cell>
          <table:table-cell office:value-type="float" office:value="30.5130989475344" calcext:value-type="float">
            <text:p>30.5130989475344</text:p>
          </table:table-cell>
          <table:table-cell office:value-type="float" office:value="0.639229176848186" calcext:value-type="float">
            <text:p>0.639229176848186</text:p>
          </table:table-cell>
          <table:table-cell office:value-type="float" office:value="0.546836326460339" calcext:value-type="float">
            <text:p>0.546836326460339</text:p>
          </table:table-cell>
          <table:table-cell office:value-type="string" calcext:value-type="string">
            <text:p>https://twitter.com/NFTethRDY/status/1620912019179175937</text:p>
          </table:table-cell>
        </table:table-row>
        <table:table-row table:style-name="ro1">
          <table:table-cell office:value-type="string" calcext:value-type="string">
            <text:p>input/data_formal_20240530-1342/meme/p4ssion8p4triot_20230201T224907/0.jpg</text:p>
          </table:table-cell>
          <table:table-cell office:value-type="string" calcext:value-type="string">
            <text:p>Pattern 1</text:p>
          </table:table-cell>
          <table:table-cell office:value-type="float" office:value="27.8229714059923" calcext:value-type="float">
            <text:p>27.8229714059923</text:p>
          </table:table-cell>
          <table:table-cell office:value-type="float" office:value="0.25322051846814" calcext:value-type="float">
            <text:p>0.25322051846814</text:p>
          </table:table-cell>
          <table:table-cell office:value-type="float" office:value="0.318638187391453" calcext:value-type="float">
            <text:p>0.318638187391453</text:p>
          </table:table-cell>
          <table:table-cell office:value-type="string" calcext:value-type="string">
            <text:p>https://twitter.com/ZucksNemesis/status/1620936865301037060</text:p>
          </table:table-cell>
        </table:table-row>
        <table:table-row table:style-name="ro1">
          <table:table-cell office:value-type="string" calcext:value-type="string">
            <text:p>input/data_formal_20240530-1342/meme/Pablo_cro_20230111T020850/0.jpg</text:p>
          </table:table-cell>
          <table:table-cell office:value-type="string" calcext:value-type="string">
            <text:p>Pattern 8</text:p>
          </table:table-cell>
          <table:table-cell office:value-type="float" office:value="21.9765177374655" calcext:value-type="float">
            <text:p>21.9765177374655</text:p>
          </table:table-cell>
          <table:table-cell office:value-type="float" office:value="0.902467530984543" calcext:value-type="float">
            <text:p>0.902467530984543</text:p>
          </table:table-cell>
          <table:table-cell office:value-type="float" office:value="0.468594490712479" calcext:value-type="float">
            <text:p>0.468594490712479</text:p>
          </table:table-cell>
          <table:table-cell office:value-type="string" calcext:value-type="string">
            <text:p>https://twitter.com/Oxjanuar1bon/status/1613327210290741248</text:p>
          </table:table-cell>
        </table:table-row>
        <table:table-row table:style-name="ro1">
          <table:table-cell office:value-type="string" calcext:value-type="string">
            <text:p>input/data_formal_20240530-1342/meme/Pablo_cro_20230111T060853/0.jpg</text:p>
          </table:table-cell>
          <table:table-cell office:value-type="string" calcext:value-type="string">
            <text:p>Pattern 3</text:p>
          </table:table-cell>
          <table:table-cell office:value-type="float" office:value="22.2781457628679" calcext:value-type="float">
            <text:p>22.2781457628679</text:p>
          </table:table-cell>
          <table:table-cell office:value-type="float" office:value="0.273725715062966" calcext:value-type="float">
            <text:p>0.273725715062966</text:p>
          </table:table-cell>
          <table:table-cell office:value-type="float" office:value="0.865462685682097" calcext:value-type="float">
            <text:p>0.865462685682097</text:p>
          </table:table-cell>
          <table:table-cell office:value-type="string" calcext:value-type="string">
            <text:p>https://twitter.com/Cvenson72/status/1613309344812257281</text:p>
          </table:table-cell>
        </table:table-row>
        <table:table-row table:style-name="ro1">
          <table:table-cell office:value-type="string" calcext:value-type="string">
            <text:p>input/data_formal_20240530-1342/meme/PabloPicasso_Jr_20220717T171725/0.jpg</text:p>
          </table:table-cell>
          <table:table-cell office:value-type="string" calcext:value-type="string">
            <text:p>Pattern 7</text:p>
          </table:table-cell>
          <table:table-cell office:value-type="float" office:value="30.7837138671635" calcext:value-type="float">
            <text:p>30.7837138671635</text:p>
          </table:table-cell>
          <table:table-cell office:value-type="float" office:value="0.374135684696964" calcext:value-type="float">
            <text:p>0.374135684696964</text:p>
          </table:table-cell>
          <table:table-cell office:value-type="float" office:value="0.470437430873243" calcext:value-type="float">
            <text:p>0.470437430873243</text:p>
          </table:table-cell>
          <table:table-cell office:value-type="string" calcext:value-type="string">
            <text:p>https://twitter.com/PabloPicasso_Jr/status/1613301075737460736</text:p>
          </table:table-cell>
        </table:table-row>
        <table:table-row table:style-name="ro1">
          <table:table-cell office:value-type="string" calcext:value-type="string">
            <text:p>input/data_formal_20240530-1342/meme/pajamasvfx_20230203T052926/0.jpg</text:p>
          </table:table-cell>
          <table:table-cell office:value-type="string" calcext:value-type="string">
            <text:p>Pattern 3</text:p>
          </table:table-cell>
          <table:table-cell office:value-type="float" office:value="29.7608355456375" calcext:value-type="float">
            <text:p>29.7608355456375</text:p>
          </table:table-cell>
          <table:table-cell office:value-type="float" office:value="0.351809257904499" calcext:value-type="float">
            <text:p>0.351809257904499</text:p>
          </table:table-cell>
          <table:table-cell office:value-type="float" office:value="0.665201549702258" calcext:value-type="float">
            <text:p>0.665201549702258</text:p>
          </table:table-cell>
          <table:table-cell office:value-type="string" calcext:value-type="string">
            <text:p>https://twitter.com/SunGryphon/status/1622595156233822209</text:p>
          </table:table-cell>
        </table:table-row>
        <table:table-row table:style-name="ro1">
          <table:table-cell office:value-type="string" calcext:value-type="string">
            <text:p>input/data_formal_20240530-1342/meme/Pandlakalyan_20230105T025453/0.jpg</text:p>
          </table:table-cell>
          <table:table-cell office:value-type="string" calcext:value-type="string">
            <text:p>Pattern 3</text:p>
          </table:table-cell>
          <table:table-cell office:value-type="float" office:value="27.4481247143555" calcext:value-type="float">
            <text:p>27.4481247143555</text:p>
          </table:table-cell>
          <table:table-cell office:value-type="float" office:value="0.293235462895418" calcext:value-type="float">
            <text:p>0.293235462895418</text:p>
          </table:table-cell>
          <table:table-cell office:value-type="float" office:value="0.667385932831362" calcext:value-type="float">
            <text:p>0.667385932831362</text:p>
          </table:table-cell>
          <table:table-cell office:value-type="string" calcext:value-type="string">
            <text:p>https://twitter.com/Pandlakalyan/status/1610832177989844992</text:p>
          </table:table-cell>
        </table:table-row>
        <table:table-row table:style-name="ro1">
          <table:table-cell office:value-type="string" calcext:value-type="string">
            <text:p>input/data_formal_20240530-1342/meme/Pandlakalyan_20230108T023220/0.jpg</text:p>
          </table:table-cell>
          <table:table-cell office:value-type="string" calcext:value-type="string">
            <text:p>Pattern 7</text:p>
          </table:table-cell>
          <table:table-cell office:value-type="float" office:value="27.802810500479" calcext:value-type="float">
            <text:p>27.802810500479</text:p>
          </table:table-cell>
          <table:table-cell office:value-type="float" office:value="0.488017776406016" calcext:value-type="float">
            <text:p>0.488017776406016</text:p>
          </table:table-cell>
          <table:table-cell office:value-type="float" office:value="0.595933074492114" calcext:value-type="float">
            <text:p>0.595933074492114</text:p>
          </table:table-cell>
          <table:table-cell office:value-type="string" calcext:value-type="string">
            <text:p>https://twitter.com/Pandlakalyan/status/1611913665191739393</text:p>
          </table:table-cell>
        </table:table-row>
        <table:table-row table:style-name="ro1">
          <table:table-cell office:value-type="string" calcext:value-type="string">
            <text:p>input/data_formal_20240530-1342/meme/Pandlakalyan_20230109T013846/0.jpg</text:p>
          </table:table-cell>
          <table:table-cell office:value-type="string" calcext:value-type="string">
            <text:p>Pattern 6</text:p>
          </table:table-cell>
          <table:table-cell office:value-type="float" office:value="24.6041655107402" calcext:value-type="float">
            <text:p>24.6041655107402</text:p>
          </table:table-cell>
          <table:table-cell office:value-type="float" office:value="0.869899552396323" calcext:value-type="float">
            <text:p>0.869899552396323</text:p>
          </table:table-cell>
          <table:table-cell office:value-type="float" office:value="0.400397921878672" calcext:value-type="float">
            <text:p>0.400397921878672</text:p>
          </table:table-cell>
          <table:table-cell office:value-type="string" calcext:value-type="string">
            <text:p>https://twitter.com/Pandlakalyan/status/1612262574820847618</text:p>
          </table:table-cell>
        </table:table-row>
        <table:table-row table:style-name="ro1">
          <table:table-cell office:value-type="string" calcext:value-type="string">
            <text:p>input/data_formal_20240530-1342/meme/Pandlakalyan_20230110T030059/0.jpg</text:p>
          </table:table-cell>
          <table:table-cell office:value-type="string" calcext:value-type="string">
            <text:p>Pattern 7</text:p>
          </table:table-cell>
          <table:table-cell office:value-type="float" office:value="31.9908646122411" calcext:value-type="float">
            <text:p>31.9908646122411</text:p>
          </table:table-cell>
          <table:table-cell office:value-type="float" office:value="0.206911285559765" calcext:value-type="float">
            <text:p>0.206911285559765</text:p>
          </table:table-cell>
          <table:table-cell office:value-type="float" office:value="0.408014195497881" calcext:value-type="float">
            <text:p>0.408014195497881</text:p>
          </table:table-cell>
          <table:table-cell office:value-type="string" calcext:value-type="string">
            <text:p>https://twitter.com/Pandlakalyan/status/1612645651615191040</text:p>
          </table:table-cell>
        </table:table-row>
        <table:table-row table:style-name="ro1">
          <table:table-cell office:value-type="string" calcext:value-type="string">
            <text:p>input/data_formal_20240530-1342/meme/Pandlakalyan_20230316T020433/0.jpg</text:p>
          </table:table-cell>
          <table:table-cell office:value-type="string" calcext:value-type="string">
            <text:p>Pattern 5</text:p>
          </table:table-cell>
          <table:table-cell office:value-type="float" office:value="28.5019820105493" calcext:value-type="float">
            <text:p>28.5019820105493</text:p>
          </table:table-cell>
          <table:table-cell office:value-type="float" office:value="0.177759585795998" calcext:value-type="float">
            <text:p>0.177759585795998</text:p>
          </table:table-cell>
          <table:table-cell office:value-type="float" office:value="0.525014525171577" calcext:value-type="float">
            <text:p>0.525014525171577</text:p>
          </table:table-cell>
          <table:table-cell office:value-type="string" calcext:value-type="string">
            <text:p>https://twitter.com/Pandlakalyan/status/163618666093649920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0.jpg</text:p>
          </table:table-cell>
          <table:table-cell office:value-type="string" calcext:value-type="string">
            <text:p>Pattern 2</text:p>
          </table:table-cell>
          <table:table-cell office:value-type="float" office:value="30.7961051118073" calcext:value-type="float">
            <text:p>30.7961051118073</text:p>
          </table:table-cell>
          <table:table-cell office:value-type="float" office:value="0.199938198848364" calcext:value-type="float">
            <text:p>0.199938198848364</text:p>
          </table:table-cell>
          <table:table-cell office:value-type="float" office:value="0.60928376644845" calcext:value-type="float">
            <text:p>0.60928376644845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1.jpg</text:p>
          </table:table-cell>
          <table:table-cell office:value-type="string" calcext:value-type="string">
            <text:p>Pattern 2</text:p>
          </table:table-cell>
          <table:table-cell office:value-type="float" office:value="28.0759562473636" calcext:value-type="float">
            <text:p>28.0759562473636</text:p>
          </table:table-cell>
          <table:table-cell office:value-type="float" office:value="0.41424697579914" calcext:value-type="float">
            <text:p>0.41424697579914</text:p>
          </table:table-cell>
          <table:table-cell office:value-type="float" office:value="0.678300928720994" calcext:value-type="float">
            <text:p>0.678300928720994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2.jpg</text:p>
          </table:table-cell>
          <table:table-cell office:value-type="string" calcext:value-type="string">
            <text:p>Pattern 2</text:p>
          </table:table-cell>
          <table:table-cell office:value-type="float" office:value="28.3406603692597" calcext:value-type="float">
            <text:p>28.3406603692597</text:p>
          </table:table-cell>
          <table:table-cell office:value-type="float" office:value="0.223087873644777" calcext:value-type="float">
            <text:p>0.223087873644777</text:p>
          </table:table-cell>
          <table:table-cell office:value-type="float" office:value="0.631667268355053" calcext:value-type="float">
            <text:p>0.631667268355053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3.jpg</text:p>
          </table:table-cell>
          <table:table-cell office:value-type="string" calcext:value-type="string">
            <text:p>Pattern 2</text:p>
          </table:table-cell>
          <table:table-cell office:value-type="float" office:value="30.1089350248641" calcext:value-type="float">
            <text:p>30.1089350248641</text:p>
          </table:table-cell>
          <table:table-cell office:value-type="float" office:value="0.176182422734414" calcext:value-type="float">
            <text:p>0.176182422734414</text:p>
          </table:table-cell>
          <table:table-cell office:value-type="float" office:value="0.547758688689144" calcext:value-type="float">
            <text:p>0.547758688689144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omitasaha_20221231T050734/0.jpg</text:p>
          </table:table-cell>
          <table:table-cell office:value-type="string" calcext:value-type="string">
            <text:p>Pattern 1</text:p>
          </table:table-cell>
          <table:table-cell office:value-type="float" office:value="30.424824941171" calcext:value-type="float">
            <text:p>30.424824941171</text:p>
          </table:table-cell>
          <table:table-cell office:value-type="float" office:value="0.440552485111947" calcext:value-type="float">
            <text:p>0.440552485111947</text:p>
          </table:table-cell>
          <table:table-cell office:value-type="float" office:value="0.411519034436825" calcext:value-type="float">
            <text:p>0.411519034436825</text:p>
          </table:table-cell>
          <table:table-cell office:value-type="string" calcext:value-type="string">
            <text:p>https://twitter.com/Covid19Travel_/status/1609055547088592897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215442/0.jpg</text:p>
          </table:table-cell>
          <table:table-cell office:value-type="string" calcext:value-type="string">
            <text:p>Pattern 7</text:p>
          </table:table-cell>
          <table:table-cell office:value-type="float" office:value="31.578934962815" calcext:value-type="float">
            <text:p>31.578934962815</text:p>
          </table:table-cell>
          <table:table-cell office:value-type="float" office:value="0.456386633697535" calcext:value-type="float">
            <text:p>0.456386633697535</text:p>
          </table:table-cell>
          <table:table-cell office:value-type="float" office:value="0.38691363999795" calcext:value-type="float">
            <text:p>0.38691363999795</text:p>
          </table:table-cell>
          <table:table-cell office:value-type="string" calcext:value-type="string">
            <text:p>https://twitter.com/Xowatle/status/160799152750215168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51958/0.jpg</text:p>
          </table:table-cell>
          <table:table-cell office:value-type="string" calcext:value-type="string">
            <text:p>Pattern 2</text:p>
          </table:table-cell>
          <table:table-cell office:value-type="float" office:value="27.8816555348821" calcext:value-type="float">
            <text:p>27.8816555348821</text:p>
          </table:table-cell>
          <table:table-cell office:value-type="float" office:value="0.385324773396492" calcext:value-type="float">
            <text:p>0.385324773396492</text:p>
          </table:table-cell>
          <table:table-cell office:value-type="float" office:value="0.675884925148583" calcext:value-type="float">
            <text:p>0.675884925148583</text:p>
          </table:table-cell>
          <table:table-cell office:value-type="string" calcext:value-type="string">
            <text:p>https://twitter.com/memesofredditt/status/1621015548237697025</text:p>
          </table:table-cell>
        </table:table-row>
        <table:table-row table:style-name="ro1">
          <table:table-cell office:value-type="string" calcext:value-type="string">
            <text:p>input/data_formal_20240530-1342/meme/ParthThombare7_20230103T180007/0.jpg</text:p>
          </table:table-cell>
          <table:table-cell office:value-type="string" calcext:value-type="string">
            <text:p>Pattern 2</text:p>
          </table:table-cell>
          <table:table-cell office:value-type="float" office:value="26.2093740448023" calcext:value-type="float">
            <text:p>26.2093740448023</text:p>
          </table:table-cell>
          <table:table-cell office:value-type="float" office:value="0.431289292033237" calcext:value-type="float">
            <text:p>0.431289292033237</text:p>
          </table:table-cell>
          <table:table-cell office:value-type="float" office:value="0.764432852992923" calcext:value-type="float">
            <text:p>0.764432852992923</text:p>
          </table:table-cell>
          <table:table-cell office:value-type="string" calcext:value-type="string">
            <text:p>https://twitter.com/ParthThombare7/status/1610667328265650177</text:p>
          </table:table-cell>
        </table:table-row>
        <table:table-row table:style-name="ro1">
          <table:table-cell office:value-type="string" calcext:value-type="string">
            <text:p>input/data_formal_20240530-1342/meme/passion_ark_20221228T021040/0.jpg</text:p>
          </table:table-cell>
          <table:table-cell office:value-type="string" calcext:value-type="string">
            <text:p>Pattern 6</text:p>
          </table:table-cell>
          <table:table-cell office:value-type="float" office:value="26.6821110072833" calcext:value-type="float">
            <text:p>26.6821110072833</text:p>
          </table:table-cell>
          <table:table-cell office:value-type="float" office:value="0.801621841399671" calcext:value-type="float">
            <text:p>0.801621841399671</text:p>
          </table:table-cell>
          <table:table-cell office:value-type="float" office:value="0.37188052340611" calcext:value-type="float">
            <text:p>0.37188052340611</text:p>
          </table:table-cell>
          <table:table-cell office:value-type="string" calcext:value-type="string">
            <text:p>https://twitter.com/passion_ark/status/1607921944955060224</text:p>
          </table:table-cell>
        </table:table-row>
        <table:table-row table:style-name="ro1">
          <table:table-cell office:value-type="string" calcext:value-type="string">
            <text:p>input/data_formal_20240530-1342/meme/passion_ark_20230105T100939/0.jpg</text:p>
          </table:table-cell>
          <table:table-cell office:value-type="string" calcext:value-type="string">
            <text:p>Pattern 2</text:p>
          </table:table-cell>
          <table:table-cell office:value-type="float" office:value="31.9675394760912" calcext:value-type="float">
            <text:p>31.9675394760912</text:p>
          </table:table-cell>
          <table:table-cell office:value-type="float" office:value="0.113343645850801" calcext:value-type="float">
            <text:p>0.113343645850801</text:p>
          </table:table-cell>
          <table:table-cell office:value-type="float" office:value="0.516730677728787" calcext:value-type="float">
            <text:p>0.516730677728787</text:p>
          </table:table-cell>
          <table:table-cell office:value-type="string" calcext:value-type="string">
            <text:p>https://twitter.com/passion_ark/status/1610941590167584768</text:p>
          </table:table-cell>
        </table:table-row>
        <table:table-row table:style-name="ro1">
          <table:table-cell office:value-type="string" calcext:value-type="string">
            <text:p>input/data_formal_20240530-1342/meme/PatraYatish_20230202T003554/0.jpg</text:p>
          </table:table-cell>
          <table:table-cell office:value-type="string" calcext:value-type="string">
            <text:p>Pattern 3</text:p>
          </table:table-cell>
          <table:table-cell office:value-type="float" office:value="21.8627466453319" calcext:value-type="float">
            <text:p>21.8627466453319</text:p>
          </table:table-cell>
          <table:table-cell office:value-type="float" office:value="0.281284700014111" calcext:value-type="float">
            <text:p>0.281284700014111</text:p>
          </table:table-cell>
          <table:table-cell office:value-type="float" office:value="0.909159710782304" calcext:value-type="float">
            <text:p>0.909159710782304</text:p>
          </table:table-cell>
          <table:table-cell office:value-type="string" calcext:value-type="string">
            <text:p>https://twitter.com/PatraYatish/status/1620944059144732672</text:p>
          </table:table-cell>
        </table:table-row>
        <table:table-row table:style-name="ro1">
          <table:table-cell office:value-type="string" calcext:value-type="string">
            <text:p>input/data_formal_20240530-1342/meme/PaulDereume_20230322T171829/0.jpg</text:p>
          </table:table-cell>
          <table:table-cell office:value-type="string" calcext:value-type="string">
            <text:p>Pattern 1</text:p>
          </table:table-cell>
          <table:table-cell office:value-type="float" office:value="35.1729922272362" calcext:value-type="float">
            <text:p>35.1729922272362</text:p>
          </table:table-cell>
          <table:table-cell office:value-type="float" office:value="0.115639792580542" calcext:value-type="float">
            <text:p>0.115639792580542</text:p>
          </table:table-cell>
          <table:table-cell office:value-type="float" office:value="0.25477445129022" calcext:value-type="float">
            <text:p>0.25477445129022</text:p>
          </table:table-cell>
          <table:table-cell office:value-type="string" calcext:value-type="string">
            <text:p>https://twitter.com/acwelling/status/1638597275126562822</text:p>
          </table:table-cell>
        </table:table-row>
        <table:table-row table:style-name="ro1">
          <table:table-cell office:value-type="string" calcext:value-type="string">
            <text:p>input/data_formal_20240530-1342/meme/pawsfortailsind_20230206T135429/0.jpg</text:p>
          </table:table-cell>
          <table:table-cell office:value-type="string" calcext:value-type="string">
            <text:p>Pattern 1</text:p>
          </table:table-cell>
          <table:table-cell office:value-type="float" office:value="31.9200520641569" calcext:value-type="float">
            <text:p>31.9200520641569</text:p>
          </table:table-cell>
          <table:table-cell office:value-type="float" office:value="0.250804942187634" calcext:value-type="float">
            <text:p>0.250804942187634</text:p>
          </table:table-cell>
          <table:table-cell office:value-type="float" office:value="0.42652837075426" calcext:value-type="float">
            <text:p>0.42652837075426</text:p>
          </table:table-cell>
          <table:table-cell office:value-type="string" calcext:value-type="string">
            <text:p>https://twitter.com/iamabharti/status/1622595889197121536</text:p>
          </table:table-cell>
        </table:table-row>
        <table:table-row table:style-name="ro1">
          <table:table-cell office:value-type="string" calcext:value-type="string">
            <text:p>input/data_formal_20240530-1342/meme/PayMeIndia_20230106T074720/0.jpg</text:p>
          </table:table-cell>
          <table:table-cell office:value-type="string" calcext:value-type="string">
            <text:p>Pattern 9</text:p>
          </table:table-cell>
          <table:table-cell office:value-type="float" office:value="10.551438358711" calcext:value-type="float">
            <text:p>10.551438358711</text:p>
          </table:table-cell>
          <table:table-cell office:value-type="float" office:value="0.171560480541193" calcext:value-type="float">
            <text:p>0.171560480541193</text:p>
          </table:table-cell>
          <table:table-cell office:value-type="float" office:value="0.035391096408659" calcext:value-type="float">
            <text:p>0.035391096408659</text:p>
          </table:table-cell>
          <table:table-cell office:value-type="string" calcext:value-type="string">
            <text:p>https://twitter.com/PayMeIndia/status/1611268164314365952</text:p>
          </table:table-cell>
        </table:table-row>
        <table:table-row table:style-name="ro1">
          <table:table-cell office:value-type="string" calcext:value-type="string">
            <text:p>input/data_formal_20240530-1342/meme/paymoni_hq_20230103T092159/0.jpg</text:p>
          </table:table-cell>
          <table:table-cell office:value-type="string" calcext:value-type="string">
            <text:p>Pattern 5</text:p>
          </table:table-cell>
          <table:table-cell office:value-type="float" office:value="31.0375961269264" calcext:value-type="float">
            <text:p>31.0375961269264</text:p>
          </table:table-cell>
          <table:table-cell office:value-type="float" office:value="0.207438376441418" calcext:value-type="float">
            <text:p>0.207438376441418</text:p>
          </table:table-cell>
          <table:table-cell office:value-type="float" office:value="0.433299245696844" calcext:value-type="float">
            <text:p>0.433299245696844</text:p>
          </table:table-cell>
          <table:table-cell office:value-type="string" calcext:value-type="string">
            <text:p>https://twitter.com/tobidcoder/status/1610888962003853314</text:p>
          </table:table-cell>
        </table:table-row>
        <table:table-row table:style-name="ro1">
          <table:table-cell office:value-type="string" calcext:value-type="string">
            <text:p>input/data_formal_20240530-1342/meme/paymoni_hq_20230104T092729/0.jpg</text:p>
          </table:table-cell>
          <table:table-cell office:value-type="string" calcext:value-type="string">
            <text:p>Pattern 5</text:p>
          </table:table-cell>
          <table:table-cell office:value-type="float" office:value="27.2905619798099" calcext:value-type="float">
            <text:p>27.2905619798099</text:p>
          </table:table-cell>
          <table:table-cell office:value-type="float" office:value="0.202025296877377" calcext:value-type="float">
            <text:p>0.202025296877377</text:p>
          </table:table-cell>
          <table:table-cell office:value-type="float" office:value="0.341139637072125" calcext:value-type="float">
            <text:p>0.341139637072125</text:p>
          </table:table-cell>
          <table:table-cell office:value-type="string" calcext:value-type="string">
            <text:p>https://twitter.com/tobidcoder/status/1610888939149135872</text:p>
          </table:table-cell>
        </table:table-row>
        <table:table-row table:style-name="ro1">
          <table:table-cell office:value-type="string" calcext:value-type="string">
            <text:p>input/data_formal_20240530-1342/meme/peachiikim_20230201T234831/0.jpg</text:p>
          </table:table-cell>
          <table:table-cell office:value-type="string" calcext:value-type="string">
            <text:p>Pattern 3</text:p>
          </table:table-cell>
          <table:table-cell office:value-type="float" office:value="29.4911643945867" calcext:value-type="float">
            <text:p>29.4911643945867</text:p>
          </table:table-cell>
          <table:table-cell office:value-type="float" office:value="0.474355710699269" calcext:value-type="float">
            <text:p>0.474355710699269</text:p>
          </table:table-cell>
          <table:table-cell office:value-type="float" office:value="0.732445229396578" calcext:value-type="float">
            <text:p>0.732445229396578</text:p>
          </table:table-cell>
          <table:table-cell office:value-type="string" calcext:value-type="string">
            <text:p>https://twitter.com/LarryPinkus2/status/1621005722875228160</text:p>
          </table:table-cell>
        </table:table-row>
        <table:table-row table:style-name="ro1">
          <table:table-cell office:value-type="string" calcext:value-type="string">
            <text:p>input/data_formal_20240530-1342/meme/peachiikim_20230201T234955/0.jpg</text:p>
          </table:table-cell>
          <table:table-cell office:value-type="string" calcext:value-type="string">
            <text:p>Pattern 5</text:p>
          </table:table-cell>
          <table:table-cell office:value-type="float" office:value="28.8562709769457" calcext:value-type="float">
            <text:p>28.8562709769457</text:p>
          </table:table-cell>
          <table:table-cell office:value-type="float" office:value="0.113541386423481" calcext:value-type="float">
            <text:p>0.113541386423481</text:p>
          </table:table-cell>
          <table:table-cell office:value-type="float" office:value="0.329897540016085" calcext:value-type="float">
            <text:p>0.329897540016085</text:p>
          </table:table-cell>
          <table:table-cell office:value-type="string" calcext:value-type="string">
            <text:p>https://twitter.com/LiBbErTyJuStiC1/status/1620979929663012864</text:p>
          </table:table-cell>
        </table:table-row>
        <table:table-row table:style-name="ro1">
          <table:table-cell office:value-type="string" calcext:value-type="string">
            <text:p>input/data_formal_20240530-1342/meme/PeGods_NFT_20230205T121657/0.jpg</text:p>
          </table:table-cell>
          <table:table-cell office:value-type="string" calcext:value-type="string">
            <text:p>Pattern 7</text:p>
          </table:table-cell>
          <table:table-cell office:value-type="float" office:value="28.2003954986722" calcext:value-type="float">
            <text:p>28.2003954986722</text:p>
          </table:table-cell>
          <table:table-cell office:value-type="float" office:value="0.401348049805383" calcext:value-type="float">
            <text:p>0.401348049805383</text:p>
          </table:table-cell>
          <table:table-cell office:value-type="float" office:value="0.427263131322733" calcext:value-type="float">
            <text:p>0.427263131322733</text:p>
          </table:table-cell>
          <table:table-cell office:value-type="string" calcext:value-type="string">
            <text:p>https://twitter.com/CieJazzy/status/1622588361147060224</text:p>
          </table:table-cell>
        </table:table-row>
        <table:table-row table:style-name="ro1">
          <table:table-cell office:value-type="string" calcext:value-type="string">
            <text:p>input/data_formal_20240530-1342/meme/petlibro_20230206T140000/0.jpg</text:p>
          </table:table-cell>
          <table:table-cell office:value-type="string" calcext:value-type="string">
            <text:p>Pattern 1</text:p>
          </table:table-cell>
          <table:table-cell office:value-type="float" office:value="29.4869629465509" calcext:value-type="float">
            <text:p>29.4869629465509</text:p>
          </table:table-cell>
          <table:table-cell office:value-type="float" office:value="0.289880860602605" calcext:value-type="float">
            <text:p>0.289880860602605</text:p>
          </table:table-cell>
          <table:table-cell office:value-type="float" office:value="0.306386405555908" calcext:value-type="float">
            <text:p>0.306386405555908</text:p>
          </table:table-cell>
          <table:table-cell office:value-type="string" calcext:value-type="string">
            <text:p>https://twitter.com/PetLibro/status/1622595972378378243</text:p>
          </table:table-cell>
        </table:table-row>
        <table:table-row table:style-name="ro1">
          <table:table-cell office:value-type="string" calcext:value-type="string">
            <text:p>input/data_formal_20240530-1342/meme/PhantasmaBot__20221010T082329/0.jpg</text:p>
          </table:table-cell>
          <table:table-cell office:value-type="string" calcext:value-type="string">
            <text:p>Pattern 2</text:p>
          </table:table-cell>
          <table:table-cell office:value-type="float" office:value="25.7744861441566" calcext:value-type="float">
            <text:p>25.7744861441566</text:p>
          </table:table-cell>
          <table:table-cell office:value-type="float" office:value="0.258264170547374" calcext:value-type="float">
            <text:p>0.258264170547374</text:p>
          </table:table-cell>
          <table:table-cell office:value-type="float" office:value="0.827112009481583" calcext:value-type="float">
            <text:p>0.827112009481583</text:p>
          </table:table-cell>
          <table:table-cell office:value-type="string" calcext:value-type="string">
            <text:p>https://twitter.com/Njiforti3/status/1607909714024620032</text:p>
          </table:table-cell>
        </table:table-row>
        <table:table-row table:style-name="ro1">
          <table:table-cell office:value-type="string" calcext:value-type="string">
            <text:p>input/data_formal_20240530-1342/meme/PhantasmaBot__20221012T002226/0.jpg</text:p>
          </table:table-cell>
          <table:table-cell office:value-type="string" calcext:value-type="string">
            <text:p>Pattern 7</text:p>
          </table:table-cell>
          <table:table-cell office:value-type="float" office:value="28.9687454606116" calcext:value-type="float">
            <text:p>28.9687454606116</text:p>
          </table:table-cell>
          <table:table-cell office:value-type="float" office:value="0.653690763505697" calcext:value-type="float">
            <text:p>0.653690763505697</text:p>
          </table:table-cell>
          <table:table-cell office:value-type="float" office:value="0.361074388333589" calcext:value-type="float">
            <text:p>0.361074388333589</text:p>
          </table:table-cell>
          <table:table-cell office:value-type="string" calcext:value-type="string">
            <text:p>https://twitter.com/Njiforti3/status/1607909392707473408</text:p>
          </table:table-cell>
        </table:table-row>
        <table:table-row table:style-name="ro1">
          <table:table-cell office:value-type="string" calcext:value-type="string">
            <text:p>input/data_formal_20240530-1342/meme/PhantasmaBot__20221014T074914/0.jpg</text:p>
          </table:table-cell>
          <table:table-cell office:value-type="string" calcext:value-type="string">
            <text:p>Pattern 6</text:p>
          </table:table-cell>
          <table:table-cell office:value-type="float" office:value="24.6030824731199" calcext:value-type="float">
            <text:p>24.6030824731199</text:p>
          </table:table-cell>
          <table:table-cell office:value-type="float" office:value="0.772448009774125" calcext:value-type="float">
            <text:p>0.772448009774125</text:p>
          </table:table-cell>
          <table:table-cell office:value-type="float" office:value="0.39998752389912" calcext:value-type="float">
            <text:p>0.39998752389912</text:p>
          </table:table-cell>
          <table:table-cell office:value-type="string" calcext:value-type="string">
            <text:p>https://twitter.com/Njiforti3/status/1607908421612748801</text:p>
          </table:table-cell>
        </table:table-row>
        <table:table-row table:style-name="ro1">
          <table:table-cell office:value-type="string" calcext:value-type="string">
            <text:p>input/data_formal_20240530-1342/meme/PhantasmaBot__20221016T082320/0.jpg</text:p>
          </table:table-cell>
          <table:table-cell office:value-type="string" calcext:value-type="string">
            <text:p>Pattern 2</text:p>
          </table:table-cell>
          <table:table-cell office:value-type="float" office:value="25.7744861441566" calcext:value-type="float">
            <text:p>25.7744861441566</text:p>
          </table:table-cell>
          <table:table-cell office:value-type="float" office:value="0.258264170547374" calcext:value-type="float">
            <text:p>0.258264170547374</text:p>
          </table:table-cell>
          <table:table-cell office:value-type="float" office:value="0.827112009481583" calcext:value-type="float">
            <text:p>0.827112009481583</text:p>
          </table:table-cell>
          <table:table-cell office:value-type="string" calcext:value-type="string">
            <text:p>https://twitter.com/Njiforti3/status/1607908083522744323</text:p>
          </table:table-cell>
        </table:table-row>
        <table:table-row table:style-name="ro1">
          <table:table-cell office:value-type="string" calcext:value-type="string">
            <text:p>input/data_formal_20240530-1342/meme/PhantasmaBot__20221016T190108/0.jpg</text:p>
          </table:table-cell>
          <table:table-cell office:value-type="string" calcext:value-type="string">
            <text:p>Pattern 3</text:p>
          </table:table-cell>
          <table:table-cell office:value-type="float" office:value="23.1108838697893" calcext:value-type="float">
            <text:p>23.1108838697893</text:p>
          </table:table-cell>
          <table:table-cell office:value-type="float" office:value="0.276671572576116" calcext:value-type="float">
            <text:p>0.276671572576116</text:p>
          </table:table-cell>
          <table:table-cell office:value-type="float" office:value="0.7810184596403" calcext:value-type="float">
            <text:p>0.7810184596403</text:p>
          </table:table-cell>
          <table:table-cell office:value-type="string" calcext:value-type="string">
            <text:p>https://twitter.com/Njiforti3/status/1607908035741073411</text:p>
          </table:table-cell>
        </table:table-row>
        <table:table-row table:style-name="ro1">
          <table:table-cell office:value-type="string" calcext:value-type="string">
            <text:p>input/data_formal_20240530-1342/meme/PhantasmaBot__20221018T102243/0.jpg</text:p>
          </table:table-cell>
          <table:table-cell office:value-type="string" calcext:value-type="string">
            <text:p>Pattern 7</text:p>
          </table:table-cell>
          <table:table-cell office:value-type="float" office:value="28.9687454606116" calcext:value-type="float">
            <text:p>28.9687454606116</text:p>
          </table:table-cell>
          <table:table-cell office:value-type="float" office:value="0.653690763505697" calcext:value-type="float">
            <text:p>0.653690763505697</text:p>
          </table:table-cell>
          <table:table-cell office:value-type="float" office:value="0.361074388333589" calcext:value-type="float">
            <text:p>0.361074388333589</text:p>
          </table:table-cell>
          <table:table-cell office:value-type="string" calcext:value-type="string">
            <text:p>https://twitter.com/Njiforti3/status/1607907814462169090</text:p>
          </table:table-cell>
        </table:table-row>
        <table:table-row table:style-name="ro1">
          <table:table-cell office:value-type="string" calcext:value-type="string">
            <text:p>input/data_formal_20240530-1342/meme/PhantasmaBot__20221021T082543/0.jpg</text:p>
          </table:table-cell>
          <table:table-cell office:value-type="string" calcext:value-type="string">
            <text:p>Pattern 3</text:p>
          </table:table-cell>
          <table:table-cell office:value-type="float" office:value="21.5345726311518" calcext:value-type="float">
            <text:p>21.5345726311518</text:p>
          </table:table-cell>
          <table:table-cell office:value-type="float" office:value="0.418377609954459" calcext:value-type="float">
            <text:p>0.418377609954459</text:p>
          </table:table-cell>
          <table:table-cell office:value-type="float" office:value="0.821890919432994" calcext:value-type="float">
            <text:p>0.821890919432994</text:p>
          </table:table-cell>
          <table:table-cell office:value-type="string" calcext:value-type="string">
            <text:p>https://twitter.com/Njiforti3/status/1607907382079938560</text:p>
          </table:table-cell>
        </table:table-row>
        <table:table-row table:style-name="ro1">
          <table:table-cell office:value-type="string" calcext:value-type="string">
            <text:p>input/data_formal_20240530-1342/meme/PhantasmaBot__20221022T130202/0.jpg</text:p>
          </table:table-cell>
          <table:table-cell office:value-type="string" calcext:value-type="string">
            <text:p>Pattern 2</text:p>
          </table:table-cell>
          <table:table-cell office:value-type="float" office:value="25.7744861441566" calcext:value-type="float">
            <text:p>25.7744861441566</text:p>
          </table:table-cell>
          <table:table-cell office:value-type="float" office:value="0.258264170547374" calcext:value-type="float">
            <text:p>0.258264170547374</text:p>
          </table:table-cell>
          <table:table-cell office:value-type="float" office:value="0.827112009481583" calcext:value-type="float">
            <text:p>0.827112009481583</text:p>
          </table:table-cell>
          <table:table-cell office:value-type="string" calcext:value-type="string">
            <text:p>https://twitter.com/Njiforti3/status/1607907221572288512</text:p>
          </table:table-cell>
        </table:table-row>
        <table:table-row table:style-name="ro1">
          <table:table-cell office:value-type="string" calcext:value-type="string">
            <text:p>input/data_formal_20240530-1342/meme/Phantomhhh213_20230206T124007/0.jpg</text:p>
          </table:table-cell>
          <table:table-cell office:value-type="string" calcext:value-type="string">
            <text:p>Pattern 6</text:p>
          </table:table-cell>
          <table:table-cell office:value-type="float" office:value="26.5698524543795" calcext:value-type="float">
            <text:p>26.5698524543795</text:p>
          </table:table-cell>
          <table:table-cell office:value-type="float" office:value="0.74070869317564" calcext:value-type="float">
            <text:p>0.74070869317564</text:p>
          </table:table-cell>
          <table:table-cell office:value-type="float" office:value="0.404368918610281" calcext:value-type="float">
            <text:p>0.404368918610281</text:p>
          </table:table-cell>
          <table:table-cell office:value-type="string" calcext:value-type="string">
            <text:p>https://twitter.com/Phantomhhh213/status/1622575865837113344</text:p>
          </table:table-cell>
        </table:table-row>
        <table:table-row table:style-name="ro1">
          <table:table-cell office:value-type="string" calcext:value-type="string">
            <text:p>input/data_formal_20240530-1342/meme/phd_urban_20230206T140000/0.jpg</text:p>
          </table:table-cell>
          <table:table-cell office:value-type="string" calcext:value-type="string">
            <text:p>Pattern 2</text:p>
          </table:table-cell>
          <table:table-cell office:value-type="float" office:value="32.0780930361922" calcext:value-type="float">
            <text:p>32.0780930361922</text:p>
          </table:table-cell>
          <table:table-cell office:value-type="float" office:value="0.102878783698866" calcext:value-type="float">
            <text:p>0.102878783698866</text:p>
          </table:table-cell>
          <table:table-cell office:value-type="float" office:value="0.458854762733814" calcext:value-type="float">
            <text:p>0.458854762733814</text:p>
          </table:table-cell>
          <table:table-cell office:value-type="string" calcext:value-type="string">
            <text:p>https://twitter.com/phd_urban/status/1622595972571320321</text:p>
          </table:table-cell>
        </table:table-row>
        <table:table-row table:style-name="ro1">
          <table:table-cell office:value-type="string" calcext:value-type="string">
            <text:p>input/data_formal_20240530-1342/meme/Phizzzy_20230315T202942/0.jpg</text:p>
          </table:table-cell>
          <table:table-cell office:value-type="string" calcext:value-type="string">
            <text:p>Pattern 3</text:p>
          </table:table-cell>
          <table:table-cell office:value-type="float" office:value="23.3376488653989" calcext:value-type="float">
            <text:p>23.3376488653989</text:p>
          </table:table-cell>
          <table:table-cell office:value-type="float" office:value="0.480581304470653" calcext:value-type="float">
            <text:p>0.480581304470653</text:p>
          </table:table-cell>
          <table:table-cell office:value-type="float" office:value="0.836624698442348" calcext:value-type="float">
            <text:p>0.836624698442348</text:p>
          </table:table-cell>
          <table:table-cell office:value-type="string" calcext:value-type="string">
            <text:p>https://twitter.com/Phizzzy/status/1636102395070390275</text:p>
          </table:table-cell>
        </table:table-row>
        <table:table-row table:style-name="ro1">
          <table:table-cell office:value-type="string" calcext:value-type="string">
            <text:p>input/data_formal_20240530-1342/meme/phoebe_senpai_20230202T051942/0.jpg</text:p>
          </table:table-cell>
          <table:table-cell office:value-type="string" calcext:value-type="string">
            <text:p>Pattern 3</text:p>
          </table:table-cell>
          <table:table-cell office:value-type="float" office:value="23.9309566515438" calcext:value-type="float">
            <text:p>23.9309566515438</text:p>
          </table:table-cell>
          <table:table-cell office:value-type="float" office:value="0.358781333938194" calcext:value-type="float">
            <text:p>0.358781333938194</text:p>
          </table:table-cell>
          <table:table-cell office:value-type="float" office:value="0.859976433087438" calcext:value-type="float">
            <text:p>0.859976433087438</text:p>
          </table:table-cell>
          <table:table-cell office:value-type="string" calcext:value-type="string">
            <text:p>https://twitter.com/phoebe_senpai/status/1621015480948637698</text:p>
          </table:table-cell>
        </table:table-row>
        <table:table-row table:style-name="ro1">
          <table:table-cell office:value-type="string" calcext:value-type="string">
            <text:p>input/data_formal_20240530-1342/meme/PhynixBongs_20230226T041446/0.jpg</text:p>
          </table:table-cell>
          <table:table-cell office:value-type="string" calcext:value-type="string">
            <text:p>Pattern 1</text:p>
          </table:table-cell>
          <table:table-cell office:value-type="float" office:value="29.841896708257" calcext:value-type="float">
            <text:p>29.841896708257</text:p>
          </table:table-cell>
          <table:table-cell office:value-type="float" office:value="0.226761757996541" calcext:value-type="float">
            <text:p>0.226761757996541</text:p>
          </table:table-cell>
          <table:table-cell office:value-type="float" office:value="0.27607890480203" calcext:value-type="float">
            <text:p>0.27607890480203</text:p>
          </table:table-cell>
          <table:table-cell office:value-type="string" calcext:value-type="string">
            <text:p>https://twitter.com/DawsonSpencer_/status/1629698083608055809</text:p>
          </table:table-cell>
        </table:table-row>
        <table:table-row table:style-name="ro1">
          <table:table-cell office:value-type="string" calcext:value-type="string">
            <text:p>input/data_formal_20240530-1342/meme/pirfirdous1_20230106T043145/0.jpg</text:p>
          </table:table-cell>
          <table:table-cell office:value-type="string" calcext:value-type="string">
            <text:p>Pattern 8</text:p>
          </table:table-cell>
          <table:table-cell office:value-type="float" office:value="24.3922063281731" calcext:value-type="float">
            <text:p>24.3922063281731</text:p>
          </table:table-cell>
          <table:table-cell office:value-type="float" office:value="0.782748268231071" calcext:value-type="float">
            <text:p>0.782748268231071</text:p>
          </table:table-cell>
          <table:table-cell office:value-type="float" office:value="0.433818183053848" calcext:value-type="float">
            <text:p>0.433818183053848</text:p>
          </table:table-cell>
          <table:table-cell office:value-type="string" calcext:value-type="string">
            <text:p>https://twitter.com/pirfirdous1/status/1611218942219161600</text:p>
          </table:table-cell>
        </table:table-row>
        <table:table-row table:style-name="ro1">
          <table:table-cell office:value-type="string" calcext:value-type="string">
            <text:p>input/data_formal_20240530-1342/meme/PlanetNate1_20221226T234804/0.jpg</text:p>
          </table:table-cell>
          <table:table-cell office:value-type="string" calcext:value-type="string">
            <text:p>Pattern 1</text:p>
          </table:table-cell>
          <table:table-cell office:value-type="float" office:value="34.0422916001339" calcext:value-type="float">
            <text:p>34.0422916001339</text:p>
          </table:table-cell>
          <table:table-cell office:value-type="float" office:value="0.514988073423961" calcext:value-type="float">
            <text:p>0.514988073423961</text:p>
          </table:table-cell>
          <table:table-cell office:value-type="float" office:value="0.362230067114124" calcext:value-type="float">
            <text:p>0.362230067114124</text:p>
          </table:table-cell>
          <table:table-cell office:value-type="string" calcext:value-type="string">
            <text:p>https://twitter.com/PamelaG84195863/status/1607926249007218690</text:p>
          </table:table-cell>
        </table:table-row>
        <table:table-row table:style-name="ro1">
          <table:table-cell office:value-type="string" calcext:value-type="string">
            <text:p>input/data_formal_20240530-1342/meme/Play_Games_Com_20230202T050030/0.jpg</text:p>
          </table:table-cell>
          <table:table-cell office:value-type="string" calcext:value-type="string">
            <text:p>Pattern 2</text:p>
          </table:table-cell>
          <table:table-cell office:value-type="float" office:value="29.2227109199841" calcext:value-type="float">
            <text:p>29.2227109199841</text:p>
          </table:table-cell>
          <table:table-cell office:value-type="float" office:value="0.399462565696915" calcext:value-type="float">
            <text:p>0.399462565696915</text:p>
          </table:table-cell>
          <table:table-cell office:value-type="float" office:value="0.69125666105005" calcext:value-type="float">
            <text:p>0.69125666105005</text:p>
          </table:table-cell>
          <table:table-cell office:value-type="string" calcext:value-type="string">
            <text:p>https://twitter.com/Play_Games_Com/status/1621010651630936064</text:p>
          </table:table-cell>
        </table:table-row>
        <table:table-row table:style-name="ro1">
          <table:table-cell office:value-type="string" calcext:value-type="string">
            <text:p>input/data_formal_20240530-1342/meme/PlayAddaGames_20230105T123031/0.jpg</text:p>
          </table:table-cell>
          <table:table-cell office:value-type="string" calcext:value-type="string">
            <text:p>Pattern 7</text:p>
          </table:table-cell>
          <table:table-cell office:value-type="float" office:value="25.3835500008374" calcext:value-type="float">
            <text:p>25.3835500008374</text:p>
          </table:table-cell>
          <table:table-cell office:value-type="float" office:value="0.508567822512765" calcext:value-type="float">
            <text:p>0.508567822512765</text:p>
          </table:table-cell>
          <table:table-cell office:value-type="float" office:value="0.405170503143908" calcext:value-type="float">
            <text:p>0.405170503143908</text:p>
          </table:table-cell>
          <table:table-cell office:value-type="string" calcext:value-type="string">
            <text:p>https://twitter.com/PlayAddaGames/status/1610977038105444352</text:p>
          </table:table-cell>
        </table:table-row>
        <table:table-row table:style-name="ro1">
          <table:table-cell office:value-type="string" calcext:value-type="string">
            <text:p>input/data_formal_20240530-1342/meme/plsak_20221226T132602/0.jpg</text:p>
          </table:table-cell>
          <table:table-cell office:value-type="string" calcext:value-type="string">
            <text:p>Pattern 2</text:p>
          </table:table-cell>
          <table:table-cell office:value-type="float" office:value="34.0190982193236" calcext:value-type="float">
            <text:p>34.0190982193236</text:p>
          </table:table-cell>
          <table:table-cell office:value-type="float" office:value="0.24839295562343" calcext:value-type="float">
            <text:p>0.24839295562343</text:p>
          </table:table-cell>
          <table:table-cell office:value-type="float" office:value="0.490754848493688" calcext:value-type="float">
            <text:p>0.490754848493688</text:p>
          </table:table-cell>
          <table:table-cell office:value-type="string" calcext:value-type="string">
            <text:p>https://twitter.com/davilap99/status/1607936336186556422</text:p>
          </table:table-cell>
        </table:table-row>
        <table:table-row table:style-name="ro1">
          <table:table-cell office:value-type="string" calcext:value-type="string">
            <text:p>input/data_formal_20240530-1342/meme/Plsd420_20230105T164621/0.jpg</text:p>
          </table:table-cell>
          <table:table-cell office:value-type="string" calcext:value-type="string">
            <text:p>Pattern 5</text:p>
          </table:table-cell>
          <table:table-cell office:value-type="float" office:value="29.9260914033008" calcext:value-type="float">
            <text:p>29.9260914033008</text:p>
          </table:table-cell>
          <table:table-cell office:value-type="float" office:value="0.157664084374928" calcext:value-type="float">
            <text:p>0.157664084374928</text:p>
          </table:table-cell>
          <table:table-cell office:value-type="float" office:value="0.489762335426633" calcext:value-type="float">
            <text:p>0.489762335426633</text:p>
          </table:table-cell>
          <table:table-cell office:value-type="string" calcext:value-type="string">
            <text:p>https://twitter.com/PLSD_Thailand/status/1611243865855647744</text:p>
          </table:table-cell>
        </table:table-row>
        <table:table-row table:style-name="ro1">
          <table:table-cell office:value-type="string" calcext:value-type="string">
            <text:p>input/data_formal_20240530-1342/meme/Plsd420_20230105T185205/0.jpg</text:p>
          </table:table-cell>
          <table:table-cell office:value-type="string" calcext:value-type="string">
            <text:p>Pattern 7</text:p>
          </table:table-cell>
          <table:table-cell office:value-type="float" office:value="25.6427052654403" calcext:value-type="float">
            <text:p>25.6427052654403</text:p>
          </table:table-cell>
          <table:table-cell office:value-type="float" office:value="0.566805835635141" calcext:value-type="float">
            <text:p>0.566805835635141</text:p>
          </table:table-cell>
          <table:table-cell office:value-type="float" office:value="0.521206377659652" calcext:value-type="float">
            <text:p>0.521206377659652</text:p>
          </table:table-cell>
          <table:table-cell office:value-type="string" calcext:value-type="string">
            <text:p>https://twitter.com/S2000ince/status/1611259488190832640</text:p>
          </table:table-cell>
        </table:table-row>
        <table:table-row table:style-name="ro1">
          <table:table-cell office:value-type="string" calcext:value-type="string">
            <text:p>input/data_formal_20240530-1342/meme/Plsd420_20230105T202635/0.jpg</text:p>
          </table:table-cell>
          <table:table-cell office:value-type="string" calcext:value-type="string">
            <text:p>Pattern 3</text:p>
          </table:table-cell>
          <table:table-cell office:value-type="float" office:value="25.5533242542473" calcext:value-type="float">
            <text:p>25.5533242542473</text:p>
          </table:table-cell>
          <table:table-cell office:value-type="float" office:value="0.332174912705071" calcext:value-type="float">
            <text:p>0.332174912705071</text:p>
          </table:table-cell>
          <table:table-cell office:value-type="float" office:value="0.808629798933943" calcext:value-type="float">
            <text:p>0.808629798933943</text:p>
          </table:table-cell>
          <table:table-cell office:value-type="string" calcext:value-type="string">
            <text:p>https://twitter.com/PLSD_Thailand/status/1611279628576116737</text:p>
          </table:table-cell>
        </table:table-row>
        <table:table-row table:style-name="ro1">
          <table:table-cell office:value-type="string" calcext:value-type="string">
            <text:p>input/data_formal_20240530-1342/meme/PMapsAssessment_20230106T060313/0.jpg</text:p>
          </table:table-cell>
          <table:table-cell office:value-type="string" calcext:value-type="string">
            <text:p>Pattern 9</text:p>
          </table:table-cell>
          <table:table-cell office:value-type="float" office:value="13.7896275669979" calcext:value-type="float">
            <text:p>13.7896275669979</text:p>
          </table:table-cell>
          <table:table-cell office:value-type="float" office:value="0.157745608536302" calcext:value-type="float">
            <text:p>0.157745608536302</text:p>
          </table:table-cell>
          <table:table-cell office:value-type="float" office:value="0.0835859645846028" calcext:value-type="float">
            <text:p>0.0835859645846028</text:p>
          </table:table-cell>
          <table:table-cell office:value-type="string" calcext:value-type="string">
            <text:p>https://twitter.com/PMapsAssessment/status/1611241959385075712</text:p>
          </table:table-cell>
        </table:table-row>
        <table:table-row table:style-name="ro1">
          <table:table-cell office:value-type="string" calcext:value-type="string">
            <text:p>input/data_formal_20240530-1342/meme/pocoslip_20230106T074006/0.jpg</text:p>
          </table:table-cell>
          <table:table-cell office:value-type="string" calcext:value-type="string">
            <text:p>Pattern 3</text:p>
          </table:table-cell>
          <table:table-cell office:value-type="float" office:value="25.9711793695537" calcext:value-type="float">
            <text:p>25.9711793695537</text:p>
          </table:table-cell>
          <table:table-cell office:value-type="float" office:value="0.480772027094517" calcext:value-type="float">
            <text:p>0.480772027094517</text:p>
          </table:table-cell>
          <table:table-cell office:value-type="float" office:value="0.805745112106685" calcext:value-type="float">
            <text:p>0.805745112106685</text:p>
          </table:table-cell>
          <table:table-cell office:value-type="string" calcext:value-type="string">
            <text:p>https://twitter.com/pocoslip/status/1611266341281095681</text:p>
          </table:table-cell>
        </table:table-row>
        <table:table-row table:style-name="ro1">
          <table:table-cell office:value-type="string" calcext:value-type="string">
            <text:p>input/data_formal_20240530-1342/meme/PokemonSelene_20221129T035810/0.jpg</text:p>
          </table:table-cell>
          <table:table-cell office:value-type="string" calcext:value-type="string">
            <text:p>Pattern 3</text:p>
          </table:table-cell>
          <table:table-cell office:value-type="float" office:value="30.6465575797999" calcext:value-type="float">
            <text:p>30.6465575797999</text:p>
          </table:table-cell>
          <table:table-cell office:value-type="float" office:value="0.252991908087457" calcext:value-type="float">
            <text:p>0.252991908087457</text:p>
          </table:table-cell>
          <table:table-cell office:value-type="float" office:value="0.60926327854215" calcext:value-type="float">
            <text:p>0.60926327854215</text:p>
          </table:table-cell>
          <table:table-cell office:value-type="string" calcext:value-type="string">
            <text:p>https://twitter.com/BlackHiveMedia1/status/1610942950065963008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14350/0.jpg</text:p>
          </table:table-cell>
          <table:table-cell office:value-type="string" calcext:value-type="string">
            <text:p>Pattern 2</text:p>
          </table:table-cell>
          <table:table-cell office:value-type="float" office:value="27.1441981637587" calcext:value-type="float">
            <text:p>27.1441981637587</text:p>
          </table:table-cell>
          <table:table-cell office:value-type="float" office:value="0.227400514949981" calcext:value-type="float">
            <text:p>0.227400514949981</text:p>
          </table:table-cell>
          <table:table-cell office:value-type="float" office:value="0.699402452961576" calcext:value-type="float">
            <text:p>0.699402452961576</text:p>
          </table:table-cell>
          <table:table-cell office:value-type="string" calcext:value-type="string">
            <text:p>https://twitter.com/FrankHa1984/status/1607940023361613825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31040/0.jpg</text:p>
          </table:table-cell>
          <table:table-cell office:value-type="string" calcext:value-type="string">
            <text:p>Pattern 2</text:p>
          </table:table-cell>
          <table:table-cell office:value-type="float" office:value="30.3669535715283" calcext:value-type="float">
            <text:p>30.3669535715283</text:p>
          </table:table-cell>
          <table:table-cell office:value-type="float" office:value="0.125570075230499" calcext:value-type="float">
            <text:p>0.125570075230499</text:p>
          </table:table-cell>
          <table:table-cell office:value-type="float" office:value="0.59727363058358" calcext:value-type="float">
            <text:p>0.59727363058358</text:p>
          </table:table-cell>
          <table:table-cell office:value-type="string" calcext:value-type="string">
            <text:p>https://twitter.com/GalarChampPam/status/1607955421398183936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33346/0.jpg</text:p>
          </table:table-cell>
          <table:table-cell office:value-type="string" calcext:value-type="string">
            <text:p>Pattern 2</text:p>
          </table:table-cell>
          <table:table-cell office:value-type="float" office:value="23.0895439416429" calcext:value-type="float">
            <text:p>23.0895439416429</text:p>
          </table:table-cell>
          <table:table-cell office:value-type="float" office:value="0.260828103695667" calcext:value-type="float">
            <text:p>0.260828103695667</text:p>
          </table:table-cell>
          <table:table-cell office:value-type="float" office:value="0.798816452597073" calcext:value-type="float">
            <text:p>0.798816452597073</text:p>
          </table:table-cell>
          <table:table-cell office:value-type="string" calcext:value-type="string">
            <text:p>https://twitter.com/PokemonSelene/status/1607882461673041920</text:p>
          </table:table-cell>
        </table:table-row>
        <table:table-row table:style-name="ro1">
          <table:table-cell office:value-type="string" calcext:value-type="string">
            <text:p>input/data_formal_20240530-1342/meme/PokemonSelene_20221230T170636/0.jpg</text:p>
          </table:table-cell>
          <table:table-cell office:value-type="string" calcext:value-type="string">
            <text:p>Pattern 3</text:p>
          </table:table-cell>
          <table:table-cell office:value-type="float" office:value="28.6787494497582" calcext:value-type="float">
            <text:p>28.6787494497582</text:p>
          </table:table-cell>
          <table:table-cell office:value-type="float" office:value="0.212382317420998" calcext:value-type="float">
            <text:p>0.212382317420998</text:p>
          </table:table-cell>
          <table:table-cell office:value-type="float" office:value="0.697533828514089" calcext:value-type="float">
            <text:p>0.697533828514089</text:p>
          </table:table-cell>
          <table:table-cell office:value-type="string" calcext:value-type="string">
            <text:p>https://twitter.com/kittykat5090_/status/1610971468187439104</text:p>
          </table:table-cell>
        </table:table-row>
        <table:table-row table:style-name="ro1">
          <table:table-cell office:value-type="string" calcext:value-type="string">
            <text:p>input/data_formal_20240530-1342/meme/PokemonSelene_20230102T234036/0.jpg</text:p>
          </table:table-cell>
          <table:table-cell office:value-type="string" calcext:value-type="string">
            <text:p>Pattern 2</text:p>
          </table:table-cell>
          <table:table-cell office:value-type="float" office:value="30.0368924938945" calcext:value-type="float">
            <text:p>30.0368924938945</text:p>
          </table:table-cell>
          <table:table-cell office:value-type="float" office:value="0.274227702756012" calcext:value-type="float">
            <text:p>0.274227702756012</text:p>
          </table:table-cell>
          <table:table-cell office:value-type="float" office:value="0.665546184376399" calcext:value-type="float">
            <text:p>0.665546184376399</text:p>
          </table:table-cell>
          <table:table-cell office:value-type="string" calcext:value-type="string">
            <text:p>https://twitter.com/BriSoFly12/status/1611235572475101185</text:p>
          </table:table-cell>
        </table:table-row>
        <table:table-row table:style-name="ro1">
          <table:table-cell office:value-type="string" calcext:value-type="string">
            <text:p>input/data_formal_20240530-1342/meme/PokemonSelene_20230104T225220/0.jpg</text:p>
          </table:table-cell>
          <table:table-cell office:value-type="string" calcext:value-type="string">
            <text:p>Pattern 3</text:p>
          </table:table-cell>
          <table:table-cell office:value-type="float" office:value="26.7445001498106" calcext:value-type="float">
            <text:p>26.7445001498106</text:p>
          </table:table-cell>
          <table:table-cell office:value-type="float" office:value="0.515017896447279" calcext:value-type="float">
            <text:p>0.515017896447279</text:p>
          </table:table-cell>
          <table:table-cell office:value-type="float" office:value="0.730097255255942" calcext:value-type="float">
            <text:p>0.730097255255942</text:p>
          </table:table-cell>
          <table:table-cell office:value-type="string" calcext:value-type="string">
            <text:p>https://twitter.com/GlitteryCafe/status/1613320491892080640</text:p>
          </table:table-cell>
        </table:table-row>
        <table:table-row table:style-name="ro1">
          <table:table-cell office:value-type="string" calcext:value-type="string">
            <text:p>input/data_formal_20240530-1342/meme/PokemonSelene_20230108T181414/0.jpg</text:p>
          </table:table-cell>
          <table:table-cell office:value-type="string" calcext:value-type="string">
            <text:p>Pattern 3</text:p>
          </table:table-cell>
          <table:table-cell office:value-type="float" office:value="23.1172565779632" calcext:value-type="float">
            <text:p>23.1172565779632</text:p>
          </table:table-cell>
          <table:table-cell office:value-type="float" office:value="0.315267530469644" calcext:value-type="float">
            <text:p>0.315267530469644</text:p>
          </table:table-cell>
          <table:table-cell office:value-type="float" office:value="0.896360284318454" calcext:value-type="float">
            <text:p>0.896360284318454</text:p>
          </table:table-cell>
          <table:table-cell office:value-type="string" calcext:value-type="string">
            <text:p>https://twitter.com/GlitteryCafe/status/1613318697455607816</text:p>
          </table:table-cell>
        </table:table-row>
        <table:table-row table:style-name="ro1">
          <table:table-cell office:value-type="string" calcext:value-type="string">
            <text:p>input/data_formal_20240530-1342/meme/PokemonSelene_20230111T191205/0.jpg</text:p>
          </table:table-cell>
          <table:table-cell office:value-type="string" calcext:value-type="string">
            <text:p>Pattern 2</text:p>
          </table:table-cell>
          <table:table-cell office:value-type="float" office:value="26.6725779381766" calcext:value-type="float">
            <text:p>26.6725779381766</text:p>
          </table:table-cell>
          <table:table-cell office:value-type="float" office:value="0.219599344300616" calcext:value-type="float">
            <text:p>0.219599344300616</text:p>
          </table:table-cell>
          <table:table-cell office:value-type="float" office:value="0.800705431453722" calcext:value-type="float">
            <text:p>0.800705431453722</text:p>
          </table:table-cell>
          <table:table-cell office:value-type="string" calcext:value-type="string">
            <text:p>https://twitter.com/GlitteryCafe/status/1613318209981087749</text:p>
          </table:table-cell>
        </table:table-row>
        <table:table-row table:style-name="ro1">
          <table:table-cell office:value-type="string" calcext:value-type="string">
            <text:p>input/data_formal_20240530-1342/meme/PokemonSelene_20230203T191021/0.jpg</text:p>
          </table:table-cell>
          <table:table-cell office:value-type="string" calcext:value-type="string">
            <text:p>Pattern 2</text:p>
          </table:table-cell>
          <table:table-cell office:value-type="float" office:value="28.2962799118679" calcext:value-type="float">
            <text:p>28.2962799118679</text:p>
          </table:table-cell>
          <table:table-cell office:value-type="float" office:value="0.220231736692341" calcext:value-type="float">
            <text:p>0.220231736692341</text:p>
          </table:table-cell>
          <table:table-cell office:value-type="float" office:value="0.750206009501839" calcext:value-type="float">
            <text:p>0.750206009501839</text:p>
          </table:table-cell>
          <table:table-cell office:value-type="string" calcext:value-type="string">
            <text:p>https://twitter.com/BlackHandSmith/status/1622578097420738560</text:p>
          </table:table-cell>
        </table:table-row>
        <table:table-row table:style-name="ro1">
          <table:table-cell office:value-type="string" calcext:value-type="string">
            <text:p>input/data_formal_20240530-1342/meme/PokemonSelene_20230206T044638/0.jpg</text:p>
          </table:table-cell>
          <table:table-cell office:value-type="string" calcext:value-type="string">
            <text:p>Pattern 3</text:p>
          </table:table-cell>
          <table:table-cell office:value-type="float" office:value="26.6647245290406" calcext:value-type="float">
            <text:p>26.6647245290406</text:p>
          </table:table-cell>
          <table:table-cell office:value-type="float" office:value="0.348558638697991" calcext:value-type="float">
            <text:p>0.348558638697991</text:p>
          </table:table-cell>
          <table:table-cell office:value-type="float" office:value="0.800703725052444" calcext:value-type="float">
            <text:p>0.800703725052444</text:p>
          </table:table-cell>
          <table:table-cell office:value-type="string" calcext:value-type="string">
            <text:p>https://twitter.com/pikafan09/status/1622597082572890115</text:p>
          </table:table-cell>
        </table:table-row>
        <table:table-row table:style-name="ro1">
          <table:table-cell office:value-type="string" calcext:value-type="string">
            <text:p>input/data_formal_20240530-1342/meme/polidario_joy_20230202T012708/0.jpg</text:p>
          </table:table-cell>
          <table:table-cell office:value-type="string" calcext:value-type="string">
            <text:p>Pattern 3</text:p>
          </table:table-cell>
          <table:table-cell office:value-type="float" office:value="18.6635324774716" calcext:value-type="float">
            <text:p>18.6635324774716</text:p>
          </table:table-cell>
          <table:table-cell office:value-type="float" office:value="0.316702654253736" calcext:value-type="float">
            <text:p>0.316702654253736</text:p>
          </table:table-cell>
          <table:table-cell office:value-type="float" office:value="0.906757773012734" calcext:value-type="float">
            <text:p>0.906757773012734</text:p>
          </table:table-cell>
          <table:table-cell office:value-type="string" calcext:value-type="string">
            <text:p>https://twitter.com/polidario_joy/status/1620956954242998272</text:p>
          </table:table-cell>
        </table:table-row>
        <table:table-row table:style-name="ro1">
          <table:table-cell office:value-type="string" calcext:value-type="string">
            <text:p>input/data_formal_20240530-1342/meme/ponk_inu_20230105T022102/0.jpg</text:p>
          </table:table-cell>
          <table:table-cell office:value-type="string" calcext:value-type="string">
            <text:p>Pattern 1</text:p>
          </table:table-cell>
          <table:table-cell office:value-type="float" office:value="33.8331087695559" calcext:value-type="float">
            <text:p>33.8331087695559</text:p>
          </table:table-cell>
          <table:table-cell office:value-type="float" office:value="0.273176030826735" calcext:value-type="float">
            <text:p>0.273176030826735</text:p>
          </table:table-cell>
          <table:table-cell office:value-type="float" office:value="0.433553154015917" calcext:value-type="float">
            <text:p>0.433553154015917</text:p>
          </table:table-cell>
          <table:table-cell office:value-type="string" calcext:value-type="string">
            <text:p>https://twitter.com/Phantom_g1/status/1610981797713641472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1832/0.jpg</text:p>
          </table:table-cell>
          <table:table-cell office:value-type="string" calcext:value-type="string">
            <text:p>Pattern 6</text:p>
          </table:table-cell>
          <table:table-cell office:value-type="float" office:value="26.5722340234873" calcext:value-type="float">
            <text:p>26.5722340234873</text:p>
          </table:table-cell>
          <table:table-cell office:value-type="float" office:value="0.676737302372502" calcext:value-type="float">
            <text:p>0.676737302372502</text:p>
          </table:table-cell>
          <table:table-cell office:value-type="float" office:value="0.495977935822689" calcext:value-type="float">
            <text:p>0.495977935822689</text:p>
          </table:table-cell>
          <table:table-cell office:value-type="string" calcext:value-type="string">
            <text:p>https://twitter.com/Ponting79619558/status/1622570436293984261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1945/0.jpg</text:p>
          </table:table-cell>
          <table:table-cell office:value-type="string" calcext:value-type="string">
            <text:p>Pattern 7</text:p>
          </table:table-cell>
          <table:table-cell office:value-type="float" office:value="27.2645414953683" calcext:value-type="float">
            <text:p>27.2645414953683</text:p>
          </table:table-cell>
          <table:table-cell office:value-type="float" office:value="0.508628059116021" calcext:value-type="float">
            <text:p>0.508628059116021</text:p>
          </table:table-cell>
          <table:table-cell office:value-type="float" office:value="0.610363916378238" calcext:value-type="float">
            <text:p>0.610363916378238</text:p>
          </table:table-cell>
          <table:table-cell office:value-type="string" calcext:value-type="string">
            <text:p>https://twitter.com/Ponting79619558/status/1622570743157653505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2049/0.jpg</text:p>
          </table:table-cell>
          <table:table-cell office:value-type="string" calcext:value-type="string">
            <text:p>Pattern 1</text:p>
          </table:table-cell>
          <table:table-cell office:value-type="float" office:value="33.6773422899413" calcext:value-type="float">
            <text:p>33.6773422899413</text:p>
          </table:table-cell>
          <table:table-cell office:value-type="float" office:value="0.460116651786588" calcext:value-type="float">
            <text:p>0.460116651786588</text:p>
          </table:table-cell>
          <table:table-cell office:value-type="float" office:value="0.550408291091673" calcext:value-type="float">
            <text:p>0.550408291091673</text:p>
          </table:table-cell>
          <table:table-cell office:value-type="string" calcext:value-type="string">
            <text:p>https://twitter.com/Ponting79619558/status/1622571011643420673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2136/0.jpg</text:p>
          </table:table-cell>
          <table:table-cell office:value-type="string" calcext:value-type="string">
            <text:p>Pattern 3</text:p>
          </table:table-cell>
          <table:table-cell office:value-type="float" office:value="25.4495520339065" calcext:value-type="float">
            <text:p>25.4495520339065</text:p>
          </table:table-cell>
          <table:table-cell office:value-type="float" office:value="0.207906583325207" calcext:value-type="float">
            <text:p>0.207906583325207</text:p>
          </table:table-cell>
          <table:table-cell office:value-type="float" office:value="0.896899783259101" calcext:value-type="float">
            <text:p>0.896899783259101</text:p>
          </table:table-cell>
          <table:table-cell office:value-type="string" calcext:value-type="string">
            <text:p>https://twitter.com/Ponting79619558/status/1622571207970406400</text:p>
          </table:table-cell>
        </table:table-row>
        <table:table-row table:style-name="ro1">
          <table:table-cell office:value-type="string" calcext:value-type="string">
            <text:p>input/data_formal_20240530-1342/meme/PonyExpresshq_20221228T022400/0.jpg</text:p>
          </table:table-cell>
          <table:table-cell office:value-type="string" calcext:value-type="string">
            <text:p>Pattern 8</text:p>
          </table:table-cell>
          <table:table-cell office:value-type="float" office:value="32.010967031608" calcext:value-type="float">
            <text:p>32.010967031608</text:p>
          </table:table-cell>
          <table:table-cell office:value-type="float" office:value="0.644476823103928" calcext:value-type="float">
            <text:p>0.644476823103928</text:p>
          </table:table-cell>
          <table:table-cell office:value-type="float" office:value="0.4662974026611" calcext:value-type="float">
            <text:p>0.4662974026611</text:p>
          </table:table-cell>
          <table:table-cell office:value-type="string" calcext:value-type="string">
            <text:p>https://twitter.com/PonyExpresshq/status/1607925300603625472</text:p>
          </table:table-cell>
        </table:table-row>
        <table:table-row table:style-name="ro1">
          <table:table-cell office:value-type="string" calcext:value-type="string">
            <text:p>input/data_formal_20240530-1342/meme/PopEssenceWax_20230315T215847/0.jpg</text:p>
          </table:table-cell>
          <table:table-cell office:value-type="string" calcext:value-type="string">
            <text:p>Pattern 5</text:p>
          </table:table-cell>
          <table:table-cell office:value-type="float" office:value="32.5550276184919" calcext:value-type="float">
            <text:p>32.5550276184919</text:p>
          </table:table-cell>
          <table:table-cell office:value-type="float" office:value="0.335520597407871" calcext:value-type="float">
            <text:p>0.335520597407871</text:p>
          </table:table-cell>
          <table:table-cell office:value-type="float" office:value="0.45905851754371" calcext:value-type="float">
            <text:p>0.45905851754371</text:p>
          </table:table-cell>
          <table:table-cell office:value-type="string" calcext:value-type="string">
            <text:p>https://twitter.com/AshBo/status/1636125000825487361</text:p>
          </table:table-cell>
        </table:table-row>
        <table:table-row table:style-name="ro1">
          <table:table-cell office:value-type="string" calcext:value-type="string">
            <text:p>input/data_formal_20240530-1342/meme/pornmeme3000_20201025T225717/0.jpg</text:p>
          </table:table-cell>
          <table:table-cell office:value-type="string" calcext:value-type="string">
            <text:p>Pattern 6</text:p>
          </table:table-cell>
          <table:table-cell office:value-type="float" office:value="24.5001746985433" calcext:value-type="float">
            <text:p>24.5001746985433</text:p>
          </table:table-cell>
          <table:table-cell office:value-type="float" office:value="0.805708455988101" calcext:value-type="float">
            <text:p>0.805708455988101</text:p>
          </table:table-cell>
          <table:table-cell office:value-type="float" office:value="0.342437505465545" calcext:value-type="float">
            <text:p>0.342437505465545</text:p>
          </table:table-cell>
          <table:table-cell office:value-type="string" calcext:value-type="string">
            <text:p>https://twitter.com/Y0URZZZZZ/status/1616786865981640706</text:p>
          </table:table-cell>
        </table:table-row>
        <table:table-row table:style-name="ro1">
          <table:table-cell office:value-type="string" calcext:value-type="string">
            <text:p>input/data_formal_20240530-1342/meme/PositiveAbraham_20221228T015246/0.jpg</text:p>
          </table:table-cell>
          <table:table-cell office:value-type="string" calcext:value-type="string">
            <text:p>Pattern 3</text:p>
          </table:table-cell>
          <table:table-cell office:value-type="float" office:value="27.5258307800719" calcext:value-type="float">
            <text:p>27.5258307800719</text:p>
          </table:table-cell>
          <table:table-cell office:value-type="float" office:value="0.401205786295976" calcext:value-type="float">
            <text:p>0.401205786295976</text:p>
          </table:table-cell>
          <table:table-cell office:value-type="float" office:value="0.620616790829447" calcext:value-type="float">
            <text:p>0.620616790829447</text:p>
          </table:table-cell>
          <table:table-cell office:value-type="string" calcext:value-type="string">
            <text:p>https://twitter.com/PositiveAbraham/status/1607917441119838208</text:p>
          </table:table-cell>
        </table:table-row>
        <table:table-row table:style-name="ro1">
          <table:table-cell office:value-type="string" calcext:value-type="string">
            <text:p>input/data_formal_20240530-1342/meme/postwokepodcast_20230206T123557/0.jpg</text:p>
          </table:table-cell>
          <table:table-cell office:value-type="string" calcext:value-type="string">
            <text:p>Pattern 5</text:p>
          </table:table-cell>
          <table:table-cell office:value-type="float" office:value="22.7383824586421" calcext:value-type="float">
            <text:p>22.7383824586421</text:p>
          </table:table-cell>
          <table:table-cell office:value-type="float" office:value="0.167476755584958" calcext:value-type="float">
            <text:p>0.167476755584958</text:p>
          </table:table-cell>
          <table:table-cell office:value-type="float" office:value="0.372313226292935" calcext:value-type="float">
            <text:p>0.372313226292935</text:p>
          </table:table-cell>
          <table:table-cell office:value-type="string" calcext:value-type="string">
            <text:p>https://twitter.com/postwokepodcast/status/1622574817009446915</text:p>
          </table:table-cell>
        </table:table-row>
        <table:table-row table:style-name="ro1">
          <table:table-cell office:value-type="string" calcext:value-type="string">
            <text:p>input/data_formal_20240530-1342/meme/PotetoBlocksStd_20230202T042715/0.jpg</text:p>
          </table:table-cell>
          <table:table-cell office:value-type="string" calcext:value-type="string">
            <text:p>Pattern 3</text:p>
          </table:table-cell>
          <table:table-cell office:value-type="float" office:value="21.4673541884778" calcext:value-type="float">
            <text:p>21.4673541884778</text:p>
          </table:table-cell>
          <table:table-cell office:value-type="float" office:value="0.270479898458692" calcext:value-type="float">
            <text:p>0.270479898458692</text:p>
          </table:table-cell>
          <table:table-cell office:value-type="float" office:value="0.844435077302967" calcext:value-type="float">
            <text:p>0.844435077302967</text:p>
          </table:table-cell>
          <table:table-cell office:value-type="string" calcext:value-type="string">
            <text:p>https://twitter.com/PotetoBlocksStd/status/1621002281067094018</text:p>
          </table:table-cell>
        </table:table-row>
        <table:table-row table:style-name="ro1">
          <table:table-cell office:value-type="string" calcext:value-type="string">
            <text:p>input/data_formal_20240530-1342/meme/Pradeep_NF_20230202T042020/0.jpg</text:p>
          </table:table-cell>
          <table:table-cell office:value-type="string" calcext:value-type="string">
            <text:p>Pattern 8</text:p>
          </table:table-cell>
          <table:table-cell office:value-type="float" office:value="22.7441470812787" calcext:value-type="float">
            <text:p>22.7441470812787</text:p>
          </table:table-cell>
          <table:table-cell office:value-type="float" office:value="0.855535443000709" calcext:value-type="float">
            <text:p>0.855535443000709</text:p>
          </table:table-cell>
          <table:table-cell office:value-type="float" office:value="0.428906981937288" calcext:value-type="float">
            <text:p>0.428906981937288</text:p>
          </table:table-cell>
          <table:table-cell office:value-type="string" calcext:value-type="string">
            <text:p>https://twitter.com/Pradeep_NF/status/1621000543241125889</text:p>
          </table:table-cell>
        </table:table-row>
        <table:table-row table:style-name="ro1">
          <table:table-cell office:value-type="string" calcext:value-type="string">
            <text:p>input/data_formal_20240530-1342/meme/Prakrit38575283_20230106T044044/0.jpg</text:p>
          </table:table-cell>
          <table:table-cell office:value-type="string" calcext:value-type="string">
            <text:p>Pattern 3</text:p>
          </table:table-cell>
          <table:table-cell office:value-type="float" office:value="20.8212638805869" calcext:value-type="float">
            <text:p>20.8212638805869</text:p>
          </table:table-cell>
          <table:table-cell office:value-type="float" office:value="0.299770776427138" calcext:value-type="float">
            <text:p>0.299770776427138</text:p>
          </table:table-cell>
          <table:table-cell office:value-type="float" office:value="0.922187433732811" calcext:value-type="float">
            <text:p>0.922187433732811</text:p>
          </table:table-cell>
          <table:table-cell office:value-type="string" calcext:value-type="string">
            <text:p>https://twitter.com/Prakrit38575283/status/1611221203049672705</text:p>
          </table:table-cell>
        </table:table-row>
        <table:table-row table:style-name="ro1">
          <table:table-cell office:value-type="string" calcext:value-type="string">
            <text:p>input/data_formal_20240530-1342/meme/premium_essay_20230111T181329/0.jpg</text:p>
          </table:table-cell>
          <table:table-cell office:value-type="string" calcext:value-type="string">
            <text:p>Pattern 6</text:p>
          </table:table-cell>
          <table:table-cell office:value-type="float" office:value="26.4790551477973" calcext:value-type="float">
            <text:p>26.4790551477973</text:p>
          </table:table-cell>
          <table:table-cell office:value-type="float" office:value="0.614251012103515" calcext:value-type="float">
            <text:p>0.614251012103515</text:p>
          </table:table-cell>
          <table:table-cell office:value-type="float" office:value="0.628496992604685" calcext:value-type="float">
            <text:p>0.628496992604685</text:p>
          </table:table-cell>
          <table:table-cell office:value-type="string" calcext:value-type="string">
            <text:p>https://twitter.com/Melonflav0r/status/1621007033133854720</text:p>
          </table:table-cell>
        </table:table-row>
        <table:table-row table:style-name="ro1">
          <table:table-cell office:value-type="string" calcext:value-type="string">
            <text:p>input/data_formal_20240530-1342/meme/prep_aud_20230106T044602/0.jpg</text:p>
          </table:table-cell>
          <table:table-cell office:value-type="string" calcext:value-type="string">
            <text:p>Pattern 5</text:p>
          </table:table-cell>
          <table:table-cell office:value-type="float" office:value="32.1183792803147" calcext:value-type="float">
            <text:p>32.1183792803147</text:p>
          </table:table-cell>
          <table:table-cell office:value-type="float" office:value="0.146664229120749" calcext:value-type="float">
            <text:p>0.146664229120749</text:p>
          </table:table-cell>
          <table:table-cell office:value-type="float" office:value="0.414069730824398" calcext:value-type="float">
            <text:p>0.414069730824398</text:p>
          </table:table-cell>
          <table:table-cell office:value-type="string" calcext:value-type="string">
            <text:p>https://twitter.com/prep_aud/status/1611222538893549568</text:p>
          </table:table-cell>
        </table:table-row>
        <table:table-row table:style-name="ro1">
          <table:table-cell office:value-type="string" calcext:value-type="string">
            <text:p>input/data_formal_20240530-1342/meme/prettyboydanilo_20221228T051539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prettyboydanilo/status/1607968497929183233</text:p>
          </table:table-cell>
        </table:table-row>
        <table:table-row table:style-name="ro1">
          <table:table-cell office:value-type="string" calcext:value-type="string">
            <text:p>input/data_formal_20240530-1342/meme/prettyboydidi2_20221228T051539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prettyboydidi2/status/1607968497895612416</text:p>
          </table:table-cell>
        </table:table-row>
        <table:table-row table:style-name="ro1">
          <table:table-cell office:value-type="string" calcext:value-type="string">
            <text:p>input/data_formal_20240530-1342/meme/prettyboymicha_20221228T051538/0.jpg</text:p>
          </table:table-cell>
          <table:table-cell office:value-type="string" calcext:value-type="string">
            <text:p>Pattern 5</text:p>
          </table:table-cell>
          <table:table-cell office:value-type="float" office:value="26.7606794730848" calcext:value-type="float">
            <text:p>26.7606794730848</text:p>
          </table:table-cell>
          <table:table-cell office:value-type="float" office:value="0.18671847648662" calcext:value-type="float">
            <text:p>0.18671847648662</text:p>
          </table:table-cell>
          <table:table-cell office:value-type="float" office:value="0.514176004102928" calcext:value-type="float">
            <text:p>0.514176004102928</text:p>
          </table:table-cell>
          <table:table-cell office:value-type="string" calcext:value-type="string">
            <text:p>https://twitter.com/prettyboymicha/status/1607968497111384065</text:p>
          </table:table-cell>
        </table:table-row>
        <table:table-row table:style-name="ro1">
          <table:table-cell office:value-type="string" calcext:value-type="string">
            <text:p>input/data_formal_20240530-1342/meme/PrinceDbfs_20230403T103004/0.jpg</text:p>
          </table:table-cell>
          <table:table-cell office:value-type="string" calcext:value-type="string">
            <text:p>Pattern 5</text:p>
          </table:table-cell>
          <table:table-cell office:value-type="float" office:value="28.18028096579" calcext:value-type="float">
            <text:p>28.18028096579</text:p>
          </table:table-cell>
          <table:table-cell office:value-type="float" office:value="0.111986807777499" calcext:value-type="float">
            <text:p>0.111986807777499</text:p>
          </table:table-cell>
          <table:table-cell office:value-type="float" office:value="0.258691726595352" calcext:value-type="float">
            <text:p>0.258691726595352</text:p>
          </table:table-cell>
          <table:table-cell office:value-type="string" calcext:value-type="string">
            <text:p>https://twitter.com/PrinceDbfs/status/1642836858806710274</text:p>
          </table:table-cell>
        </table:table-row>
        <table:table-row table:style-name="ro1">
          <table:table-cell office:value-type="string" calcext:value-type="string">
            <text:p>input/data_formal_20240530-1342/meme/prodefleague_20230106T052919/0.jpg</text:p>
          </table:table-cell>
          <table:table-cell office:value-type="string" calcext:value-type="string">
            <text:p>Pattern 7</text:p>
          </table:table-cell>
          <table:table-cell office:value-type="float" office:value="25.4853688975793" calcext:value-type="float">
            <text:p>25.4853688975793</text:p>
          </table:table-cell>
          <table:table-cell office:value-type="float" office:value="0.653066662700025" calcext:value-type="float">
            <text:p>0.653066662700025</text:p>
          </table:table-cell>
          <table:table-cell office:value-type="float" office:value="0.287043468742045" calcext:value-type="float">
            <text:p>0.287043468742045</text:p>
          </table:table-cell>
          <table:table-cell office:value-type="string" calcext:value-type="string">
            <text:p>https://twitter.com/prodefleague/status/1611233428640534528</text:p>
          </table:table-cell>
        </table:table-row>
        <table:table-row table:style-name="ro1">
          <table:table-cell office:value-type="string" calcext:value-type="string">
            <text:p>input/data_formal_20240530-1342/meme/Projjonmo117_20230106T025029/0.jpg</text:p>
          </table:table-cell>
          <table:table-cell office:value-type="string" calcext:value-type="string">
            <text:p>Pattern 2</text:p>
          </table:table-cell>
          <table:table-cell office:value-type="float" office:value="28.7732051247877" calcext:value-type="float">
            <text:p>28.7732051247877</text:p>
          </table:table-cell>
          <table:table-cell office:value-type="float" office:value="0.166658639069927" calcext:value-type="float">
            <text:p>0.166658639069927</text:p>
          </table:table-cell>
          <table:table-cell office:value-type="float" office:value="0.790797625219983" calcext:value-type="float">
            <text:p>0.790797625219983</text:p>
          </table:table-cell>
          <table:table-cell office:value-type="string" calcext:value-type="string">
            <text:p>https://twitter.com/FondantAppleKai/status/1611244146135650305</text:p>
          </table:table-cell>
        </table:table-row>
        <table:table-row table:style-name="ro1">
          <table:table-cell office:value-type="string" calcext:value-type="string">
            <text:p>input/data_formal_20240530-1342/meme/Projjonmo117_20230212T073232/0.jpg</text:p>
          </table:table-cell>
          <table:table-cell office:value-type="string" calcext:value-type="string">
            <text:p>Pattern 2</text:p>
          </table:table-cell>
          <table:table-cell office:value-type="float" office:value="28.5950812031813" calcext:value-type="float">
            <text:p>28.5950812031813</text:p>
          </table:table-cell>
          <table:table-cell office:value-type="float" office:value="0.236125446395546" calcext:value-type="float">
            <text:p>0.236125446395546</text:p>
          </table:table-cell>
          <table:table-cell office:value-type="float" office:value="0.741936469946394" calcext:value-type="float">
            <text:p>0.741936469946394</text:p>
          </table:table-cell>
          <table:table-cell office:value-type="string" calcext:value-type="string">
            <text:p>https://twitter.com/elmistixd/status/1624785082681552896</text:p>
          </table:table-cell>
        </table:table-row>
        <table:table-row table:style-name="ro1">
          <table:table-cell office:value-type="string" calcext:value-type="string">
            <text:p>input/data_formal_20240530-1342/meme/promac007_20230106T061734/0.jpg</text:p>
          </table:table-cell>
          <table:table-cell office:value-type="string" calcext:value-type="string">
            <text:p>Pattern 7</text:p>
          </table:table-cell>
          <table:table-cell office:value-type="float" office:value="25.3711402627912" calcext:value-type="float">
            <text:p>25.3711402627912</text:p>
          </table:table-cell>
          <table:table-cell office:value-type="float" office:value="0.429943359916413" calcext:value-type="float">
            <text:p>0.429943359916413</text:p>
          </table:table-cell>
          <table:table-cell office:value-type="float" office:value="0.428438920048832" calcext:value-type="float">
            <text:p>0.428438920048832</text:p>
          </table:table-cell>
          <table:table-cell office:value-type="string" calcext:value-type="string">
            <text:p>https://twitter.com/promac007/status/1611245572794490881</text:p>
          </table:table-cell>
        </table:table-row>
        <table:table-row table:style-name="ro1">
          <table:table-cell office:value-type="string" calcext:value-type="string">
            <text:p>input/data_formal_20240530-1342/meme/ProPaperscom_20230105T110001/0.jpg</text:p>
          </table:table-cell>
          <table:table-cell office:value-type="string" calcext:value-type="string">
            <text:p>Pattern 1</text:p>
          </table:table-cell>
          <table:table-cell office:value-type="float" office:value="31.2576394913524" calcext:value-type="float">
            <text:p>31.2576394913524</text:p>
          </table:table-cell>
          <table:table-cell office:value-type="float" office:value="0.39599020238955" calcext:value-type="float">
            <text:p>0.39599020238955</text:p>
          </table:table-cell>
          <table:table-cell office:value-type="float" office:value="0.309522226953408" calcext:value-type="float">
            <text:p>0.309522226953408</text:p>
          </table:table-cell>
          <table:table-cell office:value-type="string" calcext:value-type="string">
            <text:p>https://twitter.com/ProPaperscom/status/1610954264804737025</text:p>
          </table:table-cell>
        </table:table-row>
        <table:table-row table:style-name="ro1">
          <table:table-cell office:value-type="string" calcext:value-type="string">
            <text:p>input/data_formal_20240530-1342/meme/psrisbud_20230106T070958/0.jpg</text:p>
          </table:table-cell>
          <table:table-cell office:value-type="string" calcext:value-type="string">
            <text:p>Pattern 1</text:p>
          </table:table-cell>
          <table:table-cell office:value-type="float" office:value="29.6848847080438" calcext:value-type="float">
            <text:p>29.6848847080438</text:p>
          </table:table-cell>
          <table:table-cell office:value-type="float" office:value="0.27359583982855" calcext:value-type="float">
            <text:p>0.27359583982855</text:p>
          </table:table-cell>
          <table:table-cell office:value-type="float" office:value="0.289199950872664" calcext:value-type="float">
            <text:p>0.289199950872664</text:p>
          </table:table-cell>
          <table:table-cell office:value-type="string" calcext:value-type="string">
            <text:p>https://twitter.com/psrisbud/status/1611258757899591681</text:p>
          </table:table-cell>
        </table:table-row>
        <table:table-row table:style-name="ro1">
          <table:table-cell office:value-type="string" calcext:value-type="string">
            <text:p>input/data_formal_20240530-1342/meme/PsychomemesO_20230206T111100/0.jpg</text:p>
          </table:table-cell>
          <table:table-cell office:value-type="string" calcext:value-type="string">
            <text:p>Pattern 6</text:p>
          </table:table-cell>
          <table:table-cell office:value-type="float" office:value="29.8344547352167" calcext:value-type="float">
            <text:p>29.8344547352167</text:p>
          </table:table-cell>
          <table:table-cell office:value-type="float" office:value="0.771569458279667" calcext:value-type="float">
            <text:p>0.771569458279667</text:p>
          </table:table-cell>
          <table:table-cell office:value-type="float" office:value="0.348834046338616" calcext:value-type="float">
            <text:p>0.348834046338616</text:p>
          </table:table-cell>
          <table:table-cell office:value-type="string" calcext:value-type="string">
            <text:p>https://twitter.com/PsychomemesO/status/1622553441380995073</text:p>
          </table:table-cell>
        </table:table-row>
        <table:table-row table:style-name="ro1">
          <table:table-cell office:value-type="string" calcext:value-type="string">
            <text:p>input/data_formal_20240530-1342/meme/PsychomemesO_20230206T125203/0.jpg</text:p>
          </table:table-cell>
          <table:table-cell office:value-type="string" calcext:value-type="string">
            <text:p>Pattern 7</text:p>
          </table:table-cell>
          <table:table-cell office:value-type="float" office:value="27.4558100030647" calcext:value-type="float">
            <text:p>27.4558100030647</text:p>
          </table:table-cell>
          <table:table-cell office:value-type="float" office:value="0.551351780826841" calcext:value-type="float">
            <text:p>0.551351780826841</text:p>
          </table:table-cell>
          <table:table-cell office:value-type="float" office:value="0.499353115977916" calcext:value-type="float">
            <text:p>0.499353115977916</text:p>
          </table:table-cell>
          <table:table-cell office:value-type="string" calcext:value-type="string">
            <text:p>https://twitter.com/PsychomemesO/status/1622578870376599554</text:p>
          </table:table-cell>
        </table:table-row>
        <table:table-row table:style-name="ro1">
          <table:table-cell office:value-type="string" calcext:value-type="string">
            <text:p>input/data_formal_20240530-1342/meme/PujaCha65611056_20230111T070926/0.jpg</text:p>
          </table:table-cell>
          <table:table-cell office:value-type="string" calcext:value-type="string">
            <text:p>Pattern 6</text:p>
          </table:table-cell>
          <table:table-cell office:value-type="float" office:value="25.0931950868762" calcext:value-type="float">
            <text:p>25.0931950868762</text:p>
          </table:table-cell>
          <table:table-cell office:value-type="float" office:value="0.581253173538212" calcext:value-type="float">
            <text:p>0.581253173538212</text:p>
          </table:table-cell>
          <table:table-cell office:value-type="float" office:value="0.496492175746545" calcext:value-type="float">
            <text:p>0.496492175746545</text:p>
          </table:table-cell>
          <table:table-cell office:value-type="string" calcext:value-type="string">
            <text:p>https://twitter.com/PujaCha65611056/status/1613070562028572673</text:p>
          </table:table-cell>
        </table:table-row>
        <table:table-row table:style-name="ro1">
          <table:table-cell office:value-type="string" calcext:value-type="string">
            <text:p>input/data_formal_20240530-1342/meme/purplehqsite_20230105T082243/0.jpg</text:p>
          </table:table-cell>
          <table:table-cell office:value-type="string" calcext:value-type="string">
            <text:p>Pattern 5</text:p>
          </table:table-cell>
          <table:table-cell office:value-type="float" office:value="26.7270735026937" calcext:value-type="float">
            <text:p>26.7270735026937</text:p>
          </table:table-cell>
          <table:table-cell office:value-type="float" office:value="0.164973287728513" calcext:value-type="float">
            <text:p>0.164973287728513</text:p>
          </table:table-cell>
          <table:table-cell office:value-type="float" office:value="0.535079001258948" calcext:value-type="float">
            <text:p>0.535079001258948</text:p>
          </table:table-cell>
          <table:table-cell office:value-type="string" calcext:value-type="string">
            <text:p>https://twitter.com/purplehqsite/status/1610914688186912768</text:p>
          </table:table-cell>
        </table:table-row>
        <table:table-row table:style-name="ro1">
          <table:table-cell office:value-type="string" calcext:value-type="string">
            <text:p>input/data_formal_20240530-1342/meme/PVPcircuit_20230103T180844/0.jpg</text:p>
          </table:table-cell>
          <table:table-cell office:value-type="string" calcext:value-type="string">
            <text:p>Pattern 2</text:p>
          </table:table-cell>
          <table:table-cell office:value-type="float" office:value="27.557982426418" calcext:value-type="float">
            <text:p>27.557982426418</text:p>
          </table:table-cell>
          <table:table-cell office:value-type="float" office:value="0.0551596628707797" calcext:value-type="float">
            <text:p>0.0551596628707797</text:p>
          </table:table-cell>
          <table:table-cell office:value-type="float" office:value="0.651392583996574" calcext:value-type="float">
            <text:p>0.651392583996574</text:p>
          </table:table-cell>
          <table:table-cell office:value-type="string" calcext:value-type="string">
            <text:p>https://twitter.com/Drakeon15Shiny/status/1611247126239117312</text:p>
          </table:table-cell>
        </table:table-row>
        <table:table-row table:style-name="ro1">
          <table:table-cell office:value-type="string" calcext:value-type="string">
            <text:p>input/data_formal_20240530-1342/meme/PVPcircuit_20230110T184644/0.jpg</text:p>
          </table:table-cell>
          <table:table-cell office:value-type="string" calcext:value-type="string">
            <text:p>Pattern 7</text:p>
          </table:table-cell>
          <table:table-cell office:value-type="float" office:value="29.5123412749242" calcext:value-type="float">
            <text:p>29.5123412749242</text:p>
          </table:table-cell>
          <table:table-cell office:value-type="float" office:value="0.402877069296306" calcext:value-type="float">
            <text:p>0.402877069296306</text:p>
          </table:table-cell>
          <table:table-cell office:value-type="float" office:value="0.387977593083514" calcext:value-type="float">
            <text:p>0.387977593083514</text:p>
          </table:table-cell>
          <table:table-cell office:value-type="string" calcext:value-type="string">
            <text:p>https://twitter.com/TWill5934/status/1613304751864651776</text:p>
          </table:table-cell>
        </table:table-row>
        <table:table-row table:style-name="ro1">
          <table:table-cell office:value-type="string" calcext:value-type="string">
            <text:p>input/data_formal_20240530-1342/meme/qT_Bonedaddy_Tq_20230111T230343/0.jpg</text:p>
          </table:table-cell>
          <table:table-cell office:value-type="string" calcext:value-type="string">
            <text:p>Pattern 5</text:p>
          </table:table-cell>
          <table:table-cell office:value-type="float" office:value="23.2617737254398" calcext:value-type="float">
            <text:p>23.2617737254398</text:p>
          </table:table-cell>
          <table:table-cell office:value-type="float" office:value="0.2041567152059" calcext:value-type="float">
            <text:p>0.2041567152059</text:p>
          </table:table-cell>
          <table:table-cell office:value-type="float" office:value="0.246936043537148" calcext:value-type="float">
            <text:p>0.246936043537148</text:p>
          </table:table-cell>
          <table:table-cell office:value-type="string" calcext:value-type="string">
            <text:p>https://twitter.com/qT_Bonedaddy_Tq/status/1613310716324225024</text:p>
          </table:table-cell>
        </table:table-row>
        <table:table-row table:style-name="ro1">
          <table:table-cell office:value-type="string" calcext:value-type="string">
            <text:p>input/data_formal_20240530-1342/meme/qT_Bonedaddy_Tq_20230111T230442/0.jpg</text:p>
          </table:table-cell>
          <table:table-cell office:value-type="string" calcext:value-type="string">
            <text:p>Pattern 1</text:p>
          </table:table-cell>
          <table:table-cell office:value-type="float" office:value="32.2154510815126" calcext:value-type="float">
            <text:p>32.2154510815126</text:p>
          </table:table-cell>
          <table:table-cell office:value-type="float" office:value="0.168824320498216" calcext:value-type="float">
            <text:p>0.168824320498216</text:p>
          </table:table-cell>
          <table:table-cell office:value-type="float" office:value="0.41510898104224" calcext:value-type="float">
            <text:p>0.41510898104224</text:p>
          </table:table-cell>
          <table:table-cell office:value-type="string" calcext:value-type="string">
            <text:p>https://twitter.com/qT_Bonedaddy_Tq/status/1613310964639596549</text:p>
          </table:table-cell>
        </table:table-row>
        <table:table-row table:style-name="ro1">
          <table:table-cell office:value-type="string" calcext:value-type="string">
            <text:p>input/data_formal_20240530-1342/meme/QualityQure_20230307T070318/0.jpg</text:p>
          </table:table-cell>
          <table:table-cell office:value-type="string" calcext:value-type="string">
            <text:p>Pattern 7</text:p>
          </table:table-cell>
          <table:table-cell office:value-type="float" office:value="33.9059748123731" calcext:value-type="float">
            <text:p>33.9059748123731</text:p>
          </table:table-cell>
          <table:table-cell office:value-type="float" office:value="0.303891659511292" calcext:value-type="float">
            <text:p>0.303891659511292</text:p>
          </table:table-cell>
          <table:table-cell office:value-type="float" office:value="0.337226770082301" calcext:value-type="float">
            <text:p>0.337226770082301</text:p>
          </table:table-cell>
          <table:table-cell office:value-type="string" calcext:value-type="string">
            <text:p>https://twitter.com/QualityQure/status/1633000354634944513</text:p>
          </table:table-cell>
        </table:table-row>
        <table:table-row table:style-name="ro1">
          <table:table-cell office:value-type="string" calcext:value-type="string">
            <text:p>input/data_formal_20240530-1342/meme/QualityQure_20230307T070318/1.jpg</text:p>
          </table:table-cell>
          <table:table-cell office:value-type="string" calcext:value-type="string">
            <text:p>Pattern 7</text:p>
          </table:table-cell>
          <table:table-cell office:value-type="float" office:value="33.0949106980906" calcext:value-type="float">
            <text:p>33.0949106980906</text:p>
          </table:table-cell>
          <table:table-cell office:value-type="float" office:value="0.344288387124302" calcext:value-type="float">
            <text:p>0.344288387124302</text:p>
          </table:table-cell>
          <table:table-cell office:value-type="float" office:value="0.357377998472055" calcext:value-type="float">
            <text:p>0.357377998472055</text:p>
          </table:table-cell>
          <table:table-cell office:value-type="string" calcext:value-type="string">
            <text:p>https://twitter.com/QualityQure/status/1633000354634944513</text:p>
          </table:table-cell>
        </table:table-row>
        <table:table-row table:style-name="ro1">
          <table:table-cell office:value-type="string" calcext:value-type="string">
            <text:p>input/data_formal_20240530-1342/meme/QwertyBrand_20230206T111417/0.jpg</text:p>
          </table:table-cell>
          <table:table-cell office:value-type="string" calcext:value-type="string">
            <text:p>Pattern 1</text:p>
          </table:table-cell>
          <table:table-cell office:value-type="float" office:value="30.2822961788757" calcext:value-type="float">
            <text:p>30.2822961788757</text:p>
          </table:table-cell>
          <table:table-cell office:value-type="float" office:value="0.308025296775477" calcext:value-type="float">
            <text:p>0.308025296775477</text:p>
          </table:table-cell>
          <table:table-cell office:value-type="float" office:value="0.368799978253064" calcext:value-type="float">
            <text:p>0.368799978253064</text:p>
          </table:table-cell>
          <table:table-cell office:value-type="string" calcext:value-type="string">
            <text:p>https://twitter.com/QwertyBrand/status/1622554265184276486</text:p>
          </table:table-cell>
        </table:table-row>
        <table:table-row table:style-name="ro1">
          <table:table-cell office:value-type="string" calcext:value-type="string">
            <text:p>input/data_formal_20240530-1342/meme/R2kdesigns_20221014T155559/0.jpg</text:p>
          </table:table-cell>
          <table:table-cell office:value-type="string" calcext:value-type="string">
            <text:p>Pattern 1</text:p>
          </table:table-cell>
          <table:table-cell office:value-type="float" office:value="25.2201333524855" calcext:value-type="float">
            <text:p>25.2201333524855</text:p>
          </table:table-cell>
          <table:table-cell office:value-type="float" office:value="0.230510221279113" calcext:value-type="float">
            <text:p>0.230510221279113</text:p>
          </table:table-cell>
          <table:table-cell office:value-type="float" office:value="0.319577833537151" calcext:value-type="float">
            <text:p>0.319577833537151</text:p>
          </table:table-cell>
          <table:table-cell office:value-type="string" calcext:value-type="string">
            <text:p>https://twitter.com/R2kdesigns/status/1612359639064092674</text:p>
          </table:table-cell>
        </table:table-row>
        <table:table-row table:style-name="ro1">
          <table:table-cell office:value-type="string" calcext:value-type="string">
            <text:p>input/data_formal_20240530-1342/meme/R2kdesigns_20221014T155559/1.jpg</text:p>
          </table:table-cell>
          <table:table-cell office:value-type="string" calcext:value-type="string">
            <text:p>Pattern 1</text:p>
          </table:table-cell>
          <table:table-cell office:value-type="float" office:value="25.2255616940575" calcext:value-type="float">
            <text:p>25.2255616940575</text:p>
          </table:table-cell>
          <table:table-cell office:value-type="float" office:value="0.247355956436277" calcext:value-type="float">
            <text:p>0.247355956436277</text:p>
          </table:table-cell>
          <table:table-cell office:value-type="float" office:value="0.314903371211351" calcext:value-type="float">
            <text:p>0.314903371211351</text:p>
          </table:table-cell>
          <table:table-cell office:value-type="string" calcext:value-type="string">
            <text:p>https://twitter.com/R2kdesigns/status/1612359639064092674</text:p>
          </table:table-cell>
        </table:table-row>
        <table:table-row table:style-name="ro1">
          <table:table-cell office:value-type="string" calcext:value-type="string">
            <text:p>input/data_formal_20240530-1342/meme/r_memes__20221217T081523/0.jpg</text:p>
          </table:table-cell>
          <table:table-cell office:value-type="string" calcext:value-type="string">
            <text:p>Pattern 7</text:p>
          </table:table-cell>
          <table:table-cell office:value-type="float" office:value="31.1635720724908" calcext:value-type="float">
            <text:p>31.1635720724908</text:p>
          </table:table-cell>
          <table:table-cell office:value-type="float" office:value="0.344809299641374" calcext:value-type="float">
            <text:p>0.344809299641374</text:p>
          </table:table-cell>
          <table:table-cell office:value-type="float" office:value="0.357383627947691" calcext:value-type="float">
            <text:p>0.357383627947691</text:p>
          </table:table-cell>
          <table:table-cell office:value-type="string" calcext:value-type="string">
            <text:p>https://twitter.com/josuezingp/status/1607969110977314816</text:p>
          </table:table-cell>
        </table:table-row>
        <table:table-row table:style-name="ro1">
          <table:table-cell office:value-type="string" calcext:value-type="string">
            <text:p>input/data_formal_20240530-1342/meme/r_memes__20221227T053616/0.jpg</text:p>
          </table:table-cell>
          <table:table-cell office:value-type="string" calcext:value-type="string">
            <text:p>Pattern 5</text:p>
          </table:table-cell>
          <table:table-cell office:value-type="float" office:value="17.0193898358891" calcext:value-type="float">
            <text:p>17.0193898358891</text:p>
          </table:table-cell>
          <table:table-cell office:value-type="float" office:value="0.188320363977632" calcext:value-type="float">
            <text:p>0.188320363977632</text:p>
          </table:table-cell>
          <table:table-cell office:value-type="float" office:value="0.269673879807465" calcext:value-type="float">
            <text:p>0.269673879807465</text:p>
          </table:table-cell>
          <table:table-cell office:value-type="string" calcext:value-type="string">
            <text:p>https://twitter.com/seanreimers2/status/1607907254371500032</text:p>
          </table:table-cell>
        </table:table-row>
        <table:table-row table:style-name="ro1">
          <table:table-cell office:value-type="string" calcext:value-type="string">
            <text:p>input/data_formal_20240530-1342/meme/r_memes__20221227T082707/0.jpg</text:p>
          </table:table-cell>
          <table:table-cell office:value-type="string" calcext:value-type="string">
            <text:p>Pattern 7</text:p>
          </table:table-cell>
          <table:table-cell office:value-type="float" office:value="26.654760869109" calcext:value-type="float">
            <text:p>26.654760869109</text:p>
          </table:table-cell>
          <table:table-cell office:value-type="float" office:value="0.413259807487272" calcext:value-type="float">
            <text:p>0.413259807487272</text:p>
          </table:table-cell>
          <table:table-cell office:value-type="float" office:value="0.636783584896743" calcext:value-type="float">
            <text:p>0.636783584896743</text:p>
          </table:table-cell>
          <table:table-cell office:value-type="string" calcext:value-type="string">
            <text:p>https://twitter.com/ItsAGrimmWrld/status/1607956043623010304</text:p>
          </table:table-cell>
        </table:table-row>
        <table:table-row table:style-name="ro1">
          <table:table-cell office:value-type="string" calcext:value-type="string">
            <text:p>input/data_formal_20240530-1342/meme/r_memes__20221227T105310/0.jpg</text:p>
          </table:table-cell>
          <table:table-cell office:value-type="string" calcext:value-type="string">
            <text:p>Pattern 8</text:p>
          </table:table-cell>
          <table:table-cell office:value-type="float" office:value="24.6799846894666" calcext:value-type="float">
            <text:p>24.6799846894666</text:p>
          </table:table-cell>
          <table:table-cell office:value-type="float" office:value="0.857752520784709" calcext:value-type="float">
            <text:p>0.857752520784709</text:p>
          </table:table-cell>
          <table:table-cell office:value-type="float" office:value="0.305230949920643" calcext:value-type="float">
            <text:p>0.305230949920643</text:p>
          </table:table-cell>
          <table:table-cell office:value-type="string" calcext:value-type="string">
            <text:p>https://twitter.com/elzagoza/status/1607942710270513152</text:p>
          </table:table-cell>
        </table:table-row>
        <table:table-row table:style-name="ro1">
          <table:table-cell office:value-type="string" calcext:value-type="string">
            <text:p>input/data_formal_20240530-1342/meme/r_memes__20221227T114404/0.jpg</text:p>
          </table:table-cell>
          <table:table-cell office:value-type="string" calcext:value-type="string">
            <text:p>Pattern 2</text:p>
          </table:table-cell>
          <table:table-cell office:value-type="float" office:value="27.8893066234708" calcext:value-type="float">
            <text:p>27.8893066234708</text:p>
          </table:table-cell>
          <table:table-cell office:value-type="float" office:value="0.312369347952539" calcext:value-type="float">
            <text:p>0.312369347952539</text:p>
          </table:table-cell>
          <table:table-cell office:value-type="float" office:value="0.829097059080071" calcext:value-type="float">
            <text:p>0.829097059080071</text:p>
          </table:table-cell>
          <table:table-cell office:value-type="string" calcext:value-type="string">
            <text:p>https://twitter.com/elzagoza/status/1607942532679303170</text:p>
          </table:table-cell>
        </table:table-row>
        <table:table-row table:style-name="ro1">
          <table:table-cell office:value-type="string" calcext:value-type="string">
            <text:p>input/data_formal_20240530-1342/meme/r_memes__20221227T133058/0.jpg</text:p>
          </table:table-cell>
          <table:table-cell office:value-type="string" calcext:value-type="string">
            <text:p>Pattern 6</text:p>
          </table:table-cell>
          <table:table-cell office:value-type="float" office:value="24.5696484829035" calcext:value-type="float">
            <text:p>24.5696484829035</text:p>
          </table:table-cell>
          <table:table-cell office:value-type="float" office:value="0.745294284977897" calcext:value-type="float">
            <text:p>0.745294284977897</text:p>
          </table:table-cell>
          <table:table-cell office:value-type="float" office:value="0.330439963876647" calcext:value-type="float">
            <text:p>0.330439963876647</text:p>
          </table:table-cell>
          <table:table-cell office:value-type="string" calcext:value-type="string">
            <text:p>https://twitter.com/seanreimers2/status/1607905999171760134</text:p>
          </table:table-cell>
        </table:table-row>
        <table:table-row table:style-name="ro1">
          <table:table-cell office:value-type="string" calcext:value-type="string">
            <text:p>input/data_formal_20240530-1342/meme/r_memes__20221227T154852/0.jpg</text:p>
          </table:table-cell>
          <table:table-cell office:value-type="string" calcext:value-type="string">
            <text:p>Pattern 8</text:p>
          </table:table-cell>
          <table:table-cell office:value-type="float" office:value="23.2672256008691" calcext:value-type="float">
            <text:p>23.2672256008691</text:p>
          </table:table-cell>
          <table:table-cell office:value-type="float" office:value="0.869174925037999" calcext:value-type="float">
            <text:p>0.869174925037999</text:p>
          </table:table-cell>
          <table:table-cell office:value-type="float" office:value="0.375206448013153" calcext:value-type="float">
            <text:p>0.375206448013153</text:p>
          </table:table-cell>
          <table:table-cell office:value-type="string" calcext:value-type="string">
            <text:p>https://twitter.com/FrankHa1984/status/1607942433794580480</text:p>
          </table:table-cell>
        </table:table-row>
        <table:table-row table:style-name="ro1">
          <table:table-cell office:value-type="string" calcext:value-type="string">
            <text:p>input/data_formal_20240530-1342/meme/r_memes__20221227T172710/0.jpg</text:p>
          </table:table-cell>
          <table:table-cell office:value-type="string" calcext:value-type="string">
            <text:p>Pattern 8</text:p>
          </table:table-cell>
          <table:table-cell office:value-type="float" office:value="24.465026990923" calcext:value-type="float">
            <text:p>24.465026990923</text:p>
          </table:table-cell>
          <table:table-cell office:value-type="float" office:value="0.779578358774091" calcext:value-type="float">
            <text:p>0.779578358774091</text:p>
          </table:table-cell>
          <table:table-cell office:value-type="float" office:value="0.408357570403229" calcext:value-type="float">
            <text:p>0.408357570403229</text:p>
          </table:table-cell>
          <table:table-cell office:value-type="string" calcext:value-type="string">
            <text:p>https://twitter.com/FrankHa1984/status/1607942274717200384</text:p>
          </table:table-cell>
        </table:table-row>
        <table:table-row table:style-name="ro1">
          <table:table-cell office:value-type="string" calcext:value-type="string">
            <text:p>input/data_formal_20240530-1342/meme/r_memes__20221227T194938/0.jpg</text:p>
          </table:table-cell>
          <table:table-cell office:value-type="string" calcext:value-type="string">
            <text:p>Pattern 8</text:p>
          </table:table-cell>
          <table:table-cell office:value-type="float" office:value="23.5130464649166" calcext:value-type="float">
            <text:p>23.5130464649166</text:p>
          </table:table-cell>
          <table:table-cell office:value-type="float" office:value="0.790786405867211" calcext:value-type="float">
            <text:p>0.790786405867211</text:p>
          </table:table-cell>
          <table:table-cell office:value-type="float" office:value="0.479184963819372" calcext:value-type="float">
            <text:p>0.479184963819372</text:p>
          </table:table-cell>
          <table:table-cell office:value-type="string" calcext:value-type="string">
            <text:p>https://twitter.com/flopera0_0/status/1607952134385065990</text:p>
          </table:table-cell>
        </table:table-row>
        <table:table-row table:style-name="ro1">
          <table:table-cell office:value-type="string" calcext:value-type="string">
            <text:p>input/data_formal_20240530-1342/meme/r_memes__20221227T205917/0.jpg</text:p>
          </table:table-cell>
          <table:table-cell office:value-type="string" calcext:value-type="string">
            <text:p>Pattern 1</text:p>
          </table:table-cell>
          <table:table-cell office:value-type="float" office:value="32.5932701882028" calcext:value-type="float">
            <text:p>32.5932701882028</text:p>
          </table:table-cell>
          <table:table-cell office:value-type="float" office:value="0.216752546186736" calcext:value-type="float">
            <text:p>0.216752546186736</text:p>
          </table:table-cell>
          <table:table-cell office:value-type="float" office:value="0.246811156687225" calcext:value-type="float">
            <text:p>0.246811156687225</text:p>
          </table:table-cell>
          <table:table-cell office:value-type="string" calcext:value-type="string">
            <text:p>https://twitter.com/theweedend_/status/1607956374184660992</text:p>
          </table:table-cell>
        </table:table-row>
        <table:table-row table:style-name="ro1">
          <table:table-cell office:value-type="string" calcext:value-type="string">
            <text:p>input/data_formal_20240530-1342/meme/r_memes__20221227T234902/0.jpg</text:p>
          </table:table-cell>
          <table:table-cell office:value-type="string" calcext:value-type="string">
            <text:p>Pattern 1</text:p>
          </table:table-cell>
          <table:table-cell office:value-type="float" office:value="29.2719670914867" calcext:value-type="float">
            <text:p>29.2719670914867</text:p>
          </table:table-cell>
          <table:table-cell office:value-type="float" office:value="0.256522152183091" calcext:value-type="float">
            <text:p>0.256522152183091</text:p>
          </table:table-cell>
          <table:table-cell office:value-type="float" office:value="0.304403432057309" calcext:value-type="float">
            <text:p>0.304403432057309</text:p>
          </table:table-cell>
          <table:table-cell office:value-type="string" calcext:value-type="string">
            <text:p>https://twitter.com/r_memes_/status/1607886304506744837</text:p>
          </table:table-cell>
        </table:table-row>
        <table:table-row table:style-name="ro1">
          <table:table-cell office:value-type="string" calcext:value-type="string">
            <text:p>input/data_formal_20240530-1342/meme/r_memes__20221228T004727/0.jpg</text:p>
          </table:table-cell>
          <table:table-cell office:value-type="string" calcext:value-type="string">
            <text:p>Pattern 8</text:p>
          </table:table-cell>
          <table:table-cell office:value-type="float" office:value="23.3472394035026" calcext:value-type="float">
            <text:p>23.3472394035026</text:p>
          </table:table-cell>
          <table:table-cell office:value-type="float" office:value="0.842267282133575" calcext:value-type="float">
            <text:p>0.842267282133575</text:p>
          </table:table-cell>
          <table:table-cell office:value-type="float" office:value="0.367966079572915" calcext:value-type="float">
            <text:p>0.367966079572915</text:p>
          </table:table-cell>
          <table:table-cell office:value-type="string" calcext:value-type="string">
            <text:p>https://twitter.com/er_greenfield/status/1607993797765656583</text:p>
          </table:table-cell>
        </table:table-row>
        <table:table-row table:style-name="ro1">
          <table:table-cell office:value-type="string" calcext:value-type="string">
            <text:p>input/data_formal_20240530-1342/meme/r_memes__20221228T010704/0.jpg</text:p>
          </table:table-cell>
          <table:table-cell office:value-type="string" calcext:value-type="string">
            <text:p>Pattern 1</text:p>
          </table:table-cell>
          <table:table-cell office:value-type="float" office:value="27.608071325534" calcext:value-type="float">
            <text:p>27.608071325534</text:p>
          </table:table-cell>
          <table:table-cell office:value-type="float" office:value="0.432954482989609" calcext:value-type="float">
            <text:p>0.432954482989609</text:p>
          </table:table-cell>
          <table:table-cell office:value-type="float" office:value="0.459051624909128" calcext:value-type="float">
            <text:p>0.459051624909128</text:p>
          </table:table-cell>
          <table:table-cell office:value-type="string" calcext:value-type="string">
            <text:p>https://twitter.com/r_memes_/status/1607905943047512069</text:p>
          </table:table-cell>
        </table:table-row>
        <table:table-row table:style-name="ro1">
          <table:table-cell office:value-type="string" calcext:value-type="string">
            <text:p>input/data_formal_20240530-1342/meme/r_memes__20221228T023138/0.jpg</text:p>
          </table:table-cell>
          <table:table-cell office:value-type="string" calcext:value-type="string">
            <text:p>Pattern 6</text:p>
          </table:table-cell>
          <table:table-cell office:value-type="float" office:value="27.9028879787539" calcext:value-type="float">
            <text:p>27.9028879787539</text:p>
          </table:table-cell>
          <table:table-cell office:value-type="float" office:value="0.633597748574071" calcext:value-type="float">
            <text:p>0.633597748574071</text:p>
          </table:table-cell>
          <table:table-cell office:value-type="float" office:value="0.448481613853591" calcext:value-type="float">
            <text:p>0.448481613853591</text:p>
          </table:table-cell>
          <table:table-cell office:value-type="string" calcext:value-type="string">
            <text:p>https://twitter.com/r_memes_/status/1607927221737373696</text:p>
          </table:table-cell>
        </table:table-row>
        <table:table-row table:style-name="ro1">
          <table:table-cell office:value-type="string" calcext:value-type="string">
            <text:p>input/data_formal_20240530-1342/meme/r_memes__20221228T031309/0.jpg</text:p>
          </table:table-cell>
          <table:table-cell office:value-type="string" calcext:value-type="string">
            <text:p>Pattern 7</text:p>
          </table:table-cell>
          <table:table-cell office:value-type="float" office:value="27.6248266566629" calcext:value-type="float">
            <text:p>27.6248266566629</text:p>
          </table:table-cell>
          <table:table-cell office:value-type="float" office:value="0.495422281294585" calcext:value-type="float">
            <text:p>0.495422281294585</text:p>
          </table:table-cell>
          <table:table-cell office:value-type="float" office:value="0.437265672046372" calcext:value-type="float">
            <text:p>0.437265672046372</text:p>
          </table:table-cell>
          <table:table-cell office:value-type="string" calcext:value-type="string">
            <text:p>https://twitter.com/r_memes_/status/1607937671602618368</text:p>
          </table:table-cell>
        </table:table-row>
        <table:table-row table:style-name="ro1">
          <table:table-cell office:value-type="string" calcext:value-type="string">
            <text:p>input/data_formal_20240530-1342/meme/r_memes__20221228T034327/0.jpg</text:p>
          </table:table-cell>
          <table:table-cell office:value-type="string" calcext:value-type="string">
            <text:p>Pattern 7</text:p>
          </table:table-cell>
          <table:table-cell office:value-type="float" office:value="23.2144685261247" calcext:value-type="float">
            <text:p>23.2144685261247</text:p>
          </table:table-cell>
          <table:table-cell office:value-type="float" office:value="0.417447460060748" calcext:value-type="float">
            <text:p>0.417447460060748</text:p>
          </table:table-cell>
          <table:table-cell office:value-type="float" office:value="0.406697828601899" calcext:value-type="float">
            <text:p>0.406697828601899</text:p>
          </table:table-cell>
          <table:table-cell office:value-type="string" calcext:value-type="string">
            <text:p>https://twitter.com/DanielP58112037/status/1607946405267767297</text:p>
          </table:table-cell>
        </table:table-row>
        <table:table-row table:style-name="ro1">
          <table:table-cell office:value-type="string" calcext:value-type="string">
            <text:p>input/data_formal_20240530-1342/meme/r_memes__20221228T044522/0.jpg</text:p>
          </table:table-cell>
          <table:table-cell office:value-type="string" calcext:value-type="string">
            <text:p>Pattern 7</text:p>
          </table:table-cell>
          <table:table-cell office:value-type="float" office:value="28.2462632293053" calcext:value-type="float">
            <text:p>28.2462632293053</text:p>
          </table:table-cell>
          <table:table-cell office:value-type="float" office:value="0.49700513405879" calcext:value-type="float">
            <text:p>0.49700513405879</text:p>
          </table:table-cell>
          <table:table-cell office:value-type="float" office:value="0.502646753433697" calcext:value-type="float">
            <text:p>0.502646753433697</text:p>
          </table:table-cell>
          <table:table-cell office:value-type="string" calcext:value-type="string">
            <text:p>https://twitter.com/r_memes_/status/1607960879902998528</text:p>
          </table:table-cell>
        </table:table-row>
        <table:table-row table:style-name="ro1">
          <table:table-cell office:value-type="string" calcext:value-type="string">
            <text:p>input/data_formal_20240530-1342/meme/r_memes__20221228T045345/0.jpg</text:p>
          </table:table-cell>
          <table:table-cell office:value-type="string" calcext:value-type="string">
            <text:p>Pattern 7</text:p>
          </table:table-cell>
          <table:table-cell office:value-type="float" office:value="32.7811249005899" calcext:value-type="float">
            <text:p>32.7811249005899</text:p>
          </table:table-cell>
          <table:table-cell office:value-type="float" office:value="0.460501425781203" calcext:value-type="float">
            <text:p>0.460501425781203</text:p>
          </table:table-cell>
          <table:table-cell office:value-type="float" office:value="0.295293106893173" calcext:value-type="float">
            <text:p>0.295293106893173</text:p>
          </table:table-cell>
          <table:table-cell office:value-type="string" calcext:value-type="string">
            <text:p>https://twitter.com/r_memes_/status/1607962987112923136</text:p>
          </table:table-cell>
        </table:table-row>
        <table:table-row table:style-name="ro1">
          <table:table-cell office:value-type="string" calcext:value-type="string">
            <text:p>input/data_formal_20240530-1342/meme/r_memes__20221228T053306/0.jpg</text:p>
          </table:table-cell>
          <table:table-cell office:value-type="string" calcext:value-type="string">
            <text:p>Pattern 7</text:p>
          </table:table-cell>
          <table:table-cell office:value-type="float" office:value="23.7899512562028" calcext:value-type="float">
            <text:p>23.7899512562028</text:p>
          </table:table-cell>
          <table:table-cell office:value-type="float" office:value="0.592123679408522" calcext:value-type="float">
            <text:p>0.592123679408522</text:p>
          </table:table-cell>
          <table:table-cell office:value-type="float" office:value="0.594927308370416" calcext:value-type="float">
            <text:p>0.594927308370416</text:p>
          </table:table-cell>
          <table:table-cell office:value-type="string" calcext:value-type="string">
            <text:p>https://twitter.com/Erinmcm3353/status/1607991627527913475</text:p>
          </table:table-cell>
        </table:table-row>
        <table:table-row table:style-name="ro1">
          <table:table-cell office:value-type="string" calcext:value-type="string">
            <text:p>input/data_formal_20240530-1342/meme/r_memes__20221228T054305/0.jpg</text:p>
          </table:table-cell>
          <table:table-cell office:value-type="string" calcext:value-type="string">
            <text:p>Pattern 6</text:p>
          </table:table-cell>
          <table:table-cell office:value-type="float" office:value="31.6383270591646" calcext:value-type="float">
            <text:p>31.6383270591646</text:p>
          </table:table-cell>
          <table:table-cell office:value-type="float" office:value="0.615439047624563" calcext:value-type="float">
            <text:p>0.615439047624563</text:p>
          </table:table-cell>
          <table:table-cell office:value-type="float" office:value="0.37899586645821" calcext:value-type="float">
            <text:p>0.37899586645821</text:p>
          </table:table-cell>
          <table:table-cell office:value-type="string" calcext:value-type="string">
            <text:p>https://twitter.com/r_memes_/status/1607975403372650498</text:p>
          </table:table-cell>
        </table:table-row>
        <table:table-row table:style-name="ro1">
          <table:table-cell office:value-type="string" calcext:value-type="string">
            <text:p>input/data_formal_20240530-1342/meme/r_memes__20221228T063551/0.jpg</text:p>
          </table:table-cell>
          <table:table-cell office:value-type="string" calcext:value-type="string">
            <text:p>Pattern 5</text:p>
          </table:table-cell>
          <table:table-cell office:value-type="float" office:value="31.9495888417653" calcext:value-type="float">
            <text:p>31.9495888417653</text:p>
          </table:table-cell>
          <table:table-cell office:value-type="float" office:value="0.145284940182427" calcext:value-type="float">
            <text:p>0.145284940182427</text:p>
          </table:table-cell>
          <table:table-cell office:value-type="float" office:value="0.12054483089637" calcext:value-type="float">
            <text:p>0.12054483089637</text:p>
          </table:table-cell>
          <table:table-cell office:value-type="string" calcext:value-type="string">
            <text:p>https://twitter.com/r_memes_/status/1607988684086775808</text:p>
          </table:table-cell>
        </table:table-row>
        <table:table-row table:style-name="ro1">
          <table:table-cell office:value-type="string" calcext:value-type="string">
            <text:p>input/data_formal_20240530-1342/meme/r_memes__20221228T064414/0.jpg</text:p>
          </table:table-cell>
          <table:table-cell office:value-type="string" calcext:value-type="string">
            <text:p>Pattern 1</text:p>
          </table:table-cell>
          <table:table-cell office:value-type="float" office:value="34.7432590084595" calcext:value-type="float">
            <text:p>34.7432590084595</text:p>
          </table:table-cell>
          <table:table-cell office:value-type="float" office:value="0.309980985166207" calcext:value-type="float">
            <text:p>0.309980985166207</text:p>
          </table:table-cell>
          <table:table-cell office:value-type="float" office:value="0.292158554576125" calcext:value-type="float">
            <text:p>0.292158554576125</text:p>
          </table:table-cell>
          <table:table-cell office:value-type="string" calcext:value-type="string">
            <text:p>https://twitter.com/Prateekncmishra/status/1607991337789558786</text:p>
          </table:table-cell>
        </table:table-row>
        <table:table-row table:style-name="ro1">
          <table:table-cell office:value-type="string" calcext:value-type="string">
            <text:p>input/data_formal_20240530-1342/meme/r_memes__20221228T065237/0.jpg</text:p>
          </table:table-cell>
          <table:table-cell office:value-type="string" calcext:value-type="string">
            <text:p>Pattern 1</text:p>
          </table:table-cell>
          <table:table-cell office:value-type="float" office:value="31.8206963607071" calcext:value-type="float">
            <text:p>31.8206963607071</text:p>
          </table:table-cell>
          <table:table-cell office:value-type="float" office:value="0.243814121349588" calcext:value-type="float">
            <text:p>0.243814121349588</text:p>
          </table:table-cell>
          <table:table-cell office:value-type="float" office:value="0.454848990551092" calcext:value-type="float">
            <text:p>0.454848990551092</text:p>
          </table:table-cell>
          <table:table-cell office:value-type="string" calcext:value-type="string">
            <text:p>https://twitter.com/r_memes_/status/1607992900222083076</text:p>
          </table:table-cell>
        </table:table-row>
        <table:table-row table:style-name="ro1">
          <table:table-cell office:value-type="string" calcext:value-type="string">
            <text:p>input/data_formal_20240530-1342/meme/r_memes__20221231T031530/0.jpg</text:p>
          </table:table-cell>
          <table:table-cell office:value-type="string" calcext:value-type="string">
            <text:p>Pattern 6</text:p>
          </table:table-cell>
          <table:table-cell office:value-type="float" office:value="23.0782573855125" calcext:value-type="float">
            <text:p>23.0782573855125</text:p>
          </table:table-cell>
          <table:table-cell office:value-type="float" office:value="0.653023020272101" calcext:value-type="float">
            <text:p>0.653023020272101</text:p>
          </table:table-cell>
          <table:table-cell office:value-type="float" office:value="0.580705678040481" calcext:value-type="float">
            <text:p>0.580705678040481</text:p>
          </table:table-cell>
          <table:table-cell office:value-type="string" calcext:value-type="string">
            <text:p>https://twitter.com/Gracious_Yevon/status/1620947834584576003</text:p>
          </table:table-cell>
        </table:table-row>
        <table:table-row table:style-name="ro1">
          <table:table-cell office:value-type="string" calcext:value-type="string">
            <text:p>input/data_formal_20240530-1342/meme/r_memes__20230104T121656/0.jpg</text:p>
          </table:table-cell>
          <table:table-cell office:value-type="string" calcext:value-type="string">
            <text:p>Pattern 1</text:p>
          </table:table-cell>
          <table:table-cell office:value-type="float" office:value="25.0506713602056" calcext:value-type="float">
            <text:p>25.0506713602056</text:p>
          </table:table-cell>
          <table:table-cell office:value-type="float" office:value="0.234218744595134" calcext:value-type="float">
            <text:p>0.234218744595134</text:p>
          </table:table-cell>
          <table:table-cell office:value-type="float" office:value="0.290499447776715" calcext:value-type="float">
            <text:p>0.290499447776715</text:p>
          </table:table-cell>
          <table:table-cell office:value-type="string" calcext:value-type="string">
            <text:p>https://twitter.com/BateNaTia/status/1610941669826007041</text:p>
          </table:table-cell>
        </table:table-row>
        <table:table-row table:style-name="ro1">
          <table:table-cell office:value-type="string" calcext:value-type="string">
            <text:p>input/data_formal_20240530-1342/meme/r_memes__20230104T144112/0.jpg</text:p>
          </table:table-cell>
          <table:table-cell office:value-type="string" calcext:value-type="string">
            <text:p>Pattern 8</text:p>
          </table:table-cell>
          <table:table-cell office:value-type="float" office:value="26.3850639912636" calcext:value-type="float">
            <text:p>26.3850639912636</text:p>
          </table:table-cell>
          <table:table-cell office:value-type="float" office:value="0.683608671658094" calcext:value-type="float">
            <text:p>0.683608671658094</text:p>
          </table:table-cell>
          <table:table-cell office:value-type="float" office:value="0.43989117103674" calcext:value-type="float">
            <text:p>0.43989117103674</text:p>
          </table:table-cell>
          <table:table-cell office:value-type="string" calcext:value-type="string">
            <text:p>https://twitter.com/Thanos_Gang/status/1610960674770882569</text:p>
          </table:table-cell>
        </table:table-row>
        <table:table-row table:style-name="ro1">
          <table:table-cell office:value-type="string" calcext:value-type="string">
            <text:p>input/data_formal_20240530-1342/meme/r_memes__20230104T193616/0.jpg</text:p>
          </table:table-cell>
          <table:table-cell office:value-type="string" calcext:value-type="string">
            <text:p>Pattern 7</text:p>
          </table:table-cell>
          <table:table-cell office:value-type="float" office:value="32.7047989475071" calcext:value-type="float">
            <text:p>32.7047989475071</text:p>
          </table:table-cell>
          <table:table-cell office:value-type="float" office:value="0.573674455959751" calcext:value-type="float">
            <text:p>0.573674455959751</text:p>
          </table:table-cell>
          <table:table-cell office:value-type="float" office:value="0.326777116362864" calcext:value-type="float">
            <text:p>0.326777116362864</text:p>
          </table:table-cell>
          <table:table-cell office:value-type="string" calcext:value-type="string">
            <text:p>https://twitter.com/BateNaTia/status/1610941386957750272</text:p>
          </table:table-cell>
        </table:table-row>
        <table:table-row table:style-name="ro1">
          <table:table-cell office:value-type="string" calcext:value-type="string">
            <text:p>input/data_formal_20240530-1342/meme/r_memes__20230104T230704/0.jpg</text:p>
          </table:table-cell>
          <table:table-cell office:value-type="string" calcext:value-type="string">
            <text:p>Pattern 6</text:p>
          </table:table-cell>
          <table:table-cell office:value-type="float" office:value="22.671869552235" calcext:value-type="float">
            <text:p>22.671869552235</text:p>
          </table:table-cell>
          <table:table-cell office:value-type="float" office:value="0.819738561202379" calcext:value-type="float">
            <text:p>0.819738561202379</text:p>
          </table:table-cell>
          <table:table-cell office:value-type="float" office:value="0.438490145725711" calcext:value-type="float">
            <text:p>0.438490145725711</text:p>
          </table:table-cell>
          <table:table-cell office:value-type="string" calcext:value-type="string">
            <text:p>https://twitter.com/Thanos_Gang/status/1610960796837883905</text:p>
          </table:table-cell>
        </table:table-row>
        <table:table-row table:style-name="ro1">
          <table:table-cell office:value-type="string" calcext:value-type="string">
            <text:p>input/data_formal_20240530-1342/meme/r_memes__20230105T092321/0.jpg</text:p>
          </table:table-cell>
          <table:table-cell office:value-type="string" calcext:value-type="string">
            <text:p>Pattern 2</text:p>
          </table:table-cell>
          <table:table-cell office:value-type="float" office:value="26.883693960238" calcext:value-type="float">
            <text:p>26.883693960238</text:p>
          </table:table-cell>
          <table:table-cell office:value-type="float" office:value="0.41526496539569" calcext:value-type="float">
            <text:p>0.41526496539569</text:p>
          </table:table-cell>
          <table:table-cell office:value-type="float" office:value="0.760952415083903" calcext:value-type="float">
            <text:p>0.760952415083903</text:p>
          </table:table-cell>
          <table:table-cell office:value-type="string" calcext:value-type="string">
            <text:p>https://twitter.com/FirstRussianCat/status/1610972485108768769</text:p>
          </table:table-cell>
        </table:table-row>
        <table:table-row table:style-name="ro1">
          <table:table-cell office:value-type="string" calcext:value-type="string">
            <text:p>input/data_formal_20240530-1342/meme/r_memes__20230105T102126/0.jpg</text:p>
          </table:table-cell>
          <table:table-cell office:value-type="string" calcext:value-type="string">
            <text:p>Pattern 8</text:p>
          </table:table-cell>
          <table:table-cell office:value-type="float" office:value="23.6017533443137" calcext:value-type="float">
            <text:p>23.6017533443137</text:p>
          </table:table-cell>
          <table:table-cell office:value-type="float" office:value="0.784113729351305" calcext:value-type="float">
            <text:p>0.784113729351305</text:p>
          </table:table-cell>
          <table:table-cell office:value-type="float" office:value="0.648849888186793" calcext:value-type="float">
            <text:p>0.648849888186793</text:p>
          </table:table-cell>
          <table:table-cell office:value-type="string" calcext:value-type="string">
            <text:p>https://twitter.com/FirstRussianCat/status/1610972546236661761</text:p>
          </table:table-cell>
        </table:table-row>
        <table:table-row table:style-name="ro1">
          <table:table-cell office:value-type="string" calcext:value-type="string">
            <text:p>input/data_formal_20240530-1342/meme/r_memes__20230105T102948/0.jpg</text:p>
          </table:table-cell>
          <table:table-cell office:value-type="string" calcext:value-type="string">
            <text:p>Pattern 1</text:p>
          </table:table-cell>
          <table:table-cell office:value-type="float" office:value="26.885366413527" calcext:value-type="float">
            <text:p>26.885366413527</text:p>
          </table:table-cell>
          <table:table-cell office:value-type="float" office:value="0.53972333566909" calcext:value-type="float">
            <text:p>0.53972333566909</text:p>
          </table:table-cell>
          <table:table-cell office:value-type="float" office:value="0.386899524213733" calcext:value-type="float">
            <text:p>0.386899524213733</text:p>
          </table:table-cell>
          <table:table-cell office:value-type="string" calcext:value-type="string">
            <text:p>https://twitter.com/r_memes_/status/1610946661454422016</text:p>
          </table:table-cell>
        </table:table-row>
        <table:table-row table:style-name="ro1">
          <table:table-cell office:value-type="string" calcext:value-type="string">
            <text:p>input/data_formal_20240530-1342/meme/r_memes__20230105T115117/0.jpg</text:p>
          </table:table-cell>
          <table:table-cell office:value-type="string" calcext:value-type="string">
            <text:p>Pattern 2</text:p>
          </table:table-cell>
          <table:table-cell office:value-type="float" office:value="26.0380119412671" calcext:value-type="float">
            <text:p>26.0380119412671</text:p>
          </table:table-cell>
          <table:table-cell office:value-type="float" office:value="0.156940369377999" calcext:value-type="float">
            <text:p>0.156940369377999</text:p>
          </table:table-cell>
          <table:table-cell office:value-type="float" office:value="0.735715211228161" calcext:value-type="float">
            <text:p>0.735715211228161</text:p>
          </table:table-cell>
          <table:table-cell office:value-type="string" calcext:value-type="string">
            <text:p>https://twitter.com/r_memes_/status/1610967166559391749</text:p>
          </table:table-cell>
        </table:table-row>
        <table:table-row table:style-name="ro1">
          <table:table-cell office:value-type="string" calcext:value-type="string">
            <text:p>input/data_formal_20240530-1342/meme/r_memes__20230105T122714/0.jpg</text:p>
          </table:table-cell>
          <table:table-cell office:value-type="string" calcext:value-type="string">
            <text:p>Pattern 6</text:p>
          </table:table-cell>
          <table:table-cell office:value-type="float" office:value="30.3685581059559" calcext:value-type="float">
            <text:p>30.3685581059559</text:p>
          </table:table-cell>
          <table:table-cell office:value-type="float" office:value="0.661953324491354" calcext:value-type="float">
            <text:p>0.661953324491354</text:p>
          </table:table-cell>
          <table:table-cell office:value-type="float" office:value="0.350100674280609" calcext:value-type="float">
            <text:p>0.350100674280609</text:p>
          </table:table-cell>
          <table:table-cell office:value-type="string" calcext:value-type="string">
            <text:p>https://twitter.com/r_memes_/status/1610976214025490432</text:p>
          </table:table-cell>
        </table:table-row>
        <table:table-row table:style-name="ro1">
          <table:table-cell office:value-type="string" calcext:value-type="string">
            <text:p>input/data_formal_20240530-1342/meme/r_memes__20230105T130918/0.jpg</text:p>
          </table:table-cell>
          <table:table-cell office:value-type="string" calcext:value-type="string">
            <text:p>Pattern 7</text:p>
          </table:table-cell>
          <table:table-cell office:value-type="float" office:value="27.0273919560327" calcext:value-type="float">
            <text:p>27.0273919560327</text:p>
          </table:table-cell>
          <table:table-cell office:value-type="float" office:value="0.490775622730905" calcext:value-type="float">
            <text:p>0.490775622730905</text:p>
          </table:table-cell>
          <table:table-cell office:value-type="float" office:value="0.464437701583178" calcext:value-type="float">
            <text:p>0.464437701583178</text:p>
          </table:table-cell>
          <table:table-cell office:value-type="string" calcext:value-type="string">
            <text:p>https://twitter.com/MKybalion/status/1611216720496136197</text:p>
          </table:table-cell>
        </table:table-row>
        <table:table-row table:style-name="ro1">
          <table:table-cell office:value-type="string" calcext:value-type="string">
            <text:p>input/data_formal_20240530-1342/meme/r_memes__20230105T171900/0.jpg</text:p>
          </table:table-cell>
          <table:table-cell office:value-type="string" calcext:value-type="string">
            <text:p>Pattern 1</text:p>
          </table:table-cell>
          <table:table-cell office:value-type="float" office:value="32.7862260187664" calcext:value-type="float">
            <text:p>32.7862260187664</text:p>
          </table:table-cell>
          <table:table-cell office:value-type="float" office:value="0.272375311234479" calcext:value-type="float">
            <text:p>0.272375311234479</text:p>
          </table:table-cell>
          <table:table-cell office:value-type="float" office:value="0.414150768952646" calcext:value-type="float">
            <text:p>0.414150768952646</text:p>
          </table:table-cell>
          <table:table-cell office:value-type="string" calcext:value-type="string">
            <text:p>https://twitter.com/antou_d/status/1611264033461526528</text:p>
          </table:table-cell>
        </table:table-row>
        <table:table-row table:style-name="ro1">
          <table:table-cell office:value-type="string" calcext:value-type="string">
            <text:p>input/data_formal_20240530-1342/meme/r_memes__20230106T083530/0.jpg</text:p>
          </table:table-cell>
          <table:table-cell office:value-type="string" calcext:value-type="string">
            <text:p>Pattern 3</text:p>
          </table:table-cell>
          <table:table-cell office:value-type="float" office:value="23.0041805447295" calcext:value-type="float">
            <text:p>23.0041805447295</text:p>
          </table:table-cell>
          <table:table-cell office:value-type="float" office:value="0.191003200392589" calcext:value-type="float">
            <text:p>0.191003200392589</text:p>
          </table:table-cell>
          <table:table-cell office:value-type="float" office:value="0.928220443281571" calcext:value-type="float">
            <text:p>0.928220443281571</text:p>
          </table:table-cell>
          <table:table-cell office:value-type="string" calcext:value-type="string">
            <text:p>https://twitter.com/r_memes_/status/1611280283302502400</text:p>
          </table:table-cell>
        </table:table-row>
        <table:table-row table:style-name="ro1">
          <table:table-cell office:value-type="string" calcext:value-type="string">
            <text:p>input/data_formal_20240530-1342/meme/r_memes__20230111T215531/0.jpg</text:p>
          </table:table-cell>
          <table:table-cell office:value-type="string" calcext:value-type="string">
            <text:p>Pattern 1</text:p>
          </table:table-cell>
          <table:table-cell office:value-type="float" office:value="35.2534433893484" calcext:value-type="float">
            <text:p>35.2534433893484</text:p>
          </table:table-cell>
          <table:table-cell office:value-type="float" office:value="0.186466355944006" calcext:value-type="float">
            <text:p>0.186466355944006</text:p>
          </table:table-cell>
          <table:table-cell office:value-type="float" office:value="0.308926982189672" calcext:value-type="float">
            <text:p>0.308926982189672</text:p>
          </table:table-cell>
          <table:table-cell office:value-type="string" calcext:value-type="string">
            <text:p>https://twitter.com/LazyGigi_/status/1613300800293601283</text:p>
          </table:table-cell>
        </table:table-row>
        <table:table-row table:style-name="ro1">
          <table:table-cell office:value-type="string" calcext:value-type="string">
            <text:p>input/data_formal_20240530-1342/meme/r_memes__20230111T220914/0.jpg</text:p>
          </table:table-cell>
          <table:table-cell office:value-type="string" calcext:value-type="string">
            <text:p>Pattern 2</text:p>
          </table:table-cell>
          <table:table-cell office:value-type="float" office:value="30.5043357313316" calcext:value-type="float">
            <text:p>30.5043357313316</text:p>
          </table:table-cell>
          <table:table-cell office:value-type="float" office:value="0.229580150543685" calcext:value-type="float">
            <text:p>0.229580150543685</text:p>
          </table:table-cell>
          <table:table-cell office:value-type="float" office:value="0.519854043866569" calcext:value-type="float">
            <text:p>0.519854043866569</text:p>
          </table:table-cell>
          <table:table-cell office:value-type="string" calcext:value-type="string">
            <text:p>https://twitter.com/r_memes_/status/1613297008109920256</text:p>
          </table:table-cell>
        </table:table-row>
        <table:table-row table:style-name="ro1">
          <table:table-cell office:value-type="string" calcext:value-type="string">
            <text:p>input/data_formal_20240530-1342/meme/r_memes__20230111T232252/0.jpg</text:p>
          </table:table-cell>
          <table:table-cell office:value-type="string" calcext:value-type="string">
            <text:p>Pattern 5</text:p>
          </table:table-cell>
          <table:table-cell office:value-type="float" office:value="25.7715251130177" calcext:value-type="float">
            <text:p>25.7715251130177</text:p>
          </table:table-cell>
          <table:table-cell office:value-type="float" office:value="0.168456090356413" calcext:value-type="float">
            <text:p>0.168456090356413</text:p>
          </table:table-cell>
          <table:table-cell office:value-type="float" office:value="0.4181452926883" calcext:value-type="float">
            <text:p>0.4181452926883</text:p>
          </table:table-cell>
          <table:table-cell office:value-type="string" calcext:value-type="string">
            <text:p>https://twitter.com/r_memes_/status/1613315535252459525</text:p>
          </table:table-cell>
        </table:table-row>
        <table:table-row table:style-name="ro1">
          <table:table-cell office:value-type="string" calcext:value-type="string">
            <text:p>input/data_formal_20240530-1342/meme/r_memes__20230111T233114/0.jpg</text:p>
          </table:table-cell>
          <table:table-cell office:value-type="string" calcext:value-type="string">
            <text:p>Pattern 2</text:p>
          </table:table-cell>
          <table:table-cell office:value-type="float" office:value="27.2587642649065" calcext:value-type="float">
            <text:p>27.2587642649065</text:p>
          </table:table-cell>
          <table:table-cell office:value-type="float" office:value="0.194201043532107" calcext:value-type="float">
            <text:p>0.194201043532107</text:p>
          </table:table-cell>
          <table:table-cell office:value-type="float" office:value="0.675706715138798" calcext:value-type="float">
            <text:p>0.675706715138798</text:p>
          </table:table-cell>
          <table:table-cell office:value-type="string" calcext:value-type="string">
            <text:p>https://twitter.com/r_memes_/status/1613317640818397184</text:p>
          </table:table-cell>
        </table:table-row>
        <table:table-row table:style-name="ro1">
          <table:table-cell office:value-type="string" calcext:value-type="string">
            <text:p>input/data_formal_20240530-1342/meme/r_memes__20230111T233936/0.jpg</text:p>
          </table:table-cell>
          <table:table-cell office:value-type="string" calcext:value-type="string">
            <text:p>Pattern 8</text:p>
          </table:table-cell>
          <table:table-cell office:value-type="float" office:value="23.1188150097624" calcext:value-type="float">
            <text:p>23.1188150097624</text:p>
          </table:table-cell>
          <table:table-cell office:value-type="float" office:value="0.886346600321229" calcext:value-type="float">
            <text:p>0.886346600321229</text:p>
          </table:table-cell>
          <table:table-cell office:value-type="float" office:value="0.452781681305217" calcext:value-type="float">
            <text:p>0.452781681305217</text:p>
          </table:table-cell>
          <table:table-cell office:value-type="string" calcext:value-type="string">
            <text:p>https://twitter.com/r_memes_/status/1613319747906535425</text:p>
          </table:table-cell>
        </table:table-row>
        <table:table-row table:style-name="ro1">
          <table:table-cell office:value-type="string" calcext:value-type="string">
            <text:p>input/data_formal_20240530-1342/meme/r_memes__20230112T000523/0.jpg</text:p>
          </table:table-cell>
          <table:table-cell office:value-type="string" calcext:value-type="string">
            <text:p>Pattern 7</text:p>
          </table:table-cell>
          <table:table-cell office:value-type="float" office:value="25.6233734952411" calcext:value-type="float">
            <text:p>25.6233734952411</text:p>
          </table:table-cell>
          <table:table-cell office:value-type="float" office:value="0.631116264061988" calcext:value-type="float">
            <text:p>0.631116264061988</text:p>
          </table:table-cell>
          <table:table-cell office:value-type="float" office:value="0.376072081062541" calcext:value-type="float">
            <text:p>0.376072081062541</text:p>
          </table:table-cell>
          <table:table-cell office:value-type="string" calcext:value-type="string">
            <text:p>https://twitter.com/r_memes_/status/1613326236834578432</text:p>
          </table:table-cell>
        </table:table-row>
        <table:table-row table:style-name="ro1">
          <table:table-cell office:value-type="string" calcext:value-type="string">
            <text:p>input/data_formal_20240530-1342/meme/r_memes__20230201T103429/0.jpg</text:p>
          </table:table-cell>
          <table:table-cell office:value-type="string" calcext:value-type="string">
            <text:p>Pattern 2</text:p>
          </table:table-cell>
          <table:table-cell office:value-type="float" office:value="29.7898739690001" calcext:value-type="float">
            <text:p>29.7898739690001</text:p>
          </table:table-cell>
          <table:table-cell office:value-type="float" office:value="0.25446739594353" calcext:value-type="float">
            <text:p>0.25446739594353</text:p>
          </table:table-cell>
          <table:table-cell office:value-type="float" office:value="0.647638490490121" calcext:value-type="float">
            <text:p>0.647638490490121</text:p>
          </table:table-cell>
          <table:table-cell office:value-type="string" calcext:value-type="string">
            <text:p>https://twitter.com/justinoknh/status/1620928042234425344</text:p>
          </table:table-cell>
        </table:table-row>
        <table:table-row table:style-name="ro1">
          <table:table-cell office:value-type="string" calcext:value-type="string">
            <text:p>input/data_formal_20240530-1342/meme/r_memes__20230201T132305/0.jpg</text:p>
          </table:table-cell>
          <table:table-cell office:value-type="string" calcext:value-type="string">
            <text:p>Pattern 2</text:p>
          </table:table-cell>
          <table:table-cell office:value-type="float" office:value="27.8204622959386" calcext:value-type="float">
            <text:p>27.8204622959386</text:p>
          </table:table-cell>
          <table:table-cell office:value-type="float" office:value="0.183599197891163" calcext:value-type="float">
            <text:p>0.183599197891163</text:p>
          </table:table-cell>
          <table:table-cell office:value-type="float" office:value="0.768228238525671" calcext:value-type="float">
            <text:p>0.768228238525671</text:p>
          </table:table-cell>
          <table:table-cell office:value-type="string" calcext:value-type="string">
            <text:p>https://twitter.com/Gaven69420/status/1620989408303546369</text:p>
          </table:table-cell>
        </table:table-row>
        <table:table-row table:style-name="ro1">
          <table:table-cell office:value-type="string" calcext:value-type="string">
            <text:p>input/data_formal_20240530-1342/meme/r_memes__20230201T160501/0.jpg</text:p>
          </table:table-cell>
          <table:table-cell office:value-type="string" calcext:value-type="string">
            <text:p>Pattern 7</text:p>
          </table:table-cell>
          <table:table-cell office:value-type="float" office:value="23.0838473242526" calcext:value-type="float">
            <text:p>23.0838473242526</text:p>
          </table:table-cell>
          <table:table-cell office:value-type="float" office:value="0.355981456109841" calcext:value-type="float">
            <text:p>0.355981456109841</text:p>
          </table:table-cell>
          <table:table-cell office:value-type="float" office:value="0.640050979690111" calcext:value-type="float">
            <text:p>0.640050979690111</text:p>
          </table:table-cell>
          <table:table-cell office:value-type="string" calcext:value-type="string">
            <text:p>https://twitter.com/KaGeyamaNaoKaJe/status/1620992727382106113</text:p>
          </table:table-cell>
        </table:table-row>
        <table:table-row table:style-name="ro1">
          <table:table-cell office:value-type="string" calcext:value-type="string">
            <text:p>input/data_formal_20240530-1342/meme/r_memes__20230201T221113/0.jpg</text:p>
          </table:table-cell>
          <table:table-cell office:value-type="string" calcext:value-type="string">
            <text:p>Pattern 2</text:p>
          </table:table-cell>
          <table:table-cell office:value-type="float" office:value="29.6347158992114" calcext:value-type="float">
            <text:p>29.6347158992114</text:p>
          </table:table-cell>
          <table:table-cell office:value-type="float" office:value="0.255912027188705" calcext:value-type="float">
            <text:p>0.255912027188705</text:p>
          </table:table-cell>
          <table:table-cell office:value-type="float" office:value="0.638234709493097" calcext:value-type="float">
            <text:p>0.638234709493097</text:p>
          </table:table-cell>
          <table:table-cell office:value-type="string" calcext:value-type="string">
            <text:p>https://twitter.com/_morgan_ism_/status/1620983173663567872</text:p>
          </table:table-cell>
        </table:table-row>
        <table:table-row table:style-name="ro1">
          <table:table-cell office:value-type="string" calcext:value-type="string">
            <text:p>input/data_formal_20240530-1342/meme/r_memes__20230201T225915/0.jpg</text:p>
          </table:table-cell>
          <table:table-cell office:value-type="string" calcext:value-type="string">
            <text:p>Pattern 8</text:p>
          </table:table-cell>
          <table:table-cell office:value-type="float" office:value="29.9251357827916" calcext:value-type="float">
            <text:p>29.9251357827916</text:p>
          </table:table-cell>
          <table:table-cell office:value-type="float" office:value="0.775840983233274" calcext:value-type="float">
            <text:p>0.775840983233274</text:p>
          </table:table-cell>
          <table:table-cell office:value-type="float" office:value="0.302640541265517" calcext:value-type="float">
            <text:p>0.302640541265517</text:p>
          </table:table-cell>
          <table:table-cell office:value-type="string" calcext:value-type="string">
            <text:p>https://twitter.com/247eargasms/status/1620964953028177920</text:p>
          </table:table-cell>
        </table:table-row>
        <table:table-row table:style-name="ro1">
          <table:table-cell office:value-type="string" calcext:value-type="string">
            <text:p>input/data_formal_20240530-1342/meme/r_memes__20230201T231123/0.jpg</text:p>
          </table:table-cell>
          <table:table-cell office:value-type="string" calcext:value-type="string">
            <text:p>Pattern 8</text:p>
          </table:table-cell>
          <table:table-cell office:value-type="float" office:value="21.3901835789592" calcext:value-type="float">
            <text:p>21.3901835789592</text:p>
          </table:table-cell>
          <table:table-cell office:value-type="float" office:value="0.909651100888961" calcext:value-type="float">
            <text:p>0.909651100888961</text:p>
          </table:table-cell>
          <table:table-cell office:value-type="float" office:value="0.426883140871732" calcext:value-type="float">
            <text:p>0.426883140871732</text:p>
          </table:table-cell>
          <table:table-cell office:value-type="string" calcext:value-type="string">
            <text:p>https://twitter.com/r_memes_/status/1620922790835625984</text:p>
          </table:table-cell>
        </table:table-row>
        <table:table-row table:style-name="ro1">
          <table:table-cell office:value-type="string" calcext:value-type="string">
            <text:p>input/data_formal_20240530-1342/meme/r_memes__20230201T231945/0.jpg</text:p>
          </table:table-cell>
          <table:table-cell office:value-type="string" calcext:value-type="string">
            <text:p>Pattern 6</text:p>
          </table:table-cell>
          <table:table-cell office:value-type="float" office:value="26.9327928315481" calcext:value-type="float">
            <text:p>26.9327928315481</text:p>
          </table:table-cell>
          <table:table-cell office:value-type="float" office:value="0.754012891170662" calcext:value-type="float">
            <text:p>0.754012891170662</text:p>
          </table:table-cell>
          <table:table-cell office:value-type="float" office:value="0.335873987359243" calcext:value-type="float">
            <text:p>0.335873987359243</text:p>
          </table:table-cell>
          <table:table-cell office:value-type="string" calcext:value-type="string">
            <text:p>https://twitter.com/r_memes_/status/1620924898318188545</text:p>
          </table:table-cell>
        </table:table-row>
        <table:table-row table:style-name="ro1">
          <table:table-cell office:value-type="string" calcext:value-type="string">
            <text:p>input/data_formal_20240530-1342/meme/r_memes__20230201T232808/0.jpg</text:p>
          </table:table-cell>
          <table:table-cell office:value-type="string" calcext:value-type="string">
            <text:p>Pattern 7</text:p>
          </table:table-cell>
          <table:table-cell office:value-type="float" office:value="26.2673770117854" calcext:value-type="float">
            <text:p>26.2673770117854</text:p>
          </table:table-cell>
          <table:table-cell office:value-type="float" office:value="0.545471167098394" calcext:value-type="float">
            <text:p>0.545471167098394</text:p>
          </table:table-cell>
          <table:table-cell office:value-type="float" office:value="0.583447580534479" calcext:value-type="float">
            <text:p>0.583447580534479</text:p>
          </table:table-cell>
          <table:table-cell office:value-type="string" calcext:value-type="string">
            <text:p>https://twitter.com/247eargasms/status/1621000410420097026</text:p>
          </table:table-cell>
        </table:table-row>
        <table:table-row table:style-name="ro1">
          <table:table-cell office:value-type="string" calcext:value-type="string">
            <text:p>input/data_formal_20240530-1342/meme/r_memes__20230201T233631/0.jpg</text:p>
          </table:table-cell>
          <table:table-cell office:value-type="string" calcext:value-type="string">
            <text:p>Pattern 1</text:p>
          </table:table-cell>
          <table:table-cell office:value-type="float" office:value="27.8102039020504" calcext:value-type="float">
            <text:p>27.8102039020504</text:p>
          </table:table-cell>
          <table:table-cell office:value-type="float" office:value="0.41473525477074" calcext:value-type="float">
            <text:p>0.41473525477074</text:p>
          </table:table-cell>
          <table:table-cell office:value-type="float" office:value="0.410013509675071" calcext:value-type="float">
            <text:p>0.410013509675071</text:p>
          </table:table-cell>
          <table:table-cell office:value-type="string" calcext:value-type="string">
            <text:p>https://twitter.com/247eargasms/status/1620990184006512642</text:p>
          </table:table-cell>
        </table:table-row>
        <table:table-row table:style-name="ro1">
          <table:table-cell office:value-type="string" calcext:value-type="string">
            <text:p>input/data_formal_20240530-1342/meme/r_memes__20230201T235640/0.jpg</text:p>
          </table:table-cell>
          <table:table-cell office:value-type="string" calcext:value-type="string">
            <text:p>Pattern 1</text:p>
          </table:table-cell>
          <table:table-cell office:value-type="float" office:value="33.3183868201301" calcext:value-type="float">
            <text:p>33.3183868201301</text:p>
          </table:table-cell>
          <table:table-cell office:value-type="float" office:value="0.222624742081347" calcext:value-type="float">
            <text:p>0.222624742081347</text:p>
          </table:table-cell>
          <table:table-cell office:value-type="float" office:value="0.256800600942316" calcext:value-type="float">
            <text:p>0.256800600942316</text:p>
          </table:table-cell>
          <table:table-cell office:value-type="string" calcext:value-type="string">
            <text:p>https://twitter.com/r_memes_/status/1620934186155507712</text:p>
          </table:table-cell>
        </table:table-row>
        <table:table-row table:style-name="ro1">
          <table:table-cell office:value-type="string" calcext:value-type="string">
            <text:p>input/data_formal_20240530-1342/meme/r_memes__20230202T010443/0.jpg</text:p>
          </table:table-cell>
          <table:table-cell office:value-type="string" calcext:value-type="string">
            <text:p>Pattern 7</text:p>
          </table:table-cell>
          <table:table-cell office:value-type="float" office:value="27.5277205500969" calcext:value-type="float">
            <text:p>27.5277205500969</text:p>
          </table:table-cell>
          <table:table-cell office:value-type="float" office:value="0.296812249753364" calcext:value-type="float">
            <text:p>0.296812249753364</text:p>
          </table:table-cell>
          <table:table-cell office:value-type="float" office:value="0.579477527940826" calcext:value-type="float">
            <text:p>0.579477527940826</text:p>
          </table:table-cell>
          <table:table-cell office:value-type="string" calcext:value-type="string">
            <text:p>https://twitter.com/r_memes_/status/1620951314577473536</text:p>
          </table:table-cell>
        </table:table-row>
        <table:table-row table:style-name="ro1">
          <table:table-cell office:value-type="string" calcext:value-type="string">
            <text:p>input/data_formal_20240530-1342/meme/r_memes__20230202T012108/0.jpg</text:p>
          </table:table-cell>
          <table:table-cell office:value-type="string" calcext:value-type="string">
            <text:p>Pattern 7</text:p>
          </table:table-cell>
          <table:table-cell office:value-type="float" office:value="33.7313729155222" calcext:value-type="float">
            <text:p>33.7313729155222</text:p>
          </table:table-cell>
          <table:table-cell office:value-type="float" office:value="0.499803686992134" calcext:value-type="float">
            <text:p>0.499803686992134</text:p>
          </table:table-cell>
          <table:table-cell office:value-type="float" office:value="0.298065392171807" calcext:value-type="float">
            <text:p>0.298065392171807</text:p>
          </table:table-cell>
          <table:table-cell office:value-type="string" calcext:value-type="string">
            <text:p>https://twitter.com/r_memes_/status/1620955444171644930</text:p>
          </table:table-cell>
        </table:table-row>
        <table:table-row table:style-name="ro1">
          <table:table-cell office:value-type="string" calcext:value-type="string">
            <text:p>input/data_formal_20240530-1342/meme/r_memes__20230202T012930/0.jpg</text:p>
          </table:table-cell>
          <table:table-cell office:value-type="string" calcext:value-type="string">
            <text:p>Pattern 9</text:p>
          </table:table-cell>
          <table:table-cell office:value-type="float" office:value="31.7410991338243" calcext:value-type="float">
            <text:p>31.7410991338243</text:p>
          </table:table-cell>
          <table:table-cell office:value-type="float" office:value="0.171873247906713" calcext:value-type="float">
            <text:p>0.171873247906713</text:p>
          </table:table-cell>
          <table:table-cell office:value-type="float" office:value="0.137607724408606" calcext:value-type="float">
            <text:p>0.137607724408606</text:p>
          </table:table-cell>
          <table:table-cell office:value-type="string" calcext:value-type="string">
            <text:p>https://twitter.com/r_memes_/status/1620957550437928960</text:p>
          </table:table-cell>
        </table:table-row>
        <table:table-row table:style-name="ro1">
          <table:table-cell office:value-type="string" calcext:value-type="string">
            <text:p>input/data_formal_20240530-1342/meme/r_memes__20230202T015505/0.jpg</text:p>
          </table:table-cell>
          <table:table-cell office:value-type="string" calcext:value-type="string">
            <text:p>Pattern 7</text:p>
          </table:table-cell>
          <table:table-cell office:value-type="float" office:value="25.1750858346641" calcext:value-type="float">
            <text:p>25.1750858346641</text:p>
          </table:table-cell>
          <table:table-cell office:value-type="float" office:value="0.47527871944319" calcext:value-type="float">
            <text:p>0.47527871944319</text:p>
          </table:table-cell>
          <table:table-cell office:value-type="float" office:value="0.4807732644803" calcext:value-type="float">
            <text:p>0.4807732644803</text:p>
          </table:table-cell>
          <table:table-cell office:value-type="string" calcext:value-type="string">
            <text:p>https://twitter.com/r_memes_/status/1620963986484117505</text:p>
          </table:table-cell>
        </table:table-row>
        <table:table-row table:style-name="ro1">
          <table:table-cell office:value-type="string" calcext:value-type="string">
            <text:p>input/data_formal_20240530-1342/meme/r_memes__20230202T031259/0.jpg</text:p>
          </table:table-cell>
          <table:table-cell office:value-type="string" calcext:value-type="string">
            <text:p>Pattern 1</text:p>
          </table:table-cell>
          <table:table-cell office:value-type="float" office:value="31.3474666989952" calcext:value-type="float">
            <text:p>31.3474666989952</text:p>
          </table:table-cell>
          <table:table-cell office:value-type="float" office:value="0.316135976782752" calcext:value-type="float">
            <text:p>0.316135976782752</text:p>
          </table:table-cell>
          <table:table-cell office:value-type="float" office:value="0.30766614384227" calcext:value-type="float">
            <text:p>0.30766614384227</text:p>
          </table:table-cell>
          <table:table-cell office:value-type="string" calcext:value-type="string">
            <text:p>https://twitter.com/r_memes_/status/1620983592443584515</text:p>
          </table:table-cell>
        </table:table-row>
        <table:table-row table:style-name="ro1">
          <table:table-cell office:value-type="string" calcext:value-type="string">
            <text:p>input/data_formal_20240530-1342/meme/r_memes__20230202T032714/0.jpg</text:p>
          </table:table-cell>
          <table:table-cell office:value-type="string" calcext:value-type="string">
            <text:p>Pattern 7</text:p>
          </table:table-cell>
          <table:table-cell office:value-type="float" office:value="29.8058072127515" calcext:value-type="float">
            <text:p>29.8058072127515</text:p>
          </table:table-cell>
          <table:table-cell office:value-type="float" office:value="0.658941640789125" calcext:value-type="float">
            <text:p>0.658941640789125</text:p>
          </table:table-cell>
          <table:table-cell office:value-type="float" office:value="0.331581788095808" calcext:value-type="float">
            <text:p>0.331581788095808</text:p>
          </table:table-cell>
          <table:table-cell office:value-type="string" calcext:value-type="string">
            <text:p>https://twitter.com/r_memes_/status/1620987180263809025</text:p>
          </table:table-cell>
        </table:table-row>
        <table:table-row table:style-name="ro1">
          <table:table-cell office:value-type="string" calcext:value-type="string">
            <text:p>input/data_formal_20240530-1342/meme/r_memes__20230202T033921/0.jpg</text:p>
          </table:table-cell>
          <table:table-cell office:value-type="string" calcext:value-type="string">
            <text:p>Pattern 2</text:p>
          </table:table-cell>
          <table:table-cell office:value-type="float" office:value="32.8972858584834" calcext:value-type="float">
            <text:p>32.8972858584834</text:p>
          </table:table-cell>
          <table:table-cell office:value-type="float" office:value="0.120466523819893" calcext:value-type="float">
            <text:p>0.120466523819893</text:p>
          </table:table-cell>
          <table:table-cell office:value-type="float" office:value="0.61635279338573" calcext:value-type="float">
            <text:p>0.61635279338573</text:p>
          </table:table-cell>
          <table:table-cell office:value-type="string" calcext:value-type="string">
            <text:p>https://twitter.com/r_memes_/status/1620990229380300800</text:p>
          </table:table-cell>
        </table:table-row>
        <table:table-row table:style-name="ro1">
          <table:table-cell office:value-type="string" calcext:value-type="string">
            <text:p>input/data_formal_20240530-1342/meme/r_memes__20230202T035128/0.jpg</text:p>
          </table:table-cell>
          <table:table-cell office:value-type="string" calcext:value-type="string">
            <text:p>Pattern 2</text:p>
          </table:table-cell>
          <table:table-cell office:value-type="float" office:value="29.660819104503" calcext:value-type="float">
            <text:p>29.660819104503</text:p>
          </table:table-cell>
          <table:table-cell office:value-type="float" office:value="0.234489056304945" calcext:value-type="float">
            <text:p>0.234489056304945</text:p>
          </table:table-cell>
          <table:table-cell office:value-type="float" office:value="0.638879369194688" calcext:value-type="float">
            <text:p>0.638879369194688</text:p>
          </table:table-cell>
          <table:table-cell office:value-type="string" calcext:value-type="string">
            <text:p>https://twitter.com/r_memes_/status/1620993276248473601</text:p>
          </table:table-cell>
        </table:table-row>
        <table:table-row table:style-name="ro1">
          <table:table-cell office:value-type="string" calcext:value-type="string">
            <text:p>input/data_formal_20240530-1342/meme/r_memes__20230202T051056/0.jpg</text:p>
          </table:table-cell>
          <table:table-cell office:value-type="string" calcext:value-type="string">
            <text:p>Pattern 5</text:p>
          </table:table-cell>
          <table:table-cell office:value-type="float" office:value="26.5218389136247" calcext:value-type="float">
            <text:p>26.5218389136247</text:p>
          </table:table-cell>
          <table:table-cell office:value-type="float" office:value="0.0806760275925695" calcext:value-type="float">
            <text:p>0.0806760275925695</text:p>
          </table:table-cell>
          <table:table-cell office:value-type="float" office:value="0.2045225694578" calcext:value-type="float">
            <text:p>0.2045225694578</text:p>
          </table:table-cell>
          <table:table-cell office:value-type="string" calcext:value-type="string">
            <text:p>https://twitter.com/r_memes_/status/1621013274111184896</text:p>
          </table:table-cell>
        </table:table-row>
        <table:table-row table:style-name="ro1">
          <table:table-cell office:value-type="string" calcext:value-type="string">
            <text:p>input/data_formal_20240530-1342/meme/r_memes__20230202T053240/0.jpg</text:p>
          </table:table-cell>
          <table:table-cell office:value-type="string" calcext:value-type="string">
            <text:p>Pattern 7</text:p>
          </table:table-cell>
          <table:table-cell office:value-type="float" office:value="28.885997192437" calcext:value-type="float">
            <text:p>28.885997192437</text:p>
          </table:table-cell>
          <table:table-cell office:value-type="float" office:value="0.487718921534038" calcext:value-type="float">
            <text:p>0.487718921534038</text:p>
          </table:table-cell>
          <table:table-cell office:value-type="float" office:value="0.330212890558789" calcext:value-type="float">
            <text:p>0.330212890558789</text:p>
          </table:table-cell>
          <table:table-cell office:value-type="string" calcext:value-type="string">
            <text:p>https://twitter.com/r_memes_/status/1621018744607707136</text:p>
          </table:table-cell>
        </table:table-row>
        <table:table-row table:style-name="ro1">
          <table:table-cell office:value-type="string" calcext:value-type="string">
            <text:p>input/data_formal_20240530-1342/meme/r_memes__20230202T054102/0.jpg</text:p>
          </table:table-cell>
          <table:table-cell office:value-type="string" calcext:value-type="string">
            <text:p>Pattern 5</text:p>
          </table:table-cell>
          <table:table-cell office:value-type="float" office:value="26.551793594549" calcext:value-type="float">
            <text:p>26.551793594549</text:p>
          </table:table-cell>
          <table:table-cell office:value-type="float" office:value="0.211908821138314" calcext:value-type="float">
            <text:p>0.211908821138314</text:p>
          </table:table-cell>
          <table:table-cell office:value-type="float" office:value="0.480080421061636" calcext:value-type="float">
            <text:p>0.480080421061636</text:p>
          </table:table-cell>
          <table:table-cell office:value-type="string" calcext:value-type="string">
            <text:p>https://twitter.com/r_memes_/status/1621020851536633857</text:p>
          </table:table-cell>
        </table:table-row>
        <table:table-row table:style-name="ro1">
          <table:table-cell office:value-type="string" calcext:value-type="string">
            <text:p>input/data_formal_20240530-1342/meme/r_memes__20230205T151705/0.jpg</text:p>
          </table:table-cell>
          <table:table-cell office:value-type="string" calcext:value-type="string">
            <text:p>Pattern 1</text:p>
          </table:table-cell>
          <table:table-cell office:value-type="float" office:value="25.4893502749982" calcext:value-type="float">
            <text:p>25.4893502749982</text:p>
          </table:table-cell>
          <table:table-cell office:value-type="float" office:value="0.282133876993273" calcext:value-type="float">
            <text:p>0.282133876993273</text:p>
          </table:table-cell>
          <table:table-cell office:value-type="float" office:value="0.327299976445035" calcext:value-type="float">
            <text:p>0.327299976445035</text:p>
          </table:table-cell>
          <table:table-cell office:value-type="string" calcext:value-type="string">
            <text:p>https://twitter.com/quotes_ADI/status/1622545310902849537</text:p>
          </table:table-cell>
        </table:table-row>
        <table:table-row table:style-name="ro1">
          <table:table-cell office:value-type="string" calcext:value-type="string">
            <text:p>input/data_formal_20240530-1342/meme/r_memes__20230205T205751/0.jpg</text:p>
          </table:table-cell>
          <table:table-cell office:value-type="string" calcext:value-type="string">
            <text:p>Pattern 8</text:p>
          </table:table-cell>
          <table:table-cell office:value-type="float" office:value="22.9152276809404" calcext:value-type="float">
            <text:p>22.9152276809404</text:p>
          </table:table-cell>
          <table:table-cell office:value-type="float" office:value="0.752089601544795" calcext:value-type="float">
            <text:p>0.752089601544795</text:p>
          </table:table-cell>
          <table:table-cell office:value-type="float" office:value="0.447696009523062" calcext:value-type="float">
            <text:p>0.447696009523062</text:p>
          </table:table-cell>
          <table:table-cell office:value-type="string" calcext:value-type="string">
            <text:p>https://twitter.com/54m84c64/status/1622625778478481409</text:p>
          </table:table-cell>
        </table:table-row>
        <table:table-row table:style-name="ro1">
          <table:table-cell office:value-type="string" calcext:value-type="string">
            <text:p>input/data_formal_20240530-1342/meme/r_memes__20230206T015359/0.jpg</text:p>
          </table:table-cell>
          <table:table-cell office:value-type="string" calcext:value-type="string">
            <text:p>Pattern 3</text:p>
          </table:table-cell>
          <table:table-cell office:value-type="float" office:value="27.0815050733277" calcext:value-type="float">
            <text:p>27.0815050733277</text:p>
          </table:table-cell>
          <table:table-cell office:value-type="float" office:value="0.374465564107919" calcext:value-type="float">
            <text:p>0.374465564107919</text:p>
          </table:table-cell>
          <table:table-cell office:value-type="float" office:value="0.563777309756456" calcext:value-type="float">
            <text:p>0.563777309756456</text:p>
          </table:table-cell>
          <table:table-cell office:value-type="string" calcext:value-type="string">
            <text:p>https://twitter.com/_whoisshivang/status/1622564956356087808</text:p>
          </table:table-cell>
        </table:table-row>
        <table:table-row table:style-name="ro1">
          <table:table-cell office:value-type="string" calcext:value-type="string">
            <text:p>input/data_formal_20240530-1342/meme/r_memes__20230206T091504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VatrenaLopta/status/1622545008644464645</text:p>
          </table:table-cell>
        </table:table-row>
        <table:table-row table:style-name="ro1">
          <table:table-cell office:value-type="string" calcext:value-type="string">
            <text:p>input/data_formal_20240530-1342/meme/r_memes__20230206T100100/0.jpg</text:p>
          </table:table-cell>
          <table:table-cell office:value-type="string" calcext:value-type="string">
            <text:p>Pattern 7</text:p>
          </table:table-cell>
          <table:table-cell office:value-type="float" office:value="30.7499725804366" calcext:value-type="float">
            <text:p>30.7499725804366</text:p>
          </table:table-cell>
          <table:table-cell office:value-type="float" office:value="0.450131012400986" calcext:value-type="float">
            <text:p>0.450131012400986</text:p>
          </table:table-cell>
          <table:table-cell office:value-type="float" office:value="0.347594805442061" calcext:value-type="float">
            <text:p>0.347594805442061</text:p>
          </table:table-cell>
          <table:table-cell office:value-type="string" calcext:value-type="string">
            <text:p>https://twitter.com/DOOMPuchit/status/1622553623652716544</text:p>
          </table:table-cell>
        </table:table-row>
        <table:table-row table:style-name="ro1">
          <table:table-cell office:value-type="string" calcext:value-type="string">
            <text:p>input/data_formal_20240530-1342/meme/r_memes__20230206T112116/0.jpg</text:p>
          </table:table-cell>
          <table:table-cell office:value-type="string" calcext:value-type="string">
            <text:p>Pattern 1</text:p>
          </table:table-cell>
          <table:table-cell office:value-type="float" office:value="33.6526714865689" calcext:value-type="float">
            <text:p>33.6526714865689</text:p>
          </table:table-cell>
          <table:table-cell office:value-type="float" office:value="0.243507261259197" calcext:value-type="float">
            <text:p>0.243507261259197</text:p>
          </table:table-cell>
          <table:table-cell office:value-type="float" office:value="0.439178399607709" calcext:value-type="float">
            <text:p>0.439178399607709</text:p>
          </table:table-cell>
          <table:table-cell office:value-type="string" calcext:value-type="string">
            <text:p>https://twitter.com/r_memes_/status/1622556024514220035</text:p>
          </table:table-cell>
        </table:table-row>
        <table:table-row table:style-name="ro1">
          <table:table-cell office:value-type="string" calcext:value-type="string">
            <text:p>input/data_formal_20240530-1342/meme/r_memes__20230206T112938/0.jpg</text:p>
          </table:table-cell>
          <table:table-cell office:value-type="string" calcext:value-type="string">
            <text:p>Pattern 1</text:p>
          </table:table-cell>
          <table:table-cell office:value-type="float" office:value="27.4512656484386" calcext:value-type="float">
            <text:p>27.4512656484386</text:p>
          </table:table-cell>
          <table:table-cell office:value-type="float" office:value="0.259518671661011" calcext:value-type="float">
            <text:p>0.259518671661011</text:p>
          </table:table-cell>
          <table:table-cell office:value-type="float" office:value="0.308508657366795" calcext:value-type="float">
            <text:p>0.308508657366795</text:p>
          </table:table-cell>
          <table:table-cell office:value-type="string" calcext:value-type="string">
            <text:p>https://twitter.com/r_memes_/status/1622558131128762369</text:p>
          </table:table-cell>
        </table:table-row>
        <table:table-row table:style-name="ro1">
          <table:table-cell office:value-type="string" calcext:value-type="string">
            <text:p>input/data_formal_20240530-1342/meme/r_memes__20230206T120502/0.jpg</text:p>
          </table:table-cell>
          <table:table-cell office:value-type="string" calcext:value-type="string">
            <text:p>Pattern 5</text:p>
          </table:table-cell>
          <table:table-cell office:value-type="float" office:value="31.5117796152209" calcext:value-type="float">
            <text:p>31.5117796152209</text:p>
          </table:table-cell>
          <table:table-cell office:value-type="float" office:value="0.230446234416775" calcext:value-type="float">
            <text:p>0.230446234416775</text:p>
          </table:table-cell>
          <table:table-cell office:value-type="float" office:value="0.462763683891097" calcext:value-type="float">
            <text:p>0.462763683891097</text:p>
          </table:table-cell>
          <table:table-cell office:value-type="string" calcext:value-type="string">
            <text:p>https://twitter.com/diazzavier1/status/1622614964539125761</text:p>
          </table:table-cell>
        </table:table-row>
        <table:table-row table:style-name="ro1">
          <table:table-cell office:value-type="string" calcext:value-type="string">
            <text:p>input/data_formal_20240530-1342/meme/r_memes__20230206T121325/0.jpg</text:p>
          </table:table-cell>
          <table:table-cell office:value-type="string" calcext:value-type="string">
            <text:p>Pattern 2</text:p>
          </table:table-cell>
          <table:table-cell office:value-type="float" office:value="28.6385684265409" calcext:value-type="float">
            <text:p>28.6385684265409</text:p>
          </table:table-cell>
          <table:table-cell office:value-type="float" office:value="0.23023075077314" calcext:value-type="float">
            <text:p>0.23023075077314</text:p>
          </table:table-cell>
          <table:table-cell office:value-type="float" office:value="0.719306436840476" calcext:value-type="float">
            <text:p>0.719306436840476</text:p>
          </table:table-cell>
          <table:table-cell office:value-type="string" calcext:value-type="string">
            <text:p>https://twitter.com/r_memes_/status/1622569146729828352</text:p>
          </table:table-cell>
        </table:table-row>
        <table:table-row table:style-name="ro1">
          <table:table-cell office:value-type="string" calcext:value-type="string">
            <text:p>input/data_formal_20240530-1342/meme/r_memes__20230206T130109/0.jpg</text:p>
          </table:table-cell>
          <table:table-cell office:value-type="string" calcext:value-type="string">
            <text:p>Pattern 8</text:p>
          </table:table-cell>
          <table:table-cell office:value-type="float" office:value="28.7311993598995" calcext:value-type="float">
            <text:p>28.7311993598995</text:p>
          </table:table-cell>
          <table:table-cell office:value-type="float" office:value="0.663689409711062" calcext:value-type="float">
            <text:p>0.663689409711062</text:p>
          </table:table-cell>
          <table:table-cell office:value-type="float" office:value="0.54244754063505" calcext:value-type="float">
            <text:p>0.54244754063505</text:p>
          </table:table-cell>
          <table:table-cell office:value-type="string" calcext:value-type="string">
            <text:p>https://twitter.com/SuperJupiter10/status/1622620668066951169</text:p>
          </table:table-cell>
        </table:table-row>
        <table:table-row table:style-name="ro1">
          <table:table-cell office:value-type="string" calcext:value-type="string">
            <text:p>input/data_formal_20240530-1342/meme/r_memes__20230206T135118/0.jpg</text:p>
          </table:table-cell>
          <table:table-cell office:value-type="string" calcext:value-type="string">
            <text:p>Pattern 5</text:p>
          </table:table-cell>
          <table:table-cell office:value-type="float" office:value="16.4292545425942" calcext:value-type="float">
            <text:p>16.4292545425942</text:p>
          </table:table-cell>
          <table:table-cell office:value-type="float" office:value="0.166870317118576" calcext:value-type="float">
            <text:p>0.166870317118576</text:p>
          </table:table-cell>
          <table:table-cell office:value-type="float" office:value="0.286961568779923" calcext:value-type="float">
            <text:p>0.286961568779923</text:p>
          </table:table-cell>
          <table:table-cell office:value-type="string" calcext:value-type="string">
            <text:p>https://twitter.com/quotes_ADI/status/1622594049021743107</text:p>
          </table:table-cell>
        </table:table-row>
        <table:table-row table:style-name="ro1">
          <table:table-cell office:value-type="string" calcext:value-type="string">
            <text:p>input/data_formal_20240530-1342/meme/r_memes__20230206T135941/0.jpg</text:p>
          </table:table-cell>
          <table:table-cell office:value-type="string" calcext:value-type="string">
            <text:p>Pattern 6</text:p>
          </table:table-cell>
          <table:table-cell office:value-type="float" office:value="23.2648065114202" calcext:value-type="float">
            <text:p>23.2648065114202</text:p>
          </table:table-cell>
          <table:table-cell office:value-type="float" office:value="0.774812553697658" calcext:value-type="float">
            <text:p>0.774812553697658</text:p>
          </table:table-cell>
          <table:table-cell office:value-type="float" office:value="0.367717184535252" calcext:value-type="float">
            <text:p>0.367717184535252</text:p>
          </table:table-cell>
          <table:table-cell office:value-type="string" calcext:value-type="string">
            <text:p>https://twitter.com/r_memes_/status/1622595891239571462</text:p>
          </table:table-cell>
        </table:table-row>
        <table:table-row table:style-name="ro1">
          <table:table-cell office:value-type="string" calcext:value-type="string">
            <text:p>input/data_formal_20240530-1342/meme/r_memes__20230206T150659/0.jpg</text:p>
          </table:table-cell>
          <table:table-cell office:value-type="string" calcext:value-type="string">
            <text:p>Pattern 2</text:p>
          </table:table-cell>
          <table:table-cell office:value-type="float" office:value="32.0405121622333" calcext:value-type="float">
            <text:p>32.0405121622333</text:p>
          </table:table-cell>
          <table:table-cell office:value-type="float" office:value="0.134010540678128" calcext:value-type="float">
            <text:p>0.134010540678128</text:p>
          </table:table-cell>
          <table:table-cell office:value-type="float" office:value="0.486277265860071" calcext:value-type="float">
            <text:p>0.486277265860071</text:p>
          </table:table-cell>
          <table:table-cell office:value-type="string" calcext:value-type="string">
            <text:p>https://twitter.com/r_memes_/status/1622612828845645825</text:p>
          </table:table-cell>
        </table:table-row>
        <table:table-row table:style-name="ro1">
          <table:table-cell office:value-type="string" calcext:value-type="string">
            <text:p>input/data_formal_20240530-1342/meme/r_memes__20230212T060943/0.jpg</text:p>
          </table:table-cell>
          <table:table-cell office:value-type="string" calcext:value-type="string">
            <text:p>Pattern 2</text:p>
          </table:table-cell>
          <table:table-cell office:value-type="float" office:value="26.2528587372956" calcext:value-type="float">
            <text:p>26.2528587372956</text:p>
          </table:table-cell>
          <table:table-cell office:value-type="float" office:value="0.231341323076251" calcext:value-type="float">
            <text:p>0.231341323076251</text:p>
          </table:table-cell>
          <table:table-cell office:value-type="float" office:value="0.783633143002731" calcext:value-type="float">
            <text:p>0.783633143002731</text:p>
          </table:table-cell>
          <table:table-cell office:value-type="string" calcext:value-type="string">
            <text:p>https://twitter.com/rthrclrk/status/1624809639383650306</text:p>
          </table:table-cell>
        </table:table-row>
        <table:table-row table:style-name="ro1">
          <table:table-cell office:value-type="string" calcext:value-type="string">
            <text:p>input/data_formal_20240530-1342/meme/r_memes__20230212T133314/0.jpg</text:p>
          </table:table-cell>
          <table:table-cell office:value-type="string" calcext:value-type="string">
            <text:p>Pattern 8</text:p>
          </table:table-cell>
          <table:table-cell office:value-type="float" office:value="25.550209226098" calcext:value-type="float">
            <text:p>25.550209226098</text:p>
          </table:table-cell>
          <table:table-cell office:value-type="float" office:value="0.756943083351091" calcext:value-type="float">
            <text:p>0.756943083351091</text:p>
          </table:table-cell>
          <table:table-cell office:value-type="float" office:value="0.489338433541362" calcext:value-type="float">
            <text:p>0.489338433541362</text:p>
          </table:table-cell>
          <table:table-cell office:value-type="string" calcext:value-type="string">
            <text:p>https://twitter.com/r_memes_/status/1624763560264966147</text:p>
          </table:table-cell>
        </table:table-row>
        <table:table-row table:style-name="ro1">
          <table:table-cell office:value-type="string" calcext:value-type="string">
            <text:p>input/data_formal_20240530-1342/meme/r_memes__20230212T134136/0.jpg</text:p>
          </table:table-cell>
          <table:table-cell office:value-type="string" calcext:value-type="string">
            <text:p>Pattern 3</text:p>
          </table:table-cell>
          <table:table-cell office:value-type="float" office:value="29.5086193155389" calcext:value-type="float">
            <text:p>29.5086193155389</text:p>
          </table:table-cell>
          <table:table-cell office:value-type="float" office:value="0.280555850029153" calcext:value-type="float">
            <text:p>0.280555850029153</text:p>
          </table:table-cell>
          <table:table-cell office:value-type="float" office:value="0.690833581750887" calcext:value-type="float">
            <text:p>0.690833581750887</text:p>
          </table:table-cell>
          <table:table-cell office:value-type="string" calcext:value-type="string">
            <text:p>https://twitter.com/r_memes_/status/1624765666237509632</text:p>
          </table:table-cell>
        </table:table-row>
        <table:table-row table:style-name="ro1">
          <table:table-cell office:value-type="string" calcext:value-type="string">
            <text:p>input/data_formal_20240530-1342/meme/r_memes__20230212T150322/0.jpg</text:p>
          </table:table-cell>
          <table:table-cell office:value-type="string" calcext:value-type="string">
            <text:p>Pattern 1</text:p>
          </table:table-cell>
          <table:table-cell office:value-type="float" office:value="32.8213935842189" calcext:value-type="float">
            <text:p>32.8213935842189</text:p>
          </table:table-cell>
          <table:table-cell office:value-type="float" office:value="0.367681748696221" calcext:value-type="float">
            <text:p>0.367681748696221</text:p>
          </table:table-cell>
          <table:table-cell office:value-type="float" office:value="0.298879692860064" calcext:value-type="float">
            <text:p>0.298879692860064</text:p>
          </table:table-cell>
          <table:table-cell office:value-type="string" calcext:value-type="string">
            <text:p>https://twitter.com/r_memes_/status/1624786245128802307</text:p>
          </table:table-cell>
        </table:table-row>
        <table:table-row table:style-name="ro1">
          <table:table-cell office:value-type="string" calcext:value-type="string">
            <text:p>input/data_formal_20240530-1342/meme/r_memes__20230226T023056/0.jpg</text:p>
          </table:table-cell>
          <table:table-cell office:value-type="string" calcext:value-type="string">
            <text:p>Pattern 7</text:p>
          </table:table-cell>
          <table:table-cell office:value-type="float" office:value="33.2440990281096" calcext:value-type="float">
            <text:p>33.2440990281096</text:p>
          </table:table-cell>
          <table:table-cell office:value-type="float" office:value="0.162369525023585" calcext:value-type="float">
            <text:p>0.162369525023585</text:p>
          </table:table-cell>
          <table:table-cell office:value-type="float" office:value="0.240946537641308" calcext:value-type="float">
            <text:p>0.240946537641308</text:p>
          </table:table-cell>
          <table:table-cell office:value-type="string" calcext:value-type="string">
            <text:p>https://twitter.com/aye_defaultname/status/1629670707809644544</text:p>
          </table:table-cell>
        </table:table-row>
        <table:table-row table:style-name="ro1">
          <table:table-cell office:value-type="string" calcext:value-type="string">
            <text:p>input/data_formal_20240530-1342/meme/r_memes__20230226T042259/0.jpg</text:p>
          </table:table-cell>
          <table:table-cell office:value-type="string" calcext:value-type="string">
            <text:p>Pattern 7</text:p>
          </table:table-cell>
          <table:table-cell office:value-type="float" office:value="31.0190580853093" calcext:value-type="float">
            <text:p>31.0190580853093</text:p>
          </table:table-cell>
          <table:table-cell office:value-type="float" office:value="0.481444147259993" calcext:value-type="float">
            <text:p>0.481444147259993</text:p>
          </table:table-cell>
          <table:table-cell office:value-type="float" office:value="0.451433111031691" calcext:value-type="float">
            <text:p>0.451433111031691</text:p>
          </table:table-cell>
          <table:table-cell office:value-type="string" calcext:value-type="string">
            <text:p>https://twitter.com/r_memes_/status/1629698518985191425</text:p>
          </table:table-cell>
        </table:table-row>
        <table:table-row table:style-name="ro1">
          <table:table-cell office:value-type="string" calcext:value-type="string">
            <text:p>input/data_formal_20240530-1342/meme/r_memes__20230226T063502/0.jpg</text:p>
          </table:table-cell>
          <table:table-cell office:value-type="string" calcext:value-type="string">
            <text:p>Pattern 8</text:p>
          </table:table-cell>
          <table:table-cell office:value-type="float" office:value="26.8549460670489" calcext:value-type="float">
            <text:p>26.8549460670489</text:p>
          </table:table-cell>
          <table:table-cell office:value-type="float" office:value="0.771092048936886" calcext:value-type="float">
            <text:p>0.771092048936886</text:p>
          </table:table-cell>
          <table:table-cell office:value-type="float" office:value="0.560807189470389" calcext:value-type="float">
            <text:p>0.560807189470389</text:p>
          </table:table-cell>
          <table:table-cell office:value-type="string" calcext:value-type="string">
            <text:p>https://twitter.com/r_memes_/status/1629731747012177920</text:p>
          </table:table-cell>
        </table:table-row>
        <table:table-row table:style-name="ro1">
          <table:table-cell office:value-type="string" calcext:value-type="string">
            <text:p>input/data_formal_20240530-1342/meme/r_memes__20230307T041110/0.jpg</text:p>
          </table:table-cell>
          <table:table-cell office:value-type="string" calcext:value-type="string">
            <text:p>Pattern 3</text:p>
          </table:table-cell>
          <table:table-cell office:value-type="float" office:value="29.4251755841294" calcext:value-type="float">
            <text:p>29.4251755841294</text:p>
          </table:table-cell>
          <table:table-cell office:value-type="float" office:value="0.21879474994162" calcext:value-type="float">
            <text:p>0.21879474994162</text:p>
          </table:table-cell>
          <table:table-cell office:value-type="float" office:value="0.723037350183794" calcext:value-type="float">
            <text:p>0.723037350183794</text:p>
          </table:table-cell>
          <table:table-cell office:value-type="string" calcext:value-type="string">
            <text:p>https://twitter.com/Martimpb25/status/1633002928813244417</text:p>
          </table:table-cell>
        </table:table-row>
        <table:table-row table:style-name="ro1">
          <table:table-cell office:value-type="string" calcext:value-type="string">
            <text:p>input/data_formal_20240530-1342/meme/r_memes__20230307T071321/0.jpg</text:p>
          </table:table-cell>
          <table:table-cell office:value-type="string" calcext:value-type="string">
            <text:p>Pattern 6</text:p>
          </table:table-cell>
          <table:table-cell office:value-type="float" office:value="24.8883448426221" calcext:value-type="float">
            <text:p>24.8883448426221</text:p>
          </table:table-cell>
          <table:table-cell office:value-type="float" office:value="0.627794160816849" calcext:value-type="float">
            <text:p>0.627794160816849</text:p>
          </table:table-cell>
          <table:table-cell office:value-type="float" office:value="0.435617684116992" calcext:value-type="float">
            <text:p>0.435617684116992</text:p>
          </table:table-cell>
          <table:table-cell office:value-type="string" calcext:value-type="string">
            <text:p>https://twitter.com/npfqpf/status/1633003074196258816</text:p>
          </table:table-cell>
        </table:table-row>
        <table:table-row table:style-name="ro1">
          <table:table-cell office:value-type="string" calcext:value-type="string">
            <text:p>input/data_formal_20240530-1342/meme/r_memes__20230307T111510/0.jpg</text:p>
          </table:table-cell>
          <table:table-cell office:value-type="string" calcext:value-type="string">
            <text:p>Pattern 7</text:p>
          </table:table-cell>
          <table:table-cell office:value-type="float" office:value="27.5145977632638" calcext:value-type="float">
            <text:p>27.5145977632638</text:p>
          </table:table-cell>
          <table:table-cell office:value-type="float" office:value="0.341267087613673" calcext:value-type="float">
            <text:p>0.341267087613673</text:p>
          </table:table-cell>
          <table:table-cell office:value-type="float" office:value="0.601887337277577" calcext:value-type="float">
            <text:p>0.601887337277577</text:p>
          </table:table-cell>
          <table:table-cell office:value-type="string" calcext:value-type="string">
            <text:p>https://twitter.com/r_memes_/status/1633063735538462722</text:p>
          </table:table-cell>
        </table:table-row>
        <table:table-row table:style-name="ro1">
          <table:table-cell office:value-type="string" calcext:value-type="string">
            <text:p>input/data_formal_20240530-1342/meme/r_memes__20230315T102112/0.jpg</text:p>
          </table:table-cell>
          <table:table-cell office:value-type="string" calcext:value-type="string">
            <text:p>Pattern 1</text:p>
          </table:table-cell>
          <table:table-cell office:value-type="float" office:value="31.0053249471058" calcext:value-type="float">
            <text:p>31.0053249471058</text:p>
          </table:table-cell>
          <table:table-cell office:value-type="float" office:value="0.402447374082869" calcext:value-type="float">
            <text:p>0.402447374082869</text:p>
          </table:table-cell>
          <table:table-cell office:value-type="float" office:value="0.277642931949395" calcext:value-type="float">
            <text:p>0.277642931949395</text:p>
          </table:table-cell>
          <table:table-cell office:value-type="string" calcext:value-type="string">
            <text:p>https://twitter.com/DanielP58112037/status/1636124673330278400</text:p>
          </table:table-cell>
        </table:table-row>
        <table:table-row table:style-name="ro1">
          <table:table-cell office:value-type="string" calcext:value-type="string">
            <text:p>input/data_formal_20240530-1342/meme/r_memes__20230315T202303/0.jpg</text:p>
          </table:table-cell>
          <table:table-cell office:value-type="string" calcext:value-type="string">
            <text:p>Pattern 8</text:p>
          </table:table-cell>
          <table:table-cell office:value-type="float" office:value="23.5425577290068" calcext:value-type="float">
            <text:p>23.5425577290068</text:p>
          </table:table-cell>
          <table:table-cell office:value-type="float" office:value="0.829449746231743" calcext:value-type="float">
            <text:p>0.829449746231743</text:p>
          </table:table-cell>
          <table:table-cell office:value-type="float" office:value="0.38758164827462" calcext:value-type="float">
            <text:p>0.38758164827462</text:p>
          </table:table-cell>
          <table:table-cell office:value-type="string" calcext:value-type="string">
            <text:p>https://twitter.com/r_memes_/status/1636100719555104769</text:p>
          </table:table-cell>
        </table:table-row>
        <table:table-row table:style-name="ro1">
          <table:table-cell office:value-type="string" calcext:value-type="string">
            <text:p>input/data_formal_20240530-1342/meme/r_memes__20230315T235313/0.jpg</text:p>
          </table:table-cell>
          <table:table-cell office:value-type="string" calcext:value-type="string">
            <text:p>Pattern 7</text:p>
          </table:table-cell>
          <table:table-cell office:value-type="float" office:value="33.0835151636716" calcext:value-type="float">
            <text:p>33.0835151636716</text:p>
          </table:table-cell>
          <table:table-cell office:value-type="float" office:value="0.405010720892534" calcext:value-type="float">
            <text:p>0.405010720892534</text:p>
          </table:table-cell>
          <table:table-cell office:value-type="float" office:value="0.504551727832098" calcext:value-type="float">
            <text:p>0.504551727832098</text:p>
          </table:table-cell>
          <table:table-cell office:value-type="string" calcext:value-type="string">
            <text:p>https://twitter.com/r_memes_/status/1636153609061539840</text:p>
          </table:table-cell>
        </table:table-row>
        <table:table-row table:style-name="ro1">
          <table:table-cell office:value-type="string" calcext:value-type="string">
            <text:p>input/data_formal_20240530-1342/meme/r_memes__20230316T020914/0.jpg</text:p>
          </table:table-cell>
          <table:table-cell office:value-type="string" calcext:value-type="string">
            <text:p>Pattern 1</text:p>
          </table:table-cell>
          <table:table-cell office:value-type="float" office:value="31.2018411950537" calcext:value-type="float">
            <text:p>31.2018411950537</text:p>
          </table:table-cell>
          <table:table-cell office:value-type="float" office:value="0.277077058215303" calcext:value-type="float">
            <text:p>0.277077058215303</text:p>
          </table:table-cell>
          <table:table-cell office:value-type="float" office:value="0.30094581625035" calcext:value-type="float">
            <text:p>0.30094581625035</text:p>
          </table:table-cell>
          <table:table-cell office:value-type="string" calcext:value-type="string">
            <text:p>https://twitter.com/r_memes_/status/1636187838294237191</text:p>
          </table:table-cell>
        </table:table-row>
        <table:table-row table:style-name="ro1">
          <table:table-cell office:value-type="string" calcext:value-type="string">
            <text:p>input/data_formal_20240530-1342/meme/r_memes__20230322T172344/0.jpg</text:p>
          </table:table-cell>
          <table:table-cell office:value-type="string" calcext:value-type="string">
            <text:p>Pattern 5</text:p>
          </table:table-cell>
          <table:table-cell office:value-type="float" office:value="31.904981427978" calcext:value-type="float">
            <text:p>31.904981427978</text:p>
          </table:table-cell>
          <table:table-cell office:value-type="float" office:value="0.137696902830101" calcext:value-type="float">
            <text:p>0.137696902830101</text:p>
          </table:table-cell>
          <table:table-cell office:value-type="float" office:value="0.296033894701387" calcext:value-type="float">
            <text:p>0.296033894701387</text:p>
          </table:table-cell>
          <table:table-cell office:value-type="string" calcext:value-type="string">
            <text:p>https://twitter.com/r_memes_/status/1638592308928028684</text:p>
          </table:table-cell>
        </table:table-row>
        <table:table-row table:style-name="ro1">
          <table:table-cell office:value-type="string" calcext:value-type="string">
            <text:p>input/data_formal_20240530-1342/meme/r_memes__20230322T191858/0.jpg</text:p>
          </table:table-cell>
          <table:table-cell office:value-type="string" calcext:value-type="string">
            <text:p>Pattern 2</text:p>
          </table:table-cell>
          <table:table-cell office:value-type="float" office:value="26.2861723663775" calcext:value-type="float">
            <text:p>26.2861723663775</text:p>
          </table:table-cell>
          <table:table-cell office:value-type="float" office:value="0.179917819455788" calcext:value-type="float">
            <text:p>0.179917819455788</text:p>
          </table:table-cell>
          <table:table-cell office:value-type="float" office:value="0.793478624398792" calcext:value-type="float">
            <text:p>0.793478624398792</text:p>
          </table:table-cell>
          <table:table-cell office:value-type="string" calcext:value-type="string">
            <text:p>https://twitter.com/r_memes_/status/1638621309050695680</text:p>
          </table:table-cell>
        </table:table-row>
        <table:table-row table:style-name="ro1">
          <table:table-cell office:value-type="string" calcext:value-type="string">
            <text:p>input/data_formal_20240530-1342/meme/r_memes__20230322T192721/0.jpg</text:p>
          </table:table-cell>
          <table:table-cell office:value-type="string" calcext:value-type="string">
            <text:p>Pattern 7</text:p>
          </table:table-cell>
          <table:table-cell office:value-type="float" office:value="27.8979251485623" calcext:value-type="float">
            <text:p>27.8979251485623</text:p>
          </table:table-cell>
          <table:table-cell office:value-type="float" office:value="0.279232364384341" calcext:value-type="float">
            <text:p>0.279232364384341</text:p>
          </table:table-cell>
          <table:table-cell office:value-type="float" office:value="0.661316441842347" calcext:value-type="float">
            <text:p>0.661316441842347</text:p>
          </table:table-cell>
          <table:table-cell office:value-type="string" calcext:value-type="string">
            <text:p>https://twitter.com/r_memes_/status/1638623416130629632</text:p>
          </table:table-cell>
        </table:table-row>
        <table:table-row table:style-name="ro1">
          <table:table-cell office:value-type="string" calcext:value-type="string">
            <text:p>input/data_formal_20240530-1342/meme/r_memes__20230322T232315/0.jpg</text:p>
          </table:table-cell>
          <table:table-cell office:value-type="string" calcext:value-type="string">
            <text:p>Pattern 2</text:p>
          </table:table-cell>
          <table:table-cell office:value-type="float" office:value="27.472042826318" calcext:value-type="float">
            <text:p>27.472042826318</text:p>
          </table:table-cell>
          <table:table-cell office:value-type="float" office:value="0.22102993104818" calcext:value-type="float">
            <text:p>0.22102993104818</text:p>
          </table:table-cell>
          <table:table-cell office:value-type="float" office:value="0.773353061097422" calcext:value-type="float">
            <text:p>0.773353061097422</text:p>
          </table:table-cell>
          <table:table-cell office:value-type="string" calcext:value-type="string">
            <text:p>https://twitter.com/OhRewindz/status/1638708453010034689</text:p>
          </table:table-cell>
        </table:table-row>
        <table:table-row table:style-name="ro1">
          <table:table-cell office:value-type="string" calcext:value-type="string">
            <text:p>input/data_formal_20240530-1342/meme/r_memes__20230323T011116/0.jpg</text:p>
          </table:table-cell>
          <table:table-cell office:value-type="string" calcext:value-type="string">
            <text:p>Pattern 7</text:p>
          </table:table-cell>
          <table:table-cell office:value-type="float" office:value="30.5037428655216" calcext:value-type="float">
            <text:p>30.5037428655216</text:p>
          </table:table-cell>
          <table:table-cell office:value-type="float" office:value="0.264588622640716" calcext:value-type="float">
            <text:p>0.264588622640716</text:p>
          </table:table-cell>
          <table:table-cell office:value-type="float" office:value="0.616385146116575" calcext:value-type="float">
            <text:p>0.616385146116575</text:p>
          </table:table-cell>
          <table:table-cell office:value-type="string" calcext:value-type="string">
            <text:p>https://twitter.com/r_memes_/status/1638709967539798016</text:p>
          </table:table-cell>
        </table:table-row>
        <table:table-row table:style-name="ro1">
          <table:table-cell office:value-type="string" calcext:value-type="string">
            <text:p>input/data_formal_20240530-1342/meme/Rachel_Morrigan_20221220T221655/0.jpg</text:p>
          </table:table-cell>
          <table:table-cell office:value-type="string" calcext:value-type="string">
            <text:p>Pattern 3</text:p>
          </table:table-cell>
          <table:table-cell office:value-type="float" office:value="29.0536850059553" calcext:value-type="float">
            <text:p>29.0536850059553</text:p>
          </table:table-cell>
          <table:table-cell office:value-type="float" office:value="0.214400745745755" calcext:value-type="float">
            <text:p>0.214400745745755</text:p>
          </table:table-cell>
          <table:table-cell office:value-type="float" office:value="0.848954033304524" calcext:value-type="float">
            <text:p>0.848954033304524</text:p>
          </table:table-cell>
          <table:table-cell office:value-type="string" calcext:value-type="string">
            <text:p>https://twitter.com/ArrianneSittiy/status/1607932392781803520</text:p>
          </table:table-cell>
        </table:table-row>
        <table:table-row table:style-name="ro1">
          <table:table-cell office:value-type="string" calcext:value-type="string">
            <text:p>input/data_formal_20240530-1342/meme/Rachel_Morrigan_20221220T221655/1.jpg</text:p>
          </table:table-cell>
          <table:table-cell office:value-type="string" calcext:value-type="string">
            <text:p>Pattern 2</text:p>
          </table:table-cell>
          <table:table-cell office:value-type="float" office:value="30.2282102416049" calcext:value-type="float">
            <text:p>30.2282102416049</text:p>
          </table:table-cell>
          <table:table-cell office:value-type="float" office:value="0.363428845503682" calcext:value-type="float">
            <text:p>0.363428845503682</text:p>
          </table:table-cell>
          <table:table-cell office:value-type="float" office:value="0.733994410199838" calcext:value-type="float">
            <text:p>0.733994410199838</text:p>
          </table:table-cell>
          <table:table-cell office:value-type="string" calcext:value-type="string">
            <text:p>https://twitter.com/ArrianneSittiy/status/1607932392781803520</text:p>
          </table:table-cell>
        </table:table-row>
        <table:table-row table:style-name="ro1">
          <table:table-cell office:value-type="string" calcext:value-type="string">
            <text:p>input/data_formal_20240530-1342/meme/RahulS13370642_20230131T104323/0.jpg</text:p>
          </table:table-cell>
          <table:table-cell office:value-type="string" calcext:value-type="string">
            <text:p>Pattern 7</text:p>
          </table:table-cell>
          <table:table-cell office:value-type="float" office:value="25.8458376740269" calcext:value-type="float">
            <text:p>25.8458376740269</text:p>
          </table:table-cell>
          <table:table-cell office:value-type="float" office:value="0.197858779615211" calcext:value-type="float">
            <text:p>0.197858779615211</text:p>
          </table:table-cell>
          <table:table-cell office:value-type="float" office:value="0.448191469379481" calcext:value-type="float">
            <text:p>0.448191469379481</text:p>
          </table:table-cell>
          <table:table-cell office:value-type="string" calcext:value-type="string">
            <text:p>https://twitter.com/RahulS13370642/status/1620372162396975104</text:p>
          </table:table-cell>
        </table:table-row>
        <table:table-row table:style-name="ro1">
          <table:table-cell office:value-type="string" calcext:value-type="string">
            <text:p>input/data_formal_20240530-1342/meme/RaizFarms_20221221T125153/0.jpg</text:p>
          </table:table-cell>
          <table:table-cell office:value-type="string" calcext:value-type="string">
            <text:p>Pattern 2</text:p>
          </table:table-cell>
          <table:table-cell office:value-type="float" office:value="31.9720911082182" calcext:value-type="float">
            <text:p>31.9720911082182</text:p>
          </table:table-cell>
          <table:table-cell office:value-type="float" office:value="0.258800031934122" calcext:value-type="float">
            <text:p>0.258800031934122</text:p>
          </table:table-cell>
          <table:table-cell office:value-type="float" office:value="0.672905130822474" calcext:value-type="float">
            <text:p>0.672905130822474</text:p>
          </table:table-cell>
          <table:table-cell office:value-type="string" calcext:value-type="string">
            <text:p>https://twitter.com/AfnanAdi7/status/1607985990425268232</text:p>
          </table:table-cell>
        </table:table-row>
        <table:table-row table:style-name="ro1">
          <table:table-cell office:value-type="string" calcext:value-type="string">
            <text:p>input/data_formal_20240530-1342/meme/RaizFarms_20221228T035912/0.jpg</text:p>
          </table:table-cell>
          <table:table-cell office:value-type="string" calcext:value-type="string">
            <text:p>Pattern 3</text:p>
          </table:table-cell>
          <table:table-cell office:value-type="float" office:value="23.1352626917683" calcext:value-type="float">
            <text:p>23.1352626917683</text:p>
          </table:table-cell>
          <table:table-cell office:value-type="float" office:value="0.473184210128603" calcext:value-type="float">
            <text:p>0.473184210128603</text:p>
          </table:table-cell>
          <table:table-cell office:value-type="float" office:value="0.808230964607032" calcext:value-type="float">
            <text:p>0.808230964607032</text:p>
          </table:table-cell>
          <table:table-cell office:value-type="string" calcext:value-type="string">
            <text:p>https://twitter.com/Aav5_12/status/1607949259038687233</text:p>
          </table:table-cell>
        </table:table-row>
        <table:table-row table:style-name="ro1">
          <table:table-cell office:value-type="string" calcext:value-type="string">
            <text:p>input/data_formal_20240530-1342/meme/RaizFarms_20221228T062304/0.jpg</text:p>
          </table:table-cell>
          <table:table-cell office:value-type="string" calcext:value-type="string">
            <text:p>Pattern 2</text:p>
          </table:table-cell>
          <table:table-cell office:value-type="float" office:value="29.4189357454201" calcext:value-type="float">
            <text:p>29.4189357454201</text:p>
          </table:table-cell>
          <table:table-cell office:value-type="float" office:value="0.216769051005101" calcext:value-type="float">
            <text:p>0.216769051005101</text:p>
          </table:table-cell>
          <table:table-cell office:value-type="float" office:value="0.738065735546958" calcext:value-type="float">
            <text:p>0.738065735546958</text:p>
          </table:table-cell>
          <table:table-cell office:value-type="string" calcext:value-type="string">
            <text:p>https://twitter.com/AfnanAdi7/status/1607985465822711808</text:p>
          </table:table-cell>
        </table:table-row>
        <table:table-row table:style-name="ro1">
          <table:table-cell office:value-type="string" calcext:value-type="string">
            <text:p>input/data_formal_20240530-1342/meme/RaizFarms_20221228T062324/0.jpg</text:p>
          </table:table-cell>
          <table:table-cell office:value-type="string" calcext:value-type="string">
            <text:p>Pattern 7</text:p>
          </table:table-cell>
          <table:table-cell office:value-type="float" office:value="29.8021602697622" calcext:value-type="float">
            <text:p>29.8021602697622</text:p>
          </table:table-cell>
          <table:table-cell office:value-type="float" office:value="0.277905581664174" calcext:value-type="float">
            <text:p>0.277905581664174</text:p>
          </table:table-cell>
          <table:table-cell office:value-type="float" office:value="0.542484367809938" calcext:value-type="float">
            <text:p>0.542484367809938</text:p>
          </table:table-cell>
          <table:table-cell office:value-type="string" calcext:value-type="string">
            <text:p>https://twitter.com/AfnanAdi7/status/1607985547187998720</text:p>
          </table:table-cell>
        </table:table-row>
        <table:table-row table:style-name="ro1">
          <table:table-cell office:value-type="string" calcext:value-type="string">
            <text:p>input/data_formal_20240530-1342/meme/RajbhandariArya_20230206T154727/0.jpg</text:p>
          </table:table-cell>
          <table:table-cell office:value-type="string" calcext:value-type="string">
            <text:p>Pattern 3</text:p>
          </table:table-cell>
          <table:table-cell office:value-type="float" office:value="21.4411631527364" calcext:value-type="float">
            <text:p>21.4411631527364</text:p>
          </table:table-cell>
          <table:table-cell office:value-type="float" office:value="0.260580081904594" calcext:value-type="float">
            <text:p>0.260580081904594</text:p>
          </table:table-cell>
          <table:table-cell office:value-type="float" office:value="0.926821042424081" calcext:value-type="float">
            <text:p>0.926821042424081</text:p>
          </table:table-cell>
          <table:table-cell office:value-type="string" calcext:value-type="string">
            <text:p>https://twitter.com/RajbhandariArya/status/1622623013018689537</text:p>
          </table:table-cell>
        </table:table-row>
        <table:table-row table:style-name="ro1">
          <table:table-cell office:value-type="string" calcext:value-type="string">
            <text:p>input/data_formal_20240530-1342/meme/Rajkuma18827874_20230108T021237/0.jpg</text:p>
          </table:table-cell>
          <table:table-cell office:value-type="string" calcext:value-type="string">
            <text:p>Pattern 1</text:p>
          </table:table-cell>
          <table:table-cell office:value-type="float" office:value="24.9815435359325" calcext:value-type="float">
            <text:p>24.9815435359325</text:p>
          </table:table-cell>
          <table:table-cell office:value-type="float" office:value="0.226688987908198" calcext:value-type="float">
            <text:p>0.226688987908198</text:p>
          </table:table-cell>
          <table:table-cell office:value-type="float" office:value="0.266052641611215" calcext:value-type="float">
            <text:p>0.266052641611215</text:p>
          </table:table-cell>
          <table:table-cell office:value-type="string" calcext:value-type="string">
            <text:p>https://twitter.com/Rajkuma18827874/status/1611908702692577280</text:p>
          </table:table-cell>
        </table:table-row>
        <table:table-row table:style-name="ro1">
          <table:table-cell office:value-type="string" calcext:value-type="string">
            <text:p>input/data_formal_20240530-1342/meme/Rakeshs66845055_20230106T061342/0.jpg</text:p>
          </table:table-cell>
          <table:table-cell office:value-type="string" calcext:value-type="string">
            <text:p>Pattern 3</text:p>
          </table:table-cell>
          <table:table-cell office:value-type="float" office:value="24.645914074312" calcext:value-type="float">
            <text:p>24.645914074312</text:p>
          </table:table-cell>
          <table:table-cell office:value-type="float" office:value="0.489764927214071" calcext:value-type="float">
            <text:p>0.489764927214071</text:p>
          </table:table-cell>
          <table:table-cell office:value-type="float" office:value="0.886078442370258" calcext:value-type="float">
            <text:p>0.886078442370258</text:p>
          </table:table-cell>
          <table:table-cell office:value-type="string" calcext:value-type="string">
            <text:p>https://twitter.com/Rakeshs66845055/status/1611244597082193920</text:p>
          </table:table-cell>
        </table:table-row>
        <table:table-row table:style-name="ro1">
          <table:table-cell office:value-type="string" calcext:value-type="string">
            <text:p>input/data_formal_20240530-1342/meme/RandomMemesBot_20221121T035920/0.jpg</text:p>
          </table:table-cell>
          <table:table-cell office:value-type="string" calcext:value-type="string">
            <text:p>Pattern 1</text:p>
          </table:table-cell>
          <table:table-cell office:value-type="float" office:value="32.7094878073513" calcext:value-type="float">
            <text:p>32.7094878073513</text:p>
          </table:table-cell>
          <table:table-cell office:value-type="float" office:value="0.224421125830554" calcext:value-type="float">
            <text:p>0.224421125830554</text:p>
          </table:table-cell>
          <table:table-cell office:value-type="float" office:value="0.425589144267333" calcext:value-type="float">
            <text:p>0.425589144267333</text:p>
          </table:table-cell>
          <table:table-cell office:value-type="string" calcext:value-type="string">
            <text:p>https://twitter.com/BHurzog/status/1620928827794030592</text:p>
          </table:table-cell>
        </table:table-row>
        <table:table-row table:style-name="ro1">
          <table:table-cell office:value-type="string" calcext:value-type="string">
            <text:p>input/data_formal_20240530-1342/meme/RandomMemesBot_20230212T145619/0.jpg</text:p>
          </table:table-cell>
          <table:table-cell office:value-type="string" calcext:value-type="string">
            <text:p>Pattern 3</text:p>
          </table:table-cell>
          <table:table-cell office:value-type="float" office:value="31.2427006034568" calcext:value-type="float">
            <text:p>31.2427006034568</text:p>
          </table:table-cell>
          <table:table-cell office:value-type="float" office:value="0.252470274124794" calcext:value-type="float">
            <text:p>0.252470274124794</text:p>
          </table:table-cell>
          <table:table-cell office:value-type="float" office:value="0.700323156128221" calcext:value-type="float">
            <text:p>0.700323156128221</text:p>
          </table:table-cell>
          <table:table-cell office:value-type="string" calcext:value-type="string">
            <text:p>https://twitter.com/RandomMemesBot/status/1624784471634452481</text:p>
          </table:table-cell>
        </table:table-row>
        <table:table-row table:style-name="ro1">
          <table:table-cell office:value-type="string" calcext:value-type="string">
            <text:p>input/data_formal_20240530-1342/meme/RandomMemesBot_20230226T042328/0.jpg</text:p>
          </table:table-cell>
          <table:table-cell office:value-type="string" calcext:value-type="string">
            <text:p>Pattern 5</text:p>
          </table:table-cell>
          <table:table-cell office:value-type="float" office:value="25.0999562989962" calcext:value-type="float">
            <text:p>25.0999562989962</text:p>
          </table:table-cell>
          <table:table-cell office:value-type="float" office:value="0.178644530224465" calcext:value-type="float">
            <text:p>0.178644530224465</text:p>
          </table:table-cell>
          <table:table-cell office:value-type="float" office:value="0.2987632153004" calcext:value-type="float">
            <text:p>0.2987632153004</text:p>
          </table:table-cell>
          <table:table-cell office:value-type="string" calcext:value-type="string">
            <text:p>https://twitter.com/RandomMemesBot/status/1629698637650444288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071340/0.jpg</text:p>
          </table:table-cell>
          <table:table-cell office:value-type="string" calcext:value-type="string">
            <text:p>Pattern 7</text:p>
          </table:table-cell>
          <table:table-cell office:value-type="float" office:value="26.9645011393057" calcext:value-type="float">
            <text:p>26.9645011393057</text:p>
          </table:table-cell>
          <table:table-cell office:value-type="float" office:value="0.567673065598913" calcext:value-type="float">
            <text:p>0.567673065598913</text:p>
          </table:table-cell>
          <table:table-cell office:value-type="float" office:value="0.633529969274481" calcext:value-type="float">
            <text:p>0.633529969274481</text:p>
          </table:table-cell>
          <table:table-cell office:value-type="string" calcext:value-type="string">
            <text:p>https://twitter.com/RandomMemesBot/status/1633002963126870017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091349/0.jpg</text:p>
          </table:table-cell>
          <table:table-cell office:value-type="string" calcext:value-type="string">
            <text:p>Pattern 1</text:p>
          </table:table-cell>
          <table:table-cell office:value-type="float" office:value="29.0369812225852" calcext:value-type="float">
            <text:p>29.0369812225852</text:p>
          </table:table-cell>
          <table:table-cell office:value-type="float" office:value="0.477829004188715" calcext:value-type="float">
            <text:p>0.477829004188715</text:p>
          </table:table-cell>
          <table:table-cell office:value-type="float" office:value="0.476298653776556" calcext:value-type="float">
            <text:p>0.476298653776556</text:p>
          </table:table-cell>
          <table:table-cell office:value-type="string" calcext:value-type="string">
            <text:p>https://twitter.com/RandomMemesBot/status/1633033198413447168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111400/0.jpg</text:p>
          </table:table-cell>
          <table:table-cell office:value-type="string" calcext:value-type="string">
            <text:p>Pattern 1</text:p>
          </table:table-cell>
          <table:table-cell office:value-type="float" office:value="31.774414690341" calcext:value-type="float">
            <text:p>31.774414690341</text:p>
          </table:table-cell>
          <table:table-cell office:value-type="float" office:value="0.212122247275212" calcext:value-type="float">
            <text:p>0.212122247275212</text:p>
          </table:table-cell>
          <table:table-cell office:value-type="float" office:value="0.240993159438289" calcext:value-type="float">
            <text:p>0.240993159438289</text:p>
          </table:table-cell>
          <table:table-cell office:value-type="string" calcext:value-type="string">
            <text:p>https://twitter.com/RandomMemesBot/status/1633063442188730370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193045/0.jpg</text:p>
          </table:table-cell>
          <table:table-cell office:value-type="string" calcext:value-type="string">
            <text:p>Pattern 1</text:p>
          </table:table-cell>
          <table:table-cell office:value-type="float" office:value="30.7278055155135" calcext:value-type="float">
            <text:p>30.7278055155135</text:p>
          </table:table-cell>
          <table:table-cell office:value-type="float" office:value="0.237613825442151" calcext:value-type="float">
            <text:p>0.237613825442151</text:p>
          </table:table-cell>
          <table:table-cell office:value-type="float" office:value="0.310103645538738" calcext:value-type="float">
            <text:p>0.310103645538738</text:p>
          </table:table-cell>
          <table:table-cell office:value-type="string" calcext:value-type="string">
            <text:p>https://twitter.com/Jack_Bone_Daddy/status/1636126650235535363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203049/0.jpg</text:p>
          </table:table-cell>
          <table:table-cell office:value-type="string" calcext:value-type="string">
            <text:p>Pattern 5</text:p>
          </table:table-cell>
          <table:table-cell office:value-type="float" office:value="32.9966353715674" calcext:value-type="float">
            <text:p>32.9966353715674</text:p>
          </table:table-cell>
          <table:table-cell office:value-type="float" office:value="0.3169435135048" calcext:value-type="float">
            <text:p>0.3169435135048</text:p>
          </table:table-cell>
          <table:table-cell office:value-type="float" office:value="0.346753895568072" calcext:value-type="float">
            <text:p>0.346753895568072</text:p>
          </table:table-cell>
          <table:table-cell office:value-type="string" calcext:value-type="string">
            <text:p>https://twitter.com/RandomMemesBot/status/1636102674998239234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220058/0.jpg</text:p>
          </table:table-cell>
          <table:table-cell office:value-type="string" calcext:value-type="string">
            <text:p>Pattern 2</text:p>
          </table:table-cell>
          <table:table-cell office:value-type="float" office:value="31.7873895304148" calcext:value-type="float">
            <text:p>31.7873895304148</text:p>
          </table:table-cell>
          <table:table-cell office:value-type="float" office:value="0.343543114133116" calcext:value-type="float">
            <text:p>0.343543114133116</text:p>
          </table:table-cell>
          <table:table-cell office:value-type="float" office:value="0.587035949474025" calcext:value-type="float">
            <text:p>0.587035949474025</text:p>
          </table:table-cell>
          <table:table-cell office:value-type="string" calcext:value-type="string">
            <text:p>https://twitter.com/RandomMemesBot/status/1636125362584207360</text:p>
          </table:table-cell>
        </table:table-row>
        <table:table-row table:style-name="ro1">
          <table:table-cell office:value-type="string" calcext:value-type="string">
            <text:p>input/data_formal_20240530-1342/meme/RandomMemesBot_20230316T020107/0.jpg</text:p>
          </table:table-cell>
          <table:table-cell office:value-type="string" calcext:value-type="string">
            <text:p>Pattern 8</text:p>
          </table:table-cell>
          <table:table-cell office:value-type="float" office:value="21.1663518275956" calcext:value-type="float">
            <text:p>21.1663518275956</text:p>
          </table:table-cell>
          <table:table-cell office:value-type="float" office:value="0.810554750282098" calcext:value-type="float">
            <text:p>0.810554750282098</text:p>
          </table:table-cell>
          <table:table-cell office:value-type="float" office:value="0.445113938180614" calcext:value-type="float">
            <text:p>0.445113938180614</text:p>
          </table:table-cell>
          <table:table-cell office:value-type="string" calcext:value-type="string">
            <text:p>https://twitter.com/RandomMemesBot/status/1636185798088245249</text:p>
          </table:table-cell>
        </table:table-row>
        <table:table-row table:style-name="ro1">
          <table:table-cell office:value-type="string" calcext:value-type="string">
            <text:p>input/data_formal_20240530-1342/meme/RandomMemesBot_20230322T174531/0.jpg</text:p>
          </table:table-cell>
          <table:table-cell office:value-type="string" calcext:value-type="string">
            <text:p>Pattern 1</text:p>
          </table:table-cell>
          <table:table-cell office:value-type="float" office:value="30.7844038721212" calcext:value-type="float">
            <text:p>30.7844038721212</text:p>
          </table:table-cell>
          <table:table-cell office:value-type="float" office:value="0.171342775042362" calcext:value-type="float">
            <text:p>0.171342775042362</text:p>
          </table:table-cell>
          <table:table-cell office:value-type="float" office:value="0.166775265809474" calcext:value-type="float">
            <text:p>0.166775265809474</text:p>
          </table:table-cell>
          <table:table-cell office:value-type="string" calcext:value-type="string">
            <text:p>https://twitter.com/RandomMemesBot/status/1638597791130812438</text:p>
          </table:table-cell>
        </table:table-row>
        <table:table-row table:style-name="ro1">
          <table:table-cell office:value-type="string" calcext:value-type="string">
            <text:p>input/data_formal_20240530-1342/meme/RandomMemesBot_20230322T191536/0.jpg</text:p>
          </table:table-cell>
          <table:table-cell office:value-type="string" calcext:value-type="string">
            <text:p>Pattern 7</text:p>
          </table:table-cell>
          <table:table-cell office:value-type="float" office:value="29.9030886134079" calcext:value-type="float">
            <text:p>29.9030886134079</text:p>
          </table:table-cell>
          <table:table-cell office:value-type="float" office:value="0.423955130483104" calcext:value-type="float">
            <text:p>0.423955130483104</text:p>
          </table:table-cell>
          <table:table-cell office:value-type="float" office:value="0.610811863192746" calcext:value-type="float">
            <text:p>0.610811863192746</text:p>
          </table:table-cell>
          <table:table-cell office:value-type="string" calcext:value-type="string">
            <text:p>https://twitter.com/RandomMemesBot/status/1638620460236546083</text:p>
          </table:table-cell>
        </table:table-row>
        <table:table-row table:style-name="ro1">
          <table:table-cell office:value-type="string" calcext:value-type="string">
            <text:p>input/data_formal_20240530-1342/meme/RandomMemesBot_20230323T011608/0.jpg</text:p>
          </table:table-cell>
          <table:table-cell office:value-type="string" calcext:value-type="string">
            <text:p>Pattern 1</text:p>
          </table:table-cell>
          <table:table-cell office:value-type="float" office:value="22.045077157958" calcext:value-type="float">
            <text:p>22.045077157958</text:p>
          </table:table-cell>
          <table:table-cell office:value-type="float" office:value="0.26813469152753" calcext:value-type="float">
            <text:p>0.26813469152753</text:p>
          </table:table-cell>
          <table:table-cell office:value-type="float" office:value="0.303355756424822" calcext:value-type="float">
            <text:p>0.303355756424822</text:p>
          </table:table-cell>
          <table:table-cell office:value-type="string" calcext:value-type="string">
            <text:p>https://twitter.com/RandomMemesBot/status/1638711189533499394</text:p>
          </table:table-cell>
        </table:table-row>
        <table:table-row table:style-name="ro1">
          <table:table-cell office:value-type="string" calcext:value-type="string">
            <text:p>input/data_formal_20240530-1342/meme/RandomMemesBot_20230323T034619/0.jpg</text:p>
          </table:table-cell>
          <table:table-cell office:value-type="string" calcext:value-type="string">
            <text:p>Pattern 3</text:p>
          </table:table-cell>
          <table:table-cell office:value-type="float" office:value="27.4175221381919" calcext:value-type="float">
            <text:p>27.4175221381919</text:p>
          </table:table-cell>
          <table:table-cell office:value-type="float" office:value="0.250291306616145" calcext:value-type="float">
            <text:p>0.250291306616145</text:p>
          </table:table-cell>
          <table:table-cell office:value-type="float" office:value="0.751011875813829" calcext:value-type="float">
            <text:p>0.751011875813829</text:p>
          </table:table-cell>
          <table:table-cell office:value-type="string" calcext:value-type="string">
            <text:p>https://twitter.com/RandomMemesBot/status/1638748984935321600</text:p>
          </table:table-cell>
        </table:table-row>
        <table:table-row table:style-name="ro1">
          <table:table-cell office:value-type="string" calcext:value-type="string">
            <text:p>input/data_formal_20240530-1342/meme/rapidcabs_20230206T144509/0.jpg</text:p>
          </table:table-cell>
          <table:table-cell office:value-type="string" calcext:value-type="string">
            <text:p>Pattern 5</text:p>
          </table:table-cell>
          <table:table-cell office:value-type="float" office:value="26.0304524523822" calcext:value-type="float">
            <text:p>26.0304524523822</text:p>
          </table:table-cell>
          <table:table-cell office:value-type="float" office:value="0.0940902157618689" calcext:value-type="float">
            <text:p>0.0940902157618689</text:p>
          </table:table-cell>
          <table:table-cell office:value-type="float" office:value="0.228951222770848" calcext:value-type="float">
            <text:p>0.228951222770848</text:p>
          </table:table-cell>
          <table:table-cell office:value-type="string" calcext:value-type="string">
            <text:p>https://twitter.com/rapidcabs/status/1622607331811786752</text:p>
          </table:table-cell>
        </table:table-row>
        <table:table-row table:style-name="ro1">
          <table:table-cell office:value-type="string" calcext:value-type="string">
            <text:p>input/data_formal_20240530-1342/meme/Ravikumar39065_20230109T122649/0.jpg</text:p>
          </table:table-cell>
          <table:table-cell office:value-type="string" calcext:value-type="string">
            <text:p>Pattern 5</text:p>
          </table:table-cell>
          <table:table-cell office:value-type="float" office:value="25.9568207028783" calcext:value-type="float">
            <text:p>25.9568207028783</text:p>
          </table:table-cell>
          <table:table-cell office:value-type="float" office:value="0.156970630122922" calcext:value-type="float">
            <text:p>0.156970630122922</text:p>
          </table:table-cell>
          <table:table-cell office:value-type="float" office:value="0.325543691304002" calcext:value-type="float">
            <text:p>0.325543691304002</text:p>
          </table:table-cell>
          <table:table-cell office:value-type="string" calcext:value-type="string">
            <text:p>https://twitter.com/Ravikumar39065/status/1612425658491363328</text:p>
          </table:table-cell>
        </table:table-row>
        <table:table-row table:style-name="ro1">
          <table:table-cell office:value-type="string" calcext:value-type="string">
            <text:p>input/data_formal_20240530-1342/meme/Ravikumar39065_20230111T094309/0.jpg</text:p>
          </table:table-cell>
          <table:table-cell office:value-type="string" calcext:value-type="string">
            <text:p>Pattern 8</text:p>
          </table:table-cell>
          <table:table-cell office:value-type="float" office:value="23.365863592824" calcext:value-type="float">
            <text:p>23.365863592824</text:p>
          </table:table-cell>
          <table:table-cell office:value-type="float" office:value="0.912631410494865" calcext:value-type="float">
            <text:p>0.912631410494865</text:p>
          </table:table-cell>
          <table:table-cell office:value-type="float" office:value="0.333589694950024" calcext:value-type="float">
            <text:p>0.333589694950024</text:p>
          </table:table-cell>
          <table:table-cell office:value-type="string" calcext:value-type="string">
            <text:p>https://twitter.com/Ravikumar39065/status/1613109246815789056</text:p>
          </table:table-cell>
        </table:table-row>
        <table:table-row table:style-name="ro1">
          <table:table-cell office:value-type="string" calcext:value-type="string">
            <text:p>input/data_formal_20240530-1342/meme/RAYQUAZACOIN_20230206T122440/0.jpg</text:p>
          </table:table-cell>
          <table:table-cell office:value-type="string" calcext:value-type="string">
            <text:p>Pattern 5</text:p>
          </table:table-cell>
          <table:table-cell office:value-type="float" office:value="17.7597191783694" calcext:value-type="float">
            <text:p>17.7597191783694</text:p>
          </table:table-cell>
          <table:table-cell office:value-type="float" office:value="0.155977115730391" calcext:value-type="float">
            <text:p>0.155977115730391</text:p>
          </table:table-cell>
          <table:table-cell office:value-type="float" office:value="0.263323033386017" calcext:value-type="float">
            <text:p>0.263323033386017</text:p>
          </table:table-cell>
          <table:table-cell office:value-type="string" calcext:value-type="string">
            <text:p>https://twitter.com/ShiyaCryptoLove/status/1622572108504260609</text:p>
          </table:table-cell>
        </table:table-row>
        <table:table-row table:style-name="ro1">
          <table:table-cell office:value-type="string" calcext:value-type="string">
            <text:p>input/data_formal_20240530-1342/meme/rcrdsoftherpblc_20230206T115538/0.jpg</text:p>
          </table:table-cell>
          <table:table-cell office:value-type="string" calcext:value-type="string">
            <text:p>Pattern 6</text:p>
          </table:table-cell>
          <table:table-cell office:value-type="float" office:value="21.6992810409031" calcext:value-type="float">
            <text:p>21.6992810409031</text:p>
          </table:table-cell>
          <table:table-cell office:value-type="float" office:value="0.859266094870945" calcext:value-type="float">
            <text:p>0.859266094870945</text:p>
          </table:table-cell>
          <table:table-cell office:value-type="float" office:value="0.308522903917886" calcext:value-type="float">
            <text:p>0.308522903917886</text:p>
          </table:table-cell>
          <table:table-cell office:value-type="string" calcext:value-type="string">
            <text:p>https://twitter.com/kajay914/status/1622564938320424961</text:p>
          </table:table-cell>
        </table:table-row>
        <table:table-row table:style-name="ro1">
          <table:table-cell office:value-type="string" calcext:value-type="string">
            <text:p>input/data_formal_20240530-1342/meme/rDankChristian_20221228T030714/0.jpg</text:p>
          </table:table-cell>
          <table:table-cell office:value-type="string" calcext:value-type="string">
            <text:p>Pattern 1</text:p>
          </table:table-cell>
          <table:table-cell office:value-type="float" office:value="33.056504091105" calcext:value-type="float">
            <text:p>33.056504091105</text:p>
          </table:table-cell>
          <table:table-cell office:value-type="float" office:value="0.329289857110752" calcext:value-type="float">
            <text:p>0.329289857110752</text:p>
          </table:table-cell>
          <table:table-cell office:value-type="float" office:value="0.612201175839784" calcext:value-type="float">
            <text:p>0.612201175839784</text:p>
          </table:table-cell>
          <table:table-cell office:value-type="string" calcext:value-type="string">
            <text:p>https://twitter.com/rDankChristian/status/1607936183824179201</text:p>
          </table:table-cell>
        </table:table-row>
        <table:table-row table:style-name="ro1">
          <table:table-cell office:value-type="string" calcext:value-type="string">
            <text:p>input/data_formal_20240530-1342/meme/rDankChristian_20221228T050757/0.jpg</text:p>
          </table:table-cell>
          <table:table-cell office:value-type="string" calcext:value-type="string">
            <text:p>Pattern 7</text:p>
          </table:table-cell>
          <table:table-cell office:value-type="float" office:value="27.9950403577894" calcext:value-type="float">
            <text:p>27.9950403577894</text:p>
          </table:table-cell>
          <table:table-cell office:value-type="float" office:value="0.606752945160502" calcext:value-type="float">
            <text:p>0.606752945160502</text:p>
          </table:table-cell>
          <table:table-cell office:value-type="float" office:value="0.53469707737523" calcext:value-type="float">
            <text:p>0.53469707737523</text:p>
          </table:table-cell>
          <table:table-cell office:value-type="string" calcext:value-type="string">
            <text:p>https://twitter.com/rDankChristian/status/1607966562572451846</text:p>
          </table:table-cell>
        </table:table-row>
        <table:table-row table:style-name="ro1">
          <table:table-cell office:value-type="string" calcext:value-type="string">
            <text:p>input/data_formal_20240530-1342/meme/rDankChristian_20230106T080751/0.jpg</text:p>
          </table:table-cell>
          <table:table-cell office:value-type="string" calcext:value-type="string">
            <text:p>Pattern 1</text:p>
          </table:table-cell>
          <table:table-cell office:value-type="float" office:value="32.7986843617663" calcext:value-type="float">
            <text:p>32.7986843617663</text:p>
          </table:table-cell>
          <table:table-cell office:value-type="float" office:value="0.273641457013642" calcext:value-type="float">
            <text:p>0.273641457013642</text:p>
          </table:table-cell>
          <table:table-cell office:value-type="float" office:value="0.339067877407451" calcext:value-type="float">
            <text:p>0.339067877407451</text:p>
          </table:table-cell>
          <table:table-cell office:value-type="string" calcext:value-type="string">
            <text:p>https://twitter.com/rDankChristian/status/1611273325094772736</text:p>
          </table:table-cell>
        </table:table-row>
        <table:table-row table:style-name="ro1">
          <table:table-cell office:value-type="string" calcext:value-type="string">
            <text:p>input/data_formal_20240530-1342/meme/rDankChristian_20230111T220844/0.jpg</text:p>
          </table:table-cell>
          <table:table-cell office:value-type="string" calcext:value-type="string">
            <text:p>Pattern 2</text:p>
          </table:table-cell>
          <table:table-cell office:value-type="float" office:value="29.6227144270777" calcext:value-type="float">
            <text:p>29.6227144270777</text:p>
          </table:table-cell>
          <table:table-cell office:value-type="float" office:value="0.233827496098231" calcext:value-type="float">
            <text:p>0.233827496098231</text:p>
          </table:table-cell>
          <table:table-cell office:value-type="float" office:value="0.630934959951731" calcext:value-type="float">
            <text:p>0.630934959951731</text:p>
          </table:table-cell>
          <table:table-cell office:value-type="string" calcext:value-type="string">
            <text:p>https://twitter.com/rDankChristian/status/161329687936576717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1T220836/0.jpg</text:p>
          </table:table-cell>
          <table:table-cell office:value-type="string" calcext:value-type="string">
            <text:p>Pattern 5</text:p>
          </table:table-cell>
          <table:table-cell office:value-type="float" office:value="30.6236788244622" calcext:value-type="float">
            <text:p>30.6236788244622</text:p>
          </table:table-cell>
          <table:table-cell office:value-type="float" office:value="0.112343666722609" calcext:value-type="float">
            <text:p>0.112343666722609</text:p>
          </table:table-cell>
          <table:table-cell office:value-type="float" office:value="0.394166855964053" calcext:value-type="float">
            <text:p>0.394166855964053</text:p>
          </table:table-cell>
          <table:table-cell office:value-type="string" calcext:value-type="string">
            <text:p>https://twitter.com/rDankChristian/status/1620906992339501057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10744/0.jpg</text:p>
          </table:table-cell>
          <table:table-cell office:value-type="string" calcext:value-type="string">
            <text:p>Pattern 6</text:p>
          </table:table-cell>
          <table:table-cell office:value-type="float" office:value="33.4687369101825" calcext:value-type="float">
            <text:p>33.4687369101825</text:p>
          </table:table-cell>
          <table:table-cell office:value-type="float" office:value="0.445458301689557" calcext:value-type="float">
            <text:p>0.445458301689557</text:p>
          </table:table-cell>
          <table:table-cell office:value-type="float" office:value="0.283497332949208" calcext:value-type="float">
            <text:p>0.283497332949208</text:p>
          </table:table-cell>
          <table:table-cell office:value-type="string" calcext:value-type="string">
            <text:p>https://twitter.com/rDankChristian/status/162095207328931840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20923/0.jpg</text:p>
          </table:table-cell>
          <table:table-cell office:value-type="string" calcext:value-type="string">
            <text:p>Pattern 3</text:p>
          </table:table-cell>
          <table:table-cell office:value-type="float" office:value="25.291806044262" calcext:value-type="float">
            <text:p>25.291806044262</text:p>
          </table:table-cell>
          <table:table-cell office:value-type="float" office:value="0.387825622612529" calcext:value-type="float">
            <text:p>0.387825622612529</text:p>
          </table:table-cell>
          <table:table-cell office:value-type="float" office:value="0.693919623270348" calcext:value-type="float">
            <text:p>0.693919623270348</text:p>
          </table:table-cell>
          <table:table-cell office:value-type="string" calcext:value-type="string">
            <text:p>https://twitter.com/rDankChristian/status/1620967585662619648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30733/0.jpg</text:p>
          </table:table-cell>
          <table:table-cell office:value-type="string" calcext:value-type="string">
            <text:p>Pattern 7</text:p>
          </table:table-cell>
          <table:table-cell office:value-type="float" office:value="30.9823439195433" calcext:value-type="float">
            <text:p>30.9823439195433</text:p>
          </table:table-cell>
          <table:table-cell office:value-type="float" office:value="0.411603655030447" calcext:value-type="float">
            <text:p>0.411603655030447</text:p>
          </table:table-cell>
          <table:table-cell office:value-type="float" office:value="0.582628637718829" calcext:value-type="float">
            <text:p>0.582628637718829</text:p>
          </table:table-cell>
          <table:table-cell office:value-type="string" calcext:value-type="string">
            <text:p>https://twitter.com/rDankChristian/status/1620982224714604545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40756/0.jpg</text:p>
          </table:table-cell>
          <table:table-cell office:value-type="string" calcext:value-type="string">
            <text:p>Pattern 8</text:p>
          </table:table-cell>
          <table:table-cell office:value-type="float" office:value="28.114538835825" calcext:value-type="float">
            <text:p>28.114538835825</text:p>
          </table:table-cell>
          <table:table-cell office:value-type="float" office:value="0.606555504623311" calcext:value-type="float">
            <text:p>0.606555504623311</text:p>
          </table:table-cell>
          <table:table-cell office:value-type="float" office:value="0.602023285224565" calcext:value-type="float">
            <text:p>0.602023285224565</text:p>
          </table:table-cell>
          <table:table-cell office:value-type="string" calcext:value-type="string">
            <text:p>https://twitter.com/rDankChristian/status/162099742297656525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40759/0.jpg</text:p>
          </table:table-cell>
          <table:table-cell office:value-type="string" calcext:value-type="string">
            <text:p>Pattern 7</text:p>
          </table:table-cell>
          <table:table-cell office:value-type="float" office:value="24.5186661063753" calcext:value-type="float">
            <text:p>24.5186661063753</text:p>
          </table:table-cell>
          <table:table-cell office:value-type="float" office:value="0.355949401153531" calcext:value-type="float">
            <text:p>0.355949401153531</text:p>
          </table:table-cell>
          <table:table-cell office:value-type="float" office:value="0.626694655578255" calcext:value-type="float">
            <text:p>0.626694655578255</text:p>
          </table:table-cell>
          <table:table-cell office:value-type="string" calcext:value-type="string">
            <text:p>https://twitter.com/rDankChristian/status/1620997431608446977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10859/0.jpg</text:p>
          </table:table-cell>
          <table:table-cell office:value-type="string" calcext:value-type="string">
            <text:p>Pattern 5</text:p>
          </table:table-cell>
          <table:table-cell office:value-type="float" office:value="20.2121600135677" calcext:value-type="float">
            <text:p>20.2121600135677</text:p>
          </table:table-cell>
          <table:table-cell office:value-type="float" office:value="0.166027561519722" calcext:value-type="float">
            <text:p>0.166027561519722</text:p>
          </table:table-cell>
          <table:table-cell office:value-type="float" office:value="0.232897834604276" calcext:value-type="float">
            <text:p>0.232897834604276</text:p>
          </table:table-cell>
          <table:table-cell office:value-type="string" calcext:value-type="string">
            <text:p>https://twitter.com/rDankChristian/status/1622552931688906754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50738/0.jpg</text:p>
          </table:table-cell>
          <table:table-cell office:value-type="string" calcext:value-type="string">
            <text:p>Pattern 7</text:p>
          </table:table-cell>
          <table:table-cell office:value-type="float" office:value="24.1710420591571" calcext:value-type="float">
            <text:p>24.1710420591571</text:p>
          </table:table-cell>
          <table:table-cell office:value-type="float" office:value="0.461531499192697" calcext:value-type="float">
            <text:p>0.461531499192697</text:p>
          </table:table-cell>
          <table:table-cell office:value-type="float" office:value="0.560015762374235" calcext:value-type="float">
            <text:p>0.560015762374235</text:p>
          </table:table-cell>
          <table:table-cell office:value-type="string" calcext:value-type="string">
            <text:p>https://twitter.com/rDankChristian/status/1622612992180322306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60830/0.jpg</text:p>
          </table:table-cell>
          <table:table-cell office:value-type="string" calcext:value-type="string">
            <text:p>Pattern 3</text:p>
          </table:table-cell>
          <table:table-cell office:value-type="float" office:value="28.6226983561721" calcext:value-type="float">
            <text:p>28.6226983561721</text:p>
          </table:table-cell>
          <table:table-cell office:value-type="float" office:value="0.309740411671718" calcext:value-type="float">
            <text:p>0.309740411671718</text:p>
          </table:table-cell>
          <table:table-cell office:value-type="float" office:value="0.701323608054277" calcext:value-type="float">
            <text:p>0.701323608054277</text:p>
          </table:table-cell>
          <table:table-cell office:value-type="string" calcext:value-type="string">
            <text:p>https://twitter.com/rDankChristian/status/1622628307148713984</text:p>
          </table:table-cell>
        </table:table-row>
        <table:table-row table:style-name="ro1">
          <table:table-cell office:value-type="string" calcext:value-type="string">
            <text:p>input/data_formal_20240530-1342/meme/rDankChristian_20230307T070741/0.jpg</text:p>
          </table:table-cell>
          <table:table-cell office:value-type="string" calcext:value-type="string">
            <text:p>Pattern 1</text:p>
          </table:table-cell>
          <table:table-cell office:value-type="float" office:value="33.2310009041784" calcext:value-type="float">
            <text:p>33.2310009041784</text:p>
          </table:table-cell>
          <table:table-cell office:value-type="float" office:value="0.177096431975403" calcext:value-type="float">
            <text:p>0.177096431975403</text:p>
          </table:table-cell>
          <table:table-cell office:value-type="float" office:value="0.532832484523139" calcext:value-type="float">
            <text:p>0.532832484523139</text:p>
          </table:table-cell>
          <table:table-cell office:value-type="string" calcext:value-type="string">
            <text:p>https://twitter.com/rDankChristian/status/1633001454498717696</text:p>
          </table:table-cell>
        </table:table-row>
        <table:table-row table:style-name="ro1">
          <table:table-cell office:value-type="string" calcext:value-type="string">
            <text:p>input/data_formal_20240530-1342/meme/rDankChristian_20230307T110735/0.jpg</text:p>
          </table:table-cell>
          <table:table-cell office:value-type="string" calcext:value-type="string">
            <text:p>Pattern 7</text:p>
          </table:table-cell>
          <table:table-cell office:value-type="float" office:value="28.3499122821184" calcext:value-type="float">
            <text:p>28.3499122821184</text:p>
          </table:table-cell>
          <table:table-cell office:value-type="float" office:value="0.473789931425964" calcext:value-type="float">
            <text:p>0.473789931425964</text:p>
          </table:table-cell>
          <table:table-cell office:value-type="float" office:value="0.656076114609168" calcext:value-type="float">
            <text:p>0.656076114609168</text:p>
          </table:table-cell>
          <table:table-cell office:value-type="string" calcext:value-type="string">
            <text:p>https://twitter.com/rDankChristian/status/1633061830581968897</text:p>
          </table:table-cell>
        </table:table-row>
        <table:table-row table:style-name="ro1">
          <table:table-cell office:value-type="string" calcext:value-type="string">
            <text:p>input/data_formal_20240530-1342/meme/rDankChristian_20230315T220723/0.jpg</text:p>
          </table:table-cell>
          <table:table-cell office:value-type="string" calcext:value-type="string">
            <text:p>Pattern 2</text:p>
          </table:table-cell>
          <table:table-cell office:value-type="float" office:value="31.3575244915976" calcext:value-type="float">
            <text:p>31.3575244915976</text:p>
          </table:table-cell>
          <table:table-cell office:value-type="float" office:value="0.240229447398431" calcext:value-type="float">
            <text:p>0.240229447398431</text:p>
          </table:table-cell>
          <table:table-cell office:value-type="float" office:value="0.582769609232703" calcext:value-type="float">
            <text:p>0.582769609232703</text:p>
          </table:table-cell>
          <table:table-cell office:value-type="string" calcext:value-type="string">
            <text:p>https://twitter.com/rDankChristian/status/1636126976799911938</text:p>
          </table:table-cell>
        </table:table-row>
        <table:table-row table:style-name="ro1">
          <table:table-cell office:value-type="string" calcext:value-type="string">
            <text:p>input/data_formal_20240530-1342/meme/rDankChristian_20230322T220707/0.jpg</text:p>
          </table:table-cell>
          <table:table-cell office:value-type="string" calcext:value-type="string">
            <text:p>Pattern 5</text:p>
          </table:table-cell>
          <table:table-cell office:value-type="float" office:value="25.867723705472" calcext:value-type="float">
            <text:p>25.867723705472</text:p>
          </table:table-cell>
          <table:table-cell office:value-type="float" office:value="0.210860255734933" calcext:value-type="float">
            <text:p>0.210860255734933</text:p>
          </table:table-cell>
          <table:table-cell office:value-type="float" office:value="0.395052945912013" calcext:value-type="float">
            <text:p>0.395052945912013</text:p>
          </table:table-cell>
          <table:table-cell office:value-type="string" calcext:value-type="string">
            <text:p>https://twitter.com/rDankChristian/status/1638663622061883392</text:p>
          </table:table-cell>
        </table:table-row>
        <table:table-row table:style-name="ro1">
          <table:table-cell office:value-type="string" calcext:value-type="string">
            <text:p>input/data_formal_20240530-1342/meme/rDankMemes__20230315T235831/0.jpg</text:p>
          </table:table-cell>
          <table:table-cell office:value-type="string" calcext:value-type="string">
            <text:p>Pattern 3</text:p>
          </table:table-cell>
          <table:table-cell office:value-type="float" office:value="23.4854282710537" calcext:value-type="float">
            <text:p>23.4854282710537</text:p>
          </table:table-cell>
          <table:table-cell office:value-type="float" office:value="0.546836219737103" calcext:value-type="float">
            <text:p>0.546836219737103</text:p>
          </table:table-cell>
          <table:table-cell office:value-type="float" office:value="0.746340086317187" calcext:value-type="float">
            <text:p>0.746340086317187</text:p>
          </table:table-cell>
          <table:table-cell office:value-type="string" calcext:value-type="string">
            <text:p>https://twitter.com/rDankMemes_/status/1636154942971949057</text:p>
          </table:table-cell>
        </table:table-row>
        <table:table-row table:style-name="ro1">
          <table:table-cell office:value-type="string" calcext:value-type="string">
            <text:p>input/data_formal_20240530-1342/meme/RealCryptostage_20230206T133540/0.jpg</text:p>
          </table:table-cell>
          <table:table-cell office:value-type="string" calcext:value-type="string">
            <text:p>Pattern 5</text:p>
          </table:table-cell>
          <table:table-cell office:value-type="float" office:value="22.9965185148317" calcext:value-type="float">
            <text:p>22.9965185148317</text:p>
          </table:table-cell>
          <table:table-cell office:value-type="float" office:value="0.0162345325387164" calcext:value-type="float">
            <text:p>0.0162345325387164</text:p>
          </table:table-cell>
          <table:table-cell office:value-type="float" office:value="0.283276176695604" calcext:value-type="float">
            <text:p>0.283276176695604</text:p>
          </table:table-cell>
          <table:table-cell office:value-type="string" calcext:value-type="string">
            <text:p>https://twitter.com/RealCryptostage/status/1622589845481852928</text:p>
          </table:table-cell>
        </table:table-row>
        <table:table-row table:style-name="ro1">
          <table:table-cell office:value-type="string" calcext:value-type="string">
            <text:p>input/data_formal_20240530-1342/meme/recruitnxt_20230105T162640/0.jpg</text:p>
          </table:table-cell>
          <table:table-cell office:value-type="string" calcext:value-type="string">
            <text:p>Pattern 8</text:p>
          </table:table-cell>
          <table:table-cell office:value-type="float" office:value="20.7611830755394" calcext:value-type="float">
            <text:p>20.7611830755394</text:p>
          </table:table-cell>
          <table:table-cell office:value-type="float" office:value="0.87753080117454" calcext:value-type="float">
            <text:p>0.87753080117454</text:p>
          </table:table-cell>
          <table:table-cell office:value-type="float" office:value="0.493134685964045" calcext:value-type="float">
            <text:p>0.493134685964045</text:p>
          </table:table-cell>
          <table:table-cell office:value-type="string" calcext:value-type="string">
            <text:p>https://twitter.com/recruitnxt/status/1611036467345903619</text:p>
          </table:table-cell>
        </table:table-row>
        <table:table-row table:style-name="ro1">
          <table:table-cell office:value-type="string" calcext:value-type="string">
            <text:p>input/data_formal_20240530-1342/meme/recur_club_20230206T132559/0.jpg</text:p>
          </table:table-cell>
          <table:table-cell office:value-type="string" calcext:value-type="string">
            <text:p>Pattern 8</text:p>
          </table:table-cell>
          <table:table-cell office:value-type="float" office:value="22.5511795229635" calcext:value-type="float">
            <text:p>22.5511795229635</text:p>
          </table:table-cell>
          <table:table-cell office:value-type="float" office:value="0.885723024109705" calcext:value-type="float">
            <text:p>0.885723024109705</text:p>
          </table:table-cell>
          <table:table-cell office:value-type="float" office:value="0.429518417016839" calcext:value-type="float">
            <text:p>0.429518417016839</text:p>
          </table:table-cell>
          <table:table-cell office:value-type="string" calcext:value-type="string">
            <text:p>https://twitter.com/DasFintechBot/status/162258845694058905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01913/0.jpg</text:p>
          </table:table-cell>
          <table:table-cell office:value-type="string" calcext:value-type="string">
            <text:p>Pattern 1</text:p>
          </table:table-cell>
          <table:table-cell office:value-type="float" office:value="33.9776183939478" calcext:value-type="float">
            <text:p>33.9776183939478</text:p>
          </table:table-cell>
          <table:table-cell office:value-type="float" office:value="0.329445837397652" calcext:value-type="float">
            <text:p>0.329445837397652</text:p>
          </table:table-cell>
          <table:table-cell office:value-type="float" office:value="0.306412943341883" calcext:value-type="float">
            <text:p>0.306412943341883</text:p>
          </table:table-cell>
          <table:table-cell office:value-type="string" calcext:value-type="string">
            <text:p>https://twitter.com/RedditMemenator/status/160789389751422156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11912/0.jpg</text:p>
          </table:table-cell>
          <table:table-cell office:value-type="string" calcext:value-type="string">
            <text:p>Pattern 7</text:p>
          </table:table-cell>
          <table:table-cell office:value-type="float" office:value="26.3217954089339" calcext:value-type="float">
            <text:p>26.3217954089339</text:p>
          </table:table-cell>
          <table:table-cell office:value-type="float" office:value="0.658530103727074" calcext:value-type="float">
            <text:p>0.658530103727074</text:p>
          </table:table-cell>
          <table:table-cell office:value-type="float" office:value="0.440134987415054" calcext:value-type="float">
            <text:p>0.440134987415054</text:p>
          </table:table-cell>
          <table:table-cell office:value-type="string" calcext:value-type="string">
            <text:p>https://twitter.com/RedditMemenator/status/1607908994148110336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21912/0.jpg</text:p>
          </table:table-cell>
          <table:table-cell office:value-type="string" calcext:value-type="string">
            <text:p>Pattern 7</text:p>
          </table:table-cell>
          <table:table-cell office:value-type="float" office:value="28.695321716534" calcext:value-type="float">
            <text:p>28.695321716534</text:p>
          </table:table-cell>
          <table:table-cell office:value-type="float" office:value="0.428888266226622" calcext:value-type="float">
            <text:p>0.428888266226622</text:p>
          </table:table-cell>
          <table:table-cell office:value-type="float" office:value="0.336320201258248" calcext:value-type="float">
            <text:p>0.336320201258248</text:p>
          </table:table-cell>
          <table:table-cell office:value-type="string" calcext:value-type="string">
            <text:p>https://twitter.com/RedditMemenator/status/1607924094007410690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31912/0.jpg</text:p>
          </table:table-cell>
          <table:table-cell office:value-type="string" calcext:value-type="string">
            <text:p>Pattern 1</text:p>
          </table:table-cell>
          <table:table-cell office:value-type="float" office:value="33.534425340677" calcext:value-type="float">
            <text:p>33.534425340677</text:p>
          </table:table-cell>
          <table:table-cell office:value-type="float" office:value="0.272807052732176" calcext:value-type="float">
            <text:p>0.272807052732176</text:p>
          </table:table-cell>
          <table:table-cell office:value-type="float" office:value="0.354377540932359" calcext:value-type="float">
            <text:p>0.354377540932359</text:p>
          </table:table-cell>
          <table:table-cell office:value-type="string" calcext:value-type="string">
            <text:p>https://twitter.com/RedditMemenator/status/160793919409321164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41912/0.jpg</text:p>
          </table:table-cell>
          <table:table-cell office:value-type="string" calcext:value-type="string">
            <text:p>Pattern 1</text:p>
          </table:table-cell>
          <table:table-cell office:value-type="float" office:value="30.4423848338402" calcext:value-type="float">
            <text:p>30.4423848338402</text:p>
          </table:table-cell>
          <table:table-cell office:value-type="float" office:value="0.383892660969586" calcext:value-type="float">
            <text:p>0.383892660969586</text:p>
          </table:table-cell>
          <table:table-cell office:value-type="float" office:value="0.370419163090347" calcext:value-type="float">
            <text:p>0.370419163090347</text:p>
          </table:table-cell>
          <table:table-cell office:value-type="string" calcext:value-type="string">
            <text:p>https://twitter.com/RedditMemenator/status/1607954294682312704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51912/0.jpg</text:p>
          </table:table-cell>
          <table:table-cell office:value-type="string" calcext:value-type="string">
            <text:p>Pattern 6</text:p>
          </table:table-cell>
          <table:table-cell office:value-type="float" office:value="27.9419328107693" calcext:value-type="float">
            <text:p>27.9419328107693</text:p>
          </table:table-cell>
          <table:table-cell office:value-type="float" office:value="0.759568318110152" calcext:value-type="float">
            <text:p>0.759568318110152</text:p>
          </table:table-cell>
          <table:table-cell office:value-type="float" office:value="0.331731678351559" calcext:value-type="float">
            <text:p>0.331731678351559</text:p>
          </table:table-cell>
          <table:table-cell office:value-type="string" calcext:value-type="string">
            <text:p>https://twitter.com/RedditMemenator/status/1607969391353925633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61910/0.jpg</text:p>
          </table:table-cell>
          <table:table-cell office:value-type="string" calcext:value-type="string">
            <text:p>Pattern 1</text:p>
          </table:table-cell>
          <table:table-cell office:value-type="float" office:value="32.3770208357724" calcext:value-type="float">
            <text:p>32.3770208357724</text:p>
          </table:table-cell>
          <table:table-cell office:value-type="float" office:value="0.292141909494512" calcext:value-type="float">
            <text:p>0.292141909494512</text:p>
          </table:table-cell>
          <table:table-cell office:value-type="float" office:value="0.400455628481292" calcext:value-type="float">
            <text:p>0.400455628481292</text:p>
          </table:table-cell>
          <table:table-cell office:value-type="string" calcext:value-type="string">
            <text:p>https://twitter.com/RedditMemenator/status/1607984483877421057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01912/0.jpg</text:p>
          </table:table-cell>
          <table:table-cell office:value-type="string" calcext:value-type="string">
            <text:p>Pattern 5</text:p>
          </table:table-cell>
          <table:table-cell office:value-type="float" office:value="30.1653462525997" calcext:value-type="float">
            <text:p>30.1653462525997</text:p>
          </table:table-cell>
          <table:table-cell office:value-type="float" office:value="0.228089435861705" calcext:value-type="float">
            <text:p>0.228089435861705</text:p>
          </table:table-cell>
          <table:table-cell office:value-type="float" office:value="0.229720010746624" calcext:value-type="float">
            <text:p>0.229720010746624</text:p>
          </table:table-cell>
          <table:table-cell office:value-type="string" calcext:value-type="string">
            <text:p>https://twitter.com/RedditMemenator/status/16109439938812846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11911/0.jpg</text:p>
          </table:table-cell>
          <table:table-cell office:value-type="string" calcext:value-type="string">
            <text:p>Pattern 8</text:p>
          </table:table-cell>
          <table:table-cell office:value-type="float" office:value="26.7132004281541" calcext:value-type="float">
            <text:p>26.7132004281541</text:p>
          </table:table-cell>
          <table:table-cell office:value-type="float" office:value="0.861181713893729" calcext:value-type="float">
            <text:p>0.861181713893729</text:p>
          </table:table-cell>
          <table:table-cell office:value-type="float" office:value="0.452976668125158" calcext:value-type="float">
            <text:p>0.452976668125158</text:p>
          </table:table-cell>
          <table:table-cell office:value-type="string" calcext:value-type="string">
            <text:p>https://twitter.com/RedditMemenator/status/1610959089026363400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21913/0.jpg</text:p>
          </table:table-cell>
          <table:table-cell office:value-type="string" calcext:value-type="string">
            <text:p>Pattern 1</text:p>
          </table:table-cell>
          <table:table-cell office:value-type="float" office:value="34.1576924249643" calcext:value-type="float">
            <text:p>34.1576924249643</text:p>
          </table:table-cell>
          <table:table-cell office:value-type="float" office:value="0.394023059322566" calcext:value-type="float">
            <text:p>0.394023059322566</text:p>
          </table:table-cell>
          <table:table-cell office:value-type="float" office:value="0.380340344452349" calcext:value-type="float">
            <text:p>0.380340344452349</text:p>
          </table:table-cell>
          <table:table-cell office:value-type="string" calcext:value-type="string">
            <text:p>https://twitter.com/RedditMemenator/status/1610974195651055618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51913/0.jpg</text:p>
          </table:table-cell>
          <table:table-cell office:value-type="string" calcext:value-type="string">
            <text:p>Pattern 7</text:p>
          </table:table-cell>
          <table:table-cell office:value-type="float" office:value="28.6537853749774" calcext:value-type="float">
            <text:p>28.6537853749774</text:p>
          </table:table-cell>
          <table:table-cell office:value-type="float" office:value="0.566108618478449" calcext:value-type="float">
            <text:p>0.566108618478449</text:p>
          </table:table-cell>
          <table:table-cell office:value-type="float" office:value="0.435693069021155" calcext:value-type="float">
            <text:p>0.435693069021155</text:p>
          </table:table-cell>
          <table:table-cell office:value-type="string" calcext:value-type="string">
            <text:p>https://twitter.com/RedditMemenator/status/1611230886552555522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61912/0.jpg</text:p>
          </table:table-cell>
          <table:table-cell office:value-type="string" calcext:value-type="string">
            <text:p>Pattern 8</text:p>
          </table:table-cell>
          <table:table-cell office:value-type="float" office:value="22.3286162065859" calcext:value-type="float">
            <text:p>22.3286162065859</text:p>
          </table:table-cell>
          <table:table-cell office:value-type="float" office:value="0.870605800524695" calcext:value-type="float">
            <text:p>0.870605800524695</text:p>
          </table:table-cell>
          <table:table-cell office:value-type="float" office:value="0.359369542119909" calcext:value-type="float">
            <text:p>0.359369542119909</text:p>
          </table:table-cell>
          <table:table-cell office:value-type="string" calcext:value-type="string">
            <text:p>https://twitter.com/RedditMemenator/status/1611245984838987777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71912/0.jpg</text:p>
          </table:table-cell>
          <table:table-cell office:value-type="string" calcext:value-type="string">
            <text:p>Pattern 3</text:p>
          </table:table-cell>
          <table:table-cell office:value-type="float" office:value="30.6846318089364" calcext:value-type="float">
            <text:p>30.6846318089364</text:p>
          </table:table-cell>
          <table:table-cell office:value-type="float" office:value="0.140070842967186" calcext:value-type="float">
            <text:p>0.140070842967186</text:p>
          </table:table-cell>
          <table:table-cell office:value-type="float" office:value="0.576926969617152" calcext:value-type="float">
            <text:p>0.576926969617152</text:p>
          </table:table-cell>
          <table:table-cell office:value-type="string" calcext:value-type="string">
            <text:p>https://twitter.com/RedditMemenator/status/1611261080587898880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81911/0.jpg</text:p>
          </table:table-cell>
          <table:table-cell office:value-type="string" calcext:value-type="string">
            <text:p>Pattern 7</text:p>
          </table:table-cell>
          <table:table-cell office:value-type="float" office:value="26.3235908633595" calcext:value-type="float">
            <text:p>26.3235908633595</text:p>
          </table:table-cell>
          <table:table-cell office:value-type="float" office:value="0.384882921168843" calcext:value-type="float">
            <text:p>0.384882921168843</text:p>
          </table:table-cell>
          <table:table-cell office:value-type="float" office:value="0.706177329357546" calcext:value-type="float">
            <text:p>0.706177329357546</text:p>
          </table:table-cell>
          <table:table-cell office:value-type="string" calcext:value-type="string">
            <text:p>https://twitter.com/RedditMemenator/status/1611276175871217665</text:p>
          </table:table-cell>
        </table:table-row>
        <table:table-row table:style-name="ro1">
          <table:table-cell office:value-type="string" calcext:value-type="string">
            <text:p>input/data_formal_20240530-1342/meme/RedditMemenator_20230111T221912/0.jpg</text:p>
          </table:table-cell>
          <table:table-cell office:value-type="string" calcext:value-type="string">
            <text:p>Pattern 2</text:p>
          </table:table-cell>
          <table:table-cell office:value-type="float" office:value="25.3837652402088" calcext:value-type="float">
            <text:p>25.3837652402088</text:p>
          </table:table-cell>
          <table:table-cell office:value-type="float" office:value="0.252397929990531" calcext:value-type="float">
            <text:p>0.252397929990531</text:p>
          </table:table-cell>
          <table:table-cell office:value-type="float" office:value="0.856103083294152" calcext:value-type="float">
            <text:p>0.856103083294152</text:p>
          </table:table-cell>
          <table:table-cell office:value-type="string" calcext:value-type="string">
            <text:p>https://twitter.com/RedditMemenator/status/1613299514022199298</text:p>
          </table:table-cell>
        </table:table-row>
        <table:table-row table:style-name="ro1">
          <table:table-cell office:value-type="string" calcext:value-type="string">
            <text:p>input/data_formal_20240530-1342/meme/RedditMemenator_20230111T231912/0.jpg</text:p>
          </table:table-cell>
          <table:table-cell office:value-type="string" calcext:value-type="string">
            <text:p>Pattern 1</text:p>
          </table:table-cell>
          <table:table-cell office:value-type="float" office:value="33.7127880444622" calcext:value-type="float">
            <text:p>33.7127880444622</text:p>
          </table:table-cell>
          <table:table-cell office:value-type="float" office:value="0.253300735087402" calcext:value-type="float">
            <text:p>0.253300735087402</text:p>
          </table:table-cell>
          <table:table-cell office:value-type="float" office:value="0.367494883566458" calcext:value-type="float">
            <text:p>0.367494883566458</text:p>
          </table:table-cell>
          <table:table-cell office:value-type="string" calcext:value-type="string">
            <text:p>https://twitter.com/RedditMemenator/status/1613314614351257603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1T221913/0.jpg</text:p>
          </table:table-cell>
          <table:table-cell office:value-type="string" calcext:value-type="string">
            <text:p>Pattern 3</text:p>
          </table:table-cell>
          <table:table-cell office:value-type="float" office:value="29.7504067873386" calcext:value-type="float">
            <text:p>29.7504067873386</text:p>
          </table:table-cell>
          <table:table-cell office:value-type="float" office:value="0.466060521956483" calcext:value-type="float">
            <text:p>0.466060521956483</text:p>
          </table:table-cell>
          <table:table-cell office:value-type="float" office:value="0.642898671183128" calcext:value-type="float">
            <text:p>0.642898671183128</text:p>
          </table:table-cell>
          <table:table-cell office:value-type="string" calcext:value-type="string">
            <text:p>https://twitter.com/RedditMemenator/status/1620909664404914179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1T231914/0.jpg</text:p>
          </table:table-cell>
          <table:table-cell office:value-type="string" calcext:value-type="string">
            <text:p>Pattern 6</text:p>
          </table:table-cell>
          <table:table-cell office:value-type="float" office:value="29.6798704100569" calcext:value-type="float">
            <text:p>29.6798704100569</text:p>
          </table:table-cell>
          <table:table-cell office:value-type="float" office:value="0.732075861519804" calcext:value-type="float">
            <text:p>0.732075861519804</text:p>
          </table:table-cell>
          <table:table-cell office:value-type="float" office:value="0.430226111822928" calcext:value-type="float">
            <text:p>0.430226111822928</text:p>
          </table:table-cell>
          <table:table-cell office:value-type="string" calcext:value-type="string">
            <text:p>https://twitter.com/RedditMemenator/status/162092476763643904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01915/0.jpg</text:p>
          </table:table-cell>
          <table:table-cell office:value-type="string" calcext:value-type="string">
            <text:p>Pattern 3</text:p>
          </table:table-cell>
          <table:table-cell office:value-type="float" office:value="29.7504067873386" calcext:value-type="float">
            <text:p>29.7504067873386</text:p>
          </table:table-cell>
          <table:table-cell office:value-type="float" office:value="0.466060521956483" calcext:value-type="float">
            <text:p>0.466060521956483</text:p>
          </table:table-cell>
          <table:table-cell office:value-type="float" office:value="0.642898671183128" calcext:value-type="float">
            <text:p>0.642898671183128</text:p>
          </table:table-cell>
          <table:table-cell office:value-type="string" calcext:value-type="string">
            <text:p>https://twitter.com/RedditMemenator/status/1620939870792482819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11915/0.jpg</text:p>
          </table:table-cell>
          <table:table-cell office:value-type="string" calcext:value-type="string">
            <text:p>Pattern 5</text:p>
          </table:table-cell>
          <table:table-cell office:value-type="float" office:value="23.0858005880123" calcext:value-type="float">
            <text:p>23.0858005880123</text:p>
          </table:table-cell>
          <table:table-cell office:value-type="float" office:value="0.0761968534532361" calcext:value-type="float">
            <text:p>0.0761968534532361</text:p>
          </table:table-cell>
          <table:table-cell office:value-type="float" office:value="0.224556490525008" calcext:value-type="float">
            <text:p>0.224556490525008</text:p>
          </table:table-cell>
          <table:table-cell office:value-type="string" calcext:value-type="string">
            <text:p>https://twitter.com/RedditMemenator/status/1620954968445550595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21912/0.jpg</text:p>
          </table:table-cell>
          <table:table-cell office:value-type="string" calcext:value-type="string">
            <text:p>Pattern 9</text:p>
          </table:table-cell>
          <table:table-cell office:value-type="float" office:value="32.0669797359599" calcext:value-type="float">
            <text:p>32.0669797359599</text:p>
          </table:table-cell>
          <table:table-cell office:value-type="float" office:value="0.153114606212329" calcext:value-type="float">
            <text:p>0.153114606212329</text:p>
          </table:table-cell>
          <table:table-cell office:value-type="float" office:value="0.157163087742343" calcext:value-type="float">
            <text:p>0.157163087742343</text:p>
          </table:table-cell>
          <table:table-cell office:value-type="string" calcext:value-type="string">
            <text:p>https://twitter.com/RedditMemenator/status/1620970058376941568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31913/0.jpg</text:p>
          </table:table-cell>
          <table:table-cell office:value-type="string" calcext:value-type="string">
            <text:p>Pattern 7</text:p>
          </table:table-cell>
          <table:table-cell office:value-type="float" office:value="26.6118612111142" calcext:value-type="float">
            <text:p>26.6118612111142</text:p>
          </table:table-cell>
          <table:table-cell office:value-type="float" office:value="0.483174321619699" calcext:value-type="float">
            <text:p>0.483174321619699</text:p>
          </table:table-cell>
          <table:table-cell office:value-type="float" office:value="0.49465436875112" calcext:value-type="float">
            <text:p>0.49465436875112</text:p>
          </table:table-cell>
          <table:table-cell office:value-type="string" calcext:value-type="string">
            <text:p>https://twitter.com/RedditMemenator/status/16209851592806277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41912/0.jpg</text:p>
          </table:table-cell>
          <table:table-cell office:value-type="string" calcext:value-type="string">
            <text:p>Pattern 6</text:p>
          </table:table-cell>
          <table:table-cell office:value-type="float" office:value="29.6798704100569" calcext:value-type="float">
            <text:p>29.6798704100569</text:p>
          </table:table-cell>
          <table:table-cell office:value-type="float" office:value="0.732075861519804" calcext:value-type="float">
            <text:p>0.732075861519804</text:p>
          </table:table-cell>
          <table:table-cell office:value-type="float" office:value="0.430226111822928" calcext:value-type="float">
            <text:p>0.430226111822928</text:p>
          </table:table-cell>
          <table:table-cell office:value-type="string" calcext:value-type="string">
            <text:p>https://twitter.com/RedditMemenator/status/1621000256459776000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11915/0.jpg</text:p>
          </table:table-cell>
          <table:table-cell office:value-type="string" calcext:value-type="string">
            <text:p>Pattern 1</text:p>
          </table:table-cell>
          <table:table-cell office:value-type="float" office:value="29.3809616932758" calcext:value-type="float">
            <text:p>29.3809616932758</text:p>
          </table:table-cell>
          <table:table-cell office:value-type="float" office:value="0.341609628796841" calcext:value-type="float">
            <text:p>0.341609628796841</text:p>
          </table:table-cell>
          <table:table-cell office:value-type="float" office:value="0.309114169512825" calcext:value-type="float">
            <text:p>0.309114169512825</text:p>
          </table:table-cell>
          <table:table-cell office:value-type="string" calcext:value-type="string">
            <text:p>https://twitter.com/RedditMemenator/status/1622555516001222656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21913/0.jpg</text:p>
          </table:table-cell>
          <table:table-cell office:value-type="string" calcext:value-type="string">
            <text:p>Pattern 8</text:p>
          </table:table-cell>
          <table:table-cell office:value-type="float" office:value="26.029927376591" calcext:value-type="float">
            <text:p>26.029927376591</text:p>
          </table:table-cell>
          <table:table-cell office:value-type="float" office:value="0.91999383921448" calcext:value-type="float">
            <text:p>0.91999383921448</text:p>
          </table:table-cell>
          <table:table-cell office:value-type="float" office:value="0.340446000480392" calcext:value-type="float">
            <text:p>0.340446000480392</text:p>
          </table:table-cell>
          <table:table-cell office:value-type="string" calcext:value-type="string">
            <text:p>https://twitter.com/RedditMemenator/status/16225706058822533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31913/0.jpg</text:p>
          </table:table-cell>
          <table:table-cell office:value-type="string" calcext:value-type="string">
            <text:p>Pattern 1</text:p>
          </table:table-cell>
          <table:table-cell office:value-type="float" office:value="29.5044149315328" calcext:value-type="float">
            <text:p>29.5044149315328</text:p>
          </table:table-cell>
          <table:table-cell office:value-type="float" office:value="0.274375859114592" calcext:value-type="float">
            <text:p>0.274375859114592</text:p>
          </table:table-cell>
          <table:table-cell office:value-type="float" office:value="0.329908311701938" calcext:value-type="float">
            <text:p>0.329908311701938</text:p>
          </table:table-cell>
          <table:table-cell office:value-type="string" calcext:value-type="string">
            <text:p>https://twitter.com/RedditMemenator/status/1622585709117992960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61912/0.jpg</text:p>
          </table:table-cell>
          <table:table-cell office:value-type="string" calcext:value-type="string">
            <text:p>Pattern 1</text:p>
          </table:table-cell>
          <table:table-cell office:value-type="float" office:value="32.0422374795913" calcext:value-type="float">
            <text:p>32.0422374795913</text:p>
          </table:table-cell>
          <table:table-cell office:value-type="float" office:value="0.257191589078274" calcext:value-type="float">
            <text:p>0.257191589078274</text:p>
          </table:table-cell>
          <table:table-cell office:value-type="float" office:value="0.320254554729844" calcext:value-type="float">
            <text:p>0.320254554729844</text:p>
          </table:table-cell>
          <table:table-cell office:value-type="string" calcext:value-type="string">
            <text:p>https://twitter.com/RedditMemenator/status/1622631000617668608</text:p>
          </table:table-cell>
        </table:table-row>
        <table:table-row table:style-name="ro1">
          <table:table-cell office:value-type="string" calcext:value-type="string">
            <text:p>input/data_formal_20240530-1342/meme/RedditMemenator_20230226T041910/0.jpg</text:p>
          </table:table-cell>
          <table:table-cell office:value-type="string" calcext:value-type="string">
            <text:p>Pattern 2</text:p>
          </table:table-cell>
          <table:table-cell office:value-type="float" office:value="29.228787607904" calcext:value-type="float">
            <text:p>29.228787607904</text:p>
          </table:table-cell>
          <table:table-cell office:value-type="float" office:value="0.0240170270959483" calcext:value-type="float">
            <text:p>0.0240170270959483</text:p>
          </table:table-cell>
          <table:table-cell office:value-type="float" office:value="0.650055063573881" calcext:value-type="float">
            <text:p>0.650055063573881</text:p>
          </table:table-cell>
          <table:table-cell office:value-type="string" calcext:value-type="string">
            <text:p>https://twitter.com/RedditMemenator/status/1629697557567008769</text:p>
          </table:table-cell>
        </table:table-row>
        <table:table-row table:style-name="ro1">
          <table:table-cell office:value-type="string" calcext:value-type="string">
            <text:p>input/data_formal_20240530-1342/meme/RedditMemenator_20230307T091912/0.jpg</text:p>
          </table:table-cell>
          <table:table-cell office:value-type="string" calcext:value-type="string">
            <text:p>Pattern 1</text:p>
          </table:table-cell>
          <table:table-cell office:value-type="float" office:value="32.970363706843" calcext:value-type="float">
            <text:p>32.970363706843</text:p>
          </table:table-cell>
          <table:table-cell office:value-type="float" office:value="0.120498656307495" calcext:value-type="float">
            <text:p>0.120498656307495</text:p>
          </table:table-cell>
          <table:table-cell office:value-type="float" office:value="0.176346785686723" calcext:value-type="float">
            <text:p>0.176346785686723</text:p>
          </table:table-cell>
          <table:table-cell office:value-type="string" calcext:value-type="string">
            <text:p>https://twitter.com/RedditMemenator/status/1633034555321118720</text:p>
          </table:table-cell>
        </table:table-row>
        <table:table-row table:style-name="ro1">
          <table:table-cell office:value-type="string" calcext:value-type="string">
            <text:p>input/data_formal_20240530-1342/meme/RedditMemenator_20230307T111916/0.jpg</text:p>
          </table:table-cell>
          <table:table-cell office:value-type="string" calcext:value-type="string">
            <text:p>Pattern 7</text:p>
          </table:table-cell>
          <table:table-cell office:value-type="float" office:value="29.8068352282773" calcext:value-type="float">
            <text:p>29.8068352282773</text:p>
          </table:table-cell>
          <table:table-cell office:value-type="float" office:value="0.383711254110162" calcext:value-type="float">
            <text:p>0.383711254110162</text:p>
          </table:table-cell>
          <table:table-cell office:value-type="float" office:value="0.291392825932217" calcext:value-type="float">
            <text:p>0.291392825932217</text:p>
          </table:table-cell>
          <table:table-cell office:value-type="string" calcext:value-type="string">
            <text:p>https://twitter.com/RedditMemenator/status/1633064767702315008</text:p>
          </table:table-cell>
        </table:table-row>
        <table:table-row table:style-name="ro1">
          <table:table-cell office:value-type="string" calcext:value-type="string">
            <text:p>input/data_formal_20240530-1342/meme/RedditMemenator_20230315T191912/0.jpg</text:p>
          </table:table-cell>
          <table:table-cell office:value-type="string" calcext:value-type="string">
            <text:p>Pattern 1</text:p>
          </table:table-cell>
          <table:table-cell office:value-type="float" office:value="33.9177532748759" calcext:value-type="float">
            <text:p>33.9177532748759</text:p>
          </table:table-cell>
          <table:table-cell office:value-type="float" office:value="0.171159199115375" calcext:value-type="float">
            <text:p>0.171159199115375</text:p>
          </table:table-cell>
          <table:table-cell office:value-type="float" office:value="0.565766170072135" calcext:value-type="float">
            <text:p>0.565766170072135</text:p>
          </table:table-cell>
          <table:table-cell office:value-type="string" calcext:value-type="string">
            <text:p>https://twitter.com/JadeKatBond/status/1636125362726789120</text:p>
          </table:table-cell>
        </table:table-row>
        <table:table-row table:style-name="ro1">
          <table:table-cell office:value-type="string" calcext:value-type="string">
            <text:p>input/data_formal_20240530-1342/meme/RedditMemenator_20230322T191912/0.jpg</text:p>
          </table:table-cell>
          <table:table-cell office:value-type="string" calcext:value-type="string">
            <text:p>Pattern 7</text:p>
          </table:table-cell>
          <table:table-cell office:value-type="float" office:value="30.0144465737215" calcext:value-type="float">
            <text:p>30.0144465737215</text:p>
          </table:table-cell>
          <table:table-cell office:value-type="float" office:value="0.445819075521389" calcext:value-type="float">
            <text:p>0.445819075521389</text:p>
          </table:table-cell>
          <table:table-cell office:value-type="float" office:value="0.328586631120193" calcext:value-type="float">
            <text:p>0.328586631120193</text:p>
          </table:table-cell>
          <table:table-cell office:value-type="string" calcext:value-type="string">
            <text:p>https://twitter.com/RedditMemenator/status/1638621367431200768</text:p>
          </table:table-cell>
        </table:table-row>
        <table:table-row table:style-name="ro1">
          <table:table-cell office:value-type="string" calcext:value-type="string">
            <text:p>input/data_formal_20240530-1342/meme/RedditMemenator_20230323T031913/0.jpg</text:p>
          </table:table-cell>
          <table:table-cell office:value-type="string" calcext:value-type="string">
            <text:p>Pattern 1</text:p>
          </table:table-cell>
          <table:table-cell office:value-type="float" office:value="33.0858726960915" calcext:value-type="float">
            <text:p>33.0858726960915</text:p>
          </table:table-cell>
          <table:table-cell office:value-type="float" office:value="0.272336164225842" calcext:value-type="float">
            <text:p>0.272336164225842</text:p>
          </table:table-cell>
          <table:table-cell office:value-type="float" office:value="0.295663009261454" calcext:value-type="float">
            <text:p>0.295663009261454</text:p>
          </table:table-cell>
          <table:table-cell office:value-type="string" calcext:value-type="string">
            <text:p>https://twitter.com/JadeKatBond/status/163875131850765926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3048/0.jpg</text:p>
          </table:table-cell>
          <table:table-cell office:value-type="string" calcext:value-type="string">
            <text:p>Pattern 1</text:p>
          </table:table-cell>
          <table:table-cell office:value-type="float" office:value="30.0697212733112" calcext:value-type="float">
            <text:p>30.0697212733112</text:p>
          </table:table-cell>
          <table:table-cell office:value-type="float" office:value="0.253538258927281" calcext:value-type="float">
            <text:p>0.253538258927281</text:p>
          </table:table-cell>
          <table:table-cell office:value-type="float" office:value="0.237128059662138" calcext:value-type="float">
            <text:p>0.237128059662138</text:p>
          </table:table-cell>
          <table:table-cell office:value-type="string" calcext:value-type="string">
            <text:p>https://twitter.com/redditmemesbank/status/161094691232832307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3050/0.jpg</text:p>
          </table:table-cell>
          <table:table-cell office:value-type="string" calcext:value-type="string">
            <text:p>Pattern 7</text:p>
          </table:table-cell>
          <table:table-cell office:value-type="float" office:value="27.6178175998233" calcext:value-type="float">
            <text:p>27.6178175998233</text:p>
          </table:table-cell>
          <table:table-cell office:value-type="float" office:value="0.51369525441311" calcext:value-type="float">
            <text:p>0.51369525441311</text:p>
          </table:table-cell>
          <table:table-cell office:value-type="float" office:value="0.419531239719393" calcext:value-type="float">
            <text:p>0.419531239719393</text:p>
          </table:table-cell>
          <table:table-cell office:value-type="string" calcext:value-type="string">
            <text:p>https://twitter.com/redditmemesbank/status/1610946920368709633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4802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redditmemesbank/status/1610951249112846336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13025/0.jpg</text:p>
          </table:table-cell>
          <table:table-cell office:value-type="string" calcext:value-type="string">
            <text:p>Pattern 7</text:p>
          </table:table-cell>
          <table:table-cell office:value-type="float" office:value="26.3802826812908" calcext:value-type="float">
            <text:p>26.3802826812908</text:p>
          </table:table-cell>
          <table:table-cell office:value-type="float" office:value="0.549796729229181" calcext:value-type="float">
            <text:p>0.549796729229181</text:p>
          </table:table-cell>
          <table:table-cell office:value-type="float" office:value="0.545732807518758" calcext:value-type="float">
            <text:p>0.545732807518758</text:p>
          </table:table-cell>
          <table:table-cell office:value-type="string" calcext:value-type="string">
            <text:p>https://twitter.com/redditmemesbank/status/161096191481257984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3153/0.jpg</text:p>
          </table:table-cell>
          <table:table-cell office:value-type="string" calcext:value-type="string">
            <text:p>Pattern 3</text:p>
          </table:table-cell>
          <table:table-cell office:value-type="float" office:value="33.3231703449789" calcext:value-type="float">
            <text:p>33.3231703449789</text:p>
          </table:table-cell>
          <table:table-cell office:value-type="float" office:value="0.40612333868609" calcext:value-type="float">
            <text:p>0.40612333868609</text:p>
          </table:table-cell>
          <table:table-cell office:value-type="float" office:value="0.588736067259186" calcext:value-type="float">
            <text:p>0.588736067259186</text:p>
          </table:table-cell>
          <table:table-cell office:value-type="string" calcext:value-type="string">
            <text:p>https://twitter.com/redditmemesbank/status/1610977385100312579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3154/0.jpg</text:p>
          </table:table-cell>
          <table:table-cell office:value-type="string" calcext:value-type="string">
            <text:p>Pattern 1</text:p>
          </table:table-cell>
          <table:table-cell office:value-type="float" office:value="33.0345032364985" calcext:value-type="float">
            <text:p>33.0345032364985</text:p>
          </table:table-cell>
          <table:table-cell office:value-type="float" office:value="0.306170213976441" calcext:value-type="float">
            <text:p>0.306170213976441</text:p>
          </table:table-cell>
          <table:table-cell office:value-type="float" office:value="0.345648415607089" calcext:value-type="float">
            <text:p>0.345648415607089</text:p>
          </table:table-cell>
          <table:table-cell office:value-type="string" calcext:value-type="string">
            <text:p>https://twitter.com/redditmemesbank/status/1610977390074728448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4801/0.jpg</text:p>
          </table:table-cell>
          <table:table-cell office:value-type="string" calcext:value-type="string">
            <text:p>Pattern 2</text:p>
          </table:table-cell>
          <table:table-cell office:value-type="float" office:value="25.8144650029289" calcext:value-type="float">
            <text:p>25.8144650029289</text:p>
          </table:table-cell>
          <table:table-cell office:value-type="float" office:value="0.151143056442311" calcext:value-type="float">
            <text:p>0.151143056442311</text:p>
          </table:table-cell>
          <table:table-cell office:value-type="float" office:value="0.72702928839315" calcext:value-type="float">
            <text:p>0.72702928839315</text:p>
          </table:table-cell>
          <table:table-cell office:value-type="string" calcext:value-type="string">
            <text:p>https://twitter.com/redditmemesbank/status/1610981444683288577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3333/0.jpg</text:p>
          </table:table-cell>
          <table:table-cell office:value-type="string" calcext:value-type="string">
            <text:p>Pattern 1</text:p>
          </table:table-cell>
          <table:table-cell office:value-type="float" office:value="29.5271254319475" calcext:value-type="float">
            <text:p>29.5271254319475</text:p>
          </table:table-cell>
          <table:table-cell office:value-type="float" office:value="0.292373738995006" calcext:value-type="float">
            <text:p>0.292373738995006</text:p>
          </table:table-cell>
          <table:table-cell office:value-type="float" office:value="0.373534767099302" calcext:value-type="float">
            <text:p>0.373534767099302</text:p>
          </table:table-cell>
          <table:table-cell office:value-type="string" calcext:value-type="string">
            <text:p>https://twitter.com/William27136245/status/162259997787157299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4740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redditmemesbank/status/162254756718250393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4741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redditmemesbank/status/162254757474480947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13015/0.jpg</text:p>
          </table:table-cell>
          <table:table-cell office:value-type="string" calcext:value-type="string">
            <text:p>Pattern 2</text:p>
          </table:table-cell>
          <table:table-cell office:value-type="float" office:value="29.5411511590216" calcext:value-type="float">
            <text:p>29.5411511590216</text:p>
          </table:table-cell>
          <table:table-cell office:value-type="float" office:value="0.153637887164456" calcext:value-type="float">
            <text:p>0.153637887164456</text:p>
          </table:table-cell>
          <table:table-cell office:value-type="float" office:value="0.614476307378083" calcext:value-type="float">
            <text:p>0.614476307378083</text:p>
          </table:table-cell>
          <table:table-cell office:value-type="string" calcext:value-type="string">
            <text:p>https://twitter.com/redditmemesbank/status/162255828323923558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13347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redditmemesbank/status/162255917591285760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2307/0.jpg</text:p>
          </table:table-cell>
          <table:table-cell office:value-type="string" calcext:value-type="string">
            <text:p>Pattern 1</text:p>
          </table:table-cell>
          <table:table-cell office:value-type="float" office:value="31.4348727897764" calcext:value-type="float">
            <text:p>31.4348727897764</text:p>
          </table:table-cell>
          <table:table-cell office:value-type="float" office:value="0.191939526705853" calcext:value-type="float">
            <text:p>0.191939526705853</text:p>
          </table:table-cell>
          <table:table-cell office:value-type="float" office:value="0.247522962950852" calcext:value-type="float">
            <text:p>0.247522962950852</text:p>
          </table:table-cell>
          <table:table-cell office:value-type="string" calcext:value-type="string">
            <text:p>https://twitter.com/redditmemesbank/status/162257158821314560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039/0.jpg</text:p>
          </table:table-cell>
          <table:table-cell office:value-type="string" calcext:value-type="string">
            <text:p>Pattern 7</text:p>
          </table:table-cell>
          <table:table-cell office:value-type="float" office:value="28.5319793810487" calcext:value-type="float">
            <text:p>28.5319793810487</text:p>
          </table:table-cell>
          <table:table-cell office:value-type="float" office:value="0.562875687041444" calcext:value-type="float">
            <text:p>0.562875687041444</text:p>
          </table:table-cell>
          <table:table-cell office:value-type="float" office:value="0.569831495656802" calcext:value-type="float">
            <text:p>0.569831495656802</text:p>
          </table:table-cell>
          <table:table-cell office:value-type="string" calcext:value-type="string">
            <text:p>https://twitter.com/redditmemesbank/status/162257348668522905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040/0.jpg</text:p>
          </table:table-cell>
          <table:table-cell office:value-type="string" calcext:value-type="string">
            <text:p>Pattern 7</text:p>
          </table:table-cell>
          <table:table-cell office:value-type="float" office:value="29.1385499510747" calcext:value-type="float">
            <text:p>29.1385499510747</text:p>
          </table:table-cell>
          <table:table-cell office:value-type="float" office:value="0.356220243918967" calcext:value-type="float">
            <text:p>0.356220243918967</text:p>
          </table:table-cell>
          <table:table-cell office:value-type="float" office:value="0.560715293427301" calcext:value-type="float">
            <text:p>0.560715293427301</text:p>
          </table:table-cell>
          <table:table-cell office:value-type="string" calcext:value-type="string">
            <text:p>https://twitter.com/redditmemesbank/status/162257349147516928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355/0.jpg</text:p>
          </table:table-cell>
          <table:table-cell office:value-type="string" calcext:value-type="string">
            <text:p>Pattern 3</text:p>
          </table:table-cell>
          <table:table-cell office:value-type="float" office:value="30.7067527692046" calcext:value-type="float">
            <text:p>30.7067527692046</text:p>
          </table:table-cell>
          <table:table-cell office:value-type="float" office:value="0.54830178120395" calcext:value-type="float">
            <text:p>0.54830178120395</text:p>
          </table:table-cell>
          <table:table-cell office:value-type="float" office:value="0.618150921937175" calcext:value-type="float">
            <text:p>0.618150921937175</text:p>
          </table:table-cell>
          <table:table-cell office:value-type="string" calcext:value-type="string">
            <text:p>https://twitter.com/redditmemesbank/status/1622574307384721409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4832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redditmemesbank/status/162257798734123008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3206/0.jpg</text:p>
          </table:table-cell>
          <table:table-cell office:value-type="string" calcext:value-type="string">
            <text:p>Pattern 2</text:p>
          </table:table-cell>
          <table:table-cell office:value-type="float" office:value="26.4519772204374" calcext:value-type="float">
            <text:p>26.4519772204374</text:p>
          </table:table-cell>
          <table:table-cell office:value-type="float" office:value="0.180229785439217" calcext:value-type="float">
            <text:p>0.180229785439217</text:p>
          </table:table-cell>
          <table:table-cell office:value-type="float" office:value="0.808315616032615" calcext:value-type="float">
            <text:p>0.808315616032615</text:p>
          </table:table-cell>
          <table:table-cell office:value-type="string" calcext:value-type="string">
            <text:p>https://twitter.com/redditmemesbank/status/162258895108830822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3454/0.jpg</text:p>
          </table:table-cell>
          <table:table-cell office:value-type="string" calcext:value-type="string">
            <text:p>Pattern 3</text:p>
          </table:table-cell>
          <table:table-cell office:value-type="float" office:value="28.2887320348127" calcext:value-type="float">
            <text:p>28.2887320348127</text:p>
          </table:table-cell>
          <table:table-cell office:value-type="float" office:value="0.268451077550998" calcext:value-type="float">
            <text:p>0.268451077550998</text:p>
          </table:table-cell>
          <table:table-cell office:value-type="float" office:value="0.743791944141569" calcext:value-type="float">
            <text:p>0.743791944141569</text:p>
          </table:table-cell>
          <table:table-cell office:value-type="string" calcext:value-type="string">
            <text:p>https://twitter.com/redditmemesbank/status/1622589652208087042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4749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redditmemesbank/status/162259290619953971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3214/0.jpg</text:p>
          </table:table-cell>
          <table:table-cell office:value-type="string" calcext:value-type="string">
            <text:p>Pattern 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189310137324336" calcext:value-type="float">
            <text:p>0.189310137324336</text:p>
          </table:table-cell>
          <table:table-cell office:value-type="float" office:value="0.308093727818743" calcext:value-type="float">
            <text:p>0.308093727818743</text:p>
          </table:table-cell>
          <table:table-cell office:value-type="string" calcext:value-type="string">
            <text:p>https://twitter.com/redditmemesbank/status/162260408344088985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3533/0.jpg</text:p>
          </table:table-cell>
          <table:table-cell office:value-type="string" calcext:value-type="string">
            <text:p>Pattern 7</text:p>
          </table:table-cell>
          <table:table-cell office:value-type="float" office:value="30.1450457144909" calcext:value-type="float">
            <text:p>30.1450457144909</text:p>
          </table:table-cell>
          <table:table-cell office:value-type="float" office:value="0.430212893009227" calcext:value-type="float">
            <text:p>0.430212893009227</text:p>
          </table:table-cell>
          <table:table-cell office:value-type="float" office:value="0.502626784397283" calcext:value-type="float">
            <text:p>0.502626784397283</text:p>
          </table:table-cell>
          <table:table-cell office:value-type="string" calcext:value-type="string">
            <text:p>https://twitter.com/redditmemesbank/status/1622604918061137920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29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redditmemesbank/status/162260817392328704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2/0.jpg</text:p>
          </table:table-cell>
          <table:table-cell office:value-type="string" calcext:value-type="string">
            <text:p>Pattern 2</text:p>
          </table:table-cell>
          <table:table-cell office:value-type="float" office:value="27.6794432734575" calcext:value-type="float">
            <text:p>27.6794432734575</text:p>
          </table:table-cell>
          <table:table-cell office:value-type="float" office:value="0.152683338512344" calcext:value-type="float">
            <text:p>0.152683338512344</text:p>
          </table:table-cell>
          <table:table-cell office:value-type="float" office:value="0.694758372552391" calcext:value-type="float">
            <text:p>0.694758372552391</text:p>
          </table:table-cell>
          <table:table-cell office:value-type="string" calcext:value-type="string">
            <text:p>https://twitter.com/redditmemesbank/status/1622608185365241858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4/0.jpg</text:p>
          </table:table-cell>
          <table:table-cell office:value-type="string" calcext:value-type="string">
            <text:p>Pattern 6</text:p>
          </table:table-cell>
          <table:table-cell office:value-type="float" office:value="24.549333835103" calcext:value-type="float">
            <text:p>24.549333835103</text:p>
          </table:table-cell>
          <table:table-cell office:value-type="float" office:value="0.685218850985613" calcext:value-type="float">
            <text:p>0.685218850985613</text:p>
          </table:table-cell>
          <table:table-cell office:value-type="float" office:value="0.40465576255527" calcext:value-type="float">
            <text:p>0.40465576255527</text:p>
          </table:table-cell>
          <table:table-cell office:value-type="string" calcext:value-type="string">
            <text:p>https://twitter.com/redditmemesbank/status/162260819488213811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6/0.jpg</text:p>
          </table:table-cell>
          <table:table-cell office:value-type="string" calcext:value-type="string">
            <text:p>Pattern 1</text:p>
          </table:table-cell>
          <table:table-cell office:value-type="float" office:value="33.0648029861383" calcext:value-type="float">
            <text:p>33.0648029861383</text:p>
          </table:table-cell>
          <table:table-cell office:value-type="float" office:value="0.420204266327241" calcext:value-type="float">
            <text:p>0.420204266327241</text:p>
          </table:table-cell>
          <table:table-cell office:value-type="float" office:value="0.491467886319034" calcext:value-type="float">
            <text:p>0.491467886319034</text:p>
          </table:table-cell>
          <table:table-cell office:value-type="string" calcext:value-type="string">
            <text:p>https://twitter.com/redditmemesbank/status/162260820333373030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54751/0.jpg</text:p>
          </table:table-cell>
          <table:table-cell office:value-type="string" calcext:value-type="string">
            <text:p>Pattern 2</text:p>
          </table:table-cell>
          <table:table-cell office:value-type="float" office:value="32.0562191781602" calcext:value-type="float">
            <text:p>32.0562191781602</text:p>
          </table:table-cell>
          <table:table-cell office:value-type="float" office:value="0.130494618884813" calcext:value-type="float">
            <text:p>0.130494618884813</text:p>
          </table:table-cell>
          <table:table-cell office:value-type="float" office:value="0.486503791739181" calcext:value-type="float">
            <text:p>0.486503791739181</text:p>
          </table:table-cell>
          <table:table-cell office:value-type="string" calcext:value-type="string">
            <text:p>https://twitter.com/redditmemesbank/status/1622623114264805377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54753/0.jpg</text:p>
          </table:table-cell>
          <table:table-cell office:value-type="string" calcext:value-type="string">
            <text:p>Pattern 5</text:p>
          </table:table-cell>
          <table:table-cell office:value-type="float" office:value="16.3764725270778" calcext:value-type="float">
            <text:p>16.3764725270778</text:p>
          </table:table-cell>
          <table:table-cell office:value-type="float" office:value="0.167827673586301" calcext:value-type="float">
            <text:p>0.167827673586301</text:p>
          </table:table-cell>
          <table:table-cell office:value-type="float" office:value="0.287971641120445" calcext:value-type="float">
            <text:p>0.287971641120445</text:p>
          </table:table-cell>
          <table:table-cell office:value-type="string" calcext:value-type="string">
            <text:p>https://twitter.com/redditmemesbank/status/162262312022493184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12T133028/0.jpg</text:p>
          </table:table-cell>
          <table:table-cell office:value-type="string" calcext:value-type="string">
            <text:p>Pattern 2</text:p>
          </table:table-cell>
          <table:table-cell office:value-type="float" office:value="25.6636945464761" calcext:value-type="float">
            <text:p>25.6636945464761</text:p>
          </table:table-cell>
          <table:table-cell office:value-type="float" office:value="0.423124441365803" calcext:value-type="float">
            <text:p>0.423124441365803</text:p>
          </table:table-cell>
          <table:table-cell office:value-type="float" office:value="0.821264725105506" calcext:value-type="float">
            <text:p>0.821264725105506</text:p>
          </table:table-cell>
          <table:table-cell office:value-type="string" calcext:value-type="string">
            <text:p>https://twitter.com/redditmemesbank/status/1624762867269480448</text:p>
          </table:table-cell>
        </table:table-row>
        <table:table-row table:style-name="ro1">
          <table:table-cell office:value-type="string" calcext:value-type="string">
            <text:p>input/data_formal_20240530-1342/meme/Reesiekups_20230206T161959/0.jpg</text:p>
          </table:table-cell>
          <table:table-cell office:value-type="string" calcext:value-type="string">
            <text:p>Pattern 3</text:p>
          </table:table-cell>
          <table:table-cell office:value-type="float" office:value="23.9595172376806" calcext:value-type="float">
            <text:p>23.9595172376806</text:p>
          </table:table-cell>
          <table:table-cell office:value-type="float" office:value="0.318892228728589" calcext:value-type="float">
            <text:p>0.318892228728589</text:p>
          </table:table-cell>
          <table:table-cell office:value-type="float" office:value="0.810435848620327" calcext:value-type="float">
            <text:p>0.810435848620327</text:p>
          </table:table-cell>
          <table:table-cell office:value-type="string" calcext:value-type="string">
            <text:p>https://twitter.com/Reesiekups/status/1622631199750619137</text:p>
          </table:table-cell>
        </table:table-row>
        <table:table-row table:style-name="ro1">
          <table:table-cell office:value-type="string" calcext:value-type="string">
            <text:p>input/data_formal_20240530-1342/meme/ReeveSwainston_20230121T152231/0.jpg</text:p>
          </table:table-cell>
          <table:table-cell office:value-type="string" calcext:value-type="string">
            <text:p>Pattern 1</text:p>
          </table:table-cell>
          <table:table-cell office:value-type="float" office:value="31.9387195381836" calcext:value-type="float">
            <text:p>31.9387195381836</text:p>
          </table:table-cell>
          <table:table-cell office:value-type="float" office:value="0.242676809718478" calcext:value-type="float">
            <text:p>0.242676809718478</text:p>
          </table:table-cell>
          <table:table-cell office:value-type="float" office:value="0.298925802290966" calcext:value-type="float">
            <text:p>0.298925802290966</text:p>
          </table:table-cell>
          <table:table-cell office:value-type="string" calcext:value-type="string">
            <text:p>https://twitter.com/trueTKactual/status/1616880362231140352</text:p>
          </table:table-cell>
        </table:table-row>
        <table:table-row table:style-name="ro1">
          <table:table-cell office:value-type="string" calcext:value-type="string">
            <text:p>input/data_formal_20240530-1342/meme/RefillStationUK_20230206T120028/0.jpg</text:p>
          </table:table-cell>
          <table:table-cell office:value-type="string" calcext:value-type="string">
            <text:p>Pattern 8</text:p>
          </table:table-cell>
          <table:table-cell office:value-type="float" office:value="24.4529533116129" calcext:value-type="float">
            <text:p>24.4529533116129</text:p>
          </table:table-cell>
          <table:table-cell office:value-type="float" office:value="0.859572188975983" calcext:value-type="float">
            <text:p>0.859572188975983</text:p>
          </table:table-cell>
          <table:table-cell office:value-type="float" office:value="0.391100401594131" calcext:value-type="float">
            <text:p>0.391100401594131</text:p>
          </table:table-cell>
          <table:table-cell office:value-type="string" calcext:value-type="string">
            <text:p>https://twitter.com/RefillStationUK/status/1622565890389692417</text:p>
          </table:table-cell>
        </table:table-row>
        <table:table-row table:style-name="ro1">
          <table:table-cell office:value-type="string" calcext:value-type="string">
            <text:p>input/data_formal_20240530-1342/meme/Regionaltoglobl_20230202T043000/0.jpg</text:p>
          </table:table-cell>
          <table:table-cell office:value-type="string" calcext:value-type="string">
            <text:p>Pattern 6</text:p>
          </table:table-cell>
          <table:table-cell office:value-type="float" office:value="33.2419215564953" calcext:value-type="float">
            <text:p>33.2419215564953</text:p>
          </table:table-cell>
          <table:table-cell office:value-type="float" office:value="0.520285406106455" calcext:value-type="float">
            <text:p>0.520285406106455</text:p>
          </table:table-cell>
          <table:table-cell office:value-type="float" office:value="0.351463586639555" calcext:value-type="float">
            <text:p>0.351463586639555</text:p>
          </table:table-cell>
          <table:table-cell office:value-type="string" calcext:value-type="string">
            <text:p>https://twitter.com/Regionaltoglobl/status/1621002974477819905</text:p>
          </table:table-cell>
        </table:table-row>
        <table:table-row table:style-name="ro1">
          <table:table-cell office:value-type="string" calcext:value-type="string">
            <text:p>input/data_formal_20240530-1342/meme/reliabledoors1_20230202T044046/0.jpg</text:p>
          </table:table-cell>
          <table:table-cell office:value-type="string" calcext:value-type="string">
            <text:p>Pattern 5</text:p>
          </table:table-cell>
          <table:table-cell office:value-type="float" office:value="28.9360239981021" calcext:value-type="float">
            <text:p>28.9360239981021</text:p>
          </table:table-cell>
          <table:table-cell office:value-type="float" office:value="0.161387810260458" calcext:value-type="float">
            <text:p>0.161387810260458</text:p>
          </table:table-cell>
          <table:table-cell office:value-type="float" office:value="0.391169995501146" calcext:value-type="float">
            <text:p>0.391169995501146</text:p>
          </table:table-cell>
          <table:table-cell office:value-type="string" calcext:value-type="string">
            <text:p>https://twitter.com/reliabledoors1/status/1621005681829756928</text:p>
          </table:table-cell>
        </table:table-row>
        <table:table-row table:style-name="ro1">
          <table:table-cell office:value-type="string" calcext:value-type="string">
            <text:p>input/data_formal_20240530-1342/meme/RenukaJangra_20230105T111725/0.jpg</text:p>
          </table:table-cell>
          <table:table-cell office:value-type="string" calcext:value-type="string">
            <text:p>Pattern 3</text:p>
          </table:table-cell>
          <table:table-cell office:value-type="float" office:value="23.9309566515438" calcext:value-type="float">
            <text:p>23.9309566515438</text:p>
          </table:table-cell>
          <table:table-cell office:value-type="float" office:value="0.358781333938194" calcext:value-type="float">
            <text:p>0.358781333938194</text:p>
          </table:table-cell>
          <table:table-cell office:value-type="float" office:value="0.859976433087438" calcext:value-type="float">
            <text:p>0.859976433087438</text:p>
          </table:table-cell>
          <table:table-cell office:value-type="string" calcext:value-type="string">
            <text:p>https://twitter.com/RenukaJangra/status/1610958644409171971</text:p>
          </table:table-cell>
        </table:table-row>
        <table:table-row table:style-name="ro1">
          <table:table-cell office:value-type="string" calcext:value-type="string">
            <text:p>input/data_formal_20240530-1342/meme/Renville_SWCD_20230206T154555/0.jpg</text:p>
          </table:table-cell>
          <table:table-cell office:value-type="string" calcext:value-type="string">
            <text:p>Pattern 8</text:p>
          </table:table-cell>
          <table:table-cell office:value-type="float" office:value="20.8469268052724" calcext:value-type="float">
            <text:p>20.8469268052724</text:p>
          </table:table-cell>
          <table:table-cell office:value-type="float" office:value="0.851399959919891" calcext:value-type="float">
            <text:p>0.851399959919891</text:p>
          </table:table-cell>
          <table:table-cell office:value-type="float" office:value="0.575227572400353" calcext:value-type="float">
            <text:p>0.575227572400353</text:p>
          </table:table-cell>
          <table:table-cell office:value-type="string" calcext:value-type="string">
            <text:p>https://twitter.com/Renville_SWCD/status/1622622623753543680</text:p>
          </table:table-cell>
        </table:table-row>
        <table:table-row table:style-name="ro1">
          <table:table-cell office:value-type="string" calcext:value-type="string">
            <text:p>input/data_formal_20240530-1342/meme/revrun86_20230201T185847/0.jpg</text:p>
          </table:table-cell>
          <table:table-cell office:value-type="string" calcext:value-type="string">
            <text:p>Pattern 1</text:p>
          </table:table-cell>
          <table:table-cell office:value-type="float" office:value="30.7503515992474" calcext:value-type="float">
            <text:p>30.7503515992474</text:p>
          </table:table-cell>
          <table:table-cell office:value-type="float" office:value="0.356995006838518" calcext:value-type="float">
            <text:p>0.356995006838518</text:p>
          </table:table-cell>
          <table:table-cell office:value-type="float" office:value="0.329944508847822" calcext:value-type="float">
            <text:p>0.329944508847822</text:p>
          </table:table-cell>
          <table:table-cell office:value-type="string" calcext:value-type="string">
            <text:p>https://twitter.com/Orowaa_/status/1620937772986138624</text:p>
          </table:table-cell>
        </table:table-row>
        <table:table-row table:style-name="ro1">
          <table:table-cell office:value-type="string" calcext:value-type="string">
            <text:p>input/data_formal_20240530-1342/meme/Rexhernan22_20230127T184901/0.jpg</text:p>
          </table:table-cell>
          <table:table-cell office:value-type="string" calcext:value-type="string">
            <text:p>Pattern 3</text:p>
          </table:table-cell>
          <table:table-cell office:value-type="float" office:value="26.558974538913" calcext:value-type="float">
            <text:p>26.558974538913</text:p>
          </table:table-cell>
          <table:table-cell office:value-type="float" office:value="0.161979799224545" calcext:value-type="float">
            <text:p>0.161979799224545</text:p>
          </table:table-cell>
          <table:table-cell office:value-type="float" office:value="0.761316562480262" calcext:value-type="float">
            <text:p>0.761316562480262</text:p>
          </table:table-cell>
          <table:table-cell office:value-type="string" calcext:value-type="string">
            <text:p>https://twitter.com/Rexhernan22/status/1638708589417168898</text:p>
          </table:table-cell>
        </table:table-row>
        <table:table-row table:style-name="ro1">
          <table:table-cell office:value-type="string" calcext:value-type="string">
            <text:p>input/data_formal_20240530-1342/meme/Rezkiansyah_14_20221230T144600/0.jpg</text:p>
          </table:table-cell>
          <table:table-cell office:value-type="string" calcext:value-type="string">
            <text:p>Pattern 3</text:p>
          </table:table-cell>
          <table:table-cell office:value-type="float" office:value="21.8925046010945" calcext:value-type="float">
            <text:p>21.8925046010945</text:p>
          </table:table-cell>
          <table:table-cell office:value-type="float" office:value="0.4776877513899" calcext:value-type="float">
            <text:p>0.4776877513899</text:p>
          </table:table-cell>
          <table:table-cell office:value-type="float" office:value="0.768531466216677" calcext:value-type="float">
            <text:p>0.768531466216677</text:p>
          </table:table-cell>
          <table:table-cell office:value-type="string" calcext:value-type="string">
            <text:p>https://twitter.com/UniLendLegion/status/1610965743000248322</text:p>
          </table:table-cell>
        </table:table-row>
        <table:table-row table:style-name="ro1">
          <table:table-cell office:value-type="string" calcext:value-type="string">
            <text:p>input/data_formal_20240530-1342/meme/rickhoffep1_20230206T133116/0.jpg</text:p>
          </table:table-cell>
          <table:table-cell office:value-type="string" calcext:value-type="string">
            <text:p>Pattern 8</text:p>
          </table:table-cell>
          <table:table-cell office:value-type="float" office:value="26.7749977284123" calcext:value-type="float">
            <text:p>26.7749977284123</text:p>
          </table:table-cell>
          <table:table-cell office:value-type="float" office:value="0.736561454299472" calcext:value-type="float">
            <text:p>0.736561454299472</text:p>
          </table:table-cell>
          <table:table-cell office:value-type="float" office:value="0.394036445809867" calcext:value-type="float">
            <text:p>0.394036445809867</text:p>
          </table:table-cell>
          <table:table-cell office:value-type="string" calcext:value-type="string">
            <text:p>https://twitter.com/rickhoffep1/status/1622588741473771525</text:p>
          </table:table-cell>
        </table:table-row>
        <table:table-row table:style-name="ro1">
          <table:table-cell office:value-type="string" calcext:value-type="string">
            <text:p>input/data_formal_20240530-1342/meme/rickhoffep1_20230206T160450/0.jpg</text:p>
          </table:table-cell>
          <table:table-cell office:value-type="string" calcext:value-type="string">
            <text:p>Pattern 7</text:p>
          </table:table-cell>
          <table:table-cell office:value-type="float" office:value="28.4001590107271" calcext:value-type="float">
            <text:p>28.4001590107271</text:p>
          </table:table-cell>
          <table:table-cell office:value-type="float" office:value="0.577163325553786" calcext:value-type="float">
            <text:p>0.577163325553786</text:p>
          </table:table-cell>
          <table:table-cell office:value-type="float" office:value="0.436147285754604" calcext:value-type="float">
            <text:p>0.436147285754604</text:p>
          </table:table-cell>
          <table:table-cell office:value-type="string" calcext:value-type="string">
            <text:p>https://twitter.com/rickhoffep1/status/1622627387392331776</text:p>
          </table:table-cell>
        </table:table-row>
        <table:table-row table:style-name="ro1">
          <table:table-cell office:value-type="string" calcext:value-type="string">
            <text:p>input/data_formal_20240530-1342/meme/Riliwizzy12_20230123T065912/0.jpg</text:p>
          </table:table-cell>
          <table:table-cell office:value-type="string" calcext:value-type="string">
            <text:p>Pattern 5</text:p>
          </table:table-cell>
          <table:table-cell office:value-type="float" office:value="18.8911445021248" calcext:value-type="float">
            <text:p>18.8911445021248</text:p>
          </table:table-cell>
          <table:table-cell office:value-type="float" office:value="0.109568571569741" calcext:value-type="float">
            <text:p>0.109568571569741</text:p>
          </table:table-cell>
          <table:table-cell office:value-type="float" office:value="0.264749045089304" calcext:value-type="float">
            <text:p>0.264749045089304</text:p>
          </table:table-cell>
          <table:table-cell office:value-type="string" calcext:value-type="string">
            <text:p>https://twitter.com/MylaMofficial/status/1622559566918565893</text:p>
          </table:table-cell>
        </table:table-row>
        <table:table-row table:style-name="ro1">
          <table:table-cell office:value-type="string" calcext:value-type="string">
            <text:p>input/data_formal_20240530-1342/meme/rishabh202234_20230323T040823/0.jpg</text:p>
          </table:table-cell>
          <table:table-cell office:value-type="string" calcext:value-type="string">
            <text:p>Pattern 3</text:p>
          </table:table-cell>
          <table:table-cell office:value-type="float" office:value="26.9768523895796" calcext:value-type="float">
            <text:p>26.9768523895796</text:p>
          </table:table-cell>
          <table:table-cell office:value-type="float" office:value="0.265335618941363" calcext:value-type="float">
            <text:p>0.265335618941363</text:p>
          </table:table-cell>
          <table:table-cell office:value-type="float" office:value="0.712895297441396" calcext:value-type="float">
            <text:p>0.712895297441396</text:p>
          </table:table-cell>
          <table:table-cell office:value-type="string" calcext:value-type="string">
            <text:p>https://twitter.com/rishabh202234/status/1638754537745055746</text:p>
          </table:table-cell>
        </table:table-row>
        <table:table-row table:style-name="ro1">
          <table:table-cell office:value-type="string" calcext:value-type="string">
            <text:p>input/data_formal_20240530-1342/meme/RishteyCine_UK_20230106T083016/0.jpg</text:p>
          </table:table-cell>
          <table:table-cell office:value-type="string" calcext:value-type="string">
            <text:p>Pattern 1</text:p>
          </table:table-cell>
          <table:table-cell office:value-type="float" office:value="31.5806299927508" calcext:value-type="float">
            <text:p>31.5806299927508</text:p>
          </table:table-cell>
          <table:table-cell office:value-type="float" office:value="0.538456748558669" calcext:value-type="float">
            <text:p>0.538456748558669</text:p>
          </table:table-cell>
          <table:table-cell office:value-type="float" office:value="0.244136781092781" calcext:value-type="float">
            <text:p>0.244136781092781</text:p>
          </table:table-cell>
          <table:table-cell office:value-type="string" calcext:value-type="string">
            <text:p>https://twitter.com/RishteyCine_UK/status/1611278966387806209</text:p>
          </table:table-cell>
        </table:table-row>
        <table:table-row table:style-name="ro1">
          <table:table-cell office:value-type="string" calcext:value-type="string">
            <text:p>input/data_formal_20240530-1342/meme/rising_sunn__20230307T071411/0.jpg</text:p>
          </table:table-cell>
          <table:table-cell office:value-type="string" calcext:value-type="string">
            <text:p>Pattern 6</text:p>
          </table:table-cell>
          <table:table-cell office:value-type="float" office:value="26.5354210407476" calcext:value-type="float">
            <text:p>26.5354210407476</text:p>
          </table:table-cell>
          <table:table-cell office:value-type="float" office:value="0.730349437057588" calcext:value-type="float">
            <text:p>0.730349437057588</text:p>
          </table:table-cell>
          <table:table-cell office:value-type="float" office:value="0.513674207515094" calcext:value-type="float">
            <text:p>0.513674207515094</text:p>
          </table:table-cell>
          <table:table-cell office:value-type="string" calcext:value-type="string">
            <text:p>https://twitter.com/rising_sunn_/status/1633003092500262912</text:p>
          </table:table-cell>
        </table:table-row>
        <table:table-row table:style-name="ro1">
          <table:table-cell office:value-type="string" calcext:value-type="string">
            <text:p>input/data_formal_20240530-1342/meme/riteaparty_20230107T030712/0.jpg</text:p>
          </table:table-cell>
          <table:table-cell office:value-type="string" calcext:value-type="string">
            <text:p>Pattern 7</text:p>
          </table:table-cell>
          <table:table-cell office:value-type="float" office:value="28.8790519183678" calcext:value-type="float">
            <text:p>28.8790519183678</text:p>
          </table:table-cell>
          <table:table-cell office:value-type="float" office:value="0.356495338146214" calcext:value-type="float">
            <text:p>0.356495338146214</text:p>
          </table:table-cell>
          <table:table-cell office:value-type="float" office:value="0.613162176396065" calcext:value-type="float">
            <text:p>0.613162176396065</text:p>
          </table:table-cell>
          <table:table-cell office:value-type="string" calcext:value-type="string">
            <text:p>https://twitter.com/SMM_News_Feed/status/1611566027149832192</text:p>
          </table:table-cell>
        </table:table-row>
        <table:table-row table:style-name="ro1">
          <table:table-cell office:value-type="string" calcext:value-type="string">
            <text:p>input/data_formal_20240530-1342/meme/riya14560_20230410T024053/0.jpg</text:p>
          </table:table-cell>
          <table:table-cell office:value-type="string" calcext:value-type="string">
            <text:p>Pattern 1</text:p>
          </table:table-cell>
          <table:table-cell office:value-type="float" office:value="29.9213639723402" calcext:value-type="float">
            <text:p>29.9213639723402</text:p>
          </table:table-cell>
          <table:table-cell office:value-type="float" office:value="0.433424439859136" calcext:value-type="float">
            <text:p>0.433424439859136</text:p>
          </table:table-cell>
          <table:table-cell office:value-type="float" office:value="0.410990919153998" calcext:value-type="float">
            <text:p>0.410990919153998</text:p>
          </table:table-cell>
          <table:table-cell office:value-type="string" calcext:value-type="string">
            <text:p>https://twitter.com/riya14560/status/1645255500567830528</text:p>
          </table:table-cell>
        </table:table-row>
        <table:table-row table:style-name="ro1">
          <table:table-cell office:value-type="string" calcext:value-type="string">
            <text:p>input/data_formal_20240530-1342/meme/RIYAFASHION929_20230110T131712/0.jpg</text:p>
          </table:table-cell>
          <table:table-cell office:value-type="string" calcext:value-type="string">
            <text:p>Pattern 6</text:p>
          </table:table-cell>
          <table:table-cell office:value-type="float" office:value="26.2831990381687" calcext:value-type="float">
            <text:p>26.2831990381687</text:p>
          </table:table-cell>
          <table:table-cell office:value-type="float" office:value="0.735363657184042" calcext:value-type="float">
            <text:p>0.735363657184042</text:p>
          </table:table-cell>
          <table:table-cell office:value-type="float" office:value="0.335762963941824" calcext:value-type="float">
            <text:p>0.335762963941824</text:p>
          </table:table-cell>
          <table:table-cell office:value-type="string" calcext:value-type="string">
            <text:p>https://twitter.com/RIYAFASHION929/status/1612800726186749954</text:p>
          </table:table-cell>
        </table:table-row>
        <table:table-row table:style-name="ro1">
          <table:table-cell office:value-type="string" calcext:value-type="string">
            <text:p>input/data_formal_20240530-1342/meme/RJuiceboxshow_20230105T194130/0.jpg</text:p>
          </table:table-cell>
          <table:table-cell office:value-type="string" calcext:value-type="string">
            <text:p>Pattern 3</text:p>
          </table:table-cell>
          <table:table-cell office:value-type="float" office:value="31.1922750642815" calcext:value-type="float">
            <text:p>31.1922750642815</text:p>
          </table:table-cell>
          <table:table-cell office:value-type="float" office:value="0.410059634908372" calcext:value-type="float">
            <text:p>0.410059634908372</text:p>
          </table:table-cell>
          <table:table-cell office:value-type="float" office:value="0.596393833949279" calcext:value-type="float">
            <text:p>0.596393833949279</text:p>
          </table:table-cell>
          <table:table-cell office:value-type="string" calcext:value-type="string">
            <text:p>https://twitter.com/RJuiceboxshow/status/1611085498461847552</text:p>
          </table:table-cell>
        </table:table-row>
        <table:table-row table:style-name="ro1">
          <table:table-cell office:value-type="string" calcext:value-type="string">
            <text:p>input/data_formal_20240530-1342/meme/Rob55155944_20230201T230346/0.jpg</text:p>
          </table:table-cell>
          <table:table-cell office:value-type="string" calcext:value-type="string">
            <text:p>Pattern 7</text:p>
          </table:table-cell>
          <table:table-cell office:value-type="float" office:value="32.3238919502376" calcext:value-type="float">
            <text:p>32.3238919502376</text:p>
          </table:table-cell>
          <table:table-cell office:value-type="float" office:value="0.5149070474108" calcext:value-type="float">
            <text:p>0.5149070474108</text:p>
          </table:table-cell>
          <table:table-cell office:value-type="float" office:value="0.279142192894023" calcext:value-type="float">
            <text:p>0.279142192894023</text:p>
          </table:table-cell>
          <table:table-cell office:value-type="string" calcext:value-type="string">
            <text:p>https://twitter.com/Rob55155944/status/1620920873900441600</text:p>
          </table:table-cell>
        </table:table-row>
        <table:table-row table:style-name="ro1">
          <table:table-cell office:value-type="string" calcext:value-type="string">
            <text:p>input/data_formal_20240530-1342/meme/Rob_Boss33_20230201T201735/0.jpg</text:p>
          </table:table-cell>
          <table:table-cell office:value-type="string" calcext:value-type="string">
            <text:p>Pattern 2</text:p>
          </table:table-cell>
          <table:table-cell office:value-type="float" office:value="31.7507936495704" calcext:value-type="float">
            <text:p>31.7507936495704</text:p>
          </table:table-cell>
          <table:table-cell office:value-type="float" office:value="0.191631772056341" calcext:value-type="float">
            <text:p>0.191631772056341</text:p>
          </table:table-cell>
          <table:table-cell office:value-type="float" office:value="0.549051590320393" calcext:value-type="float">
            <text:p>0.549051590320393</text:p>
          </table:table-cell>
          <table:table-cell office:value-type="string" calcext:value-type="string">
            <text:p>https://twitter.com/0_Guyy/status/1621012261606408193</text:p>
          </table:table-cell>
        </table:table-row>
        <table:table-row table:style-name="ro1">
          <table:table-cell office:value-type="string" calcext:value-type="string">
            <text:p>input/data_formal_20240530-1342/meme/ronakians_20230105T102735/0.jpg</text:p>
          </table:table-cell>
          <table:table-cell office:value-type="string" calcext:value-type="string">
            <text:p>Pattern 6</text:p>
          </table:table-cell>
          <table:table-cell office:value-type="float" office:value="22.1604839041266" calcext:value-type="float">
            <text:p>22.1604839041266</text:p>
          </table:table-cell>
          <table:table-cell office:value-type="float" office:value="0.724858155029361" calcext:value-type="float">
            <text:p>0.724858155029361</text:p>
          </table:table-cell>
          <table:table-cell office:value-type="float" office:value="0.393442072666039" calcext:value-type="float">
            <text:p>0.393442072666039</text:p>
          </table:table-cell>
          <table:table-cell office:value-type="string" calcext:value-type="string">
            <text:p>https://twitter.com/ronakians/status/1610946101179482112</text:p>
          </table:table-cell>
        </table:table-row>
        <table:table-row table:style-name="ro1">
          <table:table-cell office:value-type="string" calcext:value-type="string">
            <text:p>input/data_formal_20240530-1342/meme/roninxgaming1_20230111T221524/0.jpg</text:p>
          </table:table-cell>
          <table:table-cell office:value-type="string" calcext:value-type="string">
            <text:p>Pattern 3</text:p>
          </table:table-cell>
          <table:table-cell office:value-type="float" office:value="29.1212759544537" calcext:value-type="float">
            <text:p>29.1212759544537</text:p>
          </table:table-cell>
          <table:table-cell office:value-type="float" office:value="0.45237040465568" calcext:value-type="float">
            <text:p>0.45237040465568</text:p>
          </table:table-cell>
          <table:table-cell office:value-type="float" office:value="0.620905615492023" calcext:value-type="float">
            <text:p>0.620905615492023</text:p>
          </table:table-cell>
          <table:table-cell office:value-type="string" calcext:value-type="string">
            <text:p>https://twitter.com/roninxgaming1/status/1613298558790156289</text:p>
          </table:table-cell>
        </table:table-row>
        <table:table-row table:style-name="ro1">
          <table:table-cell office:value-type="string" calcext:value-type="string">
            <text:p>input/data_formal_20240530-1342/meme/RoseHavilah_20230206T151859/0.jpg</text:p>
          </table:table-cell>
          <table:table-cell office:value-type="string" calcext:value-type="string">
            <text:p>Pattern 2</text:p>
          </table:table-cell>
          <table:table-cell office:value-type="float" office:value="29.3175163684171" calcext:value-type="float">
            <text:p>29.3175163684171</text:p>
          </table:table-cell>
          <table:table-cell office:value-type="float" office:value="0.244952449159622" calcext:value-type="float">
            <text:p>0.244952449159622</text:p>
          </table:table-cell>
          <table:table-cell office:value-type="float" office:value="0.722030638443517" calcext:value-type="float">
            <text:p>0.722030638443517</text:p>
          </table:table-cell>
          <table:table-cell office:value-type="string" calcext:value-type="string">
            <text:p>https://twitter.com/RoseHavilah/status/1622615849235259392</text:p>
          </table:table-cell>
        </table:table-row>
        <table:table-row table:style-name="ro1">
          <table:table-cell office:value-type="string" calcext:value-type="string">
            <text:p>input/data_formal_20240530-1342/meme/ROSSO_JC_20230206T133508/0.jpg</text:p>
          </table:table-cell>
          <table:table-cell office:value-type="string" calcext:value-type="string">
            <text:p>Pattern 3</text:p>
          </table:table-cell>
          <table:table-cell office:value-type="float" office:value="29.1875481481209" calcext:value-type="float">
            <text:p>29.1875481481209</text:p>
          </table:table-cell>
          <table:table-cell office:value-type="float" office:value="0.268626187362806" calcext:value-type="float">
            <text:p>0.268626187362806</text:p>
          </table:table-cell>
          <table:table-cell office:value-type="float" office:value="0.839271892189088" calcext:value-type="float">
            <text:p>0.839271892189088</text:p>
          </table:table-cell>
          <table:table-cell office:value-type="string" calcext:value-type="string">
            <text:p>https://twitter.com/ROSSO_JC/status/1622589713998553090</text:p>
          </table:table-cell>
        </table:table-row>
        <table:table-row table:style-name="ro1">
          <table:table-cell office:value-type="string" calcext:value-type="string">
            <text:p>input/data_formal_20240530-1342/meme/Rowan67278669_20230105T123324/0.jpg</text:p>
          </table:table-cell>
          <table:table-cell office:value-type="string" calcext:value-type="string">
            <text:p>Pattern 3</text:p>
          </table:table-cell>
          <table:table-cell office:value-type="float" office:value="20.5553415162627" calcext:value-type="float">
            <text:p>20.5553415162627</text:p>
          </table:table-cell>
          <table:table-cell office:value-type="float" office:value="0.320686758665134" calcext:value-type="float">
            <text:p>0.320686758665134</text:p>
          </table:table-cell>
          <table:table-cell office:value-type="float" office:value="0.884356036488954" calcext:value-type="float">
            <text:p>0.884356036488954</text:p>
          </table:table-cell>
          <table:table-cell office:value-type="string" calcext:value-type="string">
            <text:p>https://twitter.com/Rowan67278669/status/1610977766585040903</text:p>
          </table:table-cell>
        </table:table-row>
        <table:table-row table:style-name="ro1">
          <table:table-cell office:value-type="string" calcext:value-type="string">
            <text:p>input/data_formal_20240530-1342/meme/Rozii_MIMA_20230106T040942/0.jpg</text:p>
          </table:table-cell>
          <table:table-cell office:value-type="string" calcext:value-type="string">
            <text:p>Pattern 5</text:p>
          </table:table-cell>
          <table:table-cell office:value-type="float" office:value="29.3654866872325" calcext:value-type="float">
            <text:p>29.3654866872325</text:p>
          </table:table-cell>
          <table:table-cell office:value-type="float" office:value="0.259757449779112" calcext:value-type="float">
            <text:p>0.259757449779112</text:p>
          </table:table-cell>
          <table:table-cell office:value-type="float" office:value="0.492728020754401" calcext:value-type="float">
            <text:p>0.492728020754401</text:p>
          </table:table-cell>
          <table:table-cell office:value-type="string" calcext:value-type="string">
            <text:p>https://twitter.com/shahab_mimarmy/status/1611253209602867204</text:p>
          </table:table-cell>
        </table:table-row>
        <table:table-row table:style-name="ro1">
          <table:table-cell office:value-type="string" calcext:value-type="string">
            <text:p>input/data_formal_20240530-1342/meme/rprindia_20230106T073827/0.jpg</text:p>
          </table:table-cell>
          <table:table-cell office:value-type="string" calcext:value-type="string">
            <text:p>Pattern 9</text:p>
          </table:table-cell>
          <table:table-cell office:value-type="float" office:value="20.157581693887" calcext:value-type="float">
            <text:p>20.157581693887</text:p>
          </table:table-cell>
          <table:table-cell office:value-type="float" office:value="0.179962442198227" calcext:value-type="float">
            <text:p>0.179962442198227</text:p>
          </table:table-cell>
          <table:table-cell office:value-type="float" office:value="0.0345060058126198" calcext:value-type="float">
            <text:p>0.0345060058126198</text:p>
          </table:table-cell>
          <table:table-cell office:value-type="string" calcext:value-type="string">
            <text:p>https://twitter.com/rprindia/status/1611265925021601799</text:p>
          </table:table-cell>
        </table:table-row>
        <table:table-row table:style-name="ro1">
          <table:table-cell office:value-type="string" calcext:value-type="string">
            <text:p>input/data_formal_20240530-1342/meme/rsoler81_20230206T135632/0.jpg</text:p>
          </table:table-cell>
          <table:table-cell office:value-type="string" calcext:value-type="string">
            <text:p>Pattern 1</text:p>
          </table:table-cell>
          <table:table-cell office:value-type="float" office:value="31.1737644473983" calcext:value-type="float">
            <text:p>31.1737644473983</text:p>
          </table:table-cell>
          <table:table-cell office:value-type="float" office:value="0.228946179195389" calcext:value-type="float">
            <text:p>0.228946179195389</text:p>
          </table:table-cell>
          <table:table-cell office:value-type="float" office:value="0.333215915661943" calcext:value-type="float">
            <text:p>0.333215915661943</text:p>
          </table:table-cell>
          <table:table-cell office:value-type="string" calcext:value-type="string">
            <text:p>https://twitter.com/rsoler81/status/1622595098935537667</text:p>
          </table:table-cell>
        </table:table-row>
        <table:table-row table:style-name="ro1">
          <table:table-cell office:value-type="string" calcext:value-type="string">
            <text:p>input/data_formal_20240530-1342/meme/Rule62peter_20221227T175625/0.jpg</text:p>
          </table:table-cell>
          <table:table-cell office:value-type="string" calcext:value-type="string">
            <text:p>Pattern 6</text:p>
          </table:table-cell>
          <table:table-cell office:value-type="float" office:value="26.7285055733432" calcext:value-type="float">
            <text:p>26.7285055733432</text:p>
          </table:table-cell>
          <table:table-cell office:value-type="float" office:value="0.719208576433096" calcext:value-type="float">
            <text:p>0.719208576433096</text:p>
          </table:table-cell>
          <table:table-cell office:value-type="float" office:value="0.365138374696402" calcext:value-type="float">
            <text:p>0.365138374696402</text:p>
          </table:table-cell>
          <table:table-cell office:value-type="string" calcext:value-type="string">
            <text:p>https://twitter.com/RobertT68600232/status/1607914844594016257</text:p>
          </table:table-cell>
        </table:table-row>
        <table:table-row table:style-name="ro1">
          <table:table-cell office:value-type="string" calcext:value-type="string">
            <text:p>input/data_formal_20240530-1342/meme/RulomaMichaela_20221227T232446/0.jpg</text:p>
          </table:table-cell>
          <table:table-cell office:value-type="string" calcext:value-type="string">
            <text:p>Pattern 3</text:p>
          </table:table-cell>
          <table:table-cell office:value-type="float" office:value="27.7545781101644" calcext:value-type="float">
            <text:p>27.7545781101644</text:p>
          </table:table-cell>
          <table:table-cell office:value-type="float" office:value="0.365799400885591" calcext:value-type="float">
            <text:p>0.365799400885591</text:p>
          </table:table-cell>
          <table:table-cell office:value-type="float" office:value="0.776461974988482" calcext:value-type="float">
            <text:p>0.776461974988482</text:p>
          </table:table-cell>
          <table:table-cell office:value-type="string" calcext:value-type="string">
            <text:p>https://twitter.com/RulomaMichaela/status/1607880195301871616</text:p>
          </table:table-cell>
        </table:table-row>
        <table:table-row table:style-name="ro1">
          <table:table-cell office:value-type="string" calcext:value-type="string">
            <text:p>input/data_formal_20240530-1342/meme/Rumpleexe_20230323T010521/0.jpg</text:p>
          </table:table-cell>
          <table:table-cell office:value-type="string" calcext:value-type="string">
            <text:p>Pattern 6</text:p>
          </table:table-cell>
          <table:table-cell office:value-type="float" office:value="26.8376894693544" calcext:value-type="float">
            <text:p>26.8376894693544</text:p>
          </table:table-cell>
          <table:table-cell office:value-type="float" office:value="0.7808911151473" calcext:value-type="float">
            <text:p>0.7808911151473</text:p>
          </table:table-cell>
          <table:table-cell office:value-type="float" office:value="0.40415098328512" calcext:value-type="float">
            <text:p>0.40415098328512</text:p>
          </table:table-cell>
          <table:table-cell office:value-type="string" calcext:value-type="string">
            <text:p>https://twitter.com/Rumpleexe/status/1638708479211995136</text:p>
          </table:table-cell>
        </table:table-row>
        <table:table-row table:style-name="ro1">
          <table:table-cell office:value-type="string" calcext:value-type="string">
            <text:p>input/data_formal_20240530-1342/meme/RusherLady_20230130T215022/0.jpg</text:p>
          </table:table-cell>
          <table:table-cell office:value-type="string" calcext:value-type="string">
            <text:p>Pattern 3</text:p>
          </table:table-cell>
          <table:table-cell office:value-type="float" office:value="27.1488550317451" calcext:value-type="float">
            <text:p>27.1488550317451</text:p>
          </table:table-cell>
          <table:table-cell office:value-type="float" office:value="0.41612031691213" calcext:value-type="float">
            <text:p>0.41612031691213</text:p>
          </table:table-cell>
          <table:table-cell office:value-type="float" office:value="0.714966747529665" calcext:value-type="float">
            <text:p>0.714966747529665</text:p>
          </table:table-cell>
          <table:table-cell office:value-type="string" calcext:value-type="string">
            <text:p>https://twitter.com/loven_kl/status/1620920140769660928</text:p>
          </table:table-cell>
        </table:table-row>
        <table:table-row table:style-name="ro1">
          <table:table-cell office:value-type="string" calcext:value-type="string">
            <text:p>input/data_formal_20240530-1342/meme/ryazrlft_20221228T005310/0.jpg</text:p>
          </table:table-cell>
          <table:table-cell office:value-type="string" calcext:value-type="string">
            <text:p>Pattern 2</text:p>
          </table:table-cell>
          <table:table-cell office:value-type="float" office:value="24.268938713179" calcext:value-type="float">
            <text:p>24.268938713179</text:p>
          </table:table-cell>
          <table:table-cell office:value-type="float" office:value="0.164802263786895" calcext:value-type="float">
            <text:p>0.164802263786895</text:p>
          </table:table-cell>
          <table:table-cell office:value-type="float" office:value="0.838078466198237" calcext:value-type="float">
            <text:p>0.838078466198237</text:p>
          </table:table-cell>
          <table:table-cell office:value-type="string" calcext:value-type="string">
            <text:p>https://twitter.com/ryazrlft/status/1607902443777720325</text:p>
          </table:table-cell>
        </table:table-row>
        <table:table-row table:style-name="ro1">
          <table:table-cell office:value-type="string" calcext:value-type="string">
            <text:p>input/data_formal_20240530-1342/meme/rydenintl_20230106T071521/0.jpg</text:p>
          </table:table-cell>
          <table:table-cell office:value-type="string" calcext:value-type="string">
            <text:p>Pattern 1</text:p>
          </table:table-cell>
          <table:table-cell office:value-type="float" office:value="33.5391254535006" calcext:value-type="float">
            <text:p>33.5391254535006</text:p>
          </table:table-cell>
          <table:table-cell office:value-type="float" office:value="0.24492388762079" calcext:value-type="float">
            <text:p>0.24492388762079</text:p>
          </table:table-cell>
          <table:table-cell office:value-type="float" office:value="0.393111154722683" calcext:value-type="float">
            <text:p>0.393111154722683</text:p>
          </table:table-cell>
          <table:table-cell office:value-type="string" calcext:value-type="string">
            <text:p>https://twitter.com/rydenintl/status/1611260114811379715</text:p>
          </table:table-cell>
        </table:table-row>
        <table:table-row table:style-name="ro1">
          <table:table-cell office:value-type="string" calcext:value-type="string">
            <text:p>input/data_formal_20240530-1342/meme/ryuguet_20230111T225329/0.jpg</text:p>
          </table:table-cell>
          <table:table-cell office:value-type="string" calcext:value-type="string">
            <text:p>Pattern 3</text:p>
          </table:table-cell>
          <table:table-cell office:value-type="float" office:value="29.1658729276829" calcext:value-type="float">
            <text:p>29.1658729276829</text:p>
          </table:table-cell>
          <table:table-cell office:value-type="float" office:value="0.324104651107955" calcext:value-type="float">
            <text:p>0.324104651107955</text:p>
          </table:table-cell>
          <table:table-cell office:value-type="float" office:value="0.869300498797332" calcext:value-type="float">
            <text:p>0.869300498797332</text:p>
          </table:table-cell>
          <table:table-cell office:value-type="string" calcext:value-type="string">
            <text:p>https://twitter.com/OwoMani/status/1613313064685948929</text:p>
          </table:table-cell>
        </table:table-row>
        <table:table-row table:style-name="ro1">
          <table:table-cell office:value-type="string" calcext:value-type="string">
            <text:p>input/data_formal_20240530-1342/meme/s0meone_u_know_20221227T235543/0.jpg</text:p>
          </table:table-cell>
          <table:table-cell office:value-type="string" calcext:value-type="string">
            <text:p>Pattern 3</text:p>
          </table:table-cell>
          <table:table-cell office:value-type="float" office:value="27.8278071676057" calcext:value-type="float">
            <text:p>27.8278071676057</text:p>
          </table:table-cell>
          <table:table-cell office:value-type="float" office:value="0.298454397255279" calcext:value-type="float">
            <text:p>0.298454397255279</text:p>
          </table:table-cell>
          <table:table-cell office:value-type="float" office:value="0.81723717727681" calcext:value-type="float">
            <text:p>0.81723717727681</text:p>
          </table:table-cell>
          <table:table-cell office:value-type="string" calcext:value-type="string">
            <text:p>https://twitter.com/an_else/status/1607947276064018432</text:p>
          </table:table-cell>
        </table:table-row>
        <table:table-row table:style-name="ro1">
          <table:table-cell office:value-type="string" calcext:value-type="string">
            <text:p>input/data_formal_20240530-1342/meme/Sa_el_je_20230105T175706/0.jpg</text:p>
          </table:table-cell>
          <table:table-cell office:value-type="string" calcext:value-type="string">
            <text:p>Pattern 7</text:p>
          </table:table-cell>
          <table:table-cell office:value-type="float" office:value="32.443178064223" calcext:value-type="float">
            <text:p>32.443178064223</text:p>
          </table:table-cell>
          <table:table-cell office:value-type="float" office:value="0.478076684513561" calcext:value-type="float">
            <text:p>0.478076684513561</text:p>
          </table:table-cell>
          <table:table-cell office:value-type="float" office:value="0.363355476389072" calcext:value-type="float">
            <text:p>0.363355476389072</text:p>
          </table:table-cell>
          <table:table-cell office:value-type="string" calcext:value-type="string">
            <text:p>https://twitter.com/Sa_el_je/status/161105922704028877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0.jpg</text:p>
          </table:table-cell>
          <table:table-cell office:value-type="string" calcext:value-type="string">
            <text:p>Pattern 7</text:p>
          </table:table-cell>
          <table:table-cell office:value-type="float" office:value="30.4425620463468" calcext:value-type="float">
            <text:p>30.4425620463468</text:p>
          </table:table-cell>
          <table:table-cell office:value-type="float" office:value="0.509142332903834" calcext:value-type="float">
            <text:p>0.509142332903834</text:p>
          </table:table-cell>
          <table:table-cell office:value-type="float" office:value="0.507008003661855" calcext:value-type="float">
            <text:p>0.507008003661855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1.jpg</text:p>
          </table:table-cell>
          <table:table-cell office:value-type="string" calcext:value-type="string">
            <text:p>Pattern 7</text:p>
          </table:table-cell>
          <table:table-cell office:value-type="float" office:value="28.5167457242465" calcext:value-type="float">
            <text:p>28.5167457242465</text:p>
          </table:table-cell>
          <table:table-cell office:value-type="float" office:value="0.451682366270953" calcext:value-type="float">
            <text:p>0.451682366270953</text:p>
          </table:table-cell>
          <table:table-cell office:value-type="float" office:value="0.579978340001335" calcext:value-type="float">
            <text:p>0.579978340001335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2.jpg</text:p>
          </table:table-cell>
          <table:table-cell office:value-type="string" calcext:value-type="string">
            <text:p>Pattern 8</text:p>
          </table:table-cell>
          <table:table-cell office:value-type="float" office:value="29.5136721490589" calcext:value-type="float">
            <text:p>29.5136721490589</text:p>
          </table:table-cell>
          <table:table-cell office:value-type="float" office:value="0.575291943219988" calcext:value-type="float">
            <text:p>0.575291943219988</text:p>
          </table:table-cell>
          <table:table-cell office:value-type="float" office:value="0.404683901728661" calcext:value-type="float">
            <text:p>0.404683901728661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3.jpg</text:p>
          </table:table-cell>
          <table:table-cell office:value-type="string" calcext:value-type="string">
            <text:p>Pattern 1</text:p>
          </table:table-cell>
          <table:table-cell office:value-type="float" office:value="31.1782601545279" calcext:value-type="float">
            <text:p>31.1782601545279</text:p>
          </table:table-cell>
          <table:table-cell office:value-type="float" office:value="0.255745743730394" calcext:value-type="float">
            <text:p>0.255745743730394</text:p>
          </table:table-cell>
          <table:table-cell office:value-type="float" office:value="0.400692500951948" calcext:value-type="float">
            <text:p>0.400692500951948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chinisgdboy_20230403T210809/0.jpg</text:p>
          </table:table-cell>
          <table:table-cell office:value-type="string" calcext:value-type="string">
            <text:p>Pattern 1</text:p>
          </table:table-cell>
          <table:table-cell office:value-type="float" office:value="34.3447824385956" calcext:value-type="float">
            <text:p>34.3447824385956</text:p>
          </table:table-cell>
          <table:table-cell office:value-type="float" office:value="0.233563463413937" calcext:value-type="float">
            <text:p>0.233563463413937</text:p>
          </table:table-cell>
          <table:table-cell office:value-type="float" office:value="0.535360950449829" calcext:value-type="float">
            <text:p>0.535360950449829</text:p>
          </table:table-cell>
          <table:table-cell office:value-type="string" calcext:value-type="string">
            <text:p>https://twitter.com/Sachinisgdboy/status/1642997437789872128</text:p>
          </table:table-cell>
        </table:table-row>
        <table:table-row table:style-name="ro1">
          <table:table-cell office:value-type="string" calcext:value-type="string">
            <text:p>input/data_formal_20240530-1342/meme/Sahiljhaashu4_20230202T051231/0.jpg</text:p>
          </table:table-cell>
          <table:table-cell office:value-type="string" calcext:value-type="string">
            <text:p>Pattern 1</text:p>
          </table:table-cell>
          <table:table-cell office:value-type="float" office:value="32.6561804117483" calcext:value-type="float">
            <text:p>32.6561804117483</text:p>
          </table:table-cell>
          <table:table-cell office:value-type="float" office:value="0.250021556171611" calcext:value-type="float">
            <text:p>0.250021556171611</text:p>
          </table:table-cell>
          <table:table-cell office:value-type="float" office:value="0.465130239987672" calcext:value-type="float">
            <text:p>0.465130239987672</text:p>
          </table:table-cell>
          <table:table-cell office:value-type="string" calcext:value-type="string">
            <text:p>https://twitter.com/Sahiljhaashu4/status/1621013673878917120</text:p>
          </table:table-cell>
        </table:table-row>
        <table:table-row table:style-name="ro1">
          <table:table-cell office:value-type="string" calcext:value-type="string">
            <text:p>input/data_formal_20240530-1342/meme/saifuli97470530_20230105T125008/0.jpg</text:p>
          </table:table-cell>
          <table:table-cell office:value-type="string" calcext:value-type="string">
            <text:p>Pattern 8</text:p>
          </table:table-cell>
          <table:table-cell office:value-type="float" office:value="29.7374222011606" calcext:value-type="float">
            <text:p>29.7374222011606</text:p>
          </table:table-cell>
          <table:table-cell office:value-type="float" office:value="0.677182811437741" calcext:value-type="float">
            <text:p>0.677182811437741</text:p>
          </table:table-cell>
          <table:table-cell office:value-type="float" office:value="0.484380411640616" calcext:value-type="float">
            <text:p>0.484380411640616</text:p>
          </table:table-cell>
          <table:table-cell office:value-type="string" calcext:value-type="string">
            <text:p>https://twitter.com/saifuli97470530/status/1610994283263455234</text:p>
          </table:table-cell>
        </table:table-row>
        <table:table-row table:style-name="ro1">
          <table:table-cell office:value-type="string" calcext:value-type="string">
            <text:p>input/data_formal_20240530-1342/meme/sakibmomin143_20230105T133710/0.jpg</text:p>
          </table:table-cell>
          <table:table-cell office:value-type="string" calcext:value-type="string">
            <text:p>Pattern 7</text:p>
          </table:table-cell>
          <table:table-cell office:value-type="float" office:value="33.7453964174524" calcext:value-type="float">
            <text:p>33.7453964174524</text:p>
          </table:table-cell>
          <table:table-cell office:value-type="float" office:value="0.465383099776949" calcext:value-type="float">
            <text:p>0.465383099776949</text:p>
          </table:table-cell>
          <table:table-cell office:value-type="float" office:value="0.400373855542087" calcext:value-type="float">
            <text:p>0.400373855542087</text:p>
          </table:table-cell>
          <table:table-cell office:value-type="string" calcext:value-type="string">
            <text:p>https://twitter.com/sakibmomin143/status/1610993814579351553</text:p>
          </table:table-cell>
        </table:table-row>
        <table:table-row table:style-name="ro1">
          <table:table-cell office:value-type="string" calcext:value-type="string">
            <text:p>input/data_formal_20240530-1342/meme/Sakusa_sakxsa_20221014T140102/0.jpg</text:p>
          </table:table-cell>
          <table:table-cell office:value-type="string" calcext:value-type="string">
            <text:p>Pattern 3</text:p>
          </table:table-cell>
          <table:table-cell office:value-type="float" office:value="25.5371214220878" calcext:value-type="float">
            <text:p>25.5371214220878</text:p>
          </table:table-cell>
          <table:table-cell office:value-type="float" office:value="0.501750052418357" calcext:value-type="float">
            <text:p>0.501750052418357</text:p>
          </table:table-cell>
          <table:table-cell office:value-type="float" office:value="0.731307526951802" calcext:value-type="float">
            <text:p>0.731307526951802</text:p>
          </table:table-cell>
          <table:table-cell office:value-type="string" calcext:value-type="string">
            <text:p>https://twitter.com/Miyu_Tuber/status/1607887323399872513</text:p>
          </table:table-cell>
        </table:table-row>
        <table:table-row table:style-name="ro1">
          <table:table-cell office:value-type="string" calcext:value-type="string">
            <text:p>input/data_formal_20240530-1342/meme/salexlow_20230126T115032/0.jpg</text:p>
          </table:table-cell>
          <table:table-cell office:value-type="string" calcext:value-type="string">
            <text:p>Pattern 1</text:p>
          </table:table-cell>
          <table:table-cell office:value-type="float" office:value="34.1475890802142" calcext:value-type="float">
            <text:p>34.1475890802142</text:p>
          </table:table-cell>
          <table:table-cell office:value-type="float" office:value="0.473368965295907" calcext:value-type="float">
            <text:p>0.473368965295907</text:p>
          </table:table-cell>
          <table:table-cell office:value-type="float" office:value="0.353858052022219" calcext:value-type="float">
            <text:p>0.353858052022219</text:p>
          </table:table-cell>
          <table:table-cell office:value-type="string" calcext:value-type="string">
            <text:p>https://twitter.com/salexlow/status/1618577122091483136</text:p>
          </table:table-cell>
        </table:table-row>
        <table:table-row table:style-name="ro1">
          <table:table-cell office:value-type="string" calcext:value-type="string">
            <text:p>input/data_formal_20240530-1342/meme/salexlow_20230202T014226/0.jpg</text:p>
          </table:table-cell>
          <table:table-cell office:value-type="string" calcext:value-type="string">
            <text:p>Pattern 1</text:p>
          </table:table-cell>
          <table:table-cell office:value-type="float" office:value="29.9775198043786" calcext:value-type="float">
            <text:p>29.9775198043786</text:p>
          </table:table-cell>
          <table:table-cell office:value-type="float" office:value="0.187018091648335" calcext:value-type="float">
            <text:p>0.187018091648335</text:p>
          </table:table-cell>
          <table:table-cell office:value-type="float" office:value="0.300256754547229" calcext:value-type="float">
            <text:p>0.300256754547229</text:p>
          </table:table-cell>
          <table:table-cell office:value-type="string" calcext:value-type="string">
            <text:p>https://twitter.com/salexlow/status/1620960806421536768</text:p>
          </table:table-cell>
        </table:table-row>
        <table:table-row table:style-name="ro1">
          <table:table-cell office:value-type="string" calcext:value-type="string">
            <text:p>input/data_formal_20240530-1342/meme/SaltGears_20230203T062547/0.jpg</text:p>
          </table:table-cell>
          <table:table-cell office:value-type="string" calcext:value-type="string">
            <text:p>Pattern 8</text:p>
          </table:table-cell>
          <table:table-cell office:value-type="float" office:value="23.6210128936982" calcext:value-type="float">
            <text:p>23.6210128936982</text:p>
          </table:table-cell>
          <table:table-cell office:value-type="float" office:value="0.884545744563646" calcext:value-type="float">
            <text:p>0.884545744563646</text:p>
          </table:table-cell>
          <table:table-cell office:value-type="float" office:value="0.418766959397875" calcext:value-type="float">
            <text:p>0.418766959397875</text:p>
          </table:table-cell>
          <table:table-cell office:value-type="string" calcext:value-type="string">
            <text:p>https://twitter.com/SurajSh77727138/status/1622550397801095168</text:p>
          </table:table-cell>
        </table:table-row>
        <table:table-row table:style-name="ro1">
          <table:table-cell office:value-type="string" calcext:value-type="string">
            <text:p>input/data_formal_20240530-1342/meme/SanmarkSols_20221228T064651/0.jpg</text:p>
          </table:table-cell>
          <table:table-cell office:value-type="string" calcext:value-type="string">
            <text:p>Pattern 8</text:p>
          </table:table-cell>
          <table:table-cell office:value-type="float" office:value="25.561598093746" calcext:value-type="float">
            <text:p>25.561598093746</text:p>
          </table:table-cell>
          <table:table-cell office:value-type="float" office:value="0.839552670093803" calcext:value-type="float">
            <text:p>0.839552670093803</text:p>
          </table:table-cell>
          <table:table-cell office:value-type="float" office:value="0.396591510650396" calcext:value-type="float">
            <text:p>0.396591510650396</text:p>
          </table:table-cell>
          <table:table-cell office:value-type="string" calcext:value-type="string">
            <text:p>https://twitter.com/SanmarkSols/status/1607991449722966020</text:p>
          </table:table-cell>
        </table:table-row>
        <table:table-row table:style-name="ro1">
          <table:table-cell office:value-type="string" calcext:value-type="string">
            <text:p>input/data_formal_20240530-1342/meme/SapporoSteve_20230112T030755/0.jpg</text:p>
          </table:table-cell>
          <table:table-cell office:value-type="string" calcext:value-type="string">
            <text:p>Pattern 5</text:p>
          </table:table-cell>
          <table:table-cell office:value-type="float" office:value="15.0881187914784" calcext:value-type="float">
            <text:p>15.0881187914784</text:p>
          </table:table-cell>
          <table:table-cell office:value-type="float" office:value="0.133002794507874" calcext:value-type="float">
            <text:p>0.133002794507874</text:p>
          </table:table-cell>
          <table:table-cell office:value-type="float" office:value="0.266709821804792" calcext:value-type="float">
            <text:p>0.266709821804792</text:p>
          </table:table-cell>
          <table:table-cell office:value-type="string" calcext:value-type="string">
            <text:p>https://twitter.com/SapporoSteve/status/1613372170587246593</text:p>
          </table:table-cell>
        </table:table-row>
        <table:table-row table:style-name="ro1">
          <table:table-cell office:value-type="string" calcext:value-type="string">
            <text:p>input/data_formal_20240530-1342/meme/SaritaParab2_20230105T111935/0.jpg</text:p>
          </table:table-cell>
          <table:table-cell office:value-type="string" calcext:value-type="string">
            <text:p>Pattern 3</text:p>
          </table:table-cell>
          <table:table-cell office:value-type="float" office:value="20.5367975749238" calcext:value-type="float">
            <text:p>20.5367975749238</text:p>
          </table:table-cell>
          <table:table-cell office:value-type="float" office:value="0.258511579758858" calcext:value-type="float">
            <text:p>0.258511579758858</text:p>
          </table:table-cell>
          <table:table-cell office:value-type="float" office:value="0.86785381480237" calcext:value-type="float">
            <text:p>0.86785381480237</text:p>
          </table:table-cell>
          <table:table-cell office:value-type="string" calcext:value-type="string">
            <text:p>https://twitter.com/SaritaParab2/status/1610959189752582146</text:p>
          </table:table-cell>
        </table:table-row>
        <table:table-row table:style-name="ro1">
          <table:table-cell office:value-type="string" calcext:value-type="string">
            <text:p>input/data_formal_20240530-1342/meme/sashashaw10001_20230105T080443/0.jpg</text:p>
          </table:table-cell>
          <table:table-cell office:value-type="string" calcext:value-type="string">
            <text:p>Pattern 1</text:p>
          </table:table-cell>
          <table:table-cell office:value-type="float" office:value="31.5382734003564" calcext:value-type="float">
            <text:p>31.5382734003564</text:p>
          </table:table-cell>
          <table:table-cell office:value-type="float" office:value="0.176272275221744" calcext:value-type="float">
            <text:p>0.176272275221744</text:p>
          </table:table-cell>
          <table:table-cell office:value-type="float" office:value="0.2756110541052" calcext:value-type="float">
            <text:p>0.2756110541052</text:p>
          </table:table-cell>
          <table:table-cell office:value-type="string" calcext:value-type="string">
            <text:p>https://twitter.com/sashashaw10001/status/1610910148117106690</text:p>
          </table:table-cell>
        </table:table-row>
        <table:table-row table:style-name="ro1">
          <table:table-cell office:value-type="string" calcext:value-type="string">
            <text:p>input/data_formal_20240530-1342/meme/sashashaw10001_20230106T080529/0.jpg</text:p>
          </table:table-cell>
          <table:table-cell office:value-type="string" calcext:value-type="string">
            <text:p>Pattern 7</text:p>
          </table:table-cell>
          <table:table-cell office:value-type="float" office:value="26.2936548364825" calcext:value-type="float">
            <text:p>26.2936548364825</text:p>
          </table:table-cell>
          <table:table-cell office:value-type="float" office:value="0.578197836910925" calcext:value-type="float">
            <text:p>0.578197836910925</text:p>
          </table:table-cell>
          <table:table-cell office:value-type="float" office:value="0.428018334931311" calcext:value-type="float">
            <text:p>0.428018334931311</text:p>
          </table:table-cell>
          <table:table-cell office:value-type="string" calcext:value-type="string">
            <text:p>https://twitter.com/sashashaw10001/status/1611272731349204994</text:p>
          </table:table-cell>
        </table:table-row>
        <table:table-row table:style-name="ro1">
          <table:table-cell office:value-type="string" calcext:value-type="string">
            <text:p>input/data_formal_20240530-1342/meme/sashashaw10001_20230106T080531/0.jpg</text:p>
          </table:table-cell>
          <table:table-cell office:value-type="string" calcext:value-type="string">
            <text:p>Pattern 1</text:p>
          </table:table-cell>
          <table:table-cell office:value-type="float" office:value="31.241779952979" calcext:value-type="float">
            <text:p>31.241779952979</text:p>
          </table:table-cell>
          <table:table-cell office:value-type="float" office:value="0.231640992740903" calcext:value-type="float">
            <text:p>0.231640992740903</text:p>
          </table:table-cell>
          <table:table-cell office:value-type="float" office:value="0.434507196383515" calcext:value-type="float">
            <text:p>0.434507196383515</text:p>
          </table:table-cell>
          <table:table-cell office:value-type="string" calcext:value-type="string">
            <text:p>https://twitter.com/sashashaw10001/status/1611272740022910977</text:p>
          </table:table-cell>
        </table:table-row>
        <table:table-row table:style-name="ro1">
          <table:table-cell office:value-type="string" calcext:value-type="string">
            <text:p>input/data_formal_20240530-1342/meme/sashashaw10001_20230112T080456/0.jpg</text:p>
          </table:table-cell>
          <table:table-cell office:value-type="string" calcext:value-type="string">
            <text:p>Pattern 8</text:p>
          </table:table-cell>
          <table:table-cell office:value-type="float" office:value="27.7743979454752" calcext:value-type="float">
            <text:p>27.7743979454752</text:p>
          </table:table-cell>
          <table:table-cell office:value-type="float" office:value="0.719169186211913" calcext:value-type="float">
            <text:p>0.719169186211913</text:p>
          </table:table-cell>
          <table:table-cell office:value-type="float" office:value="0.680140517002665" calcext:value-type="float">
            <text:p>0.680140517002665</text:p>
          </table:table-cell>
          <table:table-cell office:value-type="string" calcext:value-type="string">
            <text:p>https://twitter.com/sashashaw10001/status/1613446919195430913</text:p>
          </table:table-cell>
        </table:table-row>
        <table:table-row table:style-name="ro1">
          <table:table-cell office:value-type="string" calcext:value-type="string">
            <text:p>input/data_formal_20240530-1342/meme/satori_studios_20230106T064356/0.jpg</text:p>
          </table:table-cell>
          <table:table-cell office:value-type="string" calcext:value-type="string">
            <text:p>Pattern 9</text:p>
          </table:table-cell>
          <table:table-cell office:value-type="float" office:value="12.1293643009729" calcext:value-type="float">
            <text:p>12.1293643009729</text:p>
          </table:table-cell>
          <table:table-cell office:value-type="float" office:value="0.152758983732248" calcext:value-type="float">
            <text:p>0.152758983732248</text:p>
          </table:table-cell>
          <table:table-cell office:value-type="float" office:value="0.0324851195771733" calcext:value-type="float">
            <text:p>0.0324851195771733</text:p>
          </table:table-cell>
          <table:table-cell office:value-type="string" calcext:value-type="string">
            <text:p>https://twitter.com/satori_studios/status/1611252206090735616</text:p>
          </table:table-cell>
        </table:table-row>
        <table:table-row table:style-name="ro1">
          <table:table-cell office:value-type="string" calcext:value-type="string">
            <text:p>input/data_formal_20240530-1342/meme/Satsukii_Onee_20220818T085018/0.jpg</text:p>
          </table:table-cell>
          <table:table-cell office:value-type="string" calcext:value-type="string">
            <text:p>Pattern 3</text:p>
          </table:table-cell>
          <table:table-cell office:value-type="float" office:value="25.7423815099987" calcext:value-type="float">
            <text:p>25.7423815099987</text:p>
          </table:table-cell>
          <table:table-cell office:value-type="float" office:value="0.365978302208805" calcext:value-type="float">
            <text:p>0.365978302208805</text:p>
          </table:table-cell>
          <table:table-cell office:value-type="float" office:value="0.857839660118951" calcext:value-type="float">
            <text:p>0.857839660118951</text:p>
          </table:table-cell>
          <table:table-cell office:value-type="string" calcext:value-type="string">
            <text:p>https://twitter.com/uItramilku/status/1622572561484890112</text:p>
          </table:table-cell>
        </table:table-row>
        <table:table-row table:style-name="ro1">
          <table:table-cell office:value-type="string" calcext:value-type="string">
            <text:p>input/data_formal_20240530-1342/meme/SauravSayys_20230104T104034/0.jpg</text:p>
          </table:table-cell>
          <table:table-cell office:value-type="string" calcext:value-type="string">
            <text:p>Pattern 6</text:p>
          </table:table-cell>
          <table:table-cell office:value-type="float" office:value="30.8174569277984" calcext:value-type="float">
            <text:p>30.8174569277984</text:p>
          </table:table-cell>
          <table:table-cell office:value-type="float" office:value="0.67845292877233" calcext:value-type="float">
            <text:p>0.67845292877233</text:p>
          </table:table-cell>
          <table:table-cell office:value-type="float" office:value="0.36056258574219" calcext:value-type="float">
            <text:p>0.36056258574219</text:p>
          </table:table-cell>
          <table:table-cell office:value-type="string" calcext:value-type="string">
            <text:p>https://twitter.com/SauravSayys/status/1610586983017091072</text:p>
          </table:table-cell>
        </table:table-row>
        <table:table-row table:style-name="ro1">
          <table:table-cell office:value-type="string" calcext:value-type="string">
            <text:p>input/data_formal_20240530-1342/meme/SAYANDUTTA2003_20230105T132337/0.jpg</text:p>
          </table:table-cell>
          <table:table-cell office:value-type="string" calcext:value-type="string">
            <text:p>Pattern 7</text:p>
          </table:table-cell>
          <table:table-cell office:value-type="float" office:value="31.3338431353151" calcext:value-type="float">
            <text:p>31.3338431353151</text:p>
          </table:table-cell>
          <table:table-cell office:value-type="float" office:value="0.581258060652542" calcext:value-type="float">
            <text:p>0.581258060652542</text:p>
          </table:table-cell>
          <table:table-cell office:value-type="float" office:value="0.429234107284071" calcext:value-type="float">
            <text:p>0.429234107284071</text:p>
          </table:table-cell>
          <table:table-cell office:value-type="string" calcext:value-type="string">
            <text:p>https://twitter.com/SAYANDUTTA2003/status/1610990404085907456</text:p>
          </table:table-cell>
        </table:table-row>
        <table:table-row table:style-name="ro1">
          <table:table-cell office:value-type="string" calcext:value-type="string">
            <text:p>input/data_formal_20240530-1342/meme/says_abhinav_20230105T101341/0.jpg</text:p>
          </table:table-cell>
          <table:table-cell office:value-type="string" calcext:value-type="string">
            <text:p>Pattern 1</text:p>
          </table:table-cell>
          <table:table-cell office:value-type="float" office:value="31.5339554692082" calcext:value-type="float">
            <text:p>31.5339554692082</text:p>
          </table:table-cell>
          <table:table-cell office:value-type="float" office:value="0.381740349348505" calcext:value-type="float">
            <text:p>0.381740349348505</text:p>
          </table:table-cell>
          <table:table-cell office:value-type="float" office:value="0.292725765476424" calcext:value-type="float">
            <text:p>0.292725765476424</text:p>
          </table:table-cell>
          <table:table-cell office:value-type="string" calcext:value-type="string">
            <text:p>https://twitter.com/says_abhinav/status/1610942604476305413</text:p>
          </table:table-cell>
        </table:table-row>
        <table:table-row table:style-name="ro1">
          <table:table-cell office:value-type="string" calcext:value-type="string">
            <text:p>input/data_formal_20240530-1342/meme/scaleup101_20230212T164000/0.jpg</text:p>
          </table:table-cell>
          <table:table-cell office:value-type="string" calcext:value-type="string">
            <text:p>Pattern 7</text:p>
          </table:table-cell>
          <table:table-cell office:value-type="float" office:value="27.5846704770313" calcext:value-type="float">
            <text:p>27.5846704770313</text:p>
          </table:table-cell>
          <table:table-cell office:value-type="float" office:value="0.402429326417339" calcext:value-type="float">
            <text:p>0.402429326417339</text:p>
          </table:table-cell>
          <table:table-cell office:value-type="float" office:value="0.466525660882962" calcext:value-type="float">
            <text:p>0.466525660882962</text:p>
          </table:table-cell>
          <table:table-cell office:value-type="string" calcext:value-type="string">
            <text:p>https://twitter.com/scaleup101/status/1624810562340134914</text:p>
          </table:table-cell>
        </table:table-row>
        <table:table-row table:style-name="ro1">
          <table:table-cell office:value-type="string" calcext:value-type="string">
            <text:p>input/data_formal_20240530-1342/meme/Schokobanane01_20230201T230728/0.jpg</text:p>
          </table:table-cell>
          <table:table-cell office:value-type="string" calcext:value-type="string">
            <text:p>Pattern 8</text:p>
          </table:table-cell>
          <table:table-cell office:value-type="float" office:value="28.4196625730742" calcext:value-type="float">
            <text:p>28.4196625730742</text:p>
          </table:table-cell>
          <table:table-cell office:value-type="float" office:value="0.688499603243369" calcext:value-type="float">
            <text:p>0.688499603243369</text:p>
          </table:table-cell>
          <table:table-cell office:value-type="float" office:value="0.346108993833063" calcext:value-type="float">
            <text:p>0.346108993833063</text:p>
          </table:table-cell>
          <table:table-cell office:value-type="string" calcext:value-type="string">
            <text:p>https://twitter.com/Schokobanane01/status/1620921806960955394</text:p>
          </table:table-cell>
        </table:table-row>
        <table:table-row table:style-name="ro1">
          <table:table-cell office:value-type="string" calcext:value-type="string">
            <text:p>input/data_formal_20240530-1342/meme/Scotty74283771_20230201T174912/0.jpg</text:p>
          </table:table-cell>
          <table:table-cell office:value-type="string" calcext:value-type="string">
            <text:p>Pattern 5</text:p>
          </table:table-cell>
          <table:table-cell office:value-type="float" office:value="27.5788388270697" calcext:value-type="float">
            <text:p>27.5788388270697</text:p>
          </table:table-cell>
          <table:table-cell office:value-type="float" office:value="0.113118005662694" calcext:value-type="float">
            <text:p>0.113118005662694</text:p>
          </table:table-cell>
          <table:table-cell office:value-type="float" office:value="0.379331982732174" calcext:value-type="float">
            <text:p>0.379331982732174</text:p>
          </table:table-cell>
          <table:table-cell office:value-type="string" calcext:value-type="string">
            <text:p>https://twitter.com/AiriSoda/status/1621003177092091905</text:p>
          </table:table-cell>
        </table:table-row>
        <table:table-row table:style-name="ro1">
          <table:table-cell office:value-type="string" calcext:value-type="string">
            <text:p>input/data_formal_20240530-1342/meme/sebaseviene__20230111T120717/0.jpg</text:p>
          </table:table-cell>
          <table:table-cell office:value-type="string" calcext:value-type="string">
            <text:p>Pattern 1</text:p>
          </table:table-cell>
          <table:table-cell office:value-type="float" office:value="32.5791980862148" calcext:value-type="float">
            <text:p>32.5791980862148</text:p>
          </table:table-cell>
          <table:table-cell office:value-type="float" office:value="0.282380802166922" calcext:value-type="float">
            <text:p>0.282380802166922</text:p>
          </table:table-cell>
          <table:table-cell office:value-type="float" office:value="0.329072619125032" calcext:value-type="float">
            <text:p>0.329072619125032</text:p>
          </table:table-cell>
          <table:table-cell office:value-type="string" calcext:value-type="string">
            <text:p>https://twitter.com/Rey_Nosferatu/status/1613300414077706242</text:p>
          </table:table-cell>
        </table:table-row>
        <table:table-row table:style-name="ro1">
          <table:table-cell office:value-type="string" calcext:value-type="string">
            <text:p>input/data_formal_20240530-1342/meme/SebastianWols17_20221211T165203/0.jpg</text:p>
          </table:table-cell>
          <table:table-cell office:value-type="string" calcext:value-type="string">
            <text:p>Pattern 2</text:p>
          </table:table-cell>
          <table:table-cell office:value-type="float" office:value="29.7824247799323" calcext:value-type="float">
            <text:p>29.7824247799323</text:p>
          </table:table-cell>
          <table:table-cell office:value-type="float" office:value="0.245780847599228" calcext:value-type="float">
            <text:p>0.245780847599228</text:p>
          </table:table-cell>
          <table:table-cell office:value-type="float" office:value="0.714454628268797" calcext:value-type="float">
            <text:p>0.714454628268797</text:p>
          </table:table-cell>
          <table:table-cell office:value-type="string" calcext:value-type="string">
            <text:p>https://twitter.com/MohammedZeglazi/status/1607956576496910336</text:p>
          </table:table-cell>
        </table:table-row>
        <table:table-row table:style-name="ro1">
          <table:table-cell office:value-type="string" calcext:value-type="string">
            <text:p>input/data_formal_20240530-1342/meme/SeiDurontoChele_20230128T191558/0.jpg</text:p>
          </table:table-cell>
          <table:table-cell office:value-type="string" calcext:value-type="string">
            <text:p>Pattern 7</text:p>
          </table:table-cell>
          <table:table-cell office:value-type="float" office:value="32.4335669024862" calcext:value-type="float">
            <text:p>32.4335669024862</text:p>
          </table:table-cell>
          <table:table-cell office:value-type="float" office:value="0.510074345430486" calcext:value-type="float">
            <text:p>0.510074345430486</text:p>
          </table:table-cell>
          <table:table-cell office:value-type="float" office:value="0.317319473869136" calcext:value-type="float">
            <text:p>0.317319473869136</text:p>
          </table:table-cell>
          <table:table-cell office:value-type="string" calcext:value-type="string">
            <text:p>https://twitter.com/SeiDurontoChele/status/1619413995064299520</text:p>
          </table:table-cell>
        </table:table-row>
        <table:table-row table:style-name="ro1">
          <table:table-cell office:value-type="string" calcext:value-type="string">
            <text:p>input/data_formal_20240530-1342/meme/seika_by_FP_20230129T181803/0.jpg</text:p>
          </table:table-cell>
          <table:table-cell office:value-type="string" calcext:value-type="string">
            <text:p>Pattern 1</text:p>
          </table:table-cell>
          <table:table-cell office:value-type="float" office:value="26.62017427919" calcext:value-type="float">
            <text:p>26.62017427919</text:p>
          </table:table-cell>
          <table:table-cell office:value-type="float" office:value="0.293822021247664" calcext:value-type="float">
            <text:p>0.293822021247664</text:p>
          </table:table-cell>
          <table:table-cell office:value-type="float" office:value="0.410102438144382" calcext:value-type="float">
            <text:p>0.410102438144382</text:p>
          </table:table-cell>
          <table:table-cell office:value-type="string" calcext:value-type="string">
            <text:p>https://twitter.com/BrianBe62633209/status/1620942352012673024</text:p>
          </table:table-cell>
        </table:table-row>
        <table:table-row table:style-name="ro1">
          <table:table-cell office:value-type="string" calcext:value-type="string">
            <text:p>input/data_formal_20240530-1342/meme/seika_by_FP_20230129T181803/1.jpg</text:p>
          </table:table-cell>
          <table:table-cell office:value-type="string" calcext:value-type="string">
            <text:p>Pattern 2</text:p>
          </table:table-cell>
          <table:table-cell office:value-type="float" office:value="30.1191236076095" calcext:value-type="float">
            <text:p>30.1191236076095</text:p>
          </table:table-cell>
          <table:table-cell office:value-type="float" office:value="0.242844065470976" calcext:value-type="float">
            <text:p>0.242844065470976</text:p>
          </table:table-cell>
          <table:table-cell office:value-type="float" office:value="0.599790372513192" calcext:value-type="float">
            <text:p>0.599790372513192</text:p>
          </table:table-cell>
          <table:table-cell office:value-type="string" calcext:value-type="string">
            <text:p>https://twitter.com/BrianBe62633209/status/162094235201267302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0.jpg</text:p>
          </table:table-cell>
          <table:table-cell office:value-type="string" calcext:value-type="string">
            <text:p>Pattern 6</text:p>
          </table:table-cell>
          <table:table-cell office:value-type="float" office:value="26.2660303170342" calcext:value-type="float">
            <text:p>26.2660303170342</text:p>
          </table:table-cell>
          <table:table-cell office:value-type="float" office:value="0.755295481804311" calcext:value-type="float">
            <text:p>0.755295481804311</text:p>
          </table:table-cell>
          <table:table-cell office:value-type="float" office:value="0.4313648947597" calcext:value-type="float">
            <text:p>0.4313648947597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1.jpg</text:p>
          </table:table-cell>
          <table:table-cell office:value-type="string" calcext:value-type="string">
            <text:p>Pattern 1</text:p>
          </table:table-cell>
          <table:table-cell office:value-type="float" office:value="31.1041805089137" calcext:value-type="float">
            <text:p>31.1041805089137</text:p>
          </table:table-cell>
          <table:table-cell office:value-type="float" office:value="0.350678446124588" calcext:value-type="float">
            <text:p>0.350678446124588</text:p>
          </table:table-cell>
          <table:table-cell office:value-type="float" office:value="0.31244586799377" calcext:value-type="float">
            <text:p>0.31244586799377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2.jpg</text:p>
          </table:table-cell>
          <table:table-cell office:value-type="string" calcext:value-type="string">
            <text:p>Pattern 6</text:p>
          </table:table-cell>
          <table:table-cell office:value-type="float" office:value="27.6162711889742" calcext:value-type="float">
            <text:p>27.6162711889742</text:p>
          </table:table-cell>
          <table:table-cell office:value-type="float" office:value="0.770552814177126" calcext:value-type="float">
            <text:p>0.770552814177126</text:p>
          </table:table-cell>
          <table:table-cell office:value-type="float" office:value="0.414845890011949" calcext:value-type="float">
            <text:p>0.414845890011949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3.jpg</text:p>
          </table:table-cell>
          <table:table-cell office:value-type="string" calcext:value-type="string">
            <text:p>Pattern 5</text:p>
          </table:table-cell>
          <table:table-cell office:value-type="float" office:value="29.7711298125995" calcext:value-type="float">
            <text:p>29.7711298125995</text:p>
          </table:table-cell>
          <table:table-cell office:value-type="float" office:value="0.206482911714205" calcext:value-type="float">
            <text:p>0.206482911714205</text:p>
          </table:table-cell>
          <table:table-cell office:value-type="float" office:value="0.356508876962597" calcext:value-type="float">
            <text:p>0.356508876962597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rgeantPizza_20230106T072604/0.jpg</text:p>
          </table:table-cell>
          <table:table-cell office:value-type="string" calcext:value-type="string">
            <text:p>Pattern 1</text:p>
          </table:table-cell>
          <table:table-cell office:value-type="float" office:value="33.1790943509335" calcext:value-type="float">
            <text:p>33.1790943509335</text:p>
          </table:table-cell>
          <table:table-cell office:value-type="float" office:value="0.406742573634459" calcext:value-type="float">
            <text:p>0.406742573634459</text:p>
          </table:table-cell>
          <table:table-cell office:value-type="float" office:value="0.270576660686315" calcext:value-type="float">
            <text:p>0.270576660686315</text:p>
          </table:table-cell>
          <table:table-cell office:value-type="string" calcext:value-type="string">
            <text:p>https://twitter.com/SergeantPizza/status/1611262809655975939</text:p>
          </table:table-cell>
        </table:table-row>
        <table:table-row table:style-name="ro1">
          <table:table-cell office:value-type="string" calcext:value-type="string">
            <text:p>input/data_formal_20240530-1342/meme/SergeantPizza_20230106T084404/0.jpg</text:p>
          </table:table-cell>
          <table:table-cell office:value-type="string" calcext:value-type="string">
            <text:p>Pattern 6</text:p>
          </table:table-cell>
          <table:table-cell office:value-type="float" office:value="32.3614667856741" calcext:value-type="float">
            <text:p>32.3614667856741</text:p>
          </table:table-cell>
          <table:table-cell office:value-type="float" office:value="0.527679495417157" calcext:value-type="float">
            <text:p>0.527679495417157</text:p>
          </table:table-cell>
          <table:table-cell office:value-type="float" office:value="0.365592980500707" calcext:value-type="float">
            <text:p>0.365592980500707</text:p>
          </table:table-cell>
          <table:table-cell office:value-type="string" calcext:value-type="string">
            <text:p>https://twitter.com/SergeantPizza/status/1611282439040532481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15304/0.jpg</text:p>
          </table:table-cell>
          <table:table-cell office:value-type="string" calcext:value-type="string">
            <text:p>Pattern 7</text:p>
          </table:table-cell>
          <table:table-cell office:value-type="float" office:value="29.8043640262338" calcext:value-type="float">
            <text:p>29.8043640262338</text:p>
          </table:table-cell>
          <table:table-cell office:value-type="float" office:value="0.525033776103745" calcext:value-type="float">
            <text:p>0.525033776103745</text:p>
          </table:table-cell>
          <table:table-cell office:value-type="float" office:value="0.467241604913384" calcext:value-type="float">
            <text:p>0.467241604913384</text:p>
          </table:table-cell>
          <table:table-cell office:value-type="string" calcext:value-type="string">
            <text:p>https://twitter.com/SergeantPizza/status/1613292936422215706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21904/0.jpg</text:p>
          </table:table-cell>
          <table:table-cell office:value-type="string" calcext:value-type="string">
            <text:p>Pattern 3</text:p>
          </table:table-cell>
          <table:table-cell office:value-type="float" office:value="29.3515992425509" calcext:value-type="float">
            <text:p>29.3515992425509</text:p>
          </table:table-cell>
          <table:table-cell office:value-type="float" office:value="0.379021388345625" calcext:value-type="float">
            <text:p>0.379021388345625</text:p>
          </table:table-cell>
          <table:table-cell office:value-type="float" office:value="0.704085396784253" calcext:value-type="float">
            <text:p>0.704085396784253</text:p>
          </table:table-cell>
          <table:table-cell office:value-type="string" calcext:value-type="string">
            <text:p>https://twitter.com/SergeantPizza/status/1613299478953353217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24204/0.jpg</text:p>
          </table:table-cell>
          <table:table-cell office:value-type="string" calcext:value-type="string">
            <text:p>Pattern 1</text:p>
          </table:table-cell>
          <table:table-cell office:value-type="float" office:value="33.2270017556591" calcext:value-type="float">
            <text:p>33.2270017556591</text:p>
          </table:table-cell>
          <table:table-cell office:value-type="float" office:value="0.325518845781251" calcext:value-type="float">
            <text:p>0.325518845781251</text:p>
          </table:table-cell>
          <table:table-cell office:value-type="float" office:value="0.448472206256433" calcext:value-type="float">
            <text:p>0.448472206256433</text:p>
          </table:table-cell>
          <table:table-cell office:value-type="string" calcext:value-type="string">
            <text:p>https://twitter.com/SergeantPizza/status/1613305267789398016</text:p>
          </table:table-cell>
        </table:table-row>
        <table:table-row table:style-name="ro1">
          <table:table-cell office:value-type="string" calcext:value-type="string">
            <text:p>input/data_formal_20240530-1342/meme/SergeantPizza_20230124T192404/0.jpg</text:p>
          </table:table-cell>
          <table:table-cell office:value-type="string" calcext:value-type="string">
            <text:p>Pattern 8</text:p>
          </table:table-cell>
          <table:table-cell office:value-type="float" office:value="21.7776408616594" calcext:value-type="float">
            <text:p>21.7776408616594</text:p>
          </table:table-cell>
          <table:table-cell office:value-type="float" office:value="0.787223459719506" calcext:value-type="float">
            <text:p>0.787223459719506</text:p>
          </table:table-cell>
          <table:table-cell office:value-type="float" office:value="0.432684168126033" calcext:value-type="float">
            <text:p>0.432684168126033</text:p>
          </table:table-cell>
          <table:table-cell office:value-type="string" calcext:value-type="string">
            <text:p>https://twitter.com/TeamShakeri/status/1617969691972042753</text:p>
          </table:table-cell>
        </table:table-row>
        <table:table-row table:style-name="ro1">
          <table:table-cell office:value-type="string" calcext:value-type="string">
            <text:p>input/data_formal_20240530-1342/meme/SergeantPizza_20230206T122404/0.jpg</text:p>
          </table:table-cell>
          <table:table-cell office:value-type="string" calcext:value-type="string">
            <text:p>Pattern 8</text:p>
          </table:table-cell>
          <table:table-cell office:value-type="float" office:value="25.7050420060597" calcext:value-type="float">
            <text:p>25.7050420060597</text:p>
          </table:table-cell>
          <table:table-cell office:value-type="float" office:value="0.829616458842512" calcext:value-type="float">
            <text:p>0.829616458842512</text:p>
          </table:table-cell>
          <table:table-cell office:value-type="float" office:value="0.435196928337859" calcext:value-type="float">
            <text:p>0.435196928337859</text:p>
          </table:table-cell>
          <table:table-cell office:value-type="string" calcext:value-type="string">
            <text:p>https://twitter.com/SergeantPizza/status/1622571828588716037</text:p>
          </table:table-cell>
        </table:table-row>
        <table:table-row table:style-name="ro1">
          <table:table-cell office:value-type="string" calcext:value-type="string">
            <text:p>input/data_formal_20240530-1342/meme/SergeantPizza_20230315T220204/0.jpg</text:p>
          </table:table-cell>
          <table:table-cell office:value-type="string" calcext:value-type="string">
            <text:p>Pattern 1</text:p>
          </table:table-cell>
          <table:table-cell office:value-type="float" office:value="27.5040658706295" calcext:value-type="float">
            <text:p>27.5040658706295</text:p>
          </table:table-cell>
          <table:table-cell office:value-type="float" office:value="0.261355248124019" calcext:value-type="float">
            <text:p>0.261355248124019</text:p>
          </table:table-cell>
          <table:table-cell office:value-type="float" office:value="0.356375457585951" calcext:value-type="float">
            <text:p>0.356375457585951</text:p>
          </table:table-cell>
          <table:table-cell office:value-type="string" calcext:value-type="string">
            <text:p>https://twitter.com/SergeantPizza/status/1636125637608914945</text:p>
          </table:table-cell>
        </table:table-row>
        <table:table-row table:style-name="ro1">
          <table:table-cell office:value-type="string" calcext:value-type="string">
            <text:p>input/data_formal_20240530-1342/meme/Server_Wala_20230106T075828/0.jpg</text:p>
          </table:table-cell>
          <table:table-cell office:value-type="string" calcext:value-type="string">
            <text:p>Pattern 9</text:p>
          </table:table-cell>
          <table:table-cell office:value-type="float" office:value="8.3247097599524" calcext:value-type="float">
            <text:p>8.3247097599524</text:p>
          </table:table-cell>
          <table:table-cell office:value-type="float" office:value="0.150610800754053" calcext:value-type="float">
            <text:p>0.150610800754053</text:p>
          </table:table-cell>
          <table:table-cell office:value-type="float" office:value="0.0580416242282834" calcext:value-type="float">
            <text:p>0.0580416242282834</text:p>
          </table:table-cell>
          <table:table-cell office:value-type="string" calcext:value-type="string">
            <text:p>https://twitter.com/Server_Wala/status/1611270962154033152</text:p>
          </table:table-cell>
        </table:table-row>
        <table:table-row table:style-name="ro1">
          <table:table-cell office:value-type="string" calcext:value-type="string">
            <text:p>input/data_formal_20240530-1342/meme/servizzy_20230106T070105/0.jpg</text:p>
          </table:table-cell>
          <table:table-cell office:value-type="string" calcext:value-type="string">
            <text:p>Pattern 1</text:p>
          </table:table-cell>
          <table:table-cell office:value-type="float" office:value="33.1259366196864" calcext:value-type="float">
            <text:p>33.1259366196864</text:p>
          </table:table-cell>
          <table:table-cell office:value-type="float" office:value="0.137229604797789" calcext:value-type="float">
            <text:p>0.137229604797789</text:p>
          </table:table-cell>
          <table:table-cell office:value-type="float" office:value="0.322731530045084" calcext:value-type="float">
            <text:p>0.322731530045084</text:p>
          </table:table-cell>
          <table:table-cell office:value-type="string" calcext:value-type="string">
            <text:p>https://twitter.com/servizzy/status/1611256524814585856</text:p>
          </table:table-cell>
        </table:table-row>
        <table:table-row table:style-name="ro1">
          <table:table-cell office:value-type="string" calcext:value-type="string">
            <text:p>input/data_formal_20240530-1342/meme/sfumato44_20230206T112010/0.jpg</text:p>
          </table:table-cell>
          <table:table-cell office:value-type="string" calcext:value-type="string">
            <text:p>Pattern 1</text:p>
          </table:table-cell>
          <table:table-cell office:value-type="float" office:value="34.7930811385613" calcext:value-type="float">
            <text:p>34.7930811385613</text:p>
          </table:table-cell>
          <table:table-cell office:value-type="float" office:value="0.390343734519785" calcext:value-type="float">
            <text:p>0.390343734519785</text:p>
          </table:table-cell>
          <table:table-cell office:value-type="float" office:value="0.409712723583766" calcext:value-type="float">
            <text:p>0.409712723583766</text:p>
          </table:table-cell>
          <table:table-cell office:value-type="string" calcext:value-type="string">
            <text:p>https://twitter.com/wheaton_brown/status/1622564797370826753</text:p>
          </table:table-cell>
        </table:table-row>
        <table:table-row table:style-name="ro1">
          <table:table-cell office:value-type="string" calcext:value-type="string">
            <text:p>input/data_formal_20240530-1342/meme/SgtSlapher_20230102T170500/0.jpg</text:p>
          </table:table-cell>
          <table:table-cell office:value-type="string" calcext:value-type="string">
            <text:p>Pattern 2</text:p>
          </table:table-cell>
          <table:table-cell office:value-type="float" office:value="28.1461218070544" calcext:value-type="float">
            <text:p>28.1461218070544</text:p>
          </table:table-cell>
          <table:table-cell office:value-type="float" office:value="0.163521309524885" calcext:value-type="float">
            <text:p>0.163521309524885</text:p>
          </table:table-cell>
          <table:table-cell office:value-type="float" office:value="0.777384572880132" calcext:value-type="float">
            <text:p>0.777384572880132</text:p>
          </table:table-cell>
          <table:table-cell office:value-type="string" calcext:value-type="string">
            <text:p>https://twitter.com/SgtSlapher/status/1609958951780601858</text:p>
          </table:table-cell>
        </table:table-row>
        <table:table-row table:style-name="ro1">
          <table:table-cell office:value-type="string" calcext:value-type="string">
            <text:p>input/data_formal_20240530-1342/meme/shad_oo7_20230106T082703/0.jpg</text:p>
          </table:table-cell>
          <table:table-cell office:value-type="string" calcext:value-type="string">
            <text:p>Pattern 5</text:p>
          </table:table-cell>
          <table:table-cell office:value-type="float" office:value="31.4235767654302" calcext:value-type="float">
            <text:p>31.4235767654302</text:p>
          </table:table-cell>
          <table:table-cell office:value-type="float" office:value="0.371340085299872" calcext:value-type="float">
            <text:p>0.371340085299872</text:p>
          </table:table-cell>
          <table:table-cell office:value-type="float" office:value="0.348905135332792" calcext:value-type="float">
            <text:p>0.348905135332792</text:p>
          </table:table-cell>
          <table:table-cell office:value-type="string" calcext:value-type="string">
            <text:p>https://twitter.com/shad_oo7/status/1611278156123766784</text:p>
          </table:table-cell>
        </table:table-row>
        <table:table-row table:style-name="ro1">
          <table:table-cell office:value-type="string" calcext:value-type="string">
            <text:p>input/data_formal_20240530-1342/meme/ShadowAswin_20230206T120039/0.jpg</text:p>
          </table:table-cell>
          <table:table-cell office:value-type="string" calcext:value-type="string">
            <text:p>Pattern 7</text:p>
          </table:table-cell>
          <table:table-cell office:value-type="float" office:value="32.2777388376097" calcext:value-type="float">
            <text:p>32.2777388376097</text:p>
          </table:table-cell>
          <table:table-cell office:value-type="float" office:value="0.308612922912355" calcext:value-type="float">
            <text:p>0.308612922912355</text:p>
          </table:table-cell>
          <table:table-cell office:value-type="float" office:value="0.413126524123239" calcext:value-type="float">
            <text:p>0.413126524123239</text:p>
          </table:table-cell>
          <table:table-cell office:value-type="string" calcext:value-type="string">
            <text:p>https://twitter.com/ShadowAswin/status/1622565933536673794</text:p>
          </table:table-cell>
        </table:table-row>
        <table:table-row table:style-name="ro1">
          <table:table-cell office:value-type="string" calcext:value-type="string">
            <text:p>input/data_formal_20240530-1342/meme/ShadowAswin_20230206T120039/1.jpg</text:p>
          </table:table-cell>
          <table:table-cell office:value-type="string" calcext:value-type="string">
            <text:p>Pattern 7</text:p>
          </table:table-cell>
          <table:table-cell office:value-type="float" office:value="32.3193570981968" calcext:value-type="float">
            <text:p>32.3193570981968</text:p>
          </table:table-cell>
          <table:table-cell office:value-type="float" office:value="0.425510192975298" calcext:value-type="float">
            <text:p>0.425510192975298</text:p>
          </table:table-cell>
          <table:table-cell office:value-type="float" office:value="0.415569938712297" calcext:value-type="float">
            <text:p>0.415569938712297</text:p>
          </table:table-cell>
          <table:table-cell office:value-type="string" calcext:value-type="string">
            <text:p>https://twitter.com/ShadowAswin/status/1622565933536673794</text:p>
          </table:table-cell>
        </table:table-row>
        <table:table-row table:style-name="ro1">
          <table:table-cell office:value-type="string" calcext:value-type="string">
            <text:p>input/data_formal_20240530-1342/meme/Sirdood6_20230206T135912/0.jpg</text:p>
          </table:table-cell>
          <table:table-cell office:value-type="string" calcext:value-type="string">
            <text:p>Pattern 2</text:p>
          </table:table-cell>
          <table:table-cell office:value-type="float" office:value="29.6117539477036" calcext:value-type="float">
            <text:p>29.6117539477036</text:p>
          </table:table-cell>
          <table:table-cell office:value-type="float" office:value="0.258168917050491" calcext:value-type="float">
            <text:p>0.258168917050491</text:p>
          </table:table-cell>
          <table:table-cell office:value-type="float" office:value="0.634950851919799" calcext:value-type="float">
            <text:p>0.634950851919799</text:p>
          </table:table-cell>
          <table:table-cell office:value-type="string" calcext:value-type="string">
            <text:p>https://twitter.com/sadistic_goon/status/1622595874147770368</text:p>
          </table:table-cell>
        </table:table-row>
        <table:table-row table:style-name="ro1">
          <table:table-cell office:value-type="string" calcext:value-type="string">
            <text:p>input/data_formal_20240530-1342/meme/Sirdood6_20230206T135912/1.jpg</text:p>
          </table:table-cell>
          <table:table-cell office:value-type="string" calcext:value-type="string">
            <text:p>Pattern 2</text:p>
          </table:table-cell>
          <table:table-cell office:value-type="float" office:value="30.9434498444123" calcext:value-type="float">
            <text:p>30.9434498444123</text:p>
          </table:table-cell>
          <table:table-cell office:value-type="float" office:value="0.261955996028054" calcext:value-type="float">
            <text:p>0.261955996028054</text:p>
          </table:table-cell>
          <table:table-cell office:value-type="float" office:value="0.523089500587017" calcext:value-type="float">
            <text:p>0.523089500587017</text:p>
          </table:table-cell>
          <table:table-cell office:value-type="string" calcext:value-type="string">
            <text:p>https://twitter.com/sadistic_goon/status/1622595874147770368</text:p>
          </table:table-cell>
        </table:table-row>
        <table:table-row table:style-name="ro1">
          <table:table-cell office:value-type="string" calcext:value-type="string">
            <text:p>input/data_formal_20240530-1342/meme/Shahrozeshazzy_20221228T043656/0.jpg</text:p>
          </table:table-cell>
          <table:table-cell office:value-type="string" calcext:value-type="string">
            <text:p>Pattern 2</text:p>
          </table:table-cell>
          <table:table-cell office:value-type="float" office:value="28.8129672664873" calcext:value-type="float">
            <text:p>28.8129672664873</text:p>
          </table:table-cell>
          <table:table-cell office:value-type="float" office:value="0.487530467004017" calcext:value-type="float">
            <text:p>0.487530467004017</text:p>
          </table:table-cell>
          <table:table-cell office:value-type="float" office:value="0.713463883617995" calcext:value-type="float">
            <text:p>0.713463883617995</text:p>
          </table:table-cell>
          <table:table-cell office:value-type="string" calcext:value-type="string">
            <text:p>https://twitter.com/Shahrozeshazzy/status/1607958754259238912</text:p>
          </table:table-cell>
        </table:table-row>
        <table:table-row table:style-name="ro1">
          <table:table-cell office:value-type="string" calcext:value-type="string">
            <text:p>input/data_formal_20240530-1342/meme/shainagbedi_20221219T031936/0.jpg</text:p>
          </table:table-cell>
          <table:table-cell office:value-type="string" calcext:value-type="string">
            <text:p>Pattern 1</text:p>
          </table:table-cell>
          <table:table-cell office:value-type="float" office:value="28.6302663911354" calcext:value-type="float">
            <text:p>28.6302663911354</text:p>
          </table:table-cell>
          <table:table-cell office:value-type="float" office:value="0.33263835341129" calcext:value-type="float">
            <text:p>0.33263835341129</text:p>
          </table:table-cell>
          <table:table-cell office:value-type="float" office:value="0.342894531157602" calcext:value-type="float">
            <text:p>0.342894531157602</text:p>
          </table:table-cell>
          <table:table-cell office:value-type="string" calcext:value-type="string">
            <text:p>https://twitter.com/nadm_nadeem/status/1607938327231229953</text:p>
          </table:table-cell>
        </table:table-row>
        <table:table-row table:style-name="ro1">
          <table:table-cell office:value-type="string" calcext:value-type="string">
            <text:p>input/data_formal_20240530-1342/meme/shainagbedi_20221228T031039/0.jpg</text:p>
          </table:table-cell>
          <table:table-cell office:value-type="string" calcext:value-type="string">
            <text:p>Pattern 6</text:p>
          </table:table-cell>
          <table:table-cell office:value-type="float" office:value="25.8499054958262" calcext:value-type="float">
            <text:p>25.8499054958262</text:p>
          </table:table-cell>
          <table:table-cell office:value-type="float" office:value="0.676951404226486" calcext:value-type="float">
            <text:p>0.676951404226486</text:p>
          </table:table-cell>
          <table:table-cell office:value-type="float" office:value="0.280819336230993" calcext:value-type="float">
            <text:p>0.280819336230993</text:p>
          </table:table-cell>
          <table:table-cell office:value-type="string" calcext:value-type="string">
            <text:p>https://twitter.com/Kripesh59336799/status/1607956844349370368</text:p>
          </table:table-cell>
        </table:table-row>
        <table:table-row table:style-name="ro1">
          <table:table-cell office:value-type="string" calcext:value-type="string">
            <text:p>input/data_formal_20240530-1342/meme/shalakaregmi_20230106T070503/0.jpg</text:p>
          </table:table-cell>
          <table:table-cell office:value-type="string" calcext:value-type="string">
            <text:p>Pattern 3</text:p>
          </table:table-cell>
          <table:table-cell office:value-type="float" office:value="22.5398965269576" calcext:value-type="float">
            <text:p>22.5398965269576</text:p>
          </table:table-cell>
          <table:table-cell office:value-type="float" office:value="0.272355703145258" calcext:value-type="float">
            <text:p>0.272355703145258</text:p>
          </table:table-cell>
          <table:table-cell office:value-type="float" office:value="0.911347241535108" calcext:value-type="float">
            <text:p>0.911347241535108</text:p>
          </table:table-cell>
          <table:table-cell office:value-type="string" calcext:value-type="string">
            <text:p>https://twitter.com/shalakaregmi/status/1611257521695772672</text:p>
          </table:table-cell>
        </table:table-row>
        <table:table-row table:style-name="ro1">
          <table:table-cell office:value-type="string" calcext:value-type="string">
            <text:p>input/data_formal_20240530-1342/meme/ShaniBeeGirl_20221227T085235/0.jpg</text:p>
          </table:table-cell>
          <table:table-cell office:value-type="string" calcext:value-type="string">
            <text:p>Pattern 2</text:p>
          </table:table-cell>
          <table:table-cell office:value-type="float" office:value="31.4541477752657" calcext:value-type="float">
            <text:p>31.4541477752657</text:p>
          </table:table-cell>
          <table:table-cell office:value-type="float" office:value="0.184625825411025" calcext:value-type="float">
            <text:p>0.184625825411025</text:p>
          </table:table-cell>
          <table:table-cell office:value-type="float" office:value="0.62732257424952" calcext:value-type="float">
            <text:p>0.62732257424952</text:p>
          </table:table-cell>
          <table:table-cell office:value-type="string" calcext:value-type="string">
            <text:p>https://twitter.com/1ofmeisenough/status/1607990907042951176</text:p>
          </table:table-cell>
        </table:table-row>
        <table:table-row table:style-name="ro1">
          <table:table-cell office:value-type="string" calcext:value-type="string">
            <text:p>input/data_formal_20240530-1342/meme/shardible_20230106T084033/0.jpg</text:p>
          </table:table-cell>
          <table:table-cell office:value-type="string" calcext:value-type="string">
            <text:p>Pattern 3</text:p>
          </table:table-cell>
          <table:table-cell office:value-type="float" office:value="23.6573274667259" calcext:value-type="float">
            <text:p>23.6573274667259</text:p>
          </table:table-cell>
          <table:table-cell office:value-type="float" office:value="0.249481519544287" calcext:value-type="float">
            <text:p>0.249481519544287</text:p>
          </table:table-cell>
          <table:table-cell office:value-type="float" office:value="0.788592942616958" calcext:value-type="float">
            <text:p>0.788592942616958</text:p>
          </table:table-cell>
          <table:table-cell office:value-type="string" calcext:value-type="string">
            <text:p>https://twitter.com/BOSSSMUDA9/status/1611281556097880066</text:p>
          </table:table-cell>
        </table:table-row>
        <table:table-row table:style-name="ro1">
          <table:table-cell office:value-type="string" calcext:value-type="string">
            <text:p>input/data_formal_20240530-1342/meme/shardible_20230106T084225/0.jpg</text:p>
          </table:table-cell>
          <table:table-cell office:value-type="string" calcext:value-type="string">
            <text:p>Pattern 3</text:p>
          </table:table-cell>
          <table:table-cell office:value-type="float" office:value="30.1342487749357" calcext:value-type="float">
            <text:p>30.1342487749357</text:p>
          </table:table-cell>
          <table:table-cell office:value-type="float" office:value="0.278963047354231" calcext:value-type="float">
            <text:p>0.278963047354231</text:p>
          </table:table-cell>
          <table:table-cell office:value-type="float" office:value="0.669385087693878" calcext:value-type="float">
            <text:p>0.669385087693878</text:p>
          </table:table-cell>
          <table:table-cell office:value-type="string" calcext:value-type="string">
            <text:p>https://twitter.com/BOSSSMUDA9/status/1611282024995913728</text:p>
          </table:table-cell>
        </table:table-row>
        <table:table-row table:style-name="ro1">
          <table:table-cell office:value-type="string" calcext:value-type="string">
            <text:p>input/data_formal_20240530-1342/meme/shardible_20230106T084414/0.jpg</text:p>
          </table:table-cell>
          <table:table-cell office:value-type="string" calcext:value-type="string">
            <text:p>Pattern 8</text:p>
          </table:table-cell>
          <table:table-cell office:value-type="float" office:value="22.9141240105541" calcext:value-type="float">
            <text:p>22.9141240105541</text:p>
          </table:table-cell>
          <table:table-cell office:value-type="float" office:value="0.834649629931662" calcext:value-type="float">
            <text:p>0.834649629931662</text:p>
          </table:table-cell>
          <table:table-cell office:value-type="float" office:value="0.503682349736111" calcext:value-type="float">
            <text:p>0.503682349736111</text:p>
          </table:table-cell>
          <table:table-cell office:value-type="string" calcext:value-type="string">
            <text:p>https://twitter.com/BOSSSMUDA9/status/1611282481684295681</text:p>
          </table:table-cell>
        </table:table-row>
        <table:table-row table:style-name="ro1">
          <table:table-cell office:value-type="string" calcext:value-type="string">
            <text:p>input/data_formal_20240530-1342/meme/shardible_20230106T084618/0.jpg</text:p>
          </table:table-cell>
          <table:table-cell office:value-type="string" calcext:value-type="string">
            <text:p>Pattern 3</text:p>
          </table:table-cell>
          <table:table-cell office:value-type="float" office:value="24.5056789494515" calcext:value-type="float">
            <text:p>24.5056789494515</text:p>
          </table:table-cell>
          <table:table-cell office:value-type="float" office:value="0.46507296108208" calcext:value-type="float">
            <text:p>0.46507296108208</text:p>
          </table:table-cell>
          <table:table-cell office:value-type="float" office:value="0.787118880175251" calcext:value-type="float">
            <text:p>0.787118880175251</text:p>
          </table:table-cell>
          <table:table-cell office:value-type="string" calcext:value-type="string">
            <text:p>https://twitter.com/BOSSSMUDA9/status/1611283000884617216</text:p>
          </table:table-cell>
        </table:table-row>
        <table:table-row table:style-name="ro1">
          <table:table-cell office:value-type="string" calcext:value-type="string">
            <text:p>input/data_formal_20240530-1342/meme/sharpeaccess_20230206T114440/0.jpg</text:p>
          </table:table-cell>
          <table:table-cell office:value-type="string" calcext:value-type="string">
            <text:p>Pattern 5</text:p>
          </table:table-cell>
          <table:table-cell office:value-type="float" office:value="27.3548068012829" calcext:value-type="float">
            <text:p>27.3548068012829</text:p>
          </table:table-cell>
          <table:table-cell office:value-type="float" office:value="0.0843728011886425" calcext:value-type="float">
            <text:p>0.0843728011886425</text:p>
          </table:table-cell>
          <table:table-cell office:value-type="float" office:value="0.260246618251839" calcext:value-type="float">
            <text:p>0.260246618251839</text:p>
          </table:table-cell>
          <table:table-cell office:value-type="string" calcext:value-type="string">
            <text:p>https://twitter.com/sharpeaccess/status/1622561912641781762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0.jpg</text:p>
          </table:table-cell>
          <table:table-cell office:value-type="string" calcext:value-type="string">
            <text:p>Pattern 3</text:p>
          </table:table-cell>
          <table:table-cell office:value-type="float" office:value="28.8136440117257" calcext:value-type="float">
            <text:p>28.8136440117257</text:p>
          </table:table-cell>
          <table:table-cell office:value-type="float" office:value="0.310476055763982" calcext:value-type="float">
            <text:p>0.310476055763982</text:p>
          </table:table-cell>
          <table:table-cell office:value-type="float" office:value="0.715747403221152" calcext:value-type="float">
            <text:p>0.715747403221152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1.jpg</text:p>
          </table:table-cell>
          <table:table-cell office:value-type="string" calcext:value-type="string">
            <text:p>Pattern 2</text:p>
          </table:table-cell>
          <table:table-cell office:value-type="float" office:value="24.2037931592342" calcext:value-type="float">
            <text:p>24.2037931592342</text:p>
          </table:table-cell>
          <table:table-cell office:value-type="float" office:value="0.233089146102481" calcext:value-type="float">
            <text:p>0.233089146102481</text:p>
          </table:table-cell>
          <table:table-cell office:value-type="float" office:value="0.745576353886294" calcext:value-type="float">
            <text:p>0.745576353886294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2.jpg</text:p>
          </table:table-cell>
          <table:table-cell office:value-type="string" calcext:value-type="string">
            <text:p>Pattern 7</text:p>
          </table:table-cell>
          <table:table-cell office:value-type="float" office:value="24.3981300199918" calcext:value-type="float">
            <text:p>24.3981300199918</text:p>
          </table:table-cell>
          <table:table-cell office:value-type="float" office:value="0.430732937696082" calcext:value-type="float">
            <text:p>0.430732937696082</text:p>
          </table:table-cell>
          <table:table-cell office:value-type="float" office:value="0.698645124205377" calcext:value-type="float">
            <text:p>0.698645124205377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3.jpg</text:p>
          </table:table-cell>
          <table:table-cell office:value-type="string" calcext:value-type="string">
            <text:p>Pattern 5</text:p>
          </table:table-cell>
          <table:table-cell office:value-type="float" office:value="25.0735876667825" calcext:value-type="float">
            <text:p>25.0735876667825</text:p>
          </table:table-cell>
          <table:table-cell office:value-type="float" office:value="0.145979535620771" calcext:value-type="float">
            <text:p>0.145979535620771</text:p>
          </table:table-cell>
          <table:table-cell office:value-type="float" office:value="0.274332769383889" calcext:value-type="float">
            <text:p>0.274332769383889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endersonArt_20230110T171700/0.jpg</text:p>
          </table:table-cell>
          <table:table-cell office:value-type="string" calcext:value-type="string">
            <text:p>Pattern 1</text:p>
          </table:table-cell>
          <table:table-cell office:value-type="float" office:value="30.6821156180827" calcext:value-type="float">
            <text:p>30.6821156180827</text:p>
          </table:table-cell>
          <table:table-cell office:value-type="float" office:value="0.291547833793704" calcext:value-type="float">
            <text:p>0.291547833793704</text:p>
          </table:table-cell>
          <table:table-cell office:value-type="float" office:value="0.364165519043175" calcext:value-type="float">
            <text:p>0.364165519043175</text:p>
          </table:table-cell>
          <table:table-cell office:value-type="string" calcext:value-type="string">
            <text:p>https://twitter.com/todgrubbs/status/1613315798537306114</text:p>
          </table:table-cell>
        </table:table-row>
        <table:table-row table:style-name="ro1">
          <table:table-cell office:value-type="string" calcext:value-type="string">
            <text:p>input/data_formal_20240530-1342/meme/SHendersonArt_20230131T125100/0.jpg</text:p>
          </table:table-cell>
          <table:table-cell office:value-type="string" calcext:value-type="string">
            <text:p>Pattern 3</text:p>
          </table:table-cell>
          <table:table-cell office:value-type="float" office:value="32.7604470338218" calcext:value-type="float">
            <text:p>32.7604470338218</text:p>
          </table:table-cell>
          <table:table-cell office:value-type="float" office:value="0.183722541405613" calcext:value-type="float">
            <text:p>0.183722541405613</text:p>
          </table:table-cell>
          <table:table-cell office:value-type="float" office:value="0.609529261812731" calcext:value-type="float">
            <text:p>0.609529261812731</text:p>
          </table:table-cell>
          <table:table-cell office:value-type="string" calcext:value-type="string">
            <text:p>https://twitter.com/jtelfer52/status/1620941362282786817</text:p>
          </table:table-cell>
        </table:table-row>
        <table:table-row table:style-name="ro1">
          <table:table-cell office:value-type="string" calcext:value-type="string">
            <text:p>input/data_formal_20240530-1342/meme/SHendersonArt_20230315T191600/0.jpg</text:p>
          </table:table-cell>
          <table:table-cell office:value-type="string" calcext:value-type="string">
            <text:p>Pattern 1</text:p>
          </table:table-cell>
          <table:table-cell office:value-type="float" office:value="33.8291429271613" calcext:value-type="float">
            <text:p>33.8291429271613</text:p>
          </table:table-cell>
          <table:table-cell office:value-type="float" office:value="0.226581430709188" calcext:value-type="float">
            <text:p>0.226581430709188</text:p>
          </table:table-cell>
          <table:table-cell office:value-type="float" office:value="0.399641770839772" calcext:value-type="float">
            <text:p>0.399641770839772</text:p>
          </table:table-cell>
          <table:table-cell office:value-type="string" calcext:value-type="string">
            <text:p>https://twitter.com/CitySpells/status/1636154823983657026</text:p>
          </table:table-cell>
        </table:table-row>
        <table:table-row table:style-name="ro1">
          <table:table-cell office:value-type="string" calcext:value-type="string">
            <text:p>input/data_formal_20240530-1342/meme/SHendersonArt_20230322T133200/0.jpg</text:p>
          </table:table-cell>
          <table:table-cell office:value-type="string" calcext:value-type="string">
            <text:p>Pattern 1</text:p>
          </table:table-cell>
          <table:table-cell office:value-type="float" office:value="31.7655660489288" calcext:value-type="float">
            <text:p>31.7655660489288</text:p>
          </table:table-cell>
          <table:table-cell office:value-type="float" office:value="0.181570767676921" calcext:value-type="float">
            <text:p>0.181570767676921</text:p>
          </table:table-cell>
          <table:table-cell office:value-type="float" office:value="0.369176602084563" calcext:value-type="float">
            <text:p>0.369176602084563</text:p>
          </table:table-cell>
          <table:table-cell office:value-type="string" calcext:value-type="string">
            <text:p>https://twitter.com/SunilKapadia19/status/1638752801286127617</text:p>
          </table:table-cell>
        </table:table-row>
        <table:table-row table:style-name="ro1">
          <table:table-cell office:value-type="string" calcext:value-type="string">
            <text:p>input/data_formal_20240530-1342/meme/ShipeyaInc_20221227T235930/0.jpg</text:p>
          </table:table-cell>
          <table:table-cell office:value-type="string" calcext:value-type="string">
            <text:p>Pattern 7</text:p>
          </table:table-cell>
          <table:table-cell office:value-type="float" office:value="26.0593478215965" calcext:value-type="float">
            <text:p>26.0593478215965</text:p>
          </table:table-cell>
          <table:table-cell office:value-type="float" office:value="0.411948386142034" calcext:value-type="float">
            <text:p>0.411948386142034</text:p>
          </table:table-cell>
          <table:table-cell office:value-type="float" office:value="0.587677246435543" calcext:value-type="float">
            <text:p>0.587677246435543</text:p>
          </table:table-cell>
          <table:table-cell office:value-type="string" calcext:value-type="string">
            <text:p>https://twitter.com/jafries05/status/1607908630246064130</text:p>
          </table:table-cell>
        </table:table-row>
        <table:table-row table:style-name="ro1">
          <table:table-cell office:value-type="string" calcext:value-type="string">
            <text:p>input/data_formal_20240530-1342/meme/ShipPosting_exe_20230316T021005/0.jpg</text:p>
          </table:table-cell>
          <table:table-cell office:value-type="string" calcext:value-type="string">
            <text:p>Pattern 8</text:p>
          </table:table-cell>
          <table:table-cell office:value-type="float" office:value="23.9557065611362" calcext:value-type="float">
            <text:p>23.9557065611362</text:p>
          </table:table-cell>
          <table:table-cell office:value-type="float" office:value="0.792190149476451" calcext:value-type="float">
            <text:p>0.792190149476451</text:p>
          </table:table-cell>
          <table:table-cell office:value-type="float" office:value="0.388107191838621" calcext:value-type="float">
            <text:p>0.388107191838621</text:p>
          </table:table-cell>
          <table:table-cell office:value-type="string" calcext:value-type="string">
            <text:p>https://twitter.com/ShipPosting_exe/status/1636188054158209025</text:p>
          </table:table-cell>
        </table:table-row>
        <table:table-row table:style-name="ro1">
          <table:table-cell office:value-type="string" calcext:value-type="string">
            <text:p>input/data_formal_20240530-1342/meme/ShirkesMedia_20230105T155216/0.jpg</text:p>
          </table:table-cell>
          <table:table-cell office:value-type="string" calcext:value-type="string">
            <text:p>Pattern 5</text:p>
          </table:table-cell>
          <table:table-cell office:value-type="float" office:value="24.597719420598" calcext:value-type="float">
            <text:p>24.597719420598</text:p>
          </table:table-cell>
          <table:table-cell office:value-type="float" office:value="0.109828512817515" calcext:value-type="float">
            <text:p>0.109828512817515</text:p>
          </table:table-cell>
          <table:table-cell office:value-type="float" office:value="0.276329964836177" calcext:value-type="float">
            <text:p>0.276329964836177</text:p>
          </table:table-cell>
          <table:table-cell office:value-type="string" calcext:value-type="string">
            <text:p>https://twitter.com/ShirkesMedia/status/1611027812181499906</text:p>
          </table:table-cell>
        </table:table-row>
        <table:table-row table:style-name="ro1">
          <table:table-cell office:value-type="string" calcext:value-type="string">
            <text:p>input/data_formal_20240530-1342/meme/ShirkesMedia_20230106T131601/0.jpg</text:p>
          </table:table-cell>
          <table:table-cell office:value-type="string" calcext:value-type="string">
            <text:p>Pattern 1</text:p>
          </table:table-cell>
          <table:table-cell office:value-type="float" office:value="13.1854510363442" calcext:value-type="float">
            <text:p>13.1854510363442</text:p>
          </table:table-cell>
          <table:table-cell office:value-type="float" office:value="0.248971944934615" calcext:value-type="float">
            <text:p>0.248971944934615</text:p>
          </table:table-cell>
          <table:table-cell office:value-type="float" office:value="0.303527111114991" calcext:value-type="float">
            <text:p>0.303527111114991</text:p>
          </table:table-cell>
          <table:table-cell office:value-type="string" calcext:value-type="string">
            <text:p>https://twitter.com/ShirkesMedia/status/1611350877138464769</text:p>
          </table:table-cell>
        </table:table-row>
        <table:table-row table:style-name="ro1">
          <table:table-cell office:value-type="string" calcext:value-type="string">
            <text:p>input/data_formal_20240530-1342/meme/ShirkesMedia_20230112T084909/0.jpg</text:p>
          </table:table-cell>
          <table:table-cell office:value-type="string" calcext:value-type="string">
            <text:p>Pattern 7</text:p>
          </table:table-cell>
          <table:table-cell office:value-type="float" office:value="30.6546849830926" calcext:value-type="float">
            <text:p>30.6546849830926</text:p>
          </table:table-cell>
          <table:table-cell office:value-type="float" office:value="0.487725022884678" calcext:value-type="float">
            <text:p>0.487725022884678</text:p>
          </table:table-cell>
          <table:table-cell office:value-type="float" office:value="0.348992758564302" calcext:value-type="float">
            <text:p>0.348992758564302</text:p>
          </table:table-cell>
          <table:table-cell office:value-type="string" calcext:value-type="string">
            <text:p>https://twitter.com/ShirkesMedia/status/1613458048085000193</text:p>
          </table:table-cell>
        </table:table-row>
        <table:table-row table:style-name="ro1">
          <table:table-cell office:value-type="string" calcext:value-type="string">
            <text:p>input/data_formal_20240530-1342/meme/ShirkesMedia_20230112T084909/1.jpg</text:p>
          </table:table-cell>
          <table:table-cell office:value-type="string" calcext:value-type="string">
            <text:p>Pattern 8</text:p>
          </table:table-cell>
          <table:table-cell office:value-type="float" office:value="34.2863433897882" calcext:value-type="float">
            <text:p>34.2863433897882</text:p>
          </table:table-cell>
          <table:table-cell office:value-type="float" office:value="0.538843532734714" calcext:value-type="float">
            <text:p>0.538843532734714</text:p>
          </table:table-cell>
          <table:table-cell office:value-type="float" office:value="0.31305428638769" calcext:value-type="float">
            <text:p>0.31305428638769</text:p>
          </table:table-cell>
          <table:table-cell office:value-type="string" calcext:value-type="string">
            <text:p>https://twitter.com/ShirkesMedia/status/1613458048085000193</text:p>
          </table:table-cell>
        </table:table-row>
        <table:table-row table:style-name="ro1">
          <table:table-cell office:value-type="string" calcext:value-type="string">
            <text:p>input/data_formal_20240530-1342/meme/shironeko116307_20221228T035641/0.jpg</text:p>
          </table:table-cell>
          <table:table-cell office:value-type="string" calcext:value-type="string">
            <text:p>Pattern 3</text:p>
          </table:table-cell>
          <table:table-cell office:value-type="float" office:value="27.9124608899155" calcext:value-type="float">
            <text:p>27.9124608899155</text:p>
          </table:table-cell>
          <table:table-cell office:value-type="float" office:value="0.22308566092749" calcext:value-type="float">
            <text:p>0.22308566092749</text:p>
          </table:table-cell>
          <table:table-cell office:value-type="float" office:value="0.826034821771387" calcext:value-type="float">
            <text:p>0.826034821771387</text:p>
          </table:table-cell>
          <table:table-cell office:value-type="string" calcext:value-type="string">
            <text:p>https://twitter.com/shironeko116307/status/1607948624927023106</text:p>
          </table:table-cell>
        </table:table-row>
        <table:table-row table:style-name="ro1">
          <table:table-cell office:value-type="string" calcext:value-type="string">
            <text:p>input/data_formal_20240530-1342/meme/showboxchannel_20221228T053629/0.jpg</text:p>
          </table:table-cell>
          <table:table-cell office:value-type="string" calcext:value-type="string">
            <text:p>Pattern 7</text:p>
          </table:table-cell>
          <table:table-cell office:value-type="float" office:value="26.3599219000162" calcext:value-type="float">
            <text:p>26.3599219000162</text:p>
          </table:table-cell>
          <table:table-cell office:value-type="float" office:value="0.214912611227058" calcext:value-type="float">
            <text:p>0.214912611227058</text:p>
          </table:table-cell>
          <table:table-cell office:value-type="float" office:value="0.545388749483271" calcext:value-type="float">
            <text:p>0.545388749483271</text:p>
          </table:table-cell>
          <table:table-cell office:value-type="string" calcext:value-type="string">
            <text:p>https://twitter.com/showboxchannel/status/1607973743586082820</text:p>
          </table:table-cell>
        </table:table-row>
        <table:table-row table:style-name="ro1">
          <table:table-cell office:value-type="string" calcext:value-type="string">
            <text:p>input/data_formal_20240530-1342/meme/showboxchannel_20230106T080314/0.jpg</text:p>
          </table:table-cell>
          <table:table-cell office:value-type="string" calcext:value-type="string">
            <text:p>Pattern 9</text:p>
          </table:table-cell>
          <table:table-cell office:value-type="float" office:value="18.2189257721024" calcext:value-type="float">
            <text:p>18.2189257721024</text:p>
          </table:table-cell>
          <table:table-cell office:value-type="float" office:value="0.186737959019731" calcext:value-type="float">
            <text:p>0.186737959019731</text:p>
          </table:table-cell>
          <table:table-cell office:value-type="float" office:value="0.035505934617824" calcext:value-type="float">
            <text:p>0.035505934617824</text:p>
          </table:table-cell>
          <table:table-cell office:value-type="string" calcext:value-type="string">
            <text:p>https://twitter.com/showboxchannel/status/1611272163323162624</text:p>
          </table:table-cell>
        </table:table-row>
        <table:table-row table:style-name="ro1">
          <table:table-cell office:value-type="string" calcext:value-type="string">
            <text:p>input/data_formal_20240530-1342/meme/ShreyaS42366604_20221228T050228/0.jpg</text:p>
          </table:table-cell>
          <table:table-cell office:value-type="string" calcext:value-type="string">
            <text:p>Pattern 3</text:p>
          </table:table-cell>
          <table:table-cell office:value-type="float" office:value="23.3881679473394" calcext:value-type="float">
            <text:p>23.3881679473394</text:p>
          </table:table-cell>
          <table:table-cell office:value-type="float" office:value="0.377900062793703" calcext:value-type="float">
            <text:p>0.377900062793703</text:p>
          </table:table-cell>
          <table:table-cell office:value-type="float" office:value="0.859330263372031" calcext:value-type="float">
            <text:p>0.859330263372031</text:p>
          </table:table-cell>
          <table:table-cell office:value-type="string" calcext:value-type="string">
            <text:p>https://twitter.com/ShreyaS42366604/status/1607965180696358914</text:p>
          </table:table-cell>
        </table:table-row>
        <table:table-row table:style-name="ro1">
          <table:table-cell office:value-type="string" calcext:value-type="string">
            <text:p>input/data_formal_20240530-1342/meme/shrutij006_20230201T201347/0.jpg</text:p>
          </table:table-cell>
          <table:table-cell office:value-type="string" calcext:value-type="string">
            <text:p>Pattern 6</text:p>
          </table:table-cell>
          <table:table-cell office:value-type="float" office:value="27.4405756239046" calcext:value-type="float">
            <text:p>27.4405756239046</text:p>
          </table:table-cell>
          <table:table-cell office:value-type="float" office:value="0.621678036026853" calcext:value-type="float">
            <text:p>0.621678036026853</text:p>
          </table:table-cell>
          <table:table-cell office:value-type="float" office:value="0.312216007982931" calcext:value-type="float">
            <text:p>0.312216007982931</text:p>
          </table:table-cell>
          <table:table-cell office:value-type="string" calcext:value-type="string">
            <text:p>https://twitter.com/shrutij006/status/1620878098995744769</text:p>
          </table:table-cell>
        </table:table-row>
        <table:table-row table:style-name="ro1">
          <table:table-cell office:value-type="string" calcext:value-type="string">
            <text:p>input/data_formal_20240530-1342/meme/shubhamdave29_20230202T054700/0.jpg</text:p>
          </table:table-cell>
          <table:table-cell office:value-type="string" calcext:value-type="string">
            <text:p>Pattern 5</text:p>
          </table:table-cell>
          <table:table-cell office:value-type="float" office:value="28.4656794712975" calcext:value-type="float">
            <text:p>28.4656794712975</text:p>
          </table:table-cell>
          <table:table-cell office:value-type="float" office:value="0.0534683490827513" calcext:value-type="float">
            <text:p>0.0534683490827513</text:p>
          </table:table-cell>
          <table:table-cell office:value-type="float" office:value="0.22853251915362" calcext:value-type="float">
            <text:p>0.22853251915362</text:p>
          </table:table-cell>
          <table:table-cell office:value-type="string" calcext:value-type="string">
            <text:p>https://twitter.com/shubhamdave29/status/1621022353814872064</text:p>
          </table:table-cell>
        </table:table-row>
        <table:table-row table:style-name="ro1">
          <table:table-cell office:value-type="string" calcext:value-type="string">
            <text:p>input/data_formal_20240530-1342/meme/shubhamdongare__20230113T110727/0.jpg</text:p>
          </table:table-cell>
          <table:table-cell office:value-type="string" calcext:value-type="string">
            <text:p>Pattern 8</text:p>
          </table:table-cell>
          <table:table-cell office:value-type="float" office:value="31.1796535144887" calcext:value-type="float">
            <text:p>31.1796535144887</text:p>
          </table:table-cell>
          <table:table-cell office:value-type="float" office:value="0.655147204990241" calcext:value-type="float">
            <text:p>0.655147204990241</text:p>
          </table:table-cell>
          <table:table-cell office:value-type="float" office:value="0.371943940188787" calcext:value-type="float">
            <text:p>0.371943940188787</text:p>
          </table:table-cell>
          <table:table-cell office:value-type="string" calcext:value-type="string">
            <text:p>https://twitter.com/shubhamdongare_/status/1613855592644501504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0350/0.jpg</text:p>
          </table:table-cell>
          <table:table-cell office:value-type="string" calcext:value-type="string">
            <text:p>Pattern 3</text:p>
          </table:table-cell>
          <table:table-cell office:value-type="float" office:value="30.0549420379788" calcext:value-type="float">
            <text:p>30.0549420379788</text:p>
          </table:table-cell>
          <table:table-cell office:value-type="float" office:value="0.350188474101429" calcext:value-type="float">
            <text:p>0.350188474101429</text:p>
          </table:table-cell>
          <table:table-cell office:value-type="float" office:value="0.706680253809272" calcext:value-type="float">
            <text:p>0.706680253809272</text:p>
          </table:table-cell>
          <table:table-cell office:value-type="string" calcext:value-type="string">
            <text:p>https://twitter.com/shyzarsueglobal/status/1611559203411304452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0747/0.jpg</text:p>
          </table:table-cell>
          <table:table-cell office:value-type="string" calcext:value-type="string">
            <text:p>Pattern 5</text:p>
          </table:table-cell>
          <table:table-cell office:value-type="float" office:value="31.4746562524241" calcext:value-type="float">
            <text:p>31.4746562524241</text:p>
          </table:table-cell>
          <table:table-cell office:value-type="float" office:value="0.156342910830955" calcext:value-type="float">
            <text:p>0.156342910830955</text:p>
          </table:table-cell>
          <table:table-cell office:value-type="float" office:value="0.412968757364229" calcext:value-type="float">
            <text:p>0.412968757364229</text:p>
          </table:table-cell>
          <table:table-cell office:value-type="string" calcext:value-type="string">
            <text:p>https://twitter.com/shyzarsueglobal/status/1611560197880782849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1255/0.jpg</text:p>
          </table:table-cell>
          <table:table-cell office:value-type="string" calcext:value-type="string">
            <text:p>Pattern 1</text:p>
          </table:table-cell>
          <table:table-cell office:value-type="float" office:value="31.6752507318204" calcext:value-type="float">
            <text:p>31.6752507318204</text:p>
          </table:table-cell>
          <table:table-cell office:value-type="float" office:value="0.258737120511227" calcext:value-type="float">
            <text:p>0.258737120511227</text:p>
          </table:table-cell>
          <table:table-cell office:value-type="float" office:value="0.306018636849396" calcext:value-type="float">
            <text:p>0.306018636849396</text:p>
          </table:table-cell>
          <table:table-cell office:value-type="string" calcext:value-type="string">
            <text:p>https://twitter.com/shyzarsueglobal/status/1611561491941019649</text:p>
          </table:table-cell>
        </table:table-row>
        <table:table-row table:style-name="ro1">
          <table:table-cell office:value-type="string" calcext:value-type="string">
            <text:p>input/data_formal_20240530-1342/meme/SiamDewan890_20230206T112713/0.jpg</text:p>
          </table:table-cell>
          <table:table-cell office:value-type="string" calcext:value-type="string">
            <text:p>Pattern 6</text:p>
          </table:table-cell>
          <table:table-cell office:value-type="float" office:value="29.6464827944341" calcext:value-type="float">
            <text:p>29.6464827944341</text:p>
          </table:table-cell>
          <table:table-cell office:value-type="float" office:value="0.685878014045859" calcext:value-type="float">
            <text:p>0.685878014045859</text:p>
          </table:table-cell>
          <table:table-cell office:value-type="float" office:value="0.361603230930538" calcext:value-type="float">
            <text:p>0.361603230930538</text:p>
          </table:table-cell>
          <table:table-cell office:value-type="string" calcext:value-type="string">
            <text:p>https://twitter.com/SiamDewan890/status/1622557521599930368</text:p>
          </table:table-cell>
        </table:table-row>
        <table:table-row table:style-name="ro1">
          <table:table-cell office:value-type="string" calcext:value-type="string">
            <text:p>input/data_formal_20240530-1342/meme/SimulWolf_20230205T120536/0.jpg</text:p>
          </table:table-cell>
          <table:table-cell office:value-type="string" calcext:value-type="string">
            <text:p>Pattern 2</text:p>
          </table:table-cell>
          <table:table-cell office:value-type="float" office:value="28.8650411889139" calcext:value-type="float">
            <text:p>28.8650411889139</text:p>
          </table:table-cell>
          <table:table-cell office:value-type="float" office:value="0.108514944588697" calcext:value-type="float">
            <text:p>0.108514944588697</text:p>
          </table:table-cell>
          <table:table-cell office:value-type="float" office:value="0.625033240805288" calcext:value-type="float">
            <text:p>0.625033240805288</text:p>
          </table:table-cell>
          <table:table-cell office:value-type="string" calcext:value-type="string">
            <text:p>https://twitter.com/SimulWolf/status/1622597865930649601</text:p>
          </table:table-cell>
        </table:table-row>
        <table:table-row table:style-name="ro1">
          <table:table-cell office:value-type="string" calcext:value-type="string">
            <text:p>input/data_formal_20240530-1342/meme/SimulWolf_20230206T073300/0.jpg</text:p>
          </table:table-cell>
          <table:table-cell office:value-type="string" calcext:value-type="string">
            <text:p>Pattern 2</text:p>
          </table:table-cell>
          <table:table-cell office:value-type="float" office:value="28.1562857955478" calcext:value-type="float">
            <text:p>28.1562857955478</text:p>
          </table:table-cell>
          <table:table-cell office:value-type="float" office:value="0.129327697861348" calcext:value-type="float">
            <text:p>0.129327697861348</text:p>
          </table:table-cell>
          <table:table-cell office:value-type="float" office:value="0.853844070647903" calcext:value-type="float">
            <text:p>0.853844070647903</text:p>
          </table:table-cell>
          <table:table-cell office:value-type="string" calcext:value-type="string">
            <text:p>https://twitter.com/PythonBot_By_PM/status/1622597772464513026</text:p>
          </table:table-cell>
        </table:table-row>
        <table:table-row table:style-name="ro1">
          <table:table-cell office:value-type="string" calcext:value-type="string">
            <text:p>input/data_formal_20240530-1342/meme/SinaYousefpoor_20230206T111342/0.jpg</text:p>
          </table:table-cell>
          <table:table-cell office:value-type="string" calcext:value-type="string">
            <text:p>Pattern 7</text:p>
          </table:table-cell>
          <table:table-cell office:value-type="float" office:value="32.1371307013037" calcext:value-type="float">
            <text:p>32.1371307013037</text:p>
          </table:table-cell>
          <table:table-cell office:value-type="float" office:value="0.56885192881059" calcext:value-type="float">
            <text:p>0.56885192881059</text:p>
          </table:table-cell>
          <table:table-cell office:value-type="float" office:value="0.316575730828166" calcext:value-type="float">
            <text:p>0.316575730828166</text:p>
          </table:table-cell>
          <table:table-cell office:value-type="string" calcext:value-type="string">
            <text:p>https://twitter.com/SinaYousefpoor/status/1622554120128266244</text:p>
          </table:table-cell>
        </table:table-row>
        <table:table-row table:style-name="ro1">
          <table:table-cell office:value-type="string" calcext:value-type="string">
            <text:p>input/data_formal_20240530-1342/meme/skivia__20230226T043000/0.jpg</text:p>
          </table:table-cell>
          <table:table-cell office:value-type="string" calcext:value-type="string">
            <text:p>Pattern 2</text:p>
          </table:table-cell>
          <table:table-cell office:value-type="float" office:value="30.3190862956579" calcext:value-type="float">
            <text:p>30.3190862956579</text:p>
          </table:table-cell>
          <table:table-cell office:value-type="float" office:value="0.372500932457557" calcext:value-type="float">
            <text:p>0.372500932457557</text:p>
          </table:table-cell>
          <table:table-cell office:value-type="float" office:value="0.714359454349438" calcext:value-type="float">
            <text:p>0.714359454349438</text:p>
          </table:table-cell>
          <table:table-cell office:value-type="string" calcext:value-type="string">
            <text:p>https://twitter.com/skivia_/status/1629700282933182464</text:p>
          </table:table-cell>
        </table:table-row>
        <table:table-row table:style-name="ro1">
          <table:table-cell office:value-type="string" calcext:value-type="string">
            <text:p>input/data_formal_20240530-1342/meme/SKizzleAXE_20230322T174300/0.jpg</text:p>
          </table:table-cell>
          <table:table-cell office:value-type="string" calcext:value-type="string">
            <text:p>Pattern 7</text:p>
          </table:table-cell>
          <table:table-cell office:value-type="float" office:value="30.2336910965767" calcext:value-type="float">
            <text:p>30.2336910965767</text:p>
          </table:table-cell>
          <table:table-cell office:value-type="float" office:value="0.445378592100262" calcext:value-type="float">
            <text:p>0.445378592100262</text:p>
          </table:table-cell>
          <table:table-cell office:value-type="float" office:value="0.284839563720892" calcext:value-type="float">
            <text:p>0.284839563720892</text:p>
          </table:table-cell>
          <table:table-cell office:value-type="string" calcext:value-type="string">
            <text:p>https://twitter.com/SKizzleAXE/status/1638597158470565888</text:p>
          </table:table-cell>
        </table:table-row>
        <table:table-row table:style-name="ro1">
          <table:table-cell office:value-type="string" calcext:value-type="string">
            <text:p>input/data_formal_20240530-1342/meme/Skwrlwrld_20210218T230521/0.jpg</text:p>
          </table:table-cell>
          <table:table-cell office:value-type="string" calcext:value-type="string">
            <text:p>Pattern 2</text:p>
          </table:table-cell>
          <table:table-cell office:value-type="float" office:value="27.7360826276483" calcext:value-type="float">
            <text:p>27.7360826276483</text:p>
          </table:table-cell>
          <table:table-cell office:value-type="float" office:value="0.317563068176892" calcext:value-type="float">
            <text:p>0.317563068176892</text:p>
          </table:table-cell>
          <table:table-cell office:value-type="float" office:value="0.871597564150964" calcext:value-type="float">
            <text:p>0.871597564150964</text:p>
          </table:table-cell>
          <table:table-cell office:value-type="string" calcext:value-type="string">
            <text:p>https://twitter.com/TuuwaCoyote/status/1620923956768428032</text:p>
          </table:table-cell>
        </table:table-row>
        <table:table-row table:style-name="ro1">
          <table:table-cell office:value-type="string" calcext:value-type="string">
            <text:p>input/data_formal_20240530-1342/meme/skypathdigital_20230105T112751/0.jpg</text:p>
          </table:table-cell>
          <table:table-cell office:value-type="string" calcext:value-type="string">
            <text:p>Pattern 8</text:p>
          </table:table-cell>
          <table:table-cell office:value-type="float" office:value="22.1545819881488" calcext:value-type="float">
            <text:p>22.1545819881488</text:p>
          </table:table-cell>
          <table:table-cell office:value-type="float" office:value="0.829047444036297" calcext:value-type="float">
            <text:p>0.829047444036297</text:p>
          </table:table-cell>
          <table:table-cell office:value-type="float" office:value="0.479664841559915" calcext:value-type="float">
            <text:p>0.479664841559915</text:p>
          </table:table-cell>
          <table:table-cell office:value-type="string" calcext:value-type="string">
            <text:p>https://twitter.com/skypathdigital/status/1610961269972172801</text:p>
          </table:table-cell>
        </table:table-row>
        <table:table-row table:style-name="ro1">
          <table:table-cell office:value-type="string" calcext:value-type="string">
            <text:p>input/data_formal_20240530-1342/meme/SLMPLAYS_20230202T010153/0.jpg</text:p>
          </table:table-cell>
          <table:table-cell office:value-type="string" calcext:value-type="string">
            <text:p>Pattern 6</text:p>
          </table:table-cell>
          <table:table-cell office:value-type="float" office:value="30.3967065756771" calcext:value-type="float">
            <text:p>30.3967065756771</text:p>
          </table:table-cell>
          <table:table-cell office:value-type="float" office:value="0.630310957696546" calcext:value-type="float">
            <text:p>0.630310957696546</text:p>
          </table:table-cell>
          <table:table-cell office:value-type="float" office:value="0.587323954757362" calcext:value-type="float">
            <text:p>0.587323954757362</text:p>
          </table:table-cell>
          <table:table-cell office:value-type="string" calcext:value-type="string">
            <text:p>https://twitter.com/SLMPLAYS/status/1620950602053292034</text:p>
          </table:table-cell>
        </table:table-row>
        <table:table-row table:style-name="ro1">
          <table:table-cell office:value-type="string" calcext:value-type="string">
            <text:p>input/data_formal_20240530-1342/meme/Slopez30_20221228T010429/0.jpg</text:p>
          </table:table-cell>
          <table:table-cell office:value-type="string" calcext:value-type="string">
            <text:p>Pattern 8</text:p>
          </table:table-cell>
          <table:table-cell office:value-type="float" office:value="22.7873999914038" calcext:value-type="float">
            <text:p>22.7873999914038</text:p>
          </table:table-cell>
          <table:table-cell office:value-type="float" office:value="0.83142196265833" calcext:value-type="float">
            <text:p>0.83142196265833</text:p>
          </table:table-cell>
          <table:table-cell office:value-type="float" office:value="0.412710462105144" calcext:value-type="float">
            <text:p>0.412710462105144</text:p>
          </table:table-cell>
          <table:table-cell office:value-type="string" calcext:value-type="string">
            <text:p>https://twitter.com/kratoswrath654/status/1607905609315147776</text:p>
          </table:table-cell>
        </table:table-row>
        <table:table-row table:style-name="ro1">
          <table:table-cell office:value-type="string" calcext:value-type="string">
            <text:p>input/data_formal_20240530-1342/meme/Slopez30_20230109T010427/0.jpg</text:p>
          </table:table-cell>
          <table:table-cell office:value-type="string" calcext:value-type="string">
            <text:p>Pattern 2</text:p>
          </table:table-cell>
          <table:table-cell office:value-type="float" office:value="25.9264128360615" calcext:value-type="float">
            <text:p>25.9264128360615</text:p>
          </table:table-cell>
          <table:table-cell office:value-type="float" office:value="0.367145266380715" calcext:value-type="float">
            <text:p>0.367145266380715</text:p>
          </table:table-cell>
          <table:table-cell office:value-type="float" office:value="0.751009943821052" calcext:value-type="float">
            <text:p>0.751009943821052</text:p>
          </table:table-cell>
          <table:table-cell office:value-type="string" calcext:value-type="string">
            <text:p>https://twitter.com/Barbalicious3/status/1613317749400535040</text:p>
          </table:table-cell>
        </table:table-row>
        <table:table-row table:style-name="ro1">
          <table:table-cell office:value-type="string" calcext:value-type="string">
            <text:p>input/data_formal_20240530-1342/meme/SlotsDeathclaw_20230131T163900/0.jpg</text:p>
          </table:table-cell>
          <table:table-cell office:value-type="string" calcext:value-type="string">
            <text:p>Pattern 7</text:p>
          </table:table-cell>
          <table:table-cell office:value-type="float" office:value="30.7354609786071" calcext:value-type="float">
            <text:p>30.7354609786071</text:p>
          </table:table-cell>
          <table:table-cell office:value-type="float" office:value="0.43394575402418" calcext:value-type="float">
            <text:p>0.43394575402418</text:p>
          </table:table-cell>
          <table:table-cell office:value-type="float" office:value="0.464723466860458" calcext:value-type="float">
            <text:p>0.464723466860458</text:p>
          </table:table-cell>
          <table:table-cell office:value-type="string" calcext:value-type="string">
            <text:p>https://twitter.com/delacruzrose088/status/1620974126793105408</text:p>
          </table:table-cell>
        </table:table-row>
        <table:table-row table:style-name="ro1">
          <table:table-cell office:value-type="string" calcext:value-type="string">
            <text:p>input/data_formal_20240530-1342/meme/Smarf_sri___20230103T154124/0.jpg</text:p>
          </table:table-cell>
          <table:table-cell office:value-type="string" calcext:value-type="string">
            <text:p>Pattern 6</text:p>
          </table:table-cell>
          <table:table-cell office:value-type="float" office:value="27.3998437082027" calcext:value-type="float">
            <text:p>27.3998437082027</text:p>
          </table:table-cell>
          <table:table-cell office:value-type="float" office:value="0.712660827563286" calcext:value-type="float">
            <text:p>0.712660827563286</text:p>
          </table:table-cell>
          <table:table-cell office:value-type="float" office:value="0.313914511213854" calcext:value-type="float">
            <text:p>0.313914511213854</text:p>
          </table:table-cell>
          <table:table-cell office:value-type="string" calcext:value-type="string">
            <text:p>https://twitter.com/Smarf_sri__/status/1610300302028341250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0.jpg</text:p>
          </table:table-cell>
          <table:table-cell office:value-type="string" calcext:value-type="string">
            <text:p>Pattern 2</text:p>
          </table:table-cell>
          <table:table-cell office:value-type="float" office:value="28.720852568761" calcext:value-type="float">
            <text:p>28.720852568761</text:p>
          </table:table-cell>
          <table:table-cell office:value-type="float" office:value="0.159034930153275" calcext:value-type="float">
            <text:p>0.159034930153275</text:p>
          </table:table-cell>
          <table:table-cell office:value-type="float" office:value="0.566710438621429" calcext:value-type="float">
            <text:p>0.566710438621429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1.jpg</text:p>
          </table:table-cell>
          <table:table-cell office:value-type="string" calcext:value-type="string">
            <text:p>Pattern 7</text:p>
          </table:table-cell>
          <table:table-cell office:value-type="float" office:value="28.1894000326065" calcext:value-type="float">
            <text:p>28.1894000326065</text:p>
          </table:table-cell>
          <table:table-cell office:value-type="float" office:value="0.471808946686516" calcext:value-type="float">
            <text:p>0.471808946686516</text:p>
          </table:table-cell>
          <table:table-cell office:value-type="float" office:value="0.554012927102457" calcext:value-type="float">
            <text:p>0.554012927102457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2.jpg</text:p>
          </table:table-cell>
          <table:table-cell office:value-type="string" calcext:value-type="string">
            <text:p>Pattern 6</text:p>
          </table:table-cell>
          <table:table-cell office:value-type="float" office:value="26.3978077943015" calcext:value-type="float">
            <text:p>26.3978077943015</text:p>
          </table:table-cell>
          <table:table-cell office:value-type="float" office:value="0.745149695718498" calcext:value-type="float">
            <text:p>0.745149695718498</text:p>
          </table:table-cell>
          <table:table-cell office:value-type="float" office:value="0.39460861891879" calcext:value-type="float">
            <text:p>0.39460861891879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PlantHome_20221227T010055/0.jpg</text:p>
          </table:table-cell>
          <table:table-cell office:value-type="string" calcext:value-type="string">
            <text:p>Pattern 5</text:p>
          </table:table-cell>
          <table:table-cell office:value-type="float" office:value="25.7759550534462" calcext:value-type="float">
            <text:p>25.7759550534462</text:p>
          </table:table-cell>
          <table:table-cell office:value-type="float" office:value="0.185646581874471" calcext:value-type="float">
            <text:p>0.185646581874471</text:p>
          </table:table-cell>
          <table:table-cell office:value-type="float" office:value="0.166637431699007" calcext:value-type="float">
            <text:p>0.166637431699007</text:p>
          </table:table-cell>
          <table:table-cell office:value-type="string" calcext:value-type="string">
            <text:p>https://twitter.com/SmartPlantHome/status/1607542004778520578</text:p>
          </table:table-cell>
        </table:table-row>
        <table:table-row table:style-name="ro1">
          <table:table-cell office:value-type="string" calcext:value-type="string">
            <text:p>input/data_formal_20240530-1342/meme/Smartptonline_20230105T121300/0.jpg</text:p>
          </table:table-cell>
          <table:table-cell office:value-type="string" calcext:value-type="string">
            <text:p>Pattern 7</text:p>
          </table:table-cell>
          <table:table-cell office:value-type="float" office:value="29.0825003788134" calcext:value-type="float">
            <text:p>29.0825003788134</text:p>
          </table:table-cell>
          <table:table-cell office:value-type="float" office:value="0.301919421780547" calcext:value-type="float">
            <text:p>0.301919421780547</text:p>
          </table:table-cell>
          <table:table-cell office:value-type="float" office:value="0.534080807518974" calcext:value-type="float">
            <text:p>0.534080807518974</text:p>
          </table:table-cell>
          <table:table-cell office:value-type="string" calcext:value-type="string">
            <text:p>https://twitter.com/Smartptonline/status/1610972630571520002</text:p>
          </table:table-cell>
        </table:table-row>
        <table:table-row table:style-name="ro1">
          <table:table-cell office:value-type="string" calcext:value-type="string">
            <text:p>input/data_formal_20240530-1342/meme/Smit901_20230323T034526/0.jpg</text:p>
          </table:table-cell>
          <table:table-cell office:value-type="string" calcext:value-type="string">
            <text:p>Pattern 5</text:p>
          </table:table-cell>
          <table:table-cell office:value-type="float" office:value="22.2820654477697" calcext:value-type="float">
            <text:p>22.2820654477697</text:p>
          </table:table-cell>
          <table:table-cell office:value-type="float" office:value="0.0503224550337605" calcext:value-type="float">
            <text:p>0.0503224550337605</text:p>
          </table:table-cell>
          <table:table-cell office:value-type="float" office:value="0.293520890675874" calcext:value-type="float">
            <text:p>0.293520890675874</text:p>
          </table:table-cell>
          <table:table-cell office:value-type="string" calcext:value-type="string">
            <text:p>https://twitter.com/Smit901/status/1638748765388697601</text:p>
          </table:table-cell>
        </table:table-row>
        <table:table-row table:style-name="ro1">
          <table:table-cell office:value-type="string" calcext:value-type="string">
            <text:p>input/data_formal_20240530-1342/meme/SmutneHistorie_20230105T112847/0.jpg</text:p>
          </table:table-cell>
          <table:table-cell office:value-type="string" calcext:value-type="string">
            <text:p>Pattern 5</text:p>
          </table:table-cell>
          <table:table-cell office:value-type="float" office:value="27.3235653477089" calcext:value-type="float">
            <text:p>27.3235653477089</text:p>
          </table:table-cell>
          <table:table-cell office:value-type="float" office:value="0.17989042020433" calcext:value-type="float">
            <text:p>0.17989042020433</text:p>
          </table:table-cell>
          <table:table-cell office:value-type="float" office:value="0.333229015301256" calcext:value-type="float">
            <text:p>0.333229015301256</text:p>
          </table:table-cell>
          <table:table-cell office:value-type="string" calcext:value-type="string">
            <text:p>https://twitter.com/kamborek/status/1610964124757893120</text:p>
          </table:table-cell>
        </table:table-row>
        <table:table-row table:style-name="ro1">
          <table:table-cell office:value-type="string" calcext:value-type="string">
            <text:p>input/data_formal_20240530-1342/meme/snack_meals_20230106T073852/0.jpg</text:p>
          </table:table-cell>
          <table:table-cell office:value-type="string" calcext:value-type="string">
            <text:p>Pattern 1</text:p>
          </table:table-cell>
          <table:table-cell office:value-type="float" office:value="31.5090556995744" calcext:value-type="float">
            <text:p>31.5090556995744</text:p>
          </table:table-cell>
          <table:table-cell office:value-type="float" office:value="0.321874890500339" calcext:value-type="float">
            <text:p>0.321874890500339</text:p>
          </table:table-cell>
          <table:table-cell office:value-type="float" office:value="0.320143293687206" calcext:value-type="float">
            <text:p>0.320143293687206</text:p>
          </table:table-cell>
          <table:table-cell office:value-type="string" calcext:value-type="string">
            <text:p>https://twitter.com/snack_meals/status/1611266030327799814</text:p>
          </table:table-cell>
        </table:table-row>
        <table:table-row table:style-name="ro1">
          <table:table-cell office:value-type="string" calcext:value-type="string">
            <text:p>input/data_formal_20240530-1342/meme/snitchindia_20230106T065421/0.jpg</text:p>
          </table:table-cell>
          <table:table-cell office:value-type="string" calcext:value-type="string">
            <text:p>Pattern 1</text:p>
          </table:table-cell>
          <table:table-cell office:value-type="float" office:value="33.8432446039381" calcext:value-type="float">
            <text:p>33.8432446039381</text:p>
          </table:table-cell>
          <table:table-cell office:value-type="float" office:value="0.1378739362466" calcext:value-type="float">
            <text:p>0.1378739362466</text:p>
          </table:table-cell>
          <table:table-cell office:value-type="float" office:value="0.246709583546132" calcext:value-type="float">
            <text:p>0.246709583546132</text:p>
          </table:table-cell>
          <table:table-cell office:value-type="string" calcext:value-type="string">
            <text:p>https://twitter.com/snitchindia/status/1611254826985476102</text:p>
          </table:table-cell>
        </table:table-row>
        <table:table-row table:style-name="ro1">
          <table:table-cell office:value-type="string" calcext:value-type="string">
            <text:p>input/data_formal_20240530-1342/meme/SocialCTR__20230106T073457/0.jpg</text:p>
          </table:table-cell>
          <table:table-cell office:value-type="string" calcext:value-type="string">
            <text:p>Pattern 9</text:p>
          </table:table-cell>
          <table:table-cell office:value-type="float" office:value="10.7790235597801" calcext:value-type="float">
            <text:p>10.7790235597801</text:p>
          </table:table-cell>
          <table:table-cell office:value-type="float" office:value="0.1719234278748" calcext:value-type="float">
            <text:p>0.1719234278748</text:p>
          </table:table-cell>
          <table:table-cell office:value-type="float" office:value="0.027549958997285" calcext:value-type="float">
            <text:p>0.027549958997285</text:p>
          </table:table-cell>
          <table:table-cell office:value-type="string" calcext:value-type="string">
            <text:p>https://twitter.com/SocialCTR_/status/1611265044238458881</text:p>
          </table:table-cell>
        </table:table-row>
        <table:table-row table:style-name="ro1">
          <table:table-cell office:value-type="string" calcext:value-type="string">
            <text:p>input/data_formal_20240530-1342/meme/socinova_20221228T043306/0.jpg</text:p>
          </table:table-cell>
          <table:table-cell office:value-type="string" calcext:value-type="string">
            <text:p>Pattern 1</text:p>
          </table:table-cell>
          <table:table-cell office:value-type="float" office:value="31.4463156932205" calcext:value-type="float">
            <text:p>31.4463156932205</text:p>
          </table:table-cell>
          <table:table-cell office:value-type="float" office:value="0.258926027829613" calcext:value-type="float">
            <text:p>0.258926027829613</text:p>
          </table:table-cell>
          <table:table-cell office:value-type="float" office:value="0.501973260143124" calcext:value-type="float">
            <text:p>0.501973260143124</text:p>
          </table:table-cell>
          <table:table-cell office:value-type="string" calcext:value-type="string">
            <text:p>https://twitter.com/socinova/status/1607957791863447554</text:p>
          </table:table-cell>
        </table:table-row>
        <table:table-row table:style-name="ro1">
          <table:table-cell office:value-type="string" calcext:value-type="string">
            <text:p>input/data_formal_20240530-1342/meme/Soft_Junk_20230103T154159/0.jpg</text:p>
          </table:table-cell>
          <table:table-cell office:value-type="string" calcext:value-type="string">
            <text:p>Pattern 2</text:p>
          </table:table-cell>
          <table:table-cell office:value-type="float" office:value="34.9058431092325" calcext:value-type="float">
            <text:p>34.9058431092325</text:p>
          </table:table-cell>
          <table:table-cell office:value-type="float" office:value="0.251990682076501" calcext:value-type="float">
            <text:p>0.251990682076501</text:p>
          </table:table-cell>
          <table:table-cell office:value-type="float" office:value="0.520117975722691" calcext:value-type="float">
            <text:p>0.520117975722691</text:p>
          </table:table-cell>
          <table:table-cell office:value-type="string" calcext:value-type="string">
            <text:p>https://twitter.com/mclinuxmaxe/status/1610970994927341570</text:p>
          </table:table-cell>
        </table:table-row>
        <table:table-row table:style-name="ro1">
          <table:table-cell office:value-type="string" calcext:value-type="string">
            <text:p>input/data_formal_20240530-1342/meme/Soft_Junk_20230104T181336/0.jpg</text:p>
          </table:table-cell>
          <table:table-cell office:value-type="string" calcext:value-type="string">
            <text:p>Pattern 3</text:p>
          </table:table-cell>
          <table:table-cell office:value-type="float" office:value="27.779064218861" calcext:value-type="float">
            <text:p>27.779064218861</text:p>
          </table:table-cell>
          <table:table-cell office:value-type="float" office:value="0.406653598563915" calcext:value-type="float">
            <text:p>0.406653598563915</text:p>
          </table:table-cell>
          <table:table-cell office:value-type="float" office:value="0.771198363671716" calcext:value-type="float">
            <text:p>0.771198363671716</text:p>
          </table:table-cell>
          <table:table-cell office:value-type="string" calcext:value-type="string">
            <text:p>https://twitter.com/nextopsol/status/1610981932220973061</text:p>
          </table:table-cell>
        </table:table-row>
        <table:table-row table:style-name="ro1">
          <table:table-cell office:value-type="string" calcext:value-type="string">
            <text:p>input/data_formal_20240530-1342/meme/Soft_Junk_20230206T114938/0.jpg</text:p>
          </table:table-cell>
          <table:table-cell office:value-type="string" calcext:value-type="string">
            <text:p>Pattern 5</text:p>
          </table:table-cell>
          <table:table-cell office:value-type="float" office:value="25.320983686734" calcext:value-type="float">
            <text:p>25.320983686734</text:p>
          </table:table-cell>
          <table:table-cell office:value-type="float" office:value="0.112714123518102" calcext:value-type="float">
            <text:p>0.112714123518102</text:p>
          </table:table-cell>
          <table:table-cell office:value-type="float" office:value="0.245445498291026" calcext:value-type="float">
            <text:p>0.245445498291026</text:p>
          </table:table-cell>
          <table:table-cell office:value-type="string" calcext:value-type="string">
            <text:p>https://twitter.com/Soft_Junk/status/1622563164536848384</text:p>
          </table:table-cell>
        </table:table-row>
        <table:table-row table:style-name="ro1">
          <table:table-cell office:value-type="string" calcext:value-type="string">
            <text:p>input/data_formal_20240530-1342/meme/SoftDevGirl_20230128T184347/0.jpg</text:p>
          </table:table-cell>
          <table:table-cell office:value-type="string" calcext:value-type="string">
            <text:p>Pattern 5</text:p>
          </table:table-cell>
          <table:table-cell office:value-type="float" office:value="22.6405795893258" calcext:value-type="float">
            <text:p>22.6405795893258</text:p>
          </table:table-cell>
          <table:table-cell office:value-type="float" office:value="0.332343378825567" calcext:value-type="float">
            <text:p>0.332343378825567</text:p>
          </table:table-cell>
          <table:table-cell office:value-type="float" office:value="0.350474626611517" calcext:value-type="float">
            <text:p>0.350474626611517</text:p>
          </table:table-cell>
          <table:table-cell office:value-type="string" calcext:value-type="string">
            <text:p>https://twitter.com/dopemicrophone/status/1622592932690771968</text:p>
          </table:table-cell>
        </table:table-row>
        <table:table-row table:style-name="ro1">
          <table:table-cell office:value-type="string" calcext:value-type="string">
            <text:p>input/data_formal_20240530-1342/meme/Soheil_SBabaei_20230206T135623/0.jpg</text:p>
          </table:table-cell>
          <table:table-cell office:value-type="string" calcext:value-type="string">
            <text:p>Pattern 3</text:p>
          </table:table-cell>
          <table:table-cell office:value-type="float" office:value="24.3366174221516" calcext:value-type="float">
            <text:p>24.3366174221516</text:p>
          </table:table-cell>
          <table:table-cell office:value-type="float" office:value="0.219836239903046" calcext:value-type="float">
            <text:p>0.219836239903046</text:p>
          </table:table-cell>
          <table:table-cell office:value-type="float" office:value="0.854020611926747" calcext:value-type="float">
            <text:p>0.854020611926747</text:p>
          </table:table-cell>
          <table:table-cell office:value-type="string" calcext:value-type="string">
            <text:p>https://twitter.com/Soheil_SBabaei/status/1622595060473950208</text:p>
          </table:table-cell>
        </table:table-row>
        <table:table-row table:style-name="ro1">
          <table:table-cell office:value-type="string" calcext:value-type="string">
            <text:p>input/data_formal_20240530-1342/meme/SolvePestPros_20230206T140000/0.jpg</text:p>
          </table:table-cell>
          <table:table-cell office:value-type="string" calcext:value-type="string">
            <text:p>Pattern 2</text:p>
          </table:table-cell>
          <table:table-cell office:value-type="float" office:value="25.0554144102514" calcext:value-type="float">
            <text:p>25.0554144102514</text:p>
          </table:table-cell>
          <table:table-cell office:value-type="float" office:value="0.25748049792842" calcext:value-type="float">
            <text:p>0.25748049792842</text:p>
          </table:table-cell>
          <table:table-cell office:value-type="float" office:value="0.781295001155069" calcext:value-type="float">
            <text:p>0.781295001155069</text:p>
          </table:table-cell>
          <table:table-cell office:value-type="string" calcext:value-type="string">
            <text:p>https://twitter.com/SolvePestPros/status/1622595969769504770</text:p>
          </table:table-cell>
        </table:table-row>
        <table:table-row table:style-name="ro1">
          <table:table-cell office:value-type="string" calcext:value-type="string">
            <text:p>input/data_formal_20240530-1342/meme/Sombreflamme_20230202T044621/0.jpg</text:p>
          </table:table-cell>
          <table:table-cell office:value-type="string" calcext:value-type="string">
            <text:p>Pattern 3</text:p>
          </table:table-cell>
          <table:table-cell office:value-type="float" office:value="20.6853955053217" calcext:value-type="float">
            <text:p>20.6853955053217</text:p>
          </table:table-cell>
          <table:table-cell office:value-type="float" office:value="0.388750427569814" calcext:value-type="float">
            <text:p>0.388750427569814</text:p>
          </table:table-cell>
          <table:table-cell office:value-type="float" office:value="0.89056426305775" calcext:value-type="float">
            <text:p>0.89056426305775</text:p>
          </table:table-cell>
          <table:table-cell office:value-type="string" calcext:value-type="string">
            <text:p>https://twitter.com/Sombreflamme/status/1621007090591633408</text:p>
          </table:table-cell>
        </table:table-row>
        <table:table-row table:style-name="ro1">
          <table:table-cell office:value-type="string" calcext:value-type="string">
            <text:p>input/data_formal_20240530-1342/meme/SonicHeroes2077_20221228T003037/0.jpg</text:p>
          </table:table-cell>
          <table:table-cell office:value-type="string" calcext:value-type="string">
            <text:p>Pattern 5</text:p>
          </table:table-cell>
          <table:table-cell office:value-type="float" office:value="27.1086495313947" calcext:value-type="float">
            <text:p>27.1086495313947</text:p>
          </table:table-cell>
          <table:table-cell office:value-type="float" office:value="0.182015453175413" calcext:value-type="float">
            <text:p>0.182015453175413</text:p>
          </table:table-cell>
          <table:table-cell office:value-type="float" office:value="0.230282967572572" calcext:value-type="float">
            <text:p>0.230282967572572</text:p>
          </table:table-cell>
          <table:table-cell office:value-type="string" calcext:value-type="string">
            <text:p>https://twitter.com/SonicHeroes2077/status/1607896769907630080</text:p>
          </table:table-cell>
        </table:table-row>
        <table:table-row table:style-name="ro1">
          <table:table-cell office:value-type="string" calcext:value-type="string">
            <text:p>input/data_formal_20240530-1342/meme/sonreve__20230107T165220/0.jpg</text:p>
          </table:table-cell>
          <table:table-cell office:value-type="string" calcext:value-type="string">
            <text:p>Pattern 6</text:p>
          </table:table-cell>
          <table:table-cell office:value-type="float" office:value="26.637877470994" calcext:value-type="float">
            <text:p>26.637877470994</text:p>
          </table:table-cell>
          <table:table-cell office:value-type="float" office:value="0.61721882974513" calcext:value-type="float">
            <text:p>0.61721882974513</text:p>
          </table:table-cell>
          <table:table-cell office:value-type="float" office:value="0.283550415359327" calcext:value-type="float">
            <text:p>0.283550415359327</text:p>
          </table:table-cell>
          <table:table-cell office:value-type="string" calcext:value-type="string">
            <text:p>https://twitter.com/sonreve_/status/1611767706008649729</text:p>
          </table:table-cell>
        </table:table-row>
        <table:table-row table:style-name="ro1">
          <table:table-cell office:value-type="string" calcext:value-type="string">
            <text:p>input/data_formal_20240530-1342/meme/SooopSe_20230108T225811/0.jpg</text:p>
          </table:table-cell>
          <table:table-cell office:value-type="string" calcext:value-type="string">
            <text:p>Pattern 5</text:p>
          </table:table-cell>
          <table:table-cell office:value-type="float" office:value="24.0878455630199" calcext:value-type="float">
            <text:p>24.0878455630199</text:p>
          </table:table-cell>
          <table:table-cell office:value-type="float" office:value="0.170262554343577" calcext:value-type="float">
            <text:p>0.170262554343577</text:p>
          </table:table-cell>
          <table:table-cell office:value-type="float" office:value="0.290646867075524" calcext:value-type="float">
            <text:p>0.290646867075524</text:p>
          </table:table-cell>
          <table:table-cell office:value-type="string" calcext:value-type="string">
            <text:p>https://twitter.com/SooopSe/status/1612222162378842112</text:p>
          </table:table-cell>
        </table:table-row>
        <table:table-row table:style-name="ro1">
          <table:table-cell office:value-type="string" calcext:value-type="string">
            <text:p>input/data_formal_20240530-1342/meme/SpaceApeCoin_20230211T230033/0.jpg</text:p>
          </table:table-cell>
          <table:table-cell office:value-type="string" calcext:value-type="string">
            <text:p>Pattern 3</text:p>
          </table:table-cell>
          <table:table-cell office:value-type="float" office:value="25.6633414047068" calcext:value-type="float">
            <text:p>25.6633414047068</text:p>
          </table:table-cell>
          <table:table-cell office:value-type="float" office:value="0.421917426592999" calcext:value-type="float">
            <text:p>0.421917426592999</text:p>
          </table:table-cell>
          <table:table-cell office:value-type="float" office:value="0.796666969641467" calcext:value-type="float">
            <text:p>0.796666969641467</text:p>
          </table:table-cell>
          <table:table-cell office:value-type="string" calcext:value-type="string">
            <text:p>https://twitter.com/Manno5097/status/1624807827901480960</text:p>
          </table:table-cell>
        </table:table-row>
        <table:table-row table:style-name="ro1">
          <table:table-cell office:value-type="string" calcext:value-type="string">
            <text:p>input/data_formal_20240530-1342/meme/SpaceBoysNFTs_20230322T140319/0.jpg</text:p>
          </table:table-cell>
          <table:table-cell office:value-type="string" calcext:value-type="string">
            <text:p>Pattern 6</text:p>
          </table:table-cell>
          <table:table-cell office:value-type="float" office:value="29.365436182732" calcext:value-type="float">
            <text:p>29.365436182732</text:p>
          </table:table-cell>
          <table:table-cell office:value-type="float" office:value="0.731310710531645" calcext:value-type="float">
            <text:p>0.731310710531645</text:p>
          </table:table-cell>
          <table:table-cell office:value-type="float" office:value="0.31544894369328" calcext:value-type="float">
            <text:p>0.31544894369328</text:p>
          </table:table-cell>
          <table:table-cell office:value-type="string" calcext:value-type="string">
            <text:p>https://twitter.com/HelmetBear21/status/1638747907489943555</text:p>
          </table:table-cell>
        </table:table-row>
        <table:table-row table:style-name="ro1">
          <table:table-cell office:value-type="string" calcext:value-type="string">
            <text:p>input/data_formal_20240530-1342/meme/sparksfury_20221227T114602/0.jpg</text:p>
          </table:table-cell>
          <table:table-cell office:value-type="string" calcext:value-type="string">
            <text:p>Pattern 7</text:p>
          </table:table-cell>
          <table:table-cell office:value-type="float" office:value="32.227631793245" calcext:value-type="float">
            <text:p>32.227631793245</text:p>
          </table:table-cell>
          <table:table-cell office:value-type="float" office:value="0.470345647312958" calcext:value-type="float">
            <text:p>0.470345647312958</text:p>
          </table:table-cell>
          <table:table-cell office:value-type="float" office:value="0.464997635905776" calcext:value-type="float">
            <text:p>0.464997635905776</text:p>
          </table:table-cell>
          <table:table-cell office:value-type="string" calcext:value-type="string">
            <text:p>https://twitter.com/solosoyanimal/status/1607948488540659714</text:p>
          </table:table-cell>
        </table:table-row>
        <table:table-row table:style-name="ro1">
          <table:table-cell office:value-type="string" calcext:value-type="string">
            <text:p>input/data_formal_20240530-1342/meme/Spicez14_20230202T003139/0.jpg</text:p>
          </table:table-cell>
          <table:table-cell office:value-type="string" calcext:value-type="string">
            <text:p>Pattern 1</text:p>
          </table:table-cell>
          <table:table-cell office:value-type="float" office:value="30.7412570190184" calcext:value-type="float">
            <text:p>30.7412570190184</text:p>
          </table:table-cell>
          <table:table-cell office:value-type="float" office:value="0.367222413857928" calcext:value-type="float">
            <text:p>0.367222413857928</text:p>
          </table:table-cell>
          <table:table-cell office:value-type="float" office:value="0.365962059851055" calcext:value-type="float">
            <text:p>0.365962059851055</text:p>
          </table:table-cell>
          <table:table-cell office:value-type="string" calcext:value-type="string">
            <text:p>https://twitter.com/Spicez14/status/1620942989869854721</text:p>
          </table:table-cell>
        </table:table-row>
        <table:table-row table:style-name="ro1">
          <table:table-cell office:value-type="string" calcext:value-type="string">
            <text:p>input/data_formal_20240530-1342/meme/Spicez14_20230202T003503/0.jpg</text:p>
          </table:table-cell>
          <table:table-cell office:value-type="string" calcext:value-type="string">
            <text:p>Pattern 1</text:p>
          </table:table-cell>
          <table:table-cell office:value-type="float" office:value="33.0340675214144" calcext:value-type="float">
            <text:p>33.0340675214144</text:p>
          </table:table-cell>
          <table:table-cell office:value-type="float" office:value="0.419791734738077" calcext:value-type="float">
            <text:p>0.419791734738077</text:p>
          </table:table-cell>
          <table:table-cell office:value-type="float" office:value="0.415586761869191" calcext:value-type="float">
            <text:p>0.415586761869191</text:p>
          </table:table-cell>
          <table:table-cell office:value-type="string" calcext:value-type="string">
            <text:p>https://twitter.com/Spicez14/status/1620943848263528449</text:p>
          </table:table-cell>
        </table:table-row>
        <table:table-row table:style-name="ro1">
          <table:table-cell office:value-type="string" calcext:value-type="string">
            <text:p>input/data_formal_20240530-1342/meme/spoilerforcepod_20230206T144114/0.jpg</text:p>
          </table:table-cell>
          <table:table-cell office:value-type="string" calcext:value-type="string">
            <text:p>Pattern 6</text:p>
          </table:table-cell>
          <table:table-cell office:value-type="float" office:value="25.880924033562" calcext:value-type="float">
            <text:p>25.880924033562</text:p>
          </table:table-cell>
          <table:table-cell office:value-type="float" office:value="0.695650102669778" calcext:value-type="float">
            <text:p>0.695650102669778</text:p>
          </table:table-cell>
          <table:table-cell office:value-type="float" office:value="0.35373180581667" calcext:value-type="float">
            <text:p>0.35373180581667</text:p>
          </table:table-cell>
          <table:table-cell office:value-type="string" calcext:value-type="string">
            <text:p>https://twitter.com/spoilerforcepod/status/1622606348071436288</text:p>
          </table:table-cell>
        </table:table-row>
        <table:table-row table:style-name="ro1">
          <table:table-cell office:value-type="string" calcext:value-type="string">
            <text:p>input/data_formal_20240530-1342/meme/sr_dalvi_20221229T094323/0.jpg</text:p>
          </table:table-cell>
          <table:table-cell office:value-type="string" calcext:value-type="string">
            <text:p>Pattern 5</text:p>
          </table:table-cell>
          <table:table-cell office:value-type="float" office:value="31.5787782177036" calcext:value-type="float">
            <text:p>31.5787782177036</text:p>
          </table:table-cell>
          <table:table-cell office:value-type="float" office:value="0.0811875593527141" calcext:value-type="float">
            <text:p>0.0811875593527141</text:p>
          </table:table-cell>
          <table:table-cell office:value-type="float" office:value="0.337298061417901" calcext:value-type="float">
            <text:p>0.337298061417901</text:p>
          </table:table-cell>
          <table:table-cell office:value-type="string" calcext:value-type="string">
            <text:p>https://twitter.com/sr_dalvi/status/1608398262654111746</text:p>
          </table:table-cell>
        </table:table-row>
        <table:table-row table:style-name="ro1">
          <table:table-cell office:value-type="string" calcext:value-type="string">
            <text:p>input/data_formal_20240530-1342/meme/Sribinu02_20230106T054737/0.jpg</text:p>
          </table:table-cell>
          <table:table-cell office:value-type="string" calcext:value-type="string">
            <text:p>Pattern 3</text:p>
          </table:table-cell>
          <table:table-cell office:value-type="float" office:value="21.6940253414621" calcext:value-type="float">
            <text:p>21.6940253414621</text:p>
          </table:table-cell>
          <table:table-cell office:value-type="float" office:value="0.405467258057582" calcext:value-type="float">
            <text:p>0.405467258057582</text:p>
          </table:table-cell>
          <table:table-cell office:value-type="float" office:value="0.825877115497461" calcext:value-type="float">
            <text:p>0.825877115497461</text:p>
          </table:table-cell>
          <table:table-cell office:value-type="string" calcext:value-type="string">
            <text:p>https://twitter.com/Sribinu02/status/1611238033575247876</text:p>
          </table:table-cell>
        </table:table-row>
        <table:table-row table:style-name="ro1">
          <table:table-cell office:value-type="string" calcext:value-type="string">
            <text:p>input/data_formal_20240530-1342/meme/srik4nt_20230106T080328/0.jpg</text:p>
          </table:table-cell>
          <table:table-cell office:value-type="string" calcext:value-type="string">
            <text:p>Pattern 1</text:p>
          </table:table-cell>
          <table:table-cell office:value-type="float" office:value="30.1977807881684" calcext:value-type="float">
            <text:p>30.1977807881684</text:p>
          </table:table-cell>
          <table:table-cell office:value-type="float" office:value="0.257213803478153" calcext:value-type="float">
            <text:p>0.257213803478153</text:p>
          </table:table-cell>
          <table:table-cell office:value-type="float" office:value="0.253447932711279" calcext:value-type="float">
            <text:p>0.253447932711279</text:p>
          </table:table-cell>
          <table:table-cell office:value-type="string" calcext:value-type="string">
            <text:p>https://twitter.com/srik4nt/status/1611272222991343616</text:p>
          </table:table-cell>
        </table:table-row>
        <table:table-row table:style-name="ro1">
          <table:table-cell office:value-type="string" calcext:value-type="string">
            <text:p>input/data_formal_20240530-1342/meme/SSMakrahi_20230106T080903/0.jpg</text:p>
          </table:table-cell>
          <table:table-cell office:value-type="string" calcext:value-type="string">
            <text:p>Pattern 2</text:p>
          </table:table-cell>
          <table:table-cell office:value-type="float" office:value="29.1581047919404" calcext:value-type="float">
            <text:p>29.1581047919404</text:p>
          </table:table-cell>
          <table:table-cell office:value-type="float" office:value="0.164295009975781" calcext:value-type="float">
            <text:p>0.164295009975781</text:p>
          </table:table-cell>
          <table:table-cell office:value-type="float" office:value="0.723957219615746" calcext:value-type="float">
            <text:p>0.723957219615746</text:p>
          </table:table-cell>
          <table:table-cell office:value-type="string" calcext:value-type="string">
            <text:p>https://twitter.com/SSMakrahi/status/1611273645141393409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46/0.jpg</text:p>
          </table:table-cell>
          <table:table-cell office:value-type="string" calcext:value-type="string">
            <text:p>Pattern 2</text:p>
          </table:table-cell>
          <table:table-cell office:value-type="float" office:value="27.7634531295147" calcext:value-type="float">
            <text:p>27.7634531295147</text:p>
          </table:table-cell>
          <table:table-cell office:value-type="float" office:value="0.330062745576638" calcext:value-type="float">
            <text:p>0.330062745576638</text:p>
          </table:table-cell>
          <table:table-cell office:value-type="float" office:value="0.617976196365635" calcext:value-type="float">
            <text:p>0.617976196365635</text:p>
          </table:table-cell>
          <table:table-cell office:value-type="string" calcext:value-type="string">
            <text:p>https://twitter.com/StaciAnime/status/1610954706288873479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51/0.jpg</text:p>
          </table:table-cell>
          <table:table-cell office:value-type="string" calcext:value-type="string">
            <text:p>Pattern 3</text:p>
          </table:table-cell>
          <table:table-cell office:value-type="float" office:value="26.7579749564316" calcext:value-type="float">
            <text:p>26.7579749564316</text:p>
          </table:table-cell>
          <table:table-cell office:value-type="float" office:value="0.277215833521901" calcext:value-type="float">
            <text:p>0.277215833521901</text:p>
          </table:table-cell>
          <table:table-cell office:value-type="float" office:value="0.770062280133664" calcext:value-type="float">
            <text:p>0.770062280133664</text:p>
          </table:table-cell>
          <table:table-cell office:value-type="string" calcext:value-type="string">
            <text:p>https://twitter.com/StaciAnime/status/1610954725536530433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55/0.jpg</text:p>
          </table:table-cell>
          <table:table-cell office:value-type="string" calcext:value-type="string">
            <text:p>Pattern 5</text:p>
          </table:table-cell>
          <table:table-cell office:value-type="float" office:value="31.8499536922455" calcext:value-type="float">
            <text:p>31.8499536922455</text:p>
          </table:table-cell>
          <table:table-cell office:value-type="float" office:value="0.266633348029741" calcext:value-type="float">
            <text:p>0.266633348029741</text:p>
          </table:table-cell>
          <table:table-cell office:value-type="float" office:value="0.585171565099288" calcext:value-type="float">
            <text:p>0.585171565099288</text:p>
          </table:table-cell>
          <table:table-cell office:value-type="string" calcext:value-type="string">
            <text:p>https://twitter.com/StaciAnime/status/1610954745056747520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200/0.jpg</text:p>
          </table:table-cell>
          <table:table-cell office:value-type="string" calcext:value-type="string">
            <text:p>Pattern 3</text:p>
          </table:table-cell>
          <table:table-cell office:value-type="float" office:value="30.7029423864435" calcext:value-type="float">
            <text:p>30.7029423864435</text:p>
          </table:table-cell>
          <table:table-cell office:value-type="float" office:value="0.316846571636152" calcext:value-type="float">
            <text:p>0.316846571636152</text:p>
          </table:table-cell>
          <table:table-cell office:value-type="float" office:value="0.609282404512494" calcext:value-type="float">
            <text:p>0.609282404512494</text:p>
          </table:table-cell>
          <table:table-cell office:value-type="string" calcext:value-type="string">
            <text:p>https://twitter.com/StaciAnime/status/1610954765969620993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227/0.jpg</text:p>
          </table:table-cell>
          <table:table-cell office:value-type="string" calcext:value-type="string">
            <text:p>Pattern 2</text:p>
          </table:table-cell>
          <table:table-cell office:value-type="float" office:value="26.4803658599383" calcext:value-type="float">
            <text:p>26.4803658599383</text:p>
          </table:table-cell>
          <table:table-cell office:value-type="float" office:value="0.229942906002937" calcext:value-type="float">
            <text:p>0.229942906002937</text:p>
          </table:table-cell>
          <table:table-cell office:value-type="float" office:value="0.564106347100225" calcext:value-type="float">
            <text:p>0.564106347100225</text:p>
          </table:table-cell>
          <table:table-cell office:value-type="string" calcext:value-type="string">
            <text:p>https://twitter.com/StaciAnime/status/1610954877768962049</text:p>
          </table:table-cell>
        </table:table-row>
        <table:table-row table:style-name="ro1">
          <table:table-cell office:value-type="string" calcext:value-type="string">
            <text:p>input/data_formal_20240530-1342/meme/StalwartEsports_20230105T102416/0.jpg</text:p>
          </table:table-cell>
          <table:table-cell office:value-type="string" calcext:value-type="string">
            <text:p>Pattern 5</text:p>
          </table:table-cell>
          <table:table-cell office:value-type="float" office:value="25.927140998474" calcext:value-type="float">
            <text:p>25.927140998474</text:p>
          </table:table-cell>
          <table:table-cell office:value-type="float" office:value="0.067072877329513" calcext:value-type="float">
            <text:p>0.067072877329513</text:p>
          </table:table-cell>
          <table:table-cell office:value-type="float" office:value="0.527174068140576" calcext:value-type="float">
            <text:p>0.527174068140576</text:p>
          </table:table-cell>
          <table:table-cell office:value-type="string" calcext:value-type="string">
            <text:p>https://twitter.com/StalwartEsports/status/1610945268249202689</text:p>
          </table:table-cell>
        </table:table-row>
        <table:table-row table:style-name="ro1">
          <table:table-cell office:value-type="string" calcext:value-type="string">
            <text:p>input/data_formal_20240530-1342/meme/startupjobin_20230106T064019/0.jpg</text:p>
          </table:table-cell>
          <table:table-cell office:value-type="string" calcext:value-type="string">
            <text:p>Pattern 5</text:p>
          </table:table-cell>
          <table:table-cell office:value-type="float" office:value="30.5832154845562" calcext:value-type="float">
            <text:p>30.5832154845562</text:p>
          </table:table-cell>
          <table:table-cell office:value-type="float" office:value="0.133732400090595" calcext:value-type="float">
            <text:p>0.133732400090595</text:p>
          </table:table-cell>
          <table:table-cell office:value-type="float" office:value="0.239993088364427" calcext:value-type="float">
            <text:p>0.239993088364427</text:p>
          </table:table-cell>
          <table:table-cell office:value-type="string" calcext:value-type="string">
            <text:p>https://twitter.com/startupjobin/status/1611251295322771459</text:p>
          </table:table-cell>
        </table:table-row>
        <table:table-row table:style-name="ro1">
          <table:table-cell office:value-type="string" calcext:value-type="string">
            <text:p>input/data_formal_20240530-1342/meme/StephenMoreton3_20221222T083453/0.jpg</text:p>
          </table:table-cell>
          <table:table-cell office:value-type="string" calcext:value-type="string">
            <text:p>Pattern 1</text:p>
          </table:table-cell>
          <table:table-cell office:value-type="float" office:value="34.1157096051444" calcext:value-type="float">
            <text:p>34.1157096051444</text:p>
          </table:table-cell>
          <table:table-cell office:value-type="float" office:value="0.303730674783675" calcext:value-type="float">
            <text:p>0.303730674783675</text:p>
          </table:table-cell>
          <table:table-cell office:value-type="float" office:value="0.364019050013311" calcext:value-type="float">
            <text:p>0.364019050013311</text:p>
          </table:table-cell>
          <table:table-cell office:value-type="string" calcext:value-type="string">
            <text:p>https://twitter.com/djpegg/status/1605908331582865409</text:p>
          </table:table-cell>
        </table:table-row>
        <table:table-row table:style-name="ro1">
          <table:table-cell office:value-type="string" calcext:value-type="string">
            <text:p>input/data_formal_20240530-1342/meme/stockgro_20230302T081641/0.jpg</text:p>
          </table:table-cell>
          <table:table-cell office:value-type="string" calcext:value-type="string">
            <text:p>Pattern 5</text:p>
          </table:table-cell>
          <table:table-cell office:value-type="float" office:value="27.5769995722471" calcext:value-type="float">
            <text:p>27.5769995722471</text:p>
          </table:table-cell>
          <table:table-cell office:value-type="float" office:value="0.108034826745516" calcext:value-type="float">
            <text:p>0.108034826745516</text:p>
          </table:table-cell>
          <table:table-cell office:value-type="float" office:value="0.32723938557855" calcext:value-type="float">
            <text:p>0.32723938557855</text:p>
          </table:table-cell>
          <table:table-cell office:value-type="string" calcext:value-type="string">
            <text:p>https://twitter.com/jobsviatweet/status/1633065438560268288</text:p>
          </table:table-cell>
        </table:table-row>
        <table:table-row table:style-name="ro1">
          <table:table-cell office:value-type="string" calcext:value-type="string">
            <text:p>input/data_formal_20240530-1342/meme/Stoiss_20230119T224330/0.jpg</text:p>
          </table:table-cell>
          <table:table-cell office:value-type="string" calcext:value-type="string">
            <text:p>Pattern 7</text:p>
          </table:table-cell>
          <table:table-cell office:value-type="float" office:value="32.0448089545863" calcext:value-type="float">
            <text:p>32.0448089545863</text:p>
          </table:table-cell>
          <table:table-cell office:value-type="float" office:value="0.465139740536844" calcext:value-type="float">
            <text:p>0.465139740536844</text:p>
          </table:table-cell>
          <table:table-cell office:value-type="float" office:value="0.338151909837491" calcext:value-type="float">
            <text:p>0.338151909837491</text:p>
          </table:table-cell>
          <table:table-cell office:value-type="string" calcext:value-type="string">
            <text:p>https://twitter.com/Stoiss/status/1616204731478642701</text:p>
          </table:table-cell>
        </table:table-row>
        <table:table-row table:style-name="ro1">
          <table:table-cell office:value-type="string" calcext:value-type="string">
            <text:p>input/data_formal_20240530-1342/meme/StormieJinx_20221223T164852/0.jpg</text:p>
          </table:table-cell>
          <table:table-cell office:value-type="string" calcext:value-type="string">
            <text:p>Pattern 7</text:p>
          </table:table-cell>
          <table:table-cell office:value-type="float" office:value="28.6274128856804" calcext:value-type="float">
            <text:p>28.6274128856804</text:p>
          </table:table-cell>
          <table:table-cell office:value-type="float" office:value="0.340889725020944" calcext:value-type="float">
            <text:p>0.340889725020944</text:p>
          </table:table-cell>
          <table:table-cell office:value-type="float" office:value="0.451556466667244" calcext:value-type="float">
            <text:p>0.451556466667244</text:p>
          </table:table-cell>
          <table:table-cell office:value-type="string" calcext:value-type="string">
            <text:p>https://twitter.com/IceBear45S/status/1607885398939955200</text:p>
          </table:table-cell>
        </table:table-row>
        <table:table-row table:style-name="ro1">
          <table:table-cell office:value-type="string" calcext:value-type="string">
            <text:p>input/data_formal_20240530-1342/meme/StormieJinx_20230104T184625/0.jpg</text:p>
          </table:table-cell>
          <table:table-cell office:value-type="string" calcext:value-type="string">
            <text:p>Pattern 6</text:p>
          </table:table-cell>
          <table:table-cell office:value-type="float" office:value="27.1160025057136" calcext:value-type="float">
            <text:p>27.1160025057136</text:p>
          </table:table-cell>
          <table:table-cell office:value-type="float" office:value="0.702815182169633" calcext:value-type="float">
            <text:p>0.702815182169633</text:p>
          </table:table-cell>
          <table:table-cell office:value-type="float" office:value="0.555741637854747" calcext:value-type="float">
            <text:p>0.555741637854747</text:p>
          </table:table-cell>
          <table:table-cell office:value-type="string" calcext:value-type="string">
            <text:p>https://twitter.com/Ryanmzz132/status/1611276214332977153</text:p>
          </table:table-cell>
        </table:table-row>
        <table:table-row table:style-name="ro1">
          <table:table-cell office:value-type="string" calcext:value-type="string">
            <text:p>input/data_formal_20240530-1342/meme/StoxboxIndia_20230105T120613/0.jpg</text:p>
          </table:table-cell>
          <table:table-cell office:value-type="string" calcext:value-type="string">
            <text:p>Pattern 9</text:p>
          </table:table-cell>
          <table:table-cell office:value-type="float" office:value="15.8460596270503" calcext:value-type="float">
            <text:p>15.8460596270503</text:p>
          </table:table-cell>
          <table:table-cell office:value-type="float" office:value="0.16949549996811" calcext:value-type="float">
            <text:p>0.16949549996811</text:p>
          </table:table-cell>
          <table:table-cell office:value-type="float" office:value="0.0990308667627824" calcext:value-type="float">
            <text:p>0.0990308667627824</text:p>
          </table:table-cell>
          <table:table-cell office:value-type="string" calcext:value-type="string">
            <text:p>https://twitter.com/StoxboxIndia/status/1610970924534353923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0.jpg</text:p>
          </table:table-cell>
          <table:table-cell office:value-type="string" calcext:value-type="string">
            <text:p>Pattern 3</text:p>
          </table:table-cell>
          <table:table-cell office:value-type="float" office:value="29.132097349853" calcext:value-type="float">
            <text:p>29.132097349853</text:p>
          </table:table-cell>
          <table:table-cell office:value-type="float" office:value="0.183716570668185" calcext:value-type="float">
            <text:p>0.183716570668185</text:p>
          </table:table-cell>
          <table:table-cell office:value-type="float" office:value="0.869273211134579" calcext:value-type="float">
            <text:p>0.869273211134579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1.jpg</text:p>
          </table:table-cell>
          <table:table-cell office:value-type="string" calcext:value-type="string">
            <text:p>Pattern 3</text:p>
          </table:table-cell>
          <table:table-cell office:value-type="float" office:value="23.567476264638" calcext:value-type="float">
            <text:p>23.567476264638</text:p>
          </table:table-cell>
          <table:table-cell office:value-type="float" office:value="0.295088226242088" calcext:value-type="float">
            <text:p>0.295088226242088</text:p>
          </table:table-cell>
          <table:table-cell office:value-type="float" office:value="0.934471520593065" calcext:value-type="float">
            <text:p>0.934471520593065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2.jpg</text:p>
          </table:table-cell>
          <table:table-cell office:value-type="string" calcext:value-type="string">
            <text:p>Pattern 2</text:p>
          </table:table-cell>
          <table:table-cell office:value-type="float" office:value="29.7625948207879" calcext:value-type="float">
            <text:p>29.7625948207879</text:p>
          </table:table-cell>
          <table:table-cell office:value-type="float" office:value="0.311291052388276" calcext:value-type="float">
            <text:p>0.311291052388276</text:p>
          </table:table-cell>
          <table:table-cell office:value-type="float" office:value="0.827240584885403" calcext:value-type="float">
            <text:p>0.827240584885403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3.jpg</text:p>
          </table:table-cell>
          <table:table-cell office:value-type="string" calcext:value-type="string">
            <text:p>Pattern 2</text:p>
          </table:table-cell>
          <table:table-cell office:value-type="float" office:value="29.1717845050824" calcext:value-type="float">
            <text:p>29.1717845050824</text:p>
          </table:table-cell>
          <table:table-cell office:value-type="float" office:value="0.247444123716104" calcext:value-type="float">
            <text:p>0.247444123716104</text:p>
          </table:table-cell>
          <table:table-cell office:value-type="float" office:value="0.849997094614978" calcext:value-type="float">
            <text:p>0.849997094614978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12T000518/0.jpg</text:p>
          </table:table-cell>
          <table:table-cell office:value-type="string" calcext:value-type="string">
            <text:p>Pattern 2</text:p>
          </table:table-cell>
          <table:table-cell office:value-type="float" office:value="31.0555632462563" calcext:value-type="float">
            <text:p>31.0555632462563</text:p>
          </table:table-cell>
          <table:table-cell office:value-type="float" office:value="0.263075859835469" calcext:value-type="float">
            <text:p>0.263075859835469</text:p>
          </table:table-cell>
          <table:table-cell office:value-type="float" office:value="0.680601431815015" calcext:value-type="float">
            <text:p>0.680601431815015</text:p>
          </table:table-cell>
          <table:table-cell office:value-type="string" calcext:value-type="string">
            <text:p>https://twitter.com/SlickRick_ALGO/status/1624765056163479557</text:p>
          </table:table-cell>
        </table:table-row>
        <table:table-row table:style-name="ro1">
          <table:table-cell office:value-type="string" calcext:value-type="string">
            <text:p>input/data_formal_20240530-1342/meme/streamerinu77_20230203T200202/0.jpg</text:p>
          </table:table-cell>
          <table:table-cell office:value-type="string" calcext:value-type="string">
            <text:p>Pattern 1</text:p>
          </table:table-cell>
          <table:table-cell office:value-type="float" office:value="28.140686280485" calcext:value-type="float">
            <text:p>28.140686280485</text:p>
          </table:table-cell>
          <table:table-cell office:value-type="float" office:value="0.249087030191871" calcext:value-type="float">
            <text:p>0.249087030191871</text:p>
          </table:table-cell>
          <table:table-cell office:value-type="float" office:value="0.256997691823797" calcext:value-type="float">
            <text:p>0.256997691823797</text:p>
          </table:table-cell>
          <table:table-cell office:value-type="string" calcext:value-type="string">
            <text:p>https://twitter.com/debt2assets/status/1622621551156764673</text:p>
          </table:table-cell>
        </table:table-row>
        <table:table-row table:style-name="ro1">
          <table:table-cell office:value-type="string" calcext:value-type="string">
            <text:p>input/data_formal_20240530-1342/meme/StressQuit_20230206T111636/0.jpg</text:p>
          </table:table-cell>
          <table:table-cell office:value-type="string" calcext:value-type="string">
            <text:p>Pattern 2</text:p>
          </table:table-cell>
          <table:table-cell office:value-type="float" office:value="29.2432797554415" calcext:value-type="float">
            <text:p>29.2432797554415</text:p>
          </table:table-cell>
          <table:table-cell office:value-type="float" office:value="0.158999960737613" calcext:value-type="float">
            <text:p>0.158999960737613</text:p>
          </table:table-cell>
          <table:table-cell office:value-type="float" office:value="0.559119384302664" calcext:value-type="float">
            <text:p>0.559119384302664</text:p>
          </table:table-cell>
          <table:table-cell office:value-type="string" calcext:value-type="string">
            <text:p>https://twitter.com/StressQuit/status/1622554851820593152</text:p>
          </table:table-cell>
        </table:table-row>
        <table:table-row table:style-name="ro1">
          <table:table-cell office:value-type="string" calcext:value-type="string">
            <text:p>input/data_formal_20240530-1342/meme/StressQuit_20230206T114133/0.jpg</text:p>
          </table:table-cell>
          <table:table-cell office:value-type="string" calcext:value-type="string">
            <text:p>Pattern 5</text:p>
          </table:table-cell>
          <table:table-cell office:value-type="float" office:value="27.8864359320025" calcext:value-type="float">
            <text:p>27.8864359320025</text:p>
          </table:table-cell>
          <table:table-cell office:value-type="float" office:value="0.11041780680062" calcext:value-type="float">
            <text:p>0.11041780680062</text:p>
          </table:table-cell>
          <table:table-cell office:value-type="float" office:value="0.452673592504707" calcext:value-type="float">
            <text:p>0.452673592504707</text:p>
          </table:table-cell>
          <table:table-cell office:value-type="string" calcext:value-type="string">
            <text:p>https://twitter.com/StressQuit/status/1622561128038686720</text:p>
          </table:table-cell>
        </table:table-row>
        <table:table-row table:style-name="ro1">
          <table:table-cell office:value-type="string" calcext:value-type="string">
            <text:p>input/data_formal_20240530-1342/meme/Studex_Asia_20230106T062148/0.jpg</text:p>
          </table:table-cell>
          <table:table-cell office:value-type="string" calcext:value-type="string">
            <text:p>Pattern 9</text:p>
          </table:table-cell>
          <table:table-cell office:value-type="float" office:value="12.4931050093295" calcext:value-type="float">
            <text:p>12.4931050093295</text:p>
          </table:table-cell>
          <table:table-cell office:value-type="float" office:value="0.140656922712951" calcext:value-type="float">
            <text:p>0.140656922712951</text:p>
          </table:table-cell>
          <table:table-cell office:value-type="float" office:value="0.0370220746779661" calcext:value-type="float">
            <text:p>0.0370220746779661</text:p>
          </table:table-cell>
          <table:table-cell office:value-type="string" calcext:value-type="string">
            <text:p>https://twitter.com/Studex_Asia/status/1611246639309795331</text:p>
          </table:table-cell>
        </table:table-row>
        <table:table-row table:style-name="ro1">
          <table:table-cell office:value-type="string" calcext:value-type="string">
            <text:p>input/data_formal_20240530-1342/meme/studi0_seven_20230105T120335/0.jpg</text:p>
          </table:table-cell>
          <table:table-cell office:value-type="string" calcext:value-type="string">
            <text:p>Pattern 9</text:p>
          </table:table-cell>
          <table:table-cell office:value-type="float" office:value="11.3019629548573" calcext:value-type="float">
            <text:p>11.3019629548573</text:p>
          </table:table-cell>
          <table:table-cell office:value-type="float" office:value="0.143202903059149" calcext:value-type="float">
            <text:p>0.143202903059149</text:p>
          </table:table-cell>
          <table:table-cell office:value-type="float" office:value="0.0873951489517026" calcext:value-type="float">
            <text:p>0.0873951489517026</text:p>
          </table:table-cell>
          <table:table-cell office:value-type="string" calcext:value-type="string">
            <text:p>https://twitter.com/studi0_seven/status/1610970262610247682</text:p>
          </table:table-cell>
        </table:table-row>
        <table:table-row table:style-name="ro1">
          <table:table-cell office:value-type="string" calcext:value-type="string">
            <text:p>input/data_formal_20240530-1342/meme/styxcolor_20230202T002416/0.jpg</text:p>
          </table:table-cell>
          <table:table-cell office:value-type="string" calcext:value-type="string">
            <text:p>Pattern 3</text:p>
          </table:table-cell>
          <table:table-cell office:value-type="float" office:value="30.955425664494" calcext:value-type="float">
            <text:p>30.955425664494</text:p>
          </table:table-cell>
          <table:table-cell office:value-type="float" office:value="0.55160077745463" calcext:value-type="float">
            <text:p>0.55160077745463</text:p>
          </table:table-cell>
          <table:table-cell office:value-type="float" office:value="0.727227125355253" calcext:value-type="float">
            <text:p>0.727227125355253</text:p>
          </table:table-cell>
          <table:table-cell office:value-type="string" calcext:value-type="string">
            <text:p>https://twitter.com/styxcolor/status/1620941132028063745</text:p>
          </table:table-cell>
        </table:table-row>
        <table:table-row table:style-name="ro1">
          <table:table-cell office:value-type="string" calcext:value-type="string">
            <text:p>input/data_formal_20240530-1342/meme/SubeshSun_20230202T044051/0.jpg</text:p>
          </table:table-cell>
          <table:table-cell office:value-type="string" calcext:value-type="string">
            <text:p>Pattern 3</text:p>
          </table:table-cell>
          <table:table-cell office:value-type="float" office:value="28.8105834979199" calcext:value-type="float">
            <text:p>28.8105834979199</text:p>
          </table:table-cell>
          <table:table-cell office:value-type="float" office:value="0.416652232995504" calcext:value-type="float">
            <text:p>0.416652232995504</text:p>
          </table:table-cell>
          <table:table-cell office:value-type="float" office:value="0.59193617043538" calcext:value-type="float">
            <text:p>0.59193617043538</text:p>
          </table:table-cell>
          <table:table-cell office:value-type="string" calcext:value-type="string">
            <text:p>https://twitter.com/SubeshSun/status/1621005702767726594</text:p>
          </table:table-cell>
        </table:table-row>
        <table:table-row table:style-name="ro1">
          <table:table-cell office:value-type="string" calcext:value-type="string">
            <text:p>input/data_formal_20240530-1342/meme/SueSueishere_20230111T232335/0.jpg</text:p>
          </table:table-cell>
          <table:table-cell office:value-type="string" calcext:value-type="string">
            <text:p>Pattern 3</text:p>
          </table:table-cell>
          <table:table-cell office:value-type="float" office:value="29.1435361249911" calcext:value-type="float">
            <text:p>29.1435361249911</text:p>
          </table:table-cell>
          <table:table-cell office:value-type="float" office:value="0.435628723994511" calcext:value-type="float">
            <text:p>0.435628723994511</text:p>
          </table:table-cell>
          <table:table-cell office:value-type="float" office:value="0.687436316297706" calcext:value-type="float">
            <text:p>0.687436316297706</text:p>
          </table:table-cell>
          <table:table-cell office:value-type="string" calcext:value-type="string">
            <text:p>https://twitter.com/SueSueishere/status/1613315717801074693</text:p>
          </table:table-cell>
        </table:table-row>
        <table:table-row table:style-name="ro1">
          <table:table-cell office:value-type="string" calcext:value-type="string">
            <text:p>input/data_formal_20240530-1342/meme/SuggaDigitals_20230202T050000/0.jpg</text:p>
          </table:table-cell>
          <table:table-cell office:value-type="string" calcext:value-type="string">
            <text:p>Pattern 5</text:p>
          </table:table-cell>
          <table:table-cell office:value-type="float" office:value="24.2218871640551" calcext:value-type="float">
            <text:p>24.2218871640551</text:p>
          </table:table-cell>
          <table:table-cell office:value-type="float" office:value="0.0898088596633165" calcext:value-type="float">
            <text:p>0.0898088596633165</text:p>
          </table:table-cell>
          <table:table-cell office:value-type="float" office:value="0.272570061701382" calcext:value-type="float">
            <text:p>0.272570061701382</text:p>
          </table:table-cell>
          <table:table-cell office:value-type="string" calcext:value-type="string">
            <text:p>https://twitter.com/_Post_Your_Ads/status/1621018063314292737</text:p>
          </table:table-cell>
        </table:table-row>
        <table:table-row table:style-name="ro1">
          <table:table-cell office:value-type="string" calcext:value-type="string">
            <text:p>input/data_formal_20240530-1342/meme/suipiens_20230312T130002/0.jpg</text:p>
          </table:table-cell>
          <table:table-cell office:value-type="string" calcext:value-type="string">
            <text:p>Pattern 8</text:p>
          </table:table-cell>
          <table:table-cell office:value-type="float" office:value="27.9840266585836" calcext:value-type="float">
            <text:p>27.9840266585836</text:p>
          </table:table-cell>
          <table:table-cell office:value-type="float" office:value="0.766739125839282" calcext:value-type="float">
            <text:p>0.766739125839282</text:p>
          </table:table-cell>
          <table:table-cell office:value-type="float" office:value="0.377791786920257" calcext:value-type="float">
            <text:p>0.377791786920257</text:p>
          </table:table-cell>
          <table:table-cell office:value-type="string" calcext:value-type="string">
            <text:p>https://twitter.com/animikii387/status/1636188851684413441</text:p>
          </table:table-cell>
        </table:table-row>
        <table:table-row table:style-name="ro1">
          <table:table-cell office:value-type="string" calcext:value-type="string">
            <text:p>input/data_formal_20240530-1342/meme/suipiens_20230321T130003/0.jpg</text:p>
          </table:table-cell>
          <table:table-cell office:value-type="string" calcext:value-type="string">
            <text:p>Pattern 8</text:p>
          </table:table-cell>
          <table:table-cell office:value-type="float" office:value="26.339970322185" calcext:value-type="float">
            <text:p>26.339970322185</text:p>
          </table:table-cell>
          <table:table-cell office:value-type="float" office:value="0.721863349771412" calcext:value-type="float">
            <text:p>0.721863349771412</text:p>
          </table:table-cell>
          <table:table-cell office:value-type="float" office:value="0.347666923747179" calcext:value-type="float">
            <text:p>0.347666923747179</text:p>
          </table:table-cell>
          <table:table-cell office:value-type="string" calcext:value-type="string">
            <text:p>https://twitter.com/b_c_brent/status/1638748122686844928</text:p>
          </table:table-cell>
        </table:table-row>
        <table:table-row table:style-name="ro1">
          <table:table-cell office:value-type="string" calcext:value-type="string">
            <text:p>input/data_formal_20240530-1342/meme/suipiens_20230322T165900/0.jpg</text:p>
          </table:table-cell>
          <table:table-cell office:value-type="string" calcext:value-type="string">
            <text:p>Pattern 6</text:p>
          </table:table-cell>
          <table:table-cell office:value-type="float" office:value="23.6094702093883" calcext:value-type="float">
            <text:p>23.6094702093883</text:p>
          </table:table-cell>
          <table:table-cell office:value-type="float" office:value="0.631430320842955" calcext:value-type="float">
            <text:p>0.631430320842955</text:p>
          </table:table-cell>
          <table:table-cell office:value-type="float" office:value="0.515406287892131" calcext:value-type="float">
            <text:p>0.515406287892131</text:p>
          </table:table-cell>
          <table:table-cell office:value-type="string" calcext:value-type="string">
            <text:p>https://twitter.com/ika_queenika/status/1638749920676151297</text:p>
          </table:table-cell>
        </table:table-row>
        <table:table-row table:style-name="ro1">
          <table:table-cell office:value-type="string" calcext:value-type="string">
            <text:p>input/data_formal_20240530-1342/meme/Sukcul_20221228T043026/0.jpg</text:p>
          </table:table-cell>
          <table:table-cell office:value-type="string" calcext:value-type="string">
            <text:p>Pattern 5</text:p>
          </table:table-cell>
          <table:table-cell office:value-type="float" office:value="29.4338028222271" calcext:value-type="float">
            <text:p>29.4338028222271</text:p>
          </table:table-cell>
          <table:table-cell office:value-type="float" office:value="0.218544199796527" calcext:value-type="float">
            <text:p>0.218544199796527</text:p>
          </table:table-cell>
          <table:table-cell office:value-type="float" office:value="0.352406888191597" calcext:value-type="float">
            <text:p>0.352406888191597</text:p>
          </table:table-cell>
          <table:table-cell office:value-type="string" calcext:value-type="string">
            <text:p>https://twitter.com/Sukcul/status/1607957119289987074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74150/0.jpg</text:p>
          </table:table-cell>
          <table:table-cell office:value-type="string" calcext:value-type="string">
            <text:p>Pattern 8</text:p>
          </table:table-cell>
          <table:table-cell office:value-type="float" office:value="23.7952066139155" calcext:value-type="float">
            <text:p>23.7952066139155</text:p>
          </table:table-cell>
          <table:table-cell office:value-type="float" office:value="0.754693459641502" calcext:value-type="float">
            <text:p>0.754693459641502</text:p>
          </table:table-cell>
          <table:table-cell office:value-type="float" office:value="0.54964962580798" calcext:value-type="float">
            <text:p>0.54964962580798</text:p>
          </table:table-cell>
          <table:table-cell office:value-type="string" calcext:value-type="string">
            <text:p>https://twitter.com/Sunday_Memes/status/1642794521057456130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4/0.jpg</text:p>
          </table:table-cell>
          <table:table-cell office:value-type="string" calcext:value-type="string">
            <text:p>Pattern 3</text:p>
          </table:table-cell>
          <table:table-cell office:value-type="float" office:value="29.4237375965698" calcext:value-type="float">
            <text:p>29.4237375965698</text:p>
          </table:table-cell>
          <table:table-cell office:value-type="float" office:value="0.330150234571014" calcext:value-type="float">
            <text:p>0.330150234571014</text:p>
          </table:table-cell>
          <table:table-cell office:value-type="float" office:value="0.58837388100386" calcext:value-type="float">
            <text:p>0.58837388100386</text:p>
          </table:table-cell>
          <table:table-cell office:value-type="string" calcext:value-type="string">
            <text:p>https://twitter.com/Sunday_Memes/status/1642809513488121856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6/0.jpg</text:p>
          </table:table-cell>
          <table:table-cell office:value-type="string" calcext:value-type="string">
            <text:p>Pattern 1</text:p>
          </table:table-cell>
          <table:table-cell office:value-type="float" office:value="30.5328636955135" calcext:value-type="float">
            <text:p>30.5328636955135</text:p>
          </table:table-cell>
          <table:table-cell office:value-type="float" office:value="0.255704174162802" calcext:value-type="float">
            <text:p>0.255704174162802</text:p>
          </table:table-cell>
          <table:table-cell office:value-type="float" office:value="0.475752624387486" calcext:value-type="float">
            <text:p>0.475752624387486</text:p>
          </table:table-cell>
          <table:table-cell office:value-type="string" calcext:value-type="string">
            <text:p>https://twitter.com/Sunday_Memes/status/1642809520983269376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8/0.jpg</text:p>
          </table:table-cell>
          <table:table-cell office:value-type="string" calcext:value-type="string">
            <text:p>Pattern 6</text:p>
          </table:table-cell>
          <table:table-cell office:value-type="float" office:value="25.8254106578042" calcext:value-type="float">
            <text:p>25.8254106578042</text:p>
          </table:table-cell>
          <table:table-cell office:value-type="float" office:value="0.738807229726456" calcext:value-type="float">
            <text:p>0.738807229726456</text:p>
          </table:table-cell>
          <table:table-cell office:value-type="float" office:value="0.445340923667029" calcext:value-type="float">
            <text:p>0.445340923667029</text:p>
          </table:table-cell>
          <table:table-cell office:value-type="string" calcext:value-type="string">
            <text:p>https://twitter.com/Sunday_Memes/status/1642809529485197312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9/0.jpg</text:p>
          </table:table-cell>
          <table:table-cell office:value-type="string" calcext:value-type="string">
            <text:p>Pattern 8</text:p>
          </table:table-cell>
          <table:table-cell office:value-type="float" office:value="27.0079694007153" calcext:value-type="float">
            <text:p>27.0079694007153</text:p>
          </table:table-cell>
          <table:table-cell office:value-type="float" office:value="0.744855791726482" calcext:value-type="float">
            <text:p>0.744855791726482</text:p>
          </table:table-cell>
          <table:table-cell office:value-type="float" office:value="0.311564879640818" calcext:value-type="float">
            <text:p>0.311564879640818</text:p>
          </table:table-cell>
          <table:table-cell office:value-type="string" calcext:value-type="string">
            <text:p>https://twitter.com/Sunday_Memes/status/164280953378856550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2/0.jpg</text:p>
          </table:table-cell>
          <table:table-cell office:value-type="string" calcext:value-type="string">
            <text:p>Pattern 8</text:p>
          </table:table-cell>
          <table:table-cell office:value-type="float" office:value="22.4364921238715" calcext:value-type="float">
            <text:p>22.4364921238715</text:p>
          </table:table-cell>
          <table:table-cell office:value-type="float" office:value="0.789007255900853" calcext:value-type="float">
            <text:p>0.789007255900853</text:p>
          </table:table-cell>
          <table:table-cell office:value-type="float" office:value="0.327706405271691" calcext:value-type="float">
            <text:p>0.327706405271691</text:p>
          </table:table-cell>
          <table:table-cell office:value-type="string" calcext:value-type="string">
            <text:p>https://twitter.com/Sunday_Memes/status/1644969359800975361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4/0.jpg</text:p>
          </table:table-cell>
          <table:table-cell office:value-type="string" calcext:value-type="string">
            <text:p>Pattern 2</text:p>
          </table:table-cell>
          <table:table-cell office:value-type="float" office:value="25.2405852299934" calcext:value-type="float">
            <text:p>25.2405852299934</text:p>
          </table:table-cell>
          <table:table-cell office:value-type="float" office:value="0.222880053455394" calcext:value-type="float">
            <text:p>0.222880053455394</text:p>
          </table:table-cell>
          <table:table-cell office:value-type="float" office:value="0.790121152055358" calcext:value-type="float">
            <text:p>0.790121152055358</text:p>
          </table:table-cell>
          <table:table-cell office:value-type="string" calcext:value-type="string">
            <text:p>https://twitter.com/Sunday_Memes/status/164496937063492812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6/0.jpg</text:p>
          </table:table-cell>
          <table:table-cell office:value-type="string" calcext:value-type="string">
            <text:p>Pattern 5</text:p>
          </table:table-cell>
          <table:table-cell office:value-type="float" office:value="29.7666405508676" calcext:value-type="float">
            <text:p>29.7666405508676</text:p>
          </table:table-cell>
          <table:table-cell office:value-type="float" office:value="0.150699253232676" calcext:value-type="float">
            <text:p>0.150699253232676</text:p>
          </table:table-cell>
          <table:table-cell office:value-type="float" office:value="0.417947865695637" calcext:value-type="float">
            <text:p>0.417947865695637</text:p>
          </table:table-cell>
          <table:table-cell office:value-type="string" calcext:value-type="string">
            <text:p>https://twitter.com/Sunday_Memes/status/1644969377693851648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8/0.jpg</text:p>
          </table:table-cell>
          <table:table-cell office:value-type="string" calcext:value-type="string">
            <text:p>Pattern 2</text:p>
          </table:table-cell>
          <table:table-cell office:value-type="float" office:value="31.9242544470902" calcext:value-type="float">
            <text:p>31.9242544470902</text:p>
          </table:table-cell>
          <table:table-cell office:value-type="float" office:value="0.279484023281759" calcext:value-type="float">
            <text:p>0.279484023281759</text:p>
          </table:table-cell>
          <table:table-cell office:value-type="float" office:value="0.597881497386278" calcext:value-type="float">
            <text:p>0.597881497386278</text:p>
          </table:table-cell>
          <table:table-cell office:value-type="string" calcext:value-type="string">
            <text:p>https://twitter.com/Sunday_Memes/status/164496938650615808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1/0.jpg</text:p>
          </table:table-cell>
          <table:table-cell office:value-type="string" calcext:value-type="string">
            <text:p>Pattern 1</text:p>
          </table:table-cell>
          <table:table-cell office:value-type="float" office:value="35.3503046003728" calcext:value-type="float">
            <text:p>35.3503046003728</text:p>
          </table:table-cell>
          <table:table-cell office:value-type="float" office:value="0.36286247116647" calcext:value-type="float">
            <text:p>0.36286247116647</text:p>
          </table:table-cell>
          <table:table-cell office:value-type="float" office:value="0.450605711921155" calcext:value-type="float">
            <text:p>0.450605711921155</text:p>
          </table:table-cell>
          <table:table-cell office:value-type="string" calcext:value-type="string">
            <text:p>https://twitter.com/Sunday_Memes/status/164496939791468134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5/0.jpg</text:p>
          </table:table-cell>
          <table:table-cell office:value-type="string" calcext:value-type="string">
            <text:p>Pattern 2</text:p>
          </table:table-cell>
          <table:table-cell office:value-type="float" office:value="30.3579441561495" calcext:value-type="float">
            <text:p>30.3579441561495</text:p>
          </table:table-cell>
          <table:table-cell office:value-type="float" office:value="0.313634669040979" calcext:value-type="float">
            <text:p>0.313634669040979</text:p>
          </table:table-cell>
          <table:table-cell office:value-type="float" office:value="0.64415108928032" calcext:value-type="float">
            <text:p>0.64415108928032</text:p>
          </table:table-cell>
          <table:table-cell office:value-type="string" calcext:value-type="string">
            <text:p>https://twitter.com/Sunday_Memes/status/1644969414029090817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7/0.jpg</text:p>
          </table:table-cell>
          <table:table-cell office:value-type="string" calcext:value-type="string">
            <text:p>Pattern 8</text:p>
          </table:table-cell>
          <table:table-cell office:value-type="float" office:value="19.957308713217" calcext:value-type="float">
            <text:p>19.957308713217</text:p>
          </table:table-cell>
          <table:table-cell office:value-type="float" office:value="0.836966188537055" calcext:value-type="float">
            <text:p>0.836966188537055</text:p>
          </table:table-cell>
          <table:table-cell office:value-type="float" office:value="0.50365763980315" calcext:value-type="float">
            <text:p>0.50365763980315</text:p>
          </table:table-cell>
          <table:table-cell office:value-type="string" calcext:value-type="string">
            <text:p>https://twitter.com/Sunday_Memes/status/1644969423294300160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9/0.jpg</text:p>
          </table:table-cell>
          <table:table-cell office:value-type="string" calcext:value-type="string">
            <text:p>Pattern 5</text:p>
          </table:table-cell>
          <table:table-cell office:value-type="float" office:value="31.8880788366605" calcext:value-type="float">
            <text:p>31.8880788366605</text:p>
          </table:table-cell>
          <table:table-cell office:value-type="float" office:value="0.252046369717326" calcext:value-type="float">
            <text:p>0.252046369717326</text:p>
          </table:table-cell>
          <table:table-cell office:value-type="float" office:value="0.259421409825801" calcext:value-type="float">
            <text:p>0.259421409825801</text:p>
          </table:table-cell>
          <table:table-cell office:value-type="string" calcext:value-type="string">
            <text:p>https://twitter.com/Sunday_Memes/status/1644969431242620931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11/0.jpg</text:p>
          </table:table-cell>
          <table:table-cell office:value-type="string" calcext:value-type="string">
            <text:p>Pattern 5</text:p>
          </table:table-cell>
          <table:table-cell office:value-type="float" office:value="24.8624108430193" calcext:value-type="float">
            <text:p>24.8624108430193</text:p>
          </table:table-cell>
          <table:table-cell office:value-type="float" office:value="0.128828196067273" calcext:value-type="float">
            <text:p>0.128828196067273</text:p>
          </table:table-cell>
          <table:table-cell office:value-type="float" office:value="0.293624707664117" calcext:value-type="float">
            <text:p>0.293624707664117</text:p>
          </table:table-cell>
          <table:table-cell office:value-type="string" calcext:value-type="string">
            <text:p>https://twitter.com/Sunday_Memes/status/1644969440537108482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14/0.jpg</text:p>
          </table:table-cell>
          <table:table-cell office:value-type="string" calcext:value-type="string">
            <text:p>Pattern 6</text:p>
          </table:table-cell>
          <table:table-cell office:value-type="float" office:value="23.669393012206" calcext:value-type="float">
            <text:p>23.669393012206</text:p>
          </table:table-cell>
          <table:table-cell office:value-type="float" office:value="0.816622911153327" calcext:value-type="float">
            <text:p>0.816622911153327</text:p>
          </table:table-cell>
          <table:table-cell office:value-type="float" office:value="0.46498792086402" calcext:value-type="float">
            <text:p>0.46498792086402</text:p>
          </table:table-cell>
          <table:table-cell office:value-type="string" calcext:value-type="string">
            <text:p>https://twitter.com/Sunday_Memes/status/1644969454399373312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4/0.jpg</text:p>
          </table:table-cell>
          <table:table-cell office:value-type="string" calcext:value-type="string">
            <text:p>Pattern 2</text:p>
          </table:table-cell>
          <table:table-cell office:value-type="float" office:value="24.8241037759436" calcext:value-type="float">
            <text:p>24.8241037759436</text:p>
          </table:table-cell>
          <table:table-cell office:value-type="float" office:value="0.444860254257825" calcext:value-type="float">
            <text:p>0.444860254257825</text:p>
          </table:table-cell>
          <table:table-cell office:value-type="float" office:value="0.895090841055041" calcext:value-type="float">
            <text:p>0.895090841055041</text:p>
          </table:table-cell>
          <table:table-cell office:value-type="string" calcext:value-type="string">
            <text:p>https://twitter.com/Sunday_Memes/status/164498396741676236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6/0.jpg</text:p>
          </table:table-cell>
          <table:table-cell office:value-type="string" calcext:value-type="string">
            <text:p>Pattern 2</text:p>
          </table:table-cell>
          <table:table-cell office:value-type="float" office:value="32.346610509621" calcext:value-type="float">
            <text:p>32.346610509621</text:p>
          </table:table-cell>
          <table:table-cell office:value-type="float" office:value="0.342282561854278" calcext:value-type="float">
            <text:p>0.342282561854278</text:p>
          </table:table-cell>
          <table:table-cell office:value-type="float" office:value="0.605707862160504" calcext:value-type="float">
            <text:p>0.605707862160504</text:p>
          </table:table-cell>
          <table:table-cell office:value-type="string" calcext:value-type="string">
            <text:p>https://twitter.com/Sunday_Memes/status/1644983972902912000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8/0.jpg</text:p>
          </table:table-cell>
          <table:table-cell office:value-type="string" calcext:value-type="string">
            <text:p>Pattern 5</text:p>
          </table:table-cell>
          <table:table-cell office:value-type="float" office:value="25.3812646039452" calcext:value-type="float">
            <text:p>25.3812646039452</text:p>
          </table:table-cell>
          <table:table-cell office:value-type="float" office:value="0.126715798401945" calcext:value-type="float">
            <text:p>0.126715798401945</text:p>
          </table:table-cell>
          <table:table-cell office:value-type="float" office:value="0.24113485571997" calcext:value-type="float">
            <text:p>0.24113485571997</text:p>
          </table:table-cell>
          <table:table-cell office:value-type="string" calcext:value-type="string">
            <text:p>https://twitter.com/Sunday_Memes/status/164498398130825625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9/0.jpg</text:p>
          </table:table-cell>
          <table:table-cell office:value-type="string" calcext:value-type="string">
            <text:p>Pattern 7</text:p>
          </table:table-cell>
          <table:table-cell office:value-type="float" office:value="26.6129669673209" calcext:value-type="float">
            <text:p>26.6129669673209</text:p>
          </table:table-cell>
          <table:table-cell office:value-type="float" office:value="0.462793741846186" calcext:value-type="float">
            <text:p>0.462793741846186</text:p>
          </table:table-cell>
          <table:table-cell office:value-type="float" office:value="0.438996783248231" calcext:value-type="float">
            <text:p>0.438996783248231</text:p>
          </table:table-cell>
          <table:table-cell office:value-type="string" calcext:value-type="string">
            <text:p>https://twitter.com/Sunday_Memes/status/164498398851406233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202/0.jpg</text:p>
          </table:table-cell>
          <table:table-cell office:value-type="string" calcext:value-type="string">
            <text:p>Pattern 6</text:p>
          </table:table-cell>
          <table:table-cell office:value-type="float" office:value="26.513731673109" calcext:value-type="float">
            <text:p>26.513731673109</text:p>
          </table:table-cell>
          <table:table-cell office:value-type="float" office:value="0.76379400964286" calcext:value-type="float">
            <text:p>0.76379400964286</text:p>
          </table:table-cell>
          <table:table-cell office:value-type="float" office:value="0.454031676971629" calcext:value-type="float">
            <text:p>0.454031676971629</text:p>
          </table:table-cell>
          <table:table-cell office:value-type="string" calcext:value-type="string">
            <text:p>https://twitter.com/Sunday_Memes/status/1644983999503245313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204/0.jpg</text:p>
          </table:table-cell>
          <table:table-cell office:value-type="string" calcext:value-type="string">
            <text:p>Pattern 8</text:p>
          </table:table-cell>
          <table:table-cell office:value-type="float" office:value="20.9047154802775" calcext:value-type="float">
            <text:p>20.9047154802775</text:p>
          </table:table-cell>
          <table:table-cell office:value-type="float" office:value="0.882084803911769" calcext:value-type="float">
            <text:p>0.882084803911769</text:p>
          </table:table-cell>
          <table:table-cell office:value-type="float" office:value="0.393919498160088" calcext:value-type="float">
            <text:p>0.393919498160088</text:p>
          </table:table-cell>
          <table:table-cell office:value-type="string" calcext:value-type="string">
            <text:p>https://twitter.com/Sunday_Memes/status/164498400733812326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0/0.jpg</text:p>
          </table:table-cell>
          <table:table-cell office:value-type="string" calcext:value-type="string">
            <text:p>Pattern 2</text:p>
          </table:table-cell>
          <table:table-cell office:value-type="float" office:value="24.8241037759436" calcext:value-type="float">
            <text:p>24.8241037759436</text:p>
          </table:table-cell>
          <table:table-cell office:value-type="float" office:value="0.444860254257825" calcext:value-type="float">
            <text:p>0.444860254257825</text:p>
          </table:table-cell>
          <table:table-cell office:value-type="float" office:value="0.895090841055041" calcext:value-type="float">
            <text:p>0.895090841055041</text:p>
          </table:table-cell>
          <table:table-cell office:value-type="string" calcext:value-type="string">
            <text:p>https://twitter.com/Sunday_Memes/status/1644986591952216065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1/0.jpg</text:p>
          </table:table-cell>
          <table:table-cell office:value-type="string" calcext:value-type="string">
            <text:p>Pattern 2</text:p>
          </table:table-cell>
          <table:table-cell office:value-type="float" office:value="32.346610509621" calcext:value-type="float">
            <text:p>32.346610509621</text:p>
          </table:table-cell>
          <table:table-cell office:value-type="float" office:value="0.342282561854278" calcext:value-type="float">
            <text:p>0.342282561854278</text:p>
          </table:table-cell>
          <table:table-cell office:value-type="float" office:value="0.605707862160504" calcext:value-type="float">
            <text:p>0.605707862160504</text:p>
          </table:table-cell>
          <table:table-cell office:value-type="string" calcext:value-type="string">
            <text:p>https://twitter.com/Sunday_Memes/status/1644986596330962947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2/0.jpg</text:p>
          </table:table-cell>
          <table:table-cell office:value-type="string" calcext:value-type="string">
            <text:p>Pattern 5</text:p>
          </table:table-cell>
          <table:table-cell office:value-type="float" office:value="25.3812646039452" calcext:value-type="float">
            <text:p>25.3812646039452</text:p>
          </table:table-cell>
          <table:table-cell office:value-type="float" office:value="0.126715798401945" calcext:value-type="float">
            <text:p>0.126715798401945</text:p>
          </table:table-cell>
          <table:table-cell office:value-type="float" office:value="0.24113485571997" calcext:value-type="float">
            <text:p>0.24113485571997</text:p>
          </table:table-cell>
          <table:table-cell office:value-type="string" calcext:value-type="string">
            <text:p>https://twitter.com/Sunday_Memes/status/164498660201016524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4/0.jpg</text:p>
          </table:table-cell>
          <table:table-cell office:value-type="string" calcext:value-type="string">
            <text:p>Pattern 7</text:p>
          </table:table-cell>
          <table:table-cell office:value-type="float" office:value="26.6129669673209" calcext:value-type="float">
            <text:p>26.6129669673209</text:p>
          </table:table-cell>
          <table:table-cell office:value-type="float" office:value="0.462793741846186" calcext:value-type="float">
            <text:p>0.462793741846186</text:p>
          </table:table-cell>
          <table:table-cell office:value-type="float" office:value="0.438996783248231" calcext:value-type="float">
            <text:p>0.438996783248231</text:p>
          </table:table-cell>
          <table:table-cell office:value-type="string" calcext:value-type="string">
            <text:p>https://twitter.com/Sunday_Memes/status/1644986607307722753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38/0.jpg</text:p>
          </table:table-cell>
          <table:table-cell office:value-type="string" calcext:value-type="string">
            <text:p>Pattern 2</text:p>
          </table:table-cell>
          <table:table-cell office:value-type="float" office:value="24.8718882262337" calcext:value-type="float">
            <text:p>24.8718882262337</text:p>
          </table:table-cell>
          <table:table-cell office:value-type="float" office:value="0.0975882518214575" calcext:value-type="float">
            <text:p>0.0975882518214575</text:p>
          </table:table-cell>
          <table:table-cell office:value-type="float" office:value="0.71285421344641" calcext:value-type="float">
            <text:p>0.71285421344641</text:p>
          </table:table-cell>
          <table:table-cell office:value-type="string" calcext:value-type="string">
            <text:p>https://twitter.com/Sunday_Memes/status/1645331692423356417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39/0.jpg</text:p>
          </table:table-cell>
          <table:table-cell office:value-type="string" calcext:value-type="string">
            <text:p>Pattern 2</text:p>
          </table:table-cell>
          <table:table-cell office:value-type="float" office:value="34.3961267932464" calcext:value-type="float">
            <text:p>34.3961267932464</text:p>
          </table:table-cell>
          <table:table-cell office:value-type="float" office:value="0.187222178165578" calcext:value-type="float">
            <text:p>0.187222178165578</text:p>
          </table:table-cell>
          <table:table-cell office:value-type="float" office:value="0.548935264213274" calcext:value-type="float">
            <text:p>0.548935264213274</text:p>
          </table:table-cell>
          <table:table-cell office:value-type="string" calcext:value-type="string">
            <text:p>https://twitter.com/Sunday_Memes/status/1645331696584204288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1/0.jpg</text:p>
          </table:table-cell>
          <table:table-cell office:value-type="string" calcext:value-type="string">
            <text:p>Pattern 1</text:p>
          </table:table-cell>
          <table:table-cell office:value-type="float" office:value="33.7695901328835" calcext:value-type="float">
            <text:p>33.7695901328835</text:p>
          </table:table-cell>
          <table:table-cell office:value-type="float" office:value="0.285892680211903" calcext:value-type="float">
            <text:p>0.285892680211903</text:p>
          </table:table-cell>
          <table:table-cell office:value-type="float" office:value="0.450647355371184" calcext:value-type="float">
            <text:p>0.450647355371184</text:p>
          </table:table-cell>
          <table:table-cell office:value-type="string" calcext:value-type="string">
            <text:p>https://twitter.com/Sunday_Memes/status/1645331703907467265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3/0.jpg</text:p>
          </table:table-cell>
          <table:table-cell office:value-type="string" calcext:value-type="string">
            <text:p>Pattern 7</text:p>
          </table:table-cell>
          <table:table-cell office:value-type="float" office:value="30.2267054343135" calcext:value-type="float">
            <text:p>30.2267054343135</text:p>
          </table:table-cell>
          <table:table-cell office:value-type="float" office:value="0.181042089098786" calcext:value-type="float">
            <text:p>0.181042089098786</text:p>
          </table:table-cell>
          <table:table-cell office:value-type="float" office:value="0.541983430786" calcext:value-type="float">
            <text:p>0.541983430786</text:p>
          </table:table-cell>
          <table:table-cell office:value-type="string" calcext:value-type="string">
            <text:p>https://twitter.com/Sunday_Memes/status/1645331710857322498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4/0.jpg</text:p>
          </table:table-cell>
          <table:table-cell office:value-type="string" calcext:value-type="string">
            <text:p>Pattern 7</text:p>
          </table:table-cell>
          <table:table-cell office:value-type="float" office:value="25.3641720667245" calcext:value-type="float">
            <text:p>25.3641720667245</text:p>
          </table:table-cell>
          <table:table-cell office:value-type="float" office:value="0.656744308484323" calcext:value-type="float">
            <text:p>0.656744308484323</text:p>
          </table:table-cell>
          <table:table-cell office:value-type="float" office:value="0.500762081459129" calcext:value-type="float">
            <text:p>0.500762081459129</text:p>
          </table:table-cell>
          <table:table-cell office:value-type="string" calcext:value-type="string">
            <text:p>https://twitter.com/Sunday_Memes/status/1645331717727703040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6/0.jpg</text:p>
          </table:table-cell>
          <table:table-cell office:value-type="string" calcext:value-type="string">
            <text:p>Pattern 3</text:p>
          </table:table-cell>
          <table:table-cell office:value-type="float" office:value="28.93614658334" calcext:value-type="float">
            <text:p>28.93614658334</text:p>
          </table:table-cell>
          <table:table-cell office:value-type="float" office:value="0.166736094145185" calcext:value-type="float">
            <text:p>0.166736094145185</text:p>
          </table:table-cell>
          <table:table-cell office:value-type="float" office:value="0.645318546505791" calcext:value-type="float">
            <text:p>0.645318546505791</text:p>
          </table:table-cell>
          <table:table-cell office:value-type="string" calcext:value-type="string">
            <text:p>https://twitter.com/Sunday_Memes/status/1645331722383286272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7/0.jpg</text:p>
          </table:table-cell>
          <table:table-cell office:value-type="string" calcext:value-type="string">
            <text:p>Pattern 7</text:p>
          </table:table-cell>
          <table:table-cell office:value-type="float" office:value="28.0086694104372" calcext:value-type="float">
            <text:p>28.0086694104372</text:p>
          </table:table-cell>
          <table:table-cell office:value-type="float" office:value="0.506076006038844" calcext:value-type="float">
            <text:p>0.506076006038844</text:p>
          </table:table-cell>
          <table:table-cell office:value-type="float" office:value="0.632470332466255" calcext:value-type="float">
            <text:p>0.632470332466255</text:p>
          </table:table-cell>
          <table:table-cell office:value-type="string" calcext:value-type="string">
            <text:p>https://twitter.com/Sunday_Memes/status/1645331729157160960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8/0.jpg</text:p>
          </table:table-cell>
          <table:table-cell office:value-type="string" calcext:value-type="string">
            <text:p>Pattern 2</text:p>
          </table:table-cell>
          <table:table-cell office:value-type="float" office:value="28.5969043345431" calcext:value-type="float">
            <text:p>28.5969043345431</text:p>
          </table:table-cell>
          <table:table-cell office:value-type="float" office:value="0.184394473010912" calcext:value-type="float">
            <text:p>0.184394473010912</text:p>
          </table:table-cell>
          <table:table-cell office:value-type="float" office:value="0.697373558598516" calcext:value-type="float">
            <text:p>0.697373558598516</text:p>
          </table:table-cell>
          <table:table-cell office:value-type="string" calcext:value-type="string">
            <text:p>https://twitter.com/Sunday_Memes/status/1645331734525886464</text:p>
          </table:table-cell>
        </table:table-row>
        <table:table-row table:style-name="ro1">
          <table:table-cell office:value-type="string" calcext:value-type="string">
            <text:p>input/data_formal_20240530-1342/meme/sunil_barsaiyan_20230106T045334/0.jpg</text:p>
          </table:table-cell>
          <table:table-cell office:value-type="string" calcext:value-type="string">
            <text:p>Pattern 9</text:p>
          </table:table-cell>
          <table:table-cell office:value-type="float" office:value="12.3098659541217" calcext:value-type="float">
            <text:p>12.3098659541217</text:p>
          </table:table-cell>
          <table:table-cell office:value-type="float" office:value="0.162055443932603" calcext:value-type="float">
            <text:p>0.162055443932603</text:p>
          </table:table-cell>
          <table:table-cell office:value-type="float" office:value="0.0306597797646159" calcext:value-type="float">
            <text:p>0.0306597797646159</text:p>
          </table:table-cell>
          <table:table-cell office:value-type="string" calcext:value-type="string">
            <text:p>https://twitter.com/sunil_barsaiyan/status/1611224433024462848</text:p>
          </table:table-cell>
        </table:table-row>
        <table:table-row table:style-name="ro1">
          <table:table-cell office:value-type="string" calcext:value-type="string">
            <text:p>input/data_formal_20240530-1342/meme/sunnycb_20230212T133909/0.jpg</text:p>
          </table:table-cell>
          <table:table-cell office:value-type="string" calcext:value-type="string">
            <text:p>Pattern 3</text:p>
          </table:table-cell>
          <table:table-cell office:value-type="float" office:value="23.9120658652044" calcext:value-type="float">
            <text:p>23.9120658652044</text:p>
          </table:table-cell>
          <table:table-cell office:value-type="float" office:value="0.357798957197377" calcext:value-type="float">
            <text:p>0.357798957197377</text:p>
          </table:table-cell>
          <table:table-cell office:value-type="float" office:value="0.755398215982996" calcext:value-type="float">
            <text:p>0.755398215982996</text:p>
          </table:table-cell>
          <table:table-cell office:value-type="string" calcext:value-type="string">
            <text:p>https://twitter.com/sunnycb/status/1624765051608666112</text:p>
          </table:table-cell>
        </table:table-row>
        <table:table-row table:style-name="ro1">
          <table:table-cell office:value-type="string" calcext:value-type="string">
            <text:p>input/data_formal_20240530-1342/meme/sunnyscolors_20230124T015010/0.jpg</text:p>
          </table:table-cell>
          <table:table-cell office:value-type="string" calcext:value-type="string">
            <text:p>Pattern 1</text:p>
          </table:table-cell>
          <table:table-cell office:value-type="float" office:value="32.8143562216296" calcext:value-type="float">
            <text:p>32.8143562216296</text:p>
          </table:table-cell>
          <table:table-cell office:value-type="float" office:value="0.336199801307444" calcext:value-type="float">
            <text:p>0.336199801307444</text:p>
          </table:table-cell>
          <table:table-cell office:value-type="float" office:value="0.292830267462061" calcext:value-type="float">
            <text:p>0.292830267462061</text:p>
          </table:table-cell>
          <table:table-cell office:value-type="string" calcext:value-type="string">
            <text:p>https://twitter.com/sunnyscolors/status/1617701259854626824</text:p>
          </table:table-cell>
        </table:table-row>
        <table:table-row table:style-name="ro1">
          <table:table-cell office:value-type="string" calcext:value-type="string">
            <text:p>input/data_formal_20240530-1342/meme/sunnyscolors_20230124T020510/0.jpg</text:p>
          </table:table-cell>
          <table:table-cell office:value-type="string" calcext:value-type="string">
            <text:p>Pattern 1</text:p>
          </table:table-cell>
          <table:table-cell office:value-type="float" office:value="32.0912438449712" calcext:value-type="float">
            <text:p>32.0912438449712</text:p>
          </table:table-cell>
          <table:table-cell office:value-type="float" office:value="0.4281177194828" calcext:value-type="float">
            <text:p>0.4281177194828</text:p>
          </table:table-cell>
          <table:table-cell office:value-type="float" office:value="0.30907731907784" calcext:value-type="float">
            <text:p>0.30907731907784</text:p>
          </table:table-cell>
          <table:table-cell office:value-type="string" calcext:value-type="string">
            <text:p>https://twitter.com/sunnyscolors/status/1617705035231551488</text:p>
          </table:table-cell>
        </table:table-row>
        <table:table-row table:style-name="ro1">
          <table:table-cell office:value-type="string" calcext:value-type="string">
            <text:p>input/data_formal_20240530-1342/meme/Super5tarFruit_20230104T191918/0.jpg</text:p>
          </table:table-cell>
          <table:table-cell office:value-type="string" calcext:value-type="string">
            <text:p>Pattern 2</text:p>
          </table:table-cell>
          <table:table-cell office:value-type="float" office:value="32.1953710812782" calcext:value-type="float">
            <text:p>32.1953710812782</text:p>
          </table:table-cell>
          <table:table-cell office:value-type="float" office:value="0.205203612527144" calcext:value-type="float">
            <text:p>0.205203612527144</text:p>
          </table:table-cell>
          <table:table-cell office:value-type="float" office:value="0.538380892097829" calcext:value-type="float">
            <text:p>0.538380892097829</text:p>
          </table:table-cell>
          <table:table-cell office:value-type="string" calcext:value-type="string">
            <text:p>https://twitter.com/i_enby_you/status/1611065856632492050</text:p>
          </table:table-cell>
        </table:table-row>
        <table:table-row table:style-name="ro1">
          <table:table-cell office:value-type="string" calcext:value-type="string">
            <text:p>input/data_formal_20240530-1342/meme/Super_FreakYGuY_20230403T074743/0.jpg</text:p>
          </table:table-cell>
          <table:table-cell office:value-type="string" calcext:value-type="string">
            <text:p>Pattern 6</text:p>
          </table:table-cell>
          <table:table-cell office:value-type="float" office:value="27.8821070295269" calcext:value-type="float">
            <text:p>27.8821070295269</text:p>
          </table:table-cell>
          <table:table-cell office:value-type="float" office:value="0.742391033507823" calcext:value-type="float">
            <text:p>0.742391033507823</text:p>
          </table:table-cell>
          <table:table-cell office:value-type="float" office:value="0.268060111635176" calcext:value-type="float">
            <text:p>0.268060111635176</text:p>
          </table:table-cell>
          <table:table-cell office:value-type="string" calcext:value-type="string">
            <text:p>https://twitter.com/Super_FreakYGuY/status/1642796003349889024</text:p>
          </table:table-cell>
        </table:table-row>
        <table:table-row table:style-name="ro1">
          <table:table-cell office:value-type="string" calcext:value-type="string">
            <text:p>input/data_formal_20240530-1342/meme/Superdavebeast_20230128T012818/0.jpg</text:p>
          </table:table-cell>
          <table:table-cell office:value-type="string" calcext:value-type="string">
            <text:p>Pattern 8</text:p>
          </table:table-cell>
          <table:table-cell office:value-type="float" office:value="22.5896676461509" calcext:value-type="float">
            <text:p>22.5896676461509</text:p>
          </table:table-cell>
          <table:table-cell office:value-type="float" office:value="0.891820078181004" calcext:value-type="float">
            <text:p>0.891820078181004</text:p>
          </table:table-cell>
          <table:table-cell office:value-type="float" office:value="0.424281475702491" calcext:value-type="float">
            <text:p>0.424281475702491</text:p>
          </table:table-cell>
          <table:table-cell office:value-type="string" calcext:value-type="string">
            <text:p>https://twitter.com/Woodywood32W/status/1621012385841713153</text:p>
          </table:table-cell>
        </table:table-row>
        <table:table-row table:style-name="ro1">
          <table:table-cell office:value-type="string" calcext:value-type="string">
            <text:p>input/data_formal_20240530-1342/meme/Sustaino_in_20230105T114714/0.jpg</text:p>
          </table:table-cell>
          <table:table-cell office:value-type="string" calcext:value-type="string">
            <text:p>Pattern 9</text:p>
          </table:table-cell>
          <table:table-cell office:value-type="float" office:value="10.9019718080676" calcext:value-type="float">
            <text:p>10.9019718080676</text:p>
          </table:table-cell>
          <table:table-cell office:value-type="float" office:value="0.15271542735206" calcext:value-type="float">
            <text:p>0.15271542735206</text:p>
          </table:table-cell>
          <table:table-cell office:value-type="float" office:value="0.0346088278134891" calcext:value-type="float">
            <text:p>0.0346088278134891</text:p>
          </table:table-cell>
          <table:table-cell office:value-type="string" calcext:value-type="string">
            <text:p>https://twitter.com/ankit_khaire/status/1610966301094326272</text:p>
          </table:table-cell>
        </table:table-row>
        <table:table-row table:style-name="ro1">
          <table:table-cell office:value-type="string" calcext:value-type="string">
            <text:p>input/data_formal_20240530-1342/meme/SutherlandKade_20221226T031143/0.jpg</text:p>
          </table:table-cell>
          <table:table-cell office:value-type="string" calcext:value-type="string">
            <text:p>Pattern 2</text:p>
          </table:table-cell>
          <table:table-cell office:value-type="float" office:value="28.9418088795527" calcext:value-type="float">
            <text:p>28.9418088795527</text:p>
          </table:table-cell>
          <table:table-cell office:value-type="float" office:value="0.26323266779246" calcext:value-type="float">
            <text:p>0.26323266779246</text:p>
          </table:table-cell>
          <table:table-cell office:value-type="float" office:value="0.70172057566444" calcext:value-type="float">
            <text:p>0.70172057566444</text:p>
          </table:table-cell>
          <table:table-cell office:value-type="string" calcext:value-type="string">
            <text:p>https://twitter.com/MintFlavoredLeo/status/1607992176855621637</text:p>
          </table:table-cell>
        </table:table-row>
        <table:table-row table:style-name="ro1">
          <table:table-cell office:value-type="string" calcext:value-type="string">
            <text:p>input/data_formal_20240530-1342/meme/svcommunicatio_20230106T080434/0.jpg</text:p>
          </table:table-cell>
          <table:table-cell office:value-type="string" calcext:value-type="string">
            <text:p>Pattern 5</text:p>
          </table:table-cell>
          <table:table-cell office:value-type="float" office:value="28.3335949851818" calcext:value-type="float">
            <text:p>28.3335949851818</text:p>
          </table:table-cell>
          <table:table-cell office:value-type="float" office:value="0.130314927199029" calcext:value-type="float">
            <text:p>0.130314927199029</text:p>
          </table:table-cell>
          <table:table-cell office:value-type="float" office:value="0.521537949325163" calcext:value-type="float">
            <text:p>0.521537949325163</text:p>
          </table:table-cell>
          <table:table-cell office:value-type="string" calcext:value-type="string">
            <text:p>https://twitter.com/svcommunicatio/status/1611272497311420417</text:p>
          </table:table-cell>
        </table:table-row>
        <table:table-row table:style-name="ro1">
          <table:table-cell office:value-type="string" calcext:value-type="string">
            <text:p>input/data_formal_20240530-1342/meme/Swa99231173_20230206T151029/0.jpg</text:p>
          </table:table-cell>
          <table:table-cell office:value-type="string" calcext:value-type="string">
            <text:p>Pattern 3</text:p>
          </table:table-cell>
          <table:table-cell office:value-type="float" office:value="23.7554565323409" calcext:value-type="float">
            <text:p>23.7554565323409</text:p>
          </table:table-cell>
          <table:table-cell office:value-type="float" office:value="0.554485979336718" calcext:value-type="float">
            <text:p>0.554485979336718</text:p>
          </table:table-cell>
          <table:table-cell office:value-type="float" office:value="0.763653227204209" calcext:value-type="float">
            <text:p>0.763653227204209</text:p>
          </table:table-cell>
          <table:table-cell office:value-type="string" calcext:value-type="string">
            <text:p>https://twitter.com/Swa99231173/status/1622613707200290816</text:p>
          </table:table-cell>
        </table:table-row>
        <table:table-row table:style-name="ro1">
          <table:table-cell office:value-type="string" calcext:value-type="string">
            <text:p>input/data_formal_20240530-1342/meme/Swainzilla_20221227T183312/0.jpg</text:p>
          </table:table-cell>
          <table:table-cell office:value-type="string" calcext:value-type="string">
            <text:p>Pattern 1</text:p>
          </table:table-cell>
          <table:table-cell office:value-type="float" office:value="34.6008244499204" calcext:value-type="float">
            <text:p>34.6008244499204</text:p>
          </table:table-cell>
          <table:table-cell office:value-type="float" office:value="0.229474561301459" calcext:value-type="float">
            <text:p>0.229474561301459</text:p>
          </table:table-cell>
          <table:table-cell office:value-type="float" office:value="0.524045882340021" calcext:value-type="float">
            <text:p>0.524045882340021</text:p>
          </table:table-cell>
          <table:table-cell office:value-type="string" calcext:value-type="string">
            <text:p>https://twitter.com/Deborah79419291/status/1607930775005196288</text:p>
          </table:table-cell>
        </table:table-row>
        <table:table-row table:style-name="ro1">
          <table:table-cell office:value-type="string" calcext:value-type="string">
            <text:p>input/data_formal_20240530-1342/meme/swayaminfotech_20230104T074609/0.jpg</text:p>
          </table:table-cell>
          <table:table-cell office:value-type="string" calcext:value-type="string">
            <text:p>Pattern 2</text:p>
          </table:table-cell>
          <table:table-cell office:value-type="float" office:value="29.5765557234328" calcext:value-type="float">
            <text:p>29.5765557234328</text:p>
          </table:table-cell>
          <table:table-cell office:value-type="float" office:value="0.259340264706164" calcext:value-type="float">
            <text:p>0.259340264706164</text:p>
          </table:table-cell>
          <table:table-cell office:value-type="float" office:value="0.759247789679312" calcext:value-type="float">
            <text:p>0.759247789679312</text:p>
          </table:table-cell>
          <table:table-cell office:value-type="string" calcext:value-type="string">
            <text:p>https://twitter.com/anandpatel007/status/1610949630669500416</text:p>
          </table:table-cell>
        </table:table-row>
        <table:table-row table:style-name="ro1">
          <table:table-cell office:value-type="string" calcext:value-type="string">
            <text:p>input/data_formal_20240530-1342/meme/SwordfishAdvt_20230106T052143/0.jpg</text:p>
          </table:table-cell>
          <table:table-cell office:value-type="string" calcext:value-type="string">
            <text:p>Pattern 9</text:p>
          </table:table-cell>
          <table:table-cell office:value-type="float" office:value="10.2609364156342" calcext:value-type="float">
            <text:p>10.2609364156342</text:p>
          </table:table-cell>
          <table:table-cell office:value-type="float" office:value="0.136022168037084" calcext:value-type="float">
            <text:p>0.136022168037084</text:p>
          </table:table-cell>
          <table:table-cell office:value-type="float" office:value="0.0207808975074519" calcext:value-type="float">
            <text:p>0.0207808975074519</text:p>
          </table:table-cell>
          <table:table-cell office:value-type="string" calcext:value-type="string">
            <text:p>https://twitter.com/SwordfishAdvt/status/1611231514725068802</text:p>
          </table:table-cell>
        </table:table-row>
        <table:table-row table:style-name="ro1">
          <table:table-cell office:value-type="string" calcext:value-type="string">
            <text:p>input/data_formal_20240530-1342/meme/SWWEC1_20230206T135222/0.jpg</text:p>
          </table:table-cell>
          <table:table-cell office:value-type="string" calcext:value-type="string">
            <text:p>Pattern 7</text:p>
          </table:table-cell>
          <table:table-cell office:value-type="float" office:value="32.5805276886068" calcext:value-type="float">
            <text:p>32.5805276886068</text:p>
          </table:table-cell>
          <table:table-cell office:value-type="float" office:value="0.219002798598216" calcext:value-type="float">
            <text:p>0.219002798598216</text:p>
          </table:table-cell>
          <table:table-cell office:value-type="float" office:value="0.37285438055901" calcext:value-type="float">
            <text:p>0.37285438055901</text:p>
          </table:table-cell>
          <table:table-cell office:value-type="string" calcext:value-type="string">
            <text:p>https://twitter.com/SWWEC1/status/1622594048593735680</text:p>
          </table:table-cell>
        </table:table-row>
        <table:table-row table:style-name="ro1">
          <table:table-cell office:value-type="string" calcext:value-type="string">
            <text:p>input/data_formal_20240530-1342/meme/SWWEC1_20230206T135222/1.jpg</text:p>
          </table:table-cell>
          <table:table-cell office:value-type="string" calcext:value-type="string">
            <text:p>Pattern 5</text:p>
          </table:table-cell>
          <table:table-cell office:value-type="float" office:value="28.9442354151578" calcext:value-type="float">
            <text:p>28.9442354151578</text:p>
          </table:table-cell>
          <table:table-cell office:value-type="float" office:value="0.165605702044735" calcext:value-type="float">
            <text:p>0.165605702044735</text:p>
          </table:table-cell>
          <table:table-cell office:value-type="float" office:value="0.279124855809417" calcext:value-type="float">
            <text:p>0.279124855809417</text:p>
          </table:table-cell>
          <table:table-cell office:value-type="string" calcext:value-type="string">
            <text:p>https://twitter.com/SWWEC1/status/1622594048593735680</text:p>
          </table:table-cell>
        </table:table-row>
        <table:table-row table:style-name="ro1">
          <table:table-cell office:value-type="string" calcext:value-type="string">
            <text:p>input/data_formal_20240530-1342/meme/Szerfio_20230106T042145/0.jpg</text:p>
          </table:table-cell>
          <table:table-cell office:value-type="string" calcext:value-type="string">
            <text:p>Pattern 2</text:p>
          </table:table-cell>
          <table:table-cell office:value-type="float" office:value="28.7343240928369" calcext:value-type="float">
            <text:p>28.7343240928369</text:p>
          </table:table-cell>
          <table:table-cell office:value-type="float" office:value="0.193261075047473" calcext:value-type="float">
            <text:p>0.193261075047473</text:p>
          </table:table-cell>
          <table:table-cell office:value-type="float" office:value="0.641485812522921" calcext:value-type="float">
            <text:p>0.641485812522921</text:p>
          </table:table-cell>
          <table:table-cell office:value-type="string" calcext:value-type="string">
            <text:p>https://twitter.com/Szerfio/status/1611216425699659779</text:p>
          </table:table-cell>
        </table:table-row>
        <table:table-row table:style-name="ro1">
          <table:table-cell office:value-type="string" calcext:value-type="string">
            <text:p>input/data_formal_20240530-1342/meme/t3n0TYnpIQ0eF0D_20230125T170728/0.jpg</text:p>
          </table:table-cell>
          <table:table-cell office:value-type="string" calcext:value-type="string">
            <text:p>Pattern 2</text:p>
          </table:table-cell>
          <table:table-cell office:value-type="float" office:value="28.8419676732516" calcext:value-type="float">
            <text:p>28.8419676732516</text:p>
          </table:table-cell>
          <table:table-cell office:value-type="float" office:value="0.154084914956868" calcext:value-type="float">
            <text:p>0.154084914956868</text:p>
          </table:table-cell>
          <table:table-cell office:value-type="float" office:value="0.708373767065767" calcext:value-type="float">
            <text:p>0.708373767065767</text:p>
          </table:table-cell>
          <table:table-cell office:value-type="string" calcext:value-type="string">
            <text:p>https://twitter.com/AngelaL62666887/status/1618510113979109377</text:p>
          </table:table-cell>
        </table:table-row>
        <table:table-row table:style-name="ro1">
          <table:table-cell office:value-type="string" calcext:value-type="string">
            <text:p>input/data_formal_20240530-1342/meme/t3n0TYnpIQ0eF0D_20230125T170728/1.jpg</text:p>
          </table:table-cell>
          <table:table-cell office:value-type="string" calcext:value-type="string">
            <text:p>Pattern 5</text:p>
          </table:table-cell>
          <table:table-cell office:value-type="float" office:value="24.6832547107653" calcext:value-type="float">
            <text:p>24.6832547107653</text:p>
          </table:table-cell>
          <table:table-cell office:value-type="float" office:value="0.210166577429945" calcext:value-type="float">
            <text:p>0.210166577429945</text:p>
          </table:table-cell>
          <table:table-cell office:value-type="float" office:value="0.292820991380477" calcext:value-type="float">
            <text:p>0.292820991380477</text:p>
          </table:table-cell>
          <table:table-cell office:value-type="string" calcext:value-type="string">
            <text:p>https://twitter.com/AngelaL62666887/status/1618510113979109377</text:p>
          </table:table-cell>
        </table:table-row>
        <table:table-row table:style-name="ro1">
          <table:table-cell office:value-type="string" calcext:value-type="string">
            <text:p>input/data_formal_20240530-1342/meme/TalesofZodiacs_20230202T145216/0.jpg</text:p>
          </table:table-cell>
          <table:table-cell office:value-type="string" calcext:value-type="string">
            <text:p>Pattern 1</text:p>
          </table:table-cell>
          <table:table-cell office:value-type="float" office:value="33.2624047258067" calcext:value-type="float">
            <text:p>33.2624047258067</text:p>
          </table:table-cell>
          <table:table-cell office:value-type="float" office:value="0.2142558779808" calcext:value-type="float">
            <text:p>0.2142558779808</text:p>
          </table:table-cell>
          <table:table-cell office:value-type="float" office:value="0.45718821983396" calcext:value-type="float">
            <text:p>0.45718821983396</text:p>
          </table:table-cell>
          <table:table-cell office:value-type="string" calcext:value-type="string">
            <text:p>https://twitter.com/csky0/status/1622610666711568390</text:p>
          </table:table-cell>
        </table:table-row>
        <table:table-row table:style-name="ro1">
          <table:table-cell office:value-type="string" calcext:value-type="string">
            <text:p>input/data_formal_20240530-1342/meme/Talk2Q_20221228T012239/0.jpg</text:p>
          </table:table-cell>
          <table:table-cell office:value-type="string" calcext:value-type="string">
            <text:p>Pattern 7</text:p>
          </table:table-cell>
          <table:table-cell office:value-type="float" office:value="26.8589578073992" calcext:value-type="float">
            <text:p>26.8589578073992</text:p>
          </table:table-cell>
          <table:table-cell office:value-type="float" office:value="0.349034827499251" calcext:value-type="float">
            <text:p>0.349034827499251</text:p>
          </table:table-cell>
          <table:table-cell office:value-type="float" office:value="0.440478965316512" calcext:value-type="float">
            <text:p>0.440478965316512</text:p>
          </table:table-cell>
          <table:table-cell office:value-type="string" calcext:value-type="string">
            <text:p>https://twitter.com/Talk2Q/status/1607909864365236224</text:p>
          </table:table-cell>
        </table:table-row>
        <table:table-row table:style-name="ro1">
          <table:table-cell office:value-type="string" calcext:value-type="string">
            <text:p>input/data_formal_20240530-1342/meme/TamVmaT_20221228T022649/0.jpg</text:p>
          </table:table-cell>
          <table:table-cell office:value-type="string" calcext:value-type="string">
            <text:p>Pattern 2</text:p>
          </table:table-cell>
          <table:table-cell office:value-type="float" office:value="27.1281103047646" calcext:value-type="float">
            <text:p>27.1281103047646</text:p>
          </table:table-cell>
          <table:table-cell office:value-type="float" office:value="0.308607259933231" calcext:value-type="float">
            <text:p>0.308607259933231</text:p>
          </table:table-cell>
          <table:table-cell office:value-type="float" office:value="0.848589341617814" calcext:value-type="float">
            <text:p>0.848589341617814</text:p>
          </table:table-cell>
          <table:table-cell office:value-type="string" calcext:value-type="string">
            <text:p>https://twitter.com/ShaniceTJN/status/1607958148907945985</text:p>
          </table:table-cell>
        </table:table-row>
        <table:table-row table:style-name="ro1">
          <table:table-cell office:value-type="string" calcext:value-type="string">
            <text:p>input/data_formal_20240530-1342/meme/Tanesh1292_20230202T052040/0.jpg</text:p>
          </table:table-cell>
          <table:table-cell office:value-type="string" calcext:value-type="string">
            <text:p>Pattern 7</text:p>
          </table:table-cell>
          <table:table-cell office:value-type="float" office:value="30.1817213998687" calcext:value-type="float">
            <text:p>30.1817213998687</text:p>
          </table:table-cell>
          <table:table-cell office:value-type="float" office:value="0.536421236464491" calcext:value-type="float">
            <text:p>0.536421236464491</text:p>
          </table:table-cell>
          <table:table-cell office:value-type="float" office:value="0.590416550068889" calcext:value-type="float">
            <text:p>0.590416550068889</text:p>
          </table:table-cell>
          <table:table-cell office:value-type="string" calcext:value-type="string">
            <text:p>https://twitter.com/Tanesh1292/status/1621015725573050368</text:p>
          </table:table-cell>
        </table:table-row>
        <table:table-row table:style-name="ro1">
          <table:table-cell office:value-type="string" calcext:value-type="string">
            <text:p>input/data_formal_20240530-1342/meme/TankerTalk_20221227T233339/0.jpg</text:p>
          </table:table-cell>
          <table:table-cell office:value-type="string" calcext:value-type="string">
            <text:p>Pattern 6</text:p>
          </table:table-cell>
          <table:table-cell office:value-type="float" office:value="24.6933690242682" calcext:value-type="float">
            <text:p>24.6933690242682</text:p>
          </table:table-cell>
          <table:table-cell office:value-type="float" office:value="0.648253331662732" calcext:value-type="float">
            <text:p>0.648253331662732</text:p>
          </table:table-cell>
          <table:table-cell office:value-type="float" office:value="0.448933540125265" calcext:value-type="float">
            <text:p>0.448933540125265</text:p>
          </table:table-cell>
          <table:table-cell office:value-type="string" calcext:value-type="string">
            <text:p>https://twitter.com/TankerTalk/status/1607882433642528768</text:p>
          </table:table-cell>
        </table:table-row>
        <table:table-row table:style-name="ro1">
          <table:table-cell office:value-type="string" calcext:value-type="string">
            <text:p>input/data_formal_20240530-1342/meme/Target8Sales_20230206T130907/0.jpg</text:p>
          </table:table-cell>
          <table:table-cell office:value-type="string" calcext:value-type="string">
            <text:p>Pattern 5</text:p>
          </table:table-cell>
          <table:table-cell office:value-type="float" office:value="31.3591213820029" calcext:value-type="float">
            <text:p>31.3591213820029</text:p>
          </table:table-cell>
          <table:table-cell office:value-type="float" office:value="0.0221279349489738" calcext:value-type="float">
            <text:p>0.0221279349489738</text:p>
          </table:table-cell>
          <table:table-cell office:value-type="float" office:value="0.506974825465613" calcext:value-type="float">
            <text:p>0.506974825465613</text:p>
          </table:table-cell>
          <table:table-cell office:value-type="string" calcext:value-type="string">
            <text:p>https://twitter.com/Target8Sales/status/1622583165914161155</text:p>
          </table:table-cell>
        </table:table-row>
        <table:table-row table:style-name="ro1">
          <table:table-cell office:value-type="string" calcext:value-type="string">
            <text:p>input/data_formal_20240530-1342/meme/TastyBaozi_20230202T021021/0.jpg</text:p>
          </table:table-cell>
          <table:table-cell office:value-type="string" calcext:value-type="string">
            <text:p>Pattern 8</text:p>
          </table:table-cell>
          <table:table-cell office:value-type="float" office:value="28.9282328968872" calcext:value-type="float">
            <text:p>28.9282328968872</text:p>
          </table:table-cell>
          <table:table-cell office:value-type="float" office:value="0.621673277362712" calcext:value-type="float">
            <text:p>0.621673277362712</text:p>
          </table:table-cell>
          <table:table-cell office:value-type="float" office:value="0.339553954788043" calcext:value-type="float">
            <text:p>0.339553954788043</text:p>
          </table:table-cell>
          <table:table-cell office:value-type="string" calcext:value-type="string">
            <text:p>https://twitter.com/TastyBaozi/status/1620967830853386240</text:p>
          </table:table-cell>
        </table:table-row>
        <table:table-row table:style-name="ro1">
          <table:table-cell office:value-type="string" calcext:value-type="string">
            <text:p>input/data_formal_20240530-1342/meme/tasyaharley_20221227T150241/0.jpg</text:p>
          </table:table-cell>
          <table:table-cell office:value-type="string" calcext:value-type="string">
            <text:p>Pattern 3</text:p>
          </table:table-cell>
          <table:table-cell office:value-type="float" office:value="27.6873320068085" calcext:value-type="float">
            <text:p>27.6873320068085</text:p>
          </table:table-cell>
          <table:table-cell office:value-type="float" office:value="0.196410982630488" calcext:value-type="float">
            <text:p>0.196410982630488</text:p>
          </table:table-cell>
          <table:table-cell office:value-type="float" office:value="0.771110664490745" calcext:value-type="float">
            <text:p>0.771110664490745</text:p>
          </table:table-cell>
          <table:table-cell office:value-type="string" calcext:value-type="string">
            <text:p>https://twitter.com/Glocko_Pop/status/1607918684131164160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0.jpg</text:p>
          </table:table-cell>
          <table:table-cell office:value-type="string" calcext:value-type="string">
            <text:p>Pattern 7</text:p>
          </table:table-cell>
          <table:table-cell office:value-type="float" office:value="26.587662893637" calcext:value-type="float">
            <text:p>26.587662893637</text:p>
          </table:table-cell>
          <table:table-cell office:value-type="float" office:value="0.526341763200705" calcext:value-type="float">
            <text:p>0.526341763200705</text:p>
          </table:table-cell>
          <table:table-cell office:value-type="float" office:value="0.456279609920424" calcext:value-type="float">
            <text:p>0.456279609920424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1.jpg</text:p>
          </table:table-cell>
          <table:table-cell office:value-type="string" calcext:value-type="string">
            <text:p>Pattern 7</text:p>
          </table:table-cell>
          <table:table-cell office:value-type="float" office:value="27.3171335569079" calcext:value-type="float">
            <text:p>27.3171335569079</text:p>
          </table:table-cell>
          <table:table-cell office:value-type="float" office:value="0.487089973293554" calcext:value-type="float">
            <text:p>0.487089973293554</text:p>
          </table:table-cell>
          <table:table-cell office:value-type="float" office:value="0.460205044450136" calcext:value-type="float">
            <text:p>0.460205044450136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2.jpg</text:p>
          </table:table-cell>
          <table:table-cell office:value-type="string" calcext:value-type="string">
            <text:p>Pattern 7</text:p>
          </table:table-cell>
          <table:table-cell office:value-type="float" office:value="28.2693652226457" calcext:value-type="float">
            <text:p>28.2693652226457</text:p>
          </table:table-cell>
          <table:table-cell office:value-type="float" office:value="0.491452617676495" calcext:value-type="float">
            <text:p>0.491452617676495</text:p>
          </table:table-cell>
          <table:table-cell office:value-type="float" office:value="0.45577861701412" calcext:value-type="float">
            <text:p>0.45577861701412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3.jpg</text:p>
          </table:table-cell>
          <table:table-cell office:value-type="string" calcext:value-type="string">
            <text:p>Pattern 7</text:p>
          </table:table-cell>
          <table:table-cell office:value-type="float" office:value="27.5011382626199" calcext:value-type="float">
            <text:p>27.5011382626199</text:p>
          </table:table-cell>
          <table:table-cell office:value-type="float" office:value="0.459330614168127" calcext:value-type="float">
            <text:p>0.459330614168127</text:p>
          </table:table-cell>
          <table:table-cell office:value-type="float" office:value="0.477736480935106" calcext:value-type="float">
            <text:p>0.477736480935106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yyabsiraj4_20230403T174322/0.jpg</text:p>
          </table:table-cell>
          <table:table-cell office:value-type="string" calcext:value-type="string">
            <text:p>Pattern 1</text:p>
          </table:table-cell>
          <table:table-cell office:value-type="float" office:value="32.8137731114816" calcext:value-type="float">
            <text:p>32.8137731114816</text:p>
          </table:table-cell>
          <table:table-cell office:value-type="float" office:value="0.215518242831831" calcext:value-type="float">
            <text:p>0.215518242831831</text:p>
          </table:table-cell>
          <table:table-cell office:value-type="float" office:value="0.376820481826712" calcext:value-type="float">
            <text:p>0.376820481826712</text:p>
          </table:table-cell>
          <table:table-cell office:value-type="string" calcext:value-type="string">
            <text:p>https://twitter.com/tayyabsiraj4/status/1642945901995098112</text:p>
          </table:table-cell>
        </table:table-row>
        <table:table-row table:style-name="ro1">
          <table:table-cell office:value-type="string" calcext:value-type="string">
            <text:p>input/data_formal_20240530-1342/meme/Te_con_leche__20220616T194139/0.jpg</text:p>
          </table:table-cell>
          <table:table-cell office:value-type="string" calcext:value-type="string">
            <text:p>Pattern 7</text:p>
          </table:table-cell>
          <table:table-cell office:value-type="float" office:value="27.028876089877" calcext:value-type="float">
            <text:p>27.028876089877</text:p>
          </table:table-cell>
          <table:table-cell office:value-type="float" office:value="0.531619088358583" calcext:value-type="float">
            <text:p>0.531619088358583</text:p>
          </table:table-cell>
          <table:table-cell office:value-type="float" office:value="0.345258154339796" calcext:value-type="float">
            <text:p>0.345258154339796</text:p>
          </table:table-cell>
          <table:table-cell office:value-type="string" calcext:value-type="string">
            <text:p>https://twitter.com/Astrx60/status/1607939253853425666</text:p>
          </table:table-cell>
        </table:table-row>
        <table:table-row table:style-name="ro1">
          <table:table-cell office:value-type="string" calcext:value-type="string">
            <text:p>input/data_formal_20240530-1342/meme/Techimply1_20230106T060731/0.jpg</text:p>
          </table:table-cell>
          <table:table-cell office:value-type="string" calcext:value-type="string">
            <text:p>Pattern 9</text:p>
          </table:table-cell>
          <table:table-cell office:value-type="float" office:value="19.8833986047786" calcext:value-type="float">
            <text:p>19.8833986047786</text:p>
          </table:table-cell>
          <table:table-cell office:value-type="float" office:value="0.113329031734839" calcext:value-type="float">
            <text:p>0.113329031734839</text:p>
          </table:table-cell>
          <table:table-cell office:value-type="float" office:value="0.0442941403113776" calcext:value-type="float">
            <text:p>0.0442941403113776</text:p>
          </table:table-cell>
          <table:table-cell office:value-type="string" calcext:value-type="string">
            <text:p>https://twitter.com/Techimply1/status/1611243042044010502</text:p>
          </table:table-cell>
        </table:table-row>
        <table:table-row table:style-name="ro1">
          <table:table-cell office:value-type="string" calcext:value-type="string">
            <text:p>input/data_formal_20240530-1342/meme/TechnoWise_ind_20230120T121041/0.jpg</text:p>
          </table:table-cell>
          <table:table-cell office:value-type="string" calcext:value-type="string">
            <text:p>Pattern 8</text:p>
          </table:table-cell>
          <table:table-cell office:value-type="float" office:value="21.6656868580534" calcext:value-type="float">
            <text:p>21.6656868580534</text:p>
          </table:table-cell>
          <table:table-cell office:value-type="float" office:value="0.893578514816364" calcext:value-type="float">
            <text:p>0.893578514816364</text:p>
          </table:table-cell>
          <table:table-cell office:value-type="float" office:value="0.388628390453279" calcext:value-type="float">
            <text:p>0.388628390453279</text:p>
          </table:table-cell>
          <table:table-cell office:value-type="string" calcext:value-type="string">
            <text:p>https://twitter.com/TechnoWise_ind/status/1616407867216781317</text:p>
          </table:table-cell>
        </table:table-row>
        <table:table-row table:style-name="ro1">
          <table:table-cell office:value-type="string" calcext:value-type="string">
            <text:p>input/data_formal_20240530-1342/meme/TeeFegans_20230201T225438/0.jpg</text:p>
          </table:table-cell>
          <table:table-cell office:value-type="string" calcext:value-type="string">
            <text:p>Pattern 6</text:p>
          </table:table-cell>
          <table:table-cell office:value-type="float" office:value="25.9345161067331" calcext:value-type="float">
            <text:p>25.9345161067331</text:p>
          </table:table-cell>
          <table:table-cell office:value-type="float" office:value="0.580715120304701" calcext:value-type="float">
            <text:p>0.580715120304701</text:p>
          </table:table-cell>
          <table:table-cell office:value-type="float" office:value="0.576095291566778" calcext:value-type="float">
            <text:p>0.576095291566778</text:p>
          </table:table-cell>
          <table:table-cell office:value-type="string" calcext:value-type="string">
            <text:p>https://twitter.com/TeeFegans/status/1620918575354740737</text:p>
          </table:table-cell>
        </table:table-row>
        <table:table-row table:style-name="ro1">
          <table:table-cell office:value-type="string" calcext:value-type="string">
            <text:p>input/data_formal_20240530-1342/meme/TensGraphic_20230112T080248/0.jpg</text:p>
          </table:table-cell>
          <table:table-cell office:value-type="string" calcext:value-type="string">
            <text:p>Pattern 8</text:p>
          </table:table-cell>
          <table:table-cell office:value-type="float" office:value="27.7743979454752" calcext:value-type="float">
            <text:p>27.7743979454752</text:p>
          </table:table-cell>
          <table:table-cell office:value-type="float" office:value="0.719169186211913" calcext:value-type="float">
            <text:p>0.719169186211913</text:p>
          </table:table-cell>
          <table:table-cell office:value-type="float" office:value="0.680140517002665" calcext:value-type="float">
            <text:p>0.680140517002665</text:p>
          </table:table-cell>
          <table:table-cell office:value-type="string" calcext:value-type="string">
            <text:p>https://twitter.com/TensGraphic/status/1613446381141741570</text:p>
          </table:table-cell>
        </table:table-row>
        <table:table-row table:style-name="ro1">
          <table:table-cell office:value-type="string" calcext:value-type="string">
            <text:p>input/data_formal_20240530-1342/meme/Texew_Robux_20230316T011841/0.jpg</text:p>
          </table:table-cell>
          <table:table-cell office:value-type="string" calcext:value-type="string">
            <text:p>Pattern 5</text:p>
          </table:table-cell>
          <table:table-cell office:value-type="float" office:value="32.4697210652169" calcext:value-type="float">
            <text:p>32.4697210652169</text:p>
          </table:table-cell>
          <table:table-cell office:value-type="float" office:value="0.234357506377514" calcext:value-type="float">
            <text:p>0.234357506377514</text:p>
          </table:table-cell>
          <table:table-cell office:value-type="float" office:value="0.371554590096013" calcext:value-type="float">
            <text:p>0.371554590096013</text:p>
          </table:table-cell>
          <table:table-cell office:value-type="string" calcext:value-type="string">
            <text:p>https://twitter.com/syko_bby85/status/1636186884098408448</text:p>
          </table:table-cell>
        </table:table-row>
        <table:table-row table:style-name="ro1">
          <table:table-cell office:value-type="string" calcext:value-type="string">
            <text:p>input/data_formal_20240530-1342/meme/Thank_Q_20221228T012254/0.jpg</text:p>
          </table:table-cell>
          <table:table-cell office:value-type="string" calcext:value-type="string">
            <text:p>Pattern 7</text:p>
          </table:table-cell>
          <table:table-cell office:value-type="float" office:value="26.8589578073992" calcext:value-type="float">
            <text:p>26.8589578073992</text:p>
          </table:table-cell>
          <table:table-cell office:value-type="float" office:value="0.349034827499251" calcext:value-type="float">
            <text:p>0.349034827499251</text:p>
          </table:table-cell>
          <table:table-cell office:value-type="float" office:value="0.440478965316512" calcext:value-type="float">
            <text:p>0.440478965316512</text:p>
          </table:table-cell>
          <table:table-cell office:value-type="string" calcext:value-type="string">
            <text:p>https://twitter.com/Thank_Q/status/1607909926277455882</text:p>
          </table:table-cell>
        </table:table-row>
        <table:table-row table:style-name="ro1">
          <table:table-cell office:value-type="string" calcext:value-type="string">
            <text:p>input/data_formal_20240530-1342/meme/the_akatsuki2_20230226T062840/0.jpg</text:p>
          </table:table-cell>
          <table:table-cell office:value-type="string" calcext:value-type="string">
            <text:p>Pattern 3</text:p>
          </table:table-cell>
          <table:table-cell office:value-type="float" office:value="21.0984512342511" calcext:value-type="float">
            <text:p>21.0984512342511</text:p>
          </table:table-cell>
          <table:table-cell office:value-type="float" office:value="0.460192634980375" calcext:value-type="float">
            <text:p>0.460192634980375</text:p>
          </table:table-cell>
          <table:table-cell office:value-type="float" office:value="0.777884067041915" calcext:value-type="float">
            <text:p>0.777884067041915</text:p>
          </table:table-cell>
          <table:table-cell office:value-type="string" calcext:value-type="string">
            <text:p>https://twitter.com/the_akatsuki2/status/1629730147158081537</text:p>
          </table:table-cell>
        </table:table-row>
        <table:table-row table:style-name="ro1">
          <table:table-cell office:value-type="string" calcext:value-type="string">
            <text:p>input/data_formal_20240530-1342/meme/The_Neox__20230201T230800/0.jpg</text:p>
          </table:table-cell>
          <table:table-cell office:value-type="string" calcext:value-type="string">
            <text:p>Pattern 7</text:p>
          </table:table-cell>
          <table:table-cell office:value-type="float" office:value="30.7086516867911" calcext:value-type="float">
            <text:p>30.7086516867911</text:p>
          </table:table-cell>
          <table:table-cell office:value-type="float" office:value="0.337663515615599" calcext:value-type="float">
            <text:p>0.337663515615599</text:p>
          </table:table-cell>
          <table:table-cell office:value-type="float" office:value="0.362777406221916" calcext:value-type="float">
            <text:p>0.362777406221916</text:p>
          </table:table-cell>
          <table:table-cell office:value-type="string" calcext:value-type="string">
            <text:p>https://twitter.com/The_Neox_/status/1620921939740209153</text:p>
          </table:table-cell>
        </table:table-row>
        <table:table-row table:style-name="ro1">
          <table:table-cell office:value-type="string" calcext:value-type="string">
            <text:p>input/data_formal_20240530-1342/meme/The_Stoic_Man_20230316T020516/0.jpg</text:p>
          </table:table-cell>
          <table:table-cell office:value-type="string" calcext:value-type="string">
            <text:p>Pattern 6</text:p>
          </table:table-cell>
          <table:table-cell office:value-type="float" office:value="28.7572959094565" calcext:value-type="float">
            <text:p>28.7572959094565</text:p>
          </table:table-cell>
          <table:table-cell office:value-type="float" office:value="0.665559656255928" calcext:value-type="float">
            <text:p>0.665559656255928</text:p>
          </table:table-cell>
          <table:table-cell office:value-type="float" office:value="0.576151493583671" calcext:value-type="float">
            <text:p>0.576151493583671</text:p>
          </table:table-cell>
          <table:table-cell office:value-type="string" calcext:value-type="string">
            <text:p>https://twitter.com/The_Stoic_Man/status/1636186841245274112</text:p>
          </table:table-cell>
        </table:table-row>
        <table:table-row table:style-name="ro1">
          <table:table-cell office:value-type="string" calcext:value-type="string">
            <text:p>input/data_formal_20240530-1342/meme/thecampusstreet_20221219T164448/0.jpg</text:p>
          </table:table-cell>
          <table:table-cell office:value-type="string" calcext:value-type="string">
            <text:p>Pattern 7</text:p>
          </table:table-cell>
          <table:table-cell office:value-type="float" office:value="27.8498482918554" calcext:value-type="float">
            <text:p>27.8498482918554</text:p>
          </table:table-cell>
          <table:table-cell office:value-type="float" office:value="0.333011659156997" calcext:value-type="float">
            <text:p>0.333011659156997</text:p>
          </table:table-cell>
          <table:table-cell office:value-type="float" office:value="0.400578336859589" calcext:value-type="float">
            <text:p>0.400578336859589</text:p>
          </table:table-cell>
          <table:table-cell office:value-type="string" calcext:value-type="string">
            <text:p>https://twitter.com/Shreya86933429/status/1622615820340977665</text:p>
          </table:table-cell>
        </table:table-row>
        <table:table-row table:style-name="ro1">
          <table:table-cell office:value-type="string" calcext:value-type="string">
            <text:p>input/data_formal_20240530-1342/meme/TheCandyMail_20230105T105605/0.jpg</text:p>
          </table:table-cell>
          <table:table-cell office:value-type="string" calcext:value-type="string">
            <text:p>Pattern 1</text:p>
          </table:table-cell>
          <table:table-cell office:value-type="float" office:value="32.0058139556599" calcext:value-type="float">
            <text:p>32.0058139556599</text:p>
          </table:table-cell>
          <table:table-cell office:value-type="float" office:value="0.241628667132386" calcext:value-type="float">
            <text:p>0.241628667132386</text:p>
          </table:table-cell>
          <table:table-cell office:value-type="float" office:value="0.491442695820851" calcext:value-type="float">
            <text:p>0.491442695820851</text:p>
          </table:table-cell>
          <table:table-cell office:value-type="string" calcext:value-type="string">
            <text:p>https://twitter.com/TheCandyMail/status/1610953275045711873</text:p>
          </table:table-cell>
        </table:table-row>
        <table:table-row table:style-name="ro1">
          <table:table-cell office:value-type="string" calcext:value-type="string">
            <text:p>input/data_formal_20240530-1342/meme/TheChuChuTV_20221228T060000/0.jpg</text:p>
          </table:table-cell>
          <table:table-cell office:value-type="string" calcext:value-type="string">
            <text:p>Pattern 2</text:p>
          </table:table-cell>
          <table:table-cell office:value-type="float" office:value="27.3382537812918" calcext:value-type="float">
            <text:p>27.3382537812918</text:p>
          </table:table-cell>
          <table:table-cell office:value-type="float" office:value="0.146470285634553" calcext:value-type="float">
            <text:p>0.146470285634553</text:p>
          </table:table-cell>
          <table:table-cell office:value-type="float" office:value="0.55912074374858" calcext:value-type="float">
            <text:p>0.55912074374858</text:p>
          </table:table-cell>
          <table:table-cell office:value-type="string" calcext:value-type="string">
            <text:p>https://twitter.com/TheChuChuTV/status/1607979660201132034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153/0.jpg</text:p>
          </table:table-cell>
          <table:table-cell office:value-type="string" calcext:value-type="string">
            <text:p>Pattern 3</text:p>
          </table:table-cell>
          <table:table-cell office:value-type="float" office:value="28.7834005393751" calcext:value-type="float">
            <text:p>28.7834005393751</text:p>
          </table:table-cell>
          <table:table-cell office:value-type="float" office:value="0.239875879202146" calcext:value-type="float">
            <text:p>0.239875879202146</text:p>
          </table:table-cell>
          <table:table-cell office:value-type="float" office:value="0.866256918054631" calcext:value-type="float">
            <text:p>0.866256918054631</text:p>
          </table:table-cell>
          <table:table-cell office:value-type="string" calcext:value-type="string">
            <text:p>https://twitter.com/thecomicsection/status/1607894571727347713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153/1.jpg</text:p>
          </table:table-cell>
          <table:table-cell office:value-type="string" calcext:value-type="string">
            <text:p>Pattern 2</text:p>
          </table:table-cell>
          <table:table-cell office:value-type="float" office:value="29.77353060202" calcext:value-type="float">
            <text:p>29.77353060202</text:p>
          </table:table-cell>
          <table:table-cell office:value-type="float" office:value="0.295658367861121" calcext:value-type="float">
            <text:p>0.295658367861121</text:p>
          </table:table-cell>
          <table:table-cell office:value-type="float" office:value="0.791212741374168" calcext:value-type="float">
            <text:p>0.791212741374168</text:p>
          </table:table-cell>
          <table:table-cell office:value-type="string" calcext:value-type="string">
            <text:p>https://twitter.com/thecomicsection/status/1607894571727347713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220/0.jpg</text:p>
          </table:table-cell>
          <table:table-cell office:value-type="string" calcext:value-type="string">
            <text:p>Pattern 3</text:p>
          </table:table-cell>
          <table:table-cell office:value-type="float" office:value="26.7174487317211" calcext:value-type="float">
            <text:p>26.7174487317211</text:p>
          </table:table-cell>
          <table:table-cell office:value-type="float" office:value="0.261840064354663" calcext:value-type="float">
            <text:p>0.261840064354663</text:p>
          </table:table-cell>
          <table:table-cell office:value-type="float" office:value="0.622213709664047" calcext:value-type="float">
            <text:p>0.622213709664047</text:p>
          </table:table-cell>
          <table:table-cell office:value-type="string" calcext:value-type="string">
            <text:p>https://twitter.com/TwitchyJay/status/1607961613495050241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333/0.jpg</text:p>
          </table:table-cell>
          <table:table-cell office:value-type="string" calcext:value-type="string">
            <text:p>Pattern 8</text:p>
          </table:table-cell>
          <table:table-cell office:value-type="float" office:value="22.4538012842748" calcext:value-type="float">
            <text:p>22.4538012842748</text:p>
          </table:table-cell>
          <table:table-cell office:value-type="float" office:value="0.876664957624482" calcext:value-type="float">
            <text:p>0.876664957624482</text:p>
          </table:table-cell>
          <table:table-cell office:value-type="float" office:value="0.389486964029631" calcext:value-type="float">
            <text:p>0.389486964029631</text:p>
          </table:table-cell>
          <table:table-cell office:value-type="string" calcext:value-type="string">
            <text:p>https://twitter.com/TwitchyJay/status/1607961626375757824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352/0.jpg</text:p>
          </table:table-cell>
          <table:table-cell office:value-type="string" calcext:value-type="string">
            <text:p>Pattern 8</text:p>
          </table:table-cell>
          <table:table-cell office:value-type="float" office:value="22.6091540523569" calcext:value-type="float">
            <text:p>22.6091540523569</text:p>
          </table:table-cell>
          <table:table-cell office:value-type="float" office:value="0.789525269115665" calcext:value-type="float">
            <text:p>0.789525269115665</text:p>
          </table:table-cell>
          <table:table-cell office:value-type="float" office:value="0.640914161794665" calcext:value-type="float">
            <text:p>0.640914161794665</text:p>
          </table:table-cell>
          <table:table-cell office:value-type="string" calcext:value-type="string">
            <text:p>https://twitter.com/TwitchyJay/status/1607961644491239426</text:p>
          </table:table-cell>
        </table:table-row>
        <table:table-row table:style-name="ro1">
          <table:table-cell office:value-type="string" calcext:value-type="string">
            <text:p>input/data_formal_20240530-1342/meme/theCryptera_20230201T112808/0.jpg</text:p>
          </table:table-cell>
          <table:table-cell office:value-type="string" calcext:value-type="string">
            <text:p>Pattern 2</text:p>
          </table:table-cell>
          <table:table-cell office:value-type="float" office:value="28.0197487362323" calcext:value-type="float">
            <text:p>28.0197487362323</text:p>
          </table:table-cell>
          <table:table-cell office:value-type="float" office:value="0.358410697213133" calcext:value-type="float">
            <text:p>0.358410697213133</text:p>
          </table:table-cell>
          <table:table-cell office:value-type="float" office:value="0.770468302968968" calcext:value-type="float">
            <text:p>0.770468302968968</text:p>
          </table:table-cell>
          <table:table-cell office:value-type="string" calcext:value-type="string">
            <text:p>https://twitter.com/Samiajahan89/status/1620957202310922243</text:p>
          </table:table-cell>
        </table:table-row>
        <table:table-row table:style-name="ro1">
          <table:table-cell office:value-type="string" calcext:value-type="string">
            <text:p>input/data_formal_20240530-1342/meme/theCryptera_20230205T175037/0.jpg</text:p>
          </table:table-cell>
          <table:table-cell office:value-type="string" calcext:value-type="string">
            <text:p>Pattern 8</text:p>
          </table:table-cell>
          <table:table-cell office:value-type="float" office:value="27.2136542548409" calcext:value-type="float">
            <text:p>27.2136542548409</text:p>
          </table:table-cell>
          <table:table-cell office:value-type="float" office:value="0.600261703399015" calcext:value-type="float">
            <text:p>0.600261703399015</text:p>
          </table:table-cell>
          <table:table-cell office:value-type="float" office:value="0.514384274807043" calcext:value-type="float">
            <text:p>0.514384274807043</text:p>
          </table:table-cell>
          <table:table-cell office:value-type="string" calcext:value-type="string">
            <text:p>https://twitter.com/Mamun2123/status/1622604987263229953</text:p>
          </table:table-cell>
        </table:table-row>
        <table:table-row table:style-name="ro1">
          <table:table-cell office:value-type="string" calcext:value-type="string">
            <text:p>input/data_formal_20240530-1342/meme/theCryptera_20230206T123112/0.jpg</text:p>
          </table:table-cell>
          <table:table-cell office:value-type="string" calcext:value-type="string">
            <text:p>Pattern 7</text:p>
          </table:table-cell>
          <table:table-cell office:value-type="float" office:value="32.134981463759" calcext:value-type="float">
            <text:p>32.134981463759</text:p>
          </table:table-cell>
          <table:table-cell office:value-type="float" office:value="0.375842503498726" calcext:value-type="float">
            <text:p>0.375842503498726</text:p>
          </table:table-cell>
          <table:table-cell office:value-type="float" office:value="0.438555362208457" calcext:value-type="float">
            <text:p>0.438555362208457</text:p>
          </table:table-cell>
          <table:table-cell office:value-type="string" calcext:value-type="string">
            <text:p>https://twitter.com/Mamun2123/status/1622605051800989696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448/0.jpg</text:p>
          </table:table-cell>
          <table:table-cell office:value-type="string" calcext:value-type="string">
            <text:p>Pattern 1</text:p>
          </table:table-cell>
          <table:table-cell office:value-type="float" office:value="33.7755408715428" calcext:value-type="float">
            <text:p>33.7755408715428</text:p>
          </table:table-cell>
          <table:table-cell office:value-type="float" office:value="0.224748186215129" calcext:value-type="float">
            <text:p>0.224748186215129</text:p>
          </table:table-cell>
          <table:table-cell office:value-type="float" office:value="0.309362778872998" calcext:value-type="float">
            <text:p>0.309362778872998</text:p>
          </table:table-cell>
          <table:table-cell office:value-type="string" calcext:value-type="string">
            <text:p>https://twitter.com/thedarksririses/status/1620946302224957442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0.jpg</text:p>
          </table:table-cell>
          <table:table-cell office:value-type="string" calcext:value-type="string">
            <text:p>Pattern 1</text:p>
          </table:table-cell>
          <table:table-cell office:value-type="float" office:value="34.0540641984241" calcext:value-type="float">
            <text:p>34.0540641984241</text:p>
          </table:table-cell>
          <table:table-cell office:value-type="float" office:value="0.191255826170812" calcext:value-type="float">
            <text:p>0.191255826170812</text:p>
          </table:table-cell>
          <table:table-cell office:value-type="float" office:value="0.3269744182307" calcext:value-type="float">
            <text:p>0.3269744182307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1.jpg</text:p>
          </table:table-cell>
          <table:table-cell office:value-type="string" calcext:value-type="string">
            <text:p>Pattern 1</text:p>
          </table:table-cell>
          <table:table-cell office:value-type="float" office:value="34.4840487450743" calcext:value-type="float">
            <text:p>34.4840487450743</text:p>
          </table:table-cell>
          <table:table-cell office:value-type="float" office:value="0.256320850777421" calcext:value-type="float">
            <text:p>0.256320850777421</text:p>
          </table:table-cell>
          <table:table-cell office:value-type="float" office:value="0.327166169979796" calcext:value-type="float">
            <text:p>0.327166169979796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2.jpg</text:p>
          </table:table-cell>
          <table:table-cell office:value-type="string" calcext:value-type="string">
            <text:p>Pattern 1</text:p>
          </table:table-cell>
          <table:table-cell office:value-type="float" office:value="30.8967038367685" calcext:value-type="float">
            <text:p>30.8967038367685</text:p>
          </table:table-cell>
          <table:table-cell office:value-type="float" office:value="0.253768643508032" calcext:value-type="float">
            <text:p>0.253768643508032</text:p>
          </table:table-cell>
          <table:table-cell office:value-type="float" office:value="0.283465533044101" calcext:value-type="float">
            <text:p>0.283465533044101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3.jpg</text:p>
          </table:table-cell>
          <table:table-cell office:value-type="string" calcext:value-type="string">
            <text:p>Pattern 1</text:p>
          </table:table-cell>
          <table:table-cell office:value-type="float" office:value="29.0307152136137" calcext:value-type="float">
            <text:p>29.0307152136137</text:p>
          </table:table-cell>
          <table:table-cell office:value-type="float" office:value="0.233699202880024" calcext:value-type="float">
            <text:p>0.233699202880024</text:p>
          </table:table-cell>
          <table:table-cell office:value-type="float" office:value="0.261320795707587" calcext:value-type="float">
            <text:p>0.261320795707587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ebtBox_20221229T184249/0.jpg</text:p>
          </table:table-cell>
          <table:table-cell office:value-type="string" calcext:value-type="string">
            <text:p>Pattern 8</text:p>
          </table:table-cell>
          <table:table-cell office:value-type="float" office:value="22.7813659063567" calcext:value-type="float">
            <text:p>22.7813659063567</text:p>
          </table:table-cell>
          <table:table-cell office:value-type="float" office:value="0.760422828883312" calcext:value-type="float">
            <text:p>0.760422828883312</text:p>
          </table:table-cell>
          <table:table-cell office:value-type="float" office:value="0.469080744363664" calcext:value-type="float">
            <text:p>0.469080744363664</text:p>
          </table:table-cell>
          <table:table-cell office:value-type="string" calcext:value-type="string">
            <text:p>https://twitter.com/omkar_gauswami/status/1611273736879247361</text:p>
          </table:table-cell>
        </table:table-row>
        <table:table-row table:style-name="ro1">
          <table:table-cell office:value-type="string" calcext:value-type="string">
            <text:p>input/data_formal_20240530-1342/meme/TheDMsCouncil_20230206T140002/0.jpg</text:p>
          </table:table-cell>
          <table:table-cell office:value-type="string" calcext:value-type="string">
            <text:p>Pattern 7</text:p>
          </table:table-cell>
          <table:table-cell office:value-type="float" office:value="29.8020561267653" calcext:value-type="float">
            <text:p>29.8020561267653</text:p>
          </table:table-cell>
          <table:table-cell office:value-type="float" office:value="0.428501781697837" calcext:value-type="float">
            <text:p>0.428501781697837</text:p>
          </table:table-cell>
          <table:table-cell office:value-type="float" office:value="0.549448237054172" calcext:value-type="float">
            <text:p>0.549448237054172</text:p>
          </table:table-cell>
          <table:table-cell office:value-type="string" calcext:value-type="string">
            <text:p>https://twitter.com/SweetTale4u/status/1622603615931170818</text:p>
          </table:table-cell>
        </table:table-row>
        <table:table-row table:style-name="ro1">
          <table:table-cell office:value-type="string" calcext:value-type="string">
            <text:p>input/data_formal_20240530-1342/meme/thefirehoes_20221228T000232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thefirehoes/status/1607889700433395713</text:p>
          </table:table-cell>
        </table:table-row>
        <table:table-row table:style-name="ro1">
          <table:table-cell office:value-type="string" calcext:value-type="string">
            <text:p>input/data_formal_20240530-1342/meme/thefirehoes_20230105T110258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thefirehoes/status/1610955006877876224</text:p>
          </table:table-cell>
        </table:table-row>
        <table:table-row table:style-name="ro1">
          <table:table-cell office:value-type="string" calcext:value-type="string">
            <text:p>input/data_formal_20240530-1342/meme/thefirehoes_20230105T120450/0.jpg</text:p>
          </table:table-cell>
          <table:table-cell office:value-type="string" calcext:value-type="string">
            <text:p>Pattern 7</text:p>
          </table:table-cell>
          <table:table-cell office:value-type="float" office:value="25.2184842282154" calcext:value-type="float">
            <text:p>25.2184842282154</text:p>
          </table:table-cell>
          <table:table-cell office:value-type="float" office:value="0.433116997798229" calcext:value-type="float">
            <text:p>0.433116997798229</text:p>
          </table:table-cell>
          <table:table-cell office:value-type="float" office:value="0.520505251638893" calcext:value-type="float">
            <text:p>0.520505251638893</text:p>
          </table:table-cell>
          <table:table-cell office:value-type="string" calcext:value-type="string">
            <text:p>https://twitter.com/thefirehoes/status/1610970577799356417</text:p>
          </table:table-cell>
        </table:table-row>
        <table:table-row table:style-name="ro1">
          <table:table-cell office:value-type="string" calcext:value-type="string">
            <text:p>input/data_formal_20240530-1342/meme/thefirehoes_20230105T120451/0.jpg</text:p>
          </table:table-cell>
          <table:table-cell office:value-type="string" calcext:value-type="string">
            <text:p>Pattern 7</text:p>
          </table:table-cell>
          <table:table-cell office:value-type="float" office:value="25.3562182712652" calcext:value-type="float">
            <text:p>25.3562182712652</text:p>
          </table:table-cell>
          <table:table-cell office:value-type="float" office:value="0.412955592656792" calcext:value-type="float">
            <text:p>0.412955592656792</text:p>
          </table:table-cell>
          <table:table-cell office:value-type="float" office:value="0.688418079124656" calcext:value-type="float">
            <text:p>0.688418079124656</text:p>
          </table:table-cell>
          <table:table-cell office:value-type="string" calcext:value-type="string">
            <text:p>https://twitter.com/thefirehoes/status/1610970582148866052</text:p>
          </table:table-cell>
        </table:table-row>
        <table:table-row table:style-name="ro1">
          <table:table-cell office:value-type="string" calcext:value-type="string">
            <text:p>input/data_formal_20240530-1342/meme/thefirehoes_20230106T050350/0.jpg</text:p>
          </table:table-cell>
          <table:table-cell office:value-type="string" calcext:value-type="string">
            <text:p>Pattern 1</text:p>
          </table:table-cell>
          <table:table-cell office:value-type="float" office:value="28.3209191386988" calcext:value-type="float">
            <text:p>28.3209191386988</text:p>
          </table:table-cell>
          <table:table-cell office:value-type="float" office:value="0.273104698184882" calcext:value-type="float">
            <text:p>0.273104698184882</text:p>
          </table:table-cell>
          <table:table-cell office:value-type="float" office:value="0.315783120239723" calcext:value-type="float">
            <text:p>0.315783120239723</text:p>
          </table:table-cell>
          <table:table-cell office:value-type="string" calcext:value-type="string">
            <text:p>https://twitter.com/thefirehoes/status/1611227015436189696</text:p>
          </table:table-cell>
        </table:table-row>
        <table:table-row table:style-name="ro1">
          <table:table-cell office:value-type="string" calcext:value-type="string">
            <text:p>input/data_formal_20240530-1342/meme/thefirehoes_20230106T060508/0.jpg</text:p>
          </table:table-cell>
          <table:table-cell office:value-type="string" calcext:value-type="string">
            <text:p>Pattern 6</text:p>
          </table:table-cell>
          <table:table-cell office:value-type="float" office:value="23.6686312630535" calcext:value-type="float">
            <text:p>23.6686312630535</text:p>
          </table:table-cell>
          <table:table-cell office:value-type="float" office:value="0.826321949558129" calcext:value-type="float">
            <text:p>0.826321949558129</text:p>
          </table:table-cell>
          <table:table-cell office:value-type="float" office:value="0.42529847503965" calcext:value-type="float">
            <text:p>0.42529847503965</text:p>
          </table:table-cell>
          <table:table-cell office:value-type="string" calcext:value-type="string">
            <text:p>https://twitter.com/thefirehoes/status/1611242444384878593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0/0.jpg</text:p>
          </table:table-cell>
          <table:table-cell office:value-type="string" calcext:value-type="string">
            <text:p>Pattern 8</text:p>
          </table:table-cell>
          <table:table-cell office:value-type="float" office:value="22.9473125768505" calcext:value-type="float">
            <text:p>22.9473125768505</text:p>
          </table:table-cell>
          <table:table-cell office:value-type="float" office:value="0.838115334004119" calcext:value-type="float">
            <text:p>0.838115334004119</text:p>
          </table:table-cell>
          <table:table-cell office:value-type="float" office:value="0.336928153716005" calcext:value-type="float">
            <text:p>0.336928153716005</text:p>
          </table:table-cell>
          <table:table-cell office:value-type="string" calcext:value-type="string">
            <text:p>https://twitter.com/thefirehoes/status/1611272232591888384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2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thefirehoes/status/1611272237268484098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3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thefirehoes/status/1611272242658156544</text:p>
          </table:table-cell>
        </table:table-row>
        <table:table-row table:style-name="ro1">
          <table:table-cell office:value-type="string" calcext:value-type="string">
            <text:p>input/data_formal_20240530-1342/meme/thefirehoes_20230111T220412/0.jpg</text:p>
          </table:table-cell>
          <table:table-cell office:value-type="string" calcext:value-type="string">
            <text:p>Pattern 3</text:p>
          </table:table-cell>
          <table:table-cell office:value-type="float" office:value="30.6459340025577" calcext:value-type="float">
            <text:p>30.6459340025577</text:p>
          </table:table-cell>
          <table:table-cell office:value-type="float" office:value="0.487168835326918" calcext:value-type="float">
            <text:p>0.487168835326918</text:p>
          </table:table-cell>
          <table:table-cell office:value-type="float" office:value="0.558370700799351" calcext:value-type="float">
            <text:p>0.558370700799351</text:p>
          </table:table-cell>
          <table:table-cell office:value-type="string" calcext:value-type="string">
            <text:p>https://twitter.com/thefirehoes/status/1613295741375504389</text:p>
          </table:table-cell>
        </table:table-row>
        <table:table-row table:style-name="ro1">
          <table:table-cell office:value-type="string" calcext:value-type="string">
            <text:p>input/data_formal_20240530-1342/meme/thefirehoes_20230112T000253/0.jpg</text:p>
          </table:table-cell>
          <table:table-cell office:value-type="string" calcext:value-type="string">
            <text:p>Pattern 8</text:p>
          </table:table-cell>
          <table:table-cell office:value-type="float" office:value="24.6260325002025" calcext:value-type="float">
            <text:p>24.6260325002025</text:p>
          </table:table-cell>
          <table:table-cell office:value-type="float" office:value="0.773018317984249" calcext:value-type="float">
            <text:p>0.773018317984249</text:p>
          </table:table-cell>
          <table:table-cell office:value-type="float" office:value="0.392120679982035" calcext:value-type="float">
            <text:p>0.392120679982035</text:p>
          </table:table-cell>
          <table:table-cell office:value-type="string" calcext:value-type="string">
            <text:p>https://twitter.com/thefirehoes/status/1613325607860932609</text:p>
          </table:table-cell>
        </table:table-row>
        <table:table-row table:style-name="ro1">
          <table:table-cell office:value-type="string" calcext:value-type="string">
            <text:p>input/data_formal_20240530-1342/meme/thefirehoes_20230112T000255/0.jpg</text:p>
          </table:table-cell>
          <table:table-cell office:value-type="string" calcext:value-type="string">
            <text:p>Pattern 2</text:p>
          </table:table-cell>
          <table:table-cell office:value-type="float" office:value="31.2016448340139" calcext:value-type="float">
            <text:p>31.2016448340139</text:p>
          </table:table-cell>
          <table:table-cell office:value-type="float" office:value="0.163303326280503" calcext:value-type="float">
            <text:p>0.163303326280503</text:p>
          </table:table-cell>
          <table:table-cell office:value-type="float" office:value="0.57511979369833" calcext:value-type="float">
            <text:p>0.57511979369833</text:p>
          </table:table-cell>
          <table:table-cell office:value-type="string" calcext:value-type="string">
            <text:p>https://twitter.com/thefirehoes/status/1613325616316665857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359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thefirehoes/status/1622551673032830976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402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thefirehoes/status/162255168939505664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611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thefirehoes/status/1622552230262964225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615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thefirehoes/status/162255224474187776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06/0.jpg</text:p>
          </table:table-cell>
          <table:table-cell office:value-type="string" calcext:value-type="string">
            <text:p>Pattern 7</text:p>
          </table:table-cell>
          <table:table-cell office:value-type="float" office:value="30.7424110296323" calcext:value-type="float">
            <text:p>30.7424110296323</text:p>
          </table:table-cell>
          <table:table-cell office:value-type="float" office:value="0.450386013569177" calcext:value-type="float">
            <text:p>0.450386013569177</text:p>
          </table:table-cell>
          <table:table-cell office:value-type="float" office:value="0.34731107138127" calcext:value-type="float">
            <text:p>0.34731107138127</text:p>
          </table:table-cell>
          <table:table-cell office:value-type="string" calcext:value-type="string">
            <text:p>https://twitter.com/thefirehoes/status/1622566804630433793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08/0.jpg</text:p>
          </table:table-cell>
          <table:table-cell office:value-type="string" calcext:value-type="string">
            <text:p>Pattern 1</text:p>
          </table:table-cell>
          <table:table-cell office:value-type="float" office:value="26.5021757755297" calcext:value-type="float">
            <text:p>26.5021757755297</text:p>
          </table:table-cell>
          <table:table-cell office:value-type="float" office:value="0.246272258045184" calcext:value-type="float">
            <text:p>0.246272258045184</text:p>
          </table:table-cell>
          <table:table-cell office:value-type="float" office:value="0.310263673203601" calcext:value-type="float">
            <text:p>0.310263673203601</text:p>
          </table:table-cell>
          <table:table-cell office:value-type="string" calcext:value-type="string">
            <text:p>https://twitter.com/thefirehoes/status/1622566811811078144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10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thefirehoes/status/1622566821604872192</text:p>
          </table:table-cell>
        </table:table-row>
        <table:table-row table:style-name="ro1">
          <table:table-cell office:value-type="string" calcext:value-type="string">
            <text:p>input/data_formal_20240530-1342/meme/thefirehoes_20230206T130247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thefirehoes/status/1622581572414189568</text:p>
          </table:table-cell>
        </table:table-row>
        <table:table-row table:style-name="ro1">
          <table:table-cell office:value-type="string" calcext:value-type="string">
            <text:p>input/data_formal_20240530-1342/meme/thefirehoes_20230206T140303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thefirehoes/status/1622596740049248258</text:p>
          </table:table-cell>
        </table:table-row>
        <table:table-row table:style-name="ro1">
          <table:table-cell office:value-type="string" calcext:value-type="string">
            <text:p>input/data_formal_20240530-1342/meme/thefirehoes_20230206T140306/0.jpg</text:p>
          </table:table-cell>
          <table:table-cell office:value-type="string" calcext:value-type="string">
            <text:p>Pattern 2</text:p>
          </table:table-cell>
          <table:table-cell office:value-type="float" office:value="27.6794432734575" calcext:value-type="float">
            <text:p>27.6794432734575</text:p>
          </table:table-cell>
          <table:table-cell office:value-type="float" office:value="0.152683338512344" calcext:value-type="float">
            <text:p>0.152683338512344</text:p>
          </table:table-cell>
          <table:table-cell office:value-type="float" office:value="0.694758372552391" calcext:value-type="float">
            <text:p>0.694758372552391</text:p>
          </table:table-cell>
          <table:table-cell office:value-type="string" calcext:value-type="string">
            <text:p>https://twitter.com/thefirehoes/status/1622596749939425282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4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thefirehoes/status/1622611758950019076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6/0.jpg</text:p>
          </table:table-cell>
          <table:table-cell office:value-type="string" calcext:value-type="string">
            <text:p>Pattern 6</text:p>
          </table:table-cell>
          <table:table-cell office:value-type="float" office:value="24.549333835103" calcext:value-type="float">
            <text:p>24.549333835103</text:p>
          </table:table-cell>
          <table:table-cell office:value-type="float" office:value="0.685218850985613" calcext:value-type="float">
            <text:p>0.685218850985613</text:p>
          </table:table-cell>
          <table:table-cell office:value-type="float" office:value="0.40465576255527" calcext:value-type="float">
            <text:p>0.40465576255527</text:p>
          </table:table-cell>
          <table:table-cell office:value-type="string" calcext:value-type="string">
            <text:p>https://twitter.com/thefirehoes/status/1622611767426793473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7/0.jpg</text:p>
          </table:table-cell>
          <table:table-cell office:value-type="string" calcext:value-type="string">
            <text:p>Pattern 5</text:p>
          </table:table-cell>
          <table:table-cell office:value-type="float" office:value="16.3764725270778" calcext:value-type="float">
            <text:p>16.3764725270778</text:p>
          </table:table-cell>
          <table:table-cell office:value-type="float" office:value="0.167827673586301" calcext:value-type="float">
            <text:p>0.167827673586301</text:p>
          </table:table-cell>
          <table:table-cell office:value-type="float" office:value="0.287971641120445" calcext:value-type="float">
            <text:p>0.287971641120445</text:p>
          </table:table-cell>
          <table:table-cell office:value-type="string" calcext:value-type="string">
            <text:p>https://twitter.com/thefirehoes/status/162261177265709466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60431/0.jpg</text:p>
          </table:table-cell>
          <table:table-cell office:value-type="string" calcext:value-type="string">
            <text:p>Pattern 5</text:p>
          </table:table-cell>
          <table:table-cell office:value-type="float" office:value="28.1020469214156" calcext:value-type="float">
            <text:p>28.1020469214156</text:p>
          </table:table-cell>
          <table:table-cell office:value-type="float" office:value="0.135943034294346" calcext:value-type="float">
            <text:p>0.135943034294346</text:p>
          </table:table-cell>
          <table:table-cell office:value-type="float" office:value="0.338292139109168" calcext:value-type="float">
            <text:p>0.338292139109168</text:p>
          </table:table-cell>
          <table:table-cell office:value-type="string" calcext:value-type="string">
            <text:p>https://twitter.com/thefirehoes/status/1622627307818041347</text:p>
          </table:table-cell>
        </table:table-row>
        <table:table-row table:style-name="ro1">
          <table:table-cell office:value-type="string" calcext:value-type="string">
            <text:p>input/data_formal_20240530-1342/meme/thefirehoes_20230206T160433/0.jpg</text:p>
          </table:table-cell>
          <table:table-cell office:value-type="string" calcext:value-type="string">
            <text:p>Pattern 1</text:p>
          </table:table-cell>
          <table:table-cell office:value-type="float" office:value="33.0648029861383" calcext:value-type="float">
            <text:p>33.0648029861383</text:p>
          </table:table-cell>
          <table:table-cell office:value-type="float" office:value="0.420204266327241" calcext:value-type="float">
            <text:p>0.420204266327241</text:p>
          </table:table-cell>
          <table:table-cell office:value-type="float" office:value="0.491467886319034" calcext:value-type="float">
            <text:p>0.491467886319034</text:p>
          </table:table-cell>
          <table:table-cell office:value-type="string" calcext:value-type="string">
            <text:p>https://twitter.com/thefirehoes/status/1622627316982579200</text:p>
          </table:table-cell>
        </table:table-row>
        <table:table-row table:style-name="ro1">
          <table:table-cell office:value-type="string" calcext:value-type="string">
            <text:p>input/data_formal_20240530-1342/meme/thefirehoes_20230212T150247/0.jpg</text:p>
          </table:table-cell>
          <table:table-cell office:value-type="string" calcext:value-type="string">
            <text:p>Pattern 5</text:p>
          </table:table-cell>
          <table:table-cell office:value-type="float" office:value="31.299838258891" calcext:value-type="float">
            <text:p>31.299838258891</text:p>
          </table:table-cell>
          <table:table-cell office:value-type="float" office:value="0.171311808278682" calcext:value-type="float">
            <text:p>0.171311808278682</text:p>
          </table:table-cell>
          <table:table-cell office:value-type="float" office:value="0.291207681659956" calcext:value-type="float">
            <text:p>0.291207681659956</text:p>
          </table:table-cell>
          <table:table-cell office:value-type="string" calcext:value-type="string">
            <text:p>https://twitter.com/thefirehoes/status/1624786099426951171</text:p>
          </table:table-cell>
        </table:table-row>
        <table:table-row table:style-name="ro1">
          <table:table-cell office:value-type="string" calcext:value-type="string">
            <text:p>input/data_formal_20240530-1342/meme/thefirehoes_20230212T150251/0.jpg</text:p>
          </table:table-cell>
          <table:table-cell office:value-type="string" calcext:value-type="string">
            <text:p>Pattern 6</text:p>
          </table:table-cell>
          <table:table-cell office:value-type="float" office:value="29.5646570113719" calcext:value-type="float">
            <text:p>29.5646570113719</text:p>
          </table:table-cell>
          <table:table-cell office:value-type="float" office:value="0.639659225232917" calcext:value-type="float">
            <text:p>0.639659225232917</text:p>
          </table:table-cell>
          <table:table-cell office:value-type="float" office:value="0.520512186816106" calcext:value-type="float">
            <text:p>0.520512186816106</text:p>
          </table:table-cell>
          <table:table-cell office:value-type="string" calcext:value-type="string">
            <text:p>https://twitter.com/thefirehoes/status/1624786115025674242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142/0.jpg</text:p>
          </table:table-cell>
          <table:table-cell office:value-type="string" calcext:value-type="string">
            <text:p>Pattern 6</text:p>
          </table:table-cell>
          <table:table-cell office:value-type="float" office:value="25.1352358970095" calcext:value-type="float">
            <text:p>25.1352358970095</text:p>
          </table:table-cell>
          <table:table-cell office:value-type="float" office:value="0.638562797072647" calcext:value-type="float">
            <text:p>0.638562797072647</text:p>
          </table:table-cell>
          <table:table-cell office:value-type="float" office:value="0.417876827476283" calcext:value-type="float">
            <text:p>0.417876827476283</text:p>
          </table:table-cell>
          <table:table-cell office:value-type="string" calcext:value-type="string">
            <text:p>https://twitter.com/thefirehoes/status/1633032665627521030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144/0.jpg</text:p>
          </table:table-cell>
          <table:table-cell office:value-type="string" calcext:value-type="string">
            <text:p>Pattern 2</text:p>
          </table:table-cell>
          <table:table-cell office:value-type="float" office:value="28.0362162087974" calcext:value-type="float">
            <text:p>28.0362162087974</text:p>
          </table:table-cell>
          <table:table-cell office:value-type="float" office:value="0.163252531650504" calcext:value-type="float">
            <text:p>0.163252531650504</text:p>
          </table:table-cell>
          <table:table-cell office:value-type="float" office:value="0.854344144982209" calcext:value-type="float">
            <text:p>0.854344144982209</text:p>
          </table:table-cell>
          <table:table-cell office:value-type="string" calcext:value-type="string">
            <text:p>https://twitter.com/thefirehoes/status/1633032675135979520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538/0.jpg</text:p>
          </table:table-cell>
          <table:table-cell office:value-type="string" calcext:value-type="string">
            <text:p>Pattern 6</text:p>
          </table:table-cell>
          <table:table-cell office:value-type="float" office:value="25.1352358970095" calcext:value-type="float">
            <text:p>25.1352358970095</text:p>
          </table:table-cell>
          <table:table-cell office:value-type="float" office:value="0.638562797072647" calcext:value-type="float">
            <text:p>0.638562797072647</text:p>
          </table:table-cell>
          <table:table-cell office:value-type="float" office:value="0.417876827476283" calcext:value-type="float">
            <text:p>0.417876827476283</text:p>
          </table:table-cell>
          <table:table-cell office:value-type="string" calcext:value-type="string">
            <text:p>https://twitter.com/thefirehoes/status/1633033657483968513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541/0.jpg</text:p>
          </table:table-cell>
          <table:table-cell office:value-type="string" calcext:value-type="string">
            <text:p>Pattern 2</text:p>
          </table:table-cell>
          <table:table-cell office:value-type="float" office:value="28.0362162087974" calcext:value-type="float">
            <text:p>28.0362162087974</text:p>
          </table:table-cell>
          <table:table-cell office:value-type="float" office:value="0.163252531650504" calcext:value-type="float">
            <text:p>0.163252531650504</text:p>
          </table:table-cell>
          <table:table-cell office:value-type="float" office:value="0.854344144982209" calcext:value-type="float">
            <text:p>0.854344144982209</text:p>
          </table:table-cell>
          <table:table-cell office:value-type="string" calcext:value-type="string">
            <text:p>https://twitter.com/thefirehoes/status/1633033666631806977</text:p>
          </table:table-cell>
        </table:table-row>
        <table:table-row table:style-name="ro1">
          <table:table-cell office:value-type="string" calcext:value-type="string">
            <text:p>input/data_formal_20240530-1342/meme/thefirehoes_20230315T220240/0.jpg</text:p>
          </table:table-cell>
          <table:table-cell office:value-type="string" calcext:value-type="string">
            <text:p>Pattern 2</text:p>
          </table:table-cell>
          <table:table-cell office:value-type="float" office:value="27.0621030644546" calcext:value-type="float">
            <text:p>27.0621030644546</text:p>
          </table:table-cell>
          <table:table-cell office:value-type="float" office:value="0.169071070487389" calcext:value-type="float">
            <text:p>0.169071070487389</text:p>
          </table:table-cell>
          <table:table-cell office:value-type="float" office:value="0.791814929653686" calcext:value-type="float">
            <text:p>0.791814929653686</text:p>
          </table:table-cell>
          <table:table-cell office:value-type="string" calcext:value-type="string">
            <text:p>https://twitter.com/thefirehoes/status/1636125789807603717</text:p>
          </table:table-cell>
        </table:table-row>
        <table:table-row table:style-name="ro1">
          <table:table-cell office:value-type="string" calcext:value-type="string">
            <text:p>input/data_formal_20240530-1342/meme/thefirehoes_20230315T220241/0.jpg</text:p>
          </table:table-cell>
          <table:table-cell office:value-type="string" calcext:value-type="string">
            <text:p>Pattern 7</text:p>
          </table:table-cell>
          <table:table-cell office:value-type="float" office:value="28.5306641612286" calcext:value-type="float">
            <text:p>28.5306641612286</text:p>
          </table:table-cell>
          <table:table-cell office:value-type="float" office:value="0.254935152092989" calcext:value-type="float">
            <text:p>0.254935152092989</text:p>
          </table:table-cell>
          <table:table-cell office:value-type="float" office:value="0.669686900118769" calcext:value-type="float">
            <text:p>0.669686900118769</text:p>
          </table:table-cell>
          <table:table-cell office:value-type="string" calcext:value-type="string">
            <text:p>https://twitter.com/thefirehoes/status/1636125794408775682</text:p>
          </table:table-cell>
        </table:table-row>
        <table:table-row table:style-name="ro1">
          <table:table-cell office:value-type="string" calcext:value-type="string">
            <text:p>input/data_formal_20240530-1342/meme/thefirehoes_20230316T020240/0.jpg</text:p>
          </table:table-cell>
          <table:table-cell office:value-type="string" calcext:value-type="string">
            <text:p>Pattern 2</text:p>
          </table:table-cell>
          <table:table-cell office:value-type="float" office:value="26.3295723560335" calcext:value-type="float">
            <text:p>26.3295723560335</text:p>
          </table:table-cell>
          <table:table-cell office:value-type="float" office:value="0.343971594119378" calcext:value-type="float">
            <text:p>0.343971594119378</text:p>
          </table:table-cell>
          <table:table-cell office:value-type="float" office:value="0.766510990151761" calcext:value-type="float">
            <text:p>0.766510990151761</text:p>
          </table:table-cell>
          <table:table-cell office:value-type="string" calcext:value-type="string">
            <text:p>https://twitter.com/thefirehoes/status/1636186188846383104</text:p>
          </table:table-cell>
        </table:table-row>
        <table:table-row table:style-name="ro1">
          <table:table-cell office:value-type="string" calcext:value-type="string">
            <text:p>input/data_formal_20240530-1342/meme/thefirehoes_20230322T220234/0.jpg</text:p>
          </table:table-cell>
          <table:table-cell office:value-type="string" calcext:value-type="string">
            <text:p>Pattern 3</text:p>
          </table:table-cell>
          <table:table-cell office:value-type="float" office:value="31.8984553965661" calcext:value-type="float">
            <text:p>31.8984553965661</text:p>
          </table:table-cell>
          <table:table-cell office:value-type="float" office:value="0.348621634539402" calcext:value-type="float">
            <text:p>0.348621634539402</text:p>
          </table:table-cell>
          <table:table-cell office:value-type="float" office:value="0.624978701505717" calcext:value-type="float">
            <text:p>0.624978701505717</text:p>
          </table:table-cell>
          <table:table-cell office:value-type="string" calcext:value-type="string">
            <text:p>https://twitter.com/thefirehoes/status/1638662479306960896</text:p>
          </table:table-cell>
        </table:table-row>
        <table:table-row table:style-name="ro1">
          <table:table-cell office:value-type="string" calcext:value-type="string">
            <text:p>input/data_formal_20240530-1342/meme/thefirehoes_20230323T010243/0.jpg</text:p>
          </table:table-cell>
          <table:table-cell office:value-type="string" calcext:value-type="string">
            <text:p>Pattern 5</text:p>
          </table:table-cell>
          <table:table-cell office:value-type="float" office:value="28.1109211412805" calcext:value-type="float">
            <text:p>28.1109211412805</text:p>
          </table:table-cell>
          <table:table-cell office:value-type="float" office:value="0.185558249945955" calcext:value-type="float">
            <text:p>0.185558249945955</text:p>
          </table:table-cell>
          <table:table-cell office:value-type="float" office:value="0.25235560424868" calcext:value-type="float">
            <text:p>0.25235560424868</text:p>
          </table:table-cell>
          <table:table-cell office:value-type="string" calcext:value-type="string">
            <text:p>https://twitter.com/thefirehoes/status/1638707816407134209</text:p>
          </table:table-cell>
        </table:table-row>
        <table:table-row table:style-name="ro1">
          <table:table-cell office:value-type="string" calcext:value-type="string">
            <text:p>input/data_formal_20240530-1342/meme/thefirehoes_20230323T040232/0.jpg</text:p>
          </table:table-cell>
          <table:table-cell office:value-type="string" calcext:value-type="string">
            <text:p>Pattern 7</text:p>
          </table:table-cell>
          <table:table-cell office:value-type="float" office:value="30.9931875978636" calcext:value-type="float">
            <text:p>30.9931875978636</text:p>
          </table:table-cell>
          <table:table-cell office:value-type="float" office:value="0.549550284156255" calcext:value-type="float">
            <text:p>0.549550284156255</text:p>
          </table:table-cell>
          <table:table-cell office:value-type="float" office:value="0.503483198821018" calcext:value-type="float">
            <text:p>0.503483198821018</text:p>
          </table:table-cell>
          <table:table-cell office:value-type="string" calcext:value-type="string">
            <text:p>https://twitter.com/thefirehoes/status/1638753069017223171</text:p>
          </table:table-cell>
        </table:table-row>
        <table:table-row table:style-name="ro1">
          <table:table-cell office:value-type="string" calcext:value-type="string">
            <text:p>input/data_formal_20240530-1342/meme/theharikish_20230106T054640/0.jpg</text:p>
          </table:table-cell>
          <table:table-cell office:value-type="string" calcext:value-type="string">
            <text:p>Pattern 5</text:p>
          </table:table-cell>
          <table:table-cell office:value-type="float" office:value="27.4594071012958" calcext:value-type="float">
            <text:p>27.4594071012958</text:p>
          </table:table-cell>
          <table:table-cell office:value-type="float" office:value="0.231995980810846" calcext:value-type="float">
            <text:p>0.231995980810846</text:p>
          </table:table-cell>
          <table:table-cell office:value-type="float" office:value="0.334586266917772" calcext:value-type="float">
            <text:p>0.334586266917772</text:p>
          </table:table-cell>
          <table:table-cell office:value-type="string" calcext:value-type="string">
            <text:p>https://twitter.com/theharikish/status/1611237795892441089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0.jpg</text:p>
          </table:table-cell>
          <table:table-cell office:value-type="string" calcext:value-type="string">
            <text:p>Pattern 1</text:p>
          </table:table-cell>
          <table:table-cell office:value-type="float" office:value="34.7121970813667" calcext:value-type="float">
            <text:p>34.7121970813667</text:p>
          </table:table-cell>
          <table:table-cell office:value-type="float" office:value="0.439133520745325" calcext:value-type="float">
            <text:p>0.439133520745325</text:p>
          </table:table-cell>
          <table:table-cell office:value-type="float" office:value="0.48095582408196" calcext:value-type="float">
            <text:p>0.48095582408196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1.jpg</text:p>
          </table:table-cell>
          <table:table-cell office:value-type="string" calcext:value-type="string">
            <text:p>Pattern 1</text:p>
          </table:table-cell>
          <table:table-cell office:value-type="float" office:value="30.6650996403636" calcext:value-type="float">
            <text:p>30.6650996403636</text:p>
          </table:table-cell>
          <table:table-cell office:value-type="float" office:value="0.341563836298891" calcext:value-type="float">
            <text:p>0.341563836298891</text:p>
          </table:table-cell>
          <table:table-cell office:value-type="float" office:value="0.331178254964287" calcext:value-type="float">
            <text:p>0.331178254964287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2.jpg</text:p>
          </table:table-cell>
          <table:table-cell office:value-type="string" calcext:value-type="string">
            <text:p>Pattern 7</text:p>
          </table:table-cell>
          <table:table-cell office:value-type="float" office:value="30.127173773671" calcext:value-type="float">
            <text:p>30.127173773671</text:p>
          </table:table-cell>
          <table:table-cell office:value-type="float" office:value="0.57088432716186" calcext:value-type="float">
            <text:p>0.57088432716186</text:p>
          </table:table-cell>
          <table:table-cell office:value-type="float" office:value="0.565869239664728" calcext:value-type="float">
            <text:p>0.565869239664728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GiftingMark_20230206T112626/0.jpg</text:p>
          </table:table-cell>
          <table:table-cell office:value-type="string" calcext:value-type="string">
            <text:p>Pattern 5</text:p>
          </table:table-cell>
          <table:table-cell office:value-type="float" office:value="27.0575300418776" calcext:value-type="float">
            <text:p>27.0575300418776</text:p>
          </table:table-cell>
          <table:table-cell office:value-type="float" office:value="0.153494559615894" calcext:value-type="float">
            <text:p>0.153494559615894</text:p>
          </table:table-cell>
          <table:table-cell office:value-type="float" office:value="0.355712685103227" calcext:value-type="float">
            <text:p>0.355712685103227</text:p>
          </table:table-cell>
          <table:table-cell office:value-type="string" calcext:value-type="string">
            <text:p>https://twitter.com/TheGiftingMark/status/1622557325906124800</text:p>
          </table:table-cell>
        </table:table-row>
        <table:table-row table:style-name="ro1">
          <table:table-cell office:value-type="string" calcext:value-type="string">
            <text:p>input/data_formal_20240530-1342/meme/TheHiddenGuild1_20221225T183058/0.jpg</text:p>
          </table:table-cell>
          <table:table-cell office:value-type="string" calcext:value-type="string">
            <text:p>Pattern 6</text:p>
          </table:table-cell>
          <table:table-cell office:value-type="float" office:value="31.3419959506189" calcext:value-type="float">
            <text:p>31.3419959506189</text:p>
          </table:table-cell>
          <table:table-cell office:value-type="float" office:value="0.660261284158169" calcext:value-type="float">
            <text:p>0.660261284158169</text:p>
          </table:table-cell>
          <table:table-cell office:value-type="float" office:value="0.352095918779559" calcext:value-type="float">
            <text:p>0.352095918779559</text:p>
          </table:table-cell>
          <table:table-cell office:value-type="string" calcext:value-type="string">
            <text:p>https://twitter.com/MineVoidMC/status/1607884486980603911</text:p>
          </table:table-cell>
        </table:table-row>
        <table:table-row table:style-name="ro1">
          <table:table-cell office:value-type="string" calcext:value-type="string">
            <text:p>input/data_formal_20240530-1342/meme/TheInaneAsylum_20221227T130032/0.jpg</text:p>
          </table:table-cell>
          <table:table-cell office:value-type="string" calcext:value-type="string">
            <text:p>Pattern 7</text:p>
          </table:table-cell>
          <table:table-cell office:value-type="float" office:value="29.2869006418111" calcext:value-type="float">
            <text:p>29.2869006418111</text:p>
          </table:table-cell>
          <table:table-cell office:value-type="float" office:value="0.327250339341998" calcext:value-type="float">
            <text:p>0.327250339341998</text:p>
          </table:table-cell>
          <table:table-cell office:value-type="float" office:value="0.449355557189449" calcext:value-type="float">
            <text:p>0.449355557189449</text:p>
          </table:table-cell>
          <table:table-cell office:value-type="string" calcext:value-type="string">
            <text:p>https://twitter.com/EdPurchaseIV/status/1607886916690624513</text:p>
          </table:table-cell>
        </table:table-row>
        <table:table-row table:style-name="ro1">
          <table:table-cell office:value-type="string" calcext:value-type="string">
            <text:p>input/data_formal_20240530-1342/meme/theissi__20221228T042157/0.jpg</text:p>
          </table:table-cell>
          <table:table-cell office:value-type="string" calcext:value-type="string">
            <text:p>Pattern 1</text:p>
          </table:table-cell>
          <table:table-cell office:value-type="float" office:value="34.3500743245458" calcext:value-type="float">
            <text:p>34.3500743245458</text:p>
          </table:table-cell>
          <table:table-cell office:value-type="float" office:value="0.18537565610259" calcext:value-type="float">
            <text:p>0.18537565610259</text:p>
          </table:table-cell>
          <table:table-cell office:value-type="float" office:value="0.322685726961124" calcext:value-type="float">
            <text:p>0.322685726961124</text:p>
          </table:table-cell>
          <table:table-cell office:value-type="string" calcext:value-type="string">
            <text:p>https://twitter.com/theissi_/status/1607954986540883969</text:p>
          </table:table-cell>
        </table:table-row>
        <table:table-row table:style-name="ro1">
          <table:table-cell office:value-type="string" calcext:value-type="string">
            <text:p>input/data_formal_20240530-1342/meme/thelogicgen_20230206T153521/0.jpg</text:p>
          </table:table-cell>
          <table:table-cell office:value-type="string" calcext:value-type="string">
            <text:p>Pattern 8</text:p>
          </table:table-cell>
          <table:table-cell office:value-type="float" office:value="24.0711745140306" calcext:value-type="float">
            <text:p>24.0711745140306</text:p>
          </table:table-cell>
          <table:table-cell office:value-type="float" office:value="0.815604259143543" calcext:value-type="float">
            <text:p>0.815604259143543</text:p>
          </table:table-cell>
          <table:table-cell office:value-type="float" office:value="0.523353796087598" calcext:value-type="float">
            <text:p>0.523353796087598</text:p>
          </table:table-cell>
          <table:table-cell office:value-type="string" calcext:value-type="string">
            <text:p>https://twitter.com/thelogicgen/status/1622619967383535618</text:p>
          </table:table-cell>
        </table:table-row>
        <table:table-row table:style-name="ro1">
          <table:table-cell office:value-type="string" calcext:value-type="string">
            <text:p>input/data_formal_20240530-1342/meme/thelogicgen_20230212T145659/0.jpg</text:p>
          </table:table-cell>
          <table:table-cell office:value-type="string" calcext:value-type="string">
            <text:p>Pattern 1</text:p>
          </table:table-cell>
          <table:table-cell office:value-type="float" office:value="30.3594638286914" calcext:value-type="float">
            <text:p>30.3594638286914</text:p>
          </table:table-cell>
          <table:table-cell office:value-type="float" office:value="0.471062790263655" calcext:value-type="float">
            <text:p>0.471062790263655</text:p>
          </table:table-cell>
          <table:table-cell office:value-type="float" office:value="0.287142268888765" calcext:value-type="float">
            <text:p>0.287142268888765</text:p>
          </table:table-cell>
          <table:table-cell office:value-type="string" calcext:value-type="string">
            <text:p>https://twitter.com/thelogicgen/status/1624784637716496384</text:p>
          </table:table-cell>
        </table:table-row>
        <table:table-row table:style-name="ro1">
          <table:table-cell office:value-type="string" calcext:value-type="string">
            <text:p>input/data_formal_20240530-1342/meme/themadartistmnl_20230105T112216/0.jpg</text:p>
          </table:table-cell>
          <table:table-cell office:value-type="string" calcext:value-type="string">
            <text:p>Pattern 1</text:p>
          </table:table-cell>
          <table:table-cell office:value-type="float" office:value="27.460927273707" calcext:value-type="float">
            <text:p>27.460927273707</text:p>
          </table:table-cell>
          <table:table-cell office:value-type="float" office:value="0.237618091677915" calcext:value-type="float">
            <text:p>0.237618091677915</text:p>
          </table:table-cell>
          <table:table-cell office:value-type="float" office:value="0.355497215904718" calcext:value-type="float">
            <text:p>0.355497215904718</text:p>
          </table:table-cell>
          <table:table-cell office:value-type="string" calcext:value-type="string">
            <text:p>https://twitter.com/themadartistmnl/status/1610959864838393858</text:p>
          </table:table-cell>
        </table:table-row>
        <table:table-row table:style-name="ro1">
          <table:table-cell office:value-type="string" calcext:value-type="string">
            <text:p>input/data_formal_20240530-1342/meme/themadartistmnl_20230105T112216/1.jpg</text:p>
          </table:table-cell>
          <table:table-cell office:value-type="string" calcext:value-type="string">
            <text:p>Pattern 3</text:p>
          </table:table-cell>
          <table:table-cell office:value-type="float" office:value="19.725735932402" calcext:value-type="float">
            <text:p>19.725735932402</text:p>
          </table:table-cell>
          <table:table-cell office:value-type="float" office:value="0.239709522386196" calcext:value-type="float">
            <text:p>0.239709522386196</text:p>
          </table:table-cell>
          <table:table-cell office:value-type="float" office:value="0.828520499188756" calcext:value-type="float">
            <text:p>0.828520499188756</text:p>
          </table:table-cell>
          <table:table-cell office:value-type="string" calcext:value-type="string">
            <text:p>https://twitter.com/themadartistmnl/status/1610959864838393858</text:p>
          </table:table-cell>
        </table:table-row>
        <table:table-row table:style-name="ro1">
          <table:table-cell office:value-type="string" calcext:value-type="string">
            <text:p>input/data_formal_20240530-1342/meme/themegamaxi_20221228T062843/0.jpg</text:p>
          </table:table-cell>
          <table:table-cell office:value-type="string" calcext:value-type="string">
            <text:p>Pattern 7</text:p>
          </table:table-cell>
          <table:table-cell office:value-type="float" office:value="28.8484851239745" calcext:value-type="float">
            <text:p>28.8484851239745</text:p>
          </table:table-cell>
          <table:table-cell office:value-type="float" office:value="0.399936004878413" calcext:value-type="float">
            <text:p>0.399936004878413</text:p>
          </table:table-cell>
          <table:table-cell office:value-type="float" office:value="0.659038254997395" calcext:value-type="float">
            <text:p>0.659038254997395</text:p>
          </table:table-cell>
          <table:table-cell office:value-type="string" calcext:value-type="string">
            <text:p>https://twitter.com/themegamaxi/status/1607986886945181696</text:p>
          </table:table-cell>
        </table:table-row>
        <table:table-row table:style-name="ro1">
          <table:table-cell office:value-type="string" calcext:value-type="string">
            <text:p>input/data_formal_20240530-1342/meme/themikesalvi_20230103T040013/0.jpg</text:p>
          </table:table-cell>
          <table:table-cell office:value-type="string" calcext:value-type="string">
            <text:p>Pattern 3</text:p>
          </table:table-cell>
          <table:table-cell office:value-type="float" office:value="25.654938488013" calcext:value-type="float">
            <text:p>25.654938488013</text:p>
          </table:table-cell>
          <table:table-cell office:value-type="float" office:value="0.402935162431079" calcext:value-type="float">
            <text:p>0.402935162431079</text:p>
          </table:table-cell>
          <table:table-cell office:value-type="float" office:value="0.671329136036839" calcext:value-type="float">
            <text:p>0.671329136036839</text:p>
          </table:table-cell>
          <table:table-cell office:value-type="string" calcext:value-type="string">
            <text:p>https://twitter.com/art_snitch/status/1610193745244479490</text:p>
          </table:table-cell>
        </table:table-row>
        <table:table-row table:style-name="ro1">
          <table:table-cell office:value-type="string" calcext:value-type="string">
            <text:p>input/data_formal_20240530-1342/meme/themikesalvi_20230103T140057/0.jpg</text:p>
          </table:table-cell>
          <table:table-cell office:value-type="string" calcext:value-type="string">
            <text:p>Pattern 3</text:p>
          </table:table-cell>
          <table:table-cell office:value-type="float" office:value="25.654938488013" calcext:value-type="float">
            <text:p>25.654938488013</text:p>
          </table:table-cell>
          <table:table-cell office:value-type="float" office:value="0.402935162431079" calcext:value-type="float">
            <text:p>0.402935162431079</text:p>
          </table:table-cell>
          <table:table-cell office:value-type="float" office:value="0.671329136036839" calcext:value-type="float">
            <text:p>0.671329136036839</text:p>
          </table:table-cell>
          <table:table-cell office:value-type="string" calcext:value-type="string">
            <text:p>https://twitter.com/nathan_hauk/status/1610305876706967552</text:p>
          </table:table-cell>
        </table:table-row>
        <table:table-row table:style-name="ro1">
          <table:table-cell office:value-type="string" calcext:value-type="string">
            <text:p>input/data_formal_20240530-1342/meme/themikesalvi_20230103T200117/0.jpg</text:p>
          </table:table-cell>
          <table:table-cell office:value-type="string" calcext:value-type="string">
            <text:p>Pattern 6</text:p>
          </table:table-cell>
          <table:table-cell office:value-type="float" office:value="31.7889207480273" calcext:value-type="float">
            <text:p>31.7889207480273</text:p>
          </table:table-cell>
          <table:table-cell office:value-type="float" office:value="0.630160045109786" calcext:value-type="float">
            <text:p>0.630160045109786</text:p>
          </table:table-cell>
          <table:table-cell office:value-type="float" office:value="0.372308669001399" calcext:value-type="float">
            <text:p>0.372308669001399</text:p>
          </table:table-cell>
          <table:table-cell office:value-type="string" calcext:value-type="string">
            <text:p>https://twitter.com/DaRealMedic4you/status/1610442583230091267</text:p>
          </table:table-cell>
        </table:table-row>
        <table:table-row table:style-name="ro1">
          <table:table-cell office:value-type="string" calcext:value-type="string">
            <text:p>input/data_formal_20240530-1342/meme/themomlifevlogs_20230206T143126/0.jpg</text:p>
          </table:table-cell>
          <table:table-cell office:value-type="string" calcext:value-type="string">
            <text:p>Pattern 6</text:p>
          </table:table-cell>
          <table:table-cell office:value-type="float" office:value="24.8157354847591" calcext:value-type="float">
            <text:p>24.8157354847591</text:p>
          </table:table-cell>
          <table:table-cell office:value-type="float" office:value="0.697293504106139" calcext:value-type="float">
            <text:p>0.697293504106139</text:p>
          </table:table-cell>
          <table:table-cell office:value-type="float" office:value="0.459407443922819" calcext:value-type="float">
            <text:p>0.459407443922819</text:p>
          </table:table-cell>
          <table:table-cell office:value-type="string" calcext:value-type="string">
            <text:p>https://twitter.com/themomlifevlogs/status/1622603882970112000</text:p>
          </table:table-cell>
        </table:table-row>
        <table:table-row table:style-name="ro1">
          <table:table-cell office:value-type="string" calcext:value-type="string">
            <text:p>input/data_formal_20240530-1342/meme/ThePedia_20221218T220019/0.jpg</text:p>
          </table:table-cell>
          <table:table-cell office:value-type="string" calcext:value-type="string">
            <text:p>Pattern 9</text:p>
          </table:table-cell>
          <table:table-cell office:value-type="float" office:value="30.4734738640421" calcext:value-type="float">
            <text:p>30.4734738640421</text:p>
          </table:table-cell>
          <table:table-cell office:value-type="float" office:value="0.163964590157935" calcext:value-type="float">
            <text:p>0.163964590157935</text:p>
          </table:table-cell>
          <table:table-cell office:value-type="float" office:value="0.13190555429853" calcext:value-type="float">
            <text:p>0.13190555429853</text:p>
          </table:table-cell>
          <table:table-cell office:value-type="string" calcext:value-type="string">
            <text:p>https://twitter.com/Cryptop1c/status/1606181467758788608</text:p>
          </table:table-cell>
        </table:table-row>
        <table:table-row table:style-name="ro1">
          <table:table-cell office:value-type="string" calcext:value-type="string">
            <text:p>input/data_formal_20240530-1342/meme/ThePedia_20221221T070028/0.jpg</text:p>
          </table:table-cell>
          <table:table-cell office:value-type="string" calcext:value-type="string">
            <text:p>Pattern 6</text:p>
          </table:table-cell>
          <table:table-cell office:value-type="float" office:value="27.9378683437211" calcext:value-type="float">
            <text:p>27.9378683437211</text:p>
          </table:table-cell>
          <table:table-cell office:value-type="float" office:value="0.615257871950786" calcext:value-type="float">
            <text:p>0.615257871950786</text:p>
          </table:table-cell>
          <table:table-cell office:value-type="float" office:value="0.682420784888316" calcext:value-type="float">
            <text:p>0.682420784888316</text:p>
          </table:table-cell>
          <table:table-cell office:value-type="string" calcext:value-type="string">
            <text:p>https://twitter.com/Cryptop1c/status/1606180828370739200</text:p>
          </table:table-cell>
        </table:table-row>
        <table:table-row table:style-name="ro1">
          <table:table-cell office:value-type="string" calcext:value-type="string">
            <text:p>input/data_formal_20240530-1342/meme/ThePedia_20221228T040208/0.jpg</text:p>
          </table:table-cell>
          <table:table-cell office:value-type="string" calcext:value-type="string">
            <text:p>Pattern 5</text:p>
          </table:table-cell>
          <table:table-cell office:value-type="float" office:value="33.4210105808642" calcext:value-type="float">
            <text:p>33.4210105808642</text:p>
          </table:table-cell>
          <table:table-cell office:value-type="float" office:value="0.291237985267302" calcext:value-type="float">
            <text:p>0.291237985267302</text:p>
          </table:table-cell>
          <table:table-cell office:value-type="float" office:value="0.41010673215949" calcext:value-type="float">
            <text:p>0.41010673215949</text:p>
          </table:table-cell>
          <table:table-cell office:value-type="string" calcext:value-type="string">
            <text:p>https://twitter.com/AshavariAvanti1/status/1607953029994512384</text:p>
          </table:table-cell>
        </table:table-row>
        <table:table-row table:style-name="ro1">
          <table:table-cell office:value-type="string" calcext:value-type="string">
            <text:p>input/data_formal_20240530-1342/meme/TheRealDudja_20230111T210509/0.jpg</text:p>
          </table:table-cell>
          <table:table-cell office:value-type="string" calcext:value-type="string">
            <text:p>Pattern 8</text:p>
          </table:table-cell>
          <table:table-cell office:value-type="float" office:value="26.2892693668197" calcext:value-type="float">
            <text:p>26.2892693668197</text:p>
          </table:table-cell>
          <table:table-cell office:value-type="float" office:value="0.852881813257511" calcext:value-type="float">
            <text:p>0.852881813257511</text:p>
          </table:table-cell>
          <table:table-cell office:value-type="float" office:value="0.321261003316328" calcext:value-type="float">
            <text:p>0.321261003316328</text:p>
          </table:table-cell>
          <table:table-cell office:value-type="string" calcext:value-type="string">
            <text:p>https://twitter.com/TheRealDudja/status/1613298116090028032</text:p>
          </table:table-cell>
        </table:table-row>
        <table:table-row table:style-name="ro1">
          <table:table-cell office:value-type="string" calcext:value-type="string">
            <text:p>input/data_formal_20240530-1342/meme/TheRealDudja_20230315T215553/0.jpg</text:p>
          </table:table-cell>
          <table:table-cell office:value-type="string" calcext:value-type="string">
            <text:p>Pattern 8</text:p>
          </table:table-cell>
          <table:table-cell office:value-type="float" office:value="20.2638624043698" calcext:value-type="float">
            <text:p>20.2638624043698</text:p>
          </table:table-cell>
          <table:table-cell office:value-type="float" office:value="0.844519523188578" calcext:value-type="float">
            <text:p>0.844519523188578</text:p>
          </table:table-cell>
          <table:table-cell office:value-type="float" office:value="0.498837909630248" calcext:value-type="float">
            <text:p>0.498837909630248</text:p>
          </table:table-cell>
          <table:table-cell office:value-type="string" calcext:value-type="string">
            <text:p>https://twitter.com/TheRealDudja/status/1636124083464142849</text:p>
          </table:table-cell>
        </table:table-row>
        <table:table-row table:style-name="ro1">
          <table:table-cell office:value-type="string" calcext:value-type="string">
            <text:p>input/data_formal_20240530-1342/meme/TheRealGorillie_20230322T221619/0.jpg</text:p>
          </table:table-cell>
          <table:table-cell office:value-type="string" calcext:value-type="string">
            <text:p>Pattern 6</text:p>
          </table:table-cell>
          <table:table-cell office:value-type="float" office:value="31.3561285274434" calcext:value-type="float">
            <text:p>31.3561285274434</text:p>
          </table:table-cell>
          <table:table-cell office:value-type="float" office:value="0.638789543473438" calcext:value-type="float">
            <text:p>0.638789543473438</text:p>
          </table:table-cell>
          <table:table-cell office:value-type="float" office:value="0.331763948006953" calcext:value-type="float">
            <text:p>0.331763948006953</text:p>
          </table:table-cell>
          <table:table-cell office:value-type="string" calcext:value-type="string">
            <text:p>https://twitter.com/TheRealGorillie/status/1638665940547293184</text:p>
          </table:table-cell>
        </table:table-row>
        <table:table-row table:style-name="ro1">
          <table:table-cell office:value-type="string" calcext:value-type="string">
            <text:p>input/data_formal_20240530-1342/meme/TheRealHMGF_20230306T140001/0.jpg</text:p>
          </table:table-cell>
          <table:table-cell office:value-type="string" calcext:value-type="string">
            <text:p>Pattern 7</text:p>
          </table:table-cell>
          <table:table-cell office:value-type="float" office:value="28.5957315615459" calcext:value-type="float">
            <text:p>28.5957315615459</text:p>
          </table:table-cell>
          <table:table-cell office:value-type="float" office:value="0.440323389514991" calcext:value-type="float">
            <text:p>0.440323389514991</text:p>
          </table:table-cell>
          <table:table-cell office:value-type="float" office:value="0.490058164107154" calcext:value-type="float">
            <text:p>0.490058164107154</text:p>
          </table:table-cell>
          <table:table-cell office:value-type="string" calcext:value-type="string">
            <text:p>https://twitter.com/1987_zombie/status/1636101802222338051</text:p>
          </table:table-cell>
        </table:table-row>
        <table:table-row table:style-name="ro1">
          <table:table-cell office:value-type="string" calcext:value-type="string">
            <text:p>input/data_formal_20240530-1342/meme/thesun_debnath4_20221229T053627/0.jpg</text:p>
          </table:table-cell>
          <table:table-cell office:value-type="string" calcext:value-type="string">
            <text:p>Pattern 8</text:p>
          </table:table-cell>
          <table:table-cell office:value-type="float" office:value="28.3020091706354" calcext:value-type="float">
            <text:p>28.3020091706354</text:p>
          </table:table-cell>
          <table:table-cell office:value-type="float" office:value="0.764498965837881" calcext:value-type="float">
            <text:p>0.764498965837881</text:p>
          </table:table-cell>
          <table:table-cell office:value-type="float" office:value="0.323033554690649" calcext:value-type="float">
            <text:p>0.323033554690649</text:p>
          </table:table-cell>
          <table:table-cell office:value-type="string" calcext:value-type="string">
            <text:p>https://twitter.com/simla_debnath/status/1610648627235676160</text:p>
          </table:table-cell>
        </table:table-row>
        <table:table-row table:style-name="ro1">
          <table:table-cell office:value-type="string" calcext:value-type="string">
            <text:p>input/data_formal_20240530-1342/meme/thesun_debnath4_20221231T185216/0.jpg</text:p>
          </table:table-cell>
          <table:table-cell office:value-type="string" calcext:value-type="string">
            <text:p>Pattern 5</text:p>
          </table:table-cell>
          <table:table-cell office:value-type="float" office:value="30.7550748775596" calcext:value-type="float">
            <text:p>30.7550748775596</text:p>
          </table:table-cell>
          <table:table-cell office:value-type="float" office:value="0.194681326774311" calcext:value-type="float">
            <text:p>0.194681326774311</text:p>
          </table:table-cell>
          <table:table-cell office:value-type="float" office:value="0.383964487563798" calcext:value-type="float">
            <text:p>0.383964487563798</text:p>
          </table:table-cell>
          <table:table-cell office:value-type="string" calcext:value-type="string">
            <text:p>https://twitter.com/simla_debnath/status/1610648699310608384</text:p>
          </table:table-cell>
        </table:table-row>
        <table:table-row table:style-name="ro1">
          <table:table-cell office:value-type="string" calcext:value-type="string">
            <text:p>input/data_formal_20240530-1342/meme/TheTazDStudios_20230106T085613/0.jpg</text:p>
          </table:table-cell>
          <table:table-cell office:value-type="string" calcext:value-type="string">
            <text:p>Pattern 2</text:p>
          </table:table-cell>
          <table:table-cell office:value-type="float" office:value="28.6073990880314" calcext:value-type="float">
            <text:p>28.6073990880314</text:p>
          </table:table-cell>
          <table:table-cell office:value-type="float" office:value="0.329650364996652" calcext:value-type="float">
            <text:p>0.329650364996652</text:p>
          </table:table-cell>
          <table:table-cell office:value-type="float" office:value="0.618374506362487" calcext:value-type="float">
            <text:p>0.618374506362487</text:p>
          </table:table-cell>
          <table:table-cell office:value-type="string" calcext:value-type="string">
            <text:p>https://twitter.com/TheTazDStudios/status/1611285498651099136</text:p>
          </table:table-cell>
        </table:table-row>
        <table:table-row table:style-name="ro1">
          <table:table-cell office:value-type="string" calcext:value-type="string">
            <text:p>input/data_formal_20240530-1342/meme/thetop3best_20230125T091037/0.jpg</text:p>
          </table:table-cell>
          <table:table-cell office:value-type="string" calcext:value-type="string">
            <text:p>Pattern 5</text:p>
          </table:table-cell>
          <table:table-cell office:value-type="float" office:value="26.9319193431118" calcext:value-type="float">
            <text:p>26.9319193431118</text:p>
          </table:table-cell>
          <table:table-cell office:value-type="float" office:value="0.222060336844669" calcext:value-type="float">
            <text:p>0.222060336844669</text:p>
          </table:table-cell>
          <table:table-cell office:value-type="float" office:value="0.244152953265947" calcext:value-type="float">
            <text:p>0.244152953265947</text:p>
          </table:table-cell>
          <table:table-cell office:value-type="string" calcext:value-type="string">
            <text:p>https://twitter.com/thetop3best/status/1618174490143244288</text:p>
          </table:table-cell>
        </table:table-row>
        <table:table-row table:style-name="ro1">
          <table:table-cell office:value-type="string" calcext:value-type="string">
            <text:p>input/data_formal_20240530-1342/meme/TheTribune2020_20230123T150148/0.jpg</text:p>
          </table:table-cell>
          <table:table-cell office:value-type="string" calcext:value-type="string">
            <text:p>Pattern 7</text:p>
          </table:table-cell>
          <table:table-cell office:value-type="float" office:value="32.9662478798779" calcext:value-type="float">
            <text:p>32.9662478798779</text:p>
          </table:table-cell>
          <table:table-cell office:value-type="float" office:value="0.428508137021262" calcext:value-type="float">
            <text:p>0.428508137021262</text:p>
          </table:table-cell>
          <table:table-cell office:value-type="float" office:value="0.324141190762763" calcext:value-type="float">
            <text:p>0.324141190762763</text:p>
          </table:table-cell>
          <table:table-cell office:value-type="string" calcext:value-type="string">
            <text:p>https://twitter.com/madcounter/status/1618116802596462592</text:p>
          </table:table-cell>
        </table:table-row>
        <table:table-row table:style-name="ro1">
          <table:table-cell office:value-type="string" calcext:value-type="string">
            <text:p>input/data_formal_20240530-1342/meme/TheTribune2020_20230128T143713/0.jpg</text:p>
          </table:table-cell>
          <table:table-cell office:value-type="string" calcext:value-type="string">
            <text:p>Pattern 5</text:p>
          </table:table-cell>
          <table:table-cell office:value-type="float" office:value="23.7100020627452" calcext:value-type="float">
            <text:p>23.7100020627452</text:p>
          </table:table-cell>
          <table:table-cell office:value-type="float" office:value="0.151369634396686" calcext:value-type="float">
            <text:p>0.151369634396686</text:p>
          </table:table-cell>
          <table:table-cell office:value-type="float" office:value="0.300515042071991" calcext:value-type="float">
            <text:p>0.300515042071991</text:p>
          </table:table-cell>
          <table:table-cell office:value-type="string" calcext:value-type="string">
            <text:p>https://twitter.com/nancydesmond3/status/1619416066043842560</text:p>
          </table:table-cell>
        </table:table-row>
        <table:table-row table:style-name="ro1">
          <table:table-cell office:value-type="string" calcext:value-type="string">
            <text:p>input/data_formal_20240530-1342/meme/TheTrueDavve_20221228T031540/0.jpg</text:p>
          </table:table-cell>
          <table:table-cell office:value-type="string" calcext:value-type="string">
            <text:p>Pattern 2</text:p>
          </table:table-cell>
          <table:table-cell office:value-type="float" office:value="29.4757980387511" calcext:value-type="float">
            <text:p>29.4757980387511</text:p>
          </table:table-cell>
          <table:table-cell office:value-type="float" office:value="0.219899132044901" calcext:value-type="float">
            <text:p>0.219899132044901</text:p>
          </table:table-cell>
          <table:table-cell office:value-type="float" office:value="0.728246566403477" calcext:value-type="float">
            <text:p>0.728246566403477</text:p>
          </table:table-cell>
          <table:table-cell office:value-type="string" calcext:value-type="string">
            <text:p>https://twitter.com/TheTrueDavve/status/1607938302870704130</text:p>
          </table:table-cell>
        </table:table-row>
        <table:table-row table:style-name="ro1">
          <table:table-cell office:value-type="string" calcext:value-type="string">
            <text:p>input/data_formal_20240530-1342/meme/TheTrueMondrok_20230201T221738/0.jpg</text:p>
          </table:table-cell>
          <table:table-cell office:value-type="string" calcext:value-type="string">
            <text:p>Pattern 8</text:p>
          </table:table-cell>
          <table:table-cell office:value-type="float" office:value="21.0310470383776" calcext:value-type="float">
            <text:p>21.0310470383776</text:p>
          </table:table-cell>
          <table:table-cell office:value-type="float" office:value="0.853654934482354" calcext:value-type="float">
            <text:p>0.853654934482354</text:p>
          </table:table-cell>
          <table:table-cell office:value-type="float" office:value="0.527606462697524" calcext:value-type="float">
            <text:p>0.527606462697524</text:p>
          </table:table-cell>
          <table:table-cell office:value-type="string" calcext:value-type="string">
            <text:p>https://twitter.com/domainhelpline/status/1620911795509526531</text:p>
          </table:table-cell>
        </table:table-row>
        <table:table-row table:style-name="ro1">
          <table:table-cell office:value-type="string" calcext:value-type="string">
            <text:p>input/data_formal_20240530-1342/meme/TheVAHubUS_20230111T230512/0.jpg</text:p>
          </table:table-cell>
          <table:table-cell office:value-type="string" calcext:value-type="string">
            <text:p>Pattern 5</text:p>
          </table:table-cell>
          <table:table-cell office:value-type="float" office:value="30.1668357463479" calcext:value-type="float">
            <text:p>30.1668357463479</text:p>
          </table:table-cell>
          <table:table-cell office:value-type="float" office:value="0.151485098219435" calcext:value-type="float">
            <text:p>0.151485098219435</text:p>
          </table:table-cell>
          <table:table-cell office:value-type="float" office:value="0.331462889690174" calcext:value-type="float">
            <text:p>0.331462889690174</text:p>
          </table:table-cell>
          <table:table-cell office:value-type="string" calcext:value-type="string">
            <text:p>https://twitter.com/desiree_plrc/status/1613312308029325316</text:p>
          </table:table-cell>
        </table:table-row>
        <table:table-row table:style-name="ro1">
          <table:table-cell office:value-type="string" calcext:value-type="string">
            <text:p>input/data_formal_20240530-1342/meme/TheVoidOperator_20221228T043311/0.jpg</text:p>
          </table:table-cell>
          <table:table-cell office:value-type="string" calcext:value-type="string">
            <text:p>Pattern 8</text:p>
          </table:table-cell>
          <table:table-cell office:value-type="float" office:value="22.9989134526454" calcext:value-type="float">
            <text:p>22.9989134526454</text:p>
          </table:table-cell>
          <table:table-cell office:value-type="float" office:value="0.843883845246732" calcext:value-type="float">
            <text:p>0.843883845246732</text:p>
          </table:table-cell>
          <table:table-cell office:value-type="float" office:value="0.354670327465864" calcext:value-type="float">
            <text:p>0.354670327465864</text:p>
          </table:table-cell>
          <table:table-cell office:value-type="string" calcext:value-type="string">
            <text:p>https://twitter.com/TheVoidOperator/status/1607957813091008513</text:p>
          </table:table-cell>
        </table:table-row>
        <table:table-row table:style-name="ro1">
          <table:table-cell office:value-type="string" calcext:value-type="string">
            <text:p>input/data_formal_20240530-1342/meme/TheVoidOperator_20230106T060530/0.jpg</text:p>
          </table:table-cell>
          <table:table-cell office:value-type="string" calcext:value-type="string">
            <text:p>Pattern 7</text:p>
          </table:table-cell>
          <table:table-cell office:value-type="float" office:value="26.6979964229351" calcext:value-type="float">
            <text:p>26.6979964229351</text:p>
          </table:table-cell>
          <table:table-cell office:value-type="float" office:value="0.450045226444664" calcext:value-type="float">
            <text:p>0.450045226444664</text:p>
          </table:table-cell>
          <table:table-cell office:value-type="float" office:value="0.634997102038867" calcext:value-type="float">
            <text:p>0.634997102038867</text:p>
          </table:table-cell>
          <table:table-cell office:value-type="string" calcext:value-type="string">
            <text:p>https://twitter.com/TheVoidOperator/status/1611242534768103426</text:p>
          </table:table-cell>
        </table:table-row>
        <table:table-row table:style-name="ro1">
          <table:table-cell office:value-type="string" calcext:value-type="string">
            <text:p>input/data_formal_20240530-1342/meme/TheWolfDrake420_20221227T101722/0.jpg</text:p>
          </table:table-cell>
          <table:table-cell office:value-type="string" calcext:value-type="string">
            <text:p>Pattern 2</text:p>
          </table:table-cell>
          <table:table-cell office:value-type="float" office:value="27.910259993952" calcext:value-type="float">
            <text:p>27.910259993952</text:p>
          </table:table-cell>
          <table:table-cell office:value-type="float" office:value="0.153817791174864" calcext:value-type="float">
            <text:p>0.153817791174864</text:p>
          </table:table-cell>
          <table:table-cell office:value-type="float" office:value="0.785982013682094" calcext:value-type="float">
            <text:p>0.785982013682094</text:p>
          </table:table-cell>
          <table:table-cell office:value-type="string" calcext:value-type="string">
            <text:p>https://twitter.com/DrZapsnag/status/1607951521232334849</text:p>
          </table:table-cell>
        </table:table-row>
        <table:table-row table:style-name="ro1">
          <table:table-cell office:value-type="string" calcext:value-type="string">
            <text:p>input/data_formal_20240530-1342/meme/TheWolfDrake420_20230201T174001/0.jpg</text:p>
          </table:table-cell>
          <table:table-cell office:value-type="string" calcext:value-type="string">
            <text:p>Pattern 2</text:p>
          </table:table-cell>
          <table:table-cell office:value-type="float" office:value="29.7275629468467" calcext:value-type="float">
            <text:p>29.7275629468467</text:p>
          </table:table-cell>
          <table:table-cell office:value-type="float" office:value="0.108781186859977" calcext:value-type="float">
            <text:p>0.108781186859977</text:p>
          </table:table-cell>
          <table:table-cell office:value-type="float" office:value="0.679483428889387" calcext:value-type="float">
            <text:p>0.679483428889387</text:p>
          </table:table-cell>
          <table:table-cell office:value-type="string" calcext:value-type="string">
            <text:p>https://twitter.com/Idiedatawalmart/status/1620951560837824514</text:p>
          </table:table-cell>
        </table:table-row>
        <table:table-row table:style-name="ro1">
          <table:table-cell office:value-type="string" calcext:value-type="string">
            <text:p>input/data_formal_20240530-1342/meme/thirstyspittoon_20221227T234941/0.jpg</text:p>
          </table:table-cell>
          <table:table-cell office:value-type="string" calcext:value-type="string">
            <text:p>Pattern 1</text:p>
          </table:table-cell>
          <table:table-cell office:value-type="float" office:value="31.4862547013675" calcext:value-type="float">
            <text:p>31.4862547013675</text:p>
          </table:table-cell>
          <table:table-cell office:value-type="float" office:value="0.313815676120408" calcext:value-type="float">
            <text:p>0.313815676120408</text:p>
          </table:table-cell>
          <table:table-cell office:value-type="float" office:value="0.451610592399362" calcext:value-type="float">
            <text:p>0.451610592399362</text:p>
          </table:table-cell>
          <table:table-cell office:value-type="string" calcext:value-type="string">
            <text:p>https://twitter.com/thirstyspittoon/status/1607886467514220546</text:p>
          </table:table-cell>
        </table:table-row>
        <table:table-row table:style-name="ro1">
          <table:table-cell office:value-type="string" calcext:value-type="string">
            <text:p>input/data_formal_20240530-1342/meme/tickyourtour_20230202T054117/0.jpg</text:p>
          </table:table-cell>
          <table:table-cell office:value-type="string" calcext:value-type="string">
            <text:p>Pattern 7</text:p>
          </table:table-cell>
          <table:table-cell office:value-type="float" office:value="25.0349362457497" calcext:value-type="float">
            <text:p>25.0349362457497</text:p>
          </table:table-cell>
          <table:table-cell office:value-type="float" office:value="0.436174935010993" calcext:value-type="float">
            <text:p>0.436174935010993</text:p>
          </table:table-cell>
          <table:table-cell office:value-type="float" office:value="0.498594560434829" calcext:value-type="float">
            <text:p>0.498594560434829</text:p>
          </table:table-cell>
          <table:table-cell office:value-type="string" calcext:value-type="string">
            <text:p>https://twitter.com/tickyourtour/status/1621020913985785857</text:p>
          </table:table-cell>
        </table:table-row>
        <table:table-row table:style-name="ro1">
          <table:table-cell office:value-type="string" calcext:value-type="string">
            <text:p>input/data_formal_20240530-1342/meme/timber_exchange_20230123T105614/0.jpg</text:p>
          </table:table-cell>
          <table:table-cell office:value-type="string" calcext:value-type="string">
            <text:p>Pattern 8</text:p>
          </table:table-cell>
          <table:table-cell office:value-type="float" office:value="18.1218162845812" calcext:value-type="float">
            <text:p>18.1218162845812</text:p>
          </table:table-cell>
          <table:table-cell office:value-type="float" office:value="0.780482028799442" calcext:value-type="float">
            <text:p>0.780482028799442</text:p>
          </table:table-cell>
          <table:table-cell office:value-type="float" office:value="0.36179188032527" calcext:value-type="float">
            <text:p>0.36179188032527</text:p>
          </table:table-cell>
          <table:table-cell office:value-type="string" calcext:value-type="string">
            <text:p>https://twitter.com/timber_exchange/status/1617476293607493632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0.jpg</text:p>
          </table:table-cell>
          <table:table-cell office:value-type="string" calcext:value-type="string">
            <text:p>Pattern 5</text:p>
          </table:table-cell>
          <table:table-cell office:value-type="float" office:value="26.1447077687055" calcext:value-type="float">
            <text:p>26.1447077687055</text:p>
          </table:table-cell>
          <table:table-cell office:value-type="float" office:value="0.192184071419373" calcext:value-type="float">
            <text:p>0.192184071419373</text:p>
          </table:table-cell>
          <table:table-cell office:value-type="float" office:value="0.33612642868749" calcext:value-type="float">
            <text:p>0.33612642868749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1.jpg</text:p>
          </table:table-cell>
          <table:table-cell office:value-type="string" calcext:value-type="string">
            <text:p>Pattern 6</text:p>
          </table:table-cell>
          <table:table-cell office:value-type="float" office:value="26.6218510582114" calcext:value-type="float">
            <text:p>26.6218510582114</text:p>
          </table:table-cell>
          <table:table-cell office:value-type="float" office:value="0.640940753191647" calcext:value-type="float">
            <text:p>0.640940753191647</text:p>
          </table:table-cell>
          <table:table-cell office:value-type="float" office:value="0.664806114046685" calcext:value-type="float">
            <text:p>0.664806114046685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2.jpg</text:p>
          </table:table-cell>
          <table:table-cell office:value-type="string" calcext:value-type="string">
            <text:p>Pattern 5</text:p>
          </table:table-cell>
          <table:table-cell office:value-type="float" office:value="25.965706192118" calcext:value-type="float">
            <text:p>25.965706192118</text:p>
          </table:table-cell>
          <table:table-cell office:value-type="float" office:value="0.157909196972993" calcext:value-type="float">
            <text:p>0.157909196972993</text:p>
          </table:table-cell>
          <table:table-cell office:value-type="float" office:value="0.319661575703909" calcext:value-type="float">
            <text:p>0.319661575703909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3.jpg</text:p>
          </table:table-cell>
          <table:table-cell office:value-type="string" calcext:value-type="string">
            <text:p>Pattern 5</text:p>
          </table:table-cell>
          <table:table-cell office:value-type="float" office:value="22.8551611550624" calcext:value-type="float">
            <text:p>22.8551611550624</text:p>
          </table:table-cell>
          <table:table-cell office:value-type="float" office:value="0.117665474594873" calcext:value-type="float">
            <text:p>0.117665474594873</text:p>
          </table:table-cell>
          <table:table-cell office:value-type="float" office:value="0.291202091054813" calcext:value-type="float">
            <text:p>0.291202091054813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4.jpg</text:p>
          </table:table-cell>
          <table:table-cell office:value-type="string" calcext:value-type="string">
            <text:p>Pattern 1</text:p>
          </table:table-cell>
          <table:table-cell office:value-type="float" office:value="26.3240554104024" calcext:value-type="float">
            <text:p>26.3240554104024</text:p>
          </table:table-cell>
          <table:table-cell office:value-type="float" office:value="0.434631755128695" calcext:value-type="float">
            <text:p>0.434631755128695</text:p>
          </table:table-cell>
          <table:table-cell office:value-type="float" office:value="0.329430524624961" calcext:value-type="float">
            <text:p>0.329430524624961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0.jpg</text:p>
          </table:table-cell>
          <table:table-cell office:value-type="string" calcext:value-type="string">
            <text:p>Pattern 1</text:p>
          </table:table-cell>
          <table:table-cell office:value-type="float" office:value="30.5921273299922" calcext:value-type="float">
            <text:p>30.5921273299922</text:p>
          </table:table-cell>
          <table:table-cell office:value-type="float" office:value="0.273864459102442" calcext:value-type="float">
            <text:p>0.273864459102442</text:p>
          </table:table-cell>
          <table:table-cell office:value-type="float" office:value="0.265137996681015" calcext:value-type="float">
            <text:p>0.265137996681015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1.jpg</text:p>
          </table:table-cell>
          <table:table-cell office:value-type="string" calcext:value-type="string">
            <text:p>Pattern 1</text:p>
          </table:table-cell>
          <table:table-cell office:value-type="float" office:value="33.4717205885926" calcext:value-type="float">
            <text:p>33.4717205885926</text:p>
          </table:table-cell>
          <table:table-cell office:value-type="float" office:value="0.386192108330497" calcext:value-type="float">
            <text:p>0.386192108330497</text:p>
          </table:table-cell>
          <table:table-cell office:value-type="float" office:value="0.392057137178904" calcext:value-type="float">
            <text:p>0.392057137178904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2.jpg</text:p>
          </table:table-cell>
          <table:table-cell office:value-type="string" calcext:value-type="string">
            <text:p>Pattern 5</text:p>
          </table:table-cell>
          <table:table-cell office:value-type="float" office:value="32.2662138556449" calcext:value-type="float">
            <text:p>32.2662138556449</text:p>
          </table:table-cell>
          <table:table-cell office:value-type="float" office:value="0.197992205122756" calcext:value-type="float">
            <text:p>0.197992205122756</text:p>
          </table:table-cell>
          <table:table-cell office:value-type="float" office:value="0.225146857289363" calcext:value-type="float">
            <text:p>0.225146857289363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NNNetworkNews_20230315T202618/0.jpg</text:p>
          </table:table-cell>
          <table:table-cell office:value-type="string" calcext:value-type="string">
            <text:p>Pattern 5</text:p>
          </table:table-cell>
          <table:table-cell office:value-type="float" office:value="30.6559797826767" calcext:value-type="float">
            <text:p>30.6559797826767</text:p>
          </table:table-cell>
          <table:table-cell office:value-type="float" office:value="0.239336921014037" calcext:value-type="float">
            <text:p>0.239336921014037</text:p>
          </table:table-cell>
          <table:table-cell office:value-type="float" office:value="0.260491685033307" calcext:value-type="float">
            <text:p>0.260491685033307</text:p>
          </table:table-cell>
          <table:table-cell office:value-type="string" calcext:value-type="string">
            <text:p>https://twitter.com/TNNNewsNetwork/status/1636101538060939264</text:p>
          </table:table-cell>
        </table:table-row>
        <table:table-row table:style-name="ro1">
          <table:table-cell office:value-type="string" calcext:value-type="string">
            <text:p>input/data_formal_20240530-1342/meme/tobby_desmondj_20230206T141635/0.jpg</text:p>
          </table:table-cell>
          <table:table-cell office:value-type="string" calcext:value-type="string">
            <text:p>Pattern 1</text:p>
          </table:table-cell>
          <table:table-cell office:value-type="float" office:value="31.5026155957988" calcext:value-type="float">
            <text:p>31.5026155957988</text:p>
          </table:table-cell>
          <table:table-cell office:value-type="float" office:value="0.403699950614951" calcext:value-type="float">
            <text:p>0.403699950614951</text:p>
          </table:table-cell>
          <table:table-cell office:value-type="float" office:value="0.304056243193464" calcext:value-type="float">
            <text:p>0.304056243193464</text:p>
          </table:table-cell>
          <table:table-cell office:value-type="string" calcext:value-type="string">
            <text:p>https://twitter.com/tobby_desmondj/status/1622600143114579969</text:p>
          </table:table-cell>
        </table:table-row>
        <table:table-row table:style-name="ro1">
          <table:table-cell office:value-type="string" calcext:value-type="string">
            <text:p>input/data_formal_20240530-1342/meme/TOCtours_20230105T124645/0.jpg</text:p>
          </table:table-cell>
          <table:table-cell office:value-type="string" calcext:value-type="string">
            <text:p>Pattern 9</text:p>
          </table:table-cell>
          <table:table-cell office:value-type="float" office:value="11.9991332938782" calcext:value-type="float">
            <text:p>11.9991332938782</text:p>
          </table:table-cell>
          <table:table-cell office:value-type="float" office:value="0.133309273930819" calcext:value-type="float">
            <text:p>0.133309273930819</text:p>
          </table:table-cell>
          <table:table-cell office:value-type="float" office:value="0.0485747140997262" calcext:value-type="float">
            <text:p>0.0485747140997262</text:p>
          </table:table-cell>
          <table:table-cell office:value-type="string" calcext:value-type="string">
            <text:p>https://twitter.com/TOCtours/status/1610981125442396162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0.jpg</text:p>
          </table:table-cell>
          <table:table-cell office:value-type="string" calcext:value-type="string">
            <text:p>Pattern 2</text:p>
          </table:table-cell>
          <table:table-cell office:value-type="float" office:value="29.8761949810103" calcext:value-type="float">
            <text:p>29.8761949810103</text:p>
          </table:table-cell>
          <table:table-cell office:value-type="float" office:value="0.154641569358266" calcext:value-type="float">
            <text:p>0.154641569358266</text:p>
          </table:table-cell>
          <table:table-cell office:value-type="float" office:value="0.683298190311675" calcext:value-type="float">
            <text:p>0.683298190311675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1.jpg</text:p>
          </table:table-cell>
          <table:table-cell office:value-type="string" calcext:value-type="string">
            <text:p>Pattern 1</text:p>
          </table:table-cell>
          <table:table-cell office:value-type="float" office:value="32.7243527377465" calcext:value-type="float">
            <text:p>32.7243527377465</text:p>
          </table:table-cell>
          <table:table-cell office:value-type="float" office:value="0.414562141066882" calcext:value-type="float">
            <text:p>0.414562141066882</text:p>
          </table:table-cell>
          <table:table-cell office:value-type="float" office:value="0.300893471428669" calcext:value-type="float">
            <text:p>0.300893471428669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2.jpg</text:p>
          </table:table-cell>
          <table:table-cell office:value-type="string" calcext:value-type="string">
            <text:p>Pattern 2</text:p>
          </table:table-cell>
          <table:table-cell office:value-type="float" office:value="29.8625356378636" calcext:value-type="float">
            <text:p>29.8625356378636</text:p>
          </table:table-cell>
          <table:table-cell office:value-type="float" office:value="0.208139698305811" calcext:value-type="float">
            <text:p>0.208139698305811</text:p>
          </table:table-cell>
          <table:table-cell office:value-type="float" office:value="0.46828885308805" calcext:value-type="float">
            <text:p>0.46828885308805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fuuii101_20230202T231115/0.jpg</text:p>
          </table:table-cell>
          <table:table-cell office:value-type="string" calcext:value-type="string">
            <text:p>Pattern 3</text:p>
          </table:table-cell>
          <table:table-cell office:value-type="float" office:value="23.9365852720462" calcext:value-type="float">
            <text:p>23.9365852720462</text:p>
          </table:table-cell>
          <table:table-cell office:value-type="float" office:value="0.258829885646312" calcext:value-type="float">
            <text:p>0.258829885646312</text:p>
          </table:table-cell>
          <table:table-cell office:value-type="float" office:value="0.913617552899862" calcext:value-type="float">
            <text:p>0.913617552899862</text:p>
          </table:table-cell>
          <table:table-cell office:value-type="string" calcext:value-type="string">
            <text:p>https://twitter.com/wolfart01/status/1624763353070710784</text:p>
          </table:table-cell>
        </table:table-row>
        <table:table-row table:style-name="ro1">
          <table:table-cell office:value-type="string" calcext:value-type="string">
            <text:p>input/data_formal_20240530-1342/meme/tonyferalmovies_20230322T184823/0.jpg</text:p>
          </table:table-cell>
          <table:table-cell office:value-type="string" calcext:value-type="string">
            <text:p>Pattern 2</text:p>
          </table:table-cell>
          <table:table-cell office:value-type="float" office:value="31.9580908444969" calcext:value-type="float">
            <text:p>31.9580908444969</text:p>
          </table:table-cell>
          <table:table-cell office:value-type="float" office:value="0.195819188630671" calcext:value-type="float">
            <text:p>0.195819188630671</text:p>
          </table:table-cell>
          <table:table-cell office:value-type="float" office:value="0.634685708237172" calcext:value-type="float">
            <text:p>0.634685708237172</text:p>
          </table:table-cell>
          <table:table-cell office:value-type="string" calcext:value-type="string">
            <text:p>https://twitter.com/dillon12424142/status/1638623201113653248</text:p>
          </table:table-cell>
        </table:table-row>
        <table:table-row table:style-name="ro1">
          <table:table-cell office:value-type="string" calcext:value-type="string">
            <text:p>input/data_formal_20240530-1342/meme/toofastclothing_20221228T030533/0.jpg</text:p>
          </table:table-cell>
          <table:table-cell office:value-type="string" calcext:value-type="string">
            <text:p>Pattern 2</text:p>
          </table:table-cell>
          <table:table-cell office:value-type="float" office:value="32.0075222374739" calcext:value-type="float">
            <text:p>32.0075222374739</text:p>
          </table:table-cell>
          <table:table-cell office:value-type="float" office:value="0.129081940618095" calcext:value-type="float">
            <text:p>0.129081940618095</text:p>
          </table:table-cell>
          <table:table-cell office:value-type="float" office:value="0.534305465782718" calcext:value-type="float">
            <text:p>0.534305465782718</text:p>
          </table:table-cell>
          <table:table-cell office:value-type="string" calcext:value-type="string">
            <text:p>https://twitter.com/toofastclothing/status/1607935757456482304</text:p>
          </table:table-cell>
        </table:table-row>
        <table:table-row table:style-name="ro1">
          <table:table-cell office:value-type="string" calcext:value-type="string">
            <text:p>input/data_formal_20240530-1342/meme/top_anime_13_20221228T000006/0.jpg</text:p>
          </table:table-cell>
          <table:table-cell office:value-type="string" calcext:value-type="string">
            <text:p>Pattern 3</text:p>
          </table:table-cell>
          <table:table-cell office:value-type="float" office:value="23.57188595312" calcext:value-type="float">
            <text:p>23.57188595312</text:p>
          </table:table-cell>
          <table:table-cell office:value-type="float" office:value="0.328435989663162" calcext:value-type="float">
            <text:p>0.328435989663162</text:p>
          </table:table-cell>
          <table:table-cell office:value-type="float" office:value="0.795988943466297" calcext:value-type="float">
            <text:p>0.795988943466297</text:p>
          </table:table-cell>
          <table:table-cell office:value-type="string" calcext:value-type="string">
            <text:p>https://twitter.com/top_anime_13/status/1607889087951781897</text:p>
          </table:table-cell>
        </table:table-row>
        <table:table-row table:style-name="ro1">
          <table:table-cell office:value-type="string" calcext:value-type="string">
            <text:p>input/data_formal_20240530-1342/meme/top_anime_13_20221228T020006/0.jpg</text:p>
          </table:table-cell>
          <table:table-cell office:value-type="string" calcext:value-type="string">
            <text:p>Pattern 2</text:p>
          </table:table-cell>
          <table:table-cell office:value-type="float" office:value="26.8191110441051" calcext:value-type="float">
            <text:p>26.8191110441051</text:p>
          </table:table-cell>
          <table:table-cell office:value-type="float" office:value="0.356485225971629" calcext:value-type="float">
            <text:p>0.356485225971629</text:p>
          </table:table-cell>
          <table:table-cell office:value-type="float" office:value="0.85185027730863" calcext:value-type="float">
            <text:p>0.85185027730863</text:p>
          </table:table-cell>
          <table:table-cell office:value-type="string" calcext:value-type="string">
            <text:p>https://twitter.com/top_anime_13/status/1607919286114205696</text:p>
          </table:table-cell>
        </table:table-row>
        <table:table-row table:style-name="ro1">
          <table:table-cell office:value-type="string" calcext:value-type="string">
            <text:p>input/data_formal_20240530-1342/meme/top_anime_13_20230111T210005/0.jpg</text:p>
          </table:table-cell>
          <table:table-cell office:value-type="string" calcext:value-type="string">
            <text:p>Pattern 3</text:p>
          </table:table-cell>
          <table:table-cell office:value-type="float" office:value="26.7305361291281" calcext:value-type="float">
            <text:p>26.7305361291281</text:p>
          </table:table-cell>
          <table:table-cell office:value-type="float" office:value="0.387032503919953" calcext:value-type="float">
            <text:p>0.387032503919953</text:p>
          </table:table-cell>
          <table:table-cell office:value-type="float" office:value="0.788561782749813" calcext:value-type="float">
            <text:p>0.788561782749813</text:p>
          </table:table-cell>
          <table:table-cell office:value-type="string" calcext:value-type="string">
            <text:p>https://twitter.com/Bani13/status/1613324183118942208</text:p>
          </table:table-cell>
        </table:table-row>
        <table:table-row table:style-name="ro1">
          <table:table-cell office:value-type="string" calcext:value-type="string">
            <text:p>input/data_formal_20240530-1342/meme/top_anime_13_20230111T230005/0.jpg</text:p>
          </table:table-cell>
          <table:table-cell office:value-type="string" calcext:value-type="string">
            <text:p>Pattern 3</text:p>
          </table:table-cell>
          <table:table-cell office:value-type="float" office:value="28.8672992010202" calcext:value-type="float">
            <text:p>28.8672992010202</text:p>
          </table:table-cell>
          <table:table-cell office:value-type="float" office:value="0.229624923110953" calcext:value-type="float">
            <text:p>0.229624923110953</text:p>
          </table:table-cell>
          <table:table-cell office:value-type="float" office:value="0.809649536070369" calcext:value-type="float">
            <text:p>0.809649536070369</text:p>
          </table:table-cell>
          <table:table-cell office:value-type="string" calcext:value-type="string">
            <text:p>https://twitter.com/top_anime_13/status/1613309803928981504</text:p>
          </table:table-cell>
        </table:table-row>
        <table:table-row table:style-name="ro1">
          <table:table-cell office:value-type="string" calcext:value-type="string">
            <text:p>input/data_formal_20240530-1342/meme/Top_Found_20221228T000300/0.jpg</text:p>
          </table:table-cell>
          <table:table-cell office:value-type="string" calcext:value-type="string">
            <text:p>Pattern 8</text:p>
          </table:table-cell>
          <table:table-cell office:value-type="float" office:value="20.4241448455537" calcext:value-type="float">
            <text:p>20.4241448455537</text:p>
          </table:table-cell>
          <table:table-cell office:value-type="float" office:value="0.790288853850685" calcext:value-type="float">
            <text:p>0.790288853850685</text:p>
          </table:table-cell>
          <table:table-cell office:value-type="float" office:value="0.555234776422255" calcext:value-type="float">
            <text:p>0.555234776422255</text:p>
          </table:table-cell>
          <table:table-cell office:value-type="string" calcext:value-type="string">
            <text:p>https://twitter.com/Top_Found/status/1607889817651617792</text:p>
          </table:table-cell>
        </table:table-row>
        <table:table-row table:style-name="ro1">
          <table:table-cell office:value-type="string" calcext:value-type="string">
            <text:p>input/data_formal_20240530-1342/meme/Top_Found_20221228T001900/0.jpg</text:p>
          </table:table-cell>
          <table:table-cell office:value-type="string" calcext:value-type="string">
            <text:p>Pattern 1</text:p>
          </table:table-cell>
          <table:table-cell office:value-type="float" office:value="32.6231173374074" calcext:value-type="float">
            <text:p>32.6231173374074</text:p>
          </table:table-cell>
          <table:table-cell office:value-type="float" office:value="0.258048233275436" calcext:value-type="float">
            <text:p>0.258048233275436</text:p>
          </table:table-cell>
          <table:table-cell office:value-type="float" office:value="0.389248922152636" calcext:value-type="float">
            <text:p>0.389248922152636</text:p>
          </table:table-cell>
          <table:table-cell office:value-type="string" calcext:value-type="string">
            <text:p>https://twitter.com/Top_Found/status/1607893843675848704</text:p>
          </table:table-cell>
        </table:table-row>
        <table:table-row table:style-name="ro1">
          <table:table-cell office:value-type="string" calcext:value-type="string">
            <text:p>input/data_formal_20240530-1342/meme/Top_Found_20221228T005719/0.jpg</text:p>
          </table:table-cell>
          <table:table-cell office:value-type="string" calcext:value-type="string">
            <text:p>Pattern 1</text:p>
          </table:table-cell>
          <table:table-cell office:value-type="float" office:value="31.9885849883391" calcext:value-type="float">
            <text:p>31.9885849883391</text:p>
          </table:table-cell>
          <table:table-cell office:value-type="float" office:value="0.332189122461979" calcext:value-type="float">
            <text:p>0.332189122461979</text:p>
          </table:table-cell>
          <table:table-cell office:value-type="float" office:value="0.532260224299032" calcext:value-type="float">
            <text:p>0.532260224299032</text:p>
          </table:table-cell>
          <table:table-cell office:value-type="string" calcext:value-type="string">
            <text:p>https://twitter.com/Top_Found/status/1607903485915193344</text:p>
          </table:table-cell>
        </table:table-row>
        <table:table-row table:style-name="ro1">
          <table:table-cell office:value-type="string" calcext:value-type="string">
            <text:p>input/data_formal_20240530-1342/meme/TopdonUSA_20230206T120115/0.jpg</text:p>
          </table:table-cell>
          <table:table-cell office:value-type="string" calcext:value-type="string">
            <text:p>Pattern 7</text:p>
          </table:table-cell>
          <table:table-cell office:value-type="float" office:value="29.8575311028093" calcext:value-type="float">
            <text:p>29.8575311028093</text:p>
          </table:table-cell>
          <table:table-cell office:value-type="float" office:value="0.210835690879756" calcext:value-type="float">
            <text:p>0.210835690879756</text:p>
          </table:table-cell>
          <table:table-cell office:value-type="float" office:value="0.527316206963119" calcext:value-type="float">
            <text:p>0.527316206963119</text:p>
          </table:table-cell>
          <table:table-cell office:value-type="string" calcext:value-type="string">
            <text:p>https://twitter.com/TopdonUSA/status/1622566087110844417</text:p>
          </table:table-cell>
        </table:table-row>
        <table:table-row table:style-name="ro1">
          <table:table-cell office:value-type="string" calcext:value-type="string">
            <text:p>input/data_formal_20240530-1342/meme/topherAlba26_20221228T002913/0.jpg</text:p>
          </table:table-cell>
          <table:table-cell office:value-type="string" calcext:value-type="string">
            <text:p>Pattern 1</text:p>
          </table:table-cell>
          <table:table-cell office:value-type="float" office:value="33.6475731145488" calcext:value-type="float">
            <text:p>33.6475731145488</text:p>
          </table:table-cell>
          <table:table-cell office:value-type="float" office:value="0.380111941075834" calcext:value-type="float">
            <text:p>0.380111941075834</text:p>
          </table:table-cell>
          <table:table-cell office:value-type="float" office:value="0.264545710900294" calcext:value-type="float">
            <text:p>0.264545710900294</text:p>
          </table:table-cell>
          <table:table-cell office:value-type="string" calcext:value-type="string">
            <text:p>https://twitter.com/1Sinn1/status/1607931145517428737</text:p>
          </table:table-cell>
        </table:table-row>
        <table:table-row table:style-name="ro1">
          <table:table-cell office:value-type="string" calcext:value-type="string">
            <text:p>input/data_formal_20240530-1342/meme/tour_to_review_20221228T071808/0.jpg</text:p>
          </table:table-cell>
          <table:table-cell office:value-type="string" calcext:value-type="string">
            <text:p>Pattern 2</text:p>
          </table:table-cell>
          <table:table-cell office:value-type="float" office:value="26.0546908191479" calcext:value-type="float">
            <text:p>26.0546908191479</text:p>
          </table:table-cell>
          <table:table-cell office:value-type="float" office:value="0.201902340324381" calcext:value-type="float">
            <text:p>0.201902340324381</text:p>
          </table:table-cell>
          <table:table-cell office:value-type="float" office:value="0.77818812904136" calcext:value-type="float">
            <text:p>0.77818812904136</text:p>
          </table:table-cell>
          <table:table-cell office:value-type="string" calcext:value-type="string">
            <text:p>https://twitter.com/Covid19Travel_/status/1608002350320418817</text:p>
          </table:table-cell>
        </table:table-row>
        <table:table-row table:style-name="ro1">
          <table:table-cell office:value-type="string" calcext:value-type="string">
            <text:p>input/data_formal_20240530-1342/meme/TOXICZ90_20230101T191406/0.jpg</text:p>
          </table:table-cell>
          <table:table-cell office:value-type="string" calcext:value-type="string">
            <text:p>Pattern 3</text:p>
          </table:table-cell>
          <table:table-cell office:value-type="float" office:value="24.9949312823977" calcext:value-type="float">
            <text:p>24.9949312823977</text:p>
          </table:table-cell>
          <table:table-cell office:value-type="float" office:value="0.320773591159635" calcext:value-type="float">
            <text:p>0.320773591159635</text:p>
          </table:table-cell>
          <table:table-cell office:value-type="float" office:value="0.815786360900846" calcext:value-type="float">
            <text:p>0.815786360900846</text:p>
          </table:table-cell>
          <table:table-cell office:value-type="string" calcext:value-type="string">
            <text:p>https://twitter.com/TheOceanIsEvil1/status/1610981478686400513</text:p>
          </table:table-cell>
        </table:table-row>
        <table:table-row table:style-name="ro1">
          <table:table-cell office:value-type="string" calcext:value-type="string">
            <text:p>input/data_formal_20240530-1342/meme/TradedogCrypto_20221226T051733/0.jpg</text:p>
          </table:table-cell>
          <table:table-cell office:value-type="string" calcext:value-type="string">
            <text:p>Pattern 5</text:p>
          </table:table-cell>
          <table:table-cell office:value-type="float" office:value="27.7364901907303" calcext:value-type="float">
            <text:p>27.7364901907303</text:p>
          </table:table-cell>
          <table:table-cell office:value-type="float" office:value="0.113970373707947" calcext:value-type="float">
            <text:p>0.113970373707947</text:p>
          </table:table-cell>
          <table:table-cell office:value-type="float" office:value="0.374736249272476" calcext:value-type="float">
            <text:p>0.374736249272476</text:p>
          </table:table-cell>
          <table:table-cell office:value-type="string" calcext:value-type="string">
            <text:p>https://twitter.com/thebinarygirl17/status/1607956774765879301</text:p>
          </table:table-cell>
        </table:table-row>
        <table:table-row table:style-name="ro1">
          <table:table-cell office:value-type="string" calcext:value-type="string">
            <text:p>input/data_formal_20240530-1342/meme/TradedogCrypto_20230106T052939/0.jpg</text:p>
          </table:table-cell>
          <table:table-cell office:value-type="string" calcext:value-type="string">
            <text:p>Pattern 5</text:p>
          </table:table-cell>
          <table:table-cell office:value-type="float" office:value="30.7964967427963" calcext:value-type="float">
            <text:p>30.7964967427963</text:p>
          </table:table-cell>
          <table:table-cell office:value-type="float" office:value="0.12590947869886" calcext:value-type="float">
            <text:p>0.12590947869886</text:p>
          </table:table-cell>
          <table:table-cell office:value-type="float" office:value="0.308316015161119" calcext:value-type="float">
            <text:p>0.308316015161119</text:p>
          </table:table-cell>
          <table:table-cell office:value-type="string" calcext:value-type="string">
            <text:p>https://twitter.com/Chisom_yx/status/1611282788879155200</text:p>
          </table:table-cell>
        </table:table-row>
        <table:table-row table:style-name="ro1">
          <table:table-cell office:value-type="string" calcext:value-type="string">
            <text:p>input/data_formal_20240530-1342/meme/tradepostpawn_20230206T151600/0.jpg</text:p>
          </table:table-cell>
          <table:table-cell office:value-type="string" calcext:value-type="string">
            <text:p>Pattern 1</text:p>
          </table:table-cell>
          <table:table-cell office:value-type="float" office:value="33.3816334552165" calcext:value-type="float">
            <text:p>33.3816334552165</text:p>
          </table:table-cell>
          <table:table-cell office:value-type="float" office:value="0.254847402493047" calcext:value-type="float">
            <text:p>0.254847402493047</text:p>
          </table:table-cell>
          <table:table-cell office:value-type="float" office:value="0.321387800636164" calcext:value-type="float">
            <text:p>0.321387800636164</text:p>
          </table:table-cell>
          <table:table-cell office:value-type="string" calcext:value-type="string">
            <text:p>https://twitter.com/jbvcustomz/status/1622615119850008577</text:p>
          </table:table-cell>
        </table:table-row>
        <table:table-row table:style-name="ro1">
          <table:table-cell office:value-type="string" calcext:value-type="string">
            <text:p>input/data_formal_20240530-1342/meme/tradersameeer_20230105T123809/0.jpg</text:p>
          </table:table-cell>
          <table:table-cell office:value-type="string" calcext:value-type="string">
            <text:p>Pattern 3</text:p>
          </table:table-cell>
          <table:table-cell office:value-type="float" office:value="25.7536773163822" calcext:value-type="float">
            <text:p>25.7536773163822</text:p>
          </table:table-cell>
          <table:table-cell office:value-type="float" office:value="0.671399116930762" calcext:value-type="float">
            <text:p>0.671399116930762</text:p>
          </table:table-cell>
          <table:table-cell office:value-type="float" office:value="0.684443368765816" calcext:value-type="float">
            <text:p>0.684443368765816</text:p>
          </table:table-cell>
          <table:table-cell office:value-type="string" calcext:value-type="string">
            <text:p>https://twitter.com/tradersameeer/status/1610978961110208512</text:p>
          </table:table-cell>
        </table:table-row>
        <table:table-row table:style-name="ro1">
          <table:table-cell office:value-type="string" calcext:value-type="string">
            <text:p>input/data_formal_20240530-1342/meme/TrainmanIn_20230105T112941/0.jpg</text:p>
          </table:table-cell>
          <table:table-cell office:value-type="string" calcext:value-type="string">
            <text:p>Pattern 9</text:p>
          </table:table-cell>
          <table:table-cell office:value-type="float" office:value="9.55687345153333" calcext:value-type="float">
            <text:p>9.55687345153333</text:p>
          </table:table-cell>
          <table:table-cell office:value-type="float" office:value="0.131611378417492" calcext:value-type="float">
            <text:p>0.131611378417492</text:p>
          </table:table-cell>
          <table:table-cell office:value-type="float" office:value="0.0400027225893351" calcext:value-type="float">
            <text:p>0.0400027225893351</text:p>
          </table:table-cell>
          <table:table-cell office:value-type="string" calcext:value-type="string">
            <text:p>https://twitter.com/TrainmanIn/status/1610961729885999104</text:p>
          </table:table-cell>
        </table:table-row>
        <table:table-row table:style-name="ro1">
          <table:table-cell office:value-type="string" calcext:value-type="string">
            <text:p>input/data_formal_20240530-1342/meme/transient_sc_20230202T050001/0.jpg</text:p>
          </table:table-cell>
          <table:table-cell office:value-type="string" calcext:value-type="string">
            <text:p>Pattern 7</text:p>
          </table:table-cell>
          <table:table-cell office:value-type="float" office:value="29.2887215495424" calcext:value-type="float">
            <text:p>29.2887215495424</text:p>
          </table:table-cell>
          <table:table-cell office:value-type="float" office:value="0.366873196057019" calcext:value-type="float">
            <text:p>0.366873196057019</text:p>
          </table:table-cell>
          <table:table-cell office:value-type="float" office:value="0.692472151887493" calcext:value-type="float">
            <text:p>0.692472151887493</text:p>
          </table:table-cell>
          <table:table-cell office:value-type="string" calcext:value-type="string">
            <text:p>https://twitter.com/transient_sc/status/1621010526926000128</text:p>
          </table:table-cell>
        </table:table-row>
        <table:table-row table:style-name="ro1">
          <table:table-cell office:value-type="string" calcext:value-type="string">
            <text:p>input/data_formal_20240530-1342/meme/trejoipets_20230206T111050/0.jpg</text:p>
          </table:table-cell>
          <table:table-cell office:value-type="string" calcext:value-type="string">
            <text:p>Pattern 1</text:p>
          </table:table-cell>
          <table:table-cell office:value-type="float" office:value="33.3361352595989" calcext:value-type="float">
            <text:p>33.3361352595989</text:p>
          </table:table-cell>
          <table:table-cell office:value-type="float" office:value="0.238877985224881" calcext:value-type="float">
            <text:p>0.238877985224881</text:p>
          </table:table-cell>
          <table:table-cell office:value-type="float" office:value="0.407537860806565" calcext:value-type="float">
            <text:p>0.407537860806565</text:p>
          </table:table-cell>
          <table:table-cell office:value-type="string" calcext:value-type="string">
            <text:p>https://twitter.com/trejoipets/status/1622553396665278465</text:p>
          </table:table-cell>
        </table:table-row>
        <table:table-row table:style-name="ro1">
          <table:table-cell office:value-type="string" calcext:value-type="string">
            <text:p>input/data_formal_20240530-1342/meme/trempplin_20221228T061742/0.jpg</text:p>
          </table:table-cell>
          <table:table-cell office:value-type="string" calcext:value-type="string">
            <text:p>Pattern 2</text:p>
          </table:table-cell>
          <table:table-cell office:value-type="float" office:value="29.6105602781048" calcext:value-type="float">
            <text:p>29.6105602781048</text:p>
          </table:table-cell>
          <table:table-cell office:value-type="float" office:value="0.172078778967719" calcext:value-type="float">
            <text:p>0.172078778967719</text:p>
          </table:table-cell>
          <table:table-cell office:value-type="float" office:value="0.52714411902978" calcext:value-type="float">
            <text:p>0.52714411902978</text:p>
          </table:table-cell>
          <table:table-cell office:value-type="string" calcext:value-type="string">
            <text:p>https://twitter.com/trempplin/status/1607984113440665606</text:p>
          </table:table-cell>
        </table:table-row>
        <table:table-row table:style-name="ro1">
          <table:table-cell office:value-type="string" calcext:value-type="string">
            <text:p>input/data_formal_20240530-1342/meme/TrickyDao_20230202T023429/0.jpg</text:p>
          </table:table-cell>
          <table:table-cell office:value-type="string" calcext:value-type="string">
            <text:p>Pattern 8</text:p>
          </table:table-cell>
          <table:table-cell office:value-type="float" office:value="16.8937605825029" calcext:value-type="float">
            <text:p>16.8937605825029</text:p>
          </table:table-cell>
          <table:table-cell office:value-type="float" office:value="0.882984433429323" calcext:value-type="float">
            <text:p>0.882984433429323</text:p>
          </table:table-cell>
          <table:table-cell office:value-type="float" office:value="0.444617453571951" calcext:value-type="float">
            <text:p>0.444617453571951</text:p>
          </table:table-cell>
          <table:table-cell office:value-type="string" calcext:value-type="string">
            <text:p>https://twitter.com/mmandar10487/status/1620973904553725952</text:p>
          </table:table-cell>
        </table:table-row>
        <table:table-row table:style-name="ro1">
          <table:table-cell office:value-type="string" calcext:value-type="string">
            <text:p>input/data_formal_20240530-1342/meme/TringIndia_20230106T063644/0.jpg</text:p>
          </table:table-cell>
          <table:table-cell office:value-type="string" calcext:value-type="string">
            <text:p>Pattern 6</text:p>
          </table:table-cell>
          <table:table-cell office:value-type="float" office:value="31.5522595417343" calcext:value-type="float">
            <text:p>31.5522595417343</text:p>
          </table:table-cell>
          <table:table-cell office:value-type="float" office:value="0.467126423497918" calcext:value-type="float">
            <text:p>0.467126423497918</text:p>
          </table:table-cell>
          <table:table-cell office:value-type="float" office:value="0.391028493895233" calcext:value-type="float">
            <text:p>0.391028493895233</text:p>
          </table:table-cell>
          <table:table-cell office:value-type="string" calcext:value-type="string">
            <text:p>https://twitter.com/TringIndia/status/1611250393417396224</text:p>
          </table:table-cell>
        </table:table-row>
        <table:table-row table:style-name="ro1">
          <table:table-cell office:value-type="string" calcext:value-type="string">
            <text:p>input/data_formal_20240530-1342/meme/tripvanaadv_20230131T082125/0.jpg</text:p>
          </table:table-cell>
          <table:table-cell office:value-type="string" calcext:value-type="string">
            <text:p>Pattern 8</text:p>
          </table:table-cell>
          <table:table-cell office:value-type="float" office:value="22.6844782245825" calcext:value-type="float">
            <text:p>22.6844782245825</text:p>
          </table:table-cell>
          <table:table-cell office:value-type="float" office:value="0.963447463485024" calcext:value-type="float">
            <text:p>0.963447463485024</text:p>
          </table:table-cell>
          <table:table-cell office:value-type="float" office:value="0.321388053886427" calcext:value-type="float">
            <text:p>0.321388053886427</text:p>
          </table:table-cell>
          <table:table-cell office:value-type="string" calcext:value-type="string">
            <text:p>https://twitter.com/tripvanaadv/status/1620336434489221121</text:p>
          </table:table-cell>
        </table:table-row>
        <table:table-row table:style-name="ro1">
          <table:table-cell office:value-type="string" calcext:value-type="string">
            <text:p>input/data_formal_20240530-1342/meme/TrollToEarn_20221226T102638/0.jpg</text:p>
          </table:table-cell>
          <table:table-cell office:value-type="string" calcext:value-type="string">
            <text:p>Pattern 1</text:p>
          </table:table-cell>
          <table:table-cell office:value-type="float" office:value="27.6663734113173" calcext:value-type="float">
            <text:p>27.6663734113173</text:p>
          </table:table-cell>
          <table:table-cell office:value-type="float" office:value="0.180220209410324" calcext:value-type="float">
            <text:p>0.180220209410324</text:p>
          </table:table-cell>
          <table:table-cell office:value-type="float" office:value="0.41799684716165" calcext:value-type="float">
            <text:p>0.41799684716165</text:p>
          </table:table-cell>
          <table:table-cell office:value-type="string" calcext:value-type="string">
            <text:p>https://twitter.com/adipraas_/status/1607957010850648065</text:p>
          </table:table-cell>
        </table:table-row>
        <table:table-row table:style-name="ro1">
          <table:table-cell office:value-type="string" calcext:value-type="string">
            <text:p>input/data_formal_20240530-1342/meme/TrollToEarn_20221228T063838/0.jpg</text:p>
          </table:table-cell>
          <table:table-cell office:value-type="string" calcext:value-type="string">
            <text:p>Pattern 5</text:p>
          </table:table-cell>
          <table:table-cell office:value-type="float" office:value="25.4796387863266" calcext:value-type="float">
            <text:p>25.4796387863266</text:p>
          </table:table-cell>
          <table:table-cell office:value-type="float" office:value="0.202437361811485" calcext:value-type="float">
            <text:p>0.202437361811485</text:p>
          </table:table-cell>
          <table:table-cell office:value-type="float" office:value="0.342133652089185" calcext:value-type="float">
            <text:p>0.342133652089185</text:p>
          </table:table-cell>
          <table:table-cell office:value-type="string" calcext:value-type="string">
            <text:p>https://twitter.com/TrollToEarn/status/1607989380848971779</text:p>
          </table:table-cell>
        </table:table-row>
        <table:table-row table:style-name="ro1">
          <table:table-cell office:value-type="string" calcext:value-type="string">
            <text:p>input/data_formal_20240530-1342/meme/TrollToEarn_20221228T064849/0.jpg</text:p>
          </table:table-cell>
          <table:table-cell office:value-type="string" calcext:value-type="string">
            <text:p>Pattern 5</text:p>
          </table:table-cell>
          <table:table-cell office:value-type="float" office:value="26.2999179080769" calcext:value-type="float">
            <text:p>26.2999179080769</text:p>
          </table:table-cell>
          <table:table-cell office:value-type="float" office:value="0.184430222998583" calcext:value-type="float">
            <text:p>0.184430222998583</text:p>
          </table:table-cell>
          <table:table-cell office:value-type="float" office:value="0.428487459422441" calcext:value-type="float">
            <text:p>0.428487459422441</text:p>
          </table:table-cell>
          <table:table-cell office:value-type="string" calcext:value-type="string">
            <text:p>https://twitter.com/TrollToEarn/status/1607991944969621505</text:p>
          </table:table-cell>
        </table:table-row>
        <table:table-row table:style-name="ro1">
          <table:table-cell office:value-type="string" calcext:value-type="string">
            <text:p>input/data_formal_20240530-1342/meme/Trudiagnolabs_20230106T042900/0.jpg</text:p>
          </table:table-cell>
          <table:table-cell office:value-type="string" calcext:value-type="string">
            <text:p>Pattern 9</text:p>
          </table:table-cell>
          <table:table-cell office:value-type="float" office:value="11.1407876878822" calcext:value-type="float">
            <text:p>11.1407876878822</text:p>
          </table:table-cell>
          <table:table-cell office:value-type="float" office:value="0.11457998961295" calcext:value-type="float">
            <text:p>0.11457998961295</text:p>
          </table:table-cell>
          <table:table-cell office:value-type="float" office:value="0.0687156451430889" calcext:value-type="float">
            <text:p>0.0687156451430889</text:p>
          </table:table-cell>
          <table:table-cell office:value-type="string" calcext:value-type="string">
            <text:p>https://twitter.com/Trudiagnolabs/status/1611218251006246913</text:p>
          </table:table-cell>
        </table:table-row>
        <table:table-row table:style-name="ro1">
          <table:table-cell office:value-type="string" calcext:value-type="string">
            <text:p>input/data_formal_20240530-1342/meme/TrueGemHunter_20221227T010240/0.jpg</text:p>
          </table:table-cell>
          <table:table-cell office:value-type="string" calcext:value-type="string">
            <text:p>Pattern 7</text:p>
          </table:table-cell>
          <table:table-cell office:value-type="float" office:value="28.9227469064613" calcext:value-type="float">
            <text:p>28.9227469064613</text:p>
          </table:table-cell>
          <table:table-cell office:value-type="float" office:value="0.55489916353713" calcext:value-type="float">
            <text:p>0.55489916353713</text:p>
          </table:table-cell>
          <table:table-cell office:value-type="float" office:value="0.221961453817672" calcext:value-type="float">
            <text:p>0.221961453817672</text:p>
          </table:table-cell>
          <table:table-cell office:value-type="string" calcext:value-type="string">
            <text:p>https://twitter.com/HktrThegreat/status/1607989197000028172</text:p>
          </table:table-cell>
        </table:table-row>
        <table:table-row table:style-name="ro1">
          <table:table-cell office:value-type="string" calcext:value-type="string">
            <text:p>input/data_formal_20240530-1342/meme/Trump24coin_20221227T031737/0.jpg</text:p>
          </table:table-cell>
          <table:table-cell office:value-type="string" calcext:value-type="string">
            <text:p>Pattern 5</text:p>
          </table:table-cell>
          <table:table-cell office:value-type="float" office:value="29.3212959131942" calcext:value-type="float">
            <text:p>29.3212959131942</text:p>
          </table:table-cell>
          <table:table-cell office:value-type="float" office:value="0.154833351102714" calcext:value-type="float">
            <text:p>0.154833351102714</text:p>
          </table:table-cell>
          <table:table-cell office:value-type="float" office:value="0.57694053867232" calcext:value-type="float">
            <text:p>0.57694053867232</text:p>
          </table:table-cell>
          <table:table-cell office:value-type="string" calcext:value-type="string">
            <text:p>https://twitter.com/Big_queenber/status/1607920819799461888</text:p>
          </table:table-cell>
        </table:table-row>
        <table:table-row table:style-name="ro1">
          <table:table-cell office:value-type="string" calcext:value-type="string">
            <text:p>input/data_formal_20240530-1342/meme/TsarSylveon_20230322T174112/0.jpg</text:p>
          </table:table-cell>
          <table:table-cell office:value-type="string" calcext:value-type="string">
            <text:p>Pattern 2</text:p>
          </table:table-cell>
          <table:table-cell office:value-type="float" office:value="30.9035046491217" calcext:value-type="float">
            <text:p>30.9035046491217</text:p>
          </table:table-cell>
          <table:table-cell office:value-type="float" office:value="0.118655418751246" calcext:value-type="float">
            <text:p>0.118655418751246</text:p>
          </table:table-cell>
          <table:table-cell office:value-type="float" office:value="0.572636786261656" calcext:value-type="float">
            <text:p>0.572636786261656</text:p>
          </table:table-cell>
          <table:table-cell office:value-type="string" calcext:value-type="string">
            <text:p>https://twitter.com/TsarSylveon/status/1638596704885776412</text:p>
          </table:table-cell>
        </table:table-row>
        <table:table-row table:style-name="ro1">
          <table:table-cell office:value-type="string" calcext:value-type="string">
            <text:p>input/data_formal_20240530-1342/meme/TStockmonk_20230202T040629/0.jpg</text:p>
          </table:table-cell>
          <table:table-cell office:value-type="string" calcext:value-type="string">
            <text:p>Pattern 8</text:p>
          </table:table-cell>
          <table:table-cell office:value-type="float" office:value="22.1543213802515" calcext:value-type="float">
            <text:p>22.1543213802515</text:p>
          </table:table-cell>
          <table:table-cell office:value-type="float" office:value="0.727611133763765" calcext:value-type="float">
            <text:p>0.727611133763765</text:p>
          </table:table-cell>
          <table:table-cell office:value-type="float" office:value="0.50861878664618" calcext:value-type="float">
            <text:p>0.50861878664618</text:p>
          </table:table-cell>
          <table:table-cell office:value-type="string" calcext:value-type="string">
            <text:p>https://twitter.com/TStockmonk/status/1620997057455751168</text:p>
          </table:table-cell>
        </table:table-row>
        <table:table-row table:style-name="ro1">
          <table:table-cell office:value-type="string" calcext:value-type="string">
            <text:p>input/data_formal_20240530-1342/meme/TTGnsfw_20230113T025900/0.jpg</text:p>
          </table:table-cell>
          <table:table-cell office:value-type="string" calcext:value-type="string">
            <text:p>Pattern 7</text:p>
          </table:table-cell>
          <table:table-cell office:value-type="float" office:value="28.8634830687331" calcext:value-type="float">
            <text:p>28.8634830687331</text:p>
          </table:table-cell>
          <table:table-cell office:value-type="float" office:value="0.496498805841905" calcext:value-type="float">
            <text:p>0.496498805841905</text:p>
          </table:table-cell>
          <table:table-cell office:value-type="float" office:value="0.597959960975626" calcext:value-type="float">
            <text:p>0.597959960975626</text:p>
          </table:table-cell>
          <table:table-cell office:value-type="string" calcext:value-type="string">
            <text:p>https://twitter.com/TTGnsfw/status/1613732314147692544</text:p>
          </table:table-cell>
        </table:table-row>
        <table:table-row table:style-name="ro1">
          <table:table-cell office:value-type="string" calcext:value-type="string">
            <text:p>input/data_formal_20240530-1342/meme/TubaCrusader_20221227T165454/0.jpg</text:p>
          </table:table-cell>
          <table:table-cell office:value-type="string" calcext:value-type="string">
            <text:p>Pattern 2</text:p>
          </table:table-cell>
          <table:table-cell office:value-type="float" office:value="23.7405583118132" calcext:value-type="float">
            <text:p>23.7405583118132</text:p>
          </table:table-cell>
          <table:table-cell office:value-type="float" office:value="0.197046507965477" calcext:value-type="float">
            <text:p>0.197046507965477</text:p>
          </table:table-cell>
          <table:table-cell office:value-type="float" office:value="0.89878220261607" calcext:value-type="float">
            <text:p>0.89878220261607</text:p>
          </table:table-cell>
          <table:table-cell office:value-type="string" calcext:value-type="string">
            <text:p>https://twitter.com/LTRevival/status/1607885088402059266</text:p>
          </table:table-cell>
        </table:table-row>
        <table:table-row table:style-name="ro1">
          <table:table-cell office:value-type="string" calcext:value-type="string">
            <text:p>input/data_formal_20240530-1342/meme/TubaCrusader_20221227T202757/0.jpg</text:p>
          </table:table-cell>
          <table:table-cell office:value-type="string" calcext:value-type="string">
            <text:p>Pattern 2</text:p>
          </table:table-cell>
          <table:table-cell office:value-type="float" office:value="28.0457225384841" calcext:value-type="float">
            <text:p>28.0457225384841</text:p>
          </table:table-cell>
          <table:table-cell office:value-type="float" office:value="0.403175010849088" calcext:value-type="float">
            <text:p>0.403175010849088</text:p>
          </table:table-cell>
          <table:table-cell office:value-type="float" office:value="0.763418466771229" calcext:value-type="float">
            <text:p>0.763418466771229</text:p>
          </table:table-cell>
          <table:table-cell office:value-type="string" calcext:value-type="string">
            <text:p>https://twitter.com/LTRevival/status/1607885074862854145</text:p>
          </table:table-cell>
        </table:table-row>
        <table:table-row table:style-name="ro1">
          <table:table-cell office:value-type="string" calcext:value-type="string">
            <text:p>input/data_formal_20240530-1342/meme/tutort_academy_20230105T123220/0.jpg</text:p>
          </table:table-cell>
          <table:table-cell office:value-type="string" calcext:value-type="string">
            <text:p>Pattern 8</text:p>
          </table:table-cell>
          <table:table-cell office:value-type="float" office:value="21.6929824710909" calcext:value-type="float">
            <text:p>21.6929824710909</text:p>
          </table:table-cell>
          <table:table-cell office:value-type="float" office:value="0.898065903206385" calcext:value-type="float">
            <text:p>0.898065903206385</text:p>
          </table:table-cell>
          <table:table-cell office:value-type="float" office:value="0.393211192003205" calcext:value-type="float">
            <text:p>0.393211192003205</text:p>
          </table:table-cell>
          <table:table-cell office:value-type="string" calcext:value-type="string">
            <text:p>https://twitter.com/tutort_academy/status/1610977497721753601</text:p>
          </table:table-cell>
        </table:table-row>
        <table:table-row table:style-name="ro1">
          <table:table-cell office:value-type="string" calcext:value-type="string">
            <text:p>input/data_formal_20240530-1342/meme/Tweesty_Truth_20221228T034014/0.jpg</text:p>
          </table:table-cell>
          <table:table-cell office:value-type="string" calcext:value-type="string">
            <text:p>Pattern 3</text:p>
          </table:table-cell>
          <table:table-cell office:value-type="float" office:value="22.3625551326699" calcext:value-type="float">
            <text:p>22.3625551326699</text:p>
          </table:table-cell>
          <table:table-cell office:value-type="float" office:value="0.505852551198258" calcext:value-type="float">
            <text:p>0.505852551198258</text:p>
          </table:table-cell>
          <table:table-cell office:value-type="float" office:value="0.875802327562912" calcext:value-type="float">
            <text:p>0.875802327562912</text:p>
          </table:table-cell>
          <table:table-cell office:value-type="string" calcext:value-type="string">
            <text:p>https://twitter.com/Tweesty_Truth/status/1607944485706792961</text:p>
          </table:table-cell>
        </table:table-row>
        <table:table-row table:style-name="ro1">
          <table:table-cell office:value-type="string" calcext:value-type="string">
            <text:p>input/data_formal_20240530-1342/meme/TwinklKS1_20230206T114946/0.jpg</text:p>
          </table:table-cell>
          <table:table-cell office:value-type="string" calcext:value-type="string">
            <text:p>Pattern 6</text:p>
          </table:table-cell>
          <table:table-cell office:value-type="float" office:value="24.6294131440254" calcext:value-type="float">
            <text:p>24.6294131440254</text:p>
          </table:table-cell>
          <table:table-cell office:value-type="float" office:value="0.706328810873473" calcext:value-type="float">
            <text:p>0.706328810873473</text:p>
          </table:table-cell>
          <table:table-cell office:value-type="float" office:value="0.57334116561203" calcext:value-type="float">
            <text:p>0.57334116561203</text:p>
          </table:table-cell>
          <table:table-cell office:value-type="string" calcext:value-type="string">
            <text:p>https://twitter.com/TwinklKS1/status/1622563196555984896</text:p>
          </table:table-cell>
        </table:table-row>
        <table:table-row table:style-name="ro1">
          <table:table-cell office:value-type="string" calcext:value-type="string">
            <text:p>input/data_formal_20240530-1342/meme/TwoOneQ_20230111T234155/0.jpg</text:p>
          </table:table-cell>
          <table:table-cell office:value-type="string" calcext:value-type="string">
            <text:p>Pattern 3</text:p>
          </table:table-cell>
          <table:table-cell office:value-type="float" office:value="27.963534295993" calcext:value-type="float">
            <text:p>27.963534295993</text:p>
          </table:table-cell>
          <table:table-cell office:value-type="float" office:value="0.477212141740105" calcext:value-type="float">
            <text:p>0.477212141740105</text:p>
          </table:table-cell>
          <table:table-cell office:value-type="float" office:value="0.785671537594274" calcext:value-type="float">
            <text:p>0.785671537594274</text:p>
          </table:table-cell>
          <table:table-cell office:value-type="string" calcext:value-type="string">
            <text:p>https://twitter.com/TwoOneQ/status/1613320328624705538</text:p>
          </table:table-cell>
        </table:table-row>
        <table:table-row table:style-name="ro1">
          <table:table-cell office:value-type="string" calcext:value-type="string">
            <text:p>input/data_formal_20240530-1342/meme/U__E__P_20230202T020400/0.jpg</text:p>
          </table:table-cell>
          <table:table-cell office:value-type="string" calcext:value-type="string">
            <text:p>Pattern 1</text:p>
          </table:table-cell>
          <table:table-cell office:value-type="float" office:value="29.6250253095802" calcext:value-type="float">
            <text:p>29.6250253095802</text:p>
          </table:table-cell>
          <table:table-cell office:value-type="float" office:value="0.333907281620488" calcext:value-type="float">
            <text:p>0.333907281620488</text:p>
          </table:table-cell>
          <table:table-cell office:value-type="float" office:value="0.310704334615213" calcext:value-type="float">
            <text:p>0.310704334615213</text:p>
          </table:table-cell>
          <table:table-cell office:value-type="string" calcext:value-type="string">
            <text:p>https://twitter.com/U__E__P/status/1620966231129075714</text:p>
          </table:table-cell>
        </table:table-row>
        <table:table-row table:style-name="ro1">
          <table:table-cell office:value-type="string" calcext:value-type="string">
            <text:p>input/data_formal_20240530-1342/meme/Uchiha_ten_tail_20230106T064449/0.jpg</text:p>
          </table:table-cell>
          <table:table-cell office:value-type="string" calcext:value-type="string">
            <text:p>Pattern 3</text:p>
          </table:table-cell>
          <table:table-cell office:value-type="float" office:value="27.2651193907055" calcext:value-type="float">
            <text:p>27.2651193907055</text:p>
          </table:table-cell>
          <table:table-cell office:value-type="float" office:value="0.290536809570495" calcext:value-type="float">
            <text:p>0.290536809570495</text:p>
          </table:table-cell>
          <table:table-cell office:value-type="float" office:value="0.835061649419556" calcext:value-type="float">
            <text:p>0.835061649419556</text:p>
          </table:table-cell>
          <table:table-cell office:value-type="string" calcext:value-type="string">
            <text:p>https://twitter.com/Uchiha_ten_tail/status/1611252429164806145</text:p>
          </table:table-cell>
        </table:table-row>
        <table:table-row table:style-name="ro1">
          <table:table-cell office:value-type="string" calcext:value-type="string">
            <text:p>input/data_formal_20240530-1342/meme/uglytrumpart_20230123T105606/0.jpg</text:p>
          </table:table-cell>
          <table:table-cell office:value-type="string" calcext:value-type="string">
            <text:p>Pattern 8</text:p>
          </table:table-cell>
          <table:table-cell office:value-type="float" office:value="31.2502890628141" calcext:value-type="float">
            <text:p>31.2502890628141</text:p>
          </table:table-cell>
          <table:table-cell office:value-type="float" office:value="0.612569862991474" calcext:value-type="float">
            <text:p>0.612569862991474</text:p>
          </table:table-cell>
          <table:table-cell office:value-type="float" office:value="0.60798225715477" calcext:value-type="float">
            <text:p>0.60798225715477</text:p>
          </table:table-cell>
          <table:table-cell office:value-type="string" calcext:value-type="string">
            <text:p>https://twitter.com/uglytrumpart/status/1617476259335782400</text:p>
          </table:table-cell>
        </table:table-row>
        <table:table-row table:style-name="ro1">
          <table:table-cell office:value-type="string" calcext:value-type="string">
            <text:p>input/data_formal_20240530-1342/meme/uglytrumpart_20230123T115336/0.jpg</text:p>
          </table:table-cell>
          <table:table-cell office:value-type="string" calcext:value-type="string">
            <text:p>Pattern 8</text:p>
          </table:table-cell>
          <table:table-cell office:value-type="float" office:value="27.7115928813524" calcext:value-type="float">
            <text:p>27.7115928813524</text:p>
          </table:table-cell>
          <table:table-cell office:value-type="float" office:value="0.694546312749321" calcext:value-type="float">
            <text:p>0.694546312749321</text:p>
          </table:table-cell>
          <table:table-cell office:value-type="float" office:value="0.607031823095839" calcext:value-type="float">
            <text:p>0.607031823095839</text:p>
          </table:table-cell>
          <table:table-cell office:value-type="string" calcext:value-type="string">
            <text:p>https://twitter.com/uglytrumpart/status/1617490730968129536</text:p>
          </table:table-cell>
        </table:table-row>
        <table:table-row table:style-name="ro1">
          <table:table-cell office:value-type="string" calcext:value-type="string">
            <text:p>input/data_formal_20240530-1342/meme/UKnoWhat_Team_20230206T151836/0.jpg</text:p>
          </table:table-cell>
          <table:table-cell office:value-type="string" calcext:value-type="string">
            <text:p>Pattern 8</text:p>
          </table:table-cell>
          <table:table-cell office:value-type="float" office:value="25.7267399005117" calcext:value-type="float">
            <text:p>25.7267399005117</text:p>
          </table:table-cell>
          <table:table-cell office:value-type="float" office:value="0.76284335977589" calcext:value-type="float">
            <text:p>0.76284335977589</text:p>
          </table:table-cell>
          <table:table-cell office:value-type="float" office:value="0.297131811682023" calcext:value-type="float">
            <text:p>0.297131811682023</text:p>
          </table:table-cell>
          <table:table-cell office:value-type="string" calcext:value-type="string">
            <text:p>https://twitter.com/UKnoWhat_Team/status/1622615750673412099</text:p>
          </table:table-cell>
        </table:table-row>
        <table:table-row table:style-name="ro1">
          <table:table-cell office:value-type="string" calcext:value-type="string">
            <text:p>input/data_formal_20240530-1342/meme/ultrafresh_life_20230105T121212/0.jpg</text:p>
          </table:table-cell>
          <table:table-cell office:value-type="string" calcext:value-type="string">
            <text:p>Pattern 9</text:p>
          </table:table-cell>
          <table:table-cell office:value-type="float" office:value="14.0547602545679" calcext:value-type="float">
            <text:p>14.0547602545679</text:p>
          </table:table-cell>
          <table:table-cell office:value-type="float" office:value="0.214765126808909" calcext:value-type="float">
            <text:p>0.214765126808909</text:p>
          </table:table-cell>
          <table:table-cell office:value-type="float" office:value="0.0339055705743041" calcext:value-type="float">
            <text:p>0.0339055705743041</text:p>
          </table:table-cell>
          <table:table-cell office:value-type="string" calcext:value-type="string">
            <text:p>https://twitter.com/ultrafresh_life/status/1610972428565630978</text:p>
          </table:table-cell>
        </table:table-row>
        <table:table-row table:style-name="ro1">
          <table:table-cell office:value-type="string" calcext:value-type="string">
            <text:p>input/data_formal_20240530-1342/meme/ultron_found_20230202T140536/0.jpg</text:p>
          </table:table-cell>
          <table:table-cell office:value-type="string" calcext:value-type="string">
            <text:p>Pattern 1</text:p>
          </table:table-cell>
          <table:table-cell office:value-type="float" office:value="33.4461125319811" calcext:value-type="float">
            <text:p>33.4461125319811</text:p>
          </table:table-cell>
          <table:table-cell office:value-type="float" office:value="0.197787703995278" calcext:value-type="float">
            <text:p>0.197787703995278</text:p>
          </table:table-cell>
          <table:table-cell office:value-type="float" office:value="0.460318885457673" calcext:value-type="float">
            <text:p>0.460318885457673</text:p>
          </table:table-cell>
          <table:table-cell office:value-type="string" calcext:value-type="string">
            <text:p>https://twitter.com/Tyoarrie/status/1622629278616793089</text:p>
          </table:table-cell>
        </table:table-row>
        <table:table-row table:style-name="ro1">
          <table:table-cell office:value-type="string" calcext:value-type="string">
            <text:p>input/data_formal_20240530-1342/meme/UncleJonkey_20221228T005140/0.jpg</text:p>
          </table:table-cell>
          <table:table-cell office:value-type="string" calcext:value-type="string">
            <text:p>Pattern 3</text:p>
          </table:table-cell>
          <table:table-cell office:value-type="float" office:value="23.2126166077881" calcext:value-type="float">
            <text:p>23.2126166077881</text:p>
          </table:table-cell>
          <table:table-cell office:value-type="float" office:value="0.441291160533893" calcext:value-type="float">
            <text:p>0.441291160533893</text:p>
          </table:table-cell>
          <table:table-cell office:value-type="float" office:value="0.798486471634749" calcext:value-type="float">
            <text:p>0.798486471634749</text:p>
          </table:table-cell>
          <table:table-cell office:value-type="string" calcext:value-type="string">
            <text:p>https://twitter.com/UncleJonkey/status/1607902064071278596</text:p>
          </table:table-cell>
        </table:table-row>
        <table:table-row table:style-name="ro1">
          <table:table-cell office:value-type="string" calcext:value-type="string">
            <text:p>input/data_formal_20240530-1342/meme/UncleJonkey_20221228T005409/0.jpg</text:p>
          </table:table-cell>
          <table:table-cell office:value-type="string" calcext:value-type="string">
            <text:p>Pattern 3</text:p>
          </table:table-cell>
          <table:table-cell office:value-type="float" office:value="30.2305802897961" calcext:value-type="float">
            <text:p>30.2305802897961</text:p>
          </table:table-cell>
          <table:table-cell office:value-type="float" office:value="0.24234846729991" calcext:value-type="float">
            <text:p>0.24234846729991</text:p>
          </table:table-cell>
          <table:table-cell office:value-type="float" office:value="0.654872816431154" calcext:value-type="float">
            <text:p>0.654872816431154</text:p>
          </table:table-cell>
          <table:table-cell office:value-type="string" calcext:value-type="string">
            <text:p>https://twitter.com/UncleJonkey/status/1607902692239622145</text:p>
          </table:table-cell>
        </table:table-row>
        <table:table-row table:style-name="ro1">
          <table:table-cell office:value-type="string" calcext:value-type="string">
            <text:p>input/data_formal_20240530-1342/meme/UniLend_Finance_20221224T162947/0.jpg</text:p>
          </table:table-cell>
          <table:table-cell office:value-type="string" calcext:value-type="string">
            <text:p>Pattern 5</text:p>
          </table:table-cell>
          <table:table-cell office:value-type="float" office:value="30.9015004874847" calcext:value-type="float">
            <text:p>30.9015004874847</text:p>
          </table:table-cell>
          <table:table-cell office:value-type="float" office:value="0.125945311557719" calcext:value-type="float">
            <text:p>0.125945311557719</text:p>
          </table:table-cell>
          <table:table-cell office:value-type="float" office:value="0.571876578866769" calcext:value-type="float">
            <text:p>0.571876578866769</text:p>
          </table:table-cell>
          <table:table-cell office:value-type="string" calcext:value-type="string">
            <text:p>https://twitter.com/Aimah1309/status/1607884819916005377</text:p>
          </table:table-cell>
        </table:table-row>
        <table:table-row table:style-name="ro1">
          <table:table-cell office:value-type="string" calcext:value-type="string">
            <text:p>input/data_formal_20240530-1342/meme/UniLend_Finance_20230318T180715/0.jpg</text:p>
          </table:table-cell>
          <table:table-cell office:value-type="string" calcext:value-type="string">
            <text:p>Pattern 2</text:p>
          </table:table-cell>
          <table:table-cell office:value-type="float" office:value="32.0874151308254" calcext:value-type="float">
            <text:p>32.0874151308254</text:p>
          </table:table-cell>
          <table:table-cell office:value-type="float" office:value="0.176435612082065" calcext:value-type="float">
            <text:p>0.176435612082065</text:p>
          </table:table-cell>
          <table:table-cell office:value-type="float" office:value="0.59932001919192" calcext:value-type="float">
            <text:p>0.59932001919192</text:p>
          </table:table-cell>
          <table:table-cell office:value-type="string" calcext:value-type="string">
            <text:p>https://twitter.com/braja_colades/status/1638751461684449280</text:p>
          </table:table-cell>
        </table:table-row>
        <table:table-row table:style-name="ro1">
          <table:table-cell office:value-type="string" calcext:value-type="string">
            <text:p>input/data_formal_20240530-1342/meme/Uniqueexchange1_20230105T120232/0.jpg</text:p>
          </table:table-cell>
          <table:table-cell office:value-type="string" calcext:value-type="string">
            <text:p>Pattern 5</text:p>
          </table:table-cell>
          <table:table-cell office:value-type="float" office:value="27.1938213135254" calcext:value-type="float">
            <text:p>27.1938213135254</text:p>
          </table:table-cell>
          <table:table-cell office:value-type="float" office:value="0.169821689277785" calcext:value-type="float">
            <text:p>0.169821689277785</text:p>
          </table:table-cell>
          <table:table-cell office:value-type="float" office:value="0.301575576874526" calcext:value-type="float">
            <text:p>0.301575576874526</text:p>
          </table:table-cell>
          <table:table-cell office:value-type="string" calcext:value-type="string">
            <text:p>https://twitter.com/Uniqueexchange1/status/1610969995890286593</text:p>
          </table:table-cell>
        </table:table-row>
        <table:table-row table:style-name="ro1">
          <table:table-cell office:value-type="string" calcext:value-type="string">
            <text:p>input/data_formal_20240530-1342/meme/Ur_Little_Boi_20230106T070956/0.jpg</text:p>
          </table:table-cell>
          <table:table-cell office:value-type="string" calcext:value-type="string">
            <text:p>Pattern 1</text:p>
          </table:table-cell>
          <table:table-cell office:value-type="float" office:value="34.1243985017538" calcext:value-type="float">
            <text:p>34.1243985017538</text:p>
          </table:table-cell>
          <table:table-cell office:value-type="float" office:value="0.254352969104656" calcext:value-type="float">
            <text:p>0.254352969104656</text:p>
          </table:table-cell>
          <table:table-cell office:value-type="float" office:value="0.488011965274403" calcext:value-type="float">
            <text:p>0.488011965274403</text:p>
          </table:table-cell>
          <table:table-cell office:value-type="string" calcext:value-type="string">
            <text:p>https://twitter.com/Ur_Little_Boi/status/1611258750223933440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0.jpg</text:p>
          </table:table-cell>
          <table:table-cell office:value-type="string" calcext:value-type="string">
            <text:p>Pattern 6</text:p>
          </table:table-cell>
          <table:table-cell office:value-type="float" office:value="28.125428127058" calcext:value-type="float">
            <text:p>28.125428127058</text:p>
          </table:table-cell>
          <table:table-cell office:value-type="float" office:value="0.62107121822263" calcext:value-type="float">
            <text:p>0.62107121822263</text:p>
          </table:table-cell>
          <table:table-cell office:value-type="float" office:value="0.43007490916309" calcext:value-type="float">
            <text:p>0.43007490916309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1.jpg</text:p>
          </table:table-cell>
          <table:table-cell office:value-type="string" calcext:value-type="string">
            <text:p>Pattern 1</text:p>
          </table:table-cell>
          <table:table-cell office:value-type="float" office:value="26.8141075822682" calcext:value-type="float">
            <text:p>26.8141075822682</text:p>
          </table:table-cell>
          <table:table-cell office:value-type="float" office:value="0.267067374578665" calcext:value-type="float">
            <text:p>0.267067374578665</text:p>
          </table:table-cell>
          <table:table-cell office:value-type="float" office:value="0.326851003616855" calcext:value-type="float">
            <text:p>0.326851003616855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2.jpg</text:p>
          </table:table-cell>
          <table:table-cell office:value-type="string" calcext:value-type="string">
            <text:p>Pattern 6</text:p>
          </table:table-cell>
          <table:table-cell office:value-type="float" office:value="27.8555441375572" calcext:value-type="float">
            <text:p>27.8555441375572</text:p>
          </table:table-cell>
          <table:table-cell office:value-type="float" office:value="0.662318215010703" calcext:value-type="float">
            <text:p>0.662318215010703</text:p>
          </table:table-cell>
          <table:table-cell office:value-type="float" office:value="0.505449109229483" calcext:value-type="float">
            <text:p>0.505449109229483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3.jpg</text:p>
          </table:table-cell>
          <table:table-cell office:value-type="string" calcext:value-type="string">
            <text:p>Pattern 1</text:p>
          </table:table-cell>
          <table:table-cell office:value-type="float" office:value="26.3323392736284" calcext:value-type="float">
            <text:p>26.3323392736284</text:p>
          </table:table-cell>
          <table:table-cell office:value-type="float" office:value="0.266800185564302" calcext:value-type="float">
            <text:p>0.266800185564302</text:p>
          </table:table-cell>
          <table:table-cell office:value-type="float" office:value="0.342269272332447" calcext:value-type="float">
            <text:p>0.342269272332447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acationInsight_20230323T040500/0.jpg</text:p>
          </table:table-cell>
          <table:table-cell office:value-type="string" calcext:value-type="string">
            <text:p>Pattern 7</text:p>
          </table:table-cell>
          <table:table-cell office:value-type="float" office:value="31.2100131662558" calcext:value-type="float">
            <text:p>31.2100131662558</text:p>
          </table:table-cell>
          <table:table-cell office:value-type="float" office:value="0.210050954569623" calcext:value-type="float">
            <text:p>0.210050954569623</text:p>
          </table:table-cell>
          <table:table-cell office:value-type="float" office:value="0.496001461175476" calcext:value-type="float">
            <text:p>0.496001461175476</text:p>
          </table:table-cell>
          <table:table-cell office:value-type="string" calcext:value-type="string">
            <text:p>https://twitter.com/VacationInsight/status/1638753687152521219</text:p>
          </table:table-cell>
        </table:table-row>
        <table:table-row table:style-name="ro1">
          <table:table-cell office:value-type="string" calcext:value-type="string">
            <text:p>input/data_formal_20240530-1342/meme/VampireVibing_20230202T022549/0.jpg</text:p>
          </table:table-cell>
          <table:table-cell office:value-type="string" calcext:value-type="string">
            <text:p>Pattern 3</text:p>
          </table:table-cell>
          <table:table-cell office:value-type="float" office:value="29.7851006818005" calcext:value-type="float">
            <text:p>29.7851006818005</text:p>
          </table:table-cell>
          <table:table-cell office:value-type="float" office:value="0.320004576939235" calcext:value-type="float">
            <text:p>0.320004576939235</text:p>
          </table:table-cell>
          <table:table-cell office:value-type="float" office:value="0.682073834600369" calcext:value-type="float">
            <text:p>0.682073834600369</text:p>
          </table:table-cell>
          <table:table-cell office:value-type="string" calcext:value-type="string">
            <text:p>https://twitter.com/VampireVibing/status/1620971720579452929</text:p>
          </table:table-cell>
        </table:table-row>
        <table:table-row table:style-name="ro1">
          <table:table-cell office:value-type="string" calcext:value-type="string">
            <text:p>input/data_formal_20240530-1342/meme/VanBaugh6_20230106T070220/0.jpg</text:p>
          </table:table-cell>
          <table:table-cell office:value-type="string" calcext:value-type="string">
            <text:p>Pattern 3</text:p>
          </table:table-cell>
          <table:table-cell office:value-type="float" office:value="29.8839317604129" calcext:value-type="float">
            <text:p>29.8839317604129</text:p>
          </table:table-cell>
          <table:table-cell office:value-type="float" office:value="0.284587727210147" calcext:value-type="float">
            <text:p>0.284587727210147</text:p>
          </table:table-cell>
          <table:table-cell office:value-type="float" office:value="0.808303842009479" calcext:value-type="float">
            <text:p>0.808303842009479</text:p>
          </table:table-cell>
          <table:table-cell office:value-type="string" calcext:value-type="string">
            <text:p>https://twitter.com/VanBaugh6/status/1611256835821998082</text:p>
          </table:table-cell>
        </table:table-row>
        <table:table-row table:style-name="ro1">
          <table:table-cell office:value-type="string" calcext:value-type="string">
            <text:p>input/data_formal_20240530-1342/meme/VanZe85_20221226T223520/0.jpg</text:p>
          </table:table-cell>
          <table:table-cell office:value-type="string" calcext:value-type="string">
            <text:p>Pattern 2</text:p>
          </table:table-cell>
          <table:table-cell office:value-type="float" office:value="24.9464269757717" calcext:value-type="float">
            <text:p>24.9464269757717</text:p>
          </table:table-cell>
          <table:table-cell office:value-type="float" office:value="0.223431503777585" calcext:value-type="float">
            <text:p>0.223431503777585</text:p>
          </table:table-cell>
          <table:table-cell office:value-type="float" office:value="0.853101192040622" calcext:value-type="float">
            <text:p>0.853101192040622</text:p>
          </table:table-cell>
          <table:table-cell office:value-type="string" calcext:value-type="string">
            <text:p>https://twitter.com/enigmaticcomba1/status/1607979926472237059</text:p>
          </table:table-cell>
        </table:table-row>
        <table:table-row table:style-name="ro1">
          <table:table-cell office:value-type="string" calcext:value-type="string">
            <text:p>input/data_formal_20240530-1342/meme/vastidity_20230111T083409/0.jpg</text:p>
          </table:table-cell>
          <table:table-cell office:value-type="string" calcext:value-type="string">
            <text:p>Pattern 7</text:p>
          </table:table-cell>
          <table:table-cell office:value-type="float" office:value="30.8143016807202" calcext:value-type="float">
            <text:p>30.8143016807202</text:p>
          </table:table-cell>
          <table:table-cell office:value-type="float" office:value="0.438614308146277" calcext:value-type="float">
            <text:p>0.438614308146277</text:p>
          </table:table-cell>
          <table:table-cell office:value-type="float" office:value="0.54524498850297" calcext:value-type="float">
            <text:p>0.54524498850297</text:p>
          </table:table-cell>
          <table:table-cell office:value-type="string" calcext:value-type="string">
            <text:p>https://twitter.com/rainhadomingau/status/1613308958911102976</text:p>
          </table:table-cell>
        </table:table-row>
        <table:table-row table:style-name="ro1">
          <table:table-cell office:value-type="string" calcext:value-type="string">
            <text:p>input/data_formal_20240530-1342/meme/VayveMobility_20230105T113001/0.jpg</text:p>
          </table:table-cell>
          <table:table-cell office:value-type="string" calcext:value-type="string">
            <text:p>Pattern 9</text:p>
          </table:table-cell>
          <table:table-cell office:value-type="float" office:value="13.4642366432018" calcext:value-type="float">
            <text:p>13.4642366432018</text:p>
          </table:table-cell>
          <table:table-cell office:value-type="float" office:value="0.151400544405924" calcext:value-type="float">
            <text:p>0.15140054440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VayveMobility/status/1610961814111801346</text:p>
          </table:table-cell>
        </table:table-row>
        <table:table-row table:style-name="ro1">
          <table:table-cell office:value-type="string" calcext:value-type="string">
            <text:p>input/data_formal_20240530-1342/meme/Vazmoen_20230128T161030/0.jpg</text:p>
          </table:table-cell>
          <table:table-cell office:value-type="string" calcext:value-type="string">
            <text:p>Pattern 1</text:p>
          </table:table-cell>
          <table:table-cell office:value-type="float" office:value="33.5818702360757" calcext:value-type="float">
            <text:p>33.5818702360757</text:p>
          </table:table-cell>
          <table:table-cell office:value-type="float" office:value="0.212149962104528" calcext:value-type="float">
            <text:p>0.212149962104528</text:p>
          </table:table-cell>
          <table:table-cell office:value-type="float" office:value="0.323987784726056" calcext:value-type="float">
            <text:p>0.323987784726056</text:p>
          </table:table-cell>
          <table:table-cell office:value-type="string" calcext:value-type="string">
            <text:p>https://twitter.com/Vazmoen/status/1619367321012936709</text:p>
          </table:table-cell>
        </table:table-row>
        <table:table-row table:style-name="ro1">
          <table:table-cell office:value-type="string" calcext:value-type="string">
            <text:p>input/data_formal_20240530-1342/meme/vc_ABLE_20221228T020522/0.jpg</text:p>
          </table:table-cell>
          <table:table-cell office:value-type="string" calcext:value-type="string">
            <text:p>Pattern 1</text:p>
          </table:table-cell>
          <table:table-cell office:value-type="float" office:value="27.6286876866861" calcext:value-type="float">
            <text:p>27.6286876866861</text:p>
          </table:table-cell>
          <table:table-cell office:value-type="float" office:value="0.254212975774592" calcext:value-type="float">
            <text:p>0.254212975774592</text:p>
          </table:table-cell>
          <table:table-cell office:value-type="float" office:value="0.426360669202875" calcext:value-type="float">
            <text:p>0.426360669202875</text:p>
          </table:table-cell>
          <table:table-cell office:value-type="string" calcext:value-type="string">
            <text:p>https://twitter.com/vc_ABLE/status/1607920615025176580</text:p>
          </table:table-cell>
        </table:table-row>
        <table:table-row table:style-name="ro1">
          <table:table-cell office:value-type="string" calcext:value-type="string">
            <text:p>input/data_formal_20240530-1342/meme/vc_ABLE_20230106T062829/0.jpg</text:p>
          </table:table-cell>
          <table:table-cell office:value-type="string" calcext:value-type="string">
            <text:p>Pattern 5</text:p>
          </table:table-cell>
          <table:table-cell office:value-type="float" office:value="29.7857260511926" calcext:value-type="float">
            <text:p>29.7857260511926</text:p>
          </table:table-cell>
          <table:table-cell office:value-type="float" office:value="0.12567710305196" calcext:value-type="float">
            <text:p>0.12567710305196</text:p>
          </table:table-cell>
          <table:table-cell office:value-type="float" office:value="0.483031760106375" calcext:value-type="float">
            <text:p>0.483031760106375</text:p>
          </table:table-cell>
          <table:table-cell office:value-type="string" calcext:value-type="string">
            <text:p>https://twitter.com/vc_ABLE/status/1611248320332337154</text:p>
          </table:table-cell>
        </table:table-row>
        <table:table-row table:style-name="ro1">
          <table:table-cell office:value-type="string" calcext:value-type="string">
            <text:p>input/data_formal_20240530-1342/meme/vc_ABLE_20230206T134021/0.jpg</text:p>
          </table:table-cell>
          <table:table-cell office:value-type="string" calcext:value-type="string">
            <text:p>Pattern 5</text:p>
          </table:table-cell>
          <table:table-cell office:value-type="float" office:value="24.6883978627987" calcext:value-type="float">
            <text:p>24.6883978627987</text:p>
          </table:table-cell>
          <table:table-cell office:value-type="float" office:value="0.228967854991912" calcext:value-type="float">
            <text:p>0.228967854991912</text:p>
          </table:table-cell>
          <table:table-cell office:value-type="float" office:value="0.341840728332509" calcext:value-type="float">
            <text:p>0.341840728332509</text:p>
          </table:table-cell>
          <table:table-cell office:value-type="string" calcext:value-type="string">
            <text:p>https://twitter.com/vc_ABLE/status/1622591026157465602</text:p>
          </table:table-cell>
        </table:table-row>
        <table:table-row table:style-name="ro1">
          <table:table-cell office:value-type="string" calcext:value-type="string">
            <text:p>input/data_formal_20240530-1342/meme/vedhiktech_20230106T063318/0.jpg</text:p>
          </table:table-cell>
          <table:table-cell office:value-type="string" calcext:value-type="string">
            <text:p>Pattern 2</text:p>
          </table:table-cell>
          <table:table-cell office:value-type="float" office:value="26.5631092520376" calcext:value-type="float">
            <text:p>26.5631092520376</text:p>
          </table:table-cell>
          <table:table-cell office:value-type="float" office:value="0.333050914554859" calcext:value-type="float">
            <text:p>0.333050914554859</text:p>
          </table:table-cell>
          <table:table-cell office:value-type="float" office:value="0.728261191448427" calcext:value-type="float">
            <text:p>0.728261191448427</text:p>
          </table:table-cell>
          <table:table-cell office:value-type="string" calcext:value-type="string">
            <text:p>https://twitter.com/vedhiktech/status/1611249531806683136</text:p>
          </table:table-cell>
        </table:table-row>
        <table:table-row table:style-name="ro1">
          <table:table-cell office:value-type="string" calcext:value-type="string">
            <text:p>input/data_formal_20240530-1342/meme/VedProf_20221228T003003/0.jpg</text:p>
          </table:table-cell>
          <table:table-cell office:value-type="string" calcext:value-type="string">
            <text:p>Pattern 7</text:p>
          </table:table-cell>
          <table:table-cell office:value-type="float" office:value="25.9729156819173" calcext:value-type="float">
            <text:p>25.9729156819173</text:p>
          </table:table-cell>
          <table:table-cell office:value-type="float" office:value="0.306534368933715" calcext:value-type="float">
            <text:p>0.306534368933715</text:p>
          </table:table-cell>
          <table:table-cell office:value-type="float" office:value="0.667927165964301" calcext:value-type="float">
            <text:p>0.667927165964301</text:p>
          </table:table-cell>
          <table:table-cell office:value-type="string" calcext:value-type="string">
            <text:p>https://twitter.com/VedProf/status/1607896625275355137</text:p>
          </table:table-cell>
        </table:table-row>
        <table:table-row table:style-name="ro1">
          <table:table-cell office:value-type="string" calcext:value-type="string">
            <text:p>input/data_formal_20240530-1342/meme/venu_bodyworks_20230202T032012/0.jpg</text:p>
          </table:table-cell>
          <table:table-cell office:value-type="string" calcext:value-type="string">
            <text:p>Pattern 2</text:p>
          </table:table-cell>
          <table:table-cell office:value-type="float" office:value="29.6565182558868" calcext:value-type="float">
            <text:p>29.6565182558868</text:p>
          </table:table-cell>
          <table:table-cell office:value-type="float" office:value="0.199454453006383" calcext:value-type="float">
            <text:p>0.199454453006383</text:p>
          </table:table-cell>
          <table:table-cell office:value-type="float" office:value="0.797961483719844" calcext:value-type="float">
            <text:p>0.797961483719844</text:p>
          </table:table-cell>
          <table:table-cell office:value-type="string" calcext:value-type="string">
            <text:p>https://twitter.com/venu_bodyworks/status/1620985410355888134</text:p>
          </table:table-cell>
        </table:table-row>
        <table:table-row table:style-name="ro1">
          <table:table-cell office:value-type="string" calcext:value-type="string">
            <text:p>input/data_formal_20240530-1342/meme/Venus665422961_20230403T230743/0.jpg</text:p>
          </table:table-cell>
          <table:table-cell office:value-type="string" calcext:value-type="string">
            <text:p>Pattern 1</text:p>
          </table:table-cell>
          <table:table-cell office:value-type="float" office:value="31.47448299702" calcext:value-type="float">
            <text:p>31.47448299702</text:p>
          </table:table-cell>
          <table:table-cell office:value-type="float" office:value="0.285146673571577" calcext:value-type="float">
            <text:p>0.285146673571577</text:p>
          </table:table-cell>
          <table:table-cell office:value-type="float" office:value="0.452360121113346" calcext:value-type="float">
            <text:p>0.452360121113346</text:p>
          </table:table-cell>
          <table:table-cell office:value-type="string" calcext:value-type="string">
            <text:p>https://twitter.com/SuperP04388182/status/1643029512182018050</text:p>
          </table:table-cell>
        </table:table-row>
        <table:table-row table:style-name="ro1">
          <table:table-cell office:value-type="string" calcext:value-type="string">
            <text:p>input/data_formal_20240530-1342/meme/Venus665422961_20230410T045421/0.jpg</text:p>
          </table:table-cell>
          <table:table-cell office:value-type="string" calcext:value-type="string">
            <text:p>Pattern 8</text:p>
          </table:table-cell>
          <table:table-cell office:value-type="float" office:value="24.3819244655004" calcext:value-type="float">
            <text:p>24.3819244655004</text:p>
          </table:table-cell>
          <table:table-cell office:value-type="float" office:value="0.901389023458101" calcext:value-type="float">
            <text:p>0.901389023458101</text:p>
          </table:table-cell>
          <table:table-cell office:value-type="float" office:value="0.340236176479673" calcext:value-type="float">
            <text:p>0.340236176479673</text:p>
          </table:table-cell>
          <table:table-cell office:value-type="string" calcext:value-type="string">
            <text:p>https://twitter.com/Venus665422961/status/1645289088164171776</text:p>
          </table:table-cell>
        </table:table-row>
        <table:table-row table:style-name="ro1">
          <table:table-cell office:value-type="string" calcext:value-type="string">
            <text:p>input/data_formal_20240530-1342/meme/VenusMimi__20221227T235239/0.jpg</text:p>
          </table:table-cell>
          <table:table-cell office:value-type="string" calcext:value-type="string">
            <text:p>Pattern 2</text:p>
          </table:table-cell>
          <table:table-cell office:value-type="float" office:value="31.2579045991212" calcext:value-type="float">
            <text:p>31.2579045991212</text:p>
          </table:table-cell>
          <table:table-cell office:value-type="float" office:value="0.277684089432367" calcext:value-type="float">
            <text:p>0.277684089432367</text:p>
          </table:table-cell>
          <table:table-cell office:value-type="float" office:value="0.654169274790186" calcext:value-type="float">
            <text:p>0.654169274790186</text:p>
          </table:table-cell>
          <table:table-cell office:value-type="string" calcext:value-type="string">
            <text:p>https://twitter.com/VenusMimi_/status/1607887212364070913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0.jpg</text:p>
          </table:table-cell>
          <table:table-cell office:value-type="string" calcext:value-type="string">
            <text:p>Pattern 1</text:p>
          </table:table-cell>
          <table:table-cell office:value-type="float" office:value="30.2003864412857" calcext:value-type="float">
            <text:p>30.2003864412857</text:p>
          </table:table-cell>
          <table:table-cell office:value-type="float" office:value="0.285120259087948" calcext:value-type="float">
            <text:p>0.285120259087948</text:p>
          </table:table-cell>
          <table:table-cell office:value-type="float" office:value="0.426170357569623" calcext:value-type="float">
            <text:p>0.426170357569623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1.jpg</text:p>
          </table:table-cell>
          <table:table-cell office:value-type="string" calcext:value-type="string">
            <text:p>Pattern 2</text:p>
          </table:table-cell>
          <table:table-cell office:value-type="float" office:value="25.0209951181789" calcext:value-type="float">
            <text:p>25.0209951181789</text:p>
          </table:table-cell>
          <table:table-cell office:value-type="float" office:value="0.226010634411" calcext:value-type="float">
            <text:p>0.226010634411</text:p>
          </table:table-cell>
          <table:table-cell office:value-type="float" office:value="0.933788236502586" calcext:value-type="float">
            <text:p>0.933788236502586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2.jpg</text:p>
          </table:table-cell>
          <table:table-cell office:value-type="string" calcext:value-type="string">
            <text:p>Pattern 2</text:p>
          </table:table-cell>
          <table:table-cell office:value-type="float" office:value="29.5788143033968" calcext:value-type="float">
            <text:p>29.5788143033968</text:p>
          </table:table-cell>
          <table:table-cell office:value-type="float" office:value="0.217439515377768" calcext:value-type="float">
            <text:p>0.217439515377768</text:p>
          </table:table-cell>
          <table:table-cell office:value-type="float" office:value="0.774657259569413" calcext:value-type="float">
            <text:p>0.774657259569413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3.jpg</text:p>
          </table:table-cell>
          <table:table-cell office:value-type="string" calcext:value-type="string">
            <text:p>Pattern 1</text:p>
          </table:table-cell>
          <table:table-cell office:value-type="float" office:value="31.266856681669" calcext:value-type="float">
            <text:p>31.266856681669</text:p>
          </table:table-cell>
          <table:table-cell office:value-type="float" office:value="0.240452795987115" calcext:value-type="float">
            <text:p>0.240452795987115</text:p>
          </table:table-cell>
          <table:table-cell office:value-type="float" office:value="0.610662325643083" calcext:value-type="float">
            <text:p>0.610662325643083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xtheHextuber_20230105T114403/0.jpg</text:p>
          </table:table-cell>
          <table:table-cell office:value-type="string" calcext:value-type="string">
            <text:p>Pattern 7</text:p>
          </table:table-cell>
          <table:table-cell office:value-type="float" office:value="25.8978190288512" calcext:value-type="float">
            <text:p>25.8978190288512</text:p>
          </table:table-cell>
          <table:table-cell office:value-type="float" office:value="0.538560799595868" calcext:value-type="float">
            <text:p>0.538560799595868</text:p>
          </table:table-cell>
          <table:table-cell office:value-type="float" office:value="0.635207207178437" calcext:value-type="float">
            <text:p>0.635207207178437</text:p>
          </table:table-cell>
          <table:table-cell office:value-type="string" calcext:value-type="string">
            <text:p>https://twitter.com/VTuberTweeter/status/1610966279493394433</text:p>
          </table:table-cell>
        </table:table-row>
        <table:table-row table:style-name="ro1">
          <table:table-cell office:value-type="string" calcext:value-type="string">
            <text:p>input/data_formal_20240530-1342/meme/VextheHextuber_20230106T082419/0.jpg</text:p>
          </table:table-cell>
          <table:table-cell office:value-type="string" calcext:value-type="string">
            <text:p>Pattern 3</text:p>
          </table:table-cell>
          <table:table-cell office:value-type="float" office:value="23.1365522168695" calcext:value-type="float">
            <text:p>23.1365522168695</text:p>
          </table:table-cell>
          <table:table-cell office:value-type="float" office:value="0.360271984647173" calcext:value-type="float">
            <text:p>0.360271984647173</text:p>
          </table:table-cell>
          <table:table-cell office:value-type="float" office:value="0.886407796070343" calcext:value-type="float">
            <text:p>0.886407796070343</text:p>
          </table:table-cell>
          <table:table-cell office:value-type="string" calcext:value-type="string">
            <text:p>https://twitter.com/VTuberTweeter/status/1611278347232755712</text:p>
          </table:table-cell>
        </table:table-row>
        <table:table-row table:style-name="ro1">
          <table:table-cell office:value-type="string" calcext:value-type="string">
            <text:p>input/data_formal_20240530-1342/meme/VGFGamers_20230105T230539/0.jpg</text:p>
          </table:table-cell>
          <table:table-cell office:value-type="string" calcext:value-type="string">
            <text:p>Pattern 6</text:p>
          </table:table-cell>
          <table:table-cell office:value-type="float" office:value="25.5883158281525" calcext:value-type="float">
            <text:p>25.5883158281525</text:p>
          </table:table-cell>
          <table:table-cell office:value-type="float" office:value="0.862372264044119" calcext:value-type="float">
            <text:p>0.862372264044119</text:p>
          </table:table-cell>
          <table:table-cell office:value-type="float" office:value="0.474368954551651" calcext:value-type="float">
            <text:p>0.474368954551651</text:p>
          </table:table-cell>
          <table:table-cell office:value-type="string" calcext:value-type="string">
            <text:p>https://twitter.com/L_Alexander20/status/1611279570140860417</text:p>
          </table:table-cell>
        </table:table-row>
        <table:table-row table:style-name="ro1">
          <table:table-cell office:value-type="string" calcext:value-type="string">
            <text:p>input/data_formal_20240530-1342/meme/ViceProtocol_20221227T134619/0.jpg</text:p>
          </table:table-cell>
          <table:table-cell office:value-type="string" calcext:value-type="string">
            <text:p>Pattern 2</text:p>
          </table:table-cell>
          <table:table-cell office:value-type="float" office:value="27.8498693497562" calcext:value-type="float">
            <text:p>27.8498693497562</text:p>
          </table:table-cell>
          <table:table-cell office:value-type="float" office:value="0.219812074162101" calcext:value-type="float">
            <text:p>0.219812074162101</text:p>
          </table:table-cell>
          <table:table-cell office:value-type="float" office:value="0.585365585105557" calcext:value-type="float">
            <text:p>0.585365585105557</text:p>
          </table:table-cell>
          <table:table-cell office:value-type="string" calcext:value-type="string">
            <text:p>https://twitter.com/MantapSyekalii/status/1607950736079622144</text:p>
          </table:table-cell>
        </table:table-row>
        <table:table-row table:style-name="ro1">
          <table:table-cell office:value-type="string" calcext:value-type="string">
            <text:p>input/data_formal_20240530-1342/meme/VidhyaVinod18_20221228T035023/0.jpg</text:p>
          </table:table-cell>
          <table:table-cell office:value-type="string" calcext:value-type="string">
            <text:p>Pattern 3</text:p>
          </table:table-cell>
          <table:table-cell office:value-type="float" office:value="23.0398981255336" calcext:value-type="float">
            <text:p>23.0398981255336</text:p>
          </table:table-cell>
          <table:table-cell office:value-type="float" office:value="0.310551418285836" calcext:value-type="float">
            <text:p>0.310551418285836</text:p>
          </table:table-cell>
          <table:table-cell office:value-type="float" office:value="0.814628443601975" calcext:value-type="float">
            <text:p>0.814628443601975</text:p>
          </table:table-cell>
          <table:table-cell office:value-type="string" calcext:value-type="string">
            <text:p>https://twitter.com/VidhyaVinod18/status/1607947040843235334</text:p>
          </table:table-cell>
        </table:table-row>
        <table:table-row table:style-name="ro1">
          <table:table-cell office:value-type="string" calcext:value-type="string">
            <text:p>input/data_formal_20240530-1342/meme/Vidyavaaradhi1_20230206T131819/0.jpg</text:p>
          </table:table-cell>
          <table:table-cell office:value-type="string" calcext:value-type="string">
            <text:p>Pattern 1</text:p>
          </table:table-cell>
          <table:table-cell office:value-type="float" office:value="29.3447558018158" calcext:value-type="float">
            <text:p>29.3447558018158</text:p>
          </table:table-cell>
          <table:table-cell office:value-type="float" office:value="0.448388519507919" calcext:value-type="float">
            <text:p>0.448388519507919</text:p>
          </table:table-cell>
          <table:table-cell office:value-type="float" office:value="0.317731067073067" calcext:value-type="float">
            <text:p>0.317731067073067</text:p>
          </table:table-cell>
          <table:table-cell office:value-type="string" calcext:value-type="string">
            <text:p>https://twitter.com/Vidyavaaradhi1/status/1622585482491363328</text:p>
          </table:table-cell>
        </table:table-row>
        <table:table-row table:style-name="ro1">
          <table:table-cell office:value-type="string" calcext:value-type="string">
            <text:p>input/data_formal_20240530-1342/meme/vijaypatelnsui_20221228T033552/0.jpg</text:p>
          </table:table-cell>
          <table:table-cell office:value-type="string" calcext:value-type="string">
            <text:p>Pattern 6</text:p>
          </table:table-cell>
          <table:table-cell office:value-type="float" office:value="28.4871505309765" calcext:value-type="float">
            <text:p>28.4871505309765</text:p>
          </table:table-cell>
          <table:table-cell office:value-type="float" office:value="0.59104295252069" calcext:value-type="float">
            <text:p>0.59104295252069</text:p>
          </table:table-cell>
          <table:table-cell office:value-type="float" office:value="0.39785462225133" calcext:value-type="float">
            <text:p>0.39785462225133</text:p>
          </table:table-cell>
          <table:table-cell office:value-type="string" calcext:value-type="string">
            <text:p>https://twitter.com/vijaypatel_1/status/1607943390020395008</text:p>
          </table:table-cell>
        </table:table-row>
        <table:table-row table:style-name="ro1">
          <table:table-cell office:value-type="string" calcext:value-type="string">
            <text:p>input/data_formal_20240530-1342/meme/viralcosmos_20220801T224747/0.jpg</text:p>
          </table:table-cell>
          <table:table-cell office:value-type="string" calcext:value-type="string">
            <text:p>Pattern 3</text:p>
          </table:table-cell>
          <table:table-cell office:value-type="float" office:value="24.8415073177046" calcext:value-type="float">
            <text:p>24.8415073177046</text:p>
          </table:table-cell>
          <table:table-cell office:value-type="float" office:value="0.448865850050541" calcext:value-type="float">
            <text:p>0.448865850050541</text:p>
          </table:table-cell>
          <table:table-cell office:value-type="float" office:value="0.825665735935033" calcext:value-type="float">
            <text:p>0.825665735935033</text:p>
          </table:table-cell>
          <table:table-cell office:value-type="string" calcext:value-type="string">
            <text:p>https://twitter.com/moonbutters/status/1607946940569763840</text:p>
          </table:table-cell>
        </table:table-row>
        <table:table-row table:style-name="ro1">
          <table:table-cell office:value-type="string" calcext:value-type="string">
            <text:p>input/data_formal_20240530-1342/meme/viralcosmos_20221225T201224/0.jpg</text:p>
          </table:table-cell>
          <table:table-cell office:value-type="string" calcext:value-type="string">
            <text:p>Pattern 2</text:p>
          </table:table-cell>
          <table:table-cell office:value-type="float" office:value="27.4082854176014" calcext:value-type="float">
            <text:p>27.4082854176014</text:p>
          </table:table-cell>
          <table:table-cell office:value-type="float" office:value="0.20137983803568" calcext:value-type="float">
            <text:p>0.20137983803568</text:p>
          </table:table-cell>
          <table:table-cell office:value-type="float" office:value="0.778149939783283" calcext:value-type="float">
            <text:p>0.778149939783283</text:p>
          </table:table-cell>
          <table:table-cell office:value-type="string" calcext:value-type="string">
            <text:p>https://twitter.com/Twilybutt/status/1607943738705469443</text:p>
          </table:table-cell>
        </table:table-row>
        <table:table-row table:style-name="ro1">
          <table:table-cell office:value-type="string" calcext:value-type="string">
            <text:p>input/data_formal_20240530-1342/meme/VisionCfs_20230105T115740/0.jpg</text:p>
          </table:table-cell>
          <table:table-cell office:value-type="string" calcext:value-type="string">
            <text:p>Pattern 9</text:p>
          </table:table-cell>
          <table:table-cell office:value-type="float" office:value="16.3670114313508" calcext:value-type="float">
            <text:p>16.3670114313508</text:p>
          </table:table-cell>
          <table:table-cell office:value-type="float" office:value="0.116730377282374" calcext:value-type="float">
            <text:p>0.116730377282374</text:p>
          </table:table-cell>
          <table:table-cell office:value-type="float" office:value="0.0903857218631248" calcext:value-type="float">
            <text:p>0.0903857218631248</text:p>
          </table:table-cell>
          <table:table-cell office:value-type="string" calcext:value-type="string">
            <text:p>https://twitter.com/VisionCfs/status/1610968771380006917</text:p>
          </table:table-cell>
        </table:table-row>
        <table:table-row table:style-name="ro1">
          <table:table-cell office:value-type="string" calcext:value-type="string">
            <text:p>input/data_formal_20240530-1342/meme/vlebazaar_in_20230202T013000/0.jpg</text:p>
          </table:table-cell>
          <table:table-cell office:value-type="string" calcext:value-type="string">
            <text:p>Pattern 6</text:p>
          </table:table-cell>
          <table:table-cell office:value-type="float" office:value="30.4236894387163" calcext:value-type="float">
            <text:p>30.4236894387163</text:p>
          </table:table-cell>
          <table:table-cell office:value-type="float" office:value="0.526745011172574" calcext:value-type="float">
            <text:p>0.526745011172574</text:p>
          </table:table-cell>
          <table:table-cell office:value-type="float" office:value="0.422918105275357" calcext:value-type="float">
            <text:p>0.422918105275357</text:p>
          </table:table-cell>
          <table:table-cell office:value-type="string" calcext:value-type="string">
            <text:p>https://twitter.com/vlebazaar_in/status/1620957674950258691</text:p>
          </table:table-cell>
        </table:table-row>
        <table:table-row table:style-name="ro1">
          <table:table-cell office:value-type="string" calcext:value-type="string">
            <text:p>input/data_formal_20240530-1342/meme/Vogue_Kill_20230105T011930/0.jpg</text:p>
          </table:table-cell>
          <table:table-cell office:value-type="string" calcext:value-type="string">
            <text:p>Pattern 7</text:p>
          </table:table-cell>
          <table:table-cell office:value-type="float" office:value="27.7694741456653" calcext:value-type="float">
            <text:p>27.7694741456653</text:p>
          </table:table-cell>
          <table:table-cell office:value-type="float" office:value="0.365831079628545" calcext:value-type="float">
            <text:p>0.365831079628545</text:p>
          </table:table-cell>
          <table:table-cell office:value-type="float" office:value="0.528318968384168" calcext:value-type="float">
            <text:p>0.528318968384168</text:p>
          </table:table-cell>
          <table:table-cell office:value-type="string" calcext:value-type="string">
            <text:p>https://twitter.com/abstractNFTxyz/status/1610962960666742786</text:p>
          </table:table-cell>
        </table:table-row>
        <table:table-row table:style-name="ro1">
          <table:table-cell office:value-type="string" calcext:value-type="string">
            <text:p>input/data_formal_20240530-1342/meme/Vogue_Kill_20230105T113058/0.jpg</text:p>
          </table:table-cell>
          <table:table-cell office:value-type="string" calcext:value-type="string">
            <text:p>Pattern 7</text:p>
          </table:table-cell>
          <table:table-cell office:value-type="float" office:value="30.7458146814362" calcext:value-type="float">
            <text:p>30.7458146814362</text:p>
          </table:table-cell>
          <table:table-cell office:value-type="float" office:value="0.501409273764948" calcext:value-type="float">
            <text:p>0.501409273764948</text:p>
          </table:table-cell>
          <table:table-cell office:value-type="float" office:value="0.418203215844517" calcext:value-type="float">
            <text:p>0.418203215844517</text:p>
          </table:table-cell>
          <table:table-cell office:value-type="string" calcext:value-type="string">
            <text:p>https://twitter.com/abstractNFTxyz/status/1610962850448826368</text:p>
          </table:table-cell>
        </table:table-row>
        <table:table-row table:style-name="ro1">
          <table:table-cell office:value-type="string" calcext:value-type="string">
            <text:p>input/data_formal_20240530-1342/meme/Vogue_Kill_20230105T174600/0.jpg</text:p>
          </table:table-cell>
          <table:table-cell office:value-type="string" calcext:value-type="string">
            <text:p>Pattern 7</text:p>
          </table:table-cell>
          <table:table-cell office:value-type="float" office:value="30.1801715805031" calcext:value-type="float">
            <text:p>30.1801715805031</text:p>
          </table:table-cell>
          <table:table-cell office:value-type="float" office:value="0.516490273652111" calcext:value-type="float">
            <text:p>0.516490273652111</text:p>
          </table:table-cell>
          <table:table-cell office:value-type="float" office:value="0.485094314968379" calcext:value-type="float">
            <text:p>0.485094314968379</text:p>
          </table:table-cell>
          <table:table-cell office:value-type="string" calcext:value-type="string">
            <text:p>https://twitter.com/Vogue_Kill/status/1611237690925514752</text:p>
          </table:table-cell>
        </table:table-row>
        <table:table-row table:style-name="ro1">
          <table:table-cell office:value-type="string" calcext:value-type="string">
            <text:p>input/data_formal_20240530-1342/meme/vzcek_20230123T131424/0.jpg</text:p>
          </table:table-cell>
          <table:table-cell office:value-type="string" calcext:value-type="string">
            <text:p>Pattern 6</text:p>
          </table:table-cell>
          <table:table-cell office:value-type="float" office:value="26.2140721314361" calcext:value-type="float">
            <text:p>26.2140721314361</text:p>
          </table:table-cell>
          <table:table-cell office:value-type="float" office:value="0.67454197370044" calcext:value-type="float">
            <text:p>0.67454197370044</text:p>
          </table:table-cell>
          <table:table-cell office:value-type="float" office:value="0.333952647384157" calcext:value-type="float">
            <text:p>0.333952647384157</text:p>
          </table:table-cell>
          <table:table-cell office:value-type="string" calcext:value-type="string">
            <text:p>https://twitter.com/vzcek/status/1617511065037967361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0.jpg</text:p>
          </table:table-cell>
          <table:table-cell office:value-type="string" calcext:value-type="string">
            <text:p>Pattern 9</text:p>
          </table:table-cell>
          <table:table-cell office:value-type="float" office:value="8.62894051901377" calcext:value-type="float">
            <text:p>8.62894051901377</text:p>
          </table:table-cell>
          <table:table-cell office:value-type="float" office:value="0.150467301341715" calcext:value-type="float">
            <text:p>0.150467301341715</text:p>
          </table:table-cell>
          <table:table-cell office:value-type="float" office:value="0.0416556903884156" calcext:value-type="float">
            <text:p>0.0416556903884156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1.jpg</text:p>
          </table:table-cell>
          <table:table-cell office:value-type="string" calcext:value-type="string">
            <text:p>Pattern 9</text:p>
          </table:table-cell>
          <table:table-cell office:value-type="float" office:value="8.87787167268001" calcext:value-type="float">
            <text:p>8.87787167268001</text:p>
          </table:table-cell>
          <table:table-cell office:value-type="float" office:value="0.152185798944025" calcext:value-type="float">
            <text:p>0.152185798944025</text:p>
          </table:table-cell>
          <table:table-cell office:value-type="float" office:value="0.0373262165567017" calcext:value-type="float">
            <text:p>0.0373262165567017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2.jpg</text:p>
          </table:table-cell>
          <table:table-cell office:value-type="string" calcext:value-type="string">
            <text:p>Pattern 9</text:p>
          </table:table-cell>
          <table:table-cell office:value-type="float" office:value="8.57355729757272" calcext:value-type="float">
            <text:p>8.57355729757272</text:p>
          </table:table-cell>
          <table:table-cell office:value-type="float" office:value="0.149273535789911" calcext:value-type="float">
            <text:p>0.149273535789911</text:p>
          </table:table-cell>
          <table:table-cell office:value-type="float" office:value="0.0447700063170706" calcext:value-type="float">
            <text:p>0.0447700063170706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0.jpg</text:p>
          </table:table-cell>
          <table:table-cell office:value-type="string" calcext:value-type="string">
            <text:p>Pattern 9</text:p>
          </table:table-cell>
          <table:table-cell office:value-type="float" office:value="8.62894051901377" calcext:value-type="float">
            <text:p>8.62894051901377</text:p>
          </table:table-cell>
          <table:table-cell office:value-type="float" office:value="0.150467301341715" calcext:value-type="float">
            <text:p>0.150467301341715</text:p>
          </table:table-cell>
          <table:table-cell office:value-type="float" office:value="0.0416556903884156" calcext:value-type="float">
            <text:p>0.0416556903884156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1.jpg</text:p>
          </table:table-cell>
          <table:table-cell office:value-type="string" calcext:value-type="string">
            <text:p>Pattern 9</text:p>
          </table:table-cell>
          <table:table-cell office:value-type="float" office:value="8.87787167268001" calcext:value-type="float">
            <text:p>8.87787167268001</text:p>
          </table:table-cell>
          <table:table-cell office:value-type="float" office:value="0.152185798944025" calcext:value-type="float">
            <text:p>0.152185798944025</text:p>
          </table:table-cell>
          <table:table-cell office:value-type="float" office:value="0.0373262165567017" calcext:value-type="float">
            <text:p>0.0373262165567017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2.jpg</text:p>
          </table:table-cell>
          <table:table-cell office:value-type="string" calcext:value-type="string">
            <text:p>Pattern 9</text:p>
          </table:table-cell>
          <table:table-cell office:value-type="float" office:value="8.57355729757272" calcext:value-type="float">
            <text:p>8.57355729757272</text:p>
          </table:table-cell>
          <table:table-cell office:value-type="float" office:value="0.149273535789911" calcext:value-type="float">
            <text:p>0.149273535789911</text:p>
          </table:table-cell>
          <table:table-cell office:value-type="float" office:value="0.0447700063170706" calcext:value-type="float">
            <text:p>0.0447700063170706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34342/0.jpg</text:p>
          </table:table-cell>
          <table:table-cell office:value-type="string" calcext:value-type="string">
            <text:p>Pattern 5</text:p>
          </table:table-cell>
          <table:table-cell office:value-type="float" office:value="31.0168699848847" calcext:value-type="float">
            <text:p>31.0168699848847</text:p>
          </table:table-cell>
          <table:table-cell office:value-type="float" office:value="0.189934407948501" calcext:value-type="float">
            <text:p>0.189934407948501</text:p>
          </table:table-cell>
          <table:table-cell office:value-type="float" office:value="0.408704849233625" calcext:value-type="float">
            <text:p>0.408704849233625</text:p>
          </table:table-cell>
          <table:table-cell office:value-type="string" calcext:value-type="string">
            <text:p>https://twitter.com/waldoforrealz/status/1622591870529417218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54307/0.jpg</text:p>
          </table:table-cell>
          <table:table-cell office:value-type="string" calcext:value-type="string">
            <text:p>Pattern 5</text:p>
          </table:table-cell>
          <table:table-cell office:value-type="float" office:value="28.431888134717" calcext:value-type="float">
            <text:p>28.431888134717</text:p>
          </table:table-cell>
          <table:table-cell office:value-type="float" office:value="0.0928644191207054" calcext:value-type="float">
            <text:p>0.0928644191207054</text:p>
          </table:table-cell>
          <table:table-cell office:value-type="float" office:value="0.375047894096256" calcext:value-type="float">
            <text:p>0.375047894096256</text:p>
          </table:table-cell>
          <table:table-cell office:value-type="string" calcext:value-type="string">
            <text:p>https://twitter.com/waldoforrealz/status/1622621922805665795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54622/0.jpg</text:p>
          </table:table-cell>
          <table:table-cell office:value-type="string" calcext:value-type="string">
            <text:p>Pattern 5</text:p>
          </table:table-cell>
          <table:table-cell office:value-type="float" office:value="26.8877316669194" calcext:value-type="float">
            <text:p>26.8877316669194</text:p>
          </table:table-cell>
          <table:table-cell office:value-type="float" office:value="0.226898962678014" calcext:value-type="float">
            <text:p>0.226898962678014</text:p>
          </table:table-cell>
          <table:table-cell office:value-type="float" office:value="0.247299312263493" calcext:value-type="float">
            <text:p>0.247299312263493</text:p>
          </table:table-cell>
          <table:table-cell office:value-type="string" calcext:value-type="string">
            <text:p>https://twitter.com/waldoforrealz/status/1622622740774518784</text:p>
          </table:table-cell>
        </table:table-row>
        <table:table-row table:style-name="ro1">
          <table:table-cell office:value-type="string" calcext:value-type="string">
            <text:p>input/data_formal_20240530-1342/meme/wantt_wasiq_20230111T183144/0.jpg</text:p>
          </table:table-cell>
          <table:table-cell office:value-type="string" calcext:value-type="string">
            <text:p>Pattern 7</text:p>
          </table:table-cell>
          <table:table-cell office:value-type="float" office:value="31.1966200809378" calcext:value-type="float">
            <text:p>31.1966200809378</text:p>
          </table:table-cell>
          <table:table-cell office:value-type="float" office:value="0.456775184426032" calcext:value-type="float">
            <text:p>0.456775184426032</text:p>
          </table:table-cell>
          <table:table-cell office:value-type="float" office:value="0.36378754669339" calcext:value-type="float">
            <text:p>0.36378754669339</text:p>
          </table:table-cell>
          <table:table-cell office:value-type="string" calcext:value-type="string">
            <text:p>https://twitter.com/wantt_wasiq/status/1613242269351694336</text:p>
          </table:table-cell>
        </table:table-row>
        <table:table-row table:style-name="ro1">
          <table:table-cell office:value-type="string" calcext:value-type="string">
            <text:p>input/data_formal_20240530-1342/meme/wearegoodinc_20230106T175456/0.jpg</text:p>
          </table:table-cell>
          <table:table-cell office:value-type="string" calcext:value-type="string">
            <text:p>Pattern 1</text:p>
          </table:table-cell>
          <table:table-cell office:value-type="float" office:value="32.7727455138268" calcext:value-type="float">
            <text:p>32.7727455138268</text:p>
          </table:table-cell>
          <table:table-cell office:value-type="float" office:value="0.335817899949711" calcext:value-type="float">
            <text:p>0.335817899949711</text:p>
          </table:table-cell>
          <table:table-cell office:value-type="float" office:value="0.353403104227237" calcext:value-type="float">
            <text:p>0.353403104227237</text:p>
          </table:table-cell>
          <table:table-cell office:value-type="string" calcext:value-type="string">
            <text:p>https://twitter.com/rvckedup/status/1611823320189509634</text:p>
          </table:table-cell>
        </table:table-row>
        <table:table-row table:style-name="ro1">
          <table:table-cell office:value-type="string" calcext:value-type="string">
            <text:p>input/data_formal_20240530-1342/meme/wearetravelgeo_20230125T112619/0.jpg</text:p>
          </table:table-cell>
          <table:table-cell office:value-type="string" calcext:value-type="string">
            <text:p>Pattern 2</text:p>
          </table:table-cell>
          <table:table-cell office:value-type="float" office:value="32.4952346488419" calcext:value-type="float">
            <text:p>32.4952346488419</text:p>
          </table:table-cell>
          <table:table-cell office:value-type="float" office:value="0.149322828672568" calcext:value-type="float">
            <text:p>0.149322828672568</text:p>
          </table:table-cell>
          <table:table-cell office:value-type="float" office:value="0.593638398275617" calcext:value-type="float">
            <text:p>0.593638398275617</text:p>
          </table:table-cell>
          <table:table-cell office:value-type="string" calcext:value-type="string">
            <text:p>https://twitter.com/wearetravelgeo/status/1618208641823432708</text:p>
          </table:table-cell>
        </table:table-row>
        <table:table-row table:style-name="ro1">
          <table:table-cell office:value-type="string" calcext:value-type="string">
            <text:p>input/data_formal_20240530-1342/meme/Web3Grandpappa_20230111T231723/0.jpg</text:p>
          </table:table-cell>
          <table:table-cell office:value-type="string" calcext:value-type="string">
            <text:p>Pattern 2</text:p>
          </table:table-cell>
          <table:table-cell office:value-type="float" office:value="29.1361716200724" calcext:value-type="float">
            <text:p>29.1361716200724</text:p>
          </table:table-cell>
          <table:table-cell office:value-type="float" office:value="0.451455299317883" calcext:value-type="float">
            <text:p>0.451455299317883</text:p>
          </table:table-cell>
          <table:table-cell office:value-type="float" office:value="0.69318201562295" calcext:value-type="float">
            <text:p>0.69318201562295</text:p>
          </table:table-cell>
          <table:table-cell office:value-type="string" calcext:value-type="string">
            <text:p>https://twitter.com/TOGRP7/status/1613314469874241539</text:p>
          </table:table-cell>
        </table:table-row>
        <table:table-row table:style-name="ro1">
          <table:table-cell office:value-type="string" calcext:value-type="string">
            <text:p>input/data_formal_20240530-1342/meme/Web3Grandpappa_20230226T011524/0.jpg</text:p>
          </table:table-cell>
          <table:table-cell office:value-type="string" calcext:value-type="string">
            <text:p>Pattern 2</text:p>
          </table:table-cell>
          <table:table-cell office:value-type="float" office:value="30.3798393802683" calcext:value-type="float">
            <text:p>30.3798393802683</text:p>
          </table:table-cell>
          <table:table-cell office:value-type="float" office:value="0.127941561103437" calcext:value-type="float">
            <text:p>0.127941561103437</text:p>
          </table:table-cell>
          <table:table-cell office:value-type="float" office:value="0.594807257772626" calcext:value-type="float">
            <text:p>0.594807257772626</text:p>
          </table:table-cell>
          <table:table-cell office:value-type="string" calcext:value-type="string">
            <text:p>https://twitter.com/Web3Grandpappa/status/1629730349138980864</text:p>
          </table:table-cell>
        </table:table-row>
        <table:table-row table:style-name="ro1">
          <table:table-cell office:value-type="string" calcext:value-type="string">
            <text:p>input/data_formal_20240530-1342/meme/WeberElections_20230323T010049/0.jpg</text:p>
          </table:table-cell>
          <table:table-cell office:value-type="string" calcext:value-type="string">
            <text:p>Pattern 3</text:p>
          </table:table-cell>
          <table:table-cell office:value-type="float" office:value="30.9285766911296" calcext:value-type="float">
            <text:p>30.9285766911296</text:p>
          </table:table-cell>
          <table:table-cell office:value-type="float" office:value="0.260574425075224" calcext:value-type="float">
            <text:p>0.260574425075224</text:p>
          </table:table-cell>
          <table:table-cell office:value-type="float" office:value="0.701199281079883" calcext:value-type="float">
            <text:p>0.701199281079883</text:p>
          </table:table-cell>
          <table:table-cell office:value-type="string" calcext:value-type="string">
            <text:p>https://twitter.com/WeberElections/status/1638707338361339905</text:p>
          </table:table-cell>
        </table:table-row>
        <table:table-row table:style-name="ro1">
          <table:table-cell office:value-type="string" calcext:value-type="string">
            <text:p>input/data_formal_20240530-1342/meme/webmerx_20230106T071213/0.jpg</text:p>
          </table:table-cell>
          <table:table-cell office:value-type="string" calcext:value-type="string">
            <text:p>Pattern 2</text:p>
          </table:table-cell>
          <table:table-cell office:value-type="float" office:value="28.2165672222254" calcext:value-type="float">
            <text:p>28.2165672222254</text:p>
          </table:table-cell>
          <table:table-cell office:value-type="float" office:value="0.093089620144557" calcext:value-type="float">
            <text:p>0.093089620144557</text:p>
          </table:table-cell>
          <table:table-cell office:value-type="float" office:value="0.530012771979778" calcext:value-type="float">
            <text:p>0.530012771979778</text:p>
          </table:table-cell>
          <table:table-cell office:value-type="string" calcext:value-type="string">
            <text:p>https://twitter.com/webmerx/status/1611259325905010688</text:p>
          </table:table-cell>
        </table:table-row>
        <table:table-row table:style-name="ro1">
          <table:table-cell office:value-type="string" calcext:value-type="string">
            <text:p>input/data_formal_20240530-1342/meme/Wh1sp0_20221228T054850/0.jpg</text:p>
          </table:table-cell>
          <table:table-cell office:value-type="string" calcext:value-type="string">
            <text:p>Pattern 2</text:p>
          </table:table-cell>
          <table:table-cell office:value-type="float" office:value="29.2666904408491" calcext:value-type="float">
            <text:p>29.2666904408491</text:p>
          </table:table-cell>
          <table:table-cell office:value-type="float" office:value="0.196172928510466" calcext:value-type="float">
            <text:p>0.196172928510466</text:p>
          </table:table-cell>
          <table:table-cell office:value-type="float" office:value="0.618736003078364" calcext:value-type="float">
            <text:p>0.618736003078364</text:p>
          </table:table-cell>
          <table:table-cell office:value-type="string" calcext:value-type="string">
            <text:p>https://twitter.com/virtkha/status/1607978330057498632</text:p>
          </table:table-cell>
        </table:table-row>
        <table:table-row table:style-name="ro1">
          <table:table-cell office:value-type="string" calcext:value-type="string">
            <text:p>input/data_formal_20240530-1342/meme/WhiskeesNFTs_20230320T163953/0.jpg</text:p>
          </table:table-cell>
          <table:table-cell office:value-type="string" calcext:value-type="string">
            <text:p>Pattern 7</text:p>
          </table:table-cell>
          <table:table-cell office:value-type="float" office:value="31.046533208164" calcext:value-type="float">
            <text:p>31.046533208164</text:p>
          </table:table-cell>
          <table:table-cell office:value-type="float" office:value="0.492087625259222" calcext:value-type="float">
            <text:p>0.492087625259222</text:p>
          </table:table-cell>
          <table:table-cell office:value-type="float" office:value="0.341508167325293" calcext:value-type="float">
            <text:p>0.341508167325293</text:p>
          </table:table-cell>
          <table:table-cell office:value-type="string" calcext:value-type="string">
            <text:p>https://twitter.com/priskaputri246/status/1638626060140167168</text:p>
          </table:table-cell>
        </table:table-row>
        <table:table-row table:style-name="ro1">
          <table:table-cell office:value-type="string" calcext:value-type="string">
            <text:p>input/data_formal_20240530-1342/meme/WieldLock_20230105T223644/0.jpg</text:p>
          </table:table-cell>
          <table:table-cell office:value-type="string" calcext:value-type="string">
            <text:p>Pattern 3</text:p>
          </table:table-cell>
          <table:table-cell office:value-type="float" office:value="26.1373426152691" calcext:value-type="float">
            <text:p>26.1373426152691</text:p>
          </table:table-cell>
          <table:table-cell office:value-type="float" office:value="0.478367332823271" calcext:value-type="float">
            <text:p>0.478367332823271</text:p>
          </table:table-cell>
          <table:table-cell office:value-type="float" office:value="0.829584356802091" calcext:value-type="float">
            <text:p>0.829584356802091</text:p>
          </table:table-cell>
          <table:table-cell office:value-type="string" calcext:value-type="string">
            <text:p>https://twitter.com/PilotofAerial/status/1611229071840518147</text:p>
          </table:table-cell>
        </table:table-row>
        <table:table-row table:style-name="ro1">
          <table:table-cell office:value-type="string" calcext:value-type="string">
            <text:p>input/data_formal_20240530-1342/meme/williamlouie5_20230112T000748/0.jpg</text:p>
          </table:table-cell>
          <table:table-cell office:value-type="string" calcext:value-type="string">
            <text:p>Pattern 7</text:p>
          </table:table-cell>
          <table:table-cell office:value-type="float" office:value="30.89371362378" calcext:value-type="float">
            <text:p>30.89371362378</text:p>
          </table:table-cell>
          <table:table-cell office:value-type="float" office:value="0.227966267476129" calcext:value-type="float">
            <text:p>0.227966267476129</text:p>
          </table:table-cell>
          <table:table-cell office:value-type="float" office:value="0.608794812225379" calcext:value-type="float">
            <text:p>0.608794812225379</text:p>
          </table:table-cell>
          <table:table-cell office:value-type="string" calcext:value-type="string">
            <text:p>https://twitter.com/williamlouie5/status/1613326843406389250</text:p>
          </table:table-cell>
        </table:table-row>
        <table:table-row table:style-name="ro1">
          <table:table-cell office:value-type="string" calcext:value-type="string">
            <text:p>input/data_formal_20240530-1342/meme/wireddit_20221227T232723/0.jpg</text:p>
          </table:table-cell>
          <table:table-cell office:value-type="string" calcext:value-type="string">
            <text:p>Pattern 5</text:p>
          </table:table-cell>
          <table:table-cell office:value-type="float" office:value="17.3600076785233" calcext:value-type="float">
            <text:p>17.3600076785233</text:p>
          </table:table-cell>
          <table:table-cell office:value-type="float" office:value="0.128681085523527" calcext:value-type="float">
            <text:p>0.128681085523527</text:p>
          </table:table-cell>
          <table:table-cell office:value-type="float" office:value="0.234087707918108" calcext:value-type="float">
            <text:p>0.234087707918108</text:p>
          </table:table-cell>
          <table:table-cell office:value-type="string" calcext:value-type="string">
            <text:p>https://twitter.com/wireddit/status/1607880855979974657</text:p>
          </table:table-cell>
        </table:table-row>
        <table:table-row table:style-name="ro1">
          <table:table-cell office:value-type="string" calcext:value-type="string">
            <text:p>input/data_formal_20240530-1342/meme/wireddit_20221228T002721/0.jpg</text:p>
          </table:table-cell>
          <table:table-cell office:value-type="string" calcext:value-type="string">
            <text:p>Pattern 1</text:p>
          </table:table-cell>
          <table:table-cell office:value-type="float" office:value="29.0811252692015" calcext:value-type="float">
            <text:p>29.0811252692015</text:p>
          </table:table-cell>
          <table:table-cell office:value-type="float" office:value="0.25540345692983" calcext:value-type="float">
            <text:p>0.25540345692983</text:p>
          </table:table-cell>
          <table:table-cell office:value-type="float" office:value="0.297978394878974" calcext:value-type="float">
            <text:p>0.297978394878974</text:p>
          </table:table-cell>
          <table:table-cell office:value-type="string" calcext:value-type="string">
            <text:p>https://twitter.com/wireddit/status/1607895946909605889</text:p>
          </table:table-cell>
        </table:table-row>
        <table:table-row table:style-name="ro1">
          <table:table-cell office:value-type="string" calcext:value-type="string">
            <text:p>input/data_formal_20240530-1342/meme/wireddit_20221228T002723/0.jpg</text:p>
          </table:table-cell>
          <table:table-cell office:value-type="string" calcext:value-type="string">
            <text:p>Pattern 6</text:p>
          </table:table-cell>
          <table:table-cell office:value-type="float" office:value="23.0853000382062" calcext:value-type="float">
            <text:p>23.0853000382062</text:p>
          </table:table-cell>
          <table:table-cell office:value-type="float" office:value="0.749513122615964" calcext:value-type="float">
            <text:p>0.749513122615964</text:p>
          </table:table-cell>
          <table:table-cell office:value-type="float" office:value="0.388213510079781" calcext:value-type="float">
            <text:p>0.388213510079781</text:p>
          </table:table-cell>
          <table:table-cell office:value-type="string" calcext:value-type="string">
            <text:p>https://twitter.com/wireddit/status/1607895953926754306</text:p>
          </table:table-cell>
        </table:table-row>
        <table:table-row table:style-name="ro1">
          <table:table-cell office:value-type="string" calcext:value-type="string">
            <text:p>input/data_formal_20240530-1342/meme/wireddit_20221228T022730/0.jpg</text:p>
          </table:table-cell>
          <table:table-cell office:value-type="string" calcext:value-type="string">
            <text:p>Pattern 8</text:p>
          </table:table-cell>
          <table:table-cell office:value-type="float" office:value="22.3452576786314" calcext:value-type="float">
            <text:p>22.3452576786314</text:p>
          </table:table-cell>
          <table:table-cell office:value-type="float" office:value="0.752517286618807" calcext:value-type="float">
            <text:p>0.752517286618807</text:p>
          </table:table-cell>
          <table:table-cell office:value-type="float" office:value="0.524016718012251" calcext:value-type="float">
            <text:p>0.524016718012251</text:p>
          </table:table-cell>
          <table:table-cell office:value-type="string" calcext:value-type="string">
            <text:p>https://twitter.com/wireddit/status/1607926181059239938</text:p>
          </table:table-cell>
        </table:table-row>
        <table:table-row table:style-name="ro1">
          <table:table-cell office:value-type="string" calcext:value-type="string">
            <text:p>input/data_formal_20240530-1342/meme/wireddit_20221228T032746/0.jpg</text:p>
          </table:table-cell>
          <table:table-cell office:value-type="string" calcext:value-type="string">
            <text:p>Pattern 7</text:p>
          </table:table-cell>
          <table:table-cell office:value-type="float" office:value="31.3243533950555" calcext:value-type="float">
            <text:p>31.3243533950555</text:p>
          </table:table-cell>
          <table:table-cell office:value-type="float" office:value="0.494762336946175" calcext:value-type="float">
            <text:p>0.494762336946175</text:p>
          </table:table-cell>
          <table:table-cell office:value-type="float" office:value="0.32008435565415" calcext:value-type="float">
            <text:p>0.32008435565415</text:p>
          </table:table-cell>
          <table:table-cell office:value-type="string" calcext:value-type="string">
            <text:p>https://twitter.com/wireddit/status/1607941351538147330</text:p>
          </table:table-cell>
        </table:table-row>
        <table:table-row table:style-name="ro1">
          <table:table-cell office:value-type="string" calcext:value-type="string">
            <text:p>input/data_formal_20240530-1342/meme/wireddit_20221228T042746/0.jpg</text:p>
          </table:table-cell>
          <table:table-cell office:value-type="string" calcext:value-type="string">
            <text:p>Pattern 6</text:p>
          </table:table-cell>
          <table:table-cell office:value-type="float" office:value="27.8933469633697" calcext:value-type="float">
            <text:p>27.8933469633697</text:p>
          </table:table-cell>
          <table:table-cell office:value-type="float" office:value="0.634567963184459" calcext:value-type="float">
            <text:p>0.634567963184459</text:p>
          </table:table-cell>
          <table:table-cell office:value-type="float" office:value="0.443584807243453" calcext:value-type="float">
            <text:p>0.443584807243453</text:p>
          </table:table-cell>
          <table:table-cell office:value-type="string" calcext:value-type="string">
            <text:p>https://twitter.com/wireddit/status/1607956448801087489</text:p>
          </table:table-cell>
        </table:table-row>
        <table:table-row table:style-name="ro1">
          <table:table-cell office:value-type="string" calcext:value-type="string">
            <text:p>input/data_formal_20240530-1342/meme/wireddit_20221228T052717/0.jpg</text:p>
          </table:table-cell>
          <table:table-cell office:value-type="string" calcext:value-type="string">
            <text:p>Pattern 3</text:p>
          </table:table-cell>
          <table:table-cell office:value-type="float" office:value="22.9859006747515" calcext:value-type="float">
            <text:p>22.9859006747515</text:p>
          </table:table-cell>
          <table:table-cell office:value-type="float" office:value="0.311494856881467" calcext:value-type="float">
            <text:p>0.311494856881467</text:p>
          </table:table-cell>
          <table:table-cell office:value-type="float" office:value="0.836235951932134" calcext:value-type="float">
            <text:p>0.836235951932134</text:p>
          </table:table-cell>
          <table:table-cell office:value-type="string" calcext:value-type="string">
            <text:p>https://twitter.com/wireddit/status/1607971428489469952</text:p>
          </table:table-cell>
        </table:table-row>
        <table:table-row table:style-name="ro1">
          <table:table-cell office:value-type="string" calcext:value-type="string">
            <text:p>input/data_formal_20240530-1342/meme/wireddit_20221228T062902/0.jpg</text:p>
          </table:table-cell>
          <table:table-cell office:value-type="string" calcext:value-type="string">
            <text:p>Pattern 7</text:p>
          </table:table-cell>
          <table:table-cell office:value-type="float" office:value="25.4932588632676" calcext:value-type="float">
            <text:p>25.4932588632676</text:p>
          </table:table-cell>
          <table:table-cell office:value-type="float" office:value="0.636292255906878" calcext:value-type="float">
            <text:p>0.636292255906878</text:p>
          </table:table-cell>
          <table:table-cell office:value-type="float" office:value="0.470939196893062" calcext:value-type="float">
            <text:p>0.470939196893062</text:p>
          </table:table-cell>
          <table:table-cell office:value-type="string" calcext:value-type="string">
            <text:p>https://twitter.com/wireddit/status/1607986968914272257</text:p>
          </table:table-cell>
        </table:table-row>
        <table:table-row table:style-name="ro1">
          <table:table-cell office:value-type="string" calcext:value-type="string">
            <text:p>input/data_formal_20240530-1342/meme/wireddit_20230105T102731/0.jpg</text:p>
          </table:table-cell>
          <table:table-cell office:value-type="string" calcext:value-type="string">
            <text:p>Pattern 2</text:p>
          </table:table-cell>
          <table:table-cell office:value-type="float" office:value="30.4132092917806" calcext:value-type="float">
            <text:p>30.4132092917806</text:p>
          </table:table-cell>
          <table:table-cell office:value-type="float" office:value="0.193446959328781" calcext:value-type="float">
            <text:p>0.193446959328781</text:p>
          </table:table-cell>
          <table:table-cell office:value-type="float" office:value="0.586971309146674" calcext:value-type="float">
            <text:p>0.586971309146674</text:p>
          </table:table-cell>
          <table:table-cell office:value-type="string" calcext:value-type="string">
            <text:p>https://twitter.com/wireddit/status/1610946084599201796</text:p>
          </table:table-cell>
        </table:table-row>
        <table:table-row table:style-name="ro1">
          <table:table-cell office:value-type="string" calcext:value-type="string">
            <text:p>input/data_formal_20240530-1342/meme/wireddit_20230105T122837/0.jpg</text:p>
          </table:table-cell>
          <table:table-cell office:value-type="string" calcext:value-type="string">
            <text:p>Pattern 7</text:p>
          </table:table-cell>
          <table:table-cell office:value-type="float" office:value="25.2184842282154" calcext:value-type="float">
            <text:p>25.2184842282154</text:p>
          </table:table-cell>
          <table:table-cell office:value-type="float" office:value="0.433116997798229" calcext:value-type="float">
            <text:p>0.433116997798229</text:p>
          </table:table-cell>
          <table:table-cell office:value-type="float" office:value="0.520505251638893" calcext:value-type="float">
            <text:p>0.520505251638893</text:p>
          </table:table-cell>
          <table:table-cell office:value-type="string" calcext:value-type="string">
            <text:p>https://twitter.com/wireddit/status/1610976560462417921</text:p>
          </table:table-cell>
        </table:table-row>
        <table:table-row table:style-name="ro1">
          <table:table-cell office:value-type="string" calcext:value-type="string">
            <text:p>input/data_formal_20240530-1342/meme/wireddit_20230105T122842/0.jpg</text:p>
          </table:table-cell>
          <table:table-cell office:value-type="string" calcext:value-type="string">
            <text:p>Pattern 2</text:p>
          </table:table-cell>
          <table:table-cell office:value-type="float" office:value="25.8144650029289" calcext:value-type="float">
            <text:p>25.8144650029289</text:p>
          </table:table-cell>
          <table:table-cell office:value-type="float" office:value="0.151143056442311" calcext:value-type="float">
            <text:p>0.151143056442311</text:p>
          </table:table-cell>
          <table:table-cell office:value-type="float" office:value="0.72702928839315" calcext:value-type="float">
            <text:p>0.72702928839315</text:p>
          </table:table-cell>
          <table:table-cell office:value-type="string" calcext:value-type="string">
            <text:p>https://twitter.com/wireddit/status/1610976583761764355</text:p>
          </table:table-cell>
        </table:table-row>
        <table:table-row table:style-name="ro1">
          <table:table-cell office:value-type="string" calcext:value-type="string">
            <text:p>input/data_formal_20240530-1342/meme/wireddit_20230106T082751/0.jpg</text:p>
          </table:table-cell>
          <table:table-cell office:value-type="string" calcext:value-type="string">
            <text:p>Pattern 3</text:p>
          </table:table-cell>
          <table:table-cell office:value-type="float" office:value="30.5528198152426" calcext:value-type="float">
            <text:p>30.5528198152426</text:p>
          </table:table-cell>
          <table:table-cell office:value-type="float" office:value="0.564793644352166" calcext:value-type="float">
            <text:p>0.564793644352166</text:p>
          </table:table-cell>
          <table:table-cell office:value-type="float" office:value="0.690790497871077" calcext:value-type="float">
            <text:p>0.690790497871077</text:p>
          </table:table-cell>
          <table:table-cell office:value-type="string" calcext:value-type="string">
            <text:p>https://twitter.com/wireddit/status/1611278360037965824</text:p>
          </table:table-cell>
        </table:table-row>
        <table:table-row table:style-name="ro1">
          <table:table-cell office:value-type="string" calcext:value-type="string">
            <text:p>input/data_formal_20240530-1342/meme/wireddit_20230106T082752/0.jpg</text:p>
          </table:table-cell>
          <table:table-cell office:value-type="string" calcext:value-type="string">
            <text:p>Pattern 2</text:p>
          </table:table-cell>
          <table:table-cell office:value-type="float" office:value="30.0409220682258" calcext:value-type="float">
            <text:p>30.0409220682258</text:p>
          </table:table-cell>
          <table:table-cell office:value-type="float" office:value="0.113427224962553" calcext:value-type="float">
            <text:p>0.113427224962553</text:p>
          </table:table-cell>
          <table:table-cell office:value-type="float" office:value="0.786054759198224" calcext:value-type="float">
            <text:p>0.786054759198224</text:p>
          </table:table-cell>
          <table:table-cell office:value-type="string" calcext:value-type="string">
            <text:p>https://twitter.com/wireddit/status/1611278364991492096</text:p>
          </table:table-cell>
        </table:table-row>
        <table:table-row table:style-name="ro1">
          <table:table-cell office:value-type="string" calcext:value-type="string">
            <text:p>input/data_formal_20240530-1342/meme/wireddit_20230206T102805/0.jpg</text:p>
          </table:table-cell>
          <table:table-cell office:value-type="string" calcext:value-type="string">
            <text:p>Pattern 8</text:p>
          </table:table-cell>
          <table:table-cell office:value-type="float" office:value="22.3086694333273" calcext:value-type="float">
            <text:p>22.3086694333273</text:p>
          </table:table-cell>
          <table:table-cell office:value-type="float" office:value="0.845993192581317" calcext:value-type="float">
            <text:p>0.845993192581317</text:p>
          </table:table-cell>
          <table:table-cell office:value-type="float" office:value="0.331455642547591" calcext:value-type="float">
            <text:p>0.331455642547591</text:p>
          </table:table-cell>
          <table:table-cell office:value-type="string" calcext:value-type="string">
            <text:p>https://twitter.com/wireddit/status/1622542638673977346</text:p>
          </table:table-cell>
        </table:table-row>
        <table:table-row table:style-name="ro1">
          <table:table-cell office:value-type="string" calcext:value-type="string">
            <text:p>input/data_formal_20240530-1342/meme/wireddit_20230206T102807/0.jpg</text:p>
          </table:table-cell>
          <table:table-cell office:value-type="string" calcext:value-type="string">
            <text:p>Pattern 5</text:p>
          </table:table-cell>
          <table:table-cell office:value-type="float" office:value="28.2178905264721" calcext:value-type="float">
            <text:p>28.2178905264721</text:p>
          </table:table-cell>
          <table:table-cell office:value-type="float" office:value="0.177979572956139" calcext:value-type="float">
            <text:p>0.177979572956139</text:p>
          </table:table-cell>
          <table:table-cell office:value-type="float" office:value="0.274148639597462" calcext:value-type="float">
            <text:p>0.274148639597462</text:p>
          </table:table-cell>
          <table:table-cell office:value-type="string" calcext:value-type="string">
            <text:p>https://twitter.com/wireddit/status/1622542648396460033</text:p>
          </table:table-cell>
        </table:table-row>
        <table:table-row table:style-name="ro1">
          <table:table-cell office:value-type="string" calcext:value-type="string">
            <text:p>input/data_formal_20240530-1342/meme/wireddit_20230206T112748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wireddit/status/1622557669293715456</text:p>
          </table:table-cell>
        </table:table-row>
        <table:table-row table:style-name="ro1">
          <table:table-cell office:value-type="string" calcext:value-type="string">
            <text:p>input/data_formal_20240530-1342/meme/wireddit_20230206T112943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wireddit/status/1622558150443380737</text:p>
          </table:table-cell>
        </table:table-row>
        <table:table-row table:style-name="ro1">
          <table:table-cell office:value-type="string" calcext:value-type="string">
            <text:p>input/data_formal_20240530-1342/meme/wireddit_20230206T113240/0.jpg</text:p>
          </table:table-cell>
          <table:table-cell office:value-type="string" calcext:value-type="string">
            <text:p>Pattern 7</text:p>
          </table:table-cell>
          <table:table-cell office:value-type="float" office:value="28.7764192132979" calcext:value-type="float">
            <text:p>28.7764192132979</text:p>
          </table:table-cell>
          <table:table-cell office:value-type="float" office:value="0.490517803082013" calcext:value-type="float">
            <text:p>0.490517803082013</text:p>
          </table:table-cell>
          <table:table-cell office:value-type="float" office:value="0.234870486367667" calcext:value-type="float">
            <text:p>0.234870486367667</text:p>
          </table:table-cell>
          <table:table-cell office:value-type="string" calcext:value-type="string">
            <text:p>https://twitter.com/wireddit/status/1622558894575824897</text:p>
          </table:table-cell>
        </table:table-row>
        <table:table-row table:style-name="ro1">
          <table:table-cell office:value-type="string" calcext:value-type="string">
            <text:p>input/data_formal_20240530-1342/meme/wireddit_20230206T122737/0.jpg</text:p>
          </table:table-cell>
          <table:table-cell office:value-type="string" calcext:value-type="string">
            <text:p>Pattern 7</text:p>
          </table:table-cell>
          <table:table-cell office:value-type="float" office:value="30.7424110296323" calcext:value-type="float">
            <text:p>30.7424110296323</text:p>
          </table:table-cell>
          <table:table-cell office:value-type="float" office:value="0.450386013569177" calcext:value-type="float">
            <text:p>0.450386013569177</text:p>
          </table:table-cell>
          <table:table-cell office:value-type="float" office:value="0.34731107138127" calcext:value-type="float">
            <text:p>0.34731107138127</text:p>
          </table:table-cell>
          <table:table-cell office:value-type="string" calcext:value-type="string">
            <text:p>https://twitter.com/wireddit/status/1622572720444657664</text:p>
          </table:table-cell>
        </table:table-row>
        <table:table-row table:style-name="ro1">
          <table:table-cell office:value-type="string" calcext:value-type="string">
            <text:p>input/data_formal_20240530-1342/meme/wireddit_20230206T122739/0.jpg</text:p>
          </table:table-cell>
          <table:table-cell office:value-type="string" calcext:value-type="string">
            <text:p>Pattern 5</text:p>
          </table:table-cell>
          <table:table-cell office:value-type="float" office:value="29.7598022362395" calcext:value-type="float">
            <text:p>29.7598022362395</text:p>
          </table:table-cell>
          <table:table-cell office:value-type="float" office:value="0.107466563070901" calcext:value-type="float">
            <text:p>0.107466563070901</text:p>
          </table:table-cell>
          <table:table-cell office:value-type="float" office:value="0.287281326503023" calcext:value-type="float">
            <text:p>0.287281326503023</text:p>
          </table:table-cell>
          <table:table-cell office:value-type="string" calcext:value-type="string">
            <text:p>https://twitter.com/wireddit/status/1622572728799662080</text:p>
          </table:table-cell>
        </table:table-row>
        <table:table-row table:style-name="ro1">
          <table:table-cell office:value-type="string" calcext:value-type="string">
            <text:p>input/data_formal_20240530-1342/meme/wireddit_20230206T132852/0.jpg</text:p>
          </table:table-cell>
          <table:table-cell office:value-type="string" calcext:value-type="string">
            <text:p>Pattern 2</text:p>
          </table:table-cell>
          <table:table-cell office:value-type="float" office:value="28.5477193966408" calcext:value-type="float">
            <text:p>28.5477193966408</text:p>
          </table:table-cell>
          <table:table-cell office:value-type="float" office:value="0.256895341505178" calcext:value-type="float">
            <text:p>0.256895341505178</text:p>
          </table:table-cell>
          <table:table-cell office:value-type="float" office:value="0.748758960595967" calcext:value-type="float">
            <text:p>0.748758960595967</text:p>
          </table:table-cell>
          <table:table-cell office:value-type="string" calcext:value-type="string">
            <text:p>https://twitter.com/wireddit/status/1622588134117584897</text:p>
          </table:table-cell>
        </table:table-row>
        <table:table-row table:style-name="ro1">
          <table:table-cell office:value-type="string" calcext:value-type="string">
            <text:p>input/data_formal_20240530-1342/meme/wireddit_20230206T142842/0.jpg</text:p>
          </table:table-cell>
          <table:table-cell office:value-type="string" calcext:value-type="string">
            <text:p>Pattern 6</text:p>
          </table:table-cell>
          <table:table-cell office:value-type="float" office:value="23.2517860956222" calcext:value-type="float">
            <text:p>23.2517860956222</text:p>
          </table:table-cell>
          <table:table-cell office:value-type="float" office:value="0.774816172160407" calcext:value-type="float">
            <text:p>0.774816172160407</text:p>
          </table:table-cell>
          <table:table-cell office:value-type="float" office:value="0.377760931097531" calcext:value-type="float">
            <text:p>0.377760931097531</text:p>
          </table:table-cell>
          <table:table-cell office:value-type="string" calcext:value-type="string">
            <text:p>https://twitter.com/wireddit/status/1622603192629354499</text:p>
          </table:table-cell>
        </table:table-row>
        <table:table-row table:style-name="ro1">
          <table:table-cell office:value-type="string" calcext:value-type="string">
            <text:p>input/data_formal_20240530-1342/meme/wireddit_20230206T142844/0.jpg</text:p>
          </table:table-cell>
          <table:table-cell office:value-type="string" calcext:value-type="string">
            <text:p>Pattern 1</text:p>
          </table:table-cell>
          <table:table-cell office:value-type="float" office:value="33.4009533926814" calcext:value-type="float">
            <text:p>33.4009533926814</text:p>
          </table:table-cell>
          <table:table-cell office:value-type="float" office:value="0.249293068735528" calcext:value-type="float">
            <text:p>0.249293068735528</text:p>
          </table:table-cell>
          <table:table-cell office:value-type="float" office:value="0.420342357094753" calcext:value-type="float">
            <text:p>0.420342357094753</text:p>
          </table:table-cell>
          <table:table-cell office:value-type="string" calcext:value-type="string">
            <text:p>https://twitter.com/wireddit/status/1622603201055686659</text:p>
          </table:table-cell>
        </table:table-row>
        <table:table-row table:style-name="ro1">
          <table:table-cell office:value-type="string" calcext:value-type="string">
            <text:p>input/data_formal_20240530-1342/meme/wireddit_20230226T042728/0.jpg</text:p>
          </table:table-cell>
          <table:table-cell office:value-type="string" calcext:value-type="string">
            <text:p>Pattern 2</text:p>
          </table:table-cell>
          <table:table-cell office:value-type="float" office:value="30.5283816788984" calcext:value-type="float">
            <text:p>30.5283816788984</text:p>
          </table:table-cell>
          <table:table-cell office:value-type="float" office:value="0.169088061990498" calcext:value-type="float">
            <text:p>0.169088061990498</text:p>
          </table:table-cell>
          <table:table-cell office:value-type="float" office:value="0.580545618274751" calcext:value-type="float">
            <text:p>0.580545618274751</text:p>
          </table:table-cell>
          <table:table-cell office:value-type="string" calcext:value-type="string">
            <text:p>https://twitter.com/wireddit/status/1629699643415179265</text:p>
          </table:table-cell>
        </table:table-row>
        <table:table-row table:style-name="ro1">
          <table:table-cell office:value-type="string" calcext:value-type="string">
            <text:p>input/data_formal_20240530-1342/meme/wireddit_20230226T072718/0.jpg</text:p>
          </table:table-cell>
          <table:table-cell office:value-type="string" calcext:value-type="string">
            <text:p>Pattern 5</text:p>
          </table:table-cell>
          <table:table-cell office:value-type="float" office:value="27.0304330305993" calcext:value-type="float">
            <text:p>27.0304330305993</text:p>
          </table:table-cell>
          <table:table-cell office:value-type="float" office:value="0.150869348176161" calcext:value-type="float">
            <text:p>0.150869348176161</text:p>
          </table:table-cell>
          <table:table-cell office:value-type="float" office:value="0.398273392731912" calcext:value-type="float">
            <text:p>0.398273392731912</text:p>
          </table:table-cell>
          <table:table-cell office:value-type="string" calcext:value-type="string">
            <text:p>https://twitter.com/wireddit/status/1629744902530646017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0.jpg</text:p>
          </table:table-cell>
          <table:table-cell office:value-type="string" calcext:value-type="string">
            <text:p>Pattern 9</text:p>
          </table:table-cell>
          <table:table-cell office:value-type="float" office:value="13.2942556831075" calcext:value-type="float">
            <text:p>13.2942556831075</text:p>
          </table:table-cell>
          <table:table-cell office:value-type="float" office:value="0.171004508246097" calcext:value-type="float">
            <text:p>0.171004508246097</text:p>
          </table:table-cell>
          <table:table-cell office:value-type="float" office:value="0.110198777772683" calcext:value-type="float">
            <text:p>0.110198777772683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1.jpg</text:p>
          </table:table-cell>
          <table:table-cell office:value-type="string" calcext:value-type="string">
            <text:p>Pattern 9</text:p>
          </table:table-cell>
          <table:table-cell office:value-type="float" office:value="16.6571519008859" calcext:value-type="float">
            <text:p>16.6571519008859</text:p>
          </table:table-cell>
          <table:table-cell office:value-type="float" office:value="0.151537626523893" calcext:value-type="float">
            <text:p>0.151537626523893</text:p>
          </table:table-cell>
          <table:table-cell office:value-type="float" office:value="0.177114649285022" calcext:value-type="float">
            <text:p>0.177114649285022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2.jpg</text:p>
          </table:table-cell>
          <table:table-cell office:value-type="string" calcext:value-type="string">
            <text:p>Pattern 9</text:p>
          </table:table-cell>
          <table:table-cell office:value-type="float" office:value="12.3068109179875" calcext:value-type="float">
            <text:p>12.3068109179875</text:p>
          </table:table-cell>
          <table:table-cell office:value-type="float" office:value="0.176523184834775" calcext:value-type="float">
            <text:p>0.176523184834775</text:p>
          </table:table-cell>
          <table:table-cell office:value-type="float" office:value="0.0746215911272979" calcext:value-type="float">
            <text:p>0.0746215911272979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3.jpg</text:p>
          </table:table-cell>
          <table:table-cell office:value-type="string" calcext:value-type="string">
            <text:p>Pattern 9</text:p>
          </table:table-cell>
          <table:table-cell office:value-type="float" office:value="13.1527300426494" calcext:value-type="float">
            <text:p>13.1527300426494</text:p>
          </table:table-cell>
          <table:table-cell office:value-type="float" office:value="0.166864549185914" calcext:value-type="float">
            <text:p>0.166864549185914</text:p>
          </table:table-cell>
          <table:table-cell office:value-type="float" office:value="0.0950012775350153" calcext:value-type="float">
            <text:p>0.0950012775350153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loav_20230202T004448/0.jpg</text:p>
          </table:table-cell>
          <table:table-cell office:value-type="string" calcext:value-type="string">
            <text:p>Pattern 2</text:p>
          </table:table-cell>
          <table:table-cell office:value-type="float" office:value="30.7761921040782" calcext:value-type="float">
            <text:p>30.7761921040782</text:p>
          </table:table-cell>
          <table:table-cell office:value-type="float" office:value="0.169876851048534" calcext:value-type="float">
            <text:p>0.169876851048534</text:p>
          </table:table-cell>
          <table:table-cell office:value-type="float" office:value="0.496347185666448" calcext:value-type="float">
            <text:p>0.496347185666448</text:p>
          </table:table-cell>
          <table:table-cell office:value-type="string" calcext:value-type="string">
            <text:p>https://twitter.com/wloav/status/1620946299167334401</text:p>
          </table:table-cell>
        </table:table-row>
        <table:table-row table:style-name="ro1">
          <table:table-cell office:value-type="string" calcext:value-type="string">
            <text:p>input/data_formal_20240530-1342/meme/Wolverine_XRPL_20230217T111525/0.jpg</text:p>
          </table:table-cell>
          <table:table-cell office:value-type="string" calcext:value-type="string">
            <text:p>Pattern 2</text:p>
          </table:table-cell>
          <table:table-cell office:value-type="float" office:value="26.2801917716779" calcext:value-type="float">
            <text:p>26.2801917716779</text:p>
          </table:table-cell>
          <table:table-cell office:value-type="float" office:value="0.19527672748821" calcext:value-type="float">
            <text:p>0.19527672748821</text:p>
          </table:table-cell>
          <table:table-cell office:value-type="float" office:value="0.775446594215089" calcext:value-type="float">
            <text:p>0.775446594215089</text:p>
          </table:table-cell>
          <table:table-cell office:value-type="string" calcext:value-type="string">
            <text:p>https://twitter.com/Chris_teep/status/1633035243182518273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0.jpg</text:p>
          </table:table-cell>
          <table:table-cell office:value-type="string" calcext:value-type="string">
            <text:p>Pattern 7</text:p>
          </table:table-cell>
          <table:table-cell office:value-type="float" office:value="29.2344266177465" calcext:value-type="float">
            <text:p>29.2344266177465</text:p>
          </table:table-cell>
          <table:table-cell office:value-type="float" office:value="0.33422802785165" calcext:value-type="float">
            <text:p>0.33422802785165</text:p>
          </table:table-cell>
          <table:table-cell office:value-type="float" office:value="0.519012146879013" calcext:value-type="float">
            <text:p>0.519012146879013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1.jpg</text:p>
          </table:table-cell>
          <table:table-cell office:value-type="string" calcext:value-type="string">
            <text:p>Pattern 2</text:p>
          </table:table-cell>
          <table:table-cell office:value-type="float" office:value="26.6295129414264" calcext:value-type="float">
            <text:p>26.6295129414264</text:p>
          </table:table-cell>
          <table:table-cell office:value-type="float" office:value="0.185451919458206" calcext:value-type="float">
            <text:p>0.185451919458206</text:p>
          </table:table-cell>
          <table:table-cell office:value-type="float" office:value="0.786370789140767" calcext:value-type="float">
            <text:p>0.786370789140767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2.jpg</text:p>
          </table:table-cell>
          <table:table-cell office:value-type="string" calcext:value-type="string">
            <text:p>Pattern 3</text:p>
          </table:table-cell>
          <table:table-cell office:value-type="float" office:value="24.2489065372425" calcext:value-type="float">
            <text:p>24.2489065372425</text:p>
          </table:table-cell>
          <table:table-cell office:value-type="float" office:value="0.441735113236635" calcext:value-type="float">
            <text:p>0.441735113236635</text:p>
          </table:table-cell>
          <table:table-cell office:value-type="float" office:value="0.743715250896075" calcext:value-type="float">
            <text:p>0.743715250896075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3.jpg</text:p>
          </table:table-cell>
          <table:table-cell office:value-type="string" calcext:value-type="string">
            <text:p>Pattern 7</text:p>
          </table:table-cell>
          <table:table-cell office:value-type="float" office:value="29.6172137271273" calcext:value-type="float">
            <text:p>29.6172137271273</text:p>
          </table:table-cell>
          <table:table-cell office:value-type="float" office:value="0.515945717124862" calcext:value-type="float">
            <text:p>0.515945717124862</text:p>
          </table:table-cell>
          <table:table-cell office:value-type="float" office:value="0.326401587445393" calcext:value-type="float">
            <text:p>0.326401587445393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omynyan69_20230225T204012/0.jpg</text:p>
          </table:table-cell>
          <table:table-cell office:value-type="string" calcext:value-type="string">
            <text:p>Pattern 2</text:p>
          </table:table-cell>
          <table:table-cell office:value-type="float" office:value="33.6319117077265" calcext:value-type="float">
            <text:p>33.6319117077265</text:p>
          </table:table-cell>
          <table:table-cell office:value-type="float" office:value="0.238570049733128" calcext:value-type="float">
            <text:p>0.238570049733128</text:p>
          </table:table-cell>
          <table:table-cell office:value-type="float" office:value="0.574181679386883" calcext:value-type="float">
            <text:p>0.574181679386883</text:p>
          </table:table-cell>
          <table:table-cell office:value-type="string" calcext:value-type="string">
            <text:p>https://twitter.com/Creativ73326261/status/1629671471814516737</text:p>
          </table:table-cell>
        </table:table-row>
        <table:table-row table:style-name="ro1">
          <table:table-cell office:value-type="string" calcext:value-type="string">
            <text:p>input/data_formal_20240530-1342/meme/words_beauty___20230108T143747/0.jpg</text:p>
          </table:table-cell>
          <table:table-cell office:value-type="string" calcext:value-type="string">
            <text:p>Pattern 5</text:p>
          </table:table-cell>
          <table:table-cell office:value-type="float" office:value="29.1477796151066" calcext:value-type="float">
            <text:p>29.1477796151066</text:p>
          </table:table-cell>
          <table:table-cell office:value-type="float" office:value="0.156620756025724" calcext:value-type="float">
            <text:p>0.156620756025724</text:p>
          </table:table-cell>
          <table:table-cell office:value-type="float" office:value="0.338296640410609" calcext:value-type="float">
            <text:p>0.338296640410609</text:p>
          </table:table-cell>
          <table:table-cell office:value-type="string" calcext:value-type="string">
            <text:p>https://twitter.com/words_beauty__/status/1612096232519860224</text:p>
          </table:table-cell>
        </table:table-row>
        <table:table-row table:style-name="ro1">
          <table:table-cell office:value-type="string" calcext:value-type="string">
            <text:p>input/data_formal_20240530-1342/meme/worldoftulpa_20230106T084533/0.jpg</text:p>
          </table:table-cell>
          <table:table-cell office:value-type="string" calcext:value-type="string">
            <text:p>Pattern 5</text:p>
          </table:table-cell>
          <table:table-cell office:value-type="float" office:value="22.1002428063304" calcext:value-type="float">
            <text:p>22.1002428063304</text:p>
          </table:table-cell>
          <table:table-cell office:value-type="float" office:value="0.10459270256919" calcext:value-type="float">
            <text:p>0.10459270256919</text:p>
          </table:table-cell>
          <table:table-cell office:value-type="float" office:value="0.20816001988712" calcext:value-type="float">
            <text:p>0.20816001988712</text:p>
          </table:table-cell>
          <table:table-cell office:value-type="string" calcext:value-type="string">
            <text:p>https://twitter.com/worldoftulpa/status/1611282811893477377</text:p>
          </table:table-cell>
        </table:table-row>
        <table:table-row table:style-name="ro1">
          <table:table-cell office:value-type="string" calcext:value-type="string">
            <text:p>input/data_formal_20240530-1342/meme/WrenFischlLark_20221228T034749/0.jpg</text:p>
          </table:table-cell>
          <table:table-cell office:value-type="string" calcext:value-type="string">
            <text:p>Pattern 3</text:p>
          </table:table-cell>
          <table:table-cell office:value-type="float" office:value="27.6217766662201" calcext:value-type="float">
            <text:p>27.6217766662201</text:p>
          </table:table-cell>
          <table:table-cell office:value-type="float" office:value="0.129051302301238" calcext:value-type="float">
            <text:p>0.129051302301238</text:p>
          </table:table-cell>
          <table:table-cell office:value-type="float" office:value="0.71920373385524" calcext:value-type="float">
            <text:p>0.71920373385524</text:p>
          </table:table-cell>
          <table:table-cell office:value-type="string" calcext:value-type="string">
            <text:p>https://twitter.com/WrenFischlLark/status/1607985745545003008</text:p>
          </table:table-cell>
        </table:table-row>
        <table:table-row table:style-name="ro1">
          <table:table-cell office:value-type="string" calcext:value-type="string">
            <text:p>input/data_formal_20240530-1342/meme/WriteEssayToday_20230106T064949/0.jpg</text:p>
          </table:table-cell>
          <table:table-cell office:value-type="string" calcext:value-type="string">
            <text:p>Pattern 2</text:p>
          </table:table-cell>
          <table:table-cell office:value-type="float" office:value="28.899012274256" calcext:value-type="float">
            <text:p>28.899012274256</text:p>
          </table:table-cell>
          <table:table-cell office:value-type="float" office:value="0.147491597313854" calcext:value-type="float">
            <text:p>0.147491597313854</text:p>
          </table:table-cell>
          <table:table-cell office:value-type="float" office:value="0.635134065304376" calcext:value-type="float">
            <text:p>0.635134065304376</text:p>
          </table:table-cell>
          <table:table-cell office:value-type="string" calcext:value-type="string">
            <text:p>https://twitter.com/WriteEssayToday/status/1611253686465871873</text:p>
          </table:table-cell>
        </table:table-row>
        <table:table-row table:style-name="ro1">
          <table:table-cell office:value-type="string" calcext:value-type="string">
            <text:p>input/data_formal_20240530-1342/meme/WriteEssayToday_20230106T070352/0.jpg</text:p>
          </table:table-cell>
          <table:table-cell office:value-type="string" calcext:value-type="string">
            <text:p>Pattern 8</text:p>
          </table:table-cell>
          <table:table-cell office:value-type="float" office:value="23.183194761383" calcext:value-type="float">
            <text:p>23.183194761383</text:p>
          </table:table-cell>
          <table:table-cell office:value-type="float" office:value="0.938661233258917" calcext:value-type="float">
            <text:p>0.938661233258917</text:p>
          </table:table-cell>
          <table:table-cell office:value-type="float" office:value="0.364938635611693" calcext:value-type="float">
            <text:p>0.364938635611693</text:p>
          </table:table-cell>
          <table:table-cell office:value-type="string" calcext:value-type="string">
            <text:p>https://twitter.com/WriteEssayToday/status/1611257221681238018</text:p>
          </table:table-cell>
        </table:table-row>
        <table:table-row table:style-name="ro1">
          <table:table-cell office:value-type="string" calcext:value-type="string">
            <text:p>input/data_formal_20240530-1342/meme/WritersLifeOrg_20230206T121513/0.jpg</text:p>
          </table:table-cell>
          <table:table-cell office:value-type="string" calcext:value-type="string">
            <text:p>Pattern 5</text:p>
          </table:table-cell>
          <table:table-cell office:value-type="float" office:value="26.5652597479626" calcext:value-type="float">
            <text:p>26.5652597479626</text:p>
          </table:table-cell>
          <table:table-cell office:value-type="float" office:value="0.223103623808893" calcext:value-type="float">
            <text:p>0.223103623808893</text:p>
          </table:table-cell>
          <table:table-cell office:value-type="float" office:value="0.481696658549083" calcext:value-type="float">
            <text:p>0.481696658549083</text:p>
          </table:table-cell>
          <table:table-cell office:value-type="string" calcext:value-type="string">
            <text:p>https://twitter.com/WritersLifeOrg/status/1622569603061669888</text:p>
          </table:table-cell>
        </table:table-row>
        <table:table-row table:style-name="ro1">
          <table:table-cell office:value-type="string" calcext:value-type="string">
            <text:p>input/data_formal_20240530-1342/meme/writing_samples_20230105T110558/0.jpg</text:p>
          </table:table-cell>
          <table:table-cell office:value-type="string" calcext:value-type="string">
            <text:p>Pattern 2</text:p>
          </table:table-cell>
          <table:table-cell office:value-type="float" office:value="28.6387360214081" calcext:value-type="float">
            <text:p>28.6387360214081</text:p>
          </table:table-cell>
          <table:table-cell office:value-type="float" office:value="0.335687906307456" calcext:value-type="float">
            <text:p>0.335687906307456</text:p>
          </table:table-cell>
          <table:table-cell office:value-type="float" office:value="0.786708016019095" calcext:value-type="float">
            <text:p>0.786708016019095</text:p>
          </table:table-cell>
          <table:table-cell office:value-type="string" calcext:value-type="string">
            <text:p>https://twitter.com/writing_samples/status/1610955763756986368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0.jpg</text:p>
          </table:table-cell>
          <table:table-cell office:value-type="string" calcext:value-type="string">
            <text:p>Pattern 8</text:p>
          </table:table-cell>
          <table:table-cell office:value-type="float" office:value="29.5901950286204" calcext:value-type="float">
            <text:p>29.5901950286204</text:p>
          </table:table-cell>
          <table:table-cell office:value-type="float" office:value="0.648665626775726" calcext:value-type="float">
            <text:p>0.648665626775726</text:p>
          </table:table-cell>
          <table:table-cell office:value-type="float" office:value="0.434597197928563" calcext:value-type="float">
            <text:p>0.434597197928563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1.jpg</text:p>
          </table:table-cell>
          <table:table-cell office:value-type="string" calcext:value-type="string">
            <text:p>Pattern 6</text:p>
          </table:table-cell>
          <table:table-cell office:value-type="float" office:value="27.6666935898965" calcext:value-type="float">
            <text:p>27.6666935898965</text:p>
          </table:table-cell>
          <table:table-cell office:value-type="float" office:value="0.599894795370145" calcext:value-type="float">
            <text:p>0.599894795370145</text:p>
          </table:table-cell>
          <table:table-cell office:value-type="float" office:value="0.711566947738444" calcext:value-type="float">
            <text:p>0.711566947738444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2.jpg</text:p>
          </table:table-cell>
          <table:table-cell office:value-type="string" calcext:value-type="string">
            <text:p>Pattern 2</text:p>
          </table:table-cell>
          <table:table-cell office:value-type="float" office:value="31.591119002927" calcext:value-type="float">
            <text:p>31.591119002927</text:p>
          </table:table-cell>
          <table:table-cell office:value-type="float" office:value="0.288630604180419" calcext:value-type="float">
            <text:p>0.288630604180419</text:p>
          </table:table-cell>
          <table:table-cell office:value-type="float" office:value="0.580098858345571" calcext:value-type="float">
            <text:p>0.580098858345571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3.jpg</text:p>
          </table:table-cell>
          <table:table-cell office:value-type="string" calcext:value-type="string">
            <text:p>Pattern 7</text:p>
          </table:table-cell>
          <table:table-cell office:value-type="float" office:value="27.9643380189857" calcext:value-type="float">
            <text:p>27.9643380189857</text:p>
          </table:table-cell>
          <table:table-cell office:value-type="float" office:value="0.517545743529675" calcext:value-type="float">
            <text:p>0.517545743529675</text:p>
          </table:table-cell>
          <table:table-cell office:value-type="float" office:value="0.393741968483584" calcext:value-type="float">
            <text:p>0.393741968483584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xarom_xyz_20230111T060158/0.jpg</text:p>
          </table:table-cell>
          <table:table-cell office:value-type="string" calcext:value-type="string">
            <text:p>Pattern 6</text:p>
          </table:table-cell>
          <table:table-cell office:value-type="float" office:value="26.0899074594946" calcext:value-type="float">
            <text:p>26.0899074594946</text:p>
          </table:table-cell>
          <table:table-cell office:value-type="float" office:value="0.713798349894574" calcext:value-type="float">
            <text:p>0.713798349894574</text:p>
          </table:table-cell>
          <table:table-cell office:value-type="float" office:value="0.428011798506801" calcext:value-type="float">
            <text:p>0.428011798506801</text:p>
          </table:table-cell>
          <table:table-cell office:value-type="string" calcext:value-type="string">
            <text:p>https://twitter.com/ivanziv/status/1613327415987654658</text:p>
          </table:table-cell>
        </table:table-row>
        <table:table-row table:style-name="ro1">
          <table:table-cell office:value-type="string" calcext:value-type="string">
            <text:p>input/data_formal_20240530-1342/meme/xaviar_dot_smg_20230111T183112/0.jpg</text:p>
          </table:table-cell>
          <table:table-cell office:value-type="string" calcext:value-type="string">
            <text:p>Pattern 1</text:p>
          </table:table-cell>
          <table:table-cell office:value-type="float" office:value="33.4868669200592" calcext:value-type="float">
            <text:p>33.4868669200592</text:p>
          </table:table-cell>
          <table:table-cell office:value-type="float" office:value="0.255766244253661" calcext:value-type="float">
            <text:p>0.255766244253661</text:p>
          </table:table-cell>
          <table:table-cell office:value-type="float" office:value="0.375029534499025" calcext:value-type="float">
            <text:p>0.375029534499025</text:p>
          </table:table-cell>
          <table:table-cell office:value-type="string" calcext:value-type="string">
            <text:p>https://twitter.com/TheBasicDumbass/status/1613297191128375301</text:p>
          </table:table-cell>
        </table:table-row>
        <table:table-row table:style-name="ro1">
          <table:table-cell office:value-type="string" calcext:value-type="string">
            <text:p>input/data_formal_20240530-1342/meme/xaviar_dot_smg_20230111T183112/1.jpg</text:p>
          </table:table-cell>
          <table:table-cell office:value-type="string" calcext:value-type="string">
            <text:p>Pattern 1</text:p>
          </table:table-cell>
          <table:table-cell office:value-type="float" office:value="34.6192336989517" calcext:value-type="float">
            <text:p>34.6192336989517</text:p>
          </table:table-cell>
          <table:table-cell office:value-type="float" office:value="0.259430886666224" calcext:value-type="float">
            <text:p>0.259430886666224</text:p>
          </table:table-cell>
          <table:table-cell office:value-type="float" office:value="0.425326615801465" calcext:value-type="float">
            <text:p>0.425326615801465</text:p>
          </table:table-cell>
          <table:table-cell office:value-type="string" calcext:value-type="string">
            <text:p>https://twitter.com/TheBasicDumbass/status/1613297191128375301</text:p>
          </table:table-cell>
        </table:table-row>
        <table:table-row table:style-name="ro1">
          <table:table-cell office:value-type="string" calcext:value-type="string">
            <text:p>input/data_formal_20240530-1342/meme/xenheadsnfts_20230111T214820/0.jpg</text:p>
          </table:table-cell>
          <table:table-cell office:value-type="string" calcext:value-type="string">
            <text:p>Pattern 5</text:p>
          </table:table-cell>
          <table:table-cell office:value-type="float" office:value="26.6193184960369" calcext:value-type="float">
            <text:p>26.6193184960369</text:p>
          </table:table-cell>
          <table:table-cell office:value-type="float" office:value="0.117141791287761" calcext:value-type="float">
            <text:p>0.117141791287761</text:p>
          </table:table-cell>
          <table:table-cell office:value-type="float" office:value="0.315549751907351" calcext:value-type="float">
            <text:p>0.315549751907351</text:p>
          </table:table-cell>
          <table:table-cell office:value-type="string" calcext:value-type="string">
            <text:p>https://twitter.com/xenheadsnfts/status/1613321913824059393</text:p>
          </table:table-cell>
        </table:table-row>
        <table:table-row table:style-name="ro1">
          <table:table-cell office:value-type="string" calcext:value-type="string">
            <text:p>input/data_formal_20240530-1342/meme/Xguest273X_20230206T112110/0.jpg</text:p>
          </table:table-cell>
          <table:table-cell office:value-type="string" calcext:value-type="string">
            <text:p>Pattern 3</text:p>
          </table:table-cell>
          <table:table-cell office:value-type="float" office:value="28.5222558822186" calcext:value-type="float">
            <text:p>28.5222558822186</text:p>
          </table:table-cell>
          <table:table-cell office:value-type="float" office:value="0.160740772916294" calcext:value-type="float">
            <text:p>0.160740772916294</text:p>
          </table:table-cell>
          <table:table-cell office:value-type="float" office:value="0.715475837228426" calcext:value-type="float">
            <text:p>0.715475837228426</text:p>
          </table:table-cell>
          <table:table-cell office:value-type="string" calcext:value-type="string">
            <text:p>https://twitter.com/Xguest273X/status/1622555997800636418</text:p>
          </table:table-cell>
        </table:table-row>
        <table:table-row table:style-name="ro1">
          <table:table-cell office:value-type="string" calcext:value-type="string">
            <text:p>input/data_formal_20240530-1342/meme/Xguest273X_20230206T145343/0.jpg</text:p>
          </table:table-cell>
          <table:table-cell office:value-type="string" calcext:value-type="string">
            <text:p>Pattern 3</text:p>
          </table:table-cell>
          <table:table-cell office:value-type="float" office:value="24.8778191746549" calcext:value-type="float">
            <text:p>24.8778191746549</text:p>
          </table:table-cell>
          <table:table-cell office:value-type="float" office:value="0.227588721956716" calcext:value-type="float">
            <text:p>0.227588721956716</text:p>
          </table:table-cell>
          <table:table-cell office:value-type="float" office:value="0.826140484649539" calcext:value-type="float">
            <text:p>0.826140484649539</text:p>
          </table:table-cell>
          <table:table-cell office:value-type="string" calcext:value-type="string">
            <text:p>https://twitter.com/Xguest273X/status/1622609487398858754</text:p>
          </table:table-cell>
        </table:table-row>
        <table:table-row table:style-name="ro1">
          <table:table-cell office:value-type="string" calcext:value-type="string">
            <text:p>input/data_formal_20240530-1342/meme/xiaobaosg_20221228T040121/0.jpg</text:p>
          </table:table-cell>
          <table:table-cell office:value-type="string" calcext:value-type="string">
            <text:p>Pattern 2</text:p>
          </table:table-cell>
          <table:table-cell office:value-type="float" office:value="33.1237896834805" calcext:value-type="float">
            <text:p>33.1237896834805</text:p>
          </table:table-cell>
          <table:table-cell office:value-type="float" office:value="0.25963768102735" calcext:value-type="float">
            <text:p>0.25963768102735</text:p>
          </table:table-cell>
          <table:table-cell office:value-type="float" office:value="0.557444765524852" calcext:value-type="float">
            <text:p>0.557444765524852</text:p>
          </table:table-cell>
          <table:table-cell office:value-type="string" calcext:value-type="string">
            <text:p>https://twitter.com/xiaobaosg/status/1607949799327948800</text:p>
          </table:table-cell>
        </table:table-row>
        <table:table-row table:style-name="ro1">
          <table:table-cell office:value-type="string" calcext:value-type="string">
            <text:p>input/data_formal_20240530-1342/meme/xiaobaosg_20221228T040222/0.jpg</text:p>
          </table:table-cell>
          <table:table-cell office:value-type="string" calcext:value-type="string">
            <text:p>Pattern 1</text:p>
          </table:table-cell>
          <table:table-cell office:value-type="float" office:value="32.7092928278189" calcext:value-type="float">
            <text:p>32.7092928278189</text:p>
          </table:table-cell>
          <table:table-cell office:value-type="float" office:value="0.347030230184276" calcext:value-type="float">
            <text:p>0.347030230184276</text:p>
          </table:table-cell>
          <table:table-cell office:value-type="float" office:value="0.615444766086303" calcext:value-type="float">
            <text:p>0.615444766086303</text:p>
          </table:table-cell>
          <table:table-cell office:value-type="string" calcext:value-type="string">
            <text:p>https://twitter.com/xiaobaosg/status/1607950055453122561</text:p>
          </table:table-cell>
        </table:table-row>
        <table:table-row table:style-name="ro1">
          <table:table-cell office:value-type="string" calcext:value-type="string">
            <text:p>input/data_formal_20240530-1342/meme/xJTrismegistus_20230111T192100/0.jpg</text:p>
          </table:table-cell>
          <table:table-cell office:value-type="string" calcext:value-type="string">
            <text:p>Pattern 7</text:p>
          </table:table-cell>
          <table:table-cell office:value-type="float" office:value="29.6854847611736" calcext:value-type="float">
            <text:p>29.6854847611736</text:p>
          </table:table-cell>
          <table:table-cell office:value-type="float" office:value="0.369253001407774" calcext:value-type="float">
            <text:p>0.369253001407774</text:p>
          </table:table-cell>
          <table:table-cell office:value-type="float" office:value="0.710102585500318" calcext:value-type="float">
            <text:p>0.710102585500318</text:p>
          </table:table-cell>
          <table:table-cell office:value-type="string" calcext:value-type="string">
            <text:p>https://twitter.com/xJTrismegistus/status/1613319529266053121</text:p>
          </table:table-cell>
        </table:table-row>
        <table:table-row table:style-name="ro1">
          <table:table-cell office:value-type="string" calcext:value-type="string">
            <text:p>input/data_formal_20240530-1342/meme/xJTrismegistus_20230111T192100/1.jpg</text:p>
          </table:table-cell>
          <table:table-cell office:value-type="string" calcext:value-type="string">
            <text:p>Pattern 3</text:p>
          </table:table-cell>
          <table:table-cell office:value-type="float" office:value="22.3358459620866" calcext:value-type="float">
            <text:p>22.3358459620866</text:p>
          </table:table-cell>
          <table:table-cell office:value-type="float" office:value="0.432481825535944" calcext:value-type="float">
            <text:p>0.432481825535944</text:p>
          </table:table-cell>
          <table:table-cell office:value-type="float" office:value="0.842059066948444" calcext:value-type="float">
            <text:p>0.842059066948444</text:p>
          </table:table-cell>
          <table:table-cell office:value-type="string" calcext:value-type="string">
            <text:p>https://twitter.com/xJTrismegistus/status/1613319529266053121</text:p>
          </table:table-cell>
        </table:table-row>
        <table:table-row table:style-name="ro1">
          <table:table-cell office:value-type="string" calcext:value-type="string">
            <text:p>input/data_formal_20240530-1342/meme/XohnyArt_20230130T145408/0.jpg</text:p>
          </table:table-cell>
          <table:table-cell office:value-type="string" calcext:value-type="string">
            <text:p>Pattern 2</text:p>
          </table:table-cell>
          <table:table-cell office:value-type="float" office:value="26.781547077454" calcext:value-type="float">
            <text:p>26.781547077454</text:p>
          </table:table-cell>
          <table:table-cell office:value-type="float" office:value="0.208983888098346" calcext:value-type="float">
            <text:p>0.208983888098346</text:p>
          </table:table-cell>
          <table:table-cell office:value-type="float" office:value="0.83235179366391" calcext:value-type="float">
            <text:p>0.83235179366391</text:p>
          </table:table-cell>
          <table:table-cell office:value-type="string" calcext:value-type="string">
            <text:p>https://twitter.com/TlGRlDlA/status/1620999012722839552</text:p>
          </table:table-cell>
        </table:table-row>
        <table:table-row table:style-name="ro1">
          <table:table-cell office:value-type="string" calcext:value-type="string">
            <text:p>input/data_formal_20240530-1342/meme/xrp_Mayu_20230206T142910/0.jpg</text:p>
          </table:table-cell>
          <table:table-cell office:value-type="string" calcext:value-type="string">
            <text:p>Pattern 3</text:p>
          </table:table-cell>
          <table:table-cell office:value-type="float" office:value="31.942060938858" calcext:value-type="float">
            <text:p>31.942060938858</text:p>
          </table:table-cell>
          <table:table-cell office:value-type="float" office:value="0.322244796364749" calcext:value-type="float">
            <text:p>0.322244796364749</text:p>
          </table:table-cell>
          <table:table-cell office:value-type="float" office:value="0.699885886168642" calcext:value-type="float">
            <text:p>0.699885886168642</text:p>
          </table:table-cell>
          <table:table-cell office:value-type="string" calcext:value-type="string">
            <text:p>https://twitter.com/xrp_Mayu/status/1622603311403655170</text:p>
          </table:table-cell>
        </table:table-row>
        <table:table-row table:style-name="ro1">
          <table:table-cell office:value-type="string" calcext:value-type="string">
            <text:p>input/data_formal_20240530-1342/meme/xrpcafe_20230203T203300/0.jpg</text:p>
          </table:table-cell>
          <table:table-cell office:value-type="string" calcext:value-type="string">
            <text:p>Pattern 2</text:p>
          </table:table-cell>
          <table:table-cell office:value-type="float" office:value="24.8464314068123" calcext:value-type="float">
            <text:p>24.8464314068123</text:p>
          </table:table-cell>
          <table:table-cell office:value-type="float" office:value="0.0932726807609128" calcext:value-type="float">
            <text:p>0.0932726807609128</text:p>
          </table:table-cell>
          <table:table-cell office:value-type="float" office:value="0.738818133212339" calcext:value-type="float">
            <text:p>0.738818133212339</text:p>
          </table:table-cell>
          <table:table-cell office:value-type="string" calcext:value-type="string">
            <text:p>https://twitter.com/RealSatoshiNFT/status/1622555304729739270</text:p>
          </table:table-cell>
        </table:table-row>
        <table:table-row table:style-name="ro1">
          <table:table-cell office:value-type="string" calcext:value-type="string">
            <text:p>input/data_formal_20240530-1342/meme/XRPLrock_20230205T143455/0.jpg</text:p>
          </table:table-cell>
          <table:table-cell office:value-type="string" calcext:value-type="string">
            <text:p>Pattern 6</text:p>
          </table:table-cell>
          <table:table-cell office:value-type="float" office:value="22.2882888596777" calcext:value-type="float">
            <text:p>22.2882888596777</text:p>
          </table:table-cell>
          <table:table-cell office:value-type="float" office:value="0.839629380463807" calcext:value-type="float">
            <text:p>0.839629380463807</text:p>
          </table:table-cell>
          <table:table-cell office:value-type="float" office:value="0.303905985462592" calcext:value-type="float">
            <text:p>0.303905985462592</text:p>
          </table:table-cell>
          <table:table-cell office:value-type="string" calcext:value-type="string">
            <text:p>https://twitter.com/iamkenchux/status/1622566955700916224</text:p>
          </table:table-cell>
        </table:table-row>
        <table:table-row table:style-name="ro1">
          <table:table-cell office:value-type="string" calcext:value-type="string">
            <text:p>input/data_formal_20240530-1342/meme/xSnowCherry_20221121T110626/0.jpg</text:p>
          </table:table-cell>
          <table:table-cell office:value-type="string" calcext:value-type="string">
            <text:p>Pattern 1</text:p>
          </table:table-cell>
          <table:table-cell office:value-type="float" office:value="33.3039999799383" calcext:value-type="float">
            <text:p>33.3039999799383</text:p>
          </table:table-cell>
          <table:table-cell office:value-type="float" office:value="0.279452789047845" calcext:value-type="float">
            <text:p>0.279452789047845</text:p>
          </table:table-cell>
          <table:table-cell office:value-type="float" office:value="0.406724959973605" calcext:value-type="float">
            <text:p>0.406724959973605</text:p>
          </table:table-cell>
          <table:table-cell office:value-type="string" calcext:value-type="string">
            <text:p>https://twitter.com/Pippy_Wippy/status/1611227807534972928</text:p>
          </table:table-cell>
        </table:table-row>
        <table:table-row table:style-name="ro1">
          <table:table-cell office:value-type="string" calcext:value-type="string">
            <text:p>input/data_formal_20240530-1342/meme/xyzdevsofc_20221223T065548/0.jpg</text:p>
          </table:table-cell>
          <table:table-cell office:value-type="string" calcext:value-type="string">
            <text:p>Pattern 7</text:p>
          </table:table-cell>
          <table:table-cell office:value-type="float" office:value="28.304352124926" calcext:value-type="float">
            <text:p>28.304352124926</text:p>
          </table:table-cell>
          <table:table-cell office:value-type="float" office:value="0.694631257025549" calcext:value-type="float">
            <text:p>0.694631257025549</text:p>
          </table:table-cell>
          <table:table-cell office:value-type="float" office:value="0.571342192260017" calcext:value-type="float">
            <text:p>0.571342192260017</text:p>
          </table:table-cell>
          <table:table-cell office:value-type="string" calcext:value-type="string">
            <text:p>https://twitter.com/xyzdevsofc/status/1606181763298086912</text:p>
          </table:table-cell>
        </table:table-row>
        <table:table-row table:style-name="ro1">
          <table:table-cell office:value-type="string" calcext:value-type="string">
            <text:p>input/data_formal_20240530-1342/meme/Yamato31402907_20230202T025617/0.jpg</text:p>
          </table:table-cell>
          <table:table-cell office:value-type="string" calcext:value-type="string">
            <text:p>Pattern 2</text:p>
          </table:table-cell>
          <table:table-cell office:value-type="float" office:value="32.1826282530744" calcext:value-type="float">
            <text:p>32.1826282530744</text:p>
          </table:table-cell>
          <table:table-cell office:value-type="float" office:value="0.398113457933809" calcext:value-type="float">
            <text:p>0.398113457933809</text:p>
          </table:table-cell>
          <table:table-cell office:value-type="float" office:value="0.630023948479265" calcext:value-type="float">
            <text:p>0.630023948479265</text:p>
          </table:table-cell>
          <table:table-cell office:value-type="string" calcext:value-type="string">
            <text:p>https://twitter.com/EnerHyena/status/1621015615342522368</text:p>
          </table:table-cell>
        </table:table-row>
        <table:table-row table:style-name="ro1">
          <table:table-cell office:value-type="string" calcext:value-type="string">
            <text:p>input/data_formal_20240530-1342/meme/YamiLightAustin_20230131T225803/0.jpg</text:p>
          </table:table-cell>
          <table:table-cell office:value-type="string" calcext:value-type="string">
            <text:p>Pattern 1</text:p>
          </table:table-cell>
          <table:table-cell office:value-type="float" office:value="33.0446900867641" calcext:value-type="float">
            <text:p>33.0446900867641</text:p>
          </table:table-cell>
          <table:table-cell office:value-type="float" office:value="0.229987242656773" calcext:value-type="float">
            <text:p>0.229987242656773</text:p>
          </table:table-cell>
          <table:table-cell office:value-type="float" office:value="0.589961878677512" calcext:value-type="float">
            <text:p>0.589961878677512</text:p>
          </table:table-cell>
          <table:table-cell office:value-type="string" calcext:value-type="string">
            <text:p>https://twitter.com/YamiLightAustin/status/1620557047040466949</text:p>
          </table:table-cell>
        </table:table-row>
        <table:table-row table:style-name="ro1">
          <table:table-cell office:value-type="string" calcext:value-type="string">
            <text:p>input/data_formal_20240530-1342/meme/YashNirmal42_20230106T071729/0.jpg</text:p>
          </table:table-cell>
          <table:table-cell office:value-type="string" calcext:value-type="string">
            <text:p>Pattern 1</text:p>
          </table:table-cell>
          <table:table-cell office:value-type="float" office:value="33.1016818622428" calcext:value-type="float">
            <text:p>33.1016818622428</text:p>
          </table:table-cell>
          <table:table-cell office:value-type="float" office:value="0.478024479951869" calcext:value-type="float">
            <text:p>0.478024479951869</text:p>
          </table:table-cell>
          <table:table-cell office:value-type="float" office:value="0.285319930087563" calcext:value-type="float">
            <text:p>0.285319930087563</text:p>
          </table:table-cell>
          <table:table-cell office:value-type="string" calcext:value-type="string">
            <text:p>https://twitter.com/YashNirmal42/status/1611260651145687044</text:p>
          </table:table-cell>
        </table:table-row>
        <table:table-row table:style-name="ro1">
          <table:table-cell office:value-type="string" calcext:value-type="string">
            <text:p>input/data_formal_20240530-1342/meme/yatchiretail_20230119T212317/0.jpg</text:p>
          </table:table-cell>
          <table:table-cell office:value-type="string" calcext:value-type="string">
            <text:p>Pattern 1</text:p>
          </table:table-cell>
          <table:table-cell office:value-type="float" office:value="32.6325527883352" calcext:value-type="float">
            <text:p>32.6325527883352</text:p>
          </table:table-cell>
          <table:table-cell office:value-type="float" office:value="0.365365002507597" calcext:value-type="float">
            <text:p>0.365365002507597</text:p>
          </table:table-cell>
          <table:table-cell office:value-type="float" office:value="0.39680988135621" calcext:value-type="float">
            <text:p>0.39680988135621</text:p>
          </table:table-cell>
          <table:table-cell office:value-type="string" calcext:value-type="string">
            <text:p>https://twitter.com/yatchiretail/status/1616184543630737448</text:p>
          </table:table-cell>
        </table:table-row>
        <table:table-row table:style-name="ro1">
          <table:table-cell office:value-type="string" calcext:value-type="string">
            <text:p>input/data_formal_20240530-1342/meme/yatchiretail_20230127T071357/0.jpg</text:p>
          </table:table-cell>
          <table:table-cell office:value-type="string" calcext:value-type="string">
            <text:p>Pattern 1</text:p>
          </table:table-cell>
          <table:table-cell office:value-type="float" office:value="31.2767404789225" calcext:value-type="float">
            <text:p>31.2767404789225</text:p>
          </table:table-cell>
          <table:table-cell office:value-type="float" office:value="0.318536007217177" calcext:value-type="float">
            <text:p>0.318536007217177</text:p>
          </table:table-cell>
          <table:table-cell office:value-type="float" office:value="0.31265742422992" calcext:value-type="float">
            <text:p>0.31265742422992</text:p>
          </table:table-cell>
          <table:table-cell office:value-type="string" calcext:value-type="string">
            <text:p>https://twitter.com/yatchiretail/status/1618869906036133888</text:p>
          </table:table-cell>
        </table:table-row>
        <table:table-row table:style-name="ro1">
          <table:table-cell office:value-type="string" calcext:value-type="string">
            <text:p>input/data_formal_20240530-1342/meme/Yayan89826130_20221228T051653/0.jpg</text:p>
          </table:table-cell>
          <table:table-cell office:value-type="string" calcext:value-type="string">
            <text:p>Pattern 2</text:p>
          </table:table-cell>
          <table:table-cell office:value-type="float" office:value="27.7791808265339" calcext:value-type="float">
            <text:p>27.7791808265339</text:p>
          </table:table-cell>
          <table:table-cell office:value-type="float" office:value="0.197280144679737" calcext:value-type="float">
            <text:p>0.197280144679737</text:p>
          </table:table-cell>
          <table:table-cell office:value-type="float" office:value="0.710773781953537" calcext:value-type="float">
            <text:p>0.710773781953537</text:p>
          </table:table-cell>
          <table:table-cell office:value-type="string" calcext:value-type="string">
            <text:p>https://twitter.com/Yayan89826130/status/1607968807997562881</text:p>
          </table:table-cell>
        </table:table-row>
        <table:table-row table:style-name="ro1">
          <table:table-cell office:value-type="string" calcext:value-type="string">
            <text:p>input/data_formal_20240530-1342/meme/YinYangTheDAD_20230202T002649/0.jpg</text:p>
          </table:table-cell>
          <table:table-cell office:value-type="string" calcext:value-type="string">
            <text:p>Pattern 5</text:p>
          </table:table-cell>
          <table:table-cell office:value-type="float" office:value="31.3786346435451" calcext:value-type="float">
            <text:p>31.3786346435451</text:p>
          </table:table-cell>
          <table:table-cell office:value-type="float" office:value="0.216604601063721" calcext:value-type="float">
            <text:p>0.216604601063721</text:p>
          </table:table-cell>
          <table:table-cell office:value-type="float" office:value="0.512914905433831" calcext:value-type="float">
            <text:p>0.512914905433831</text:p>
          </table:table-cell>
          <table:table-cell office:value-type="string" calcext:value-type="string">
            <text:p>https://twitter.com/YinYangTheDAD/status/1620941776990396416</text:p>
          </table:table-cell>
        </table:table-row>
        <table:table-row table:style-name="ro1">
          <table:table-cell office:value-type="string" calcext:value-type="string">
            <text:p>input/data_formal_20240530-1342/meme/YogicShaadi_20230105T123031/0.jpg</text:p>
          </table:table-cell>
          <table:table-cell office:value-type="string" calcext:value-type="string">
            <text:p>Pattern 7</text:p>
          </table:table-cell>
          <table:table-cell office:value-type="float" office:value="27.8257882113723" calcext:value-type="float">
            <text:p>27.8257882113723</text:p>
          </table:table-cell>
          <table:table-cell office:value-type="float" office:value="0.326856135271377" calcext:value-type="float">
            <text:p>0.326856135271377</text:p>
          </table:table-cell>
          <table:table-cell office:value-type="float" office:value="0.350891462662496" calcext:value-type="float">
            <text:p>0.350891462662496</text:p>
          </table:table-cell>
          <table:table-cell office:value-type="string" calcext:value-type="string">
            <text:p>https://twitter.com/YogicShaadi/status/1610977038046732288</text:p>
          </table:table-cell>
        </table:table-row>
        <table:table-row table:style-name="ro1">
          <table:table-cell office:value-type="string" calcext:value-type="string">
            <text:p>input/data_formal_20240530-1342/meme/YogiiMarketing_20230105T101014/0.jpg</text:p>
          </table:table-cell>
          <table:table-cell office:value-type="string" calcext:value-type="string">
            <text:p>Pattern 1</text:p>
          </table:table-cell>
          <table:table-cell office:value-type="float" office:value="28.4666412397581" calcext:value-type="float">
            <text:p>28.4666412397581</text:p>
          </table:table-cell>
          <table:table-cell office:value-type="float" office:value="0.338904292838533" calcext:value-type="float">
            <text:p>0.338904292838533</text:p>
          </table:table-cell>
          <table:table-cell office:value-type="float" office:value="0.369199703227076" calcext:value-type="float">
            <text:p>0.369199703227076</text:p>
          </table:table-cell>
          <table:table-cell office:value-type="string" calcext:value-type="string">
            <text:p>https://twitter.com/YogiiMarketing/status/1610941735139692544</text:p>
          </table:table-cell>
        </table:table-row>
        <table:table-row table:style-name="ro1">
          <table:table-cell office:value-type="string" calcext:value-type="string">
            <text:p>input/data_formal_20240530-1342/meme/Yorkscatrescue_20230306T160002/0.jpg</text:p>
          </table:table-cell>
          <table:table-cell office:value-type="string" calcext:value-type="string">
            <text:p>Pattern 5</text:p>
          </table:table-cell>
          <table:table-cell office:value-type="float" office:value="26.0957787765346" calcext:value-type="float">
            <text:p>26.0957787765346</text:p>
          </table:table-cell>
          <table:table-cell office:value-type="float" office:value="0.171127974593569" calcext:value-type="float">
            <text:p>0.171127974593569</text:p>
          </table:table-cell>
          <table:table-cell office:value-type="float" office:value="0.178554712297269" calcext:value-type="float">
            <text:p>0.178554712297269</text:p>
          </table:table-cell>
          <table:table-cell office:value-type="string" calcext:value-type="string">
            <text:p>https://twitter.com/MarkQuarterman/status/1633002557965565952</text:p>
          </table:table-cell>
        </table:table-row>
        <table:table-row table:style-name="ro1">
          <table:table-cell office:value-type="string" calcext:value-type="string">
            <text:p>input/data_formal_20240530-1342/meme/yugendigitals_20230108T130705/0.jpg</text:p>
          </table:table-cell>
          <table:table-cell office:value-type="string" calcext:value-type="string">
            <text:p>Pattern 2</text:p>
          </table:table-cell>
          <table:table-cell office:value-type="float" office:value="23.9589933093075" calcext:value-type="float">
            <text:p>23.9589933093075</text:p>
          </table:table-cell>
          <table:table-cell office:value-type="float" office:value="0.154316084021478" calcext:value-type="float">
            <text:p>0.154316084021478</text:p>
          </table:table-cell>
          <table:table-cell office:value-type="float" office:value="0.918111731803388" calcext:value-type="float">
            <text:p>0.918111731803388</text:p>
          </table:table-cell>
          <table:table-cell office:value-type="string" calcext:value-type="string">
            <text:p>https://twitter.com/yugendigitals/status/1612073405427388416</text:p>
          </table:table-cell>
        </table:table-row>
        <table:table-row table:style-name="ro1">
          <table:table-cell office:value-type="string" calcext:value-type="string">
            <text:p>input/data_formal_20240530-1342/meme/YxngRedex_20230409T122944/0.jpg</text:p>
          </table:table-cell>
          <table:table-cell office:value-type="string" calcext:value-type="string">
            <text:p>Pattern 3</text:p>
          </table:table-cell>
          <table:table-cell office:value-type="float" office:value="23.37345306987" calcext:value-type="float">
            <text:p>23.37345306987</text:p>
          </table:table-cell>
          <table:table-cell office:value-type="float" office:value="0.443539126847218" calcext:value-type="float">
            <text:p>0.443539126847218</text:p>
          </table:table-cell>
          <table:table-cell office:value-type="float" office:value="0.768475465609038" calcext:value-type="float">
            <text:p>0.768475465609038</text:p>
          </table:table-cell>
          <table:table-cell office:value-type="string" calcext:value-type="string">
            <text:p>https://twitter.com/YxngRedex/status/1645041304202510338</text:p>
          </table:table-cell>
        </table:table-row>
        <table:table-row table:style-name="ro1">
          <table:table-cell office:value-type="string" calcext:value-type="string">
            <text:p>input/data_formal_20240530-1342/meme/Zackman199X_20221228T022517/0.jpg</text:p>
          </table:table-cell>
          <table:table-cell office:value-type="string" calcext:value-type="string">
            <text:p>Pattern 2</text:p>
          </table:table-cell>
          <table:table-cell office:value-type="float" office:value="29.8065648326364" calcext:value-type="float">
            <text:p>29.8065648326364</text:p>
          </table:table-cell>
          <table:table-cell office:value-type="float" office:value="0.140060054795714" calcext:value-type="float">
            <text:p>0.140060054795714</text:p>
          </table:table-cell>
          <table:table-cell office:value-type="float" office:value="0.640445452274064" calcext:value-type="float">
            <text:p>0.640445452274064</text:p>
          </table:table-cell>
          <table:table-cell office:value-type="string" calcext:value-type="string">
            <text:p>https://twitter.com/ThursdayTV2018/status/1607957933626904578</text:p>
          </table:table-cell>
        </table:table-row>
        <table:table-row table:style-name="ro1">
          <table:table-cell office:value-type="string" calcext:value-type="string">
            <text:p>input/data_formal_20240530-1342/meme/zainabalashqar_20221228T030232/0.jpg</text:p>
          </table:table-cell>
          <table:table-cell office:value-type="string" calcext:value-type="string">
            <text:p>Pattern 7</text:p>
          </table:table-cell>
          <table:table-cell office:value-type="float" office:value="29.7344183119751" calcext:value-type="float">
            <text:p>29.7344183119751</text:p>
          </table:table-cell>
          <table:table-cell office:value-type="float" office:value="0.352754441677644" calcext:value-type="float">
            <text:p>0.352754441677644</text:p>
          </table:table-cell>
          <table:table-cell office:value-type="float" office:value="0.544737697177208" calcext:value-type="float">
            <text:p>0.544737697177208</text:p>
          </table:table-cell>
          <table:table-cell office:value-type="string" calcext:value-type="string">
            <text:p>https://twitter.com/zainabalashqar/status/1607934998400872448</text:p>
          </table:table-cell>
        </table:table-row>
        <table:table-row table:style-name="ro1">
          <table:table-cell office:value-type="string" calcext:value-type="string">
            <text:p>input/data_formal_20240530-1342/meme/Zainudd6_20230201T224550/0.jpg</text:p>
          </table:table-cell>
          <table:table-cell office:value-type="string" calcext:value-type="string">
            <text:p>Pattern 3</text:p>
          </table:table-cell>
          <table:table-cell office:value-type="float" office:value="22.049231390088" calcext:value-type="float">
            <text:p>22.049231390088</text:p>
          </table:table-cell>
          <table:table-cell office:value-type="float" office:value="0.325636543588747" calcext:value-type="float">
            <text:p>0.325636543588747</text:p>
          </table:table-cell>
          <table:table-cell office:value-type="float" office:value="0.8276282874016" calcext:value-type="float">
            <text:p>0.8276282874016</text:p>
          </table:table-cell>
          <table:table-cell office:value-type="string" calcext:value-type="string">
            <text:p>https://twitter.com/Zainudd6/status/1620916361236201480</text:p>
          </table:table-cell>
        </table:table-row>
        <table:table-row table:style-name="ro1">
          <table:table-cell office:value-type="string" calcext:value-type="string">
            <text:p>input/data_formal_20240530-1342/meme/zappyhireglobal_20230202T045207/0.jpg</text:p>
          </table:table-cell>
          <table:table-cell office:value-type="string" calcext:value-type="string">
            <text:p>Pattern 7</text:p>
          </table:table-cell>
          <table:table-cell office:value-type="float" office:value="32.8144356968896" calcext:value-type="float">
            <text:p>32.8144356968896</text:p>
          </table:table-cell>
          <table:table-cell office:value-type="float" office:value="0.301011635019331" calcext:value-type="float">
            <text:p>0.301011635019331</text:p>
          </table:table-cell>
          <table:table-cell office:value-type="float" office:value="0.603942622695341" calcext:value-type="float">
            <text:p>0.603942622695341</text:p>
          </table:table-cell>
          <table:table-cell office:value-type="string" calcext:value-type="string">
            <text:p>https://twitter.com/zappyhireglobal/status/1621008540222558208</text:p>
          </table:table-cell>
        </table:table-row>
        <table:table-row table:style-name="ro1">
          <table:table-cell office:value-type="string" calcext:value-type="string">
            <text:p>input/data_formal_20240530-1342/meme/ZaraherP_20230106T042630/0.jpg</text:p>
          </table:table-cell>
          <table:table-cell office:value-type="string" calcext:value-type="string">
            <text:p>Pattern 2</text:p>
          </table:table-cell>
          <table:table-cell office:value-type="float" office:value="27.8683583474985" calcext:value-type="float">
            <text:p>27.8683583474985</text:p>
          </table:table-cell>
          <table:table-cell office:value-type="float" office:value="0.101630418475744" calcext:value-type="float">
            <text:p>0.101630418475744</text:p>
          </table:table-cell>
          <table:table-cell office:value-type="float" office:value="0.600617968155994" calcext:value-type="float">
            <text:p>0.600617968155994</text:p>
          </table:table-cell>
          <table:table-cell office:value-type="string" calcext:value-type="string">
            <text:p>https://twitter.com/ZaraherP/status/1611217621457997824</text:p>
          </table:table-cell>
        </table:table-row>
        <table:table-row table:style-name="ro1">
          <table:table-cell office:value-type="string" calcext:value-type="string">
            <text:p>input/data_formal_20240530-1342/meme/ZcodeoL_20221228T054511/0.jpg</text:p>
          </table:table-cell>
          <table:table-cell office:value-type="string" calcext:value-type="string">
            <text:p>Pattern 8</text:p>
          </table:table-cell>
          <table:table-cell office:value-type="float" office:value="22.2213413345964" calcext:value-type="float">
            <text:p>22.2213413345964</text:p>
          </table:table-cell>
          <table:table-cell office:value-type="float" office:value="0.877314250332716" calcext:value-type="float">
            <text:p>0.877314250332716</text:p>
          </table:table-cell>
          <table:table-cell office:value-type="float" office:value="0.528667886802426" calcext:value-type="float">
            <text:p>0.528667886802426</text:p>
          </table:table-cell>
          <table:table-cell office:value-type="string" calcext:value-type="string">
            <text:p>https://twitter.com/ZcodeoL/status/1607975932698198016</text:p>
          </table:table-cell>
        </table:table-row>
        <table:table-row table:style-name="ro1">
          <table:table-cell office:value-type="string" calcext:value-type="string">
            <text:p>input/data_formal_20240530-1342/meme/ZcodeoL_20221228T054511/1.jpg</text:p>
          </table:table-cell>
          <table:table-cell office:value-type="string" calcext:value-type="string">
            <text:p>Pattern 5</text:p>
          </table:table-cell>
          <table:table-cell office:value-type="float" office:value="25.6081015126248" calcext:value-type="float">
            <text:p>25.6081015126248</text:p>
          </table:table-cell>
          <table:table-cell office:value-type="float" office:value="0.111824602559306" calcext:value-type="float">
            <text:p>0.111824602559306</text:p>
          </table:table-cell>
          <table:table-cell office:value-type="float" office:value="0.420266648430397" calcext:value-type="float">
            <text:p>0.420266648430397</text:p>
          </table:table-cell>
          <table:table-cell office:value-type="string" calcext:value-type="string">
            <text:p>https://twitter.com/ZcodeoL/status/1607975932698198016</text:p>
          </table:table-cell>
        </table:table-row>
        <table:table-row table:style-name="ro1">
          <table:table-cell office:value-type="string" calcext:value-type="string">
            <text:p>input/data_formal_20240530-1342/meme/ZeptoNow_20230106T050145/0.jpg</text:p>
          </table:table-cell>
          <table:table-cell office:value-type="string" calcext:value-type="string">
            <text:p>Pattern 1</text:p>
          </table:table-cell>
          <table:table-cell office:value-type="float" office:value="31.0690545933022" calcext:value-type="float">
            <text:p>31.0690545933022</text:p>
          </table:table-cell>
          <table:table-cell office:value-type="float" office:value="0.274272544998003" calcext:value-type="float">
            <text:p>0.274272544998003</text:p>
          </table:table-cell>
          <table:table-cell office:value-type="float" office:value="0.418564125133863" calcext:value-type="float">
            <text:p>0.418564125133863</text:p>
          </table:table-cell>
          <table:table-cell office:value-type="string" calcext:value-type="string">
            <text:p>https://twitter.com/ZeptoNow/status/1611226493908316162</text:p>
          </table:table-cell>
        </table:table-row>
        <table:table-row table:style-name="ro1">
          <table:table-cell office:value-type="string" calcext:value-type="string">
            <text:p>input/data_formal_20240530-1342/meme/zero_2_nothing_20230105T123005/0.jpg</text:p>
          </table:table-cell>
          <table:table-cell office:value-type="string" calcext:value-type="string">
            <text:p>Pattern 2</text:p>
          </table:table-cell>
          <table:table-cell office:value-type="float" office:value="31.2148645323954" calcext:value-type="float">
            <text:p>31.2148645323954</text:p>
          </table:table-cell>
          <table:table-cell office:value-type="float" office:value="0.537636117989277" calcext:value-type="float">
            <text:p>0.537636117989277</text:p>
          </table:table-cell>
          <table:table-cell office:value-type="float" office:value="0.655907348907622" calcext:value-type="float">
            <text:p>0.655907348907622</text:p>
          </table:table-cell>
          <table:table-cell office:value-type="string" calcext:value-type="string">
            <text:p>https://twitter.com/zero_2_nothing/status/1610976929728925698</text:p>
          </table:table-cell>
        </table:table-row>
        <table:table-row table:style-name="ro1">
          <table:table-cell office:value-type="string" calcext:value-type="string">
            <text:p>input/data_formal_20240530-1342/meme/zipaworld_20221222T122002/0.jpg</text:p>
          </table:table-cell>
          <table:table-cell office:value-type="string" calcext:value-type="string">
            <text:p>Pattern 8</text:p>
          </table:table-cell>
          <table:table-cell office:value-type="float" office:value="28.0098545510393" calcext:value-type="float">
            <text:p>28.0098545510393</text:p>
          </table:table-cell>
          <table:table-cell office:value-type="float" office:value="0.668427571567896" calcext:value-type="float">
            <text:p>0.668427571567896</text:p>
          </table:table-cell>
          <table:table-cell office:value-type="float" office:value="0.639565279709722" calcext:value-type="float">
            <text:p>0.639565279709722</text:p>
          </table:table-cell>
          <table:table-cell office:value-type="string" calcext:value-type="string">
            <text:p>https://twitter.com/RohitSi15504566/status/1605908699494592512</text:p>
          </table:table-cell>
        </table:table-row>
        <table:table-row table:style-name="ro1">
          <table:table-cell office:value-type="string" calcext:value-type="string">
            <text:p>input/data_formal_20240530-1342/meme/znur49586581_20230206T112143/0.jpg</text:p>
          </table:table-cell>
          <table:table-cell office:value-type="string" calcext:value-type="string">
            <text:p>Pattern 3</text:p>
          </table:table-cell>
          <table:table-cell office:value-type="float" office:value="25.5403952085692" calcext:value-type="float">
            <text:p>25.5403952085692</text:p>
          </table:table-cell>
          <table:table-cell office:value-type="float" office:value="0.32669715203284" calcext:value-type="float">
            <text:p>0.32669715203284</text:p>
          </table:table-cell>
          <table:table-cell office:value-type="float" office:value="0.868687282150068" calcext:value-type="float">
            <text:p>0.868687282150068</text:p>
          </table:table-cell>
          <table:table-cell office:value-type="string" calcext:value-type="string">
            <text:p>https://twitter.com/znur49586581/status/1622556137844355078</text:p>
          </table:table-cell>
        </table:table-row>
        <table:table-row table:style-name="ro1">
          <table:table-cell office:value-type="string" calcext:value-type="string">
            <text:p>input/data_formal_20240530-1342/meme/znur49586581_20230206T151403/0.jpg</text:p>
          </table:table-cell>
          <table:table-cell office:value-type="string" calcext:value-type="string">
            <text:p>Pattern 2</text:p>
          </table:table-cell>
          <table:table-cell office:value-type="float" office:value="27.6611102768388" calcext:value-type="float">
            <text:p>27.6611102768388</text:p>
          </table:table-cell>
          <table:table-cell office:value-type="float" office:value="0.110482073584509" calcext:value-type="float">
            <text:p>0.110482073584509</text:p>
          </table:table-cell>
          <table:table-cell office:value-type="float" office:value="0.789499698295207" calcext:value-type="float">
            <text:p>0.789499698295207</text:p>
          </table:table-cell>
          <table:table-cell office:value-type="string" calcext:value-type="string">
            <text:p>https://twitter.com/znur49586581/status/1622614606563737601</text:p>
          </table:table-cell>
        </table:table-row>
        <table:table-row table:style-name="ro1">
          <table:table-cell office:value-type="string" calcext:value-type="string">
            <text:p>input/data_formal_20240530-1342/meme/zombie_calls_20230106T040213/0.jpg</text:p>
          </table:table-cell>
          <table:table-cell office:value-type="string" calcext:value-type="string">
            <text:p>Pattern 3</text:p>
          </table:table-cell>
          <table:table-cell office:value-type="float" office:value="24.6580186973486" calcext:value-type="float">
            <text:p>24.6580186973486</text:p>
          </table:table-cell>
          <table:table-cell office:value-type="float" office:value="0.234050968801161" calcext:value-type="float">
            <text:p>0.234050968801161</text:p>
          </table:table-cell>
          <table:table-cell office:value-type="float" office:value="0.75443558030092" calcext:value-type="float">
            <text:p>0.75443558030092</text:p>
          </table:table-cell>
          <table:table-cell office:value-type="string" calcext:value-type="string">
            <text:p>https://twitter.com/Mark53303677/status/1611270192306483204</text:p>
          </table:table-cell>
        </table:table-row>
        <table:table-row table:style-name="ro1">
          <table:table-cell office:value-type="string" calcext:value-type="string">
            <text:p>input/data_formal_20240530-1342/meme/ZorinCalls_20230403T174956/0.jpg</text:p>
          </table:table-cell>
          <table:table-cell office:value-type="string" calcext:value-type="string">
            <text:p>Pattern 5</text:p>
          </table:table-cell>
          <table:table-cell office:value-type="float" office:value="20.5343765043268" calcext:value-type="float">
            <text:p>20.5343765043268</text:p>
          </table:table-cell>
          <table:table-cell office:value-type="float" office:value="0.149429473749279" calcext:value-type="float">
            <text:p>0.149429473749279</text:p>
          </table:table-cell>
          <table:table-cell office:value-type="float" office:value="0.237821390357131" calcext:value-type="float">
            <text:p>0.237821390357131</text:p>
          </table:table-cell>
          <table:table-cell office:value-type="string" calcext:value-type="string">
            <text:p>https://twitter.com/ZorinCalls/status/1642951712335081475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1822/0.jpg</text:p>
          </table:table-cell>
          <table:table-cell office:value-type="string" calcext:value-type="string">
            <text:p>Pattern 7</text:p>
          </table:table-cell>
          <table:table-cell office:value-type="float" office:value="32.2977367122298" calcext:value-type="float">
            <text:p>32.2977367122298</text:p>
          </table:table-cell>
          <table:table-cell office:value-type="float" office:value="0.310147066236421" calcext:value-type="float">
            <text:p>0.310147066236421</text:p>
          </table:table-cell>
          <table:table-cell office:value-type="float" office:value="0.598082574329698" calcext:value-type="float">
            <text:p>0.598082574329698</text:p>
          </table:table-cell>
          <table:table-cell office:value-type="string" calcext:value-type="string">
            <text:p>https://twitter.com/ztefanfluus/status/1607938984243494917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3617/0.jpg</text:p>
          </table:table-cell>
          <table:table-cell office:value-type="string" calcext:value-type="string">
            <text:p>Pattern 5</text:p>
          </table:table-cell>
          <table:table-cell office:value-type="float" office:value="30.2541237329782" calcext:value-type="float">
            <text:p>30.2541237329782</text:p>
          </table:table-cell>
          <table:table-cell office:value-type="float" office:value="0.212619391088105" calcext:value-type="float">
            <text:p>0.212619391088105</text:p>
          </table:table-cell>
          <table:table-cell office:value-type="float" office:value="0.486071962526336" calcext:value-type="float">
            <text:p>0.486071962526336</text:p>
          </table:table-cell>
          <table:table-cell office:value-type="string" calcext:value-type="string">
            <text:p>https://twitter.com/ztefanfluus/status/1607943494290604032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4450/0.jpg</text:p>
          </table:table-cell>
          <table:table-cell office:value-type="string" calcext:value-type="string">
            <text:p>Pattern 3</text:p>
          </table:table-cell>
          <table:table-cell office:value-type="float" office:value="27.0341006180549" calcext:value-type="float">
            <text:p>27.0341006180549</text:p>
          </table:table-cell>
          <table:table-cell office:value-type="float" office:value="0.311509033393725" calcext:value-type="float">
            <text:p>0.311509033393725</text:p>
          </table:table-cell>
          <table:table-cell office:value-type="float" office:value="0.77666353067998" calcext:value-type="float">
            <text:p>0.77666353067998</text:p>
          </table:table-cell>
          <table:table-cell office:value-type="string" calcext:value-type="string">
            <text:p>https://twitter.com/ztefanfluus/status/1607945644982812672</text:p>
          </table:table-cell>
        </table:table-row>
        <table:table-row table:style-name="ro1">
          <table:table-cell office:value-type="string" calcext:value-type="string">
            <text:p>input/data_formal_20240530-1342/meme/ZubairA32377633_20230206T142413/0.jpg</text:p>
          </table:table-cell>
          <table:table-cell office:value-type="string" calcext:value-type="string">
            <text:p>Pattern 8</text:p>
          </table:table-cell>
          <table:table-cell office:value-type="float" office:value="24.8396875633963" calcext:value-type="float">
            <text:p>24.8396875633963</text:p>
          </table:table-cell>
          <table:table-cell office:value-type="float" office:value="0.707252838518346" calcext:value-type="float">
            <text:p>0.707252838518346</text:p>
          </table:table-cell>
          <table:table-cell office:value-type="float" office:value="0.400480188622337" calcext:value-type="float">
            <text:p>0.400480188622337</text:p>
          </table:table-cell>
          <table:table-cell office:value-type="string" calcext:value-type="string">
            <text:p>https://twitter.com/ZubairA32377633/status/1622602066391715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7:29:17.647970</meta:creation-date>
    <dc:date>2024-06-03T10:25:07.081000000</dc:date>
    <meta:generator>LibreOffice/7.4.3.2$Windows_X86_64 LibreOffice_project/1048a8393ae2eeec98dff31b5c133c5f1d08b890</meta:generator>
    <meta:editing-cycles>2</meta:editing-cycles>
    <meta:editing-duration>PT49S</meta:editing-duration>
    <meta:document-statistic meta:table-count="1" meta:cell-count="17742" meta:object-count="0"/>
  </office:meta>
</office:document-meta>
</file>